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racked-changes>
        <table:cell-content-change table:id="ct1">
          <table:cell-address table:column="0" table:row="0" table:table="1"/>
          <office:change-info>
            <dc:creator> </dc:creator>
            <dc:date>2022-07-22T18:30:19.207956746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1" table:table="1"/>
          <office:change-info>
            <dc:creator> </dc:creator>
            <dc:date>2022-07-22T18:30:19.207968023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 </dc:creator>
            <dc:date>2022-07-22T18:30:19.207973184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 </dc:creator>
            <dc:date>2022-07-22T18:30:19.207976925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 </dc:creator>
            <dc:date>2022-07-22T18:30:19.207980526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 </dc:creator>
            <dc:date>2022-07-22T18:30:19.207984383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6" table:table="1"/>
          <office:change-info>
            <dc:creator> </dc:creator>
            <dc:date>2022-07-22T18:30:19.207988331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7" table:table="1"/>
          <office:change-info>
            <dc:creator> </dc:creator>
            <dc:date>2022-07-22T18:30:19.207991580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8" table:table="1"/>
          <office:change-info>
            <dc:creator> </dc:creator>
            <dc:date>2022-07-22T18:30:19.207995708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9" table:table="1"/>
          <office:change-info>
            <dc:creator> </dc:creator>
            <dc:date>2022-07-22T18:30:19.207998886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0" table:table="1"/>
          <office:change-info>
            <dc:creator> </dc:creator>
            <dc:date>2022-07-22T18:30:19.208002444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11" table:table="1"/>
          <office:change-info>
            <dc:creator> </dc:creator>
            <dc:date>2022-07-22T18:30:19.208006074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12" table:table="1"/>
          <office:change-info>
            <dc:creator> </dc:creator>
            <dc:date>2022-07-22T18:30:19.208009384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3" table:table="1"/>
          <office:change-info>
            <dc:creator> </dc:creator>
            <dc:date>2022-07-22T18:30:19.208012637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4" table:table="1"/>
          <office:change-info>
            <dc:creator> </dc:creator>
            <dc:date>2022-07-22T18:30:19.208015788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5" table:table="1"/>
          <office:change-info>
            <dc:creator> </dc:creator>
            <dc:date>2022-07-22T18:30:19.208019160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16" table:table="1"/>
          <office:change-info>
            <dc:creator> </dc:creator>
            <dc:date>2022-07-22T18:30:19.208022823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7" table:table="1"/>
          <office:change-info>
            <dc:creator> </dc:creator>
            <dc:date>2022-07-22T18:30:19.208026586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8" table:table="1"/>
          <office:change-info>
            <dc:creator> </dc:creator>
            <dc:date>2022-07-22T18:30:19.208029995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9" table:table="1"/>
          <office:change-info>
            <dc:creator> </dc:creator>
            <dc:date>2022-07-22T18:30:19.208033294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20" table:table="1"/>
          <office:change-info>
            <dc:creator> </dc:creator>
            <dc:date>2022-07-22T18:30:19.208036760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21" table:table="1"/>
          <office:change-info>
            <dc:creator> </dc:creator>
            <dc:date>2022-07-22T18:30:19.208039849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22" table:table="1"/>
          <office:change-info>
            <dc:creator> </dc:creator>
            <dc:date>2022-07-22T18:30:19.208043413</dc:date>
          </office:change-info>
          <table:previous>
            <table:change-track-table-cell/>
          </table:previous>
        </table:cell-content-change>
        <table:cell-content-change table:id="ct24">
          <table:cell-address table:column="0" table:row="23" table:table="1"/>
          <office:change-info>
            <dc:creator> </dc:creator>
            <dc:date>2022-07-22T18:30:19.208046730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24" table:table="1"/>
          <office:change-info>
            <dc:creator> </dc:creator>
            <dc:date>2022-07-22T18:30:19.208050063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25" table:table="1"/>
          <office:change-info>
            <dc:creator> </dc:creator>
            <dc:date>2022-07-22T18:30:19.208053487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26" table:table="1"/>
          <office:change-info>
            <dc:creator> </dc:creator>
            <dc:date>2022-07-22T18:30:19.208057029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7" table:table="1"/>
          <office:change-info>
            <dc:creator> </dc:creator>
            <dc:date>2022-07-22T18:30:19.208060582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8" table:table="1"/>
          <office:change-info>
            <dc:creator> </dc:creator>
            <dc:date>2022-07-22T18:30:19.208064015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29" table:table="1"/>
          <office:change-info>
            <dc:creator> </dc:creator>
            <dc:date>2022-07-22T18:30:19.208067447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30" table:table="1"/>
          <office:change-info>
            <dc:creator> </dc:creator>
            <dc:date>2022-07-22T18:30:19.208071130</dc:date>
          </office:change-info>
          <table:previous>
            <table:change-track-table-cell/>
          </table:previous>
        </table:cell-content-change>
        <table:cell-content-change table:id="ct32">
          <table:cell-address table:column="0" table:row="31" table:table="1"/>
          <office:change-info>
            <dc:creator> </dc:creator>
            <dc:date>2022-07-22T18:30:19.208074450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32" table:table="1"/>
          <office:change-info>
            <dc:creator> </dc:creator>
            <dc:date>2022-07-22T18:30:19.208078057</dc:date>
          </office:change-info>
          <table:previous>
            <table:change-track-table-cell/>
          </table:previous>
        </table:cell-content-change>
        <table:cell-content-change table:id="ct34">
          <table:cell-address table:column="0" table:row="33" table:table="1"/>
          <office:change-info>
            <dc:creator> </dc:creator>
            <dc:date>2022-07-22T18:30:19.208081626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4" table:table="1"/>
          <office:change-info>
            <dc:creator> </dc:creator>
            <dc:date>2022-07-22T18:30:19.208085367</dc:date>
          </office:change-info>
          <table:previous>
            <table:change-track-table-cell/>
          </table:previous>
        </table:cell-content-change>
        <table:cell-content-change table:id="ct36">
          <table:cell-address table:column="0" table:row="35" table:table="1"/>
          <office:change-info>
            <dc:creator> </dc:creator>
            <dc:date>2022-07-22T18:30:19.208089179</dc:date>
          </office:change-info>
          <table:previous>
            <table:change-track-table-cell/>
          </table:previous>
        </table:cell-content-change>
        <table:cell-content-change table:id="ct37">
          <table:cell-address table:column="0" table:row="36" table:table="1"/>
          <office:change-info>
            <dc:creator> </dc:creator>
            <dc:date>2022-07-22T18:30:19.208093080</dc:date>
          </office:change-info>
          <table:previous>
            <table:change-track-table-cell/>
          </table:previous>
        </table:cell-content-change>
        <table:cell-content-change table:id="ct38">
          <table:cell-address table:column="0" table:row="37" table:table="1"/>
          <office:change-info>
            <dc:creator> </dc:creator>
            <dc:date>2022-07-22T18:30:19.208096903</dc:date>
          </office:change-info>
          <table:previous>
            <table:change-track-table-cell/>
          </table:previous>
        </table:cell-content-change>
        <table:cell-content-change table:id="ct39">
          <table:cell-address table:column="0" table:row="38" table:table="1"/>
          <office:change-info>
            <dc:creator> </dc:creator>
            <dc:date>2022-07-22T18:30:19.208100798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39" table:table="1"/>
          <office:change-info>
            <dc:creator> </dc:creator>
            <dc:date>2022-07-22T18:30:19.208104771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40" table:table="1"/>
          <office:change-info>
            <dc:creator> </dc:creator>
            <dc:date>2022-07-22T18:30:19.208108702</dc:date>
          </office:change-info>
          <table:previous>
            <table:change-track-table-cell/>
          </table:previous>
        </table:cell-content-change>
        <table:cell-content-change table:id="ct42">
          <table:cell-address table:column="0" table:row="41" table:table="1"/>
          <office:change-info>
            <dc:creator> </dc:creator>
            <dc:date>2022-07-22T18:30:19.208112634</dc:date>
          </office:change-info>
          <table:previous>
            <table:change-track-table-cell/>
          </table:previous>
        </table:cell-content-change>
        <table:cell-content-change table:id="ct43">
          <table:cell-address table:column="0" table:row="42" table:table="1"/>
          <office:change-info>
            <dc:creator> </dc:creator>
            <dc:date>2022-07-22T18:30:19.208116554</dc:date>
          </office:change-info>
          <table:previous>
            <table:change-track-table-cell/>
          </table:previous>
        </table:cell-content-change>
        <table:cell-content-change table:id="ct44">
          <table:cell-address table:column="0" table:row="43" table:table="1"/>
          <office:change-info>
            <dc:creator> </dc:creator>
            <dc:date>2022-07-22T18:30:19.208120682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44" table:table="1"/>
          <office:change-info>
            <dc:creator> </dc:creator>
            <dc:date>2022-07-22T18:30:19.208124701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45" table:table="1"/>
          <office:change-info>
            <dc:creator> </dc:creator>
            <dc:date>2022-07-22T18:30:19.208128874</dc:date>
          </office:change-info>
          <table:previous>
            <table:change-track-table-cell/>
          </table:previous>
        </table:cell-content-change>
        <table:cell-content-change table:id="ct47">
          <table:cell-address table:column="0" table:row="46" table:table="1"/>
          <office:change-info>
            <dc:creator> </dc:creator>
            <dc:date>2022-07-22T18:30:19.208133117</dc:date>
          </office:change-info>
          <table:previous>
            <table:change-track-table-cell/>
          </table:previous>
        </table:cell-content-change>
        <table:cell-content-change table:id="ct48">
          <table:cell-address table:column="0" table:row="47" table:table="1"/>
          <office:change-info>
            <dc:creator> </dc:creator>
            <dc:date>2022-07-22T18:30:19.208137122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48" table:table="1"/>
          <office:change-info>
            <dc:creator> </dc:creator>
            <dc:date>2022-07-22T18:30:19.208141153</dc:date>
          </office:change-info>
          <table:previous>
            <table:change-track-table-cell/>
          </table:previous>
        </table:cell-content-change>
        <table:cell-content-change table:id="ct50">
          <table:cell-address table:column="0" table:row="49" table:table="1"/>
          <office:change-info>
            <dc:creator> </dc:creator>
            <dc:date>2022-07-22T18:30:19.208145157</dc:date>
          </office:change-info>
          <table:previous>
            <table:change-track-table-cell/>
          </table:previous>
        </table:cell-content-change>
        <table:cell-content-change table:id="ct51">
          <table:cell-address table:column="0" table:row="50" table:table="1"/>
          <office:change-info>
            <dc:creator> </dc:creator>
            <dc:date>2022-07-22T18:30:19.208149141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51" table:table="1"/>
          <office:change-info>
            <dc:creator> </dc:creator>
            <dc:date>2022-07-22T18:30:19.208153481</dc:date>
          </office:change-info>
          <table:previous>
            <table:change-track-table-cell/>
          </table:previous>
        </table:cell-content-change>
        <table:cell-content-change table:id="ct53">
          <table:cell-address table:column="0" table:row="52" table:table="1"/>
          <office:change-info>
            <dc:creator> </dc:creator>
            <dc:date>2022-07-22T18:30:19.208157565</dc:date>
          </office:change-info>
          <table:previous>
            <table:change-track-table-cell/>
          </table:previous>
        </table:cell-content-change>
        <table:cell-content-change table:id="ct54">
          <table:cell-address table:column="0" table:row="53" table:table="1"/>
          <office:change-info>
            <dc:creator> </dc:creator>
            <dc:date>2022-07-22T18:30:19.208161455</dc:date>
          </office:change-info>
          <table:previous>
            <table:change-track-table-cell/>
          </table:previous>
        </table:cell-content-change>
        <table:cell-content-change table:id="ct55">
          <table:cell-address table:column="0" table:row="54" table:table="1"/>
          <office:change-info>
            <dc:creator> </dc:creator>
            <dc:date>2022-07-22T18:30:19.208165546</dc:date>
          </office:change-info>
          <table:previous>
            <table:change-track-table-cell/>
          </table:previous>
        </table:cell-content-change>
        <table:cell-content-change table:id="ct56">
          <table:cell-address table:column="0" table:row="55" table:table="1"/>
          <office:change-info>
            <dc:creator> </dc:creator>
            <dc:date>2022-07-22T18:30:19.208169326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56" table:table="1"/>
          <office:change-info>
            <dc:creator> </dc:creator>
            <dc:date>2022-07-22T18:30:19.208172812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57" table:table="1"/>
          <office:change-info>
            <dc:creator> </dc:creator>
            <dc:date>2022-07-22T18:30:19.208176657</dc:date>
          </office:change-info>
          <table:previous>
            <table:change-track-table-cell/>
          </table:previous>
        </table:cell-content-change>
        <table:cell-content-change table:id="ct59">
          <table:cell-address table:column="0" table:row="58" table:table="1"/>
          <office:change-info>
            <dc:creator> </dc:creator>
            <dc:date>2022-07-22T18:30:19.208181053</dc:date>
          </office:change-info>
          <table:previous>
            <table:change-track-table-cell/>
          </table:previous>
        </table:cell-content-change>
        <table:cell-content-change table:id="ct60">
          <table:cell-address table:column="0" table:row="59" table:table="1"/>
          <office:change-info>
            <dc:creator> </dc:creator>
            <dc:date>2022-07-22T18:30:19.2081851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60" table:table="1"/>
          <office:change-info>
            <dc:creator> </dc:creator>
            <dc:date>2022-07-22T18:30:19.208189391</dc:date>
          </office:change-info>
          <table:previous>
            <table:change-track-table-cell/>
          </table:previous>
        </table:cell-content-change>
        <table:cell-content-change table:id="ct62">
          <table:cell-address table:column="0" table:row="61" table:table="1"/>
          <office:change-info>
            <dc:creator> </dc:creator>
            <dc:date>2022-07-22T18:30:19.208193433</dc:date>
          </office:change-info>
          <table:previous>
            <table:change-track-table-cell/>
          </table:previous>
        </table:cell-content-change>
        <table:cell-content-change table:id="ct63">
          <table:cell-address table:column="0" table:row="62" table:table="1"/>
          <office:change-info>
            <dc:creator> </dc:creator>
            <dc:date>2022-07-22T18:30:19.208197315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63" table:table="1"/>
          <office:change-info>
            <dc:creator> </dc:creator>
            <dc:date>2022-07-22T18:30:19.208201449</dc:date>
          </office:change-info>
          <table:previous>
            <table:change-track-table-cell/>
          </table:previous>
        </table:cell-content-change>
        <table:cell-content-change table:id="ct65">
          <table:cell-address table:column="0" table:row="64" table:table="1"/>
          <office:change-info>
            <dc:creator> </dc:creator>
            <dc:date>2022-07-22T18:30:19.208205837</dc:date>
          </office:change-info>
          <table:previous>
            <table:change-track-table-cell/>
          </table:previous>
        </table:cell-content-change>
        <table:cell-content-change table:id="ct66">
          <table:cell-address table:column="0" table:row="65" table:table="1"/>
          <office:change-info>
            <dc:creator> </dc:creator>
            <dc:date>2022-07-22T18:30:19.208210112</dc:date>
          </office:change-info>
          <table:previous>
            <table:change-track-table-cell/>
          </table:previous>
        </table:cell-content-change>
        <table:cell-content-change table:id="ct67">
          <table:cell-address table:column="0" table:row="66" table:table="1"/>
          <office:change-info>
            <dc:creator> </dc:creator>
            <dc:date>2022-07-22T18:30:19.208214357</dc:date>
          </office:change-info>
          <table:previous>
            <table:change-track-table-cell/>
          </table:previous>
        </table:cell-content-change>
        <table:cell-content-change table:id="ct68">
          <table:cell-address table:column="0" table:row="67" table:table="1"/>
          <office:change-info>
            <dc:creator> </dc:creator>
            <dc:date>2022-07-22T18:30:19.208218855</dc:date>
          </office:change-info>
          <table:previous>
            <table:change-track-table-cell/>
          </table:previous>
        </table:cell-content-change>
        <table:cell-content-change table:id="ct69">
          <table:cell-address table:column="0" table:row="68" table:table="1"/>
          <office:change-info>
            <dc:creator> </dc:creator>
            <dc:date>2022-07-22T18:30:19.208223284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69" table:table="1"/>
          <office:change-info>
            <dc:creator> </dc:creator>
            <dc:date>2022-07-22T18:30:19.208227478</dc:date>
          </office:change-info>
          <table:previous>
            <table:change-track-table-cell/>
          </table:previous>
        </table:cell-content-change>
        <table:cell-content-change table:id="ct71">
          <table:cell-address table:column="0" table:row="70" table:table="1"/>
          <office:change-info>
            <dc:creator> </dc:creator>
            <dc:date>2022-07-22T18:30:19.208231902</dc:date>
          </office:change-info>
          <table:previous>
            <table:change-track-table-cell/>
          </table:previous>
        </table:cell-content-change>
        <table:cell-content-change table:id="ct72">
          <table:cell-address table:column="0" table:row="71" table:table="1"/>
          <office:change-info>
            <dc:creator> </dc:creator>
            <dc:date>2022-07-22T18:30:19.208235661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72" table:table="1"/>
          <office:change-info>
            <dc:creator> </dc:creator>
            <dc:date>2022-07-22T18:30:19.208239275</dc:date>
          </office:change-info>
          <table:previous>
            <table:change-track-table-cell/>
          </table:previous>
        </table:cell-content-change>
        <table:cell-content-change table:id="ct74">
          <table:cell-address table:column="0" table:row="73" table:table="1"/>
          <office:change-info>
            <dc:creator> </dc:creator>
            <dc:date>2022-07-22T18:30:19.208243110</dc:date>
          </office:change-info>
          <table:previous>
            <table:change-track-table-cell/>
          </table:previous>
        </table:cell-content-change>
        <table:cell-content-change table:id="ct75">
          <table:cell-address table:column="0" table:row="74" table:table="1"/>
          <office:change-info>
            <dc:creator> </dc:creator>
            <dc:date>2022-07-22T18:30:19.208247616</dc:date>
          </office:change-info>
          <table:previous>
            <table:change-track-table-cell/>
          </table:previous>
        </table:cell-content-change>
        <table:cell-content-change table:id="ct76">
          <table:cell-address table:column="0" table:row="75" table:table="1"/>
          <office:change-info>
            <dc:creator> </dc:creator>
            <dc:date>2022-07-22T18:30:19.208252098</dc:date>
          </office:change-info>
          <table:previous>
            <table:change-track-table-cell/>
          </table:previous>
        </table:cell-content-change>
        <table:cell-content-change table:id="ct77">
          <table:cell-address table:column="0" table:row="76" table:table="1"/>
          <office:change-info>
            <dc:creator> </dc:creator>
            <dc:date>2022-07-22T18:30:19.208256838</dc:date>
          </office:change-info>
          <table:previous>
            <table:change-track-table-cell/>
          </table:previous>
        </table:cell-content-change>
        <table:cell-content-change table:id="ct78">
          <table:cell-address table:column="0" table:row="77" table:table="1"/>
          <office:change-info>
            <dc:creator> </dc:creator>
            <dc:date>2022-07-22T18:30:19.208261001</dc:date>
          </office:change-info>
          <table:previous>
            <table:change-track-table-cell/>
          </table:previous>
        </table:cell-content-change>
        <table:cell-content-change table:id="ct79">
          <table:cell-address table:column="0" table:row="78" table:table="1"/>
          <office:change-info>
            <dc:creator> </dc:creator>
            <dc:date>2022-07-22T18:30:19.208265488</dc:date>
          </office:change-info>
          <table:previous>
            <table:change-track-table-cell/>
          </table:previous>
        </table:cell-content-change>
        <table:cell-content-change table:id="ct80">
          <table:cell-address table:column="0" table:row="79" table:table="1"/>
          <office:change-info>
            <dc:creator> </dc:creator>
            <dc:date>2022-07-22T18:30:19.208269544</dc:date>
          </office:change-info>
          <table:previous>
            <table:change-track-table-cell/>
          </table:previous>
        </table:cell-content-change>
        <table:cell-content-change table:id="ct81">
          <table:cell-address table:column="0" table:row="80" table:table="1"/>
          <office:change-info>
            <dc:creator> </dc:creator>
            <dc:date>2022-07-22T18:30:19.208274021</dc:date>
          </office:change-info>
          <table:previous>
            <table:change-track-table-cell/>
          </table:previous>
        </table:cell-content-change>
        <table:cell-content-change table:id="ct82">
          <table:cell-address table:column="0" table:row="81" table:table="1"/>
          <office:change-info>
            <dc:creator> </dc:creator>
            <dc:date>2022-07-22T18:30:19.208278105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82" table:table="1"/>
          <office:change-info>
            <dc:creator> </dc:creator>
            <dc:date>2022-07-22T18:30:19.208282487</dc:date>
          </office:change-info>
          <table:previous>
            <table:change-track-table-cell/>
          </table:previous>
        </table:cell-content-change>
        <table:cell-content-change table:id="ct84">
          <table:cell-address table:column="0" table:row="83" table:table="1"/>
          <office:change-info>
            <dc:creator> </dc:creator>
            <dc:date>2022-07-22T18:30:19.208286379</dc:date>
          </office:change-info>
          <table:previous>
            <table:change-track-table-cell/>
          </table:previous>
        </table:cell-content-change>
        <table:cell-content-change table:id="ct85">
          <table:cell-address table:column="0" table:row="84" table:table="1"/>
          <office:change-info>
            <dc:creator> </dc:creator>
            <dc:date>2022-07-22T18:30:19.208290442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85" table:table="1"/>
          <office:change-info>
            <dc:creator> </dc:creator>
            <dc:date>2022-07-22T18:30:19.208294680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86" table:table="1"/>
          <office:change-info>
            <dc:creator> </dc:creator>
            <dc:date>2022-07-22T18:30:19.208299246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87" table:table="1"/>
          <office:change-info>
            <dc:creator> </dc:creator>
            <dc:date>2022-07-22T18:30:19.208303723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88" table:table="1"/>
          <office:change-info>
            <dc:creator> </dc:creator>
            <dc:date>2022-07-22T18:30:19.208308149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89" table:table="1"/>
          <office:change-info>
            <dc:creator> </dc:creator>
            <dc:date>2022-07-22T18:30:19.208312441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90" table:table="1"/>
          <office:change-info>
            <dc:creator> </dc:creator>
            <dc:date>2022-07-22T18:30:19.208316729</dc:date>
          </office:change-info>
          <table:previous>
            <table:change-track-table-cell/>
          </table:previous>
        </table:cell-content-change>
        <table:cell-content-change table:id="ct92">
          <table:cell-address table:column="0" table:row="91" table:table="1"/>
          <office:change-info>
            <dc:creator> </dc:creator>
            <dc:date>2022-07-22T18:30:19.208321056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92" table:table="1"/>
          <office:change-info>
            <dc:creator> </dc:creator>
            <dc:date>2022-07-22T18:30:19.208325384</dc:date>
          </office:change-info>
          <table:previous>
            <table:change-track-table-cell/>
          </table:previous>
        </table:cell-content-change>
        <table:cell-content-change table:id="ct94">
          <table:cell-address table:column="0" table:row="93" table:table="1"/>
          <office:change-info>
            <dc:creator> </dc:creator>
            <dc:date>2022-07-22T18:30:19.208329811</dc:date>
          </office:change-info>
          <table:previous>
            <table:change-track-table-cell/>
          </table:previous>
        </table:cell-content-change>
        <table:cell-content-change table:id="ct95">
          <table:cell-address table:column="0" table:row="94" table:table="1"/>
          <office:change-info>
            <dc:creator> </dc:creator>
            <dc:date>2022-07-22T18:30:19.208334174</dc:date>
          </office:change-info>
          <table:previous>
            <table:change-track-table-cell/>
          </table:previous>
        </table:cell-content-change>
        <table:cell-content-change table:id="ct96">
          <table:cell-address table:column="0" table:row="95" table:table="1"/>
          <office:change-info>
            <dc:creator> </dc:creator>
            <dc:date>2022-07-22T18:30:19.208338677</dc:date>
          </office:change-info>
          <table:previous>
            <table:change-track-table-cell/>
          </table:previous>
        </table:cell-content-change>
        <table:cell-content-change table:id="ct97">
          <table:cell-address table:column="0" table:row="96" table:table="1"/>
          <office:change-info>
            <dc:creator> </dc:creator>
            <dc:date>2022-07-22T18:30:19.208343085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97" table:table="1"/>
          <office:change-info>
            <dc:creator> </dc:creator>
            <dc:date>2022-07-22T18:30:19.208347519</dc:date>
          </office:change-info>
          <table:previous>
            <table:change-track-table-cell/>
          </table:previous>
        </table:cell-content-change>
        <table:cell-content-change table:id="ct99">
          <table:cell-address table:column="0" table:row="98" table:table="1"/>
          <office:change-info>
            <dc:creator> </dc:creator>
            <dc:date>2022-07-22T18:30:19.208364449</dc:date>
          </office:change-info>
          <table:previous>
            <table:change-track-table-cell/>
          </table:previous>
        </table:cell-content-change>
        <table:cell-content-change table:id="ct100">
          <table:cell-address table:column="0" table:row="99" table:table="1"/>
          <office:change-info>
            <dc:creator> </dc:creator>
            <dc:date>2022-07-22T18:30:19.208368222</dc:date>
          </office:change-info>
          <table:previous>
            <table:change-track-table-cell/>
          </table:previous>
        </table:cell-content-change>
        <table:cell-content-change table:id="ct101">
          <table:cell-address table:column="0" table:row="100" table:table="1"/>
          <office:change-info>
            <dc:creator> </dc:creator>
            <dc:date>2022-07-22T18:30:19.208372028</dc:date>
          </office:change-info>
          <table:previous>
            <table:change-track-table-cell/>
          </table:previous>
        </table:cell-content-change>
        <table:cell-content-change table:id="ct102">
          <table:cell-address table:column="0" table:row="101" table:table="1"/>
          <office:change-info>
            <dc:creator> </dc:creator>
            <dc:date>2022-07-22T18:30:19.208375886</dc:date>
          </office:change-info>
          <table:previous>
            <table:change-track-table-cell/>
          </table:previous>
        </table:cell-content-change>
        <table:cell-content-change table:id="ct103">
          <table:cell-address table:column="0" table:row="102" table:table="1"/>
          <office:change-info>
            <dc:creator> </dc:creator>
            <dc:date>2022-07-22T18:30:19.208379891</dc:date>
          </office:change-info>
          <table:previous>
            <table:change-track-table-cell/>
          </table:previous>
        </table:cell-content-change>
        <table:cell-content-change table:id="ct104">
          <table:cell-address table:column="0" table:row="103" table:table="1"/>
          <office:change-info>
            <dc:creator> </dc:creator>
            <dc:date>2022-07-22T18:30:19.208383890</dc:date>
          </office:change-info>
          <table:previous>
            <table:change-track-table-cell/>
          </table:previous>
        </table:cell-content-change>
        <table:cell-content-change table:id="ct105">
          <table:cell-address table:column="0" table:row="104" table:table="1"/>
          <office:change-info>
            <dc:creator> </dc:creator>
            <dc:date>2022-07-22T18:30:19.208388009</dc:date>
          </office:change-info>
          <table:previous>
            <table:change-track-table-cell/>
          </table:previous>
        </table:cell-content-change>
        <table:cell-content-change table:id="ct106">
          <table:cell-address table:column="0" table:row="105" table:table="1"/>
          <office:change-info>
            <dc:creator> </dc:creator>
            <dc:date>2022-07-22T18:30:19.208391958</dc:date>
          </office:change-info>
          <table:previous>
            <table:change-track-table-cell/>
          </table:previous>
        </table:cell-content-change>
        <table:cell-content-change table:id="ct107">
          <table:cell-address table:column="0" table:row="106" table:table="1"/>
          <office:change-info>
            <dc:creator> </dc:creator>
            <dc:date>2022-07-22T18:30:19.208395894</dc:date>
          </office:change-info>
          <table:previous>
            <table:change-track-table-cell/>
          </table:previous>
        </table:cell-content-change>
        <table:cell-content-change table:id="ct108">
          <table:cell-address table:column="0" table:row="107" table:table="1"/>
          <office:change-info>
            <dc:creator> </dc:creator>
            <dc:date>2022-07-22T18:30:19.208399759</dc:date>
          </office:change-info>
          <table:previous>
            <table:change-track-table-cell/>
          </table:previous>
        </table:cell-content-change>
        <table:cell-content-change table:id="ct109">
          <table:cell-address table:column="0" table:row="108" table:table="1"/>
          <office:change-info>
            <dc:creator> </dc:creator>
            <dc:date>2022-07-22T18:30:19.208403477</dc:date>
          </office:change-info>
          <table:previous>
            <table:change-track-table-cell/>
          </table:previous>
        </table:cell-content-change>
        <table:cell-content-change table:id="ct110">
          <table:cell-address table:column="0" table:row="109" table:table="1"/>
          <office:change-info>
            <dc:creator> </dc:creator>
            <dc:date>2022-07-22T18:30:19.208407269</dc:date>
          </office:change-info>
          <table:previous>
            <table:change-track-table-cell/>
          </table:previous>
        </table:cell-content-change>
        <table:cell-content-change table:id="ct111">
          <table:cell-address table:column="0" table:row="110" table:table="1"/>
          <office:change-info>
            <dc:creator> </dc:creator>
            <dc:date>2022-07-22T18:30:19.208411115</dc:date>
          </office:change-info>
          <table:previous>
            <table:change-track-table-cell/>
          </table:previous>
        </table:cell-content-change>
        <table:cell-content-change table:id="ct112">
          <table:cell-address table:column="0" table:row="111" table:table="1"/>
          <office:change-info>
            <dc:creator> </dc:creator>
            <dc:date>2022-07-22T18:30:19.208414955</dc:date>
          </office:change-info>
          <table:previous>
            <table:change-track-table-cell/>
          </table:previous>
        </table:cell-content-change>
        <table:cell-content-change table:id="ct113">
          <table:cell-address table:column="0" table:row="112" table:table="1"/>
          <office:change-info>
            <dc:creator> </dc:creator>
            <dc:date>2022-07-22T18:30:19.208418734</dc:date>
          </office:change-info>
          <table:previous>
            <table:change-track-table-cell/>
          </table:previous>
        </table:cell-content-change>
        <table:cell-content-change table:id="ct114">
          <table:cell-address table:column="0" table:row="113" table:table="1"/>
          <office:change-info>
            <dc:creator> </dc:creator>
            <dc:date>2022-07-22T18:30:19.208422472</dc:date>
          </office:change-info>
          <table:previous>
            <table:change-track-table-cell/>
          </table:previous>
        </table:cell-content-change>
        <table:cell-content-change table:id="ct115">
          <table:cell-address table:column="0" table:row="114" table:table="1"/>
          <office:change-info>
            <dc:creator> </dc:creator>
            <dc:date>2022-07-22T18:30:19.208426320</dc:date>
          </office:change-info>
          <table:previous>
            <table:change-track-table-cell/>
          </table:previous>
        </table:cell-content-change>
        <table:cell-content-change table:id="ct116">
          <table:cell-address table:column="0" table:row="115" table:table="1"/>
          <office:change-info>
            <dc:creator> </dc:creator>
            <dc:date>2022-07-22T18:30:19.208430314</dc:date>
          </office:change-info>
          <table:previous>
            <table:change-track-table-cell/>
          </table:previous>
        </table:cell-content-change>
        <table:cell-content-change table:id="ct117">
          <table:cell-address table:column="0" table:row="116" table:table="1"/>
          <office:change-info>
            <dc:creator> </dc:creator>
            <dc:date>2022-07-22T18:30:19.208434319</dc:date>
          </office:change-info>
          <table:previous>
            <table:change-track-table-cell/>
          </table:previous>
        </table:cell-content-change>
        <table:cell-content-change table:id="ct118">
          <table:cell-address table:column="0" table:row="117" table:table="1"/>
          <office:change-info>
            <dc:creator> </dc:creator>
            <dc:date>2022-07-22T18:30:19.208438418</dc:date>
          </office:change-info>
          <table:previous>
            <table:change-track-table-cell/>
          </table:previous>
        </table:cell-content-change>
        <table:cell-content-change table:id="ct119">
          <table:cell-address table:column="0" table:row="118" table:table="1"/>
          <office:change-info>
            <dc:creator> </dc:creator>
            <dc:date>2022-07-22T18:30:19.208442533</dc:date>
          </office:change-info>
          <table:previous>
            <table:change-track-table-cell/>
          </table:previous>
        </table:cell-content-change>
        <table:cell-content-change table:id="ct120">
          <table:cell-address table:column="0" table:row="119" table:table="1"/>
          <office:change-info>
            <dc:creator> </dc:creator>
            <dc:date>2022-07-22T18:30:19.208446607</dc:date>
          </office:change-info>
          <table:previous>
            <table:change-track-table-cell/>
          </table:previous>
        </table:cell-content-change>
        <table:cell-content-change table:id="ct121">
          <table:cell-address table:column="0" table:row="120" table:table="1"/>
          <office:change-info>
            <dc:creator> </dc:creator>
            <dc:date>2022-07-22T18:30:19.208450869</dc:date>
          </office:change-info>
          <table:previous>
            <table:change-track-table-cell/>
          </table:previous>
        </table:cell-content-change>
        <table:cell-content-change table:id="ct122">
          <table:cell-address table:column="0" table:row="121" table:table="1"/>
          <office:change-info>
            <dc:creator> </dc:creator>
            <dc:date>2022-07-22T18:30:19.208454938</dc:date>
          </office:change-info>
          <table:previous>
            <table:change-track-table-cell/>
          </table:previous>
        </table:cell-content-change>
        <table:cell-content-change table:id="ct123">
          <table:cell-address table:column="0" table:row="122" table:table="1"/>
          <office:change-info>
            <dc:creator> </dc:creator>
            <dc:date>2022-07-22T18:30:19.208459450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123" table:table="1"/>
          <office:change-info>
            <dc:creator> </dc:creator>
            <dc:date>2022-07-22T18:30:19.208463033</dc:date>
          </office:change-info>
          <table:previous>
            <table:change-track-table-cell/>
          </table:previous>
        </table:cell-content-change>
        <table:cell-content-change table:id="ct125">
          <table:cell-address table:column="0" table:row="124" table:table="1"/>
          <office:change-info>
            <dc:creator> </dc:creator>
            <dc:date>2022-07-22T18:30:19.208466852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125" table:table="1"/>
          <office:change-info>
            <dc:creator> </dc:creator>
            <dc:date>2022-07-22T18:30:19.208471135</dc:date>
          </office:change-info>
          <table:previous>
            <table:change-track-table-cell/>
          </table:previous>
        </table:cell-content-change>
        <table:cell-content-change table:id="ct127">
          <table:cell-address table:column="0" table:row="126" table:table="1"/>
          <office:change-info>
            <dc:creator> </dc:creator>
            <dc:date>2022-07-22T18:30:19.208475117</dc:date>
          </office:change-info>
          <table:previous>
            <table:change-track-table-cell/>
          </table:previous>
        </table:cell-content-change>
        <table:cell-content-change table:id="ct128">
          <table:cell-address table:column="0" table:row="127" table:table="1"/>
          <office:change-info>
            <dc:creator> </dc:creator>
            <dc:date>2022-07-22T18:30:19.208479090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128" table:table="1"/>
          <office:change-info>
            <dc:creator> </dc:creator>
            <dc:date>2022-07-22T18:30:19.208483035</dc:date>
          </office:change-info>
          <table:previous>
            <table:change-track-table-cell/>
          </table:previous>
        </table:cell-content-change>
        <table:cell-content-change table:id="ct130">
          <table:cell-address table:column="0" table:row="129" table:table="1"/>
          <office:change-info>
            <dc:creator> </dc:creator>
            <dc:date>2022-07-22T18:30:19.208487199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130" table:table="1"/>
          <office:change-info>
            <dc:creator> </dc:creator>
            <dc:date>2022-07-22T18:30:19.208490129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131" table:table="1"/>
          <office:change-info>
            <dc:creator> </dc:creator>
            <dc:date>2022-07-22T18:30:19.208492784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132" table:table="1"/>
          <office:change-info>
            <dc:creator> </dc:creator>
            <dc:date>2022-07-22T18:30:19.208495593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133" table:table="1"/>
          <office:change-info>
            <dc:creator> </dc:creator>
            <dc:date>2022-07-22T18:30:19.208498283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134" table:table="1"/>
          <office:change-info>
            <dc:creator> </dc:creator>
            <dc:date>2022-07-22T18:30:19.208501153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135" table:table="1"/>
          <office:change-info>
            <dc:creator> </dc:creator>
            <dc:date>2022-07-22T18:30:19.208504020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136" table:table="1"/>
          <office:change-info>
            <dc:creator> </dc:creator>
            <dc:date>2022-07-22T18:30:19.20850669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137" table:table="1"/>
          <office:change-info>
            <dc:creator> </dc:creator>
            <dc:date>2022-07-22T18:30:19.208509567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138" table:table="1"/>
          <office:change-info>
            <dc:creator> </dc:creator>
            <dc:date>2022-07-22T18:30:19.208512503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39" table:table="1"/>
          <office:change-info>
            <dc:creator> </dc:creator>
            <dc:date>2022-07-22T18:30:19.208515381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40" table:table="1"/>
          <office:change-info>
            <dc:creator> </dc:creator>
            <dc:date>2022-07-22T18:30:19.208518324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141" table:table="1"/>
          <office:change-info>
            <dc:creator> </dc:creator>
            <dc:date>2022-07-22T18:30:19.208521368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142" table:table="1"/>
          <office:change-info>
            <dc:creator> </dc:creator>
            <dc:date>2022-07-22T18:30:19.208524615</dc:date>
          </office:change-info>
          <table:previous>
            <table:change-track-table-cell/>
          </table:previous>
        </table:cell-content-change>
        <table:cell-content-change table:id="ct144">
          <table:cell-address table:column="0" table:row="143" table:table="1"/>
          <office:change-info>
            <dc:creator> </dc:creator>
            <dc:date>2022-07-22T18:30:19.208527531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144" table:table="1"/>
          <office:change-info>
            <dc:creator> </dc:creator>
            <dc:date>2022-07-22T18:30:19.208530633</dc:date>
          </office:change-info>
          <table:previous>
            <table:change-track-table-cell/>
          </table:previous>
        </table:cell-content-change>
        <table:cell-content-change table:id="ct146">
          <table:cell-address table:column="0" table:row="145" table:table="1"/>
          <office:change-info>
            <dc:creator> </dc:creator>
            <dc:date>2022-07-22T18:30:19.208533629</dc:date>
          </office:change-info>
          <table:previous>
            <table:change-track-table-cell/>
          </table:previous>
        </table:cell-content-change>
        <table:cell-content-change table:id="ct147">
          <table:cell-address table:column="0" table:row="146" table:table="1"/>
          <office:change-info>
            <dc:creator> </dc:creator>
            <dc:date>2022-07-22T18:30:19.208537110</dc:date>
          </office:change-info>
          <table:previous>
            <table:change-track-table-cell/>
          </table:previous>
        </table:cell-content-change>
        <table:cell-content-change table:id="ct148">
          <table:cell-address table:column="0" table:row="147" table:table="1"/>
          <office:change-info>
            <dc:creator> </dc:creator>
            <dc:date>2022-07-22T18:30:19.208540034</dc:date>
          </office:change-info>
          <table:previous>
            <table:change-track-table-cell/>
          </table:previous>
        </table:cell-content-change>
        <table:cell-content-change table:id="ct149">
          <table:cell-address table:column="0" table:row="148" table:table="1"/>
          <office:change-info>
            <dc:creator> </dc:creator>
            <dc:date>2022-07-22T18:30:19.208542856</dc:date>
          </office:change-info>
          <table:previous>
            <table:change-track-table-cell/>
          </table:previous>
        </table:cell-content-change>
        <table:cell-content-change table:id="ct150">
          <table:cell-address table:column="0" table:row="149" table:table="1"/>
          <office:change-info>
            <dc:creator> </dc:creator>
            <dc:date>2022-07-22T18:30:19.208545901</dc:date>
          </office:change-info>
          <table:previous>
            <table:change-track-table-cell/>
          </table:previous>
        </table:cell-content-change>
        <table:cell-content-change table:id="ct151">
          <table:cell-address table:column="0" table:row="150" table:table="1"/>
          <office:change-info>
            <dc:creator> </dc:creator>
            <dc:date>2022-07-22T18:30:19.208549049</dc:date>
          </office:change-info>
          <table:previous>
            <table:change-track-table-cell/>
          </table:previous>
        </table:cell-content-change>
        <table:cell-content-change table:id="ct152">
          <table:cell-address table:column="0" table:row="151" table:table="1"/>
          <office:change-info>
            <dc:creator> </dc:creator>
            <dc:date>2022-07-22T18:30:19.208551997</dc:date>
          </office:change-info>
          <table:previous>
            <table:change-track-table-cell/>
          </table:previous>
        </table:cell-content-change>
        <table:cell-content-change table:id="ct153">
          <table:cell-address table:column="0" table:row="152" table:table="1"/>
          <office:change-info>
            <dc:creator> </dc:creator>
            <dc:date>2022-07-22T18:30:19.208554795</dc:date>
          </office:change-info>
          <table:previous>
            <table:change-track-table-cell/>
          </table:previous>
        </table:cell-content-change>
        <table:cell-content-change table:id="ct154">
          <table:cell-address table:column="0" table:row="153" table:table="1"/>
          <office:change-info>
            <dc:creator> </dc:creator>
            <dc:date>2022-07-22T18:30:19.208557738</dc:date>
          </office:change-info>
          <table:previous>
            <table:change-track-table-cell/>
          </table:previous>
        </table:cell-content-change>
        <table:cell-content-change table:id="ct155">
          <table:cell-address table:column="0" table:row="154" table:table="1"/>
          <office:change-info>
            <dc:creator> </dc:creator>
            <dc:date>2022-07-22T18:30:19.208560741</dc:date>
          </office:change-info>
          <table:previous>
            <table:change-track-table-cell/>
          </table:previous>
        </table:cell-content-change>
        <table:cell-content-change table:id="ct156">
          <table:cell-address table:column="0" table:row="155" table:table="1"/>
          <office:change-info>
            <dc:creator> </dc:creator>
            <dc:date>2022-07-22T18:30:19.208563421</dc:date>
          </office:change-info>
          <table:previous>
            <table:change-track-table-cell/>
          </table:previous>
        </table:cell-content-change>
        <table:cell-content-change table:id="ct157">
          <table:cell-address table:column="0" table:row="156" table:table="1"/>
          <office:change-info>
            <dc:creator> </dc:creator>
            <dc:date>2022-07-22T18:30:19.208566286</dc:date>
          </office:change-info>
          <table:previous>
            <table:change-track-table-cell/>
          </table:previous>
        </table:cell-content-change>
        <table:cell-content-change table:id="ct158">
          <table:cell-address table:column="0" table:row="157" table:table="1"/>
          <office:change-info>
            <dc:creator> </dc:creator>
            <dc:date>2022-07-22T18:30:19.208569402</dc:date>
          </office:change-info>
          <table:previous>
            <table:change-track-table-cell/>
          </table:previous>
        </table:cell-content-change>
        <table:cell-content-change table:id="ct159">
          <table:cell-address table:column="0" table:row="158" table:table="1"/>
          <office:change-info>
            <dc:creator> </dc:creator>
            <dc:date>2022-07-22T18:30:19.208572711</dc:date>
          </office:change-info>
          <table:previous>
            <table:change-track-table-cell/>
          </table:previous>
        </table:cell-content-change>
        <table:cell-content-change table:id="ct160">
          <table:cell-address table:column="0" table:row="159" table:table="1"/>
          <office:change-info>
            <dc:creator> </dc:creator>
            <dc:date>2022-07-22T18:30:19.208575856</dc:date>
          </office:change-info>
          <table:previous>
            <table:change-track-table-cell/>
          </table:previous>
        </table:cell-content-change>
        <table:cell-content-change table:id="ct161">
          <table:cell-address table:column="0" table:row="160" table:table="1"/>
          <office:change-info>
            <dc:creator> </dc:creator>
            <dc:date>2022-07-22T18:30:19.208579007</dc:date>
          </office:change-info>
          <table:previous>
            <table:change-track-table-cell/>
          </table:previous>
        </table:cell-content-change>
        <table:cell-content-change table:id="ct162">
          <table:cell-address table:column="1" table:row="0" table:table="1"/>
          <office:change-info>
            <dc:creator> </dc:creator>
            <dc:date>2022-07-22T18:30:19.208586965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1" table:table="1"/>
          <office:change-info>
            <dc:creator> </dc:creator>
            <dc:date>2022-07-22T18:30:19.208615811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2" table:table="1"/>
          <office:change-info>
            <dc:creator> </dc:creator>
            <dc:date>2022-07-22T18:30:19.208629726</dc:date>
          </office:change-info>
          <table:previous>
            <table:change-track-table-cell/>
          </table:previous>
        </table:cell-content-change>
        <table:cell-content-change table:id="ct165">
          <table:cell-address table:column="1" table:row="3" table:table="1"/>
          <office:change-info>
            <dc:creator> </dc:creator>
            <dc:date>2022-07-22T18:30:19.208640696</dc:date>
          </office:change-info>
          <table:previous>
            <table:change-track-table-cell/>
          </table:previous>
        </table:cell-content-change>
        <table:cell-content-change table:id="ct166">
          <table:cell-address table:column="1" table:row="4" table:table="1"/>
          <office:change-info>
            <dc:creator> </dc:creator>
            <dc:date>2022-07-22T18:30:19.208651039</dc:date>
          </office:change-info>
          <table:previous>
            <table:change-track-table-cell/>
          </table:previous>
        </table:cell-content-change>
        <table:cell-content-change table:id="ct167">
          <table:cell-address table:column="1" table:row="5" table:table="1"/>
          <office:change-info>
            <dc:creator> </dc:creator>
            <dc:date>2022-07-22T18:30:19.208661716</dc:date>
          </office:change-info>
          <table:previous>
            <table:change-track-table-cell/>
          </table:previous>
        </table:cell-content-change>
        <table:cell-content-change table:id="ct168">
          <table:cell-address table:column="1" table:row="6" table:table="1"/>
          <office:change-info>
            <dc:creator> </dc:creator>
            <dc:date>2022-07-22T18:30:19.208672508</dc:date>
          </office:change-info>
          <table:previous>
            <table:change-track-table-cell/>
          </table:previous>
        </table:cell-content-change>
        <table:cell-content-change table:id="ct169">
          <table:cell-address table:column="1" table:row="7" table:table="1"/>
          <office:change-info>
            <dc:creator> </dc:creator>
            <dc:date>2022-07-22T18:30:19.208683036</dc:date>
          </office:change-info>
          <table:previous>
            <table:change-track-table-cell/>
          </table:previous>
        </table:cell-content-change>
        <table:cell-content-change table:id="ct170">
          <table:cell-address table:column="1" table:row="8" table:table="1"/>
          <office:change-info>
            <dc:creator> </dc:creator>
            <dc:date>2022-07-22T18:30:19.208692424</dc:date>
          </office:change-info>
          <table:previous>
            <table:change-track-table-cell/>
          </table:previous>
        </table:cell-content-change>
        <table:cell-content-change table:id="ct171">
          <table:cell-address table:column="1" table:row="9" table:table="1"/>
          <office:change-info>
            <dc:creator> </dc:creator>
            <dc:date>2022-07-22T18:30:19.208702322</dc:date>
          </office:change-info>
          <table:previous>
            <table:change-track-table-cell/>
          </table:previous>
        </table:cell-content-change>
        <table:cell-content-change table:id="ct172">
          <table:cell-address table:column="1" table:row="10" table:table="1"/>
          <office:change-info>
            <dc:creator> </dc:creator>
            <dc:date>2022-07-22T18:30:19.208712443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1" table:table="1"/>
          <office:change-info>
            <dc:creator> </dc:creator>
            <dc:date>2022-07-22T18:30:19.208722224</dc:date>
          </office:change-info>
          <table:previous>
            <table:change-track-table-cell/>
          </table:previous>
        </table:cell-content-change>
        <table:cell-content-change table:id="ct174">
          <table:cell-address table:column="1" table:row="12" table:table="1"/>
          <office:change-info>
            <dc:creator> </dc:creator>
            <dc:date>2022-07-22T18:30:19.208732023</dc:date>
          </office:change-info>
          <table:previous>
            <table:change-track-table-cell/>
          </table:previous>
        </table:cell-content-change>
        <table:cell-content-change table:id="ct175">
          <table:cell-address table:column="1" table:row="13" table:table="1"/>
          <office:change-info>
            <dc:creator> </dc:creator>
            <dc:date>2022-07-22T18:30:19.208742219</dc:date>
          </office:change-info>
          <table:previous>
            <table:change-track-table-cell/>
          </table:previous>
        </table:cell-content-change>
        <table:cell-content-change table:id="ct176">
          <table:cell-address table:column="1" table:row="14" table:table="1"/>
          <office:change-info>
            <dc:creator> </dc:creator>
            <dc:date>2022-07-22T18:30:19.208752599</dc:date>
          </office:change-info>
          <table:previous>
            <table:change-track-table-cell/>
          </table:previous>
        </table:cell-content-change>
        <table:cell-content-change table:id="ct177">
          <table:cell-address table:column="1" table:row="15" table:table="1"/>
          <office:change-info>
            <dc:creator> </dc:creator>
            <dc:date>2022-07-22T18:30:19.208763126</dc:date>
          </office:change-info>
          <table:previous>
            <table:change-track-table-cell/>
          </table:previous>
        </table:cell-content-change>
        <table:cell-content-change table:id="ct178">
          <table:cell-address table:column="1" table:row="16" table:table="1"/>
          <office:change-info>
            <dc:creator> </dc:creator>
            <dc:date>2022-07-22T18:30:19.208773711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17" table:table="1"/>
          <office:change-info>
            <dc:creator> </dc:creator>
            <dc:date>2022-07-22T18:30:19.208784327</dc:date>
          </office:change-info>
          <table:previous>
            <table:change-track-table-cell/>
          </table:previous>
        </table:cell-content-change>
        <table:cell-content-change table:id="ct180">
          <table:cell-address table:column="1" table:row="18" table:table="1"/>
          <office:change-info>
            <dc:creator> </dc:creator>
            <dc:date>2022-07-22T18:30:19.208795036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19" table:table="1"/>
          <office:change-info>
            <dc:creator> </dc:creator>
            <dc:date>2022-07-22T18:30:19.2088057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20" table:table="1"/>
          <office:change-info>
            <dc:creator> </dc:creator>
            <dc:date>2022-07-22T18:30:19.208816035</dc:date>
          </office:change-info>
          <table:previous>
            <table:change-track-table-cell/>
          </table:previous>
        </table:cell-content-change>
        <table:cell-content-change table:id="ct183">
          <table:cell-address table:column="1" table:row="21" table:table="1"/>
          <office:change-info>
            <dc:creator> </dc:creator>
            <dc:date>2022-07-22T18:30:19.208826766</dc:date>
          </office:change-info>
          <table:previous>
            <table:change-track-table-cell/>
          </table:previous>
        </table:cell-content-change>
        <table:cell-content-change table:id="ct184">
          <table:cell-address table:column="1" table:row="22" table:table="1"/>
          <office:change-info>
            <dc:creator> </dc:creator>
            <dc:date>2022-07-22T18:30:19.208837498</dc:date>
          </office:change-info>
          <table:previous>
            <table:change-track-table-cell/>
          </table:previous>
        </table:cell-content-change>
        <table:cell-content-change table:id="ct185">
          <table:cell-address table:column="1" table:row="23" table:table="1"/>
          <office:change-info>
            <dc:creator> </dc:creator>
            <dc:date>2022-07-22T18:30:19.208848602</dc:date>
          </office:change-info>
          <table:previous>
            <table:change-track-table-cell/>
          </table:previous>
        </table:cell-content-change>
        <table:cell-content-change table:id="ct186">
          <table:cell-address table:column="1" table:row="24" table:table="1"/>
          <office:change-info>
            <dc:creator> </dc:creator>
            <dc:date>2022-07-22T18:30:19.208859229</dc:date>
          </office:change-info>
          <table:previous>
            <table:change-track-table-cell/>
          </table:previous>
        </table:cell-content-change>
        <table:cell-content-change table:id="ct187">
          <table:cell-address table:column="1" table:row="25" table:table="1"/>
          <office:change-info>
            <dc:creator> </dc:creator>
            <dc:date>2022-07-22T18:30:19.208870279</dc:date>
          </office:change-info>
          <table:previous>
            <table:change-track-table-cell/>
          </table:previous>
        </table:cell-content-change>
        <table:cell-content-change table:id="ct188">
          <table:cell-address table:column="1" table:row="26" table:table="1"/>
          <office:change-info>
            <dc:creator> </dc:creator>
            <dc:date>2022-07-22T18:30:19.208881003</dc:date>
          </office:change-info>
          <table:previous>
            <table:change-track-table-cell/>
          </table:previous>
        </table:cell-content-change>
        <table:cell-content-change table:id="ct189">
          <table:cell-address table:column="1" table:row="27" table:table="1"/>
          <office:change-info>
            <dc:creator> </dc:creator>
            <dc:date>2022-07-22T18:30:19.208891991</dc:date>
          </office:change-info>
          <table:previous>
            <table:change-track-table-cell/>
          </table:previous>
        </table:cell-content-change>
        <table:cell-content-change table:id="ct190">
          <table:cell-address table:column="1" table:row="28" table:table="1"/>
          <office:change-info>
            <dc:creator> </dc:creator>
            <dc:date>2022-07-22T18:30:19.208902773</dc:date>
          </office:change-info>
          <table:previous>
            <table:change-track-table-cell/>
          </table:previous>
        </table:cell-content-change>
        <table:cell-content-change table:id="ct191">
          <table:cell-address table:column="1" table:row="29" table:table="1"/>
          <office:change-info>
            <dc:creator> </dc:creator>
            <dc:date>2022-07-22T18:30:19.208914032</dc:date>
          </office:change-info>
          <table:previous>
            <table:change-track-table-cell/>
          </table:previous>
        </table:cell-content-change>
        <table:cell-content-change table:id="ct192">
          <table:cell-address table:column="1" table:row="30" table:table="1"/>
          <office:change-info>
            <dc:creator> </dc:creator>
            <dc:date>2022-07-22T18:30:19.208925115</dc:date>
          </office:change-info>
          <table:previous>
            <table:change-track-table-cell/>
          </table:previous>
        </table:cell-content-change>
        <table:cell-content-change table:id="ct193">
          <table:cell-address table:column="1" table:row="31" table:table="1"/>
          <office:change-info>
            <dc:creator> </dc:creator>
            <dc:date>2022-07-22T18:30:19.208936103</dc:date>
          </office:change-info>
          <table:previous>
            <table:change-track-table-cell/>
          </table:previous>
        </table:cell-content-change>
        <table:cell-content-change table:id="ct194">
          <table:cell-address table:column="1" table:row="32" table:table="1"/>
          <office:change-info>
            <dc:creator> </dc:creator>
            <dc:date>2022-07-22T18:30:19.208947168</dc:date>
          </office:change-info>
          <table:previous>
            <table:change-track-table-cell/>
          </table:previous>
        </table:cell-content-change>
        <table:cell-content-change table:id="ct195">
          <table:cell-address table:column="1" table:row="33" table:table="1"/>
          <office:change-info>
            <dc:creator> </dc:creator>
            <dc:date>2022-07-22T18:30:19.208958262</dc:date>
          </office:change-info>
          <table:previous>
            <table:change-track-table-cell/>
          </table:previous>
        </table:cell-content-change>
        <table:cell-content-change table:id="ct196">
          <table:cell-address table:column="1" table:row="34" table:table="1"/>
          <office:change-info>
            <dc:creator> </dc:creator>
            <dc:date>2022-07-22T18:30:19.208968945</dc:date>
          </office:change-info>
          <table:previous>
            <table:change-track-table-cell/>
          </table:previous>
        </table:cell-content-change>
        <table:cell-content-change table:id="ct197">
          <table:cell-address table:column="1" table:row="35" table:table="1"/>
          <office:change-info>
            <dc:creator> </dc:creator>
            <dc:date>2022-07-22T18:30:19.208980050</dc:date>
          </office:change-info>
          <table:previous>
            <table:change-track-table-cell/>
          </table:previous>
        </table:cell-content-change>
        <table:cell-content-change table:id="ct198">
          <table:cell-address table:column="1" table:row="36" table:table="1"/>
          <office:change-info>
            <dc:creator> </dc:creator>
            <dc:date>2022-07-22T18:30:19.208990719</dc:date>
          </office:change-info>
          <table:previous>
            <table:change-track-table-cell/>
          </table:previous>
        </table:cell-content-change>
        <table:cell-content-change table:id="ct199">
          <table:cell-address table:column="1" table:row="37" table:table="1"/>
          <office:change-info>
            <dc:creator> </dc:creator>
            <dc:date>2022-07-22T18:30:19.209001186</dc:date>
          </office:change-info>
          <table:previous>
            <table:change-track-table-cell/>
          </table:previous>
        </table:cell-content-change>
        <table:cell-content-change table:id="ct200">
          <table:cell-address table:column="1" table:row="38" table:table="1"/>
          <office:change-info>
            <dc:creator> </dc:creator>
            <dc:date>2022-07-22T18:30:19.209011530</dc:date>
          </office:change-info>
          <table:previous>
            <table:change-track-table-cell/>
          </table:previous>
        </table:cell-content-change>
        <table:cell-content-change table:id="ct201">
          <table:cell-address table:column="1" table:row="39" table:table="1"/>
          <office:change-info>
            <dc:creator> </dc:creator>
            <dc:date>2022-07-22T18:30:19.209021936</dc:date>
          </office:change-info>
          <table:previous>
            <table:change-track-table-cell/>
          </table:previous>
        </table:cell-content-change>
        <table:cell-content-change table:id="ct202">
          <table:cell-address table:column="1" table:row="40" table:table="1"/>
          <office:change-info>
            <dc:creator> </dc:creator>
            <dc:date>2022-07-22T18:30:19.209032789</dc:date>
          </office:change-info>
          <table:previous>
            <table:change-track-table-cell/>
          </table:previous>
        </table:cell-content-change>
        <table:cell-content-change table:id="ct203">
          <table:cell-address table:column="1" table:row="41" table:table="1"/>
          <office:change-info>
            <dc:creator> </dc:creator>
            <dc:date>2022-07-22T18:30:19.209043646</dc:date>
          </office:change-info>
          <table:previous>
            <table:change-track-table-cell/>
          </table:previous>
        </table:cell-content-change>
        <table:cell-content-change table:id="ct204">
          <table:cell-address table:column="1" table:row="42" table:table="1"/>
          <office:change-info>
            <dc:creator> </dc:creator>
            <dc:date>2022-07-22T18:30:19.209054476</dc:date>
          </office:change-info>
          <table:previous>
            <table:change-track-table-cell/>
          </table:previous>
        </table:cell-content-change>
        <table:cell-content-change table:id="ct205">
          <table:cell-address table:column="1" table:row="43" table:table="1"/>
          <office:change-info>
            <dc:creator> </dc:creator>
            <dc:date>2022-07-22T18:30:19.209064945</dc:date>
          </office:change-info>
          <table:previous>
            <table:change-track-table-cell/>
          </table:previous>
        </table:cell-content-change>
        <table:cell-content-change table:id="ct206">
          <table:cell-address table:column="1" table:row="44" table:table="1"/>
          <office:change-info>
            <dc:creator> </dc:creator>
            <dc:date>2022-07-22T18:30:19.209075431</dc:date>
          </office:change-info>
          <table:previous>
            <table:change-track-table-cell/>
          </table:previous>
        </table:cell-content-change>
        <table:cell-content-change table:id="ct207">
          <table:cell-address table:column="1" table:row="45" table:table="1"/>
          <office:change-info>
            <dc:creator> </dc:creator>
            <dc:date>2022-07-22T18:30:19.209086317</dc:date>
          </office:change-info>
          <table:previous>
            <table:change-track-table-cell/>
          </table:previous>
        </table:cell-content-change>
        <table:cell-content-change table:id="ct208">
          <table:cell-address table:column="1" table:row="46" table:table="1"/>
          <office:change-info>
            <dc:creator> </dc:creator>
            <dc:date>2022-07-22T18:30:19.209097151</dc:date>
          </office:change-info>
          <table:previous>
            <table:change-track-table-cell/>
          </table:previous>
        </table:cell-content-change>
        <table:cell-content-change table:id="ct209">
          <table:cell-address table:column="1" table:row="47" table:table="1"/>
          <office:change-info>
            <dc:creator> </dc:creator>
            <dc:date>2022-07-22T18:30:19.209108348</dc:date>
          </office:change-info>
          <table:previous>
            <table:change-track-table-cell/>
          </table:previous>
        </table:cell-content-change>
        <table:cell-content-change table:id="ct210">
          <table:cell-address table:column="1" table:row="48" table:table="1"/>
          <office:change-info>
            <dc:creator> </dc:creator>
            <dc:date>2022-07-22T18:30:19.209119277</dc:date>
          </office:change-info>
          <table:previous>
            <table:change-track-table-cell/>
          </table:previous>
        </table:cell-content-change>
        <table:cell-content-change table:id="ct211">
          <table:cell-address table:column="1" table:row="49" table:table="1"/>
          <office:change-info>
            <dc:creator> </dc:creator>
            <dc:date>2022-07-22T18:30:19.209129867</dc:date>
          </office:change-info>
          <table:previous>
            <table:change-track-table-cell/>
          </table:previous>
        </table:cell-content-change>
        <table:cell-content-change table:id="ct212">
          <table:cell-address table:column="1" table:row="50" table:table="1"/>
          <office:change-info>
            <dc:creator> </dc:creator>
            <dc:date>2022-07-22T18:30:19.209140427</dc:date>
          </office:change-info>
          <table:previous>
            <table:change-track-table-cell/>
          </table:previous>
        </table:cell-content-change>
        <table:cell-content-change table:id="ct213">
          <table:cell-address table:column="1" table:row="51" table:table="1"/>
          <office:change-info>
            <dc:creator> </dc:creator>
            <dc:date>2022-07-22T18:30:19.209151211</dc:date>
          </office:change-info>
          <table:previous>
            <table:change-track-table-cell/>
          </table:previous>
        </table:cell-content-change>
        <table:cell-content-change table:id="ct214">
          <table:cell-address table:column="1" table:row="52" table:table="1"/>
          <office:change-info>
            <dc:creator> </dc:creator>
            <dc:date>2022-07-22T18:30:19.209161708</dc:date>
          </office:change-info>
          <table:previous>
            <table:change-track-table-cell/>
          </table:previous>
        </table:cell-content-change>
        <table:cell-content-change table:id="ct215">
          <table:cell-address table:column="1" table:row="53" table:table="1"/>
          <office:change-info>
            <dc:creator> </dc:creator>
            <dc:date>2022-07-22T18:30:19.209172788</dc:date>
          </office:change-info>
          <table:previous>
            <table:change-track-table-cell/>
          </table:previous>
        </table:cell-content-change>
        <table:cell-content-change table:id="ct216">
          <table:cell-address table:column="1" table:row="54" table:table="1"/>
          <office:change-info>
            <dc:creator> </dc:creator>
            <dc:date>2022-07-22T18:30:19.209183657</dc:date>
          </office:change-info>
          <table:previous>
            <table:change-track-table-cell/>
          </table:previous>
        </table:cell-content-change>
        <table:cell-content-change table:id="ct217">
          <table:cell-address table:column="1" table:row="55" table:table="1"/>
          <office:change-info>
            <dc:creator> </dc:creator>
            <dc:date>2022-07-22T18:30:19.209194378</dc:date>
          </office:change-info>
          <table:previous>
            <table:change-track-table-cell/>
          </table:previous>
        </table:cell-content-change>
        <table:cell-content-change table:id="ct218">
          <table:cell-address table:column="1" table:row="56" table:table="1"/>
          <office:change-info>
            <dc:creator> </dc:creator>
            <dc:date>2022-07-22T18:30:19.209204589</dc:date>
          </office:change-info>
          <table:previous>
            <table:change-track-table-cell/>
          </table:previous>
        </table:cell-content-change>
        <table:cell-content-change table:id="ct219">
          <table:cell-address table:column="1" table:row="57" table:table="1"/>
          <office:change-info>
            <dc:creator> </dc:creator>
            <dc:date>2022-07-22T18:30:19.209215231</dc:date>
          </office:change-info>
          <table:previous>
            <table:change-track-table-cell/>
          </table:previous>
        </table:cell-content-change>
        <table:cell-content-change table:id="ct220">
          <table:cell-address table:column="1" table:row="58" table:table="1"/>
          <office:change-info>
            <dc:creator> </dc:creator>
            <dc:date>2022-07-22T18:30:19.209226476</dc:date>
          </office:change-info>
          <table:previous>
            <table:change-track-table-cell/>
          </table:previous>
        </table:cell-content-change>
        <table:cell-content-change table:id="ct221">
          <table:cell-address table:column="1" table:row="59" table:table="1"/>
          <office:change-info>
            <dc:creator> </dc:creator>
            <dc:date>2022-07-22T18:30:19.209237494</dc:date>
          </office:change-info>
          <table:previous>
            <table:change-track-table-cell/>
          </table:previous>
        </table:cell-content-change>
        <table:cell-content-change table:id="ct222">
          <table:cell-address table:column="1" table:row="60" table:table="1"/>
          <office:change-info>
            <dc:creator> </dc:creator>
            <dc:date>2022-07-22T18:30:19.209248414</dc:date>
          </office:change-info>
          <table:previous>
            <table:change-track-table-cell/>
          </table:previous>
        </table:cell-content-change>
        <table:cell-content-change table:id="ct223">
          <table:cell-address table:column="1" table:row="61" table:table="1"/>
          <office:change-info>
            <dc:creator> </dc:creator>
            <dc:date>2022-07-22T18:30:19.209259961</dc:date>
          </office:change-info>
          <table:previous>
            <table:change-track-table-cell/>
          </table:previous>
        </table:cell-content-change>
        <table:cell-content-change table:id="ct224">
          <table:cell-address table:column="1" table:row="62" table:table="1"/>
          <office:change-info>
            <dc:creator> </dc:creator>
            <dc:date>2022-07-22T18:30:19.209271664</dc:date>
          </office:change-info>
          <table:previous>
            <table:change-track-table-cell/>
          </table:previous>
        </table:cell-content-change>
        <table:cell-content-change table:id="ct225">
          <table:cell-address table:column="1" table:row="63" table:table="1"/>
          <office:change-info>
            <dc:creator> </dc:creator>
            <dc:date>2022-07-22T18:30:19.209282925</dc:date>
          </office:change-info>
          <table:previous>
            <table:change-track-table-cell/>
          </table:previous>
        </table:cell-content-change>
        <table:cell-content-change table:id="ct226">
          <table:cell-address table:column="1" table:row="64" table:table="1"/>
          <office:change-info>
            <dc:creator> </dc:creator>
            <dc:date>2022-07-22T18:30:19.209294306</dc:date>
          </office:change-info>
          <table:previous>
            <table:change-track-table-cell/>
          </table:previous>
        </table:cell-content-change>
        <table:cell-content-change table:id="ct227">
          <table:cell-address table:column="1" table:row="65" table:table="1"/>
          <office:change-info>
            <dc:creator> </dc:creator>
            <dc:date>2022-07-22T18:30:19.209305621</dc:date>
          </office:change-info>
          <table:previous>
            <table:change-track-table-cell/>
          </table:previous>
        </table:cell-content-change>
        <table:cell-content-change table:id="ct228">
          <table:cell-address table:column="1" table:row="66" table:table="1"/>
          <office:change-info>
            <dc:creator> </dc:creator>
            <dc:date>2022-07-22T18:30:19.209317114</dc:date>
          </office:change-info>
          <table:previous>
            <table:change-track-table-cell/>
          </table:previous>
        </table:cell-content-change>
        <table:cell-content-change table:id="ct229">
          <table:cell-address table:column="1" table:row="67" table:table="1"/>
          <office:change-info>
            <dc:creator> </dc:creator>
            <dc:date>2022-07-22T18:30:19.209327934</dc:date>
          </office:change-info>
          <table:previous>
            <table:change-track-table-cell/>
          </table:previous>
        </table:cell-content-change>
        <table:cell-content-change table:id="ct230">
          <table:cell-address table:column="1" table:row="68" table:table="1"/>
          <office:change-info>
            <dc:creator> </dc:creator>
            <dc:date>2022-07-22T18:30:19.209339590</dc:date>
          </office:change-info>
          <table:previous>
            <table:change-track-table-cell/>
          </table:previous>
        </table:cell-content-change>
        <table:cell-content-change table:id="ct231">
          <table:cell-address table:column="1" table:row="69" table:table="1"/>
          <office:change-info>
            <dc:creator> </dc:creator>
            <dc:date>2022-07-22T18:30:19.209350871</dc:date>
          </office:change-info>
          <table:previous>
            <table:change-track-table-cell/>
          </table:previous>
        </table:cell-content-change>
        <table:cell-content-change table:id="ct232">
          <table:cell-address table:column="1" table:row="70" table:table="1"/>
          <office:change-info>
            <dc:creator> </dc:creator>
            <dc:date>2022-07-22T18:30:19.209362141</dc:date>
          </office:change-info>
          <table:previous>
            <table:change-track-table-cell/>
          </table:previous>
        </table:cell-content-change>
        <table:cell-content-change table:id="ct233">
          <table:cell-address table:column="1" table:row="71" table:table="1"/>
          <office:change-info>
            <dc:creator> </dc:creator>
            <dc:date>2022-07-22T18:30:19.209373856</dc:date>
          </office:change-info>
          <table:previous>
            <table:change-track-table-cell/>
          </table:previous>
        </table:cell-content-change>
        <table:cell-content-change table:id="ct234">
          <table:cell-address table:column="1" table:row="72" table:table="1"/>
          <office:change-info>
            <dc:creator> </dc:creator>
            <dc:date>2022-07-22T18:30:19.209385660</dc:date>
          </office:change-info>
          <table:previous>
            <table:change-track-table-cell/>
          </table:previous>
        </table:cell-content-change>
        <table:cell-content-change table:id="ct235">
          <table:cell-address table:column="1" table:row="73" table:table="1"/>
          <office:change-info>
            <dc:creator> </dc:creator>
            <dc:date>2022-07-22T18:30:19.209397354</dc:date>
          </office:change-info>
          <table:previous>
            <table:change-track-table-cell/>
          </table:previous>
        </table:cell-content-change>
        <table:cell-content-change table:id="ct236">
          <table:cell-address table:column="1" table:row="74" table:table="1"/>
          <office:change-info>
            <dc:creator> </dc:creator>
            <dc:date>2022-07-22T18:30:19.209408421</dc:date>
          </office:change-info>
          <table:previous>
            <table:change-track-table-cell/>
          </table:previous>
        </table:cell-content-change>
        <table:cell-content-change table:id="ct237">
          <table:cell-address table:column="1" table:row="75" table:table="1"/>
          <office:change-info>
            <dc:creator> </dc:creator>
            <dc:date>2022-07-22T18:30:19.209420151</dc:date>
          </office:change-info>
          <table:previous>
            <table:change-track-table-cell/>
          </table:previous>
        </table:cell-content-change>
        <table:cell-content-change table:id="ct238">
          <table:cell-address table:column="1" table:row="76" table:table="1"/>
          <office:change-info>
            <dc:creator> </dc:creator>
            <dc:date>2022-07-22T18:30:19.209431676</dc:date>
          </office:change-info>
          <table:previous>
            <table:change-track-table-cell/>
          </table:previous>
        </table:cell-content-change>
        <table:cell-content-change table:id="ct239">
          <table:cell-address table:column="1" table:row="77" table:table="1"/>
          <office:change-info>
            <dc:creator> </dc:creator>
            <dc:date>2022-07-22T18:30:19.209443543</dc:date>
          </office:change-info>
          <table:previous>
            <table:change-track-table-cell/>
          </table:previous>
        </table:cell-content-change>
        <table:cell-content-change table:id="ct240">
          <table:cell-address table:column="1" table:row="78" table:table="1"/>
          <office:change-info>
            <dc:creator> </dc:creator>
            <dc:date>2022-07-22T18:30:19.209454856</dc:date>
          </office:change-info>
          <table:previous>
            <table:change-track-table-cell/>
          </table:previous>
        </table:cell-content-change>
        <table:cell-content-change table:id="ct241">
          <table:cell-address table:column="1" table:row="79" table:table="1"/>
          <office:change-info>
            <dc:creator> </dc:creator>
            <dc:date>2022-07-22T18:30:19.209466335</dc:date>
          </office:change-info>
          <table:previous>
            <table:change-track-table-cell/>
          </table:previous>
        </table:cell-content-change>
        <table:cell-content-change table:id="ct242">
          <table:cell-address table:column="1" table:row="80" table:table="1"/>
          <office:change-info>
            <dc:creator> </dc:creator>
            <dc:date>2022-07-22T18:30:19.209477845</dc:date>
          </office:change-info>
          <table:previous>
            <table:change-track-table-cell/>
          </table:previous>
        </table:cell-content-change>
        <table:cell-content-change table:id="ct243">
          <table:cell-address table:column="1" table:row="81" table:table="1"/>
          <office:change-info>
            <dc:creator> </dc:creator>
            <dc:date>2022-07-22T18:30:19.209489693</dc:date>
          </office:change-info>
          <table:previous>
            <table:change-track-table-cell/>
          </table:previous>
        </table:cell-content-change>
        <table:cell-content-change table:id="ct244">
          <table:cell-address table:column="1" table:row="82" table:table="1"/>
          <office:change-info>
            <dc:creator> </dc:creator>
            <dc:date>2022-07-22T18:30:19.209500379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83" table:table="1"/>
          <office:change-info>
            <dc:creator> </dc:creator>
            <dc:date>2022-07-22T18:30:19.209511529</dc:date>
          </office:change-info>
          <table:previous>
            <table:change-track-table-cell/>
          </table:previous>
        </table:cell-content-change>
        <table:cell-content-change table:id="ct246">
          <table:cell-address table:column="1" table:row="84" table:table="1"/>
          <office:change-info>
            <dc:creator> </dc:creator>
            <dc:date>2022-07-22T18:30:19.209523382</dc:date>
          </office:change-info>
          <table:previous>
            <table:change-track-table-cell/>
          </table:previous>
        </table:cell-content-change>
        <table:cell-content-change table:id="ct247">
          <table:cell-address table:column="1" table:row="85" table:table="1"/>
          <office:change-info>
            <dc:creator> </dc:creator>
            <dc:date>2022-07-22T18:30:19.209535083</dc:date>
          </office:change-info>
          <table:previous>
            <table:change-track-table-cell/>
          </table:previous>
        </table:cell-content-change>
        <table:cell-content-change table:id="ct248">
          <table:cell-address table:column="1" table:row="86" table:table="1"/>
          <office:change-info>
            <dc:creator> </dc:creator>
            <dc:date>2022-07-22T18:30:19.209546925</dc:date>
          </office:change-info>
          <table:previous>
            <table:change-track-table-cell/>
          </table:previous>
        </table:cell-content-change>
        <table:cell-content-change table:id="ct249">
          <table:cell-address table:column="1" table:row="87" table:table="1"/>
          <office:change-info>
            <dc:creator> </dc:creator>
            <dc:date>2022-07-22T18:30:19.209559061</dc:date>
          </office:change-info>
          <table:previous>
            <table:change-track-table-cell/>
          </table:previous>
        </table:cell-content-change>
        <table:cell-content-change table:id="ct250">
          <table:cell-address table:column="1" table:row="88" table:table="1"/>
          <office:change-info>
            <dc:creator> </dc:creator>
            <dc:date>2022-07-22T18:30:19.209570722</dc:date>
          </office:change-info>
          <table:previous>
            <table:change-track-table-cell/>
          </table:previous>
        </table:cell-content-change>
        <table:cell-content-change table:id="ct251">
          <table:cell-address table:column="1" table:row="89" table:table="1"/>
          <office:change-info>
            <dc:creator> </dc:creator>
            <dc:date>2022-07-22T18:30:19.209582596</dc:date>
          </office:change-info>
          <table:previous>
            <table:change-track-table-cell/>
          </table:previous>
        </table:cell-content-change>
        <table:cell-content-change table:id="ct252">
          <table:cell-address table:column="1" table:row="90" table:table="1"/>
          <office:change-info>
            <dc:creator> </dc:creator>
            <dc:date>2022-07-22T18:30:19.209594031</dc:date>
          </office:change-info>
          <table:previous>
            <table:change-track-table-cell/>
          </table:previous>
        </table:cell-content-change>
        <table:cell-content-change table:id="ct253">
          <table:cell-address table:column="1" table:row="91" table:table="1"/>
          <office:change-info>
            <dc:creator> </dc:creator>
            <dc:date>2022-07-22T18:30:19.209605711</dc:date>
          </office:change-info>
          <table:previous>
            <table:change-track-table-cell/>
          </table:previous>
        </table:cell-content-change>
        <table:cell-content-change table:id="ct254">
          <table:cell-address table:column="1" table:row="92" table:table="1"/>
          <office:change-info>
            <dc:creator> </dc:creator>
            <dc:date>2022-07-22T18:30:19.209616549</dc:date>
          </office:change-info>
          <table:previous>
            <table:change-track-table-cell/>
          </table:previous>
        </table:cell-content-change>
        <table:cell-content-change table:id="ct255">
          <table:cell-address table:column="1" table:row="93" table:table="1"/>
          <office:change-info>
            <dc:creator> </dc:creator>
            <dc:date>2022-07-22T18:30:19.209628314</dc:date>
          </office:change-info>
          <table:previous>
            <table:change-track-table-cell/>
          </table:previous>
        </table:cell-content-change>
        <table:cell-content-change table:id="ct256">
          <table:cell-address table:column="1" table:row="94" table:table="1"/>
          <office:change-info>
            <dc:creator> </dc:creator>
            <dc:date>2022-07-22T18:30:19.209640138</dc:date>
          </office:change-info>
          <table:previous>
            <table:change-track-table-cell/>
          </table:previous>
        </table:cell-content-change>
        <table:cell-content-change table:id="ct257">
          <table:cell-address table:column="1" table:row="95" table:table="1"/>
          <office:change-info>
            <dc:creator> </dc:creator>
            <dc:date>2022-07-22T18:30:19.209651496</dc:date>
          </office:change-info>
          <table:previous>
            <table:change-track-table-cell/>
          </table:previous>
        </table:cell-content-change>
        <table:cell-content-change table:id="ct258">
          <table:cell-address table:column="1" table:row="96" table:table="1"/>
          <office:change-info>
            <dc:creator> </dc:creator>
            <dc:date>2022-07-22T18:30:19.209662408</dc:date>
          </office:change-info>
          <table:previous>
            <table:change-track-table-cell/>
          </table:previous>
        </table:cell-content-change>
        <table:cell-content-change table:id="ct259">
          <table:cell-address table:column="1" table:row="97" table:table="1"/>
          <office:change-info>
            <dc:creator> </dc:creator>
            <dc:date>2022-07-22T18:30:19.209673729</dc:date>
          </office:change-info>
          <table:previous>
            <table:change-track-table-cell/>
          </table:previous>
        </table:cell-content-change>
        <table:cell-content-change table:id="ct260">
          <table:cell-address table:column="1" table:row="98" table:table="1"/>
          <office:change-info>
            <dc:creator> </dc:creator>
            <dc:date>2022-07-22T18:30:19.209698308</dc:date>
          </office:change-info>
          <table:previous>
            <table:change-track-table-cell/>
          </table:previous>
        </table:cell-content-change>
        <table:cell-content-change table:id="ct261">
          <table:cell-address table:column="1" table:row="99" table:table="1"/>
          <office:change-info>
            <dc:creator> </dc:creator>
            <dc:date>2022-07-22T18:30:19.209711140</dc:date>
          </office:change-info>
          <table:previous>
            <table:change-track-table-cell/>
          </table:previous>
        </table:cell-content-change>
        <table:cell-content-change table:id="ct262">
          <table:cell-address table:column="1" table:row="100" table:table="1"/>
          <office:change-info>
            <dc:creator> </dc:creator>
            <dc:date>2022-07-22T18:30:19.209722633</dc:date>
          </office:change-info>
          <table:previous>
            <table:change-track-table-cell/>
          </table:previous>
        </table:cell-content-change>
        <table:cell-content-change table:id="ct263">
          <table:cell-address table:column="1" table:row="101" table:table="1"/>
          <office:change-info>
            <dc:creator> </dc:creator>
            <dc:date>2022-07-22T18:30:19.209734199</dc:date>
          </office:change-info>
          <table:previous>
            <table:change-track-table-cell/>
          </table:previous>
        </table:cell-content-change>
        <table:cell-content-change table:id="ct264">
          <table:cell-address table:column="1" table:row="102" table:table="1"/>
          <office:change-info>
            <dc:creator> </dc:creator>
            <dc:date>2022-07-22T18:30:19.209745756</dc:date>
          </office:change-info>
          <table:previous>
            <table:change-track-table-cell/>
          </table:previous>
        </table:cell-content-change>
        <table:cell-content-change table:id="ct265">
          <table:cell-address table:column="1" table:row="103" table:table="1"/>
          <office:change-info>
            <dc:creator> </dc:creator>
            <dc:date>2022-07-22T18:30:19.209757472</dc:date>
          </office:change-info>
          <table:previous>
            <table:change-track-table-cell/>
          </table:previous>
        </table:cell-content-change>
        <table:cell-content-change table:id="ct266">
          <table:cell-address table:column="1" table:row="104" table:table="1"/>
          <office:change-info>
            <dc:creator> </dc:creator>
            <dc:date>2022-07-22T18:30:19.209769781</dc:date>
          </office:change-info>
          <table:previous>
            <table:change-track-table-cell/>
          </table:previous>
        </table:cell-content-change>
        <table:cell-content-change table:id="ct267">
          <table:cell-address table:column="1" table:row="105" table:table="1"/>
          <office:change-info>
            <dc:creator> </dc:creator>
            <dc:date>2022-07-22T18:30:19.209781690</dc:date>
          </office:change-info>
          <table:previous>
            <table:change-track-table-cell/>
          </table:previous>
        </table:cell-content-change>
        <table:cell-content-change table:id="ct268">
          <table:cell-address table:column="1" table:row="106" table:table="1"/>
          <office:change-info>
            <dc:creator> </dc:creator>
            <dc:date>2022-07-22T18:30:19.209792183</dc:date>
          </office:change-info>
          <table:previous>
            <table:change-track-table-cell/>
          </table:previous>
        </table:cell-content-change>
        <table:cell-content-change table:id="ct269">
          <table:cell-address table:column="1" table:row="107" table:table="1"/>
          <office:change-info>
            <dc:creator> </dc:creator>
            <dc:date>2022-07-22T18:30:19.209802501</dc:date>
          </office:change-info>
          <table:previous>
            <table:change-track-table-cell/>
          </table:previous>
        </table:cell-content-change>
        <table:cell-content-change table:id="ct270">
          <table:cell-address table:column="1" table:row="108" table:table="1"/>
          <office:change-info>
            <dc:creator> </dc:creator>
            <dc:date>2022-07-22T18:30:19.209813170</dc:date>
          </office:change-info>
          <table:previous>
            <table:change-track-table-cell/>
          </table:previous>
        </table:cell-content-change>
        <table:cell-content-change table:id="ct271">
          <table:cell-address table:column="1" table:row="109" table:table="1"/>
          <office:change-info>
            <dc:creator> </dc:creator>
            <dc:date>2022-07-22T18:30:19.209825308</dc:date>
          </office:change-info>
          <table:previous>
            <table:change-track-table-cell/>
          </table:previous>
        </table:cell-content-change>
        <table:cell-content-change table:id="ct272">
          <table:cell-address table:column="1" table:row="110" table:table="1"/>
          <office:change-info>
            <dc:creator> </dc:creator>
            <dc:date>2022-07-22T18:30:19.209837443</dc:date>
          </office:change-info>
          <table:previous>
            <table:change-track-table-cell/>
          </table:previous>
        </table:cell-content-change>
        <table:cell-content-change table:id="ct273">
          <table:cell-address table:column="1" table:row="111" table:table="1"/>
          <office:change-info>
            <dc:creator> </dc:creator>
            <dc:date>2022-07-22T18:30:19.209849219</dc:date>
          </office:change-info>
          <table:previous>
            <table:change-track-table-cell/>
          </table:previous>
        </table:cell-content-change>
        <table:cell-content-change table:id="ct274">
          <table:cell-address table:column="1" table:row="112" table:table="1"/>
          <office:change-info>
            <dc:creator> </dc:creator>
            <dc:date>2022-07-22T18:30:19.209860548</dc:date>
          </office:change-info>
          <table:previous>
            <table:change-track-table-cell/>
          </table:previous>
        </table:cell-content-change>
        <table:cell-content-change table:id="ct275">
          <table:cell-address table:column="1" table:row="113" table:table="1"/>
          <office:change-info>
            <dc:creator> </dc:creator>
            <dc:date>2022-07-22T18:30:19.209872061</dc:date>
          </office:change-info>
          <table:previous>
            <table:change-track-table-cell/>
          </table:previous>
        </table:cell-content-change>
        <table:cell-content-change table:id="ct276">
          <table:cell-address table:column="1" table:row="114" table:table="1"/>
          <office:change-info>
            <dc:creator> </dc:creator>
            <dc:date>2022-07-22T18:30:19.209883683</dc:date>
          </office:change-info>
          <table:previous>
            <table:change-track-table-cell/>
          </table:previous>
        </table:cell-content-change>
        <table:cell-content-change table:id="ct277">
          <table:cell-address table:column="1" table:row="115" table:table="1"/>
          <office:change-info>
            <dc:creator> </dc:creator>
            <dc:date>2022-07-22T18:30:19.209895272</dc:date>
          </office:change-info>
          <table:previous>
            <table:change-track-table-cell/>
          </table:previous>
        </table:cell-content-change>
        <table:cell-content-change table:id="ct278">
          <table:cell-address table:column="1" table:row="116" table:table="1"/>
          <office:change-info>
            <dc:creator> </dc:creator>
            <dc:date>2022-07-22T18:30:19.209906541</dc:date>
          </office:change-info>
          <table:previous>
            <table:change-track-table-cell/>
          </table:previous>
        </table:cell-content-change>
        <table:cell-content-change table:id="ct279">
          <table:cell-address table:column="1" table:row="117" table:table="1"/>
          <office:change-info>
            <dc:creator> </dc:creator>
            <dc:date>2022-07-22T18:30:19.209918093</dc:date>
          </office:change-info>
          <table:previous>
            <table:change-track-table-cell/>
          </table:previous>
        </table:cell-content-change>
        <table:cell-content-change table:id="ct280">
          <table:cell-address table:column="1" table:row="118" table:table="1"/>
          <office:change-info>
            <dc:creator> </dc:creator>
            <dc:date>2022-07-22T18:30:19.209930257</dc:date>
          </office:change-info>
          <table:previous>
            <table:change-track-table-cell/>
          </table:previous>
        </table:cell-content-change>
        <table:cell-content-change table:id="ct281">
          <table:cell-address table:column="1" table:row="119" table:table="1"/>
          <office:change-info>
            <dc:creator> </dc:creator>
            <dc:date>2022-07-22T18:30:19.209941970</dc:date>
          </office:change-info>
          <table:previous>
            <table:change-track-table-cell/>
          </table:previous>
        </table:cell-content-change>
        <table:cell-content-change table:id="ct282">
          <table:cell-address table:column="1" table:row="120" table:table="1"/>
          <office:change-info>
            <dc:creator> </dc:creator>
            <dc:date>2022-07-22T18:30:19.209953659</dc:date>
          </office:change-info>
          <table:previous>
            <table:change-track-table-cell/>
          </table:previous>
        </table:cell-content-change>
        <table:cell-content-change table:id="ct283">
          <table:cell-address table:column="1" table:row="121" table:table="1"/>
          <office:change-info>
            <dc:creator> </dc:creator>
            <dc:date>2022-07-22T18:30:19.209965206</dc:date>
          </office:change-info>
          <table:previous>
            <table:change-track-table-cell/>
          </table:previous>
        </table:cell-content-change>
        <table:cell-content-change table:id="ct284">
          <table:cell-address table:column="1" table:row="122" table:table="1"/>
          <office:change-info>
            <dc:creator> </dc:creator>
            <dc:date>2022-07-22T18:30:19.209976556</dc:date>
          </office:change-info>
          <table:previous>
            <table:change-track-table-cell/>
          </table:previous>
        </table:cell-content-change>
        <table:cell-content-change table:id="ct285">
          <table:cell-address table:column="1" table:row="123" table:table="1"/>
          <office:change-info>
            <dc:creator> </dc:creator>
            <dc:date>2022-07-22T18:30:19.209988453</dc:date>
          </office:change-info>
          <table:previous>
            <table:change-track-table-cell/>
          </table:previous>
        </table:cell-content-change>
        <table:cell-content-change table:id="ct286">
          <table:cell-address table:column="1" table:row="124" table:table="1"/>
          <office:change-info>
            <dc:creator> </dc:creator>
            <dc:date>2022-07-22T18:30:19.210000467</dc:date>
          </office:change-info>
          <table:previous>
            <table:change-track-table-cell/>
          </table:previous>
        </table:cell-content-change>
        <table:cell-content-change table:id="ct287">
          <table:cell-address table:column="1" table:row="125" table:table="1"/>
          <office:change-info>
            <dc:creator> </dc:creator>
            <dc:date>2022-07-22T18:30:19.210013014</dc:date>
          </office:change-info>
          <table:previous>
            <table:change-track-table-cell/>
          </table:previous>
        </table:cell-content-change>
        <table:cell-content-change table:id="ct288">
          <table:cell-address table:column="1" table:row="126" table:table="1"/>
          <office:change-info>
            <dc:creator> </dc:creator>
            <dc:date>2022-07-22T18:30:19.210025169</dc:date>
          </office:change-info>
          <table:previous>
            <table:change-track-table-cell/>
          </table:previous>
        </table:cell-content-change>
        <table:cell-content-change table:id="ct289">
          <table:cell-address table:column="1" table:row="127" table:table="1"/>
          <office:change-info>
            <dc:creator> </dc:creator>
            <dc:date>2022-07-22T18:30:19.210037245</dc:date>
          </office:change-info>
          <table:previous>
            <table:change-track-table-cell/>
          </table:previous>
        </table:cell-content-change>
        <table:cell-content-change table:id="ct290">
          <table:cell-address table:column="1" table:row="128" table:table="1"/>
          <office:change-info>
            <dc:creator> </dc:creator>
            <dc:date>2022-07-22T18:30:19.210048475</dc:date>
          </office:change-info>
          <table:previous>
            <table:change-track-table-cell/>
          </table:previous>
        </table:cell-content-change>
        <table:cell-content-change table:id="ct291">
          <table:cell-address table:column="1" table:row="129" table:table="1"/>
          <office:change-info>
            <dc:creator> </dc:creator>
            <dc:date>2022-07-22T18:30:19.210061070</dc:date>
          </office:change-info>
          <table:previous>
            <table:change-track-table-cell/>
          </table:previous>
        </table:cell-content-change>
        <table:cell-content-change table:id="ct292">
          <table:cell-address table:column="1" table:row="130" table:table="1"/>
          <office:change-info>
            <dc:creator> </dc:creator>
            <dc:date>2022-07-22T18:30:19.210071593</dc:date>
          </office:change-info>
          <table:previous>
            <table:change-track-table-cell/>
          </table:previous>
        </table:cell-content-change>
        <table:cell-content-change table:id="ct293">
          <table:cell-address table:column="1" table:row="131" table:table="1"/>
          <office:change-info>
            <dc:creator> </dc:creator>
            <dc:date>2022-07-22T18:30:19.210080655</dc:date>
          </office:change-info>
          <table:previous>
            <table:change-track-table-cell/>
          </table:previous>
        </table:cell-content-change>
        <table:cell-content-change table:id="ct294">
          <table:cell-address table:column="1" table:row="132" table:table="1"/>
          <office:change-info>
            <dc:creator> </dc:creator>
            <dc:date>2022-07-22T18:30:19.210088875</dc:date>
          </office:change-info>
          <table:previous>
            <table:change-track-table-cell/>
          </table:previous>
        </table:cell-content-change>
        <table:cell-content-change table:id="ct295">
          <table:cell-address table:column="1" table:row="133" table:table="1"/>
          <office:change-info>
            <dc:creator> </dc:creator>
            <dc:date>2022-07-22T18:30:19.210097275</dc:date>
          </office:change-info>
          <table:previous>
            <table:change-track-table-cell/>
          </table:previous>
        </table:cell-content-change>
        <table:cell-content-change table:id="ct296">
          <table:cell-address table:column="1" table:row="134" table:table="1"/>
          <office:change-info>
            <dc:creator> </dc:creator>
            <dc:date>2022-07-22T18:30:19.210105795</dc:date>
          </office:change-info>
          <table:previous>
            <table:change-track-table-cell/>
          </table:previous>
        </table:cell-content-change>
        <table:cell-content-change table:id="ct297">
          <table:cell-address table:column="1" table:row="135" table:table="1"/>
          <office:change-info>
            <dc:creator> </dc:creator>
            <dc:date>2022-07-22T18:30:19.210113765</dc:date>
          </office:change-info>
          <table:previous>
            <table:change-track-table-cell/>
          </table:previous>
        </table:cell-content-change>
        <table:cell-content-change table:id="ct298">
          <table:cell-address table:column="1" table:row="136" table:table="1"/>
          <office:change-info>
            <dc:creator> </dc:creator>
            <dc:date>2022-07-22T18:30:19.210121765</dc:date>
          </office:change-info>
          <table:previous>
            <table:change-track-table-cell/>
          </table:previous>
        </table:cell-content-change>
        <table:cell-content-change table:id="ct299">
          <table:cell-address table:column="1" table:row="137" table:table="1"/>
          <office:change-info>
            <dc:creator> </dc:creator>
            <dc:date>2022-07-22T18:30:19.210130010</dc:date>
          </office:change-info>
          <table:previous>
            <table:change-track-table-cell/>
          </table:previous>
        </table:cell-content-change>
        <table:cell-content-change table:id="ct300">
          <table:cell-address table:column="1" table:row="138" table:table="1"/>
          <office:change-info>
            <dc:creator> </dc:creator>
            <dc:date>2022-07-22T18:30:19.210138883</dc:date>
          </office:change-info>
          <table:previous>
            <table:change-track-table-cell/>
          </table:previous>
        </table:cell-content-change>
        <table:cell-content-change table:id="ct301">
          <table:cell-address table:column="1" table:row="139" table:table="1"/>
          <office:change-info>
            <dc:creator> </dc:creator>
            <dc:date>2022-07-22T18:30:19.210148962</dc:date>
          </office:change-info>
          <table:previous>
            <table:change-track-table-cell/>
          </table:previous>
        </table:cell-content-change>
        <table:cell-content-change table:id="ct302">
          <table:cell-address table:column="1" table:row="140" table:table="1"/>
          <office:change-info>
            <dc:creator> </dc:creator>
            <dc:date>2022-07-22T18:30:19.210157428</dc:date>
          </office:change-info>
          <table:previous>
            <table:change-track-table-cell/>
          </table:previous>
        </table:cell-content-change>
        <table:cell-content-change table:id="ct303">
          <table:cell-address table:column="1" table:row="141" table:table="1"/>
          <office:change-info>
            <dc:creator> </dc:creator>
            <dc:date>2022-07-22T18:30:19.210165594</dc:date>
          </office:change-info>
          <table:previous>
            <table:change-track-table-cell/>
          </table:previous>
        </table:cell-content-change>
        <table:cell-content-change table:id="ct304">
          <table:cell-address table:column="1" table:row="142" table:table="1"/>
          <office:change-info>
            <dc:creator> </dc:creator>
            <dc:date>2022-07-22T18:30:19.210174651</dc:date>
          </office:change-info>
          <table:previous>
            <table:change-track-table-cell/>
          </table:previous>
        </table:cell-content-change>
        <table:cell-content-change table:id="ct305">
          <table:cell-address table:column="1" table:row="143" table:table="1"/>
          <office:change-info>
            <dc:creator> </dc:creator>
            <dc:date>2022-07-22T18:30:19.210182525</dc:date>
          </office:change-info>
          <table:previous>
            <table:change-track-table-cell/>
          </table:previous>
        </table:cell-content-change>
        <table:cell-content-change table:id="ct306">
          <table:cell-address table:column="1" table:row="144" table:table="1"/>
          <office:change-info>
            <dc:creator> </dc:creator>
            <dc:date>2022-07-22T18:30:19.210191271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145" table:table="1"/>
          <office:change-info>
            <dc:creator> </dc:creator>
            <dc:date>2022-07-22T18:30:19.210199089</dc:date>
          </office:change-info>
          <table:previous>
            <table:change-track-table-cell/>
          </table:previous>
        </table:cell-content-change>
        <table:cell-content-change table:id="ct308">
          <table:cell-address table:column="1" table:row="146" table:table="1"/>
          <office:change-info>
            <dc:creator> </dc:creator>
            <dc:date>2022-07-22T18:30:19.210208305</dc:date>
          </office:change-info>
          <table:previous>
            <table:change-track-table-cell/>
          </table:previous>
        </table:cell-content-change>
        <table:cell-content-change table:id="ct309">
          <table:cell-address table:column="1" table:row="147" table:table="1"/>
          <office:change-info>
            <dc:creator> </dc:creator>
            <dc:date>2022-07-22T18:30:19.210216762</dc:date>
          </office:change-info>
          <table:previous>
            <table:change-track-table-cell/>
          </table:previous>
        </table:cell-content-change>
        <table:cell-content-change table:id="ct310">
          <table:cell-address table:column="1" table:row="148" table:table="1"/>
          <office:change-info>
            <dc:creator> </dc:creator>
            <dc:date>2022-07-22T18:30:19.210225233</dc:date>
          </office:change-info>
          <table:previous>
            <table:change-track-table-cell/>
          </table:previous>
        </table:cell-content-change>
        <table:cell-content-change table:id="ct311">
          <table:cell-address table:column="1" table:row="149" table:table="1"/>
          <office:change-info>
            <dc:creator> </dc:creator>
            <dc:date>2022-07-22T18:30:19.210234301</dc:date>
          </office:change-info>
          <table:previous>
            <table:change-track-table-cell/>
          </table:previous>
        </table:cell-content-change>
        <table:cell-content-change table:id="ct312">
          <table:cell-address table:column="1" table:row="150" table:table="1"/>
          <office:change-info>
            <dc:creator> </dc:creator>
            <dc:date>2022-07-22T18:30:19.210242981</dc:date>
          </office:change-info>
          <table:previous>
            <table:change-track-table-cell/>
          </table:previous>
        </table:cell-content-change>
        <table:cell-content-change table:id="ct313">
          <table:cell-address table:column="1" table:row="151" table:table="1"/>
          <office:change-info>
            <dc:creator> </dc:creator>
            <dc:date>2022-07-22T18:30:19.210251339</dc:date>
          </office:change-info>
          <table:previous>
            <table:change-track-table-cell/>
          </table:previous>
        </table:cell-content-change>
        <table:cell-content-change table:id="ct314">
          <table:cell-address table:column="1" table:row="152" table:table="1"/>
          <office:change-info>
            <dc:creator> </dc:creator>
            <dc:date>2022-07-22T18:30:19.210259928</dc:date>
          </office:change-info>
          <table:previous>
            <table:change-track-table-cell/>
          </table:previous>
        </table:cell-content-change>
        <table:cell-content-change table:id="ct315">
          <table:cell-address table:column="1" table:row="153" table:table="1"/>
          <office:change-info>
            <dc:creator> </dc:creator>
            <dc:date>2022-07-22T18:30:19.210268589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154" table:table="1"/>
          <office:change-info>
            <dc:creator> </dc:creator>
            <dc:date>2022-07-22T18:30:19.210276743</dc:date>
          </office:change-info>
          <table:previous>
            <table:change-track-table-cell/>
          </table:previous>
        </table:cell-content-change>
        <table:cell-content-change table:id="ct317">
          <table:cell-address table:column="1" table:row="155" table:table="1"/>
          <office:change-info>
            <dc:creator> </dc:creator>
            <dc:date>2022-07-22T18:30:19.210285785</dc:date>
          </office:change-info>
          <table:previous>
            <table:change-track-table-cell/>
          </table:previous>
        </table:cell-content-change>
        <table:cell-content-change table:id="ct318">
          <table:cell-address table:column="1" table:row="156" table:table="1"/>
          <office:change-info>
            <dc:creator> </dc:creator>
            <dc:date>2022-07-22T18:30:19.210294665</dc:date>
          </office:change-info>
          <table:previous>
            <table:change-track-table-cell/>
          </table:previous>
        </table:cell-content-change>
        <table:cell-content-change table:id="ct319">
          <table:cell-address table:column="1" table:row="157" table:table="1"/>
          <office:change-info>
            <dc:creator> </dc:creator>
            <dc:date>2022-07-22T18:30:19.210304070</dc:date>
          </office:change-info>
          <table:previous>
            <table:change-track-table-cell/>
          </table:previous>
        </table:cell-content-change>
        <table:cell-content-change table:id="ct320">
          <table:cell-address table:column="1" table:row="158" table:table="1"/>
          <office:change-info>
            <dc:creator> </dc:creator>
            <dc:date>2022-07-22T18:30:19.210313918</dc:date>
          </office:change-info>
          <table:previous>
            <table:change-track-table-cell/>
          </table:previous>
        </table:cell-content-change>
        <table:cell-content-change table:id="ct321">
          <table:cell-address table:column="1" table:row="159" table:table="1"/>
          <office:change-info>
            <dc:creator> </dc:creator>
            <dc:date>2022-07-22T18:30:19.210322462</dc:date>
          </office:change-info>
          <table:previous>
            <table:change-track-table-cell/>
          </table:previous>
        </table:cell-content-change>
        <table:cell-content-change table:id="ct322">
          <table:cell-address table:column="1" table:row="160" table:table="1"/>
          <office:change-info>
            <dc:creator> </dc:creator>
            <dc:date>2022-07-22T18:30:19.210331303</dc:date>
          </office:change-info>
          <table:previous>
            <table:change-track-table-cell/>
          </table:previous>
        </table:cell-content-change>
        <table:cell-content-change table:id="ct323">
          <table:cell-address table:column="2" table:row="0" table:table="1"/>
          <office:change-info>
            <dc:creator> </dc:creator>
            <dc:date>2022-07-22T18:30:19.210343197</dc:date>
          </office:change-info>
          <table:previous>
            <table:change-track-table-cell/>
          </table:previous>
        </table:cell-content-change>
        <table:cell-content-change table:id="ct324">
          <table:cell-address table:column="2" table:row="1" table:table="1"/>
          <office:change-info>
            <dc:creator> </dc:creator>
            <dc:date>2022-07-22T18:30:19.210358705</dc:date>
          </office:change-info>
          <table:previous>
            <table:change-track-table-cell/>
          </table:previous>
        </table:cell-content-change>
        <table:cell-content-change table:id="ct325">
          <table:cell-address table:column="2" table:row="2" table:table="1"/>
          <office:change-info>
            <dc:creator> </dc:creator>
            <dc:date>2022-07-22T18:30:19.210365097</dc:date>
          </office:change-info>
          <table:previous>
            <table:change-track-table-cell/>
          </table:previous>
        </table:cell-content-change>
        <table:cell-content-change table:id="ct326">
          <table:cell-address table:column="2" table:row="3" table:table="1"/>
          <office:change-info>
            <dc:creator> </dc:creator>
            <dc:date>2022-07-22T18:30:19.210370159</dc:date>
          </office:change-info>
          <table:previous>
            <table:change-track-table-cell/>
          </table:previous>
        </table:cell-content-change>
        <table:cell-content-change table:id="ct327">
          <table:cell-address table:column="2" table:row="4" table:table="1"/>
          <office:change-info>
            <dc:creator> </dc:creator>
            <dc:date>2022-07-22T18:30:19.210374818</dc:date>
          </office:change-info>
          <table:previous>
            <table:change-track-table-cell/>
          </table:previous>
        </table:cell-content-change>
        <table:cell-content-change table:id="ct328">
          <table:cell-address table:column="2" table:row="5" table:table="1"/>
          <office:change-info>
            <dc:creator> </dc:creator>
            <dc:date>2022-07-22T18:30:19.210379670</dc:date>
          </office:change-info>
          <table:previous>
            <table:change-track-table-cell/>
          </table:previous>
        </table:cell-content-change>
        <table:cell-content-change table:id="ct329">
          <table:cell-address table:column="2" table:row="6" table:table="1"/>
          <office:change-info>
            <dc:creator> </dc:creator>
            <dc:date>2022-07-22T18:30:19.210385051</dc:date>
          </office:change-info>
          <table:previous>
            <table:change-track-table-cell/>
          </table:previous>
        </table:cell-content-change>
        <table:cell-content-change table:id="ct330">
          <table:cell-address table:column="2" table:row="7" table:table="1"/>
          <office:change-info>
            <dc:creator> </dc:creator>
            <dc:date>2022-07-22T18:30:19.210390996</dc:date>
          </office:change-info>
          <table:previous>
            <table:change-track-table-cell/>
          </table:previous>
        </table:cell-content-change>
        <table:cell-content-change table:id="ct331">
          <table:cell-address table:column="2" table:row="8" table:table="1"/>
          <office:change-info>
            <dc:creator> </dc:creator>
            <dc:date>2022-07-22T18:30:19.210396277</dc:date>
          </office:change-info>
          <table:previous>
            <table:change-track-table-cell/>
          </table:previous>
        </table:cell-content-change>
        <table:cell-content-change table:id="ct332">
          <table:cell-address table:column="2" table:row="9" table:table="1"/>
          <office:change-info>
            <dc:creator> </dc:creator>
            <dc:date>2022-07-22T18:30:19.210402186</dc:date>
          </office:change-info>
          <table:previous>
            <table:change-track-table-cell/>
          </table:previous>
        </table:cell-content-change>
        <table:cell-content-change table:id="ct333">
          <table:cell-address table:column="2" table:row="10" table:table="1"/>
          <office:change-info>
            <dc:creator> </dc:creator>
            <dc:date>2022-07-22T18:30:19.210408171</dc:date>
          </office:change-info>
          <table:previous>
            <table:change-track-table-cell/>
          </table:previous>
        </table:cell-content-change>
        <table:cell-content-change table:id="ct334">
          <table:cell-address table:column="2" table:row="11" table:table="1"/>
          <office:change-info>
            <dc:creator> </dc:creator>
            <dc:date>2022-07-22T18:30:19.210413270</dc:date>
          </office:change-info>
          <table:previous>
            <table:change-track-table-cell/>
          </table:previous>
        </table:cell-content-change>
        <table:cell-content-change table:id="ct335">
          <table:cell-address table:column="2" table:row="12" table:table="1"/>
          <office:change-info>
            <dc:creator> </dc:creator>
            <dc:date>2022-07-22T18:30:19.210419176</dc:date>
          </office:change-info>
          <table:previous>
            <table:change-track-table-cell/>
          </table:previous>
        </table:cell-content-change>
        <table:cell-content-change table:id="ct336">
          <table:cell-address table:column="2" table:row="13" table:table="1"/>
          <office:change-info>
            <dc:creator> </dc:creator>
            <dc:date>2022-07-22T18:30:19.210424352</dc:date>
          </office:change-info>
          <table:previous>
            <table:change-track-table-cell/>
          </table:previous>
        </table:cell-content-change>
        <table:cell-content-change table:id="ct337">
          <table:cell-address table:column="2" table:row="14" table:table="1"/>
          <office:change-info>
            <dc:creator> </dc:creator>
            <dc:date>2022-07-22T18:30:19.210429791</dc:date>
          </office:change-info>
          <table:previous>
            <table:change-track-table-cell/>
          </table:previous>
        </table:cell-content-change>
        <table:cell-content-change table:id="ct338">
          <table:cell-address table:column="2" table:row="15" table:table="1"/>
          <office:change-info>
            <dc:creator> </dc:creator>
            <dc:date>2022-07-22T18:30:19.210435237</dc:date>
          </office:change-info>
          <table:previous>
            <table:change-track-table-cell/>
          </table:previous>
        </table:cell-content-change>
        <table:cell-content-change table:id="ct339">
          <table:cell-address table:column="2" table:row="16" table:table="1"/>
          <office:change-info>
            <dc:creator> </dc:creator>
            <dc:date>2022-07-22T18:30:19.210439011</dc:date>
          </office:change-info>
          <table:previous>
            <table:change-track-table-cell/>
          </table:previous>
        </table:cell-content-change>
        <table:cell-content-change table:id="ct340">
          <table:cell-address table:column="2" table:row="17" table:table="1"/>
          <office:change-info>
            <dc:creator> </dc:creator>
            <dc:date>2022-07-22T18:30:19.210442757</dc:date>
          </office:change-info>
          <table:previous>
            <table:change-track-table-cell/>
          </table:previous>
        </table:cell-content-change>
        <table:cell-content-change table:id="ct341">
          <table:cell-address table:column="2" table:row="18" table:table="1"/>
          <office:change-info>
            <dc:creator> </dc:creator>
            <dc:date>2022-07-22T18:30:19.210446639</dc:date>
          </office:change-info>
          <table:previous>
            <table:change-track-table-cell/>
          </table:previous>
        </table:cell-content-change>
        <table:cell-content-change table:id="ct342">
          <table:cell-address table:column="2" table:row="19" table:table="1"/>
          <office:change-info>
            <dc:creator> </dc:creator>
            <dc:date>2022-07-22T18:30:19.210450434</dc:date>
          </office:change-info>
          <table:previous>
            <table:change-track-table-cell/>
          </table:previous>
        </table:cell-content-change>
        <table:cell-content-change table:id="ct343">
          <table:cell-address table:column="2" table:row="20" table:table="1"/>
          <office:change-info>
            <dc:creator> </dc:creator>
            <dc:date>2022-07-22T18:30:19.210454230</dc:date>
          </office:change-info>
          <table:previous>
            <table:change-track-table-cell/>
          </table:previous>
        </table:cell-content-change>
        <table:cell-content-change table:id="ct344">
          <table:cell-address table:column="2" table:row="21" table:table="1"/>
          <office:change-info>
            <dc:creator> </dc:creator>
            <dc:date>2022-07-22T18:30:19.210458007</dc:date>
          </office:change-info>
          <table:previous>
            <table:change-track-table-cell/>
          </table:previous>
        </table:cell-content-change>
        <table:cell-content-change table:id="ct345">
          <table:cell-address table:column="2" table:row="22" table:table="1"/>
          <office:change-info>
            <dc:creator> </dc:creator>
            <dc:date>2022-07-22T18:30:19.210461758</dc:date>
          </office:change-info>
          <table:previous>
            <table:change-track-table-cell/>
          </table:previous>
        </table:cell-content-change>
        <table:cell-content-change table:id="ct346">
          <table:cell-address table:column="2" table:row="23" table:table="1"/>
          <office:change-info>
            <dc:creator> </dc:creator>
            <dc:date>2022-07-22T18:30:19.210465459</dc:date>
          </office:change-info>
          <table:previous>
            <table:change-track-table-cell/>
          </table:previous>
        </table:cell-content-change>
        <table:cell-content-change table:id="ct347">
          <table:cell-address table:column="2" table:row="24" table:table="1"/>
          <office:change-info>
            <dc:creator> </dc:creator>
            <dc:date>2022-07-22T18:30:19.210469215</dc:date>
          </office:change-info>
          <table:previous>
            <table:change-track-table-cell/>
          </table:previous>
        </table:cell-content-change>
        <table:cell-content-change table:id="ct348">
          <table:cell-address table:column="2" table:row="25" table:table="1"/>
          <office:change-info>
            <dc:creator> </dc:creator>
            <dc:date>2022-07-22T18:30:19.210472930</dc:date>
          </office:change-info>
          <table:previous>
            <table:change-track-table-cell/>
          </table:previous>
        </table:cell-content-change>
        <table:cell-content-change table:id="ct349">
          <table:cell-address table:column="2" table:row="26" table:table="1"/>
          <office:change-info>
            <dc:creator> </dc:creator>
            <dc:date>2022-07-22T18:30:19.210476723</dc:date>
          </office:change-info>
          <table:previous>
            <table:change-track-table-cell/>
          </table:previous>
        </table:cell-content-change>
        <table:cell-content-change table:id="ct350">
          <table:cell-address table:column="2" table:row="27" table:table="1"/>
          <office:change-info>
            <dc:creator> </dc:creator>
            <dc:date>2022-07-22T18:30:19.210480501</dc:date>
          </office:change-info>
          <table:previous>
            <table:change-track-table-cell/>
          </table:previous>
        </table:cell-content-change>
        <table:cell-content-change table:id="ct351">
          <table:cell-address table:column="2" table:row="28" table:table="1"/>
          <office:change-info>
            <dc:creator> </dc:creator>
            <dc:date>2022-07-22T18:30:19.210484699</dc:date>
          </office:change-info>
          <table:previous>
            <table:change-track-table-cell/>
          </table:previous>
        </table:cell-content-change>
        <table:cell-content-change table:id="ct352">
          <table:cell-address table:column="2" table:row="29" table:table="1"/>
          <office:change-info>
            <dc:creator> </dc:creator>
            <dc:date>2022-07-22T18:30:19.210488453</dc:date>
          </office:change-info>
          <table:previous>
            <table:change-track-table-cell/>
          </table:previous>
        </table:cell-content-change>
        <table:cell-content-change table:id="ct353">
          <table:cell-address table:column="2" table:row="30" table:table="1"/>
          <office:change-info>
            <dc:creator> </dc:creator>
            <dc:date>2022-07-22T18:30:19.210492348</dc:date>
          </office:change-info>
          <table:previous>
            <table:change-track-table-cell/>
          </table:previous>
        </table:cell-content-change>
        <table:cell-content-change table:id="ct354">
          <table:cell-address table:column="2" table:row="31" table:table="1"/>
          <office:change-info>
            <dc:creator> </dc:creator>
            <dc:date>2022-07-22T18:30:19.210496284</dc:date>
          </office:change-info>
          <table:previous>
            <table:change-track-table-cell/>
          </table:previous>
        </table:cell-content-change>
        <table:cell-content-change table:id="ct355">
          <table:cell-address table:column="2" table:row="32" table:table="1"/>
          <office:change-info>
            <dc:creator> </dc:creator>
            <dc:date>2022-07-22T18:30:19.210500051</dc:date>
          </office:change-info>
          <table:previous>
            <table:change-track-table-cell/>
          </table:previous>
        </table:cell-content-change>
        <table:cell-content-change table:id="ct356">
          <table:cell-address table:column="2" table:row="33" table:table="1"/>
          <office:change-info>
            <dc:creator> </dc:creator>
            <dc:date>2022-07-22T18:30:19.210503806</dc:date>
          </office:change-info>
          <table:previous>
            <table:change-track-table-cell/>
          </table:previous>
        </table:cell-content-change>
        <table:cell-content-change table:id="ct357">
          <table:cell-address table:column="2" table:row="34" table:table="1"/>
          <office:change-info>
            <dc:creator> </dc:creator>
            <dc:date>2022-07-22T18:30:19.210507653</dc:date>
          </office:change-info>
          <table:previous>
            <table:change-track-table-cell/>
          </table:previous>
        </table:cell-content-change>
        <table:cell-content-change table:id="ct358">
          <table:cell-address table:column="2" table:row="35" table:table="1"/>
          <office:change-info>
            <dc:creator> </dc:creator>
            <dc:date>2022-07-22T18:30:19.210511469</dc:date>
          </office:change-info>
          <table:previous>
            <table:change-track-table-cell/>
          </table:previous>
        </table:cell-content-change>
        <table:cell-content-change table:id="ct359">
          <table:cell-address table:column="2" table:row="36" table:table="1"/>
          <office:change-info>
            <dc:creator> </dc:creator>
            <dc:date>2022-07-22T18:30:19.210515403</dc:date>
          </office:change-info>
          <table:previous>
            <table:change-track-table-cell/>
          </table:previous>
        </table:cell-content-change>
        <table:cell-content-change table:id="ct360">
          <table:cell-address table:column="2" table:row="37" table:table="1"/>
          <office:change-info>
            <dc:creator> </dc:creator>
            <dc:date>2022-07-22T18:30:19.210519190</dc:date>
          </office:change-info>
          <table:previous>
            <table:change-track-table-cell/>
          </table:previous>
        </table:cell-content-change>
        <table:cell-content-change table:id="ct361">
          <table:cell-address table:column="2" table:row="38" table:table="1"/>
          <office:change-info>
            <dc:creator> </dc:creator>
            <dc:date>2022-07-22T18:30:19.210523381</dc:date>
          </office:change-info>
          <table:previous>
            <table:change-track-table-cell/>
          </table:previous>
        </table:cell-content-change>
        <table:cell-content-change table:id="ct362">
          <table:cell-address table:column="2" table:row="39" table:table="1"/>
          <office:change-info>
            <dc:creator> </dc:creator>
            <dc:date>2022-07-22T18:30:19.210527242</dc:date>
          </office:change-info>
          <table:previous>
            <table:change-track-table-cell/>
          </table:previous>
        </table:cell-content-change>
        <table:cell-content-change table:id="ct363">
          <table:cell-address table:column="2" table:row="40" table:table="1"/>
          <office:change-info>
            <dc:creator> </dc:creator>
            <dc:date>2022-07-22T18:30:19.210531018</dc:date>
          </office:change-info>
          <table:previous>
            <table:change-track-table-cell/>
          </table:previous>
        </table:cell-content-change>
        <table:cell-content-change table:id="ct364">
          <table:cell-address table:column="2" table:row="41" table:table="1"/>
          <office:change-info>
            <dc:creator> </dc:creator>
            <dc:date>2022-07-22T18:30:19.210534946</dc:date>
          </office:change-info>
          <table:previous>
            <table:change-track-table-cell/>
          </table:previous>
        </table:cell-content-change>
        <table:cell-content-change table:id="ct365">
          <table:cell-address table:column="2" table:row="42" table:table="1"/>
          <office:change-info>
            <dc:creator> </dc:creator>
            <dc:date>2022-07-22T18:30:19.210538723</dc:date>
          </office:change-info>
          <table:previous>
            <table:change-track-table-cell/>
          </table:previous>
        </table:cell-content-change>
        <table:cell-content-change table:id="ct366">
          <table:cell-address table:column="2" table:row="43" table:table="1"/>
          <office:change-info>
            <dc:creator> </dc:creator>
            <dc:date>2022-07-22T18:30:19.210542505</dc:date>
          </office:change-info>
          <table:previous>
            <table:change-track-table-cell/>
          </table:previous>
        </table:cell-content-change>
        <table:cell-content-change table:id="ct367">
          <table:cell-address table:column="2" table:row="44" table:table="1"/>
          <office:change-info>
            <dc:creator> </dc:creator>
            <dc:date>2022-07-22T18:30:19.210546385</dc:date>
          </office:change-info>
          <table:previous>
            <table:change-track-table-cell/>
          </table:previous>
        </table:cell-content-change>
        <table:cell-content-change table:id="ct368">
          <table:cell-address table:column="2" table:row="45" table:table="1"/>
          <office:change-info>
            <dc:creator> </dc:creator>
            <dc:date>2022-07-22T18:30:19.210550147</dc:date>
          </office:change-info>
          <table:previous>
            <table:change-track-table-cell/>
          </table:previous>
        </table:cell-content-change>
        <table:cell-content-change table:id="ct369">
          <table:cell-address table:column="2" table:row="46" table:table="1"/>
          <office:change-info>
            <dc:creator> </dc:creator>
            <dc:date>2022-07-22T18:30:19.210554095</dc:date>
          </office:change-info>
          <table:previous>
            <table:change-track-table-cell/>
          </table:previous>
        </table:cell-content-change>
        <table:cell-content-change table:id="ct370">
          <table:cell-address table:column="2" table:row="47" table:table="1"/>
          <office:change-info>
            <dc:creator> </dc:creator>
            <dc:date>2022-07-22T18:30:19.210557953</dc:date>
          </office:change-info>
          <table:previous>
            <table:change-track-table-cell/>
          </table:previous>
        </table:cell-content-change>
        <table:cell-content-change table:id="ct371">
          <table:cell-address table:column="2" table:row="48" table:table="1"/>
          <office:change-info>
            <dc:creator> </dc:creator>
            <dc:date>2022-07-22T18:30:19.210561843</dc:date>
          </office:change-info>
          <table:previous>
            <table:change-track-table-cell/>
          </table:previous>
        </table:cell-content-change>
        <table:cell-content-change table:id="ct372">
          <table:cell-address table:column="2" table:row="49" table:table="1"/>
          <office:change-info>
            <dc:creator> </dc:creator>
            <dc:date>2022-07-22T18:30:19.210566025</dc:date>
          </office:change-info>
          <table:previous>
            <table:change-track-table-cell/>
          </table:previous>
        </table:cell-content-change>
        <table:cell-content-change table:id="ct373">
          <table:cell-address table:column="2" table:row="50" table:table="1"/>
          <office:change-info>
            <dc:creator> </dc:creator>
            <dc:date>2022-07-22T18:30:19.210570078</dc:date>
          </office:change-info>
          <table:previous>
            <table:change-track-table-cell/>
          </table:previous>
        </table:cell-content-change>
        <table:cell-content-change table:id="ct374">
          <table:cell-address table:column="2" table:row="51" table:table="1"/>
          <office:change-info>
            <dc:creator> </dc:creator>
            <dc:date>2022-07-22T18:30:19.210574070</dc:date>
          </office:change-info>
          <table:previous>
            <table:change-track-table-cell/>
          </table:previous>
        </table:cell-content-change>
        <table:cell-content-change table:id="ct375">
          <table:cell-address table:column="2" table:row="52" table:table="1"/>
          <office:change-info>
            <dc:creator> </dc:creator>
            <dc:date>2022-07-22T18:30:19.210578243</dc:date>
          </office:change-info>
          <table:previous>
            <table:change-track-table-cell/>
          </table:previous>
        </table:cell-content-change>
        <table:cell-content-change table:id="ct376">
          <table:cell-address table:column="2" table:row="53" table:table="1"/>
          <office:change-info>
            <dc:creator> </dc:creator>
            <dc:date>2022-07-22T18:30:19.210582151</dc:date>
          </office:change-info>
          <table:previous>
            <table:change-track-table-cell/>
          </table:previous>
        </table:cell-content-change>
        <table:cell-content-change table:id="ct377">
          <table:cell-address table:column="2" table:row="54" table:table="1"/>
          <office:change-info>
            <dc:creator> </dc:creator>
            <dc:date>2022-07-22T18:30:19.210586050</dc:date>
          </office:change-info>
          <table:previous>
            <table:change-track-table-cell/>
          </table:previous>
        </table:cell-content-change>
        <table:cell-content-change table:id="ct378">
          <table:cell-address table:column="2" table:row="55" table:table="1"/>
          <office:change-info>
            <dc:creator> </dc:creator>
            <dc:date>2022-07-22T18:30:19.210590447</dc:date>
          </office:change-info>
          <table:previous>
            <table:change-track-table-cell/>
          </table:previous>
        </table:cell-content-change>
        <table:cell-content-change table:id="ct379">
          <table:cell-address table:column="2" table:row="56" table:table="1"/>
          <office:change-info>
            <dc:creator> </dc:creator>
            <dc:date>2022-07-22T18:30:19.210594545</dc:date>
          </office:change-info>
          <table:previous>
            <table:change-track-table-cell/>
          </table:previous>
        </table:cell-content-change>
        <table:cell-content-change table:id="ct380">
          <table:cell-address table:column="2" table:row="57" table:table="1"/>
          <office:change-info>
            <dc:creator> </dc:creator>
            <dc:date>2022-07-22T18:30:19.210598621</dc:date>
          </office:change-info>
          <table:previous>
            <table:change-track-table-cell/>
          </table:previous>
        </table:cell-content-change>
        <table:cell-content-change table:id="ct381">
          <table:cell-address table:column="2" table:row="58" table:table="1"/>
          <office:change-info>
            <dc:creator> </dc:creator>
            <dc:date>2022-07-22T18:30:19.210602523</dc:date>
          </office:change-info>
          <table:previous>
            <table:change-track-table-cell/>
          </table:previous>
        </table:cell-content-change>
        <table:cell-content-change table:id="ct382">
          <table:cell-address table:column="2" table:row="59" table:table="1"/>
          <office:change-info>
            <dc:creator> </dc:creator>
            <dc:date>2022-07-22T18:30:19.210606465</dc:date>
          </office:change-info>
          <table:previous>
            <table:change-track-table-cell/>
          </table:previous>
        </table:cell-content-change>
        <table:cell-content-change table:id="ct383">
          <table:cell-address table:column="2" table:row="60" table:table="1"/>
          <office:change-info>
            <dc:creator> </dc:creator>
            <dc:date>2022-07-22T18:30:19.210610664</dc:date>
          </office:change-info>
          <table:previous>
            <table:change-track-table-cell/>
          </table:previous>
        </table:cell-content-change>
        <table:cell-content-change table:id="ct384">
          <table:cell-address table:column="2" table:row="61" table:table="1"/>
          <office:change-info>
            <dc:creator> </dc:creator>
            <dc:date>2022-07-22T18:30:19.210614660</dc:date>
          </office:change-info>
          <table:previous>
            <table:change-track-table-cell/>
          </table:previous>
        </table:cell-content-change>
        <table:cell-content-change table:id="ct385">
          <table:cell-address table:column="2" table:row="62" table:table="1"/>
          <office:change-info>
            <dc:creator> </dc:creator>
            <dc:date>2022-07-22T18:30:19.210618760</dc:date>
          </office:change-info>
          <table:previous>
            <table:change-track-table-cell/>
          </table:previous>
        </table:cell-content-change>
        <table:cell-content-change table:id="ct386">
          <table:cell-address table:column="2" table:row="63" table:table="1"/>
          <office:change-info>
            <dc:creator> </dc:creator>
            <dc:date>2022-07-22T18:30:19.210622716</dc:date>
          </office:change-info>
          <table:previous>
            <table:change-track-table-cell/>
          </table:previous>
        </table:cell-content-change>
        <table:cell-content-change table:id="ct387">
          <table:cell-address table:column="2" table:row="64" table:table="1"/>
          <office:change-info>
            <dc:creator> </dc:creator>
            <dc:date>2022-07-22T18:30:19.210626832</dc:date>
          </office:change-info>
          <table:previous>
            <table:change-track-table-cell/>
          </table:previous>
        </table:cell-content-change>
        <table:cell-content-change table:id="ct388">
          <table:cell-address table:column="2" table:row="65" table:table="1"/>
          <office:change-info>
            <dc:creator> </dc:creator>
            <dc:date>2022-07-22T18:30:19.210631044</dc:date>
          </office:change-info>
          <table:previous>
            <table:change-track-table-cell/>
          </table:previous>
        </table:cell-content-change>
        <table:cell-content-change table:id="ct389">
          <table:cell-address table:column="2" table:row="66" table:table="1"/>
          <office:change-info>
            <dc:creator> </dc:creator>
            <dc:date>2022-07-22T18:30:19.210635054</dc:date>
          </office:change-info>
          <table:previous>
            <table:change-track-table-cell/>
          </table:previous>
        </table:cell-content-change>
        <table:cell-content-change table:id="ct390">
          <table:cell-address table:column="2" table:row="67" table:table="1"/>
          <office:change-info>
            <dc:creator> </dc:creator>
            <dc:date>2022-07-22T18:30:19.210638965</dc:date>
          </office:change-info>
          <table:previous>
            <table:change-track-table-cell/>
          </table:previous>
        </table:cell-content-change>
        <table:cell-content-change table:id="ct391">
          <table:cell-address table:column="2" table:row="68" table:table="1"/>
          <office:change-info>
            <dc:creator> </dc:creator>
            <dc:date>2022-07-22T18:30:19.210643320</dc:date>
          </office:change-info>
          <table:previous>
            <table:change-track-table-cell/>
          </table:previous>
        </table:cell-content-change>
        <table:cell-content-change table:id="ct392">
          <table:cell-address table:column="2" table:row="69" table:table="1"/>
          <office:change-info>
            <dc:creator> </dc:creator>
            <dc:date>2022-07-22T18:30:19.210647333</dc:date>
          </office:change-info>
          <table:previous>
            <table:change-track-table-cell/>
          </table:previous>
        </table:cell-content-change>
        <table:cell-content-change table:id="ct393">
          <table:cell-address table:column="2" table:row="70" table:table="1"/>
          <office:change-info>
            <dc:creator> </dc:creator>
            <dc:date>2022-07-22T18:30:19.210651307</dc:date>
          </office:change-info>
          <table:previous>
            <table:change-track-table-cell/>
          </table:previous>
        </table:cell-content-change>
        <table:cell-content-change table:id="ct394">
          <table:cell-address table:column="2" table:row="71" table:table="1"/>
          <office:change-info>
            <dc:creator> </dc:creator>
            <dc:date>2022-07-22T18:30:19.210655289</dc:date>
          </office:change-info>
          <table:previous>
            <table:change-track-table-cell/>
          </table:previous>
        </table:cell-content-change>
        <table:cell-content-change table:id="ct395">
          <table:cell-address table:column="2" table:row="72" table:table="1"/>
          <office:change-info>
            <dc:creator> </dc:creator>
            <dc:date>2022-07-22T18:30:19.210659474</dc:date>
          </office:change-info>
          <table:previous>
            <table:change-track-table-cell/>
          </table:previous>
        </table:cell-content-change>
        <table:cell-content-change table:id="ct396">
          <table:cell-address table:column="2" table:row="73" table:table="1"/>
          <office:change-info>
            <dc:creator> </dc:creator>
            <dc:date>2022-07-22T18:30:19.210663831</dc:date>
          </office:change-info>
          <table:previous>
            <table:change-track-table-cell/>
          </table:previous>
        </table:cell-content-change>
        <table:cell-content-change table:id="ct397">
          <table:cell-address table:column="2" table:row="74" table:table="1"/>
          <office:change-info>
            <dc:creator> </dc:creator>
            <dc:date>2022-07-22T18:30:19.210668133</dc:date>
          </office:change-info>
          <table:previous>
            <table:change-track-table-cell/>
          </table:previous>
        </table:cell-content-change>
        <table:cell-content-change table:id="ct398">
          <table:cell-address table:column="2" table:row="75" table:table="1"/>
          <office:change-info>
            <dc:creator> </dc:creator>
            <dc:date>2022-07-22T18:30:19.210672277</dc:date>
          </office:change-info>
          <table:previous>
            <table:change-track-table-cell/>
          </table:previous>
        </table:cell-content-change>
        <table:cell-content-change table:id="ct399">
          <table:cell-address table:column="2" table:row="76" table:table="1"/>
          <office:change-info>
            <dc:creator> </dc:creator>
            <dc:date>2022-07-22T18:30:19.210676712</dc:date>
          </office:change-info>
          <table:previous>
            <table:change-track-table-cell/>
          </table:previous>
        </table:cell-content-change>
        <table:cell-content-change table:id="ct400">
          <table:cell-address table:column="2" table:row="77" table:table="1"/>
          <office:change-info>
            <dc:creator> </dc:creator>
            <dc:date>2022-07-22T18:30:19.210680950</dc:date>
          </office:change-info>
          <table:previous>
            <table:change-track-table-cell/>
          </table:previous>
        </table:cell-content-change>
        <table:cell-content-change table:id="ct401">
          <table:cell-address table:column="2" table:row="78" table:table="1"/>
          <office:change-info>
            <dc:creator> </dc:creator>
            <dc:date>2022-07-22T18:30:19.210685265</dc:date>
          </office:change-info>
          <table:previous>
            <table:change-track-table-cell/>
          </table:previous>
        </table:cell-content-change>
        <table:cell-content-change table:id="ct402">
          <table:cell-address table:column="2" table:row="79" table:table="1"/>
          <office:change-info>
            <dc:creator> </dc:creator>
            <dc:date>2022-07-22T18:30:19.210690259</dc:date>
          </office:change-info>
          <table:previous>
            <table:change-track-table-cell/>
          </table:previous>
        </table:cell-content-change>
        <table:cell-content-change table:id="ct403">
          <table:cell-address table:column="2" table:row="80" table:table="1"/>
          <office:change-info>
            <dc:creator> </dc:creator>
            <dc:date>2022-07-22T18:30:19.210696781</dc:date>
          </office:change-info>
          <table:previous>
            <table:change-track-table-cell/>
          </table:previous>
        </table:cell-content-change>
        <table:cell-content-change table:id="ct404">
          <table:cell-address table:column="2" table:row="81" table:table="1"/>
          <office:change-info>
            <dc:creator> </dc:creator>
            <dc:date>2022-07-22T18:30:19.210703597</dc:date>
          </office:change-info>
          <table:previous>
            <table:change-track-table-cell/>
          </table:previous>
        </table:cell-content-change>
        <table:cell-content-change table:id="ct405">
          <table:cell-address table:column="2" table:row="82" table:table="1"/>
          <office:change-info>
            <dc:creator> </dc:creator>
            <dc:date>2022-07-22T18:30:19.210709307</dc:date>
          </office:change-info>
          <table:previous>
            <table:change-track-table-cell/>
          </table:previous>
        </table:cell-content-change>
        <table:cell-content-change table:id="ct406">
          <table:cell-address table:column="2" table:row="83" table:table="1"/>
          <office:change-info>
            <dc:creator> </dc:creator>
            <dc:date>2022-07-22T18:30:19.210716139</dc:date>
          </office:change-info>
          <table:previous>
            <table:change-track-table-cell/>
          </table:previous>
        </table:cell-content-change>
        <table:cell-content-change table:id="ct407">
          <table:cell-address table:column="2" table:row="84" table:table="1"/>
          <office:change-info>
            <dc:creator> </dc:creator>
            <dc:date>2022-07-22T18:30:19.210722459</dc:date>
          </office:change-info>
          <table:previous>
            <table:change-track-table-cell/>
          </table:previous>
        </table:cell-content-change>
        <table:cell-content-change table:id="ct408">
          <table:cell-address table:column="2" table:row="85" table:table="1"/>
          <office:change-info>
            <dc:creator> </dc:creator>
            <dc:date>2022-07-22T18:30:19.210728168</dc:date>
          </office:change-info>
          <table:previous>
            <table:change-track-table-cell/>
          </table:previous>
        </table:cell-content-change>
        <table:cell-content-change table:id="ct409">
          <table:cell-address table:column="2" table:row="86" table:table="1"/>
          <office:change-info>
            <dc:creator> </dc:creator>
            <dc:date>2022-07-22T18:30:19.210734237</dc:date>
          </office:change-info>
          <table:previous>
            <table:change-track-table-cell/>
          </table:previous>
        </table:cell-content-change>
        <table:cell-content-change table:id="ct410">
          <table:cell-address table:column="2" table:row="87" table:table="1"/>
          <office:change-info>
            <dc:creator> </dc:creator>
            <dc:date>2022-07-22T18:30:19.210740248</dc:date>
          </office:change-info>
          <table:previous>
            <table:change-track-table-cell/>
          </table:previous>
        </table:cell-content-change>
        <table:cell-content-change table:id="ct411">
          <table:cell-address table:column="2" table:row="88" table:table="1"/>
          <office:change-info>
            <dc:creator> </dc:creator>
            <dc:date>2022-07-22T18:30:19.210746763</dc:date>
          </office:change-info>
          <table:previous>
            <table:change-track-table-cell/>
          </table:previous>
        </table:cell-content-change>
        <table:cell-content-change table:id="ct412">
          <table:cell-address table:column="2" table:row="89" table:table="1"/>
          <office:change-info>
            <dc:creator> </dc:creator>
            <dc:date>2022-07-22T18:30:19.210752748</dc:date>
          </office:change-info>
          <table:previous>
            <table:change-track-table-cell/>
          </table:previous>
        </table:cell-content-change>
        <table:cell-content-change table:id="ct413">
          <table:cell-address table:column="2" table:row="90" table:table="1"/>
          <office:change-info>
            <dc:creator> </dc:creator>
            <dc:date>2022-07-22T18:30:19.210758948</dc:date>
          </office:change-info>
          <table:previous>
            <table:change-track-table-cell/>
          </table:previous>
        </table:cell-content-change>
        <table:cell-content-change table:id="ct414">
          <table:cell-address table:column="2" table:row="91" table:table="1"/>
          <office:change-info>
            <dc:creator> </dc:creator>
            <dc:date>2022-07-22T18:30:19.210764816</dc:date>
          </office:change-info>
          <table:previous>
            <table:change-track-table-cell/>
          </table:previous>
        </table:cell-content-change>
        <table:cell-content-change table:id="ct415">
          <table:cell-address table:column="2" table:row="92" table:table="1"/>
          <office:change-info>
            <dc:creator> </dc:creator>
            <dc:date>2022-07-22T18:30:19.210770440</dc:date>
          </office:change-info>
          <table:previous>
            <table:change-track-table-cell/>
          </table:previous>
        </table:cell-content-change>
        <table:cell-content-change table:id="ct416">
          <table:cell-address table:column="2" table:row="93" table:table="1"/>
          <office:change-info>
            <dc:creator> </dc:creator>
            <dc:date>2022-07-22T18:30:19.210776295</dc:date>
          </office:change-info>
          <table:previous>
            <table:change-track-table-cell/>
          </table:previous>
        </table:cell-content-change>
        <table:cell-content-change table:id="ct417">
          <table:cell-address table:column="2" table:row="94" table:table="1"/>
          <office:change-info>
            <dc:creator> </dc:creator>
            <dc:date>2022-07-22T18:30:19.210782860</dc:date>
          </office:change-info>
          <table:previous>
            <table:change-track-table-cell/>
          </table:previous>
        </table:cell-content-change>
        <table:cell-content-change table:id="ct418">
          <table:cell-address table:column="2" table:row="95" table:table="1"/>
          <office:change-info>
            <dc:creator> </dc:creator>
            <dc:date>2022-07-22T18:30:19.210788441</dc:date>
          </office:change-info>
          <table:previous>
            <table:change-track-table-cell/>
          </table:previous>
        </table:cell-content-change>
        <table:cell-content-change table:id="ct419">
          <table:cell-address table:column="2" table:row="96" table:table="1"/>
          <office:change-info>
            <dc:creator> </dc:creator>
            <dc:date>2022-07-22T18:30:19.210794242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97" table:table="1"/>
          <office:change-info>
            <dc:creator> </dc:creator>
            <dc:date>2022-07-22T18:30:19.210800087</dc:date>
          </office:change-info>
          <table:previous>
            <table:change-track-table-cell/>
          </table:previous>
        </table:cell-content-change>
        <table:cell-content-change table:id="ct421">
          <table:cell-address table:column="2" table:row="98" table:table="1"/>
          <office:change-info>
            <dc:creator> </dc:creator>
            <dc:date>2022-07-22T18:30:19.210806344</dc:date>
          </office:change-info>
          <table:previous>
            <table:change-track-table-cell/>
          </table:previous>
        </table:cell-content-change>
        <table:cell-content-change table:id="ct422">
          <table:cell-address table:column="2" table:row="99" table:table="1"/>
          <office:change-info>
            <dc:creator> </dc:creator>
            <dc:date>2022-07-22T18:30:19.210812087</dc:date>
          </office:change-info>
          <table:previous>
            <table:change-track-table-cell/>
          </table:previous>
        </table:cell-content-change>
        <table:cell-content-change table:id="ct423">
          <table:cell-address table:column="2" table:row="100" table:table="1"/>
          <office:change-info>
            <dc:creator> </dc:creator>
            <dc:date>2022-07-22T18:30:19.210818879</dc:date>
          </office:change-info>
          <table:previous>
            <table:change-track-table-cell/>
          </table:previous>
        </table:cell-content-change>
        <table:cell-content-change table:id="ct424">
          <table:cell-address table:column="2" table:row="101" table:table="1"/>
          <office:change-info>
            <dc:creator> </dc:creator>
            <dc:date>2022-07-22T18:30:19.210825710</dc:date>
          </office:change-info>
          <table:previous>
            <table:change-track-table-cell/>
          </table:previous>
        </table:cell-content-change>
        <table:cell-content-change table:id="ct425">
          <table:cell-address table:column="2" table:row="102" table:table="1"/>
          <office:change-info>
            <dc:creator> </dc:creator>
            <dc:date>2022-07-22T18:30:19.210832313</dc:date>
          </office:change-info>
          <table:previous>
            <table:change-track-table-cell/>
          </table:previous>
        </table:cell-content-change>
        <table:cell-content-change table:id="ct426">
          <table:cell-address table:column="2" table:row="103" table:table="1"/>
          <office:change-info>
            <dc:creator> </dc:creator>
            <dc:date>2022-07-22T18:30:19.210839393</dc:date>
          </office:change-info>
          <table:previous>
            <table:change-track-table-cell/>
          </table:previous>
        </table:cell-content-change>
        <table:cell-content-change table:id="ct427">
          <table:cell-address table:column="2" table:row="104" table:table="1"/>
          <office:change-info>
            <dc:creator> </dc:creator>
            <dc:date>2022-07-22T18:30:19.210845867</dc:date>
          </office:change-info>
          <table:previous>
            <table:change-track-table-cell/>
          </table:previous>
        </table:cell-content-change>
        <table:cell-content-change table:id="ct428">
          <table:cell-address table:column="2" table:row="105" table:table="1"/>
          <office:change-info>
            <dc:creator> </dc:creator>
            <dc:date>2022-07-22T18:30:19.210852386</dc:date>
          </office:change-info>
          <table:previous>
            <table:change-track-table-cell/>
          </table:previous>
        </table:cell-content-change>
        <table:cell-content-change table:id="ct429">
          <table:cell-address table:column="2" table:row="106" table:table="1"/>
          <office:change-info>
            <dc:creator> </dc:creator>
            <dc:date>2022-07-22T18:30:19.210858325</dc:date>
          </office:change-info>
          <table:previous>
            <table:change-track-table-cell/>
          </table:previous>
        </table:cell-content-change>
        <table:cell-content-change table:id="ct430">
          <table:cell-address table:column="2" table:row="107" table:table="1"/>
          <office:change-info>
            <dc:creator> </dc:creator>
            <dc:date>2022-07-22T18:30:19.210864124</dc:date>
          </office:change-info>
          <table:previous>
            <table:change-track-table-cell/>
          </table:previous>
        </table:cell-content-change>
        <table:cell-content-change table:id="ct431">
          <table:cell-address table:column="2" table:row="108" table:table="1"/>
          <office:change-info>
            <dc:creator> </dc:creator>
            <dc:date>2022-07-22T18:30:19.210870269</dc:date>
          </office:change-info>
          <table:previous>
            <table:change-track-table-cell/>
          </table:previous>
        </table:cell-content-change>
        <table:cell-content-change table:id="ct432">
          <table:cell-address table:column="2" table:row="109" table:table="1"/>
          <office:change-info>
            <dc:creator> </dc:creator>
            <dc:date>2022-07-22T18:30:19.210877106</dc:date>
          </office:change-info>
          <table:previous>
            <table:change-track-table-cell/>
          </table:previous>
        </table:cell-content-change>
        <table:cell-content-change table:id="ct433">
          <table:cell-address table:column="2" table:row="110" table:table="1"/>
          <office:change-info>
            <dc:creator> </dc:creator>
            <dc:date>2022-07-22T18:30:19.210884796</dc:date>
          </office:change-info>
          <table:previous>
            <table:change-track-table-cell/>
          </table:previous>
        </table:cell-content-change>
        <table:cell-content-change table:id="ct434">
          <table:cell-address table:column="2" table:row="111" table:table="1"/>
          <office:change-info>
            <dc:creator> </dc:creator>
            <dc:date>2022-07-22T18:30:19.210891575</dc:date>
          </office:change-info>
          <table:previous>
            <table:change-track-table-cell/>
          </table:previous>
        </table:cell-content-change>
        <table:cell-content-change table:id="ct435">
          <table:cell-address table:column="2" table:row="112" table:table="1"/>
          <office:change-info>
            <dc:creator> </dc:creator>
            <dc:date>2022-07-22T18:30:19.210897937</dc:date>
          </office:change-info>
          <table:previous>
            <table:change-track-table-cell/>
          </table:previous>
        </table:cell-content-change>
        <table:cell-content-change table:id="ct436">
          <table:cell-address table:column="2" table:row="113" table:table="1"/>
          <office:change-info>
            <dc:creator> </dc:creator>
            <dc:date>2022-07-22T18:30:19.210904712</dc:date>
          </office:change-info>
          <table:previous>
            <table:change-track-table-cell/>
          </table:previous>
        </table:cell-content-change>
        <table:cell-content-change table:id="ct437">
          <table:cell-address table:column="2" table:row="114" table:table="1"/>
          <office:change-info>
            <dc:creator> </dc:creator>
            <dc:date>2022-07-22T18:30:19.210911426</dc:date>
          </office:change-info>
          <table:previous>
            <table:change-track-table-cell/>
          </table:previous>
        </table:cell-content-change>
        <table:cell-content-change table:id="ct438">
          <table:cell-address table:column="2" table:row="115" table:table="1"/>
          <office:change-info>
            <dc:creator> </dc:creator>
            <dc:date>2022-07-22T18:30:19.210917549</dc:date>
          </office:change-info>
          <table:previous>
            <table:change-track-table-cell/>
          </table:previous>
        </table:cell-content-change>
        <table:cell-content-change table:id="ct439">
          <table:cell-address table:column="2" table:row="116" table:table="1"/>
          <office:change-info>
            <dc:creator> </dc:creator>
            <dc:date>2022-07-22T18:30:19.210923775</dc:date>
          </office:change-info>
          <table:previous>
            <table:change-track-table-cell/>
          </table:previous>
        </table:cell-content-change>
        <table:cell-content-change table:id="ct440">
          <table:cell-address table:column="2" table:row="117" table:table="1"/>
          <office:change-info>
            <dc:creator> </dc:creator>
            <dc:date>2022-07-22T18:30:19.210930422</dc:date>
          </office:change-info>
          <table:previous>
            <table:change-track-table-cell/>
          </table:previous>
        </table:cell-content-change>
        <table:cell-content-change table:id="ct441">
          <table:cell-address table:column="2" table:row="118" table:table="1"/>
          <office:change-info>
            <dc:creator> </dc:creator>
            <dc:date>2022-07-22T18:30:19.210937220</dc:date>
          </office:change-info>
          <table:previous>
            <table:change-track-table-cell/>
          </table:previous>
        </table:cell-content-change>
        <table:cell-content-change table:id="ct442">
          <table:cell-address table:column="2" table:row="119" table:table="1"/>
          <office:change-info>
            <dc:creator> </dc:creator>
            <dc:date>2022-07-22T18:30:19.210943865</dc:date>
          </office:change-info>
          <table:previous>
            <table:change-track-table-cell/>
          </table:previous>
        </table:cell-content-change>
        <table:cell-content-change table:id="ct443">
          <table:cell-address table:column="2" table:row="120" table:table="1"/>
          <office:change-info>
            <dc:creator> </dc:creator>
            <dc:date>2022-07-22T18:30:19.210950295</dc:date>
          </office:change-info>
          <table:previous>
            <table:change-track-table-cell/>
          </table:previous>
        </table:cell-content-change>
        <table:cell-content-change table:id="ct444">
          <table:cell-address table:column="2" table:row="121" table:table="1"/>
          <office:change-info>
            <dc:creator> </dc:creator>
            <dc:date>2022-07-22T18:30:19.210954929</dc:date>
          </office:change-info>
          <table:previous>
            <table:change-track-table-cell/>
          </table:previous>
        </table:cell-content-change>
        <table:cell-content-change table:id="ct445">
          <table:cell-address table:column="2" table:row="122" table:table="1"/>
          <office:change-info>
            <dc:creator> </dc:creator>
            <dc:date>2022-07-22T18:30:19.210959380</dc:date>
          </office:change-info>
          <table:previous>
            <table:change-track-table-cell/>
          </table:previous>
        </table:cell-content-change>
        <table:cell-content-change table:id="ct446">
          <table:cell-address table:column="2" table:row="123" table:table="1"/>
          <office:change-info>
            <dc:creator> </dc:creator>
            <dc:date>2022-07-22T18:30:19.210963624</dc:date>
          </office:change-info>
          <table:previous>
            <table:change-track-table-cell/>
          </table:previous>
        </table:cell-content-change>
        <table:cell-content-change table:id="ct447">
          <table:cell-address table:column="2" table:row="124" table:table="1"/>
          <office:change-info>
            <dc:creator> </dc:creator>
            <dc:date>2022-07-22T18:30:19.210968181</dc:date>
          </office:change-info>
          <table:previous>
            <table:change-track-table-cell/>
          </table:previous>
        </table:cell-content-change>
        <table:cell-content-change table:id="ct448">
          <table:cell-address table:column="2" table:row="125" table:table="1"/>
          <office:change-info>
            <dc:creator> </dc:creator>
            <dc:date>2022-07-22T18:30:19.210972455</dc:date>
          </office:change-info>
          <table:previous>
            <table:change-track-table-cell/>
          </table:previous>
        </table:cell-content-change>
        <table:cell-content-change table:id="ct449">
          <table:cell-address table:column="2" table:row="126" table:table="1"/>
          <office:change-info>
            <dc:creator> </dc:creator>
            <dc:date>2022-07-22T18:30:19.210976753</dc:date>
          </office:change-info>
          <table:previous>
            <table:change-track-table-cell/>
          </table:previous>
        </table:cell-content-change>
        <table:cell-content-change table:id="ct450">
          <table:cell-address table:column="2" table:row="127" table:table="1"/>
          <office:change-info>
            <dc:creator> </dc:creator>
            <dc:date>2022-07-22T18:30:19.210981106</dc:date>
          </office:change-info>
          <table:previous>
            <table:change-track-table-cell/>
          </table:previous>
        </table:cell-content-change>
        <table:cell-content-change table:id="ct451">
          <table:cell-address table:column="2" table:row="128" table:table="1"/>
          <office:change-info>
            <dc:creator> </dc:creator>
            <dc:date>2022-07-22T18:30:19.210985470</dc:date>
          </office:change-info>
          <table:previous>
            <table:change-track-table-cell/>
          </table:previous>
        </table:cell-content-change>
        <table:cell-content-change table:id="ct452">
          <table:cell-address table:column="2" table:row="129" table:table="1"/>
          <office:change-info>
            <dc:creator> </dc:creator>
            <dc:date>2022-07-22T18:30:19.210989729</dc:date>
          </office:change-info>
          <table:previous>
            <table:change-track-table-cell/>
          </table:previous>
        </table:cell-content-change>
        <table:cell-content-change table:id="ct453">
          <table:cell-address table:column="2" table:row="130" table:table="1"/>
          <office:change-info>
            <dc:creator> </dc:creator>
            <dc:date>2022-07-22T18:30:19.210993439</dc:date>
          </office:change-info>
          <table:previous>
            <table:change-track-table-cell/>
          </table:previous>
        </table:cell-content-change>
        <table:cell-content-change table:id="ct454">
          <table:cell-address table:column="2" table:row="131" table:table="1"/>
          <office:change-info>
            <dc:creator> </dc:creator>
            <dc:date>2022-07-22T18:30:19.210995398</dc:date>
          </office:change-info>
          <table:previous>
            <table:change-track-table-cell/>
          </table:previous>
        </table:cell-content-change>
        <table:cell-content-change table:id="ct455">
          <table:cell-address table:column="2" table:row="132" table:table="1"/>
          <office:change-info>
            <dc:creator> </dc:creator>
            <dc:date>2022-07-22T18:30:19.210997466</dc:date>
          </office:change-info>
          <table:previous>
            <table:change-track-table-cell/>
          </table:previous>
        </table:cell-content-change>
        <table:cell-content-change table:id="ct456">
          <table:cell-address table:column="2" table:row="133" table:table="1"/>
          <office:change-info>
            <dc:creator> </dc:creator>
            <dc:date>2022-07-22T18:30:19.210999557</dc:date>
          </office:change-info>
          <table:previous>
            <table:change-track-table-cell/>
          </table:previous>
        </table:cell-content-change>
        <table:cell-content-change table:id="ct457">
          <table:cell-address table:column="2" table:row="134" table:table="1"/>
          <office:change-info>
            <dc:creator> </dc:creator>
            <dc:date>2022-07-22T18:30:19.211001506</dc:date>
          </office:change-info>
          <table:previous>
            <table:change-track-table-cell/>
          </table:previous>
        </table:cell-content-change>
        <table:cell-content-change table:id="ct458">
          <table:cell-address table:column="2" table:row="135" table:table="1"/>
          <office:change-info>
            <dc:creator> </dc:creator>
            <dc:date>2022-07-22T18:30:19.211003435</dc:date>
          </office:change-info>
          <table:previous>
            <table:change-track-table-cell/>
          </table:previous>
        </table:cell-content-change>
        <table:cell-content-change table:id="ct459">
          <table:cell-address table:column="2" table:row="136" table:table="1"/>
          <office:change-info>
            <dc:creator> </dc:creator>
            <dc:date>2022-07-22T18:30:19.211005393</dc:date>
          </office:change-info>
          <table:previous>
            <table:change-track-table-cell/>
          </table:previous>
        </table:cell-content-change>
        <table:cell-content-change table:id="ct460">
          <table:cell-address table:column="2" table:row="137" table:table="1"/>
          <office:change-info>
            <dc:creator> </dc:creator>
            <dc:date>2022-07-22T18:30:19.211007481</dc:date>
          </office:change-info>
          <table:previous>
            <table:change-track-table-cell/>
          </table:previous>
        </table:cell-content-change>
        <table:cell-content-change table:id="ct461">
          <table:cell-address table:column="2" table:row="138" table:table="1"/>
          <office:change-info>
            <dc:creator> </dc:creator>
            <dc:date>2022-07-22T18:30:19.211009445</dc:date>
          </office:change-info>
          <table:previous>
            <table:change-track-table-cell/>
          </table:previous>
        </table:cell-content-change>
        <table:cell-content-change table:id="ct462">
          <table:cell-address table:column="2" table:row="139" table:table="1"/>
          <office:change-info>
            <dc:creator> </dc:creator>
            <dc:date>2022-07-22T18:30:19.211011411</dc:date>
          </office:change-info>
          <table:previous>
            <table:change-track-table-cell/>
          </table:previous>
        </table:cell-content-change>
        <table:cell-content-change table:id="ct463">
          <table:cell-address table:column="2" table:row="140" table:table="1"/>
          <office:change-info>
            <dc:creator> </dc:creator>
            <dc:date>2022-07-22T18:30:19.211013387</dc:date>
          </office:change-info>
          <table:previous>
            <table:change-track-table-cell/>
          </table:previous>
        </table:cell-content-change>
        <table:cell-content-change table:id="ct464">
          <table:cell-address table:column="2" table:row="141" table:table="1"/>
          <office:change-info>
            <dc:creator> </dc:creator>
            <dc:date>2022-07-22T18:30:19.211015310</dc:date>
          </office:change-info>
          <table:previous>
            <table:change-track-table-cell/>
          </table:previous>
        </table:cell-content-change>
        <table:cell-content-change table:id="ct465">
          <table:cell-address table:column="2" table:row="142" table:table="1"/>
          <office:change-info>
            <dc:creator> </dc:creator>
            <dc:date>2022-07-22T18:30:19.211017262</dc:date>
          </office:change-info>
          <table:previous>
            <table:change-track-table-cell/>
          </table:previous>
        </table:cell-content-change>
        <table:cell-content-change table:id="ct466">
          <table:cell-address table:column="2" table:row="143" table:table="1"/>
          <office:change-info>
            <dc:creator> </dc:creator>
            <dc:date>2022-07-22T18:30:19.211019180</dc:date>
          </office:change-info>
          <table:previous>
            <table:change-track-table-cell/>
          </table:previous>
        </table:cell-content-change>
        <table:cell-content-change table:id="ct467">
          <table:cell-address table:column="2" table:row="144" table:table="1"/>
          <office:change-info>
            <dc:creator> </dc:creator>
            <dc:date>2022-07-22T18:30:19.211021116</dc:date>
          </office:change-info>
          <table:previous>
            <table:change-track-table-cell/>
          </table:previous>
        </table:cell-content-change>
        <table:cell-content-change table:id="ct468">
          <table:cell-address table:column="2" table:row="145" table:table="1"/>
          <office:change-info>
            <dc:creator> </dc:creator>
            <dc:date>2022-07-22T18:30:19.211023046</dc:date>
          </office:change-info>
          <table:previous>
            <table:change-track-table-cell/>
          </table:previous>
        </table:cell-content-change>
        <table:cell-content-change table:id="ct469">
          <table:cell-address table:column="2" table:row="146" table:table="1"/>
          <office:change-info>
            <dc:creator> </dc:creator>
            <dc:date>2022-07-22T18:30:19.211024989</dc:date>
          </office:change-info>
          <table:previous>
            <table:change-track-table-cell/>
          </table:previous>
        </table:cell-content-change>
        <table:cell-content-change table:id="ct470">
          <table:cell-address table:column="2" table:row="147" table:table="1"/>
          <office:change-info>
            <dc:creator> </dc:creator>
            <dc:date>2022-07-22T18:30:19.211026951</dc:date>
          </office:change-info>
          <table:previous>
            <table:change-track-table-cell/>
          </table:previous>
        </table:cell-content-change>
        <table:cell-content-change table:id="ct471">
          <table:cell-address table:column="2" table:row="148" table:table="1"/>
          <office:change-info>
            <dc:creator> </dc:creator>
            <dc:date>2022-07-22T18:30:19.211028942</dc:date>
          </office:change-info>
          <table:previous>
            <table:change-track-table-cell/>
          </table:previous>
        </table:cell-content-change>
        <table:cell-content-change table:id="ct472">
          <table:cell-address table:column="2" table:row="149" table:table="1"/>
          <office:change-info>
            <dc:creator> </dc:creator>
            <dc:date>2022-07-22T18:30:19.211030912</dc:date>
          </office:change-info>
          <table:previous>
            <table:change-track-table-cell/>
          </table:previous>
        </table:cell-content-change>
        <table:cell-content-change table:id="ct473">
          <table:cell-address table:column="2" table:row="150" table:table="1"/>
          <office:change-info>
            <dc:creator> </dc:creator>
            <dc:date>2022-07-22T18:30:19.211032905</dc:date>
          </office:change-info>
          <table:previous>
            <table:change-track-table-cell/>
          </table:previous>
        </table:cell-content-change>
        <table:cell-content-change table:id="ct474">
          <table:cell-address table:column="2" table:row="151" table:table="1"/>
          <office:change-info>
            <dc:creator> </dc:creator>
            <dc:date>2022-07-22T18:30:19.211036257</dc:date>
          </office:change-info>
          <table:previous>
            <table:change-track-table-cell/>
          </table:previous>
        </table:cell-content-change>
        <table:cell-content-change table:id="ct475">
          <table:cell-address table:column="2" table:row="152" table:table="1"/>
          <office:change-info>
            <dc:creator> </dc:creator>
            <dc:date>2022-07-22T18:30:19.211039934</dc:date>
          </office:change-info>
          <table:previous>
            <table:change-track-table-cell/>
          </table:previous>
        </table:cell-content-change>
        <table:cell-content-change table:id="ct476">
          <table:cell-address table:column="2" table:row="153" table:table="1"/>
          <office:change-info>
            <dc:creator> </dc:creator>
            <dc:date>2022-07-22T18:30:19.211043292</dc:date>
          </office:change-info>
          <table:previous>
            <table:change-track-table-cell/>
          </table:previous>
        </table:cell-content-change>
        <table:cell-content-change table:id="ct477">
          <table:cell-address table:column="2" table:row="154" table:table="1"/>
          <office:change-info>
            <dc:creator> </dc:creator>
            <dc:date>2022-07-22T18:30:19.211046876</dc:date>
          </office:change-info>
          <table:previous>
            <table:change-track-table-cell/>
          </table:previous>
        </table:cell-content-change>
        <table:cell-content-change table:id="ct478">
          <table:cell-address table:column="2" table:row="155" table:table="1"/>
          <office:change-info>
            <dc:creator> </dc:creator>
            <dc:date>2022-07-22T18:30:19.211050578</dc:date>
          </office:change-info>
          <table:previous>
            <table:change-track-table-cell/>
          </table:previous>
        </table:cell-content-change>
        <table:cell-content-change table:id="ct479">
          <table:cell-address table:column="2" table:row="156" table:table="1"/>
          <office:change-info>
            <dc:creator> </dc:creator>
            <dc:date>2022-07-22T18:30:19.211055135</dc:date>
          </office:change-info>
          <table:previous>
            <table:change-track-table-cell/>
          </table:previous>
        </table:cell-content-change>
        <table:cell-content-change table:id="ct480">
          <table:cell-address table:column="2" table:row="157" table:table="1"/>
          <office:change-info>
            <dc:creator> </dc:creator>
            <dc:date>2022-07-22T18:30:19.211059451</dc:date>
          </office:change-info>
          <table:previous>
            <table:change-track-table-cell/>
          </table:previous>
        </table:cell-content-change>
        <table:cell-content-change table:id="ct481">
          <table:cell-address table:column="2" table:row="158" table:table="1"/>
          <office:change-info>
            <dc:creator> </dc:creator>
            <dc:date>2022-07-22T18:30:19.211063213</dc:date>
          </office:change-info>
          <table:previous>
            <table:change-track-table-cell/>
          </table:previous>
        </table:cell-content-change>
        <table:cell-content-change table:id="ct482">
          <table:cell-address table:column="2" table:row="159" table:table="1"/>
          <office:change-info>
            <dc:creator> </dc:creator>
            <dc:date>2022-07-22T18:30:19.211066767</dc:date>
          </office:change-info>
          <table:previous>
            <table:change-track-table-cell/>
          </table:previous>
        </table:cell-content-change>
        <table:cell-content-change table:id="ct483">
          <table:cell-address table:column="2" table:row="160" table:table="1"/>
          <office:change-info>
            <dc:creator> </dc:creator>
            <dc:date>2022-07-22T18:30:19.211070292</dc:date>
          </office:change-info>
          <table:previous>
            <table:change-track-table-cell/>
          </table:previous>
        </table:cell-content-change>
        <table:cell-content-change table:id="ct484">
          <table:cell-address table:column="3" table:row="0" table:table="1"/>
          <office:change-info>
            <dc:creator> </dc:creator>
            <dc:date>2022-07-22T18:30:19.211078856</dc:date>
          </office:change-info>
          <table:previous>
            <table:change-track-table-cell/>
          </table:previous>
        </table:cell-content-change>
        <table:cell-content-change table:id="ct485">
          <table:cell-address table:column="3" table:row="1" table:table="1"/>
          <office:change-info>
            <dc:creator> </dc:creator>
            <dc:date>2022-07-22T18:30:19.211090420</dc:date>
          </office:change-info>
          <table:previous>
            <table:change-track-table-cell/>
          </table:previous>
        </table:cell-content-change>
        <table:cell-content-change table:id="ct486">
          <table:cell-address table:column="3" table:row="2" table:table="1"/>
          <office:change-info>
            <dc:creator> </dc:creator>
            <dc:date>2022-07-22T18:30:19.211097947</dc:date>
          </office:change-info>
          <table:previous>
            <table:change-track-table-cell/>
          </table:previous>
        </table:cell-content-change>
        <table:cell-content-change table:id="ct487">
          <table:cell-address table:column="3" table:row="3" table:table="1"/>
          <office:change-info>
            <dc:creator> </dc:creator>
            <dc:date>2022-07-22T18:30:19.211104558</dc:date>
          </office:change-info>
          <table:previous>
            <table:change-track-table-cell/>
          </table:previous>
        </table:cell-content-change>
        <table:cell-content-change table:id="ct488">
          <table:cell-address table:column="3" table:row="4" table:table="1"/>
          <office:change-info>
            <dc:creator> </dc:creator>
            <dc:date>2022-07-22T18:30:19.211109172</dc:date>
          </office:change-info>
          <table:previous>
            <table:change-track-table-cell/>
          </table:previous>
        </table:cell-content-change>
        <table:cell-content-change table:id="ct489">
          <table:cell-address table:column="3" table:row="5" table:table="1"/>
          <office:change-info>
            <dc:creator> </dc:creator>
            <dc:date>2022-07-22T18:30:19.211113606</dc:date>
          </office:change-info>
          <table:previous>
            <table:change-track-table-cell/>
          </table:previous>
        </table:cell-content-change>
        <table:cell-content-change table:id="ct490">
          <table:cell-address table:column="3" table:row="6" table:table="1"/>
          <office:change-info>
            <dc:creator> </dc:creator>
            <dc:date>2022-07-22T18:30:19.211118021</dc:date>
          </office:change-info>
          <table:previous>
            <table:change-track-table-cell/>
          </table:previous>
        </table:cell-content-change>
        <table:cell-content-change table:id="ct491">
          <table:cell-address table:column="3" table:row="7" table:table="1"/>
          <office:change-info>
            <dc:creator> </dc:creator>
            <dc:date>2022-07-22T18:30:19.211122557</dc:date>
          </office:change-info>
          <table:previous>
            <table:change-track-table-cell/>
          </table:previous>
        </table:cell-content-change>
        <table:cell-content-change table:id="ct492">
          <table:cell-address table:column="3" table:row="8" table:table="1"/>
          <office:change-info>
            <dc:creator> </dc:creator>
            <dc:date>2022-07-22T18:30:19.211127047</dc:date>
          </office:change-info>
          <table:previous>
            <table:change-track-table-cell/>
          </table:previous>
        </table:cell-content-change>
        <table:cell-content-change table:id="ct493">
          <table:cell-address table:column="3" table:row="9" table:table="1"/>
          <office:change-info>
            <dc:creator> </dc:creator>
            <dc:date>2022-07-22T18:30:19.211131585</dc:date>
          </office:change-info>
          <table:previous>
            <table:change-track-table-cell/>
          </table:previous>
        </table:cell-content-change>
        <table:cell-content-change table:id="ct494">
          <table:cell-address table:column="3" table:row="10" table:table="1"/>
          <office:change-info>
            <dc:creator> </dc:creator>
            <dc:date>2022-07-22T18:30:19.211136105</dc:date>
          </office:change-info>
          <table:previous>
            <table:change-track-table-cell/>
          </table:previous>
        </table:cell-content-change>
        <table:cell-content-change table:id="ct495">
          <table:cell-address table:column="3" table:row="11" table:table="1"/>
          <office:change-info>
            <dc:creator> </dc:creator>
            <dc:date>2022-07-22T18:30:19.211140688</dc:date>
          </office:change-info>
          <table:previous>
            <table:change-track-table-cell/>
          </table:previous>
        </table:cell-content-change>
        <table:cell-content-change table:id="ct496">
          <table:cell-address table:column="3" table:row="12" table:table="1"/>
          <office:change-info>
            <dc:creator> </dc:creator>
            <dc:date>2022-07-22T18:30:19.211145204</dc:date>
          </office:change-info>
          <table:previous>
            <table:change-track-table-cell/>
          </table:previous>
        </table:cell-content-change>
        <table:cell-content-change table:id="ct497">
          <table:cell-address table:column="3" table:row="13" table:table="1"/>
          <office:change-info>
            <dc:creator> </dc:creator>
            <dc:date>2022-07-22T18:30:19.211149736</dc:date>
          </office:change-info>
          <table:previous>
            <table:change-track-table-cell/>
          </table:previous>
        </table:cell-content-change>
        <table:cell-content-change table:id="ct498">
          <table:cell-address table:column="3" table:row="14" table:table="1"/>
          <office:change-info>
            <dc:creator> </dc:creator>
            <dc:date>2022-07-22T18:30:19.211154276</dc:date>
          </office:change-info>
          <table:previous>
            <table:change-track-table-cell/>
          </table:previous>
        </table:cell-content-change>
        <table:cell-content-change table:id="ct499">
          <table:cell-address table:column="3" table:row="15" table:table="1"/>
          <office:change-info>
            <dc:creator> </dc:creator>
            <dc:date>2022-07-22T18:30:19.211158849</dc:date>
          </office:change-info>
          <table:previous>
            <table:change-track-table-cell/>
          </table:previous>
        </table:cell-content-change>
        <table:cell-content-change table:id="ct500">
          <table:cell-address table:column="3" table:row="16" table:table="1"/>
          <office:change-info>
            <dc:creator> </dc:creator>
            <dc:date>2022-07-22T18:30:19.211163369</dc:date>
          </office:change-info>
          <table:previous>
            <table:change-track-table-cell/>
          </table:previous>
        </table:cell-content-change>
        <table:cell-content-change table:id="ct501">
          <table:cell-address table:column="3" table:row="17" table:table="1"/>
          <office:change-info>
            <dc:creator> </dc:creator>
            <dc:date>2022-07-22T18:30:19.211167905</dc:date>
          </office:change-info>
          <table:previous>
            <table:change-track-table-cell/>
          </table:previous>
        </table:cell-content-change>
        <table:cell-content-change table:id="ct502">
          <table:cell-address table:column="3" table:row="18" table:table="1"/>
          <office:change-info>
            <dc:creator> </dc:creator>
            <dc:date>2022-07-22T18:30:19.211172393</dc:date>
          </office:change-info>
          <table:previous>
            <table:change-track-table-cell/>
          </table:previous>
        </table:cell-content-change>
        <table:cell-content-change table:id="ct503">
          <table:cell-address table:column="3" table:row="19" table:table="1"/>
          <office:change-info>
            <dc:creator> </dc:creator>
            <dc:date>2022-07-22T18:30:19.211177018</dc:date>
          </office:change-info>
          <table:previous>
            <table:change-track-table-cell/>
          </table:previous>
        </table:cell-content-change>
        <table:cell-content-change table:id="ct504">
          <table:cell-address table:column="3" table:row="20" table:table="1"/>
          <office:change-info>
            <dc:creator> </dc:creator>
            <dc:date>2022-07-22T18:30:19.211181492</dc:date>
          </office:change-info>
          <table:previous>
            <table:change-track-table-cell/>
          </table:previous>
        </table:cell-content-change>
        <table:cell-content-change table:id="ct505">
          <table:cell-address table:column="3" table:row="21" table:table="1"/>
          <office:change-info>
            <dc:creator> </dc:creator>
            <dc:date>2022-07-22T18:30:19.211186099</dc:date>
          </office:change-info>
          <table:previous>
            <table:change-track-table-cell/>
          </table:previous>
        </table:cell-content-change>
        <table:cell-content-change table:id="ct506">
          <table:cell-address table:column="3" table:row="22" table:table="1"/>
          <office:change-info>
            <dc:creator> </dc:creator>
            <dc:date>2022-07-22T18:30:19.211190626</dc:date>
          </office:change-info>
          <table:previous>
            <table:change-track-table-cell/>
          </table:previous>
        </table:cell-content-change>
        <table:cell-content-change table:id="ct507">
          <table:cell-address table:column="3" table:row="23" table:table="1"/>
          <office:change-info>
            <dc:creator> </dc:creator>
            <dc:date>2022-07-22T18:30:19.211195184</dc:date>
          </office:change-info>
          <table:previous>
            <table:change-track-table-cell/>
          </table:previous>
        </table:cell-content-change>
        <table:cell-content-change table:id="ct508">
          <table:cell-address table:column="3" table:row="24" table:table="1"/>
          <office:change-info>
            <dc:creator> </dc:creator>
            <dc:date>2022-07-22T18:30:19.211199717</dc:date>
          </office:change-info>
          <table:previous>
            <table:change-track-table-cell/>
          </table:previous>
        </table:cell-content-change>
        <table:cell-content-change table:id="ct509">
          <table:cell-address table:column="3" table:row="25" table:table="1"/>
          <office:change-info>
            <dc:creator> </dc:creator>
            <dc:date>2022-07-22T18:30:19.211204257</dc:date>
          </office:change-info>
          <table:previous>
            <table:change-track-table-cell/>
          </table:previous>
        </table:cell-content-change>
        <table:cell-content-change table:id="ct510">
          <table:cell-address table:column="3" table:row="26" table:table="1"/>
          <office:change-info>
            <dc:creator> </dc:creator>
            <dc:date>2022-07-22T18:30:19.211208810</dc:date>
          </office:change-info>
          <table:previous>
            <table:change-track-table-cell/>
          </table:previous>
        </table:cell-content-change>
        <table:cell-content-change table:id="ct511">
          <table:cell-address table:column="3" table:row="27" table:table="1"/>
          <office:change-info>
            <dc:creator> </dc:creator>
            <dc:date>2022-07-22T18:30:19.211213580</dc:date>
          </office:change-info>
          <table:previous>
            <table:change-track-table-cell/>
          </table:previous>
        </table:cell-content-change>
        <table:cell-content-change table:id="ct512">
          <table:cell-address table:column="3" table:row="28" table:table="1"/>
          <office:change-info>
            <dc:creator> </dc:creator>
            <dc:date>2022-07-22T18:30:19.211218227</dc:date>
          </office:change-info>
          <table:previous>
            <table:change-track-table-cell/>
          </table:previous>
        </table:cell-content-change>
        <table:cell-content-change table:id="ct513">
          <table:cell-address table:column="3" table:row="29" table:table="1"/>
          <office:change-info>
            <dc:creator> </dc:creator>
            <dc:date>2022-07-22T18:30:19.211222897</dc:date>
          </office:change-info>
          <table:previous>
            <table:change-track-table-cell/>
          </table:previous>
        </table:cell-content-change>
        <table:cell-content-change table:id="ct514">
          <table:cell-address table:column="3" table:row="30" table:table="1"/>
          <office:change-info>
            <dc:creator> </dc:creator>
            <dc:date>2022-07-22T18:30:19.211227547</dc:date>
          </office:change-info>
          <table:previous>
            <table:change-track-table-cell/>
          </table:previous>
        </table:cell-content-change>
        <table:cell-content-change table:id="ct515">
          <table:cell-address table:column="3" table:row="31" table:table="1"/>
          <office:change-info>
            <dc:creator> </dc:creator>
            <dc:date>2022-07-22T18:30:19.211232310</dc:date>
          </office:change-info>
          <table:previous>
            <table:change-track-table-cell/>
          </table:previous>
        </table:cell-content-change>
        <table:cell-content-change table:id="ct516">
          <table:cell-address table:column="3" table:row="32" table:table="1"/>
          <office:change-info>
            <dc:creator> </dc:creator>
            <dc:date>2022-07-22T18:30:19.211236987</dc:date>
          </office:change-info>
          <table:previous>
            <table:change-track-table-cell/>
          </table:previous>
        </table:cell-content-change>
        <table:cell-content-change table:id="ct517">
          <table:cell-address table:column="3" table:row="33" table:table="1"/>
          <office:change-info>
            <dc:creator> </dc:creator>
            <dc:date>2022-07-22T18:30:19.211241641</dc:date>
          </office:change-info>
          <table:previous>
            <table:change-track-table-cell/>
          </table:previous>
        </table:cell-content-change>
        <table:cell-content-change table:id="ct518">
          <table:cell-address table:column="3" table:row="34" table:table="1"/>
          <office:change-info>
            <dc:creator> </dc:creator>
            <dc:date>2022-07-22T18:30:19.211246237</dc:date>
          </office:change-info>
          <table:previous>
            <table:change-track-table-cell/>
          </table:previous>
        </table:cell-content-change>
        <table:cell-content-change table:id="ct519">
          <table:cell-address table:column="3" table:row="35" table:table="1"/>
          <office:change-info>
            <dc:creator> </dc:creator>
            <dc:date>2022-07-22T18:30:19.211250931</dc:date>
          </office:change-info>
          <table:previous>
            <table:change-track-table-cell/>
          </table:previous>
        </table:cell-content-change>
        <table:cell-content-change table:id="ct520">
          <table:cell-address table:column="3" table:row="36" table:table="1"/>
          <office:change-info>
            <dc:creator> </dc:creator>
            <dc:date>2022-07-22T18:30:19.211255590</dc:date>
          </office:change-info>
          <table:previous>
            <table:change-track-table-cell/>
          </table:previous>
        </table:cell-content-change>
        <table:cell-content-change table:id="ct521">
          <table:cell-address table:column="3" table:row="37" table:table="1"/>
          <office:change-info>
            <dc:creator> </dc:creator>
            <dc:date>2022-07-22T18:30:19.211260305</dc:date>
          </office:change-info>
          <table:previous>
            <table:change-track-table-cell/>
          </table:previous>
        </table:cell-content-change>
        <table:cell-content-change table:id="ct522">
          <table:cell-address table:column="3" table:row="38" table:table="1"/>
          <office:change-info>
            <dc:creator> </dc:creator>
            <dc:date>2022-07-22T18:30:19.211265053</dc:date>
          </office:change-info>
          <table:previous>
            <table:change-track-table-cell/>
          </table:previous>
        </table:cell-content-change>
        <table:cell-content-change table:id="ct523">
          <table:cell-address table:column="3" table:row="39" table:table="1"/>
          <office:change-info>
            <dc:creator> </dc:creator>
            <dc:date>2022-07-22T18:30:19.211269830</dc:date>
          </office:change-info>
          <table:previous>
            <table:change-track-table-cell/>
          </table:previous>
        </table:cell-content-change>
        <table:cell-content-change table:id="ct524">
          <table:cell-address table:column="3" table:row="40" table:table="1"/>
          <office:change-info>
            <dc:creator> </dc:creator>
            <dc:date>2022-07-22T18:30:19.211274546</dc:date>
          </office:change-info>
          <table:previous>
            <table:change-track-table-cell/>
          </table:previous>
        </table:cell-content-change>
        <table:cell-content-change table:id="ct525">
          <table:cell-address table:column="3" table:row="41" table:table="1"/>
          <office:change-info>
            <dc:creator> </dc:creator>
            <dc:date>2022-07-22T18:30:19.211279198</dc:date>
          </office:change-info>
          <table:previous>
            <table:change-track-table-cell/>
          </table:previous>
        </table:cell-content-change>
        <table:cell-content-change table:id="ct526">
          <table:cell-address table:column="3" table:row="42" table:table="1"/>
          <office:change-info>
            <dc:creator> </dc:creator>
            <dc:date>2022-07-22T18:30:19.211283809</dc:date>
          </office:change-info>
          <table:previous>
            <table:change-track-table-cell/>
          </table:previous>
        </table:cell-content-change>
        <table:cell-content-change table:id="ct527">
          <table:cell-address table:column="3" table:row="43" table:table="1"/>
          <office:change-info>
            <dc:creator> </dc:creator>
            <dc:date>2022-07-22T18:30:19.211288636</dc:date>
          </office:change-info>
          <table:previous>
            <table:change-track-table-cell/>
          </table:previous>
        </table:cell-content-change>
        <table:cell-content-change table:id="ct528">
          <table:cell-address table:column="3" table:row="44" table:table="1"/>
          <office:change-info>
            <dc:creator> </dc:creator>
            <dc:date>2022-07-22T18:30:19.211293376</dc:date>
          </office:change-info>
          <table:previous>
            <table:change-track-table-cell/>
          </table:previous>
        </table:cell-content-change>
        <table:cell-content-change table:id="ct529">
          <table:cell-address table:column="3" table:row="45" table:table="1"/>
          <office:change-info>
            <dc:creator> </dc:creator>
            <dc:date>2022-07-22T18:30:19.211298100</dc:date>
          </office:change-info>
          <table:previous>
            <table:change-track-table-cell/>
          </table:previous>
        </table:cell-content-change>
        <table:cell-content-change table:id="ct530">
          <table:cell-address table:column="3" table:row="46" table:table="1"/>
          <office:change-info>
            <dc:creator> </dc:creator>
            <dc:date>2022-07-22T18:30:19.211302732</dc:date>
          </office:change-info>
          <table:previous>
            <table:change-track-table-cell/>
          </table:previous>
        </table:cell-content-change>
        <table:cell-content-change table:id="ct531">
          <table:cell-address table:column="3" table:row="47" table:table="1"/>
          <office:change-info>
            <dc:creator> </dc:creator>
            <dc:date>2022-07-22T18:30:19.211307531</dc:date>
          </office:change-info>
          <table:previous>
            <table:change-track-table-cell/>
          </table:previous>
        </table:cell-content-change>
        <table:cell-content-change table:id="ct532">
          <table:cell-address table:column="3" table:row="48" table:table="1"/>
          <office:change-info>
            <dc:creator> </dc:creator>
            <dc:date>2022-07-22T18:30:19.211312190</dc:date>
          </office:change-info>
          <table:previous>
            <table:change-track-table-cell/>
          </table:previous>
        </table:cell-content-change>
        <table:cell-content-change table:id="ct533">
          <table:cell-address table:column="3" table:row="49" table:table="1"/>
          <office:change-info>
            <dc:creator> </dc:creator>
            <dc:date>2022-07-22T18:30:19.211316950</dc:date>
          </office:change-info>
          <table:previous>
            <table:change-track-table-cell/>
          </table:previous>
        </table:cell-content-change>
        <table:cell-content-change table:id="ct534">
          <table:cell-address table:column="3" table:row="50" table:table="1"/>
          <office:change-info>
            <dc:creator> </dc:creator>
            <dc:date>2022-07-22T18:30:19.211321673</dc:date>
          </office:change-info>
          <table:previous>
            <table:change-track-table-cell/>
          </table:previous>
        </table:cell-content-change>
        <table:cell-content-change table:id="ct535">
          <table:cell-address table:column="3" table:row="51" table:table="1"/>
          <office:change-info>
            <dc:creator> </dc:creator>
            <dc:date>2022-07-22T18:30:19.211326481</dc:date>
          </office:change-info>
          <table:previous>
            <table:change-track-table-cell/>
          </table:previous>
        </table:cell-content-change>
        <table:cell-content-change table:id="ct536">
          <table:cell-address table:column="3" table:row="52" table:table="1"/>
          <office:change-info>
            <dc:creator> </dc:creator>
            <dc:date>2022-07-22T18:30:19.211331241</dc:date>
          </office:change-info>
          <table:previous>
            <table:change-track-table-cell/>
          </table:previous>
        </table:cell-content-change>
        <table:cell-content-change table:id="ct537">
          <table:cell-address table:column="3" table:row="53" table:table="1"/>
          <office:change-info>
            <dc:creator> </dc:creator>
            <dc:date>2022-07-22T18:30:19.211336027</dc:date>
          </office:change-info>
          <table:previous>
            <table:change-track-table-cell/>
          </table:previous>
        </table:cell-content-change>
        <table:cell-content-change table:id="ct538">
          <table:cell-address table:column="3" table:row="54" table:table="1"/>
          <office:change-info>
            <dc:creator> </dc:creator>
            <dc:date>2022-07-22T18:30:19.211340799</dc:date>
          </office:change-info>
          <table:previous>
            <table:change-track-table-cell/>
          </table:previous>
        </table:cell-content-change>
        <table:cell-content-change table:id="ct539">
          <table:cell-address table:column="3" table:row="55" table:table="1"/>
          <office:change-info>
            <dc:creator> </dc:creator>
            <dc:date>2022-07-22T18:30:19.211345631</dc:date>
          </office:change-info>
          <table:previous>
            <table:change-track-table-cell/>
          </table:previous>
        </table:cell-content-change>
        <table:cell-content-change table:id="ct540">
          <table:cell-address table:column="3" table:row="56" table:table="1"/>
          <office:change-info>
            <dc:creator> </dc:creator>
            <dc:date>2022-07-22T18:30:19.211350414</dc:date>
          </office:change-info>
          <table:previous>
            <table:change-track-table-cell/>
          </table:previous>
        </table:cell-content-change>
        <table:cell-content-change table:id="ct541">
          <table:cell-address table:column="3" table:row="57" table:table="1"/>
          <office:change-info>
            <dc:creator> </dc:creator>
            <dc:date>2022-07-22T18:30:19.211355241</dc:date>
          </office:change-info>
          <table:previous>
            <table:change-track-table-cell/>
          </table:previous>
        </table:cell-content-change>
        <table:cell-content-change table:id="ct542">
          <table:cell-address table:column="3" table:row="58" table:table="1"/>
          <office:change-info>
            <dc:creator> </dc:creator>
            <dc:date>2022-07-22T18:30:19.211360061</dc:date>
          </office:change-info>
          <table:previous>
            <table:change-track-table-cell/>
          </table:previous>
        </table:cell-content-change>
        <table:cell-content-change table:id="ct543">
          <table:cell-address table:column="3" table:row="59" table:table="1"/>
          <office:change-info>
            <dc:creator> </dc:creator>
            <dc:date>2022-07-22T18:30:19.211365043</dc:date>
          </office:change-info>
          <table:previous>
            <table:change-track-table-cell/>
          </table:previous>
        </table:cell-content-change>
        <table:cell-content-change table:id="ct544">
          <table:cell-address table:column="3" table:row="60" table:table="1"/>
          <office:change-info>
            <dc:creator> </dc:creator>
            <dc:date>2022-07-22T18:30:19.211369924</dc:date>
          </office:change-info>
          <table:previous>
            <table:change-track-table-cell/>
          </table:previous>
        </table:cell-content-change>
        <table:cell-content-change table:id="ct545">
          <table:cell-address table:column="3" table:row="61" table:table="1"/>
          <office:change-info>
            <dc:creator> </dc:creator>
            <dc:date>2022-07-22T18:30:19.211374816</dc:date>
          </office:change-info>
          <table:previous>
            <table:change-track-table-cell/>
          </table:previous>
        </table:cell-content-change>
        <table:cell-content-change table:id="ct546">
          <table:cell-address table:column="3" table:row="62" table:table="1"/>
          <office:change-info>
            <dc:creator> </dc:creator>
            <dc:date>2022-07-22T18:30:19.211379741</dc:date>
          </office:change-info>
          <table:previous>
            <table:change-track-table-cell/>
          </table:previous>
        </table:cell-content-change>
        <table:cell-content-change table:id="ct547">
          <table:cell-address table:column="3" table:row="63" table:table="1"/>
          <office:change-info>
            <dc:creator> </dc:creator>
            <dc:date>2022-07-22T18:30:19.211384709</dc:date>
          </office:change-info>
          <table:previous>
            <table:change-track-table-cell/>
          </table:previous>
        </table:cell-content-change>
        <table:cell-content-change table:id="ct548">
          <table:cell-address table:column="3" table:row="64" table:table="1"/>
          <office:change-info>
            <dc:creator> </dc:creator>
            <dc:date>2022-07-22T18:30:19.211389649</dc:date>
          </office:change-info>
          <table:previous>
            <table:change-track-table-cell/>
          </table:previous>
        </table:cell-content-change>
        <table:cell-content-change table:id="ct549">
          <table:cell-address table:column="3" table:row="65" table:table="1"/>
          <office:change-info>
            <dc:creator> </dc:creator>
            <dc:date>2022-07-22T18:30:19.211394630</dc:date>
          </office:change-info>
          <table:previous>
            <table:change-track-table-cell/>
          </table:previous>
        </table:cell-content-change>
        <table:cell-content-change table:id="ct550">
          <table:cell-address table:column="3" table:row="66" table:table="1"/>
          <office:change-info>
            <dc:creator> </dc:creator>
            <dc:date>2022-07-22T18:30:19.211399556</dc:date>
          </office:change-info>
          <table:previous>
            <table:change-track-table-cell/>
          </table:previous>
        </table:cell-content-change>
        <table:cell-content-change table:id="ct551">
          <table:cell-address table:column="3" table:row="67" table:table="1"/>
          <office:change-info>
            <dc:creator> </dc:creator>
            <dc:date>2022-07-22T18:30:19.211404625</dc:date>
          </office:change-info>
          <table:previous>
            <table:change-track-table-cell/>
          </table:previous>
        </table:cell-content-change>
        <table:cell-content-change table:id="ct552">
          <table:cell-address table:column="3" table:row="68" table:table="1"/>
          <office:change-info>
            <dc:creator> </dc:creator>
            <dc:date>2022-07-22T18:30:19.211409720</dc:date>
          </office:change-info>
          <table:previous>
            <table:change-track-table-cell/>
          </table:previous>
        </table:cell-content-change>
        <table:cell-content-change table:id="ct553">
          <table:cell-address table:column="3" table:row="69" table:table="1"/>
          <office:change-info>
            <dc:creator> </dc:creator>
            <dc:date>2022-07-22T18:30:19.211414975</dc:date>
          </office:change-info>
          <table:previous>
            <table:change-track-table-cell/>
          </table:previous>
        </table:cell-content-change>
        <table:cell-content-change table:id="ct554">
          <table:cell-address table:column="3" table:row="70" table:table="1"/>
          <office:change-info>
            <dc:creator> </dc:creator>
            <dc:date>2022-07-22T18:30:19.211419973</dc:date>
          </office:change-info>
          <table:previous>
            <table:change-track-table-cell/>
          </table:previous>
        </table:cell-content-change>
        <table:cell-content-change table:id="ct555">
          <table:cell-address table:column="3" table:row="71" table:table="1"/>
          <office:change-info>
            <dc:creator> </dc:creator>
            <dc:date>2022-07-22T18:30:19.211425044</dc:date>
          </office:change-info>
          <table:previous>
            <table:change-track-table-cell/>
          </table:previous>
        </table:cell-content-change>
        <table:cell-content-change table:id="ct556">
          <table:cell-address table:column="3" table:row="72" table:table="1"/>
          <office:change-info>
            <dc:creator> </dc:creator>
            <dc:date>2022-07-22T18:30:19.211430348</dc:date>
          </office:change-info>
          <table:previous>
            <table:change-track-table-cell/>
          </table:previous>
        </table:cell-content-change>
        <table:cell-content-change table:id="ct557">
          <table:cell-address table:column="3" table:row="73" table:table="1"/>
          <office:change-info>
            <dc:creator> </dc:creator>
            <dc:date>2022-07-22T18:30:19.211435946</dc:date>
          </office:change-info>
          <table:previous>
            <table:change-track-table-cell/>
          </table:previous>
        </table:cell-content-change>
        <table:cell-content-change table:id="ct558">
          <table:cell-address table:column="3" table:row="74" table:table="1"/>
          <office:change-info>
            <dc:creator> </dc:creator>
            <dc:date>2022-07-22T18:30:19.211440981</dc:date>
          </office:change-info>
          <table:previous>
            <table:change-track-table-cell/>
          </table:previous>
        </table:cell-content-change>
        <table:cell-content-change table:id="ct559">
          <table:cell-address table:column="3" table:row="75" table:table="1"/>
          <office:change-info>
            <dc:creator> </dc:creator>
            <dc:date>2022-07-22T18:30:19.211446102</dc:date>
          </office:change-info>
          <table:previous>
            <table:change-track-table-cell/>
          </table:previous>
        </table:cell-content-change>
        <table:cell-content-change table:id="ct560">
          <table:cell-address table:column="3" table:row="76" table:table="1"/>
          <office:change-info>
            <dc:creator> </dc:creator>
            <dc:date>2022-07-22T18:30:19.211451175</dc:date>
          </office:change-info>
          <table:previous>
            <table:change-track-table-cell/>
          </table:previous>
        </table:cell-content-change>
        <table:cell-content-change table:id="ct561">
          <table:cell-address table:column="3" table:row="77" table:table="1"/>
          <office:change-info>
            <dc:creator> </dc:creator>
            <dc:date>2022-07-22T18:30:19.211456159</dc:date>
          </office:change-info>
          <table:previous>
            <table:change-track-table-cell/>
          </table:previous>
        </table:cell-content-change>
        <table:cell-content-change table:id="ct562">
          <table:cell-address table:column="3" table:row="78" table:table="1"/>
          <office:change-info>
            <dc:creator> </dc:creator>
            <dc:date>2022-07-22T18:30:19.211461196</dc:date>
          </office:change-info>
          <table:previous>
            <table:change-track-table-cell/>
          </table:previous>
        </table:cell-content-change>
        <table:cell-content-change table:id="ct563">
          <table:cell-address table:column="3" table:row="79" table:table="1"/>
          <office:change-info>
            <dc:creator> </dc:creator>
            <dc:date>2022-07-22T18:30:19.211466219</dc:date>
          </office:change-info>
          <table:previous>
            <table:change-track-table-cell/>
          </table:previous>
        </table:cell-content-change>
        <table:cell-content-change table:id="ct564">
          <table:cell-address table:column="3" table:row="80" table:table="1"/>
          <office:change-info>
            <dc:creator> </dc:creator>
            <dc:date>2022-07-22T18:30:19.211471215</dc:date>
          </office:change-info>
          <table:previous>
            <table:change-track-table-cell/>
          </table:previous>
        </table:cell-content-change>
        <table:cell-content-change table:id="ct565">
          <table:cell-address table:column="3" table:row="81" table:table="1"/>
          <office:change-info>
            <dc:creator> </dc:creator>
            <dc:date>2022-07-22T18:30:19.211476304</dc:date>
          </office:change-info>
          <table:previous>
            <table:change-track-table-cell/>
          </table:previous>
        </table:cell-content-change>
        <table:cell-content-change table:id="ct566">
          <table:cell-address table:column="3" table:row="82" table:table="1"/>
          <office:change-info>
            <dc:creator> </dc:creator>
            <dc:date>2022-07-22T18:30:19.211481505</dc:date>
          </office:change-info>
          <table:previous>
            <table:change-track-table-cell/>
          </table:previous>
        </table:cell-content-change>
        <table:cell-content-change table:id="ct567">
          <table:cell-address table:column="3" table:row="83" table:table="1"/>
          <office:change-info>
            <dc:creator> </dc:creator>
            <dc:date>2022-07-22T18:30:19.211486629</dc:date>
          </office:change-info>
          <table:previous>
            <table:change-track-table-cell/>
          </table:previous>
        </table:cell-content-change>
        <table:cell-content-change table:id="ct568">
          <table:cell-address table:column="3" table:row="84" table:table="1"/>
          <office:change-info>
            <dc:creator> </dc:creator>
            <dc:date>2022-07-22T18:30:19.211491831</dc:date>
          </office:change-info>
          <table:previous>
            <table:change-track-table-cell/>
          </table:previous>
        </table:cell-content-change>
        <table:cell-content-change table:id="ct569">
          <table:cell-address table:column="3" table:row="85" table:table="1"/>
          <office:change-info>
            <dc:creator> </dc:creator>
            <dc:date>2022-07-22T18:30:19.211496961</dc:date>
          </office:change-info>
          <table:previous>
            <table:change-track-table-cell/>
          </table:previous>
        </table:cell-content-change>
        <table:cell-content-change table:id="ct570">
          <table:cell-address table:column="3" table:row="86" table:table="1"/>
          <office:change-info>
            <dc:creator> </dc:creator>
            <dc:date>2022-07-22T18:30:19.211502033</dc:date>
          </office:change-info>
          <table:previous>
            <table:change-track-table-cell/>
          </table:previous>
        </table:cell-content-change>
        <table:cell-content-change table:id="ct571">
          <table:cell-address table:column="3" table:row="87" table:table="1"/>
          <office:change-info>
            <dc:creator> </dc:creator>
            <dc:date>2022-07-22T18:30:19.211507188</dc:date>
          </office:change-info>
          <table:previous>
            <table:change-track-table-cell/>
          </table:previous>
        </table:cell-content-change>
        <table:cell-content-change table:id="ct572">
          <table:cell-address table:column="3" table:row="88" table:table="1"/>
          <office:change-info>
            <dc:creator> </dc:creator>
            <dc:date>2022-07-22T18:30:19.211512405</dc:date>
          </office:change-info>
          <table:previous>
            <table:change-track-table-cell/>
          </table:previous>
        </table:cell-content-change>
        <table:cell-content-change table:id="ct573">
          <table:cell-address table:column="3" table:row="89" table:table="1"/>
          <office:change-info>
            <dc:creator> </dc:creator>
            <dc:date>2022-07-22T18:30:19.211517691</dc:date>
          </office:change-info>
          <table:previous>
            <table:change-track-table-cell/>
          </table:previous>
        </table:cell-content-change>
        <table:cell-content-change table:id="ct574">
          <table:cell-address table:column="3" table:row="90" table:table="1"/>
          <office:change-info>
            <dc:creator> </dc:creator>
            <dc:date>2022-07-22T18:30:19.211522812</dc:date>
          </office:change-info>
          <table:previous>
            <table:change-track-table-cell/>
          </table:previous>
        </table:cell-content-change>
        <table:cell-content-change table:id="ct575">
          <table:cell-address table:column="3" table:row="91" table:table="1"/>
          <office:change-info>
            <dc:creator> </dc:creator>
            <dc:date>2022-07-22T18:30:19.211528062</dc:date>
          </office:change-info>
          <table:previous>
            <table:change-track-table-cell/>
          </table:previous>
        </table:cell-content-change>
        <table:cell-content-change table:id="ct576">
          <table:cell-address table:column="3" table:row="92" table:table="1"/>
          <office:change-info>
            <dc:creator> </dc:creator>
            <dc:date>2022-07-22T18:30:19.211533322</dc:date>
          </office:change-info>
          <table:previous>
            <table:change-track-table-cell/>
          </table:previous>
        </table:cell-content-change>
        <table:cell-content-change table:id="ct577">
          <table:cell-address table:column="3" table:row="93" table:table="1"/>
          <office:change-info>
            <dc:creator> </dc:creator>
            <dc:date>2022-07-22T18:30:19.211538483</dc:date>
          </office:change-info>
          <table:previous>
            <table:change-track-table-cell/>
          </table:previous>
        </table:cell-content-change>
        <table:cell-content-change table:id="ct578">
          <table:cell-address table:column="3" table:row="94" table:table="1"/>
          <office:change-info>
            <dc:creator> </dc:creator>
            <dc:date>2022-07-22T18:30:19.211543541</dc:date>
          </office:change-info>
          <table:previous>
            <table:change-track-table-cell/>
          </table:previous>
        </table:cell-content-change>
        <table:cell-content-change table:id="ct579">
          <table:cell-address table:column="3" table:row="95" table:table="1"/>
          <office:change-info>
            <dc:creator> </dc:creator>
            <dc:date>2022-07-22T18:30:19.211548721</dc:date>
          </office:change-info>
          <table:previous>
            <table:change-track-table-cell/>
          </table:previous>
        </table:cell-content-change>
        <table:cell-content-change table:id="ct580">
          <table:cell-address table:column="3" table:row="96" table:table="1"/>
          <office:change-info>
            <dc:creator> </dc:creator>
            <dc:date>2022-07-22T18:30:19.211553957</dc:date>
          </office:change-info>
          <table:previous>
            <table:change-track-table-cell/>
          </table:previous>
        </table:cell-content-change>
        <table:cell-content-change table:id="ct581">
          <table:cell-address table:column="3" table:row="97" table:table="1"/>
          <office:change-info>
            <dc:creator> </dc:creator>
            <dc:date>2022-07-22T18:30:19.211559125</dc:date>
          </office:change-info>
          <table:previous>
            <table:change-track-table-cell/>
          </table:previous>
        </table:cell-content-change>
        <table:cell-content-change table:id="ct582">
          <table:cell-address table:column="3" table:row="98" table:table="1"/>
          <office:change-info>
            <dc:creator> </dc:creator>
            <dc:date>2022-07-22T18:30:19.211564369</dc:date>
          </office:change-info>
          <table:previous>
            <table:change-track-table-cell/>
          </table:previous>
        </table:cell-content-change>
        <table:cell-content-change table:id="ct583">
          <table:cell-address table:column="3" table:row="99" table:table="1"/>
          <office:change-info>
            <dc:creator> </dc:creator>
            <dc:date>2022-07-22T18:30:19.211569628</dc:date>
          </office:change-info>
          <table:previous>
            <table:change-track-table-cell/>
          </table:previous>
        </table:cell-content-change>
        <table:cell-content-change table:id="ct584">
          <table:cell-address table:column="3" table:row="100" table:table="1"/>
          <office:change-info>
            <dc:creator> </dc:creator>
            <dc:date>2022-07-22T18:30:19.211574800</dc:date>
          </office:change-info>
          <table:previous>
            <table:change-track-table-cell/>
          </table:previous>
        </table:cell-content-change>
        <table:cell-content-change table:id="ct585">
          <table:cell-address table:column="3" table:row="101" table:table="1"/>
          <office:change-info>
            <dc:creator> </dc:creator>
            <dc:date>2022-07-22T18:30:19.211579983</dc:date>
          </office:change-info>
          <table:previous>
            <table:change-track-table-cell/>
          </table:previous>
        </table:cell-content-change>
        <table:cell-content-change table:id="ct586">
          <table:cell-address table:column="3" table:row="102" table:table="1"/>
          <office:change-info>
            <dc:creator> </dc:creator>
            <dc:date>2022-07-22T18:30:19.211585229</dc:date>
          </office:change-info>
          <table:previous>
            <table:change-track-table-cell/>
          </table:previous>
        </table:cell-content-change>
        <table:cell-content-change table:id="ct587">
          <table:cell-address table:column="3" table:row="103" table:table="1"/>
          <office:change-info>
            <dc:creator> </dc:creator>
            <dc:date>2022-07-22T18:30:19.211590440</dc:date>
          </office:change-info>
          <table:previous>
            <table:change-track-table-cell/>
          </table:previous>
        </table:cell-content-change>
        <table:cell-content-change table:id="ct588">
          <table:cell-address table:column="3" table:row="104" table:table="1"/>
          <office:change-info>
            <dc:creator> </dc:creator>
            <dc:date>2022-07-22T18:30:19.211595677</dc:date>
          </office:change-info>
          <table:previous>
            <table:change-track-table-cell/>
          </table:previous>
        </table:cell-content-change>
        <table:cell-content-change table:id="ct589">
          <table:cell-address table:column="3" table:row="105" table:table="1"/>
          <office:change-info>
            <dc:creator> </dc:creator>
            <dc:date>2022-07-22T18:30:19.211600854</dc:date>
          </office:change-info>
          <table:previous>
            <table:change-track-table-cell/>
          </table:previous>
        </table:cell-content-change>
        <table:cell-content-change table:id="ct590">
          <table:cell-address table:column="3" table:row="106" table:table="1"/>
          <office:change-info>
            <dc:creator> </dc:creator>
            <dc:date>2022-07-22T18:30:19.211606051</dc:date>
          </office:change-info>
          <table:previous>
            <table:change-track-table-cell/>
          </table:previous>
        </table:cell-content-change>
        <table:cell-content-change table:id="ct591">
          <table:cell-address table:column="3" table:row="107" table:table="1"/>
          <office:change-info>
            <dc:creator> </dc:creator>
            <dc:date>2022-07-22T18:30:19.211611461</dc:date>
          </office:change-info>
          <table:previous>
            <table:change-track-table-cell/>
          </table:previous>
        </table:cell-content-change>
        <table:cell-content-change table:id="ct592">
          <table:cell-address table:column="3" table:row="108" table:table="1"/>
          <office:change-info>
            <dc:creator> </dc:creator>
            <dc:date>2022-07-22T18:30:19.211616592</dc:date>
          </office:change-info>
          <table:previous>
            <table:change-track-table-cell/>
          </table:previous>
        </table:cell-content-change>
        <table:cell-content-change table:id="ct593">
          <table:cell-address table:column="3" table:row="109" table:table="1"/>
          <office:change-info>
            <dc:creator> </dc:creator>
            <dc:date>2022-07-22T18:30:19.211621677</dc:date>
          </office:change-info>
          <table:previous>
            <table:change-track-table-cell/>
          </table:previous>
        </table:cell-content-change>
        <table:cell-content-change table:id="ct594">
          <table:cell-address table:column="3" table:row="110" table:table="1"/>
          <office:change-info>
            <dc:creator> </dc:creator>
            <dc:date>2022-07-22T18:30:19.211626872</dc:date>
          </office:change-info>
          <table:previous>
            <table:change-track-table-cell/>
          </table:previous>
        </table:cell-content-change>
        <table:cell-content-change table:id="ct595">
          <table:cell-address table:column="3" table:row="111" table:table="1"/>
          <office:change-info>
            <dc:creator> </dc:creator>
            <dc:date>2022-07-22T18:30:19.211632144</dc:date>
          </office:change-info>
          <table:previous>
            <table:change-track-table-cell/>
          </table:previous>
        </table:cell-content-change>
        <table:cell-content-change table:id="ct596">
          <table:cell-address table:column="3" table:row="112" table:table="1"/>
          <office:change-info>
            <dc:creator> </dc:creator>
            <dc:date>2022-07-22T18:30:19.211637502</dc:date>
          </office:change-info>
          <table:previous>
            <table:change-track-table-cell/>
          </table:previous>
        </table:cell-content-change>
        <table:cell-content-change table:id="ct597">
          <table:cell-address table:column="3" table:row="113" table:table="1"/>
          <office:change-info>
            <dc:creator> </dc:creator>
            <dc:date>2022-07-22T18:30:19.211642776</dc:date>
          </office:change-info>
          <table:previous>
            <table:change-track-table-cell/>
          </table:previous>
        </table:cell-content-change>
        <table:cell-content-change table:id="ct598">
          <table:cell-address table:column="3" table:row="114" table:table="1"/>
          <office:change-info>
            <dc:creator> </dc:creator>
            <dc:date>2022-07-22T18:30:19.211648073</dc:date>
          </office:change-info>
          <table:previous>
            <table:change-track-table-cell/>
          </table:previous>
        </table:cell-content-change>
        <table:cell-content-change table:id="ct599">
          <table:cell-address table:column="3" table:row="115" table:table="1"/>
          <office:change-info>
            <dc:creator> </dc:creator>
            <dc:date>2022-07-22T18:30:19.211653440</dc:date>
          </office:change-info>
          <table:previous>
            <table:change-track-table-cell/>
          </table:previous>
        </table:cell-content-change>
        <table:cell-content-change table:id="ct600">
          <table:cell-address table:column="3" table:row="116" table:table="1"/>
          <office:change-info>
            <dc:creator> </dc:creator>
            <dc:date>2022-07-22T18:30:19.211658667</dc:date>
          </office:change-info>
          <table:previous>
            <table:change-track-table-cell/>
          </table:previous>
        </table:cell-content-change>
        <table:cell-content-change table:id="ct601">
          <table:cell-address table:column="3" table:row="117" table:table="1"/>
          <office:change-info>
            <dc:creator> </dc:creator>
            <dc:date>2022-07-22T18:30:19.211664219</dc:date>
          </office:change-info>
          <table:previous>
            <table:change-track-table-cell/>
          </table:previous>
        </table:cell-content-change>
        <table:cell-content-change table:id="ct602">
          <table:cell-address table:column="3" table:row="118" table:table="1"/>
          <office:change-info>
            <dc:creator> </dc:creator>
            <dc:date>2022-07-22T18:30:19.211669648</dc:date>
          </office:change-info>
          <table:previous>
            <table:change-track-table-cell/>
          </table:previous>
        </table:cell-content-change>
        <table:cell-content-change table:id="ct603">
          <table:cell-address table:column="3" table:row="119" table:table="1"/>
          <office:change-info>
            <dc:creator> </dc:creator>
            <dc:date>2022-07-22T18:30:19.211674957</dc:date>
          </office:change-info>
          <table:previous>
            <table:change-track-table-cell/>
          </table:previous>
        </table:cell-content-change>
        <table:cell-content-change table:id="ct604">
          <table:cell-address table:column="3" table:row="120" table:table="1"/>
          <office:change-info>
            <dc:creator> </dc:creator>
            <dc:date>2022-07-22T18:30:19.211680298</dc:date>
          </office:change-info>
          <table:previous>
            <table:change-track-table-cell/>
          </table:previous>
        </table:cell-content-change>
        <table:cell-content-change table:id="ct605">
          <table:cell-address table:column="3" table:row="121" table:table="1"/>
          <office:change-info>
            <dc:creator> </dc:creator>
            <dc:date>2022-07-22T18:30:19.211685536</dc:date>
          </office:change-info>
          <table:previous>
            <table:change-track-table-cell/>
          </table:previous>
        </table:cell-content-change>
        <table:cell-content-change table:id="ct606">
          <table:cell-address table:column="3" table:row="122" table:table="1"/>
          <office:change-info>
            <dc:creator> </dc:creator>
            <dc:date>2022-07-22T18:30:19.211690754</dc:date>
          </office:change-info>
          <table:previous>
            <table:change-track-table-cell/>
          </table:previous>
        </table:cell-content-change>
        <table:cell-content-change table:id="ct607">
          <table:cell-address table:column="3" table:row="123" table:table="1"/>
          <office:change-info>
            <dc:creator> </dc:creator>
            <dc:date>2022-07-22T18:30:19.211696296</dc:date>
          </office:change-info>
          <table:previous>
            <table:change-track-table-cell/>
          </table:previous>
        </table:cell-content-change>
        <table:cell-content-change table:id="ct608">
          <table:cell-address table:column="3" table:row="124" table:table="1"/>
          <office:change-info>
            <dc:creator> </dc:creator>
            <dc:date>2022-07-22T18:30:19.211701553</dc:date>
          </office:change-info>
          <table:previous>
            <table:change-track-table-cell/>
          </table:previous>
        </table:cell-content-change>
        <table:cell-content-change table:id="ct609">
          <table:cell-address table:column="3" table:row="125" table:table="1"/>
          <office:change-info>
            <dc:creator> </dc:creator>
            <dc:date>2022-07-22T18:30:19.211706936</dc:date>
          </office:change-info>
          <table:previous>
            <table:change-track-table-cell/>
          </table:previous>
        </table:cell-content-change>
        <table:cell-content-change table:id="ct610">
          <table:cell-address table:column="3" table:row="126" table:table="1"/>
          <office:change-info>
            <dc:creator> </dc:creator>
            <dc:date>2022-07-22T18:30:19.211712187</dc:date>
          </office:change-info>
          <table:previous>
            <table:change-track-table-cell/>
          </table:previous>
        </table:cell-content-change>
        <table:cell-content-change table:id="ct611">
          <table:cell-address table:column="3" table:row="127" table:table="1"/>
          <office:change-info>
            <dc:creator> </dc:creator>
            <dc:date>2022-07-22T18:30:19.211717515</dc:date>
          </office:change-info>
          <table:previous>
            <table:change-track-table-cell/>
          </table:previous>
        </table:cell-content-change>
        <table:cell-content-change table:id="ct612">
          <table:cell-address table:column="3" table:row="128" table:table="1"/>
          <office:change-info>
            <dc:creator> </dc:creator>
            <dc:date>2022-07-22T18:30:19.211722808</dc:date>
          </office:change-info>
          <table:previous>
            <table:change-track-table-cell/>
          </table:previous>
        </table:cell-content-change>
        <table:cell-content-change table:id="ct613">
          <table:cell-address table:column="3" table:row="129" table:table="1"/>
          <office:change-info>
            <dc:creator> </dc:creator>
            <dc:date>2022-07-22T18:30:19.211728150</dc:date>
          </office:change-info>
          <table:previous>
            <table:change-track-table-cell/>
          </table:previous>
        </table:cell-content-change>
        <table:cell-content-change table:id="ct614">
          <table:cell-address table:column="3" table:row="130" table:table="1"/>
          <office:change-info>
            <dc:creator> </dc:creator>
            <dc:date>2022-07-22T18:30:19.211732113</dc:date>
          </office:change-info>
          <table:previous>
            <table:change-track-table-cell/>
          </table:previous>
        </table:cell-content-change>
        <table:cell-content-change table:id="ct615">
          <table:cell-address table:column="3" table:row="131" table:table="1"/>
          <office:change-info>
            <dc:creator> </dc:creator>
            <dc:date>2022-07-22T18:30:19.211734466</dc:date>
          </office:change-info>
          <table:previous>
            <table:change-track-table-cell/>
          </table:previous>
        </table:cell-content-change>
        <table:cell-content-change table:id="ct616">
          <table:cell-address table:column="3" table:row="132" table:table="1"/>
          <office:change-info>
            <dc:creator> </dc:creator>
            <dc:date>2022-07-22T18:30:19.211736620</dc:date>
          </office:change-info>
          <table:previous>
            <table:change-track-table-cell/>
          </table:previous>
        </table:cell-content-change>
        <table:cell-content-change table:id="ct617">
          <table:cell-address table:column="3" table:row="133" table:table="1"/>
          <office:change-info>
            <dc:creator> </dc:creator>
            <dc:date>2022-07-22T18:30:19.211738808</dc:date>
          </office:change-info>
          <table:previous>
            <table:change-track-table-cell/>
          </table:previous>
        </table:cell-content-change>
        <table:cell-content-change table:id="ct618">
          <table:cell-address table:column="3" table:row="134" table:table="1"/>
          <office:change-info>
            <dc:creator> </dc:creator>
            <dc:date>2022-07-22T18:30:19.211740988</dc:date>
          </office:change-info>
          <table:previous>
            <table:change-track-table-cell/>
          </table:previous>
        </table:cell-content-change>
        <table:cell-content-change table:id="ct619">
          <table:cell-address table:column="3" table:row="135" table:table="1"/>
          <office:change-info>
            <dc:creator> </dc:creator>
            <dc:date>2022-07-22T18:30:19.211743179</dc:date>
          </office:change-info>
          <table:previous>
            <table:change-track-table-cell/>
          </table:previous>
        </table:cell-content-change>
        <table:cell-content-change table:id="ct620">
          <table:cell-address table:column="3" table:row="136" table:table="1"/>
          <office:change-info>
            <dc:creator> </dc:creator>
            <dc:date>2022-07-22T18:30:19.211745456</dc:date>
          </office:change-info>
          <table:previous>
            <table:change-track-table-cell/>
          </table:previous>
        </table:cell-content-change>
        <table:cell-content-change table:id="ct621">
          <table:cell-address table:column="3" table:row="137" table:table="1"/>
          <office:change-info>
            <dc:creator> </dc:creator>
            <dc:date>2022-07-22T18:30:19.211747720</dc:date>
          </office:change-info>
          <table:previous>
            <table:change-track-table-cell/>
          </table:previous>
        </table:cell-content-change>
        <table:cell-content-change table:id="ct622">
          <table:cell-address table:column="3" table:row="138" table:table="1"/>
          <office:change-info>
            <dc:creator> </dc:creator>
            <dc:date>2022-07-22T18:30:19.211749920</dc:date>
          </office:change-info>
          <table:previous>
            <table:change-track-table-cell/>
          </table:previous>
        </table:cell-content-change>
        <table:cell-content-change table:id="ct623">
          <table:cell-address table:column="3" table:row="139" table:table="1"/>
          <office:change-info>
            <dc:creator> </dc:creator>
            <dc:date>2022-07-22T18:30:19.211752233</dc:date>
          </office:change-info>
          <table:previous>
            <table:change-track-table-cell/>
          </table:previous>
        </table:cell-content-change>
        <table:cell-content-change table:id="ct624">
          <table:cell-address table:column="3" table:row="140" table:table="1"/>
          <office:change-info>
            <dc:creator> </dc:creator>
            <dc:date>2022-07-22T18:30:19.211754445</dc:date>
          </office:change-info>
          <table:previous>
            <table:change-track-table-cell/>
          </table:previous>
        </table:cell-content-change>
        <table:cell-content-change table:id="ct625">
          <table:cell-address table:column="3" table:row="141" table:table="1"/>
          <office:change-info>
            <dc:creator> </dc:creator>
            <dc:date>2022-07-22T18:30:19.211756736</dc:date>
          </office:change-info>
          <table:previous>
            <table:change-track-table-cell/>
          </table:previous>
        </table:cell-content-change>
        <table:cell-content-change table:id="ct626">
          <table:cell-address table:column="3" table:row="142" table:table="1"/>
          <office:change-info>
            <dc:creator> </dc:creator>
            <dc:date>2022-07-22T18:30:19.211758974</dc:date>
          </office:change-info>
          <table:previous>
            <table:change-track-table-cell/>
          </table:previous>
        </table:cell-content-change>
        <table:cell-content-change table:id="ct627">
          <table:cell-address table:column="3" table:row="143" table:table="1"/>
          <office:change-info>
            <dc:creator> </dc:creator>
            <dc:date>2022-07-22T18:30:19.211761259</dc:date>
          </office:change-info>
          <table:previous>
            <table:change-track-table-cell/>
          </table:previous>
        </table:cell-content-change>
        <table:cell-content-change table:id="ct628">
          <table:cell-address table:column="3" table:row="144" table:table="1"/>
          <office:change-info>
            <dc:creator> </dc:creator>
            <dc:date>2022-07-22T18:30:19.211763597</dc:date>
          </office:change-info>
          <table:previous>
            <table:change-track-table-cell/>
          </table:previous>
        </table:cell-content-change>
        <table:cell-content-change table:id="ct629">
          <table:cell-address table:column="3" table:row="145" table:table="1"/>
          <office:change-info>
            <dc:creator> </dc:creator>
            <dc:date>2022-07-22T18:30:19.211765906</dc:date>
          </office:change-info>
          <table:previous>
            <table:change-track-table-cell/>
          </table:previous>
        </table:cell-content-change>
        <table:cell-content-change table:id="ct630">
          <table:cell-address table:column="3" table:row="146" table:table="1"/>
          <office:change-info>
            <dc:creator> </dc:creator>
            <dc:date>2022-07-22T18:30:19.211768164</dc:date>
          </office:change-info>
          <table:previous>
            <table:change-track-table-cell/>
          </table:previous>
        </table:cell-content-change>
        <table:cell-content-change table:id="ct631">
          <table:cell-address table:column="3" table:row="147" table:table="1"/>
          <office:change-info>
            <dc:creator> </dc:creator>
            <dc:date>2022-07-22T18:30:19.211770535</dc:date>
          </office:change-info>
          <table:previous>
            <table:change-track-table-cell/>
          </table:previous>
        </table:cell-content-change>
        <table:cell-content-change table:id="ct632">
          <table:cell-address table:column="3" table:row="148" table:table="1"/>
          <office:change-info>
            <dc:creator> </dc:creator>
            <dc:date>2022-07-22T18:30:19.211772842</dc:date>
          </office:change-info>
          <table:previous>
            <table:change-track-table-cell/>
          </table:previous>
        </table:cell-content-change>
        <table:cell-content-change table:id="ct633">
          <table:cell-address table:column="3" table:row="149" table:table="1"/>
          <office:change-info>
            <dc:creator> </dc:creator>
            <dc:date>2022-07-22T18:30:19.211775175</dc:date>
          </office:change-info>
          <table:previous>
            <table:change-track-table-cell/>
          </table:previous>
        </table:cell-content-change>
        <table:cell-content-change table:id="ct634">
          <table:cell-address table:column="3" table:row="150" table:table="1"/>
          <office:change-info>
            <dc:creator> </dc:creator>
            <dc:date>2022-07-22T18:30:19.211777495</dc:date>
          </office:change-info>
          <table:previous>
            <table:change-track-table-cell/>
          </table:previous>
        </table:cell-content-change>
        <table:cell-content-change table:id="ct635">
          <table:cell-address table:column="3" table:row="151" table:table="1"/>
          <office:change-info>
            <dc:creator> </dc:creator>
            <dc:date>2022-07-22T18:30:19.211779810</dc:date>
          </office:change-info>
          <table:previous>
            <table:change-track-table-cell/>
          </table:previous>
        </table:cell-content-change>
        <table:cell-content-change table:id="ct636">
          <table:cell-address table:column="3" table:row="152" table:table="1"/>
          <office:change-info>
            <dc:creator> </dc:creator>
            <dc:date>2022-07-22T18:30:19.211782132</dc:date>
          </office:change-info>
          <table:previous>
            <table:change-track-table-cell/>
          </table:previous>
        </table:cell-content-change>
        <table:cell-content-change table:id="ct637">
          <table:cell-address table:column="3" table:row="153" table:table="1"/>
          <office:change-info>
            <dc:creator> </dc:creator>
            <dc:date>2022-07-22T18:30:19.211784511</dc:date>
          </office:change-info>
          <table:previous>
            <table:change-track-table-cell/>
          </table:previous>
        </table:cell-content-change>
        <table:cell-content-change table:id="ct638">
          <table:cell-address table:column="3" table:row="154" table:table="1"/>
          <office:change-info>
            <dc:creator> </dc:creator>
            <dc:date>2022-07-22T18:30:19.211786877</dc:date>
          </office:change-info>
          <table:previous>
            <table:change-track-table-cell/>
          </table:previous>
        </table:cell-content-change>
        <table:cell-content-change table:id="ct639">
          <table:cell-address table:column="3" table:row="155" table:table="1"/>
          <office:change-info>
            <dc:creator> </dc:creator>
            <dc:date>2022-07-22T18:30:19.211789566</dc:date>
          </office:change-info>
          <table:previous>
            <table:change-track-table-cell/>
          </table:previous>
        </table:cell-content-change>
        <table:cell-content-change table:id="ct640">
          <table:cell-address table:column="3" table:row="156" table:table="1"/>
          <office:change-info>
            <dc:creator> </dc:creator>
            <dc:date>2022-07-22T18:30:19.211791967</dc:date>
          </office:change-info>
          <table:previous>
            <table:change-track-table-cell/>
          </table:previous>
        </table:cell-content-change>
        <table:cell-content-change table:id="ct641">
          <table:cell-address table:column="3" table:row="157" table:table="1"/>
          <office:change-info>
            <dc:creator> </dc:creator>
            <dc:date>2022-07-22T18:30:19.211794411</dc:date>
          </office:change-info>
          <table:previous>
            <table:change-track-table-cell/>
          </table:previous>
        </table:cell-content-change>
        <table:cell-content-change table:id="ct642">
          <table:cell-address table:column="3" table:row="158" table:table="1"/>
          <office:change-info>
            <dc:creator> </dc:creator>
            <dc:date>2022-07-22T18:30:19.211796978</dc:date>
          </office:change-info>
          <table:previous>
            <table:change-track-table-cell/>
          </table:previous>
        </table:cell-content-change>
        <table:cell-content-change table:id="ct643">
          <table:cell-address table:column="3" table:row="159" table:table="1"/>
          <office:change-info>
            <dc:creator> </dc:creator>
            <dc:date>2022-07-22T18:30:19.211799446</dc:date>
          </office:change-info>
          <table:previous>
            <table:change-track-table-cell/>
          </table:previous>
        </table:cell-content-change>
        <table:cell-content-change table:id="ct644">
          <table:cell-address table:column="3" table:row="160" table:table="1"/>
          <office:change-info>
            <dc:creator> </dc:creator>
            <dc:date>2022-07-22T18:30:19.211801927</dc:date>
          </office:change-info>
          <table:previous>
            <table:change-track-table-cell/>
          </table:previous>
        </table:cell-content-change>
        <table:cell-content-change table:id="ct645">
          <table:cell-address table:column="4" table:row="0" table:table="1"/>
          <office:change-info>
            <dc:creator> </dc:creator>
            <dc:date>2022-07-22T18:30:19.211806925</dc:date>
          </office:change-info>
          <table:previous>
            <table:change-track-table-cell/>
          </table:previous>
        </table:cell-content-change>
        <table:cell-content-change table:id="ct646">
          <table:cell-address table:column="4" table:row="1" table:table="1"/>
          <office:change-info>
            <dc:creator> </dc:creator>
            <dc:date>2022-07-22T18:30:19.211815622</dc:date>
          </office:change-info>
          <table:previous>
            <table:change-track-table-cell/>
          </table:previous>
        </table:cell-content-change>
        <table:cell-content-change table:id="ct647">
          <table:cell-address table:column="4" table:row="2" table:table="1"/>
          <office:change-info>
            <dc:creator> </dc:creator>
            <dc:date>2022-07-22T18:30:19.211822399</dc:date>
          </office:change-info>
          <table:previous>
            <table:change-track-table-cell/>
          </table:previous>
        </table:cell-content-change>
        <table:cell-content-change table:id="ct648">
          <table:cell-address table:column="4" table:row="3" table:table="1"/>
          <office:change-info>
            <dc:creator> </dc:creator>
            <dc:date>2022-07-22T18:30:19.211828436</dc:date>
          </office:change-info>
          <table:previous>
            <table:change-track-table-cell/>
          </table:previous>
        </table:cell-content-change>
        <table:cell-content-change table:id="ct649">
          <table:cell-address table:column="4" table:row="4" table:table="1"/>
          <office:change-info>
            <dc:creator> </dc:creator>
            <dc:date>2022-07-22T18:30:19.211834327</dc:date>
          </office:change-info>
          <table:previous>
            <table:change-track-table-cell/>
          </table:previous>
        </table:cell-content-change>
        <table:cell-content-change table:id="ct650">
          <table:cell-address table:column="4" table:row="5" table:table="1"/>
          <office:change-info>
            <dc:creator> </dc:creator>
            <dc:date>2022-07-22T18:30:19.211840299</dc:date>
          </office:change-info>
          <table:previous>
            <table:change-track-table-cell/>
          </table:previous>
        </table:cell-content-change>
        <table:cell-content-change table:id="ct651">
          <table:cell-address table:column="4" table:row="6" table:table="1"/>
          <office:change-info>
            <dc:creator> </dc:creator>
            <dc:date>2022-07-22T18:30:19.211846286</dc:date>
          </office:change-info>
          <table:previous>
            <table:change-track-table-cell/>
          </table:previous>
        </table:cell-content-change>
        <table:cell-content-change table:id="ct652">
          <table:cell-address table:column="4" table:row="7" table:table="1"/>
          <office:change-info>
            <dc:creator> </dc:creator>
            <dc:date>2022-07-22T18:30:19.211852250</dc:date>
          </office:change-info>
          <table:previous>
            <table:change-track-table-cell/>
          </table:previous>
        </table:cell-content-change>
        <table:cell-content-change table:id="ct653">
          <table:cell-address table:column="4" table:row="8" table:table="1"/>
          <office:change-info>
            <dc:creator> </dc:creator>
            <dc:date>2022-07-22T18:30:19.211858732</dc:date>
          </office:change-info>
          <table:previous>
            <table:change-track-table-cell/>
          </table:previous>
        </table:cell-content-change>
        <table:cell-content-change table:id="ct654">
          <table:cell-address table:column="4" table:row="9" table:table="1"/>
          <office:change-info>
            <dc:creator> </dc:creator>
            <dc:date>2022-07-22T18:30:19.211864664</dc:date>
          </office:change-info>
          <table:previous>
            <table:change-track-table-cell/>
          </table:previous>
        </table:cell-content-change>
        <table:cell-content-change table:id="ct655">
          <table:cell-address table:column="4" table:row="10" table:table="1"/>
          <office:change-info>
            <dc:creator> </dc:creator>
            <dc:date>2022-07-22T18:30:19.211870776</dc:date>
          </office:change-info>
          <table:previous>
            <table:change-track-table-cell/>
          </table:previous>
        </table:cell-content-change>
        <table:cell-content-change table:id="ct656">
          <table:cell-address table:column="4" table:row="11" table:table="1"/>
          <office:change-info>
            <dc:creator> </dc:creator>
            <dc:date>2022-07-22T18:30:19.211876703</dc:date>
          </office:change-info>
          <table:previous>
            <table:change-track-table-cell/>
          </table:previous>
        </table:cell-content-change>
        <table:cell-content-change table:id="ct657">
          <table:cell-address table:column="4" table:row="12" table:table="1"/>
          <office:change-info>
            <dc:creator> </dc:creator>
            <dc:date>2022-07-22T18:30:19.211882693</dc:date>
          </office:change-info>
          <table:previous>
            <table:change-track-table-cell/>
          </table:previous>
        </table:cell-content-change>
        <table:cell-content-change table:id="ct658">
          <table:cell-address table:column="4" table:row="13" table:table="1"/>
          <office:change-info>
            <dc:creator> </dc:creator>
            <dc:date>2022-07-22T18:30:19.211888679</dc:date>
          </office:change-info>
          <table:previous>
            <table:change-track-table-cell/>
          </table:previous>
        </table:cell-content-change>
        <table:cell-content-change table:id="ct659">
          <table:cell-address table:column="4" table:row="14" table:table="1"/>
          <office:change-info>
            <dc:creator> </dc:creator>
            <dc:date>2022-07-22T18:30:19.211894683</dc:date>
          </office:change-info>
          <table:previous>
            <table:change-track-table-cell/>
          </table:previous>
        </table:cell-content-change>
        <table:cell-content-change table:id="ct660">
          <table:cell-address table:column="4" table:row="15" table:table="1"/>
          <office:change-info>
            <dc:creator> </dc:creator>
            <dc:date>2022-07-22T18:30:19.211900691</dc:date>
          </office:change-info>
          <table:previous>
            <table:change-track-table-cell/>
          </table:previous>
        </table:cell-content-change>
        <table:cell-content-change table:id="ct661">
          <table:cell-address table:column="4" table:row="16" table:table="1"/>
          <office:change-info>
            <dc:creator> </dc:creator>
            <dc:date>2022-07-22T18:30:19.211906919</dc:date>
          </office:change-info>
          <table:previous>
            <table:change-track-table-cell/>
          </table:previous>
        </table:cell-content-change>
        <table:cell-content-change table:id="ct662">
          <table:cell-address table:column="4" table:row="17" table:table="1"/>
          <office:change-info>
            <dc:creator> </dc:creator>
            <dc:date>2022-07-22T18:30:19.211913098</dc:date>
          </office:change-info>
          <table:previous>
            <table:change-track-table-cell/>
          </table:previous>
        </table:cell-content-change>
        <table:cell-content-change table:id="ct663">
          <table:cell-address table:column="4" table:row="18" table:table="1"/>
          <office:change-info>
            <dc:creator> </dc:creator>
            <dc:date>2022-07-22T18:30:19.211919288</dc:date>
          </office:change-info>
          <table:previous>
            <table:change-track-table-cell/>
          </table:previous>
        </table:cell-content-change>
        <table:cell-content-change table:id="ct664">
          <table:cell-address table:column="4" table:row="19" table:table="1"/>
          <office:change-info>
            <dc:creator> </dc:creator>
            <dc:date>2022-07-22T18:30:19.211925283</dc:date>
          </office:change-info>
          <table:previous>
            <table:change-track-table-cell/>
          </table:previous>
        </table:cell-content-change>
        <table:cell-content-change table:id="ct665">
          <table:cell-address table:column="4" table:row="20" table:table="1"/>
          <office:change-info>
            <dc:creator> </dc:creator>
            <dc:date>2022-07-22T18:30:19.211931574</dc:date>
          </office:change-info>
          <table:previous>
            <table:change-track-table-cell/>
          </table:previous>
        </table:cell-content-change>
        <table:cell-content-change table:id="ct666">
          <table:cell-address table:column="4" table:row="21" table:table="1"/>
          <office:change-info>
            <dc:creator> </dc:creator>
            <dc:date>2022-07-22T18:30:19.211937659</dc:date>
          </office:change-info>
          <table:previous>
            <table:change-track-table-cell/>
          </table:previous>
        </table:cell-content-change>
        <table:cell-content-change table:id="ct667">
          <table:cell-address table:column="4" table:row="22" table:table="1"/>
          <office:change-info>
            <dc:creator> </dc:creator>
            <dc:date>2022-07-22T18:30:19.211943734</dc:date>
          </office:change-info>
          <table:previous>
            <table:change-track-table-cell/>
          </table:previous>
        </table:cell-content-change>
        <table:cell-content-change table:id="ct668">
          <table:cell-address table:column="4" table:row="23" table:table="1"/>
          <office:change-info>
            <dc:creator> </dc:creator>
            <dc:date>2022-07-22T18:30:19.211949952</dc:date>
          </office:change-info>
          <table:previous>
            <table:change-track-table-cell/>
          </table:previous>
        </table:cell-content-change>
        <table:cell-content-change table:id="ct669">
          <table:cell-address table:column="4" table:row="24" table:table="1"/>
          <office:change-info>
            <dc:creator> </dc:creator>
            <dc:date>2022-07-22T18:30:19.211956010</dc:date>
          </office:change-info>
          <table:previous>
            <table:change-track-table-cell/>
          </table:previous>
        </table:cell-content-change>
        <table:cell-content-change table:id="ct670">
          <table:cell-address table:column="4" table:row="25" table:table="1"/>
          <office:change-info>
            <dc:creator> </dc:creator>
            <dc:date>2022-07-22T18:30:19.211962072</dc:date>
          </office:change-info>
          <table:previous>
            <table:change-track-table-cell/>
          </table:previous>
        </table:cell-content-change>
        <table:cell-content-change table:id="ct671">
          <table:cell-address table:column="4" table:row="26" table:table="1"/>
          <office:change-info>
            <dc:creator> </dc:creator>
            <dc:date>2022-07-22T18:30:19.211968348</dc:date>
          </office:change-info>
          <table:previous>
            <table:change-track-table-cell/>
          </table:previous>
        </table:cell-content-change>
        <table:cell-content-change table:id="ct672">
          <table:cell-address table:column="4" table:row="27" table:table="1"/>
          <office:change-info>
            <dc:creator> </dc:creator>
            <dc:date>2022-07-22T18:30:19.211974454</dc:date>
          </office:change-info>
          <table:previous>
            <table:change-track-table-cell/>
          </table:previous>
        </table:cell-content-change>
        <table:cell-content-change table:id="ct673">
          <table:cell-address table:column="4" table:row="28" table:table="1"/>
          <office:change-info>
            <dc:creator> </dc:creator>
            <dc:date>2022-07-22T18:30:19.211980542</dc:date>
          </office:change-info>
          <table:previous>
            <table:change-track-table-cell/>
          </table:previous>
        </table:cell-content-change>
        <table:cell-content-change table:id="ct674">
          <table:cell-address table:column="4" table:row="29" table:table="1"/>
          <office:change-info>
            <dc:creator> </dc:creator>
            <dc:date>2022-07-22T18:30:19.211986858</dc:date>
          </office:change-info>
          <table:previous>
            <table:change-track-table-cell/>
          </table:previous>
        </table:cell-content-change>
        <table:cell-content-change table:id="ct675">
          <table:cell-address table:column="4" table:row="30" table:table="1"/>
          <office:change-info>
            <dc:creator> </dc:creator>
            <dc:date>2022-07-22T18:30:19.211993022</dc:date>
          </office:change-info>
          <table:previous>
            <table:change-track-table-cell/>
          </table:previous>
        </table:cell-content-change>
        <table:cell-content-change table:id="ct676">
          <table:cell-address table:column="4" table:row="31" table:table="1"/>
          <office:change-info>
            <dc:creator> </dc:creator>
            <dc:date>2022-07-22T18:30:19.211999236</dc:date>
          </office:change-info>
          <table:previous>
            <table:change-track-table-cell/>
          </table:previous>
        </table:cell-content-change>
        <table:cell-content-change table:id="ct677">
          <table:cell-address table:column="4" table:row="32" table:table="1"/>
          <office:change-info>
            <dc:creator> </dc:creator>
            <dc:date>2022-07-22T18:30:19.212005461</dc:date>
          </office:change-info>
          <table:previous>
            <table:change-track-table-cell/>
          </table:previous>
        </table:cell-content-change>
        <table:cell-content-change table:id="ct678">
          <table:cell-address table:column="4" table:row="33" table:table="1"/>
          <office:change-info>
            <dc:creator> </dc:creator>
            <dc:date>2022-07-22T18:30:19.212011790</dc:date>
          </office:change-info>
          <table:previous>
            <table:change-track-table-cell/>
          </table:previous>
        </table:cell-content-change>
        <table:cell-content-change table:id="ct679">
          <table:cell-address table:column="4" table:row="34" table:table="1"/>
          <office:change-info>
            <dc:creator> </dc:creator>
            <dc:date>2022-07-22T18:30:19.212017974</dc:date>
          </office:change-info>
          <table:previous>
            <table:change-track-table-cell/>
          </table:previous>
        </table:cell-content-change>
        <table:cell-content-change table:id="ct680">
          <table:cell-address table:column="4" table:row="35" table:table="1"/>
          <office:change-info>
            <dc:creator> </dc:creator>
            <dc:date>2022-07-22T18:30:19.212024204</dc:date>
          </office:change-info>
          <table:previous>
            <table:change-track-table-cell/>
          </table:previous>
        </table:cell-content-change>
        <table:cell-content-change table:id="ct681">
          <table:cell-address table:column="4" table:row="36" table:table="1"/>
          <office:change-info>
            <dc:creator> </dc:creator>
            <dc:date>2022-07-22T18:30:19.212030354</dc:date>
          </office:change-info>
          <table:previous>
            <table:change-track-table-cell/>
          </table:previous>
        </table:cell-content-change>
        <table:cell-content-change table:id="ct682">
          <table:cell-address table:column="4" table:row="37" table:table="1"/>
          <office:change-info>
            <dc:creator> </dc:creator>
            <dc:date>2022-07-22T18:30:19.212036627</dc:date>
          </office:change-info>
          <table:previous>
            <table:change-track-table-cell/>
          </table:previous>
        </table:cell-content-change>
        <table:cell-content-change table:id="ct683">
          <table:cell-address table:column="4" table:row="38" table:table="1"/>
          <office:change-info>
            <dc:creator> </dc:creator>
            <dc:date>2022-07-22T18:30:19.212042981</dc:date>
          </office:change-info>
          <table:previous>
            <table:change-track-table-cell/>
          </table:previous>
        </table:cell-content-change>
        <table:cell-content-change table:id="ct684">
          <table:cell-address table:column="4" table:row="39" table:table="1"/>
          <office:change-info>
            <dc:creator> </dc:creator>
            <dc:date>2022-07-22T18:30:19.212049294</dc:date>
          </office:change-info>
          <table:previous>
            <table:change-track-table-cell/>
          </table:previous>
        </table:cell-content-change>
        <table:cell-content-change table:id="ct685">
          <table:cell-address table:column="4" table:row="40" table:table="1"/>
          <office:change-info>
            <dc:creator> </dc:creator>
            <dc:date>2022-07-22T18:30:19.212055632</dc:date>
          </office:change-info>
          <table:previous>
            <table:change-track-table-cell/>
          </table:previous>
        </table:cell-content-change>
        <table:cell-content-change table:id="ct686">
          <table:cell-address table:column="4" table:row="41" table:table="1"/>
          <office:change-info>
            <dc:creator> </dc:creator>
            <dc:date>2022-07-22T18:30:19.212062107</dc:date>
          </office:change-info>
          <table:previous>
            <table:change-track-table-cell/>
          </table:previous>
        </table:cell-content-change>
        <table:cell-content-change table:id="ct687">
          <table:cell-address table:column="4" table:row="42" table:table="1"/>
          <office:change-info>
            <dc:creator> </dc:creator>
            <dc:date>2022-07-22T18:30:19.212068555</dc:date>
          </office:change-info>
          <table:previous>
            <table:change-track-table-cell/>
          </table:previous>
        </table:cell-content-change>
        <table:cell-content-change table:id="ct688">
          <table:cell-address table:column="4" table:row="43" table:table="1"/>
          <office:change-info>
            <dc:creator> </dc:creator>
            <dc:date>2022-07-22T18:30:19.212074844</dc:date>
          </office:change-info>
          <table:previous>
            <table:change-track-table-cell/>
          </table:previous>
        </table:cell-content-change>
        <table:cell-content-change table:id="ct689">
          <table:cell-address table:column="4" table:row="44" table:table="1"/>
          <office:change-info>
            <dc:creator> </dc:creator>
            <dc:date>2022-07-22T18:30:19.212081043</dc:date>
          </office:change-info>
          <table:previous>
            <table:change-track-table-cell/>
          </table:previous>
        </table:cell-content-change>
        <table:cell-content-change table:id="ct690">
          <table:cell-address table:column="4" table:row="45" table:table="1"/>
          <office:change-info>
            <dc:creator> </dc:creator>
            <dc:date>2022-07-22T18:30:19.212087344</dc:date>
          </office:change-info>
          <table:previous>
            <table:change-track-table-cell/>
          </table:previous>
        </table:cell-content-change>
        <table:cell-content-change table:id="ct691">
          <table:cell-address table:column="4" table:row="46" table:table="1"/>
          <office:change-info>
            <dc:creator> </dc:creator>
            <dc:date>2022-07-22T18:30:19.212093714</dc:date>
          </office:change-info>
          <table:previous>
            <table:change-track-table-cell/>
          </table:previous>
        </table:cell-content-change>
        <table:cell-content-change table:id="ct692">
          <table:cell-address table:column="4" table:row="47" table:table="1"/>
          <office:change-info>
            <dc:creator> </dc:creator>
            <dc:date>2022-07-22T18:30:19.212100089</dc:date>
          </office:change-info>
          <table:previous>
            <table:change-track-table-cell/>
          </table:previous>
        </table:cell-content-change>
        <table:cell-content-change table:id="ct693">
          <table:cell-address table:column="4" table:row="48" table:table="1"/>
          <office:change-info>
            <dc:creator> </dc:creator>
            <dc:date>2022-07-22T18:30:19.212106480</dc:date>
          </office:change-info>
          <table:previous>
            <table:change-track-table-cell/>
          </table:previous>
        </table:cell-content-change>
        <table:cell-content-change table:id="ct694">
          <table:cell-address table:column="4" table:row="49" table:table="1"/>
          <office:change-info>
            <dc:creator> </dc:creator>
            <dc:date>2022-07-22T18:30:19.212113789</dc:date>
          </office:change-info>
          <table:previous>
            <table:change-track-table-cell/>
          </table:previous>
        </table:cell-content-change>
        <table:cell-content-change table:id="ct695">
          <table:cell-address table:column="4" table:row="50" table:table="1"/>
          <office:change-info>
            <dc:creator> </dc:creator>
            <dc:date>2022-07-22T18:30:19.212120486</dc:date>
          </office:change-info>
          <table:previous>
            <table:change-track-table-cell/>
          </table:previous>
        </table:cell-content-change>
        <table:cell-content-change table:id="ct696">
          <table:cell-address table:column="4" table:row="51" table:table="1"/>
          <office:change-info>
            <dc:creator> </dc:creator>
            <dc:date>2022-07-22T18:30:19.212126774</dc:date>
          </office:change-info>
          <table:previous>
            <table:change-track-table-cell/>
          </table:previous>
        </table:cell-content-change>
        <table:cell-content-change table:id="ct697">
          <table:cell-address table:column="4" table:row="52" table:table="1"/>
          <office:change-info>
            <dc:creator> </dc:creator>
            <dc:date>2022-07-22T18:30:19.212133065</dc:date>
          </office:change-info>
          <table:previous>
            <table:change-track-table-cell/>
          </table:previous>
        </table:cell-content-change>
        <table:cell-content-change table:id="ct698">
          <table:cell-address table:column="4" table:row="53" table:table="1"/>
          <office:change-info>
            <dc:creator> </dc:creator>
            <dc:date>2022-07-22T18:30:19.212139460</dc:date>
          </office:change-info>
          <table:previous>
            <table:change-track-table-cell/>
          </table:previous>
        </table:cell-content-change>
        <table:cell-content-change table:id="ct699">
          <table:cell-address table:column="4" table:row="54" table:table="1"/>
          <office:change-info>
            <dc:creator> </dc:creator>
            <dc:date>2022-07-22T18:30:19.212145900</dc:date>
          </office:change-info>
          <table:previous>
            <table:change-track-table-cell/>
          </table:previous>
        </table:cell-content-change>
        <table:cell-content-change table:id="ct700">
          <table:cell-address table:column="4" table:row="55" table:table="1"/>
          <office:change-info>
            <dc:creator> </dc:creator>
            <dc:date>2022-07-22T18:30:19.212152294</dc:date>
          </office:change-info>
          <table:previous>
            <table:change-track-table-cell/>
          </table:previous>
        </table:cell-content-change>
        <table:cell-content-change table:id="ct701">
          <table:cell-address table:column="4" table:row="56" table:table="1"/>
          <office:change-info>
            <dc:creator> </dc:creator>
            <dc:date>2022-07-22T18:30:19.212158617</dc:date>
          </office:change-info>
          <table:previous>
            <table:change-track-table-cell/>
          </table:previous>
        </table:cell-content-change>
        <table:cell-content-change table:id="ct702">
          <table:cell-address table:column="4" table:row="57" table:table="1"/>
          <office:change-info>
            <dc:creator> </dc:creator>
            <dc:date>2022-07-22T18:30:19.212164926</dc:date>
          </office:change-info>
          <table:previous>
            <table:change-track-table-cell/>
          </table:previous>
        </table:cell-content-change>
        <table:cell-content-change table:id="ct703">
          <table:cell-address table:column="4" table:row="58" table:table="1"/>
          <office:change-info>
            <dc:creator> </dc:creator>
            <dc:date>2022-07-22T18:30:19.212171701</dc:date>
          </office:change-info>
          <table:previous>
            <table:change-track-table-cell/>
          </table:previous>
        </table:cell-content-change>
        <table:cell-content-change table:id="ct704">
          <table:cell-address table:column="4" table:row="59" table:table="1"/>
          <office:change-info>
            <dc:creator> </dc:creator>
            <dc:date>2022-07-22T18:30:19.212178415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60" table:table="1"/>
          <office:change-info>
            <dc:creator> </dc:creator>
            <dc:date>2022-07-22T18:30:19.212184902</dc:date>
          </office:change-info>
          <table:previous>
            <table:change-track-table-cell/>
          </table:previous>
        </table:cell-content-change>
        <table:cell-content-change table:id="ct706">
          <table:cell-address table:column="4" table:row="61" table:table="1"/>
          <office:change-info>
            <dc:creator> </dc:creator>
            <dc:date>2022-07-22T18:30:19.212191453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62" table:table="1"/>
          <office:change-info>
            <dc:creator> </dc:creator>
            <dc:date>2022-07-22T18:30:19.212198056</dc:date>
          </office:change-info>
          <table:previous>
            <table:change-track-table-cell/>
          </table:previous>
        </table:cell-content-change>
        <table:cell-content-change table:id="ct708">
          <table:cell-address table:column="4" table:row="63" table:table="1"/>
          <office:change-info>
            <dc:creator> </dc:creator>
            <dc:date>2022-07-22T18:30:19.212204558</dc:date>
          </office:change-info>
          <table:previous>
            <table:change-track-table-cell/>
          </table:previous>
        </table:cell-content-change>
        <table:cell-content-change table:id="ct709">
          <table:cell-address table:column="4" table:row="64" table:table="1"/>
          <office:change-info>
            <dc:creator> </dc:creator>
            <dc:date>2022-07-22T18:30:19.212211033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65" table:table="1"/>
          <office:change-info>
            <dc:creator> </dc:creator>
            <dc:date>2022-07-22T18:30:19.212217600</dc:date>
          </office:change-info>
          <table:previous>
            <table:change-track-table-cell/>
          </table:previous>
        </table:cell-content-change>
        <table:cell-content-change table:id="ct711">
          <table:cell-address table:column="4" table:row="66" table:table="1"/>
          <office:change-info>
            <dc:creator> </dc:creator>
            <dc:date>2022-07-22T18:30:19.212224264</dc:date>
          </office:change-info>
          <table:previous>
            <table:change-track-table-cell/>
          </table:previous>
        </table:cell-content-change>
        <table:cell-content-change table:id="ct712">
          <table:cell-address table:column="4" table:row="67" table:table="1"/>
          <office:change-info>
            <dc:creator> </dc:creator>
            <dc:date>2022-07-22T18:30:19.212230796</dc:date>
          </office:change-info>
          <table:previous>
            <table:change-track-table-cell/>
          </table:previous>
        </table:cell-content-change>
        <table:cell-content-change table:id="ct713">
          <table:cell-address table:column="4" table:row="68" table:table="1"/>
          <office:change-info>
            <dc:creator> </dc:creator>
            <dc:date>2022-07-22T18:30:19.212237377</dc:date>
          </office:change-info>
          <table:previous>
            <table:change-track-table-cell/>
          </table:previous>
        </table:cell-content-change>
        <table:cell-content-change table:id="ct714">
          <table:cell-address table:column="4" table:row="69" table:table="1"/>
          <office:change-info>
            <dc:creator> </dc:creator>
            <dc:date>2022-07-22T18:30:19.212244060</dc:date>
          </office:change-info>
          <table:previous>
            <table:change-track-table-cell/>
          </table:previous>
        </table:cell-content-change>
        <table:cell-content-change table:id="ct715">
          <table:cell-address table:column="4" table:row="70" table:table="1"/>
          <office:change-info>
            <dc:creator> </dc:creator>
            <dc:date>2022-07-22T18:30:19.212250725</dc:date>
          </office:change-info>
          <table:previous>
            <table:change-track-table-cell/>
          </table:previous>
        </table:cell-content-change>
        <table:cell-content-change table:id="ct716">
          <table:cell-address table:column="4" table:row="71" table:table="1"/>
          <office:change-info>
            <dc:creator> </dc:creator>
            <dc:date>2022-07-22T18:30:19.212257354</dc:date>
          </office:change-info>
          <table:previous>
            <table:change-track-table-cell/>
          </table:previous>
        </table:cell-content-change>
        <table:cell-content-change table:id="ct717">
          <table:cell-address table:column="4" table:row="72" table:table="1"/>
          <office:change-info>
            <dc:creator> </dc:creator>
            <dc:date>2022-07-22T18:30:19.212263987</dc:date>
          </office:change-info>
          <table:previous>
            <table:change-track-table-cell/>
          </table:previous>
        </table:cell-content-change>
        <table:cell-content-change table:id="ct718">
          <table:cell-address table:column="4" table:row="73" table:table="1"/>
          <office:change-info>
            <dc:creator> </dc:creator>
            <dc:date>2022-07-22T18:30:19.212270652</dc:date>
          </office:change-info>
          <table:previous>
            <table:change-track-table-cell/>
          </table:previous>
        </table:cell-content-change>
        <table:cell-content-change table:id="ct719">
          <table:cell-address table:column="4" table:row="74" table:table="1"/>
          <office:change-info>
            <dc:creator> </dc:creator>
            <dc:date>2022-07-22T18:30:19.212277386</dc:date>
          </office:change-info>
          <table:previous>
            <table:change-track-table-cell/>
          </table:previous>
        </table:cell-content-change>
        <table:cell-content-change table:id="ct720">
          <table:cell-address table:column="4" table:row="75" table:table="1"/>
          <office:change-info>
            <dc:creator> </dc:creator>
            <dc:date>2022-07-22T18:30:19.212283986</dc:date>
          </office:change-info>
          <table:previous>
            <table:change-track-table-cell/>
          </table:previous>
        </table:cell-content-change>
        <table:cell-content-change table:id="ct721">
          <table:cell-address table:column="4" table:row="76" table:table="1"/>
          <office:change-info>
            <dc:creator> </dc:creator>
            <dc:date>2022-07-22T18:30:19.212290655</dc:date>
          </office:change-info>
          <table:previous>
            <table:change-track-table-cell/>
          </table:previous>
        </table:cell-content-change>
        <table:cell-content-change table:id="ct722">
          <table:cell-address table:column="4" table:row="77" table:table="1"/>
          <office:change-info>
            <dc:creator> </dc:creator>
            <dc:date>2022-07-22T18:30:19.212297277</dc:date>
          </office:change-info>
          <table:previous>
            <table:change-track-table-cell/>
          </table:previous>
        </table:cell-content-change>
        <table:cell-content-change table:id="ct723">
          <table:cell-address table:column="4" table:row="78" table:table="1"/>
          <office:change-info>
            <dc:creator> </dc:creator>
            <dc:date>2022-07-22T18:30:19.212304175</dc:date>
          </office:change-info>
          <table:previous>
            <table:change-track-table-cell/>
          </table:previous>
        </table:cell-content-change>
        <table:cell-content-change table:id="ct724">
          <table:cell-address table:column="4" table:row="79" table:table="1"/>
          <office:change-info>
            <dc:creator> </dc:creator>
            <dc:date>2022-07-22T18:30:19.212310909</dc:date>
          </office:change-info>
          <table:previous>
            <table:change-track-table-cell/>
          </table:previous>
        </table:cell-content-change>
        <table:cell-content-change table:id="ct725">
          <table:cell-address table:column="4" table:row="80" table:table="1"/>
          <office:change-info>
            <dc:creator> </dc:creator>
            <dc:date>2022-07-22T18:30:19.212317639</dc:date>
          </office:change-info>
          <table:previous>
            <table:change-track-table-cell/>
          </table:previous>
        </table:cell-content-change>
        <table:cell-content-change table:id="ct726">
          <table:cell-address table:column="4" table:row="81" table:table="1"/>
          <office:change-info>
            <dc:creator> </dc:creator>
            <dc:date>2022-07-22T18:30:19.212324406</dc:date>
          </office:change-info>
          <table:previous>
            <table:change-track-table-cell/>
          </table:previous>
        </table:cell-content-change>
        <table:cell-content-change table:id="ct727">
          <table:cell-address table:column="4" table:row="82" table:table="1"/>
          <office:change-info>
            <dc:creator> </dc:creator>
            <dc:date>2022-07-22T18:30:19.212331225</dc:date>
          </office:change-info>
          <table:previous>
            <table:change-track-table-cell/>
          </table:previous>
        </table:cell-content-change>
        <table:cell-content-change table:id="ct728">
          <table:cell-address table:column="4" table:row="83" table:table="1"/>
          <office:change-info>
            <dc:creator> </dc:creator>
            <dc:date>2022-07-22T18:30:19.212337987</dc:date>
          </office:change-info>
          <table:previous>
            <table:change-track-table-cell/>
          </table:previous>
        </table:cell-content-change>
        <table:cell-content-change table:id="ct729">
          <table:cell-address table:column="4" table:row="84" table:table="1"/>
          <office:change-info>
            <dc:creator> </dc:creator>
            <dc:date>2022-07-22T18:30:19.212344720</dc:date>
          </office:change-info>
          <table:previous>
            <table:change-track-table-cell/>
          </table:previous>
        </table:cell-content-change>
        <table:cell-content-change table:id="ct730">
          <table:cell-address table:column="4" table:row="85" table:table="1"/>
          <office:change-info>
            <dc:creator> </dc:creator>
            <dc:date>2022-07-22T18:30:19.212351561</dc:date>
          </office:change-info>
          <table:previous>
            <table:change-track-table-cell/>
          </table:previous>
        </table:cell-content-change>
        <table:cell-content-change table:id="ct731">
          <table:cell-address table:column="4" table:row="86" table:table="1"/>
          <office:change-info>
            <dc:creator> </dc:creator>
            <dc:date>2022-07-22T18:30:19.212358426</dc:date>
          </office:change-info>
          <table:previous>
            <table:change-track-table-cell/>
          </table:previous>
        </table:cell-content-change>
        <table:cell-content-change table:id="ct732">
          <table:cell-address table:column="4" table:row="87" table:table="1"/>
          <office:change-info>
            <dc:creator> </dc:creator>
            <dc:date>2022-07-22T18:30:19.212365149</dc:date>
          </office:change-info>
          <table:previous>
            <table:change-track-table-cell/>
          </table:previous>
        </table:cell-content-change>
        <table:cell-content-change table:id="ct733">
          <table:cell-address table:column="4" table:row="88" table:table="1"/>
          <office:change-info>
            <dc:creator> </dc:creator>
            <dc:date>2022-07-22T18:30:19.212371931</dc:date>
          </office:change-info>
          <table:previous>
            <table:change-track-table-cell/>
          </table:previous>
        </table:cell-content-change>
        <table:cell-content-change table:id="ct734">
          <table:cell-address table:column="4" table:row="89" table:table="1"/>
          <office:change-info>
            <dc:creator> </dc:creator>
            <dc:date>2022-07-22T18:30:19.212378822</dc:date>
          </office:change-info>
          <table:previous>
            <table:change-track-table-cell/>
          </table:previous>
        </table:cell-content-change>
        <table:cell-content-change table:id="ct735">
          <table:cell-address table:column="4" table:row="90" table:table="1"/>
          <office:change-info>
            <dc:creator> </dc:creator>
            <dc:date>2022-07-22T18:30:19.212386128</dc:date>
          </office:change-info>
          <table:previous>
            <table:change-track-table-cell/>
          </table:previous>
        </table:cell-content-change>
        <table:cell-content-change table:id="ct736">
          <table:cell-address table:column="4" table:row="91" table:table="1"/>
          <office:change-info>
            <dc:creator> </dc:creator>
            <dc:date>2022-07-22T18:30:19.212393149</dc:date>
          </office:change-info>
          <table:previous>
            <table:change-track-table-cell/>
          </table:previous>
        </table:cell-content-change>
        <table:cell-content-change table:id="ct737">
          <table:cell-address table:column="4" table:row="92" table:table="1"/>
          <office:change-info>
            <dc:creator> </dc:creator>
            <dc:date>2022-07-22T18:30:19.212400059</dc:date>
          </office:change-info>
          <table:previous>
            <table:change-track-table-cell/>
          </table:previous>
        </table:cell-content-change>
        <table:cell-content-change table:id="ct738">
          <table:cell-address table:column="4" table:row="93" table:table="1"/>
          <office:change-info>
            <dc:creator> </dc:creator>
            <dc:date>2022-07-22T18:30:19.212407082</dc:date>
          </office:change-info>
          <table:previous>
            <table:change-track-table-cell/>
          </table:previous>
        </table:cell-content-change>
        <table:cell-content-change table:id="ct739">
          <table:cell-address table:column="4" table:row="94" table:table="1"/>
          <office:change-info>
            <dc:creator> </dc:creator>
            <dc:date>2022-07-22T18:30:19.212414083</dc:date>
          </office:change-info>
          <table:previous>
            <table:change-track-table-cell/>
          </table:previous>
        </table:cell-content-change>
        <table:cell-content-change table:id="ct740">
          <table:cell-address table:column="4" table:row="95" table:table="1"/>
          <office:change-info>
            <dc:creator> </dc:creator>
            <dc:date>2022-07-22T18:30:19.212421218</dc:date>
          </office:change-info>
          <table:previous>
            <table:change-track-table-cell/>
          </table:previous>
        </table:cell-content-change>
        <table:cell-content-change table:id="ct741">
          <table:cell-address table:column="4" table:row="96" table:table="1"/>
          <office:change-info>
            <dc:creator> </dc:creator>
            <dc:date>2022-07-22T18:30:19.212428175</dc:date>
          </office:change-info>
          <table:previous>
            <table:change-track-table-cell/>
          </table:previous>
        </table:cell-content-change>
        <table:cell-content-change table:id="ct742">
          <table:cell-address table:column="4" table:row="97" table:table="1"/>
          <office:change-info>
            <dc:creator> </dc:creator>
            <dc:date>2022-07-22T18:30:19.212435280</dc:date>
          </office:change-info>
          <table:previous>
            <table:change-track-table-cell/>
          </table:previous>
        </table:cell-content-change>
        <table:cell-content-change table:id="ct743">
          <table:cell-address table:column="4" table:row="98" table:table="1"/>
          <office:change-info>
            <dc:creator> </dc:creator>
            <dc:date>2022-07-22T18:30:19.212442465</dc:date>
          </office:change-info>
          <table:previous>
            <table:change-track-table-cell/>
          </table:previous>
        </table:cell-content-change>
        <table:cell-content-change table:id="ct744">
          <table:cell-address table:column="4" table:row="99" table:table="1"/>
          <office:change-info>
            <dc:creator> </dc:creator>
            <dc:date>2022-07-22T18:30:19.212449630</dc:date>
          </office:change-info>
          <table:previous>
            <table:change-track-table-cell/>
          </table:previous>
        </table:cell-content-change>
        <table:cell-content-change table:id="ct745">
          <table:cell-address table:column="4" table:row="100" table:table="1"/>
          <office:change-info>
            <dc:creator> </dc:creator>
            <dc:date>2022-07-22T18:30:19.212456660</dc:date>
          </office:change-info>
          <table:previous>
            <table:change-track-table-cell/>
          </table:previous>
        </table:cell-content-change>
        <table:cell-content-change table:id="ct746">
          <table:cell-address table:column="4" table:row="101" table:table="1"/>
          <office:change-info>
            <dc:creator> </dc:creator>
            <dc:date>2022-07-22T18:30:19.212463540</dc:date>
          </office:change-info>
          <table:previous>
            <table:change-track-table-cell/>
          </table:previous>
        </table:cell-content-change>
        <table:cell-content-change table:id="ct747">
          <table:cell-address table:column="4" table:row="102" table:table="1"/>
          <office:change-info>
            <dc:creator> </dc:creator>
            <dc:date>2022-07-22T18:30:19.212470535</dc:date>
          </office:change-info>
          <table:previous>
            <table:change-track-table-cell/>
          </table:previous>
        </table:cell-content-change>
        <table:cell-content-change table:id="ct748">
          <table:cell-address table:column="4" table:row="103" table:table="1"/>
          <office:change-info>
            <dc:creator> </dc:creator>
            <dc:date>2022-07-22T18:30:19.212477476</dc:date>
          </office:change-info>
          <table:previous>
            <table:change-track-table-cell/>
          </table:previous>
        </table:cell-content-change>
        <table:cell-content-change table:id="ct749">
          <table:cell-address table:column="4" table:row="104" table:table="1"/>
          <office:change-info>
            <dc:creator> </dc:creator>
            <dc:date>2022-07-22T18:30:19.212484403</dc:date>
          </office:change-info>
          <table:previous>
            <table:change-track-table-cell/>
          </table:previous>
        </table:cell-content-change>
        <table:cell-content-change table:id="ct750">
          <table:cell-address table:column="4" table:row="105" table:table="1"/>
          <office:change-info>
            <dc:creator> </dc:creator>
            <dc:date>2022-07-22T18:30:19.212491335</dc:date>
          </office:change-info>
          <table:previous>
            <table:change-track-table-cell/>
          </table:previous>
        </table:cell-content-change>
        <table:cell-content-change table:id="ct751">
          <table:cell-address table:column="4" table:row="106" table:table="1"/>
          <office:change-info>
            <dc:creator> </dc:creator>
            <dc:date>2022-07-22T18:30:19.212498415</dc:date>
          </office:change-info>
          <table:previous>
            <table:change-track-table-cell/>
          </table:previous>
        </table:cell-content-change>
        <table:cell-content-change table:id="ct752">
          <table:cell-address table:column="4" table:row="107" table:table="1"/>
          <office:change-info>
            <dc:creator> </dc:creator>
            <dc:date>2022-07-22T18:30:19.212505346</dc:date>
          </office:change-info>
          <table:previous>
            <table:change-track-table-cell/>
          </table:previous>
        </table:cell-content-change>
        <table:cell-content-change table:id="ct753">
          <table:cell-address table:column="4" table:row="108" table:table="1"/>
          <office:change-info>
            <dc:creator> </dc:creator>
            <dc:date>2022-07-22T18:30:19.212512403</dc:date>
          </office:change-info>
          <table:previous>
            <table:change-track-table-cell/>
          </table:previous>
        </table:cell-content-change>
        <table:cell-content-change table:id="ct754">
          <table:cell-address table:column="4" table:row="109" table:table="1"/>
          <office:change-info>
            <dc:creator> </dc:creator>
            <dc:date>2022-07-22T18:30:19.212519406</dc:date>
          </office:change-info>
          <table:previous>
            <table:change-track-table-cell/>
          </table:previous>
        </table:cell-content-change>
        <table:cell-content-change table:id="ct755">
          <table:cell-address table:column="4" table:row="110" table:table="1"/>
          <office:change-info>
            <dc:creator> </dc:creator>
            <dc:date>2022-07-22T18:30:19.212526435</dc:date>
          </office:change-info>
          <table:previous>
            <table:change-track-table-cell/>
          </table:previous>
        </table:cell-content-change>
        <table:cell-content-change table:id="ct756">
          <table:cell-address table:column="4" table:row="111" table:table="1"/>
          <office:change-info>
            <dc:creator> </dc:creator>
            <dc:date>2022-07-22T18:30:19.212533522</dc:date>
          </office:change-info>
          <table:previous>
            <table:change-track-table-cell/>
          </table:previous>
        </table:cell-content-change>
        <table:cell-content-change table:id="ct757">
          <table:cell-address table:column="4" table:row="112" table:table="1"/>
          <office:change-info>
            <dc:creator> </dc:creator>
            <dc:date>2022-07-22T18:30:19.212540572</dc:date>
          </office:change-info>
          <table:previous>
            <table:change-track-table-cell/>
          </table:previous>
        </table:cell-content-change>
        <table:cell-content-change table:id="ct758">
          <table:cell-address table:column="4" table:row="113" table:table="1"/>
          <office:change-info>
            <dc:creator> </dc:creator>
            <dc:date>2022-07-22T18:30:19.212547636</dc:date>
          </office:change-info>
          <table:previous>
            <table:change-track-table-cell/>
          </table:previous>
        </table:cell-content-change>
        <table:cell-content-change table:id="ct759">
          <table:cell-address table:column="4" table:row="114" table:table="1"/>
          <office:change-info>
            <dc:creator> </dc:creator>
            <dc:date>2022-07-22T18:30:19.212554825</dc:date>
          </office:change-info>
          <table:previous>
            <table:change-track-table-cell/>
          </table:previous>
        </table:cell-content-change>
        <table:cell-content-change table:id="ct760">
          <table:cell-address table:column="4" table:row="115" table:table="1"/>
          <office:change-info>
            <dc:creator> </dc:creator>
            <dc:date>2022-07-22T18:30:19.212562011</dc:date>
          </office:change-info>
          <table:previous>
            <table:change-track-table-cell/>
          </table:previous>
        </table:cell-content-change>
        <table:cell-content-change table:id="ct761">
          <table:cell-address table:column="4" table:row="116" table:table="1"/>
          <office:change-info>
            <dc:creator> </dc:creator>
            <dc:date>2022-07-22T18:30:19.212569208</dc:date>
          </office:change-info>
          <table:previous>
            <table:change-track-table-cell/>
          </table:previous>
        </table:cell-content-change>
        <table:cell-content-change table:id="ct762">
          <table:cell-address table:column="4" table:row="117" table:table="1"/>
          <office:change-info>
            <dc:creator> </dc:creator>
            <dc:date>2022-07-22T18:30:19.212576845</dc:date>
          </office:change-info>
          <table:previous>
            <table:change-track-table-cell/>
          </table:previous>
        </table:cell-content-change>
        <table:cell-content-change table:id="ct763">
          <table:cell-address table:column="4" table:row="118" table:table="1"/>
          <office:change-info>
            <dc:creator> </dc:creator>
            <dc:date>2022-07-22T18:30:19.212584009</dc:date>
          </office:change-info>
          <table:previous>
            <table:change-track-table-cell/>
          </table:previous>
        </table:cell-content-change>
        <table:cell-content-change table:id="ct764">
          <table:cell-address table:column="4" table:row="119" table:table="1"/>
          <office:change-info>
            <dc:creator> </dc:creator>
            <dc:date>2022-07-22T18:30:19.212591157</dc:date>
          </office:change-info>
          <table:previous>
            <table:change-track-table-cell/>
          </table:previous>
        </table:cell-content-change>
        <table:cell-content-change table:id="ct765">
          <table:cell-address table:column="4" table:row="120" table:table="1"/>
          <office:change-info>
            <dc:creator> </dc:creator>
            <dc:date>2022-07-22T18:30:19.212598300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1" table:table="1"/>
          <office:change-info>
            <dc:creator> </dc:creator>
            <dc:date>2022-07-22T18:30:19.212605381</dc:date>
          </office:change-info>
          <table:previous>
            <table:change-track-table-cell/>
          </table:previous>
        </table:cell-content-change>
        <table:cell-content-change table:id="ct767">
          <table:cell-address table:column="4" table:row="122" table:table="1"/>
          <office:change-info>
            <dc:creator> </dc:creator>
            <dc:date>2022-07-22T18:30:19.212613062</dc:date>
          </office:change-info>
          <table:previous>
            <table:change-track-table-cell/>
          </table:previous>
        </table:cell-content-change>
        <table:cell-content-change table:id="ct768">
          <table:cell-address table:column="4" table:row="123" table:table="1"/>
          <office:change-info>
            <dc:creator> </dc:creator>
            <dc:date>2022-07-22T18:30:19.212620383</dc:date>
          </office:change-info>
          <table:previous>
            <table:change-track-table-cell/>
          </table:previous>
        </table:cell-content-change>
        <table:cell-content-change table:id="ct769">
          <table:cell-address table:column="4" table:row="124" table:table="1"/>
          <office:change-info>
            <dc:creator> </dc:creator>
            <dc:date>2022-07-22T18:30:19.212627581</dc:date>
          </office:change-info>
          <table:previous>
            <table:change-track-table-cell/>
          </table:previous>
        </table:cell-content-change>
        <table:cell-content-change table:id="ct770">
          <table:cell-address table:column="4" table:row="125" table:table="1"/>
          <office:change-info>
            <dc:creator> </dc:creator>
            <dc:date>2022-07-22T18:30:19.212634851</dc:date>
          </office:change-info>
          <table:previous>
            <table:change-track-table-cell/>
          </table:previous>
        </table:cell-content-change>
        <table:cell-content-change table:id="ct771">
          <table:cell-address table:column="4" table:row="126" table:table="1"/>
          <office:change-info>
            <dc:creator> </dc:creator>
            <dc:date>2022-07-22T18:30:19.212642171</dc:date>
          </office:change-info>
          <table:previous>
            <table:change-track-table-cell/>
          </table:previous>
        </table:cell-content-change>
        <table:cell-content-change table:id="ct772">
          <table:cell-address table:column="4" table:row="127" table:table="1"/>
          <office:change-info>
            <dc:creator> </dc:creator>
            <dc:date>2022-07-22T18:30:19.212649828</dc:date>
          </office:change-info>
          <table:previous>
            <table:change-track-table-cell/>
          </table:previous>
        </table:cell-content-change>
        <table:cell-content-change table:id="ct773">
          <table:cell-address table:column="4" table:row="128" table:table="1"/>
          <office:change-info>
            <dc:creator> </dc:creator>
            <dc:date>2022-07-22T18:30:19.212657075</dc:date>
          </office:change-info>
          <table:previous>
            <table:change-track-table-cell/>
          </table:previous>
        </table:cell-content-change>
        <table:cell-content-change table:id="ct774">
          <table:cell-address table:column="4" table:row="129" table:table="1"/>
          <office:change-info>
            <dc:creator> </dc:creator>
            <dc:date>2022-07-22T18:30:19.212664271</dc:date>
          </office:change-info>
          <table:previous>
            <table:change-track-table-cell/>
          </table:previous>
        </table:cell-content-change>
        <table:cell-content-change table:id="ct775">
          <table:cell-address table:column="4" table:row="130" table:table="1"/>
          <office:change-info>
            <dc:creator> </dc:creator>
            <dc:date>2022-07-22T18:30:19.212668315</dc:date>
          </office:change-info>
          <table:previous>
            <table:change-track-table-cell/>
          </table:previous>
        </table:cell-content-change>
        <table:cell-content-change table:id="ct776">
          <table:cell-address table:column="4" table:row="131" table:table="1"/>
          <office:change-info>
            <dc:creator> </dc:creator>
            <dc:date>2022-07-22T18:30:19.212671239</dc:date>
          </office:change-info>
          <table:previous>
            <table:change-track-table-cell/>
          </table:previous>
        </table:cell-content-change>
        <table:cell-content-change table:id="ct777">
          <table:cell-address table:column="4" table:row="132" table:table="1"/>
          <office:change-info>
            <dc:creator> </dc:creator>
            <dc:date>2022-07-22T18:30:19.212674164</dc:date>
          </office:change-info>
          <table:previous>
            <table:change-track-table-cell/>
          </table:previous>
        </table:cell-content-change>
        <table:cell-content-change table:id="ct778">
          <table:cell-address table:column="4" table:row="133" table:table="1"/>
          <office:change-info>
            <dc:creator> </dc:creator>
            <dc:date>2022-07-22T18:30:19.212677138</dc:date>
          </office:change-info>
          <table:previous>
            <table:change-track-table-cell/>
          </table:previous>
        </table:cell-content-change>
        <table:cell-content-change table:id="ct779">
          <table:cell-address table:column="4" table:row="134" table:table="1"/>
          <office:change-info>
            <dc:creator> </dc:creator>
            <dc:date>2022-07-22T18:30:19.212680180</dc:date>
          </office:change-info>
          <table:previous>
            <table:change-track-table-cell/>
          </table:previous>
        </table:cell-content-change>
        <table:cell-content-change table:id="ct780">
          <table:cell-address table:column="4" table:row="135" table:table="1"/>
          <office:change-info>
            <dc:creator> </dc:creator>
            <dc:date>2022-07-22T18:30:19.212683129</dc:date>
          </office:change-info>
          <table:previous>
            <table:change-track-table-cell/>
          </table:previous>
        </table:cell-content-change>
        <table:cell-content-change table:id="ct781">
          <table:cell-address table:column="4" table:row="136" table:table="1"/>
          <office:change-info>
            <dc:creator> </dc:creator>
            <dc:date>2022-07-22T18:30:19.212686068</dc:date>
          </office:change-info>
          <table:previous>
            <table:change-track-table-cell/>
          </table:previous>
        </table:cell-content-change>
        <table:cell-content-change table:id="ct782">
          <table:cell-address table:column="4" table:row="137" table:table="1"/>
          <office:change-info>
            <dc:creator> </dc:creator>
            <dc:date>2022-07-22T18:30:19.212688999</dc:date>
          </office:change-info>
          <table:previous>
            <table:change-track-table-cell/>
          </table:previous>
        </table:cell-content-change>
        <table:cell-content-change table:id="ct783">
          <table:cell-address table:column="4" table:row="138" table:table="1"/>
          <office:change-info>
            <dc:creator> </dc:creator>
            <dc:date>2022-07-22T18:30:19.212692063</dc:date>
          </office:change-info>
          <table:previous>
            <table:change-track-table-cell/>
          </table:previous>
        </table:cell-content-change>
        <table:cell-content-change table:id="ct784">
          <table:cell-address table:column="4" table:row="139" table:table="1"/>
          <office:change-info>
            <dc:creator> </dc:creator>
            <dc:date>2022-07-22T18:30:19.212695068</dc:date>
          </office:change-info>
          <table:previous>
            <table:change-track-table-cell/>
          </table:previous>
        </table:cell-content-change>
        <table:cell-content-change table:id="ct785">
          <table:cell-address table:column="4" table:row="140" table:table="1"/>
          <office:change-info>
            <dc:creator> </dc:creator>
            <dc:date>2022-07-22T18:30:19.212698109</dc:date>
          </office:change-info>
          <table:previous>
            <table:change-track-table-cell/>
          </table:previous>
        </table:cell-content-change>
        <table:cell-content-change table:id="ct786">
          <table:cell-address table:column="4" table:row="141" table:table="1"/>
          <office:change-info>
            <dc:creator> </dc:creator>
            <dc:date>2022-07-22T18:30:19.212701133</dc:date>
          </office:change-info>
          <table:previous>
            <table:change-track-table-cell/>
          </table:previous>
        </table:cell-content-change>
        <table:cell-content-change table:id="ct787">
          <table:cell-address table:column="4" table:row="142" table:table="1"/>
          <office:change-info>
            <dc:creator> </dc:creator>
            <dc:date>2022-07-22T18:30:19.212704193</dc:date>
          </office:change-info>
          <table:previous>
            <table:change-track-table-cell/>
          </table:previous>
        </table:cell-content-change>
        <table:cell-content-change table:id="ct788">
          <table:cell-address table:column="4" table:row="143" table:table="1"/>
          <office:change-info>
            <dc:creator> </dc:creator>
            <dc:date>2022-07-22T18:30:19.212707232</dc:date>
          </office:change-info>
          <table:previous>
            <table:change-track-table-cell/>
          </table:previous>
        </table:cell-content-change>
        <table:cell-content-change table:id="ct789">
          <table:cell-address table:column="4" table:row="144" table:table="1"/>
          <office:change-info>
            <dc:creator> </dc:creator>
            <dc:date>2022-07-22T18:30:19.212710305</dc:date>
          </office:change-info>
          <table:previous>
            <table:change-track-table-cell/>
          </table:previous>
        </table:cell-content-change>
        <table:cell-content-change table:id="ct790">
          <table:cell-address table:column="4" table:row="145" table:table="1"/>
          <office:change-info>
            <dc:creator> </dc:creator>
            <dc:date>2022-07-22T18:30:19.212713328</dc:date>
          </office:change-info>
          <table:previous>
            <table:change-track-table-cell/>
          </table:previous>
        </table:cell-content-change>
        <table:cell-content-change table:id="ct791">
          <table:cell-address table:column="4" table:row="146" table:table="1"/>
          <office:change-info>
            <dc:creator> </dc:creator>
            <dc:date>2022-07-22T18:30:19.212716391</dc:date>
          </office:change-info>
          <table:previous>
            <table:change-track-table-cell/>
          </table:previous>
        </table:cell-content-change>
        <table:cell-content-change table:id="ct792">
          <table:cell-address table:column="4" table:row="147" table:table="1"/>
          <office:change-info>
            <dc:creator> </dc:creator>
            <dc:date>2022-07-22T18:30:19.212719384</dc:date>
          </office:change-info>
          <table:previous>
            <table:change-track-table-cell/>
          </table:previous>
        </table:cell-content-change>
        <table:cell-content-change table:id="ct793">
          <table:cell-address table:column="4" table:row="148" table:table="1"/>
          <office:change-info>
            <dc:creator> </dc:creator>
            <dc:date>2022-07-22T18:30:19.212722576</dc:date>
          </office:change-info>
          <table:previous>
            <table:change-track-table-cell/>
          </table:previous>
        </table:cell-content-change>
        <table:cell-content-change table:id="ct794">
          <table:cell-address table:column="4" table:row="149" table:table="1"/>
          <office:change-info>
            <dc:creator> </dc:creator>
            <dc:date>2022-07-22T18:30:19.212725652</dc:date>
          </office:change-info>
          <table:previous>
            <table:change-track-table-cell/>
          </table:previous>
        </table:cell-content-change>
        <table:cell-content-change table:id="ct795">
          <table:cell-address table:column="4" table:row="150" table:table="1"/>
          <office:change-info>
            <dc:creator> </dc:creator>
            <dc:date>2022-07-22T18:30:19.212728852</dc:date>
          </office:change-info>
          <table:previous>
            <table:change-track-table-cell/>
          </table:previous>
        </table:cell-content-change>
        <table:cell-content-change table:id="ct796">
          <table:cell-address table:column="4" table:row="151" table:table="1"/>
          <office:change-info>
            <dc:creator> </dc:creator>
            <dc:date>2022-07-22T18:30:19.212732033</dc:date>
          </office:change-info>
          <table:previous>
            <table:change-track-table-cell/>
          </table:previous>
        </table:cell-content-change>
        <table:cell-content-change table:id="ct797">
          <table:cell-address table:column="4" table:row="152" table:table="1"/>
          <office:change-info>
            <dc:creator> </dc:creator>
            <dc:date>2022-07-22T18:30:19.212735215</dc:date>
          </office:change-info>
          <table:previous>
            <table:change-track-table-cell/>
          </table:previous>
        </table:cell-content-change>
        <table:cell-content-change table:id="ct798">
          <table:cell-address table:column="4" table:row="153" table:table="1"/>
          <office:change-info>
            <dc:creator> </dc:creator>
            <dc:date>2022-07-22T18:30:19.212738394</dc:date>
          </office:change-info>
          <table:previous>
            <table:change-track-table-cell/>
          </table:previous>
        </table:cell-content-change>
        <table:cell-content-change table:id="ct799">
          <table:cell-address table:column="4" table:row="154" table:table="1"/>
          <office:change-info>
            <dc:creator> </dc:creator>
            <dc:date>2022-07-22T18:30:19.212741711</dc:date>
          </office:change-info>
          <table:previous>
            <table:change-track-table-cell/>
          </table:previous>
        </table:cell-content-change>
        <table:cell-content-change table:id="ct800">
          <table:cell-address table:column="4" table:row="155" table:table="1"/>
          <office:change-info>
            <dc:creator> </dc:creator>
            <dc:date>2022-07-22T18:30:19.212744925</dc:date>
          </office:change-info>
          <table:previous>
            <table:change-track-table-cell/>
          </table:previous>
        </table:cell-content-change>
        <table:cell-content-change table:id="ct801">
          <table:cell-address table:column="4" table:row="156" table:table="1"/>
          <office:change-info>
            <dc:creator> </dc:creator>
            <dc:date>2022-07-22T18:30:19.212748137</dc:date>
          </office:change-info>
          <table:previous>
            <table:change-track-table-cell/>
          </table:previous>
        </table:cell-content-change>
        <table:cell-content-change table:id="ct802">
          <table:cell-address table:column="4" table:row="157" table:table="1"/>
          <office:change-info>
            <dc:creator> </dc:creator>
            <dc:date>2022-07-22T18:30:19.212751328</dc:date>
          </office:change-info>
          <table:previous>
            <table:change-track-table-cell/>
          </table:previous>
        </table:cell-content-change>
        <table:cell-content-change table:id="ct803">
          <table:cell-address table:column="4" table:row="158" table:table="1"/>
          <office:change-info>
            <dc:creator> </dc:creator>
            <dc:date>2022-07-22T18:30:19.212754586</dc:date>
          </office:change-info>
          <table:previous>
            <table:change-track-table-cell/>
          </table:previous>
        </table:cell-content-change>
        <table:cell-content-change table:id="ct804">
          <table:cell-address table:column="4" table:row="159" table:table="1"/>
          <office:change-info>
            <dc:creator> </dc:creator>
            <dc:date>2022-07-22T18:30:19.212757800</dc:date>
          </office:change-info>
          <table:previous>
            <table:change-track-table-cell/>
          </table:previous>
        </table:cell-content-change>
        <table:cell-content-change table:id="ct805">
          <table:cell-address table:column="4" table:row="160" table:table="1"/>
          <office:change-info>
            <dc:creator> </dc:creator>
            <dc:date>2022-07-22T18:30:19.212761031</dc:date>
          </office:change-info>
          <table:previous>
            <table:change-track-table-cell/>
          </table:previous>
        </table:cell-content-change>
        <table:cell-content-change table:id="ct806">
          <table:cell-address table:column="5" table:row="0" table:table="1"/>
          <office:change-info>
            <dc:creator> </dc:creator>
            <dc:date>2022-07-22T18:30:19.212766612</dc:date>
          </office:change-info>
          <table:previous>
            <table:change-track-table-cell/>
          </table:previous>
        </table:cell-content-change>
        <table:cell-content-change table:id="ct807">
          <table:cell-address table:column="5" table:row="1" table:table="1"/>
          <office:change-info>
            <dc:creator> </dc:creator>
            <dc:date>2022-07-22T18:30:19.212774334</dc:date>
          </office:change-info>
          <table:previous>
            <table:change-track-table-cell/>
          </table:previous>
        </table:cell-content-change>
        <table:cell-content-change table:id="ct808">
          <table:cell-address table:column="5" table:row="2" table:table="1"/>
          <office:change-info>
            <dc:creator> </dc:creator>
            <dc:date>2022-07-22T18:30:19.212781509</dc:date>
          </office:change-info>
          <table:previous>
            <table:change-track-table-cell/>
          </table:previous>
        </table:cell-content-change>
        <table:cell-content-change table:id="ct809">
          <table:cell-address table:column="5" table:row="3" table:table="1"/>
          <office:change-info>
            <dc:creator> </dc:creator>
            <dc:date>2022-07-22T18:30:19.212788508</dc:date>
          </office:change-info>
          <table:previous>
            <table:change-track-table-cell/>
          </table:previous>
        </table:cell-content-change>
        <table:cell-content-change table:id="ct810">
          <table:cell-address table:column="5" table:row="4" table:table="1"/>
          <office:change-info>
            <dc:creator> </dc:creator>
            <dc:date>2022-07-22T18:30:19.212795485</dc:date>
          </office:change-info>
          <table:previous>
            <table:change-track-table-cell/>
          </table:previous>
        </table:cell-content-change>
        <table:cell-content-change table:id="ct811">
          <table:cell-address table:column="5" table:row="5" table:table="1"/>
          <office:change-info>
            <dc:creator> </dc:creator>
            <dc:date>2022-07-22T18:30:19.212802536</dc:date>
          </office:change-info>
          <table:previous>
            <table:change-track-table-cell/>
          </table:previous>
        </table:cell-content-change>
        <table:cell-content-change table:id="ct812">
          <table:cell-address table:column="5" table:row="6" table:table="1"/>
          <office:change-info>
            <dc:creator> </dc:creator>
            <dc:date>2022-07-22T18:30:19.212809522</dc:date>
          </office:change-info>
          <table:previous>
            <table:change-track-table-cell/>
          </table:previous>
        </table:cell-content-change>
        <table:cell-content-change table:id="ct813">
          <table:cell-address table:column="5" table:row="7" table:table="1"/>
          <office:change-info>
            <dc:creator> </dc:creator>
            <dc:date>2022-07-22T18:30:19.212816514</dc:date>
          </office:change-info>
          <table:previous>
            <table:change-track-table-cell/>
          </table:previous>
        </table:cell-content-change>
        <table:cell-content-change table:id="ct814">
          <table:cell-address table:column="5" table:row="8" table:table="1"/>
          <office:change-info>
            <dc:creator> </dc:creator>
            <dc:date>2022-07-22T18:30:19.212823657</dc:date>
          </office:change-info>
          <table:previous>
            <table:change-track-table-cell/>
          </table:previous>
        </table:cell-content-change>
        <table:cell-content-change table:id="ct815">
          <table:cell-address table:column="5" table:row="9" table:table="1"/>
          <office:change-info>
            <dc:creator> </dc:creator>
            <dc:date>2022-07-22T18:30:19.212831184</dc:date>
          </office:change-info>
          <table:previous>
            <table:change-track-table-cell/>
          </table:previous>
        </table:cell-content-change>
        <table:cell-content-change table:id="ct816">
          <table:cell-address table:column="5" table:row="10" table:table="1"/>
          <office:change-info>
            <dc:creator> </dc:creator>
            <dc:date>2022-07-22T18:30:19.212838466</dc:date>
          </office:change-info>
          <table:previous>
            <table:change-track-table-cell/>
          </table:previous>
        </table:cell-content-change>
        <table:cell-content-change table:id="ct817">
          <table:cell-address table:column="5" table:row="11" table:table="1"/>
          <office:change-info>
            <dc:creator> </dc:creator>
            <dc:date>2022-07-22T18:30:19.212845879</dc:date>
          </office:change-info>
          <table:previous>
            <table:change-track-table-cell/>
          </table:previous>
        </table:cell-content-change>
        <table:cell-content-change table:id="ct818">
          <table:cell-address table:column="5" table:row="12" table:table="1"/>
          <office:change-info>
            <dc:creator> </dc:creator>
            <dc:date>2022-07-22T18:30:19.212853476</dc:date>
          </office:change-info>
          <table:previous>
            <table:change-track-table-cell/>
          </table:previous>
        </table:cell-content-change>
        <table:cell-content-change table:id="ct819">
          <table:cell-address table:column="5" table:row="13" table:table="1"/>
          <office:change-info>
            <dc:creator> </dc:creator>
            <dc:date>2022-07-22T18:30:19.212860853</dc:date>
          </office:change-info>
          <table:previous>
            <table:change-track-table-cell/>
          </table:previous>
        </table:cell-content-change>
        <table:cell-content-change table:id="ct820">
          <table:cell-address table:column="5" table:row="14" table:table="1"/>
          <office:change-info>
            <dc:creator> </dc:creator>
            <dc:date>2022-07-22T18:30:19.212868218</dc:date>
          </office:change-info>
          <table:previous>
            <table:change-track-table-cell/>
          </table:previous>
        </table:cell-content-change>
        <table:cell-content-change table:id="ct821">
          <table:cell-address table:column="5" table:row="15" table:table="1"/>
          <office:change-info>
            <dc:creator> </dc:creator>
            <dc:date>2022-07-22T18:30:19.212875728</dc:date>
          </office:change-info>
          <table:previous>
            <table:change-track-table-cell/>
          </table:previous>
        </table:cell-content-change>
        <table:cell-content-change table:id="ct822">
          <table:cell-address table:column="5" table:row="16" table:table="1"/>
          <office:change-info>
            <dc:creator> </dc:creator>
            <dc:date>2022-07-22T18:30:19.212883018</dc:date>
          </office:change-info>
          <table:previous>
            <table:change-track-table-cell/>
          </table:previous>
        </table:cell-content-change>
        <table:cell-content-change table:id="ct823">
          <table:cell-address table:column="5" table:row="17" table:table="1"/>
          <office:change-info>
            <dc:creator> </dc:creator>
            <dc:date>2022-07-22T18:30:19.212890699</dc:date>
          </office:change-info>
          <table:previous>
            <table:change-track-table-cell/>
          </table:previous>
        </table:cell-content-change>
        <table:cell-content-change table:id="ct824">
          <table:cell-address table:column="5" table:row="18" table:table="1"/>
          <office:change-info>
            <dc:creator> </dc:creator>
            <dc:date>2022-07-22T18:30:19.212898263</dc:date>
          </office:change-info>
          <table:previous>
            <table:change-track-table-cell/>
          </table:previous>
        </table:cell-content-change>
        <table:cell-content-change table:id="ct825">
          <table:cell-address table:column="5" table:row="19" table:table="1"/>
          <office:change-info>
            <dc:creator> </dc:creator>
            <dc:date>2022-07-22T18:30:19.212905913</dc:date>
          </office:change-info>
          <table:previous>
            <table:change-track-table-cell/>
          </table:previous>
        </table:cell-content-change>
        <table:cell-content-change table:id="ct826">
          <table:cell-address table:column="5" table:row="20" table:table="1"/>
          <office:change-info>
            <dc:creator> </dc:creator>
            <dc:date>2022-07-22T18:30:19.212913947</dc:date>
          </office:change-info>
          <table:previous>
            <table:change-track-table-cell/>
          </table:previous>
        </table:cell-content-change>
        <table:cell-content-change table:id="ct827">
          <table:cell-address table:column="5" table:row="21" table:table="1"/>
          <office:change-info>
            <dc:creator> </dc:creator>
            <dc:date>2022-07-22T18:30:19.212921501</dc:date>
          </office:change-info>
          <table:previous>
            <table:change-track-table-cell/>
          </table:previous>
        </table:cell-content-change>
        <table:cell-content-change table:id="ct828">
          <table:cell-address table:column="5" table:row="22" table:table="1"/>
          <office:change-info>
            <dc:creator> </dc:creator>
            <dc:date>2022-07-22T18:30:19.212929147</dc:date>
          </office:change-info>
          <table:previous>
            <table:change-track-table-cell/>
          </table:previous>
        </table:cell-content-change>
        <table:cell-content-change table:id="ct829">
          <table:cell-address table:column="5" table:row="23" table:table="1"/>
          <office:change-info>
            <dc:creator> </dc:creator>
            <dc:date>2022-07-22T18:30:19.212936736</dc:date>
          </office:change-info>
          <table:previous>
            <table:change-track-table-cell/>
          </table:previous>
        </table:cell-content-change>
        <table:cell-content-change table:id="ct830">
          <table:cell-address table:column="5" table:row="24" table:table="1"/>
          <office:change-info>
            <dc:creator> </dc:creator>
            <dc:date>2022-07-22T18:30:19.212944168</dc:date>
          </office:change-info>
          <table:previous>
            <table:change-track-table-cell/>
          </table:previous>
        </table:cell-content-change>
        <table:cell-content-change table:id="ct831">
          <table:cell-address table:column="5" table:row="25" table:table="1"/>
          <office:change-info>
            <dc:creator> </dc:creator>
            <dc:date>2022-07-22T18:30:19.212952140</dc:date>
          </office:change-info>
          <table:previous>
            <table:change-track-table-cell/>
          </table:previous>
        </table:cell-content-change>
        <table:cell-content-change table:id="ct832">
          <table:cell-address table:column="5" table:row="26" table:table="1"/>
          <office:change-info>
            <dc:creator> </dc:creator>
            <dc:date>2022-07-22T18:30:19.212959647</dc:date>
          </office:change-info>
          <table:previous>
            <table:change-track-table-cell/>
          </table:previous>
        </table:cell-content-change>
        <table:cell-content-change table:id="ct833">
          <table:cell-address table:column="5" table:row="27" table:table="1"/>
          <office:change-info>
            <dc:creator> </dc:creator>
            <dc:date>2022-07-22T18:30:19.212967287</dc:date>
          </office:change-info>
          <table:previous>
            <table:change-track-table-cell/>
          </table:previous>
        </table:cell-content-change>
        <table:cell-content-change table:id="ct834">
          <table:cell-address table:column="5" table:row="28" table:table="1"/>
          <office:change-info>
            <dc:creator> </dc:creator>
            <dc:date>2022-07-22T18:30:19.212974824</dc:date>
          </office:change-info>
          <table:previous>
            <table:change-track-table-cell/>
          </table:previous>
        </table:cell-content-change>
        <table:cell-content-change table:id="ct835">
          <table:cell-address table:column="5" table:row="29" table:table="1"/>
          <office:change-info>
            <dc:creator> </dc:creator>
            <dc:date>2022-07-22T18:30:19.212982587</dc:date>
          </office:change-info>
          <table:previous>
            <table:change-track-table-cell/>
          </table:previous>
        </table:cell-content-change>
        <table:cell-content-change table:id="ct836">
          <table:cell-address table:column="5" table:row="30" table:table="1"/>
          <office:change-info>
            <dc:creator> </dc:creator>
            <dc:date>2022-07-22T18:30:19.212990180</dc:date>
          </office:change-info>
          <table:previous>
            <table:change-track-table-cell/>
          </table:previous>
        </table:cell-content-change>
        <table:cell-content-change table:id="ct837">
          <table:cell-address table:column="5" table:row="31" table:table="1"/>
          <office:change-info>
            <dc:creator> </dc:creator>
            <dc:date>2022-07-22T18:30:19.212997815</dc:date>
          </office:change-info>
          <table:previous>
            <table:change-track-table-cell/>
          </table:previous>
        </table:cell-content-change>
        <table:cell-content-change table:id="ct838">
          <table:cell-address table:column="5" table:row="32" table:table="1"/>
          <office:change-info>
            <dc:creator> </dc:creator>
            <dc:date>2022-07-22T18:30:19.213005415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33" table:table="1"/>
          <office:change-info>
            <dc:creator> </dc:creator>
            <dc:date>2022-07-22T18:30:19.213013163</dc:date>
          </office:change-info>
          <table:previous>
            <table:change-track-table-cell/>
          </table:previous>
        </table:cell-content-change>
        <table:cell-content-change table:id="ct840">
          <table:cell-address table:column="5" table:row="34" table:table="1"/>
          <office:change-info>
            <dc:creator> </dc:creator>
            <dc:date>2022-07-22T18:30:19.213021003</dc:date>
          </office:change-info>
          <table:previous>
            <table:change-track-table-cell/>
          </table:previous>
        </table:cell-content-change>
        <table:cell-content-change table:id="ct841">
          <table:cell-address table:column="5" table:row="35" table:table="1"/>
          <office:change-info>
            <dc:creator> </dc:creator>
            <dc:date>2022-07-22T18:30:19.213028665</dc:date>
          </office:change-info>
          <table:previous>
            <table:change-track-table-cell/>
          </table:previous>
        </table:cell-content-change>
        <table:cell-content-change table:id="ct842">
          <table:cell-address table:column="5" table:row="36" table:table="1"/>
          <office:change-info>
            <dc:creator> </dc:creator>
            <dc:date>2022-07-22T18:30:19.213036246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37" table:table="1"/>
          <office:change-info>
            <dc:creator> </dc:creator>
            <dc:date>2022-07-22T18:30:19.213043953</dc:date>
          </office:change-info>
          <table:previous>
            <table:change-track-table-cell/>
          </table:previous>
        </table:cell-content-change>
        <table:cell-content-change table:id="ct844">
          <table:cell-address table:column="5" table:row="38" table:table="1"/>
          <office:change-info>
            <dc:creator> </dc:creator>
            <dc:date>2022-07-22T18:30:19.213051668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39" table:table="1"/>
          <office:change-info>
            <dc:creator> </dc:creator>
            <dc:date>2022-07-22T18:30:19.213059470</dc:date>
          </office:change-info>
          <table:previous>
            <table:change-track-table-cell/>
          </table:previous>
        </table:cell-content-change>
        <table:cell-content-change table:id="ct846">
          <table:cell-address table:column="5" table:row="40" table:table="1"/>
          <office:change-info>
            <dc:creator> </dc:creator>
            <dc:date>2022-07-22T18:30:19.213067303</dc:date>
          </office:change-info>
          <table:previous>
            <table:change-track-table-cell/>
          </table:previous>
        </table:cell-content-change>
        <table:cell-content-change table:id="ct847">
          <table:cell-address table:column="5" table:row="41" table:table="1"/>
          <office:change-info>
            <dc:creator> </dc:creator>
            <dc:date>2022-07-22T18:30:19.213075134</dc:date>
          </office:change-info>
          <table:previous>
            <table:change-track-table-cell/>
          </table:previous>
        </table:cell-content-change>
        <table:cell-content-change table:id="ct848">
          <table:cell-address table:column="5" table:row="42" table:table="1"/>
          <office:change-info>
            <dc:creator> </dc:creator>
            <dc:date>2022-07-22T18:30:19.213082883</dc:date>
          </office:change-info>
          <table:previous>
            <table:change-track-table-cell/>
          </table:previous>
        </table:cell-content-change>
        <table:cell-content-change table:id="ct849">
          <table:cell-address table:column="5" table:row="43" table:table="1"/>
          <office:change-info>
            <dc:creator> </dc:creator>
            <dc:date>2022-07-22T18:30:19.213091095</dc:date>
          </office:change-info>
          <table:previous>
            <table:change-track-table-cell/>
          </table:previous>
        </table:cell-content-change>
        <table:cell-content-change table:id="ct850">
          <table:cell-address table:column="5" table:row="44" table:table="1"/>
          <office:change-info>
            <dc:creator> </dc:creator>
            <dc:date>2022-07-22T18:30:19.213101758</dc:date>
          </office:change-info>
          <table:previous>
            <table:change-track-table-cell/>
          </table:previous>
        </table:cell-content-change>
        <table:cell-content-change table:id="ct851">
          <table:cell-address table:column="5" table:row="45" table:table="1"/>
          <office:change-info>
            <dc:creator> </dc:creator>
            <dc:date>2022-07-22T18:30:19.213113471</dc:date>
          </office:change-info>
          <table:previous>
            <table:change-track-table-cell/>
          </table:previous>
        </table:cell-content-change>
        <table:cell-content-change table:id="ct852">
          <table:cell-address table:column="5" table:row="46" table:table="1"/>
          <office:change-info>
            <dc:creator> </dc:creator>
            <dc:date>2022-07-22T18:30:19.213124229</dc:date>
          </office:change-info>
          <table:previous>
            <table:change-track-table-cell/>
          </table:previous>
        </table:cell-content-change>
        <table:cell-content-change table:id="ct853">
          <table:cell-address table:column="5" table:row="47" table:table="1"/>
          <office:change-info>
            <dc:creator> </dc:creator>
            <dc:date>2022-07-22T18:30:19.213134516</dc:date>
          </office:change-info>
          <table:previous>
            <table:change-track-table-cell/>
          </table:previous>
        </table:cell-content-change>
        <table:cell-content-change table:id="ct854">
          <table:cell-address table:column="5" table:row="48" table:table="1"/>
          <office:change-info>
            <dc:creator> </dc:creator>
            <dc:date>2022-07-22T18:30:19.213145139</dc:date>
          </office:change-info>
          <table:previous>
            <table:change-track-table-cell/>
          </table:previous>
        </table:cell-content-change>
        <table:cell-content-change table:id="ct855">
          <table:cell-address table:column="5" table:row="49" table:table="1"/>
          <office:change-info>
            <dc:creator> </dc:creator>
            <dc:date>2022-07-22T18:30:19.213155033</dc:date>
          </office:change-info>
          <table:previous>
            <table:change-track-table-cell/>
          </table:previous>
        </table:cell-content-change>
        <table:cell-content-change table:id="ct856">
          <table:cell-address table:column="5" table:row="50" table:table="1"/>
          <office:change-info>
            <dc:creator> </dc:creator>
            <dc:date>2022-07-22T18:30:19.213164915</dc:date>
          </office:change-info>
          <table:previous>
            <table:change-track-table-cell/>
          </table:previous>
        </table:cell-content-change>
        <table:cell-content-change table:id="ct857">
          <table:cell-address table:column="5" table:row="51" table:table="1"/>
          <office:change-info>
            <dc:creator> </dc:creator>
            <dc:date>2022-07-22T18:30:19.213174630</dc:date>
          </office:change-info>
          <table:previous>
            <table:change-track-table-cell/>
          </table:previous>
        </table:cell-content-change>
        <table:cell-content-change table:id="ct858">
          <table:cell-address table:column="5" table:row="52" table:table="1"/>
          <office:change-info>
            <dc:creator> </dc:creator>
            <dc:date>2022-07-22T18:30:19.213184640</dc:date>
          </office:change-info>
          <table:previous>
            <table:change-track-table-cell/>
          </table:previous>
        </table:cell-content-change>
        <table:cell-content-change table:id="ct859">
          <table:cell-address table:column="5" table:row="53" table:table="1"/>
          <office:change-info>
            <dc:creator> </dc:creator>
            <dc:date>2022-07-22T18:30:19.213194729</dc:date>
          </office:change-info>
          <table:previous>
            <table:change-track-table-cell/>
          </table:previous>
        </table:cell-content-change>
        <table:cell-content-change table:id="ct860">
          <table:cell-address table:column="5" table:row="54" table:table="1"/>
          <office:change-info>
            <dc:creator> </dc:creator>
            <dc:date>2022-07-22T18:30:19.213205041</dc:date>
          </office:change-info>
          <table:previous>
            <table:change-track-table-cell/>
          </table:previous>
        </table:cell-content-change>
        <table:cell-content-change table:id="ct861">
          <table:cell-address table:column="5" table:row="55" table:table="1"/>
          <office:change-info>
            <dc:creator> </dc:creator>
            <dc:date>2022-07-22T18:30:19.213215955</dc:date>
          </office:change-info>
          <table:previous>
            <table:change-track-table-cell/>
          </table:previous>
        </table:cell-content-change>
        <table:cell-content-change table:id="ct862">
          <table:cell-address table:column="5" table:row="56" table:table="1"/>
          <office:change-info>
            <dc:creator> </dc:creator>
            <dc:date>2022-07-22T18:30:19.213226581</dc:date>
          </office:change-info>
          <table:previous>
            <table:change-track-table-cell/>
          </table:previous>
        </table:cell-content-change>
        <table:cell-content-change table:id="ct863">
          <table:cell-address table:column="5" table:row="57" table:table="1"/>
          <office:change-info>
            <dc:creator> </dc:creator>
            <dc:date>2022-07-22T18:30:19.213237470</dc:date>
          </office:change-info>
          <table:previous>
            <table:change-track-table-cell/>
          </table:previous>
        </table:cell-content-change>
        <table:cell-content-change table:id="ct864">
          <table:cell-address table:column="5" table:row="58" table:table="1"/>
          <office:change-info>
            <dc:creator> </dc:creator>
            <dc:date>2022-07-22T18:30:19.213247970</dc:date>
          </office:change-info>
          <table:previous>
            <table:change-track-table-cell/>
          </table:previous>
        </table:cell-content-change>
        <table:cell-content-change table:id="ct865">
          <table:cell-address table:column="5" table:row="59" table:table="1"/>
          <office:change-info>
            <dc:creator> </dc:creator>
            <dc:date>2022-07-22T18:30:19.213259172</dc:date>
          </office:change-info>
          <table:previous>
            <table:change-track-table-cell/>
          </table:previous>
        </table:cell-content-change>
        <table:cell-content-change table:id="ct866">
          <table:cell-address table:column="5" table:row="60" table:table="1"/>
          <office:change-info>
            <dc:creator> </dc:creator>
            <dc:date>2022-07-22T18:30:19.213269478</dc:date>
          </office:change-info>
          <table:previous>
            <table:change-track-table-cell/>
          </table:previous>
        </table:cell-content-change>
        <table:cell-content-change table:id="ct867">
          <table:cell-address table:column="5" table:row="61" table:table="1"/>
          <office:change-info>
            <dc:creator> </dc:creator>
            <dc:date>2022-07-22T18:30:19.213280231</dc:date>
          </office:change-info>
          <table:previous>
            <table:change-track-table-cell/>
          </table:previous>
        </table:cell-content-change>
        <table:cell-content-change table:id="ct868">
          <table:cell-address table:column="5" table:row="62" table:table="1"/>
          <office:change-info>
            <dc:creator> </dc:creator>
            <dc:date>2022-07-22T18:30:19.213291102</dc:date>
          </office:change-info>
          <table:previous>
            <table:change-track-table-cell/>
          </table:previous>
        </table:cell-content-change>
        <table:cell-content-change table:id="ct869">
          <table:cell-address table:column="5" table:row="63" table:table="1"/>
          <office:change-info>
            <dc:creator> </dc:creator>
            <dc:date>2022-07-22T18:30:19.213302219</dc:date>
          </office:change-info>
          <table:previous>
            <table:change-track-table-cell/>
          </table:previous>
        </table:cell-content-change>
        <table:cell-content-change table:id="ct870">
          <table:cell-address table:column="5" table:row="64" table:table="1"/>
          <office:change-info>
            <dc:creator> </dc:creator>
            <dc:date>2022-07-22T18:30:19.213314095</dc:date>
          </office:change-info>
          <table:previous>
            <table:change-track-table-cell/>
          </table:previous>
        </table:cell-content-change>
        <table:cell-content-change table:id="ct871">
          <table:cell-address table:column="5" table:row="65" table:table="1"/>
          <office:change-info>
            <dc:creator> </dc:creator>
            <dc:date>2022-07-22T18:30:19.213325751</dc:date>
          </office:change-info>
          <table:previous>
            <table:change-track-table-cell/>
          </table:previous>
        </table:cell-content-change>
        <table:cell-content-change table:id="ct872">
          <table:cell-address table:column="5" table:row="66" table:table="1"/>
          <office:change-info>
            <dc:creator> </dc:creator>
            <dc:date>2022-07-22T18:30:19.213337285</dc:date>
          </office:change-info>
          <table:previous>
            <table:change-track-table-cell/>
          </table:previous>
        </table:cell-content-change>
        <table:cell-content-change table:id="ct873">
          <table:cell-address table:column="5" table:row="67" table:table="1"/>
          <office:change-info>
            <dc:creator> </dc:creator>
            <dc:date>2022-07-22T18:30:19.213349008</dc:date>
          </office:change-info>
          <table:previous>
            <table:change-track-table-cell/>
          </table:previous>
        </table:cell-content-change>
        <table:cell-content-change table:id="ct874">
          <table:cell-address table:column="5" table:row="68" table:table="1"/>
          <office:change-info>
            <dc:creator> </dc:creator>
            <dc:date>2022-07-22T18:30:19.213360666</dc:date>
          </office:change-info>
          <table:previous>
            <table:change-track-table-cell/>
          </table:previous>
        </table:cell-content-change>
        <table:cell-content-change table:id="ct875">
          <table:cell-address table:column="5" table:row="69" table:table="1"/>
          <office:change-info>
            <dc:creator> </dc:creator>
            <dc:date>2022-07-22T18:30:19.213371381</dc:date>
          </office:change-info>
          <table:previous>
            <table:change-track-table-cell/>
          </table:previous>
        </table:cell-content-change>
        <table:cell-content-change table:id="ct876">
          <table:cell-address table:column="5" table:row="70" table:table="1"/>
          <office:change-info>
            <dc:creator> </dc:creator>
            <dc:date>2022-07-22T18:30:19.213381883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71" table:table="1"/>
          <office:change-info>
            <dc:creator> </dc:creator>
            <dc:date>2022-07-22T18:30:19.213392519</dc:date>
          </office:change-info>
          <table:previous>
            <table:change-track-table-cell/>
          </table:previous>
        </table:cell-content-change>
        <table:cell-content-change table:id="ct878">
          <table:cell-address table:column="5" table:row="72" table:table="1"/>
          <office:change-info>
            <dc:creator> </dc:creator>
            <dc:date>2022-07-22T18:30:19.213403458</dc:date>
          </office:change-info>
          <table:previous>
            <table:change-track-table-cell/>
          </table:previous>
        </table:cell-content-change>
        <table:cell-content-change table:id="ct879">
          <table:cell-address table:column="5" table:row="73" table:table="1"/>
          <office:change-info>
            <dc:creator> </dc:creator>
            <dc:date>2022-07-22T18:30:19.213414618</dc:date>
          </office:change-info>
          <table:previous>
            <table:change-track-table-cell/>
          </table:previous>
        </table:cell-content-change>
        <table:cell-content-change table:id="ct880">
          <table:cell-address table:column="5" table:row="74" table:table="1"/>
          <office:change-info>
            <dc:creator> </dc:creator>
            <dc:date>2022-07-22T18:30:19.213425596</dc:date>
          </office:change-info>
          <table:previous>
            <table:change-track-table-cell/>
          </table:previous>
        </table:cell-content-change>
        <table:cell-content-change table:id="ct881">
          <table:cell-address table:column="5" table:row="75" table:table="1"/>
          <office:change-info>
            <dc:creator> </dc:creator>
            <dc:date>2022-07-22T18:30:19.213434142</dc:date>
          </office:change-info>
          <table:previous>
            <table:change-track-table-cell/>
          </table:previous>
        </table:cell-content-change>
        <table:cell-content-change table:id="ct882">
          <table:cell-address table:column="5" table:row="76" table:table="1"/>
          <office:change-info>
            <dc:creator> </dc:creator>
            <dc:date>2022-07-22T18:30:19.213443932</dc:date>
          </office:change-info>
          <table:previous>
            <table:change-track-table-cell/>
          </table:previous>
        </table:cell-content-change>
        <table:cell-content-change table:id="ct883">
          <table:cell-address table:column="5" table:row="77" table:table="1"/>
          <office:change-info>
            <dc:creator> </dc:creator>
            <dc:date>2022-07-22T18:30:19.213455007</dc:date>
          </office:change-info>
          <table:previous>
            <table:change-track-table-cell/>
          </table:previous>
        </table:cell-content-change>
        <table:cell-content-change table:id="ct884">
          <table:cell-address table:column="5" table:row="78" table:table="1"/>
          <office:change-info>
            <dc:creator> </dc:creator>
            <dc:date>2022-07-22T18:30:19.213467101</dc:date>
          </office:change-info>
          <table:previous>
            <table:change-track-table-cell/>
          </table:previous>
        </table:cell-content-change>
        <table:cell-content-change table:id="ct885">
          <table:cell-address table:column="5" table:row="79" table:table="1"/>
          <office:change-info>
            <dc:creator> </dc:creator>
            <dc:date>2022-07-22T18:30:19.213477503</dc:date>
          </office:change-info>
          <table:previous>
            <table:change-track-table-cell/>
          </table:previous>
        </table:cell-content-change>
        <table:cell-content-change table:id="ct886">
          <table:cell-address table:column="5" table:row="80" table:table="1"/>
          <office:change-info>
            <dc:creator> </dc:creator>
            <dc:date>2022-07-22T18:30:19.213488967</dc:date>
          </office:change-info>
          <table:previous>
            <table:change-track-table-cell/>
          </table:previous>
        </table:cell-content-change>
        <table:cell-content-change table:id="ct887">
          <table:cell-address table:column="5" table:row="81" table:table="1"/>
          <office:change-info>
            <dc:creator> </dc:creator>
            <dc:date>2022-07-22T18:30:19.213499782</dc:date>
          </office:change-info>
          <table:previous>
            <table:change-track-table-cell/>
          </table:previous>
        </table:cell-content-change>
        <table:cell-content-change table:id="ct888">
          <table:cell-address table:column="5" table:row="82" table:table="1"/>
          <office:change-info>
            <dc:creator> </dc:creator>
            <dc:date>2022-07-22T18:30:19.213510050</dc:date>
          </office:change-info>
          <table:previous>
            <table:change-track-table-cell/>
          </table:previous>
        </table:cell-content-change>
        <table:cell-content-change table:id="ct889">
          <table:cell-address table:column="5" table:row="83" table:table="1"/>
          <office:change-info>
            <dc:creator> </dc:creator>
            <dc:date>2022-07-22T18:30:19.213520258</dc:date>
          </office:change-info>
          <table:previous>
            <table:change-track-table-cell/>
          </table:previous>
        </table:cell-content-change>
        <table:cell-content-change table:id="ct890">
          <table:cell-address table:column="5" table:row="84" table:table="1"/>
          <office:change-info>
            <dc:creator> </dc:creator>
            <dc:date>2022-07-22T18:30:19.213530391</dc:date>
          </office:change-info>
          <table:previous>
            <table:change-track-table-cell/>
          </table:previous>
        </table:cell-content-change>
        <table:cell-content-change table:id="ct891">
          <table:cell-address table:column="5" table:row="85" table:table="1"/>
          <office:change-info>
            <dc:creator> </dc:creator>
            <dc:date>2022-07-22T18:30:19.213540189</dc:date>
          </office:change-info>
          <table:previous>
            <table:change-track-table-cell/>
          </table:previous>
        </table:cell-content-change>
        <table:cell-content-change table:id="ct892">
          <table:cell-address table:column="5" table:row="86" table:table="1"/>
          <office:change-info>
            <dc:creator> </dc:creator>
            <dc:date>2022-07-22T18:30:19.213550792</dc:date>
          </office:change-info>
          <table:previous>
            <table:change-track-table-cell/>
          </table:previous>
        </table:cell-content-change>
        <table:cell-content-change table:id="ct893">
          <table:cell-address table:column="5" table:row="87" table:table="1"/>
          <office:change-info>
            <dc:creator> </dc:creator>
            <dc:date>2022-07-22T18:30:19.213561469</dc:date>
          </office:change-info>
          <table:previous>
            <table:change-track-table-cell/>
          </table:previous>
        </table:cell-content-change>
        <table:cell-content-change table:id="ct894">
          <table:cell-address table:column="5" table:row="88" table:table="1"/>
          <office:change-info>
            <dc:creator> </dc:creator>
            <dc:date>2022-07-22T18:30:19.213571862</dc:date>
          </office:change-info>
          <table:previous>
            <table:change-track-table-cell/>
          </table:previous>
        </table:cell-content-change>
        <table:cell-content-change table:id="ct895">
          <table:cell-address table:column="5" table:row="89" table:table="1"/>
          <office:change-info>
            <dc:creator> </dc:creator>
            <dc:date>2022-07-22T18:30:19.213582704</dc:date>
          </office:change-info>
          <table:previous>
            <table:change-track-table-cell/>
          </table:previous>
        </table:cell-content-change>
        <table:cell-content-change table:id="ct896">
          <table:cell-address table:column="5" table:row="90" table:table="1"/>
          <office:change-info>
            <dc:creator> </dc:creator>
            <dc:date>2022-07-22T18:30:19.213593188</dc:date>
          </office:change-info>
          <table:previous>
            <table:change-track-table-cell/>
          </table:previous>
        </table:cell-content-change>
        <table:cell-content-change table:id="ct897">
          <table:cell-address table:column="5" table:row="91" table:table="1"/>
          <office:change-info>
            <dc:creator> </dc:creator>
            <dc:date>2022-07-22T18:30:19.213603869</dc:date>
          </office:change-info>
          <table:previous>
            <table:change-track-table-cell/>
          </table:previous>
        </table:cell-content-change>
        <table:cell-content-change table:id="ct898">
          <table:cell-address table:column="5" table:row="92" table:table="1"/>
          <office:change-info>
            <dc:creator> </dc:creator>
            <dc:date>2022-07-22T18:30:19.213614811</dc:date>
          </office:change-info>
          <table:previous>
            <table:change-track-table-cell/>
          </table:previous>
        </table:cell-content-change>
        <table:cell-content-change table:id="ct899">
          <table:cell-address table:column="5" table:row="93" table:table="1"/>
          <office:change-info>
            <dc:creator> </dc:creator>
            <dc:date>2022-07-22T18:30:19.213625622</dc:date>
          </office:change-info>
          <table:previous>
            <table:change-track-table-cell/>
          </table:previous>
        </table:cell-content-change>
        <table:cell-content-change table:id="ct900">
          <table:cell-address table:column="5" table:row="94" table:table="1"/>
          <office:change-info>
            <dc:creator> </dc:creator>
            <dc:date>2022-07-22T18:30:19.213636591</dc:date>
          </office:change-info>
          <table:previous>
            <table:change-track-table-cell/>
          </table:previous>
        </table:cell-content-change>
        <table:cell-content-change table:id="ct901">
          <table:cell-address table:column="5" table:row="95" table:table="1"/>
          <office:change-info>
            <dc:creator> </dc:creator>
            <dc:date>2022-07-22T18:30:19.213647465</dc:date>
          </office:change-info>
          <table:previous>
            <table:change-track-table-cell/>
          </table:previous>
        </table:cell-content-change>
        <table:cell-content-change table:id="ct902">
          <table:cell-address table:column="5" table:row="96" table:table="1"/>
          <office:change-info>
            <dc:creator> </dc:creator>
            <dc:date>2022-07-22T18:30:19.213658124</dc:date>
          </office:change-info>
          <table:previous>
            <table:change-track-table-cell/>
          </table:previous>
        </table:cell-content-change>
        <table:cell-content-change table:id="ct903">
          <table:cell-address table:column="5" table:row="97" table:table="1"/>
          <office:change-info>
            <dc:creator> </dc:creator>
            <dc:date>2022-07-22T18:30:19.213668686</dc:date>
          </office:change-info>
          <table:previous>
            <table:change-track-table-cell/>
          </table:previous>
        </table:cell-content-change>
        <table:cell-content-change table:id="ct904">
          <table:cell-address table:column="5" table:row="98" table:table="1"/>
          <office:change-info>
            <dc:creator> </dc:creator>
            <dc:date>2022-07-22T18:30:19.213690478</dc:date>
          </office:change-info>
          <table:previous>
            <table:change-track-table-cell/>
          </table:previous>
        </table:cell-content-change>
        <table:cell-content-change table:id="ct905">
          <table:cell-address table:column="5" table:row="99" table:table="1"/>
          <office:change-info>
            <dc:creator> </dc:creator>
            <dc:date>2022-07-22T18:30:19.213702820</dc:date>
          </office:change-info>
          <table:previous>
            <table:change-track-table-cell/>
          </table:previous>
        </table:cell-content-change>
        <table:cell-content-change table:id="ct906">
          <table:cell-address table:column="5" table:row="100" table:table="1"/>
          <office:change-info>
            <dc:creator> </dc:creator>
            <dc:date>2022-07-22T18:30:19.213713880</dc:date>
          </office:change-info>
          <table:previous>
            <table:change-track-table-cell/>
          </table:previous>
        </table:cell-content-change>
        <table:cell-content-change table:id="ct907">
          <table:cell-address table:column="5" table:row="101" table:table="1"/>
          <office:change-info>
            <dc:creator> </dc:creator>
            <dc:date>2022-07-22T18:30:19.213725233</dc:date>
          </office:change-info>
          <table:previous>
            <table:change-track-table-cell/>
          </table:previous>
        </table:cell-content-change>
        <table:cell-content-change table:id="ct908">
          <table:cell-address table:column="5" table:row="102" table:table="1"/>
          <office:change-info>
            <dc:creator> </dc:creator>
            <dc:date>2022-07-22T18:30:19.213736439</dc:date>
          </office:change-info>
          <table:previous>
            <table:change-track-table-cell/>
          </table:previous>
        </table:cell-content-change>
        <table:cell-content-change table:id="ct909">
          <table:cell-address table:column="5" table:row="103" table:table="1"/>
          <office:change-info>
            <dc:creator> </dc:creator>
            <dc:date>2022-07-22T18:30:19.213747502</dc:date>
          </office:change-info>
          <table:previous>
            <table:change-track-table-cell/>
          </table:previous>
        </table:cell-content-change>
        <table:cell-content-change table:id="ct910">
          <table:cell-address table:column="5" table:row="104" table:table="1"/>
          <office:change-info>
            <dc:creator> </dc:creator>
            <dc:date>2022-07-22T18:30:19.213758721</dc:date>
          </office:change-info>
          <table:previous>
            <table:change-track-table-cell/>
          </table:previous>
        </table:cell-content-change>
        <table:cell-content-change table:id="ct911">
          <table:cell-address table:column="5" table:row="105" table:table="1"/>
          <office:change-info>
            <dc:creator> </dc:creator>
            <dc:date>2022-07-22T18:30:19.213770014</dc:date>
          </office:change-info>
          <table:previous>
            <table:change-track-table-cell/>
          </table:previous>
        </table:cell-content-change>
        <table:cell-content-change table:id="ct912">
          <table:cell-address table:column="5" table:row="106" table:table="1"/>
          <office:change-info>
            <dc:creator> </dc:creator>
            <dc:date>2022-07-22T18:30:19.213780855</dc:date>
          </office:change-info>
          <table:previous>
            <table:change-track-table-cell/>
          </table:previous>
        </table:cell-content-change>
        <table:cell-content-change table:id="ct913">
          <table:cell-address table:column="5" table:row="107" table:table="1"/>
          <office:change-info>
            <dc:creator> </dc:creator>
            <dc:date>2022-07-22T18:30:19.213792193</dc:date>
          </office:change-info>
          <table:previous>
            <table:change-track-table-cell/>
          </table:previous>
        </table:cell-content-change>
        <table:cell-content-change table:id="ct914">
          <table:cell-address table:column="5" table:row="108" table:table="1"/>
          <office:change-info>
            <dc:creator> </dc:creator>
            <dc:date>2022-07-22T18:30:19.213803339</dc:date>
          </office:change-info>
          <table:previous>
            <table:change-track-table-cell/>
          </table:previous>
        </table:cell-content-change>
        <table:cell-content-change table:id="ct915">
          <table:cell-address table:column="5" table:row="109" table:table="1"/>
          <office:change-info>
            <dc:creator> </dc:creator>
            <dc:date>2022-07-22T18:30:19.213814447</dc:date>
          </office:change-info>
          <table:previous>
            <table:change-track-table-cell/>
          </table:previous>
        </table:cell-content-change>
        <table:cell-content-change table:id="ct916">
          <table:cell-address table:column="5" table:row="110" table:table="1"/>
          <office:change-info>
            <dc:creator> </dc:creator>
            <dc:date>2022-07-22T18:30:19.213825269</dc:date>
          </office:change-info>
          <table:previous>
            <table:change-track-table-cell/>
          </table:previous>
        </table:cell-content-change>
        <table:cell-content-change table:id="ct917">
          <table:cell-address table:column="5" table:row="111" table:table="1"/>
          <office:change-info>
            <dc:creator> </dc:creator>
            <dc:date>2022-07-22T18:30:19.213836112</dc:date>
          </office:change-info>
          <table:previous>
            <table:change-track-table-cell/>
          </table:previous>
        </table:cell-content-change>
        <table:cell-content-change table:id="ct918">
          <table:cell-address table:column="5" table:row="112" table:table="1"/>
          <office:change-info>
            <dc:creator> </dc:creator>
            <dc:date>2022-07-22T18:30:19.213846941</dc:date>
          </office:change-info>
          <table:previous>
            <table:change-track-table-cell/>
          </table:previous>
        </table:cell-content-change>
        <table:cell-content-change table:id="ct919">
          <table:cell-address table:column="5" table:row="113" table:table="1"/>
          <office:change-info>
            <dc:creator> </dc:creator>
            <dc:date>2022-07-22T18:30:19.213858341</dc:date>
          </office:change-info>
          <table:previous>
            <table:change-track-table-cell/>
          </table:previous>
        </table:cell-content-change>
        <table:cell-content-change table:id="ct920">
          <table:cell-address table:column="5" table:row="114" table:table="1"/>
          <office:change-info>
            <dc:creator> </dc:creator>
            <dc:date>2022-07-22T18:30:19.213869377</dc:date>
          </office:change-info>
          <table:previous>
            <table:change-track-table-cell/>
          </table:previous>
        </table:cell-content-change>
        <table:cell-content-change table:id="ct921">
          <table:cell-address table:column="5" table:row="115" table:table="1"/>
          <office:change-info>
            <dc:creator> </dc:creator>
            <dc:date>2022-07-22T18:30:19.213880574</dc:date>
          </office:change-info>
          <table:previous>
            <table:change-track-table-cell/>
          </table:previous>
        </table:cell-content-change>
        <table:cell-content-change table:id="ct922">
          <table:cell-address table:column="5" table:row="116" table:table="1"/>
          <office:change-info>
            <dc:creator> </dc:creator>
            <dc:date>2022-07-22T18:30:19.213891797</dc:date>
          </office:change-info>
          <table:previous>
            <table:change-track-table-cell/>
          </table:previous>
        </table:cell-content-change>
        <table:cell-content-change table:id="ct923">
          <table:cell-address table:column="5" table:row="117" table:table="1"/>
          <office:change-info>
            <dc:creator> </dc:creator>
            <dc:date>2022-07-22T18:30:19.213902432</dc:date>
          </office:change-info>
          <table:previous>
            <table:change-track-table-cell/>
          </table:previous>
        </table:cell-content-change>
        <table:cell-content-change table:id="ct924">
          <table:cell-address table:column="5" table:row="118" table:table="1"/>
          <office:change-info>
            <dc:creator> </dc:creator>
            <dc:date>2022-07-22T18:30:19.213913498</dc:date>
          </office:change-info>
          <table:previous>
            <table:change-track-table-cell/>
          </table:previous>
        </table:cell-content-change>
        <table:cell-content-change table:id="ct925">
          <table:cell-address table:column="5" table:row="119" table:table="1"/>
          <office:change-info>
            <dc:creator> </dc:creator>
            <dc:date>2022-07-22T18:30:19.213925848</dc:date>
          </office:change-info>
          <table:previous>
            <table:change-track-table-cell/>
          </table:previous>
        </table:cell-content-change>
        <table:cell-content-change table:id="ct926">
          <table:cell-address table:column="5" table:row="120" table:table="1"/>
          <office:change-info>
            <dc:creator> </dc:creator>
            <dc:date>2022-07-22T18:30:19.213936799</dc:date>
          </office:change-info>
          <table:previous>
            <table:change-track-table-cell/>
          </table:previous>
        </table:cell-content-change>
        <table:cell-content-change table:id="ct927">
          <table:cell-address table:column="5" table:row="121" table:table="1"/>
          <office:change-info>
            <dc:creator> </dc:creator>
            <dc:date>2022-07-22T18:30:19.213947679</dc:date>
          </office:change-info>
          <table:previous>
            <table:change-track-table-cell/>
          </table:previous>
        </table:cell-content-change>
        <table:cell-content-change table:id="ct928">
          <table:cell-address table:column="5" table:row="122" table:table="1"/>
          <office:change-info>
            <dc:creator> </dc:creator>
            <dc:date>2022-07-22T18:30:19.213958998</dc:date>
          </office:change-info>
          <table:previous>
            <table:change-track-table-cell/>
          </table:previous>
        </table:cell-content-change>
        <table:cell-content-change table:id="ct929">
          <table:cell-address table:column="5" table:row="123" table:table="1"/>
          <office:change-info>
            <dc:creator> </dc:creator>
            <dc:date>2022-07-22T18:30:19.213969518</dc:date>
          </office:change-info>
          <table:previous>
            <table:change-track-table-cell/>
          </table:previous>
        </table:cell-content-change>
        <table:cell-content-change table:id="ct930">
          <table:cell-address table:column="5" table:row="124" table:table="1"/>
          <office:change-info>
            <dc:creator> </dc:creator>
            <dc:date>2022-07-22T18:30:19.213980415</dc:date>
          </office:change-info>
          <table:previous>
            <table:change-track-table-cell/>
          </table:previous>
        </table:cell-content-change>
        <table:cell-content-change table:id="ct931">
          <table:cell-address table:column="5" table:row="125" table:table="1"/>
          <office:change-info>
            <dc:creator> </dc:creator>
            <dc:date>2022-07-22T18:30:19.213991891</dc:date>
          </office:change-info>
          <table:previous>
            <table:change-track-table-cell/>
          </table:previous>
        </table:cell-content-change>
        <table:cell-content-change table:id="ct932">
          <table:cell-address table:column="5" table:row="126" table:table="1"/>
          <office:change-info>
            <dc:creator> </dc:creator>
            <dc:date>2022-07-22T18:30:19.214003120</dc:date>
          </office:change-info>
          <table:previous>
            <table:change-track-table-cell/>
          </table:previous>
        </table:cell-content-change>
        <table:cell-content-change table:id="ct933">
          <table:cell-address table:column="5" table:row="127" table:table="1"/>
          <office:change-info>
            <dc:creator> </dc:creator>
            <dc:date>2022-07-22T18:30:19.214014479</dc:date>
          </office:change-info>
          <table:previous>
            <table:change-track-table-cell/>
          </table:previous>
        </table:cell-content-change>
        <table:cell-content-change table:id="ct934">
          <table:cell-address table:column="5" table:row="128" table:table="1"/>
          <office:change-info>
            <dc:creator> </dc:creator>
            <dc:date>2022-07-22T18:30:19.214025791</dc:date>
          </office:change-info>
          <table:previous>
            <table:change-track-table-cell/>
          </table:previous>
        </table:cell-content-change>
        <table:cell-content-change table:id="ct935">
          <table:cell-address table:column="5" table:row="129" table:table="1"/>
          <office:change-info>
            <dc:creator> </dc:creator>
            <dc:date>2022-07-22T18:30:19.214037278</dc:date>
          </office:change-info>
          <table:previous>
            <table:change-track-table-cell/>
          </table:previous>
        </table:cell-content-change>
        <table:cell-content-change table:id="ct936">
          <table:cell-address table:column="5" table:row="130" table:table="1"/>
          <office:change-info>
            <dc:creator> </dc:creator>
            <dc:date>2022-07-22T18:30:19.214045182</dc:date>
          </office:change-info>
          <table:previous>
            <table:change-track-table-cell/>
          </table:previous>
        </table:cell-content-change>
        <table:cell-content-change table:id="ct937">
          <table:cell-address table:column="5" table:row="131" table:table="1"/>
          <office:change-info>
            <dc:creator> </dc:creator>
            <dc:date>2022-07-22T18:30:19.214050399</dc:date>
          </office:change-info>
          <table:previous>
            <table:change-track-table-cell/>
          </table:previous>
        </table:cell-content-change>
        <table:cell-content-change table:id="ct938">
          <table:cell-address table:column="5" table:row="132" table:table="1"/>
          <office:change-info>
            <dc:creator> </dc:creator>
            <dc:date>2022-07-22T18:30:19.214055149</dc:date>
          </office:change-info>
          <table:previous>
            <table:change-track-table-cell/>
          </table:previous>
        </table:cell-content-change>
        <table:cell-content-change table:id="ct939">
          <table:cell-address table:column="5" table:row="133" table:table="1"/>
          <office:change-info>
            <dc:creator> </dc:creator>
            <dc:date>2022-07-22T18:30:19.214059575</dc:date>
          </office:change-info>
          <table:previous>
            <table:change-track-table-cell/>
          </table:previous>
        </table:cell-content-change>
        <table:cell-content-change table:id="ct940">
          <table:cell-address table:column="5" table:row="134" table:table="1"/>
          <office:change-info>
            <dc:creator> </dc:creator>
            <dc:date>2022-07-22T18:30:19.214063953</dc:date>
          </office:change-info>
          <table:previous>
            <table:change-track-table-cell/>
          </table:previous>
        </table:cell-content-change>
        <table:cell-content-change table:id="ct941">
          <table:cell-address table:column="5" table:row="135" table:table="1"/>
          <office:change-info>
            <dc:creator> </dc:creator>
            <dc:date>2022-07-22T18:30:19.214068629</dc:date>
          </office:change-info>
          <table:previous>
            <table:change-track-table-cell/>
          </table:previous>
        </table:cell-content-change>
        <table:cell-content-change table:id="ct942">
          <table:cell-address table:column="5" table:row="136" table:table="1"/>
          <office:change-info>
            <dc:creator> </dc:creator>
            <dc:date>2022-07-22T18:30:19.214073344</dc:date>
          </office:change-info>
          <table:previous>
            <table:change-track-table-cell/>
          </table:previous>
        </table:cell-content-change>
        <table:cell-content-change table:id="ct943">
          <table:cell-address table:column="5" table:row="137" table:table="1"/>
          <office:change-info>
            <dc:creator> </dc:creator>
            <dc:date>2022-07-22T18:30:19.214078072</dc:date>
          </office:change-info>
          <table:previous>
            <table:change-track-table-cell/>
          </table:previous>
        </table:cell-content-change>
        <table:cell-content-change table:id="ct944">
          <table:cell-address table:column="5" table:row="138" table:table="1"/>
          <office:change-info>
            <dc:creator> </dc:creator>
            <dc:date>2022-07-22T18:30:19.214082896</dc:date>
          </office:change-info>
          <table:previous>
            <table:change-track-table-cell/>
          </table:previous>
        </table:cell-content-change>
        <table:cell-content-change table:id="ct945">
          <table:cell-address table:column="5" table:row="139" table:table="1"/>
          <office:change-info>
            <dc:creator> </dc:creator>
            <dc:date>2022-07-22T18:30:19.214087855</dc:date>
          </office:change-info>
          <table:previous>
            <table:change-track-table-cell/>
          </table:previous>
        </table:cell-content-change>
        <table:cell-content-change table:id="ct946">
          <table:cell-address table:column="5" table:row="140" table:table="1"/>
          <office:change-info>
            <dc:creator> </dc:creator>
            <dc:date>2022-07-22T18:30:19.214092656</dc:date>
          </office:change-info>
          <table:previous>
            <table:change-track-table-cell/>
          </table:previous>
        </table:cell-content-change>
        <table:cell-content-change table:id="ct947">
          <table:cell-address table:column="5" table:row="141" table:table="1"/>
          <office:change-info>
            <dc:creator> </dc:creator>
            <dc:date>2022-07-22T18:30:19.214098009</dc:date>
          </office:change-info>
          <table:previous>
            <table:change-track-table-cell/>
          </table:previous>
        </table:cell-content-change>
        <table:cell-content-change table:id="ct948">
          <table:cell-address table:column="5" table:row="142" table:table="1"/>
          <office:change-info>
            <dc:creator> </dc:creator>
            <dc:date>2022-07-22T18:30:19.214103163</dc:date>
          </office:change-info>
          <table:previous>
            <table:change-track-table-cell/>
          </table:previous>
        </table:cell-content-change>
        <table:cell-content-change table:id="ct949">
          <table:cell-address table:column="5" table:row="143" table:table="1"/>
          <office:change-info>
            <dc:creator> </dc:creator>
            <dc:date>2022-07-22T18:30:19.214108305</dc:date>
          </office:change-info>
          <table:previous>
            <table:change-track-table-cell/>
          </table:previous>
        </table:cell-content-change>
        <table:cell-content-change table:id="ct950">
          <table:cell-address table:column="5" table:row="144" table:table="1"/>
          <office:change-info>
            <dc:creator> </dc:creator>
            <dc:date>2022-07-22T18:30:19.214113201</dc:date>
          </office:change-info>
          <table:previous>
            <table:change-track-table-cell/>
          </table:previous>
        </table:cell-content-change>
        <table:cell-content-change table:id="ct951">
          <table:cell-address table:column="5" table:row="145" table:table="1"/>
          <office:change-info>
            <dc:creator> </dc:creator>
            <dc:date>2022-07-22T18:30:19.214118367</dc:date>
          </office:change-info>
          <table:previous>
            <table:change-track-table-cell/>
          </table:previous>
        </table:cell-content-change>
        <table:cell-content-change table:id="ct952">
          <table:cell-address table:column="5" table:row="146" table:table="1"/>
          <office:change-info>
            <dc:creator> </dc:creator>
            <dc:date>2022-07-22T18:30:19.214123117</dc:date>
          </office:change-info>
          <table:previous>
            <table:change-track-table-cell/>
          </table:previous>
        </table:cell-content-change>
        <table:cell-content-change table:id="ct953">
          <table:cell-address table:column="5" table:row="147" table:table="1"/>
          <office:change-info>
            <dc:creator> </dc:creator>
            <dc:date>2022-07-22T18:30:19.214128137</dc:date>
          </office:change-info>
          <table:previous>
            <table:change-track-table-cell/>
          </table:previous>
        </table:cell-content-change>
        <table:cell-content-change table:id="ct954">
          <table:cell-address table:column="5" table:row="148" table:table="1"/>
          <office:change-info>
            <dc:creator> </dc:creator>
            <dc:date>2022-07-22T18:30:19.214133332</dc:date>
          </office:change-info>
          <table:previous>
            <table:change-track-table-cell/>
          </table:previous>
        </table:cell-content-change>
        <table:cell-content-change table:id="ct955">
          <table:cell-address table:column="5" table:row="149" table:table="1"/>
          <office:change-info>
            <dc:creator> </dc:creator>
            <dc:date>2022-07-22T18:30:19.214138862</dc:date>
          </office:change-info>
          <table:previous>
            <table:change-track-table-cell/>
          </table:previous>
        </table:cell-content-change>
        <table:cell-content-change table:id="ct956">
          <table:cell-address table:column="5" table:row="150" table:table="1"/>
          <office:change-info>
            <dc:creator> </dc:creator>
            <dc:date>2022-07-22T18:30:19.214144255</dc:date>
          </office:change-info>
          <table:previous>
            <table:change-track-table-cell/>
          </table:previous>
        </table:cell-content-change>
        <table:cell-content-change table:id="ct957">
          <table:cell-address table:column="5" table:row="151" table:table="1"/>
          <office:change-info>
            <dc:creator> </dc:creator>
            <dc:date>2022-07-22T18:30:19.214149375</dc:date>
          </office:change-info>
          <table:previous>
            <table:change-track-table-cell/>
          </table:previous>
        </table:cell-content-change>
        <table:cell-content-change table:id="ct958">
          <table:cell-address table:column="5" table:row="152" table:table="1"/>
          <office:change-info>
            <dc:creator> </dc:creator>
            <dc:date>2022-07-22T18:30:19.214154441</dc:date>
          </office:change-info>
          <table:previous>
            <table:change-track-table-cell/>
          </table:previous>
        </table:cell-content-change>
        <table:cell-content-change table:id="ct959">
          <table:cell-address table:column="5" table:row="153" table:table="1"/>
          <office:change-info>
            <dc:creator> </dc:creator>
            <dc:date>2022-07-22T18:30:19.214159873</dc:date>
          </office:change-info>
          <table:previous>
            <table:change-track-table-cell/>
          </table:previous>
        </table:cell-content-change>
        <table:cell-content-change table:id="ct960">
          <table:cell-address table:column="5" table:row="154" table:table="1"/>
          <office:change-info>
            <dc:creator> </dc:creator>
            <dc:date>2022-07-22T18:30:19.214165149</dc:date>
          </office:change-info>
          <table:previous>
            <table:change-track-table-cell/>
          </table:previous>
        </table:cell-content-change>
        <table:cell-content-change table:id="ct961">
          <table:cell-address table:column="5" table:row="155" table:table="1"/>
          <office:change-info>
            <dc:creator> </dc:creator>
            <dc:date>2022-07-22T18:30:19.214170690</dc:date>
          </office:change-info>
          <table:previous>
            <table:change-track-table-cell/>
          </table:previous>
        </table:cell-content-change>
        <table:cell-content-change table:id="ct962">
          <table:cell-address table:column="5" table:row="156" table:table="1"/>
          <office:change-info>
            <dc:creator> </dc:creator>
            <dc:date>2022-07-22T18:30:19.214176438</dc:date>
          </office:change-info>
          <table:previous>
            <table:change-track-table-cell/>
          </table:previous>
        </table:cell-content-change>
        <table:cell-content-change table:id="ct963">
          <table:cell-address table:column="5" table:row="157" table:table="1"/>
          <office:change-info>
            <dc:creator> </dc:creator>
            <dc:date>2022-07-22T18:30:19.214182347</dc:date>
          </office:change-info>
          <table:previous>
            <table:change-track-table-cell/>
          </table:previous>
        </table:cell-content-change>
        <table:cell-content-change table:id="ct964">
          <table:cell-address table:column="5" table:row="158" table:table="1"/>
          <office:change-info>
            <dc:creator> </dc:creator>
            <dc:date>2022-07-22T18:30:19.214188004</dc:date>
          </office:change-info>
          <table:previous>
            <table:change-track-table-cell/>
          </table:previous>
        </table:cell-content-change>
        <table:cell-content-change table:id="ct965">
          <table:cell-address table:column="5" table:row="159" table:table="1"/>
          <office:change-info>
            <dc:creator> </dc:creator>
            <dc:date>2022-07-22T18:30:19.214193661</dc:date>
          </office:change-info>
          <table:previous>
            <table:change-track-table-cell/>
          </table:previous>
        </table:cell-content-change>
        <table:cell-content-change table:id="ct966">
          <table:cell-address table:column="5" table:row="160" table:table="1"/>
          <office:change-info>
            <dc:creator> </dc:creator>
            <dc:date>2022-07-22T18:30:19.214199386</dc:date>
          </office:change-info>
          <table:previous>
            <table:change-track-table-cell/>
          </table:previous>
        </table:cell-content-change>
        <table:cell-content-change table:id="ct967">
          <table:cell-address table:column="5" table:row="163" table:table="1"/>
          <office:change-info>
            <dc:creator> </dc:creator>
            <dc:date>2022-07-22T18:30:19.214206487</dc:date>
          </office:change-info>
          <table:previous>
            <table:change-track-table-cell/>
          </table:previous>
        </table:cell-content-change>
        <table:cell-content-change table:id="ct968">
          <table:cell-address table:column="5" table:row="164" table:table="1"/>
          <office:change-info>
            <dc:creator> </dc:creator>
            <dc:date>2022-07-22T18:30:19.214213172</dc:date>
          </office:change-info>
          <table:previous>
            <table:change-track-table-cell/>
          </table:previous>
        </table:cell-content-change>
        <table:cell-content-change table:id="ct969">
          <table:cell-address table:column="5" table:row="169" table:table="1"/>
          <office:change-info>
            <dc:creator> </dc:creator>
            <dc:date>2022-07-22T18:30:19.214219552</dc:date>
          </office:change-info>
          <table:previous>
            <table:change-track-table-cell/>
          </table:previous>
        </table:cell-content-change>
        <table:cell-content-change table:id="ct970">
          <table:cell-address table:column="5" table:row="170" table:table="1"/>
          <office:change-info>
            <dc:creator> </dc:creator>
            <dc:date>2022-07-22T18:30:19.214222809</dc:date>
          </office:change-info>
          <table:previous>
            <table:change-track-table-cell/>
          </table:previous>
        </table:cell-content-change>
        <table:cell-content-change table:id="ct971">
          <table:cell-address table:column="5" table:row="171" table:table="1"/>
          <office:change-info>
            <dc:creator> </dc:creator>
            <dc:date>2022-07-22T18:30:19.214225980</dc:date>
          </office:change-info>
          <table:previous>
            <table:change-track-table-cell/>
          </table:previous>
        </table:cell-content-change>
        <table:cell-content-change table:id="ct972">
          <table:cell-address table:column="5" table:row="172" table:table="1"/>
          <office:change-info>
            <dc:creator> </dc:creator>
            <dc:date>2022-07-22T18:30:19.214228924</dc:date>
          </office:change-info>
          <table:previous>
            <table:change-track-table-cell/>
          </table:previous>
        </table:cell-content-change>
        <table:cell-content-change table:id="ct973">
          <table:cell-address table:column="5" table:row="173" table:table="1"/>
          <office:change-info>
            <dc:creator> </dc:creator>
            <dc:date>2022-07-22T18:30:19.214231940</dc:date>
          </office:change-info>
          <table:previous>
            <table:change-track-table-cell/>
          </table:previous>
        </table:cell-content-change>
        <table:cell-content-change table:id="ct974">
          <table:cell-address table:column="5" table:row="174" table:table="1"/>
          <office:change-info>
            <dc:creator> </dc:creator>
            <dc:date>2022-07-22T18:30:19.214234836</dc:date>
          </office:change-info>
          <table:previous>
            <table:change-track-table-cell/>
          </table:previous>
        </table:cell-content-change>
        <table:cell-content-change table:id="ct975">
          <table:cell-address table:column="5" table:row="175" table:table="1"/>
          <office:change-info>
            <dc:creator> </dc:creator>
            <dc:date>2022-07-22T18:30:19.214237815</dc:date>
          </office:change-info>
          <table:previous>
            <table:change-track-table-cell/>
          </table:previous>
        </table:cell-content-change>
        <table:cell-content-change table:id="ct976">
          <table:cell-address table:column="5" table:row="176" table:table="1"/>
          <office:change-info>
            <dc:creator> </dc:creator>
            <dc:date>2022-07-22T18:30:19.214240649</dc:date>
          </office:change-info>
          <table:previous>
            <table:change-track-table-cell/>
          </table:previous>
        </table:cell-content-change>
        <table:cell-content-change table:id="ct977">
          <table:cell-address table:column="6" table:row="0" table:table="1"/>
          <office:change-info>
            <dc:creator> </dc:creator>
            <dc:date>2022-07-22T18:30:19.214244855</dc:date>
          </office:change-info>
          <table:previous>
            <table:change-track-table-cell/>
          </table:previous>
        </table:cell-content-change>
        <table:cell-content-change table:id="ct978">
          <table:cell-address table:column="6" table:row="1" table:table="1"/>
          <office:change-info>
            <dc:creator> </dc:creator>
            <dc:date>2022-07-22T18:30:19.214257443</dc:date>
          </office:change-info>
          <table:previous>
            <table:change-track-table-cell/>
          </table:previous>
        </table:cell-content-change>
        <table:cell-content-change table:id="ct979">
          <table:cell-address table:column="6" table:row="2" table:table="1"/>
          <office:change-info>
            <dc:creator> </dc:creator>
            <dc:date>2022-07-22T18:30:19.214269081</dc:date>
          </office:change-info>
          <table:previous>
            <table:change-track-table-cell/>
          </table:previous>
        </table:cell-content-change>
        <table:cell-content-change table:id="ct980">
          <table:cell-address table:column="6" table:row="3" table:table="1"/>
          <office:change-info>
            <dc:creator> </dc:creator>
            <dc:date>2022-07-22T18:30:19.214279765</dc:date>
          </office:change-info>
          <table:previous>
            <table:change-track-table-cell/>
          </table:previous>
        </table:cell-content-change>
        <table:cell-content-change table:id="ct981">
          <table:cell-address table:column="6" table:row="4" table:table="1"/>
          <office:change-info>
            <dc:creator> </dc:creator>
            <dc:date>2022-07-22T18:30:19.214291240</dc:date>
          </office:change-info>
          <table:previous>
            <table:change-track-table-cell/>
          </table:previous>
        </table:cell-content-change>
        <table:cell-content-change table:id="ct982">
          <table:cell-address table:column="6" table:row="5" table:table="1"/>
          <office:change-info>
            <dc:creator> </dc:creator>
            <dc:date>2022-07-22T18:30:19.214303060</dc:date>
          </office:change-info>
          <table:previous>
            <table:change-track-table-cell/>
          </table:previous>
        </table:cell-content-change>
        <table:cell-content-change table:id="ct983">
          <table:cell-address table:column="6" table:row="6" table:table="1"/>
          <office:change-info>
            <dc:creator> </dc:creator>
            <dc:date>2022-07-22T18:30:19.214315427</dc:date>
          </office:change-info>
          <table:previous>
            <table:change-track-table-cell/>
          </table:previous>
        </table:cell-content-change>
        <table:cell-content-change table:id="ct984">
          <table:cell-address table:column="6" table:row="7" table:table="1"/>
          <office:change-info>
            <dc:creator> </dc:creator>
            <dc:date>2022-07-22T18:30:19.214327547</dc:date>
          </office:change-info>
          <table:previous>
            <table:change-track-table-cell/>
          </table:previous>
        </table:cell-content-change>
        <table:cell-content-change table:id="ct985">
          <table:cell-address table:column="6" table:row="8" table:table="1"/>
          <office:change-info>
            <dc:creator> </dc:creator>
            <dc:date>2022-07-22T18:30:19.214338630</dc:date>
          </office:change-info>
          <table:previous>
            <table:change-track-table-cell/>
          </table:previous>
        </table:cell-content-change>
        <table:cell-content-change table:id="ct986">
          <table:cell-address table:column="6" table:row="9" table:table="1"/>
          <office:change-info>
            <dc:creator> </dc:creator>
            <dc:date>2022-07-22T18:30:19.214350150</dc:date>
          </office:change-info>
          <table:previous>
            <table:change-track-table-cell/>
          </table:previous>
        </table:cell-content-change>
        <table:cell-content-change table:id="ct987">
          <table:cell-address table:column="6" table:row="10" table:table="1"/>
          <office:change-info>
            <dc:creator> </dc:creator>
            <dc:date>2022-07-22T18:30:19.214361860</dc:date>
          </office:change-info>
          <table:previous>
            <table:change-track-table-cell/>
          </table:previous>
        </table:cell-content-change>
        <table:cell-content-change table:id="ct988">
          <table:cell-address table:column="6" table:row="11" table:table="1"/>
          <office:change-info>
            <dc:creator> </dc:creator>
            <dc:date>2022-07-22T18:30:19.214373881</dc:date>
          </office:change-info>
          <table:previous>
            <table:change-track-table-cell/>
          </table:previous>
        </table:cell-content-change>
        <table:cell-content-change table:id="ct989">
          <table:cell-address table:column="6" table:row="12" table:table="1"/>
          <office:change-info>
            <dc:creator> </dc:creator>
            <dc:date>2022-07-22T18:30:19.214402639</dc:date>
          </office:change-info>
          <table:previous>
            <table:change-track-table-cell/>
          </table:previous>
        </table:cell-content-change>
        <table:cell-content-change table:id="ct990">
          <table:cell-address table:column="6" table:row="13" table:table="1"/>
          <office:change-info>
            <dc:creator> </dc:creator>
            <dc:date>2022-07-22T18:30:19.214412548</dc:date>
          </office:change-info>
          <table:previous>
            <table:change-track-table-cell/>
          </table:previous>
        </table:cell-content-change>
        <table:cell-content-change table:id="ct991">
          <table:cell-address table:column="6" table:row="14" table:table="1"/>
          <office:change-info>
            <dc:creator> </dc:creator>
            <dc:date>2022-07-22T18:30:19.214423285</dc:date>
          </office:change-info>
          <table:previous>
            <table:change-track-table-cell/>
          </table:previous>
        </table:cell-content-change>
        <table:cell-content-change table:id="ct992">
          <table:cell-address table:column="6" table:row="15" table:table="1"/>
          <office:change-info>
            <dc:creator> </dc:creator>
            <dc:date>2022-07-22T18:30:19.214432947</dc:date>
          </office:change-info>
          <table:previous>
            <table:change-track-table-cell/>
          </table:previous>
        </table:cell-content-change>
        <table:cell-content-change table:id="ct993">
          <table:cell-address table:column="6" table:row="16" table:table="1"/>
          <office:change-info>
            <dc:creator> </dc:creator>
            <dc:date>2022-07-22T18:30:19.214442483</dc:date>
          </office:change-info>
          <table:previous>
            <table:change-track-table-cell/>
          </table:previous>
        </table:cell-content-change>
        <table:cell-content-change table:id="ct994">
          <table:cell-address table:column="6" table:row="17" table:table="1"/>
          <office:change-info>
            <dc:creator> </dc:creator>
            <dc:date>2022-07-22T18:30:19.214452282</dc:date>
          </office:change-info>
          <table:previous>
            <table:change-track-table-cell/>
          </table:previous>
        </table:cell-content-change>
        <table:cell-content-change table:id="ct995">
          <table:cell-address table:column="6" table:row="18" table:table="1"/>
          <office:change-info>
            <dc:creator> </dc:creator>
            <dc:date>2022-07-22T18:30:19.214462230</dc:date>
          </office:change-info>
          <table:previous>
            <table:change-track-table-cell/>
          </table:previous>
        </table:cell-content-change>
        <table:cell-content-change table:id="ct996">
          <table:cell-address table:column="6" table:row="19" table:table="1"/>
          <office:change-info>
            <dc:creator> </dc:creator>
            <dc:date>2022-07-22T18:30:19.214471223</dc:date>
          </office:change-info>
          <table:previous>
            <table:change-track-table-cell/>
          </table:previous>
        </table:cell-content-change>
        <table:cell-content-change table:id="ct997">
          <table:cell-address table:column="6" table:row="20" table:table="1"/>
          <office:change-info>
            <dc:creator> </dc:creator>
            <dc:date>2022-07-22T18:30:19.214480474</dc:date>
          </office:change-info>
          <table:previous>
            <table:change-track-table-cell/>
          </table:previous>
        </table:cell-content-change>
        <table:cell-content-change table:id="ct998">
          <table:cell-address table:column="6" table:row="21" table:table="1"/>
          <office:change-info>
            <dc:creator> </dc:creator>
            <dc:date>2022-07-22T18:30:19.214489453</dc:date>
          </office:change-info>
          <table:previous>
            <table:change-track-table-cell/>
          </table:previous>
        </table:cell-content-change>
        <table:cell-content-change table:id="ct999">
          <table:cell-address table:column="6" table:row="22" table:table="1"/>
          <office:change-info>
            <dc:creator> </dc:creator>
            <dc:date>2022-07-22T18:30:19.214498934</dc:date>
          </office:change-info>
          <table:previous>
            <table:change-track-table-cell/>
          </table:previous>
        </table:cell-content-change>
        <table:cell-content-change table:id="ct1000">
          <table:cell-address table:column="6" table:row="23" table:table="1"/>
          <office:change-info>
            <dc:creator> </dc:creator>
            <dc:date>2022-07-22T18:30:19.214508035</dc:date>
          </office:change-info>
          <table:previous>
            <table:change-track-table-cell/>
          </table:previous>
        </table:cell-content-change>
        <table:cell-content-change table:id="ct1001">
          <table:cell-address table:column="6" table:row="24" table:table="1"/>
          <office:change-info>
            <dc:creator> </dc:creator>
            <dc:date>2022-07-22T18:30:19.214517364</dc:date>
          </office:change-info>
          <table:previous>
            <table:change-track-table-cell/>
          </table:previous>
        </table:cell-content-change>
        <table:cell-content-change table:id="ct1002">
          <table:cell-address table:column="6" table:row="25" table:table="1"/>
          <office:change-info>
            <dc:creator> </dc:creator>
            <dc:date>2022-07-22T18:30:19.214526902</dc:date>
          </office:change-info>
          <table:previous>
            <table:change-track-table-cell/>
          </table:previous>
        </table:cell-content-change>
        <table:cell-content-change table:id="ct1003">
          <table:cell-address table:column="6" table:row="26" table:table="1"/>
          <office:change-info>
            <dc:creator> </dc:creator>
            <dc:date>2022-07-22T18:30:19.214536791</dc:date>
          </office:change-info>
          <table:previous>
            <table:change-track-table-cell/>
          </table:previous>
        </table:cell-content-change>
        <table:cell-content-change table:id="ct1004">
          <table:cell-address table:column="6" table:row="27" table:table="1"/>
          <office:change-info>
            <dc:creator> </dc:creator>
            <dc:date>2022-07-22T18:30:19.214546984</dc:date>
          </office:change-info>
          <table:previous>
            <table:change-track-table-cell/>
          </table:previous>
        </table:cell-content-change>
        <table:cell-content-change table:id="ct1005">
          <table:cell-address table:column="6" table:row="28" table:table="1"/>
          <office:change-info>
            <dc:creator> </dc:creator>
            <dc:date>2022-07-22T18:30:19.214556278</dc:date>
          </office:change-info>
          <table:previous>
            <table:change-track-table-cell/>
          </table:previous>
        </table:cell-content-change>
        <table:cell-content-change table:id="ct1006">
          <table:cell-address table:column="6" table:row="29" table:table="1"/>
          <office:change-info>
            <dc:creator> </dc:creator>
            <dc:date>2022-07-22T18:30:19.214566042</dc:date>
          </office:change-info>
          <table:previous>
            <table:change-track-table-cell/>
          </table:previous>
        </table:cell-content-change>
        <table:cell-content-change table:id="ct1007">
          <table:cell-address table:column="6" table:row="30" table:table="1"/>
          <office:change-info>
            <dc:creator> </dc:creator>
            <dc:date>2022-07-22T18:30:19.214575868</dc:date>
          </office:change-info>
          <table:previous>
            <table:change-track-table-cell/>
          </table:previous>
        </table:cell-content-change>
        <table:cell-content-change table:id="ct1008">
          <table:cell-address table:column="6" table:row="31" table:table="1"/>
          <office:change-info>
            <dc:creator> </dc:creator>
            <dc:date>2022-07-22T18:30:19.214586020</dc:date>
          </office:change-info>
          <table:previous>
            <table:change-track-table-cell/>
          </table:previous>
        </table:cell-content-change>
        <table:cell-content-change table:id="ct1009">
          <table:cell-address table:column="6" table:row="32" table:table="1"/>
          <office:change-info>
            <dc:creator> </dc:creator>
            <dc:date>2022-07-22T18:30:19.214595831</dc:date>
          </office:change-info>
          <table:previous>
            <table:change-track-table-cell/>
          </table:previous>
        </table:cell-content-change>
        <table:cell-content-change table:id="ct1010">
          <table:cell-address table:column="6" table:row="33" table:table="1"/>
          <office:change-info>
            <dc:creator> </dc:creator>
            <dc:date>2022-07-22T18:30:19.214605770</dc:date>
          </office:change-info>
          <table:previous>
            <table:change-track-table-cell/>
          </table:previous>
        </table:cell-content-change>
        <table:cell-content-change table:id="ct1011">
          <table:cell-address table:column="6" table:row="34" table:table="1"/>
          <office:change-info>
            <dc:creator> </dc:creator>
            <dc:date>2022-07-22T18:30:19.214615835</dc:date>
          </office:change-info>
          <table:previous>
            <table:change-track-table-cell/>
          </table:previous>
        </table:cell-content-change>
        <table:cell-content-change table:id="ct1012">
          <table:cell-address table:column="6" table:row="35" table:table="1"/>
          <office:change-info>
            <dc:creator> </dc:creator>
            <dc:date>2022-07-22T18:30:19.214625807</dc:date>
          </office:change-info>
          <table:previous>
            <table:change-track-table-cell/>
          </table:previous>
        </table:cell-content-change>
        <table:cell-content-change table:id="ct1013">
          <table:cell-address table:column="6" table:row="36" table:table="1"/>
          <office:change-info>
            <dc:creator> </dc:creator>
            <dc:date>2022-07-22T18:30:19.214636171</dc:date>
          </office:change-info>
          <table:previous>
            <table:change-track-table-cell/>
          </table:previous>
        </table:cell-content-change>
        <table:cell-content-change table:id="ct1014">
          <table:cell-address table:column="6" table:row="37" table:table="1"/>
          <office:change-info>
            <dc:creator> </dc:creator>
            <dc:date>2022-07-22T18:30:19.214646379</dc:date>
          </office:change-info>
          <table:previous>
            <table:change-track-table-cell/>
          </table:previous>
        </table:cell-content-change>
        <table:cell-content-change table:id="ct1015">
          <table:cell-address table:column="6" table:row="38" table:table="1"/>
          <office:change-info>
            <dc:creator> </dc:creator>
            <dc:date>2022-07-22T18:30:19.214656117</dc:date>
          </office:change-info>
          <table:previous>
            <table:change-track-table-cell/>
          </table:previous>
        </table:cell-content-change>
        <table:cell-content-change table:id="ct1016">
          <table:cell-address table:column="6" table:row="39" table:table="1"/>
          <office:change-info>
            <dc:creator> </dc:creator>
            <dc:date>2022-07-22T18:30:19.214666226</dc:date>
          </office:change-info>
          <table:previous>
            <table:change-track-table-cell/>
          </table:previous>
        </table:cell-content-change>
        <table:cell-content-change table:id="ct1017">
          <table:cell-address table:column="6" table:row="40" table:table="1"/>
          <office:change-info>
            <dc:creator> </dc:creator>
            <dc:date>2022-07-22T18:30:19.214676222</dc:date>
          </office:change-info>
          <table:previous>
            <table:change-track-table-cell/>
          </table:previous>
        </table:cell-content-change>
        <table:cell-content-change table:id="ct1018">
          <table:cell-address table:column="6" table:row="41" table:table="1"/>
          <office:change-info>
            <dc:creator> </dc:creator>
            <dc:date>2022-07-22T18:30:19.214686543</dc:date>
          </office:change-info>
          <table:previous>
            <table:change-track-table-cell/>
          </table:previous>
        </table:cell-content-change>
        <table:cell-content-change table:id="ct1019">
          <table:cell-address table:column="6" table:row="42" table:table="1"/>
          <office:change-info>
            <dc:creator> </dc:creator>
            <dc:date>2022-07-22T18:30:19.214696969</dc:date>
          </office:change-info>
          <table:previous>
            <table:change-track-table-cell/>
          </table:previous>
        </table:cell-content-change>
        <table:cell-content-change table:id="ct1020">
          <table:cell-address table:column="6" table:row="43" table:table="1"/>
          <office:change-info>
            <dc:creator> </dc:creator>
            <dc:date>2022-07-22T18:30:19.214707158</dc:date>
          </office:change-info>
          <table:previous>
            <table:change-track-table-cell/>
          </table:previous>
        </table:cell-content-change>
        <table:cell-content-change table:id="ct1021">
          <table:cell-address table:column="6" table:row="44" table:table="1"/>
          <office:change-info>
            <dc:creator> </dc:creator>
            <dc:date>2022-07-22T18:30:19.214717339</dc:date>
          </office:change-info>
          <table:previous>
            <table:change-track-table-cell/>
          </table:previous>
        </table:cell-content-change>
        <table:cell-content-change table:id="ct1022">
          <table:cell-address table:column="6" table:row="45" table:table="1"/>
          <office:change-info>
            <dc:creator> </dc:creator>
            <dc:date>2022-07-22T18:30:19.214727459</dc:date>
          </office:change-info>
          <table:previous>
            <table:change-track-table-cell/>
          </table:previous>
        </table:cell-content-change>
        <table:cell-content-change table:id="ct1023">
          <table:cell-address table:column="6" table:row="46" table:table="1"/>
          <office:change-info>
            <dc:creator> </dc:creator>
            <dc:date>2022-07-22T18:30:19.214737856</dc:date>
          </office:change-info>
          <table:previous>
            <table:change-track-table-cell/>
          </table:previous>
        </table:cell-content-change>
        <table:cell-content-change table:id="ct1024">
          <table:cell-address table:column="6" table:row="47" table:table="1"/>
          <office:change-info>
            <dc:creator> </dc:creator>
            <dc:date>2022-07-22T18:30:19.214747743</dc:date>
          </office:change-info>
          <table:previous>
            <table:change-track-table-cell/>
          </table:previous>
        </table:cell-content-change>
        <table:cell-content-change table:id="ct1025">
          <table:cell-address table:column="6" table:row="48" table:table="1"/>
          <office:change-info>
            <dc:creator> </dc:creator>
            <dc:date>2022-07-22T18:30:19.214757829</dc:date>
          </office:change-info>
          <table:previous>
            <table:change-track-table-cell/>
          </table:previous>
        </table:cell-content-change>
        <table:cell-content-change table:id="ct1026">
          <table:cell-address table:column="6" table:row="49" table:table="1"/>
          <office:change-info>
            <dc:creator> </dc:creator>
            <dc:date>2022-07-22T18:30:19.214767943</dc:date>
          </office:change-info>
          <table:previous>
            <table:change-track-table-cell/>
          </table:previous>
        </table:cell-content-change>
        <table:cell-content-change table:id="ct1027">
          <table:cell-address table:column="6" table:row="50" table:table="1"/>
          <office:change-info>
            <dc:creator> </dc:creator>
            <dc:date>2022-07-22T18:30:19.214778191</dc:date>
          </office:change-info>
          <table:previous>
            <table:change-track-table-cell/>
          </table:previous>
        </table:cell-content-change>
        <table:cell-content-change table:id="ct1028">
          <table:cell-address table:column="6" table:row="51" table:table="1"/>
          <office:change-info>
            <dc:creator> </dc:creator>
            <dc:date>2022-07-22T18:30:19.214787940</dc:date>
          </office:change-info>
          <table:previous>
            <table:change-track-table-cell/>
          </table:previous>
        </table:cell-content-change>
        <table:cell-content-change table:id="ct1029">
          <table:cell-address table:column="6" table:row="52" table:table="1"/>
          <office:change-info>
            <dc:creator> </dc:creator>
            <dc:date>2022-07-22T18:30:19.214797507</dc:date>
          </office:change-info>
          <table:previous>
            <table:change-track-table-cell/>
          </table:previous>
        </table:cell-content-change>
        <table:cell-content-change table:id="ct1030">
          <table:cell-address table:column="6" table:row="53" table:table="1"/>
          <office:change-info>
            <dc:creator> </dc:creator>
            <dc:date>2022-07-22T18:30:19.214806801</dc:date>
          </office:change-info>
          <table:previous>
            <table:change-track-table-cell/>
          </table:previous>
        </table:cell-content-change>
        <table:cell-content-change table:id="ct1031">
          <table:cell-address table:column="6" table:row="54" table:table="1"/>
          <office:change-info>
            <dc:creator> </dc:creator>
            <dc:date>2022-07-22T18:30:19.214816824</dc:date>
          </office:change-info>
          <table:previous>
            <table:change-track-table-cell/>
          </table:previous>
        </table:cell-content-change>
        <table:cell-content-change table:id="ct1032">
          <table:cell-address table:column="6" table:row="55" table:table="1"/>
          <office:change-info>
            <dc:creator> </dc:creator>
            <dc:date>2022-07-22T18:30:19.214826628</dc:date>
          </office:change-info>
          <table:previous>
            <table:change-track-table-cell/>
          </table:previous>
        </table:cell-content-change>
        <table:cell-content-change table:id="ct1033">
          <table:cell-address table:column="6" table:row="56" table:table="1"/>
          <office:change-info>
            <dc:creator> </dc:creator>
            <dc:date>2022-07-22T18:30:19.214836476</dc:date>
          </office:change-info>
          <table:previous>
            <table:change-track-table-cell/>
          </table:previous>
        </table:cell-content-change>
        <table:cell-content-change table:id="ct1034">
          <table:cell-address table:column="6" table:row="57" table:table="1"/>
          <office:change-info>
            <dc:creator> </dc:creator>
            <dc:date>2022-07-22T18:30:19.214846244</dc:date>
          </office:change-info>
          <table:previous>
            <table:change-track-table-cell/>
          </table:previous>
        </table:cell-content-change>
        <table:cell-content-change table:id="ct1035">
          <table:cell-address table:column="6" table:row="58" table:table="1"/>
          <office:change-info>
            <dc:creator> </dc:creator>
            <dc:date>2022-07-22T18:30:19.214856314</dc:date>
          </office:change-info>
          <table:previous>
            <table:change-track-table-cell/>
          </table:previous>
        </table:cell-content-change>
        <table:cell-content-change table:id="ct1036">
          <table:cell-address table:column="6" table:row="59" table:table="1"/>
          <office:change-info>
            <dc:creator> </dc:creator>
            <dc:date>2022-07-22T18:30:19.214866559</dc:date>
          </office:change-info>
          <table:previous>
            <table:change-track-table-cell/>
          </table:previous>
        </table:cell-content-change>
        <table:cell-content-change table:id="ct1037">
          <table:cell-address table:column="6" table:row="60" table:table="1"/>
          <office:change-info>
            <dc:creator> </dc:creator>
            <dc:date>2022-07-22T18:30:19.214876165</dc:date>
          </office:change-info>
          <table:previous>
            <table:change-track-table-cell/>
          </table:previous>
        </table:cell-content-change>
        <table:cell-content-change table:id="ct1038">
          <table:cell-address table:column="6" table:row="61" table:table="1"/>
          <office:change-info>
            <dc:creator> </dc:creator>
            <dc:date>2022-07-22T18:30:19.214885709</dc:date>
          </office:change-info>
          <table:previous>
            <table:change-track-table-cell/>
          </table:previous>
        </table:cell-content-change>
        <table:cell-content-change table:id="ct1039">
          <table:cell-address table:column="6" table:row="62" table:table="1"/>
          <office:change-info>
            <dc:creator> </dc:creator>
            <dc:date>2022-07-22T18:30:19.214895686</dc:date>
          </office:change-info>
          <table:previous>
            <table:change-track-table-cell/>
          </table:previous>
        </table:cell-content-change>
        <table:cell-content-change table:id="ct1040">
          <table:cell-address table:column="6" table:row="63" table:table="1"/>
          <office:change-info>
            <dc:creator> </dc:creator>
            <dc:date>2022-07-22T18:30:19.214905711</dc:date>
          </office:change-info>
          <table:previous>
            <table:change-track-table-cell/>
          </table:previous>
        </table:cell-content-change>
        <table:cell-content-change table:id="ct1041">
          <table:cell-address table:column="6" table:row="64" table:table="1"/>
          <office:change-info>
            <dc:creator> </dc:creator>
            <dc:date>2022-07-22T18:30:19.214915791</dc:date>
          </office:change-info>
          <table:previous>
            <table:change-track-table-cell/>
          </table:previous>
        </table:cell-content-change>
        <table:cell-content-change table:id="ct1042">
          <table:cell-address table:column="6" table:row="65" table:table="1"/>
          <office:change-info>
            <dc:creator> </dc:creator>
            <dc:date>2022-07-22T18:30:19.214926171</dc:date>
          </office:change-info>
          <table:previous>
            <table:change-track-table-cell/>
          </table:previous>
        </table:cell-content-change>
        <table:cell-content-change table:id="ct1043">
          <table:cell-address table:column="6" table:row="66" table:table="1"/>
          <office:change-info>
            <dc:creator> </dc:creator>
            <dc:date>2022-07-22T18:30:19.214936710</dc:date>
          </office:change-info>
          <table:previous>
            <table:change-track-table-cell/>
          </table:previous>
        </table:cell-content-change>
        <table:cell-content-change table:id="ct1044">
          <table:cell-address table:column="6" table:row="67" table:table="1"/>
          <office:change-info>
            <dc:creator> </dc:creator>
            <dc:date>2022-07-22T18:30:19.214947009</dc:date>
          </office:change-info>
          <table:previous>
            <table:change-track-table-cell/>
          </table:previous>
        </table:cell-content-change>
        <table:cell-content-change table:id="ct1045">
          <table:cell-address table:column="6" table:row="68" table:table="1"/>
          <office:change-info>
            <dc:creator> </dc:creator>
            <dc:date>2022-07-22T18:30:19.214957009</dc:date>
          </office:change-info>
          <table:previous>
            <table:change-track-table-cell/>
          </table:previous>
        </table:cell-content-change>
        <table:cell-content-change table:id="ct1046">
          <table:cell-address table:column="6" table:row="69" table:table="1"/>
          <office:change-info>
            <dc:creator> </dc:creator>
            <dc:date>2022-07-22T18:30:19.214967016</dc:date>
          </office:change-info>
          <table:previous>
            <table:change-track-table-cell/>
          </table:previous>
        </table:cell-content-change>
        <table:cell-content-change table:id="ct1047">
          <table:cell-address table:column="6" table:row="70" table:table="1"/>
          <office:change-info>
            <dc:creator> </dc:creator>
            <dc:date>2022-07-22T18:30:19.214977188</dc:date>
          </office:change-info>
          <table:previous>
            <table:change-track-table-cell/>
          </table:previous>
        </table:cell-content-change>
        <table:cell-content-change table:id="ct1048">
          <table:cell-address table:column="6" table:row="71" table:table="1"/>
          <office:change-info>
            <dc:creator> </dc:creator>
            <dc:date>2022-07-22T18:30:19.214987635</dc:date>
          </office:change-info>
          <table:previous>
            <table:change-track-table-cell/>
          </table:previous>
        </table:cell-content-change>
        <table:cell-content-change table:id="ct1049">
          <table:cell-address table:column="6" table:row="72" table:table="1"/>
          <office:change-info>
            <dc:creator> </dc:creator>
            <dc:date>2022-07-22T18:30:19.214998337</dc:date>
          </office:change-info>
          <table:previous>
            <table:change-track-table-cell/>
          </table:previous>
        </table:cell-content-change>
        <table:cell-content-change table:id="ct1050">
          <table:cell-address table:column="6" table:row="73" table:table="1"/>
          <office:change-info>
            <dc:creator> </dc:creator>
            <dc:date>2022-07-22T18:30:19.215008908</dc:date>
          </office:change-info>
          <table:previous>
            <table:change-track-table-cell/>
          </table:previous>
        </table:cell-content-change>
        <table:cell-content-change table:id="ct1051">
          <table:cell-address table:column="6" table:row="74" table:table="1"/>
          <office:change-info>
            <dc:creator> </dc:creator>
            <dc:date>2022-07-22T18:30:19.215019819</dc:date>
          </office:change-info>
          <table:previous>
            <table:change-track-table-cell/>
          </table:previous>
        </table:cell-content-change>
        <table:cell-content-change table:id="ct1052">
          <table:cell-address table:column="6" table:row="75" table:table="1"/>
          <office:change-info>
            <dc:creator> </dc:creator>
            <dc:date>2022-07-22T18:30:19.215030455</dc:date>
          </office:change-info>
          <table:previous>
            <table:change-track-table-cell/>
          </table:previous>
        </table:cell-content-change>
        <table:cell-content-change table:id="ct1053">
          <table:cell-address table:column="6" table:row="76" table:table="1"/>
          <office:change-info>
            <dc:creator> </dc:creator>
            <dc:date>2022-07-22T18:30:19.215040345</dc:date>
          </office:change-info>
          <table:previous>
            <table:change-track-table-cell/>
          </table:previous>
        </table:cell-content-change>
        <table:cell-content-change table:id="ct1054">
          <table:cell-address table:column="6" table:row="77" table:table="1"/>
          <office:change-info>
            <dc:creator> </dc:creator>
            <dc:date>2022-07-22T18:30:19.215051457</dc:date>
          </office:change-info>
          <table:previous>
            <table:change-track-table-cell/>
          </table:previous>
        </table:cell-content-change>
        <table:cell-content-change table:id="ct1055">
          <table:cell-address table:column="6" table:row="78" table:table="1"/>
          <office:change-info>
            <dc:creator> </dc:creator>
            <dc:date>2022-07-22T18:30:19.215062364</dc:date>
          </office:change-info>
          <table:previous>
            <table:change-track-table-cell/>
          </table:previous>
        </table:cell-content-change>
        <table:cell-content-change table:id="ct1056">
          <table:cell-address table:column="6" table:row="79" table:table="1"/>
          <office:change-info>
            <dc:creator> </dc:creator>
            <dc:date>2022-07-22T18:30:19.215072621</dc:date>
          </office:change-info>
          <table:previous>
            <table:change-track-table-cell/>
          </table:previous>
        </table:cell-content-change>
        <table:cell-content-change table:id="ct1057">
          <table:cell-address table:column="6" table:row="80" table:table="1"/>
          <office:change-info>
            <dc:creator> </dc:creator>
            <dc:date>2022-07-22T18:30:19.215083011</dc:date>
          </office:change-info>
          <table:previous>
            <table:change-track-table-cell/>
          </table:previous>
        </table:cell-content-change>
        <table:cell-content-change table:id="ct1058">
          <table:cell-address table:column="6" table:row="81" table:table="1"/>
          <office:change-info>
            <dc:creator> </dc:creator>
            <dc:date>2022-07-22T18:30:19.215093727</dc:date>
          </office:change-info>
          <table:previous>
            <table:change-track-table-cell/>
          </table:previous>
        </table:cell-content-change>
        <table:cell-content-change table:id="ct1059">
          <table:cell-address table:column="6" table:row="82" table:table="1"/>
          <office:change-info>
            <dc:creator> </dc:creator>
            <dc:date>2022-07-22T18:30:19.215104506</dc:date>
          </office:change-info>
          <table:previous>
            <table:change-track-table-cell/>
          </table:previous>
        </table:cell-content-change>
        <table:cell-content-change table:id="ct1060">
          <table:cell-address table:column="6" table:row="83" table:table="1"/>
          <office:change-info>
            <dc:creator> </dc:creator>
            <dc:date>2022-07-22T18:30:19.215115142</dc:date>
          </office:change-info>
          <table:previous>
            <table:change-track-table-cell/>
          </table:previous>
        </table:cell-content-change>
        <table:cell-content-change table:id="ct1061">
          <table:cell-address table:column="6" table:row="84" table:table="1"/>
          <office:change-info>
            <dc:creator> </dc:creator>
            <dc:date>2022-07-22T18:30:19.215125900</dc:date>
          </office:change-info>
          <table:previous>
            <table:change-track-table-cell/>
          </table:previous>
        </table:cell-content-change>
        <table:cell-content-change table:id="ct1062">
          <table:cell-address table:column="6" table:row="85" table:table="1"/>
          <office:change-info>
            <dc:creator> </dc:creator>
            <dc:date>2022-07-22T18:30:19.215137059</dc:date>
          </office:change-info>
          <table:previous>
            <table:change-track-table-cell/>
          </table:previous>
        </table:cell-content-change>
        <table:cell-content-change table:id="ct1063">
          <table:cell-address table:column="6" table:row="86" table:table="1"/>
          <office:change-info>
            <dc:creator> </dc:creator>
            <dc:date>2022-07-22T18:30:19.215147809</dc:date>
          </office:change-info>
          <table:previous>
            <table:change-track-table-cell/>
          </table:previous>
        </table:cell-content-change>
        <table:cell-content-change table:id="ct1064">
          <table:cell-address table:column="6" table:row="87" table:table="1"/>
          <office:change-info>
            <dc:creator> </dc:creator>
            <dc:date>2022-07-22T18:30:19.215158529</dc:date>
          </office:change-info>
          <table:previous>
            <table:change-track-table-cell/>
          </table:previous>
        </table:cell-content-change>
        <table:cell-content-change table:id="ct1065">
          <table:cell-address table:column="6" table:row="88" table:table="1"/>
          <office:change-info>
            <dc:creator> </dc:creator>
            <dc:date>2022-07-22T18:30:19.215168959</dc:date>
          </office:change-info>
          <table:previous>
            <table:change-track-table-cell/>
          </table:previous>
        </table:cell-content-change>
        <table:cell-content-change table:id="ct1066">
          <table:cell-address table:column="6" table:row="89" table:table="1"/>
          <office:change-info>
            <dc:creator> </dc:creator>
            <dc:date>2022-07-22T18:30:19.215179289</dc:date>
          </office:change-info>
          <table:previous>
            <table:change-track-table-cell/>
          </table:previous>
        </table:cell-content-change>
        <table:cell-content-change table:id="ct1067">
          <table:cell-address table:column="6" table:row="90" table:table="1"/>
          <office:change-info>
            <dc:creator> </dc:creator>
            <dc:date>2022-07-22T18:30:19.215190110</dc:date>
          </office:change-info>
          <table:previous>
            <table:change-track-table-cell/>
          </table:previous>
        </table:cell-content-change>
        <table:cell-content-change table:id="ct1068">
          <table:cell-address table:column="6" table:row="91" table:table="1"/>
          <office:change-info>
            <dc:creator> </dc:creator>
            <dc:date>2022-07-22T18:30:19.215200537</dc:date>
          </office:change-info>
          <table:previous>
            <table:change-track-table-cell/>
          </table:previous>
        </table:cell-content-change>
        <table:cell-content-change table:id="ct1069">
          <table:cell-address table:column="6" table:row="92" table:table="1"/>
          <office:change-info>
            <dc:creator> </dc:creator>
            <dc:date>2022-07-22T18:30:19.215210693</dc:date>
          </office:change-info>
          <table:previous>
            <table:change-track-table-cell/>
          </table:previous>
        </table:cell-content-change>
        <table:cell-content-change table:id="ct1070">
          <table:cell-address table:column="6" table:row="93" table:table="1"/>
          <office:change-info>
            <dc:creator> </dc:creator>
            <dc:date>2022-07-22T18:30:19.215220891</dc:date>
          </office:change-info>
          <table:previous>
            <table:change-track-table-cell/>
          </table:previous>
        </table:cell-content-change>
        <table:cell-content-change table:id="ct1071">
          <table:cell-address table:column="6" table:row="94" table:table="1"/>
          <office:change-info>
            <dc:creator> </dc:creator>
            <dc:date>2022-07-22T18:30:19.215231117</dc:date>
          </office:change-info>
          <table:previous>
            <table:change-track-table-cell/>
          </table:previous>
        </table:cell-content-change>
        <table:cell-content-change table:id="ct1072">
          <table:cell-address table:column="6" table:row="95" table:table="1"/>
          <office:change-info>
            <dc:creator> </dc:creator>
            <dc:date>2022-07-22T18:30:19.215242222</dc:date>
          </office:change-info>
          <table:previous>
            <table:change-track-table-cell/>
          </table:previous>
        </table:cell-content-change>
        <table:cell-content-change table:id="ct1073">
          <table:cell-address table:column="6" table:row="96" table:table="1"/>
          <office:change-info>
            <dc:creator> </dc:creator>
            <dc:date>2022-07-22T18:30:19.215253459</dc:date>
          </office:change-info>
          <table:previous>
            <table:change-track-table-cell/>
          </table:previous>
        </table:cell-content-change>
        <table:cell-content-change table:id="ct1074">
          <table:cell-address table:column="6" table:row="97" table:table="1"/>
          <office:change-info>
            <dc:creator> </dc:creator>
            <dc:date>2022-07-22T18:30:19.2152642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6" table:row="98" table:table="1"/>
          <office:change-info>
            <dc:creator> </dc:creator>
            <dc:date>2022-07-22T18:30:19.215275160</dc:date>
          </office:change-info>
          <table:previous>
            <table:change-track-table-cell/>
          </table:previous>
        </table:cell-content-change>
        <table:cell-content-change table:id="ct1076">
          <table:cell-address table:column="6" table:row="99" table:table="1"/>
          <office:change-info>
            <dc:creator> </dc:creator>
            <dc:date>2022-07-22T18:30:19.215286072</dc:date>
          </office:change-info>
          <table:previous>
            <table:change-track-table-cell/>
          </table:previous>
        </table:cell-content-change>
        <table:cell-content-change table:id="ct1077">
          <table:cell-address table:column="6" table:row="100" table:table="1"/>
          <office:change-info>
            <dc:creator> </dc:creator>
            <dc:date>2022-07-22T18:30:19.215297159</dc:date>
          </office:change-info>
          <table:previous>
            <table:change-track-table-cell/>
          </table:previous>
        </table:cell-content-change>
        <table:cell-content-change table:id="ct1078">
          <table:cell-address table:column="6" table:row="101" table:table="1"/>
          <office:change-info>
            <dc:creator> </dc:creator>
            <dc:date>2022-07-22T18:30:19.215308496</dc:date>
          </office:change-info>
          <table:previous>
            <table:change-track-table-cell/>
          </table:previous>
        </table:cell-content-change>
        <table:cell-content-change table:id="ct1079">
          <table:cell-address table:column="6" table:row="102" table:table="1"/>
          <office:change-info>
            <dc:creator> </dc:creator>
            <dc:date>2022-07-22T18:30:19.215319631</dc:date>
          </office:change-info>
          <table:previous>
            <table:change-track-table-cell/>
          </table:previous>
        </table:cell-content-change>
        <table:cell-content-change table:id="ct1080">
          <table:cell-address table:column="6" table:row="103" table:table="1"/>
          <office:change-info>
            <dc:creator> </dc:creator>
            <dc:date>2022-07-22T18:30:19.215330746</dc:date>
          </office:change-info>
          <table:previous>
            <table:change-track-table-cell/>
          </table:previous>
        </table:cell-content-change>
        <table:cell-content-change table:id="ct1081">
          <table:cell-address table:column="6" table:row="104" table:table="1"/>
          <office:change-info>
            <dc:creator> </dc:creator>
            <dc:date>2022-07-22T18:30:19.215341371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05" table:table="1"/>
          <office:change-info>
            <dc:creator> </dc:creator>
            <dc:date>2022-07-22T18:30:19.215351516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06" table:table="1"/>
          <office:change-info>
            <dc:creator> </dc:creator>
            <dc:date>2022-07-22T18:30:19.215361771</dc:date>
          </office:change-info>
          <table:previous>
            <table:change-track-table-cell/>
          </table:previous>
        </table:cell-content-change>
        <table:cell-content-change table:id="ct1084">
          <table:cell-address table:column="6" table:row="107" table:table="1"/>
          <office:change-info>
            <dc:creator> </dc:creator>
            <dc:date>2022-07-22T18:30:19.215372364</dc:date>
          </office:change-info>
          <table:previous>
            <table:change-track-table-cell/>
          </table:previous>
        </table:cell-content-change>
        <table:cell-content-change table:id="ct1085">
          <table:cell-address table:column="6" table:row="108" table:table="1"/>
          <office:change-info>
            <dc:creator> </dc:creator>
            <dc:date>2022-07-22T18:30:19.215382870</dc:date>
          </office:change-info>
          <table:previous>
            <table:change-track-table-cell/>
          </table:previous>
        </table:cell-content-change>
        <table:cell-content-change table:id="ct1086">
          <table:cell-address table:column="6" table:row="109" table:table="1"/>
          <office:change-info>
            <dc:creator> </dc:creator>
            <dc:date>2022-07-22T18:30:19.215393272</dc:date>
          </office:change-info>
          <table:previous>
            <table:change-track-table-cell/>
          </table:previous>
        </table:cell-content-change>
        <table:cell-content-change table:id="ct1087">
          <table:cell-address table:column="6" table:row="110" table:table="1"/>
          <office:change-info>
            <dc:creator> </dc:creator>
            <dc:date>2022-07-22T18:30:19.215403826</dc:date>
          </office:change-info>
          <table:previous>
            <table:change-track-table-cell/>
          </table:previous>
        </table:cell-content-change>
        <table:cell-content-change table:id="ct1088">
          <table:cell-address table:column="6" table:row="111" table:table="1"/>
          <office:change-info>
            <dc:creator> </dc:creator>
            <dc:date>2022-07-22T18:30:19.215413645</dc:date>
          </office:change-info>
          <table:previous>
            <table:change-track-table-cell/>
          </table:previous>
        </table:cell-content-change>
        <table:cell-content-change table:id="ct1089">
          <table:cell-address table:column="6" table:row="112" table:table="1"/>
          <office:change-info>
            <dc:creator> </dc:creator>
            <dc:date>2022-07-22T18:30:19.215423508</dc:date>
          </office:change-info>
          <table:previous>
            <table:change-track-table-cell/>
          </table:previous>
        </table:cell-content-change>
        <table:cell-content-change table:id="ct1090">
          <table:cell-address table:column="6" table:row="113" table:table="1"/>
          <office:change-info>
            <dc:creator> </dc:creator>
            <dc:date>2022-07-22T18:30:19.215433291</dc:date>
          </office:change-info>
          <table:previous>
            <table:change-track-table-cell/>
          </table:previous>
        </table:cell-content-change>
        <table:cell-content-change table:id="ct1091">
          <table:cell-address table:column="6" table:row="114" table:table="1"/>
          <office:change-info>
            <dc:creator> </dc:creator>
            <dc:date>2022-07-22T18:30:19.215443042</dc:date>
          </office:change-info>
          <table:previous>
            <table:change-track-table-cell/>
          </table:previous>
        </table:cell-content-change>
        <table:cell-content-change table:id="ct1092">
          <table:cell-address table:column="6" table:row="115" table:table="1"/>
          <office:change-info>
            <dc:creator> </dc:creator>
            <dc:date>2022-07-22T18:30:19.215453015</dc:date>
          </office:change-info>
          <table:previous>
            <table:change-track-table-cell/>
          </table:previous>
        </table:cell-content-change>
        <table:cell-content-change table:id="ct1093">
          <table:cell-address table:column="6" table:row="116" table:table="1"/>
          <office:change-info>
            <dc:creator> </dc:creator>
            <dc:date>2022-07-22T18:30:19.215463379</dc:date>
          </office:change-info>
          <table:previous>
            <table:change-track-table-cell/>
          </table:previous>
        </table:cell-content-change>
        <table:cell-content-change table:id="ct1094">
          <table:cell-address table:column="6" table:row="117" table:table="1"/>
          <office:change-info>
            <dc:creator> </dc:creator>
            <dc:date>2022-07-22T18:30:19.215473654</dc:date>
          </office:change-info>
          <table:previous>
            <table:change-track-table-cell/>
          </table:previous>
        </table:cell-content-change>
        <table:cell-content-change table:id="ct1095">
          <table:cell-address table:column="6" table:row="118" table:table="1"/>
          <office:change-info>
            <dc:creator> </dc:creator>
            <dc:date>2022-07-22T18:30:19.215484636</dc:date>
          </office:change-info>
          <table:previous>
            <table:change-track-table-cell/>
          </table:previous>
        </table:cell-content-change>
        <table:cell-content-change table:id="ct1096">
          <table:cell-address table:column="6" table:row="119" table:table="1"/>
          <office:change-info>
            <dc:creator> </dc:creator>
            <dc:date>2022-07-22T18:30:19.215495329</dc:date>
          </office:change-info>
          <table:previous>
            <table:change-track-table-cell/>
          </table:previous>
        </table:cell-content-change>
        <table:cell-content-change table:id="ct1097">
          <table:cell-address table:column="6" table:row="120" table:table="1"/>
          <office:change-info>
            <dc:creator> </dc:creator>
            <dc:date>2022-07-22T18:30:19.215505832</dc:date>
          </office:change-info>
          <table:previous>
            <table:change-track-table-cell/>
          </table:previous>
        </table:cell-content-change>
        <table:cell-content-change table:id="ct1098">
          <table:cell-address table:column="6" table:row="121" table:table="1"/>
          <office:change-info>
            <dc:creator> </dc:creator>
            <dc:date>2022-07-22T18:30:19.215516212</dc:date>
          </office:change-info>
          <table:previous>
            <table:change-track-table-cell/>
          </table:previous>
        </table:cell-content-change>
        <table:cell-content-change table:id="ct1099">
          <table:cell-address table:column="6" table:row="122" table:table="1"/>
          <office:change-info>
            <dc:creator> </dc:creator>
            <dc:date>2022-07-22T18:30:19.215526635</dc:date>
          </office:change-info>
          <table:previous>
            <table:change-track-table-cell/>
          </table:previous>
        </table:cell-content-change>
        <table:cell-content-change table:id="ct1100">
          <table:cell-address table:column="6" table:row="123" table:table="1"/>
          <office:change-info>
            <dc:creator> </dc:creator>
            <dc:date>2022-07-22T18:30:19.215536795</dc:date>
          </office:change-info>
          <table:previous>
            <table:change-track-table-cell/>
          </table:previous>
        </table:cell-content-change>
        <table:cell-content-change table:id="ct1101">
          <table:cell-address table:column="6" table:row="124" table:table="1"/>
          <office:change-info>
            <dc:creator> </dc:creator>
            <dc:date>2022-07-22T18:30:19.215547303</dc:date>
          </office:change-info>
          <table:previous>
            <table:change-track-table-cell/>
          </table:previous>
        </table:cell-content-change>
        <table:cell-content-change table:id="ct1102">
          <table:cell-address table:column="6" table:row="125" table:table="1"/>
          <office:change-info>
            <dc:creator> </dc:creator>
            <dc:date>2022-07-22T18:30:19.215557783</dc:date>
          </office:change-info>
          <table:previous>
            <table:change-track-table-cell/>
          </table:previous>
        </table:cell-content-change>
        <table:cell-content-change table:id="ct1103">
          <table:cell-address table:column="6" table:row="126" table:table="1"/>
          <office:change-info>
            <dc:creator> </dc:creator>
            <dc:date>2022-07-22T18:30:19.215568459</dc:date>
          </office:change-info>
          <table:previous>
            <table:change-track-table-cell/>
          </table:previous>
        </table:cell-content-change>
        <table:cell-content-change table:id="ct1104">
          <table:cell-address table:column="6" table:row="127" table:table="1"/>
          <office:change-info>
            <dc:creator> </dc:creator>
            <dc:date>2022-07-22T18:30:19.215579257</dc:date>
          </office:change-info>
          <table:previous>
            <table:change-track-table-cell/>
          </table:previous>
        </table:cell-content-change>
        <table:cell-content-change table:id="ct1105">
          <table:cell-address table:column="6" table:row="128" table:table="1"/>
          <office:change-info>
            <dc:creator> </dc:creator>
            <dc:date>2022-07-22T18:30:19.215589802</dc:date>
          </office:change-info>
          <table:previous>
            <table:change-track-table-cell/>
          </table:previous>
        </table:cell-content-change>
        <table:cell-content-change table:id="ct1106">
          <table:cell-address table:column="6" table:row="129" table:table="1"/>
          <office:change-info>
            <dc:creator> </dc:creator>
            <dc:date>2022-07-22T18:30:19.215600776</dc:date>
          </office:change-info>
          <table:previous>
            <table:change-track-table-cell/>
          </table:previous>
        </table:cell-content-change>
        <table:cell-content-change table:id="ct1107">
          <table:cell-address table:column="6" table:row="130" table:table="1"/>
          <office:change-info>
            <dc:creator> </dc:creator>
            <dc:date>2022-07-22T18:30:19.215608208</dc:date>
          </office:change-info>
          <table:previous>
            <table:change-track-table-cell/>
          </table:previous>
        </table:cell-content-change>
        <table:cell-content-change table:id="ct1108">
          <table:cell-address table:column="6" table:row="131" table:table="1"/>
          <office:change-info>
            <dc:creator> </dc:creator>
            <dc:date>2022-07-22T18:30:19.215612605</dc:date>
          </office:change-info>
          <table:previous>
            <table:change-track-table-cell/>
          </table:previous>
        </table:cell-content-change>
        <table:cell-content-change table:id="ct1109">
          <table:cell-address table:column="6" table:row="132" table:table="1"/>
          <office:change-info>
            <dc:creator> </dc:creator>
            <dc:date>2022-07-22T18:30:19.215616749</dc:date>
          </office:change-info>
          <table:previous>
            <table:change-track-table-cell/>
          </table:previous>
        </table:cell-content-change>
        <table:cell-content-change table:id="ct1110">
          <table:cell-address table:column="6" table:row="133" table:table="1"/>
          <office:change-info>
            <dc:creator> </dc:creator>
            <dc:date>2022-07-22T18:30:19.215621114</dc:date>
          </office:change-info>
          <table:previous>
            <table:change-track-table-cell/>
          </table:previous>
        </table:cell-content-change>
        <table:cell-content-change table:id="ct1111">
          <table:cell-address table:column="6" table:row="134" table:table="1"/>
          <office:change-info>
            <dc:creator> </dc:creator>
            <dc:date>2022-07-22T18:30:19.215624223</dc:date>
          </office:change-info>
          <table:previous>
            <table:change-track-table-cell/>
          </table:previous>
        </table:cell-content-change>
        <table:cell-content-change table:id="ct1112">
          <table:cell-address table:column="6" table:row="135" table:table="1"/>
          <office:change-info>
            <dc:creator> </dc:creator>
            <dc:date>2022-07-22T18:30:19.215627070</dc:date>
          </office:change-info>
          <table:previous>
            <table:change-track-table-cell/>
          </table:previous>
        </table:cell-content-change>
        <table:cell-content-change table:id="ct1113">
          <table:cell-address table:column="6" table:row="136" table:table="1"/>
          <office:change-info>
            <dc:creator> </dc:creator>
            <dc:date>2022-07-22T18:30:19.215631277</dc:date>
          </office:change-info>
          <table:previous>
            <table:change-track-table-cell/>
          </table:previous>
        </table:cell-content-change>
        <table:cell-content-change table:id="ct1114">
          <table:cell-address table:column="6" table:row="137" table:table="1"/>
          <office:change-info>
            <dc:creator> </dc:creator>
            <dc:date>2022-07-22T18:30:19.215635692</dc:date>
          </office:change-info>
          <table:previous>
            <table:change-track-table-cell/>
          </table:previous>
        </table:cell-content-change>
        <table:cell-content-change table:id="ct1115">
          <table:cell-address table:column="6" table:row="138" table:table="1"/>
          <office:change-info>
            <dc:creator> </dc:creator>
            <dc:date>2022-07-22T18:30:19.215639584</dc:date>
          </office:change-info>
          <table:previous>
            <table:change-track-table-cell/>
          </table:previous>
        </table:cell-content-change>
        <table:cell-content-change table:id="ct1116">
          <table:cell-address table:column="6" table:row="139" table:table="1"/>
          <office:change-info>
            <dc:creator> </dc:creator>
            <dc:date>2022-07-22T18:30:19.215643901</dc:date>
          </office:change-info>
          <table:previous>
            <table:change-track-table-cell/>
          </table:previous>
        </table:cell-content-change>
        <table:cell-content-change table:id="ct1117">
          <table:cell-address table:column="6" table:row="140" table:table="1"/>
          <office:change-info>
            <dc:creator> </dc:creator>
            <dc:date>2022-07-22T18:30:19.215647448</dc:date>
          </office:change-info>
          <table:previous>
            <table:change-track-table-cell/>
          </table:previous>
        </table:cell-content-change>
        <table:cell-content-change table:id="ct1118">
          <table:cell-address table:column="6" table:row="141" table:table="1"/>
          <office:change-info>
            <dc:creator> </dc:creator>
            <dc:date>2022-07-22T18:30:19.215651301</dc:date>
          </office:change-info>
          <table:previous>
            <table:change-track-table-cell/>
          </table:previous>
        </table:cell-content-change>
        <table:cell-content-change table:id="ct1119">
          <table:cell-address table:column="6" table:row="142" table:table="1"/>
          <office:change-info>
            <dc:creator> </dc:creator>
            <dc:date>2022-07-22T18:30:19.215655946</dc:date>
          </office:change-info>
          <table:previous>
            <table:change-track-table-cell/>
          </table:previous>
        </table:cell-content-change>
        <table:cell-content-change table:id="ct1120">
          <table:cell-address table:column="6" table:row="143" table:table="1"/>
          <office:change-info>
            <dc:creator> </dc:creator>
            <dc:date>2022-07-22T18:30:19.215660188</dc:date>
          </office:change-info>
          <table:previous>
            <table:change-track-table-cell/>
          </table:previous>
        </table:cell-content-change>
        <table:cell-content-change table:id="ct1121">
          <table:cell-address table:column="6" table:row="144" table:table="1"/>
          <office:change-info>
            <dc:creator> </dc:creator>
            <dc:date>2022-07-22T18:30:19.215664397</dc:date>
          </office:change-info>
          <table:previous>
            <table:change-track-table-cell/>
          </table:previous>
        </table:cell-content-change>
        <table:cell-content-change table:id="ct1122">
          <table:cell-address table:column="6" table:row="145" table:table="1"/>
          <office:change-info>
            <dc:creator> </dc:creator>
            <dc:date>2022-07-22T18:30:19.215668703</dc:date>
          </office:change-info>
          <table:previous>
            <table:change-track-table-cell/>
          </table:previous>
        </table:cell-content-change>
        <table:cell-content-change table:id="ct1123">
          <table:cell-address table:column="6" table:row="146" table:table="1"/>
          <office:change-info>
            <dc:creator> </dc:creator>
            <dc:date>2022-07-22T18:30:19.215673262</dc:date>
          </office:change-info>
          <table:previous>
            <table:change-track-table-cell/>
          </table:previous>
        </table:cell-content-change>
        <table:cell-content-change table:id="ct1124">
          <table:cell-address table:column="6" table:row="147" table:table="1"/>
          <office:change-info>
            <dc:creator> </dc:creator>
            <dc:date>2022-07-22T18:30:19.215677700</dc:date>
          </office:change-info>
          <table:previous>
            <table:change-track-table-cell/>
          </table:previous>
        </table:cell-content-change>
        <table:cell-content-change table:id="ct1125">
          <table:cell-address table:column="6" table:row="148" table:table="1"/>
          <office:change-info>
            <dc:creator> </dc:creator>
            <dc:date>2022-07-22T18:30:19.215681951</dc:date>
          </office:change-info>
          <table:previous>
            <table:change-track-table-cell/>
          </table:previous>
        </table:cell-content-change>
        <table:cell-content-change table:id="ct1126">
          <table:cell-address table:column="6" table:row="149" table:table="1"/>
          <office:change-info>
            <dc:creator> </dc:creator>
            <dc:date>2022-07-22T18:30:19.215686284</dc:date>
          </office:change-info>
          <table:previous>
            <table:change-track-table-cell/>
          </table:previous>
        </table:cell-content-change>
        <table:cell-content-change table:id="ct1127">
          <table:cell-address table:column="6" table:row="150" table:table="1"/>
          <office:change-info>
            <dc:creator> </dc:creator>
            <dc:date>2022-07-22T18:30:19.215690602</dc:date>
          </office:change-info>
          <table:previous>
            <table:change-track-table-cell/>
          </table:previous>
        </table:cell-content-change>
        <table:cell-content-change table:id="ct1128">
          <table:cell-address table:column="6" table:row="151" table:table="1"/>
          <office:change-info>
            <dc:creator> </dc:creator>
            <dc:date>2022-07-22T18:30:19.215695282</dc:date>
          </office:change-info>
          <table:previous>
            <table:change-track-table-cell/>
          </table:previous>
        </table:cell-content-change>
        <table:cell-content-change table:id="ct1129">
          <table:cell-address table:column="6" table:row="152" table:table="1"/>
          <office:change-info>
            <dc:creator> </dc:creator>
            <dc:date>2022-07-22T18:30:19.215699919</dc:date>
          </office:change-info>
          <table:previous>
            <table:change-track-table-cell/>
          </table:previous>
        </table:cell-content-change>
        <table:cell-content-change table:id="ct1130">
          <table:cell-address table:column="6" table:row="153" table:table="1"/>
          <office:change-info>
            <dc:creator> </dc:creator>
            <dc:date>2022-07-22T18:30:19.215704717</dc:date>
          </office:change-info>
          <table:previous>
            <table:change-track-table-cell/>
          </table:previous>
        </table:cell-content-change>
        <table:cell-content-change table:id="ct1131">
          <table:cell-address table:column="6" table:row="154" table:table="1"/>
          <office:change-info>
            <dc:creator> </dc:creator>
            <dc:date>2022-07-22T18:30:19.215709412</dc:date>
          </office:change-info>
          <table:previous>
            <table:change-track-table-cell/>
          </table:previous>
        </table:cell-content-change>
        <table:cell-content-change table:id="ct1132">
          <table:cell-address table:column="6" table:row="155" table:table="1"/>
          <office:change-info>
            <dc:creator> </dc:creator>
            <dc:date>2022-07-22T18:30:19.215712715</dc:date>
          </office:change-info>
          <table:previous>
            <table:change-track-table-cell/>
          </table:previous>
        </table:cell-content-change>
        <table:cell-content-change table:id="ct1133">
          <table:cell-address table:column="6" table:row="156" table:table="1"/>
          <office:change-info>
            <dc:creator> </dc:creator>
            <dc:date>2022-07-22T18:30:19.215716717</dc:date>
          </office:change-info>
          <table:previous>
            <table:change-track-table-cell/>
          </table:previous>
        </table:cell-content-change>
        <table:cell-content-change table:id="ct1134">
          <table:cell-address table:column="6" table:row="157" table:table="1"/>
          <office:change-info>
            <dc:creator> </dc:creator>
            <dc:date>2022-07-22T18:30:19.215721274</dc:date>
          </office:change-info>
          <table:previous>
            <table:change-track-table-cell/>
          </table:previous>
        </table:cell-content-change>
        <table:cell-content-change table:id="ct1135">
          <table:cell-address table:column="6" table:row="158" table:table="1"/>
          <office:change-info>
            <dc:creator> </dc:creator>
            <dc:date>2022-07-22T18:30:19.215725699</dc:date>
          </office:change-info>
          <table:previous>
            <table:change-track-table-cell/>
          </table:previous>
        </table:cell-content-change>
        <table:cell-content-change table:id="ct1136">
          <table:cell-address table:column="6" table:row="159" table:table="1"/>
          <office:change-info>
            <dc:creator> </dc:creator>
            <dc:date>2022-07-22T18:30:19.215730053</dc:date>
          </office:change-info>
          <table:previous>
            <table:change-track-table-cell/>
          </table:previous>
        </table:cell-content-change>
        <table:cell-content-change table:id="ct1137">
          <table:cell-address table:column="6" table:row="160" table:table="1"/>
          <office:change-info>
            <dc:creator> </dc:creator>
            <dc:date>2022-07-22T18:30:19.215734525</dc:date>
          </office:change-info>
          <table:previous>
            <table:change-track-table-cell/>
          </table:previous>
        </table:cell-content-change>
        <table:cell-content-change table:id="ct1138">
          <table:cell-address table:column="6" table:row="170" table:table="1"/>
          <office:change-info>
            <dc:creator> </dc:creator>
            <dc:date>2022-07-22T18:30:19.215741305</dc:date>
          </office:change-info>
          <table:previous>
            <table:change-track-table-cell/>
          </table:previous>
        </table:cell-content-change>
        <table:cell-content-change table:id="ct1139">
          <table:cell-address table:column="6" table:row="171" table:table="1"/>
          <office:change-info>
            <dc:creator> </dc:creator>
            <dc:date>2022-07-22T18:30:19.215746124</dc:date>
          </office:change-info>
          <table:previous>
            <table:change-track-table-cell/>
          </table:previous>
        </table:cell-content-change>
        <table:cell-content-change table:id="ct1140">
          <table:cell-address table:column="6" table:row="172" table:table="1"/>
          <office:change-info>
            <dc:creator> </dc:creator>
            <dc:date>2022-07-22T18:30:19.215750894</dc:date>
          </office:change-info>
          <table:previous>
            <table:change-track-table-cell/>
          </table:previous>
        </table:cell-content-change>
        <table:cell-content-change table:id="ct1141">
          <table:cell-address table:column="6" table:row="173" table:table="1"/>
          <office:change-info>
            <dc:creator> </dc:creator>
            <dc:date>2022-07-22T18:30:19.215755526</dc:date>
          </office:change-info>
          <table:previous>
            <table:change-track-table-cell/>
          </table:previous>
        </table:cell-content-change>
        <table:cell-content-change table:id="ct1142">
          <table:cell-address table:column="6" table:row="174" table:table="1"/>
          <office:change-info>
            <dc:creator> </dc:creator>
            <dc:date>2022-07-22T18:30:19.215760091</dc:date>
          </office:change-info>
          <table:previous>
            <table:change-track-table-cell/>
          </table:previous>
        </table:cell-content-change>
        <table:cell-content-change table:id="ct1143">
          <table:cell-address table:column="6" table:row="175" table:table="1"/>
          <office:change-info>
            <dc:creator> </dc:creator>
            <dc:date>2022-07-22T18:30:19.215764686</dc:date>
          </office:change-info>
          <table:previous>
            <table:change-track-table-cell/>
          </table:previous>
        </table:cell-content-change>
        <table:cell-content-change table:id="ct1144">
          <table:cell-address table:column="6" table:row="176" table:table="1"/>
          <office:change-info>
            <dc:creator> </dc:creator>
            <dc:date>2022-07-22T18:30:19.215768943</dc:date>
          </office:change-info>
          <table:previous>
            <table:change-track-table-cell/>
          </table:previous>
        </table:cell-content-change>
        <table:cell-content-change table:id="ct1145">
          <table:cell-address table:column="7" table:row="0" table:table="1"/>
          <office:change-info>
            <dc:creator> </dc:creator>
            <dc:date>2022-07-22T18:30:19.215774040</dc:date>
          </office:change-info>
          <table:previous>
            <table:change-track-table-cell/>
          </table:previous>
        </table:cell-content-change>
        <table:cell-content-change table:id="ct1146">
          <table:cell-address table:column="7" table:row="1" table:table="1"/>
          <office:change-info>
            <dc:creator> </dc:creator>
            <dc:date>2022-07-22T18:30:19.215786017</dc:date>
          </office:change-info>
          <table:previous>
            <table:change-track-table-cell/>
          </table:previous>
        </table:cell-content-change>
        <table:cell-content-change table:id="ct1147">
          <table:cell-address table:column="7" table:row="2" table:table="1"/>
          <office:change-info>
            <dc:creator> </dc:creator>
            <dc:date>2022-07-22T18:30:19.215796854</dc:date>
          </office:change-info>
          <table:previous>
            <table:change-track-table-cell/>
          </table:previous>
        </table:cell-content-change>
        <table:cell-content-change table:id="ct1148">
          <table:cell-address table:column="7" table:row="3" table:table="1"/>
          <office:change-info>
            <dc:creator> </dc:creator>
            <dc:date>2022-07-22T18:30:19.215807796</dc:date>
          </office:change-info>
          <table:previous>
            <table:change-track-table-cell/>
          </table:previous>
        </table:cell-content-change>
        <table:cell-content-change table:id="ct1149">
          <table:cell-address table:column="7" table:row="4" table:table="1"/>
          <office:change-info>
            <dc:creator> </dc:creator>
            <dc:date>2022-07-22T18:30:19.215818246</dc:date>
          </office:change-info>
          <table:previous>
            <table:change-track-table-cell/>
          </table:previous>
        </table:cell-content-change>
        <table:cell-content-change table:id="ct1150">
          <table:cell-address table:column="7" table:row="5" table:table="1"/>
          <office:change-info>
            <dc:creator> </dc:creator>
            <dc:date>2022-07-22T18:30:19.215828426</dc:date>
          </office:change-info>
          <table:previous>
            <table:change-track-table-cell/>
          </table:previous>
        </table:cell-content-change>
        <table:cell-content-change table:id="ct1151">
          <table:cell-address table:column="7" table:row="6" table:table="1"/>
          <office:change-info>
            <dc:creator> </dc:creator>
            <dc:date>2022-07-22T18:30:19.215838790</dc:date>
          </office:change-info>
          <table:previous>
            <table:change-track-table-cell/>
          </table:previous>
        </table:cell-content-change>
        <table:cell-content-change table:id="ct1152">
          <table:cell-address table:column="7" table:row="7" table:table="1"/>
          <office:change-info>
            <dc:creator> </dc:creator>
            <dc:date>2022-07-22T18:30:19.215849761</dc:date>
          </office:change-info>
          <table:previous>
            <table:change-track-table-cell/>
          </table:previous>
        </table:cell-content-change>
        <table:cell-content-change table:id="ct1153">
          <table:cell-address table:column="7" table:row="8" table:table="1"/>
          <office:change-info>
            <dc:creator> </dc:creator>
            <dc:date>2022-07-22T18:30:19.215860727</dc:date>
          </office:change-info>
          <table:previous>
            <table:change-track-table-cell/>
          </table:previous>
        </table:cell-content-change>
        <table:cell-content-change table:id="ct1154">
          <table:cell-address table:column="7" table:row="9" table:table="1"/>
          <office:change-info>
            <dc:creator> </dc:creator>
            <dc:date>2022-07-22T18:30:19.215871638</dc:date>
          </office:change-info>
          <table:previous>
            <table:change-track-table-cell/>
          </table:previous>
        </table:cell-content-change>
        <table:cell-content-change table:id="ct1155">
          <table:cell-address table:column="7" table:row="10" table:table="1"/>
          <office:change-info>
            <dc:creator> </dc:creator>
            <dc:date>2022-07-22T18:30:19.215882480</dc:date>
          </office:change-info>
          <table:previous>
            <table:change-track-table-cell/>
          </table:previous>
        </table:cell-content-change>
        <table:cell-content-change table:id="ct1156">
          <table:cell-address table:column="7" table:row="11" table:table="1"/>
          <office:change-info>
            <dc:creator> </dc:creator>
            <dc:date>2022-07-22T18:30:19.215893123</dc:date>
          </office:change-info>
          <table:previous>
            <table:change-track-table-cell/>
          </table:previous>
        </table:cell-content-change>
        <table:cell-content-change table:id="ct1157">
          <table:cell-address table:column="7" table:row="12" table:table="1"/>
          <office:change-info>
            <dc:creator> </dc:creator>
            <dc:date>2022-07-22T18:30:19.215904168</dc:date>
          </office:change-info>
          <table:previous>
            <table:change-track-table-cell/>
          </table:previous>
        </table:cell-content-change>
        <table:cell-content-change table:id="ct1158">
          <table:cell-address table:column="7" table:row="13" table:table="1"/>
          <office:change-info>
            <dc:creator> </dc:creator>
            <dc:date>2022-07-22T18:30:19.215915202</dc:date>
          </office:change-info>
          <table:previous>
            <table:change-track-table-cell/>
          </table:previous>
        </table:cell-content-change>
        <table:cell-content-change table:id="ct1159">
          <table:cell-address table:column="7" table:row="14" table:table="1"/>
          <office:change-info>
            <dc:creator> </dc:creator>
            <dc:date>2022-07-22T18:30:19.215926070</dc:date>
          </office:change-info>
          <table:previous>
            <table:change-track-table-cell/>
          </table:previous>
        </table:cell-content-change>
        <table:cell-content-change table:id="ct1160">
          <table:cell-address table:column="7" table:row="15" table:table="1"/>
          <office:change-info>
            <dc:creator> </dc:creator>
            <dc:date>2022-07-22T18:30:19.215936909</dc:date>
          </office:change-info>
          <table:previous>
            <table:change-track-table-cell/>
          </table:previous>
        </table:cell-content-change>
        <table:cell-content-change table:id="ct1161">
          <table:cell-address table:column="7" table:row="16" table:table="1"/>
          <office:change-info>
            <dc:creator> </dc:creator>
            <dc:date>2022-07-22T18:30:19.215948313</dc:date>
          </office:change-info>
          <table:previous>
            <table:change-track-table-cell/>
          </table:previous>
        </table:cell-content-change>
        <table:cell-content-change table:id="ct1162">
          <table:cell-address table:column="7" table:row="17" table:table="1"/>
          <office:change-info>
            <dc:creator> </dc:creator>
            <dc:date>2022-07-22T18:30:19.215959270</dc:date>
          </office:change-info>
          <table:previous>
            <table:change-track-table-cell/>
          </table:previous>
        </table:cell-content-change>
        <table:cell-content-change table:id="ct1163">
          <table:cell-address table:column="7" table:row="18" table:table="1"/>
          <office:change-info>
            <dc:creator> </dc:creator>
            <dc:date>2022-07-22T18:30:19.215970413</dc:date>
          </office:change-info>
          <table:previous>
            <table:change-track-table-cell/>
          </table:previous>
        </table:cell-content-change>
        <table:cell-content-change table:id="ct1164">
          <table:cell-address table:column="7" table:row="19" table:table="1"/>
          <office:change-info>
            <dc:creator> </dc:creator>
            <dc:date>2022-07-22T18:30:19.215981142</dc:date>
          </office:change-info>
          <table:previous>
            <table:change-track-table-cell/>
          </table:previous>
        </table:cell-content-change>
        <table:cell-content-change table:id="ct1165">
          <table:cell-address table:column="7" table:row="20" table:table="1"/>
          <office:change-info>
            <dc:creator> </dc:creator>
            <dc:date>2022-07-22T18:30:19.215992243</dc:date>
          </office:change-info>
          <table:previous>
            <table:change-track-table-cell/>
          </table:previous>
        </table:cell-content-change>
        <table:cell-content-change table:id="ct1166">
          <table:cell-address table:column="7" table:row="21" table:table="1"/>
          <office:change-info>
            <dc:creator> </dc:creator>
            <dc:date>2022-07-22T18:30:19.216003246</dc:date>
          </office:change-info>
          <table:previous>
            <table:change-track-table-cell/>
          </table:previous>
        </table:cell-content-change>
        <table:cell-content-change table:id="ct1167">
          <table:cell-address table:column="7" table:row="22" table:table="1"/>
          <office:change-info>
            <dc:creator> </dc:creator>
            <dc:date>2022-07-22T18:30:19.216014417</dc:date>
          </office:change-info>
          <table:previous>
            <table:change-track-table-cell/>
          </table:previous>
        </table:cell-content-change>
        <table:cell-content-change table:id="ct1168">
          <table:cell-address table:column="7" table:row="23" table:table="1"/>
          <office:change-info>
            <dc:creator> </dc:creator>
            <dc:date>2022-07-22T18:30:19.216025472</dc:date>
          </office:change-info>
          <table:previous>
            <table:change-track-table-cell/>
          </table:previous>
        </table:cell-content-change>
        <table:cell-content-change table:id="ct1169">
          <table:cell-address table:column="7" table:row="24" table:table="1"/>
          <office:change-info>
            <dc:creator> </dc:creator>
            <dc:date>2022-07-22T18:30:19.216036668</dc:date>
          </office:change-info>
          <table:previous>
            <table:change-track-table-cell/>
          </table:previous>
        </table:cell-content-change>
        <table:cell-content-change table:id="ct1170">
          <table:cell-address table:column="7" table:row="25" table:table="1"/>
          <office:change-info>
            <dc:creator> </dc:creator>
            <dc:date>2022-07-22T18:30:19.216047978</dc:date>
          </office:change-info>
          <table:previous>
            <table:change-track-table-cell/>
          </table:previous>
        </table:cell-content-change>
        <table:cell-content-change table:id="ct1171">
          <table:cell-address table:column="7" table:row="26" table:table="1"/>
          <office:change-info>
            <dc:creator> </dc:creator>
            <dc:date>2022-07-22T18:30:19.216059307</dc:date>
          </office:change-info>
          <table:previous>
            <table:change-track-table-cell/>
          </table:previous>
        </table:cell-content-change>
        <table:cell-content-change table:id="ct1172">
          <table:cell-address table:column="7" table:row="27" table:table="1"/>
          <office:change-info>
            <dc:creator> </dc:creator>
            <dc:date>2022-07-22T18:30:19.216070413</dc:date>
          </office:change-info>
          <table:previous>
            <table:change-track-table-cell/>
          </table:previous>
        </table:cell-content-change>
        <table:cell-content-change table:id="ct1173">
          <table:cell-address table:column="7" table:row="28" table:table="1"/>
          <office:change-info>
            <dc:creator> </dc:creator>
            <dc:date>2022-07-22T18:30:19.216082202</dc:date>
          </office:change-info>
          <table:previous>
            <table:change-track-table-cell/>
          </table:previous>
        </table:cell-content-change>
        <table:cell-content-change table:id="ct1174">
          <table:cell-address table:column="7" table:row="29" table:table="1"/>
          <office:change-info>
            <dc:creator> </dc:creator>
            <dc:date>2022-07-22T18:30:19.216093214</dc:date>
          </office:change-info>
          <table:previous>
            <table:change-track-table-cell/>
          </table:previous>
        </table:cell-content-change>
        <table:cell-content-change table:id="ct1175">
          <table:cell-address table:column="7" table:row="30" table:table="1"/>
          <office:change-info>
            <dc:creator> </dc:creator>
            <dc:date>2022-07-22T18:30:19.216104358</dc:date>
          </office:change-info>
          <table:previous>
            <table:change-track-table-cell/>
          </table:previous>
        </table:cell-content-change>
        <table:cell-content-change table:id="ct1176">
          <table:cell-address table:column="7" table:row="31" table:table="1"/>
          <office:change-info>
            <dc:creator> </dc:creator>
            <dc:date>2022-07-22T18:30:19.216115340</dc:date>
          </office:change-info>
          <table:previous>
            <table:change-track-table-cell/>
          </table:previous>
        </table:cell-content-change>
        <table:cell-content-change table:id="ct1177">
          <table:cell-address table:column="7" table:row="32" table:table="1"/>
          <office:change-info>
            <dc:creator> </dc:creator>
            <dc:date>2022-07-22T18:30:19.216126847</dc:date>
          </office:change-info>
          <table:previous>
            <table:change-track-table-cell/>
          </table:previous>
        </table:cell-content-change>
        <table:cell-content-change table:id="ct1178">
          <table:cell-address table:column="7" table:row="33" table:table="1"/>
          <office:change-info>
            <dc:creator> </dc:creator>
            <dc:date>2022-07-22T18:30:19.216137778</dc:date>
          </office:change-info>
          <table:previous>
            <table:change-track-table-cell/>
          </table:previous>
        </table:cell-content-change>
        <table:cell-content-change table:id="ct1179">
          <table:cell-address table:column="7" table:row="34" table:table="1"/>
          <office:change-info>
            <dc:creator> </dc:creator>
            <dc:date>2022-07-22T18:30:19.216148977</dc:date>
          </office:change-info>
          <table:previous>
            <table:change-track-table-cell/>
          </table:previous>
        </table:cell-content-change>
        <table:cell-content-change table:id="ct1180">
          <table:cell-address table:column="7" table:row="35" table:table="1"/>
          <office:change-info>
            <dc:creator> </dc:creator>
            <dc:date>2022-07-22T18:30:19.216160038</dc:date>
          </office:change-info>
          <table:previous>
            <table:change-track-table-cell/>
          </table:previous>
        </table:cell-content-change>
        <table:cell-content-change table:id="ct1181">
          <table:cell-address table:column="7" table:row="36" table:table="1"/>
          <office:change-info>
            <dc:creator> </dc:creator>
            <dc:date>2022-07-22T18:30:19.216171259</dc:date>
          </office:change-info>
          <table:previous>
            <table:change-track-table-cell/>
          </table:previous>
        </table:cell-content-change>
        <table:cell-content-change table:id="ct1182">
          <table:cell-address table:column="7" table:row="37" table:table="1"/>
          <office:change-info>
            <dc:creator> </dc:creator>
            <dc:date>2022-07-22T18:30:19.216182471</dc:date>
          </office:change-info>
          <table:previous>
            <table:change-track-table-cell/>
          </table:previous>
        </table:cell-content-change>
        <table:cell-content-change table:id="ct1183">
          <table:cell-address table:column="7" table:row="38" table:table="1"/>
          <office:change-info>
            <dc:creator> </dc:creator>
            <dc:date>2022-07-22T18:30:19.216193695</dc:date>
          </office:change-info>
          <table:previous>
            <table:change-track-table-cell/>
          </table:previous>
        </table:cell-content-change>
        <table:cell-content-change table:id="ct1184">
          <table:cell-address table:column="7" table:row="39" table:table="1"/>
          <office:change-info>
            <dc:creator> </dc:creator>
            <dc:date>2022-07-22T18:30:19.216204902</dc:date>
          </office:change-info>
          <table:previous>
            <table:change-track-table-cell/>
          </table:previous>
        </table:cell-content-change>
        <table:cell-content-change table:id="ct1185">
          <table:cell-address table:column="7" table:row="40" table:table="1"/>
          <office:change-info>
            <dc:creator> </dc:creator>
            <dc:date>2022-07-22T18:30:19.216216595</dc:date>
          </office:change-info>
          <table:previous>
            <table:change-track-table-cell/>
          </table:previous>
        </table:cell-content-change>
        <table:cell-content-change table:id="ct1186">
          <table:cell-address table:column="7" table:row="41" table:table="1"/>
          <office:change-info>
            <dc:creator> </dc:creator>
            <dc:date>2022-07-22T18:30:19.216227509</dc:date>
          </office:change-info>
          <table:previous>
            <table:change-track-table-cell/>
          </table:previous>
        </table:cell-content-change>
        <table:cell-content-change table:id="ct1187">
          <table:cell-address table:column="7" table:row="42" table:table="1"/>
          <office:change-info>
            <dc:creator> </dc:creator>
            <dc:date>2022-07-22T18:30:19.216238740</dc:date>
          </office:change-info>
          <table:previous>
            <table:change-track-table-cell/>
          </table:previous>
        </table:cell-content-change>
        <table:cell-content-change table:id="ct1188">
          <table:cell-address table:column="7" table:row="43" table:table="1"/>
          <office:change-info>
            <dc:creator> </dc:creator>
            <dc:date>2022-07-22T18:30:19.216249676</dc:date>
          </office:change-info>
          <table:previous>
            <table:change-track-table-cell/>
          </table:previous>
        </table:cell-content-change>
        <table:cell-content-change table:id="ct1189">
          <table:cell-address table:column="7" table:row="44" table:table="1"/>
          <office:change-info>
            <dc:creator> </dc:creator>
            <dc:date>2022-07-22T18:30:19.216261086</dc:date>
          </office:change-info>
          <table:previous>
            <table:change-track-table-cell/>
          </table:previous>
        </table:cell-content-change>
        <table:cell-content-change table:id="ct1190">
          <table:cell-address table:column="7" table:row="45" table:table="1"/>
          <office:change-info>
            <dc:creator> </dc:creator>
            <dc:date>2022-07-22T18:30:19.216272679</dc:date>
          </office:change-info>
          <table:previous>
            <table:change-track-table-cell/>
          </table:previous>
        </table:cell-content-change>
        <table:cell-content-change table:id="ct1191">
          <table:cell-address table:column="7" table:row="46" table:table="1"/>
          <office:change-info>
            <dc:creator> </dc:creator>
            <dc:date>2022-07-22T18:30:19.216283546</dc:date>
          </office:change-info>
          <table:previous>
            <table:change-track-table-cell/>
          </table:previous>
        </table:cell-content-change>
        <table:cell-content-change table:id="ct1192">
          <table:cell-address table:column="7" table:row="47" table:table="1"/>
          <office:change-info>
            <dc:creator> </dc:creator>
            <dc:date>2022-07-22T18:30:19.216294558</dc:date>
          </office:change-info>
          <table:previous>
            <table:change-track-table-cell/>
          </table:previous>
        </table:cell-content-change>
        <table:cell-content-change table:id="ct1193">
          <table:cell-address table:column="7" table:row="48" table:table="1"/>
          <office:change-info>
            <dc:creator> </dc:creator>
            <dc:date>2022-07-22T18:30:19.216305493</dc:date>
          </office:change-info>
          <table:previous>
            <table:change-track-table-cell/>
          </table:previous>
        </table:cell-content-change>
        <table:cell-content-change table:id="ct1194">
          <table:cell-address table:column="7" table:row="49" table:table="1"/>
          <office:change-info>
            <dc:creator> </dc:creator>
            <dc:date>2022-07-22T18:30:19.216316590</dc:date>
          </office:change-info>
          <table:previous>
            <table:change-track-table-cell/>
          </table:previous>
        </table:cell-content-change>
        <table:cell-content-change table:id="ct1195">
          <table:cell-address table:column="7" table:row="50" table:table="1"/>
          <office:change-info>
            <dc:creator> </dc:creator>
            <dc:date>2022-07-22T18:30:19.216327781</dc:date>
          </office:change-info>
          <table:previous>
            <table:change-track-table-cell/>
          </table:previous>
        </table:cell-content-change>
        <table:cell-content-change table:id="ct1196">
          <table:cell-address table:column="7" table:row="51" table:table="1"/>
          <office:change-info>
            <dc:creator> </dc:creator>
            <dc:date>2022-07-22T18:30:19.216338743</dc:date>
          </office:change-info>
          <table:previous>
            <table:change-track-table-cell/>
          </table:previous>
        </table:cell-content-change>
        <table:cell-content-change table:id="ct1197">
          <table:cell-address table:column="7" table:row="52" table:table="1"/>
          <office:change-info>
            <dc:creator> </dc:creator>
            <dc:date>2022-07-22T18:30:19.216350021</dc:date>
          </office:change-info>
          <table:previous>
            <table:change-track-table-cell/>
          </table:previous>
        </table:cell-content-change>
        <table:cell-content-change table:id="ct1198">
          <table:cell-address table:column="7" table:row="53" table:table="1"/>
          <office:change-info>
            <dc:creator> </dc:creator>
            <dc:date>2022-07-22T18:30:19.216361015</dc:date>
          </office:change-info>
          <table:previous>
            <table:change-track-table-cell/>
          </table:previous>
        </table:cell-content-change>
        <table:cell-content-change table:id="ct1199">
          <table:cell-address table:column="7" table:row="54" table:table="1"/>
          <office:change-info>
            <dc:creator> </dc:creator>
            <dc:date>2022-07-22T18:30:19.216372050</dc:date>
          </office:change-info>
          <table:previous>
            <table:change-track-table-cell/>
          </table:previous>
        </table:cell-content-change>
        <table:cell-content-change table:id="ct1200">
          <table:cell-address table:column="7" table:row="55" table:table="1"/>
          <office:change-info>
            <dc:creator> </dc:creator>
            <dc:date>2022-07-22T18:30:19.216382860</dc:date>
          </office:change-info>
          <table:previous>
            <table:change-track-table-cell/>
          </table:previous>
        </table:cell-content-change>
        <table:cell-content-change table:id="ct1201">
          <table:cell-address table:column="7" table:row="56" table:table="1"/>
          <office:change-info>
            <dc:creator> </dc:creator>
            <dc:date>2022-07-22T18:30:19.216394463</dc:date>
          </office:change-info>
          <table:previous>
            <table:change-track-table-cell/>
          </table:previous>
        </table:cell-content-change>
        <table:cell-content-change table:id="ct1202">
          <table:cell-address table:column="7" table:row="57" table:table="1"/>
          <office:change-info>
            <dc:creator> </dc:creator>
            <dc:date>2022-07-22T18:30:19.216405669</dc:date>
          </office:change-info>
          <table:previous>
            <table:change-track-table-cell/>
          </table:previous>
        </table:cell-content-change>
        <table:cell-content-change table:id="ct1203">
          <table:cell-address table:column="7" table:row="58" table:table="1"/>
          <office:change-info>
            <dc:creator> </dc:creator>
            <dc:date>2022-07-22T18:30:19.216417159</dc:date>
          </office:change-info>
          <table:previous>
            <table:change-track-table-cell/>
          </table:previous>
        </table:cell-content-change>
        <table:cell-content-change table:id="ct1204">
          <table:cell-address table:column="7" table:row="59" table:table="1"/>
          <office:change-info>
            <dc:creator> </dc:creator>
            <dc:date>2022-07-22T18:30:19.216429041</dc:date>
          </office:change-info>
          <table:previous>
            <table:change-track-table-cell/>
          </table:previous>
        </table:cell-content-change>
        <table:cell-content-change table:id="ct1205">
          <table:cell-address table:column="7" table:row="60" table:table="1"/>
          <office:change-info>
            <dc:creator> </dc:creator>
            <dc:date>2022-07-22T18:30:19.216440373</dc:date>
          </office:change-info>
          <table:previous>
            <table:change-track-table-cell/>
          </table:previous>
        </table:cell-content-change>
        <table:cell-content-change table:id="ct1206">
          <table:cell-address table:column="7" table:row="61" table:table="1"/>
          <office:change-info>
            <dc:creator> </dc:creator>
            <dc:date>2022-07-22T18:30:19.216451190</dc:date>
          </office:change-info>
          <table:previous>
            <table:change-track-table-cell/>
          </table:previous>
        </table:cell-content-change>
        <table:cell-content-change table:id="ct1207">
          <table:cell-address table:column="7" table:row="62" table:table="1"/>
          <office:change-info>
            <dc:creator> </dc:creator>
            <dc:date>2022-07-22T18:30:19.216462423</dc:date>
          </office:change-info>
          <table:previous>
            <table:change-track-table-cell/>
          </table:previous>
        </table:cell-content-change>
        <table:cell-content-change table:id="ct1208">
          <table:cell-address table:column="7" table:row="63" table:table="1"/>
          <office:change-info>
            <dc:creator> </dc:creator>
            <dc:date>2022-07-22T18:30:19.216473445</dc:date>
          </office:change-info>
          <table:previous>
            <table:change-track-table-cell/>
          </table:previous>
        </table:cell-content-change>
        <table:cell-content-change table:id="ct1209">
          <table:cell-address table:column="7" table:row="64" table:table="1"/>
          <office:change-info>
            <dc:creator> </dc:creator>
            <dc:date>2022-07-22T18:30:19.216484556</dc:date>
          </office:change-info>
          <table:previous>
            <table:change-track-table-cell/>
          </table:previous>
        </table:cell-content-change>
        <table:cell-content-change table:id="ct1210">
          <table:cell-address table:column="7" table:row="65" table:table="1"/>
          <office:change-info>
            <dc:creator> </dc:creator>
            <dc:date>2022-07-22T18:30:19.216496075</dc:date>
          </office:change-info>
          <table:previous>
            <table:change-track-table-cell/>
          </table:previous>
        </table:cell-content-change>
        <table:cell-content-change table:id="ct1211">
          <table:cell-address table:column="7" table:row="66" table:table="1"/>
          <office:change-info>
            <dc:creator> </dc:creator>
            <dc:date>2022-07-22T18:30:19.216507684</dc:date>
          </office:change-info>
          <table:previous>
            <table:change-track-table-cell/>
          </table:previous>
        </table:cell-content-change>
        <table:cell-content-change table:id="ct1212">
          <table:cell-address table:column="7" table:row="67" table:table="1"/>
          <office:change-info>
            <dc:creator> </dc:creator>
            <dc:date>2022-07-22T18:30:19.216519544</dc:date>
          </office:change-info>
          <table:previous>
            <table:change-track-table-cell/>
          </table:previous>
        </table:cell-content-change>
        <table:cell-content-change table:id="ct1213">
          <table:cell-address table:column="7" table:row="68" table:table="1"/>
          <office:change-info>
            <dc:creator> </dc:creator>
            <dc:date>2022-07-22T18:30:19.216531213</dc:date>
          </office:change-info>
          <table:previous>
            <table:change-track-table-cell/>
          </table:previous>
        </table:cell-content-change>
        <table:cell-content-change table:id="ct1214">
          <table:cell-address table:column="7" table:row="69" table:table="1"/>
          <office:change-info>
            <dc:creator> </dc:creator>
            <dc:date>2022-07-22T18:30:19.216543138</dc:date>
          </office:change-info>
          <table:previous>
            <table:change-track-table-cell/>
          </table:previous>
        </table:cell-content-change>
        <table:cell-content-change table:id="ct1215">
          <table:cell-address table:column="7" table:row="70" table:table="1"/>
          <office:change-info>
            <dc:creator> </dc:creator>
            <dc:date>2022-07-22T18:30:19.216555333</dc:date>
          </office:change-info>
          <table:previous>
            <table:change-track-table-cell/>
          </table:previous>
        </table:cell-content-change>
        <table:cell-content-change table:id="ct1216">
          <table:cell-address table:column="7" table:row="71" table:table="1"/>
          <office:change-info>
            <dc:creator> </dc:creator>
            <dc:date>2022-07-22T18:30:19.216567342</dc:date>
          </office:change-info>
          <table:previous>
            <table:change-track-table-cell/>
          </table:previous>
        </table:cell-content-change>
        <table:cell-content-change table:id="ct1217">
          <table:cell-address table:column="7" table:row="72" table:table="1"/>
          <office:change-info>
            <dc:creator> </dc:creator>
            <dc:date>2022-07-22T18:30:19.216579034</dc:date>
          </office:change-info>
          <table:previous>
            <table:change-track-table-cell/>
          </table:previous>
        </table:cell-content-change>
        <table:cell-content-change table:id="ct1218">
          <table:cell-address table:column="7" table:row="73" table:table="1"/>
          <office:change-info>
            <dc:creator> </dc:creator>
            <dc:date>2022-07-22T18:30:19.216590631</dc:date>
          </office:change-info>
          <table:previous>
            <table:change-track-table-cell/>
          </table:previous>
        </table:cell-content-change>
        <table:cell-content-change table:id="ct1219">
          <table:cell-address table:column="7" table:row="74" table:table="1"/>
          <office:change-info>
            <dc:creator> </dc:creator>
            <dc:date>2022-07-22T18:30:19.216602231</dc:date>
          </office:change-info>
          <table:previous>
            <table:change-track-table-cell/>
          </table:previous>
        </table:cell-content-change>
        <table:cell-content-change table:id="ct1220">
          <table:cell-address table:column="7" table:row="75" table:table="1"/>
          <office:change-info>
            <dc:creator> </dc:creator>
            <dc:date>2022-07-22T18:30:19.216614160</dc:date>
          </office:change-info>
          <table:previous>
            <table:change-track-table-cell/>
          </table:previous>
        </table:cell-content-change>
        <table:cell-content-change table:id="ct1221">
          <table:cell-address table:column="7" table:row="76" table:table="1"/>
          <office:change-info>
            <dc:creator> </dc:creator>
            <dc:date>2022-07-22T18:30:19.216626444</dc:date>
          </office:change-info>
          <table:previous>
            <table:change-track-table-cell/>
          </table:previous>
        </table:cell-content-change>
        <table:cell-content-change table:id="ct1222">
          <table:cell-address table:column="7" table:row="77" table:table="1"/>
          <office:change-info>
            <dc:creator> </dc:creator>
            <dc:date>2022-07-22T18:30:19.216638758</dc:date>
          </office:change-info>
          <table:previous>
            <table:change-track-table-cell/>
          </table:previous>
        </table:cell-content-change>
        <table:cell-content-change table:id="ct1223">
          <table:cell-address table:column="7" table:row="78" table:table="1"/>
          <office:change-info>
            <dc:creator> </dc:creator>
            <dc:date>2022-07-22T18:30:19.216651128</dc:date>
          </office:change-info>
          <table:previous>
            <table:change-track-table-cell/>
          </table:previous>
        </table:cell-content-change>
        <table:cell-content-change table:id="ct1224">
          <table:cell-address table:column="7" table:row="79" table:table="1"/>
          <office:change-info>
            <dc:creator> </dc:creator>
            <dc:date>2022-07-22T18:30:19.216662867</dc:date>
          </office:change-info>
          <table:previous>
            <table:change-track-table-cell/>
          </table:previous>
        </table:cell-content-change>
        <table:cell-content-change table:id="ct1225">
          <table:cell-address table:column="7" table:row="80" table:table="1"/>
          <office:change-info>
            <dc:creator> </dc:creator>
            <dc:date>2022-07-22T18:30:19.216674712</dc:date>
          </office:change-info>
          <table:previous>
            <table:change-track-table-cell/>
          </table:previous>
        </table:cell-content-change>
        <table:cell-content-change table:id="ct1226">
          <table:cell-address table:column="7" table:row="81" table:table="1"/>
          <office:change-info>
            <dc:creator> </dc:creator>
            <dc:date>2022-07-22T18:30:19.216686903</dc:date>
          </office:change-info>
          <table:previous>
            <table:change-track-table-cell/>
          </table:previous>
        </table:cell-content-change>
        <table:cell-content-change table:id="ct1227">
          <table:cell-address table:column="7" table:row="82" table:table="1"/>
          <office:change-info>
            <dc:creator> </dc:creator>
            <dc:date>2022-07-22T18:30:19.216699285</dc:date>
          </office:change-info>
          <table:previous>
            <table:change-track-table-cell/>
          </table:previous>
        </table:cell-content-change>
        <table:cell-content-change table:id="ct1228">
          <table:cell-address table:column="7" table:row="83" table:table="1"/>
          <office:change-info>
            <dc:creator> </dc:creator>
            <dc:date>2022-07-22T18:30:19.216710880</dc:date>
          </office:change-info>
          <table:previous>
            <table:change-track-table-cell/>
          </table:previous>
        </table:cell-content-change>
        <table:cell-content-change table:id="ct1229">
          <table:cell-address table:column="7" table:row="84" table:table="1"/>
          <office:change-info>
            <dc:creator> </dc:creator>
            <dc:date>2022-07-22T18:30:19.216722988</dc:date>
          </office:change-info>
          <table:previous>
            <table:change-track-table-cell/>
          </table:previous>
        </table:cell-content-change>
        <table:cell-content-change table:id="ct1230">
          <table:cell-address table:column="7" table:row="85" table:table="1"/>
          <office:change-info>
            <dc:creator> </dc:creator>
            <dc:date>2022-07-22T18:30:19.216734918</dc:date>
          </office:change-info>
          <table:previous>
            <table:change-track-table-cell/>
          </table:previous>
        </table:cell-content-change>
        <table:cell-content-change table:id="ct1231">
          <table:cell-address table:column="7" table:row="86" table:table="1"/>
          <office:change-info>
            <dc:creator> </dc:creator>
            <dc:date>2022-07-22T18:30:19.216746794</dc:date>
          </office:change-info>
          <table:previous>
            <table:change-track-table-cell/>
          </table:previous>
        </table:cell-content-change>
        <table:cell-content-change table:id="ct1232">
          <table:cell-address table:column="7" table:row="87" table:table="1"/>
          <office:change-info>
            <dc:creator> </dc:creator>
            <dc:date>2022-07-22T18:30:19.216759191</dc:date>
          </office:change-info>
          <table:previous>
            <table:change-track-table-cell/>
          </table:previous>
        </table:cell-content-change>
        <table:cell-content-change table:id="ct1233">
          <table:cell-address table:column="7" table:row="88" table:table="1"/>
          <office:change-info>
            <dc:creator> </dc:creator>
            <dc:date>2022-07-22T18:30:19.216771058</dc:date>
          </office:change-info>
          <table:previous>
            <table:change-track-table-cell/>
          </table:previous>
        </table:cell-content-change>
        <table:cell-content-change table:id="ct1234">
          <table:cell-address table:column="7" table:row="89" table:table="1"/>
          <office:change-info>
            <dc:creator> </dc:creator>
            <dc:date>2022-07-22T18:30:19.216783219</dc:date>
          </office:change-info>
          <table:previous>
            <table:change-track-table-cell/>
          </table:previous>
        </table:cell-content-change>
        <table:cell-content-change table:id="ct1235">
          <table:cell-address table:column="7" table:row="90" table:table="1"/>
          <office:change-info>
            <dc:creator> </dc:creator>
            <dc:date>2022-07-22T18:30:19.216795531</dc:date>
          </office:change-info>
          <table:previous>
            <table:change-track-table-cell/>
          </table:previous>
        </table:cell-content-change>
        <table:cell-content-change table:id="ct1236">
          <table:cell-address table:column="7" table:row="91" table:table="1"/>
          <office:change-info>
            <dc:creator> </dc:creator>
            <dc:date>2022-07-22T18:30:19.216807742</dc:date>
          </office:change-info>
          <table:previous>
            <table:change-track-table-cell/>
          </table:previous>
        </table:cell-content-change>
        <table:cell-content-change table:id="ct1237">
          <table:cell-address table:column="7" table:row="92" table:table="1"/>
          <office:change-info>
            <dc:creator> </dc:creator>
            <dc:date>2022-07-22T18:30:19.216819773</dc:date>
          </office:change-info>
          <table:previous>
            <table:change-track-table-cell/>
          </table:previous>
        </table:cell-content-change>
        <table:cell-content-change table:id="ct1238">
          <table:cell-address table:column="7" table:row="93" table:table="1"/>
          <office:change-info>
            <dc:creator> </dc:creator>
            <dc:date>2022-07-22T18:30:19.216831807</dc:date>
          </office:change-info>
          <table:previous>
            <table:change-track-table-cell/>
          </table:previous>
        </table:cell-content-change>
        <table:cell-content-change table:id="ct1239">
          <table:cell-address table:column="7" table:row="94" table:table="1"/>
          <office:change-info>
            <dc:creator> </dc:creator>
            <dc:date>2022-07-22T18:30:19.216845545</dc:date>
          </office:change-info>
          <table:previous>
            <table:change-track-table-cell/>
          </table:previous>
        </table:cell-content-change>
        <table:cell-content-change table:id="ct1240">
          <table:cell-address table:column="7" table:row="95" table:table="1"/>
          <office:change-info>
            <dc:creator> </dc:creator>
            <dc:date>2022-07-22T18:30:19.216857886</dc:date>
          </office:change-info>
          <table:previous>
            <table:change-track-table-cell/>
          </table:previous>
        </table:cell-content-change>
        <table:cell-content-change table:id="ct1241">
          <table:cell-address table:column="7" table:row="96" table:table="1"/>
          <office:change-info>
            <dc:creator> </dc:creator>
            <dc:date>2022-07-22T18:30:19.216870515</dc:date>
          </office:change-info>
          <table:previous>
            <table:change-track-table-cell/>
          </table:previous>
        </table:cell-content-change>
        <table:cell-content-change table:id="ct1242">
          <table:cell-address table:column="7" table:row="97" table:table="1"/>
          <office:change-info>
            <dc:creator> </dc:creator>
            <dc:date>2022-07-22T18:30:19.216882178</dc:date>
          </office:change-info>
          <table:previous>
            <table:change-track-table-cell/>
          </table:previous>
        </table:cell-content-change>
        <table:cell-content-change table:id="ct1243">
          <table:cell-address table:column="7" table:row="98" table:table="1"/>
          <office:change-info>
            <dc:creator> </dc:creator>
            <dc:date>2022-07-22T18:30:19.216893471</dc:date>
          </office:change-info>
          <table:previous>
            <table:change-track-table-cell/>
          </table:previous>
        </table:cell-content-change>
        <table:cell-content-change table:id="ct1244">
          <table:cell-address table:column="7" table:row="99" table:table="1"/>
          <office:change-info>
            <dc:creator> </dc:creator>
            <dc:date>2022-07-22T18:30:19.216905249</dc:date>
          </office:change-info>
          <table:previous>
            <table:change-track-table-cell/>
          </table:previous>
        </table:cell-content-change>
        <table:cell-content-change table:id="ct1245">
          <table:cell-address table:column="7" table:row="100" table:table="1"/>
          <office:change-info>
            <dc:creator> </dc:creator>
            <dc:date>2022-07-22T18:30:19.216917263</dc:date>
          </office:change-info>
          <table:previous>
            <table:change-track-table-cell/>
          </table:previous>
        </table:cell-content-change>
        <table:cell-content-change table:id="ct1246">
          <table:cell-address table:column="7" table:row="101" table:table="1"/>
          <office:change-info>
            <dc:creator> </dc:creator>
            <dc:date>2022-07-22T18:30:19.216929061</dc:date>
          </office:change-info>
          <table:previous>
            <table:change-track-table-cell/>
          </table:previous>
        </table:cell-content-change>
        <table:cell-content-change table:id="ct1247">
          <table:cell-address table:column="7" table:row="102" table:table="1"/>
          <office:change-info>
            <dc:creator> </dc:creator>
            <dc:date>2022-07-22T18:30:19.216940763</dc:date>
          </office:change-info>
          <table:previous>
            <table:change-track-table-cell/>
          </table:previous>
        </table:cell-content-change>
        <table:cell-content-change table:id="ct1248">
          <table:cell-address table:column="7" table:row="103" table:table="1"/>
          <office:change-info>
            <dc:creator> </dc:creator>
            <dc:date>2022-07-22T18:30:19.216952511</dc:date>
          </office:change-info>
          <table:previous>
            <table:change-track-table-cell/>
          </table:previous>
        </table:cell-content-change>
        <table:cell-content-change table:id="ct1249">
          <table:cell-address table:column="7" table:row="104" table:table="1"/>
          <office:change-info>
            <dc:creator> </dc:creator>
            <dc:date>2022-07-22T18:30:19.216964388</dc:date>
          </office:change-info>
          <table:previous>
            <table:change-track-table-cell/>
          </table:previous>
        </table:cell-content-change>
        <table:cell-content-change table:id="ct1250">
          <table:cell-address table:column="7" table:row="105" table:table="1"/>
          <office:change-info>
            <dc:creator> </dc:creator>
            <dc:date>2022-07-22T18:30:19.216976599</dc:date>
          </office:change-info>
          <table:previous>
            <table:change-track-table-cell/>
          </table:previous>
        </table:cell-content-change>
        <table:cell-content-change table:id="ct1251">
          <table:cell-address table:column="7" table:row="106" table:table="1"/>
          <office:change-info>
            <dc:creator> </dc:creator>
            <dc:date>2022-07-22T18:30:19.216988722</dc:date>
          </office:change-info>
          <table:previous>
            <table:change-track-table-cell/>
          </table:previous>
        </table:cell-content-change>
        <table:cell-content-change table:id="ct1252">
          <table:cell-address table:column="7" table:row="107" table:table="1"/>
          <office:change-info>
            <dc:creator> </dc:creator>
            <dc:date>2022-07-22T18:30:19.2170007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7" table:row="108" table:table="1"/>
          <office:change-info>
            <dc:creator> </dc:creator>
            <dc:date>2022-07-22T18:30:19.217012849</dc:date>
          </office:change-info>
          <table:previous>
            <table:change-track-table-cell/>
          </table:previous>
        </table:cell-content-change>
        <table:cell-content-change table:id="ct1254">
          <table:cell-address table:column="7" table:row="109" table:table="1"/>
          <office:change-info>
            <dc:creator> </dc:creator>
            <dc:date>2022-07-22T18:30:19.217025156</dc:date>
          </office:change-info>
          <table:previous>
            <table:change-track-table-cell/>
          </table:previous>
        </table:cell-content-change>
        <table:cell-content-change table:id="ct1255">
          <table:cell-address table:column="7" table:row="110" table:table="1"/>
          <office:change-info>
            <dc:creator> </dc:creator>
            <dc:date>2022-07-22T18:30:19.217036483</dc:date>
          </office:change-info>
          <table:previous>
            <table:change-track-table-cell/>
          </table:previous>
        </table:cell-content-change>
        <table:cell-content-change table:id="ct1256">
          <table:cell-address table:column="7" table:row="111" table:table="1"/>
          <office:change-info>
            <dc:creator> </dc:creator>
            <dc:date>2022-07-22T18:30:19.217047556</dc:date>
          </office:change-info>
          <table:previous>
            <table:change-track-table-cell/>
          </table:previous>
        </table:cell-content-change>
        <table:cell-content-change table:id="ct1257">
          <table:cell-address table:column="7" table:row="112" table:table="1"/>
          <office:change-info>
            <dc:creator> </dc:creator>
            <dc:date>2022-07-22T18:30:19.217059180</dc:date>
          </office:change-info>
          <table:previous>
            <table:change-track-table-cell/>
          </table:previous>
        </table:cell-content-change>
        <table:cell-content-change table:id="ct1258">
          <table:cell-address table:column="7" table:row="113" table:table="1"/>
          <office:change-info>
            <dc:creator> </dc:creator>
            <dc:date>2022-07-22T18:30:19.217070470</dc:date>
          </office:change-info>
          <table:previous>
            <table:change-track-table-cell/>
          </table:previous>
        </table:cell-content-change>
        <table:cell-content-change table:id="ct1259">
          <table:cell-address table:column="7" table:row="114" table:table="1"/>
          <office:change-info>
            <dc:creator> </dc:creator>
            <dc:date>2022-07-22T18:30:19.217082036</dc:date>
          </office:change-info>
          <table:previous>
            <table:change-track-table-cell/>
          </table:previous>
        </table:cell-content-change>
        <table:cell-content-change table:id="ct1260">
          <table:cell-address table:column="7" table:row="115" table:table="1"/>
          <office:change-info>
            <dc:creator> </dc:creator>
            <dc:date>2022-07-22T18:30:19.217093281</dc:date>
          </office:change-info>
          <table:previous>
            <table:change-track-table-cell/>
          </table:previous>
        </table:cell-content-change>
        <table:cell-content-change table:id="ct1261">
          <table:cell-address table:column="7" table:row="116" table:table="1"/>
          <office:change-info>
            <dc:creator> </dc:creator>
            <dc:date>2022-07-22T18:30:19.217104914</dc:date>
          </office:change-info>
          <table:previous>
            <table:change-track-table-cell/>
          </table:previous>
        </table:cell-content-change>
        <table:cell-content-change table:id="ct1262">
          <table:cell-address table:column="7" table:row="117" table:table="1"/>
          <office:change-info>
            <dc:creator> </dc:creator>
            <dc:date>2022-07-22T18:30:19.217115910</dc:date>
          </office:change-info>
          <table:previous>
            <table:change-track-table-cell/>
          </table:previous>
        </table:cell-content-change>
        <table:cell-content-change table:id="ct1263">
          <table:cell-address table:column="7" table:row="118" table:table="1"/>
          <office:change-info>
            <dc:creator> </dc:creator>
            <dc:date>2022-07-22T18:30:19.217127488</dc:date>
          </office:change-info>
          <table:previous>
            <table:change-track-table-cell/>
          </table:previous>
        </table:cell-content-change>
        <table:cell-content-change table:id="ct1264">
          <table:cell-address table:column="7" table:row="119" table:table="1"/>
          <office:change-info>
            <dc:creator> </dc:creator>
            <dc:date>2022-07-22T18:30:19.217140556</dc:date>
          </office:change-info>
          <table:previous>
            <table:change-track-table-cell/>
          </table:previous>
        </table:cell-content-change>
        <table:cell-content-change table:id="ct1265">
          <table:cell-address table:column="7" table:row="120" table:table="1"/>
          <office:change-info>
            <dc:creator> </dc:creator>
            <dc:date>2022-07-22T18:30:19.217153508</dc:date>
          </office:change-info>
          <table:previous>
            <table:change-track-table-cell/>
          </table:previous>
        </table:cell-content-change>
        <table:cell-content-change table:id="ct1266">
          <table:cell-address table:column="7" table:row="121" table:table="1"/>
          <office:change-info>
            <dc:creator> </dc:creator>
            <dc:date>2022-07-22T18:30:19.217166230</dc:date>
          </office:change-info>
          <table:previous>
            <table:change-track-table-cell/>
          </table:previous>
        </table:cell-content-change>
        <table:cell-content-change table:id="ct1267">
          <table:cell-address table:column="7" table:row="122" table:table="1"/>
          <office:change-info>
            <dc:creator> </dc:creator>
            <dc:date>2022-07-22T18:30:19.217179176</dc:date>
          </office:change-info>
          <table:previous>
            <table:change-track-table-cell/>
          </table:previous>
        </table:cell-content-change>
        <table:cell-content-change table:id="ct1268">
          <table:cell-address table:column="7" table:row="123" table:table="1"/>
          <office:change-info>
            <dc:creator> </dc:creator>
            <dc:date>2022-07-22T18:30:19.217192261</dc:date>
          </office:change-info>
          <table:previous>
            <table:change-track-table-cell/>
          </table:previous>
        </table:cell-content-change>
        <table:cell-content-change table:id="ct1269">
          <table:cell-address table:column="7" table:row="124" table:table="1"/>
          <office:change-info>
            <dc:creator> </dc:creator>
            <dc:date>2022-07-22T18:30:19.217202144</dc:date>
          </office:change-info>
          <table:previous>
            <table:change-track-table-cell/>
          </table:previous>
        </table:cell-content-change>
        <table:cell-content-change table:id="ct1270">
          <table:cell-address table:column="7" table:row="125" table:table="1"/>
          <office:change-info>
            <dc:creator> </dc:creator>
            <dc:date>2022-07-22T18:30:19.217211439</dc:date>
          </office:change-info>
          <table:previous>
            <table:change-track-table-cell/>
          </table:previous>
        </table:cell-content-change>
        <table:cell-content-change table:id="ct1271">
          <table:cell-address table:column="7" table:row="126" table:table="1"/>
          <office:change-info>
            <dc:creator> </dc:creator>
            <dc:date>2022-07-22T18:30:19.217220810</dc:date>
          </office:change-info>
          <table:previous>
            <table:change-track-table-cell/>
          </table:previous>
        </table:cell-content-change>
        <table:cell-content-change table:id="ct1272">
          <table:cell-address table:column="7" table:row="127" table:table="1"/>
          <office:change-info>
            <dc:creator> </dc:creator>
            <dc:date>2022-07-22T18:30:19.217229982</dc:date>
          </office:change-info>
          <table:previous>
            <table:change-track-table-cell/>
          </table:previous>
        </table:cell-content-change>
        <table:cell-content-change table:id="ct1273">
          <table:cell-address table:column="7" table:row="128" table:table="1"/>
          <office:change-info>
            <dc:creator> </dc:creator>
            <dc:date>2022-07-22T18:30:19.217239159</dc:date>
          </office:change-info>
          <table:previous>
            <table:change-track-table-cell/>
          </table:previous>
        </table:cell-content-change>
        <table:cell-content-change table:id="ct1274">
          <table:cell-address table:column="7" table:row="129" table:table="1"/>
          <office:change-info>
            <dc:creator> </dc:creator>
            <dc:date>2022-07-22T18:30:19.217248500</dc:date>
          </office:change-info>
          <table:previous>
            <table:change-track-table-cell/>
          </table:previous>
        </table:cell-content-change>
        <table:cell-content-change table:id="ct1275">
          <table:cell-address table:column="7" table:row="130" table:table="1"/>
          <office:change-info>
            <dc:creator> </dc:creator>
            <dc:date>2022-07-22T18:30:19.217255856</dc:date>
          </office:change-info>
          <table:previous>
            <table:change-track-table-cell/>
          </table:previous>
        </table:cell-content-change>
        <table:cell-content-change table:id="ct1276">
          <table:cell-address table:column="7" table:row="131" table:table="1"/>
          <office:change-info>
            <dc:creator> </dc:creator>
            <dc:date>2022-07-22T18:30:19.217259023</dc:date>
          </office:change-info>
          <table:previous>
            <table:change-track-table-cell/>
          </table:previous>
        </table:cell-content-change>
        <table:cell-content-change table:id="ct1277">
          <table:cell-address table:column="7" table:row="132" table:table="1"/>
          <office:change-info>
            <dc:creator> </dc:creator>
            <dc:date>2022-07-22T18:30:19.217262444</dc:date>
          </office:change-info>
          <table:previous>
            <table:change-track-table-cell/>
          </table:previous>
        </table:cell-content-change>
        <table:cell-content-change table:id="ct1278">
          <table:cell-address table:column="7" table:row="133" table:table="1"/>
          <office:change-info>
            <dc:creator> </dc:creator>
            <dc:date>2022-07-22T18:30:19.217265524</dc:date>
          </office:change-info>
          <table:previous>
            <table:change-track-table-cell/>
          </table:previous>
        </table:cell-content-change>
        <table:cell-content-change table:id="ct1279">
          <table:cell-address table:column="7" table:row="134" table:table="1"/>
          <office:change-info>
            <dc:creator> </dc:creator>
            <dc:date>2022-07-22T18:30:19.217268960</dc:date>
          </office:change-info>
          <table:previous>
            <table:change-track-table-cell/>
          </table:previous>
        </table:cell-content-change>
        <table:cell-content-change table:id="ct1280">
          <table:cell-address table:column="7" table:row="135" table:table="1"/>
          <office:change-info>
            <dc:creator> </dc:creator>
            <dc:date>2022-07-22T18:30:19.217272149</dc:date>
          </office:change-info>
          <table:previous>
            <table:change-track-table-cell/>
          </table:previous>
        </table:cell-content-change>
        <table:cell-content-change table:id="ct1281">
          <table:cell-address table:column="7" table:row="136" table:table="1"/>
          <office:change-info>
            <dc:creator> </dc:creator>
            <dc:date>2022-07-22T18:30:19.217275248</dc:date>
          </office:change-info>
          <table:previous>
            <table:change-track-table-cell/>
          </table:previous>
        </table:cell-content-change>
        <table:cell-content-change table:id="ct1282">
          <table:cell-address table:column="7" table:row="137" table:table="1"/>
          <office:change-info>
            <dc:creator> </dc:creator>
            <dc:date>2022-07-22T18:30:19.217278330</dc:date>
          </office:change-info>
          <table:previous>
            <table:change-track-table-cell/>
          </table:previous>
        </table:cell-content-change>
        <table:cell-content-change table:id="ct1283">
          <table:cell-address table:column="7" table:row="138" table:table="1"/>
          <office:change-info>
            <dc:creator> </dc:creator>
            <dc:date>2022-07-22T18:30:19.217281435</dc:date>
          </office:change-info>
          <table:previous>
            <table:change-track-table-cell/>
          </table:previous>
        </table:cell-content-change>
        <table:cell-content-change table:id="ct1284">
          <table:cell-address table:column="7" table:row="139" table:table="1"/>
          <office:change-info>
            <dc:creator> </dc:creator>
            <dc:date>2022-07-22T18:30:19.217284539</dc:date>
          </office:change-info>
          <table:previous>
            <table:change-track-table-cell/>
          </table:previous>
        </table:cell-content-change>
        <table:cell-content-change table:id="ct1285">
          <table:cell-address table:column="7" table:row="140" table:table="1"/>
          <office:change-info>
            <dc:creator> </dc:creator>
            <dc:date>2022-07-22T18:30:19.217288310</dc:date>
          </office:change-info>
          <table:previous>
            <table:change-track-table-cell/>
          </table:previous>
        </table:cell-content-change>
        <table:cell-content-change table:id="ct1286">
          <table:cell-address table:column="7" table:row="141" table:table="1"/>
          <office:change-info>
            <dc:creator> </dc:creator>
            <dc:date>2022-07-22T18:30:19.217292941</dc:date>
          </office:change-info>
          <table:previous>
            <table:change-track-table-cell/>
          </table:previous>
        </table:cell-content-change>
        <table:cell-content-change table:id="ct1287">
          <table:cell-address table:column="7" table:row="142" table:table="1"/>
          <office:change-info>
            <dc:creator> </dc:creator>
            <dc:date>2022-07-22T18:30:19.2172974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7" table:row="143" table:table="1"/>
          <office:change-info>
            <dc:creator> </dc:creator>
            <dc:date>2022-07-22T18:30:19.217300592</dc:date>
          </office:change-info>
          <table:previous>
            <table:change-track-table-cell/>
          </table:previous>
        </table:cell-content-change>
        <table:cell-content-change table:id="ct1289">
          <table:cell-address table:column="7" table:row="144" table:table="1"/>
          <office:change-info>
            <dc:creator> </dc:creator>
            <dc:date>2022-07-22T18:30:19.217303711</dc:date>
          </office:change-info>
          <table:previous>
            <table:change-track-table-cell/>
          </table:previous>
        </table:cell-content-change>
        <table:cell-content-change table:id="ct1290">
          <table:cell-address table:column="7" table:row="145" table:table="1"/>
          <office:change-info>
            <dc:creator> </dc:creator>
            <dc:date>2022-07-22T18:30:19.217306801</dc:date>
          </office:change-info>
          <table:previous>
            <table:change-track-table-cell/>
          </table:previous>
        </table:cell-content-change>
        <table:cell-content-change table:id="ct1291">
          <table:cell-address table:column="7" table:row="146" table:table="1"/>
          <office:change-info>
            <dc:creator> </dc:creator>
            <dc:date>2022-07-22T18:30:19.217309986</dc:date>
          </office:change-info>
          <table:previous>
            <table:change-track-table-cell/>
          </table:previous>
        </table:cell-content-change>
        <table:cell-content-change table:id="ct1292">
          <table:cell-address table:column="7" table:row="147" table:table="1"/>
          <office:change-info>
            <dc:creator> </dc:creator>
            <dc:date>2022-07-22T18:30:19.217313139</dc:date>
          </office:change-info>
          <table:previous>
            <table:change-track-table-cell/>
          </table:previous>
        </table:cell-content-change>
        <table:cell-content-change table:id="ct1293">
          <table:cell-address table:column="7" table:row="148" table:table="1"/>
          <office:change-info>
            <dc:creator> </dc:creator>
            <dc:date>2022-07-22T18:30:19.217316296</dc:date>
          </office:change-info>
          <table:previous>
            <table:change-track-table-cell/>
          </table:previous>
        </table:cell-content-change>
        <table:cell-content-change table:id="ct1294">
          <table:cell-address table:column="7" table:row="149" table:table="1"/>
          <office:change-info>
            <dc:creator> </dc:creator>
            <dc:date>2022-07-22T18:30:19.217319478</dc:date>
          </office:change-info>
          <table:previous>
            <table:change-track-table-cell/>
          </table:previous>
        </table:cell-content-change>
        <table:cell-content-change table:id="ct1295">
          <table:cell-address table:column="7" table:row="150" table:table="1"/>
          <office:change-info>
            <dc:creator> </dc:creator>
            <dc:date>2022-07-22T18:30:19.217323053</dc:date>
          </office:change-info>
          <table:previous>
            <table:change-track-table-cell/>
          </table:previous>
        </table:cell-content-change>
        <table:cell-content-change table:id="ct1296">
          <table:cell-address table:column="7" table:row="151" table:table="1"/>
          <office:change-info>
            <dc:creator> </dc:creator>
            <dc:date>2022-07-22T18:30:19.217326346</dc:date>
          </office:change-info>
          <table:previous>
            <table:change-track-table-cell/>
          </table:previous>
        </table:cell-content-change>
        <table:cell-content-change table:id="ct1297">
          <table:cell-address table:column="7" table:row="152" table:table="1"/>
          <office:change-info>
            <dc:creator> </dc:creator>
            <dc:date>2022-07-22T18:30:19.217329580</dc:date>
          </office:change-info>
          <table:previous>
            <table:change-track-table-cell/>
          </table:previous>
        </table:cell-content-change>
        <table:cell-content-change table:id="ct1298">
          <table:cell-address table:column="7" table:row="153" table:table="1"/>
          <office:change-info>
            <dc:creator> </dc:creator>
            <dc:date>2022-07-22T18:30:19.217332726</dc:date>
          </office:change-info>
          <table:previous>
            <table:change-track-table-cell/>
          </table:previous>
        </table:cell-content-change>
        <table:cell-content-change table:id="ct1299">
          <table:cell-address table:column="7" table:row="154" table:table="1"/>
          <office:change-info>
            <dc:creator> </dc:creator>
            <dc:date>2022-07-22T18:30:19.217336411</dc:date>
          </office:change-info>
          <table:previous>
            <table:change-track-table-cell/>
          </table:previous>
        </table:cell-content-change>
        <table:cell-content-change table:id="ct1300">
          <table:cell-address table:column="7" table:row="155" table:table="1"/>
          <office:change-info>
            <dc:creator> </dc:creator>
            <dc:date>2022-07-22T18:30:19.217341668</dc:date>
          </office:change-info>
          <table:previous>
            <table:change-track-table-cell/>
          </table:previous>
        </table:cell-content-change>
        <table:cell-content-change table:id="ct1301">
          <table:cell-address table:column="7" table:row="156" table:table="1"/>
          <office:change-info>
            <dc:creator> </dc:creator>
            <dc:date>2022-07-22T18:30:19.217346917</dc:date>
          </office:change-info>
          <table:previous>
            <table:change-track-table-cell/>
          </table:previous>
        </table:cell-content-change>
        <table:cell-content-change table:id="ct1302">
          <table:cell-address table:column="7" table:row="157" table:table="1"/>
          <office:change-info>
            <dc:creator> </dc:creator>
            <dc:date>2022-07-22T18:30:19.217351625</dc:date>
          </office:change-info>
          <table:previous>
            <table:change-track-table-cell/>
          </table:previous>
        </table:cell-content-change>
        <table:cell-content-change table:id="ct1303">
          <table:cell-address table:column="7" table:row="158" table:table="1"/>
          <office:change-info>
            <dc:creator> </dc:creator>
            <dc:date>2022-07-22T18:30:19.217355992</dc:date>
          </office:change-info>
          <table:previous>
            <table:change-track-table-cell/>
          </table:previous>
        </table:cell-content-change>
        <table:cell-content-change table:id="ct1304">
          <table:cell-address table:column="7" table:row="159" table:table="1"/>
          <office:change-info>
            <dc:creator> </dc:creator>
            <dc:date>2022-07-22T18:30:19.217360533</dc:date>
          </office:change-info>
          <table:previous>
            <table:change-track-table-cell/>
          </table:previous>
        </table:cell-content-change>
        <table:cell-content-change table:id="ct1305">
          <table:cell-address table:column="7" table:row="160" table:table="1"/>
          <office:change-info>
            <dc:creator> </dc:creator>
            <dc:date>2022-07-22T18:30:19.217364992</dc:date>
          </office:change-info>
          <table:previous>
            <table:change-track-table-cell/>
          </table:previous>
        </table:cell-content-change>
        <table:cell-content-change table:id="ct1306">
          <table:cell-address table:column="8" table:row="0" table:table="1"/>
          <office:change-info>
            <dc:creator> </dc:creator>
            <dc:date>2022-07-22T18:30:19.217373256</dc:date>
          </office:change-info>
          <table:previous>
            <table:change-track-table-cell/>
          </table:previous>
        </table:cell-content-change>
        <table:cell-content-change table:id="ct1307">
          <table:cell-address table:column="8" table:row="1" table:table="1"/>
          <office:change-info>
            <dc:creator> </dc:creator>
            <dc:date>2022-07-22T18:30:19.217387232</dc:date>
          </office:change-info>
          <table:previous>
            <table:change-track-table-cell/>
          </table:previous>
        </table:cell-content-change>
        <table:cell-content-change table:id="ct1308">
          <table:cell-address table:column="8" table:row="2" table:table="1"/>
          <office:change-info>
            <dc:creator> </dc:creator>
            <dc:date>2022-07-22T18:30:19.217399617</dc:date>
          </office:change-info>
          <table:previous>
            <table:change-track-table-cell/>
          </table:previous>
        </table:cell-content-change>
        <table:cell-content-change table:id="ct1309">
          <table:cell-address table:column="8" table:row="3" table:table="1"/>
          <office:change-info>
            <dc:creator> </dc:creator>
            <dc:date>2022-07-22T18:30:19.217411450</dc:date>
          </office:change-info>
          <table:previous>
            <table:change-track-table-cell/>
          </table:previous>
        </table:cell-content-change>
        <table:cell-content-change table:id="ct1310">
          <table:cell-address table:column="8" table:row="4" table:table="1"/>
          <office:change-info>
            <dc:creator> </dc:creator>
            <dc:date>2022-07-22T18:30:19.217423291</dc:date>
          </office:change-info>
          <table:previous>
            <table:change-track-table-cell/>
          </table:previous>
        </table:cell-content-change>
        <table:cell-content-change table:id="ct1311">
          <table:cell-address table:column="8" table:row="5" table:table="1"/>
          <office:change-info>
            <dc:creator> </dc:creator>
            <dc:date>2022-07-22T18:30:19.217435402</dc:date>
          </office:change-info>
          <table:previous>
            <table:change-track-table-cell/>
          </table:previous>
        </table:cell-content-change>
        <table:cell-content-change table:id="ct1312">
          <table:cell-address table:column="8" table:row="6" table:table="1"/>
          <office:change-info>
            <dc:creator> </dc:creator>
            <dc:date>2022-07-22T18:30:19.217448577</dc:date>
          </office:change-info>
          <table:previous>
            <table:change-track-table-cell/>
          </table:previous>
        </table:cell-content-change>
        <table:cell-content-change table:id="ct1313">
          <table:cell-address table:column="8" table:row="7" table:table="1"/>
          <office:change-info>
            <dc:creator> </dc:creator>
            <dc:date>2022-07-22T18:30:19.217461147</dc:date>
          </office:change-info>
          <table:previous>
            <table:change-track-table-cell/>
          </table:previous>
        </table:cell-content-change>
        <table:cell-content-change table:id="ct1314">
          <table:cell-address table:column="8" table:row="8" table:table="1"/>
          <office:change-info>
            <dc:creator> </dc:creator>
            <dc:date>2022-07-22T18:30:19.217473616</dc:date>
          </office:change-info>
          <table:previous>
            <table:change-track-table-cell/>
          </table:previous>
        </table:cell-content-change>
        <table:cell-content-change table:id="ct1315">
          <table:cell-address table:column="8" table:row="9" table:table="1"/>
          <office:change-info>
            <dc:creator> </dc:creator>
            <dc:date>2022-07-22T18:30:19.217485278</dc:date>
          </office:change-info>
          <table:previous>
            <table:change-track-table-cell/>
          </table:previous>
        </table:cell-content-change>
        <table:cell-content-change table:id="ct1316">
          <table:cell-address table:column="8" table:row="10" table:table="1"/>
          <office:change-info>
            <dc:creator> </dc:creator>
            <dc:date>2022-07-22T18:30:19.217495034</dc:date>
          </office:change-info>
          <table:previous>
            <table:change-track-table-cell/>
          </table:previous>
        </table:cell-content-change>
        <table:cell-content-change table:id="ct1317">
          <table:cell-address table:column="8" table:row="11" table:table="1"/>
          <office:change-info>
            <dc:creator> </dc:creator>
            <dc:date>2022-07-22T18:30:19.217504322</dc:date>
          </office:change-info>
          <table:previous>
            <table:change-track-table-cell/>
          </table:previous>
        </table:cell-content-change>
        <table:cell-content-change table:id="ct1318">
          <table:cell-address table:column="8" table:row="12" table:table="1"/>
          <office:change-info>
            <dc:creator> </dc:creator>
            <dc:date>2022-07-22T18:30:19.217513716</dc:date>
          </office:change-info>
          <table:previous>
            <table:change-track-table-cell/>
          </table:previous>
        </table:cell-content-change>
        <table:cell-content-change table:id="ct1319">
          <table:cell-address table:column="8" table:row="13" table:table="1"/>
          <office:change-info>
            <dc:creator> </dc:creator>
            <dc:date>2022-07-22T18:30:19.217523187</dc:date>
          </office:change-info>
          <table:previous>
            <table:change-track-table-cell/>
          </table:previous>
        </table:cell-content-change>
        <table:cell-content-change table:id="ct1320">
          <table:cell-address table:column="8" table:row="14" table:table="1"/>
          <office:change-info>
            <dc:creator> </dc:creator>
            <dc:date>2022-07-22T18:30:19.217532452</dc:date>
          </office:change-info>
          <table:previous>
            <table:change-track-table-cell/>
          </table:previous>
        </table:cell-content-change>
        <table:cell-content-change table:id="ct1321">
          <table:cell-address table:column="8" table:row="15" table:table="1"/>
          <office:change-info>
            <dc:creator> </dc:creator>
            <dc:date>2022-07-22T18:30:19.217541723</dc:date>
          </office:change-info>
          <table:previous>
            <table:change-track-table-cell/>
          </table:previous>
        </table:cell-content-change>
        <table:cell-content-change table:id="ct1322">
          <table:cell-address table:column="8" table:row="16" table:table="1"/>
          <office:change-info>
            <dc:creator> </dc:creator>
            <dc:date>2022-07-22T18:30:19.217551053</dc:date>
          </office:change-info>
          <table:previous>
            <table:change-track-table-cell/>
          </table:previous>
        </table:cell-content-change>
        <table:cell-content-change table:id="ct1323">
          <table:cell-address table:column="8" table:row="17" table:table="1"/>
          <office:change-info>
            <dc:creator> </dc:creator>
            <dc:date>2022-07-22T18:30:19.217560484</dc:date>
          </office:change-info>
          <table:previous>
            <table:change-track-table-cell/>
          </table:previous>
        </table:cell-content-change>
        <table:cell-content-change table:id="ct1324">
          <table:cell-address table:column="8" table:row="18" table:table="1"/>
          <office:change-info>
            <dc:creator> </dc:creator>
            <dc:date>2022-07-22T18:30:19.217569849</dc:date>
          </office:change-info>
          <table:previous>
            <table:change-track-table-cell/>
          </table:previous>
        </table:cell-content-change>
        <table:cell-content-change table:id="ct1325">
          <table:cell-address table:column="8" table:row="19" table:table="1"/>
          <office:change-info>
            <dc:creator> </dc:creator>
            <dc:date>2022-07-22T18:30:19.217579185</dc:date>
          </office:change-info>
          <table:previous>
            <table:change-track-table-cell/>
          </table:previous>
        </table:cell-content-change>
        <table:cell-content-change table:id="ct1326">
          <table:cell-address table:column="8" table:row="20" table:table="1"/>
          <office:change-info>
            <dc:creator> </dc:creator>
            <dc:date>2022-07-22T18:30:19.217588593</dc:date>
          </office:change-info>
          <table:previous>
            <table:change-track-table-cell/>
          </table:previous>
        </table:cell-content-change>
        <table:cell-content-change table:id="ct1327">
          <table:cell-address table:column="8" table:row="21" table:table="1"/>
          <office:change-info>
            <dc:creator> </dc:creator>
            <dc:date>2022-07-22T18:30:19.217598220</dc:date>
          </office:change-info>
          <table:previous>
            <table:change-track-table-cell/>
          </table:previous>
        </table:cell-content-change>
        <table:cell-content-change table:id="ct1328">
          <table:cell-address table:column="8" table:row="22" table:table="1"/>
          <office:change-info>
            <dc:creator> </dc:creator>
            <dc:date>2022-07-22T18:30:19.217607568</dc:date>
          </office:change-info>
          <table:previous>
            <table:change-track-table-cell/>
          </table:previous>
        </table:cell-content-change>
        <table:cell-content-change table:id="ct1329">
          <table:cell-address table:column="8" table:row="23" table:table="1"/>
          <office:change-info>
            <dc:creator> </dc:creator>
            <dc:date>2022-07-22T18:30:19.217617156</dc:date>
          </office:change-info>
          <table:previous>
            <table:change-track-table-cell/>
          </table:previous>
        </table:cell-content-change>
        <table:cell-content-change table:id="ct1330">
          <table:cell-address table:column="8" table:row="24" table:table="1"/>
          <office:change-info>
            <dc:creator> </dc:creator>
            <dc:date>2022-07-22T18:30:19.217626727</dc:date>
          </office:change-info>
          <table:previous>
            <table:change-track-table-cell/>
          </table:previous>
        </table:cell-content-change>
        <table:cell-content-change table:id="ct1331">
          <table:cell-address table:column="8" table:row="25" table:table="1"/>
          <office:change-info>
            <dc:creator> </dc:creator>
            <dc:date>2022-07-22T18:30:19.217636112</dc:date>
          </office:change-info>
          <table:previous>
            <table:change-track-table-cell/>
          </table:previous>
        </table:cell-content-change>
        <table:cell-content-change table:id="ct1332">
          <table:cell-address table:column="8" table:row="26" table:table="1"/>
          <office:change-info>
            <dc:creator> </dc:creator>
            <dc:date>2022-07-22T18:30:19.217645645</dc:date>
          </office:change-info>
          <table:previous>
            <table:change-track-table-cell/>
          </table:previous>
        </table:cell-content-change>
        <table:cell-content-change table:id="ct1333">
          <table:cell-address table:column="8" table:row="27" table:table="1"/>
          <office:change-info>
            <dc:creator> </dc:creator>
            <dc:date>2022-07-22T18:30:19.217655141</dc:date>
          </office:change-info>
          <table:previous>
            <table:change-track-table-cell/>
          </table:previous>
        </table:cell-content-change>
        <table:cell-content-change table:id="ct1334">
          <table:cell-address table:column="8" table:row="28" table:table="1"/>
          <office:change-info>
            <dc:creator> </dc:creator>
            <dc:date>2022-07-22T18:30:19.217664729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29" table:table="1"/>
          <office:change-info>
            <dc:creator> </dc:creator>
            <dc:date>2022-07-22T18:30:19.21767420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30" table:table="1"/>
          <office:change-info>
            <dc:creator> </dc:creator>
            <dc:date>2022-07-22T18:30:19.217696805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31" table:table="1"/>
          <office:change-info>
            <dc:creator> </dc:creator>
            <dc:date>2022-07-22T18:30:19.217709101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32" table:table="1"/>
          <office:change-info>
            <dc:creator> </dc:creator>
            <dc:date>2022-07-22T18:30:19.217720628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33" table:table="1"/>
          <office:change-info>
            <dc:creator> </dc:creator>
            <dc:date>2022-07-22T18:30:19.217730858</dc:date>
          </office:change-info>
          <table:previous>
            <table:change-track-table-cell/>
          </table:previous>
        </table:cell-content-change>
        <table:cell-content-change table:id="ct1340">
          <table:cell-address table:column="8" table:row="34" table:table="1"/>
          <office:change-info>
            <dc:creator> </dc:creator>
            <dc:date>2022-07-22T18:30:19.217740376</dc:date>
          </office:change-info>
          <table:previous>
            <table:change-track-table-cell/>
          </table:previous>
        </table:cell-content-change>
        <table:cell-content-change table:id="ct1341">
          <table:cell-address table:column="8" table:row="35" table:table="1"/>
          <office:change-info>
            <dc:creator> </dc:creator>
            <dc:date>2022-07-22T18:30:19.217750105</dc:date>
          </office:change-info>
          <table:previous>
            <table:change-track-table-cell/>
          </table:previous>
        </table:cell-content-change>
        <table:cell-content-change table:id="ct1342">
          <table:cell-address table:column="8" table:row="36" table:table="1"/>
          <office:change-info>
            <dc:creator> </dc:creator>
            <dc:date>2022-07-22T18:30:19.217759497</dc:date>
          </office:change-info>
          <table:previous>
            <table:change-track-table-cell/>
          </table:previous>
        </table:cell-content-change>
        <table:cell-content-change table:id="ct1343">
          <table:cell-address table:column="8" table:row="37" table:table="1"/>
          <office:change-info>
            <dc:creator> </dc:creator>
            <dc:date>2022-07-22T18:30:19.217769172</dc:date>
          </office:change-info>
          <table:previous>
            <table:change-track-table-cell/>
          </table:previous>
        </table:cell-content-change>
        <table:cell-content-change table:id="ct1344">
          <table:cell-address table:column="8" table:row="38" table:table="1"/>
          <office:change-info>
            <dc:creator> </dc:creator>
            <dc:date>2022-07-22T18:30:19.217778501</dc:date>
          </office:change-info>
          <table:previous>
            <table:change-track-table-cell/>
          </table:previous>
        </table:cell-content-change>
        <table:cell-content-change table:id="ct1345">
          <table:cell-address table:column="8" table:row="39" table:table="1"/>
          <office:change-info>
            <dc:creator> </dc:creator>
            <dc:date>2022-07-22T18:30:19.217787949</dc:date>
          </office:change-info>
          <table:previous>
            <table:change-track-table-cell/>
          </table:previous>
        </table:cell-content-change>
        <table:cell-content-change table:id="ct1346">
          <table:cell-address table:column="8" table:row="40" table:table="1"/>
          <office:change-info>
            <dc:creator> </dc:creator>
            <dc:date>2022-07-22T18:30:19.217797464</dc:date>
          </office:change-info>
          <table:previous>
            <table:change-track-table-cell/>
          </table:previous>
        </table:cell-content-change>
        <table:cell-content-change table:id="ct1347">
          <table:cell-address table:column="8" table:row="41" table:table="1"/>
          <office:change-info>
            <dc:creator> </dc:creator>
            <dc:date>2022-07-22T18:30:19.217807055</dc:date>
          </office:change-info>
          <table:previous>
            <table:change-track-table-cell/>
          </table:previous>
        </table:cell-content-change>
        <table:cell-content-change table:id="ct1348">
          <table:cell-address table:column="8" table:row="42" table:table="1"/>
          <office:change-info>
            <dc:creator> </dc:creator>
            <dc:date>2022-07-22T18:30:19.217816574</dc:date>
          </office:change-info>
          <table:previous>
            <table:change-track-table-cell/>
          </table:previous>
        </table:cell-content-change>
        <table:cell-content-change table:id="ct1349">
          <table:cell-address table:column="8" table:row="43" table:table="1"/>
          <office:change-info>
            <dc:creator> </dc:creator>
            <dc:date>2022-07-22T18:30:19.217826137</dc:date>
          </office:change-info>
          <table:previous>
            <table:change-track-table-cell/>
          </table:previous>
        </table:cell-content-change>
        <table:cell-content-change table:id="ct1350">
          <table:cell-address table:column="8" table:row="44" table:table="1"/>
          <office:change-info>
            <dc:creator> </dc:creator>
            <dc:date>2022-07-22T18:30:19.217835642</dc:date>
          </office:change-info>
          <table:previous>
            <table:change-track-table-cell/>
          </table:previous>
        </table:cell-content-change>
        <table:cell-content-change table:id="ct1351">
          <table:cell-address table:column="8" table:row="45" table:table="1"/>
          <office:change-info>
            <dc:creator> </dc:creator>
            <dc:date>2022-07-22T18:30:19.217845263</dc:date>
          </office:change-info>
          <table:previous>
            <table:change-track-table-cell/>
          </table:previous>
        </table:cell-content-change>
        <table:cell-content-change table:id="ct1352">
          <table:cell-address table:column="8" table:row="46" table:table="1"/>
          <office:change-info>
            <dc:creator> </dc:creator>
            <dc:date>2022-07-22T18:30:19.217854859</dc:date>
          </office:change-info>
          <table:previous>
            <table:change-track-table-cell/>
          </table:previous>
        </table:cell-content-change>
        <table:cell-content-change table:id="ct1353">
          <table:cell-address table:column="8" table:row="47" table:table="1"/>
          <office:change-info>
            <dc:creator> </dc:creator>
            <dc:date>2022-07-22T18:30:19.217864301</dc:date>
          </office:change-info>
          <table:previous>
            <table:change-track-table-cell/>
          </table:previous>
        </table:cell-content-change>
        <table:cell-content-change table:id="ct1354">
          <table:cell-address table:column="8" table:row="48" table:table="1"/>
          <office:change-info>
            <dc:creator> </dc:creator>
            <dc:date>2022-07-22T18:30:19.217873938</dc:date>
          </office:change-info>
          <table:previous>
            <table:change-track-table-cell/>
          </table:previous>
        </table:cell-content-change>
        <table:cell-content-change table:id="ct1355">
          <table:cell-address table:column="8" table:row="49" table:table="1"/>
          <office:change-info>
            <dc:creator> </dc:creator>
            <dc:date>2022-07-22T18:30:19.217883654</dc:date>
          </office:change-info>
          <table:previous>
            <table:change-track-table-cell/>
          </table:previous>
        </table:cell-content-change>
        <table:cell-content-change table:id="ct1356">
          <table:cell-address table:column="8" table:row="50" table:table="1"/>
          <office:change-info>
            <dc:creator> </dc:creator>
            <dc:date>2022-07-22T18:30:19.217893173</dc:date>
          </office:change-info>
          <table:previous>
            <table:change-track-table-cell/>
          </table:previous>
        </table:cell-content-change>
        <table:cell-content-change table:id="ct1357">
          <table:cell-address table:column="8" table:row="51" table:table="1"/>
          <office:change-info>
            <dc:creator> </dc:creator>
            <dc:date>2022-07-22T18:30:19.217902863</dc:date>
          </office:change-info>
          <table:previous>
            <table:change-track-table-cell/>
          </table:previous>
        </table:cell-content-change>
        <table:cell-content-change table:id="ct1358">
          <table:cell-address table:column="8" table:row="52" table:table="1"/>
          <office:change-info>
            <dc:creator> </dc:creator>
            <dc:date>2022-07-22T18:30:19.217912519</dc:date>
          </office:change-info>
          <table:previous>
            <table:change-track-table-cell/>
          </table:previous>
        </table:cell-content-change>
        <table:cell-content-change table:id="ct1359">
          <table:cell-address table:column="8" table:row="53" table:table="1"/>
          <office:change-info>
            <dc:creator> </dc:creator>
            <dc:date>2022-07-22T18:30:19.217922319</dc:date>
          </office:change-info>
          <table:previous>
            <table:change-track-table-cell/>
          </table:previous>
        </table:cell-content-change>
        <table:cell-content-change table:id="ct1360">
          <table:cell-address table:column="8" table:row="54" table:table="1"/>
          <office:change-info>
            <dc:creator> </dc:creator>
            <dc:date>2022-07-22T18:30:19.217931937</dc:date>
          </office:change-info>
          <table:previous>
            <table:change-track-table-cell/>
          </table:previous>
        </table:cell-content-change>
        <table:cell-content-change table:id="ct1361">
          <table:cell-address table:column="8" table:row="55" table:table="1"/>
          <office:change-info>
            <dc:creator> </dc:creator>
            <dc:date>2022-07-22T18:30:19.217941358</dc:date>
          </office:change-info>
          <table:previous>
            <table:change-track-table-cell/>
          </table:previous>
        </table:cell-content-change>
        <table:cell-content-change table:id="ct1362">
          <table:cell-address table:column="8" table:row="56" table:table="1"/>
          <office:change-info>
            <dc:creator> </dc:creator>
            <dc:date>2022-07-22T18:30:19.217950925</dc:date>
          </office:change-info>
          <table:previous>
            <table:change-track-table-cell/>
          </table:previous>
        </table:cell-content-change>
        <table:cell-content-change table:id="ct1363">
          <table:cell-address table:column="8" table:row="57" table:table="1"/>
          <office:change-info>
            <dc:creator> </dc:creator>
            <dc:date>2022-07-22T18:30:19.217960510</dc:date>
          </office:change-info>
          <table:previous>
            <table:change-track-table-cell/>
          </table:previous>
        </table:cell-content-change>
        <table:cell-content-change table:id="ct1364">
          <table:cell-address table:column="8" table:row="58" table:table="1"/>
          <office:change-info>
            <dc:creator> </dc:creator>
            <dc:date>2022-07-22T18:30:19.217970033</dc:date>
          </office:change-info>
          <table:previous>
            <table:change-track-table-cell/>
          </table:previous>
        </table:cell-content-change>
        <table:cell-content-change table:id="ct1365">
          <table:cell-address table:column="8" table:row="59" table:table="1"/>
          <office:change-info>
            <dc:creator> </dc:creator>
            <dc:date>2022-07-22T18:30:19.217979704</dc:date>
          </office:change-info>
          <table:previous>
            <table:change-track-table-cell/>
          </table:previous>
        </table:cell-content-change>
        <table:cell-content-change table:id="ct1366">
          <table:cell-address table:column="8" table:row="60" table:table="1"/>
          <office:change-info>
            <dc:creator> </dc:creator>
            <dc:date>2022-07-22T18:30:19.217989333</dc:date>
          </office:change-info>
          <table:previous>
            <table:change-track-table-cell/>
          </table:previous>
        </table:cell-content-change>
        <table:cell-content-change table:id="ct1367">
          <table:cell-address table:column="8" table:row="61" table:table="1"/>
          <office:change-info>
            <dc:creator> </dc:creator>
            <dc:date>2022-07-22T18:30:19.217999015</dc:date>
          </office:change-info>
          <table:previous>
            <table:change-track-table-cell/>
          </table:previous>
        </table:cell-content-change>
        <table:cell-content-change table:id="ct1368">
          <table:cell-address table:column="8" table:row="62" table:table="1"/>
          <office:change-info>
            <dc:creator> </dc:creator>
            <dc:date>2022-07-22T18:30:19.218008712</dc:date>
          </office:change-info>
          <table:previous>
            <table:change-track-table-cell/>
          </table:previous>
        </table:cell-content-change>
        <table:cell-content-change table:id="ct1369">
          <table:cell-address table:column="8" table:row="63" table:table="1"/>
          <office:change-info>
            <dc:creator> </dc:creator>
            <dc:date>2022-07-22T18:30:19.218018299</dc:date>
          </office:change-info>
          <table:previous>
            <table:change-track-table-cell/>
          </table:previous>
        </table:cell-content-change>
        <table:cell-content-change table:id="ct1370">
          <table:cell-address table:column="8" table:row="64" table:table="1"/>
          <office:change-info>
            <dc:creator> </dc:creator>
            <dc:date>2022-07-22T18:30:19.218027970</dc:date>
          </office:change-info>
          <table:previous>
            <table:change-track-table-cell/>
          </table:previous>
        </table:cell-content-change>
        <table:cell-content-change table:id="ct1371">
          <table:cell-address table:column="8" table:row="65" table:table="1"/>
          <office:change-info>
            <dc:creator> </dc:creator>
            <dc:date>2022-07-22T18:30:19.218037929</dc:date>
          </office:change-info>
          <table:previous>
            <table:change-track-table-cell/>
          </table:previous>
        </table:cell-content-change>
        <table:cell-content-change table:id="ct1372">
          <table:cell-address table:column="8" table:row="66" table:table="1"/>
          <office:change-info>
            <dc:creator> </dc:creator>
            <dc:date>2022-07-22T18:30:19.218047556</dc:date>
          </office:change-info>
          <table:previous>
            <table:change-track-table-cell/>
          </table:previous>
        </table:cell-content-change>
        <table:cell-content-change table:id="ct1373">
          <table:cell-address table:column="8" table:row="67" table:table="1"/>
          <office:change-info>
            <dc:creator> </dc:creator>
            <dc:date>2022-07-22T18:30:19.218057331</dc:date>
          </office:change-info>
          <table:previous>
            <table:change-track-table-cell/>
          </table:previous>
        </table:cell-content-change>
        <table:cell-content-change table:id="ct1374">
          <table:cell-address table:column="8" table:row="68" table:table="1"/>
          <office:change-info>
            <dc:creator> </dc:creator>
            <dc:date>2022-07-22T18:30:19.218067109</dc:date>
          </office:change-info>
          <table:previous>
            <table:change-track-table-cell/>
          </table:previous>
        </table:cell-content-change>
        <table:cell-content-change table:id="ct1375">
          <table:cell-address table:column="8" table:row="69" table:table="1"/>
          <office:change-info>
            <dc:creator> </dc:creator>
            <dc:date>2022-07-22T18:30:19.218077095</dc:date>
          </office:change-info>
          <table:previous>
            <table:change-track-table-cell/>
          </table:previous>
        </table:cell-content-change>
        <table:cell-content-change table:id="ct1376">
          <table:cell-address table:column="8" table:row="70" table:table="1"/>
          <office:change-info>
            <dc:creator> </dc:creator>
            <dc:date>2022-07-22T18:30:19.218086924</dc:date>
          </office:change-info>
          <table:previous>
            <table:change-track-table-cell/>
          </table:previous>
        </table:cell-content-change>
        <table:cell-content-change table:id="ct1377">
          <table:cell-address table:column="8" table:row="71" table:table="1"/>
          <office:change-info>
            <dc:creator> </dc:creator>
            <dc:date>2022-07-22T18:30:19.2180966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8" table:row="72" table:table="1"/>
          <office:change-info>
            <dc:creator> </dc:creator>
            <dc:date>2022-07-22T18:30:19.218106466</dc:date>
          </office:change-info>
          <table:previous>
            <table:change-track-table-cell/>
          </table:previous>
        </table:cell-content-change>
        <table:cell-content-change table:id="ct1379">
          <table:cell-address table:column="8" table:row="73" table:table="1"/>
          <office:change-info>
            <dc:creator> </dc:creator>
            <dc:date>2022-07-22T18:30:19.218116317</dc:date>
          </office:change-info>
          <table:previous>
            <table:change-track-table-cell/>
          </table:previous>
        </table:cell-content-change>
        <table:cell-content-change table:id="ct1380">
          <table:cell-address table:column="8" table:row="74" table:table="1"/>
          <office:change-info>
            <dc:creator> </dc:creator>
            <dc:date>2022-07-22T18:30:19.218126169</dc:date>
          </office:change-info>
          <table:previous>
            <table:change-track-table-cell/>
          </table:previous>
        </table:cell-content-change>
        <table:cell-content-change table:id="ct1381">
          <table:cell-address table:column="8" table:row="75" table:table="1"/>
          <office:change-info>
            <dc:creator> </dc:creator>
            <dc:date>2022-07-22T18:30:19.218136093</dc:date>
          </office:change-info>
          <table:previous>
            <table:change-track-table-cell/>
          </table:previous>
        </table:cell-content-change>
        <table:cell-content-change table:id="ct1382">
          <table:cell-address table:column="8" table:row="76" table:table="1"/>
          <office:change-info>
            <dc:creator> </dc:creator>
            <dc:date>2022-07-22T18:30:19.218145869</dc:date>
          </office:change-info>
          <table:previous>
            <table:change-track-table-cell/>
          </table:previous>
        </table:cell-content-change>
        <table:cell-content-change table:id="ct1383">
          <table:cell-address table:column="8" table:row="77" table:table="1"/>
          <office:change-info>
            <dc:creator> </dc:creator>
            <dc:date>2022-07-22T18:30:19.218155788</dc:date>
          </office:change-info>
          <table:previous>
            <table:change-track-table-cell/>
          </table:previous>
        </table:cell-content-change>
        <table:cell-content-change table:id="ct1384">
          <table:cell-address table:column="8" table:row="78" table:table="1"/>
          <office:change-info>
            <dc:creator> </dc:creator>
            <dc:date>2022-07-22T18:30:19.218165732</dc:date>
          </office:change-info>
          <table:previous>
            <table:change-track-table-cell/>
          </table:previous>
        </table:cell-content-change>
        <table:cell-content-change table:id="ct1385">
          <table:cell-address table:column="8" table:row="79" table:table="1"/>
          <office:change-info>
            <dc:creator> </dc:creator>
            <dc:date>2022-07-22T18:30:19.218175650</dc:date>
          </office:change-info>
          <table:previous>
            <table:change-track-table-cell/>
          </table:previous>
        </table:cell-content-change>
        <table:cell-content-change table:id="ct1386">
          <table:cell-address table:column="8" table:row="80" table:table="1"/>
          <office:change-info>
            <dc:creator> </dc:creator>
            <dc:date>2022-07-22T18:30:19.218185486</dc:date>
          </office:change-info>
          <table:previous>
            <table:change-track-table-cell/>
          </table:previous>
        </table:cell-content-change>
        <table:cell-content-change table:id="ct1387">
          <table:cell-address table:column="8" table:row="81" table:table="1"/>
          <office:change-info>
            <dc:creator> </dc:creator>
            <dc:date>2022-07-22T18:30:19.218195500</dc:date>
          </office:change-info>
          <table:previous>
            <table:change-track-table-cell/>
          </table:previous>
        </table:cell-content-change>
        <table:cell-content-change table:id="ct1388">
          <table:cell-address table:column="8" table:row="82" table:table="1"/>
          <office:change-info>
            <dc:creator> </dc:creator>
            <dc:date>2022-07-22T18:30:19.218205469</dc:date>
          </office:change-info>
          <table:previous>
            <table:change-track-table-cell/>
          </table:previous>
        </table:cell-content-change>
        <table:cell-content-change table:id="ct1389">
          <table:cell-address table:column="8" table:row="83" table:table="1"/>
          <office:change-info>
            <dc:creator> </dc:creator>
            <dc:date>2022-07-22T18:30:19.218215472</dc:date>
          </office:change-info>
          <table:previous>
            <table:change-track-table-cell/>
          </table:previous>
        </table:cell-content-change>
        <table:cell-content-change table:id="ct1390">
          <table:cell-address table:column="8" table:row="84" table:table="1"/>
          <office:change-info>
            <dc:creator> </dc:creator>
            <dc:date>2022-07-22T18:30:19.218225516</dc:date>
          </office:change-info>
          <table:previous>
            <table:change-track-table-cell/>
          </table:previous>
        </table:cell-content-change>
        <table:cell-content-change table:id="ct1391">
          <table:cell-address table:column="8" table:row="85" table:table="1"/>
          <office:change-info>
            <dc:creator> </dc:creator>
            <dc:date>2022-07-22T18:30:19.218235646</dc:date>
          </office:change-info>
          <table:previous>
            <table:change-track-table-cell/>
          </table:previous>
        </table:cell-content-change>
        <table:cell-content-change table:id="ct1392">
          <table:cell-address table:column="8" table:row="86" table:table="1"/>
          <office:change-info>
            <dc:creator> </dc:creator>
            <dc:date>2022-07-22T18:30:19.218245591</dc:date>
          </office:change-info>
          <table:previous>
            <table:change-track-table-cell/>
          </table:previous>
        </table:cell-content-change>
        <table:cell-content-change table:id="ct1393">
          <table:cell-address table:column="8" table:row="87" table:table="1"/>
          <office:change-info>
            <dc:creator> </dc:creator>
            <dc:date>2022-07-22T18:30:19.218255611</dc:date>
          </office:change-info>
          <table:previous>
            <table:change-track-table-cell/>
          </table:previous>
        </table:cell-content-change>
        <table:cell-content-change table:id="ct1394">
          <table:cell-address table:column="8" table:row="88" table:table="1"/>
          <office:change-info>
            <dc:creator> </dc:creator>
            <dc:date>2022-07-22T18:30:19.218266083</dc:date>
          </office:change-info>
          <table:previous>
            <table:change-track-table-cell/>
          </table:previous>
        </table:cell-content-change>
        <table:cell-content-change table:id="ct1395">
          <table:cell-address table:column="8" table:row="89" table:table="1"/>
          <office:change-info>
            <dc:creator> </dc:creator>
            <dc:date>2022-07-22T18:30:19.218276385</dc:date>
          </office:change-info>
          <table:previous>
            <table:change-track-table-cell/>
          </table:previous>
        </table:cell-content-change>
        <table:cell-content-change table:id="ct1396">
          <table:cell-address table:column="8" table:row="90" table:table="1"/>
          <office:change-info>
            <dc:creator> </dc:creator>
            <dc:date>2022-07-22T18:30:19.218286415</dc:date>
          </office:change-info>
          <table:previous>
            <table:change-track-table-cell/>
          </table:previous>
        </table:cell-content-change>
        <table:cell-content-change table:id="ct1397">
          <table:cell-address table:column="8" table:row="91" table:table="1"/>
          <office:change-info>
            <dc:creator> </dc:creator>
            <dc:date>2022-07-22T18:30:19.218296589</dc:date>
          </office:change-info>
          <table:previous>
            <table:change-track-table-cell/>
          </table:previous>
        </table:cell-content-change>
        <table:cell-content-change table:id="ct1398">
          <table:cell-address table:column="8" table:row="92" table:table="1"/>
          <office:change-info>
            <dc:creator> </dc:creator>
            <dc:date>2022-07-22T18:30:19.218306709</dc:date>
          </office:change-info>
          <table:previous>
            <table:change-track-table-cell/>
          </table:previous>
        </table:cell-content-change>
        <table:cell-content-change table:id="ct1399">
          <table:cell-address table:column="8" table:row="93" table:table="1"/>
          <office:change-info>
            <dc:creator> </dc:creator>
            <dc:date>2022-07-22T18:30:19.218316783</dc:date>
          </office:change-info>
          <table:previous>
            <table:change-track-table-cell/>
          </table:previous>
        </table:cell-content-change>
        <table:cell-content-change table:id="ct1400">
          <table:cell-address table:column="8" table:row="94" table:table="1"/>
          <office:change-info>
            <dc:creator> </dc:creator>
            <dc:date>2022-07-22T18:30:19.218326898</dc:date>
          </office:change-info>
          <table:previous>
            <table:change-track-table-cell/>
          </table:previous>
        </table:cell-content-change>
        <table:cell-content-change table:id="ct1401">
          <table:cell-address table:column="8" table:row="95" table:table="1"/>
          <office:change-info>
            <dc:creator> </dc:creator>
            <dc:date>2022-07-22T18:30:19.218337092</dc:date>
          </office:change-info>
          <table:previous>
            <table:change-track-table-cell/>
          </table:previous>
        </table:cell-content-change>
        <table:cell-content-change table:id="ct1402">
          <table:cell-address table:column="8" table:row="96" table:table="1"/>
          <office:change-info>
            <dc:creator> </dc:creator>
            <dc:date>2022-07-22T18:30:19.218347212</dc:date>
          </office:change-info>
          <table:previous>
            <table:change-track-table-cell/>
          </table:previous>
        </table:cell-content-change>
        <table:cell-content-change table:id="ct1403">
          <table:cell-address table:column="8" table:row="97" table:table="1"/>
          <office:change-info>
            <dc:creator> </dc:creator>
            <dc:date>2022-07-22T18:30:19.218357839</dc:date>
          </office:change-info>
          <table:previous>
            <table:change-track-table-cell/>
          </table:previous>
        </table:cell-content-change>
        <table:cell-content-change table:id="ct1404">
          <table:cell-address table:column="8" table:row="98" table:table="1"/>
          <office:change-info>
            <dc:creator> </dc:creator>
            <dc:date>2022-07-22T18:30:19.218368118</dc:date>
          </office:change-info>
          <table:previous>
            <table:change-track-table-cell/>
          </table:previous>
        </table:cell-content-change>
        <table:cell-content-change table:id="ct1405">
          <table:cell-address table:column="8" table:row="99" table:table="1"/>
          <office:change-info>
            <dc:creator> </dc:creator>
            <dc:date>2022-07-22T18:30:19.218378306</dc:date>
          </office:change-info>
          <table:previous>
            <table:change-track-table-cell/>
          </table:previous>
        </table:cell-content-change>
        <table:cell-content-change table:id="ct1406">
          <table:cell-address table:column="8" table:row="100" table:table="1"/>
          <office:change-info>
            <dc:creator> </dc:creator>
            <dc:date>2022-07-22T18:30:19.218388462</dc:date>
          </office:change-info>
          <table:previous>
            <table:change-track-table-cell/>
          </table:previous>
        </table:cell-content-change>
        <table:cell-content-change table:id="ct1407">
          <table:cell-address table:column="8" table:row="101" table:table="1"/>
          <office:change-info>
            <dc:creator> </dc:creator>
            <dc:date>2022-07-22T18:30:19.218398899</dc:date>
          </office:change-info>
          <table:previous>
            <table:change-track-table-cell/>
          </table:previous>
        </table:cell-content-change>
        <table:cell-content-change table:id="ct1408">
          <table:cell-address table:column="8" table:row="102" table:table="1"/>
          <office:change-info>
            <dc:creator> </dc:creator>
            <dc:date>2022-07-22T18:30:19.218409365</dc:date>
          </office:change-info>
          <table:previous>
            <table:change-track-table-cell/>
          </table:previous>
        </table:cell-content-change>
        <table:cell-content-change table:id="ct1409">
          <table:cell-address table:column="8" table:row="103" table:table="1"/>
          <office:change-info>
            <dc:creator> </dc:creator>
            <dc:date>2022-07-22T18:30:19.218419662</dc:date>
          </office:change-info>
          <table:previous>
            <table:change-track-table-cell/>
          </table:previous>
        </table:cell-content-change>
        <table:cell-content-change table:id="ct1410">
          <table:cell-address table:column="8" table:row="104" table:table="1"/>
          <office:change-info>
            <dc:creator> </dc:creator>
            <dc:date>2022-07-22T18:30:19.218429900</dc:date>
          </office:change-info>
          <table:previous>
            <table:change-track-table-cell/>
          </table:previous>
        </table:cell-content-change>
        <table:cell-content-change table:id="ct1411">
          <table:cell-address table:column="8" table:row="105" table:table="1"/>
          <office:change-info>
            <dc:creator> </dc:creator>
            <dc:date>2022-07-22T18:30:19.218440306</dc:date>
          </office:change-info>
          <table:previous>
            <table:change-track-table-cell/>
          </table:previous>
        </table:cell-content-change>
        <table:cell-content-change table:id="ct1412">
          <table:cell-address table:column="8" table:row="106" table:table="1"/>
          <office:change-info>
            <dc:creator> </dc:creator>
            <dc:date>2022-07-22T18:30:19.218450592</dc:date>
          </office:change-info>
          <table:previous>
            <table:change-track-table-cell/>
          </table:previous>
        </table:cell-content-change>
        <table:cell-content-change table:id="ct1413">
          <table:cell-address table:column="8" table:row="107" table:table="1"/>
          <office:change-info>
            <dc:creator> </dc:creator>
            <dc:date>2022-07-22T18:30:19.218461011</dc:date>
          </office:change-info>
          <table:previous>
            <table:change-track-table-cell/>
          </table:previous>
        </table:cell-content-change>
        <table:cell-content-change table:id="ct1414">
          <table:cell-address table:column="8" table:row="108" table:table="1"/>
          <office:change-info>
            <dc:creator> </dc:creator>
            <dc:date>2022-07-22T18:30:19.218471897</dc:date>
          </office:change-info>
          <table:previous>
            <table:change-track-table-cell/>
          </table:previous>
        </table:cell-content-change>
        <table:cell-content-change table:id="ct1415">
          <table:cell-address table:column="8" table:row="109" table:table="1"/>
          <office:change-info>
            <dc:creator> </dc:creator>
            <dc:date>2022-07-22T18:30:19.218482550</dc:date>
          </office:change-info>
          <table:previous>
            <table:change-track-table-cell/>
          </table:previous>
        </table:cell-content-change>
        <table:cell-content-change table:id="ct1416">
          <table:cell-address table:column="8" table:row="110" table:table="1"/>
          <office:change-info>
            <dc:creator> </dc:creator>
            <dc:date>2022-07-22T18:30:19.218493021</dc:date>
          </office:change-info>
          <table:previous>
            <table:change-track-table-cell/>
          </table:previous>
        </table:cell-content-change>
        <table:cell-content-change table:id="ct1417">
          <table:cell-address table:column="8" table:row="111" table:table="1"/>
          <office:change-info>
            <dc:creator> </dc:creator>
            <dc:date>2022-07-22T18:30:19.218504195</dc:date>
          </office:change-info>
          <table:previous>
            <table:change-track-table-cell/>
          </table:previous>
        </table:cell-content-change>
        <table:cell-content-change table:id="ct1418">
          <table:cell-address table:column="8" table:row="112" table:table="1"/>
          <office:change-info>
            <dc:creator> </dc:creator>
            <dc:date>2022-07-22T18:30:19.218514661</dc:date>
          </office:change-info>
          <table:previous>
            <table:change-track-table-cell/>
          </table:previous>
        </table:cell-content-change>
        <table:cell-content-change table:id="ct1419">
          <table:cell-address table:column="8" table:row="113" table:table="1"/>
          <office:change-info>
            <dc:creator> </dc:creator>
            <dc:date>2022-07-22T18:30:19.218525571</dc:date>
          </office:change-info>
          <table:previous>
            <table:change-track-table-cell/>
          </table:previous>
        </table:cell-content-change>
        <table:cell-content-change table:id="ct1420">
          <table:cell-address table:column="8" table:row="114" table:table="1"/>
          <office:change-info>
            <dc:creator> </dc:creator>
            <dc:date>2022-07-22T18:30:19.218536299</dc:date>
          </office:change-info>
          <table:previous>
            <table:change-track-table-cell/>
          </table:previous>
        </table:cell-content-change>
        <table:cell-content-change table:id="ct1421">
          <table:cell-address table:column="8" table:row="115" table:table="1"/>
          <office:change-info>
            <dc:creator> </dc:creator>
            <dc:date>2022-07-22T18:30:19.218547176</dc:date>
          </office:change-info>
          <table:previous>
            <table:change-track-table-cell/>
          </table:previous>
        </table:cell-content-change>
        <table:cell-content-change table:id="ct1422">
          <table:cell-address table:column="8" table:row="116" table:table="1"/>
          <office:change-info>
            <dc:creator> </dc:creator>
            <dc:date>2022-07-22T18:30:19.218557571</dc:date>
          </office:change-info>
          <table:previous>
            <table:change-track-table-cell/>
          </table:previous>
        </table:cell-content-change>
        <table:cell-content-change table:id="ct1423">
          <table:cell-address table:column="8" table:row="117" table:table="1"/>
          <office:change-info>
            <dc:creator> </dc:creator>
            <dc:date>2022-07-22T18:30:19.218568425</dc:date>
          </office:change-info>
          <table:previous>
            <table:change-track-table-cell/>
          </table:previous>
        </table:cell-content-change>
        <table:cell-content-change table:id="ct1424">
          <table:cell-address table:column="8" table:row="118" table:table="1"/>
          <office:change-info>
            <dc:creator> </dc:creator>
            <dc:date>2022-07-22T18:30:19.218579248</dc:date>
          </office:change-info>
          <table:previous>
            <table:change-track-table-cell/>
          </table:previous>
        </table:cell-content-change>
        <table:cell-content-change table:id="ct1425">
          <table:cell-address table:column="8" table:row="119" table:table="1"/>
          <office:change-info>
            <dc:creator> </dc:creator>
            <dc:date>2022-07-22T18:30:19.218589867</dc:date>
          </office:change-info>
          <table:previous>
            <table:change-track-table-cell/>
          </table:previous>
        </table:cell-content-change>
        <table:cell-content-change table:id="ct1426">
          <table:cell-address table:column="8" table:row="120" table:table="1"/>
          <office:change-info>
            <dc:creator> </dc:creator>
            <dc:date>2022-07-22T18:30:19.218600468</dc:date>
          </office:change-info>
          <table:previous>
            <table:change-track-table-cell/>
          </table:previous>
        </table:cell-content-change>
        <table:cell-content-change table:id="ct1427">
          <table:cell-address table:column="8" table:row="121" table:table="1"/>
          <office:change-info>
            <dc:creator> </dc:creator>
            <dc:date>2022-07-22T18:30:19.218611044</dc:date>
          </office:change-info>
          <table:previous>
            <table:change-track-table-cell/>
          </table:previous>
        </table:cell-content-change>
        <table:cell-content-change table:id="ct1428">
          <table:cell-address table:column="8" table:row="122" table:table="1"/>
          <office:change-info>
            <dc:creator> </dc:creator>
            <dc:date>2022-07-22T18:30:19.218621696</dc:date>
          </office:change-info>
          <table:previous>
            <table:change-track-table-cell/>
          </table:previous>
        </table:cell-content-change>
        <table:cell-content-change table:id="ct1429">
          <table:cell-address table:column="8" table:row="123" table:table="1"/>
          <office:change-info>
            <dc:creator> </dc:creator>
            <dc:date>2022-07-22T18:30:19.218632499</dc:date>
          </office:change-info>
          <table:previous>
            <table:change-track-table-cell/>
          </table:previous>
        </table:cell-content-change>
        <table:cell-content-change table:id="ct1430">
          <table:cell-address table:column="8" table:row="124" table:table="1"/>
          <office:change-info>
            <dc:creator> </dc:creator>
            <dc:date>2022-07-22T18:30:19.218643312</dc:date>
          </office:change-info>
          <table:previous>
            <table:change-track-table-cell/>
          </table:previous>
        </table:cell-content-change>
        <table:cell-content-change table:id="ct1431">
          <table:cell-address table:column="8" table:row="125" table:table="1"/>
          <office:change-info>
            <dc:creator> </dc:creator>
            <dc:date>2022-07-22T18:30:19.218654081</dc:date>
          </office:change-info>
          <table:previous>
            <table:change-track-table-cell/>
          </table:previous>
        </table:cell-content-change>
        <table:cell-content-change table:id="ct1432">
          <table:cell-address table:column="8" table:row="126" table:table="1"/>
          <office:change-info>
            <dc:creator> </dc:creator>
            <dc:date>2022-07-22T18:30:19.218664690</dc:date>
          </office:change-info>
          <table:previous>
            <table:change-track-table-cell/>
          </table:previous>
        </table:cell-content-change>
        <table:cell-content-change table:id="ct1433">
          <table:cell-address table:column="8" table:row="127" table:table="1"/>
          <office:change-info>
            <dc:creator> </dc:creator>
            <dc:date>2022-07-22T18:30:19.218675519</dc:date>
          </office:change-info>
          <table:previous>
            <table:change-track-table-cell/>
          </table:previous>
        </table:cell-content-change>
        <table:cell-content-change table:id="ct1434">
          <table:cell-address table:column="8" table:row="128" table:table="1"/>
          <office:change-info>
            <dc:creator> </dc:creator>
            <dc:date>2022-07-22T18:30:19.218686390</dc:date>
          </office:change-info>
          <table:previous>
            <table:change-track-table-cell/>
          </table:previous>
        </table:cell-content-change>
        <table:cell-content-change table:id="ct1435">
          <table:cell-address table:column="8" table:row="129" table:table="1"/>
          <office:change-info>
            <dc:creator> </dc:creator>
            <dc:date>2022-07-22T18:30:19.218697585</dc:date>
          </office:change-info>
          <table:previous>
            <table:change-track-table-cell/>
          </table:previous>
        </table:cell-content-change>
        <table:cell-content-change table:id="ct1436">
          <table:cell-address table:column="8" table:row="130" table:table="1"/>
          <office:change-info>
            <dc:creator> </dc:creator>
            <dc:date>2022-07-22T18:30:19.218708754</dc:date>
          </office:change-info>
          <table:previous>
            <table:change-track-table-cell/>
          </table:previous>
        </table:cell-content-change>
        <table:cell-content-change table:id="ct1437">
          <table:cell-address table:column="8" table:row="131" table:table="1"/>
          <office:change-info>
            <dc:creator> </dc:creator>
            <dc:date>2022-07-22T18:30:19.218712535</dc:date>
          </office:change-info>
          <table:previous>
            <table:change-track-table-cell/>
          </table:previous>
        </table:cell-content-change>
        <table:cell-content-change table:id="ct1438">
          <table:cell-address table:column="8" table:row="132" table:table="1"/>
          <office:change-info>
            <dc:creator> </dc:creator>
            <dc:date>2022-07-22T18:30:19.218716104</dc:date>
          </office:change-info>
          <table:previous>
            <table:change-track-table-cell/>
          </table:previous>
        </table:cell-content-change>
        <table:cell-content-change table:id="ct1439">
          <table:cell-address table:column="8" table:row="133" table:table="1"/>
          <office:change-info>
            <dc:creator> </dc:creator>
            <dc:date>2022-07-22T18:30:19.218719664</dc:date>
          </office:change-info>
          <table:previous>
            <table:change-track-table-cell/>
          </table:previous>
        </table:cell-content-change>
        <table:cell-content-change table:id="ct1440">
          <table:cell-address table:column="8" table:row="134" table:table="1"/>
          <office:change-info>
            <dc:creator> </dc:creator>
            <dc:date>2022-07-22T18:30:19.218724048</dc:date>
          </office:change-info>
          <table:previous>
            <table:change-track-table-cell/>
          </table:previous>
        </table:cell-content-change>
        <table:cell-content-change table:id="ct1441">
          <table:cell-address table:column="8" table:row="135" table:table="1"/>
          <office:change-info>
            <dc:creator> </dc:creator>
            <dc:date>2022-07-22T18:30:19.218727441</dc:date>
          </office:change-info>
          <table:previous>
            <table:change-track-table-cell/>
          </table:previous>
        </table:cell-content-change>
        <table:cell-content-change table:id="ct1442">
          <table:cell-address table:column="8" table:row="136" table:table="1"/>
          <office:change-info>
            <dc:creator> </dc:creator>
            <dc:date>2022-07-22T18:30:19.218730928</dc:date>
          </office:change-info>
          <table:previous>
            <table:change-track-table-cell/>
          </table:previous>
        </table:cell-content-change>
        <table:cell-content-change table:id="ct1443">
          <table:cell-address table:column="8" table:row="137" table:table="1"/>
          <office:change-info>
            <dc:creator> </dc:creator>
            <dc:date>2022-07-22T18:30:19.218734646</dc:date>
          </office:change-info>
          <table:previous>
            <table:change-track-table-cell/>
          </table:previous>
        </table:cell-content-change>
        <table:cell-content-change table:id="ct1444">
          <table:cell-address table:column="8" table:row="138" table:table="1"/>
          <office:change-info>
            <dc:creator> </dc:creator>
            <dc:date>2022-07-22T18:30:19.218738760</dc:date>
          </office:change-info>
          <table:previous>
            <table:change-track-table-cell/>
          </table:previous>
        </table:cell-content-change>
        <table:cell-content-change table:id="ct1445">
          <table:cell-address table:column="8" table:row="139" table:table="1"/>
          <office:change-info>
            <dc:creator> </dc:creator>
            <dc:date>2022-07-22T18:30:19.218742757</dc:date>
          </office:change-info>
          <table:previous>
            <table:change-track-table-cell/>
          </table:previous>
        </table:cell-content-change>
        <table:cell-content-change table:id="ct1446">
          <table:cell-address table:column="8" table:row="140" table:table="1"/>
          <office:change-info>
            <dc:creator> </dc:creator>
            <dc:date>2022-07-22T18:30:19.218746734</dc:date>
          </office:change-info>
          <table:previous>
            <table:change-track-table-cell/>
          </table:previous>
        </table:cell-content-change>
        <table:cell-content-change table:id="ct1447">
          <table:cell-address table:column="8" table:row="141" table:table="1"/>
          <office:change-info>
            <dc:creator> </dc:creator>
            <dc:date>2022-07-22T18:30:19.218751325</dc:date>
          </office:change-info>
          <table:previous>
            <table:change-track-table-cell/>
          </table:previous>
        </table:cell-content-change>
        <table:cell-content-change table:id="ct1448">
          <table:cell-address table:column="8" table:row="142" table:table="1"/>
          <office:change-info>
            <dc:creator> </dc:creator>
            <dc:date>2022-07-22T18:30:19.218754798</dc:date>
          </office:change-info>
          <table:previous>
            <table:change-track-table-cell/>
          </table:previous>
        </table:cell-content-change>
        <table:cell-content-change table:id="ct1449">
          <table:cell-address table:column="8" table:row="143" table:table="1"/>
          <office:change-info>
            <dc:creator> </dc:creator>
            <dc:date>2022-07-22T18:30:19.218758702</dc:date>
          </office:change-info>
          <table:previous>
            <table:change-track-table-cell/>
          </table:previous>
        </table:cell-content-change>
        <table:cell-content-change table:id="ct1450">
          <table:cell-address table:column="8" table:row="144" table:table="1"/>
          <office:change-info>
            <dc:creator> </dc:creator>
            <dc:date>2022-07-22T18:30:19.218762296</dc:date>
          </office:change-info>
          <table:previous>
            <table:change-track-table-cell/>
          </table:previous>
        </table:cell-content-change>
        <table:cell-content-change table:id="ct1451">
          <table:cell-address table:column="8" table:row="145" table:table="1"/>
          <office:change-info>
            <dc:creator> </dc:creator>
            <dc:date>2022-07-22T18:30:19.218766019</dc:date>
          </office:change-info>
          <table:previous>
            <table:change-track-table-cell/>
          </table:previous>
        </table:cell-content-change>
        <table:cell-content-change table:id="ct1452">
          <table:cell-address table:column="8" table:row="146" table:table="1"/>
          <office:change-info>
            <dc:creator> </dc:creator>
            <dc:date>2022-07-22T18:30:19.218769502</dc:date>
          </office:change-info>
          <table:previous>
            <table:change-track-table-cell/>
          </table:previous>
        </table:cell-content-change>
        <table:cell-content-change table:id="ct1453">
          <table:cell-address table:column="8" table:row="147" table:table="1"/>
          <office:change-info>
            <dc:creator> </dc:creator>
            <dc:date>2022-07-22T18:30:19.218772947</dc:date>
          </office:change-info>
          <table:previous>
            <table:change-track-table-cell/>
          </table:previous>
        </table:cell-content-change>
        <table:cell-content-change table:id="ct1454">
          <table:cell-address table:column="8" table:row="148" table:table="1"/>
          <office:change-info>
            <dc:creator> </dc:creator>
            <dc:date>2022-07-22T18:30:19.218776435</dc:date>
          </office:change-info>
          <table:previous>
            <table:change-track-table-cell/>
          </table:previous>
        </table:cell-content-change>
        <table:cell-content-change table:id="ct1455">
          <table:cell-address table:column="8" table:row="149" table:table="1"/>
          <office:change-info>
            <dc:creator> </dc:creator>
            <dc:date>2022-07-22T18:30:19.218780399</dc:date>
          </office:change-info>
          <table:previous>
            <table:change-track-table-cell/>
          </table:previous>
        </table:cell-content-change>
        <table:cell-content-change table:id="ct1456">
          <table:cell-address table:column="8" table:row="150" table:table="1"/>
          <office:change-info>
            <dc:creator> </dc:creator>
            <dc:date>2022-07-22T18:30:19.218784128</dc:date>
          </office:change-info>
          <table:previous>
            <table:change-track-table-cell/>
          </table:previous>
        </table:cell-content-change>
        <table:cell-content-change table:id="ct1457">
          <table:cell-address table:column="8" table:row="151" table:table="1"/>
          <office:change-info>
            <dc:creator> </dc:creator>
            <dc:date>2022-07-22T18:30:19.218787973</dc:date>
          </office:change-info>
          <table:previous>
            <table:change-track-table-cell/>
          </table:previous>
        </table:cell-content-change>
        <table:cell-content-change table:id="ct1458">
          <table:cell-address table:column="8" table:row="152" table:table="1"/>
          <office:change-info>
            <dc:creator> </dc:creator>
            <dc:date>2022-07-22T18:30:19.218791744</dc:date>
          </office:change-info>
          <table:previous>
            <table:change-track-table-cell/>
          </table:previous>
        </table:cell-content-change>
        <table:cell-content-change table:id="ct1459">
          <table:cell-address table:column="8" table:row="153" table:table="1"/>
          <office:change-info>
            <dc:creator> </dc:creator>
            <dc:date>2022-07-22T18:30:19.218795815</dc:date>
          </office:change-info>
          <table:previous>
            <table:change-track-table-cell/>
          </table:previous>
        </table:cell-content-change>
        <table:cell-content-change table:id="ct1460">
          <table:cell-address table:column="8" table:row="154" table:table="1"/>
          <office:change-info>
            <dc:creator> </dc:creator>
            <dc:date>2022-07-22T18:30:19.218799889</dc:date>
          </office:change-info>
          <table:previous>
            <table:change-track-table-cell/>
          </table:previous>
        </table:cell-content-change>
        <table:cell-content-change table:id="ct1461">
          <table:cell-address table:column="8" table:row="155" table:table="1"/>
          <office:change-info>
            <dc:creator> </dc:creator>
            <dc:date>2022-07-22T18:30:19.218803639</dc:date>
          </office:change-info>
          <table:previous>
            <table:change-track-table-cell/>
          </table:previous>
        </table:cell-content-change>
        <table:cell-content-change table:id="ct1462">
          <table:cell-address table:column="8" table:row="156" table:table="1"/>
          <office:change-info>
            <dc:creator> </dc:creator>
            <dc:date>2022-07-22T18:30:19.218807417</dc:date>
          </office:change-info>
          <table:previous>
            <table:change-track-table-cell/>
          </table:previous>
        </table:cell-content-change>
        <table:cell-content-change table:id="ct1463">
          <table:cell-address table:column="8" table:row="157" table:table="1"/>
          <office:change-info>
            <dc:creator> </dc:creator>
            <dc:date>2022-07-22T18:30:19.218811141</dc:date>
          </office:change-info>
          <table:previous>
            <table:change-track-table-cell/>
          </table:previous>
        </table:cell-content-change>
        <table:cell-content-change table:id="ct1464">
          <table:cell-address table:column="8" table:row="158" table:table="1"/>
          <office:change-info>
            <dc:creator> </dc:creator>
            <dc:date>2022-07-22T18:30:19.218814815</dc:date>
          </office:change-info>
          <table:previous>
            <table:change-track-table-cell/>
          </table:previous>
        </table:cell-content-change>
        <table:cell-content-change table:id="ct1465">
          <table:cell-address table:column="8" table:row="159" table:table="1"/>
          <office:change-info>
            <dc:creator> </dc:creator>
            <dc:date>2022-07-22T18:30:19.218818561</dc:date>
          </office:change-info>
          <table:previous>
            <table:change-track-table-cell/>
          </table:previous>
        </table:cell-content-change>
        <table:cell-content-change table:id="ct1466">
          <table:cell-address table:column="8" table:row="160" table:table="1"/>
          <office:change-info>
            <dc:creator> </dc:creator>
            <dc:date>2022-07-22T18:30:19.218822610</dc:date>
          </office:change-info>
          <table:previous>
            <table:change-track-table-cell/>
          </table:previous>
        </table:cell-content-change>
        <table:cell-content-change table:id="ct1467">
          <table:cell-address table:column="8" table:row="163" table:table="1"/>
          <office:change-info>
            <dc:creator> </dc:creator>
            <dc:date>2022-07-22T18:30:19.218827480</dc:date>
          </office:change-info>
          <table:previous>
            <table:change-track-table-cell/>
          </table:previous>
        </table:cell-content-change>
        <table:cell-content-change table:id="ct1468">
          <table:cell-address table:column="8" table:row="164" table:table="1"/>
          <office:change-info>
            <dc:creator> </dc:creator>
            <dc:date>2022-07-22T18:30:19.218832282</dc:date>
          </office:change-info>
          <table:previous>
            <table:change-track-table-cell/>
          </table:previous>
        </table:cell-content-change>
        <table:cell-content-change table:id="ct1469">
          <table:cell-address table:column="8" table:row="169" table:table="1"/>
          <office:change-info>
            <dc:creator> </dc:creator>
            <dc:date>2022-07-22T18:30:19.218836828</dc:date>
          </office:change-info>
          <table:previous>
            <table:change-track-table-cell/>
          </table:previous>
        </table:cell-content-change>
        <table:cell-content-change table:id="ct1470">
          <table:cell-address table:column="9" table:row="0" table:table="1"/>
          <office:change-info>
            <dc:creator> </dc:creator>
            <dc:date>2022-07-22T18:30:19.218842076</dc:date>
          </office:change-info>
          <table:previous>
            <table:change-track-table-cell/>
          </table:previous>
        </table:cell-content-change>
        <table:cell-content-change table:id="ct1471">
          <table:cell-address table:column="9" table:row="1" table:table="1"/>
          <office:change-info>
            <dc:creator> </dc:creator>
            <dc:date>2022-07-22T18:30:19.218859673</dc:date>
          </office:change-info>
          <table:previous>
            <table:change-track-table-cell/>
          </table:previous>
        </table:cell-content-change>
        <table:cell-content-change table:id="ct1472">
          <table:cell-address table:column="9" table:row="2" table:table="1"/>
          <office:change-info>
            <dc:creator> </dc:creator>
            <dc:date>2022-07-22T18:30:19.218874070</dc:date>
          </office:change-info>
          <table:previous>
            <table:change-track-table-cell/>
          </table:previous>
        </table:cell-content-change>
        <table:cell-content-change table:id="ct1473">
          <table:cell-address table:column="9" table:row="3" table:table="1"/>
          <office:change-info>
            <dc:creator> </dc:creator>
            <dc:date>2022-07-22T18:30:19.218886807</dc:date>
          </office:change-info>
          <table:previous>
            <table:change-track-table-cell/>
          </table:previous>
        </table:cell-content-change>
        <table:cell-content-change table:id="ct1474">
          <table:cell-address table:column="9" table:row="4" table:table="1"/>
          <office:change-info>
            <dc:creator> </dc:creator>
            <dc:date>2022-07-22T18:30:19.218901432</dc:date>
          </office:change-info>
          <table:previous>
            <table:change-track-table-cell/>
          </table:previous>
        </table:cell-content-change>
        <table:cell-content-change table:id="ct1475">
          <table:cell-address table:column="9" table:row="5" table:table="1"/>
          <office:change-info>
            <dc:creator> </dc:creator>
            <dc:date>2022-07-22T18:30:19.218916924</dc:date>
          </office:change-info>
          <table:previous>
            <table:change-track-table-cell/>
          </table:previous>
        </table:cell-content-change>
        <table:cell-content-change table:id="ct1476">
          <table:cell-address table:column="9" table:row="6" table:table="1"/>
          <office:change-info>
            <dc:creator> </dc:creator>
            <dc:date>2022-07-22T18:30:19.218930134</dc:date>
          </office:change-info>
          <table:previous>
            <table:change-track-table-cell/>
          </table:previous>
        </table:cell-content-change>
        <table:cell-content-change table:id="ct1477">
          <table:cell-address table:column="9" table:row="7" table:table="1"/>
          <office:change-info>
            <dc:creator> </dc:creator>
            <dc:date>2022-07-22T18:30:19.218944171</dc:date>
          </office:change-info>
          <table:previous>
            <table:change-track-table-cell/>
          </table:previous>
        </table:cell-content-change>
        <table:cell-content-change table:id="ct1478">
          <table:cell-address table:column="9" table:row="8" table:table="1"/>
          <office:change-info>
            <dc:creator> </dc:creator>
            <dc:date>2022-07-22T18:30:19.218958393</dc:date>
          </office:change-info>
          <table:previous>
            <table:change-track-table-cell/>
          </table:previous>
        </table:cell-content-change>
        <table:cell-content-change table:id="ct1479">
          <table:cell-address table:column="9" table:row="9" table:table="1"/>
          <office:change-info>
            <dc:creator> </dc:creator>
            <dc:date>2022-07-22T18:30:19.218972537</dc:date>
          </office:change-info>
          <table:previous>
            <table:change-track-table-cell/>
          </table:previous>
        </table:cell-content-change>
        <table:cell-content-change table:id="ct1480">
          <table:cell-address table:column="9" table:row="10" table:table="1"/>
          <office:change-info>
            <dc:creator> </dc:creator>
            <dc:date>2022-07-22T18:30:19.218983948</dc:date>
          </office:change-info>
          <table:previous>
            <table:change-track-table-cell/>
          </table:previous>
        </table:cell-content-change>
        <table:cell-content-change table:id="ct1481">
          <table:cell-address table:column="9" table:row="11" table:table="1"/>
          <office:change-info>
            <dc:creator> </dc:creator>
            <dc:date>2022-07-22T18:30:19.218994775</dc:date>
          </office:change-info>
          <table:previous>
            <table:change-track-table-cell/>
          </table:previous>
        </table:cell-content-change>
        <table:cell-content-change table:id="ct1482">
          <table:cell-address table:column="9" table:row="12" table:table="1"/>
          <office:change-info>
            <dc:creator> </dc:creator>
            <dc:date>2022-07-22T18:30:19.219005429</dc:date>
          </office:change-info>
          <table:previous>
            <table:change-track-table-cell/>
          </table:previous>
        </table:cell-content-change>
        <table:cell-content-change table:id="ct1483">
          <table:cell-address table:column="9" table:row="13" table:table="1"/>
          <office:change-info>
            <dc:creator> </dc:creator>
            <dc:date>2022-07-22T18:30:19.219016351</dc:date>
          </office:change-info>
          <table:previous>
            <table:change-track-table-cell/>
          </table:previous>
        </table:cell-content-change>
        <table:cell-content-change table:id="ct1484">
          <table:cell-address table:column="9" table:row="14" table:table="1"/>
          <office:change-info>
            <dc:creator> </dc:creator>
            <dc:date>2022-07-22T18:30:19.219027171</dc:date>
          </office:change-info>
          <table:previous>
            <table:change-track-table-cell/>
          </table:previous>
        </table:cell-content-change>
        <table:cell-content-change table:id="ct1485">
          <table:cell-address table:column="9" table:row="15" table:table="1"/>
          <office:change-info>
            <dc:creator> </dc:creator>
            <dc:date>2022-07-22T18:30:19.219037983</dc:date>
          </office:change-info>
          <table:previous>
            <table:change-track-table-cell/>
          </table:previous>
        </table:cell-content-change>
        <table:cell-content-change table:id="ct1486">
          <table:cell-address table:column="9" table:row="16" table:table="1"/>
          <office:change-info>
            <dc:creator> </dc:creator>
            <dc:date>2022-07-22T18:30:19.219048566</dc:date>
          </office:change-info>
          <table:previous>
            <table:change-track-table-cell/>
          </table:previous>
        </table:cell-content-change>
        <table:cell-content-change table:id="ct1487">
          <table:cell-address table:column="9" table:row="17" table:table="1"/>
          <office:change-info>
            <dc:creator> </dc:creator>
            <dc:date>2022-07-22T18:30:19.219059363</dc:date>
          </office:change-info>
          <table:previous>
            <table:change-track-table-cell/>
          </table:previous>
        </table:cell-content-change>
        <table:cell-content-change table:id="ct1488">
          <table:cell-address table:column="9" table:row="18" table:table="1"/>
          <office:change-info>
            <dc:creator> </dc:creator>
            <dc:date>2022-07-22T18:30:19.219070187</dc:date>
          </office:change-info>
          <table:previous>
            <table:change-track-table-cell/>
          </table:previous>
        </table:cell-content-change>
        <table:cell-content-change table:id="ct1489">
          <table:cell-address table:column="9" table:row="19" table:table="1"/>
          <office:change-info>
            <dc:creator> </dc:creator>
            <dc:date>2022-07-22T18:30:19.219080782</dc:date>
          </office:change-info>
          <table:previous>
            <table:change-track-table-cell/>
          </table:previous>
        </table:cell-content-change>
        <table:cell-content-change table:id="ct1490">
          <table:cell-address table:column="9" table:row="20" table:table="1"/>
          <office:change-info>
            <dc:creator> </dc:creator>
            <dc:date>2022-07-22T18:30:19.219091472</dc:date>
          </office:change-info>
          <table:previous>
            <table:change-track-table-cell/>
          </table:previous>
        </table:cell-content-change>
        <table:cell-content-change table:id="ct1491">
          <table:cell-address table:column="9" table:row="21" table:table="1"/>
          <office:change-info>
            <dc:creator> </dc:creator>
            <dc:date>2022-07-22T18:30:19.219102479</dc:date>
          </office:change-info>
          <table:previous>
            <table:change-track-table-cell/>
          </table:previous>
        </table:cell-content-change>
        <table:cell-content-change table:id="ct1492">
          <table:cell-address table:column="9" table:row="22" table:table="1"/>
          <office:change-info>
            <dc:creator> </dc:creator>
            <dc:date>2022-07-22T18:30:19.219113456</dc:date>
          </office:change-info>
          <table:previous>
            <table:change-track-table-cell/>
          </table:previous>
        </table:cell-content-change>
        <table:cell-content-change table:id="ct1493">
          <table:cell-address table:column="9" table:row="23" table:table="1"/>
          <office:change-info>
            <dc:creator> </dc:creator>
            <dc:date>2022-07-22T18:30:19.219124935</dc:date>
          </office:change-info>
          <table:previous>
            <table:change-track-table-cell/>
          </table:previous>
        </table:cell-content-change>
        <table:cell-content-change table:id="ct1494">
          <table:cell-address table:column="9" table:row="24" table:table="1"/>
          <office:change-info>
            <dc:creator> </dc:creator>
            <dc:date>2022-07-22T18:30:19.219135922</dc:date>
          </office:change-info>
          <table:previous>
            <table:change-track-table-cell/>
          </table:previous>
        </table:cell-content-change>
        <table:cell-content-change table:id="ct1495">
          <table:cell-address table:column="9" table:row="25" table:table="1"/>
          <office:change-info>
            <dc:creator> </dc:creator>
            <dc:date>2022-07-22T18:30:19.219147117</dc:date>
          </office:change-info>
          <table:previous>
            <table:change-track-table-cell/>
          </table:previous>
        </table:cell-content-change>
        <table:cell-content-change table:id="ct1496">
          <table:cell-address table:column="9" table:row="26" table:table="1"/>
          <office:change-info>
            <dc:creator> </dc:creator>
            <dc:date>2022-07-22T18:30:19.219158052</dc:date>
          </office:change-info>
          <table:previous>
            <table:change-track-table-cell/>
          </table:previous>
        </table:cell-content-change>
        <table:cell-content-change table:id="ct1497">
          <table:cell-address table:column="9" table:row="27" table:table="1"/>
          <office:change-info>
            <dc:creator> </dc:creator>
            <dc:date>2022-07-22T18:30:19.219169034</dc:date>
          </office:change-info>
          <table:previous>
            <table:change-track-table-cell/>
          </table:previous>
        </table:cell-content-change>
        <table:cell-content-change table:id="ct1498">
          <table:cell-address table:column="9" table:row="28" table:table="1"/>
          <office:change-info>
            <dc:creator> </dc:creator>
            <dc:date>2022-07-22T18:30:19.219180208</dc:date>
          </office:change-info>
          <table:previous>
            <table:change-track-table-cell/>
          </table:previous>
        </table:cell-content-change>
        <table:cell-content-change table:id="ct1499">
          <table:cell-address table:column="9" table:row="29" table:table="1"/>
          <office:change-info>
            <dc:creator> </dc:creator>
            <dc:date>2022-07-22T18:30:19.219191067</dc:date>
          </office:change-info>
          <table:previous>
            <table:change-track-table-cell/>
          </table:previous>
        </table:cell-content-change>
        <table:cell-content-change table:id="ct1500">
          <table:cell-address table:column="9" table:row="30" table:table="1"/>
          <office:change-info>
            <dc:creator> </dc:creator>
            <dc:date>2022-07-22T18:30:19.219206940</dc:date>
          </office:change-info>
          <table:previous>
            <table:change-track-table-cell/>
          </table:previous>
        </table:cell-content-change>
        <table:cell-content-change table:id="ct1501">
          <table:cell-address table:column="9" table:row="31" table:table="1"/>
          <office:change-info>
            <dc:creator> </dc:creator>
            <dc:date>2022-07-22T18:30:19.219240004</dc:date>
          </office:change-info>
          <table:previous>
            <table:change-track-table-cell/>
          </table:previous>
        </table:cell-content-change>
        <table:cell-content-change table:id="ct1502">
          <table:cell-address table:column="9" table:row="32" table:table="1"/>
          <office:change-info>
            <dc:creator> </dc:creator>
            <dc:date>2022-07-22T18:30:19.219250907</dc:date>
          </office:change-info>
          <table:previous>
            <table:change-track-table-cell/>
          </table:previous>
        </table:cell-content-change>
        <table:cell-content-change table:id="ct1503">
          <table:cell-address table:column="9" table:row="33" table:table="1"/>
          <office:change-info>
            <dc:creator> </dc:creator>
            <dc:date>2022-07-22T18:30:19.219262471</dc:date>
          </office:change-info>
          <table:previous>
            <table:change-track-table-cell/>
          </table:previous>
        </table:cell-content-change>
        <table:cell-content-change table:id="ct1504">
          <table:cell-address table:column="9" table:row="34" table:table="1"/>
          <office:change-info>
            <dc:creator> </dc:creator>
            <dc:date>2022-07-22T18:30:19.219273502</dc:date>
          </office:change-info>
          <table:previous>
            <table:change-track-table-cell/>
          </table:previous>
        </table:cell-content-change>
        <table:cell-content-change table:id="ct1505">
          <table:cell-address table:column="9" table:row="35" table:table="1"/>
          <office:change-info>
            <dc:creator> </dc:creator>
            <dc:date>2022-07-22T18:30:19.219284559</dc:date>
          </office:change-info>
          <table:previous>
            <table:change-track-table-cell/>
          </table:previous>
        </table:cell-content-change>
        <table:cell-content-change table:id="ct1506">
          <table:cell-address table:column="9" table:row="36" table:table="1"/>
          <office:change-info>
            <dc:creator> </dc:creator>
            <dc:date>2022-07-22T18:30:19.219295358</dc:date>
          </office:change-info>
          <table:previous>
            <table:change-track-table-cell/>
          </table:previous>
        </table:cell-content-change>
        <table:cell-content-change table:id="ct1507">
          <table:cell-address table:column="9" table:row="37" table:table="1"/>
          <office:change-info>
            <dc:creator> </dc:creator>
            <dc:date>2022-07-22T18:30:19.219306428</dc:date>
          </office:change-info>
          <table:previous>
            <table:change-track-table-cell/>
          </table:previous>
        </table:cell-content-change>
        <table:cell-content-change table:id="ct1508">
          <table:cell-address table:column="9" table:row="38" table:table="1"/>
          <office:change-info>
            <dc:creator> </dc:creator>
            <dc:date>2022-07-22T18:30:19.219317405</dc:date>
          </office:change-info>
          <table:previous>
            <table:change-track-table-cell/>
          </table:previous>
        </table:cell-content-change>
        <table:cell-content-change table:id="ct1509">
          <table:cell-address table:column="9" table:row="39" table:table="1"/>
          <office:change-info>
            <dc:creator> </dc:creator>
            <dc:date>2022-07-22T18:30:19.219328410</dc:date>
          </office:change-info>
          <table:previous>
            <table:change-track-table-cell/>
          </table:previous>
        </table:cell-content-change>
        <table:cell-content-change table:id="ct1510">
          <table:cell-address table:column="9" table:row="40" table:table="1"/>
          <office:change-info>
            <dc:creator> </dc:creator>
            <dc:date>2022-07-22T18:30:19.219339511</dc:date>
          </office:change-info>
          <table:previous>
            <table:change-track-table-cell/>
          </table:previous>
        </table:cell-content-change>
        <table:cell-content-change table:id="ct1511">
          <table:cell-address table:column="9" table:row="41" table:table="1"/>
          <office:change-info>
            <dc:creator> </dc:creator>
            <dc:date>2022-07-22T18:30:19.219350754</dc:date>
          </office:change-info>
          <table:previous>
            <table:change-track-table-cell/>
          </table:previous>
        </table:cell-content-change>
        <table:cell-content-change table:id="ct1512">
          <table:cell-address table:column="9" table:row="42" table:table="1"/>
          <office:change-info>
            <dc:creator> </dc:creator>
            <dc:date>2022-07-22T18:30:19.219361640</dc:date>
          </office:change-info>
          <table:previous>
            <table:change-track-table-cell/>
          </table:previous>
        </table:cell-content-change>
        <table:cell-content-change table:id="ct1513">
          <table:cell-address table:column="9" table:row="43" table:table="1"/>
          <office:change-info>
            <dc:creator> </dc:creator>
            <dc:date>2022-07-22T18:30:19.219372902</dc:date>
          </office:change-info>
          <table:previous>
            <table:change-track-table-cell/>
          </table:previous>
        </table:cell-content-change>
        <table:cell-content-change table:id="ct1514">
          <table:cell-address table:column="9" table:row="44" table:table="1"/>
          <office:change-info>
            <dc:creator> </dc:creator>
            <dc:date>2022-07-22T18:30:19.219384826</dc:date>
          </office:change-info>
          <table:previous>
            <table:change-track-table-cell/>
          </table:previous>
        </table:cell-content-change>
        <table:cell-content-change table:id="ct1515">
          <table:cell-address table:column="9" table:row="45" table:table="1"/>
          <office:change-info>
            <dc:creator> </dc:creator>
            <dc:date>2022-07-22T18:30:19.219396713</dc:date>
          </office:change-info>
          <table:previous>
            <table:change-track-table-cell/>
          </table:previous>
        </table:cell-content-change>
        <table:cell-content-change table:id="ct1516">
          <table:cell-address table:column="9" table:row="46" table:table="1"/>
          <office:change-info>
            <dc:creator> </dc:creator>
            <dc:date>2022-07-22T18:30:19.219408717</dc:date>
          </office:change-info>
          <table:previous>
            <table:change-track-table-cell/>
          </table:previous>
        </table:cell-content-change>
        <table:cell-content-change table:id="ct1517">
          <table:cell-address table:column="9" table:row="47" table:table="1"/>
          <office:change-info>
            <dc:creator> </dc:creator>
            <dc:date>2022-07-22T18:30:19.219420734</dc:date>
          </office:change-info>
          <table:previous>
            <table:change-track-table-cell/>
          </table:previous>
        </table:cell-content-change>
        <table:cell-content-change table:id="ct1518">
          <table:cell-address table:column="9" table:row="48" table:table="1"/>
          <office:change-info>
            <dc:creator> </dc:creator>
            <dc:date>2022-07-22T18:30:19.219433097</dc:date>
          </office:change-info>
          <table:previous>
            <table:change-track-table-cell/>
          </table:previous>
        </table:cell-content-change>
        <table:cell-content-change table:id="ct1519">
          <table:cell-address table:column="9" table:row="49" table:table="1"/>
          <office:change-info>
            <dc:creator> </dc:creator>
            <dc:date>2022-07-22T18:30:19.219447848</dc:date>
          </office:change-info>
          <table:previous>
            <table:change-track-table-cell/>
          </table:previous>
        </table:cell-content-change>
        <table:cell-content-change table:id="ct1520">
          <table:cell-address table:column="9" table:row="50" table:table="1"/>
          <office:change-info>
            <dc:creator> </dc:creator>
            <dc:date>2022-07-22T18:30:19.219462580</dc:date>
          </office:change-info>
          <table:previous>
            <table:change-track-table-cell/>
          </table:previous>
        </table:cell-content-change>
        <table:cell-content-change table:id="ct1521">
          <table:cell-address table:column="9" table:row="51" table:table="1"/>
          <office:change-info>
            <dc:creator> </dc:creator>
            <dc:date>2022-07-22T18:30:19.219478130</dc:date>
          </office:change-info>
          <table:previous>
            <table:change-track-table-cell/>
          </table:previous>
        </table:cell-content-change>
        <table:cell-content-change table:id="ct1522">
          <table:cell-address table:column="9" table:row="52" table:table="1"/>
          <office:change-info>
            <dc:creator> </dc:creator>
            <dc:date>2022-07-22T18:30:19.219493963</dc:date>
          </office:change-info>
          <table:previous>
            <table:change-track-table-cell/>
          </table:previous>
        </table:cell-content-change>
        <table:cell-content-change table:id="ct1523">
          <table:cell-address table:column="9" table:row="53" table:table="1"/>
          <office:change-info>
            <dc:creator> </dc:creator>
            <dc:date>2022-07-22T18:30:19.219510066</dc:date>
          </office:change-info>
          <table:previous>
            <table:change-track-table-cell/>
          </table:previous>
        </table:cell-content-change>
        <table:cell-content-change table:id="ct1524">
          <table:cell-address table:column="9" table:row="54" table:table="1"/>
          <office:change-info>
            <dc:creator> </dc:creator>
            <dc:date>2022-07-22T18:30:19.219524902</dc:date>
          </office:change-info>
          <table:previous>
            <table:change-track-table-cell/>
          </table:previous>
        </table:cell-content-change>
        <table:cell-content-change table:id="ct1525">
          <table:cell-address table:column="9" table:row="55" table:table="1"/>
          <office:change-info>
            <dc:creator> </dc:creator>
            <dc:date>2022-07-22T18:30:19.219539567</dc:date>
          </office:change-info>
          <table:previous>
            <table:change-track-table-cell/>
          </table:previous>
        </table:cell-content-change>
        <table:cell-content-change table:id="ct1526">
          <table:cell-address table:column="9" table:row="56" table:table="1"/>
          <office:change-info>
            <dc:creator> </dc:creator>
            <dc:date>2022-07-22T18:30:19.219552397</dc:date>
          </office:change-info>
          <table:previous>
            <table:change-track-table-cell/>
          </table:previous>
        </table:cell-content-change>
        <table:cell-content-change table:id="ct1527">
          <table:cell-address table:column="9" table:row="57" table:table="1"/>
          <office:change-info>
            <dc:creator> </dc:creator>
            <dc:date>2022-07-22T18:30:19.219563836</dc:date>
          </office:change-info>
          <table:previous>
            <table:change-track-table-cell/>
          </table:previous>
        </table:cell-content-change>
        <table:cell-content-change table:id="ct1528">
          <table:cell-address table:column="9" table:row="58" table:table="1"/>
          <office:change-info>
            <dc:creator> </dc:creator>
            <dc:date>2022-07-22T18:30:19.219574956</dc:date>
          </office:change-info>
          <table:previous>
            <table:change-track-table-cell/>
          </table:previous>
        </table:cell-content-change>
        <table:cell-content-change table:id="ct1529">
          <table:cell-address table:column="9" table:row="59" table:table="1"/>
          <office:change-info>
            <dc:creator> </dc:creator>
            <dc:date>2022-07-22T18:30:19.219586098</dc:date>
          </office:change-info>
          <table:previous>
            <table:change-track-table-cell/>
          </table:previous>
        </table:cell-content-change>
        <table:cell-content-change table:id="ct1530">
          <table:cell-address table:column="9" table:row="60" table:table="1"/>
          <office:change-info>
            <dc:creator> </dc:creator>
            <dc:date>2022-07-22T18:30:19.219597286</dc:date>
          </office:change-info>
          <table:previous>
            <table:change-track-table-cell/>
          </table:previous>
        </table:cell-content-change>
        <table:cell-content-change table:id="ct1531">
          <table:cell-address table:column="9" table:row="61" table:table="1"/>
          <office:change-info>
            <dc:creator> </dc:creator>
            <dc:date>2022-07-22T18:30:19.219608440</dc:date>
          </office:change-info>
          <table:previous>
            <table:change-track-table-cell/>
          </table:previous>
        </table:cell-content-change>
        <table:cell-content-change table:id="ct1532">
          <table:cell-address table:column="9" table:row="62" table:table="1"/>
          <office:change-info>
            <dc:creator> </dc:creator>
            <dc:date>2022-07-22T18:30:19.219619528</dc:date>
          </office:change-info>
          <table:previous>
            <table:change-track-table-cell/>
          </table:previous>
        </table:cell-content-change>
        <table:cell-content-change table:id="ct1533">
          <table:cell-address table:column="9" table:row="63" table:table="1"/>
          <office:change-info>
            <dc:creator> </dc:creator>
            <dc:date>2022-07-22T18:30:19.219630494</dc:date>
          </office:change-info>
          <table:previous>
            <table:change-track-table-cell/>
          </table:previous>
        </table:cell-content-change>
        <table:cell-content-change table:id="ct1534">
          <table:cell-address table:column="9" table:row="64" table:table="1"/>
          <office:change-info>
            <dc:creator> </dc:creator>
            <dc:date>2022-07-22T18:30:19.219641501</dc:date>
          </office:change-info>
          <table:previous>
            <table:change-track-table-cell/>
          </table:previous>
        </table:cell-content-change>
        <table:cell-content-change table:id="ct1535">
          <table:cell-address table:column="9" table:row="65" table:table="1"/>
          <office:change-info>
            <dc:creator> </dc:creator>
            <dc:date>2022-07-22T18:30:19.219653114</dc:date>
          </office:change-info>
          <table:previous>
            <table:change-track-table-cell/>
          </table:previous>
        </table:cell-content-change>
        <table:cell-content-change table:id="ct1536">
          <table:cell-address table:column="9" table:row="66" table:table="1"/>
          <office:change-info>
            <dc:creator> </dc:creator>
            <dc:date>2022-07-22T18:30:19.219664436</dc:date>
          </office:change-info>
          <table:previous>
            <table:change-track-table-cell/>
          </table:previous>
        </table:cell-content-change>
        <table:cell-content-change table:id="ct1537">
          <table:cell-address table:column="9" table:row="67" table:table="1"/>
          <office:change-info>
            <dc:creator> </dc:creator>
            <dc:date>2022-07-22T18:30:19.219675665</dc:date>
          </office:change-info>
          <table:previous>
            <table:change-track-table-cell/>
          </table:previous>
        </table:cell-content-change>
        <table:cell-content-change table:id="ct1538">
          <table:cell-address table:column="9" table:row="68" table:table="1"/>
          <office:change-info>
            <dc:creator> </dc:creator>
            <dc:date>2022-07-22T18:30:19.219707713</dc:date>
          </office:change-info>
          <table:previous>
            <table:change-track-table-cell/>
          </table:previous>
        </table:cell-content-change>
        <table:cell-content-change table:id="ct1539">
          <table:cell-address table:column="9" table:row="69" table:table="1"/>
          <office:change-info>
            <dc:creator> </dc:creator>
            <dc:date>2022-07-22T18:30:19.219724254</dc:date>
          </office:change-info>
          <table:previous>
            <table:change-track-table-cell/>
          </table:previous>
        </table:cell-content-change>
        <table:cell-content-change table:id="ct1540">
          <table:cell-address table:column="9" table:row="70" table:table="1"/>
          <office:change-info>
            <dc:creator> </dc:creator>
            <dc:date>2022-07-22T18:30:19.219735587</dc:date>
          </office:change-info>
          <table:previous>
            <table:change-track-table-cell/>
          </table:previous>
        </table:cell-content-change>
        <table:cell-content-change table:id="ct1541">
          <table:cell-address table:column="9" table:row="71" table:table="1"/>
          <office:change-info>
            <dc:creator> </dc:creator>
            <dc:date>2022-07-22T18:30:19.219746828</dc:date>
          </office:change-info>
          <table:previous>
            <table:change-track-table-cell/>
          </table:previous>
        </table:cell-content-change>
        <table:cell-content-change table:id="ct1542">
          <table:cell-address table:column="9" table:row="72" table:table="1"/>
          <office:change-info>
            <dc:creator> </dc:creator>
            <dc:date>2022-07-22T18:30:19.219758284</dc:date>
          </office:change-info>
          <table:previous>
            <table:change-track-table-cell/>
          </table:previous>
        </table:cell-content-change>
        <table:cell-content-change table:id="ct1543">
          <table:cell-address table:column="9" table:row="73" table:table="1"/>
          <office:change-info>
            <dc:creator> </dc:creator>
            <dc:date>2022-07-22T18:30:19.219769440</dc:date>
          </office:change-info>
          <table:previous>
            <table:change-track-table-cell/>
          </table:previous>
        </table:cell-content-change>
        <table:cell-content-change table:id="ct1544">
          <table:cell-address table:column="9" table:row="74" table:table="1"/>
          <office:change-info>
            <dc:creator> </dc:creator>
            <dc:date>2022-07-22T18:30:19.219780725</dc:date>
          </office:change-info>
          <table:previous>
            <table:change-track-table-cell/>
          </table:previous>
        </table:cell-content-change>
        <table:cell-content-change table:id="ct1545">
          <table:cell-address table:column="9" table:row="75" table:table="1"/>
          <office:change-info>
            <dc:creator> </dc:creator>
            <dc:date>2022-07-22T18:30:19.219791912</dc:date>
          </office:change-info>
          <table:previous>
            <table:change-track-table-cell/>
          </table:previous>
        </table:cell-content-change>
        <table:cell-content-change table:id="ct1546">
          <table:cell-address table:column="9" table:row="76" table:table="1"/>
          <office:change-info>
            <dc:creator> </dc:creator>
            <dc:date>2022-07-22T18:30:19.219803283</dc:date>
          </office:change-info>
          <table:previous>
            <table:change-track-table-cell/>
          </table:previous>
        </table:cell-content-change>
        <table:cell-content-change table:id="ct1547">
          <table:cell-address table:column="9" table:row="77" table:table="1"/>
          <office:change-info>
            <dc:creator> </dc:creator>
            <dc:date>2022-07-22T18:30:19.219814604</dc:date>
          </office:change-info>
          <table:previous>
            <table:change-track-table-cell/>
          </table:previous>
        </table:cell-content-change>
        <table:cell-content-change table:id="ct1548">
          <table:cell-address table:column="9" table:row="78" table:table="1"/>
          <office:change-info>
            <dc:creator> </dc:creator>
            <dc:date>2022-07-22T18:30:19.219826242</dc:date>
          </office:change-info>
          <table:previous>
            <table:change-track-table-cell/>
          </table:previous>
        </table:cell-content-change>
        <table:cell-content-change table:id="ct1549">
          <table:cell-address table:column="9" table:row="79" table:table="1"/>
          <office:change-info>
            <dc:creator> </dc:creator>
            <dc:date>2022-07-22T18:30:19.219838281</dc:date>
          </office:change-info>
          <table:previous>
            <table:change-track-table-cell/>
          </table:previous>
        </table:cell-content-change>
        <table:cell-content-change table:id="ct1550">
          <table:cell-address table:column="9" table:row="80" table:table="1"/>
          <office:change-info>
            <dc:creator> </dc:creator>
            <dc:date>2022-07-22T18:30:19.219850380</dc:date>
          </office:change-info>
          <table:previous>
            <table:change-track-table-cell/>
          </table:previous>
        </table:cell-content-change>
        <table:cell-content-change table:id="ct1551">
          <table:cell-address table:column="9" table:row="81" table:table="1"/>
          <office:change-info>
            <dc:creator> </dc:creator>
            <dc:date>2022-07-22T18:30:19.219862084</dc:date>
          </office:change-info>
          <table:previous>
            <table:change-track-table-cell/>
          </table:previous>
        </table:cell-content-change>
        <table:cell-content-change table:id="ct1552">
          <table:cell-address table:column="9" table:row="82" table:table="1"/>
          <office:change-info>
            <dc:creator> </dc:creator>
            <dc:date>2022-07-22T18:30:19.219873717</dc:date>
          </office:change-info>
          <table:previous>
            <table:change-track-table-cell/>
          </table:previous>
        </table:cell-content-change>
        <table:cell-content-change table:id="ct1553">
          <table:cell-address table:column="9" table:row="83" table:table="1"/>
          <office:change-info>
            <dc:creator> </dc:creator>
            <dc:date>2022-07-22T18:30:19.219885525</dc:date>
          </office:change-info>
          <table:previous>
            <table:change-track-table-cell/>
          </table:previous>
        </table:cell-content-change>
        <table:cell-content-change table:id="ct1554">
          <table:cell-address table:column="9" table:row="84" table:table="1"/>
          <office:change-info>
            <dc:creator> </dc:creator>
            <dc:date>2022-07-22T18:30:19.219897017</dc:date>
          </office:change-info>
          <table:previous>
            <table:change-track-table-cell/>
          </table:previous>
        </table:cell-content-change>
        <table:cell-content-change table:id="ct1555">
          <table:cell-address table:column="9" table:row="85" table:table="1"/>
          <office:change-info>
            <dc:creator> </dc:creator>
            <dc:date>2022-07-22T18:30:19.219908544</dc:date>
          </office:change-info>
          <table:previous>
            <table:change-track-table-cell/>
          </table:previous>
        </table:cell-content-change>
        <table:cell-content-change table:id="ct1556">
          <table:cell-address table:column="9" table:row="86" table:table="1"/>
          <office:change-info>
            <dc:creator> </dc:creator>
            <dc:date>2022-07-22T18:30:19.219920435</dc:date>
          </office:change-info>
          <table:previous>
            <table:change-track-table-cell/>
          </table:previous>
        </table:cell-content-change>
        <table:cell-content-change table:id="ct1557">
          <table:cell-address table:column="9" table:row="87" table:table="1"/>
          <office:change-info>
            <dc:creator> </dc:creator>
            <dc:date>2022-07-22T18:30:19.219931663</dc:date>
          </office:change-info>
          <table:previous>
            <table:change-track-table-cell/>
          </table:previous>
        </table:cell-content-change>
        <table:cell-content-change table:id="ct1558">
          <table:cell-address table:column="9" table:row="88" table:table="1"/>
          <office:change-info>
            <dc:creator> </dc:creator>
            <dc:date>2022-07-22T18:30:19.219943290</dc:date>
          </office:change-info>
          <table:previous>
            <table:change-track-table-cell/>
          </table:previous>
        </table:cell-content-change>
        <table:cell-content-change table:id="ct1559">
          <table:cell-address table:column="9" table:row="89" table:table="1"/>
          <office:change-info>
            <dc:creator> </dc:creator>
            <dc:date>2022-07-22T18:30:19.219954821</dc:date>
          </office:change-info>
          <table:previous>
            <table:change-track-table-cell/>
          </table:previous>
        </table:cell-content-change>
        <table:cell-content-change table:id="ct1560">
          <table:cell-address table:column="9" table:row="90" table:table="1"/>
          <office:change-info>
            <dc:creator> </dc:creator>
            <dc:date>2022-07-22T18:30:19.219966259</dc:date>
          </office:change-info>
          <table:previous>
            <table:change-track-table-cell/>
          </table:previous>
        </table:cell-content-change>
        <table:cell-content-change table:id="ct1561">
          <table:cell-address table:column="9" table:row="91" table:table="1"/>
          <office:change-info>
            <dc:creator> </dc:creator>
            <dc:date>2022-07-22T18:30:19.219977927</dc:date>
          </office:change-info>
          <table:previous>
            <table:change-track-table-cell/>
          </table:previous>
        </table:cell-content-change>
        <table:cell-content-change table:id="ct1562">
          <table:cell-address table:column="9" table:row="92" table:table="1"/>
          <office:change-info>
            <dc:creator> </dc:creator>
            <dc:date>2022-07-22T18:30:19.219989559</dc:date>
          </office:change-info>
          <table:previous>
            <table:change-track-table-cell/>
          </table:previous>
        </table:cell-content-change>
        <table:cell-content-change table:id="ct1563">
          <table:cell-address table:column="9" table:row="93" table:table="1"/>
          <office:change-info>
            <dc:creator> </dc:creator>
            <dc:date>2022-07-22T18:30:19.220001659</dc:date>
          </office:change-info>
          <table:previous>
            <table:change-track-table-cell/>
          </table:previous>
        </table:cell-content-change>
        <table:cell-content-change table:id="ct1564">
          <table:cell-address table:column="9" table:row="94" table:table="1"/>
          <office:change-info>
            <dc:creator> </dc:creator>
            <dc:date>2022-07-22T18:30:19.220013142</dc:date>
          </office:change-info>
          <table:previous>
            <table:change-track-table-cell/>
          </table:previous>
        </table:cell-content-change>
        <table:cell-content-change table:id="ct1565">
          <table:cell-address table:column="9" table:row="95" table:table="1"/>
          <office:change-info>
            <dc:creator> </dc:creator>
            <dc:date>2022-07-22T18:30:19.220024352</dc:date>
          </office:change-info>
          <table:previous>
            <table:change-track-table-cell/>
          </table:previous>
        </table:cell-content-change>
        <table:cell-content-change table:id="ct1566">
          <table:cell-address table:column="9" table:row="96" table:table="1"/>
          <office:change-info>
            <dc:creator> </dc:creator>
            <dc:date>2022-07-22T18:30:19.220035572</dc:date>
          </office:change-info>
          <table:previous>
            <table:change-track-table-cell/>
          </table:previous>
        </table:cell-content-change>
        <table:cell-content-change table:id="ct1567">
          <table:cell-address table:column="9" table:row="97" table:table="1"/>
          <office:change-info>
            <dc:creator> </dc:creator>
            <dc:date>2022-07-22T18:30:19.220047171</dc:date>
          </office:change-info>
          <table:previous>
            <table:change-track-table-cell/>
          </table:previous>
        </table:cell-content-change>
        <table:cell-content-change table:id="ct1568">
          <table:cell-address table:column="9" table:row="98" table:table="1"/>
          <office:change-info>
            <dc:creator> </dc:creator>
            <dc:date>2022-07-22T18:30:19.220058652</dc:date>
          </office:change-info>
          <table:previous>
            <table:change-track-table-cell/>
          </table:previous>
        </table:cell-content-change>
        <table:cell-content-change table:id="ct1569">
          <table:cell-address table:column="9" table:row="99" table:table="1"/>
          <office:change-info>
            <dc:creator> </dc:creator>
            <dc:date>2022-07-22T18:30:19.220070134</dc:date>
          </office:change-info>
          <table:previous>
            <table:change-track-table-cell/>
          </table:previous>
        </table:cell-content-change>
        <table:cell-content-change table:id="ct1570">
          <table:cell-address table:column="9" table:row="100" table:table="1"/>
          <office:change-info>
            <dc:creator> </dc:creator>
            <dc:date>2022-07-22T18:30:19.220081611</dc:date>
          </office:change-info>
          <table:previous>
            <table:change-track-table-cell/>
          </table:previous>
        </table:cell-content-change>
        <table:cell-content-change table:id="ct1571">
          <table:cell-address table:column="9" table:row="101" table:table="1"/>
          <office:change-info>
            <dc:creator> </dc:creator>
            <dc:date>2022-07-22T18:30:19.220092917</dc:date>
          </office:change-info>
          <table:previous>
            <table:change-track-table-cell/>
          </table:previous>
        </table:cell-content-change>
        <table:cell-content-change table:id="ct1572">
          <table:cell-address table:column="9" table:row="102" table:table="1"/>
          <office:change-info>
            <dc:creator> </dc:creator>
            <dc:date>2022-07-22T18:30:19.220104365</dc:date>
          </office:change-info>
          <table:previous>
            <table:change-track-table-cell/>
          </table:previous>
        </table:cell-content-change>
        <table:cell-content-change table:id="ct1573">
          <table:cell-address table:column="9" table:row="103" table:table="1"/>
          <office:change-info>
            <dc:creator> </dc:creator>
            <dc:date>2022-07-22T18:30:19.220115735</dc:date>
          </office:change-info>
          <table:previous>
            <table:change-track-table-cell/>
          </table:previous>
        </table:cell-content-change>
        <table:cell-content-change table:id="ct1574">
          <table:cell-address table:column="9" table:row="104" table:table="1"/>
          <office:change-info>
            <dc:creator> </dc:creator>
            <dc:date>2022-07-22T18:30:19.220127171</dc:date>
          </office:change-info>
          <table:previous>
            <table:change-track-table-cell/>
          </table:previous>
        </table:cell-content-change>
        <table:cell-content-change table:id="ct1575">
          <table:cell-address table:column="9" table:row="105" table:table="1"/>
          <office:change-info>
            <dc:creator> </dc:creator>
            <dc:date>2022-07-22T18:30:19.220138624</dc:date>
          </office:change-info>
          <table:previous>
            <table:change-track-table-cell/>
          </table:previous>
        </table:cell-content-change>
        <table:cell-content-change table:id="ct1576">
          <table:cell-address table:column="9" table:row="106" table:table="1"/>
          <office:change-info>
            <dc:creator> </dc:creator>
            <dc:date>2022-07-22T18:30:19.220149990</dc:date>
          </office:change-info>
          <table:previous>
            <table:change-track-table-cell/>
          </table:previous>
        </table:cell-content-change>
        <table:cell-content-change table:id="ct1577">
          <table:cell-address table:column="9" table:row="107" table:table="1"/>
          <office:change-info>
            <dc:creator> </dc:creator>
            <dc:date>2022-07-22T18:30:19.220161383</dc:date>
          </office:change-info>
          <table:previous>
            <table:change-track-table-cell/>
          </table:previous>
        </table:cell-content-change>
        <table:cell-content-change table:id="ct1578">
          <table:cell-address table:column="9" table:row="108" table:table="1"/>
          <office:change-info>
            <dc:creator> </dc:creator>
            <dc:date>2022-07-22T18:30:19.220172802</dc:date>
          </office:change-info>
          <table:previous>
            <table:change-track-table-cell/>
          </table:previous>
        </table:cell-content-change>
        <table:cell-content-change table:id="ct1579">
          <table:cell-address table:column="9" table:row="109" table:table="1"/>
          <office:change-info>
            <dc:creator> </dc:creator>
            <dc:date>2022-07-22T18:30:19.220184641</dc:date>
          </office:change-info>
          <table:previous>
            <table:change-track-table-cell/>
          </table:previous>
        </table:cell-content-change>
        <table:cell-content-change table:id="ct1580">
          <table:cell-address table:column="9" table:row="110" table:table="1"/>
          <office:change-info>
            <dc:creator> </dc:creator>
            <dc:date>2022-07-22T18:30:19.220196154</dc:date>
          </office:change-info>
          <table:previous>
            <table:change-track-table-cell/>
          </table:previous>
        </table:cell-content-change>
        <table:cell-content-change table:id="ct1581">
          <table:cell-address table:column="9" table:row="111" table:table="1"/>
          <office:change-info>
            <dc:creator> </dc:creator>
            <dc:date>2022-07-22T18:30:19.220207636</dc:date>
          </office:change-info>
          <table:previous>
            <table:change-track-table-cell/>
          </table:previous>
        </table:cell-content-change>
        <table:cell-content-change table:id="ct1582">
          <table:cell-address table:column="9" table:row="112" table:table="1"/>
          <office:change-info>
            <dc:creator> </dc:creator>
            <dc:date>2022-07-22T18:30:19.220218966</dc:date>
          </office:change-info>
          <table:previous>
            <table:change-track-table-cell/>
          </table:previous>
        </table:cell-content-change>
        <table:cell-content-change table:id="ct1583">
          <table:cell-address table:column="9" table:row="113" table:table="1"/>
          <office:change-info>
            <dc:creator> </dc:creator>
            <dc:date>2022-07-22T18:30:19.220230544</dc:date>
          </office:change-info>
          <table:previous>
            <table:change-track-table-cell/>
          </table:previous>
        </table:cell-content-change>
        <table:cell-content-change table:id="ct1584">
          <table:cell-address table:column="9" table:row="114" table:table="1"/>
          <office:change-info>
            <dc:creator> </dc:creator>
            <dc:date>2022-07-22T18:30:19.220242532</dc:date>
          </office:change-info>
          <table:previous>
            <table:change-track-table-cell/>
          </table:previous>
        </table:cell-content-change>
        <table:cell-content-change table:id="ct1585">
          <table:cell-address table:column="9" table:row="115" table:table="1"/>
          <office:change-info>
            <dc:creator> </dc:creator>
            <dc:date>2022-07-22T18:30:19.220254878</dc:date>
          </office:change-info>
          <table:previous>
            <table:change-track-table-cell/>
          </table:previous>
        </table:cell-content-change>
        <table:cell-content-change table:id="ct1586">
          <table:cell-address table:column="9" table:row="116" table:table="1"/>
          <office:change-info>
            <dc:creator> </dc:creator>
            <dc:date>2022-07-22T18:30:19.220266717</dc:date>
          </office:change-info>
          <table:previous>
            <table:change-track-table-cell/>
          </table:previous>
        </table:cell-content-change>
        <table:cell-content-change table:id="ct1587">
          <table:cell-address table:column="9" table:row="117" table:table="1"/>
          <office:change-info>
            <dc:creator> </dc:creator>
            <dc:date>2022-07-22T18:30:19.220278796</dc:date>
          </office:change-info>
          <table:previous>
            <table:change-track-table-cell/>
          </table:previous>
        </table:cell-content-change>
        <table:cell-content-change table:id="ct1588">
          <table:cell-address table:column="9" table:row="118" table:table="1"/>
          <office:change-info>
            <dc:creator> </dc:creator>
            <dc:date>2022-07-22T18:30:19.220290560</dc:date>
          </office:change-info>
          <table:previous>
            <table:change-track-table-cell/>
          </table:previous>
        </table:cell-content-change>
        <table:cell-content-change table:id="ct1589">
          <table:cell-address table:column="9" table:row="119" table:table="1"/>
          <office:change-info>
            <dc:creator> </dc:creator>
            <dc:date>2022-07-22T18:30:19.220302109</dc:date>
          </office:change-info>
          <table:previous>
            <table:change-track-table-cell/>
          </table:previous>
        </table:cell-content-change>
        <table:cell-content-change table:id="ct1590">
          <table:cell-address table:column="9" table:row="120" table:table="1"/>
          <office:change-info>
            <dc:creator> </dc:creator>
            <dc:date>2022-07-22T18:30:19.220313841</dc:date>
          </office:change-info>
          <table:previous>
            <table:change-track-table-cell/>
          </table:previous>
        </table:cell-content-change>
        <table:cell-content-change table:id="ct1591">
          <table:cell-address table:column="9" table:row="121" table:table="1"/>
          <office:change-info>
            <dc:creator> </dc:creator>
            <dc:date>2022-07-22T18:30:19.220325850</dc:date>
          </office:change-info>
          <table:previous>
            <table:change-track-table-cell/>
          </table:previous>
        </table:cell-content-change>
        <table:cell-content-change table:id="ct1592">
          <table:cell-address table:column="9" table:row="122" table:table="1"/>
          <office:change-info>
            <dc:creator> </dc:creator>
            <dc:date>2022-07-22T18:30:19.220339355</dc:date>
          </office:change-info>
          <table:previous>
            <table:change-track-table-cell/>
          </table:previous>
        </table:cell-content-change>
        <table:cell-content-change table:id="ct1593">
          <table:cell-address table:column="9" table:row="123" table:table="1"/>
          <office:change-info>
            <dc:creator> </dc:creator>
            <dc:date>2022-07-22T18:30:19.220352967</dc:date>
          </office:change-info>
          <table:previous>
            <table:change-track-table-cell/>
          </table:previous>
        </table:cell-content-change>
        <table:cell-content-change table:id="ct1594">
          <table:cell-address table:column="9" table:row="124" table:table="1"/>
          <office:change-info>
            <dc:creator> </dc:creator>
            <dc:date>2022-07-22T18:30:19.220364427</dc:date>
          </office:change-info>
          <table:previous>
            <table:change-track-table-cell/>
          </table:previous>
        </table:cell-content-change>
        <table:cell-content-change table:id="ct1595">
          <table:cell-address table:column="9" table:row="125" table:table="1"/>
          <office:change-info>
            <dc:creator> </dc:creator>
            <dc:date>2022-07-22T18:30:19.220375898</dc:date>
          </office:change-info>
          <table:previous>
            <table:change-track-table-cell/>
          </table:previous>
        </table:cell-content-change>
        <table:cell-content-change table:id="ct1596">
          <table:cell-address table:column="9" table:row="126" table:table="1"/>
          <office:change-info>
            <dc:creator> </dc:creator>
            <dc:date>2022-07-22T18:30:19.220387346</dc:date>
          </office:change-info>
          <table:previous>
            <table:change-track-table-cell/>
          </table:previous>
        </table:cell-content-change>
        <table:cell-content-change table:id="ct1597">
          <table:cell-address table:column="9" table:row="127" table:table="1"/>
          <office:change-info>
            <dc:creator> </dc:creator>
            <dc:date>2022-07-22T18:30:19.220398755</dc:date>
          </office:change-info>
          <table:previous>
            <table:change-track-table-cell/>
          </table:previous>
        </table:cell-content-change>
        <table:cell-content-change table:id="ct1598">
          <table:cell-address table:column="9" table:row="128" table:table="1"/>
          <office:change-info>
            <dc:creator> </dc:creator>
            <dc:date>2022-07-22T18:30:19.220410281</dc:date>
          </office:change-info>
          <table:previous>
            <table:change-track-table-cell/>
          </table:previous>
        </table:cell-content-change>
        <table:cell-content-change table:id="ct1599">
          <table:cell-address table:column="9" table:row="129" table:table="1"/>
          <office:change-info>
            <dc:creator> </dc:creator>
            <dc:date>2022-07-22T18:30:19.220421928</dc:date>
          </office:change-info>
          <table:previous>
            <table:change-track-table-cell/>
          </table:previous>
        </table:cell-content-change>
        <table:cell-content-change table:id="ct1600">
          <table:cell-address table:column="9" table:row="130" table:table="1"/>
          <office:change-info>
            <dc:creator> </dc:creator>
            <dc:date>2022-07-22T18:30:19.220433842</dc:date>
          </office:change-info>
          <table:previous>
            <table:change-track-table-cell/>
          </table:previous>
        </table:cell-content-change>
        <table:cell-content-change table:id="ct1601">
          <table:cell-address table:column="9" table:row="131" table:table="1"/>
          <office:change-info>
            <dc:creator> </dc:creator>
            <dc:date>2022-07-22T18:30:19.220437661</dc:date>
          </office:change-info>
          <table:previous>
            <table:change-track-table-cell/>
          </table:previous>
        </table:cell-content-change>
        <table:cell-content-change table:id="ct1602">
          <table:cell-address table:column="9" table:row="132" table:table="1"/>
          <office:change-info>
            <dc:creator> </dc:creator>
            <dc:date>2022-07-22T18:30:19.220441260</dc:date>
          </office:change-info>
          <table:previous>
            <table:change-track-table-cell/>
          </table:previous>
        </table:cell-content-change>
        <table:cell-content-change table:id="ct1603">
          <table:cell-address table:column="9" table:row="133" table:table="1"/>
          <office:change-info>
            <dc:creator> </dc:creator>
            <dc:date>2022-07-22T18:30:19.220444901</dc:date>
          </office:change-info>
          <table:previous>
            <table:change-track-table-cell/>
          </table:previous>
        </table:cell-content-change>
        <table:cell-content-change table:id="ct1604">
          <table:cell-address table:column="9" table:row="134" table:table="1"/>
          <office:change-info>
            <dc:creator> </dc:creator>
            <dc:date>2022-07-22T18:30:19.220448590</dc:date>
          </office:change-info>
          <table:previous>
            <table:change-track-table-cell/>
          </table:previous>
        </table:cell-content-change>
        <table:cell-content-change table:id="ct1605">
          <table:cell-address table:column="9" table:row="135" table:table="1"/>
          <office:change-info>
            <dc:creator> </dc:creator>
            <dc:date>2022-07-22T18:30:19.220452152</dc:date>
          </office:change-info>
          <table:previous>
            <table:change-track-table-cell/>
          </table:previous>
        </table:cell-content-change>
        <table:cell-content-change table:id="ct1606">
          <table:cell-address table:column="9" table:row="136" table:table="1"/>
          <office:change-info>
            <dc:creator> </dc:creator>
            <dc:date>2022-07-22T18:30:19.220455708</dc:date>
          </office:change-info>
          <table:previous>
            <table:change-track-table-cell/>
          </table:previous>
        </table:cell-content-change>
        <table:cell-content-change table:id="ct1607">
          <table:cell-address table:column="9" table:row="137" table:table="1"/>
          <office:change-info>
            <dc:creator> </dc:creator>
            <dc:date>2022-07-22T18:30:19.220459261</dc:date>
          </office:change-info>
          <table:previous>
            <table:change-track-table-cell/>
          </table:previous>
        </table:cell-content-change>
        <table:cell-content-change table:id="ct1608">
          <table:cell-address table:column="9" table:row="138" table:table="1"/>
          <office:change-info>
            <dc:creator> </dc:creator>
            <dc:date>2022-07-22T18:30:19.220462819</dc:date>
          </office:change-info>
          <table:previous>
            <table:change-track-table-cell/>
          </table:previous>
        </table:cell-content-change>
        <table:cell-content-change table:id="ct1609">
          <table:cell-address table:column="9" table:row="139" table:table="1"/>
          <office:change-info>
            <dc:creator> </dc:creator>
            <dc:date>2022-07-22T18:30:19.220466391</dc:date>
          </office:change-info>
          <table:previous>
            <table:change-track-table-cell/>
          </table:previous>
        </table:cell-content-change>
        <table:cell-content-change table:id="ct1610">
          <table:cell-address table:column="9" table:row="140" table:table="1"/>
          <office:change-info>
            <dc:creator> </dc:creator>
            <dc:date>2022-07-22T18:30:19.220470002</dc:date>
          </office:change-info>
          <table:previous>
            <table:change-track-table-cell/>
          </table:previous>
        </table:cell-content-change>
        <table:cell-content-change table:id="ct1611">
          <table:cell-address table:column="9" table:row="141" table:table="1"/>
          <office:change-info>
            <dc:creator> </dc:creator>
            <dc:date>2022-07-22T18:30:19.220473717</dc:date>
          </office:change-info>
          <table:previous>
            <table:change-track-table-cell/>
          </table:previous>
        </table:cell-content-change>
        <table:cell-content-change table:id="ct1612">
          <table:cell-address table:column="9" table:row="142" table:table="1"/>
          <office:change-info>
            <dc:creator> </dc:creator>
            <dc:date>2022-07-22T18:30:19.220477588</dc:date>
          </office:change-info>
          <table:previous>
            <table:change-track-table-cell/>
          </table:previous>
        </table:cell-content-change>
        <table:cell-content-change table:id="ct1613">
          <table:cell-address table:column="9" table:row="143" table:table="1"/>
          <office:change-info>
            <dc:creator> </dc:creator>
            <dc:date>2022-07-22T18:30:19.220481644</dc:date>
          </office:change-info>
          <table:previous>
            <table:change-track-table-cell/>
          </table:previous>
        </table:cell-content-change>
        <table:cell-content-change table:id="ct1614">
          <table:cell-address table:column="9" table:row="144" table:table="1"/>
          <office:change-info>
            <dc:creator> </dc:creator>
            <dc:date>2022-07-22T18:30:19.220485348</dc:date>
          </office:change-info>
          <table:previous>
            <table:change-track-table-cell/>
          </table:previous>
        </table:cell-content-change>
        <table:cell-content-change table:id="ct1615">
          <table:cell-address table:column="9" table:row="145" table:table="1"/>
          <office:change-info>
            <dc:creator> </dc:creator>
            <dc:date>2022-07-22T18:30:19.220489036</dc:date>
          </office:change-info>
          <table:previous>
            <table:change-track-table-cell/>
          </table:previous>
        </table:cell-content-change>
        <table:cell-content-change table:id="ct1616">
          <table:cell-address table:column="9" table:row="146" table:table="1"/>
          <office:change-info>
            <dc:creator> </dc:creator>
            <dc:date>2022-07-22T18:30:19.220492728</dc:date>
          </office:change-info>
          <table:previous>
            <table:change-track-table-cell/>
          </table:previous>
        </table:cell-content-change>
        <table:cell-content-change table:id="ct1617">
          <table:cell-address table:column="9" table:row="147" table:table="1"/>
          <office:change-info>
            <dc:creator> </dc:creator>
            <dc:date>2022-07-22T18:30:19.220496304</dc:date>
          </office:change-info>
          <table:previous>
            <table:change-track-table-cell/>
          </table:previous>
        </table:cell-content-change>
        <table:cell-content-change table:id="ct1618">
          <table:cell-address table:column="9" table:row="148" table:table="1"/>
          <office:change-info>
            <dc:creator> </dc:creator>
            <dc:date>2022-07-22T18:30:19.220499881</dc:date>
          </office:change-info>
          <table:previous>
            <table:change-track-table-cell/>
          </table:previous>
        </table:cell-content-change>
        <table:cell-content-change table:id="ct1619">
          <table:cell-address table:column="9" table:row="149" table:table="1"/>
          <office:change-info>
            <dc:creator> </dc:creator>
            <dc:date>2022-07-22T18:30:19.220503765</dc:date>
          </office:change-info>
          <table:previous>
            <table:change-track-table-cell/>
          </table:previous>
        </table:cell-content-change>
        <table:cell-content-change table:id="ct1620">
          <table:cell-address table:column="9" table:row="150" table:table="1"/>
          <office:change-info>
            <dc:creator> </dc:creator>
            <dc:date>2022-07-22T18:30:19.220507397</dc:date>
          </office:change-info>
          <table:previous>
            <table:change-track-table-cell/>
          </table:previous>
        </table:cell-content-change>
        <table:cell-content-change table:id="ct1621">
          <table:cell-address table:column="9" table:row="151" table:table="1"/>
          <office:change-info>
            <dc:creator> </dc:creator>
            <dc:date>2022-07-22T18:30:19.220511127</dc:date>
          </office:change-info>
          <table:previous>
            <table:change-track-table-cell/>
          </table:previous>
        </table:cell-content-change>
        <table:cell-content-change table:id="ct1622">
          <table:cell-address table:column="9" table:row="152" table:table="1"/>
          <office:change-info>
            <dc:creator> </dc:creator>
            <dc:date>2022-07-22T18:30:19.220514896</dc:date>
          </office:change-info>
          <table:previous>
            <table:change-track-table-cell/>
          </table:previous>
        </table:cell-content-change>
        <table:cell-content-change table:id="ct1623">
          <table:cell-address table:column="9" table:row="153" table:table="1"/>
          <office:change-info>
            <dc:creator> </dc:creator>
            <dc:date>2022-07-22T18:30:19.220518757</dc:date>
          </office:change-info>
          <table:previous>
            <table:change-track-table-cell/>
          </table:previous>
        </table:cell-content-change>
        <table:cell-content-change table:id="ct1624">
          <table:cell-address table:column="9" table:row="154" table:table="1"/>
          <office:change-info>
            <dc:creator> </dc:creator>
            <dc:date>2022-07-22T18:30:19.220523080</dc:date>
          </office:change-info>
          <table:previous>
            <table:change-track-table-cell/>
          </table:previous>
        </table:cell-content-change>
        <table:cell-content-change table:id="ct1625">
          <table:cell-address table:column="9" table:row="155" table:table="1"/>
          <office:change-info>
            <dc:creator> </dc:creator>
            <dc:date>2022-07-22T18:30:19.220526767</dc:date>
          </office:change-info>
          <table:previous>
            <table:change-track-table-cell/>
          </table:previous>
        </table:cell-content-change>
        <table:cell-content-change table:id="ct1626">
          <table:cell-address table:column="9" table:row="156" table:table="1"/>
          <office:change-info>
            <dc:creator> </dc:creator>
            <dc:date>2022-07-22T18:30:19.220530735</dc:date>
          </office:change-info>
          <table:previous>
            <table:change-track-table-cell/>
          </table:previous>
        </table:cell-content-change>
        <table:cell-content-change table:id="ct1627">
          <table:cell-address table:column="9" table:row="157" table:table="1"/>
          <office:change-info>
            <dc:creator> </dc:creator>
            <dc:date>2022-07-22T18:30:19.220534514</dc:date>
          </office:change-info>
          <table:previous>
            <table:change-track-table-cell/>
          </table:previous>
        </table:cell-content-change>
        <table:cell-content-change table:id="ct1628">
          <table:cell-address table:column="9" table:row="158" table:table="1"/>
          <office:change-info>
            <dc:creator> </dc:creator>
            <dc:date>2022-07-22T18:30:19.220538708</dc:date>
          </office:change-info>
          <table:previous>
            <table:change-track-table-cell/>
          </table:previous>
        </table:cell-content-change>
        <table:cell-content-change table:id="ct1629">
          <table:cell-address table:column="9" table:row="159" table:table="1"/>
          <office:change-info>
            <dc:creator> </dc:creator>
            <dc:date>2022-07-22T18:30:19.220542736</dc:date>
          </office:change-info>
          <table:previous>
            <table:change-track-table-cell/>
          </table:previous>
        </table:cell-content-change>
        <table:cell-content-change table:id="ct1630">
          <table:cell-address table:column="9" table:row="160" table:table="1"/>
          <office:change-info>
            <dc:creator> </dc:creator>
            <dc:date>2022-07-22T18:30:19.220546601</dc:date>
          </office:change-info>
          <table:previous>
            <table:change-track-table-cell/>
          </table:previous>
        </table:cell-content-change>
        <table:cell-content-change table:id="ct1631">
          <table:cell-address table:column="10" table:row="0" table:table="1"/>
          <office:change-info>
            <dc:creator> </dc:creator>
            <dc:date>2022-07-22T18:30:19.220553959</dc:date>
          </office:change-info>
          <table:previous>
            <table:change-track-table-cell/>
          </table:previous>
        </table:cell-content-change>
        <table:cell-content-change table:id="ct1632">
          <table:cell-address table:column="10" table:row="7" table:table="1"/>
          <office:change-info>
            <dc:creator> </dc:creator>
            <dc:date>2022-07-22T18:30:19.220570184</dc:date>
          </office:change-info>
          <table:previous>
            <table:change-track-table-cell/>
          </table:previous>
        </table:cell-content-change>
        <table:cell-content-change table:id="ct1633">
          <table:cell-address table:column="10" table:row="8" table:table="1"/>
          <office:change-info>
            <dc:creator> </dc:creator>
            <dc:date>2022-07-22T18:30:19.220582222</dc:date>
          </office:change-info>
          <table:previous>
            <table:change-track-table-cell/>
          </table:previous>
        </table:cell-content-change>
        <table:cell-content-change table:id="ct1634">
          <table:cell-address table:column="10" table:row="9" table:table="1"/>
          <office:change-info>
            <dc:creator> </dc:creator>
            <dc:date>2022-07-22T18:30:19.220594018</dc:date>
          </office:change-info>
          <table:previous>
            <table:change-track-table-cell/>
          </table:previous>
        </table:cell-content-change>
        <table:cell-content-change table:id="ct1635">
          <table:cell-address table:column="10" table:row="10" table:table="1"/>
          <office:change-info>
            <dc:creator> </dc:creator>
            <dc:date>2022-07-22T18:30:19.220605812</dc:date>
          </office:change-info>
          <table:previous>
            <table:change-track-table-cell/>
          </table:previous>
        </table:cell-content-change>
        <table:cell-content-change table:id="ct1636">
          <table:cell-address table:column="10" table:row="11" table:table="1"/>
          <office:change-info>
            <dc:creator> </dc:creator>
            <dc:date>2022-07-22T18:30:19.220617777</dc:date>
          </office:change-info>
          <table:previous>
            <table:change-track-table-cell/>
          </table:previous>
        </table:cell-content-change>
        <table:cell-content-change table:id="ct1637">
          <table:cell-address table:column="10" table:row="12" table:table="1"/>
          <office:change-info>
            <dc:creator> </dc:creator>
            <dc:date>2022-07-22T18:30:19.220629444</dc:date>
          </office:change-info>
          <table:previous>
            <table:change-track-table-cell/>
          </table:previous>
        </table:cell-content-change>
        <table:cell-content-change table:id="ct1638">
          <table:cell-address table:column="10" table:row="13" table:table="1"/>
          <office:change-info>
            <dc:creator> </dc:creator>
            <dc:date>2022-07-22T18:30:19.220669714</dc:date>
          </office:change-info>
          <table:previous>
            <table:change-track-table-cell/>
          </table:previous>
        </table:cell-content-change>
        <table:cell-content-change table:id="ct1639">
          <table:cell-address table:column="10" table:row="14" table:table="1"/>
          <office:change-info>
            <dc:creator> </dc:creator>
            <dc:date>2022-07-22T18:30:19.220681867</dc:date>
          </office:change-info>
          <table:previous>
            <table:change-track-table-cell/>
          </table:previous>
        </table:cell-content-change>
        <table:cell-content-change table:id="ct1640">
          <table:cell-address table:column="10" table:row="15" table:table="1"/>
          <office:change-info>
            <dc:creator> </dc:creator>
            <dc:date>2022-07-22T18:30:19.220693817</dc:date>
          </office:change-info>
          <table:previous>
            <table:change-track-table-cell/>
          </table:previous>
        </table:cell-content-change>
        <table:cell-content-change table:id="ct1641">
          <table:cell-address table:column="10" table:row="16" table:table="1"/>
          <office:change-info>
            <dc:creator> </dc:creator>
            <dc:date>2022-07-22T18:30:19.220705750</dc:date>
          </office:change-info>
          <table:previous>
            <table:change-track-table-cell/>
          </table:previous>
        </table:cell-content-change>
        <table:cell-content-change table:id="ct1642">
          <table:cell-address table:column="10" table:row="17" table:table="1"/>
          <office:change-info>
            <dc:creator> </dc:creator>
            <dc:date>2022-07-22T18:30:19.220717994</dc:date>
          </office:change-info>
          <table:previous>
            <table:change-track-table-cell/>
          </table:previous>
        </table:cell-content-change>
        <table:cell-content-change table:id="ct1643">
          <table:cell-address table:column="10" table:row="18" table:table="1"/>
          <office:change-info>
            <dc:creator> </dc:creator>
            <dc:date>2022-07-22T18:30:19.220730381</dc:date>
          </office:change-info>
          <table:previous>
            <table:change-track-table-cell/>
          </table:previous>
        </table:cell-content-change>
        <table:cell-content-change table:id="ct1644">
          <table:cell-address table:column="10" table:row="19" table:table="1"/>
          <office:change-info>
            <dc:creator> </dc:creator>
            <dc:date>2022-07-22T18:30:19.220742182</dc:date>
          </office:change-info>
          <table:previous>
            <table:change-track-table-cell/>
          </table:previous>
        </table:cell-content-change>
        <table:cell-content-change table:id="ct1645">
          <table:cell-address table:column="10" table:row="20" table:table="1"/>
          <office:change-info>
            <dc:creator> </dc:creator>
            <dc:date>2022-07-22T18:30:19.220754035</dc:date>
          </office:change-info>
          <table:previous>
            <table:change-track-table-cell/>
          </table:previous>
        </table:cell-content-change>
        <table:cell-content-change table:id="ct1646">
          <table:cell-address table:column="10" table:row="21" table:table="1"/>
          <office:change-info>
            <dc:creator> </dc:creator>
            <dc:date>2022-07-22T18:30:19.220766254</dc:date>
          </office:change-info>
          <table:previous>
            <table:change-track-table-cell/>
          </table:previous>
        </table:cell-content-change>
        <table:cell-content-change table:id="ct1647">
          <table:cell-address table:column="10" table:row="22" table:table="1"/>
          <office:change-info>
            <dc:creator> </dc:creator>
            <dc:date>2022-07-22T18:30:19.220778578</dc:date>
          </office:change-info>
          <table:previous>
            <table:change-track-table-cell/>
          </table:previous>
        </table:cell-content-change>
        <table:cell-content-change table:id="ct1648">
          <table:cell-address table:column="10" table:row="23" table:table="1"/>
          <office:change-info>
            <dc:creator> </dc:creator>
            <dc:date>2022-07-22T18:30:19.220790889</dc:date>
          </office:change-info>
          <table:previous>
            <table:change-track-table-cell/>
          </table:previous>
        </table:cell-content-change>
        <table:cell-content-change table:id="ct1649">
          <table:cell-address table:column="10" table:row="24" table:table="1"/>
          <office:change-info>
            <dc:creator> </dc:creator>
            <dc:date>2022-07-22T18:30:19.220802996</dc:date>
          </office:change-info>
          <table:previous>
            <table:change-track-table-cell/>
          </table:previous>
        </table:cell-content-change>
        <table:cell-content-change table:id="ct1650">
          <table:cell-address table:column="10" table:row="25" table:table="1"/>
          <office:change-info>
            <dc:creator> </dc:creator>
            <dc:date>2022-07-22T18:30:19.220815089</dc:date>
          </office:change-info>
          <table:previous>
            <table:change-track-table-cell/>
          </table:previous>
        </table:cell-content-change>
        <table:cell-content-change table:id="ct1651">
          <table:cell-address table:column="10" table:row="26" table:table="1"/>
          <office:change-info>
            <dc:creator> </dc:creator>
            <dc:date>2022-07-22T18:30:19.220827225</dc:date>
          </office:change-info>
          <table:previous>
            <table:change-track-table-cell/>
          </table:previous>
        </table:cell-content-change>
        <table:cell-content-change table:id="ct1652">
          <table:cell-address table:column="10" table:row="27" table:table="1"/>
          <office:change-info>
            <dc:creator> </dc:creator>
            <dc:date>2022-07-22T18:30:19.220839452</dc:date>
          </office:change-info>
          <table:previous>
            <table:change-track-table-cell/>
          </table:previous>
        </table:cell-content-change>
        <table:cell-content-change table:id="ct1653">
          <table:cell-address table:column="10" table:row="28" table:table="1"/>
          <office:change-info>
            <dc:creator> </dc:creator>
            <dc:date>2022-07-22T18:30:19.220851435</dc:date>
          </office:change-info>
          <table:previous>
            <table:change-track-table-cell/>
          </table:previous>
        </table:cell-content-change>
        <table:cell-content-change table:id="ct1654">
          <table:cell-address table:column="10" table:row="29" table:table="1"/>
          <office:change-info>
            <dc:creator> </dc:creator>
            <dc:date>2022-07-22T18:30:19.220864123</dc:date>
          </office:change-info>
          <table:previous>
            <table:change-track-table-cell/>
          </table:previous>
        </table:cell-content-change>
        <table:cell-content-change table:id="ct1655">
          <table:cell-address table:column="10" table:row="30" table:table="1"/>
          <office:change-info>
            <dc:creator> </dc:creator>
            <dc:date>2022-07-22T18:30:19.220876036</dc:date>
          </office:change-info>
          <table:previous>
            <table:change-track-table-cell/>
          </table:previous>
        </table:cell-content-change>
        <table:cell-content-change table:id="ct1656">
          <table:cell-address table:column="10" table:row="31" table:table="1"/>
          <office:change-info>
            <dc:creator> </dc:creator>
            <dc:date>2022-07-22T18:30:19.220888182</dc:date>
          </office:change-info>
          <table:previous>
            <table:change-track-table-cell/>
          </table:previous>
        </table:cell-content-change>
        <table:cell-content-change table:id="ct1657">
          <table:cell-address table:column="10" table:row="32" table:table="1"/>
          <office:change-info>
            <dc:creator> </dc:creator>
            <dc:date>2022-07-22T18:30:19.220899967</dc:date>
          </office:change-info>
          <table:previous>
            <table:change-track-table-cell/>
          </table:previous>
        </table:cell-content-change>
        <table:cell-content-change table:id="ct1658">
          <table:cell-address table:column="10" table:row="33" table:table="1"/>
          <office:change-info>
            <dc:creator> </dc:creator>
            <dc:date>2022-07-22T18:30:19.220911871</dc:date>
          </office:change-info>
          <table:previous>
            <table:change-track-table-cell/>
          </table:previous>
        </table:cell-content-change>
        <table:cell-content-change table:id="ct1659">
          <table:cell-address table:column="10" table:row="34" table:table="1"/>
          <office:change-info>
            <dc:creator> </dc:creator>
            <dc:date>2022-07-22T18:30:19.220923632</dc:date>
          </office:change-info>
          <table:previous>
            <table:change-track-table-cell/>
          </table:previous>
        </table:cell-content-change>
        <table:cell-content-change table:id="ct1660">
          <table:cell-address table:column="10" table:row="35" table:table="1"/>
          <office:change-info>
            <dc:creator> </dc:creator>
            <dc:date>2022-07-22T18:30:19.220935418</dc:date>
          </office:change-info>
          <table:previous>
            <table:change-track-table-cell/>
          </table:previous>
        </table:cell-content-change>
        <table:cell-content-change table:id="ct1661">
          <table:cell-address table:column="10" table:row="36" table:table="1"/>
          <office:change-info>
            <dc:creator> </dc:creator>
            <dc:date>2022-07-22T18:30:19.220947790</dc:date>
          </office:change-info>
          <table:previous>
            <table:change-track-table-cell/>
          </table:previous>
        </table:cell-content-change>
        <table:cell-content-change table:id="ct1662">
          <table:cell-address table:column="10" table:row="37" table:table="1"/>
          <office:change-info>
            <dc:creator> </dc:creator>
            <dc:date>2022-07-22T18:30:19.220959860</dc:date>
          </office:change-info>
          <table:previous>
            <table:change-track-table-cell/>
          </table:previous>
        </table:cell-content-change>
        <table:cell-content-change table:id="ct1663">
          <table:cell-address table:column="10" table:row="38" table:table="1"/>
          <office:change-info>
            <dc:creator> </dc:creator>
            <dc:date>2022-07-22T18:30:19.220972524</dc:date>
          </office:change-info>
          <table:previous>
            <table:change-track-table-cell/>
          </table:previous>
        </table:cell-content-change>
        <table:cell-content-change table:id="ct1664">
          <table:cell-address table:column="10" table:row="39" table:table="1"/>
          <office:change-info>
            <dc:creator> </dc:creator>
            <dc:date>2022-07-22T18:30:19.220984741</dc:date>
          </office:change-info>
          <table:previous>
            <table:change-track-table-cell/>
          </table:previous>
        </table:cell-content-change>
        <table:cell-content-change table:id="ct1665">
          <table:cell-address table:column="10" table:row="40" table:table="1"/>
          <office:change-info>
            <dc:creator> </dc:creator>
            <dc:date>2022-07-22T18:30:19.220997715</dc:date>
          </office:change-info>
          <table:previous>
            <table:change-track-table-cell/>
          </table:previous>
        </table:cell-content-change>
        <table:cell-content-change table:id="ct1666">
          <table:cell-address table:column="10" table:row="41" table:table="1"/>
          <office:change-info>
            <dc:creator> </dc:creator>
            <dc:date>2022-07-22T18:30:19.221009817</dc:date>
          </office:change-info>
          <table:previous>
            <table:change-track-table-cell/>
          </table:previous>
        </table:cell-content-change>
        <table:cell-content-change table:id="ct1667">
          <table:cell-address table:column="10" table:row="42" table:table="1"/>
          <office:change-info>
            <dc:creator> </dc:creator>
            <dc:date>2022-07-22T18:30:19.221022054</dc:date>
          </office:change-info>
          <table:previous>
            <table:change-track-table-cell/>
          </table:previous>
        </table:cell-content-change>
        <table:cell-content-change table:id="ct1668">
          <table:cell-address table:column="10" table:row="43" table:table="1"/>
          <office:change-info>
            <dc:creator> </dc:creator>
            <dc:date>2022-07-22T18:30:19.221033936</dc:date>
          </office:change-info>
          <table:previous>
            <table:change-track-table-cell/>
          </table:previous>
        </table:cell-content-change>
        <table:cell-content-change table:id="ct1669">
          <table:cell-address table:column="10" table:row="44" table:table="1"/>
          <office:change-info>
            <dc:creator> </dc:creator>
            <dc:date>2022-07-22T18:30:19.221045988</dc:date>
          </office:change-info>
          <table:previous>
            <table:change-track-table-cell/>
          </table:previous>
        </table:cell-content-change>
        <table:cell-content-change table:id="ct1670">
          <table:cell-address table:column="10" table:row="45" table:table="1"/>
          <office:change-info>
            <dc:creator> </dc:creator>
            <dc:date>2022-07-22T18:30:19.221058651</dc:date>
          </office:change-info>
          <table:previous>
            <table:change-track-table-cell/>
          </table:previous>
        </table:cell-content-change>
        <table:cell-content-change table:id="ct1671">
          <table:cell-address table:column="10" table:row="46" table:table="1"/>
          <office:change-info>
            <dc:creator> </dc:creator>
            <dc:date>2022-07-22T18:30:19.221070687</dc:date>
          </office:change-info>
          <table:previous>
            <table:change-track-table-cell/>
          </table:previous>
        </table:cell-content-change>
        <table:cell-content-change table:id="ct1672">
          <table:cell-address table:column="10" table:row="47" table:table="1"/>
          <office:change-info>
            <dc:creator> </dc:creator>
            <dc:date>2022-07-22T18:30:19.221082632</dc:date>
          </office:change-info>
          <table:previous>
            <table:change-track-table-cell/>
          </table:previous>
        </table:cell-content-change>
        <table:cell-content-change table:id="ct1673">
          <table:cell-address table:column="10" table:row="48" table:table="1"/>
          <office:change-info>
            <dc:creator> </dc:creator>
            <dc:date>2022-07-22T18:30:19.221094946</dc:date>
          </office:change-info>
          <table:previous>
            <table:change-track-table-cell/>
          </table:previous>
        </table:cell-content-change>
        <table:cell-content-change table:id="ct1674">
          <table:cell-address table:column="10" table:row="49" table:table="1"/>
          <office:change-info>
            <dc:creator> </dc:creator>
            <dc:date>2022-07-22T18:30:19.221107337</dc:date>
          </office:change-info>
          <table:previous>
            <table:change-track-table-cell/>
          </table:previous>
        </table:cell-content-change>
        <table:cell-content-change table:id="ct1675">
          <table:cell-address table:column="10" table:row="50" table:table="1"/>
          <office:change-info>
            <dc:creator> </dc:creator>
            <dc:date>2022-07-22T18:30:19.221124510</dc:date>
          </office:change-info>
          <table:previous>
            <table:change-track-table-cell/>
          </table:previous>
        </table:cell-content-change>
        <table:cell-content-change table:id="ct1676">
          <table:cell-address table:column="10" table:row="51" table:table="1"/>
          <office:change-info>
            <dc:creator> </dc:creator>
            <dc:date>2022-07-22T18:30:19.221158621</dc:date>
          </office:change-info>
          <table:previous>
            <table:change-track-table-cell/>
          </table:previous>
        </table:cell-content-change>
        <table:cell-content-change table:id="ct1677">
          <table:cell-address table:column="10" table:row="52" table:table="1"/>
          <office:change-info>
            <dc:creator> </dc:creator>
            <dc:date>2022-07-22T18:30:19.221170734</dc:date>
          </office:change-info>
          <table:previous>
            <table:change-track-table-cell/>
          </table:previous>
        </table:cell-content-change>
        <table:cell-content-change table:id="ct1678">
          <table:cell-address table:column="10" table:row="53" table:table="1"/>
          <office:change-info>
            <dc:creator> </dc:creator>
            <dc:date>2022-07-22T18:30:19.221182942</dc:date>
          </office:change-info>
          <table:previous>
            <table:change-track-table-cell/>
          </table:previous>
        </table:cell-content-change>
        <table:cell-content-change table:id="ct1679">
          <table:cell-address table:column="10" table:row="54" table:table="1"/>
          <office:change-info>
            <dc:creator> </dc:creator>
            <dc:date>2022-07-22T18:30:19.221195560</dc:date>
          </office:change-info>
          <table:previous>
            <table:change-track-table-cell/>
          </table:previous>
        </table:cell-content-change>
        <table:cell-content-change table:id="ct1680">
          <table:cell-address table:column="10" table:row="55" table:table="1"/>
          <office:change-info>
            <dc:creator> </dc:creator>
            <dc:date>2022-07-22T18:30:19.221208020</dc:date>
          </office:change-info>
          <table:previous>
            <table:change-track-table-cell/>
          </table:previous>
        </table:cell-content-change>
        <table:cell-content-change table:id="ct1681">
          <table:cell-address table:column="10" table:row="56" table:table="1"/>
          <office:change-info>
            <dc:creator> </dc:creator>
            <dc:date>2022-07-22T18:30:19.221220450</dc:date>
          </office:change-info>
          <table:previous>
            <table:change-track-table-cell/>
          </table:previous>
        </table:cell-content-change>
        <table:cell-content-change table:id="ct1682">
          <table:cell-address table:column="10" table:row="57" table:table="1"/>
          <office:change-info>
            <dc:creator> </dc:creator>
            <dc:date>2022-07-22T18:30:19.221233203</dc:date>
          </office:change-info>
          <table:previous>
            <table:change-track-table-cell/>
          </table:previous>
        </table:cell-content-change>
        <table:cell-content-change table:id="ct1683">
          <table:cell-address table:column="10" table:row="58" table:table="1"/>
          <office:change-info>
            <dc:creator> </dc:creator>
            <dc:date>2022-07-22T18:30:19.221245320</dc:date>
          </office:change-info>
          <table:previous>
            <table:change-track-table-cell/>
          </table:previous>
        </table:cell-content-change>
        <table:cell-content-change table:id="ct1684">
          <table:cell-address table:column="10" table:row="59" table:table="1"/>
          <office:change-info>
            <dc:creator> </dc:creator>
            <dc:date>2022-07-22T18:30:19.221258260</dc:date>
          </office:change-info>
          <table:previous>
            <table:change-track-table-cell/>
          </table:previous>
        </table:cell-content-change>
        <table:cell-content-change table:id="ct1685">
          <table:cell-address table:column="10" table:row="60" table:table="1"/>
          <office:change-info>
            <dc:creator> </dc:creator>
            <dc:date>2022-07-22T18:30:19.221270960</dc:date>
          </office:change-info>
          <table:previous>
            <table:change-track-table-cell/>
          </table:previous>
        </table:cell-content-change>
        <table:cell-content-change table:id="ct1686">
          <table:cell-address table:column="10" table:row="61" table:table="1"/>
          <office:change-info>
            <dc:creator> </dc:creator>
            <dc:date>2022-07-22T18:30:19.221282907</dc:date>
          </office:change-info>
          <table:previous>
            <table:change-track-table-cell/>
          </table:previous>
        </table:cell-content-change>
        <table:cell-content-change table:id="ct1687">
          <table:cell-address table:column="10" table:row="62" table:table="1"/>
          <office:change-info>
            <dc:creator> </dc:creator>
            <dc:date>2022-07-22T18:30:19.221294968</dc:date>
          </office:change-info>
          <table:previous>
            <table:change-track-table-cell/>
          </table:previous>
        </table:cell-content-change>
        <table:cell-content-change table:id="ct1688">
          <table:cell-address table:column="10" table:row="63" table:table="1"/>
          <office:change-info>
            <dc:creator> </dc:creator>
            <dc:date>2022-07-22T18:30:19.221306783</dc:date>
          </office:change-info>
          <table:previous>
            <table:change-track-table-cell/>
          </table:previous>
        </table:cell-content-change>
        <table:cell-content-change table:id="ct1689">
          <table:cell-address table:column="10" table:row="64" table:table="1"/>
          <office:change-info>
            <dc:creator> </dc:creator>
            <dc:date>2022-07-22T18:30:19.221318626</dc:date>
          </office:change-info>
          <table:previous>
            <table:change-track-table-cell/>
          </table:previous>
        </table:cell-content-change>
        <table:cell-content-change table:id="ct1690">
          <table:cell-address table:column="10" table:row="65" table:table="1"/>
          <office:change-info>
            <dc:creator> </dc:creator>
            <dc:date>2022-07-22T18:30:19.221330468</dc:date>
          </office:change-info>
          <table:previous>
            <table:change-track-table-cell/>
          </table:previous>
        </table:cell-content-change>
        <table:cell-content-change table:id="ct1691">
          <table:cell-address table:column="10" table:row="66" table:table="1"/>
          <office:change-info>
            <dc:creator> </dc:creator>
            <dc:date>2022-07-22T18:30:19.221342405</dc:date>
          </office:change-info>
          <table:previous>
            <table:change-track-table-cell/>
          </table:previous>
        </table:cell-content-change>
        <table:cell-content-change table:id="ct1692">
          <table:cell-address table:column="10" table:row="67" table:table="1"/>
          <office:change-info>
            <dc:creator> </dc:creator>
            <dc:date>2022-07-22T18:30:19.221354267</dc:date>
          </office:change-info>
          <table:previous>
            <table:change-track-table-cell/>
          </table:previous>
        </table:cell-content-change>
        <table:cell-content-change table:id="ct1693">
          <table:cell-address table:column="10" table:row="68" table:table="1"/>
          <office:change-info>
            <dc:creator> </dc:creator>
            <dc:date>2022-07-22T18:30:19.221366453</dc:date>
          </office:change-info>
          <table:previous>
            <table:change-track-table-cell/>
          </table:previous>
        </table:cell-content-change>
        <table:cell-content-change table:id="ct1694">
          <table:cell-address table:column="10" table:row="69" table:table="1"/>
          <office:change-info>
            <dc:creator> </dc:creator>
            <dc:date>2022-07-22T18:30:19.221379164</dc:date>
          </office:change-info>
          <table:previous>
            <table:change-track-table-cell/>
          </table:previous>
        </table:cell-content-change>
        <table:cell-content-change table:id="ct1695">
          <table:cell-address table:column="10" table:row="70" table:table="1"/>
          <office:change-info>
            <dc:creator> </dc:creator>
            <dc:date>2022-07-22T18:30:19.221392807</dc:date>
          </office:change-info>
          <table:previous>
            <table:change-track-table-cell/>
          </table:previous>
        </table:cell-content-change>
        <table:cell-content-change table:id="ct1696">
          <table:cell-address table:column="10" table:row="71" table:table="1"/>
          <office:change-info>
            <dc:creator> </dc:creator>
            <dc:date>2022-07-22T18:30:19.221406777</dc:date>
          </office:change-info>
          <table:previous>
            <table:change-track-table-cell/>
          </table:previous>
        </table:cell-content-change>
        <table:cell-content-change table:id="ct1697">
          <table:cell-address table:column="10" table:row="72" table:table="1"/>
          <office:change-info>
            <dc:creator> </dc:creator>
            <dc:date>2022-07-22T18:30:19.221423566</dc:date>
          </office:change-info>
          <table:previous>
            <table:change-track-table-cell/>
          </table:previous>
        </table:cell-content-change>
        <table:cell-content-change table:id="ct1698">
          <table:cell-address table:column="10" table:row="73" table:table="1"/>
          <office:change-info>
            <dc:creator> </dc:creator>
            <dc:date>2022-07-22T18:30:19.221439857</dc:date>
          </office:change-info>
          <table:previous>
            <table:change-track-table-cell/>
          </table:previous>
        </table:cell-content-change>
        <table:cell-content-change table:id="ct1699">
          <table:cell-address table:column="10" table:row="74" table:table="1"/>
          <office:change-info>
            <dc:creator> </dc:creator>
            <dc:date>2022-07-22T18:30:19.221460186</dc:date>
          </office:change-info>
          <table:previous>
            <table:change-track-table-cell/>
          </table:previous>
        </table:cell-content-change>
        <table:cell-content-change table:id="ct1700">
          <table:cell-address table:column="10" table:row="75" table:table="1"/>
          <office:change-info>
            <dc:creator> </dc:creator>
            <dc:date>2022-07-22T18:30:19.221475597</dc:date>
          </office:change-info>
          <table:previous>
            <table:change-track-table-cell/>
          </table:previous>
        </table:cell-content-change>
        <table:cell-content-change table:id="ct1701">
          <table:cell-address table:column="10" table:row="76" table:table="1"/>
          <office:change-info>
            <dc:creator> </dc:creator>
            <dc:date>2022-07-22T18:30:19.221488310</dc:date>
          </office:change-info>
          <table:previous>
            <table:change-track-table-cell/>
          </table:previous>
        </table:cell-content-change>
        <table:cell-content-change table:id="ct1702">
          <table:cell-address table:column="10" table:row="77" table:table="1"/>
          <office:change-info>
            <dc:creator> </dc:creator>
            <dc:date>2022-07-22T18:30:19.221501295</dc:date>
          </office:change-info>
          <table:previous>
            <table:change-track-table-cell/>
          </table:previous>
        </table:cell-content-change>
        <table:cell-content-change table:id="ct1703">
          <table:cell-address table:column="10" table:row="78" table:table="1"/>
          <office:change-info>
            <dc:creator> </dc:creator>
            <dc:date>2022-07-22T18:30:19.221513799</dc:date>
          </office:change-info>
          <table:previous>
            <table:change-track-table-cell/>
          </table:previous>
        </table:cell-content-change>
        <table:cell-content-change table:id="ct1704">
          <table:cell-address table:column="10" table:row="79" table:table="1"/>
          <office:change-info>
            <dc:creator> </dc:creator>
            <dc:date>2022-07-22T18:30:19.221526477</dc:date>
          </office:change-info>
          <table:previous>
            <table:change-track-table-cell/>
          </table:previous>
        </table:cell-content-change>
        <table:cell-content-change table:id="ct1705">
          <table:cell-address table:column="10" table:row="80" table:table="1"/>
          <office:change-info>
            <dc:creator> </dc:creator>
            <dc:date>2022-07-22T18:30:19.221539142</dc:date>
          </office:change-info>
          <table:previous>
            <table:change-track-table-cell/>
          </table:previous>
        </table:cell-content-change>
        <table:cell-content-change table:id="ct1706">
          <table:cell-address table:column="10" table:row="81" table:table="1"/>
          <office:change-info>
            <dc:creator> </dc:creator>
            <dc:date>2022-07-22T18:30:19.221552472</dc:date>
          </office:change-info>
          <table:previous>
            <table:change-track-table-cell/>
          </table:previous>
        </table:cell-content-change>
        <table:cell-content-change table:id="ct1707">
          <table:cell-address table:column="10" table:row="82" table:table="1"/>
          <office:change-info>
            <dc:creator> </dc:creator>
            <dc:date>2022-07-22T18:30:19.221565314</dc:date>
          </office:change-info>
          <table:previous>
            <table:change-track-table-cell/>
          </table:previous>
        </table:cell-content-change>
        <table:cell-content-change table:id="ct1708">
          <table:cell-address table:column="10" table:row="83" table:table="1"/>
          <office:change-info>
            <dc:creator> </dc:creator>
            <dc:date>2022-07-22T18:30:19.221577859</dc:date>
          </office:change-info>
          <table:previous>
            <table:change-track-table-cell/>
          </table:previous>
        </table:cell-content-change>
        <table:cell-content-change table:id="ct1709">
          <table:cell-address table:column="10" table:row="84" table:table="1"/>
          <office:change-info>
            <dc:creator> </dc:creator>
            <dc:date>2022-07-22T18:30:19.221590723</dc:date>
          </office:change-info>
          <table:previous>
            <table:change-track-table-cell/>
          </table:previous>
        </table:cell-content-change>
        <table:cell-content-change table:id="ct1710">
          <table:cell-address table:column="10" table:row="85" table:table="1"/>
          <office:change-info>
            <dc:creator> </dc:creator>
            <dc:date>2022-07-22T18:30:19.221609591</dc:date>
          </office:change-info>
          <table:previous>
            <table:change-track-table-cell/>
          </table:previous>
        </table:cell-content-change>
        <table:cell-content-change table:id="ct1711">
          <table:cell-address table:column="10" table:row="86" table:table="1"/>
          <office:change-info>
            <dc:creator> </dc:creator>
            <dc:date>2022-07-22T18:30:19.221629942</dc:date>
          </office:change-info>
          <table:previous>
            <table:change-track-table-cell/>
          </table:previous>
        </table:cell-content-change>
        <table:cell-content-change table:id="ct1712">
          <table:cell-address table:column="10" table:row="87" table:table="1"/>
          <office:change-info>
            <dc:creator> </dc:creator>
            <dc:date>2022-07-22T18:30:19.221649096</dc:date>
          </office:change-info>
          <table:previous>
            <table:change-track-table-cell/>
          </table:previous>
        </table:cell-content-change>
        <table:cell-content-change table:id="ct1713">
          <table:cell-address table:column="10" table:row="88" table:table="1"/>
          <office:change-info>
            <dc:creator> </dc:creator>
            <dc:date>2022-07-22T18:30:19.221661674</dc:date>
          </office:change-info>
          <table:previous>
            <table:change-track-table-cell/>
          </table:previous>
        </table:cell-content-change>
        <table:cell-content-change table:id="ct1714">
          <table:cell-address table:column="10" table:row="89" table:table="1"/>
          <office:change-info>
            <dc:creator> </dc:creator>
            <dc:date>2022-07-22T18:30:19.221674320</dc:date>
          </office:change-info>
          <table:previous>
            <table:change-track-table-cell/>
          </table:previous>
        </table:cell-content-change>
        <table:cell-content-change table:id="ct1715">
          <table:cell-address table:column="10" table:row="90" table:table="1"/>
          <office:change-info>
            <dc:creator> </dc:creator>
            <dc:date>2022-07-22T18:30:19.221702573</dc:date>
          </office:change-info>
          <table:previous>
            <table:change-track-table-cell/>
          </table:previous>
        </table:cell-content-change>
        <table:cell-content-change table:id="ct1716">
          <table:cell-address table:column="10" table:row="91" table:table="1"/>
          <office:change-info>
            <dc:creator> </dc:creator>
            <dc:date>2022-07-22T18:30:19.221716827</dc:date>
          </office:change-info>
          <table:previous>
            <table:change-track-table-cell/>
          </table:previous>
        </table:cell-content-change>
        <table:cell-content-change table:id="ct1717">
          <table:cell-address table:column="10" table:row="92" table:table="1"/>
          <office:change-info>
            <dc:creator> </dc:creator>
            <dc:date>2022-07-22T18:30:19.221729808</dc:date>
          </office:change-info>
          <table:previous>
            <table:change-track-table-cell/>
          </table:previous>
        </table:cell-content-change>
        <table:cell-content-change table:id="ct1718">
          <table:cell-address table:column="10" table:row="93" table:table="1"/>
          <office:change-info>
            <dc:creator> </dc:creator>
            <dc:date>2022-07-22T18:30:19.221742979</dc:date>
          </office:change-info>
          <table:previous>
            <table:change-track-table-cell/>
          </table:previous>
        </table:cell-content-change>
        <table:cell-content-change table:id="ct1719">
          <table:cell-address table:column="10" table:row="94" table:table="1"/>
          <office:change-info>
            <dc:creator> </dc:creator>
            <dc:date>2022-07-22T18:30:19.221755597</dc:date>
          </office:change-info>
          <table:previous>
            <table:change-track-table-cell/>
          </table:previous>
        </table:cell-content-change>
        <table:cell-content-change table:id="ct1720">
          <table:cell-address table:column="10" table:row="95" table:table="1"/>
          <office:change-info>
            <dc:creator> </dc:creator>
            <dc:date>2022-07-22T18:30:19.221768675</dc:date>
          </office:change-info>
          <table:previous>
            <table:change-track-table-cell/>
          </table:previous>
        </table:cell-content-change>
        <table:cell-content-change table:id="ct1721">
          <table:cell-address table:column="10" table:row="96" table:table="1"/>
          <office:change-info>
            <dc:creator> </dc:creator>
            <dc:date>2022-07-22T18:30:19.221781567</dc:date>
          </office:change-info>
          <table:previous>
            <table:change-track-table-cell/>
          </table:previous>
        </table:cell-content-change>
        <table:cell-content-change table:id="ct1722">
          <table:cell-address table:column="10" table:row="97" table:table="1"/>
          <office:change-info>
            <dc:creator> </dc:creator>
            <dc:date>2022-07-22T18:30:19.221794619</dc:date>
          </office:change-info>
          <table:previous>
            <table:change-track-table-cell/>
          </table:previous>
        </table:cell-content-change>
        <table:cell-content-change table:id="ct1723">
          <table:cell-address table:column="10" table:row="98" table:table="1"/>
          <office:change-info>
            <dc:creator> </dc:creator>
            <dc:date>2022-07-22T18:30:19.221807214</dc:date>
          </office:change-info>
          <table:previous>
            <table:change-track-table-cell/>
          </table:previous>
        </table:cell-content-change>
        <table:cell-content-change table:id="ct1724">
          <table:cell-address table:column="10" table:row="99" table:table="1"/>
          <office:change-info>
            <dc:creator> </dc:creator>
            <dc:date>2022-07-22T18:30:19.221819993</dc:date>
          </office:change-info>
          <table:previous>
            <table:change-track-table-cell/>
          </table:previous>
        </table:cell-content-change>
        <table:cell-content-change table:id="ct1725">
          <table:cell-address table:column="10" table:row="100" table:table="1"/>
          <office:change-info>
            <dc:creator> </dc:creator>
            <dc:date>2022-07-22T18:30:19.221832554</dc:date>
          </office:change-info>
          <table:previous>
            <table:change-track-table-cell/>
          </table:previous>
        </table:cell-content-change>
        <table:cell-content-change table:id="ct1726">
          <table:cell-address table:column="10" table:row="101" table:table="1"/>
          <office:change-info>
            <dc:creator> </dc:creator>
            <dc:date>2022-07-22T18:30:19.221844983</dc:date>
          </office:change-info>
          <table:previous>
            <table:change-track-table-cell/>
          </table:previous>
        </table:cell-content-change>
        <table:cell-content-change table:id="ct1727">
          <table:cell-address table:column="10" table:row="102" table:table="1"/>
          <office:change-info>
            <dc:creator> </dc:creator>
            <dc:date>2022-07-22T18:30:19.221857513</dc:date>
          </office:change-info>
          <table:previous>
            <table:change-track-table-cell/>
          </table:previous>
        </table:cell-content-change>
        <table:cell-content-change table:id="ct1728">
          <table:cell-address table:column="10" table:row="103" table:table="1"/>
          <office:change-info>
            <dc:creator> </dc:creator>
            <dc:date>2022-07-22T18:30:19.221869973</dc:date>
          </office:change-info>
          <table:previous>
            <table:change-track-table-cell/>
          </table:previous>
        </table:cell-content-change>
        <table:cell-content-change table:id="ct1729">
          <table:cell-address table:column="10" table:row="104" table:table="1"/>
          <office:change-info>
            <dc:creator> </dc:creator>
            <dc:date>2022-07-22T18:30:19.221882785</dc:date>
          </office:change-info>
          <table:previous>
            <table:change-track-table-cell/>
          </table:previous>
        </table:cell-content-change>
        <table:cell-content-change table:id="ct1730">
          <table:cell-address table:column="10" table:row="105" table:table="1"/>
          <office:change-info>
            <dc:creator> </dc:creator>
            <dc:date>2022-07-22T18:30:19.221895045</dc:date>
          </office:change-info>
          <table:previous>
            <table:change-track-table-cell/>
          </table:previous>
        </table:cell-content-change>
        <table:cell-content-change table:id="ct1731">
          <table:cell-address table:column="10" table:row="106" table:table="1"/>
          <office:change-info>
            <dc:creator> </dc:creator>
            <dc:date>2022-07-22T18:30:19.221907949</dc:date>
          </office:change-info>
          <table:previous>
            <table:change-track-table-cell/>
          </table:previous>
        </table:cell-content-change>
        <table:cell-content-change table:id="ct1732">
          <table:cell-address table:column="10" table:row="107" table:table="1"/>
          <office:change-info>
            <dc:creator> </dc:creator>
            <dc:date>2022-07-22T18:30:19.221920399</dc:date>
          </office:change-info>
          <table:previous>
            <table:change-track-table-cell/>
          </table:previous>
        </table:cell-content-change>
        <table:cell-content-change table:id="ct1733">
          <table:cell-address table:column="10" table:row="108" table:table="1"/>
          <office:change-info>
            <dc:creator> </dc:creator>
            <dc:date>2022-07-22T18:30:19.221932931</dc:date>
          </office:change-info>
          <table:previous>
            <table:change-track-table-cell/>
          </table:previous>
        </table:cell-content-change>
        <table:cell-content-change table:id="ct1734">
          <table:cell-address table:column="10" table:row="109" table:table="1"/>
          <office:change-info>
            <dc:creator> </dc:creator>
            <dc:date>2022-07-22T18:30:19.221945572</dc:date>
          </office:change-info>
          <table:previous>
            <table:change-track-table-cell/>
          </table:previous>
        </table:cell-content-change>
        <table:cell-content-change table:id="ct1735">
          <table:cell-address table:column="10" table:row="110" table:table="1"/>
          <office:change-info>
            <dc:creator> </dc:creator>
            <dc:date>2022-07-22T18:30:19.221958760</dc:date>
          </office:change-info>
          <table:previous>
            <table:change-track-table-cell/>
          </table:previous>
        </table:cell-content-change>
        <table:cell-content-change table:id="ct1736">
          <table:cell-address table:column="10" table:row="111" table:table="1"/>
          <office:change-info>
            <dc:creator> </dc:creator>
            <dc:date>2022-07-22T18:30:19.221971311</dc:date>
          </office:change-info>
          <table:previous>
            <table:change-track-table-cell/>
          </table:previous>
        </table:cell-content-change>
        <table:cell-content-change table:id="ct1737">
          <table:cell-address table:column="10" table:row="112" table:table="1"/>
          <office:change-info>
            <dc:creator> </dc:creator>
            <dc:date>2022-07-22T18:30:19.221984085</dc:date>
          </office:change-info>
          <table:previous>
            <table:change-track-table-cell/>
          </table:previous>
        </table:cell-content-change>
        <table:cell-content-change table:id="ct1738">
          <table:cell-address table:column="10" table:row="113" table:table="1"/>
          <office:change-info>
            <dc:creator> </dc:creator>
            <dc:date>2022-07-22T18:30:19.221996854</dc:date>
          </office:change-info>
          <table:previous>
            <table:change-track-table-cell/>
          </table:previous>
        </table:cell-content-change>
        <table:cell-content-change table:id="ct1739">
          <table:cell-address table:column="10" table:row="114" table:table="1"/>
          <office:change-info>
            <dc:creator> </dc:creator>
            <dc:date>2022-07-22T18:30:19.222014319</dc:date>
          </office:change-info>
          <table:previous>
            <table:change-track-table-cell/>
          </table:previous>
        </table:cell-content-change>
        <table:cell-content-change table:id="ct1740">
          <table:cell-address table:column="10" table:row="115" table:table="1"/>
          <office:change-info>
            <dc:creator> </dc:creator>
            <dc:date>2022-07-22T18:30:19.222030637</dc:date>
          </office:change-info>
          <table:previous>
            <table:change-track-table-cell/>
          </table:previous>
        </table:cell-content-change>
        <table:cell-content-change table:id="ct1741">
          <table:cell-address table:column="10" table:row="116" table:table="1"/>
          <office:change-info>
            <dc:creator> </dc:creator>
            <dc:date>2022-07-22T18:30:19.222046118</dc:date>
          </office:change-info>
          <table:previous>
            <table:change-track-table-cell/>
          </table:previous>
        </table:cell-content-change>
        <table:cell-content-change table:id="ct1742">
          <table:cell-address table:column="10" table:row="117" table:table="1"/>
          <office:change-info>
            <dc:creator> </dc:creator>
            <dc:date>2022-07-22T18:30:19.222061990</dc:date>
          </office:change-info>
          <table:previous>
            <table:change-track-table-cell/>
          </table:previous>
        </table:cell-content-change>
        <table:cell-content-change table:id="ct1743">
          <table:cell-address table:column="10" table:row="118" table:table="1"/>
          <office:change-info>
            <dc:creator> </dc:creator>
            <dc:date>2022-07-22T18:30:19.222075285</dc:date>
          </office:change-info>
          <table:previous>
            <table:change-track-table-cell/>
          </table:previous>
        </table:cell-content-change>
        <table:cell-content-change table:id="ct1744">
          <table:cell-address table:column="10" table:row="119" table:table="1"/>
          <office:change-info>
            <dc:creator> </dc:creator>
            <dc:date>2022-07-22T18:30:19.222100520</dc:date>
          </office:change-info>
          <table:previous>
            <table:change-track-table-cell/>
          </table:previous>
        </table:cell-content-change>
        <table:cell-content-change table:id="ct1745">
          <table:cell-address table:column="10" table:row="120" table:table="1"/>
          <office:change-info>
            <dc:creator> </dc:creator>
            <dc:date>2022-07-22T18:30:19.222132266</dc:date>
          </office:change-info>
          <table:previous>
            <table:change-track-table-cell/>
          </table:previous>
        </table:cell-content-change>
        <table:cell-content-change table:id="ct1746">
          <table:cell-address table:column="10" table:row="121" table:table="1"/>
          <office:change-info>
            <dc:creator> </dc:creator>
            <dc:date>2022-07-22T18:30:19.222145571</dc:date>
          </office:change-info>
          <table:previous>
            <table:change-track-table-cell/>
          </table:previous>
        </table:cell-content-change>
        <table:cell-content-change table:id="ct1747">
          <table:cell-address table:column="10" table:row="122" table:table="1"/>
          <office:change-info>
            <dc:creator> </dc:creator>
            <dc:date>2022-07-22T18:30:19.222159030</dc:date>
          </office:change-info>
          <table:previous>
            <table:change-track-table-cell/>
          </table:previous>
        </table:cell-content-change>
        <table:cell-content-change table:id="ct1748">
          <table:cell-address table:column="10" table:row="123" table:table="1"/>
          <office:change-info>
            <dc:creator> </dc:creator>
            <dc:date>2022-07-22T18:30:19.222172039</dc:date>
          </office:change-info>
          <table:previous>
            <table:change-track-table-cell/>
          </table:previous>
        </table:cell-content-change>
        <table:cell-content-change table:id="ct1749">
          <table:cell-address table:column="10" table:row="124" table:table="1"/>
          <office:change-info>
            <dc:creator> </dc:creator>
            <dc:date>2022-07-22T18:30:19.222185385</dc:date>
          </office:change-info>
          <table:previous>
            <table:change-track-table-cell/>
          </table:previous>
        </table:cell-content-change>
        <table:cell-content-change table:id="ct1750">
          <table:cell-address table:column="10" table:row="125" table:table="1"/>
          <office:change-info>
            <dc:creator> </dc:creator>
            <dc:date>2022-07-22T18:30:19.222198579</dc:date>
          </office:change-info>
          <table:previous>
            <table:change-track-table-cell/>
          </table:previous>
        </table:cell-content-change>
        <table:cell-content-change table:id="ct1751">
          <table:cell-address table:column="10" table:row="126" table:table="1"/>
          <office:change-info>
            <dc:creator> </dc:creator>
            <dc:date>2022-07-22T18:30:19.222214210</dc:date>
          </office:change-info>
          <table:previous>
            <table:change-track-table-cell/>
          </table:previous>
        </table:cell-content-change>
        <table:cell-content-change table:id="ct1752">
          <table:cell-address table:column="10" table:row="127" table:table="1"/>
          <office:change-info>
            <dc:creator> </dc:creator>
            <dc:date>2022-07-22T18:30:19.222229405</dc:date>
          </office:change-info>
          <table:previous>
            <table:change-track-table-cell/>
          </table:previous>
        </table:cell-content-change>
        <table:cell-content-change table:id="ct1753">
          <table:cell-address table:column="10" table:row="128" table:table="1"/>
          <office:change-info>
            <dc:creator> </dc:creator>
            <dc:date>2022-07-22T18:30:19.222242511</dc:date>
          </office:change-info>
          <table:previous>
            <table:change-track-table-cell/>
          </table:previous>
        </table:cell-content-change>
        <table:cell-content-change table:id="ct1754">
          <table:cell-address table:column="10" table:row="129" table:table="1"/>
          <office:change-info>
            <dc:creator> </dc:creator>
            <dc:date>2022-07-22T18:30:19.222255200</dc:date>
          </office:change-info>
          <table:previous>
            <table:change-track-table-cell/>
          </table:previous>
        </table:cell-content-change>
        <table:cell-content-change table:id="ct1755">
          <table:cell-address table:column="10" table:row="130" table:table="1"/>
          <office:change-info>
            <dc:creator> </dc:creator>
            <dc:date>2022-07-22T18:30:19.222270274</dc:date>
          </office:change-info>
          <table:previous>
            <table:change-track-table-cell/>
          </table:previous>
        </table:cell-content-change>
        <table:cell-content-change table:id="ct1756">
          <table:cell-address table:column="10" table:row="131" table:table="1"/>
          <office:change-info>
            <dc:creator> </dc:creator>
            <dc:date>2022-07-22T18:30:19.222274907</dc:date>
          </office:change-info>
          <table:previous>
            <table:change-track-table-cell/>
          </table:previous>
        </table:cell-content-change>
        <table:cell-content-change table:id="ct1757">
          <table:cell-address table:column="10" table:row="132" table:table="1"/>
          <office:change-info>
            <dc:creator> </dc:creator>
            <dc:date>2022-07-22T18:30:19.222278893</dc:date>
          </office:change-info>
          <table:previous>
            <table:change-track-table-cell/>
          </table:previous>
        </table:cell-content-change>
        <table:cell-content-change table:id="ct1758">
          <table:cell-address table:column="10" table:row="133" table:table="1"/>
          <office:change-info>
            <dc:creator> </dc:creator>
            <dc:date>2022-07-22T18:30:19.222282706</dc:date>
          </office:change-info>
          <table:previous>
            <table:change-track-table-cell/>
          </table:previous>
        </table:cell-content-change>
        <table:cell-content-change table:id="ct1759">
          <table:cell-address table:column="10" table:row="134" table:table="1"/>
          <office:change-info>
            <dc:creator> </dc:creator>
            <dc:date>2022-07-22T18:30:19.222286872</dc:date>
          </office:change-info>
          <table:previous>
            <table:change-track-table-cell/>
          </table:previous>
        </table:cell-content-change>
        <table:cell-content-change table:id="ct1760">
          <table:cell-address table:column="10" table:row="135" table:table="1"/>
          <office:change-info>
            <dc:creator> </dc:creator>
            <dc:date>2022-07-22T18:30:19.222290862</dc:date>
          </office:change-info>
          <table:previous>
            <table:change-track-table-cell/>
          </table:previous>
        </table:cell-content-change>
        <table:cell-content-change table:id="ct1761">
          <table:cell-address table:column="10" table:row="136" table:table="1"/>
          <office:change-info>
            <dc:creator> </dc:creator>
            <dc:date>2022-07-22T18:30:19.222294731</dc:date>
          </office:change-info>
          <table:previous>
            <table:change-track-table-cell/>
          </table:previous>
        </table:cell-content-change>
        <table:cell-content-change table:id="ct1762">
          <table:cell-address table:column="10" table:row="137" table:table="1"/>
          <office:change-info>
            <dc:creator> </dc:creator>
            <dc:date>2022-07-22T18:30:19.222298561</dc:date>
          </office:change-info>
          <table:previous>
            <table:change-track-table-cell/>
          </table:previous>
        </table:cell-content-change>
        <table:cell-content-change table:id="ct1763">
          <table:cell-address table:column="10" table:row="138" table:table="1"/>
          <office:change-info>
            <dc:creator> </dc:creator>
            <dc:date>2022-07-22T18:30:19.222302525</dc:date>
          </office:change-info>
          <table:previous>
            <table:change-track-table-cell/>
          </table:previous>
        </table:cell-content-change>
        <table:cell-content-change table:id="ct1764">
          <table:cell-address table:column="10" table:row="139" table:table="1"/>
          <office:change-info>
            <dc:creator> </dc:creator>
            <dc:date>2022-07-22T18:30:19.222306321</dc:date>
          </office:change-info>
          <table:previous>
            <table:change-track-table-cell/>
          </table:previous>
        </table:cell-content-change>
        <table:cell-content-change table:id="ct1765">
          <table:cell-address table:column="10" table:row="140" table:table="1"/>
          <office:change-info>
            <dc:creator> </dc:creator>
            <dc:date>2022-07-22T18:30:19.222310255</dc:date>
          </office:change-info>
          <table:previous>
            <table:change-track-table-cell/>
          </table:previous>
        </table:cell-content-change>
        <table:cell-content-change table:id="ct1766">
          <table:cell-address table:column="10" table:row="141" table:table="1"/>
          <office:change-info>
            <dc:creator> </dc:creator>
            <dc:date>2022-07-22T18:30:19.222313947</dc:date>
          </office:change-info>
          <table:previous>
            <table:change-track-table-cell/>
          </table:previous>
        </table:cell-content-change>
        <table:cell-content-change table:id="ct1767">
          <table:cell-address table:column="10" table:row="142" table:table="1"/>
          <office:change-info>
            <dc:creator> </dc:creator>
            <dc:date>2022-07-22T18:30:19.222317953</dc:date>
          </office:change-info>
          <table:previous>
            <table:change-track-table-cell/>
          </table:previous>
        </table:cell-content-change>
        <table:cell-content-change table:id="ct1768">
          <table:cell-address table:column="10" table:row="143" table:table="1"/>
          <office:change-info>
            <dc:creator> </dc:creator>
            <dc:date>2022-07-22T18:30:19.222321571</dc:date>
          </office:change-info>
          <table:previous>
            <table:change-track-table-cell/>
          </table:previous>
        </table:cell-content-change>
        <table:cell-content-change table:id="ct1769">
          <table:cell-address table:column="10" table:row="144" table:table="1"/>
          <office:change-info>
            <dc:creator> </dc:creator>
            <dc:date>2022-07-22T18:30:19.222326259</dc:date>
          </office:change-info>
          <table:previous>
            <table:change-track-table-cell/>
          </table:previous>
        </table:cell-content-change>
        <table:cell-content-change table:id="ct1770">
          <table:cell-address table:column="10" table:row="145" table:table="1"/>
          <office:change-info>
            <dc:creator> </dc:creator>
            <dc:date>2022-07-22T18:30:19.222329906</dc:date>
          </office:change-info>
          <table:previous>
            <table:change-track-table-cell/>
          </table:previous>
        </table:cell-content-change>
        <table:cell-content-change table:id="ct1771">
          <table:cell-address table:column="10" table:row="146" table:table="1"/>
          <office:change-info>
            <dc:creator> </dc:creator>
            <dc:date>2022-07-22T18:30:19.222333654</dc:date>
          </office:change-info>
          <table:previous>
            <table:change-track-table-cell/>
          </table:previous>
        </table:cell-content-change>
        <table:cell-content-change table:id="ct1772">
          <table:cell-address table:column="10" table:row="147" table:table="1"/>
          <office:change-info>
            <dc:creator> </dc:creator>
            <dc:date>2022-07-22T18:30:19.222337381</dc:date>
          </office:change-info>
          <table:previous>
            <table:change-track-table-cell/>
          </table:previous>
        </table:cell-content-change>
        <table:cell-content-change table:id="ct1773">
          <table:cell-address table:column="10" table:row="148" table:table="1"/>
          <office:change-info>
            <dc:creator> </dc:creator>
            <dc:date>2022-07-22T18:30:19.222341023</dc:date>
          </office:change-info>
          <table:previous>
            <table:change-track-table-cell/>
          </table:previous>
        </table:cell-content-change>
        <table:cell-content-change table:id="ct1774">
          <table:cell-address table:column="10" table:row="149" table:table="1"/>
          <office:change-info>
            <dc:creator> </dc:creator>
            <dc:date>2022-07-22T18:30:19.222344736</dc:date>
          </office:change-info>
          <table:previous>
            <table:change-track-table-cell/>
          </table:previous>
        </table:cell-content-change>
        <table:cell-content-change table:id="ct1775">
          <table:cell-address table:column="10" table:row="150" table:table="1"/>
          <office:change-info>
            <dc:creator> </dc:creator>
            <dc:date>2022-07-22T18:30:19.222348479</dc:date>
          </office:change-info>
          <table:previous>
            <table:change-track-table-cell/>
          </table:previous>
        </table:cell-content-change>
        <table:cell-content-change table:id="ct1776">
          <table:cell-address table:column="10" table:row="151" table:table="1"/>
          <office:change-info>
            <dc:creator> </dc:creator>
            <dc:date>2022-07-22T18:30:19.222352121</dc:date>
          </office:change-info>
          <table:previous>
            <table:change-track-table-cell/>
          </table:previous>
        </table:cell-content-change>
        <table:cell-content-change table:id="ct1777">
          <table:cell-address table:column="10" table:row="152" table:table="1"/>
          <office:change-info>
            <dc:creator> </dc:creator>
            <dc:date>2022-07-22T18:30:19.222355789</dc:date>
          </office:change-info>
          <table:previous>
            <table:change-track-table-cell/>
          </table:previous>
        </table:cell-content-change>
        <table:cell-content-change table:id="ct1778">
          <table:cell-address table:column="10" table:row="153" table:table="1"/>
          <office:change-info>
            <dc:creator> </dc:creator>
            <dc:date>2022-07-22T18:30:19.222359436</dc:date>
          </office:change-info>
          <table:previous>
            <table:change-track-table-cell/>
          </table:previous>
        </table:cell-content-change>
        <table:cell-content-change table:id="ct1779">
          <table:cell-address table:column="10" table:row="154" table:table="1"/>
          <office:change-info>
            <dc:creator> </dc:creator>
            <dc:date>2022-07-22T18:30:19.222363158</dc:date>
          </office:change-info>
          <table:previous>
            <table:change-track-table-cell/>
          </table:previous>
        </table:cell-content-change>
        <table:cell-content-change table:id="ct1780">
          <table:cell-address table:column="10" table:row="155" table:table="1"/>
          <office:change-info>
            <dc:creator> </dc:creator>
            <dc:date>2022-07-22T18:30:19.222366830</dc:date>
          </office:change-info>
          <table:previous>
            <table:change-track-table-cell/>
          </table:previous>
        </table:cell-content-change>
        <table:cell-content-change table:id="ct1781">
          <table:cell-address table:column="10" table:row="156" table:table="1"/>
          <office:change-info>
            <dc:creator> </dc:creator>
            <dc:date>2022-07-22T18:30:19.222370508</dc:date>
          </office:change-info>
          <table:previous>
            <table:change-track-table-cell/>
          </table:previous>
        </table:cell-content-change>
        <table:cell-content-change table:id="ct1782">
          <table:cell-address table:column="10" table:row="157" table:table="1"/>
          <office:change-info>
            <dc:creator> </dc:creator>
            <dc:date>2022-07-22T18:30:19.222374217</dc:date>
          </office:change-info>
          <table:previous>
            <table:change-track-table-cell/>
          </table:previous>
        </table:cell-content-change>
        <table:cell-content-change table:id="ct1783">
          <table:cell-address table:column="10" table:row="158" table:table="1"/>
          <office:change-info>
            <dc:creator> </dc:creator>
            <dc:date>2022-07-22T18:30:19.222378325</dc:date>
          </office:change-info>
          <table:previous>
            <table:change-track-table-cell/>
          </table:previous>
        </table:cell-content-change>
        <table:cell-content-change table:id="ct1784">
          <table:cell-address table:column="10" table:row="159" table:table="1"/>
          <office:change-info>
            <dc:creator> </dc:creator>
            <dc:date>2022-07-22T18:30:19.222382133</dc:date>
          </office:change-info>
          <table:previous>
            <table:change-track-table-cell/>
          </table:previous>
        </table:cell-content-change>
        <table:cell-content-change table:id="ct1785">
          <table:cell-address table:column="10" table:row="160" table:table="1"/>
          <office:change-info>
            <dc:creator> </dc:creator>
            <dc:date>2022-07-22T18:30:19.222385847</dc:date>
          </office:change-info>
          <table:previous>
            <table:change-track-table-cell/>
          </table:previous>
        </table:cell-content-change>
        <table:cell-content-change table:id="ct1786">
          <table:cell-address table:column="10" table:row="163" table:table="1"/>
          <office:change-info>
            <dc:creator> </dc:creator>
            <dc:date>2022-07-22T18:30:19.222389932</dc:date>
          </office:change-info>
          <table:previous>
            <table:change-track-table-cell/>
          </table:previous>
        </table:cell-content-change>
        <table:cell-content-change table:id="ct1787">
          <table:cell-address table:column="10" table:row="164" table:table="1"/>
          <office:change-info>
            <dc:creator> </dc:creator>
            <dc:date>2022-07-22T18:30:19.222394206</dc:date>
          </office:change-info>
          <table:previous>
            <table:change-track-table-cell/>
          </table:previous>
        </table:cell-content-change>
        <table:cell-content-change table:id="ct1788">
          <table:cell-address table:column="3" table:row="1" table:table="0"/>
          <office:change-info>
            <dc:creator> </dc:creator>
            <dc:date>2022-07-22T18:30:40.537202627</dc:date>
          </office:change-info>
          <table:previous>
            <table:change-track-table-cell office:value-type="float" office:value="744"/>
          </table:previous>
        </table:cell-content-change>
        <table:cell-content-change table:id="ct1789">
          <table:cell-address table:column="8" table:row="169" table:table="0"/>
          <office:change-info>
            <dc:creator> </dc:creator>
            <dc:date>2022-07-22T18:30:53.280035338</dc:date>
          </office:change-info>
          <table:previous>
            <table:change-track-table-cell office:value-type="string">
              <text:p>Zadanie 5</text:p>
            </table:change-track-table-cell>
          </table:previous>
        </table:cell-content-change>
        <table:insertion table:id="ct1790" table:type="table" table:position="2">
          <office:change-info>
            <dc:creator> </dc:creator>
            <dc:date>2022-07-22T18:32:02.580495174</dc:date>
          </office:change-info>
          <table:dependencies>
            <table:dependency table:id="ct4417"/>
            <table:dependency table:id="ct4416"/>
            <table:dependency table:id="ct4415"/>
            <table:dependency table:id="ct4414"/>
            <table:dependency table:id="ct4413"/>
            <table:dependency table:id="ct4412"/>
            <table:dependency table:id="ct4411"/>
            <table:dependency table:id="ct4410"/>
            <table:dependency table:id="ct4409"/>
            <table:dependency table:id="ct4408"/>
            <table:dependency table:id="ct4407"/>
            <table:dependency table:id="ct4406"/>
            <table:dependency table:id="ct4405"/>
            <table:dependency table:id="ct4404"/>
            <table:dependency table:id="ct4403"/>
            <table:dependency table:id="ct4402"/>
            <table:dependency table:id="ct4401"/>
            <table:dependency table:id="ct4400"/>
            <table:dependency table:id="ct4399"/>
            <table:dependency table:id="ct4398"/>
            <table:dependency table:id="ct4397"/>
            <table:dependency table:id="ct4396"/>
            <table:dependency table:id="ct4395"/>
            <table:dependency table:id="ct4394"/>
            <table:dependency table:id="ct4393"/>
            <table:dependency table:id="ct4392"/>
            <table:dependency table:id="ct4391"/>
            <table:dependency table:id="ct4390"/>
            <table:dependency table:id="ct4389"/>
            <table:dependency table:id="ct4388"/>
            <table:dependency table:id="ct4387"/>
            <table:dependency table:id="ct4386"/>
            <table:dependency table:id="ct4385"/>
            <table:dependency table:id="ct4384"/>
            <table:dependency table:id="ct4383"/>
            <table:dependency table:id="ct4382"/>
            <table:dependency table:id="ct4381"/>
            <table:dependency table:id="ct4380"/>
            <table:dependency table:id="ct4379"/>
            <table:dependency table:id="ct4378"/>
            <table:dependency table:id="ct4377"/>
            <table:dependency table:id="ct4376"/>
            <table:dependency table:id="ct4375"/>
            <table:dependency table:id="ct4374"/>
            <table:dependency table:id="ct4373"/>
            <table:dependency table:id="ct4372"/>
            <table:dependency table:id="ct4371"/>
            <table:dependency table:id="ct4370"/>
            <table:dependency table:id="ct4369"/>
            <table:dependency table:id="ct4368"/>
            <table:dependency table:id="ct4367"/>
            <table:dependency table:id="ct4366"/>
            <table:dependency table:id="ct4365"/>
            <table:dependency table:id="ct4364"/>
            <table:dependency table:id="ct4363"/>
            <table:dependency table:id="ct4362"/>
            <table:dependency table:id="ct4361"/>
            <table:dependency table:id="ct4360"/>
            <table:dependency table:id="ct4359"/>
            <table:dependency table:id="ct4358"/>
            <table:dependency table:id="ct4357"/>
            <table:dependency table:id="ct4356"/>
            <table:dependency table:id="ct4355"/>
            <table:dependency table:id="ct4354"/>
            <table:dependency table:id="ct4353"/>
            <table:dependency table:id="ct4352"/>
            <table:dependency table:id="ct4351"/>
            <table:dependency table:id="ct4350"/>
            <table:dependency table:id="ct4349"/>
            <table:dependency table:id="ct4348"/>
            <table:dependency table:id="ct4347"/>
            <table:dependency table:id="ct4346"/>
            <table:dependency table:id="ct4345"/>
            <table:dependency table:id="ct4344"/>
            <table:dependency table:id="ct4343"/>
            <table:dependency table:id="ct4342"/>
            <table:dependency table:id="ct4341"/>
            <table:dependency table:id="ct4340"/>
            <table:dependency table:id="ct4339"/>
            <table:dependency table:id="ct4338"/>
            <table:dependency table:id="ct4337"/>
            <table:dependency table:id="ct4336"/>
            <table:dependency table:id="ct4335"/>
            <table:dependency table:id="ct4334"/>
            <table:dependency table:id="ct4333"/>
            <table:dependency table:id="ct4332"/>
            <table:dependency table:id="ct4331"/>
            <table:dependency table:id="ct4330"/>
            <table:dependency table:id="ct4329"/>
            <table:dependency table:id="ct4328"/>
            <table:dependency table:id="ct4327"/>
            <table:dependency table:id="ct4326"/>
            <table:dependency table:id="ct4325"/>
            <table:dependency table:id="ct4324"/>
            <table:dependency table:id="ct4323"/>
            <table:dependency table:id="ct4322"/>
            <table:dependency table:id="ct4321"/>
            <table:dependency table:id="ct4320"/>
            <table:dependency table:id="ct4319"/>
            <table:dependency table:id="ct4318"/>
            <table:dependency table:id="ct4317"/>
            <table:dependency table:id="ct4316"/>
            <table:dependency table:id="ct4315"/>
            <table:dependency table:id="ct4314"/>
            <table:dependency table:id="ct4313"/>
            <table:dependency table:id="ct4312"/>
            <table:dependency table:id="ct4311"/>
            <table:dependency table:id="ct4310"/>
            <table:dependency table:id="ct4309"/>
            <table:dependency table:id="ct4308"/>
            <table:dependency table:id="ct4307"/>
            <table:dependency table:id="ct4306"/>
            <table:dependency table:id="ct4305"/>
            <table:dependency table:id="ct4304"/>
            <table:dependency table:id="ct4303"/>
            <table:dependency table:id="ct4302"/>
            <table:dependency table:id="ct4301"/>
            <table:dependency table:id="ct4300"/>
            <table:dependency table:id="ct4299"/>
            <table:dependency table:id="ct4298"/>
            <table:dependency table:id="ct4297"/>
            <table:dependency table:id="ct4296"/>
            <table:dependency table:id="ct4295"/>
            <table:dependency table:id="ct4294"/>
            <table:dependency table:id="ct4293"/>
            <table:dependency table:id="ct4292"/>
            <table:dependency table:id="ct4291"/>
            <table:dependency table:id="ct4290"/>
            <table:dependency table:id="ct4289"/>
            <table:dependency table:id="ct4288"/>
            <table:dependency table:id="ct4287"/>
            <table:dependency table:id="ct4286"/>
            <table:dependency table:id="ct4285"/>
            <table:dependency table:id="ct4284"/>
            <table:dependency table:id="ct4283"/>
            <table:dependency table:id="ct4282"/>
            <table:dependency table:id="ct4281"/>
            <table:dependency table:id="ct4280"/>
            <table:dependency table:id="ct4279"/>
            <table:dependency table:id="ct4278"/>
            <table:dependency table:id="ct4277"/>
            <table:dependency table:id="ct4276"/>
            <table:dependency table:id="ct4275"/>
            <table:dependency table:id="ct4274"/>
            <table:dependency table:id="ct4273"/>
            <table:dependency table:id="ct4272"/>
            <table:dependency table:id="ct4271"/>
            <table:dependency table:id="ct4270"/>
            <table:dependency table:id="ct4269"/>
            <table:dependency table:id="ct4268"/>
            <table:dependency table:id="ct4267"/>
            <table:dependency table:id="ct4266"/>
            <table:dependency table:id="ct4265"/>
            <table:dependency table:id="ct4264"/>
            <table:dependency table:id="ct4263"/>
            <table:dependency table:id="ct4262"/>
            <table:dependency table:id="ct4261"/>
            <table:dependency table:id="ct4260"/>
            <table:dependency table:id="ct4259"/>
            <table:dependency table:id="ct4258"/>
            <table:dependency table:id="ct4257"/>
            <table:dependency table:id="ct4256"/>
            <table:dependency table:id="ct4255"/>
            <table:dependency table:id="ct4254"/>
            <table:dependency table:id="ct4253"/>
            <table:dependency table:id="ct4252"/>
            <table:dependency table:id="ct4251"/>
            <table:dependency table:id="ct4250"/>
            <table:dependency table:id="ct4249"/>
            <table:dependency table:id="ct4248"/>
            <table:dependency table:id="ct4247"/>
            <table:dependency table:id="ct4246"/>
            <table:dependency table:id="ct4245"/>
            <table:dependency table:id="ct4244"/>
            <table:dependency table:id="ct4243"/>
            <table:dependency table:id="ct4242"/>
            <table:dependency table:id="ct4241"/>
            <table:dependency table:id="ct4240"/>
            <table:dependency table:id="ct4239"/>
            <table:dependency table:id="ct4238"/>
            <table:dependency table:id="ct4237"/>
            <table:dependency table:id="ct4236"/>
            <table:dependency table:id="ct4235"/>
            <table:dependency table:id="ct4234"/>
            <table:dependency table:id="ct4233"/>
            <table:dependency table:id="ct4232"/>
            <table:dependency table:id="ct4231"/>
            <table:dependency table:id="ct4230"/>
            <table:dependency table:id="ct4229"/>
            <table:dependency table:id="ct4228"/>
            <table:dependency table:id="ct4227"/>
            <table:dependency table:id="ct4226"/>
            <table:dependency table:id="ct4225"/>
            <table:dependency table:id="ct4224"/>
            <table:dependency table:id="ct4223"/>
            <table:dependency table:id="ct4222"/>
            <table:dependency table:id="ct4221"/>
            <table:dependency table:id="ct4220"/>
            <table:dependency table:id="ct4219"/>
            <table:dependency table:id="ct4218"/>
            <table:dependency table:id="ct4217"/>
            <table:dependency table:id="ct4216"/>
            <table:dependency table:id="ct4215"/>
            <table:dependency table:id="ct4214"/>
            <table:dependency table:id="ct4213"/>
            <table:dependency table:id="ct4212"/>
            <table:dependency table:id="ct4211"/>
            <table:dependency table:id="ct4210"/>
            <table:dependency table:id="ct4209"/>
            <table:dependency table:id="ct4208"/>
            <table:dependency table:id="ct4207"/>
            <table:dependency table:id="ct4206"/>
            <table:dependency table:id="ct4205"/>
            <table:dependency table:id="ct4204"/>
            <table:dependency table:id="ct4203"/>
            <table:dependency table:id="ct4202"/>
            <table:dependency table:id="ct4201"/>
            <table:dependency table:id="ct4200"/>
            <table:dependency table:id="ct4199"/>
            <table:dependency table:id="ct4198"/>
            <table:dependency table:id="ct4197"/>
            <table:dependency table:id="ct4196"/>
            <table:dependency table:id="ct4195"/>
            <table:dependency table:id="ct4194"/>
            <table:dependency table:id="ct4193"/>
            <table:dependency table:id="ct4192"/>
            <table:dependency table:id="ct4191"/>
            <table:dependency table:id="ct4190"/>
            <table:dependency table:id="ct4189"/>
            <table:dependency table:id="ct4188"/>
            <table:dependency table:id="ct4187"/>
            <table:dependency table:id="ct4186"/>
            <table:dependency table:id="ct4185"/>
            <table:dependency table:id="ct4184"/>
            <table:dependency table:id="ct4183"/>
            <table:dependency table:id="ct4182"/>
            <table:dependency table:id="ct4181"/>
            <table:dependency table:id="ct4180"/>
            <table:dependency table:id="ct4179"/>
            <table:dependency table:id="ct4178"/>
            <table:dependency table:id="ct4177"/>
            <table:dependency table:id="ct4176"/>
            <table:dependency table:id="ct4175"/>
            <table:dependency table:id="ct4174"/>
            <table:dependency table:id="ct4173"/>
            <table:dependency table:id="ct4172"/>
            <table:dependency table:id="ct4171"/>
            <table:dependency table:id="ct4170"/>
            <table:dependency table:id="ct4169"/>
            <table:dependency table:id="ct4168"/>
            <table:dependency table:id="ct4167"/>
            <table:dependency table:id="ct4166"/>
            <table:dependency table:id="ct4165"/>
            <table:dependency table:id="ct4164"/>
            <table:dependency table:id="ct4163"/>
            <table:dependency table:id="ct4162"/>
            <table:dependency table:id="ct4161"/>
            <table:dependency table:id="ct4160"/>
            <table:dependency table:id="ct4159"/>
            <table:dependency table:id="ct4158"/>
            <table:dependency table:id="ct4157"/>
            <table:dependency table:id="ct4156"/>
            <table:dependency table:id="ct4155"/>
            <table:dependency table:id="ct4154"/>
            <table:dependency table:id="ct4153"/>
            <table:dependency table:id="ct4152"/>
            <table:dependency table:id="ct4151"/>
            <table:dependency table:id="ct4150"/>
            <table:dependency table:id="ct4149"/>
            <table:dependency table:id="ct4148"/>
            <table:dependency table:id="ct4147"/>
            <table:dependency table:id="ct4146"/>
            <table:dependency table:id="ct4145"/>
            <table:dependency table:id="ct4144"/>
            <table:dependency table:id="ct4143"/>
            <table:dependency table:id="ct4142"/>
            <table:dependency table:id="ct4141"/>
            <table:dependency table:id="ct4140"/>
            <table:dependency table:id="ct4139"/>
            <table:dependency table:id="ct4138"/>
            <table:dependency table:id="ct4137"/>
            <table:dependency table:id="ct4136"/>
            <table:dependency table:id="ct4135"/>
            <table:dependency table:id="ct4134"/>
            <table:dependency table:id="ct4133"/>
            <table:dependency table:id="ct4132"/>
            <table:dependency table:id="ct4131"/>
            <table:dependency table:id="ct4130"/>
            <table:dependency table:id="ct4129"/>
            <table:dependency table:id="ct4128"/>
            <table:dependency table:id="ct4127"/>
            <table:dependency table:id="ct4126"/>
            <table:dependency table:id="ct4125"/>
            <table:dependency table:id="ct4124"/>
            <table:dependency table:id="ct4123"/>
            <table:dependency table:id="ct4122"/>
            <table:dependency table:id="ct4121"/>
            <table:dependency table:id="ct4120"/>
            <table:dependency table:id="ct4119"/>
            <table:dependency table:id="ct4118"/>
            <table:dependency table:id="ct4117"/>
            <table:dependency table:id="ct4116"/>
            <table:dependency table:id="ct4115"/>
            <table:dependency table:id="ct4114"/>
            <table:dependency table:id="ct4113"/>
            <table:dependency table:id="ct4112"/>
            <table:dependency table:id="ct4111"/>
            <table:dependency table:id="ct4110"/>
            <table:dependency table:id="ct4109"/>
            <table:dependency table:id="ct4108"/>
            <table:dependency table:id="ct4107"/>
            <table:dependency table:id="ct4106"/>
            <table:dependency table:id="ct4105"/>
            <table:dependency table:id="ct4104"/>
            <table:dependency table:id="ct4103"/>
            <table:dependency table:id="ct4102"/>
            <table:dependency table:id="ct4101"/>
            <table:dependency table:id="ct4100"/>
            <table:dependency table:id="ct4099"/>
            <table:dependency table:id="ct4098"/>
            <table:dependency table:id="ct4097"/>
            <table:dependency table:id="ct4096"/>
            <table:dependency table:id="ct4095"/>
            <table:dependency table:id="ct4094"/>
            <table:dependency table:id="ct4093"/>
            <table:dependency table:id="ct4092"/>
            <table:dependency table:id="ct4091"/>
            <table:dependency table:id="ct4090"/>
            <table:dependency table:id="ct4089"/>
            <table:dependency table:id="ct4088"/>
            <table:dependency table:id="ct4087"/>
            <table:dependency table:id="ct4086"/>
            <table:dependency table:id="ct4085"/>
            <table:dependency table:id="ct4084"/>
            <table:dependency table:id="ct4083"/>
            <table:dependency table:id="ct4082"/>
            <table:dependency table:id="ct4081"/>
            <table:dependency table:id="ct4080"/>
            <table:dependency table:id="ct4079"/>
            <table:dependency table:id="ct4078"/>
            <table:dependency table:id="ct4077"/>
            <table:dependency table:id="ct4076"/>
            <table:dependency table:id="ct4075"/>
            <table:dependency table:id="ct4074"/>
            <table:dependency table:id="ct4073"/>
            <table:dependency table:id="ct4072"/>
            <table:dependency table:id="ct4071"/>
            <table:dependency table:id="ct4070"/>
            <table:dependency table:id="ct4069"/>
            <table:dependency table:id="ct4068"/>
            <table:dependency table:id="ct4067"/>
            <table:dependency table:id="ct4066"/>
            <table:dependency table:id="ct4065"/>
            <table:dependency table:id="ct4064"/>
            <table:dependency table:id="ct4063"/>
            <table:dependency table:id="ct4062"/>
            <table:dependency table:id="ct4061"/>
            <table:dependency table:id="ct4060"/>
            <table:dependency table:id="ct4059"/>
            <table:dependency table:id="ct4058"/>
            <table:dependency table:id="ct4057"/>
            <table:dependency table:id="ct4056"/>
            <table:dependency table:id="ct4055"/>
            <table:dependency table:id="ct4054"/>
            <table:dependency table:id="ct4053"/>
            <table:dependency table:id="ct4052"/>
            <table:dependency table:id="ct4051"/>
            <table:dependency table:id="ct4050"/>
            <table:dependency table:id="ct4049"/>
            <table:dependency table:id="ct4048"/>
            <table:dependency table:id="ct4047"/>
            <table:dependency table:id="ct4046"/>
            <table:dependency table:id="ct4045"/>
            <table:dependency table:id="ct4044"/>
            <table:dependency table:id="ct4043"/>
            <table:dependency table:id="ct4042"/>
            <table:dependency table:id="ct4041"/>
            <table:dependency table:id="ct4040"/>
            <table:dependency table:id="ct4039"/>
            <table:dependency table:id="ct4038"/>
            <table:dependency table:id="ct4037"/>
            <table:dependency table:id="ct4036"/>
            <table:dependency table:id="ct4035"/>
            <table:dependency table:id="ct4034"/>
            <table:dependency table:id="ct4033"/>
            <table:dependency table:id="ct4032"/>
            <table:dependency table:id="ct4031"/>
            <table:dependency table:id="ct4030"/>
            <table:dependency table:id="ct4029"/>
            <table:dependency table:id="ct4028"/>
            <table:dependency table:id="ct4027"/>
            <table:dependency table:id="ct4026"/>
            <table:dependency table:id="ct4025"/>
            <table:dependency table:id="ct4024"/>
            <table:dependency table:id="ct4023"/>
            <table:dependency table:id="ct4022"/>
            <table:dependency table:id="ct4021"/>
            <table:dependency table:id="ct4020"/>
            <table:dependency table:id="ct4019"/>
            <table:dependency table:id="ct4018"/>
            <table:dependency table:id="ct4017"/>
            <table:dependency table:id="ct4016"/>
            <table:dependency table:id="ct4015"/>
            <table:dependency table:id="ct4014"/>
            <table:dependency table:id="ct4013"/>
            <table:dependency table:id="ct4012"/>
            <table:dependency table:id="ct4011"/>
            <table:dependency table:id="ct4010"/>
            <table:dependency table:id="ct4009"/>
            <table:dependency table:id="ct4008"/>
            <table:dependency table:id="ct4007"/>
            <table:dependency table:id="ct4006"/>
            <table:dependency table:id="ct4005"/>
            <table:dependency table:id="ct4004"/>
            <table:dependency table:id="ct4003"/>
            <table:dependency table:id="ct4002"/>
            <table:dependency table:id="ct4001"/>
            <table:dependency table:id="ct4000"/>
            <table:dependency table:id="ct3999"/>
            <table:dependency table:id="ct3998"/>
            <table:dependency table:id="ct3997"/>
            <table:dependency table:id="ct3996"/>
            <table:dependency table:id="ct3995"/>
            <table:dependency table:id="ct3994"/>
            <table:dependency table:id="ct3993"/>
            <table:dependency table:id="ct3992"/>
            <table:dependency table:id="ct3991"/>
            <table:dependency table:id="ct3990"/>
            <table:dependency table:id="ct3989"/>
            <table:dependency table:id="ct3988"/>
            <table:dependency table:id="ct3987"/>
            <table:dependency table:id="ct3986"/>
            <table:dependency table:id="ct3985"/>
            <table:dependency table:id="ct3984"/>
            <table:dependency table:id="ct3983"/>
            <table:dependency table:id="ct3982"/>
            <table:dependency table:id="ct3981"/>
            <table:dependency table:id="ct3980"/>
            <table:dependency table:id="ct3979"/>
            <table:dependency table:id="ct3978"/>
            <table:dependency table:id="ct3977"/>
            <table:dependency table:id="ct3976"/>
            <table:dependency table:id="ct3975"/>
            <table:dependency table:id="ct3974"/>
            <table:dependency table:id="ct3973"/>
            <table:dependency table:id="ct3972"/>
            <table:dependency table:id="ct3971"/>
            <table:dependency table:id="ct3970"/>
            <table:dependency table:id="ct3969"/>
            <table:dependency table:id="ct3968"/>
            <table:dependency table:id="ct3967"/>
            <table:dependency table:id="ct3966"/>
            <table:dependency table:id="ct3965"/>
            <table:dependency table:id="ct3964"/>
            <table:dependency table:id="ct3963"/>
            <table:dependency table:id="ct3962"/>
            <table:dependency table:id="ct3961"/>
            <table:dependency table:id="ct3960"/>
            <table:dependency table:id="ct3959"/>
            <table:dependency table:id="ct3958"/>
            <table:dependency table:id="ct3957"/>
            <table:dependency table:id="ct3956"/>
            <table:dependency table:id="ct3955"/>
            <table:dependency table:id="ct3954"/>
            <table:dependency table:id="ct3953"/>
            <table:dependency table:id="ct3952"/>
            <table:dependency table:id="ct3951"/>
            <table:dependency table:id="ct3950"/>
            <table:dependency table:id="ct3949"/>
            <table:dependency table:id="ct3948"/>
            <table:dependency table:id="ct3947"/>
            <table:dependency table:id="ct3946"/>
            <table:dependency table:id="ct3945"/>
            <table:dependency table:id="ct3944"/>
            <table:dependency table:id="ct3943"/>
            <table:dependency table:id="ct3942"/>
            <table:dependency table:id="ct3941"/>
            <table:dependency table:id="ct3940"/>
            <table:dependency table:id="ct3939"/>
            <table:dependency table:id="ct3938"/>
            <table:dependency table:id="ct3937"/>
            <table:dependency table:id="ct3936"/>
            <table:dependency table:id="ct3935"/>
            <table:dependency table:id="ct3934"/>
            <table:dependency table:id="ct3933"/>
            <table:dependency table:id="ct3932"/>
            <table:dependency table:id="ct3931"/>
            <table:dependency table:id="ct3930"/>
            <table:dependency table:id="ct3929"/>
            <table:dependency table:id="ct3928"/>
            <table:dependency table:id="ct3927"/>
            <table:dependency table:id="ct3926"/>
            <table:dependency table:id="ct3925"/>
            <table:dependency table:id="ct3924"/>
            <table:dependency table:id="ct3923"/>
            <table:dependency table:id="ct3922"/>
            <table:dependency table:id="ct3921"/>
            <table:dependency table:id="ct3920"/>
            <table:dependency table:id="ct3919"/>
            <table:dependency table:id="ct3918"/>
            <table:dependency table:id="ct3917"/>
            <table:dependency table:id="ct3916"/>
            <table:dependency table:id="ct3915"/>
            <table:dependency table:id="ct3914"/>
            <table:dependency table:id="ct3913"/>
            <table:dependency table:id="ct3912"/>
            <table:dependency table:id="ct3911"/>
            <table:dependency table:id="ct3910"/>
            <table:dependency table:id="ct3909"/>
            <table:dependency table:id="ct3908"/>
            <table:dependency table:id="ct3907"/>
            <table:dependency table:id="ct3906"/>
            <table:dependency table:id="ct3905"/>
            <table:dependency table:id="ct3904"/>
            <table:dependency table:id="ct3903"/>
            <table:dependency table:id="ct3902"/>
            <table:dependency table:id="ct3901"/>
            <table:dependency table:id="ct3900"/>
            <table:dependency table:id="ct3899"/>
            <table:dependency table:id="ct3898"/>
            <table:dependency table:id="ct3897"/>
            <table:dependency table:id="ct3896"/>
            <table:dependency table:id="ct3895"/>
            <table:dependency table:id="ct3894"/>
            <table:dependency table:id="ct3893"/>
            <table:dependency table:id="ct3892"/>
            <table:dependency table:id="ct3891"/>
            <table:dependency table:id="ct3890"/>
            <table:dependency table:id="ct3889"/>
            <table:dependency table:id="ct3888"/>
            <table:dependency table:id="ct3887"/>
            <table:dependency table:id="ct3886"/>
            <table:dependency table:id="ct3885"/>
            <table:dependency table:id="ct3884"/>
            <table:dependency table:id="ct3883"/>
            <table:dependency table:id="ct3882"/>
            <table:dependency table:id="ct3881"/>
            <table:dependency table:id="ct3880"/>
            <table:dependency table:id="ct3879"/>
            <table:dependency table:id="ct3878"/>
            <table:dependency table:id="ct3877"/>
            <table:dependency table:id="ct3876"/>
            <table:dependency table:id="ct3875"/>
            <table:dependency table:id="ct3874"/>
            <table:dependency table:id="ct3873"/>
            <table:dependency table:id="ct3872"/>
            <table:dependency table:id="ct3871"/>
            <table:dependency table:id="ct3870"/>
            <table:dependency table:id="ct3869"/>
            <table:dependency table:id="ct3868"/>
            <table:dependency table:id="ct3867"/>
            <table:dependency table:id="ct3866"/>
            <table:dependency table:id="ct3865"/>
            <table:dependency table:id="ct3864"/>
            <table:dependency table:id="ct3863"/>
            <table:dependency table:id="ct3862"/>
            <table:dependency table:id="ct3861"/>
            <table:dependency table:id="ct3860"/>
            <table:dependency table:id="ct3859"/>
            <table:dependency table:id="ct3858"/>
            <table:dependency table:id="ct3857"/>
            <table:dependency table:id="ct3856"/>
            <table:dependency table:id="ct3855"/>
            <table:dependency table:id="ct3854"/>
            <table:dependency table:id="ct3853"/>
            <table:dependency table:id="ct3852"/>
            <table:dependency table:id="ct3851"/>
            <table:dependency table:id="ct3850"/>
            <table:dependency table:id="ct3849"/>
            <table:dependency table:id="ct3848"/>
            <table:dependency table:id="ct3847"/>
            <table:dependency table:id="ct3846"/>
            <table:dependency table:id="ct3845"/>
            <table:dependency table:id="ct3844"/>
            <table:dependency table:id="ct3843"/>
            <table:dependency table:id="ct3842"/>
            <table:dependency table:id="ct3841"/>
            <table:dependency table:id="ct3840"/>
            <table:dependency table:id="ct3839"/>
            <table:dependency table:id="ct3838"/>
            <table:dependency table:id="ct3837"/>
            <table:dependency table:id="ct3836"/>
            <table:dependency table:id="ct3835"/>
            <table:dependency table:id="ct3834"/>
            <table:dependency table:id="ct3833"/>
            <table:dependency table:id="ct3832"/>
            <table:dependency table:id="ct3831"/>
            <table:dependency table:id="ct3830"/>
            <table:dependency table:id="ct3829"/>
            <table:dependency table:id="ct3828"/>
            <table:dependency table:id="ct3827"/>
            <table:dependency table:id="ct3826"/>
            <table:dependency table:id="ct3825"/>
            <table:dependency table:id="ct3824"/>
            <table:dependency table:id="ct3823"/>
            <table:dependency table:id="ct3822"/>
            <table:dependency table:id="ct3821"/>
            <table:dependency table:id="ct3820"/>
            <table:dependency table:id="ct3819"/>
            <table:dependency table:id="ct3818"/>
            <table:dependency table:id="ct3817"/>
            <table:dependency table:id="ct3816"/>
            <table:dependency table:id="ct3815"/>
            <table:dependency table:id="ct3814"/>
            <table:dependency table:id="ct3813"/>
            <table:dependency table:id="ct3812"/>
            <table:dependency table:id="ct3811"/>
            <table:dependency table:id="ct3810"/>
            <table:dependency table:id="ct3809"/>
            <table:dependency table:id="ct3808"/>
            <table:dependency table:id="ct3807"/>
            <table:dependency table:id="ct3806"/>
            <table:dependency table:id="ct3805"/>
            <table:dependency table:id="ct3804"/>
            <table:dependency table:id="ct3803"/>
            <table:dependency table:id="ct3802"/>
            <table:dependency table:id="ct3801"/>
            <table:dependency table:id="ct3800"/>
            <table:dependency table:id="ct3799"/>
            <table:dependency table:id="ct3798"/>
            <table:dependency table:id="ct3797"/>
            <table:dependency table:id="ct3796"/>
            <table:dependency table:id="ct3795"/>
            <table:dependency table:id="ct3794"/>
            <table:dependency table:id="ct3793"/>
            <table:dependency table:id="ct3792"/>
            <table:dependency table:id="ct3791"/>
            <table:dependency table:id="ct3790"/>
            <table:dependency table:id="ct3789"/>
            <table:dependency table:id="ct3788"/>
            <table:dependency table:id="ct3787"/>
            <table:dependency table:id="ct3786"/>
            <table:dependency table:id="ct3785"/>
            <table:dependency table:id="ct3784"/>
            <table:dependency table:id="ct3783"/>
            <table:dependency table:id="ct3782"/>
            <table:dependency table:id="ct3781"/>
            <table:dependency table:id="ct3780"/>
            <table:dependency table:id="ct3779"/>
            <table:dependency table:id="ct3778"/>
            <table:dependency table:id="ct3777"/>
            <table:dependency table:id="ct3776"/>
            <table:dependency table:id="ct3775"/>
            <table:dependency table:id="ct3774"/>
            <table:dependency table:id="ct3773"/>
            <table:dependency table:id="ct3772"/>
            <table:dependency table:id="ct3771"/>
            <table:dependency table:id="ct3770"/>
            <table:dependency table:id="ct3769"/>
            <table:dependency table:id="ct3768"/>
            <table:dependency table:id="ct3767"/>
            <table:dependency table:id="ct3766"/>
            <table:dependency table:id="ct3765"/>
            <table:dependency table:id="ct3764"/>
            <table:dependency table:id="ct3763"/>
            <table:dependency table:id="ct3762"/>
            <table:dependency table:id="ct3761"/>
            <table:dependency table:id="ct3760"/>
            <table:dependency table:id="ct3759"/>
            <table:dependency table:id="ct3758"/>
            <table:dependency table:id="ct3757"/>
            <table:dependency table:id="ct3756"/>
            <table:dependency table:id="ct3755"/>
            <table:dependency table:id="ct3754"/>
            <table:dependency table:id="ct3753"/>
            <table:dependency table:id="ct3752"/>
            <table:dependency table:id="ct3751"/>
            <table:dependency table:id="ct3750"/>
            <table:dependency table:id="ct3749"/>
            <table:dependency table:id="ct3748"/>
            <table:dependency table:id="ct3747"/>
            <table:dependency table:id="ct3746"/>
            <table:dependency table:id="ct3745"/>
            <table:dependency table:id="ct3744"/>
            <table:dependency table:id="ct3743"/>
            <table:dependency table:id="ct3742"/>
            <table:dependency table:id="ct3741"/>
            <table:dependency table:id="ct3740"/>
            <table:dependency table:id="ct3739"/>
            <table:dependency table:id="ct3738"/>
            <table:dependency table:id="ct3737"/>
            <table:dependency table:id="ct3736"/>
            <table:dependency table:id="ct3735"/>
            <table:dependency table:id="ct3734"/>
            <table:dependency table:id="ct3733"/>
            <table:dependency table:id="ct3732"/>
            <table:dependency table:id="ct3731"/>
            <table:dependency table:id="ct3730"/>
            <table:dependency table:id="ct3729"/>
            <table:dependency table:id="ct3728"/>
            <table:dependency table:id="ct3727"/>
            <table:dependency table:id="ct3726"/>
            <table:dependency table:id="ct3725"/>
            <table:dependency table:id="ct3724"/>
            <table:dependency table:id="ct3723"/>
            <table:dependency table:id="ct3722"/>
            <table:dependency table:id="ct3721"/>
            <table:dependency table:id="ct3720"/>
            <table:dependency table:id="ct3719"/>
            <table:dependency table:id="ct3718"/>
            <table:dependency table:id="ct3717"/>
            <table:dependency table:id="ct3716"/>
            <table:dependency table:id="ct3715"/>
            <table:dependency table:id="ct3714"/>
            <table:dependency table:id="ct3713"/>
            <table:dependency table:id="ct3712"/>
            <table:dependency table:id="ct3711"/>
            <table:dependency table:id="ct3710"/>
            <table:dependency table:id="ct3709"/>
            <table:dependency table:id="ct3708"/>
            <table:dependency table:id="ct3707"/>
            <table:dependency table:id="ct3706"/>
            <table:dependency table:id="ct3705"/>
            <table:dependency table:id="ct3704"/>
            <table:dependency table:id="ct3703"/>
            <table:dependency table:id="ct3702"/>
            <table:dependency table:id="ct3701"/>
            <table:dependency table:id="ct3700"/>
            <table:dependency table:id="ct3699"/>
            <table:dependency table:id="ct3698"/>
            <table:dependency table:id="ct3697"/>
            <table:dependency table:id="ct3696"/>
            <table:dependency table:id="ct3695"/>
            <table:dependency table:id="ct3694"/>
            <table:dependency table:id="ct3693"/>
            <table:dependency table:id="ct3692"/>
            <table:dependency table:id="ct3691"/>
            <table:dependency table:id="ct3690"/>
            <table:dependency table:id="ct3689"/>
            <table:dependency table:id="ct3688"/>
            <table:dependency table:id="ct3687"/>
            <table:dependency table:id="ct3686"/>
            <table:dependency table:id="ct3685"/>
            <table:dependency table:id="ct3684"/>
            <table:dependency table:id="ct3683"/>
            <table:dependency table:id="ct3682"/>
            <table:dependency table:id="ct3681"/>
            <table:dependency table:id="ct3680"/>
            <table:dependency table:id="ct3679"/>
            <table:dependency table:id="ct3678"/>
            <table:dependency table:id="ct3677"/>
            <table:dependency table:id="ct3676"/>
            <table:dependency table:id="ct3675"/>
            <table:dependency table:id="ct3674"/>
            <table:dependency table:id="ct3673"/>
            <table:dependency table:id="ct3672"/>
            <table:dependency table:id="ct3671"/>
            <table:dependency table:id="ct3670"/>
            <table:dependency table:id="ct3669"/>
            <table:dependency table:id="ct3668"/>
            <table:dependency table:id="ct3667"/>
            <table:dependency table:id="ct3666"/>
            <table:dependency table:id="ct3665"/>
            <table:dependency table:id="ct3664"/>
            <table:dependency table:id="ct3663"/>
            <table:dependency table:id="ct3662"/>
            <table:dependency table:id="ct3661"/>
            <table:dependency table:id="ct3660"/>
            <table:dependency table:id="ct3659"/>
            <table:dependency table:id="ct3658"/>
            <table:dependency table:id="ct3657"/>
            <table:dependency table:id="ct3656"/>
            <table:dependency table:id="ct3655"/>
            <table:dependency table:id="ct3654"/>
            <table:dependency table:id="ct3653"/>
            <table:dependency table:id="ct3652"/>
            <table:dependency table:id="ct3651"/>
            <table:dependency table:id="ct3650"/>
            <table:dependency table:id="ct3649"/>
            <table:dependency table:id="ct3648"/>
            <table:dependency table:id="ct3647"/>
            <table:dependency table:id="ct3646"/>
            <table:dependency table:id="ct3645"/>
            <table:dependency table:id="ct3644"/>
            <table:dependency table:id="ct3643"/>
            <table:dependency table:id="ct3642"/>
            <table:dependency table:id="ct3641"/>
            <table:dependency table:id="ct3640"/>
            <table:dependency table:id="ct3639"/>
            <table:dependency table:id="ct3638"/>
            <table:dependency table:id="ct3637"/>
            <table:dependency table:id="ct3636"/>
            <table:dependency table:id="ct3635"/>
            <table:dependency table:id="ct3634"/>
            <table:dependency table:id="ct3633"/>
            <table:dependency table:id="ct3632"/>
            <table:dependency table:id="ct3631"/>
            <table:dependency table:id="ct3630"/>
            <table:dependency table:id="ct3629"/>
            <table:dependency table:id="ct3628"/>
            <table:dependency table:id="ct3627"/>
            <table:dependency table:id="ct3626"/>
            <table:dependency table:id="ct3625"/>
            <table:dependency table:id="ct3624"/>
            <table:dependency table:id="ct3623"/>
            <table:dependency table:id="ct3622"/>
            <table:dependency table:id="ct3621"/>
            <table:dependency table:id="ct3620"/>
            <table:dependency table:id="ct3619"/>
            <table:dependency table:id="ct3618"/>
            <table:dependency table:id="ct3617"/>
            <table:dependency table:id="ct3616"/>
            <table:dependency table:id="ct3615"/>
            <table:dependency table:id="ct3614"/>
            <table:dependency table:id="ct3613"/>
            <table:dependency table:id="ct3612"/>
            <table:dependency table:id="ct3611"/>
            <table:dependency table:id="ct3610"/>
            <table:dependency table:id="ct3609"/>
            <table:dependency table:id="ct3608"/>
            <table:dependency table:id="ct3607"/>
            <table:dependency table:id="ct3606"/>
            <table:dependency table:id="ct3605"/>
            <table:dependency table:id="ct3604"/>
            <table:dependency table:id="ct3603"/>
            <table:dependency table:id="ct3602"/>
            <table:dependency table:id="ct3601"/>
            <table:dependency table:id="ct3600"/>
            <table:dependency table:id="ct3599"/>
            <table:dependency table:id="ct3598"/>
            <table:dependency table:id="ct3597"/>
            <table:dependency table:id="ct3596"/>
            <table:dependency table:id="ct3595"/>
            <table:dependency table:id="ct3594"/>
            <table:dependency table:id="ct3593"/>
            <table:dependency table:id="ct3592"/>
            <table:dependency table:id="ct3591"/>
            <table:dependency table:id="ct3590"/>
            <table:dependency table:id="ct3589"/>
            <table:dependency table:id="ct3588"/>
            <table:dependency table:id="ct3587"/>
            <table:dependency table:id="ct3586"/>
            <table:dependency table:id="ct3585"/>
            <table:dependency table:id="ct3584"/>
            <table:dependency table:id="ct3583"/>
            <table:dependency table:id="ct3582"/>
            <table:dependency table:id="ct3581"/>
            <table:dependency table:id="ct3580"/>
            <table:dependency table:id="ct3579"/>
            <table:dependency table:id="ct3578"/>
            <table:dependency table:id="ct3577"/>
            <table:dependency table:id="ct3576"/>
            <table:dependency table:id="ct3575"/>
            <table:dependency table:id="ct3574"/>
            <table:dependency table:id="ct3573"/>
            <table:dependency table:id="ct3572"/>
            <table:dependency table:id="ct3571"/>
            <table:dependency table:id="ct3570"/>
            <table:dependency table:id="ct3569"/>
            <table:dependency table:id="ct3568"/>
            <table:dependency table:id="ct3567"/>
            <table:dependency table:id="ct3566"/>
            <table:dependency table:id="ct3565"/>
            <table:dependency table:id="ct3564"/>
            <table:dependency table:id="ct3563"/>
            <table:dependency table:id="ct3562"/>
            <table:dependency table:id="ct3561"/>
            <table:dependency table:id="ct3560"/>
            <table:dependency table:id="ct3559"/>
            <table:dependency table:id="ct3558"/>
            <table:dependency table:id="ct3557"/>
            <table:dependency table:id="ct3556"/>
            <table:dependency table:id="ct3555"/>
            <table:dependency table:id="ct3554"/>
            <table:dependency table:id="ct3553"/>
            <table:dependency table:id="ct3552"/>
            <table:dependency table:id="ct3551"/>
            <table:dependency table:id="ct3550"/>
            <table:dependency table:id="ct3549"/>
            <table:dependency table:id="ct3548"/>
            <table:dependency table:id="ct3547"/>
            <table:dependency table:id="ct3546"/>
            <table:dependency table:id="ct3545"/>
            <table:dependency table:id="ct3544"/>
            <table:dependency table:id="ct3543"/>
            <table:dependency table:id="ct3542"/>
            <table:dependency table:id="ct3541"/>
            <table:dependency table:id="ct3540"/>
            <table:dependency table:id="ct3539"/>
            <table:dependency table:id="ct3538"/>
            <table:dependency table:id="ct3537"/>
            <table:dependency table:id="ct3536"/>
            <table:dependency table:id="ct3535"/>
            <table:dependency table:id="ct3534"/>
            <table:dependency table:id="ct3533"/>
            <table:dependency table:id="ct3532"/>
            <table:dependency table:id="ct3531"/>
            <table:dependency table:id="ct3530"/>
            <table:dependency table:id="ct3529"/>
            <table:dependency table:id="ct3528"/>
            <table:dependency table:id="ct3527"/>
            <table:dependency table:id="ct3526"/>
            <table:dependency table:id="ct3525"/>
            <table:dependency table:id="ct3524"/>
            <table:dependency table:id="ct3523"/>
            <table:dependency table:id="ct3522"/>
            <table:dependency table:id="ct3521"/>
            <table:dependency table:id="ct3520"/>
            <table:dependency table:id="ct3519"/>
            <table:dependency table:id="ct3518"/>
            <table:dependency table:id="ct3517"/>
            <table:dependency table:id="ct3516"/>
            <table:dependency table:id="ct3515"/>
            <table:dependency table:id="ct3514"/>
            <table:dependency table:id="ct3513"/>
            <table:dependency table:id="ct3512"/>
            <table:dependency table:id="ct3511"/>
            <table:dependency table:id="ct3510"/>
            <table:dependency table:id="ct3509"/>
            <table:dependency table:id="ct3508"/>
            <table:dependency table:id="ct3507"/>
            <table:dependency table:id="ct3506"/>
            <table:dependency table:id="ct3505"/>
            <table:dependency table:id="ct3504"/>
            <table:dependency table:id="ct3503"/>
            <table:dependency table:id="ct3502"/>
            <table:dependency table:id="ct3501"/>
            <table:dependency table:id="ct3500"/>
            <table:dependency table:id="ct3499"/>
            <table:dependency table:id="ct3498"/>
            <table:dependency table:id="ct3497"/>
            <table:dependency table:id="ct3496"/>
            <table:dependency table:id="ct3495"/>
            <table:dependency table:id="ct3494"/>
            <table:dependency table:id="ct3493"/>
            <table:dependency table:id="ct3492"/>
            <table:dependency table:id="ct3491"/>
            <table:dependency table:id="ct3490"/>
            <table:dependency table:id="ct3489"/>
            <table:dependency table:id="ct3488"/>
            <table:dependency table:id="ct3487"/>
            <table:dependency table:id="ct3486"/>
            <table:dependency table:id="ct3485"/>
            <table:dependency table:id="ct3484"/>
            <table:dependency table:id="ct3483"/>
            <table:dependency table:id="ct3482"/>
            <table:dependency table:id="ct3481"/>
            <table:dependency table:id="ct3480"/>
            <table:dependency table:id="ct3479"/>
            <table:dependency table:id="ct3478"/>
            <table:dependency table:id="ct3477"/>
            <table:dependency table:id="ct3476"/>
            <table:dependency table:id="ct3475"/>
            <table:dependency table:id="ct3474"/>
            <table:dependency table:id="ct3473"/>
            <table:dependency table:id="ct3472"/>
            <table:dependency table:id="ct3471"/>
            <table:dependency table:id="ct3470"/>
            <table:dependency table:id="ct3469"/>
            <table:dependency table:id="ct3468"/>
            <table:dependency table:id="ct3467"/>
            <table:dependency table:id="ct3466"/>
            <table:dependency table:id="ct3465"/>
            <table:dependency table:id="ct3464"/>
            <table:dependency table:id="ct3463"/>
            <table:dependency table:id="ct3462"/>
            <table:dependency table:id="ct3461"/>
            <table:dependency table:id="ct3460"/>
            <table:dependency table:id="ct3459"/>
            <table:dependency table:id="ct3458"/>
            <table:dependency table:id="ct3457"/>
            <table:dependency table:id="ct3456"/>
            <table:dependency table:id="ct3455"/>
            <table:dependency table:id="ct3454"/>
            <table:dependency table:id="ct3453"/>
            <table:dependency table:id="ct3452"/>
            <table:dependency table:id="ct3451"/>
            <table:dependency table:id="ct3450"/>
            <table:dependency table:id="ct3449"/>
            <table:dependency table:id="ct3448"/>
            <table:dependency table:id="ct3447"/>
            <table:dependency table:id="ct3446"/>
            <table:dependency table:id="ct3445"/>
            <table:dependency table:id="ct3444"/>
            <table:dependency table:id="ct3443"/>
            <table:dependency table:id="ct3442"/>
            <table:dependency table:id="ct3441"/>
            <table:dependency table:id="ct3440"/>
            <table:dependency table:id="ct3439"/>
            <table:dependency table:id="ct3438"/>
            <table:dependency table:id="ct3437"/>
            <table:dependency table:id="ct3436"/>
            <table:dependency table:id="ct3435"/>
            <table:dependency table:id="ct3434"/>
            <table:dependency table:id="ct3433"/>
            <table:dependency table:id="ct3432"/>
            <table:dependency table:id="ct3431"/>
            <table:dependency table:id="ct3430"/>
            <table:dependency table:id="ct3429"/>
            <table:dependency table:id="ct3428"/>
            <table:dependency table:id="ct3427"/>
            <table:dependency table:id="ct3426"/>
            <table:dependency table:id="ct3425"/>
            <table:dependency table:id="ct3424"/>
            <table:dependency table:id="ct3423"/>
            <table:dependency table:id="ct3422"/>
            <table:dependency table:id="ct3421"/>
            <table:dependency table:id="ct3420"/>
            <table:dependency table:id="ct3419"/>
            <table:dependency table:id="ct3418"/>
            <table:dependency table:id="ct3417"/>
            <table:dependency table:id="ct3416"/>
            <table:dependency table:id="ct3415"/>
            <table:dependency table:id="ct3414"/>
            <table:dependency table:id="ct3413"/>
            <table:dependency table:id="ct3412"/>
            <table:dependency table:id="ct3411"/>
            <table:dependency table:id="ct3410"/>
            <table:dependency table:id="ct3409"/>
            <table:dependency table:id="ct3408"/>
            <table:dependency table:id="ct3407"/>
            <table:dependency table:id="ct3406"/>
            <table:dependency table:id="ct3405"/>
            <table:dependency table:id="ct3404"/>
            <table:dependency table:id="ct3403"/>
            <table:dependency table:id="ct3402"/>
            <table:dependency table:id="ct3401"/>
            <table:dependency table:id="ct3400"/>
            <table:dependency table:id="ct3399"/>
            <table:dependency table:id="ct3398"/>
            <table:dependency table:id="ct3397"/>
            <table:dependency table:id="ct3396"/>
            <table:dependency table:id="ct3395"/>
            <table:dependency table:id="ct3394"/>
            <table:dependency table:id="ct3393"/>
            <table:dependency table:id="ct3392"/>
            <table:dependency table:id="ct3391"/>
            <table:dependency table:id="ct3390"/>
            <table:dependency table:id="ct3389"/>
            <table:dependency table:id="ct3388"/>
            <table:dependency table:id="ct3387"/>
            <table:dependency table:id="ct3386"/>
            <table:dependency table:id="ct3385"/>
            <table:dependency table:id="ct3384"/>
            <table:dependency table:id="ct3383"/>
            <table:dependency table:id="ct3382"/>
            <table:dependency table:id="ct3381"/>
            <table:dependency table:id="ct3380"/>
            <table:dependency table:id="ct3379"/>
            <table:dependency table:id="ct3378"/>
            <table:dependency table:id="ct3377"/>
            <table:dependency table:id="ct3376"/>
            <table:dependency table:id="ct3375"/>
            <table:dependency table:id="ct3374"/>
            <table:dependency table:id="ct3373"/>
            <table:dependency table:id="ct3372"/>
            <table:dependency table:id="ct3371"/>
            <table:dependency table:id="ct3370"/>
            <table:dependency table:id="ct3369"/>
            <table:dependency table:id="ct3368"/>
            <table:dependency table:id="ct3367"/>
            <table:dependency table:id="ct3366"/>
            <table:dependency table:id="ct3365"/>
            <table:dependency table:id="ct3364"/>
            <table:dependency table:id="ct3363"/>
            <table:dependency table:id="ct3362"/>
            <table:dependency table:id="ct3361"/>
            <table:dependency table:id="ct3360"/>
            <table:dependency table:id="ct3359"/>
            <table:dependency table:id="ct3358"/>
            <table:dependency table:id="ct3357"/>
            <table:dependency table:id="ct3356"/>
            <table:dependency table:id="ct3355"/>
            <table:dependency table:id="ct3354"/>
            <table:dependency table:id="ct3353"/>
            <table:dependency table:id="ct3352"/>
            <table:dependency table:id="ct3351"/>
            <table:dependency table:id="ct3350"/>
            <table:dependency table:id="ct3349"/>
            <table:dependency table:id="ct3348"/>
            <table:dependency table:id="ct3347"/>
            <table:dependency table:id="ct3346"/>
            <table:dependency table:id="ct3345"/>
            <table:dependency table:id="ct3344"/>
            <table:dependency table:id="ct3343"/>
            <table:dependency table:id="ct3342"/>
            <table:dependency table:id="ct3341"/>
            <table:dependency table:id="ct3340"/>
            <table:dependency table:id="ct3339"/>
            <table:dependency table:id="ct3338"/>
            <table:dependency table:id="ct3337"/>
            <table:dependency table:id="ct3336"/>
            <table:dependency table:id="ct3335"/>
            <table:dependency table:id="ct3334"/>
            <table:dependency table:id="ct3333"/>
            <table:dependency table:id="ct3332"/>
            <table:dependency table:id="ct3331"/>
            <table:dependency table:id="ct3330"/>
            <table:dependency table:id="ct3329"/>
            <table:dependency table:id="ct3328"/>
            <table:dependency table:id="ct3327"/>
            <table:dependency table:id="ct3326"/>
            <table:dependency table:id="ct3325"/>
            <table:dependency table:id="ct3324"/>
            <table:dependency table:id="ct3323"/>
            <table:dependency table:id="ct3322"/>
            <table:dependency table:id="ct3321"/>
            <table:dependency table:id="ct3320"/>
            <table:dependency table:id="ct3319"/>
            <table:dependency table:id="ct3318"/>
            <table:dependency table:id="ct3317"/>
            <table:dependency table:id="ct3316"/>
            <table:dependency table:id="ct3315"/>
            <table:dependency table:id="ct3314"/>
            <table:dependency table:id="ct3313"/>
            <table:dependency table:id="ct3312"/>
            <table:dependency table:id="ct3311"/>
            <table:dependency table:id="ct3310"/>
            <table:dependency table:id="ct3309"/>
            <table:dependency table:id="ct3308"/>
            <table:dependency table:id="ct3307"/>
            <table:dependency table:id="ct3306"/>
            <table:dependency table:id="ct3305"/>
            <table:dependency table:id="ct3304"/>
            <table:dependency table:id="ct3303"/>
            <table:dependency table:id="ct3302"/>
            <table:dependency table:id="ct3301"/>
            <table:dependency table:id="ct3300"/>
            <table:dependency table:id="ct3299"/>
            <table:dependency table:id="ct3298"/>
            <table:dependency table:id="ct3297"/>
            <table:dependency table:id="ct3296"/>
            <table:dependency table:id="ct3295"/>
            <table:dependency table:id="ct3294"/>
            <table:dependency table:id="ct3293"/>
            <table:dependency table:id="ct3292"/>
            <table:dependency table:id="ct3291"/>
            <table:dependency table:id="ct3290"/>
            <table:dependency table:id="ct3289"/>
            <table:dependency table:id="ct3288"/>
            <table:dependency table:id="ct3287"/>
            <table:dependency table:id="ct3286"/>
            <table:dependency table:id="ct3285"/>
            <table:dependency table:id="ct3284"/>
            <table:dependency table:id="ct3283"/>
            <table:dependency table:id="ct3282"/>
            <table:dependency table:id="ct3281"/>
            <table:dependency table:id="ct3280"/>
            <table:dependency table:id="ct3279"/>
            <table:dependency table:id="ct3278"/>
            <table:dependency table:id="ct3277"/>
            <table:dependency table:id="ct3276"/>
            <table:dependency table:id="ct3275"/>
            <table:dependency table:id="ct3274"/>
            <table:dependency table:id="ct3273"/>
            <table:dependency table:id="ct3272"/>
            <table:dependency table:id="ct3271"/>
            <table:dependency table:id="ct3270"/>
            <table:dependency table:id="ct3269"/>
            <table:dependency table:id="ct3268"/>
            <table:dependency table:id="ct3267"/>
            <table:dependency table:id="ct3266"/>
            <table:dependency table:id="ct3265"/>
            <table:dependency table:id="ct3264"/>
            <table:dependency table:id="ct3263"/>
            <table:dependency table:id="ct3262"/>
            <table:dependency table:id="ct3261"/>
            <table:dependency table:id="ct3260"/>
            <table:dependency table:id="ct3259"/>
            <table:dependency table:id="ct3258"/>
            <table:dependency table:id="ct3257"/>
            <table:dependency table:id="ct3256"/>
            <table:dependency table:id="ct3255"/>
            <table:dependency table:id="ct3254"/>
            <table:dependency table:id="ct3253"/>
            <table:dependency table:id="ct3252"/>
            <table:dependency table:id="ct3251"/>
            <table:dependency table:id="ct3250"/>
            <table:dependency table:id="ct3249"/>
            <table:dependency table:id="ct3248"/>
            <table:dependency table:id="ct3247"/>
            <table:dependency table:id="ct3246"/>
            <table:dependency table:id="ct3245"/>
            <table:dependency table:id="ct3244"/>
            <table:dependency table:id="ct3243"/>
            <table:dependency table:id="ct3242"/>
            <table:dependency table:id="ct3241"/>
            <table:dependency table:id="ct3240"/>
            <table:dependency table:id="ct3239"/>
            <table:dependency table:id="ct3238"/>
            <table:dependency table:id="ct3237"/>
            <table:dependency table:id="ct3236"/>
            <table:dependency table:id="ct3235"/>
            <table:dependency table:id="ct3234"/>
            <table:dependency table:id="ct3233"/>
            <table:dependency table:id="ct3232"/>
            <table:dependency table:id="ct3231"/>
            <table:dependency table:id="ct3230"/>
            <table:dependency table:id="ct3229"/>
            <table:dependency table:id="ct3228"/>
            <table:dependency table:id="ct3227"/>
            <table:dependency table:id="ct3226"/>
            <table:dependency table:id="ct3225"/>
            <table:dependency table:id="ct3224"/>
            <table:dependency table:id="ct3223"/>
            <table:dependency table:id="ct3222"/>
            <table:dependency table:id="ct3221"/>
            <table:dependency table:id="ct3220"/>
            <table:dependency table:id="ct3219"/>
            <table:dependency table:id="ct3218"/>
            <table:dependency table:id="ct3217"/>
            <table:dependency table:id="ct3216"/>
            <table:dependency table:id="ct3215"/>
            <table:dependency table:id="ct3214"/>
            <table:dependency table:id="ct3213"/>
            <table:dependency table:id="ct3212"/>
            <table:dependency table:id="ct3211"/>
            <table:dependency table:id="ct3210"/>
            <table:dependency table:id="ct3209"/>
            <table:dependency table:id="ct3208"/>
            <table:dependency table:id="ct3207"/>
            <table:dependency table:id="ct3206"/>
            <table:dependency table:id="ct3205"/>
            <table:dependency table:id="ct3204"/>
            <table:dependency table:id="ct3203"/>
            <table:dependency table:id="ct3202"/>
            <table:dependency table:id="ct3201"/>
            <table:dependency table:id="ct3200"/>
            <table:dependency table:id="ct3199"/>
            <table:dependency table:id="ct3198"/>
            <table:dependency table:id="ct3197"/>
            <table:dependency table:id="ct3196"/>
            <table:dependency table:id="ct3195"/>
            <table:dependency table:id="ct3194"/>
            <table:dependency table:id="ct3193"/>
            <table:dependency table:id="ct3192"/>
            <table:dependency table:id="ct3191"/>
            <table:dependency table:id="ct3190"/>
            <table:dependency table:id="ct3189"/>
            <table:dependency table:id="ct3188"/>
            <table:dependency table:id="ct3187"/>
            <table:dependency table:id="ct3186"/>
            <table:dependency table:id="ct3185"/>
            <table:dependency table:id="ct3184"/>
            <table:dependency table:id="ct3183"/>
            <table:dependency table:id="ct3182"/>
            <table:dependency table:id="ct3181"/>
            <table:dependency table:id="ct3180"/>
            <table:dependency table:id="ct3179"/>
            <table:dependency table:id="ct3178"/>
            <table:dependency table:id="ct3177"/>
            <table:dependency table:id="ct3176"/>
            <table:dependency table:id="ct3175"/>
            <table:dependency table:id="ct3174"/>
            <table:dependency table:id="ct3173"/>
            <table:dependency table:id="ct3172"/>
            <table:dependency table:id="ct3171"/>
            <table:dependency table:id="ct3170"/>
            <table:dependency table:id="ct3169"/>
            <table:dependency table:id="ct3168"/>
            <table:dependency table:id="ct3167"/>
            <table:dependency table:id="ct3166"/>
            <table:dependency table:id="ct3165"/>
            <table:dependency table:id="ct3164"/>
            <table:dependency table:id="ct3163"/>
            <table:dependency table:id="ct3162"/>
            <table:dependency table:id="ct3161"/>
            <table:dependency table:id="ct3160"/>
            <table:dependency table:id="ct3159"/>
            <table:dependency table:id="ct3158"/>
            <table:dependency table:id="ct3157"/>
            <table:dependency table:id="ct3156"/>
            <table:dependency table:id="ct3155"/>
            <table:dependency table:id="ct3154"/>
            <table:dependency table:id="ct3153"/>
            <table:dependency table:id="ct3152"/>
            <table:dependency table:id="ct3151"/>
            <table:dependency table:id="ct3150"/>
            <table:dependency table:id="ct3149"/>
            <table:dependency table:id="ct3148"/>
            <table:dependency table:id="ct3147"/>
            <table:dependency table:id="ct3146"/>
            <table:dependency table:id="ct3145"/>
            <table:dependency table:id="ct3144"/>
            <table:dependency table:id="ct3143"/>
            <table:dependency table:id="ct3142"/>
            <table:dependency table:id="ct3141"/>
            <table:dependency table:id="ct3140"/>
            <table:dependency table:id="ct3139"/>
            <table:dependency table:id="ct3138"/>
            <table:dependency table:id="ct3137"/>
            <table:dependency table:id="ct3136"/>
            <table:dependency table:id="ct3135"/>
            <table:dependency table:id="ct3134"/>
            <table:dependency table:id="ct3133"/>
            <table:dependency table:id="ct3132"/>
            <table:dependency table:id="ct3131"/>
            <table:dependency table:id="ct3130"/>
            <table:dependency table:id="ct3129"/>
            <table:dependency table:id="ct3128"/>
            <table:dependency table:id="ct3127"/>
            <table:dependency table:id="ct3126"/>
            <table:dependency table:id="ct3125"/>
            <table:dependency table:id="ct3124"/>
            <table:dependency table:id="ct3123"/>
            <table:dependency table:id="ct3122"/>
            <table:dependency table:id="ct3121"/>
            <table:dependency table:id="ct3120"/>
            <table:dependency table:id="ct3119"/>
            <table:dependency table:id="ct3118"/>
            <table:dependency table:id="ct3117"/>
            <table:dependency table:id="ct3116"/>
            <table:dependency table:id="ct3115"/>
            <table:dependency table:id="ct3114"/>
            <table:dependency table:id="ct3113"/>
            <table:dependency table:id="ct3112"/>
            <table:dependency table:id="ct3111"/>
            <table:dependency table:id="ct3110"/>
            <table:dependency table:id="ct3109"/>
            <table:dependency table:id="ct3108"/>
            <table:dependency table:id="ct3107"/>
            <table:dependency table:id="ct3106"/>
            <table:dependency table:id="ct3105"/>
            <table:dependency table:id="ct3104"/>
            <table:dependency table:id="ct3103"/>
            <table:dependency table:id="ct3102"/>
            <table:dependency table:id="ct3101"/>
            <table:dependency table:id="ct3100"/>
            <table:dependency table:id="ct3099"/>
            <table:dependency table:id="ct3098"/>
            <table:dependency table:id="ct3097"/>
            <table:dependency table:id="ct3096"/>
            <table:dependency table:id="ct3095"/>
            <table:dependency table:id="ct3094"/>
            <table:dependency table:id="ct3093"/>
            <table:dependency table:id="ct3092"/>
            <table:dependency table:id="ct3091"/>
            <table:dependency table:id="ct3090"/>
            <table:dependency table:id="ct3089"/>
            <table:dependency table:id="ct3088"/>
            <table:dependency table:id="ct3087"/>
            <table:dependency table:id="ct3086"/>
            <table:dependency table:id="ct3085"/>
            <table:dependency table:id="ct3084"/>
            <table:dependency table:id="ct3083"/>
            <table:dependency table:id="ct3082"/>
            <table:dependency table:id="ct3081"/>
            <table:dependency table:id="ct3080"/>
            <table:dependency table:id="ct3079"/>
            <table:dependency table:id="ct3078"/>
            <table:dependency table:id="ct3077"/>
            <table:dependency table:id="ct3076"/>
            <table:dependency table:id="ct3075"/>
            <table:dependency table:id="ct3074"/>
            <table:dependency table:id="ct3073"/>
            <table:dependency table:id="ct3072"/>
            <table:dependency table:id="ct3071"/>
            <table:dependency table:id="ct3070"/>
            <table:dependency table:id="ct3069"/>
            <table:dependency table:id="ct3068"/>
            <table:dependency table:id="ct3067"/>
            <table:dependency table:id="ct3066"/>
            <table:dependency table:id="ct3065"/>
            <table:dependency table:id="ct3064"/>
            <table:dependency table:id="ct3063"/>
            <table:dependency table:id="ct3062"/>
            <table:dependency table:id="ct3061"/>
            <table:dependency table:id="ct3060"/>
            <table:dependency table:id="ct3059"/>
            <table:dependency table:id="ct3058"/>
            <table:dependency table:id="ct3057"/>
            <table:dependency table:id="ct3056"/>
            <table:dependency table:id="ct3055"/>
            <table:dependency table:id="ct3054"/>
            <table:dependency table:id="ct3053"/>
            <table:dependency table:id="ct3052"/>
            <table:dependency table:id="ct3051"/>
            <table:dependency table:id="ct3050"/>
            <table:dependency table:id="ct3049"/>
            <table:dependency table:id="ct3048"/>
            <table:dependency table:id="ct3047"/>
            <table:dependency table:id="ct3046"/>
            <table:dependency table:id="ct3045"/>
            <table:dependency table:id="ct3044"/>
            <table:dependency table:id="ct3043"/>
            <table:dependency table:id="ct3042"/>
            <table:dependency table:id="ct3041"/>
            <table:dependency table:id="ct3040"/>
            <table:dependency table:id="ct3039"/>
            <table:dependency table:id="ct3038"/>
            <table:dependency table:id="ct3037"/>
            <table:dependency table:id="ct3036"/>
            <table:dependency table:id="ct3035"/>
            <table:dependency table:id="ct3034"/>
            <table:dependency table:id="ct3033"/>
            <table:dependency table:id="ct3032"/>
            <table:dependency table:id="ct3031"/>
            <table:dependency table:id="ct3030"/>
            <table:dependency table:id="ct3029"/>
            <table:dependency table:id="ct3028"/>
            <table:dependency table:id="ct3027"/>
            <table:dependency table:id="ct3026"/>
            <table:dependency table:id="ct3025"/>
            <table:dependency table:id="ct3024"/>
            <table:dependency table:id="ct3023"/>
            <table:dependency table:id="ct3022"/>
            <table:dependency table:id="ct3021"/>
            <table:dependency table:id="ct3020"/>
            <table:dependency table:id="ct3019"/>
            <table:dependency table:id="ct3018"/>
            <table:dependency table:id="ct3017"/>
            <table:dependency table:id="ct3016"/>
            <table:dependency table:id="ct3015"/>
            <table:dependency table:id="ct3014"/>
            <table:dependency table:id="ct3013"/>
            <table:dependency table:id="ct3012"/>
            <table:dependency table:id="ct3011"/>
            <table:dependency table:id="ct3010"/>
            <table:dependency table:id="ct3009"/>
            <table:dependency table:id="ct3008"/>
            <table:dependency table:id="ct3007"/>
            <table:dependency table:id="ct3006"/>
            <table:dependency table:id="ct3005"/>
            <table:dependency table:id="ct3004"/>
            <table:dependency table:id="ct3003"/>
            <table:dependency table:id="ct3002"/>
            <table:dependency table:id="ct3001"/>
            <table:dependency table:id="ct3000"/>
            <table:dependency table:id="ct2999"/>
            <table:dependency table:id="ct2998"/>
            <table:dependency table:id="ct2997"/>
            <table:dependency table:id="ct2996"/>
            <table:dependency table:id="ct2995"/>
            <table:dependency table:id="ct2994"/>
            <table:dependency table:id="ct2993"/>
            <table:dependency table:id="ct2992"/>
            <table:dependency table:id="ct2991"/>
            <table:dependency table:id="ct2990"/>
            <table:dependency table:id="ct2989"/>
            <table:dependency table:id="ct2988"/>
            <table:dependency table:id="ct2987"/>
            <table:dependency table:id="ct2986"/>
            <table:dependency table:id="ct2985"/>
            <table:dependency table:id="ct2984"/>
            <table:dependency table:id="ct2983"/>
            <table:dependency table:id="ct2982"/>
            <table:dependency table:id="ct2981"/>
            <table:dependency table:id="ct2980"/>
            <table:dependency table:id="ct2979"/>
            <table:dependency table:id="ct2978"/>
            <table:dependency table:id="ct2977"/>
            <table:dependency table:id="ct2976"/>
            <table:dependency table:id="ct2975"/>
            <table:dependency table:id="ct2974"/>
            <table:dependency table:id="ct2973"/>
            <table:dependency table:id="ct2972"/>
            <table:dependency table:id="ct2971"/>
            <table:dependency table:id="ct2970"/>
            <table:dependency table:id="ct2969"/>
            <table:dependency table:id="ct2968"/>
            <table:dependency table:id="ct2967"/>
            <table:dependency table:id="ct2966"/>
            <table:dependency table:id="ct2965"/>
            <table:dependency table:id="ct2964"/>
            <table:dependency table:id="ct2963"/>
            <table:dependency table:id="ct2962"/>
            <table:dependency table:id="ct2961"/>
            <table:dependency table:id="ct2960"/>
            <table:dependency table:id="ct2959"/>
            <table:dependency table:id="ct2958"/>
            <table:dependency table:id="ct2957"/>
            <table:dependency table:id="ct2956"/>
            <table:dependency table:id="ct2955"/>
            <table:dependency table:id="ct2954"/>
            <table:dependency table:id="ct2953"/>
            <table:dependency table:id="ct2952"/>
            <table:dependency table:id="ct2951"/>
            <table:dependency table:id="ct2950"/>
            <table:dependency table:id="ct2949"/>
            <table:dependency table:id="ct2948"/>
            <table:dependency table:id="ct2947"/>
            <table:dependency table:id="ct2946"/>
            <table:dependency table:id="ct2945"/>
            <table:dependency table:id="ct2944"/>
            <table:dependency table:id="ct2943"/>
            <table:dependency table:id="ct2942"/>
            <table:dependency table:id="ct2941"/>
            <table:dependency table:id="ct2940"/>
            <table:dependency table:id="ct2939"/>
            <table:dependency table:id="ct2938"/>
            <table:dependency table:id="ct2937"/>
            <table:dependency table:id="ct2936"/>
            <table:dependency table:id="ct2935"/>
            <table:dependency table:id="ct2934"/>
            <table:dependency table:id="ct2933"/>
            <table:dependency table:id="ct2932"/>
            <table:dependency table:id="ct2931"/>
            <table:dependency table:id="ct2930"/>
            <table:dependency table:id="ct2929"/>
            <table:dependency table:id="ct2928"/>
            <table:dependency table:id="ct2927"/>
            <table:dependency table:id="ct2926"/>
            <table:dependency table:id="ct2925"/>
            <table:dependency table:id="ct2924"/>
            <table:dependency table:id="ct2923"/>
            <table:dependency table:id="ct2922"/>
            <table:dependency table:id="ct2921"/>
            <table:dependency table:id="ct2920"/>
            <table:dependency table:id="ct2919"/>
            <table:dependency table:id="ct2918"/>
            <table:dependency table:id="ct2917"/>
            <table:dependency table:id="ct2916"/>
            <table:dependency table:id="ct2915"/>
            <table:dependency table:id="ct2914"/>
            <table:dependency table:id="ct2913"/>
            <table:dependency table:id="ct2912"/>
            <table:dependency table:id="ct2911"/>
            <table:dependency table:id="ct2910"/>
            <table:dependency table:id="ct2909"/>
            <table:dependency table:id="ct2908"/>
            <table:dependency table:id="ct2907"/>
            <table:dependency table:id="ct2906"/>
            <table:dependency table:id="ct2905"/>
            <table:dependency table:id="ct2904"/>
            <table:dependency table:id="ct2903"/>
            <table:dependency table:id="ct2902"/>
            <table:dependency table:id="ct2901"/>
            <table:dependency table:id="ct2900"/>
            <table:dependency table:id="ct2899"/>
            <table:dependency table:id="ct2898"/>
            <table:dependency table:id="ct2897"/>
            <table:dependency table:id="ct2896"/>
            <table:dependency table:id="ct2895"/>
            <table:dependency table:id="ct2894"/>
            <table:dependency table:id="ct2893"/>
            <table:dependency table:id="ct2892"/>
            <table:dependency table:id="ct2891"/>
            <table:dependency table:id="ct2890"/>
            <table:dependency table:id="ct2889"/>
            <table:dependency table:id="ct2888"/>
            <table:dependency table:id="ct2887"/>
            <table:dependency table:id="ct2886"/>
            <table:dependency table:id="ct2885"/>
            <table:dependency table:id="ct2884"/>
            <table:dependency table:id="ct2883"/>
            <table:dependency table:id="ct2882"/>
            <table:dependency table:id="ct2881"/>
            <table:dependency table:id="ct2880"/>
            <table:dependency table:id="ct2879"/>
            <table:dependency table:id="ct2878"/>
            <table:dependency table:id="ct2877"/>
            <table:dependency table:id="ct2876"/>
            <table:dependency table:id="ct2875"/>
            <table:dependency table:id="ct2874"/>
            <table:dependency table:id="ct2873"/>
            <table:dependency table:id="ct2872"/>
            <table:dependency table:id="ct2871"/>
            <table:dependency table:id="ct2870"/>
            <table:dependency table:id="ct2869"/>
            <table:dependency table:id="ct2868"/>
            <table:dependency table:id="ct2867"/>
            <table:dependency table:id="ct2866"/>
            <table:dependency table:id="ct2865"/>
            <table:dependency table:id="ct2864"/>
            <table:dependency table:id="ct2863"/>
            <table:dependency table:id="ct2862"/>
            <table:dependency table:id="ct2861"/>
            <table:dependency table:id="ct2860"/>
            <table:dependency table:id="ct2859"/>
            <table:dependency table:id="ct2858"/>
            <table:dependency table:id="ct2857"/>
            <table:dependency table:id="ct2856"/>
            <table:dependency table:id="ct2855"/>
            <table:dependency table:id="ct2854"/>
            <table:dependency table:id="ct2853"/>
            <table:dependency table:id="ct2852"/>
            <table:dependency table:id="ct2851"/>
            <table:dependency table:id="ct2850"/>
            <table:dependency table:id="ct2849"/>
            <table:dependency table:id="ct2848"/>
            <table:dependency table:id="ct2847"/>
            <table:dependency table:id="ct2846"/>
            <table:dependency table:id="ct2845"/>
            <table:dependency table:id="ct2844"/>
            <table:dependency table:id="ct2843"/>
            <table:dependency table:id="ct2842"/>
            <table:dependency table:id="ct2841"/>
            <table:dependency table:id="ct2840"/>
            <table:dependency table:id="ct2839"/>
            <table:dependency table:id="ct2838"/>
            <table:dependency table:id="ct2837"/>
            <table:dependency table:id="ct2836"/>
            <table:dependency table:id="ct2835"/>
            <table:dependency table:id="ct2834"/>
            <table:dependency table:id="ct2833"/>
            <table:dependency table:id="ct2832"/>
            <table:dependency table:id="ct2831"/>
            <table:dependency table:id="ct2830"/>
            <table:dependency table:id="ct2829"/>
            <table:dependency table:id="ct2828"/>
            <table:dependency table:id="ct2827"/>
            <table:dependency table:id="ct2826"/>
            <table:dependency table:id="ct2825"/>
            <table:dependency table:id="ct2824"/>
            <table:dependency table:id="ct2823"/>
            <table:dependency table:id="ct2822"/>
            <table:dependency table:id="ct2821"/>
            <table:dependency table:id="ct2820"/>
            <table:dependency table:id="ct2819"/>
            <table:dependency table:id="ct2818"/>
            <table:dependency table:id="ct2817"/>
            <table:dependency table:id="ct2816"/>
            <table:dependency table:id="ct2815"/>
            <table:dependency table:id="ct2814"/>
            <table:dependency table:id="ct2813"/>
            <table:dependency table:id="ct2812"/>
            <table:dependency table:id="ct2811"/>
            <table:dependency table:id="ct2810"/>
            <table:dependency table:id="ct2809"/>
            <table:dependency table:id="ct2808"/>
            <table:dependency table:id="ct2807"/>
            <table:dependency table:id="ct2806"/>
            <table:dependency table:id="ct2805"/>
            <table:dependency table:id="ct2804"/>
            <table:dependency table:id="ct2803"/>
            <table:dependency table:id="ct2802"/>
            <table:dependency table:id="ct2801"/>
            <table:dependency table:id="ct2800"/>
            <table:dependency table:id="ct2799"/>
            <table:dependency table:id="ct2798"/>
            <table:dependency table:id="ct2797"/>
            <table:dependency table:id="ct2796"/>
            <table:dependency table:id="ct2795"/>
            <table:dependency table:id="ct2794"/>
            <table:dependency table:id="ct2793"/>
            <table:dependency table:id="ct2792"/>
            <table:dependency table:id="ct2791"/>
            <table:dependency table:id="ct2790"/>
            <table:dependency table:id="ct2789"/>
            <table:dependency table:id="ct2788"/>
            <table:dependency table:id="ct2787"/>
            <table:dependency table:id="ct2786"/>
            <table:dependency table:id="ct2785"/>
            <table:dependency table:id="ct2784"/>
            <table:dependency table:id="ct2783"/>
            <table:dependency table:id="ct2782"/>
            <table:dependency table:id="ct2781"/>
            <table:dependency table:id="ct2780"/>
            <table:dependency table:id="ct2779"/>
            <table:dependency table:id="ct2778"/>
            <table:dependency table:id="ct2777"/>
            <table:dependency table:id="ct2776"/>
            <table:dependency table:id="ct2775"/>
            <table:dependency table:id="ct2774"/>
            <table:dependency table:id="ct2773"/>
            <table:dependency table:id="ct2772"/>
            <table:dependency table:id="ct2771"/>
            <table:dependency table:id="ct2770"/>
            <table:dependency table:id="ct2769"/>
            <table:dependency table:id="ct2768"/>
            <table:dependency table:id="ct2767"/>
            <table:dependency table:id="ct2766"/>
            <table:dependency table:id="ct2765"/>
            <table:dependency table:id="ct2764"/>
            <table:dependency table:id="ct2763"/>
            <table:dependency table:id="ct2762"/>
            <table:dependency table:id="ct2761"/>
            <table:dependency table:id="ct2760"/>
            <table:dependency table:id="ct2759"/>
            <table:dependency table:id="ct2758"/>
            <table:dependency table:id="ct2757"/>
            <table:dependency table:id="ct2756"/>
            <table:dependency table:id="ct2755"/>
            <table:dependency table:id="ct2754"/>
            <table:dependency table:id="ct2753"/>
            <table:dependency table:id="ct2752"/>
            <table:dependency table:id="ct2751"/>
            <table:dependency table:id="ct2750"/>
            <table:dependency table:id="ct2749"/>
            <table:dependency table:id="ct2748"/>
            <table:dependency table:id="ct2747"/>
            <table:dependency table:id="ct2746"/>
            <table:dependency table:id="ct2745"/>
            <table:dependency table:id="ct2744"/>
            <table:dependency table:id="ct2743"/>
            <table:dependency table:id="ct2742"/>
            <table:dependency table:id="ct2741"/>
            <table:dependency table:id="ct2740"/>
            <table:dependency table:id="ct2739"/>
            <table:dependency table:id="ct2738"/>
            <table:dependency table:id="ct2737"/>
            <table:dependency table:id="ct2736"/>
            <table:dependency table:id="ct2735"/>
            <table:dependency table:id="ct2734"/>
            <table:dependency table:id="ct2733"/>
            <table:dependency table:id="ct2732"/>
            <table:dependency table:id="ct2731"/>
            <table:dependency table:id="ct2730"/>
            <table:dependency table:id="ct2729"/>
            <table:dependency table:id="ct2728"/>
            <table:dependency table:id="ct2727"/>
            <table:dependency table:id="ct2726"/>
            <table:dependency table:id="ct2725"/>
            <table:dependency table:id="ct2724"/>
            <table:dependency table:id="ct2723"/>
            <table:dependency table:id="ct2722"/>
            <table:dependency table:id="ct2721"/>
            <table:dependency table:id="ct2720"/>
            <table:dependency table:id="ct2719"/>
            <table:dependency table:id="ct2718"/>
            <table:dependency table:id="ct2717"/>
            <table:dependency table:id="ct2716"/>
            <table:dependency table:id="ct2715"/>
            <table:dependency table:id="ct2714"/>
            <table:dependency table:id="ct2713"/>
            <table:dependency table:id="ct2712"/>
            <table:dependency table:id="ct2711"/>
            <table:dependency table:id="ct2710"/>
            <table:dependency table:id="ct2709"/>
            <table:dependency table:id="ct2708"/>
            <table:dependency table:id="ct2707"/>
            <table:dependency table:id="ct2706"/>
            <table:dependency table:id="ct2705"/>
            <table:dependency table:id="ct2704"/>
            <table:dependency table:id="ct2703"/>
            <table:dependency table:id="ct2702"/>
            <table:dependency table:id="ct2701"/>
            <table:dependency table:id="ct2700"/>
            <table:dependency table:id="ct2699"/>
            <table:dependency table:id="ct2698"/>
            <table:dependency table:id="ct2697"/>
            <table:dependency table:id="ct2696"/>
            <table:dependency table:id="ct2695"/>
            <table:dependency table:id="ct2694"/>
            <table:dependency table:id="ct2693"/>
            <table:dependency table:id="ct2692"/>
            <table:dependency table:id="ct2691"/>
            <table:dependency table:id="ct2690"/>
            <table:dependency table:id="ct2689"/>
            <table:dependency table:id="ct2688"/>
            <table:dependency table:id="ct2687"/>
            <table:dependency table:id="ct2686"/>
            <table:dependency table:id="ct2685"/>
            <table:dependency table:id="ct2684"/>
            <table:dependency table:id="ct2683"/>
            <table:dependency table:id="ct2682"/>
            <table:dependency table:id="ct2681"/>
            <table:dependency table:id="ct2680"/>
            <table:dependency table:id="ct2679"/>
            <table:dependency table:id="ct2678"/>
            <table:dependency table:id="ct2677"/>
            <table:dependency table:id="ct2676"/>
            <table:dependency table:id="ct2675"/>
            <table:dependency table:id="ct2674"/>
            <table:dependency table:id="ct2673"/>
            <table:dependency table:id="ct2672"/>
            <table:dependency table:id="ct2671"/>
            <table:dependency table:id="ct2670"/>
            <table:dependency table:id="ct2669"/>
            <table:dependency table:id="ct2668"/>
            <table:dependency table:id="ct2667"/>
            <table:dependency table:id="ct2666"/>
            <table:dependency table:id="ct2665"/>
            <table:dependency table:id="ct2664"/>
            <table:dependency table:id="ct2663"/>
            <table:dependency table:id="ct2662"/>
            <table:dependency table:id="ct2661"/>
            <table:dependency table:id="ct2660"/>
            <table:dependency table:id="ct2659"/>
            <table:dependency table:id="ct2658"/>
            <table:dependency table:id="ct2657"/>
            <table:dependency table:id="ct2656"/>
            <table:dependency table:id="ct2655"/>
            <table:dependency table:id="ct2654"/>
            <table:dependency table:id="ct2653"/>
            <table:dependency table:id="ct2652"/>
            <table:dependency table:id="ct2651"/>
            <table:dependency table:id="ct2650"/>
            <table:dependency table:id="ct2649"/>
            <table:dependency table:id="ct2648"/>
            <table:dependency table:id="ct2647"/>
            <table:dependency table:id="ct2646"/>
            <table:dependency table:id="ct2645"/>
            <table:dependency table:id="ct2644"/>
            <table:dependency table:id="ct2643"/>
            <table:dependency table:id="ct2642"/>
            <table:dependency table:id="ct2641"/>
            <table:dependency table:id="ct2640"/>
            <table:dependency table:id="ct2639"/>
            <table:dependency table:id="ct2638"/>
            <table:dependency table:id="ct2637"/>
            <table:dependency table:id="ct2636"/>
            <table:dependency table:id="ct2635"/>
            <table:dependency table:id="ct2634"/>
            <table:dependency table:id="ct2633"/>
            <table:dependency table:id="ct2632"/>
            <table:dependency table:id="ct2631"/>
            <table:dependency table:id="ct2630"/>
            <table:dependency table:id="ct2629"/>
            <table:dependency table:id="ct2628"/>
            <table:dependency table:id="ct2627"/>
            <table:dependency table:id="ct2626"/>
            <table:dependency table:id="ct2625"/>
            <table:dependency table:id="ct2624"/>
            <table:dependency table:id="ct2623"/>
            <table:dependency table:id="ct2622"/>
            <table:dependency table:id="ct2621"/>
            <table:dependency table:id="ct2620"/>
            <table:dependency table:id="ct2619"/>
            <table:dependency table:id="ct2618"/>
            <table:dependency table:id="ct2617"/>
            <table:dependency table:id="ct2616"/>
            <table:dependency table:id="ct2615"/>
            <table:dependency table:id="ct2614"/>
            <table:dependency table:id="ct2613"/>
            <table:dependency table:id="ct2612"/>
            <table:dependency table:id="ct2611"/>
            <table:dependency table:id="ct2610"/>
            <table:dependency table:id="ct2609"/>
            <table:dependency table:id="ct2608"/>
            <table:dependency table:id="ct2607"/>
            <table:dependency table:id="ct2606"/>
            <table:dependency table:id="ct2605"/>
            <table:dependency table:id="ct2604"/>
            <table:dependency table:id="ct2603"/>
            <table:dependency table:id="ct2602"/>
            <table:dependency table:id="ct2601"/>
            <table:dependency table:id="ct2600"/>
            <table:dependency table:id="ct2599"/>
            <table:dependency table:id="ct2598"/>
            <table:dependency table:id="ct2597"/>
            <table:dependency table:id="ct2596"/>
            <table:dependency table:id="ct2595"/>
            <table:dependency table:id="ct2594"/>
            <table:dependency table:id="ct2593"/>
            <table:dependency table:id="ct2592"/>
            <table:dependency table:id="ct2591"/>
            <table:dependency table:id="ct2590"/>
            <table:dependency table:id="ct2589"/>
            <table:dependency table:id="ct2588"/>
            <table:dependency table:id="ct2587"/>
            <table:dependency table:id="ct2586"/>
            <table:dependency table:id="ct2585"/>
            <table:dependency table:id="ct2584"/>
            <table:dependency table:id="ct2583"/>
            <table:dependency table:id="ct2582"/>
            <table:dependency table:id="ct2581"/>
            <table:dependency table:id="ct2580"/>
            <table:dependency table:id="ct2579"/>
            <table:dependency table:id="ct2578"/>
            <table:dependency table:id="ct2577"/>
            <table:dependency table:id="ct2576"/>
            <table:dependency table:id="ct2575"/>
            <table:dependency table:id="ct2574"/>
            <table:dependency table:id="ct2573"/>
            <table:dependency table:id="ct2572"/>
            <table:dependency table:id="ct2571"/>
            <table:dependency table:id="ct2570"/>
            <table:dependency table:id="ct2569"/>
            <table:dependency table:id="ct2568"/>
            <table:dependency table:id="ct2567"/>
            <table:dependency table:id="ct2566"/>
            <table:dependency table:id="ct2565"/>
            <table:dependency table:id="ct2564"/>
            <table:dependency table:id="ct2563"/>
            <table:dependency table:id="ct2562"/>
            <table:dependency table:id="ct2561"/>
            <table:dependency table:id="ct2560"/>
            <table:dependency table:id="ct2559"/>
            <table:dependency table:id="ct2558"/>
            <table:dependency table:id="ct2557"/>
            <table:dependency table:id="ct2556"/>
            <table:dependency table:id="ct2555"/>
            <table:dependency table:id="ct2554"/>
            <table:dependency table:id="ct2553"/>
            <table:dependency table:id="ct2552"/>
            <table:dependency table:id="ct2551"/>
            <table:dependency table:id="ct2550"/>
            <table:dependency table:id="ct2549"/>
            <table:dependency table:id="ct2548"/>
            <table:dependency table:id="ct2547"/>
            <table:dependency table:id="ct2546"/>
            <table:dependency table:id="ct2545"/>
            <table:dependency table:id="ct2544"/>
            <table:dependency table:id="ct2543"/>
            <table:dependency table:id="ct2542"/>
            <table:dependency table:id="ct2541"/>
            <table:dependency table:id="ct2540"/>
            <table:dependency table:id="ct2539"/>
            <table:dependency table:id="ct2538"/>
            <table:dependency table:id="ct2537"/>
            <table:dependency table:id="ct2536"/>
            <table:dependency table:id="ct2535"/>
            <table:dependency table:id="ct2534"/>
            <table:dependency table:id="ct2533"/>
            <table:dependency table:id="ct2532"/>
            <table:dependency table:id="ct2531"/>
            <table:dependency table:id="ct2530"/>
            <table:dependency table:id="ct2529"/>
            <table:dependency table:id="ct2528"/>
            <table:dependency table:id="ct2527"/>
            <table:dependency table:id="ct2526"/>
            <table:dependency table:id="ct2525"/>
            <table:dependency table:id="ct2524"/>
            <table:dependency table:id="ct2523"/>
            <table:dependency table:id="ct2522"/>
            <table:dependency table:id="ct2521"/>
            <table:dependency table:id="ct2520"/>
            <table:dependency table:id="ct2519"/>
            <table:dependency table:id="ct2518"/>
            <table:dependency table:id="ct2517"/>
            <table:dependency table:id="ct2516"/>
            <table:dependency table:id="ct2515"/>
            <table:dependency table:id="ct2514"/>
            <table:dependency table:id="ct2513"/>
            <table:dependency table:id="ct2512"/>
            <table:dependency table:id="ct2511"/>
            <table:dependency table:id="ct2510"/>
            <table:dependency table:id="ct2509"/>
            <table:dependency table:id="ct2508"/>
            <table:dependency table:id="ct2507"/>
            <table:dependency table:id="ct2506"/>
            <table:dependency table:id="ct2505"/>
            <table:dependency table:id="ct2504"/>
            <table:dependency table:id="ct2503"/>
            <table:dependency table:id="ct2502"/>
            <table:dependency table:id="ct2501"/>
            <table:dependency table:id="ct2500"/>
            <table:dependency table:id="ct2499"/>
            <table:dependency table:id="ct2498"/>
            <table:dependency table:id="ct2497"/>
            <table:dependency table:id="ct2496"/>
            <table:dependency table:id="ct2495"/>
            <table:dependency table:id="ct2494"/>
            <table:dependency table:id="ct2493"/>
            <table:dependency table:id="ct2492"/>
            <table:dependency table:id="ct2491"/>
            <table:dependency table:id="ct2490"/>
            <table:dependency table:id="ct2489"/>
            <table:dependency table:id="ct2488"/>
            <table:dependency table:id="ct2487"/>
            <table:dependency table:id="ct2486"/>
            <table:dependency table:id="ct2485"/>
            <table:dependency table:id="ct2484"/>
            <table:dependency table:id="ct2483"/>
            <table:dependency table:id="ct2482"/>
            <table:dependency table:id="ct2481"/>
            <table:dependency table:id="ct2480"/>
            <table:dependency table:id="ct2479"/>
            <table:dependency table:id="ct2478"/>
            <table:dependency table:id="ct2477"/>
            <table:dependency table:id="ct2476"/>
            <table:dependency table:id="ct2475"/>
            <table:dependency table:id="ct2474"/>
            <table:dependency table:id="ct2473"/>
            <table:dependency table:id="ct2472"/>
            <table:dependency table:id="ct2471"/>
            <table:dependency table:id="ct2470"/>
            <table:dependency table:id="ct2469"/>
            <table:dependency table:id="ct2468"/>
            <table:dependency table:id="ct2467"/>
            <table:dependency table:id="ct2466"/>
            <table:dependency table:id="ct2465"/>
            <table:dependency table:id="ct2464"/>
            <table:dependency table:id="ct2463"/>
            <table:dependency table:id="ct2462"/>
            <table:dependency table:id="ct2461"/>
            <table:dependency table:id="ct2460"/>
            <table:dependency table:id="ct2459"/>
            <table:dependency table:id="ct2458"/>
            <table:dependency table:id="ct2457"/>
            <table:dependency table:id="ct2456"/>
            <table:dependency table:id="ct2455"/>
            <table:dependency table:id="ct2454"/>
            <table:dependency table:id="ct2453"/>
            <table:dependency table:id="ct2452"/>
            <table:dependency table:id="ct2451"/>
            <table:dependency table:id="ct2450"/>
            <table:dependency table:id="ct2449"/>
            <table:dependency table:id="ct2448"/>
            <table:dependency table:id="ct2447"/>
            <table:dependency table:id="ct2446"/>
            <table:dependency table:id="ct2445"/>
            <table:dependency table:id="ct2444"/>
            <table:dependency table:id="ct2443"/>
            <table:dependency table:id="ct2442"/>
            <table:dependency table:id="ct2441"/>
            <table:dependency table:id="ct2440"/>
            <table:dependency table:id="ct2439"/>
            <table:dependency table:id="ct2438"/>
            <table:dependency table:id="ct2437"/>
            <table:dependency table:id="ct2436"/>
            <table:dependency table:id="ct2435"/>
            <table:dependency table:id="ct2434"/>
            <table:dependency table:id="ct2433"/>
            <table:dependency table:id="ct2432"/>
            <table:dependency table:id="ct2431"/>
            <table:dependency table:id="ct2430"/>
            <table:dependency table:id="ct2429"/>
            <table:dependency table:id="ct2428"/>
            <table:dependency table:id="ct2427"/>
            <table:dependency table:id="ct2426"/>
            <table:dependency table:id="ct2425"/>
            <table:dependency table:id="ct2424"/>
            <table:dependency table:id="ct2423"/>
            <table:dependency table:id="ct2422"/>
            <table:dependency table:id="ct2421"/>
            <table:dependency table:id="ct2420"/>
            <table:dependency table:id="ct2419"/>
            <table:dependency table:id="ct2418"/>
            <table:dependency table:id="ct2417"/>
            <table:dependency table:id="ct2416"/>
            <table:dependency table:id="ct2415"/>
            <table:dependency table:id="ct2414"/>
            <table:dependency table:id="ct2413"/>
            <table:dependency table:id="ct2412"/>
            <table:dependency table:id="ct2411"/>
            <table:dependency table:id="ct2410"/>
            <table:dependency table:id="ct2409"/>
            <table:dependency table:id="ct2408"/>
            <table:dependency table:id="ct2407"/>
            <table:dependency table:id="ct2406"/>
            <table:dependency table:id="ct2405"/>
            <table:dependency table:id="ct2404"/>
            <table:dependency table:id="ct2403"/>
            <table:dependency table:id="ct2402"/>
            <table:dependency table:id="ct2401"/>
            <table:dependency table:id="ct2400"/>
            <table:dependency table:id="ct2399"/>
            <table:dependency table:id="ct2398"/>
            <table:dependency table:id="ct2397"/>
            <table:dependency table:id="ct2396"/>
            <table:dependency table:id="ct2395"/>
            <table:dependency table:id="ct2394"/>
            <table:dependency table:id="ct2393"/>
            <table:dependency table:id="ct2392"/>
            <table:dependency table:id="ct2391"/>
            <table:dependency table:id="ct2390"/>
            <table:dependency table:id="ct2389"/>
            <table:dependency table:id="ct2388"/>
            <table:dependency table:id="ct2387"/>
            <table:dependency table:id="ct2386"/>
            <table:dependency table:id="ct2385"/>
            <table:dependency table:id="ct2384"/>
            <table:dependency table:id="ct2383"/>
            <table:dependency table:id="ct2382"/>
            <table:dependency table:id="ct2381"/>
            <table:dependency table:id="ct2380"/>
            <table:dependency table:id="ct2379"/>
            <table:dependency table:id="ct2378"/>
            <table:dependency table:id="ct2377"/>
            <table:dependency table:id="ct2376"/>
            <table:dependency table:id="ct2375"/>
            <table:dependency table:id="ct2374"/>
            <table:dependency table:id="ct2373"/>
            <table:dependency table:id="ct2372"/>
            <table:dependency table:id="ct2371"/>
            <table:dependency table:id="ct2370"/>
            <table:dependency table:id="ct2369"/>
            <table:dependency table:id="ct2368"/>
            <table:dependency table:id="ct2367"/>
            <table:dependency table:id="ct2366"/>
            <table:dependency table:id="ct2365"/>
            <table:dependency table:id="ct2364"/>
            <table:dependency table:id="ct2363"/>
            <table:dependency table:id="ct2362"/>
            <table:dependency table:id="ct2361"/>
            <table:dependency table:id="ct2360"/>
            <table:dependency table:id="ct2359"/>
            <table:dependency table:id="ct2358"/>
            <table:dependency table:id="ct2357"/>
            <table:dependency table:id="ct2356"/>
            <table:dependency table:id="ct2355"/>
            <table:dependency table:id="ct2354"/>
            <table:dependency table:id="ct2353"/>
            <table:dependency table:id="ct2352"/>
            <table:dependency table:id="ct2351"/>
            <table:dependency table:id="ct2350"/>
            <table:dependency table:id="ct2349"/>
            <table:dependency table:id="ct2348"/>
            <table:dependency table:id="ct2347"/>
            <table:dependency table:id="ct2346"/>
            <table:dependency table:id="ct2345"/>
            <table:dependency table:id="ct2344"/>
            <table:dependency table:id="ct2343"/>
            <table:dependency table:id="ct2342"/>
            <table:dependency table:id="ct2341"/>
            <table:dependency table:id="ct2340"/>
            <table:dependency table:id="ct2339"/>
            <table:dependency table:id="ct2338"/>
            <table:dependency table:id="ct2337"/>
            <table:dependency table:id="ct2336"/>
            <table:dependency table:id="ct2335"/>
            <table:dependency table:id="ct2334"/>
            <table:dependency table:id="ct2333"/>
            <table:dependency table:id="ct2332"/>
            <table:dependency table:id="ct2331"/>
            <table:dependency table:id="ct2330"/>
            <table:dependency table:id="ct2329"/>
            <table:dependency table:id="ct2328"/>
            <table:dependency table:id="ct2327"/>
            <table:dependency table:id="ct2326"/>
            <table:dependency table:id="ct2325"/>
            <table:dependency table:id="ct2324"/>
            <table:dependency table:id="ct2323"/>
            <table:dependency table:id="ct2322"/>
            <table:dependency table:id="ct2321"/>
            <table:dependency table:id="ct2320"/>
            <table:dependency table:id="ct2319"/>
            <table:dependency table:id="ct2318"/>
            <table:dependency table:id="ct2317"/>
            <table:dependency table:id="ct2316"/>
            <table:dependency table:id="ct2315"/>
            <table:dependency table:id="ct2314"/>
            <table:dependency table:id="ct2313"/>
            <table:dependency table:id="ct2312"/>
            <table:dependency table:id="ct2311"/>
            <table:dependency table:id="ct2310"/>
            <table:dependency table:id="ct2309"/>
            <table:dependency table:id="ct2308"/>
            <table:dependency table:id="ct2307"/>
            <table:dependency table:id="ct2306"/>
            <table:dependency table:id="ct2305"/>
            <table:dependency table:id="ct2304"/>
            <table:dependency table:id="ct2303"/>
            <table:dependency table:id="ct2302"/>
            <table:dependency table:id="ct2301"/>
            <table:dependency table:id="ct2300"/>
            <table:dependency table:id="ct2299"/>
            <table:dependency table:id="ct2298"/>
            <table:dependency table:id="ct2297"/>
            <table:dependency table:id="ct2296"/>
            <table:dependency table:id="ct2295"/>
            <table:dependency table:id="ct2294"/>
            <table:dependency table:id="ct2293"/>
            <table:dependency table:id="ct2292"/>
            <table:dependency table:id="ct2291"/>
            <table:dependency table:id="ct2290"/>
            <table:dependency table:id="ct2289"/>
            <table:dependency table:id="ct2288"/>
            <table:dependency table:id="ct2287"/>
            <table:dependency table:id="ct2286"/>
            <table:dependency table:id="ct2285"/>
            <table:dependency table:id="ct2284"/>
            <table:dependency table:id="ct2283"/>
            <table:dependency table:id="ct2282"/>
            <table:dependency table:id="ct2281"/>
            <table:dependency table:id="ct2280"/>
            <table:dependency table:id="ct2279"/>
            <table:dependency table:id="ct2278"/>
            <table:dependency table:id="ct2277"/>
            <table:dependency table:id="ct2276"/>
            <table:dependency table:id="ct2275"/>
            <table:dependency table:id="ct2274"/>
            <table:dependency table:id="ct2273"/>
            <table:dependency table:id="ct2272"/>
            <table:dependency table:id="ct2271"/>
            <table:dependency table:id="ct2270"/>
            <table:dependency table:id="ct2269"/>
            <table:dependency table:id="ct2268"/>
            <table:dependency table:id="ct2267"/>
            <table:dependency table:id="ct2266"/>
            <table:dependency table:id="ct2265"/>
            <table:dependency table:id="ct2264"/>
            <table:dependency table:id="ct2263"/>
            <table:dependency table:id="ct2262"/>
            <table:dependency table:id="ct2261"/>
            <table:dependency table:id="ct2260"/>
            <table:dependency table:id="ct2259"/>
            <table:dependency table:id="ct2258"/>
            <table:dependency table:id="ct2257"/>
            <table:dependency table:id="ct2256"/>
            <table:dependency table:id="ct2255"/>
            <table:dependency table:id="ct2254"/>
            <table:dependency table:id="ct2253"/>
            <table:dependency table:id="ct2252"/>
            <table:dependency table:id="ct2251"/>
            <table:dependency table:id="ct2250"/>
            <table:dependency table:id="ct2249"/>
            <table:dependency table:id="ct2248"/>
            <table:dependency table:id="ct2247"/>
            <table:dependency table:id="ct2246"/>
            <table:dependency table:id="ct2245"/>
            <table:dependency table:id="ct2244"/>
            <table:dependency table:id="ct2243"/>
            <table:dependency table:id="ct2242"/>
            <table:dependency table:id="ct2241"/>
            <table:dependency table:id="ct2240"/>
            <table:dependency table:id="ct2239"/>
            <table:dependency table:id="ct2238"/>
            <table:dependency table:id="ct2237"/>
            <table:dependency table:id="ct2236"/>
            <table:dependency table:id="ct2235"/>
            <table:dependency table:id="ct2234"/>
            <table:dependency table:id="ct2233"/>
            <table:dependency table:id="ct2232"/>
            <table:dependency table:id="ct2231"/>
            <table:dependency table:id="ct2230"/>
            <table:dependency table:id="ct2229"/>
            <table:dependency table:id="ct2228"/>
            <table:dependency table:id="ct2227"/>
            <table:dependency table:id="ct2226"/>
            <table:dependency table:id="ct2225"/>
            <table:dependency table:id="ct2224"/>
            <table:dependency table:id="ct2223"/>
            <table:dependency table:id="ct2222"/>
            <table:dependency table:id="ct2221"/>
            <table:dependency table:id="ct2220"/>
            <table:dependency table:id="ct2219"/>
            <table:dependency table:id="ct2218"/>
            <table:dependency table:id="ct2217"/>
            <table:dependency table:id="ct2216"/>
            <table:dependency table:id="ct2215"/>
            <table:dependency table:id="ct2214"/>
            <table:dependency table:id="ct2213"/>
            <table:dependency table:id="ct2212"/>
            <table:dependency table:id="ct2211"/>
            <table:dependency table:id="ct2210"/>
            <table:dependency table:id="ct2209"/>
            <table:dependency table:id="ct2208"/>
            <table:dependency table:id="ct2207"/>
            <table:dependency table:id="ct2206"/>
            <table:dependency table:id="ct2205"/>
            <table:dependency table:id="ct2204"/>
            <table:dependency table:id="ct2203"/>
            <table:dependency table:id="ct2202"/>
            <table:dependency table:id="ct2201"/>
            <table:dependency table:id="ct2200"/>
            <table:dependency table:id="ct2199"/>
            <table:dependency table:id="ct2198"/>
            <table:dependency table:id="ct2197"/>
            <table:dependency table:id="ct2196"/>
            <table:dependency table:id="ct2195"/>
            <table:dependency table:id="ct2194"/>
            <table:dependency table:id="ct2193"/>
            <table:dependency table:id="ct2192"/>
            <table:dependency table:id="ct2191"/>
            <table:dependency table:id="ct2190"/>
            <table:dependency table:id="ct2189"/>
            <table:dependency table:id="ct2188"/>
            <table:dependency table:id="ct2187"/>
            <table:dependency table:id="ct2186"/>
            <table:dependency table:id="ct2185"/>
            <table:dependency table:id="ct2184"/>
            <table:dependency table:id="ct2183"/>
            <table:dependency table:id="ct2182"/>
            <table:dependency table:id="ct2181"/>
            <table:dependency table:id="ct2180"/>
            <table:dependency table:id="ct2179"/>
            <table:dependency table:id="ct2178"/>
            <table:dependency table:id="ct2177"/>
            <table:dependency table:id="ct2176"/>
            <table:dependency table:id="ct2175"/>
            <table:dependency table:id="ct2174"/>
            <table:dependency table:id="ct2173"/>
            <table:dependency table:id="ct2172"/>
            <table:dependency table:id="ct2171"/>
            <table:dependency table:id="ct2170"/>
            <table:dependency table:id="ct2169"/>
            <table:dependency table:id="ct2168"/>
            <table:dependency table:id="ct2167"/>
            <table:dependency table:id="ct2166"/>
            <table:dependency table:id="ct2165"/>
            <table:dependency table:id="ct2164"/>
            <table:dependency table:id="ct2163"/>
            <table:dependency table:id="ct2162"/>
            <table:dependency table:id="ct2161"/>
            <table:dependency table:id="ct2160"/>
            <table:dependency table:id="ct2159"/>
            <table:dependency table:id="ct2158"/>
            <table:dependency table:id="ct2157"/>
            <table:dependency table:id="ct2156"/>
            <table:dependency table:id="ct2155"/>
            <table:dependency table:id="ct2154"/>
            <table:dependency table:id="ct2153"/>
            <table:dependency table:id="ct2152"/>
            <table:dependency table:id="ct2151"/>
            <table:dependency table:id="ct2150"/>
            <table:dependency table:id="ct2149"/>
            <table:dependency table:id="ct2148"/>
            <table:dependency table:id="ct2147"/>
            <table:dependency table:id="ct2146"/>
            <table:dependency table:id="ct2145"/>
            <table:dependency table:id="ct2144"/>
            <table:dependency table:id="ct2143"/>
            <table:dependency table:id="ct2142"/>
            <table:dependency table:id="ct2141"/>
            <table:dependency table:id="ct2140"/>
            <table:dependency table:id="ct2139"/>
            <table:dependency table:id="ct2138"/>
            <table:dependency table:id="ct2137"/>
            <table:dependency table:id="ct2136"/>
            <table:dependency table:id="ct2135"/>
            <table:dependency table:id="ct2134"/>
            <table:dependency table:id="ct2133"/>
            <table:dependency table:id="ct2132"/>
            <table:dependency table:id="ct2131"/>
            <table:dependency table:id="ct2130"/>
            <table:dependency table:id="ct2129"/>
            <table:dependency table:id="ct2128"/>
            <table:dependency table:id="ct2127"/>
            <table:dependency table:id="ct2126"/>
            <table:dependency table:id="ct2125"/>
            <table:dependency table:id="ct2124"/>
            <table:dependency table:id="ct2123"/>
            <table:dependency table:id="ct2122"/>
            <table:dependency table:id="ct2121"/>
            <table:dependency table:id="ct2120"/>
            <table:dependency table:id="ct2119"/>
            <table:dependency table:id="ct2118"/>
            <table:dependency table:id="ct2117"/>
            <table:dependency table:id="ct2116"/>
            <table:dependency table:id="ct2115"/>
            <table:dependency table:id="ct2114"/>
            <table:dependency table:id="ct2113"/>
            <table:dependency table:id="ct2112"/>
            <table:dependency table:id="ct2111"/>
            <table:dependency table:id="ct2110"/>
            <table:dependency table:id="ct2109"/>
            <table:dependency table:id="ct2108"/>
            <table:dependency table:id="ct2107"/>
            <table:dependency table:id="ct2106"/>
            <table:dependency table:id="ct2105"/>
            <table:dependency table:id="ct2104"/>
            <table:dependency table:id="ct2103"/>
            <table:dependency table:id="ct2102"/>
            <table:dependency table:id="ct2101"/>
            <table:dependency table:id="ct2100"/>
            <table:dependency table:id="ct2099"/>
            <table:dependency table:id="ct2098"/>
            <table:dependency table:id="ct2097"/>
            <table:dependency table:id="ct2096"/>
            <table:dependency table:id="ct2095"/>
            <table:dependency table:id="ct2094"/>
            <table:dependency table:id="ct2093"/>
            <table:dependency table:id="ct2092"/>
            <table:dependency table:id="ct2091"/>
            <table:dependency table:id="ct2090"/>
            <table:dependency table:id="ct2089"/>
            <table:dependency table:id="ct2088"/>
            <table:dependency table:id="ct2087"/>
            <table:dependency table:id="ct2086"/>
            <table:dependency table:id="ct2085"/>
            <table:dependency table:id="ct2084"/>
            <table:dependency table:id="ct2083"/>
            <table:dependency table:id="ct2082"/>
            <table:dependency table:id="ct2081"/>
            <table:dependency table:id="ct2080"/>
            <table:dependency table:id="ct2079"/>
            <table:dependency table:id="ct2078"/>
            <table:dependency table:id="ct2077"/>
            <table:dependency table:id="ct2076"/>
            <table:dependency table:id="ct2075"/>
            <table:dependency table:id="ct2074"/>
            <table:dependency table:id="ct2073"/>
            <table:dependency table:id="ct2072"/>
            <table:dependency table:id="ct2071"/>
            <table:dependency table:id="ct2070"/>
            <table:dependency table:id="ct2069"/>
            <table:dependency table:id="ct2068"/>
            <table:dependency table:id="ct2067"/>
            <table:dependency table:id="ct2066"/>
            <table:dependency table:id="ct2065"/>
            <table:dependency table:id="ct2064"/>
            <table:dependency table:id="ct2063"/>
            <table:dependency table:id="ct2062"/>
            <table:dependency table:id="ct2061"/>
            <table:dependency table:id="ct2060"/>
            <table:dependency table:id="ct2059"/>
            <table:dependency table:id="ct2058"/>
            <table:dependency table:id="ct2057"/>
            <table:dependency table:id="ct2056"/>
            <table:dependency table:id="ct2055"/>
            <table:dependency table:id="ct2054"/>
            <table:dependency table:id="ct2053"/>
            <table:dependency table:id="ct2052"/>
            <table:dependency table:id="ct2051"/>
            <table:dependency table:id="ct2050"/>
            <table:dependency table:id="ct2049"/>
            <table:dependency table:id="ct2048"/>
            <table:dependency table:id="ct2047"/>
            <table:dependency table:id="ct2046"/>
            <table:dependency table:id="ct2045"/>
            <table:dependency table:id="ct2044"/>
            <table:dependency table:id="ct2043"/>
            <table:dependency table:id="ct2042"/>
            <table:dependency table:id="ct2041"/>
            <table:dependency table:id="ct2040"/>
            <table:dependency table:id="ct2039"/>
            <table:dependency table:id="ct2038"/>
            <table:dependency table:id="ct2037"/>
            <table:dependency table:id="ct2036"/>
            <table:dependency table:id="ct2035"/>
            <table:dependency table:id="ct2034"/>
            <table:dependency table:id="ct2033"/>
            <table:dependency table:id="ct2032"/>
            <table:dependency table:id="ct2031"/>
            <table:dependency table:id="ct2030"/>
            <table:dependency table:id="ct2029"/>
            <table:dependency table:id="ct2028"/>
            <table:dependency table:id="ct2027"/>
            <table:dependency table:id="ct2026"/>
            <table:dependency table:id="ct2025"/>
            <table:dependency table:id="ct2024"/>
            <table:dependency table:id="ct2023"/>
            <table:dependency table:id="ct2022"/>
            <table:dependency table:id="ct2021"/>
            <table:dependency table:id="ct2020"/>
            <table:dependency table:id="ct2019"/>
            <table:dependency table:id="ct2018"/>
            <table:dependency table:id="ct2017"/>
            <table:dependency table:id="ct2016"/>
            <table:dependency table:id="ct2015"/>
            <table:dependency table:id="ct2014"/>
            <table:dependency table:id="ct2013"/>
            <table:dependency table:id="ct2012"/>
            <table:dependency table:id="ct2011"/>
            <table:dependency table:id="ct2010"/>
            <table:dependency table:id="ct2009"/>
            <table:dependency table:id="ct2008"/>
            <table:dependency table:id="ct2007"/>
            <table:dependency table:id="ct2006"/>
            <table:dependency table:id="ct2005"/>
            <table:dependency table:id="ct2004"/>
            <table:dependency table:id="ct2003"/>
            <table:dependency table:id="ct2002"/>
            <table:dependency table:id="ct2001"/>
            <table:dependency table:id="ct2000"/>
            <table:dependency table:id="ct1999"/>
            <table:dependency table:id="ct1998"/>
            <table:dependency table:id="ct1997"/>
            <table:dependency table:id="ct1996"/>
            <table:dependency table:id="ct1995"/>
            <table:dependency table:id="ct1994"/>
            <table:dependency table:id="ct1993"/>
            <table:dependency table:id="ct1992"/>
            <table:dependency table:id="ct1991"/>
            <table:dependency table:id="ct1990"/>
            <table:dependency table:id="ct1989"/>
            <table:dependency table:id="ct1988"/>
            <table:dependency table:id="ct1987"/>
            <table:dependency table:id="ct1986"/>
            <table:dependency table:id="ct1985"/>
            <table:dependency table:id="ct1984"/>
            <table:dependency table:id="ct1983"/>
            <table:dependency table:id="ct1982"/>
            <table:dependency table:id="ct1981"/>
            <table:dependency table:id="ct1980"/>
            <table:dependency table:id="ct1979"/>
            <table:dependency table:id="ct1978"/>
            <table:dependency table:id="ct1977"/>
            <table:dependency table:id="ct1976"/>
            <table:dependency table:id="ct1975"/>
            <table:dependency table:id="ct1974"/>
            <table:dependency table:id="ct1973"/>
            <table:dependency table:id="ct1972"/>
            <table:dependency table:id="ct1971"/>
            <table:dependency table:id="ct1970"/>
            <table:dependency table:id="ct1969"/>
            <table:dependency table:id="ct1968"/>
            <table:dependency table:id="ct1967"/>
            <table:dependency table:id="ct1966"/>
            <table:dependency table:id="ct1965"/>
            <table:dependency table:id="ct1964"/>
            <table:dependency table:id="ct1963"/>
            <table:dependency table:id="ct1962"/>
            <table:dependency table:id="ct1961"/>
            <table:dependency table:id="ct1960"/>
            <table:dependency table:id="ct1959"/>
            <table:dependency table:id="ct1958"/>
            <table:dependency table:id="ct1957"/>
            <table:dependency table:id="ct1956"/>
            <table:dependency table:id="ct1955"/>
            <table:dependency table:id="ct1954"/>
            <table:dependency table:id="ct1953"/>
            <table:dependency table:id="ct1952"/>
            <table:dependency table:id="ct1951"/>
            <table:dependency table:id="ct1950"/>
            <table:dependency table:id="ct1949"/>
            <table:dependency table:id="ct1948"/>
            <table:dependency table:id="ct1947"/>
            <table:dependency table:id="ct1946"/>
            <table:dependency table:id="ct1945"/>
            <table:dependency table:id="ct1944"/>
            <table:dependency table:id="ct1943"/>
            <table:dependency table:id="ct1942"/>
            <table:dependency table:id="ct1941"/>
            <table:dependency table:id="ct1940"/>
            <table:dependency table:id="ct1939"/>
            <table:dependency table:id="ct1938"/>
            <table:dependency table:id="ct1937"/>
            <table:dependency table:id="ct1936"/>
            <table:dependency table:id="ct1935"/>
            <table:dependency table:id="ct1934"/>
            <table:dependency table:id="ct1933"/>
            <table:dependency table:id="ct1932"/>
            <table:dependency table:id="ct1931"/>
            <table:dependency table:id="ct1930"/>
            <table:dependency table:id="ct1929"/>
            <table:dependency table:id="ct1928"/>
            <table:dependency table:id="ct1927"/>
            <table:dependency table:id="ct1926"/>
            <table:dependency table:id="ct1925"/>
            <table:dependency table:id="ct1924"/>
            <table:dependency table:id="ct1923"/>
            <table:dependency table:id="ct1922"/>
            <table:dependency table:id="ct1921"/>
            <table:dependency table:id="ct1920"/>
            <table:dependency table:id="ct1919"/>
            <table:dependency table:id="ct1918"/>
            <table:dependency table:id="ct1917"/>
            <table:dependency table:id="ct1916"/>
            <table:dependency table:id="ct1915"/>
            <table:dependency table:id="ct1914"/>
            <table:dependency table:id="ct1913"/>
            <table:dependency table:id="ct1912"/>
            <table:dependency table:id="ct1911"/>
            <table:dependency table:id="ct1910"/>
            <table:dependency table:id="ct1909"/>
            <table:dependency table:id="ct1908"/>
            <table:dependency table:id="ct1907"/>
            <table:dependency table:id="ct1906"/>
            <table:dependency table:id="ct1905"/>
            <table:dependency table:id="ct1904"/>
            <table:dependency table:id="ct1903"/>
            <table:dependency table:id="ct1902"/>
            <table:dependency table:id="ct1901"/>
            <table:dependency table:id="ct1900"/>
            <table:dependency table:id="ct1899"/>
            <table:dependency table:id="ct1898"/>
            <table:dependency table:id="ct1897"/>
            <table:dependency table:id="ct1896"/>
            <table:dependency table:id="ct1895"/>
            <table:dependency table:id="ct1894"/>
            <table:dependency table:id="ct1893"/>
            <table:dependency table:id="ct1892"/>
            <table:dependency table:id="ct1891"/>
            <table:dependency table:id="ct1890"/>
            <table:dependency table:id="ct1889"/>
            <table:dependency table:id="ct1888"/>
            <table:dependency table:id="ct1887"/>
            <table:dependency table:id="ct1886"/>
            <table:dependency table:id="ct1885"/>
            <table:dependency table:id="ct1884"/>
            <table:dependency table:id="ct1883"/>
            <table:dependency table:id="ct1882"/>
            <table:dependency table:id="ct1881"/>
            <table:dependency table:id="ct1880"/>
            <table:dependency table:id="ct1879"/>
            <table:dependency table:id="ct1878"/>
            <table:dependency table:id="ct1877"/>
            <table:dependency table:id="ct1876"/>
            <table:dependency table:id="ct1875"/>
            <table:dependency table:id="ct1874"/>
            <table:dependency table:id="ct1873"/>
            <table:dependency table:id="ct1872"/>
            <table:dependency table:id="ct1871"/>
            <table:dependency table:id="ct1870"/>
            <table:dependency table:id="ct1869"/>
            <table:dependency table:id="ct1868"/>
            <table:dependency table:id="ct1867"/>
            <table:dependency table:id="ct1866"/>
            <table:dependency table:id="ct1865"/>
            <table:dependency table:id="ct1864"/>
            <table:dependency table:id="ct1863"/>
            <table:dependency table:id="ct1862"/>
            <table:dependency table:id="ct1861"/>
            <table:dependency table:id="ct1860"/>
            <table:dependency table:id="ct1859"/>
            <table:dependency table:id="ct1858"/>
            <table:dependency table:id="ct1857"/>
            <table:dependency table:id="ct1856"/>
            <table:dependency table:id="ct1855"/>
            <table:dependency table:id="ct1854"/>
            <table:dependency table:id="ct1853"/>
            <table:dependency table:id="ct1852"/>
            <table:dependency table:id="ct1851"/>
            <table:dependency table:id="ct1850"/>
            <table:dependency table:id="ct1849"/>
            <table:dependency table:id="ct1848"/>
            <table:dependency table:id="ct1847"/>
            <table:dependency table:id="ct1846"/>
            <table:dependency table:id="ct1845"/>
            <table:dependency table:id="ct1844"/>
            <table:dependency table:id="ct1843"/>
            <table:dependency table:id="ct1842"/>
            <table:dependency table:id="ct1841"/>
            <table:dependency table:id="ct1840"/>
            <table:dependency table:id="ct1839"/>
            <table:dependency table:id="ct1838"/>
            <table:dependency table:id="ct1837"/>
            <table:dependency table:id="ct1836"/>
            <table:dependency table:id="ct1835"/>
            <table:dependency table:id="ct1834"/>
            <table:dependency table:id="ct1833"/>
            <table:dependency table:id="ct1832"/>
            <table:dependency table:id="ct1831"/>
            <table:dependency table:id="ct1830"/>
            <table:dependency table:id="ct1829"/>
            <table:dependency table:id="ct1828"/>
            <table:dependency table:id="ct1827"/>
            <table:dependency table:id="ct1826"/>
            <table:dependency table:id="ct1825"/>
            <table:dependency table:id="ct1824"/>
            <table:dependency table:id="ct1823"/>
            <table:dependency table:id="ct1822"/>
            <table:dependency table:id="ct1821"/>
            <table:dependency table:id="ct1820"/>
            <table:dependency table:id="ct1819"/>
            <table:dependency table:id="ct1818"/>
            <table:dependency table:id="ct1817"/>
            <table:dependency table:id="ct1816"/>
            <table:dependency table:id="ct1815"/>
            <table:dependency table:id="ct1814"/>
            <table:dependency table:id="ct1813"/>
            <table:dependency table:id="ct1812"/>
            <table:dependency table:id="ct1811"/>
            <table:dependency table:id="ct1810"/>
            <table:dependency table:id="ct1809"/>
            <table:dependency table:id="ct1808"/>
            <table:dependency table:id="ct1807"/>
            <table:dependency table:id="ct1806"/>
            <table:dependency table:id="ct1805"/>
            <table:dependency table:id="ct1804"/>
            <table:dependency table:id="ct1803"/>
            <table:dependency table:id="ct1802"/>
            <table:dependency table:id="ct1801"/>
            <table:dependency table:id="ct1800"/>
            <table:dependency table:id="ct1799"/>
            <table:dependency table:id="ct1798"/>
            <table:dependency table:id="ct1797"/>
            <table:dependency table:id="ct1796"/>
            <table:dependency table:id="ct1795"/>
            <table:dependency table:id="ct1794"/>
            <table:dependency table:id="ct1793"/>
            <table:dependency table:id="ct1792"/>
            <table:dependency table:id="ct1791"/>
          </table:dependencies>
        </table:insertion>
        <table:cell-content-change table:id="ct1791">
          <table:cell-address table:column="0" table:row="0" table:table="2"/>
          <office:change-info>
            <dc:creator> </dc:creator>
            <dc:date>2022-07-22T18:32:04.585461177</dc:date>
          </office:change-info>
          <table:previous>
            <table:change-track-table-cell/>
          </table:previous>
        </table:cell-content-change>
        <table:cell-content-change table:id="ct1792">
          <table:cell-address table:column="0" table:row="1" table:table="2"/>
          <office:change-info>
            <dc:creator> </dc:creator>
            <dc:date>2022-07-22T18:32:04.585523582</dc:date>
          </office:change-info>
          <table:previous>
            <table:change-track-table-cell/>
          </table:previous>
        </table:cell-content-change>
        <table:cell-content-change table:id="ct1793">
          <table:cell-address table:column="0" table:row="2" table:table="2"/>
          <office:change-info>
            <dc:creator> </dc:creator>
            <dc:date>2022-07-22T18:32:04.585561452</dc:date>
          </office:change-info>
          <table:previous>
            <table:change-track-table-cell/>
          </table:previous>
        </table:cell-content-change>
        <table:cell-content-change table:id="ct1794">
          <table:cell-address table:column="0" table:row="3" table:table="2"/>
          <office:change-info>
            <dc:creator> </dc:creator>
            <dc:date>2022-07-22T18:32:04.585578864</dc:date>
          </office:change-info>
          <table:previous>
            <table:change-track-table-cell/>
          </table:previous>
        </table:cell-content-change>
        <table:cell-content-change table:id="ct1795">
          <table:cell-address table:column="0" table:row="4" table:table="2"/>
          <office:change-info>
            <dc:creator> </dc:creator>
            <dc:date>2022-07-22T18:32:04.585596454</dc:date>
          </office:change-info>
          <table:previous>
            <table:change-track-table-cell/>
          </table:previous>
        </table:cell-content-change>
        <table:cell-content-change table:id="ct1796">
          <table:cell-address table:column="0" table:row="5" table:table="2"/>
          <office:change-info>
            <dc:creator> </dc:creator>
            <dc:date>2022-07-22T18:32:04.585613028</dc:date>
          </office:change-info>
          <table:previous>
            <table:change-track-table-cell/>
          </table:previous>
        </table:cell-content-change>
        <table:cell-content-change table:id="ct1797">
          <table:cell-address table:column="0" table:row="6" table:table="2"/>
          <office:change-info>
            <dc:creator> </dc:creator>
            <dc:date>2022-07-22T18:32:04.585630007</dc:date>
          </office:change-info>
          <table:previous>
            <table:change-track-table-cell/>
          </table:previous>
        </table:cell-content-change>
        <table:cell-content-change table:id="ct1798">
          <table:cell-address table:column="0" table:row="7" table:table="2"/>
          <office:change-info>
            <dc:creator> </dc:creator>
            <dc:date>2022-07-22T18:32:04.585646498</dc:date>
          </office:change-info>
          <table:previous>
            <table:change-track-table-cell/>
          </table:previous>
        </table:cell-content-change>
        <table:cell-content-change table:id="ct1799">
          <table:cell-address table:column="0" table:row="8" table:table="2"/>
          <office:change-info>
            <dc:creator> </dc:creator>
            <dc:date>2022-07-22T18:32:04.585663606</dc:date>
          </office:change-info>
          <table:previous>
            <table:change-track-table-cell/>
          </table:previous>
        </table:cell-content-change>
        <table:cell-content-change table:id="ct1800">
          <table:cell-address table:column="0" table:row="9" table:table="2"/>
          <office:change-info>
            <dc:creator> </dc:creator>
            <dc:date>2022-07-22T18:32:04.585688924</dc:date>
          </office:change-info>
          <table:previous>
            <table:change-track-table-cell/>
          </table:previous>
        </table:cell-content-change>
        <table:cell-content-change table:id="ct1801">
          <table:cell-address table:column="0" table:row="10" table:table="2"/>
          <office:change-info>
            <dc:creator> </dc:creator>
            <dc:date>2022-07-22T18:32:04.585706187</dc:date>
          </office:change-info>
          <table:previous>
            <table:change-track-table-cell/>
          </table:previous>
        </table:cell-content-change>
        <table:cell-content-change table:id="ct1802">
          <table:cell-address table:column="0" table:row="11" table:table="2"/>
          <office:change-info>
            <dc:creator> </dc:creator>
            <dc:date>2022-07-22T18:32:04.585722976</dc:date>
          </office:change-info>
          <table:previous>
            <table:change-track-table-cell/>
          </table:previous>
        </table:cell-content-change>
        <table:cell-content-change table:id="ct1803">
          <table:cell-address table:column="0" table:row="12" table:table="2"/>
          <office:change-info>
            <dc:creator> </dc:creator>
            <dc:date>2022-07-22T18:32:04.585741117</dc:date>
          </office:change-info>
          <table:previous>
            <table:change-track-table-cell/>
          </table:previous>
        </table:cell-content-change>
        <table:cell-content-change table:id="ct1804">
          <table:cell-address table:column="0" table:row="13" table:table="2"/>
          <office:change-info>
            <dc:creator> </dc:creator>
            <dc:date>2022-07-22T18:32:04.585758707</dc:date>
          </office:change-info>
          <table:previous>
            <table:change-track-table-cell/>
          </table:previous>
        </table:cell-content-change>
        <table:cell-content-change table:id="ct1805">
          <table:cell-address table:column="0" table:row="14" table:table="2"/>
          <office:change-info>
            <dc:creator> </dc:creator>
            <dc:date>2022-07-22T18:32:04.585775113</dc:date>
          </office:change-info>
          <table:previous>
            <table:change-track-table-cell/>
          </table:previous>
        </table:cell-content-change>
        <table:cell-content-change table:id="ct1806">
          <table:cell-address table:column="0" table:row="15" table:table="2"/>
          <office:change-info>
            <dc:creator> </dc:creator>
            <dc:date>2022-07-22T18:32:04.585792083</dc:date>
          </office:change-info>
          <table:previous>
            <table:change-track-table-cell/>
          </table:previous>
        </table:cell-content-change>
        <table:cell-content-change table:id="ct1807">
          <table:cell-address table:column="0" table:row="16" table:table="2"/>
          <office:change-info>
            <dc:creator> </dc:creator>
            <dc:date>2022-07-22T18:32:04.585808521</dc:date>
          </office:change-info>
          <table:previous>
            <table:change-track-table-cell/>
          </table:previous>
        </table:cell-content-change>
        <table:cell-content-change table:id="ct1808">
          <table:cell-address table:column="0" table:row="17" table:table="2"/>
          <office:change-info>
            <dc:creator> </dc:creator>
            <dc:date>2022-07-22T18:32:04.585825646</dc:date>
          </office:change-info>
          <table:previous>
            <table:change-track-table-cell/>
          </table:previous>
        </table:cell-content-change>
        <table:cell-content-change table:id="ct1809">
          <table:cell-address table:column="0" table:row="18" table:table="2"/>
          <office:change-info>
            <dc:creator> </dc:creator>
            <dc:date>2022-07-22T18:32:04.585843070</dc:date>
          </office:change-info>
          <table:previous>
            <table:change-track-table-cell/>
          </table:previous>
        </table:cell-content-change>
        <table:cell-content-change table:id="ct1810">
          <table:cell-address table:column="0" table:row="19" table:table="2"/>
          <office:change-info>
            <dc:creator> </dc:creator>
            <dc:date>2022-07-22T18:32:04.585860326</dc:date>
          </office:change-info>
          <table:previous>
            <table:change-track-table-cell/>
          </table:previous>
        </table:cell-content-change>
        <table:cell-content-change table:id="ct1811">
          <table:cell-address table:column="0" table:row="20" table:table="2"/>
          <office:change-info>
            <dc:creator> </dc:creator>
            <dc:date>2022-07-22T18:32:04.585877564</dc:date>
          </office:change-info>
          <table:previous>
            <table:change-track-table-cell/>
          </table:previous>
        </table:cell-content-change>
        <table:cell-content-change table:id="ct1812">
          <table:cell-address table:column="0" table:row="21" table:table="2"/>
          <office:change-info>
            <dc:creator> </dc:creator>
            <dc:date>2022-07-22T18:32:04.585894127</dc:date>
          </office:change-info>
          <table:previous>
            <table:change-track-table-cell/>
          </table:previous>
        </table:cell-content-change>
        <table:cell-content-change table:id="ct1813">
          <table:cell-address table:column="0" table:row="22" table:table="2"/>
          <office:change-info>
            <dc:creator> </dc:creator>
            <dc:date>2022-07-22T18:32:04.585911236</dc:date>
          </office:change-info>
          <table:previous>
            <table:change-track-table-cell/>
          </table:previous>
        </table:cell-content-change>
        <table:cell-content-change table:id="ct1814">
          <table:cell-address table:column="0" table:row="23" table:table="2"/>
          <office:change-info>
            <dc:creator> </dc:creator>
            <dc:date>2022-07-22T18:32:04.585928387</dc:date>
          </office:change-info>
          <table:previous>
            <table:change-track-table-cell/>
          </table:previous>
        </table:cell-content-change>
        <table:cell-content-change table:id="ct1815">
          <table:cell-address table:column="0" table:row="24" table:table="2"/>
          <office:change-info>
            <dc:creator> </dc:creator>
            <dc:date>2022-07-22T18:32:04.585946036</dc:date>
          </office:change-info>
          <table:previous>
            <table:change-track-table-cell/>
          </table:previous>
        </table:cell-content-change>
        <table:cell-content-change table:id="ct1816">
          <table:cell-address table:column="0" table:row="25" table:table="2"/>
          <office:change-info>
            <dc:creator> </dc:creator>
            <dc:date>2022-07-22T18:32:04.585963108</dc:date>
          </office:change-info>
          <table:previous>
            <table:change-track-table-cell/>
          </table:previous>
        </table:cell-content-change>
        <table:cell-content-change table:id="ct1817">
          <table:cell-address table:column="0" table:row="26" table:table="2"/>
          <office:change-info>
            <dc:creator> </dc:creator>
            <dc:date>2022-07-22T18:32:04.585980307</dc:date>
          </office:change-info>
          <table:previous>
            <table:change-track-table-cell/>
          </table:previous>
        </table:cell-content-change>
        <table:cell-content-change table:id="ct1818">
          <table:cell-address table:column="0" table:row="27" table:table="2"/>
          <office:change-info>
            <dc:creator> </dc:creator>
            <dc:date>2022-07-22T18:32:04.585997721</dc:date>
          </office:change-info>
          <table:previous>
            <table:change-track-table-cell/>
          </table:previous>
        </table:cell-content-change>
        <table:cell-content-change table:id="ct1819">
          <table:cell-address table:column="0" table:row="28" table:table="2"/>
          <office:change-info>
            <dc:creator> </dc:creator>
            <dc:date>2022-07-22T18:32:04.586015484</dc:date>
          </office:change-info>
          <table:previous>
            <table:change-track-table-cell/>
          </table:previous>
        </table:cell-content-change>
        <table:cell-content-change table:id="ct1820">
          <table:cell-address table:column="0" table:row="29" table:table="2"/>
          <office:change-info>
            <dc:creator> </dc:creator>
            <dc:date>2022-07-22T18:32:04.586032627</dc:date>
          </office:change-info>
          <table:previous>
            <table:change-track-table-cell/>
          </table:previous>
        </table:cell-content-change>
        <table:cell-content-change table:id="ct1821">
          <table:cell-address table:column="0" table:row="30" table:table="2"/>
          <office:change-info>
            <dc:creator> </dc:creator>
            <dc:date>2022-07-22T18:32:04.586050286</dc:date>
          </office:change-info>
          <table:previous>
            <table:change-track-table-cell/>
          </table:previous>
        </table:cell-content-change>
        <table:cell-content-change table:id="ct1822">
          <table:cell-address table:column="0" table:row="31" table:table="2"/>
          <office:change-info>
            <dc:creator> </dc:creator>
            <dc:date>2022-07-22T18:32:04.586067683</dc:date>
          </office:change-info>
          <table:previous>
            <table:change-track-table-cell/>
          </table:previous>
        </table:cell-content-change>
        <table:cell-content-change table:id="ct1823">
          <table:cell-address table:column="0" table:row="32" table:table="2"/>
          <office:change-info>
            <dc:creator> </dc:creator>
            <dc:date>2022-07-22T18:32:04.586084980</dc:date>
          </office:change-info>
          <table:previous>
            <table:change-track-table-cell/>
          </table:previous>
        </table:cell-content-change>
        <table:cell-content-change table:id="ct1824">
          <table:cell-address table:column="0" table:row="33" table:table="2"/>
          <office:change-info>
            <dc:creator> </dc:creator>
            <dc:date>2022-07-22T18:32:04.586102471</dc:date>
          </office:change-info>
          <table:previous>
            <table:change-track-table-cell/>
          </table:previous>
        </table:cell-content-change>
        <table:cell-content-change table:id="ct1825">
          <table:cell-address table:column="0" table:row="34" table:table="2"/>
          <office:change-info>
            <dc:creator> </dc:creator>
            <dc:date>2022-07-22T18:32:04.586120443</dc:date>
          </office:change-info>
          <table:previous>
            <table:change-track-table-cell/>
          </table:previous>
        </table:cell-content-change>
        <table:cell-content-change table:id="ct1826">
          <table:cell-address table:column="0" table:row="35" table:table="2"/>
          <office:change-info>
            <dc:creator> </dc:creator>
            <dc:date>2022-07-22T18:32:04.586138017</dc:date>
          </office:change-info>
          <table:previous>
            <table:change-track-table-cell/>
          </table:previous>
        </table:cell-content-change>
        <table:cell-content-change table:id="ct1827">
          <table:cell-address table:column="0" table:row="36" table:table="2"/>
          <office:change-info>
            <dc:creator> </dc:creator>
            <dc:date>2022-07-22T18:32:04.586155756</dc:date>
          </office:change-info>
          <table:previous>
            <table:change-track-table-cell/>
          </table:previous>
        </table:cell-content-change>
        <table:cell-content-change table:id="ct1828">
          <table:cell-address table:column="0" table:row="37" table:table="2"/>
          <office:change-info>
            <dc:creator> </dc:creator>
            <dc:date>2022-07-22T18:32:04.586173126</dc:date>
          </office:change-info>
          <table:previous>
            <table:change-track-table-cell/>
          </table:previous>
        </table:cell-content-change>
        <table:cell-content-change table:id="ct1829">
          <table:cell-address table:column="0" table:row="38" table:table="2"/>
          <office:change-info>
            <dc:creator> </dc:creator>
            <dc:date>2022-07-22T18:32:04.586190768</dc:date>
          </office:change-info>
          <table:previous>
            <table:change-track-table-cell/>
          </table:previous>
        </table:cell-content-change>
        <table:cell-content-change table:id="ct1830">
          <table:cell-address table:column="0" table:row="39" table:table="2"/>
          <office:change-info>
            <dc:creator> </dc:creator>
            <dc:date>2022-07-22T18:32:04.586208016</dc:date>
          </office:change-info>
          <table:previous>
            <table:change-track-table-cell/>
          </table:previous>
        </table:cell-content-change>
        <table:cell-content-change table:id="ct1831">
          <table:cell-address table:column="0" table:row="40" table:table="2"/>
          <office:change-info>
            <dc:creator> </dc:creator>
            <dc:date>2022-07-22T18:32:04.586225424</dc:date>
          </office:change-info>
          <table:previous>
            <table:change-track-table-cell/>
          </table:previous>
        </table:cell-content-change>
        <table:cell-content-change table:id="ct1832">
          <table:cell-address table:column="0" table:row="41" table:table="2"/>
          <office:change-info>
            <dc:creator> </dc:creator>
            <dc:date>2022-07-22T18:32:04.586242222</dc:date>
          </office:change-info>
          <table:previous>
            <table:change-track-table-cell/>
          </table:previous>
        </table:cell-content-change>
        <table:cell-content-change table:id="ct1833">
          <table:cell-address table:column="0" table:row="42" table:table="2"/>
          <office:change-info>
            <dc:creator> </dc:creator>
            <dc:date>2022-07-22T18:32:04.586258955</dc:date>
          </office:change-info>
          <table:previous>
            <table:change-track-table-cell/>
          </table:previous>
        </table:cell-content-change>
        <table:cell-content-change table:id="ct1834">
          <table:cell-address table:column="0" table:row="43" table:table="2"/>
          <office:change-info>
            <dc:creator> </dc:creator>
            <dc:date>2022-07-22T18:32:04.586276119</dc:date>
          </office:change-info>
          <table:previous>
            <table:change-track-table-cell/>
          </table:previous>
        </table:cell-content-change>
        <table:cell-content-change table:id="ct1835">
          <table:cell-address table:column="0" table:row="44" table:table="2"/>
          <office:change-info>
            <dc:creator> </dc:creator>
            <dc:date>2022-07-22T18:32:04.586293197</dc:date>
          </office:change-info>
          <table:previous>
            <table:change-track-table-cell/>
          </table:previous>
        </table:cell-content-change>
        <table:cell-content-change table:id="ct1836">
          <table:cell-address table:column="0" table:row="45" table:table="2"/>
          <office:change-info>
            <dc:creator> </dc:creator>
            <dc:date>2022-07-22T18:32:04.586310566</dc:date>
          </office:change-info>
          <table:previous>
            <table:change-track-table-cell/>
          </table:previous>
        </table:cell-content-change>
        <table:cell-content-change table:id="ct1837">
          <table:cell-address table:column="0" table:row="46" table:table="2"/>
          <office:change-info>
            <dc:creator> </dc:creator>
            <dc:date>2022-07-22T18:32:04.586328248</dc:date>
          </office:change-info>
          <table:previous>
            <table:change-track-table-cell/>
          </table:previous>
        </table:cell-content-change>
        <table:cell-content-change table:id="ct1838">
          <table:cell-address table:column="0" table:row="47" table:table="2"/>
          <office:change-info>
            <dc:creator> </dc:creator>
            <dc:date>2022-07-22T18:32:04.586345726</dc:date>
          </office:change-info>
          <table:previous>
            <table:change-track-table-cell/>
          </table:previous>
        </table:cell-content-change>
        <table:cell-content-change table:id="ct1839">
          <table:cell-address table:column="0" table:row="48" table:table="2"/>
          <office:change-info>
            <dc:creator> </dc:creator>
            <dc:date>2022-07-22T18:32:04.586362768</dc:date>
          </office:change-info>
          <table:previous>
            <table:change-track-table-cell/>
          </table:previous>
        </table:cell-content-change>
        <table:cell-content-change table:id="ct1840">
          <table:cell-address table:column="0" table:row="49" table:table="2"/>
          <office:change-info>
            <dc:creator> </dc:creator>
            <dc:date>2022-07-22T18:32:04.586380023</dc:date>
          </office:change-info>
          <table:previous>
            <table:change-track-table-cell/>
          </table:previous>
        </table:cell-content-change>
        <table:cell-content-change table:id="ct1841">
          <table:cell-address table:column="0" table:row="50" table:table="2"/>
          <office:change-info>
            <dc:creator> </dc:creator>
            <dc:date>2022-07-22T18:32:04.586397528</dc:date>
          </office:change-info>
          <table:previous>
            <table:change-track-table-cell/>
          </table:previous>
        </table:cell-content-change>
        <table:cell-content-change table:id="ct1842">
          <table:cell-address table:column="0" table:row="51" table:table="2"/>
          <office:change-info>
            <dc:creator> </dc:creator>
            <dc:date>2022-07-22T18:32:04.586415447</dc:date>
          </office:change-info>
          <table:previous>
            <table:change-track-table-cell/>
          </table:previous>
        </table:cell-content-change>
        <table:cell-content-change table:id="ct1843">
          <table:cell-address table:column="0" table:row="52" table:table="2"/>
          <office:change-info>
            <dc:creator> </dc:creator>
            <dc:date>2022-07-22T18:32:04.586433157</dc:date>
          </office:change-info>
          <table:previous>
            <table:change-track-table-cell/>
          </table:previous>
        </table:cell-content-change>
        <table:cell-content-change table:id="ct1844">
          <table:cell-address table:column="0" table:row="53" table:table="2"/>
          <office:change-info>
            <dc:creator> </dc:creator>
            <dc:date>2022-07-22T18:32:04.586450146</dc:date>
          </office:change-info>
          <table:previous>
            <table:change-track-table-cell/>
          </table:previous>
        </table:cell-content-change>
        <table:cell-content-change table:id="ct1845">
          <table:cell-address table:column="0" table:row="54" table:table="2"/>
          <office:change-info>
            <dc:creator> </dc:creator>
            <dc:date>2022-07-22T18:32:04.586467974</dc:date>
          </office:change-info>
          <table:previous>
            <table:change-track-table-cell/>
          </table:previous>
        </table:cell-content-change>
        <table:cell-content-change table:id="ct1846">
          <table:cell-address table:column="0" table:row="55" table:table="2"/>
          <office:change-info>
            <dc:creator> </dc:creator>
            <dc:date>2022-07-22T18:32:04.586485242</dc:date>
          </office:change-info>
          <table:previous>
            <table:change-track-table-cell/>
          </table:previous>
        </table:cell-content-change>
        <table:cell-content-change table:id="ct1847">
          <table:cell-address table:column="0" table:row="56" table:table="2"/>
          <office:change-info>
            <dc:creator> </dc:creator>
            <dc:date>2022-07-22T18:32:04.586502774</dc:date>
          </office:change-info>
          <table:previous>
            <table:change-track-table-cell/>
          </table:previous>
        </table:cell-content-change>
        <table:cell-content-change table:id="ct1848">
          <table:cell-address table:column="0" table:row="57" table:table="2"/>
          <office:change-info>
            <dc:creator> </dc:creator>
            <dc:date>2022-07-22T18:32:04.586520376</dc:date>
          </office:change-info>
          <table:previous>
            <table:change-track-table-cell/>
          </table:previous>
        </table:cell-content-change>
        <table:cell-content-change table:id="ct1849">
          <table:cell-address table:column="0" table:row="58" table:table="2"/>
          <office:change-info>
            <dc:creator> </dc:creator>
            <dc:date>2022-07-22T18:32:04.586538135</dc:date>
          </office:change-info>
          <table:previous>
            <table:change-track-table-cell/>
          </table:previous>
        </table:cell-content-change>
        <table:cell-content-change table:id="ct1850">
          <table:cell-address table:column="0" table:row="59" table:table="2"/>
          <office:change-info>
            <dc:creator> </dc:creator>
            <dc:date>2022-07-22T18:32:04.586556135</dc:date>
          </office:change-info>
          <table:previous>
            <table:change-track-table-cell/>
          </table:previous>
        </table:cell-content-change>
        <table:cell-content-change table:id="ct1851">
          <table:cell-address table:column="0" table:row="60" table:table="2"/>
          <office:change-info>
            <dc:creator> </dc:creator>
            <dc:date>2022-07-22T18:32:04.586573684</dc:date>
          </office:change-info>
          <table:previous>
            <table:change-track-table-cell/>
          </table:previous>
        </table:cell-content-change>
        <table:cell-content-change table:id="ct1852">
          <table:cell-address table:column="0" table:row="61" table:table="2"/>
          <office:change-info>
            <dc:creator> </dc:creator>
            <dc:date>2022-07-22T18:32:04.586592050</dc:date>
          </office:change-info>
          <table:previous>
            <table:change-track-table-cell/>
          </table:previous>
        </table:cell-content-change>
        <table:cell-content-change table:id="ct1853">
          <table:cell-address table:column="0" table:row="62" table:table="2"/>
          <office:change-info>
            <dc:creator> </dc:creator>
            <dc:date>2022-07-22T18:32:04.586609896</dc:date>
          </office:change-info>
          <table:previous>
            <table:change-track-table-cell/>
          </table:previous>
        </table:cell-content-change>
        <table:cell-content-change table:id="ct1854">
          <table:cell-address table:column="0" table:row="63" table:table="2"/>
          <office:change-info>
            <dc:creator> </dc:creator>
            <dc:date>2022-07-22T18:32:04.586627528</dc:date>
          </office:change-info>
          <table:previous>
            <table:change-track-table-cell/>
          </table:previous>
        </table:cell-content-change>
        <table:cell-content-change table:id="ct1855">
          <table:cell-address table:column="0" table:row="64" table:table="2"/>
          <office:change-info>
            <dc:creator> </dc:creator>
            <dc:date>2022-07-22T18:32:04.586645501</dc:date>
          </office:change-info>
          <table:previous>
            <table:change-track-table-cell/>
          </table:previous>
        </table:cell-content-change>
        <table:cell-content-change table:id="ct1856">
          <table:cell-address table:column="0" table:row="65" table:table="2"/>
          <office:change-info>
            <dc:creator> </dc:creator>
            <dc:date>2022-07-22T18:32:04.586663857</dc:date>
          </office:change-info>
          <table:previous>
            <table:change-track-table-cell/>
          </table:previous>
        </table:cell-content-change>
        <table:cell-content-change table:id="ct1857">
          <table:cell-address table:column="0" table:row="66" table:table="2"/>
          <office:change-info>
            <dc:creator> </dc:creator>
            <dc:date>2022-07-22T18:32:04.586681472</dc:date>
          </office:change-info>
          <table:previous>
            <table:change-track-table-cell/>
          </table:previous>
        </table:cell-content-change>
        <table:cell-content-change table:id="ct1858">
          <table:cell-address table:column="0" table:row="67" table:table="2"/>
          <office:change-info>
            <dc:creator> </dc:creator>
            <dc:date>2022-07-22T18:32:04.586699302</dc:date>
          </office:change-info>
          <table:previous>
            <table:change-track-table-cell/>
          </table:previous>
        </table:cell-content-change>
        <table:cell-content-change table:id="ct1859">
          <table:cell-address table:column="0" table:row="68" table:table="2"/>
          <office:change-info>
            <dc:creator> </dc:creator>
            <dc:date>2022-07-22T18:32:04.586717821</dc:date>
          </office:change-info>
          <table:previous>
            <table:change-track-table-cell/>
          </table:previous>
        </table:cell-content-change>
        <table:cell-content-change table:id="ct1860">
          <table:cell-address table:column="0" table:row="69" table:table="2"/>
          <office:change-info>
            <dc:creator> </dc:creator>
            <dc:date>2022-07-22T18:32:04.586735753</dc:date>
          </office:change-info>
          <table:previous>
            <table:change-track-table-cell/>
          </table:previous>
        </table:cell-content-change>
        <table:cell-content-change table:id="ct1861">
          <table:cell-address table:column="0" table:row="70" table:table="2"/>
          <office:change-info>
            <dc:creator> </dc:creator>
            <dc:date>2022-07-22T18:32:04.586753760</dc:date>
          </office:change-info>
          <table:previous>
            <table:change-track-table-cell/>
          </table:previous>
        </table:cell-content-change>
        <table:cell-content-change table:id="ct1862">
          <table:cell-address table:column="0" table:row="71" table:table="2"/>
          <office:change-info>
            <dc:creator> </dc:creator>
            <dc:date>2022-07-22T18:32:04.586771495</dc:date>
          </office:change-info>
          <table:previous>
            <table:change-track-table-cell/>
          </table:previous>
        </table:cell-content-change>
        <table:cell-content-change table:id="ct1863">
          <table:cell-address table:column="0" table:row="72" table:table="2"/>
          <office:change-info>
            <dc:creator> </dc:creator>
            <dc:date>2022-07-22T18:32:04.586789157</dc:date>
          </office:change-info>
          <table:previous>
            <table:change-track-table-cell/>
          </table:previous>
        </table:cell-content-change>
        <table:cell-content-change table:id="ct1864">
          <table:cell-address table:column="0" table:row="73" table:table="2"/>
          <office:change-info>
            <dc:creator> </dc:creator>
            <dc:date>2022-07-22T18:32:04.586806539</dc:date>
          </office:change-info>
          <table:previous>
            <table:change-track-table-cell/>
          </table:previous>
        </table:cell-content-change>
        <table:cell-content-change table:id="ct1865">
          <table:cell-address table:column="0" table:row="74" table:table="2"/>
          <office:change-info>
            <dc:creator> </dc:creator>
            <dc:date>2022-07-22T18:32:04.586824874</dc:date>
          </office:change-info>
          <table:previous>
            <table:change-track-table-cell/>
          </table:previous>
        </table:cell-content-change>
        <table:cell-content-change table:id="ct1866">
          <table:cell-address table:column="0" table:row="75" table:table="2"/>
          <office:change-info>
            <dc:creator> </dc:creator>
            <dc:date>2022-07-22T18:32:04.586843487</dc:date>
          </office:change-info>
          <table:previous>
            <table:change-track-table-cell/>
          </table:previous>
        </table:cell-content-change>
        <table:cell-content-change table:id="ct1867">
          <table:cell-address table:column="0" table:row="76" table:table="2"/>
          <office:change-info>
            <dc:creator> </dc:creator>
            <dc:date>2022-07-22T18:32:04.586861324</dc:date>
          </office:change-info>
          <table:previous>
            <table:change-track-table-cell/>
          </table:previous>
        </table:cell-content-change>
        <table:cell-content-change table:id="ct1868">
          <table:cell-address table:column="0" table:row="77" table:table="2"/>
          <office:change-info>
            <dc:creator> </dc:creator>
            <dc:date>2022-07-22T18:32:04.586879751</dc:date>
          </office:change-info>
          <table:previous>
            <table:change-track-table-cell/>
          </table:previous>
        </table:cell-content-change>
        <table:cell-content-change table:id="ct1869">
          <table:cell-address table:column="0" table:row="78" table:table="2"/>
          <office:change-info>
            <dc:creator> </dc:creator>
            <dc:date>2022-07-22T18:32:04.586898084</dc:date>
          </office:change-info>
          <table:previous>
            <table:change-track-table-cell/>
          </table:previous>
        </table:cell-content-change>
        <table:cell-content-change table:id="ct1870">
          <table:cell-address table:column="0" table:row="79" table:table="2"/>
          <office:change-info>
            <dc:creator> </dc:creator>
            <dc:date>2022-07-22T18:32:04.586916088</dc:date>
          </office:change-info>
          <table:previous>
            <table:change-track-table-cell/>
          </table:previous>
        </table:cell-content-change>
        <table:cell-content-change table:id="ct1871">
          <table:cell-address table:column="0" table:row="80" table:table="2"/>
          <office:change-info>
            <dc:creator> </dc:creator>
            <dc:date>2022-07-22T18:32:04.586933768</dc:date>
          </office:change-info>
          <table:previous>
            <table:change-track-table-cell/>
          </table:previous>
        </table:cell-content-change>
        <table:cell-content-change table:id="ct1872">
          <table:cell-address table:column="0" table:row="81" table:table="2"/>
          <office:change-info>
            <dc:creator> </dc:creator>
            <dc:date>2022-07-22T18:32:04.586951498</dc:date>
          </office:change-info>
          <table:previous>
            <table:change-track-table-cell/>
          </table:previous>
        </table:cell-content-change>
        <table:cell-content-change table:id="ct1873">
          <table:cell-address table:column="0" table:row="82" table:table="2"/>
          <office:change-info>
            <dc:creator> </dc:creator>
            <dc:date>2022-07-22T18:32:04.586969729</dc:date>
          </office:change-info>
          <table:previous>
            <table:change-track-table-cell/>
          </table:previous>
        </table:cell-content-change>
        <table:cell-content-change table:id="ct1874">
          <table:cell-address table:column="0" table:row="83" table:table="2"/>
          <office:change-info>
            <dc:creator> </dc:creator>
            <dc:date>2022-07-22T18:32:04.586987650</dc:date>
          </office:change-info>
          <table:previous>
            <table:change-track-table-cell/>
          </table:previous>
        </table:cell-content-change>
        <table:cell-content-change table:id="ct1875">
          <table:cell-address table:column="0" table:row="84" table:table="2"/>
          <office:change-info>
            <dc:creator> </dc:creator>
            <dc:date>2022-07-22T18:32:04.587005838</dc:date>
          </office:change-info>
          <table:previous>
            <table:change-track-table-cell/>
          </table:previous>
        </table:cell-content-change>
        <table:cell-content-change table:id="ct1876">
          <table:cell-address table:column="0" table:row="85" table:table="2"/>
          <office:change-info>
            <dc:creator> </dc:creator>
            <dc:date>2022-07-22T18:32:04.587024063</dc:date>
          </office:change-info>
          <table:previous>
            <table:change-track-table-cell/>
          </table:previous>
        </table:cell-content-change>
        <table:cell-content-change table:id="ct1877">
          <table:cell-address table:column="0" table:row="86" table:table="2"/>
          <office:change-info>
            <dc:creator> </dc:creator>
            <dc:date>2022-07-22T18:32:04.587042252</dc:date>
          </office:change-info>
          <table:previous>
            <table:change-track-table-cell/>
          </table:previous>
        </table:cell-content-change>
        <table:cell-content-change table:id="ct1878">
          <table:cell-address table:column="0" table:row="87" table:table="2"/>
          <office:change-info>
            <dc:creator> </dc:creator>
            <dc:date>2022-07-22T18:32:04.587060219</dc:date>
          </office:change-info>
          <table:previous>
            <table:change-track-table-cell/>
          </table:previous>
        </table:cell-content-change>
        <table:cell-content-change table:id="ct1879">
          <table:cell-address table:column="0" table:row="88" table:table="2"/>
          <office:change-info>
            <dc:creator> </dc:creator>
            <dc:date>2022-07-22T18:32:04.587078597</dc:date>
          </office:change-info>
          <table:previous>
            <table:change-track-table-cell/>
          </table:previous>
        </table:cell-content-change>
        <table:cell-content-change table:id="ct1880">
          <table:cell-address table:column="0" table:row="89" table:table="2"/>
          <office:change-info>
            <dc:creator> </dc:creator>
            <dc:date>2022-07-22T18:32:04.587096480</dc:date>
          </office:change-info>
          <table:previous>
            <table:change-track-table-cell/>
          </table:previous>
        </table:cell-content-change>
        <table:cell-content-change table:id="ct1881">
          <table:cell-address table:column="0" table:row="90" table:table="2"/>
          <office:change-info>
            <dc:creator> </dc:creator>
            <dc:date>2022-07-22T18:32:04.587113995</dc:date>
          </office:change-info>
          <table:previous>
            <table:change-track-table-cell/>
          </table:previous>
        </table:cell-content-change>
        <table:cell-content-change table:id="ct1882">
          <table:cell-address table:column="0" table:row="91" table:table="2"/>
          <office:change-info>
            <dc:creator> </dc:creator>
            <dc:date>2022-07-22T18:32:04.587131431</dc:date>
          </office:change-info>
          <table:previous>
            <table:change-track-table-cell/>
          </table:previous>
        </table:cell-content-change>
        <table:cell-content-change table:id="ct1883">
          <table:cell-address table:column="0" table:row="92" table:table="2"/>
          <office:change-info>
            <dc:creator> </dc:creator>
            <dc:date>2022-07-22T18:32:04.587148451</dc:date>
          </office:change-info>
          <table:previous>
            <table:change-track-table-cell/>
          </table:previous>
        </table:cell-content-change>
        <table:cell-content-change table:id="ct1884">
          <table:cell-address table:column="0" table:row="93" table:table="2"/>
          <office:change-info>
            <dc:creator> </dc:creator>
            <dc:date>2022-07-22T18:32:04.587166149</dc:date>
          </office:change-info>
          <table:previous>
            <table:change-track-table-cell/>
          </table:previous>
        </table:cell-content-change>
        <table:cell-content-change table:id="ct1885">
          <table:cell-address table:column="0" table:row="94" table:table="2"/>
          <office:change-info>
            <dc:creator> </dc:creator>
            <dc:date>2022-07-22T18:32:04.587183319</dc:date>
          </office:change-info>
          <table:previous>
            <table:change-track-table-cell/>
          </table:previous>
        </table:cell-content-change>
        <table:cell-content-change table:id="ct1886">
          <table:cell-address table:column="0" table:row="95" table:table="2"/>
          <office:change-info>
            <dc:creator> </dc:creator>
            <dc:date>2022-07-22T18:32:04.587201068</dc:date>
          </office:change-info>
          <table:previous>
            <table:change-track-table-cell/>
          </table:previous>
        </table:cell-content-change>
        <table:cell-content-change table:id="ct1887">
          <table:cell-address table:column="0" table:row="96" table:table="2"/>
          <office:change-info>
            <dc:creator> </dc:creator>
            <dc:date>2022-07-22T18:32:04.587222645</dc:date>
          </office:change-info>
          <table:previous>
            <table:change-track-table-cell/>
          </table:previous>
        </table:cell-content-change>
        <table:cell-content-change table:id="ct1888">
          <table:cell-address table:column="0" table:row="97" table:table="2"/>
          <office:change-info>
            <dc:creator> </dc:creator>
            <dc:date>2022-07-22T18:32:04.587241588</dc:date>
          </office:change-info>
          <table:previous>
            <table:change-track-table-cell/>
          </table:previous>
        </table:cell-content-change>
        <table:cell-content-change table:id="ct1889">
          <table:cell-address table:column="0" table:row="98" table:table="2"/>
          <office:change-info>
            <dc:creator> </dc:creator>
            <dc:date>2022-07-22T18:32:04.587257970</dc:date>
          </office:change-info>
          <table:previous>
            <table:change-track-table-cell/>
          </table:previous>
        </table:cell-content-change>
        <table:cell-content-change table:id="ct1890">
          <table:cell-address table:column="0" table:row="99" table:table="2"/>
          <office:change-info>
            <dc:creator> </dc:creator>
            <dc:date>2022-07-22T18:32:04.587272739</dc:date>
          </office:change-info>
          <table:previous>
            <table:change-track-table-cell/>
          </table:previous>
        </table:cell-content-change>
        <table:cell-content-change table:id="ct1891">
          <table:cell-address table:column="0" table:row="100" table:table="2"/>
          <office:change-info>
            <dc:creator> </dc:creator>
            <dc:date>2022-07-22T18:32:04.587287352</dc:date>
          </office:change-info>
          <table:previous>
            <table:change-track-table-cell/>
          </table:previous>
        </table:cell-content-change>
        <table:cell-content-change table:id="ct1892">
          <table:cell-address table:column="0" table:row="101" table:table="2"/>
          <office:change-info>
            <dc:creator> </dc:creator>
            <dc:date>2022-07-22T18:32:04.587301998</dc:date>
          </office:change-info>
          <table:previous>
            <table:change-track-table-cell/>
          </table:previous>
        </table:cell-content-change>
        <table:cell-content-change table:id="ct1893">
          <table:cell-address table:column="0" table:row="102" table:table="2"/>
          <office:change-info>
            <dc:creator> </dc:creator>
            <dc:date>2022-07-22T18:32:04.587316678</dc:date>
          </office:change-info>
          <table:previous>
            <table:change-track-table-cell/>
          </table:previous>
        </table:cell-content-change>
        <table:cell-content-change table:id="ct1894">
          <table:cell-address table:column="0" table:row="103" table:table="2"/>
          <office:change-info>
            <dc:creator> </dc:creator>
            <dc:date>2022-07-22T18:32:04.587331414</dc:date>
          </office:change-info>
          <table:previous>
            <table:change-track-table-cell/>
          </table:previous>
        </table:cell-content-change>
        <table:cell-content-change table:id="ct1895">
          <table:cell-address table:column="0" table:row="104" table:table="2"/>
          <office:change-info>
            <dc:creator> </dc:creator>
            <dc:date>2022-07-22T18:32:04.587345995</dc:date>
          </office:change-info>
          <table:previous>
            <table:change-track-table-cell/>
          </table:previous>
        </table:cell-content-change>
        <table:cell-content-change table:id="ct1896">
          <table:cell-address table:column="0" table:row="105" table:table="2"/>
          <office:change-info>
            <dc:creator> </dc:creator>
            <dc:date>2022-07-22T18:32:04.587360528</dc:date>
          </office:change-info>
          <table:previous>
            <table:change-track-table-cell/>
          </table:previous>
        </table:cell-content-change>
        <table:cell-content-change table:id="ct1897">
          <table:cell-address table:column="0" table:row="106" table:table="2"/>
          <office:change-info>
            <dc:creator> </dc:creator>
            <dc:date>2022-07-22T18:32:04.5873750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0" table:row="107" table:table="2"/>
          <office:change-info>
            <dc:creator> </dc:creator>
            <dc:date>2022-07-22T18:32:04.587389644</dc:date>
          </office:change-info>
          <table:previous>
            <table:change-track-table-cell/>
          </table:previous>
        </table:cell-content-change>
        <table:cell-content-change table:id="ct1899">
          <table:cell-address table:column="0" table:row="108" table:table="2"/>
          <office:change-info>
            <dc:creator> </dc:creator>
            <dc:date>2022-07-22T18:32:04.587404144</dc:date>
          </office:change-info>
          <table:previous>
            <table:change-track-table-cell/>
          </table:previous>
        </table:cell-content-change>
        <table:cell-content-change table:id="ct1900">
          <table:cell-address table:column="0" table:row="109" table:table="2"/>
          <office:change-info>
            <dc:creator> </dc:creator>
            <dc:date>2022-07-22T18:32:04.587418757</dc:date>
          </office:change-info>
          <table:previous>
            <table:change-track-table-cell/>
          </table:previous>
        </table:cell-content-change>
        <table:cell-content-change table:id="ct1901">
          <table:cell-address table:column="0" table:row="110" table:table="2"/>
          <office:change-info>
            <dc:creator> </dc:creator>
            <dc:date>2022-07-22T18:32:04.587433324</dc:date>
          </office:change-info>
          <table:previous>
            <table:change-track-table-cell/>
          </table:previous>
        </table:cell-content-change>
        <table:cell-content-change table:id="ct1902">
          <table:cell-address table:column="0" table:row="111" table:table="2"/>
          <office:change-info>
            <dc:creator> </dc:creator>
            <dc:date>2022-07-22T18:32:04.587447908</dc:date>
          </office:change-info>
          <table:previous>
            <table:change-track-table-cell/>
          </table:previous>
        </table:cell-content-change>
        <table:cell-content-change table:id="ct1903">
          <table:cell-address table:column="0" table:row="112" table:table="2"/>
          <office:change-info>
            <dc:creator> </dc:creator>
            <dc:date>2022-07-22T18:32:04.587462478</dc:date>
          </office:change-info>
          <table:previous>
            <table:change-track-table-cell/>
          </table:previous>
        </table:cell-content-change>
        <table:cell-content-change table:id="ct1904">
          <table:cell-address table:column="0" table:row="113" table:table="2"/>
          <office:change-info>
            <dc:creator> </dc:creator>
            <dc:date>2022-07-22T18:32:04.587477263</dc:date>
          </office:change-info>
          <table:previous>
            <table:change-track-table-cell/>
          </table:previous>
        </table:cell-content-change>
        <table:cell-content-change table:id="ct1905">
          <table:cell-address table:column="0" table:row="114" table:table="2"/>
          <office:change-info>
            <dc:creator> </dc:creator>
            <dc:date>2022-07-22T18:32:04.587491946</dc:date>
          </office:change-info>
          <table:previous>
            <table:change-track-table-cell/>
          </table:previous>
        </table:cell-content-change>
        <table:cell-content-change table:id="ct1906">
          <table:cell-address table:column="0" table:row="115" table:table="2"/>
          <office:change-info>
            <dc:creator> </dc:creator>
            <dc:date>2022-07-22T18:32:04.587506611</dc:date>
          </office:change-info>
          <table:previous>
            <table:change-track-table-cell/>
          </table:previous>
        </table:cell-content-change>
        <table:cell-content-change table:id="ct1907">
          <table:cell-address table:column="0" table:row="116" table:table="2"/>
          <office:change-info>
            <dc:creator> </dc:creator>
            <dc:date>2022-07-22T18:32:04.587521403</dc:date>
          </office:change-info>
          <table:previous>
            <table:change-track-table-cell/>
          </table:previous>
        </table:cell-content-change>
        <table:cell-content-change table:id="ct1908">
          <table:cell-address table:column="0" table:row="117" table:table="2"/>
          <office:change-info>
            <dc:creator> </dc:creator>
            <dc:date>2022-07-22T18:32:04.587536197</dc:date>
          </office:change-info>
          <table:previous>
            <table:change-track-table-cell/>
          </table:previous>
        </table:cell-content-change>
        <table:cell-content-change table:id="ct1909">
          <table:cell-address table:column="0" table:row="118" table:table="2"/>
          <office:change-info>
            <dc:creator> </dc:creator>
            <dc:date>2022-07-22T18:32:04.587551055</dc:date>
          </office:change-info>
          <table:previous>
            <table:change-track-table-cell/>
          </table:previous>
        </table:cell-content-change>
        <table:cell-content-change table:id="ct1910">
          <table:cell-address table:column="0" table:row="119" table:table="2"/>
          <office:change-info>
            <dc:creator> </dc:creator>
            <dc:date>2022-07-22T18:32:04.587566090</dc:date>
          </office:change-info>
          <table:previous>
            <table:change-track-table-cell/>
          </table:previous>
        </table:cell-content-change>
        <table:cell-content-change table:id="ct1911">
          <table:cell-address table:column="0" table:row="120" table:table="2"/>
          <office:change-info>
            <dc:creator> </dc:creator>
            <dc:date>2022-07-22T18:32:04.587581766</dc:date>
          </office:change-info>
          <table:previous>
            <table:change-track-table-cell/>
          </table:previous>
        </table:cell-content-change>
        <table:cell-content-change table:id="ct1912">
          <table:cell-address table:column="0" table:row="121" table:table="2"/>
          <office:change-info>
            <dc:creator> </dc:creator>
            <dc:date>2022-07-22T18:32:04.587596490</dc:date>
          </office:change-info>
          <table:previous>
            <table:change-track-table-cell/>
          </table:previous>
        </table:cell-content-change>
        <table:cell-content-change table:id="ct1913">
          <table:cell-address table:column="0" table:row="122" table:table="2"/>
          <office:change-info>
            <dc:creator> </dc:creator>
            <dc:date>2022-07-22T18:32:04.587611279</dc:date>
          </office:change-info>
          <table:previous>
            <table:change-track-table-cell/>
          </table:previous>
        </table:cell-content-change>
        <table:cell-content-change table:id="ct1914">
          <table:cell-address table:column="0" table:row="123" table:table="2"/>
          <office:change-info>
            <dc:creator> </dc:creator>
            <dc:date>2022-07-22T18:32:04.587626032</dc:date>
          </office:change-info>
          <table:previous>
            <table:change-track-table-cell/>
          </table:previous>
        </table:cell-content-change>
        <table:cell-content-change table:id="ct1915">
          <table:cell-address table:column="0" table:row="124" table:table="2"/>
          <office:change-info>
            <dc:creator> </dc:creator>
            <dc:date>2022-07-22T18:32:04.587640891</dc:date>
          </office:change-info>
          <table:previous>
            <table:change-track-table-cell/>
          </table:previous>
        </table:cell-content-change>
        <table:cell-content-change table:id="ct1916">
          <table:cell-address table:column="0" table:row="125" table:table="2"/>
          <office:change-info>
            <dc:creator> </dc:creator>
            <dc:date>2022-07-22T18:32:04.587656050</dc:date>
          </office:change-info>
          <table:previous>
            <table:change-track-table-cell/>
          </table:previous>
        </table:cell-content-change>
        <table:cell-content-change table:id="ct1917">
          <table:cell-address table:column="0" table:row="126" table:table="2"/>
          <office:change-info>
            <dc:creator> </dc:creator>
            <dc:date>2022-07-22T18:32:04.587670980</dc:date>
          </office:change-info>
          <table:previous>
            <table:change-track-table-cell/>
          </table:previous>
        </table:cell-content-change>
        <table:cell-content-change table:id="ct1918">
          <table:cell-address table:column="0" table:row="127" table:table="2"/>
          <office:change-info>
            <dc:creator> </dc:creator>
            <dc:date>2022-07-22T18:32:04.587685848</dc:date>
          </office:change-info>
          <table:previous>
            <table:change-track-table-cell/>
          </table:previous>
        </table:cell-content-change>
        <table:cell-content-change table:id="ct1919">
          <table:cell-address table:column="0" table:row="128" table:table="2"/>
          <office:change-info>
            <dc:creator> </dc:creator>
            <dc:date>2022-07-22T18:32:04.587700935</dc:date>
          </office:change-info>
          <table:previous>
            <table:change-track-table-cell/>
          </table:previous>
        </table:cell-content-change>
        <table:cell-content-change table:id="ct1920">
          <table:cell-address table:column="0" table:row="129" table:table="2"/>
          <office:change-info>
            <dc:creator> </dc:creator>
            <dc:date>2022-07-22T18:32:04.587715662</dc:date>
          </office:change-info>
          <table:previous>
            <table:change-track-table-cell/>
          </table:previous>
        </table:cell-content-change>
        <table:cell-content-change table:id="ct1921">
          <table:cell-address table:column="0" table:row="130" table:table="2"/>
          <office:change-info>
            <dc:creator> </dc:creator>
            <dc:date>2022-07-22T18:32:04.587728229</dc:date>
          </office:change-info>
          <table:previous>
            <table:change-track-table-cell/>
          </table:previous>
        </table:cell-content-change>
        <table:cell-content-change table:id="ct1922">
          <table:cell-address table:column="0" table:row="131" table:table="2"/>
          <office:change-info>
            <dc:creator> </dc:creator>
            <dc:date>2022-07-22T18:32:04.587732991</dc:date>
          </office:change-info>
          <table:previous>
            <table:change-track-table-cell/>
          </table:previous>
        </table:cell-content-change>
        <table:cell-content-change table:id="ct1923">
          <table:cell-address table:column="0" table:row="132" table:table="2"/>
          <office:change-info>
            <dc:creator> </dc:creator>
            <dc:date>2022-07-22T18:32:04.587737508</dc:date>
          </office:change-info>
          <table:previous>
            <table:change-track-table-cell/>
          </table:previous>
        </table:cell-content-change>
        <table:cell-content-change table:id="ct1924">
          <table:cell-address table:column="0" table:row="133" table:table="2"/>
          <office:change-info>
            <dc:creator> </dc:creator>
            <dc:date>2022-07-22T18:32:04.587741940</dc:date>
          </office:change-info>
          <table:previous>
            <table:change-track-table-cell/>
          </table:previous>
        </table:cell-content-change>
        <table:cell-content-change table:id="ct1925">
          <table:cell-address table:column="0" table:row="134" table:table="2"/>
          <office:change-info>
            <dc:creator> </dc:creator>
            <dc:date>2022-07-22T18:32:04.587746638</dc:date>
          </office:change-info>
          <table:previous>
            <table:change-track-table-cell/>
          </table:previous>
        </table:cell-content-change>
        <table:cell-content-change table:id="ct1926">
          <table:cell-address table:column="0" table:row="135" table:table="2"/>
          <office:change-info>
            <dc:creator> </dc:creator>
            <dc:date>2022-07-22T18:32:04.587750993</dc:date>
          </office:change-info>
          <table:previous>
            <table:change-track-table-cell/>
          </table:previous>
        </table:cell-content-change>
        <table:cell-content-change table:id="ct1927">
          <table:cell-address table:column="0" table:row="136" table:table="2"/>
          <office:change-info>
            <dc:creator> </dc:creator>
            <dc:date>2022-07-22T18:32:04.587755438</dc:date>
          </office:change-info>
          <table:previous>
            <table:change-track-table-cell/>
          </table:previous>
        </table:cell-content-change>
        <table:cell-content-change table:id="ct1928">
          <table:cell-address table:column="0" table:row="137" table:table="2"/>
          <office:change-info>
            <dc:creator> </dc:creator>
            <dc:date>2022-07-22T18:32:04.587759976</dc:date>
          </office:change-info>
          <table:previous>
            <table:change-track-table-cell/>
          </table:previous>
        </table:cell-content-change>
        <table:cell-content-change table:id="ct1929">
          <table:cell-address table:column="0" table:row="138" table:table="2"/>
          <office:change-info>
            <dc:creator> </dc:creator>
            <dc:date>2022-07-22T18:32:04.587764579</dc:date>
          </office:change-info>
          <table:previous>
            <table:change-track-table-cell/>
          </table:previous>
        </table:cell-content-change>
        <table:cell-content-change table:id="ct1930">
          <table:cell-address table:column="0" table:row="139" table:table="2"/>
          <office:change-info>
            <dc:creator> </dc:creator>
            <dc:date>2022-07-22T18:32:04.587769090</dc:date>
          </office:change-info>
          <table:previous>
            <table:change-track-table-cell/>
          </table:previous>
        </table:cell-content-change>
        <table:cell-content-change table:id="ct1931">
          <table:cell-address table:column="0" table:row="140" table:table="2"/>
          <office:change-info>
            <dc:creator> </dc:creator>
            <dc:date>2022-07-22T18:32:04.587773618</dc:date>
          </office:change-info>
          <table:previous>
            <table:change-track-table-cell/>
          </table:previous>
        </table:cell-content-change>
        <table:cell-content-change table:id="ct1932">
          <table:cell-address table:column="0" table:row="141" table:table="2"/>
          <office:change-info>
            <dc:creator> </dc:creator>
            <dc:date>2022-07-22T18:32:04.587778112</dc:date>
          </office:change-info>
          <table:previous>
            <table:change-track-table-cell/>
          </table:previous>
        </table:cell-content-change>
        <table:cell-content-change table:id="ct1933">
          <table:cell-address table:column="0" table:row="142" table:table="2"/>
          <office:change-info>
            <dc:creator> </dc:creator>
            <dc:date>2022-07-22T18:32:04.587782691</dc:date>
          </office:change-info>
          <table:previous>
            <table:change-track-table-cell/>
          </table:previous>
        </table:cell-content-change>
        <table:cell-content-change table:id="ct1934">
          <table:cell-address table:column="0" table:row="143" table:table="2"/>
          <office:change-info>
            <dc:creator> </dc:creator>
            <dc:date>2022-07-22T18:32:04.587787251</dc:date>
          </office:change-info>
          <table:previous>
            <table:change-track-table-cell/>
          </table:previous>
        </table:cell-content-change>
        <table:cell-content-change table:id="ct1935">
          <table:cell-address table:column="0" table:row="144" table:table="2"/>
          <office:change-info>
            <dc:creator> </dc:creator>
            <dc:date>2022-07-22T18:32:04.587792014</dc:date>
          </office:change-info>
          <table:previous>
            <table:change-track-table-cell/>
          </table:previous>
        </table:cell-content-change>
        <table:cell-content-change table:id="ct1936">
          <table:cell-address table:column="0" table:row="145" table:table="2"/>
          <office:change-info>
            <dc:creator> </dc:creator>
            <dc:date>2022-07-22T18:32:04.587796373</dc:date>
          </office:change-info>
          <table:previous>
            <table:change-track-table-cell/>
          </table:previous>
        </table:cell-content-change>
        <table:cell-content-change table:id="ct1937">
          <table:cell-address table:column="0" table:row="146" table:table="2"/>
          <office:change-info>
            <dc:creator> </dc:creator>
            <dc:date>2022-07-22T18:32:04.587800734</dc:date>
          </office:change-info>
          <table:previous>
            <table:change-track-table-cell/>
          </table:previous>
        </table:cell-content-change>
        <table:cell-content-change table:id="ct1938">
          <table:cell-address table:column="0" table:row="147" table:table="2"/>
          <office:change-info>
            <dc:creator> </dc:creator>
            <dc:date>2022-07-22T18:32:04.587805103</dc:date>
          </office:change-info>
          <table:previous>
            <table:change-track-table-cell/>
          </table:previous>
        </table:cell-content-change>
        <table:cell-content-change table:id="ct1939">
          <table:cell-address table:column="0" table:row="148" table:table="2"/>
          <office:change-info>
            <dc:creator> </dc:creator>
            <dc:date>2022-07-22T18:32:04.587809557</dc:date>
          </office:change-info>
          <table:previous>
            <table:change-track-table-cell/>
          </table:previous>
        </table:cell-content-change>
        <table:cell-content-change table:id="ct1940">
          <table:cell-address table:column="0" table:row="149" table:table="2"/>
          <office:change-info>
            <dc:creator> </dc:creator>
            <dc:date>2022-07-22T18:32:04.587814180</dc:date>
          </office:change-info>
          <table:previous>
            <table:change-track-table-cell/>
          </table:previous>
        </table:cell-content-change>
        <table:cell-content-change table:id="ct1941">
          <table:cell-address table:column="0" table:row="150" table:table="2"/>
          <office:change-info>
            <dc:creator> </dc:creator>
            <dc:date>2022-07-22T18:32:04.587818799</dc:date>
          </office:change-info>
          <table:previous>
            <table:change-track-table-cell/>
          </table:previous>
        </table:cell-content-change>
        <table:cell-content-change table:id="ct1942">
          <table:cell-address table:column="0" table:row="151" table:table="2"/>
          <office:change-info>
            <dc:creator> </dc:creator>
            <dc:date>2022-07-22T18:32:04.587823381</dc:date>
          </office:change-info>
          <table:previous>
            <table:change-track-table-cell/>
          </table:previous>
        </table:cell-content-change>
        <table:cell-content-change table:id="ct1943">
          <table:cell-address table:column="0" table:row="152" table:table="2"/>
          <office:change-info>
            <dc:creator> </dc:creator>
            <dc:date>2022-07-22T18:32:04.587828047</dc:date>
          </office:change-info>
          <table:previous>
            <table:change-track-table-cell/>
          </table:previous>
        </table:cell-content-change>
        <table:cell-content-change table:id="ct1944">
          <table:cell-address table:column="0" table:row="153" table:table="2"/>
          <office:change-info>
            <dc:creator> </dc:creator>
            <dc:date>2022-07-22T18:32:04.587832539</dc:date>
          </office:change-info>
          <table:previous>
            <table:change-track-table-cell/>
          </table:previous>
        </table:cell-content-change>
        <table:cell-content-change table:id="ct1945">
          <table:cell-address table:column="0" table:row="154" table:table="2"/>
          <office:change-info>
            <dc:creator> </dc:creator>
            <dc:date>2022-07-22T18:32:04.587837006</dc:date>
          </office:change-info>
          <table:previous>
            <table:change-track-table-cell/>
          </table:previous>
        </table:cell-content-change>
        <table:cell-content-change table:id="ct1946">
          <table:cell-address table:column="0" table:row="155" table:table="2"/>
          <office:change-info>
            <dc:creator> </dc:creator>
            <dc:date>2022-07-22T18:32:04.587841722</dc:date>
          </office:change-info>
          <table:previous>
            <table:change-track-table-cell/>
          </table:previous>
        </table:cell-content-change>
        <table:cell-content-change table:id="ct1947">
          <table:cell-address table:column="0" table:row="156" table:table="2"/>
          <office:change-info>
            <dc:creator> </dc:creator>
            <dc:date>2022-07-22T18:32:04.587846230</dc:date>
          </office:change-info>
          <table:previous>
            <table:change-track-table-cell/>
          </table:previous>
        </table:cell-content-change>
        <table:cell-content-change table:id="ct1948">
          <table:cell-address table:column="0" table:row="157" table:table="2"/>
          <office:change-info>
            <dc:creator> </dc:creator>
            <dc:date>2022-07-22T18:32:04.587850802</dc:date>
          </office:change-info>
          <table:previous>
            <table:change-track-table-cell/>
          </table:previous>
        </table:cell-content-change>
        <table:cell-content-change table:id="ct1949">
          <table:cell-address table:column="0" table:row="158" table:table="2"/>
          <office:change-info>
            <dc:creator> </dc:creator>
            <dc:date>2022-07-22T18:32:04.587855560</dc:date>
          </office:change-info>
          <table:previous>
            <table:change-track-table-cell/>
          </table:previous>
        </table:cell-content-change>
        <table:cell-content-change table:id="ct1950">
          <table:cell-address table:column="0" table:row="159" table:table="2"/>
          <office:change-info>
            <dc:creator> </dc:creator>
            <dc:date>2022-07-22T18:32:04.587860128</dc:date>
          </office:change-info>
          <table:previous>
            <table:change-track-table-cell/>
          </table:previous>
        </table:cell-content-change>
        <table:cell-content-change table:id="ct1951">
          <table:cell-address table:column="0" table:row="160" table:table="2"/>
          <office:change-info>
            <dc:creator> </dc:creator>
            <dc:date>2022-07-22T18:32:04.587864836</dc:date>
          </office:change-info>
          <table:previous>
            <table:change-track-table-cell/>
          </table:previous>
        </table:cell-content-change>
        <table:cell-content-change table:id="ct1952">
          <table:cell-address table:column="1" table:row="0" table:table="2"/>
          <office:change-info>
            <dc:creator> </dc:creator>
            <dc:date>2022-07-22T18:32:04.687922243</dc:date>
          </office:change-info>
          <table:previous>
            <table:change-track-table-cell/>
          </table:previous>
        </table:cell-content-change>
        <table:cell-content-change table:id="ct1953">
          <table:cell-address table:column="1" table:row="1" table:table="2"/>
          <office:change-info>
            <dc:creator> </dc:creator>
            <dc:date>2022-07-22T18:32:04.688032811</dc:date>
          </office:change-info>
          <table:previous>
            <table:change-track-table-cell/>
          </table:previous>
        </table:cell-content-change>
        <table:cell-content-change table:id="ct1954">
          <table:cell-address table:column="1" table:row="2" table:table="2"/>
          <office:change-info>
            <dc:creator> </dc:creator>
            <dc:date>2022-07-22T18:32:04.688078692</dc:date>
          </office:change-info>
          <table:previous>
            <table:change-track-table-cell/>
          </table:previous>
        </table:cell-content-change>
        <table:cell-content-change table:id="ct1955">
          <table:cell-address table:column="1" table:row="3" table:table="2"/>
          <office:change-info>
            <dc:creator> </dc:creator>
            <dc:date>2022-07-22T18:32:04.688095767</dc:date>
          </office:change-info>
          <table:previous>
            <table:change-track-table-cell/>
          </table:previous>
        </table:cell-content-change>
        <table:cell-content-change table:id="ct1956">
          <table:cell-address table:column="1" table:row="4" table:table="2"/>
          <office:change-info>
            <dc:creator> </dc:creator>
            <dc:date>2022-07-22T18:32:04.688110960</dc:date>
          </office:change-info>
          <table:previous>
            <table:change-track-table-cell/>
          </table:previous>
        </table:cell-content-change>
        <table:cell-content-change table:id="ct1957">
          <table:cell-address table:column="1" table:row="5" table:table="2"/>
          <office:change-info>
            <dc:creator> </dc:creator>
            <dc:date>2022-07-22T18:32:04.688126270</dc:date>
          </office:change-info>
          <table:previous>
            <table:change-track-table-cell/>
          </table:previous>
        </table:cell-content-change>
        <table:cell-content-change table:id="ct1958">
          <table:cell-address table:column="1" table:row="6" table:table="2"/>
          <office:change-info>
            <dc:creator> </dc:creator>
            <dc:date>2022-07-22T18:32:04.688141522</dc:date>
          </office:change-info>
          <table:previous>
            <table:change-track-table-cell/>
          </table:previous>
        </table:cell-content-change>
        <table:cell-content-change table:id="ct1959">
          <table:cell-address table:column="1" table:row="7" table:table="2"/>
          <office:change-info>
            <dc:creator> </dc:creator>
            <dc:date>2022-07-22T18:32:04.688156636</dc:date>
          </office:change-info>
          <table:previous>
            <table:change-track-table-cell/>
          </table:previous>
        </table:cell-content-change>
        <table:cell-content-change table:id="ct1960">
          <table:cell-address table:column="1" table:row="8" table:table="2"/>
          <office:change-info>
            <dc:creator> </dc:creator>
            <dc:date>2022-07-22T18:32:04.688171691</dc:date>
          </office:change-info>
          <table:previous>
            <table:change-track-table-cell/>
          </table:previous>
        </table:cell-content-change>
        <table:cell-content-change table:id="ct1961">
          <table:cell-address table:column="1" table:row="9" table:table="2"/>
          <office:change-info>
            <dc:creator> </dc:creator>
            <dc:date>2022-07-22T18:32:04.688186593</dc:date>
          </office:change-info>
          <table:previous>
            <table:change-track-table-cell/>
          </table:previous>
        </table:cell-content-change>
        <table:cell-content-change table:id="ct1962">
          <table:cell-address table:column="1" table:row="10" table:table="2"/>
          <office:change-info>
            <dc:creator> </dc:creator>
            <dc:date>2022-07-22T18:32:04.688201410</dc:date>
          </office:change-info>
          <table:previous>
            <table:change-track-table-cell/>
          </table:previous>
        </table:cell-content-change>
        <table:cell-content-change table:id="ct1963">
          <table:cell-address table:column="1" table:row="11" table:table="2"/>
          <office:change-info>
            <dc:creator> </dc:creator>
            <dc:date>2022-07-22T18:32:04.688216406</dc:date>
          </office:change-info>
          <table:previous>
            <table:change-track-table-cell/>
          </table:previous>
        </table:cell-content-change>
        <table:cell-content-change table:id="ct1964">
          <table:cell-address table:column="1" table:row="12" table:table="2"/>
          <office:change-info>
            <dc:creator> </dc:creator>
            <dc:date>2022-07-22T18:32:04.688231889</dc:date>
          </office:change-info>
          <table:previous>
            <table:change-track-table-cell/>
          </table:previous>
        </table:cell-content-change>
        <table:cell-content-change table:id="ct1965">
          <table:cell-address table:column="1" table:row="13" table:table="2"/>
          <office:change-info>
            <dc:creator> </dc:creator>
            <dc:date>2022-07-22T18:32:04.688246784</dc:date>
          </office:change-info>
          <table:previous>
            <table:change-track-table-cell/>
          </table:previous>
        </table:cell-content-change>
        <table:cell-content-change table:id="ct1966">
          <table:cell-address table:column="1" table:row="14" table:table="2"/>
          <office:change-info>
            <dc:creator> </dc:creator>
            <dc:date>2022-07-22T18:32:04.688261876</dc:date>
          </office:change-info>
          <table:previous>
            <table:change-track-table-cell/>
          </table:previous>
        </table:cell-content-change>
        <table:cell-content-change table:id="ct1967">
          <table:cell-address table:column="1" table:row="15" table:table="2"/>
          <office:change-info>
            <dc:creator> </dc:creator>
            <dc:date>2022-07-22T18:32:04.688276871</dc:date>
          </office:change-info>
          <table:previous>
            <table:change-track-table-cell/>
          </table:previous>
        </table:cell-content-change>
        <table:cell-content-change table:id="ct1968">
          <table:cell-address table:column="1" table:row="16" table:table="2"/>
          <office:change-info>
            <dc:creator> </dc:creator>
            <dc:date>2022-07-22T18:32:04.688291872</dc:date>
          </office:change-info>
          <table:previous>
            <table:change-track-table-cell/>
          </table:previous>
        </table:cell-content-change>
        <table:cell-content-change table:id="ct1969">
          <table:cell-address table:column="1" table:row="17" table:table="2"/>
          <office:change-info>
            <dc:creator> </dc:creator>
            <dc:date>2022-07-22T18:32:04.688306939</dc:date>
          </office:change-info>
          <table:previous>
            <table:change-track-table-cell/>
          </table:previous>
        </table:cell-content-change>
        <table:cell-content-change table:id="ct1970">
          <table:cell-address table:column="1" table:row="18" table:table="2"/>
          <office:change-info>
            <dc:creator> </dc:creator>
            <dc:date>2022-07-22T18:32:04.688321690</dc:date>
          </office:change-info>
          <table:previous>
            <table:change-track-table-cell/>
          </table:previous>
        </table:cell-content-change>
        <table:cell-content-change table:id="ct1971">
          <table:cell-address table:column="1" table:row="19" table:table="2"/>
          <office:change-info>
            <dc:creator> </dc:creator>
            <dc:date>2022-07-22T18:32:04.688336684</dc:date>
          </office:change-info>
          <table:previous>
            <table:change-track-table-cell/>
          </table:previous>
        </table:cell-content-change>
        <table:cell-content-change table:id="ct1972">
          <table:cell-address table:column="1" table:row="20" table:table="2"/>
          <office:change-info>
            <dc:creator> </dc:creator>
            <dc:date>2022-07-22T18:32:04.688351747</dc:date>
          </office:change-info>
          <table:previous>
            <table:change-track-table-cell/>
          </table:previous>
        </table:cell-content-change>
        <table:cell-content-change table:id="ct1973">
          <table:cell-address table:column="1" table:row="21" table:table="2"/>
          <office:change-info>
            <dc:creator> </dc:creator>
            <dc:date>2022-07-22T18:32:04.688366711</dc:date>
          </office:change-info>
          <table:previous>
            <table:change-track-table-cell/>
          </table:previous>
        </table:cell-content-change>
        <table:cell-content-change table:id="ct1974">
          <table:cell-address table:column="1" table:row="22" table:table="2"/>
          <office:change-info>
            <dc:creator> </dc:creator>
            <dc:date>2022-07-22T18:32:04.688400313</dc:date>
          </office:change-info>
          <table:previous>
            <table:change-track-table-cell/>
          </table:previous>
        </table:cell-content-change>
        <table:cell-content-change table:id="ct1975">
          <table:cell-address table:column="1" table:row="23" table:table="2"/>
          <office:change-info>
            <dc:creator> </dc:creator>
            <dc:date>2022-07-22T18:32:04.688417191</dc:date>
          </office:change-info>
          <table:previous>
            <table:change-track-table-cell/>
          </table:previous>
        </table:cell-content-change>
        <table:cell-content-change table:id="ct1976">
          <table:cell-address table:column="1" table:row="24" table:table="2"/>
          <office:change-info>
            <dc:creator> </dc:creator>
            <dc:date>2022-07-22T18:32:04.688447097</dc:date>
          </office:change-info>
          <table:previous>
            <table:change-track-table-cell/>
          </table:previous>
        </table:cell-content-change>
        <table:cell-content-change table:id="ct1977">
          <table:cell-address table:column="1" table:row="25" table:table="2"/>
          <office:change-info>
            <dc:creator> </dc:creator>
            <dc:date>2022-07-22T18:32:04.688475619</dc:date>
          </office:change-info>
          <table:previous>
            <table:change-track-table-cell/>
          </table:previous>
        </table:cell-content-change>
        <table:cell-content-change table:id="ct1978">
          <table:cell-address table:column="1" table:row="26" table:table="2"/>
          <office:change-info>
            <dc:creator> </dc:creator>
            <dc:date>2022-07-22T18:32:04.688490925</dc:date>
          </office:change-info>
          <table:previous>
            <table:change-track-table-cell/>
          </table:previous>
        </table:cell-content-change>
        <table:cell-content-change table:id="ct1979">
          <table:cell-address table:column="1" table:row="27" table:table="2"/>
          <office:change-info>
            <dc:creator> </dc:creator>
            <dc:date>2022-07-22T18:32:04.688505819</dc:date>
          </office:change-info>
          <table:previous>
            <table:change-track-table-cell/>
          </table:previous>
        </table:cell-content-change>
        <table:cell-content-change table:id="ct1980">
          <table:cell-address table:column="1" table:row="28" table:table="2"/>
          <office:change-info>
            <dc:creator> </dc:creator>
            <dc:date>2022-07-22T18:32:04.688520814</dc:date>
          </office:change-info>
          <table:previous>
            <table:change-track-table-cell/>
          </table:previous>
        </table:cell-content-change>
        <table:cell-content-change table:id="ct1981">
          <table:cell-address table:column="1" table:row="29" table:table="2"/>
          <office:change-info>
            <dc:creator> </dc:creator>
            <dc:date>2022-07-22T18:32:04.688535819</dc:date>
          </office:change-info>
          <table:previous>
            <table:change-track-table-cell/>
          </table:previous>
        </table:cell-content-change>
        <table:cell-content-change table:id="ct1982">
          <table:cell-address table:column="1" table:row="30" table:table="2"/>
          <office:change-info>
            <dc:creator> </dc:creator>
            <dc:date>2022-07-22T18:32:04.688550753</dc:date>
          </office:change-info>
          <table:previous>
            <table:change-track-table-cell/>
          </table:previous>
        </table:cell-content-change>
        <table:cell-content-change table:id="ct1983">
          <table:cell-address table:column="1" table:row="31" table:table="2"/>
          <office:change-info>
            <dc:creator> </dc:creator>
            <dc:date>2022-07-22T18:32:04.688565892</dc:date>
          </office:change-info>
          <table:previous>
            <table:change-track-table-cell/>
          </table:previous>
        </table:cell-content-change>
        <table:cell-content-change table:id="ct1984">
          <table:cell-address table:column="1" table:row="32" table:table="2"/>
          <office:change-info>
            <dc:creator> </dc:creator>
            <dc:date>2022-07-22T18:32:04.688581067</dc:date>
          </office:change-info>
          <table:previous>
            <table:change-track-table-cell/>
          </table:previous>
        </table:cell-content-change>
        <table:cell-content-change table:id="ct1985">
          <table:cell-address table:column="1" table:row="33" table:table="2"/>
          <office:change-info>
            <dc:creator> </dc:creator>
            <dc:date>2022-07-22T18:32:04.688596053</dc:date>
          </office:change-info>
          <table:previous>
            <table:change-track-table-cell/>
          </table:previous>
        </table:cell-content-change>
        <table:cell-content-change table:id="ct1986">
          <table:cell-address table:column="1" table:row="34" table:table="2"/>
          <office:change-info>
            <dc:creator> </dc:creator>
            <dc:date>2022-07-22T18:32:04.688611199</dc:date>
          </office:change-info>
          <table:previous>
            <table:change-track-table-cell/>
          </table:previous>
        </table:cell-content-change>
        <table:cell-content-change table:id="ct1987">
          <table:cell-address table:column="1" table:row="35" table:table="2"/>
          <office:change-info>
            <dc:creator> </dc:creator>
            <dc:date>2022-07-22T18:32:04.688626440</dc:date>
          </office:change-info>
          <table:previous>
            <table:change-track-table-cell/>
          </table:previous>
        </table:cell-content-change>
        <table:cell-content-change table:id="ct1988">
          <table:cell-address table:column="1" table:row="36" table:table="2"/>
          <office:change-info>
            <dc:creator> </dc:creator>
            <dc:date>2022-07-22T18:32:04.688641373</dc:date>
          </office:change-info>
          <table:previous>
            <table:change-track-table-cell/>
          </table:previous>
        </table:cell-content-change>
        <table:cell-content-change table:id="ct1989">
          <table:cell-address table:column="1" table:row="37" table:table="2"/>
          <office:change-info>
            <dc:creator> </dc:creator>
            <dc:date>2022-07-22T18:32:04.688656537</dc:date>
          </office:change-info>
          <table:previous>
            <table:change-track-table-cell/>
          </table:previous>
        </table:cell-content-change>
        <table:cell-content-change table:id="ct1990">
          <table:cell-address table:column="1" table:row="38" table:table="2"/>
          <office:change-info>
            <dc:creator> </dc:creator>
            <dc:date>2022-07-22T18:32:04.688671652</dc:date>
          </office:change-info>
          <table:previous>
            <table:change-track-table-cell/>
          </table:previous>
        </table:cell-content-change>
        <table:cell-content-change table:id="ct1991">
          <table:cell-address table:column="1" table:row="39" table:table="2"/>
          <office:change-info>
            <dc:creator> </dc:creator>
            <dc:date>2022-07-22T18:32:04.688686734</dc:date>
          </office:change-info>
          <table:previous>
            <table:change-track-table-cell/>
          </table:previous>
        </table:cell-content-change>
        <table:cell-content-change table:id="ct1992">
          <table:cell-address table:column="1" table:row="40" table:table="2"/>
          <office:change-info>
            <dc:creator> </dc:creator>
            <dc:date>2022-07-22T18:32:04.688701805</dc:date>
          </office:change-info>
          <table:previous>
            <table:change-track-table-cell/>
          </table:previous>
        </table:cell-content-change>
        <table:cell-content-change table:id="ct1993">
          <table:cell-address table:column="1" table:row="41" table:table="2"/>
          <office:change-info>
            <dc:creator> </dc:creator>
            <dc:date>2022-07-22T18:32:04.688717007</dc:date>
          </office:change-info>
          <table:previous>
            <table:change-track-table-cell/>
          </table:previous>
        </table:cell-content-change>
        <table:cell-content-change table:id="ct1994">
          <table:cell-address table:column="1" table:row="42" table:table="2"/>
          <office:change-info>
            <dc:creator> </dc:creator>
            <dc:date>2022-07-22T18:32:04.688732057</dc:date>
          </office:change-info>
          <table:previous>
            <table:change-track-table-cell/>
          </table:previous>
        </table:cell-content-change>
        <table:cell-content-change table:id="ct1995">
          <table:cell-address table:column="1" table:row="43" table:table="2"/>
          <office:change-info>
            <dc:creator> </dc:creator>
            <dc:date>2022-07-22T18:32:04.688747108</dc:date>
          </office:change-info>
          <table:previous>
            <table:change-track-table-cell/>
          </table:previous>
        </table:cell-content-change>
        <table:cell-content-change table:id="ct1996">
          <table:cell-address table:column="1" table:row="44" table:table="2"/>
          <office:change-info>
            <dc:creator> </dc:creator>
            <dc:date>2022-07-22T18:32:04.688762359</dc:date>
          </office:change-info>
          <table:previous>
            <table:change-track-table-cell/>
          </table:previous>
        </table:cell-content-change>
        <table:cell-content-change table:id="ct1997">
          <table:cell-address table:column="1" table:row="45" table:table="2"/>
          <office:change-info>
            <dc:creator> </dc:creator>
            <dc:date>2022-07-22T18:32:04.688777331</dc:date>
          </office:change-info>
          <table:previous>
            <table:change-track-table-cell/>
          </table:previous>
        </table:cell-content-change>
        <table:cell-content-change table:id="ct1998">
          <table:cell-address table:column="1" table:row="46" table:table="2"/>
          <office:change-info>
            <dc:creator> </dc:creator>
            <dc:date>2022-07-22T18:32:04.688792398</dc:date>
          </office:change-info>
          <table:previous>
            <table:change-track-table-cell/>
          </table:previous>
        </table:cell-content-change>
        <table:cell-content-change table:id="ct1999">
          <table:cell-address table:column="1" table:row="47" table:table="2"/>
          <office:change-info>
            <dc:creator> </dc:creator>
            <dc:date>2022-07-22T18:32:04.688807775</dc:date>
          </office:change-info>
          <table:previous>
            <table:change-track-table-cell/>
          </table:previous>
        </table:cell-content-change>
        <table:cell-content-change table:id="ct2000">
          <table:cell-address table:column="1" table:row="48" table:table="2"/>
          <office:change-info>
            <dc:creator> </dc:creator>
            <dc:date>2022-07-22T18:32:04.688822930</dc:date>
          </office:change-info>
          <table:previous>
            <table:change-track-table-cell/>
          </table:previous>
        </table:cell-content-change>
        <table:cell-content-change table:id="ct2001">
          <table:cell-address table:column="1" table:row="49" table:table="2"/>
          <office:change-info>
            <dc:creator> </dc:creator>
            <dc:date>2022-07-22T18:32:04.688838158</dc:date>
          </office:change-info>
          <table:previous>
            <table:change-track-table-cell/>
          </table:previous>
        </table:cell-content-change>
        <table:cell-content-change table:id="ct2002">
          <table:cell-address table:column="1" table:row="50" table:table="2"/>
          <office:change-info>
            <dc:creator> </dc:creator>
            <dc:date>2022-07-22T18:32:04.688853472</dc:date>
          </office:change-info>
          <table:previous>
            <table:change-track-table-cell/>
          </table:previous>
        </table:cell-content-change>
        <table:cell-content-change table:id="ct2003">
          <table:cell-address table:column="1" table:row="51" table:table="2"/>
          <office:change-info>
            <dc:creator> </dc:creator>
            <dc:date>2022-07-22T18:32:04.688868788</dc:date>
          </office:change-info>
          <table:previous>
            <table:change-track-table-cell/>
          </table:previous>
        </table:cell-content-change>
        <table:cell-content-change table:id="ct2004">
          <table:cell-address table:column="1" table:row="52" table:table="2"/>
          <office:change-info>
            <dc:creator> </dc:creator>
            <dc:date>2022-07-22T18:32:04.688883858</dc:date>
          </office:change-info>
          <table:previous>
            <table:change-track-table-cell/>
          </table:previous>
        </table:cell-content-change>
        <table:cell-content-change table:id="ct2005">
          <table:cell-address table:column="1" table:row="53" table:table="2"/>
          <office:change-info>
            <dc:creator> </dc:creator>
            <dc:date>2022-07-22T18:32:04.688899083</dc:date>
          </office:change-info>
          <table:previous>
            <table:change-track-table-cell/>
          </table:previous>
        </table:cell-content-change>
        <table:cell-content-change table:id="ct2006">
          <table:cell-address table:column="1" table:row="54" table:table="2"/>
          <office:change-info>
            <dc:creator> </dc:creator>
            <dc:date>2022-07-22T18:32:04.688914157</dc:date>
          </office:change-info>
          <table:previous>
            <table:change-track-table-cell/>
          </table:previous>
        </table:cell-content-change>
        <table:cell-content-change table:id="ct2007">
          <table:cell-address table:column="1" table:row="55" table:table="2"/>
          <office:change-info>
            <dc:creator> </dc:creator>
            <dc:date>2022-07-22T18:32:04.688929461</dc:date>
          </office:change-info>
          <table:previous>
            <table:change-track-table-cell/>
          </table:previous>
        </table:cell-content-change>
        <table:cell-content-change table:id="ct2008">
          <table:cell-address table:column="1" table:row="56" table:table="2"/>
          <office:change-info>
            <dc:creator> </dc:creator>
            <dc:date>2022-07-22T18:32:04.688944869</dc:date>
          </office:change-info>
          <table:previous>
            <table:change-track-table-cell/>
          </table:previous>
        </table:cell-content-change>
        <table:cell-content-change table:id="ct2009">
          <table:cell-address table:column="1" table:row="57" table:table="2"/>
          <office:change-info>
            <dc:creator> </dc:creator>
            <dc:date>2022-07-22T18:32:04.688959913</dc:date>
          </office:change-info>
          <table:previous>
            <table:change-track-table-cell/>
          </table:previous>
        </table:cell-content-change>
        <table:cell-content-change table:id="ct2010">
          <table:cell-address table:column="1" table:row="58" table:table="2"/>
          <office:change-info>
            <dc:creator> </dc:creator>
            <dc:date>2022-07-22T18:32:04.688975023</dc:date>
          </office:change-info>
          <table:previous>
            <table:change-track-table-cell/>
          </table:previous>
        </table:cell-content-change>
        <table:cell-content-change table:id="ct2011">
          <table:cell-address table:column="1" table:row="59" table:table="2"/>
          <office:change-info>
            <dc:creator> </dc:creator>
            <dc:date>2022-07-22T18:32:04.688990223</dc:date>
          </office:change-info>
          <table:previous>
            <table:change-track-table-cell/>
          </table:previous>
        </table:cell-content-change>
        <table:cell-content-change table:id="ct2012">
          <table:cell-address table:column="1" table:row="60" table:table="2"/>
          <office:change-info>
            <dc:creator> </dc:creator>
            <dc:date>2022-07-22T18:32:04.689005375</dc:date>
          </office:change-info>
          <table:previous>
            <table:change-track-table-cell/>
          </table:previous>
        </table:cell-content-change>
        <table:cell-content-change table:id="ct2013">
          <table:cell-address table:column="1" table:row="61" table:table="2"/>
          <office:change-info>
            <dc:creator> </dc:creator>
            <dc:date>2022-07-22T18:32:04.689020809</dc:date>
          </office:change-info>
          <table:previous>
            <table:change-track-table-cell/>
          </table:previous>
        </table:cell-content-change>
        <table:cell-content-change table:id="ct2014">
          <table:cell-address table:column="1" table:row="62" table:table="2"/>
          <office:change-info>
            <dc:creator> </dc:creator>
            <dc:date>2022-07-22T18:32:04.689036292</dc:date>
          </office:change-info>
          <table:previous>
            <table:change-track-table-cell/>
          </table:previous>
        </table:cell-content-change>
        <table:cell-content-change table:id="ct2015">
          <table:cell-address table:column="1" table:row="63" table:table="2"/>
          <office:change-info>
            <dc:creator> </dc:creator>
            <dc:date>2022-07-22T18:32:04.689051621</dc:date>
          </office:change-info>
          <table:previous>
            <table:change-track-table-cell/>
          </table:previous>
        </table:cell-content-change>
        <table:cell-content-change table:id="ct2016">
          <table:cell-address table:column="1" table:row="64" table:table="2"/>
          <office:change-info>
            <dc:creator> </dc:creator>
            <dc:date>2022-07-22T18:32:04.689066789</dc:date>
          </office:change-info>
          <table:previous>
            <table:change-track-table-cell/>
          </table:previous>
        </table:cell-content-change>
        <table:cell-content-change table:id="ct2017">
          <table:cell-address table:column="1" table:row="65" table:table="2"/>
          <office:change-info>
            <dc:creator> </dc:creator>
            <dc:date>2022-07-22T18:32:04.689082111</dc:date>
          </office:change-info>
          <table:previous>
            <table:change-track-table-cell/>
          </table:previous>
        </table:cell-content-change>
        <table:cell-content-change table:id="ct2018">
          <table:cell-address table:column="1" table:row="66" table:table="2"/>
          <office:change-info>
            <dc:creator> </dc:creator>
            <dc:date>2022-07-22T18:32:04.689097301</dc:date>
          </office:change-info>
          <table:previous>
            <table:change-track-table-cell/>
          </table:previous>
        </table:cell-content-change>
        <table:cell-content-change table:id="ct2019">
          <table:cell-address table:column="1" table:row="67" table:table="2"/>
          <office:change-info>
            <dc:creator> </dc:creator>
            <dc:date>2022-07-22T18:32:04.689112658</dc:date>
          </office:change-info>
          <table:previous>
            <table:change-track-table-cell/>
          </table:previous>
        </table:cell-content-change>
        <table:cell-content-change table:id="ct2020">
          <table:cell-address table:column="1" table:row="68" table:table="2"/>
          <office:change-info>
            <dc:creator> </dc:creator>
            <dc:date>2022-07-22T18:32:04.689128215</dc:date>
          </office:change-info>
          <table:previous>
            <table:change-track-table-cell/>
          </table:previous>
        </table:cell-content-change>
        <table:cell-content-change table:id="ct2021">
          <table:cell-address table:column="1" table:row="69" table:table="2"/>
          <office:change-info>
            <dc:creator> </dc:creator>
            <dc:date>2022-07-22T18:32:04.689143666</dc:date>
          </office:change-info>
          <table:previous>
            <table:change-track-table-cell/>
          </table:previous>
        </table:cell-content-change>
        <table:cell-content-change table:id="ct2022">
          <table:cell-address table:column="1" table:row="70" table:table="2"/>
          <office:change-info>
            <dc:creator> </dc:creator>
            <dc:date>2022-07-22T18:32:04.689159011</dc:date>
          </office:change-info>
          <table:previous>
            <table:change-track-table-cell/>
          </table:previous>
        </table:cell-content-change>
        <table:cell-content-change table:id="ct2023">
          <table:cell-address table:column="1" table:row="71" table:table="2"/>
          <office:change-info>
            <dc:creator> </dc:creator>
            <dc:date>2022-07-22T18:32:04.689174593</dc:date>
          </office:change-info>
          <table:previous>
            <table:change-track-table-cell/>
          </table:previous>
        </table:cell-content-change>
        <table:cell-content-change table:id="ct2024">
          <table:cell-address table:column="1" table:row="72" table:table="2"/>
          <office:change-info>
            <dc:creator> </dc:creator>
            <dc:date>2022-07-22T18:32:04.689189914</dc:date>
          </office:change-info>
          <table:previous>
            <table:change-track-table-cell/>
          </table:previous>
        </table:cell-content-change>
        <table:cell-content-change table:id="ct2025">
          <table:cell-address table:column="1" table:row="73" table:table="2"/>
          <office:change-info>
            <dc:creator> </dc:creator>
            <dc:date>2022-07-22T18:32:04.689205346</dc:date>
          </office:change-info>
          <table:previous>
            <table:change-track-table-cell/>
          </table:previous>
        </table:cell-content-change>
        <table:cell-content-change table:id="ct2026">
          <table:cell-address table:column="1" table:row="74" table:table="2"/>
          <office:change-info>
            <dc:creator> </dc:creator>
            <dc:date>2022-07-22T18:32:04.689220782</dc:date>
          </office:change-info>
          <table:previous>
            <table:change-track-table-cell/>
          </table:previous>
        </table:cell-content-change>
        <table:cell-content-change table:id="ct2027">
          <table:cell-address table:column="1" table:row="75" table:table="2"/>
          <office:change-info>
            <dc:creator> </dc:creator>
            <dc:date>2022-07-22T18:32:04.689236232</dc:date>
          </office:change-info>
          <table:previous>
            <table:change-track-table-cell/>
          </table:previous>
        </table:cell-content-change>
        <table:cell-content-change table:id="ct2028">
          <table:cell-address table:column="1" table:row="76" table:table="2"/>
          <office:change-info>
            <dc:creator> </dc:creator>
            <dc:date>2022-07-22T18:32:04.689251711</dc:date>
          </office:change-info>
          <table:previous>
            <table:change-track-table-cell/>
          </table:previous>
        </table:cell-content-change>
        <table:cell-content-change table:id="ct2029">
          <table:cell-address table:column="1" table:row="77" table:table="2"/>
          <office:change-info>
            <dc:creator> </dc:creator>
            <dc:date>2022-07-22T18:32:04.689267338</dc:date>
          </office:change-info>
          <table:previous>
            <table:change-track-table-cell/>
          </table:previous>
        </table:cell-content-change>
        <table:cell-content-change table:id="ct2030">
          <table:cell-address table:column="1" table:row="78" table:table="2"/>
          <office:change-info>
            <dc:creator> </dc:creator>
            <dc:date>2022-07-22T18:32:04.689282708</dc:date>
          </office:change-info>
          <table:previous>
            <table:change-track-table-cell/>
          </table:previous>
        </table:cell-content-change>
        <table:cell-content-change table:id="ct2031">
          <table:cell-address table:column="1" table:row="79" table:table="2"/>
          <office:change-info>
            <dc:creator> </dc:creator>
            <dc:date>2022-07-22T18:32:04.689298340</dc:date>
          </office:change-info>
          <table:previous>
            <table:change-track-table-cell/>
          </table:previous>
        </table:cell-content-change>
        <table:cell-content-change table:id="ct2032">
          <table:cell-address table:column="1" table:row="80" table:table="2"/>
          <office:change-info>
            <dc:creator> </dc:creator>
            <dc:date>2022-07-22T18:32:04.689313773</dc:date>
          </office:change-info>
          <table:previous>
            <table:change-track-table-cell/>
          </table:previous>
        </table:cell-content-change>
        <table:cell-content-change table:id="ct2033">
          <table:cell-address table:column="1" table:row="81" table:table="2"/>
          <office:change-info>
            <dc:creator> </dc:creator>
            <dc:date>2022-07-22T18:32:04.689329171</dc:date>
          </office:change-info>
          <table:previous>
            <table:change-track-table-cell/>
          </table:previous>
        </table:cell-content-change>
        <table:cell-content-change table:id="ct2034">
          <table:cell-address table:column="1" table:row="82" table:table="2"/>
          <office:change-info>
            <dc:creator> </dc:creator>
            <dc:date>2022-07-22T18:32:04.689344569</dc:date>
          </office:change-info>
          <table:previous>
            <table:change-track-table-cell/>
          </table:previous>
        </table:cell-content-change>
        <table:cell-content-change table:id="ct2035">
          <table:cell-address table:column="1" table:row="83" table:table="2"/>
          <office:change-info>
            <dc:creator> </dc:creator>
            <dc:date>2022-07-22T18:32:04.689360184</dc:date>
          </office:change-info>
          <table:previous>
            <table:change-track-table-cell/>
          </table:previous>
        </table:cell-content-change>
        <table:cell-content-change table:id="ct2036">
          <table:cell-address table:column="1" table:row="84" table:table="2"/>
          <office:change-info>
            <dc:creator> </dc:creator>
            <dc:date>2022-07-22T18:32:04.689375778</dc:date>
          </office:change-info>
          <table:previous>
            <table:change-track-table-cell/>
          </table:previous>
        </table:cell-content-change>
        <table:cell-content-change table:id="ct2037">
          <table:cell-address table:column="1" table:row="85" table:table="2"/>
          <office:change-info>
            <dc:creator> </dc:creator>
            <dc:date>2022-07-22T18:32:04.689391737</dc:date>
          </office:change-info>
          <table:previous>
            <table:change-track-table-cell/>
          </table:previous>
        </table:cell-content-change>
        <table:cell-content-change table:id="ct2038">
          <table:cell-address table:column="1" table:row="86" table:table="2"/>
          <office:change-info>
            <dc:creator> </dc:creator>
            <dc:date>2022-07-22T18:32:04.689407502</dc:date>
          </office:change-info>
          <table:previous>
            <table:change-track-table-cell/>
          </table:previous>
        </table:cell-content-change>
        <table:cell-content-change table:id="ct2039">
          <table:cell-address table:column="1" table:row="87" table:table="2"/>
          <office:change-info>
            <dc:creator> </dc:creator>
            <dc:date>2022-07-22T18:32:04.689423022</dc:date>
          </office:change-info>
          <table:previous>
            <table:change-track-table-cell/>
          </table:previous>
        </table:cell-content-change>
        <table:cell-content-change table:id="ct2040">
          <table:cell-address table:column="1" table:row="88" table:table="2"/>
          <office:change-info>
            <dc:creator> </dc:creator>
            <dc:date>2022-07-22T18:32:04.689442811</dc:date>
          </office:change-info>
          <table:previous>
            <table:change-track-table-cell/>
          </table:previous>
        </table:cell-content-change>
        <table:cell-content-change table:id="ct2041">
          <table:cell-address table:column="1" table:row="89" table:table="2"/>
          <office:change-info>
            <dc:creator> </dc:creator>
            <dc:date>2022-07-22T18:32:04.689479473</dc:date>
          </office:change-info>
          <table:previous>
            <table:change-track-table-cell/>
          </table:previous>
        </table:cell-content-change>
        <table:cell-content-change table:id="ct2042">
          <table:cell-address table:column="1" table:row="90" table:table="2"/>
          <office:change-info>
            <dc:creator> </dc:creator>
            <dc:date>2022-07-22T18:32:04.689497361</dc:date>
          </office:change-info>
          <table:previous>
            <table:change-track-table-cell/>
          </table:previous>
        </table:cell-content-change>
        <table:cell-content-change table:id="ct2043">
          <table:cell-address table:column="1" table:row="91" table:table="2"/>
          <office:change-info>
            <dc:creator> </dc:creator>
            <dc:date>2022-07-22T18:32:04.689515145</dc:date>
          </office:change-info>
          <table:previous>
            <table:change-track-table-cell/>
          </table:previous>
        </table:cell-content-change>
        <table:cell-content-change table:id="ct2044">
          <table:cell-address table:column="1" table:row="92" table:table="2"/>
          <office:change-info>
            <dc:creator> </dc:creator>
            <dc:date>2022-07-22T18:32:04.689539057</dc:date>
          </office:change-info>
          <table:previous>
            <table:change-track-table-cell/>
          </table:previous>
        </table:cell-content-change>
        <table:cell-content-change table:id="ct2045">
          <table:cell-address table:column="1" table:row="93" table:table="2"/>
          <office:change-info>
            <dc:creator> </dc:creator>
            <dc:date>2022-07-22T18:32:04.6895625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1" table:row="94" table:table="2"/>
          <office:change-info>
            <dc:creator> </dc:creator>
            <dc:date>2022-07-22T18:32:04.689586206</dc:date>
          </office:change-info>
          <table:previous>
            <table:change-track-table-cell/>
          </table:previous>
        </table:cell-content-change>
        <table:cell-content-change table:id="ct2047">
          <table:cell-address table:column="1" table:row="95" table:table="2"/>
          <office:change-info>
            <dc:creator> </dc:creator>
            <dc:date>2022-07-22T18:32:04.689604781</dc:date>
          </office:change-info>
          <table:previous>
            <table:change-track-table-cell/>
          </table:previous>
        </table:cell-content-change>
        <table:cell-content-change table:id="ct2048">
          <table:cell-address table:column="1" table:row="96" table:table="2"/>
          <office:change-info>
            <dc:creator> </dc:creator>
            <dc:date>2022-07-22T18:32:04.689622768</dc:date>
          </office:change-info>
          <table:previous>
            <table:change-track-table-cell/>
          </table:previous>
        </table:cell-content-change>
        <table:cell-content-change table:id="ct2049">
          <table:cell-address table:column="1" table:row="97" table:table="2"/>
          <office:change-info>
            <dc:creator> </dc:creator>
            <dc:date>2022-07-22T18:32:04.689640685</dc:date>
          </office:change-info>
          <table:previous>
            <table:change-track-table-cell/>
          </table:previous>
        </table:cell-content-change>
        <table:cell-content-change table:id="ct2050">
          <table:cell-address table:column="1" table:row="98" table:table="2"/>
          <office:change-info>
            <dc:creator> </dc:creator>
            <dc:date>2022-07-22T18:32:04.689658701</dc:date>
          </office:change-info>
          <table:previous>
            <table:change-track-table-cell/>
          </table:previous>
        </table:cell-content-change>
        <table:cell-content-change table:id="ct2051">
          <table:cell-address table:column="1" table:row="99" table:table="2"/>
          <office:change-info>
            <dc:creator> </dc:creator>
            <dc:date>2022-07-22T18:32:04.689676446</dc:date>
          </office:change-info>
          <table:previous>
            <table:change-track-table-cell/>
          </table:previous>
        </table:cell-content-change>
        <table:cell-content-change table:id="ct2052">
          <table:cell-address table:column="1" table:row="100" table:table="2"/>
          <office:change-info>
            <dc:creator> </dc:creator>
            <dc:date>2022-07-22T18:32:04.689700654</dc:date>
          </office:change-info>
          <table:previous>
            <table:change-track-table-cell/>
          </table:previous>
        </table:cell-content-change>
        <table:cell-content-change table:id="ct2053">
          <table:cell-address table:column="1" table:row="101" table:table="2"/>
          <office:change-info>
            <dc:creator> </dc:creator>
            <dc:date>2022-07-22T18:32:04.689719054</dc:date>
          </office:change-info>
          <table:previous>
            <table:change-track-table-cell/>
          </table:previous>
        </table:cell-content-change>
        <table:cell-content-change table:id="ct2054">
          <table:cell-address table:column="1" table:row="102" table:table="2"/>
          <office:change-info>
            <dc:creator> </dc:creator>
            <dc:date>2022-07-22T18:32:04.689749215</dc:date>
          </office:change-info>
          <table:previous>
            <table:change-track-table-cell/>
          </table:previous>
        </table:cell-content-change>
        <table:cell-content-change table:id="ct2055">
          <table:cell-address table:column="1" table:row="103" table:table="2"/>
          <office:change-info>
            <dc:creator> </dc:creator>
            <dc:date>2022-07-22T18:32:04.689765188</dc:date>
          </office:change-info>
          <table:previous>
            <table:change-track-table-cell/>
          </table:previous>
        </table:cell-content-change>
        <table:cell-content-change table:id="ct2056">
          <table:cell-address table:column="1" table:row="104" table:table="2"/>
          <office:change-info>
            <dc:creator> </dc:creator>
            <dc:date>2022-07-22T18:32:04.689781179</dc:date>
          </office:change-info>
          <table:previous>
            <table:change-track-table-cell/>
          </table:previous>
        </table:cell-content-change>
        <table:cell-content-change table:id="ct2057">
          <table:cell-address table:column="1" table:row="105" table:table="2"/>
          <office:change-info>
            <dc:creator> </dc:creator>
            <dc:date>2022-07-22T18:32:04.689796994</dc:date>
          </office:change-info>
          <table:previous>
            <table:change-track-table-cell/>
          </table:previous>
        </table:cell-content-change>
        <table:cell-content-change table:id="ct2058">
          <table:cell-address table:column="1" table:row="106" table:table="2"/>
          <office:change-info>
            <dc:creator> </dc:creator>
            <dc:date>2022-07-22T18:32:04.689812806</dc:date>
          </office:change-info>
          <table:previous>
            <table:change-track-table-cell/>
          </table:previous>
        </table:cell-content-change>
        <table:cell-content-change table:id="ct2059">
          <table:cell-address table:column="1" table:row="107" table:table="2"/>
          <office:change-info>
            <dc:creator> </dc:creator>
            <dc:date>2022-07-22T18:32:04.689828837</dc:date>
          </office:change-info>
          <table:previous>
            <table:change-track-table-cell/>
          </table:previous>
        </table:cell-content-change>
        <table:cell-content-change table:id="ct2060">
          <table:cell-address table:column="1" table:row="108" table:table="2"/>
          <office:change-info>
            <dc:creator> </dc:creator>
            <dc:date>2022-07-22T18:32:04.689844540</dc:date>
          </office:change-info>
          <table:previous>
            <table:change-track-table-cell/>
          </table:previous>
        </table:cell-content-change>
        <table:cell-content-change table:id="ct2061">
          <table:cell-address table:column="1" table:row="109" table:table="2"/>
          <office:change-info>
            <dc:creator> </dc:creator>
            <dc:date>2022-07-22T18:32:04.689860318</dc:date>
          </office:change-info>
          <table:previous>
            <table:change-track-table-cell/>
          </table:previous>
        </table:cell-content-change>
        <table:cell-content-change table:id="ct2062">
          <table:cell-address table:column="1" table:row="110" table:table="2"/>
          <office:change-info>
            <dc:creator> </dc:creator>
            <dc:date>2022-07-22T18:32:04.689876101</dc:date>
          </office:change-info>
          <table:previous>
            <table:change-track-table-cell/>
          </table:previous>
        </table:cell-content-change>
        <table:cell-content-change table:id="ct2063">
          <table:cell-address table:column="1" table:row="111" table:table="2"/>
          <office:change-info>
            <dc:creator> </dc:creator>
            <dc:date>2022-07-22T18:32:04.689891943</dc:date>
          </office:change-info>
          <table:previous>
            <table:change-track-table-cell/>
          </table:previous>
        </table:cell-content-change>
        <table:cell-content-change table:id="ct2064">
          <table:cell-address table:column="1" table:row="112" table:table="2"/>
          <office:change-info>
            <dc:creator> </dc:creator>
            <dc:date>2022-07-22T18:32:04.6899078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1" table:row="113" table:table="2"/>
          <office:change-info>
            <dc:creator> </dc:creator>
            <dc:date>2022-07-22T18:32:04.689923662</dc:date>
          </office:change-info>
          <table:previous>
            <table:change-track-table-cell/>
          </table:previous>
        </table:cell-content-change>
        <table:cell-content-change table:id="ct2066">
          <table:cell-address table:column="1" table:row="114" table:table="2"/>
          <office:change-info>
            <dc:creator> </dc:creator>
            <dc:date>2022-07-22T18:32:04.689939469</dc:date>
          </office:change-info>
          <table:previous>
            <table:change-track-table-cell/>
          </table:previous>
        </table:cell-content-change>
        <table:cell-content-change table:id="ct2067">
          <table:cell-address table:column="1" table:row="115" table:table="2"/>
          <office:change-info>
            <dc:creator> </dc:creator>
            <dc:date>2022-07-22T18:32:04.689955440</dc:date>
          </office:change-info>
          <table:previous>
            <table:change-track-table-cell/>
          </table:previous>
        </table:cell-content-change>
        <table:cell-content-change table:id="ct2068">
          <table:cell-address table:column="1" table:row="116" table:table="2"/>
          <office:change-info>
            <dc:creator> </dc:creator>
            <dc:date>2022-07-22T18:32:04.689971420</dc:date>
          </office:change-info>
          <table:previous>
            <table:change-track-table-cell/>
          </table:previous>
        </table:cell-content-change>
        <table:cell-content-change table:id="ct2069">
          <table:cell-address table:column="1" table:row="117" table:table="2"/>
          <office:change-info>
            <dc:creator> </dc:creator>
            <dc:date>2022-07-22T18:32:04.689987483</dc:date>
          </office:change-info>
          <table:previous>
            <table:change-track-table-cell/>
          </table:previous>
        </table:cell-content-change>
        <table:cell-content-change table:id="ct2070">
          <table:cell-address table:column="1" table:row="118" table:table="2"/>
          <office:change-info>
            <dc:creator> </dc:creator>
            <dc:date>2022-07-22T18:32:04.690003569</dc:date>
          </office:change-info>
          <table:previous>
            <table:change-track-table-cell/>
          </table:previous>
        </table:cell-content-change>
        <table:cell-content-change table:id="ct2071">
          <table:cell-address table:column="1" table:row="119" table:table="2"/>
          <office:change-info>
            <dc:creator> </dc:creator>
            <dc:date>2022-07-22T18:32:04.690019765</dc:date>
          </office:change-info>
          <table:previous>
            <table:change-track-table-cell/>
          </table:previous>
        </table:cell-content-change>
        <table:cell-content-change table:id="ct2072">
          <table:cell-address table:column="1" table:row="120" table:table="2"/>
          <office:change-info>
            <dc:creator> </dc:creator>
            <dc:date>2022-07-22T18:32:04.690035678</dc:date>
          </office:change-info>
          <table:previous>
            <table:change-track-table-cell/>
          </table:previous>
        </table:cell-content-change>
        <table:cell-content-change table:id="ct2073">
          <table:cell-address table:column="1" table:row="121" table:table="2"/>
          <office:change-info>
            <dc:creator> </dc:creator>
            <dc:date>2022-07-22T18:32:04.690051575</dc:date>
          </office:change-info>
          <table:previous>
            <table:change-track-table-cell/>
          </table:previous>
        </table:cell-content-change>
        <table:cell-content-change table:id="ct2074">
          <table:cell-address table:column="1" table:row="122" table:table="2"/>
          <office:change-info>
            <dc:creator> </dc:creator>
            <dc:date>2022-07-22T18:32:04.690067566</dc:date>
          </office:change-info>
          <table:previous>
            <table:change-track-table-cell/>
          </table:previous>
        </table:cell-content-change>
        <table:cell-content-change table:id="ct2075">
          <table:cell-address table:column="1" table:row="123" table:table="2"/>
          <office:change-info>
            <dc:creator> </dc:creator>
            <dc:date>2022-07-22T18:32:04.690083549</dc:date>
          </office:change-info>
          <table:previous>
            <table:change-track-table-cell/>
          </table:previous>
        </table:cell-content-change>
        <table:cell-content-change table:id="ct2076">
          <table:cell-address table:column="1" table:row="124" table:table="2"/>
          <office:change-info>
            <dc:creator> </dc:creator>
            <dc:date>2022-07-22T18:32:04.690099495</dc:date>
          </office:change-info>
          <table:previous>
            <table:change-track-table-cell/>
          </table:previous>
        </table:cell-content-change>
        <table:cell-content-change table:id="ct2077">
          <table:cell-address table:column="1" table:row="125" table:table="2"/>
          <office:change-info>
            <dc:creator> </dc:creator>
            <dc:date>2022-07-22T18:32:04.690115630</dc:date>
          </office:change-info>
          <table:previous>
            <table:change-track-table-cell/>
          </table:previous>
        </table:cell-content-change>
        <table:cell-content-change table:id="ct2078">
          <table:cell-address table:column="1" table:row="126" table:table="2"/>
          <office:change-info>
            <dc:creator> </dc:creator>
            <dc:date>2022-07-22T18:32:04.690131434</dc:date>
          </office:change-info>
          <table:previous>
            <table:change-track-table-cell/>
          </table:previous>
        </table:cell-content-change>
        <table:cell-content-change table:id="ct2079">
          <table:cell-address table:column="1" table:row="127" table:table="2"/>
          <office:change-info>
            <dc:creator> </dc:creator>
            <dc:date>2022-07-22T18:32:04.690147637</dc:date>
          </office:change-info>
          <table:previous>
            <table:change-track-table-cell/>
          </table:previous>
        </table:cell-content-change>
        <table:cell-content-change table:id="ct2080">
          <table:cell-address table:column="1" table:row="128" table:table="2"/>
          <office:change-info>
            <dc:creator> </dc:creator>
            <dc:date>2022-07-22T18:32:04.690163799</dc:date>
          </office:change-info>
          <table:previous>
            <table:change-track-table-cell/>
          </table:previous>
        </table:cell-content-change>
        <table:cell-content-change table:id="ct2081">
          <table:cell-address table:column="1" table:row="129" table:table="2"/>
          <office:change-info>
            <dc:creator> </dc:creator>
            <dc:date>2022-07-22T18:32:04.690179784</dc:date>
          </office:change-info>
          <table:previous>
            <table:change-track-table-cell/>
          </table:previous>
        </table:cell-content-change>
        <table:cell-content-change table:id="ct2082">
          <table:cell-address table:column="1" table:row="130" table:table="2"/>
          <office:change-info>
            <dc:creator> </dc:creator>
            <dc:date>2022-07-22T18:32:04.690198558</dc:date>
          </office:change-info>
          <table:previous>
            <table:change-track-table-cell/>
          </table:previous>
        </table:cell-content-change>
        <table:cell-content-change table:id="ct2083">
          <table:cell-address table:column="1" table:row="131" table:table="2"/>
          <office:change-info>
            <dc:creator> </dc:creator>
            <dc:date>2022-07-22T18:32:04.690205931</dc:date>
          </office:change-info>
          <table:previous>
            <table:change-track-table-cell/>
          </table:previous>
        </table:cell-content-change>
        <table:cell-content-change table:id="ct2084">
          <table:cell-address table:column="1" table:row="132" table:table="2"/>
          <office:change-info>
            <dc:creator> </dc:creator>
            <dc:date>2022-07-22T18:32:04.690212731</dc:date>
          </office:change-info>
          <table:previous>
            <table:change-track-table-cell/>
          </table:previous>
        </table:cell-content-change>
        <table:cell-content-change table:id="ct2085">
          <table:cell-address table:column="1" table:row="133" table:table="2"/>
          <office:change-info>
            <dc:creator> </dc:creator>
            <dc:date>2022-07-22T18:32:04.690219622</dc:date>
          </office:change-info>
          <table:previous>
            <table:change-track-table-cell/>
          </table:previous>
        </table:cell-content-change>
        <table:cell-content-change table:id="ct2086">
          <table:cell-address table:column="1" table:row="134" table:table="2"/>
          <office:change-info>
            <dc:creator> </dc:creator>
            <dc:date>2022-07-22T18:32:04.690226391</dc:date>
          </office:change-info>
          <table:previous>
            <table:change-track-table-cell/>
          </table:previous>
        </table:cell-content-change>
        <table:cell-content-change table:id="ct2087">
          <table:cell-address table:column="1" table:row="135" table:table="2"/>
          <office:change-info>
            <dc:creator> </dc:creator>
            <dc:date>2022-07-22T18:32:04.690232954</dc:date>
          </office:change-info>
          <table:previous>
            <table:change-track-table-cell/>
          </table:previous>
        </table:cell-content-change>
        <table:cell-content-change table:id="ct2088">
          <table:cell-address table:column="1" table:row="136" table:table="2"/>
          <office:change-info>
            <dc:creator> </dc:creator>
            <dc:date>2022-07-22T18:32:04.690239523</dc:date>
          </office:change-info>
          <table:previous>
            <table:change-track-table-cell/>
          </table:previous>
        </table:cell-content-change>
        <table:cell-content-change table:id="ct2089">
          <table:cell-address table:column="1" table:row="137" table:table="2"/>
          <office:change-info>
            <dc:creator> </dc:creator>
            <dc:date>2022-07-22T18:32:04.690246179</dc:date>
          </office:change-info>
          <table:previous>
            <table:change-track-table-cell/>
          </table:previous>
        </table:cell-content-change>
        <table:cell-content-change table:id="ct2090">
          <table:cell-address table:column="1" table:row="138" table:table="2"/>
          <office:change-info>
            <dc:creator> </dc:creator>
            <dc:date>2022-07-22T18:32:04.690252743</dc:date>
          </office:change-info>
          <table:previous>
            <table:change-track-table-cell/>
          </table:previous>
        </table:cell-content-change>
        <table:cell-content-change table:id="ct2091">
          <table:cell-address table:column="1" table:row="139" table:table="2"/>
          <office:change-info>
            <dc:creator> </dc:creator>
            <dc:date>2022-07-22T18:32:04.690259472</dc:date>
          </office:change-info>
          <table:previous>
            <table:change-track-table-cell/>
          </table:previous>
        </table:cell-content-change>
        <table:cell-content-change table:id="ct2092">
          <table:cell-address table:column="1" table:row="140" table:table="2"/>
          <office:change-info>
            <dc:creator> </dc:creator>
            <dc:date>2022-07-22T18:32:04.6902662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1" table:row="141" table:table="2"/>
          <office:change-info>
            <dc:creator> </dc:creator>
            <dc:date>2022-07-22T18:32:04.690272980</dc:date>
          </office:change-info>
          <table:previous>
            <table:change-track-table-cell/>
          </table:previous>
        </table:cell-content-change>
        <table:cell-content-change table:id="ct2094">
          <table:cell-address table:column="1" table:row="142" table:table="2"/>
          <office:change-info>
            <dc:creator> </dc:creator>
            <dc:date>2022-07-22T18:32:04.690279726</dc:date>
          </office:change-info>
          <table:previous>
            <table:change-track-table-cell/>
          </table:previous>
        </table:cell-content-change>
        <table:cell-content-change table:id="ct2095">
          <table:cell-address table:column="1" table:row="143" table:table="2"/>
          <office:change-info>
            <dc:creator> </dc:creator>
            <dc:date>2022-07-22T18:32:04.690286766</dc:date>
          </office:change-info>
          <table:previous>
            <table:change-track-table-cell/>
          </table:previous>
        </table:cell-content-change>
        <table:cell-content-change table:id="ct2096">
          <table:cell-address table:column="1" table:row="144" table:table="2"/>
          <office:change-info>
            <dc:creator> </dc:creator>
            <dc:date>2022-07-22T18:32:04.690293527</dc:date>
          </office:change-info>
          <table:previous>
            <table:change-track-table-cell/>
          </table:previous>
        </table:cell-content-change>
        <table:cell-content-change table:id="ct2097">
          <table:cell-address table:column="1" table:row="145" table:table="2"/>
          <office:change-info>
            <dc:creator> </dc:creator>
            <dc:date>2022-07-22T18:32:04.690300506</dc:date>
          </office:change-info>
          <table:previous>
            <table:change-track-table-cell/>
          </table:previous>
        </table:cell-content-change>
        <table:cell-content-change table:id="ct2098">
          <table:cell-address table:column="1" table:row="146" table:table="2"/>
          <office:change-info>
            <dc:creator> </dc:creator>
            <dc:date>2022-07-22T18:32:04.690307617</dc:date>
          </office:change-info>
          <table:previous>
            <table:change-track-table-cell/>
          </table:previous>
        </table:cell-content-change>
        <table:cell-content-change table:id="ct2099">
          <table:cell-address table:column="1" table:row="147" table:table="2"/>
          <office:change-info>
            <dc:creator> </dc:creator>
            <dc:date>2022-07-22T18:32:04.690314506</dc:date>
          </office:change-info>
          <table:previous>
            <table:change-track-table-cell/>
          </table:previous>
        </table:cell-content-change>
        <table:cell-content-change table:id="ct2100">
          <table:cell-address table:column="1" table:row="148" table:table="2"/>
          <office:change-info>
            <dc:creator> </dc:creator>
            <dc:date>2022-07-22T18:32:04.690321525</dc:date>
          </office:change-info>
          <table:previous>
            <table:change-track-table-cell/>
          </table:previous>
        </table:cell-content-change>
        <table:cell-content-change table:id="ct2101">
          <table:cell-address table:column="1" table:row="149" table:table="2"/>
          <office:change-info>
            <dc:creator> </dc:creator>
            <dc:date>2022-07-22T18:32:04.690328632</dc:date>
          </office:change-info>
          <table:previous>
            <table:change-track-table-cell/>
          </table:previous>
        </table:cell-content-change>
        <table:cell-content-change table:id="ct2102">
          <table:cell-address table:column="1" table:row="150" table:table="2"/>
          <office:change-info>
            <dc:creator> </dc:creator>
            <dc:date>2022-07-22T18:32:04.690335437</dc:date>
          </office:change-info>
          <table:previous>
            <table:change-track-table-cell/>
          </table:previous>
        </table:cell-content-change>
        <table:cell-content-change table:id="ct2103">
          <table:cell-address table:column="1" table:row="151" table:table="2"/>
          <office:change-info>
            <dc:creator> </dc:creator>
            <dc:date>2022-07-22T18:32:04.690342138</dc:date>
          </office:change-info>
          <table:previous>
            <table:change-track-table-cell/>
          </table:previous>
        </table:cell-content-change>
        <table:cell-content-change table:id="ct2104">
          <table:cell-address table:column="1" table:row="152" table:table="2"/>
          <office:change-info>
            <dc:creator> </dc:creator>
            <dc:date>2022-07-22T18:32:04.690349037</dc:date>
          </office:change-info>
          <table:previous>
            <table:change-track-table-cell/>
          </table:previous>
        </table:cell-content-change>
        <table:cell-content-change table:id="ct2105">
          <table:cell-address table:column="1" table:row="153" table:table="2"/>
          <office:change-info>
            <dc:creator> </dc:creator>
            <dc:date>2022-07-22T18:32:04.690355745</dc:date>
          </office:change-info>
          <table:previous>
            <table:change-track-table-cell/>
          </table:previous>
        </table:cell-content-change>
        <table:cell-content-change table:id="ct2106">
          <table:cell-address table:column="1" table:row="154" table:table="2"/>
          <office:change-info>
            <dc:creator> </dc:creator>
            <dc:date>2022-07-22T18:32:04.690362554</dc:date>
          </office:change-info>
          <table:previous>
            <table:change-track-table-cell/>
          </table:previous>
        </table:cell-content-change>
        <table:cell-content-change table:id="ct2107">
          <table:cell-address table:column="1" table:row="155" table:table="2"/>
          <office:change-info>
            <dc:creator> </dc:creator>
            <dc:date>2022-07-22T18:32:04.690369259</dc:date>
          </office:change-info>
          <table:previous>
            <table:change-track-table-cell/>
          </table:previous>
        </table:cell-content-change>
        <table:cell-content-change table:id="ct2108">
          <table:cell-address table:column="1" table:row="156" table:table="2"/>
          <office:change-info>
            <dc:creator> </dc:creator>
            <dc:date>2022-07-22T18:32:04.690375912</dc:date>
          </office:change-info>
          <table:previous>
            <table:change-track-table-cell/>
          </table:previous>
        </table:cell-content-change>
        <table:cell-content-change table:id="ct2109">
          <table:cell-address table:column="1" table:row="157" table:table="2"/>
          <office:change-info>
            <dc:creator> </dc:creator>
            <dc:date>2022-07-22T18:32:04.690382622</dc:date>
          </office:change-info>
          <table:previous>
            <table:change-track-table-cell/>
          </table:previous>
        </table:cell-content-change>
        <table:cell-content-change table:id="ct2110">
          <table:cell-address table:column="1" table:row="158" table:table="2"/>
          <office:change-info>
            <dc:creator> </dc:creator>
            <dc:date>2022-07-22T18:32:04.690389497</dc:date>
          </office:change-info>
          <table:previous>
            <table:change-track-table-cell/>
          </table:previous>
        </table:cell-content-change>
        <table:cell-content-change table:id="ct2111">
          <table:cell-address table:column="1" table:row="159" table:table="2"/>
          <office:change-info>
            <dc:creator> </dc:creator>
            <dc:date>2022-07-22T18:32:04.690396286</dc:date>
          </office:change-info>
          <table:previous>
            <table:change-track-table-cell/>
          </table:previous>
        </table:cell-content-change>
        <table:cell-content-change table:id="ct2112">
          <table:cell-address table:column="1" table:row="160" table:table="2"/>
          <office:change-info>
            <dc:creator> </dc:creator>
            <dc:date>2022-07-22T18:32:04.690403133</dc:date>
          </office:change-info>
          <table:previous>
            <table:change-track-table-cell/>
          </table:previous>
        </table:cell-content-change>
        <table:cell-content-change table:id="ct2113">
          <table:cell-address table:column="2" table:row="0" table:table="2"/>
          <office:change-info>
            <dc:creator> </dc:creator>
            <dc:date>2022-07-22T18:32:04.786020169</dc:date>
          </office:change-info>
          <table:previous>
            <table:change-track-table-cell/>
          </table:previous>
        </table:cell-content-change>
        <table:cell-content-change table:id="ct2114">
          <table:cell-address table:column="2" table:row="1" table:table="2"/>
          <office:change-info>
            <dc:creator> </dc:creator>
            <dc:date>2022-07-22T18:32:04.786152933</dc:date>
          </office:change-info>
          <table:previous>
            <table:change-track-table-cell/>
          </table:previous>
        </table:cell-content-change>
        <table:cell-content-change table:id="ct2115">
          <table:cell-address table:column="2" table:row="2" table:table="2"/>
          <office:change-info>
            <dc:creator> </dc:creator>
            <dc:date>2022-07-22T18:32:04.786221666</dc:date>
          </office:change-info>
          <table:previous>
            <table:change-track-table-cell/>
          </table:previous>
        </table:cell-content-change>
        <table:cell-content-change table:id="ct2116">
          <table:cell-address table:column="2" table:row="3" table:table="2"/>
          <office:change-info>
            <dc:creator> </dc:creator>
            <dc:date>2022-07-22T18:32:04.786247057</dc:date>
          </office:change-info>
          <table:previous>
            <table:change-track-table-cell/>
          </table:previous>
        </table:cell-content-change>
        <table:cell-content-change table:id="ct2117">
          <table:cell-address table:column="2" table:row="4" table:table="2"/>
          <office:change-info>
            <dc:creator> </dc:creator>
            <dc:date>2022-07-22T18:32:04.786266621</dc:date>
          </office:change-info>
          <table:previous>
            <table:change-track-table-cell/>
          </table:previous>
        </table:cell-content-change>
        <table:cell-content-change table:id="ct2118">
          <table:cell-address table:column="2" table:row="5" table:table="2"/>
          <office:change-info>
            <dc:creator> </dc:creator>
            <dc:date>2022-07-22T18:32:04.786285772</dc:date>
          </office:change-info>
          <table:previous>
            <table:change-track-table-cell/>
          </table:previous>
        </table:cell-content-change>
        <table:cell-content-change table:id="ct2119">
          <table:cell-address table:column="2" table:row="6" table:table="2"/>
          <office:change-info>
            <dc:creator> </dc:creator>
            <dc:date>2022-07-22T18:32:04.786304230</dc:date>
          </office:change-info>
          <table:previous>
            <table:change-track-table-cell/>
          </table:previous>
        </table:cell-content-change>
        <table:cell-content-change table:id="ct2120">
          <table:cell-address table:column="2" table:row="7" table:table="2"/>
          <office:change-info>
            <dc:creator> </dc:creator>
            <dc:date>2022-07-22T18:32:04.786323283</dc:date>
          </office:change-info>
          <table:previous>
            <table:change-track-table-cell/>
          </table:previous>
        </table:cell-content-change>
        <table:cell-content-change table:id="ct2121">
          <table:cell-address table:column="2" table:row="8" table:table="2"/>
          <office:change-info>
            <dc:creator> </dc:creator>
            <dc:date>2022-07-22T18:32:04.786341792</dc:date>
          </office:change-info>
          <table:previous>
            <table:change-track-table-cell/>
          </table:previous>
        </table:cell-content-change>
        <table:cell-content-change table:id="ct2122">
          <table:cell-address table:column="2" table:row="9" table:table="2"/>
          <office:change-info>
            <dc:creator> </dc:creator>
            <dc:date>2022-07-22T18:32:04.786360431</dc:date>
          </office:change-info>
          <table:previous>
            <table:change-track-table-cell/>
          </table:previous>
        </table:cell-content-change>
        <table:cell-content-change table:id="ct2123">
          <table:cell-address table:column="2" table:row="10" table:table="2"/>
          <office:change-info>
            <dc:creator> </dc:creator>
            <dc:date>2022-07-22T18:32:04.786379203</dc:date>
          </office:change-info>
          <table:previous>
            <table:change-track-table-cell/>
          </table:previous>
        </table:cell-content-change>
        <table:cell-content-change table:id="ct2124">
          <table:cell-address table:column="2" table:row="11" table:table="2"/>
          <office:change-info>
            <dc:creator> </dc:creator>
            <dc:date>2022-07-22T18:32:04.786398214</dc:date>
          </office:change-info>
          <table:previous>
            <table:change-track-table-cell/>
          </table:previous>
        </table:cell-content-change>
        <table:cell-content-change table:id="ct2125">
          <table:cell-address table:column="2" table:row="12" table:table="2"/>
          <office:change-info>
            <dc:creator> </dc:creator>
            <dc:date>2022-07-22T18:32:04.786416796</dc:date>
          </office:change-info>
          <table:previous>
            <table:change-track-table-cell/>
          </table:previous>
        </table:cell-content-change>
        <table:cell-content-change table:id="ct2126">
          <table:cell-address table:column="2" table:row="13" table:table="2"/>
          <office:change-info>
            <dc:creator> </dc:creator>
            <dc:date>2022-07-22T18:32:04.786435123</dc:date>
          </office:change-info>
          <table:previous>
            <table:change-track-table-cell/>
          </table:previous>
        </table:cell-content-change>
        <table:cell-content-change table:id="ct2127">
          <table:cell-address table:column="2" table:row="14" table:table="2"/>
          <office:change-info>
            <dc:creator> </dc:creator>
            <dc:date>2022-07-22T18:32:04.786453673</dc:date>
          </office:change-info>
          <table:previous>
            <table:change-track-table-cell/>
          </table:previous>
        </table:cell-content-change>
        <table:cell-content-change table:id="ct2128">
          <table:cell-address table:column="2" table:row="15" table:table="2"/>
          <office:change-info>
            <dc:creator> </dc:creator>
            <dc:date>2022-07-22T18:32:04.786472120</dc:date>
          </office:change-info>
          <table:previous>
            <table:change-track-table-cell/>
          </table:previous>
        </table:cell-content-change>
        <table:cell-content-change table:id="ct2129">
          <table:cell-address table:column="2" table:row="16" table:table="2"/>
          <office:change-info>
            <dc:creator> </dc:creator>
            <dc:date>2022-07-22T18:32:04.786490608</dc:date>
          </office:change-info>
          <table:previous>
            <table:change-track-table-cell/>
          </table:previous>
        </table:cell-content-change>
        <table:cell-content-change table:id="ct2130">
          <table:cell-address table:column="2" table:row="17" table:table="2"/>
          <office:change-info>
            <dc:creator> </dc:creator>
            <dc:date>2022-07-22T18:32:04.786509174</dc:date>
          </office:change-info>
          <table:previous>
            <table:change-track-table-cell/>
          </table:previous>
        </table:cell-content-change>
        <table:cell-content-change table:id="ct2131">
          <table:cell-address table:column="2" table:row="18" table:table="2"/>
          <office:change-info>
            <dc:creator> </dc:creator>
            <dc:date>2022-07-22T18:32:04.786527931</dc:date>
          </office:change-info>
          <table:previous>
            <table:change-track-table-cell/>
          </table:previous>
        </table:cell-content-change>
        <table:cell-content-change table:id="ct2132">
          <table:cell-address table:column="2" table:row="19" table:table="2"/>
          <office:change-info>
            <dc:creator> </dc:creator>
            <dc:date>2022-07-22T18:32:04.786546358</dc:date>
          </office:change-info>
          <table:previous>
            <table:change-track-table-cell/>
          </table:previous>
        </table:cell-content-change>
        <table:cell-content-change table:id="ct2133">
          <table:cell-address table:column="2" table:row="20" table:table="2"/>
          <office:change-info>
            <dc:creator> </dc:creator>
            <dc:date>2022-07-22T18:32:04.786577968</dc:date>
          </office:change-info>
          <table:previous>
            <table:change-track-table-cell/>
          </table:previous>
        </table:cell-content-change>
        <table:cell-content-change table:id="ct2134">
          <table:cell-address table:column="2" table:row="21" table:table="2"/>
          <office:change-info>
            <dc:creator> </dc:creator>
            <dc:date>2022-07-22T18:32:04.786595327</dc:date>
          </office:change-info>
          <table:previous>
            <table:change-track-table-cell/>
          </table:previous>
        </table:cell-content-change>
        <table:cell-content-change table:id="ct2135">
          <table:cell-address table:column="2" table:row="22" table:table="2"/>
          <office:change-info>
            <dc:creator> </dc:creator>
            <dc:date>2022-07-22T18:32:04.786612694</dc:date>
          </office:change-info>
          <table:previous>
            <table:change-track-table-cell/>
          </table:previous>
        </table:cell-content-change>
        <table:cell-content-change table:id="ct2136">
          <table:cell-address table:column="2" table:row="23" table:table="2"/>
          <office:change-info>
            <dc:creator> </dc:creator>
            <dc:date>2022-07-22T18:32:04.786630445</dc:date>
          </office:change-info>
          <table:previous>
            <table:change-track-table-cell/>
          </table:previous>
        </table:cell-content-change>
        <table:cell-content-change table:id="ct2137">
          <table:cell-address table:column="2" table:row="24" table:table="2"/>
          <office:change-info>
            <dc:creator> </dc:creator>
            <dc:date>2022-07-22T18:32:04.786647884</dc:date>
          </office:change-info>
          <table:previous>
            <table:change-track-table-cell/>
          </table:previous>
        </table:cell-content-change>
        <table:cell-content-change table:id="ct2138">
          <table:cell-address table:column="2" table:row="25" table:table="2"/>
          <office:change-info>
            <dc:creator> </dc:creator>
            <dc:date>2022-07-22T18:32:04.786665308</dc:date>
          </office:change-info>
          <table:previous>
            <table:change-track-table-cell/>
          </table:previous>
        </table:cell-content-change>
        <table:cell-content-change table:id="ct2139">
          <table:cell-address table:column="2" table:row="26" table:table="2"/>
          <office:change-info>
            <dc:creator> </dc:creator>
            <dc:date>2022-07-22T18:32:04.786682880</dc:date>
          </office:change-info>
          <table:previous>
            <table:change-track-table-cell/>
          </table:previous>
        </table:cell-content-change>
        <table:cell-content-change table:id="ct2140">
          <table:cell-address table:column="2" table:row="27" table:table="2"/>
          <office:change-info>
            <dc:creator> </dc:creator>
            <dc:date>2022-07-22T18:32:04.786700316</dc:date>
          </office:change-info>
          <table:previous>
            <table:change-track-table-cell/>
          </table:previous>
        </table:cell-content-change>
        <table:cell-content-change table:id="ct2141">
          <table:cell-address table:column="2" table:row="28" table:table="2"/>
          <office:change-info>
            <dc:creator> </dc:creator>
            <dc:date>2022-07-22T18:32:04.786717956</dc:date>
          </office:change-info>
          <table:previous>
            <table:change-track-table-cell/>
          </table:previous>
        </table:cell-content-change>
        <table:cell-content-change table:id="ct2142">
          <table:cell-address table:column="2" table:row="29" table:table="2"/>
          <office:change-info>
            <dc:creator> </dc:creator>
            <dc:date>2022-07-22T18:32:04.786735525</dc:date>
          </office:change-info>
          <table:previous>
            <table:change-track-table-cell/>
          </table:previous>
        </table:cell-content-change>
        <table:cell-content-change table:id="ct2143">
          <table:cell-address table:column="2" table:row="30" table:table="2"/>
          <office:change-info>
            <dc:creator> </dc:creator>
            <dc:date>2022-07-22T18:32:04.786753008</dc:date>
          </office:change-info>
          <table:previous>
            <table:change-track-table-cell/>
          </table:previous>
        </table:cell-content-change>
        <table:cell-content-change table:id="ct2144">
          <table:cell-address table:column="2" table:row="31" table:table="2"/>
          <office:change-info>
            <dc:creator> </dc:creator>
            <dc:date>2022-07-22T18:32:04.786770529</dc:date>
          </office:change-info>
          <table:previous>
            <table:change-track-table-cell/>
          </table:previous>
        </table:cell-content-change>
        <table:cell-content-change table:id="ct2145">
          <table:cell-address table:column="2" table:row="32" table:table="2"/>
          <office:change-info>
            <dc:creator> </dc:creator>
            <dc:date>2022-07-22T18:32:04.786788022</dc:date>
          </office:change-info>
          <table:previous>
            <table:change-track-table-cell/>
          </table:previous>
        </table:cell-content-change>
        <table:cell-content-change table:id="ct2146">
          <table:cell-address table:column="2" table:row="33" table:table="2"/>
          <office:change-info>
            <dc:creator> </dc:creator>
            <dc:date>2022-07-22T18:32:04.786805782</dc:date>
          </office:change-info>
          <table:previous>
            <table:change-track-table-cell/>
          </table:previous>
        </table:cell-content-change>
        <table:cell-content-change table:id="ct2147">
          <table:cell-address table:column="2" table:row="34" table:table="2"/>
          <office:change-info>
            <dc:creator> </dc:creator>
            <dc:date>2022-07-22T18:32:04.786823619</dc:date>
          </office:change-info>
          <table:previous>
            <table:change-track-table-cell/>
          </table:previous>
        </table:cell-content-change>
        <table:cell-content-change table:id="ct2148">
          <table:cell-address table:column="2" table:row="35" table:table="2"/>
          <office:change-info>
            <dc:creator> </dc:creator>
            <dc:date>2022-07-22T18:32:04.786841559</dc:date>
          </office:change-info>
          <table:previous>
            <table:change-track-table-cell/>
          </table:previous>
        </table:cell-content-change>
        <table:cell-content-change table:id="ct2149">
          <table:cell-address table:column="2" table:row="36" table:table="2"/>
          <office:change-info>
            <dc:creator> </dc:creator>
            <dc:date>2022-07-22T18:32:04.786859198</dc:date>
          </office:change-info>
          <table:previous>
            <table:change-track-table-cell/>
          </table:previous>
        </table:cell-content-change>
        <table:cell-content-change table:id="ct2150">
          <table:cell-address table:column="2" table:row="37" table:table="2"/>
          <office:change-info>
            <dc:creator> </dc:creator>
            <dc:date>2022-07-22T18:32:04.786877422</dc:date>
          </office:change-info>
          <table:previous>
            <table:change-track-table-cell/>
          </table:previous>
        </table:cell-content-change>
        <table:cell-content-change table:id="ct2151">
          <table:cell-address table:column="2" table:row="38" table:table="2"/>
          <office:change-info>
            <dc:creator> </dc:creator>
            <dc:date>2022-07-22T18:32:04.786894980</dc:date>
          </office:change-info>
          <table:previous>
            <table:change-track-table-cell/>
          </table:previous>
        </table:cell-content-change>
        <table:cell-content-change table:id="ct2152">
          <table:cell-address table:column="2" table:row="39" table:table="2"/>
          <office:change-info>
            <dc:creator> </dc:creator>
            <dc:date>2022-07-22T18:32:04.786913603</dc:date>
          </office:change-info>
          <table:previous>
            <table:change-track-table-cell/>
          </table:previous>
        </table:cell-content-change>
        <table:cell-content-change table:id="ct2153">
          <table:cell-address table:column="2" table:row="40" table:table="2"/>
          <office:change-info>
            <dc:creator> </dc:creator>
            <dc:date>2022-07-22T18:32:04.786931934</dc:date>
          </office:change-info>
          <table:previous>
            <table:change-track-table-cell/>
          </table:previous>
        </table:cell-content-change>
        <table:cell-content-change table:id="ct2154">
          <table:cell-address table:column="2" table:row="41" table:table="2"/>
          <office:change-info>
            <dc:creator> </dc:creator>
            <dc:date>2022-07-22T18:32:04.786950329</dc:date>
          </office:change-info>
          <table:previous>
            <table:change-track-table-cell/>
          </table:previous>
        </table:cell-content-change>
        <table:cell-content-change table:id="ct2155">
          <table:cell-address table:column="2" table:row="42" table:table="2"/>
          <office:change-info>
            <dc:creator> </dc:creator>
            <dc:date>2022-07-22T18:32:04.786969112</dc:date>
          </office:change-info>
          <table:previous>
            <table:change-track-table-cell/>
          </table:previous>
        </table:cell-content-change>
        <table:cell-content-change table:id="ct2156">
          <table:cell-address table:column="2" table:row="43" table:table="2"/>
          <office:change-info>
            <dc:creator> </dc:creator>
            <dc:date>2022-07-22T18:32:04.786987453</dc:date>
          </office:change-info>
          <table:previous>
            <table:change-track-table-cell/>
          </table:previous>
        </table:cell-content-change>
        <table:cell-content-change table:id="ct2157">
          <table:cell-address table:column="2" table:row="44" table:table="2"/>
          <office:change-info>
            <dc:creator> </dc:creator>
            <dc:date>2022-07-22T18:32:04.787005351</dc:date>
          </office:change-info>
          <table:previous>
            <table:change-track-table-cell/>
          </table:previous>
        </table:cell-content-change>
        <table:cell-content-change table:id="ct2158">
          <table:cell-address table:column="2" table:row="45" table:table="2"/>
          <office:change-info>
            <dc:creator> </dc:creator>
            <dc:date>2022-07-22T18:32:04.787022913</dc:date>
          </office:change-info>
          <table:previous>
            <table:change-track-table-cell/>
          </table:previous>
        </table:cell-content-change>
        <table:cell-content-change table:id="ct2159">
          <table:cell-address table:column="2" table:row="46" table:table="2"/>
          <office:change-info>
            <dc:creator> </dc:creator>
            <dc:date>2022-07-22T18:32:04.787040744</dc:date>
          </office:change-info>
          <table:previous>
            <table:change-track-table-cell/>
          </table:previous>
        </table:cell-content-change>
        <table:cell-content-change table:id="ct2160">
          <table:cell-address table:column="2" table:row="47" table:table="2"/>
          <office:change-info>
            <dc:creator> </dc:creator>
            <dc:date>2022-07-22T18:32:04.787058824</dc:date>
          </office:change-info>
          <table:previous>
            <table:change-track-table-cell/>
          </table:previous>
        </table:cell-content-change>
        <table:cell-content-change table:id="ct2161">
          <table:cell-address table:column="2" table:row="48" table:table="2"/>
          <office:change-info>
            <dc:creator> </dc:creator>
            <dc:date>2022-07-22T18:32:04.787076657</dc:date>
          </office:change-info>
          <table:previous>
            <table:change-track-table-cell/>
          </table:previous>
        </table:cell-content-change>
        <table:cell-content-change table:id="ct2162">
          <table:cell-address table:column="2" table:row="49" table:table="2"/>
          <office:change-info>
            <dc:creator> </dc:creator>
            <dc:date>2022-07-22T18:32:04.787094313</dc:date>
          </office:change-info>
          <table:previous>
            <table:change-track-table-cell/>
          </table:previous>
        </table:cell-content-change>
        <table:cell-content-change table:id="ct2163">
          <table:cell-address table:column="2" table:row="50" table:table="2"/>
          <office:change-info>
            <dc:creator> </dc:creator>
            <dc:date>2022-07-22T18:32:04.787111875</dc:date>
          </office:change-info>
          <table:previous>
            <table:change-track-table-cell/>
          </table:previous>
        </table:cell-content-change>
        <table:cell-content-change table:id="ct2164">
          <table:cell-address table:column="2" table:row="51" table:table="2"/>
          <office:change-info>
            <dc:creator> </dc:creator>
            <dc:date>2022-07-22T18:32:04.787129692</dc:date>
          </office:change-info>
          <table:previous>
            <table:change-track-table-cell/>
          </table:previous>
        </table:cell-content-change>
        <table:cell-content-change table:id="ct2165">
          <table:cell-address table:column="2" table:row="52" table:table="2"/>
          <office:change-info>
            <dc:creator> </dc:creator>
            <dc:date>2022-07-22T18:32:04.787147527</dc:date>
          </office:change-info>
          <table:previous>
            <table:change-track-table-cell/>
          </table:previous>
        </table:cell-content-change>
        <table:cell-content-change table:id="ct2166">
          <table:cell-address table:column="2" table:row="53" table:table="2"/>
          <office:change-info>
            <dc:creator> </dc:creator>
            <dc:date>2022-07-22T18:32:04.787165424</dc:date>
          </office:change-info>
          <table:previous>
            <table:change-track-table-cell/>
          </table:previous>
        </table:cell-content-change>
        <table:cell-content-change table:id="ct2167">
          <table:cell-address table:column="2" table:row="54" table:table="2"/>
          <office:change-info>
            <dc:creator> </dc:creator>
            <dc:date>2022-07-22T18:32:04.787183208</dc:date>
          </office:change-info>
          <table:previous>
            <table:change-track-table-cell/>
          </table:previous>
        </table:cell-content-change>
        <table:cell-content-change table:id="ct2168">
          <table:cell-address table:column="2" table:row="55" table:table="2"/>
          <office:change-info>
            <dc:creator> </dc:creator>
            <dc:date>2022-07-22T18:32:04.787201192</dc:date>
          </office:change-info>
          <table:previous>
            <table:change-track-table-cell/>
          </table:previous>
        </table:cell-content-change>
        <table:cell-content-change table:id="ct2169">
          <table:cell-address table:column="2" table:row="56" table:table="2"/>
          <office:change-info>
            <dc:creator> </dc:creator>
            <dc:date>2022-07-22T18:32:04.787219130</dc:date>
          </office:change-info>
          <table:previous>
            <table:change-track-table-cell/>
          </table:previous>
        </table:cell-content-change>
        <table:cell-content-change table:id="ct2170">
          <table:cell-address table:column="2" table:row="57" table:table="2"/>
          <office:change-info>
            <dc:creator> </dc:creator>
            <dc:date>2022-07-22T18:32:04.787237086</dc:date>
          </office:change-info>
          <table:previous>
            <table:change-track-table-cell/>
          </table:previous>
        </table:cell-content-change>
        <table:cell-content-change table:id="ct2171">
          <table:cell-address table:column="2" table:row="58" table:table="2"/>
          <office:change-info>
            <dc:creator> </dc:creator>
            <dc:date>2022-07-22T18:32:04.787255034</dc:date>
          </office:change-info>
          <table:previous>
            <table:change-track-table-cell/>
          </table:previous>
        </table:cell-content-change>
        <table:cell-content-change table:id="ct2172">
          <table:cell-address table:column="2" table:row="59" table:table="2"/>
          <office:change-info>
            <dc:creator> </dc:creator>
            <dc:date>2022-07-22T18:32:04.787272828</dc:date>
          </office:change-info>
          <table:previous>
            <table:change-track-table-cell/>
          </table:previous>
        </table:cell-content-change>
        <table:cell-content-change table:id="ct2173">
          <table:cell-address table:column="2" table:row="60" table:table="2"/>
          <office:change-info>
            <dc:creator> </dc:creator>
            <dc:date>2022-07-22T18:32:04.787290595</dc:date>
          </office:change-info>
          <table:previous>
            <table:change-track-table-cell/>
          </table:previous>
        </table:cell-content-change>
        <table:cell-content-change table:id="ct2174">
          <table:cell-address table:column="2" table:row="61" table:table="2"/>
          <office:change-info>
            <dc:creator> </dc:creator>
            <dc:date>2022-07-22T18:32:04.787308569</dc:date>
          </office:change-info>
          <table:previous>
            <table:change-track-table-cell/>
          </table:previous>
        </table:cell-content-change>
        <table:cell-content-change table:id="ct2175">
          <table:cell-address table:column="2" table:row="62" table:table="2"/>
          <office:change-info>
            <dc:creator> </dc:creator>
            <dc:date>2022-07-22T18:32:04.787326558</dc:date>
          </office:change-info>
          <table:previous>
            <table:change-track-table-cell/>
          </table:previous>
        </table:cell-content-change>
        <table:cell-content-change table:id="ct2176">
          <table:cell-address table:column="2" table:row="63" table:table="2"/>
          <office:change-info>
            <dc:creator> </dc:creator>
            <dc:date>2022-07-22T18:32:04.787344868</dc:date>
          </office:change-info>
          <table:previous>
            <table:change-track-table-cell/>
          </table:previous>
        </table:cell-content-change>
        <table:cell-content-change table:id="ct2177">
          <table:cell-address table:column="2" table:row="64" table:table="2"/>
          <office:change-info>
            <dc:creator> </dc:creator>
            <dc:date>2022-07-22T18:32:04.787363351</dc:date>
          </office:change-info>
          <table:previous>
            <table:change-track-table-cell/>
          </table:previous>
        </table:cell-content-change>
        <table:cell-content-change table:id="ct2178">
          <table:cell-address table:column="2" table:row="65" table:table="2"/>
          <office:change-info>
            <dc:creator> </dc:creator>
            <dc:date>2022-07-22T18:32:04.787381723</dc:date>
          </office:change-info>
          <table:previous>
            <table:change-track-table-cell/>
          </table:previous>
        </table:cell-content-change>
        <table:cell-content-change table:id="ct2179">
          <table:cell-address table:column="2" table:row="66" table:table="2"/>
          <office:change-info>
            <dc:creator> </dc:creator>
            <dc:date>2022-07-22T18:32:04.787399850</dc:date>
          </office:change-info>
          <table:previous>
            <table:change-track-table-cell/>
          </table:previous>
        </table:cell-content-change>
        <table:cell-content-change table:id="ct2180">
          <table:cell-address table:column="2" table:row="67" table:table="2"/>
          <office:change-info>
            <dc:creator> </dc:creator>
            <dc:date>2022-07-22T18:32:04.787417885</dc:date>
          </office:change-info>
          <table:previous>
            <table:change-track-table-cell/>
          </table:previous>
        </table:cell-content-change>
        <table:cell-content-change table:id="ct2181">
          <table:cell-address table:column="2" table:row="68" table:table="2"/>
          <office:change-info>
            <dc:creator> </dc:creator>
            <dc:date>2022-07-22T18:32:04.787435868</dc:date>
          </office:change-info>
          <table:previous>
            <table:change-track-table-cell/>
          </table:previous>
        </table:cell-content-change>
        <table:cell-content-change table:id="ct2182">
          <table:cell-address table:column="2" table:row="69" table:table="2"/>
          <office:change-info>
            <dc:creator> </dc:creator>
            <dc:date>2022-07-22T18:32:04.787453947</dc:date>
          </office:change-info>
          <table:previous>
            <table:change-track-table-cell/>
          </table:previous>
        </table:cell-content-change>
        <table:cell-content-change table:id="ct2183">
          <table:cell-address table:column="2" table:row="70" table:table="2"/>
          <office:change-info>
            <dc:creator> </dc:creator>
            <dc:date>2022-07-22T18:32:04.787472327</dc:date>
          </office:change-info>
          <table:previous>
            <table:change-track-table-cell/>
          </table:previous>
        </table:cell-content-change>
        <table:cell-content-change table:id="ct2184">
          <table:cell-address table:column="2" table:row="71" table:table="2"/>
          <office:change-info>
            <dc:creator> </dc:creator>
            <dc:date>2022-07-22T18:32:04.787490465</dc:date>
          </office:change-info>
          <table:previous>
            <table:change-track-table-cell/>
          </table:previous>
        </table:cell-content-change>
        <table:cell-content-change table:id="ct2185">
          <table:cell-address table:column="2" table:row="72" table:table="2"/>
          <office:change-info>
            <dc:creator> </dc:creator>
            <dc:date>2022-07-22T18:32:04.787508502</dc:date>
          </office:change-info>
          <table:previous>
            <table:change-track-table-cell/>
          </table:previous>
        </table:cell-content-change>
        <table:cell-content-change table:id="ct2186">
          <table:cell-address table:column="2" table:row="73" table:table="2"/>
          <office:change-info>
            <dc:creator> </dc:creator>
            <dc:date>2022-07-22T18:32:04.787526703</dc:date>
          </office:change-info>
          <table:previous>
            <table:change-track-table-cell/>
          </table:previous>
        </table:cell-content-change>
        <table:cell-content-change table:id="ct2187">
          <table:cell-address table:column="2" table:row="74" table:table="2"/>
          <office:change-info>
            <dc:creator> </dc:creator>
            <dc:date>2022-07-22T18:32:04.787544938</dc:date>
          </office:change-info>
          <table:previous>
            <table:change-track-table-cell/>
          </table:previous>
        </table:cell-content-change>
        <table:cell-content-change table:id="ct2188">
          <table:cell-address table:column="2" table:row="75" table:table="2"/>
          <office:change-info>
            <dc:creator> </dc:creator>
            <dc:date>2022-07-22T18:32:04.787562994</dc:date>
          </office:change-info>
          <table:previous>
            <table:change-track-table-cell/>
          </table:previous>
        </table:cell-content-change>
        <table:cell-content-change table:id="ct2189">
          <table:cell-address table:column="2" table:row="76" table:table="2"/>
          <office:change-info>
            <dc:creator> </dc:creator>
            <dc:date>2022-07-22T18:32:04.787580987</dc:date>
          </office:change-info>
          <table:previous>
            <table:change-track-table-cell/>
          </table:previous>
        </table:cell-content-change>
        <table:cell-content-change table:id="ct2190">
          <table:cell-address table:column="2" table:row="77" table:table="2"/>
          <office:change-info>
            <dc:creator> </dc:creator>
            <dc:date>2022-07-22T18:32:04.787598929</dc:date>
          </office:change-info>
          <table:previous>
            <table:change-track-table-cell/>
          </table:previous>
        </table:cell-content-change>
        <table:cell-content-change table:id="ct2191">
          <table:cell-address table:column="2" table:row="78" table:table="2"/>
          <office:change-info>
            <dc:creator> </dc:creator>
            <dc:date>2022-07-22T18:32:04.787616929</dc:date>
          </office:change-info>
          <table:previous>
            <table:change-track-table-cell/>
          </table:previous>
        </table:cell-content-change>
        <table:cell-content-change table:id="ct2192">
          <table:cell-address table:column="2" table:row="79" table:table="2"/>
          <office:change-info>
            <dc:creator> </dc:creator>
            <dc:date>2022-07-22T18:32:04.787634863</dc:date>
          </office:change-info>
          <table:previous>
            <table:change-track-table-cell/>
          </table:previous>
        </table:cell-content-change>
        <table:cell-content-change table:id="ct2193">
          <table:cell-address table:column="2" table:row="80" table:table="2"/>
          <office:change-info>
            <dc:creator> </dc:creator>
            <dc:date>2022-07-22T18:32:04.787652963</dc:date>
          </office:change-info>
          <table:previous>
            <table:change-track-table-cell/>
          </table:previous>
        </table:cell-content-change>
        <table:cell-content-change table:id="ct2194">
          <table:cell-address table:column="2" table:row="81" table:table="2"/>
          <office:change-info>
            <dc:creator> </dc:creator>
            <dc:date>2022-07-22T18:32:04.787671321</dc:date>
          </office:change-info>
          <table:previous>
            <table:change-track-table-cell/>
          </table:previous>
        </table:cell-content-change>
        <table:cell-content-change table:id="ct2195">
          <table:cell-address table:column="2" table:row="82" table:table="2"/>
          <office:change-info>
            <dc:creator> </dc:creator>
            <dc:date>2022-07-22T18:32:04.787689472</dc:date>
          </office:change-info>
          <table:previous>
            <table:change-track-table-cell/>
          </table:previous>
        </table:cell-content-change>
        <table:cell-content-change table:id="ct2196">
          <table:cell-address table:column="2" table:row="83" table:table="2"/>
          <office:change-info>
            <dc:creator> </dc:creator>
            <dc:date>2022-07-22T18:32:04.787707702</dc:date>
          </office:change-info>
          <table:previous>
            <table:change-track-table-cell/>
          </table:previous>
        </table:cell-content-change>
        <table:cell-content-change table:id="ct2197">
          <table:cell-address table:column="2" table:row="84" table:table="2"/>
          <office:change-info>
            <dc:creator> </dc:creator>
            <dc:date>2022-07-22T18:32:04.787725985</dc:date>
          </office:change-info>
          <table:previous>
            <table:change-track-table-cell/>
          </table:previous>
        </table:cell-content-change>
        <table:cell-content-change table:id="ct2198">
          <table:cell-address table:column="2" table:row="85" table:table="2"/>
          <office:change-info>
            <dc:creator> </dc:creator>
            <dc:date>2022-07-22T18:32:04.787744345</dc:date>
          </office:change-info>
          <table:previous>
            <table:change-track-table-cell/>
          </table:previous>
        </table:cell-content-change>
        <table:cell-content-change table:id="ct2199">
          <table:cell-address table:column="2" table:row="86" table:table="2"/>
          <office:change-info>
            <dc:creator> </dc:creator>
            <dc:date>2022-07-22T18:32:04.787762531</dc:date>
          </office:change-info>
          <table:previous>
            <table:change-track-table-cell/>
          </table:previous>
        </table:cell-content-change>
        <table:cell-content-change table:id="ct2200">
          <table:cell-address table:column="2" table:row="87" table:table="2"/>
          <office:change-info>
            <dc:creator> </dc:creator>
            <dc:date>2022-07-22T18:32:04.787780819</dc:date>
          </office:change-info>
          <table:previous>
            <table:change-track-table-cell/>
          </table:previous>
        </table:cell-content-change>
        <table:cell-content-change table:id="ct2201">
          <table:cell-address table:column="2" table:row="88" table:table="2"/>
          <office:change-info>
            <dc:creator> </dc:creator>
            <dc:date>2022-07-22T18:32:04.787799154</dc:date>
          </office:change-info>
          <table:previous>
            <table:change-track-table-cell/>
          </table:previous>
        </table:cell-content-change>
        <table:cell-content-change table:id="ct2202">
          <table:cell-address table:column="2" table:row="89" table:table="2"/>
          <office:change-info>
            <dc:creator> </dc:creator>
            <dc:date>2022-07-22T18:32:04.787817402</dc:date>
          </office:change-info>
          <table:previous>
            <table:change-track-table-cell/>
          </table:previous>
        </table:cell-content-change>
        <table:cell-content-change table:id="ct2203">
          <table:cell-address table:column="2" table:row="90" table:table="2"/>
          <office:change-info>
            <dc:creator> </dc:creator>
            <dc:date>2022-07-22T18:32:04.787835721</dc:date>
          </office:change-info>
          <table:previous>
            <table:change-track-table-cell/>
          </table:previous>
        </table:cell-content-change>
        <table:cell-content-change table:id="ct2204">
          <table:cell-address table:column="2" table:row="91" table:table="2"/>
          <office:change-info>
            <dc:creator> </dc:creator>
            <dc:date>2022-07-22T18:32:04.787853863</dc:date>
          </office:change-info>
          <table:previous>
            <table:change-track-table-cell/>
          </table:previous>
        </table:cell-content-change>
        <table:cell-content-change table:id="ct2205">
          <table:cell-address table:column="2" table:row="92" table:table="2"/>
          <office:change-info>
            <dc:creator> </dc:creator>
            <dc:date>2022-07-22T18:32:04.787886021</dc:date>
          </office:change-info>
          <table:previous>
            <table:change-track-table-cell/>
          </table:previous>
        </table:cell-content-change>
        <table:cell-content-change table:id="ct2206">
          <table:cell-address table:column="2" table:row="93" table:table="2"/>
          <office:change-info>
            <dc:creator> </dc:creator>
            <dc:date>2022-07-22T18:32:04.787918437</dc:date>
          </office:change-info>
          <table:previous>
            <table:change-track-table-cell/>
          </table:previous>
        </table:cell-content-change>
        <table:cell-content-change table:id="ct2207">
          <table:cell-address table:column="2" table:row="94" table:table="2"/>
          <office:change-info>
            <dc:creator> </dc:creator>
            <dc:date>2022-07-22T18:32:04.787937185</dc:date>
          </office:change-info>
          <table:previous>
            <table:change-track-table-cell/>
          </table:previous>
        </table:cell-content-change>
        <table:cell-content-change table:id="ct2208">
          <table:cell-address table:column="2" table:row="95" table:table="2"/>
          <office:change-info>
            <dc:creator> </dc:creator>
            <dc:date>2022-07-22T18:32:04.787955573</dc:date>
          </office:change-info>
          <table:previous>
            <table:change-track-table-cell/>
          </table:previous>
        </table:cell-content-change>
        <table:cell-content-change table:id="ct2209">
          <table:cell-address table:column="2" table:row="96" table:table="2"/>
          <office:change-info>
            <dc:creator> </dc:creator>
            <dc:date>2022-07-22T18:32:04.787973894</dc:date>
          </office:change-info>
          <table:previous>
            <table:change-track-table-cell/>
          </table:previous>
        </table:cell-content-change>
        <table:cell-content-change table:id="ct2210">
          <table:cell-address table:column="2" table:row="97" table:table="2"/>
          <office:change-info>
            <dc:creator> </dc:creator>
            <dc:date>2022-07-22T18:32:04.787992295</dc:date>
          </office:change-info>
          <table:previous>
            <table:change-track-table-cell/>
          </table:previous>
        </table:cell-content-change>
        <table:cell-content-change table:id="ct2211">
          <table:cell-address table:column="2" table:row="98" table:table="2"/>
          <office:change-info>
            <dc:creator> </dc:creator>
            <dc:date>2022-07-22T18:32:04.788010656</dc:date>
          </office:change-info>
          <table:previous>
            <table:change-track-table-cell/>
          </table:previous>
        </table:cell-content-change>
        <table:cell-content-change table:id="ct2212">
          <table:cell-address table:column="2" table:row="99" table:table="2"/>
          <office:change-info>
            <dc:creator> </dc:creator>
            <dc:date>2022-07-22T18:32:04.788029213</dc:date>
          </office:change-info>
          <table:previous>
            <table:change-track-table-cell/>
          </table:previous>
        </table:cell-content-change>
        <table:cell-content-change table:id="ct2213">
          <table:cell-address table:column="2" table:row="100" table:table="2"/>
          <office:change-info>
            <dc:creator> </dc:creator>
            <dc:date>2022-07-22T18:32:04.788047942</dc:date>
          </office:change-info>
          <table:previous>
            <table:change-track-table-cell/>
          </table:previous>
        </table:cell-content-change>
        <table:cell-content-change table:id="ct2214">
          <table:cell-address table:column="2" table:row="101" table:table="2"/>
          <office:change-info>
            <dc:creator> </dc:creator>
            <dc:date>2022-07-22T18:32:04.788066457</dc:date>
          </office:change-info>
          <table:previous>
            <table:change-track-table-cell/>
          </table:previous>
        </table:cell-content-change>
        <table:cell-content-change table:id="ct2215">
          <table:cell-address table:column="2" table:row="102" table:table="2"/>
          <office:change-info>
            <dc:creator> </dc:creator>
            <dc:date>2022-07-22T18:32:04.788084859</dc:date>
          </office:change-info>
          <table:previous>
            <table:change-track-table-cell/>
          </table:previous>
        </table:cell-content-change>
        <table:cell-content-change table:id="ct2216">
          <table:cell-address table:column="2" table:row="103" table:table="2"/>
          <office:change-info>
            <dc:creator> </dc:creator>
            <dc:date>2022-07-22T18:32:04.788103200</dc:date>
          </office:change-info>
          <table:previous>
            <table:change-track-table-cell/>
          </table:previous>
        </table:cell-content-change>
        <table:cell-content-change table:id="ct2217">
          <table:cell-address table:column="2" table:row="104" table:table="2"/>
          <office:change-info>
            <dc:creator> </dc:creator>
            <dc:date>2022-07-22T18:32:04.788121622</dc:date>
          </office:change-info>
          <table:previous>
            <table:change-track-table-cell/>
          </table:previous>
        </table:cell-content-change>
        <table:cell-content-change table:id="ct2218">
          <table:cell-address table:column="2" table:row="105" table:table="2"/>
          <office:change-info>
            <dc:creator> </dc:creator>
            <dc:date>2022-07-22T18:32:04.788140214</dc:date>
          </office:change-info>
          <table:previous>
            <table:change-track-table-cell/>
          </table:previous>
        </table:cell-content-change>
        <table:cell-content-change table:id="ct2219">
          <table:cell-address table:column="2" table:row="106" table:table="2"/>
          <office:change-info>
            <dc:creator> </dc:creator>
            <dc:date>2022-07-22T18:32:04.788158632</dc:date>
          </office:change-info>
          <table:previous>
            <table:change-track-table-cell/>
          </table:previous>
        </table:cell-content-change>
        <table:cell-content-change table:id="ct2220">
          <table:cell-address table:column="2" table:row="107" table:table="2"/>
          <office:change-info>
            <dc:creator> </dc:creator>
            <dc:date>2022-07-22T18:32:04.788176852</dc:date>
          </office:change-info>
          <table:previous>
            <table:change-track-table-cell/>
          </table:previous>
        </table:cell-content-change>
        <table:cell-content-change table:id="ct2221">
          <table:cell-address table:column="2" table:row="108" table:table="2"/>
          <office:change-info>
            <dc:creator> </dc:creator>
            <dc:date>2022-07-22T18:32:04.788195191</dc:date>
          </office:change-info>
          <table:previous>
            <table:change-track-table-cell/>
          </table:previous>
        </table:cell-content-change>
        <table:cell-content-change table:id="ct2222">
          <table:cell-address table:column="2" table:row="109" table:table="2"/>
          <office:change-info>
            <dc:creator> </dc:creator>
            <dc:date>2022-07-22T18:32:04.788213460</dc:date>
          </office:change-info>
          <table:previous>
            <table:change-track-table-cell/>
          </table:previous>
        </table:cell-content-change>
        <table:cell-content-change table:id="ct2223">
          <table:cell-address table:column="2" table:row="110" table:table="2"/>
          <office:change-info>
            <dc:creator> </dc:creator>
            <dc:date>2022-07-22T18:32:04.788231852</dc:date>
          </office:change-info>
          <table:previous>
            <table:change-track-table-cell/>
          </table:previous>
        </table:cell-content-change>
        <table:cell-content-change table:id="ct2224">
          <table:cell-address table:column="2" table:row="111" table:table="2"/>
          <office:change-info>
            <dc:creator> </dc:creator>
            <dc:date>2022-07-22T18:32:04.788250145</dc:date>
          </office:change-info>
          <table:previous>
            <table:change-track-table-cell/>
          </table:previous>
        </table:cell-content-change>
        <table:cell-content-change table:id="ct2225">
          <table:cell-address table:column="2" table:row="112" table:table="2"/>
          <office:change-info>
            <dc:creator> </dc:creator>
            <dc:date>2022-07-22T18:32:04.788268363</dc:date>
          </office:change-info>
          <table:previous>
            <table:change-track-table-cell/>
          </table:previous>
        </table:cell-content-change>
        <table:cell-content-change table:id="ct2226">
          <table:cell-address table:column="2" table:row="113" table:table="2"/>
          <office:change-info>
            <dc:creator> </dc:creator>
            <dc:date>2022-07-22T18:32:04.788286857</dc:date>
          </office:change-info>
          <table:previous>
            <table:change-track-table-cell/>
          </table:previous>
        </table:cell-content-change>
        <table:cell-content-change table:id="ct2227">
          <table:cell-address table:column="2" table:row="114" table:table="2"/>
          <office:change-info>
            <dc:creator> </dc:creator>
            <dc:date>2022-07-22T18:32:04.788305514</dc:date>
          </office:change-info>
          <table:previous>
            <table:change-track-table-cell/>
          </table:previous>
        </table:cell-content-change>
        <table:cell-content-change table:id="ct2228">
          <table:cell-address table:column="2" table:row="115" table:table="2"/>
          <office:change-info>
            <dc:creator> </dc:creator>
            <dc:date>2022-07-22T18:32:04.788323909</dc:date>
          </office:change-info>
          <table:previous>
            <table:change-track-table-cell/>
          </table:previous>
        </table:cell-content-change>
        <table:cell-content-change table:id="ct2229">
          <table:cell-address table:column="2" table:row="116" table:table="2"/>
          <office:change-info>
            <dc:creator> </dc:creator>
            <dc:date>2022-07-22T18:32:04.788342199</dc:date>
          </office:change-info>
          <table:previous>
            <table:change-track-table-cell/>
          </table:previous>
        </table:cell-content-change>
        <table:cell-content-change table:id="ct2230">
          <table:cell-address table:column="2" table:row="117" table:table="2"/>
          <office:change-info>
            <dc:creator> </dc:creator>
            <dc:date>2022-07-22T18:32:04.788360537</dc:date>
          </office:change-info>
          <table:previous>
            <table:change-track-table-cell/>
          </table:previous>
        </table:cell-content-change>
        <table:cell-content-change table:id="ct2231">
          <table:cell-address table:column="2" table:row="118" table:table="2"/>
          <office:change-info>
            <dc:creator> </dc:creator>
            <dc:date>2022-07-22T18:32:04.788378818</dc:date>
          </office:change-info>
          <table:previous>
            <table:change-track-table-cell/>
          </table:previous>
        </table:cell-content-change>
        <table:cell-content-change table:id="ct2232">
          <table:cell-address table:column="2" table:row="119" table:table="2"/>
          <office:change-info>
            <dc:creator> </dc:creator>
            <dc:date>2022-07-22T18:32:04.7883972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2" table:row="120" table:table="2"/>
          <office:change-info>
            <dc:creator> </dc:creator>
            <dc:date>2022-07-22T18:32:04.788415716</dc:date>
          </office:change-info>
          <table:previous>
            <table:change-track-table-cell/>
          </table:previous>
        </table:cell-content-change>
        <table:cell-content-change table:id="ct2234">
          <table:cell-address table:column="2" table:row="121" table:table="2"/>
          <office:change-info>
            <dc:creator> </dc:creator>
            <dc:date>2022-07-22T18:32:04.788434028</dc:date>
          </office:change-info>
          <table:previous>
            <table:change-track-table-cell/>
          </table:previous>
        </table:cell-content-change>
        <table:cell-content-change table:id="ct2235">
          <table:cell-address table:column="2" table:row="122" table:table="2"/>
          <office:change-info>
            <dc:creator> </dc:creator>
            <dc:date>2022-07-22T18:32:04.788452449</dc:date>
          </office:change-info>
          <table:previous>
            <table:change-track-table-cell/>
          </table:previous>
        </table:cell-content-change>
        <table:cell-content-change table:id="ct2236">
          <table:cell-address table:column="2" table:row="123" table:table="2"/>
          <office:change-info>
            <dc:creator> </dc:creator>
            <dc:date>2022-07-22T18:32:04.788470833</dc:date>
          </office:change-info>
          <table:previous>
            <table:change-track-table-cell/>
          </table:previous>
        </table:cell-content-change>
        <table:cell-content-change table:id="ct2237">
          <table:cell-address table:column="2" table:row="124" table:table="2"/>
          <office:change-info>
            <dc:creator> </dc:creator>
            <dc:date>2022-07-22T18:32:04.788489076</dc:date>
          </office:change-info>
          <table:previous>
            <table:change-track-table-cell/>
          </table:previous>
        </table:cell-content-change>
        <table:cell-content-change table:id="ct2238">
          <table:cell-address table:column="2" table:row="125" table:table="2"/>
          <office:change-info>
            <dc:creator> </dc:creator>
            <dc:date>2022-07-22T18:32:04.788507461</dc:date>
          </office:change-info>
          <table:previous>
            <table:change-track-table-cell/>
          </table:previous>
        </table:cell-content-change>
        <table:cell-content-change table:id="ct2239">
          <table:cell-address table:column="2" table:row="126" table:table="2"/>
          <office:change-info>
            <dc:creator> </dc:creator>
            <dc:date>2022-07-22T18:32:04.788525859</dc:date>
          </office:change-info>
          <table:previous>
            <table:change-track-table-cell/>
          </table:previous>
        </table:cell-content-change>
        <table:cell-content-change table:id="ct2240">
          <table:cell-address table:column="2" table:row="127" table:table="2"/>
          <office:change-info>
            <dc:creator> </dc:creator>
            <dc:date>2022-07-22T18:32:04.788544311</dc:date>
          </office:change-info>
          <table:previous>
            <table:change-track-table-cell/>
          </table:previous>
        </table:cell-content-change>
        <table:cell-content-change table:id="ct2241">
          <table:cell-address table:column="2" table:row="128" table:table="2"/>
          <office:change-info>
            <dc:creator> </dc:creator>
            <dc:date>2022-07-22T18:32:04.788562548</dc:date>
          </office:change-info>
          <table:previous>
            <table:change-track-table-cell/>
          </table:previous>
        </table:cell-content-change>
        <table:cell-content-change table:id="ct2242">
          <table:cell-address table:column="2" table:row="129" table:table="2"/>
          <office:change-info>
            <dc:creator> </dc:creator>
            <dc:date>2022-07-22T18:32:04.788581074</dc:date>
          </office:change-info>
          <table:previous>
            <table:change-track-table-cell/>
          </table:previous>
        </table:cell-content-change>
        <table:cell-content-change table:id="ct2243">
          <table:cell-address table:column="2" table:row="130" table:table="2"/>
          <office:change-info>
            <dc:creator> </dc:creator>
            <dc:date>2022-07-22T18:32:04.788600302</dc:date>
          </office:change-info>
          <table:previous>
            <table:change-track-table-cell/>
          </table:previous>
        </table:cell-content-change>
        <table:cell-content-change table:id="ct2244">
          <table:cell-address table:column="2" table:row="131" table:table="2"/>
          <office:change-info>
            <dc:creator> </dc:creator>
            <dc:date>2022-07-22T18:32:04.788608441</dc:date>
          </office:change-info>
          <table:previous>
            <table:change-track-table-cell/>
          </table:previous>
        </table:cell-content-change>
        <table:cell-content-change table:id="ct2245">
          <table:cell-address table:column="2" table:row="132" table:table="2"/>
          <office:change-info>
            <dc:creator> </dc:creator>
            <dc:date>2022-07-22T18:32:04.788615873</dc:date>
          </office:change-info>
          <table:previous>
            <table:change-track-table-cell/>
          </table:previous>
        </table:cell-content-change>
        <table:cell-content-change table:id="ct2246">
          <table:cell-address table:column="2" table:row="133" table:table="2"/>
          <office:change-info>
            <dc:creator> </dc:creator>
            <dc:date>2022-07-22T18:32:04.788623109</dc:date>
          </office:change-info>
          <table:previous>
            <table:change-track-table-cell/>
          </table:previous>
        </table:cell-content-change>
        <table:cell-content-change table:id="ct2247">
          <table:cell-address table:column="2" table:row="134" table:table="2"/>
          <office:change-info>
            <dc:creator> </dc:creator>
            <dc:date>2022-07-22T18:32:04.788630539</dc:date>
          </office:change-info>
          <table:previous>
            <table:change-track-table-cell/>
          </table:previous>
        </table:cell-content-change>
        <table:cell-content-change table:id="ct2248">
          <table:cell-address table:column="2" table:row="135" table:table="2"/>
          <office:change-info>
            <dc:creator> </dc:creator>
            <dc:date>2022-07-22T18:32:04.788638024</dc:date>
          </office:change-info>
          <table:previous>
            <table:change-track-table-cell/>
          </table:previous>
        </table:cell-content-change>
        <table:cell-content-change table:id="ct2249">
          <table:cell-address table:column="2" table:row="136" table:table="2"/>
          <office:change-info>
            <dc:creator> </dc:creator>
            <dc:date>2022-07-22T18:32:04.788645487</dc:date>
          </office:change-info>
          <table:previous>
            <table:change-track-table-cell/>
          </table:previous>
        </table:cell-content-change>
        <table:cell-content-change table:id="ct2250">
          <table:cell-address table:column="2" table:row="137" table:table="2"/>
          <office:change-info>
            <dc:creator> </dc:creator>
            <dc:date>2022-07-22T18:32:04.788652873</dc:date>
          </office:change-info>
          <table:previous>
            <table:change-track-table-cell/>
          </table:previous>
        </table:cell-content-change>
        <table:cell-content-change table:id="ct2251">
          <table:cell-address table:column="2" table:row="138" table:table="2"/>
          <office:change-info>
            <dc:creator> </dc:creator>
            <dc:date>2022-07-22T18:32:04.788660235</dc:date>
          </office:change-info>
          <table:previous>
            <table:change-track-table-cell/>
          </table:previous>
        </table:cell-content-change>
        <table:cell-content-change table:id="ct2252">
          <table:cell-address table:column="2" table:row="139" table:table="2"/>
          <office:change-info>
            <dc:creator> </dc:creator>
            <dc:date>2022-07-22T18:32:04.788667804</dc:date>
          </office:change-info>
          <table:previous>
            <table:change-track-table-cell/>
          </table:previous>
        </table:cell-content-change>
        <table:cell-content-change table:id="ct2253">
          <table:cell-address table:column="2" table:row="140" table:table="2"/>
          <office:change-info>
            <dc:creator> </dc:creator>
            <dc:date>2022-07-22T18:32:04.788675171</dc:date>
          </office:change-info>
          <table:previous>
            <table:change-track-table-cell/>
          </table:previous>
        </table:cell-content-change>
        <table:cell-content-change table:id="ct2254">
          <table:cell-address table:column="2" table:row="141" table:table="2"/>
          <office:change-info>
            <dc:creator> </dc:creator>
            <dc:date>2022-07-22T18:32:04.788682953</dc:date>
          </office:change-info>
          <table:previous>
            <table:change-track-table-cell/>
          </table:previous>
        </table:cell-content-change>
        <table:cell-content-change table:id="ct2255">
          <table:cell-address table:column="2" table:row="142" table:table="2"/>
          <office:change-info>
            <dc:creator> </dc:creator>
            <dc:date>2022-07-22T18:32:04.788690479</dc:date>
          </office:change-info>
          <table:previous>
            <table:change-track-table-cell/>
          </table:previous>
        </table:cell-content-change>
        <table:cell-content-change table:id="ct2256">
          <table:cell-address table:column="2" table:row="143" table:table="2"/>
          <office:change-info>
            <dc:creator> </dc:creator>
            <dc:date>2022-07-22T18:32:04.788698057</dc:date>
          </office:change-info>
          <table:previous>
            <table:change-track-table-cell/>
          </table:previous>
        </table:cell-content-change>
        <table:cell-content-change table:id="ct2257">
          <table:cell-address table:column="2" table:row="144" table:table="2"/>
          <office:change-info>
            <dc:creator> </dc:creator>
            <dc:date>2022-07-22T18:32:04.788705438</dc:date>
          </office:change-info>
          <table:previous>
            <table:change-track-table-cell/>
          </table:previous>
        </table:cell-content-change>
        <table:cell-content-change table:id="ct2258">
          <table:cell-address table:column="2" table:row="145" table:table="2"/>
          <office:change-info>
            <dc:creator> </dc:creator>
            <dc:date>2022-07-22T18:32:04.788712966</dc:date>
          </office:change-info>
          <table:previous>
            <table:change-track-table-cell/>
          </table:previous>
        </table:cell-content-change>
        <table:cell-content-change table:id="ct2259">
          <table:cell-address table:column="2" table:row="146" table:table="2"/>
          <office:change-info>
            <dc:creator> </dc:creator>
            <dc:date>2022-07-22T18:32:04.788720488</dc:date>
          </office:change-info>
          <table:previous>
            <table:change-track-table-cell/>
          </table:previous>
        </table:cell-content-change>
        <table:cell-content-change table:id="ct2260">
          <table:cell-address table:column="2" table:row="147" table:table="2"/>
          <office:change-info>
            <dc:creator> </dc:creator>
            <dc:date>2022-07-22T18:32:04.788727862</dc:date>
          </office:change-info>
          <table:previous>
            <table:change-track-table-cell/>
          </table:previous>
        </table:cell-content-change>
        <table:cell-content-change table:id="ct2261">
          <table:cell-address table:column="2" table:row="148" table:table="2"/>
          <office:change-info>
            <dc:creator> </dc:creator>
            <dc:date>2022-07-22T18:32:04.788735235</dc:date>
          </office:change-info>
          <table:previous>
            <table:change-track-table-cell/>
          </table:previous>
        </table:cell-content-change>
        <table:cell-content-change table:id="ct2262">
          <table:cell-address table:column="2" table:row="149" table:table="2"/>
          <office:change-info>
            <dc:creator> </dc:creator>
            <dc:date>2022-07-22T18:32:04.788743013</dc:date>
          </office:change-info>
          <table:previous>
            <table:change-track-table-cell/>
          </table:previous>
        </table:cell-content-change>
        <table:cell-content-change table:id="ct2263">
          <table:cell-address table:column="2" table:row="150" table:table="2"/>
          <office:change-info>
            <dc:creator> </dc:creator>
            <dc:date>2022-07-22T18:32:04.788750601</dc:date>
          </office:change-info>
          <table:previous>
            <table:change-track-table-cell/>
          </table:previous>
        </table:cell-content-change>
        <table:cell-content-change table:id="ct2264">
          <table:cell-address table:column="2" table:row="151" table:table="2"/>
          <office:change-info>
            <dc:creator> </dc:creator>
            <dc:date>2022-07-22T18:32:04.788758468</dc:date>
          </office:change-info>
          <table:previous>
            <table:change-track-table-cell/>
          </table:previous>
        </table:cell-content-change>
        <table:cell-content-change table:id="ct2265">
          <table:cell-address table:column="2" table:row="152" table:table="2"/>
          <office:change-info>
            <dc:creator> </dc:creator>
            <dc:date>2022-07-22T18:32:04.788766040</dc:date>
          </office:change-info>
          <table:previous>
            <table:change-track-table-cell/>
          </table:previous>
        </table:cell-content-change>
        <table:cell-content-change table:id="ct2266">
          <table:cell-address table:column="2" table:row="153" table:table="2"/>
          <office:change-info>
            <dc:creator> </dc:creator>
            <dc:date>2022-07-22T18:32:04.788773621</dc:date>
          </office:change-info>
          <table:previous>
            <table:change-track-table-cell/>
          </table:previous>
        </table:cell-content-change>
        <table:cell-content-change table:id="ct2267">
          <table:cell-address table:column="2" table:row="154" table:table="2"/>
          <office:change-info>
            <dc:creator> </dc:creator>
            <dc:date>2022-07-22T18:32:04.788781367</dc:date>
          </office:change-info>
          <table:previous>
            <table:change-track-table-cell/>
          </table:previous>
        </table:cell-content-change>
        <table:cell-content-change table:id="ct2268">
          <table:cell-address table:column="2" table:row="155" table:table="2"/>
          <office:change-info>
            <dc:creator> </dc:creator>
            <dc:date>2022-07-22T18:32:04.788789189</dc:date>
          </office:change-info>
          <table:previous>
            <table:change-track-table-cell/>
          </table:previous>
        </table:cell-content-change>
        <table:cell-content-change table:id="ct2269">
          <table:cell-address table:column="2" table:row="156" table:table="2"/>
          <office:change-info>
            <dc:creator> </dc:creator>
            <dc:date>2022-07-22T18:32:04.788797009</dc:date>
          </office:change-info>
          <table:previous>
            <table:change-track-table-cell/>
          </table:previous>
        </table:cell-content-change>
        <table:cell-content-change table:id="ct2270">
          <table:cell-address table:column="2" table:row="157" table:table="2"/>
          <office:change-info>
            <dc:creator> </dc:creator>
            <dc:date>2022-07-22T18:32:04.788804681</dc:date>
          </office:change-info>
          <table:previous>
            <table:change-track-table-cell/>
          </table:previous>
        </table:cell-content-change>
        <table:cell-content-change table:id="ct2271">
          <table:cell-address table:column="2" table:row="158" table:table="2"/>
          <office:change-info>
            <dc:creator> </dc:creator>
            <dc:date>2022-07-22T18:32:04.788812316</dc:date>
          </office:change-info>
          <table:previous>
            <table:change-track-table-cell/>
          </table:previous>
        </table:cell-content-change>
        <table:cell-content-change table:id="ct2272">
          <table:cell-address table:column="2" table:row="159" table:table="2"/>
          <office:change-info>
            <dc:creator> </dc:creator>
            <dc:date>2022-07-22T18:32:04.788820148</dc:date>
          </office:change-info>
          <table:previous>
            <table:change-track-table-cell/>
          </table:previous>
        </table:cell-content-change>
        <table:cell-content-change table:id="ct2273">
          <table:cell-address table:column="2" table:row="160" table:table="2"/>
          <office:change-info>
            <dc:creator> </dc:creator>
            <dc:date>2022-07-22T18:32:04.788827923</dc:date>
          </office:change-info>
          <table:previous>
            <table:change-track-table-cell/>
          </table:previous>
        </table:cell-content-change>
        <table:cell-content-change table:id="ct2274">
          <table:cell-address table:column="3" table:row="0" table:table="2"/>
          <office:change-info>
            <dc:creator> </dc:creator>
            <dc:date>2022-07-22T18:32:04.884335503</dc:date>
          </office:change-info>
          <table:previous>
            <table:change-track-table-cell/>
          </table:previous>
        </table:cell-content-change>
        <table:cell-content-change table:id="ct2275">
          <table:cell-address table:column="3" table:row="1" table:table="2"/>
          <office:change-info>
            <dc:creator> </dc:creator>
            <dc:date>2022-07-22T18:32:04.884440551</dc:date>
          </office:change-info>
          <table:previous>
            <table:change-track-table-cell/>
          </table:previous>
        </table:cell-content-change>
        <table:cell-content-change table:id="ct2276">
          <table:cell-address table:column="3" table:row="2" table:table="2"/>
          <office:change-info>
            <dc:creator> </dc:creator>
            <dc:date>2022-07-22T18:32:04.884527777</dc:date>
          </office:change-info>
          <table:previous>
            <table:change-track-table-cell/>
          </table:previous>
        </table:cell-content-change>
        <table:cell-content-change table:id="ct2277">
          <table:cell-address table:column="3" table:row="3" table:table="2"/>
          <office:change-info>
            <dc:creator> </dc:creator>
            <dc:date>2022-07-22T18:32:04.884557750</dc:date>
          </office:change-info>
          <table:previous>
            <table:change-track-table-cell/>
          </table:previous>
        </table:cell-content-change>
        <table:cell-content-change table:id="ct2278">
          <table:cell-address table:column="3" table:row="4" table:table="2"/>
          <office:change-info>
            <dc:creator> </dc:creator>
            <dc:date>2022-07-22T18:32:04.884576641</dc:date>
          </office:change-info>
          <table:previous>
            <table:change-track-table-cell/>
          </table:previous>
        </table:cell-content-change>
        <table:cell-content-change table:id="ct2279">
          <table:cell-address table:column="3" table:row="5" table:table="2"/>
          <office:change-info>
            <dc:creator> </dc:creator>
            <dc:date>2022-07-22T18:32:04.884595020</dc:date>
          </office:change-info>
          <table:previous>
            <table:change-track-table-cell/>
          </table:previous>
        </table:cell-content-change>
        <table:cell-content-change table:id="ct2280">
          <table:cell-address table:column="3" table:row="6" table:table="2"/>
          <office:change-info>
            <dc:creator> </dc:creator>
            <dc:date>2022-07-22T18:32:04.884612576</dc:date>
          </office:change-info>
          <table:previous>
            <table:change-track-table-cell/>
          </table:previous>
        </table:cell-content-change>
        <table:cell-content-change table:id="ct2281">
          <table:cell-address table:column="3" table:row="7" table:table="2"/>
          <office:change-info>
            <dc:creator> </dc:creator>
            <dc:date>2022-07-22T18:32:04.884630256</dc:date>
          </office:change-info>
          <table:previous>
            <table:change-track-table-cell/>
          </table:previous>
        </table:cell-content-change>
        <table:cell-content-change table:id="ct2282">
          <table:cell-address table:column="3" table:row="8" table:table="2"/>
          <office:change-info>
            <dc:creator> </dc:creator>
            <dc:date>2022-07-22T18:32:04.884647886</dc:date>
          </office:change-info>
          <table:previous>
            <table:change-track-table-cell/>
          </table:previous>
        </table:cell-content-change>
        <table:cell-content-change table:id="ct2283">
          <table:cell-address table:column="3" table:row="9" table:table="2"/>
          <office:change-info>
            <dc:creator> </dc:creator>
            <dc:date>2022-07-22T18:32:04.884665728</dc:date>
          </office:change-info>
          <table:previous>
            <table:change-track-table-cell/>
          </table:previous>
        </table:cell-content-change>
        <table:cell-content-change table:id="ct2284">
          <table:cell-address table:column="3" table:row="10" table:table="2"/>
          <office:change-info>
            <dc:creator> </dc:creator>
            <dc:date>2022-07-22T18:32:04.884683680</dc:date>
          </office:change-info>
          <table:previous>
            <table:change-track-table-cell/>
          </table:previous>
        </table:cell-content-change>
        <table:cell-content-change table:id="ct2285">
          <table:cell-address table:column="3" table:row="11" table:table="2"/>
          <office:change-info>
            <dc:creator> </dc:creator>
            <dc:date>2022-07-22T18:32:04.884701568</dc:date>
          </office:change-info>
          <table:previous>
            <table:change-track-table-cell/>
          </table:previous>
        </table:cell-content-change>
        <table:cell-content-change table:id="ct2286">
          <table:cell-address table:column="3" table:row="12" table:table="2"/>
          <office:change-info>
            <dc:creator> </dc:creator>
            <dc:date>2022-07-22T18:32:04.884719308</dc:date>
          </office:change-info>
          <table:previous>
            <table:change-track-table-cell/>
          </table:previous>
        </table:cell-content-change>
        <table:cell-content-change table:id="ct2287">
          <table:cell-address table:column="3" table:row="13" table:table="2"/>
          <office:change-info>
            <dc:creator> </dc:creator>
            <dc:date>2022-07-22T18:32:04.884736960</dc:date>
          </office:change-info>
          <table:previous>
            <table:change-track-table-cell/>
          </table:previous>
        </table:cell-content-change>
        <table:cell-content-change table:id="ct2288">
          <table:cell-address table:column="3" table:row="14" table:table="2"/>
          <office:change-info>
            <dc:creator> </dc:creator>
            <dc:date>2022-07-22T18:32:04.884754841</dc:date>
          </office:change-info>
          <table:previous>
            <table:change-track-table-cell/>
          </table:previous>
        </table:cell-content-change>
        <table:cell-content-change table:id="ct2289">
          <table:cell-address table:column="3" table:row="15" table:table="2"/>
          <office:change-info>
            <dc:creator> </dc:creator>
            <dc:date>2022-07-22T18:32:04.884772962</dc:date>
          </office:change-info>
          <table:previous>
            <table:change-track-table-cell/>
          </table:previous>
        </table:cell-content-change>
        <table:cell-content-change table:id="ct2290">
          <table:cell-address table:column="3" table:row="16" table:table="2"/>
          <office:change-info>
            <dc:creator> </dc:creator>
            <dc:date>2022-07-22T18:32:04.884790641</dc:date>
          </office:change-info>
          <table:previous>
            <table:change-track-table-cell/>
          </table:previous>
        </table:cell-content-change>
        <table:cell-content-change table:id="ct2291">
          <table:cell-address table:column="3" table:row="17" table:table="2"/>
          <office:change-info>
            <dc:creator> </dc:creator>
            <dc:date>2022-07-22T18:32:04.884808417</dc:date>
          </office:change-info>
          <table:previous>
            <table:change-track-table-cell/>
          </table:previous>
        </table:cell-content-change>
        <table:cell-content-change table:id="ct2292">
          <table:cell-address table:column="3" table:row="18" table:table="2"/>
          <office:change-info>
            <dc:creator> </dc:creator>
            <dc:date>2022-07-22T18:32:04.884826241</dc:date>
          </office:change-info>
          <table:previous>
            <table:change-track-table-cell/>
          </table:previous>
        </table:cell-content-change>
        <table:cell-content-change table:id="ct2293">
          <table:cell-address table:column="3" table:row="19" table:table="2"/>
          <office:change-info>
            <dc:creator> </dc:creator>
            <dc:date>2022-07-22T18:32:04.884843975</dc:date>
          </office:change-info>
          <table:previous>
            <table:change-track-table-cell/>
          </table:previous>
        </table:cell-content-change>
        <table:cell-content-change table:id="ct2294">
          <table:cell-address table:column="3" table:row="20" table:table="2"/>
          <office:change-info>
            <dc:creator> </dc:creator>
            <dc:date>2022-07-22T18:32:04.884861693</dc:date>
          </office:change-info>
          <table:previous>
            <table:change-track-table-cell/>
          </table:previous>
        </table:cell-content-change>
        <table:cell-content-change table:id="ct2295">
          <table:cell-address table:column="3" table:row="21" table:table="2"/>
          <office:change-info>
            <dc:creator> </dc:creator>
            <dc:date>2022-07-22T18:32:04.884879614</dc:date>
          </office:change-info>
          <table:previous>
            <table:change-track-table-cell/>
          </table:previous>
        </table:cell-content-change>
        <table:cell-content-change table:id="ct2296">
          <table:cell-address table:column="3" table:row="22" table:table="2"/>
          <office:change-info>
            <dc:creator> </dc:creator>
            <dc:date>2022-07-22T18:32:04.884897589</dc:date>
          </office:change-info>
          <table:previous>
            <table:change-track-table-cell/>
          </table:previous>
        </table:cell-content-change>
        <table:cell-content-change table:id="ct2297">
          <table:cell-address table:column="3" table:row="23" table:table="2"/>
          <office:change-info>
            <dc:creator> </dc:creator>
            <dc:date>2022-07-22T18:32:04.884915639</dc:date>
          </office:change-info>
          <table:previous>
            <table:change-track-table-cell/>
          </table:previous>
        </table:cell-content-change>
        <table:cell-content-change table:id="ct2298">
          <table:cell-address table:column="3" table:row="24" table:table="2"/>
          <office:change-info>
            <dc:creator> </dc:creator>
            <dc:date>2022-07-22T18:32:04.884933682</dc:date>
          </office:change-info>
          <table:previous>
            <table:change-track-table-cell/>
          </table:previous>
        </table:cell-content-change>
        <table:cell-content-change table:id="ct2299">
          <table:cell-address table:column="3" table:row="25" table:table="2"/>
          <office:change-info>
            <dc:creator> </dc:creator>
            <dc:date>2022-07-22T18:32:04.884951754</dc:date>
          </office:change-info>
          <table:previous>
            <table:change-track-table-cell/>
          </table:previous>
        </table:cell-content-change>
        <table:cell-content-change table:id="ct2300">
          <table:cell-address table:column="3" table:row="26" table:table="2"/>
          <office:change-info>
            <dc:creator> </dc:creator>
            <dc:date>2022-07-22T18:32:04.884969542</dc:date>
          </office:change-info>
          <table:previous>
            <table:change-track-table-cell/>
          </table:previous>
        </table:cell-content-change>
        <table:cell-content-change table:id="ct2301">
          <table:cell-address table:column="3" table:row="27" table:table="2"/>
          <office:change-info>
            <dc:creator> </dc:creator>
            <dc:date>2022-07-22T18:32:04.884987553</dc:date>
          </office:change-info>
          <table:previous>
            <table:change-track-table-cell/>
          </table:previous>
        </table:cell-content-change>
        <table:cell-content-change table:id="ct2302">
          <table:cell-address table:column="3" table:row="28" table:table="2"/>
          <office:change-info>
            <dc:creator> </dc:creator>
            <dc:date>2022-07-22T18:32:04.885005392</dc:date>
          </office:change-info>
          <table:previous>
            <table:change-track-table-cell/>
          </table:previous>
        </table:cell-content-change>
        <table:cell-content-change table:id="ct2303">
          <table:cell-address table:column="3" table:row="29" table:table="2"/>
          <office:change-info>
            <dc:creator> </dc:creator>
            <dc:date>2022-07-22T18:32:04.885023836</dc:date>
          </office:change-info>
          <table:previous>
            <table:change-track-table-cell/>
          </table:previous>
        </table:cell-content-change>
        <table:cell-content-change table:id="ct2304">
          <table:cell-address table:column="3" table:row="30" table:table="2"/>
          <office:change-info>
            <dc:creator> </dc:creator>
            <dc:date>2022-07-22T18:32:04.885041689</dc:date>
          </office:change-info>
          <table:previous>
            <table:change-track-table-cell/>
          </table:previous>
        </table:cell-content-change>
        <table:cell-content-change table:id="ct2305">
          <table:cell-address table:column="3" table:row="31" table:table="2"/>
          <office:change-info>
            <dc:creator> </dc:creator>
            <dc:date>2022-07-22T18:32:04.885059612</dc:date>
          </office:change-info>
          <table:previous>
            <table:change-track-table-cell/>
          </table:previous>
        </table:cell-content-change>
        <table:cell-content-change table:id="ct2306">
          <table:cell-address table:column="3" table:row="32" table:table="2"/>
          <office:change-info>
            <dc:creator> </dc:creator>
            <dc:date>2022-07-22T18:32:04.885077467</dc:date>
          </office:change-info>
          <table:previous>
            <table:change-track-table-cell/>
          </table:previous>
        </table:cell-content-change>
        <table:cell-content-change table:id="ct2307">
          <table:cell-address table:column="3" table:row="33" table:table="2"/>
          <office:change-info>
            <dc:creator> </dc:creator>
            <dc:date>2022-07-22T18:32:04.885095681</dc:date>
          </office:change-info>
          <table:previous>
            <table:change-track-table-cell/>
          </table:previous>
        </table:cell-content-change>
        <table:cell-content-change table:id="ct2308">
          <table:cell-address table:column="3" table:row="34" table:table="2"/>
          <office:change-info>
            <dc:creator> </dc:creator>
            <dc:date>2022-07-22T18:32:04.885113637</dc:date>
          </office:change-info>
          <table:previous>
            <table:change-track-table-cell/>
          </table:previous>
        </table:cell-content-change>
        <table:cell-content-change table:id="ct2309">
          <table:cell-address table:column="3" table:row="35" table:table="2"/>
          <office:change-info>
            <dc:creator> </dc:creator>
            <dc:date>2022-07-22T18:32:04.885131560</dc:date>
          </office:change-info>
          <table:previous>
            <table:change-track-table-cell/>
          </table:previous>
        </table:cell-content-change>
        <table:cell-content-change table:id="ct2310">
          <table:cell-address table:column="3" table:row="36" table:table="2"/>
          <office:change-info>
            <dc:creator> </dc:creator>
            <dc:date>2022-07-22T18:32:04.885149504</dc:date>
          </office:change-info>
          <table:previous>
            <table:change-track-table-cell/>
          </table:previous>
        </table:cell-content-change>
        <table:cell-content-change table:id="ct2311">
          <table:cell-address table:column="3" table:row="37" table:table="2"/>
          <office:change-info>
            <dc:creator> </dc:creator>
            <dc:date>2022-07-22T18:32:04.885167365</dc:date>
          </office:change-info>
          <table:previous>
            <table:change-track-table-cell/>
          </table:previous>
        </table:cell-content-change>
        <table:cell-content-change table:id="ct2312">
          <table:cell-address table:column="3" table:row="38" table:table="2"/>
          <office:change-info>
            <dc:creator> </dc:creator>
            <dc:date>2022-07-22T18:32:04.885185407</dc:date>
          </office:change-info>
          <table:previous>
            <table:change-track-table-cell/>
          </table:previous>
        </table:cell-content-change>
        <table:cell-content-change table:id="ct2313">
          <table:cell-address table:column="3" table:row="39" table:table="2"/>
          <office:change-info>
            <dc:creator> </dc:creator>
            <dc:date>2022-07-22T18:32:04.885203518</dc:date>
          </office:change-info>
          <table:previous>
            <table:change-track-table-cell/>
          </table:previous>
        </table:cell-content-change>
        <table:cell-content-change table:id="ct2314">
          <table:cell-address table:column="3" table:row="40" table:table="2"/>
          <office:change-info>
            <dc:creator> </dc:creator>
            <dc:date>2022-07-22T18:32:04.885221539</dc:date>
          </office:change-info>
          <table:previous>
            <table:change-track-table-cell/>
          </table:previous>
        </table:cell-content-change>
        <table:cell-content-change table:id="ct2315">
          <table:cell-address table:column="3" table:row="41" table:table="2"/>
          <office:change-info>
            <dc:creator> </dc:creator>
            <dc:date>2022-07-22T18:32:04.885239450</dc:date>
          </office:change-info>
          <table:previous>
            <table:change-track-table-cell/>
          </table:previous>
        </table:cell-content-change>
        <table:cell-content-change table:id="ct2316">
          <table:cell-address table:column="3" table:row="42" table:table="2"/>
          <office:change-info>
            <dc:creator> </dc:creator>
            <dc:date>2022-07-22T18:32:04.885257446</dc:date>
          </office:change-info>
          <table:previous>
            <table:change-track-table-cell/>
          </table:previous>
        </table:cell-content-change>
        <table:cell-content-change table:id="ct2317">
          <table:cell-address table:column="3" table:row="43" table:table="2"/>
          <office:change-info>
            <dc:creator> </dc:creator>
            <dc:date>2022-07-22T18:32:04.885275418</dc:date>
          </office:change-info>
          <table:previous>
            <table:change-track-table-cell/>
          </table:previous>
        </table:cell-content-change>
        <table:cell-content-change table:id="ct2318">
          <table:cell-address table:column="3" table:row="44" table:table="2"/>
          <office:change-info>
            <dc:creator> </dc:creator>
            <dc:date>2022-07-22T18:32:04.885293459</dc:date>
          </office:change-info>
          <table:previous>
            <table:change-track-table-cell/>
          </table:previous>
        </table:cell-content-change>
        <table:cell-content-change table:id="ct2319">
          <table:cell-address table:column="3" table:row="45" table:table="2"/>
          <office:change-info>
            <dc:creator> </dc:creator>
            <dc:date>2022-07-22T18:32:04.885311681</dc:date>
          </office:change-info>
          <table:previous>
            <table:change-track-table-cell/>
          </table:previous>
        </table:cell-content-change>
        <table:cell-content-change table:id="ct2320">
          <table:cell-address table:column="3" table:row="46" table:table="2"/>
          <office:change-info>
            <dc:creator> </dc:creator>
            <dc:date>2022-07-22T18:32:04.885329968</dc:date>
          </office:change-info>
          <table:previous>
            <table:change-track-table-cell/>
          </table:previous>
        </table:cell-content-change>
        <table:cell-content-change table:id="ct2321">
          <table:cell-address table:column="3" table:row="47" table:table="2"/>
          <office:change-info>
            <dc:creator> </dc:creator>
            <dc:date>2022-07-22T18:32:04.885347902</dc:date>
          </office:change-info>
          <table:previous>
            <table:change-track-table-cell/>
          </table:previous>
        </table:cell-content-change>
        <table:cell-content-change table:id="ct2322">
          <table:cell-address table:column="3" table:row="48" table:table="2"/>
          <office:change-info>
            <dc:creator> </dc:creator>
            <dc:date>2022-07-22T18:32:04.885365932</dc:date>
          </office:change-info>
          <table:previous>
            <table:change-track-table-cell/>
          </table:previous>
        </table:cell-content-change>
        <table:cell-content-change table:id="ct2323">
          <table:cell-address table:column="3" table:row="49" table:table="2"/>
          <office:change-info>
            <dc:creator> </dc:creator>
            <dc:date>2022-07-22T18:32:04.885383943</dc:date>
          </office:change-info>
          <table:previous>
            <table:change-track-table-cell/>
          </table:previous>
        </table:cell-content-change>
        <table:cell-content-change table:id="ct2324">
          <table:cell-address table:column="3" table:row="50" table:table="2"/>
          <office:change-info>
            <dc:creator> </dc:creator>
            <dc:date>2022-07-22T18:32:04.885402061</dc:date>
          </office:change-info>
          <table:previous>
            <table:change-track-table-cell/>
          </table:previous>
        </table:cell-content-change>
        <table:cell-content-change table:id="ct2325">
          <table:cell-address table:column="3" table:row="51" table:table="2"/>
          <office:change-info>
            <dc:creator> </dc:creator>
            <dc:date>2022-07-22T18:32:04.885420314</dc:date>
          </office:change-info>
          <table:previous>
            <table:change-track-table-cell/>
          </table:previous>
        </table:cell-content-change>
        <table:cell-content-change table:id="ct2326">
          <table:cell-address table:column="3" table:row="52" table:table="2"/>
          <office:change-info>
            <dc:creator> </dc:creator>
            <dc:date>2022-07-22T18:32:04.885438309</dc:date>
          </office:change-info>
          <table:previous>
            <table:change-track-table-cell/>
          </table:previous>
        </table:cell-content-change>
        <table:cell-content-change table:id="ct2327">
          <table:cell-address table:column="3" table:row="53" table:table="2"/>
          <office:change-info>
            <dc:creator> </dc:creator>
            <dc:date>2022-07-22T18:32:04.885456591</dc:date>
          </office:change-info>
          <table:previous>
            <table:change-track-table-cell/>
          </table:previous>
        </table:cell-content-change>
        <table:cell-content-change table:id="ct2328">
          <table:cell-address table:column="3" table:row="54" table:table="2"/>
          <office:change-info>
            <dc:creator> </dc:creator>
            <dc:date>2022-07-22T18:32:04.885474807</dc:date>
          </office:change-info>
          <table:previous>
            <table:change-track-table-cell/>
          </table:previous>
        </table:cell-content-change>
        <table:cell-content-change table:id="ct2329">
          <table:cell-address table:column="3" table:row="55" table:table="2"/>
          <office:change-info>
            <dc:creator> </dc:creator>
            <dc:date>2022-07-22T18:32:04.885492956</dc:date>
          </office:change-info>
          <table:previous>
            <table:change-track-table-cell/>
          </table:previous>
        </table:cell-content-change>
        <table:cell-content-change table:id="ct2330">
          <table:cell-address table:column="3" table:row="56" table:table="2"/>
          <office:change-info>
            <dc:creator> </dc:creator>
            <dc:date>2022-07-22T18:32:04.885511181</dc:date>
          </office:change-info>
          <table:previous>
            <table:change-track-table-cell/>
          </table:previous>
        </table:cell-content-change>
        <table:cell-content-change table:id="ct2331">
          <table:cell-address table:column="3" table:row="57" table:table="2"/>
          <office:change-info>
            <dc:creator> </dc:creator>
            <dc:date>2022-07-22T18:32:04.885529278</dc:date>
          </office:change-info>
          <table:previous>
            <table:change-track-table-cell/>
          </table:previous>
        </table:cell-content-change>
        <table:cell-content-change table:id="ct2332">
          <table:cell-address table:column="3" table:row="58" table:table="2"/>
          <office:change-info>
            <dc:creator> </dc:creator>
            <dc:date>2022-07-22T18:32:04.885547448</dc:date>
          </office:change-info>
          <table:previous>
            <table:change-track-table-cell/>
          </table:previous>
        </table:cell-content-change>
        <table:cell-content-change table:id="ct2333">
          <table:cell-address table:column="3" table:row="59" table:table="2"/>
          <office:change-info>
            <dc:creator> </dc:creator>
            <dc:date>2022-07-22T18:32:04.885565598</dc:date>
          </office:change-info>
          <table:previous>
            <table:change-track-table-cell/>
          </table:previous>
        </table:cell-content-change>
        <table:cell-content-change table:id="ct2334">
          <table:cell-address table:column="3" table:row="60" table:table="2"/>
          <office:change-info>
            <dc:creator> </dc:creator>
            <dc:date>2022-07-22T18:32:04.885583711</dc:date>
          </office:change-info>
          <table:previous>
            <table:change-track-table-cell/>
          </table:previous>
        </table:cell-content-change>
        <table:cell-content-change table:id="ct2335">
          <table:cell-address table:column="3" table:row="61" table:table="2"/>
          <office:change-info>
            <dc:creator> </dc:creator>
            <dc:date>2022-07-22T18:32:04.885601951</dc:date>
          </office:change-info>
          <table:previous>
            <table:change-track-table-cell/>
          </table:previous>
        </table:cell-content-change>
        <table:cell-content-change table:id="ct2336">
          <table:cell-address table:column="3" table:row="62" table:table="2"/>
          <office:change-info>
            <dc:creator> </dc:creator>
            <dc:date>2022-07-22T18:32:04.885620502</dc:date>
          </office:change-info>
          <table:previous>
            <table:change-track-table-cell/>
          </table:previous>
        </table:cell-content-change>
        <table:cell-content-change table:id="ct2337">
          <table:cell-address table:column="3" table:row="63" table:table="2"/>
          <office:change-info>
            <dc:creator> </dc:creator>
            <dc:date>2022-07-22T18:32:04.885638830</dc:date>
          </office:change-info>
          <table:previous>
            <table:change-track-table-cell/>
          </table:previous>
        </table:cell-content-change>
        <table:cell-content-change table:id="ct2338">
          <table:cell-address table:column="3" table:row="64" table:table="2"/>
          <office:change-info>
            <dc:creator> </dc:creator>
            <dc:date>2022-07-22T18:32:04.885657146</dc:date>
          </office:change-info>
          <table:previous>
            <table:change-track-table-cell/>
          </table:previous>
        </table:cell-content-change>
        <table:cell-content-change table:id="ct2339">
          <table:cell-address table:column="3" table:row="65" table:table="2"/>
          <office:change-info>
            <dc:creator> </dc:creator>
            <dc:date>2022-07-22T18:32:04.885675186</dc:date>
          </office:change-info>
          <table:previous>
            <table:change-track-table-cell/>
          </table:previous>
        </table:cell-content-change>
        <table:cell-content-change table:id="ct2340">
          <table:cell-address table:column="3" table:row="66" table:table="2"/>
          <office:change-info>
            <dc:creator> </dc:creator>
            <dc:date>2022-07-22T18:32:04.885699586</dc:date>
          </office:change-info>
          <table:previous>
            <table:change-track-table-cell/>
          </table:previous>
        </table:cell-content-change>
        <table:cell-content-change table:id="ct2341">
          <table:cell-address table:column="3" table:row="67" table:table="2"/>
          <office:change-info>
            <dc:creator> </dc:creator>
            <dc:date>2022-07-22T18:32:04.885718218</dc:date>
          </office:change-info>
          <table:previous>
            <table:change-track-table-cell/>
          </table:previous>
        </table:cell-content-change>
        <table:cell-content-change table:id="ct2342">
          <table:cell-address table:column="3" table:row="68" table:table="2"/>
          <office:change-info>
            <dc:creator> </dc:creator>
            <dc:date>2022-07-22T18:32:04.885736502</dc:date>
          </office:change-info>
          <table:previous>
            <table:change-track-table-cell/>
          </table:previous>
        </table:cell-content-change>
        <table:cell-content-change table:id="ct2343">
          <table:cell-address table:column="3" table:row="69" table:table="2"/>
          <office:change-info>
            <dc:creator> </dc:creator>
            <dc:date>2022-07-22T18:32:04.885755115</dc:date>
          </office:change-info>
          <table:previous>
            <table:change-track-table-cell/>
          </table:previous>
        </table:cell-content-change>
        <table:cell-content-change table:id="ct2344">
          <table:cell-address table:column="3" table:row="70" table:table="2"/>
          <office:change-info>
            <dc:creator> </dc:creator>
            <dc:date>2022-07-22T18:32:04.885787186</dc:date>
          </office:change-info>
          <table:previous>
            <table:change-track-table-cell/>
          </table:previous>
        </table:cell-content-change>
        <table:cell-content-change table:id="ct2345">
          <table:cell-address table:column="3" table:row="71" table:table="2"/>
          <office:change-info>
            <dc:creator> </dc:creator>
            <dc:date>2022-07-22T18:32:04.885806569</dc:date>
          </office:change-info>
          <table:previous>
            <table:change-track-table-cell/>
          </table:previous>
        </table:cell-content-change>
        <table:cell-content-change table:id="ct2346">
          <table:cell-address table:column="3" table:row="72" table:table="2"/>
          <office:change-info>
            <dc:creator> </dc:creator>
            <dc:date>2022-07-22T18:32:04.885825154</dc:date>
          </office:change-info>
          <table:previous>
            <table:change-track-table-cell/>
          </table:previous>
        </table:cell-content-change>
        <table:cell-content-change table:id="ct2347">
          <table:cell-address table:column="3" table:row="73" table:table="2"/>
          <office:change-info>
            <dc:creator> </dc:creator>
            <dc:date>2022-07-22T18:32:04.885843673</dc:date>
          </office:change-info>
          <table:previous>
            <table:change-track-table-cell/>
          </table:previous>
        </table:cell-content-change>
        <table:cell-content-change table:id="ct2348">
          <table:cell-address table:column="3" table:row="74" table:table="2"/>
          <office:change-info>
            <dc:creator> </dc:creator>
            <dc:date>2022-07-22T18:32:04.885862347</dc:date>
          </office:change-info>
          <table:previous>
            <table:change-track-table-cell/>
          </table:previous>
        </table:cell-content-change>
        <table:cell-content-change table:id="ct2349">
          <table:cell-address table:column="3" table:row="75" table:table="2"/>
          <office:change-info>
            <dc:creator> </dc:creator>
            <dc:date>2022-07-22T18:32:04.885881221</dc:date>
          </office:change-info>
          <table:previous>
            <table:change-track-table-cell/>
          </table:previous>
        </table:cell-content-change>
        <table:cell-content-change table:id="ct2350">
          <table:cell-address table:column="3" table:row="76" table:table="2"/>
          <office:change-info>
            <dc:creator> </dc:creator>
            <dc:date>2022-07-22T18:32:04.885899666</dc:date>
          </office:change-info>
          <table:previous>
            <table:change-track-table-cell/>
          </table:previous>
        </table:cell-content-change>
        <table:cell-content-change table:id="ct2351">
          <table:cell-address table:column="3" table:row="77" table:table="2"/>
          <office:change-info>
            <dc:creator> </dc:creator>
            <dc:date>2022-07-22T18:32:04.885918112</dc:date>
          </office:change-info>
          <table:previous>
            <table:change-track-table-cell/>
          </table:previous>
        </table:cell-content-change>
        <table:cell-content-change table:id="ct2352">
          <table:cell-address table:column="3" table:row="78" table:table="2"/>
          <office:change-info>
            <dc:creator> </dc:creator>
            <dc:date>2022-07-22T18:32:04.885936710</dc:date>
          </office:change-info>
          <table:previous>
            <table:change-track-table-cell/>
          </table:previous>
        </table:cell-content-change>
        <table:cell-content-change table:id="ct2353">
          <table:cell-address table:column="3" table:row="79" table:table="2"/>
          <office:change-info>
            <dc:creator> </dc:creator>
            <dc:date>2022-07-22T18:32:04.885967600</dc:date>
          </office:change-info>
          <table:previous>
            <table:change-track-table-cell/>
          </table:previous>
        </table:cell-content-change>
        <table:cell-content-change table:id="ct2354">
          <table:cell-address table:column="3" table:row="80" table:table="2"/>
          <office:change-info>
            <dc:creator> </dc:creator>
            <dc:date>2022-07-22T18:32:04.885984995</dc:date>
          </office:change-info>
          <table:previous>
            <table:change-track-table-cell/>
          </table:previous>
        </table:cell-content-change>
        <table:cell-content-change table:id="ct2355">
          <table:cell-address table:column="3" table:row="81" table:table="2"/>
          <office:change-info>
            <dc:creator> </dc:creator>
            <dc:date>2022-07-22T18:32:04.886002443</dc:date>
          </office:change-info>
          <table:previous>
            <table:change-track-table-cell/>
          </table:previous>
        </table:cell-content-change>
        <table:cell-content-change table:id="ct2356">
          <table:cell-address table:column="3" table:row="82" table:table="2"/>
          <office:change-info>
            <dc:creator> </dc:creator>
            <dc:date>2022-07-22T18:32:04.886020001</dc:date>
          </office:change-info>
          <table:previous>
            <table:change-track-table-cell/>
          </table:previous>
        </table:cell-content-change>
        <table:cell-content-change table:id="ct2357">
          <table:cell-address table:column="3" table:row="83" table:table="2"/>
          <office:change-info>
            <dc:creator> </dc:creator>
            <dc:date>2022-07-22T18:32:04.886037546</dc:date>
          </office:change-info>
          <table:previous>
            <table:change-track-table-cell/>
          </table:previous>
        </table:cell-content-change>
        <table:cell-content-change table:id="ct2358">
          <table:cell-address table:column="3" table:row="84" table:table="2"/>
          <office:change-info>
            <dc:creator> </dc:creator>
            <dc:date>2022-07-22T18:32:04.886055139</dc:date>
          </office:change-info>
          <table:previous>
            <table:change-track-table-cell/>
          </table:previous>
        </table:cell-content-change>
        <table:cell-content-change table:id="ct2359">
          <table:cell-address table:column="3" table:row="85" table:table="2"/>
          <office:change-info>
            <dc:creator> </dc:creator>
            <dc:date>2022-07-22T18:32:04.886072665</dc:date>
          </office:change-info>
          <table:previous>
            <table:change-track-table-cell/>
          </table:previous>
        </table:cell-content-change>
        <table:cell-content-change table:id="ct2360">
          <table:cell-address table:column="3" table:row="86" table:table="2"/>
          <office:change-info>
            <dc:creator> </dc:creator>
            <dc:date>2022-07-22T18:32:04.886090086</dc:date>
          </office:change-info>
          <table:previous>
            <table:change-track-table-cell/>
          </table:previous>
        </table:cell-content-change>
        <table:cell-content-change table:id="ct2361">
          <table:cell-address table:column="3" table:row="87" table:table="2"/>
          <office:change-info>
            <dc:creator> </dc:creator>
            <dc:date>2022-07-22T18:32:04.886107625</dc:date>
          </office:change-info>
          <table:previous>
            <table:change-track-table-cell/>
          </table:previous>
        </table:cell-content-change>
        <table:cell-content-change table:id="ct2362">
          <table:cell-address table:column="3" table:row="88" table:table="2"/>
          <office:change-info>
            <dc:creator> </dc:creator>
            <dc:date>2022-07-22T18:32:04.886125175</dc:date>
          </office:change-info>
          <table:previous>
            <table:change-track-table-cell/>
          </table:previous>
        </table:cell-content-change>
        <table:cell-content-change table:id="ct2363">
          <table:cell-address table:column="3" table:row="89" table:table="2"/>
          <office:change-info>
            <dc:creator> </dc:creator>
            <dc:date>2022-07-22T18:32:04.886142686</dc:date>
          </office:change-info>
          <table:previous>
            <table:change-track-table-cell/>
          </table:previous>
        </table:cell-content-change>
        <table:cell-content-change table:id="ct2364">
          <table:cell-address table:column="3" table:row="90" table:table="2"/>
          <office:change-info>
            <dc:creator> </dc:creator>
            <dc:date>2022-07-22T18:32:04.886160201</dc:date>
          </office:change-info>
          <table:previous>
            <table:change-track-table-cell/>
          </table:previous>
        </table:cell-content-change>
        <table:cell-content-change table:id="ct2365">
          <table:cell-address table:column="3" table:row="91" table:table="2"/>
          <office:change-info>
            <dc:creator> </dc:creator>
            <dc:date>2022-07-22T18:32:04.886177684</dc:date>
          </office:change-info>
          <table:previous>
            <table:change-track-table-cell/>
          </table:previous>
        </table:cell-content-change>
        <table:cell-content-change table:id="ct2366">
          <table:cell-address table:column="3" table:row="92" table:table="2"/>
          <office:change-info>
            <dc:creator> </dc:creator>
            <dc:date>2022-07-22T18:32:04.886195201</dc:date>
          </office:change-info>
          <table:previous>
            <table:change-track-table-cell/>
          </table:previous>
        </table:cell-content-change>
        <table:cell-content-change table:id="ct2367">
          <table:cell-address table:column="3" table:row="93" table:table="2"/>
          <office:change-info>
            <dc:creator> </dc:creator>
            <dc:date>2022-07-22T18:32:04.886212885</dc:date>
          </office:change-info>
          <table:previous>
            <table:change-track-table-cell/>
          </table:previous>
        </table:cell-content-change>
        <table:cell-content-change table:id="ct2368">
          <table:cell-address table:column="3" table:row="94" table:table="2"/>
          <office:change-info>
            <dc:creator> </dc:creator>
            <dc:date>2022-07-22T18:32:04.886230514</dc:date>
          </office:change-info>
          <table:previous>
            <table:change-track-table-cell/>
          </table:previous>
        </table:cell-content-change>
        <table:cell-content-change table:id="ct2369">
          <table:cell-address table:column="3" table:row="95" table:table="2"/>
          <office:change-info>
            <dc:creator> </dc:creator>
            <dc:date>2022-07-22T18:32:04.886248131</dc:date>
          </office:change-info>
          <table:previous>
            <table:change-track-table-cell/>
          </table:previous>
        </table:cell-content-change>
        <table:cell-content-change table:id="ct2370">
          <table:cell-address table:column="3" table:row="96" table:table="2"/>
          <office:change-info>
            <dc:creator> </dc:creator>
            <dc:date>2022-07-22T18:32:04.886265704</dc:date>
          </office:change-info>
          <table:previous>
            <table:change-track-table-cell/>
          </table:previous>
        </table:cell-content-change>
        <table:cell-content-change table:id="ct2371">
          <table:cell-address table:column="3" table:row="97" table:table="2"/>
          <office:change-info>
            <dc:creator> </dc:creator>
            <dc:date>2022-07-22T18:32:04.886283365</dc:date>
          </office:change-info>
          <table:previous>
            <table:change-track-table-cell/>
          </table:previous>
        </table:cell-content-change>
        <table:cell-content-change table:id="ct2372">
          <table:cell-address table:column="3" table:row="98" table:table="2"/>
          <office:change-info>
            <dc:creator> </dc:creator>
            <dc:date>2022-07-22T18:32:04.886301007</dc:date>
          </office:change-info>
          <table:previous>
            <table:change-track-table-cell/>
          </table:previous>
        </table:cell-content-change>
        <table:cell-content-change table:id="ct2373">
          <table:cell-address table:column="3" table:row="99" table:table="2"/>
          <office:change-info>
            <dc:creator> </dc:creator>
            <dc:date>2022-07-22T18:32:04.886318611</dc:date>
          </office:change-info>
          <table:previous>
            <table:change-track-table-cell/>
          </table:previous>
        </table:cell-content-change>
        <table:cell-content-change table:id="ct2374">
          <table:cell-address table:column="3" table:row="100" table:table="2"/>
          <office:change-info>
            <dc:creator> </dc:creator>
            <dc:date>2022-07-22T18:32:04.886336272</dc:date>
          </office:change-info>
          <table:previous>
            <table:change-track-table-cell/>
          </table:previous>
        </table:cell-content-change>
        <table:cell-content-change table:id="ct2375">
          <table:cell-address table:column="3" table:row="101" table:table="2"/>
          <office:change-info>
            <dc:creator> </dc:creator>
            <dc:date>2022-07-22T18:32:04.886353936</dc:date>
          </office:change-info>
          <table:previous>
            <table:change-track-table-cell/>
          </table:previous>
        </table:cell-content-change>
        <table:cell-content-change table:id="ct2376">
          <table:cell-address table:column="3" table:row="102" table:table="2"/>
          <office:change-info>
            <dc:creator> </dc:creator>
            <dc:date>2022-07-22T18:32:04.886371488</dc:date>
          </office:change-info>
          <table:previous>
            <table:change-track-table-cell/>
          </table:previous>
        </table:cell-content-change>
        <table:cell-content-change table:id="ct2377">
          <table:cell-address table:column="3" table:row="103" table:table="2"/>
          <office:change-info>
            <dc:creator> </dc:creator>
            <dc:date>2022-07-22T18:32:04.886389049</dc:date>
          </office:change-info>
          <table:previous>
            <table:change-track-table-cell/>
          </table:previous>
        </table:cell-content-change>
        <table:cell-content-change table:id="ct2378">
          <table:cell-address table:column="3" table:row="104" table:table="2"/>
          <office:change-info>
            <dc:creator> </dc:creator>
            <dc:date>2022-07-22T18:32:04.886406760</dc:date>
          </office:change-info>
          <table:previous>
            <table:change-track-table-cell/>
          </table:previous>
        </table:cell-content-change>
        <table:cell-content-change table:id="ct2379">
          <table:cell-address table:column="3" table:row="105" table:table="2"/>
          <office:change-info>
            <dc:creator> </dc:creator>
            <dc:date>2022-07-22T18:32:04.886424470</dc:date>
          </office:change-info>
          <table:previous>
            <table:change-track-table-cell/>
          </table:previous>
        </table:cell-content-change>
        <table:cell-content-change table:id="ct2380">
          <table:cell-address table:column="3" table:row="106" table:table="2"/>
          <office:change-info>
            <dc:creator> </dc:creator>
            <dc:date>2022-07-22T18:32:04.886442144</dc:date>
          </office:change-info>
          <table:previous>
            <table:change-track-table-cell/>
          </table:previous>
        </table:cell-content-change>
        <table:cell-content-change table:id="ct2381">
          <table:cell-address table:column="3" table:row="107" table:table="2"/>
          <office:change-info>
            <dc:creator> </dc:creator>
            <dc:date>2022-07-22T18:32:04.886459817</dc:date>
          </office:change-info>
          <table:previous>
            <table:change-track-table-cell/>
          </table:previous>
        </table:cell-content-change>
        <table:cell-content-change table:id="ct2382">
          <table:cell-address table:column="3" table:row="108" table:table="2"/>
          <office:change-info>
            <dc:creator> </dc:creator>
            <dc:date>2022-07-22T18:32:04.886477370</dc:date>
          </office:change-info>
          <table:previous>
            <table:change-track-table-cell/>
          </table:previous>
        </table:cell-content-change>
        <table:cell-content-change table:id="ct2383">
          <table:cell-address table:column="3" table:row="109" table:table="2"/>
          <office:change-info>
            <dc:creator> </dc:creator>
            <dc:date>2022-07-22T18:32:04.886495003</dc:date>
          </office:change-info>
          <table:previous>
            <table:change-track-table-cell/>
          </table:previous>
        </table:cell-content-change>
        <table:cell-content-change table:id="ct2384">
          <table:cell-address table:column="3" table:row="110" table:table="2"/>
          <office:change-info>
            <dc:creator> </dc:creator>
            <dc:date>2022-07-22T18:32:04.886512960</dc:date>
          </office:change-info>
          <table:previous>
            <table:change-track-table-cell/>
          </table:previous>
        </table:cell-content-change>
        <table:cell-content-change table:id="ct2385">
          <table:cell-address table:column="3" table:row="111" table:table="2"/>
          <office:change-info>
            <dc:creator> </dc:creator>
            <dc:date>2022-07-22T18:32:04.886530858</dc:date>
          </office:change-info>
          <table:previous>
            <table:change-track-table-cell/>
          </table:previous>
        </table:cell-content-change>
        <table:cell-content-change table:id="ct2386">
          <table:cell-address table:column="3" table:row="112" table:table="2"/>
          <office:change-info>
            <dc:creator> </dc:creator>
            <dc:date>2022-07-22T18:32:04.886548653</dc:date>
          </office:change-info>
          <table:previous>
            <table:change-track-table-cell/>
          </table:previous>
        </table:cell-content-change>
        <table:cell-content-change table:id="ct2387">
          <table:cell-address table:column="3" table:row="113" table:table="2"/>
          <office:change-info>
            <dc:creator> </dc:creator>
            <dc:date>2022-07-22T18:32:04.886566407</dc:date>
          </office:change-info>
          <table:previous>
            <table:change-track-table-cell/>
          </table:previous>
        </table:cell-content-change>
        <table:cell-content-change table:id="ct2388">
          <table:cell-address table:column="3" table:row="114" table:table="2"/>
          <office:change-info>
            <dc:creator> </dc:creator>
            <dc:date>2022-07-22T18:32:04.886584286</dc:date>
          </office:change-info>
          <table:previous>
            <table:change-track-table-cell/>
          </table:previous>
        </table:cell-content-change>
        <table:cell-content-change table:id="ct2389">
          <table:cell-address table:column="3" table:row="115" table:table="2"/>
          <office:change-info>
            <dc:creator> </dc:creator>
            <dc:date>2022-07-22T18:32:04.886601979</dc:date>
          </office:change-info>
          <table:previous>
            <table:change-track-table-cell/>
          </table:previous>
        </table:cell-content-change>
        <table:cell-content-change table:id="ct2390">
          <table:cell-address table:column="3" table:row="116" table:table="2"/>
          <office:change-info>
            <dc:creator> </dc:creator>
            <dc:date>2022-07-22T18:32:04.886619771</dc:date>
          </office:change-info>
          <table:previous>
            <table:change-track-table-cell/>
          </table:previous>
        </table:cell-content-change>
        <table:cell-content-change table:id="ct2391">
          <table:cell-address table:column="3" table:row="117" table:table="2"/>
          <office:change-info>
            <dc:creator> </dc:creator>
            <dc:date>2022-07-22T18:32:04.886637530</dc:date>
          </office:change-info>
          <table:previous>
            <table:change-track-table-cell/>
          </table:previous>
        </table:cell-content-change>
        <table:cell-content-change table:id="ct2392">
          <table:cell-address table:column="3" table:row="118" table:table="2"/>
          <office:change-info>
            <dc:creator> </dc:creator>
            <dc:date>2022-07-22T18:32:04.886655535</dc:date>
          </office:change-info>
          <table:previous>
            <table:change-track-table-cell/>
          </table:previous>
        </table:cell-content-change>
        <table:cell-content-change table:id="ct2393">
          <table:cell-address table:column="3" table:row="119" table:table="2"/>
          <office:change-info>
            <dc:creator> </dc:creator>
            <dc:date>2022-07-22T18:32:04.886673329</dc:date>
          </office:change-info>
          <table:previous>
            <table:change-track-table-cell/>
          </table:previous>
        </table:cell-content-change>
        <table:cell-content-change table:id="ct2394">
          <table:cell-address table:column="3" table:row="120" table:table="2"/>
          <office:change-info>
            <dc:creator> </dc:creator>
            <dc:date>2022-07-22T18:32:04.886691073</dc:date>
          </office:change-info>
          <table:previous>
            <table:change-track-table-cell/>
          </table:previous>
        </table:cell-content-change>
        <table:cell-content-change table:id="ct2395">
          <table:cell-address table:column="3" table:row="121" table:table="2"/>
          <office:change-info>
            <dc:creator> </dc:creator>
            <dc:date>2022-07-22T18:32:04.886708894</dc:date>
          </office:change-info>
          <table:previous>
            <table:change-track-table-cell/>
          </table:previous>
        </table:cell-content-change>
        <table:cell-content-change table:id="ct2396">
          <table:cell-address table:column="3" table:row="122" table:table="2"/>
          <office:change-info>
            <dc:creator> </dc:creator>
            <dc:date>2022-07-22T18:32:04.886726754</dc:date>
          </office:change-info>
          <table:previous>
            <table:change-track-table-cell/>
          </table:previous>
        </table:cell-content-change>
        <table:cell-content-change table:id="ct2397">
          <table:cell-address table:column="3" table:row="123" table:table="2"/>
          <office:change-info>
            <dc:creator> </dc:creator>
            <dc:date>2022-07-22T18:32:04.886744518</dc:date>
          </office:change-info>
          <table:previous>
            <table:change-track-table-cell/>
          </table:previous>
        </table:cell-content-change>
        <table:cell-content-change table:id="ct2398">
          <table:cell-address table:column="3" table:row="124" table:table="2"/>
          <office:change-info>
            <dc:creator> </dc:creator>
            <dc:date>2022-07-22T18:32:04.886762318</dc:date>
          </office:change-info>
          <table:previous>
            <table:change-track-table-cell/>
          </table:previous>
        </table:cell-content-change>
        <table:cell-content-change table:id="ct2399">
          <table:cell-address table:column="3" table:row="125" table:table="2"/>
          <office:change-info>
            <dc:creator> </dc:creator>
            <dc:date>2022-07-22T18:32:04.886780238</dc:date>
          </office:change-info>
          <table:previous>
            <table:change-track-table-cell/>
          </table:previous>
        </table:cell-content-change>
        <table:cell-content-change table:id="ct2400">
          <table:cell-address table:column="3" table:row="126" table:table="2"/>
          <office:change-info>
            <dc:creator> </dc:creator>
            <dc:date>2022-07-22T18:32:04.886798275</dc:date>
          </office:change-info>
          <table:previous>
            <table:change-track-table-cell/>
          </table:previous>
        </table:cell-content-change>
        <table:cell-content-change table:id="ct2401">
          <table:cell-address table:column="3" table:row="127" table:table="2"/>
          <office:change-info>
            <dc:creator> </dc:creator>
            <dc:date>2022-07-22T18:32:04.886816241</dc:date>
          </office:change-info>
          <table:previous>
            <table:change-track-table-cell/>
          </table:previous>
        </table:cell-content-change>
        <table:cell-content-change table:id="ct2402">
          <table:cell-address table:column="3" table:row="128" table:table="2"/>
          <office:change-info>
            <dc:creator> </dc:creator>
            <dc:date>2022-07-22T18:32:04.886834082</dc:date>
          </office:change-info>
          <table:previous>
            <table:change-track-table-cell/>
          </table:previous>
        </table:cell-content-change>
        <table:cell-content-change table:id="ct2403">
          <table:cell-address table:column="3" table:row="129" table:table="2"/>
          <office:change-info>
            <dc:creator> </dc:creator>
            <dc:date>2022-07-22T18:32:04.886852078</dc:date>
          </office:change-info>
          <table:previous>
            <table:change-track-table-cell/>
          </table:previous>
        </table:cell-content-change>
        <table:cell-content-change table:id="ct2404">
          <table:cell-address table:column="3" table:row="130" table:table="2"/>
          <office:change-info>
            <dc:creator> </dc:creator>
            <dc:date>2022-07-22T18:32:04.886875338</dc:date>
          </office:change-info>
          <table:previous>
            <table:change-track-table-cell/>
          </table:previous>
        </table:cell-content-change>
        <table:cell-content-change table:id="ct2405">
          <table:cell-address table:column="3" table:row="131" table:table="2"/>
          <office:change-info>
            <dc:creator> </dc:creator>
            <dc:date>2022-07-22T18:32:04.886882865</dc:date>
          </office:change-info>
          <table:previous>
            <table:change-track-table-cell/>
          </table:previous>
        </table:cell-content-change>
        <table:cell-content-change table:id="ct2406">
          <table:cell-address table:column="3" table:row="132" table:table="2"/>
          <office:change-info>
            <dc:creator> </dc:creator>
            <dc:date>2022-07-22T18:32:04.886889299</dc:date>
          </office:change-info>
          <table:previous>
            <table:change-track-table-cell/>
          </table:previous>
        </table:cell-content-change>
        <table:cell-content-change table:id="ct2407">
          <table:cell-address table:column="3" table:row="133" table:table="2"/>
          <office:change-info>
            <dc:creator> </dc:creator>
            <dc:date>2022-07-22T18:32:04.886895901</dc:date>
          </office:change-info>
          <table:previous>
            <table:change-track-table-cell/>
          </table:previous>
        </table:cell-content-change>
        <table:cell-content-change table:id="ct2408">
          <table:cell-address table:column="3" table:row="134" table:table="2"/>
          <office:change-info>
            <dc:creator> </dc:creator>
            <dc:date>2022-07-22T18:32:04.886902416</dc:date>
          </office:change-info>
          <table:previous>
            <table:change-track-table-cell/>
          </table:previous>
        </table:cell-content-change>
        <table:cell-content-change table:id="ct2409">
          <table:cell-address table:column="3" table:row="135" table:table="2"/>
          <office:change-info>
            <dc:creator> </dc:creator>
            <dc:date>2022-07-22T18:32:04.886908965</dc:date>
          </office:change-info>
          <table:previous>
            <table:change-track-table-cell/>
          </table:previous>
        </table:cell-content-change>
        <table:cell-content-change table:id="ct2410">
          <table:cell-address table:column="3" table:row="136" table:table="2"/>
          <office:change-info>
            <dc:creator> </dc:creator>
            <dc:date>2022-07-22T18:32:04.886915411</dc:date>
          </office:change-info>
          <table:previous>
            <table:change-track-table-cell/>
          </table:previous>
        </table:cell-content-change>
        <table:cell-content-change table:id="ct2411">
          <table:cell-address table:column="3" table:row="137" table:table="2"/>
          <office:change-info>
            <dc:creator> </dc:creator>
            <dc:date>2022-07-22T18:32:04.886922124</dc:date>
          </office:change-info>
          <table:previous>
            <table:change-track-table-cell/>
          </table:previous>
        </table:cell-content-change>
        <table:cell-content-change table:id="ct2412">
          <table:cell-address table:column="3" table:row="138" table:table="2"/>
          <office:change-info>
            <dc:creator> </dc:creator>
            <dc:date>2022-07-22T18:32:04.886928786</dc:date>
          </office:change-info>
          <table:previous>
            <table:change-track-table-cell/>
          </table:previous>
        </table:cell-content-change>
        <table:cell-content-change table:id="ct2413">
          <table:cell-address table:column="3" table:row="139" table:table="2"/>
          <office:change-info>
            <dc:creator> </dc:creator>
            <dc:date>2022-07-22T18:32:04.886935545</dc:date>
          </office:change-info>
          <table:previous>
            <table:change-track-table-cell/>
          </table:previous>
        </table:cell-content-change>
        <table:cell-content-change table:id="ct2414">
          <table:cell-address table:column="3" table:row="140" table:table="2"/>
          <office:change-info>
            <dc:creator> </dc:creator>
            <dc:date>2022-07-22T18:32:04.886942205</dc:date>
          </office:change-info>
          <table:previous>
            <table:change-track-table-cell/>
          </table:previous>
        </table:cell-content-change>
        <table:cell-content-change table:id="ct2415">
          <table:cell-address table:column="3" table:row="141" table:table="2"/>
          <office:change-info>
            <dc:creator> </dc:creator>
            <dc:date>2022-07-22T18:32:04.886948896</dc:date>
          </office:change-info>
          <table:previous>
            <table:change-track-table-cell/>
          </table:previous>
        </table:cell-content-change>
        <table:cell-content-change table:id="ct2416">
          <table:cell-address table:column="3" table:row="142" table:table="2"/>
          <office:change-info>
            <dc:creator> </dc:creator>
            <dc:date>2022-07-22T18:32:04.886955425</dc:date>
          </office:change-info>
          <table:previous>
            <table:change-track-table-cell/>
          </table:previous>
        </table:cell-content-change>
        <table:cell-content-change table:id="ct2417">
          <table:cell-address table:column="3" table:row="143" table:table="2"/>
          <office:change-info>
            <dc:creator> </dc:creator>
            <dc:date>2022-07-22T18:32:04.886961962</dc:date>
          </office:change-info>
          <table:previous>
            <table:change-track-table-cell/>
          </table:previous>
        </table:cell-content-change>
        <table:cell-content-change table:id="ct2418">
          <table:cell-address table:column="3" table:row="144" table:table="2"/>
          <office:change-info>
            <dc:creator> </dc:creator>
            <dc:date>2022-07-22T18:32:04.8869684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3" table:row="145" table:table="2"/>
          <office:change-info>
            <dc:creator> </dc:creator>
            <dc:date>2022-07-22T18:32:04.886975033</dc:date>
          </office:change-info>
          <table:previous>
            <table:change-track-table-cell/>
          </table:previous>
        </table:cell-content-change>
        <table:cell-content-change table:id="ct2420">
          <table:cell-address table:column="3" table:row="146" table:table="2"/>
          <office:change-info>
            <dc:creator> </dc:creator>
            <dc:date>2022-07-22T18:32:04.886981632</dc:date>
          </office:change-info>
          <table:previous>
            <table:change-track-table-cell/>
          </table:previous>
        </table:cell-content-change>
        <table:cell-content-change table:id="ct2421">
          <table:cell-address table:column="3" table:row="147" table:table="2"/>
          <office:change-info>
            <dc:creator> </dc:creator>
            <dc:date>2022-07-22T18:32:04.886988138</dc:date>
          </office:change-info>
          <table:previous>
            <table:change-track-table-cell/>
          </table:previous>
        </table:cell-content-change>
        <table:cell-content-change table:id="ct2422">
          <table:cell-address table:column="3" table:row="148" table:table="2"/>
          <office:change-info>
            <dc:creator> </dc:creator>
            <dc:date>2022-07-22T18:32:04.886994785</dc:date>
          </office:change-info>
          <table:previous>
            <table:change-track-table-cell/>
          </table:previous>
        </table:cell-content-change>
        <table:cell-content-change table:id="ct2423">
          <table:cell-address table:column="3" table:row="149" table:table="2"/>
          <office:change-info>
            <dc:creator> </dc:creator>
            <dc:date>2022-07-22T18:32:04.887001452</dc:date>
          </office:change-info>
          <table:previous>
            <table:change-track-table-cell/>
          </table:previous>
        </table:cell-content-change>
        <table:cell-content-change table:id="ct2424">
          <table:cell-address table:column="3" table:row="150" table:table="2"/>
          <office:change-info>
            <dc:creator> </dc:creator>
            <dc:date>2022-07-22T18:32:04.887008094</dc:date>
          </office:change-info>
          <table:previous>
            <table:change-track-table-cell/>
          </table:previous>
        </table:cell-content-change>
        <table:cell-content-change table:id="ct2425">
          <table:cell-address table:column="3" table:row="151" table:table="2"/>
          <office:change-info>
            <dc:creator> </dc:creator>
            <dc:date>2022-07-22T18:32:04.887014730</dc:date>
          </office:change-info>
          <table:previous>
            <table:change-track-table-cell/>
          </table:previous>
        </table:cell-content-change>
        <table:cell-content-change table:id="ct2426">
          <table:cell-address table:column="3" table:row="152" table:table="2"/>
          <office:change-info>
            <dc:creator> </dc:creator>
            <dc:date>2022-07-22T18:32:04.887021447</dc:date>
          </office:change-info>
          <table:previous>
            <table:change-track-table-cell/>
          </table:previous>
        </table:cell-content-change>
        <table:cell-content-change table:id="ct2427">
          <table:cell-address table:column="3" table:row="153" table:table="2"/>
          <office:change-info>
            <dc:creator> </dc:creator>
            <dc:date>2022-07-22T18:32:04.887028087</dc:date>
          </office:change-info>
          <table:previous>
            <table:change-track-table-cell/>
          </table:previous>
        </table:cell-content-change>
        <table:cell-content-change table:id="ct2428">
          <table:cell-address table:column="3" table:row="154" table:table="2"/>
          <office:change-info>
            <dc:creator> </dc:creator>
            <dc:date>2022-07-22T18:32:04.887034716</dc:date>
          </office:change-info>
          <table:previous>
            <table:change-track-table-cell/>
          </table:previous>
        </table:cell-content-change>
        <table:cell-content-change table:id="ct2429">
          <table:cell-address table:column="3" table:row="155" table:table="2"/>
          <office:change-info>
            <dc:creator> </dc:creator>
            <dc:date>2022-07-22T18:32:04.887041349</dc:date>
          </office:change-info>
          <table:previous>
            <table:change-track-table-cell/>
          </table:previous>
        </table:cell-content-change>
        <table:cell-content-change table:id="ct2430">
          <table:cell-address table:column="3" table:row="156" table:table="2"/>
          <office:change-info>
            <dc:creator> </dc:creator>
            <dc:date>2022-07-22T18:32:04.887047937</dc:date>
          </office:change-info>
          <table:previous>
            <table:change-track-table-cell/>
          </table:previous>
        </table:cell-content-change>
        <table:cell-content-change table:id="ct2431">
          <table:cell-address table:column="3" table:row="157" table:table="2"/>
          <office:change-info>
            <dc:creator> </dc:creator>
            <dc:date>2022-07-22T18:32:04.887054799</dc:date>
          </office:change-info>
          <table:previous>
            <table:change-track-table-cell/>
          </table:previous>
        </table:cell-content-change>
        <table:cell-content-change table:id="ct2432">
          <table:cell-address table:column="3" table:row="158" table:table="2"/>
          <office:change-info>
            <dc:creator> </dc:creator>
            <dc:date>2022-07-22T18:32:04.887061611</dc:date>
          </office:change-info>
          <table:previous>
            <table:change-track-table-cell/>
          </table:previous>
        </table:cell-content-change>
        <table:cell-content-change table:id="ct2433">
          <table:cell-address table:column="3" table:row="159" table:table="2"/>
          <office:change-info>
            <dc:creator> </dc:creator>
            <dc:date>2022-07-22T18:32:04.887068672</dc:date>
          </office:change-info>
          <table:previous>
            <table:change-track-table-cell/>
          </table:previous>
        </table:cell-content-change>
        <table:cell-content-change table:id="ct2434">
          <table:cell-address table:column="3" table:row="160" table:table="2"/>
          <office:change-info>
            <dc:creator> </dc:creator>
            <dc:date>2022-07-22T18:32:04.887075323</dc:date>
          </office:change-info>
          <table:previous>
            <table:change-track-table-cell/>
          </table:previous>
        </table:cell-content-change>
        <table:cell-content-change table:id="ct2435">
          <table:cell-address table:column="4" table:row="0" table:table="2"/>
          <office:change-info>
            <dc:creator> </dc:creator>
            <dc:date>2022-07-22T18:32:04.983108317</dc:date>
          </office:change-info>
          <table:previous>
            <table:change-track-table-cell/>
          </table:previous>
        </table:cell-content-change>
        <table:cell-content-change table:id="ct2436">
          <table:cell-address table:column="4" table:row="1" table:table="2"/>
          <office:change-info>
            <dc:creator> </dc:creator>
            <dc:date>2022-07-22T18:32:04.983216217</dc:date>
          </office:change-info>
          <table:previous>
            <table:change-track-table-cell/>
          </table:previous>
        </table:cell-content-change>
        <table:cell-content-change table:id="ct2437">
          <table:cell-address table:column="4" table:row="2" table:table="2"/>
          <office:change-info>
            <dc:creator> </dc:creator>
            <dc:date>2022-07-22T18:32:04.983305782</dc:date>
          </office:change-info>
          <table:previous>
            <table:change-track-table-cell/>
          </table:previous>
        </table:cell-content-change>
        <table:cell-content-change table:id="ct2438">
          <table:cell-address table:column="4" table:row="3" table:table="2"/>
          <office:change-info>
            <dc:creator> </dc:creator>
            <dc:date>2022-07-22T18:32:04.983334602</dc:date>
          </office:change-info>
          <table:previous>
            <table:change-track-table-cell/>
          </table:previous>
        </table:cell-content-change>
        <table:cell-content-change table:id="ct2439">
          <table:cell-address table:column="4" table:row="4" table:table="2"/>
          <office:change-info>
            <dc:creator> </dc:creator>
            <dc:date>2022-07-22T18:32:04.983354205</dc:date>
          </office:change-info>
          <table:previous>
            <table:change-track-table-cell/>
          </table:previous>
        </table:cell-content-change>
        <table:cell-content-change table:id="ct2440">
          <table:cell-address table:column="4" table:row="5" table:table="2"/>
          <office:change-info>
            <dc:creator> </dc:creator>
            <dc:date>2022-07-22T18:32:04.983372641</dc:date>
          </office:change-info>
          <table:previous>
            <table:change-track-table-cell/>
          </table:previous>
        </table:cell-content-change>
        <table:cell-content-change table:id="ct2441">
          <table:cell-address table:column="4" table:row="6" table:table="2"/>
          <office:change-info>
            <dc:creator> </dc:creator>
            <dc:date>2022-07-22T18:32:04.983390994</dc:date>
          </office:change-info>
          <table:previous>
            <table:change-track-table-cell/>
          </table:previous>
        </table:cell-content-change>
        <table:cell-content-change table:id="ct2442">
          <table:cell-address table:column="4" table:row="7" table:table="2"/>
          <office:change-info>
            <dc:creator> </dc:creator>
            <dc:date>2022-07-22T18:32:04.983409175</dc:date>
          </office:change-info>
          <table:previous>
            <table:change-track-table-cell/>
          </table:previous>
        </table:cell-content-change>
        <table:cell-content-change table:id="ct2443">
          <table:cell-address table:column="4" table:row="8" table:table="2"/>
          <office:change-info>
            <dc:creator> </dc:creator>
            <dc:date>2022-07-22T18:32:04.983436698</dc:date>
          </office:change-info>
          <table:previous>
            <table:change-track-table-cell/>
          </table:previous>
        </table:cell-content-change>
        <table:cell-content-change table:id="ct2444">
          <table:cell-address table:column="4" table:row="9" table:table="2"/>
          <office:change-info>
            <dc:creator> </dc:creator>
            <dc:date>2022-07-22T18:32:04.983462428</dc:date>
          </office:change-info>
          <table:previous>
            <table:change-track-table-cell/>
          </table:previous>
        </table:cell-content-change>
        <table:cell-content-change table:id="ct2445">
          <table:cell-address table:column="4" table:row="10" table:table="2"/>
          <office:change-info>
            <dc:creator> </dc:creator>
            <dc:date>2022-07-22T18:32:04.983486564</dc:date>
          </office:change-info>
          <table:previous>
            <table:change-track-table-cell/>
          </table:previous>
        </table:cell-content-change>
        <table:cell-content-change table:id="ct2446">
          <table:cell-address table:column="4" table:row="11" table:table="2"/>
          <office:change-info>
            <dc:creator> </dc:creator>
            <dc:date>2022-07-22T18:32:04.983510271</dc:date>
          </office:change-info>
          <table:previous>
            <table:change-track-table-cell/>
          </table:previous>
        </table:cell-content-change>
        <table:cell-content-change table:id="ct2447">
          <table:cell-address table:column="4" table:row="12" table:table="2"/>
          <office:change-info>
            <dc:creator> </dc:creator>
            <dc:date>2022-07-22T18:32:04.983533886</dc:date>
          </office:change-info>
          <table:previous>
            <table:change-track-table-cell/>
          </table:previous>
        </table:cell-content-change>
        <table:cell-content-change table:id="ct2448">
          <table:cell-address table:column="4" table:row="13" table:table="2"/>
          <office:change-info>
            <dc:creator> </dc:creator>
            <dc:date>2022-07-22T18:32:04.983557372</dc:date>
          </office:change-info>
          <table:previous>
            <table:change-track-table-cell/>
          </table:previous>
        </table:cell-content-change>
        <table:cell-content-change table:id="ct2449">
          <table:cell-address table:column="4" table:row="14" table:table="2"/>
          <office:change-info>
            <dc:creator> </dc:creator>
            <dc:date>2022-07-22T18:32:04.983581090</dc:date>
          </office:change-info>
          <table:previous>
            <table:change-track-table-cell/>
          </table:previous>
        </table:cell-content-change>
        <table:cell-content-change table:id="ct2450">
          <table:cell-address table:column="4" table:row="15" table:table="2"/>
          <office:change-info>
            <dc:creator> </dc:creator>
            <dc:date>2022-07-22T18:32:04.983604948</dc:date>
          </office:change-info>
          <table:previous>
            <table:change-track-table-cell/>
          </table:previous>
        </table:cell-content-change>
        <table:cell-content-change table:id="ct2451">
          <table:cell-address table:column="4" table:row="16" table:table="2"/>
          <office:change-info>
            <dc:creator> </dc:creator>
            <dc:date>2022-07-22T18:32:04.983628484</dc:date>
          </office:change-info>
          <table:previous>
            <table:change-track-table-cell/>
          </table:previous>
        </table:cell-content-change>
        <table:cell-content-change table:id="ct2452">
          <table:cell-address table:column="4" table:row="17" table:table="2"/>
          <office:change-info>
            <dc:creator> </dc:creator>
            <dc:date>2022-07-22T18:32:04.983652034</dc:date>
          </office:change-info>
          <table:previous>
            <table:change-track-table-cell/>
          </table:previous>
        </table:cell-content-change>
        <table:cell-content-change table:id="ct2453">
          <table:cell-address table:column="4" table:row="18" table:table="2"/>
          <office:change-info>
            <dc:creator> </dc:creator>
            <dc:date>2022-07-22T18:32:04.983675761</dc:date>
          </office:change-info>
          <table:previous>
            <table:change-track-table-cell/>
          </table:previous>
        </table:cell-content-change>
        <table:cell-content-change table:id="ct2454">
          <table:cell-address table:column="4" table:row="19" table:table="2"/>
          <office:change-info>
            <dc:creator> </dc:creator>
            <dc:date>2022-07-22T18:32:04.983699731</dc:date>
          </office:change-info>
          <table:previous>
            <table:change-track-table-cell/>
          </table:previous>
        </table:cell-content-change>
        <table:cell-content-change table:id="ct2455">
          <table:cell-address table:column="4" table:row="20" table:table="2"/>
          <office:change-info>
            <dc:creator> </dc:creator>
            <dc:date>2022-07-22T18:32:04.983723570</dc:date>
          </office:change-info>
          <table:previous>
            <table:change-track-table-cell/>
          </table:previous>
        </table:cell-content-change>
        <table:cell-content-change table:id="ct2456">
          <table:cell-address table:column="4" table:row="21" table:table="2"/>
          <office:change-info>
            <dc:creator> </dc:creator>
            <dc:date>2022-07-22T18:32:04.983747116</dc:date>
          </office:change-info>
          <table:previous>
            <table:change-track-table-cell/>
          </table:previous>
        </table:cell-content-change>
        <table:cell-content-change table:id="ct2457">
          <table:cell-address table:column="4" table:row="22" table:table="2"/>
          <office:change-info>
            <dc:creator> </dc:creator>
            <dc:date>2022-07-22T18:32:04.983770684</dc:date>
          </office:change-info>
          <table:previous>
            <table:change-track-table-cell/>
          </table:previous>
        </table:cell-content-change>
        <table:cell-content-change table:id="ct2458">
          <table:cell-address table:column="4" table:row="23" table:table="2"/>
          <office:change-info>
            <dc:creator> </dc:creator>
            <dc:date>2022-07-22T18:32:04.983794569</dc:date>
          </office:change-info>
          <table:previous>
            <table:change-track-table-cell/>
          </table:previous>
        </table:cell-content-change>
        <table:cell-content-change table:id="ct2459">
          <table:cell-address table:column="4" table:row="24" table:table="2"/>
          <office:change-info>
            <dc:creator> </dc:creator>
            <dc:date>2022-07-22T18:32:04.983818507</dc:date>
          </office:change-info>
          <table:previous>
            <table:change-track-table-cell/>
          </table:previous>
        </table:cell-content-change>
        <table:cell-content-change table:id="ct2460">
          <table:cell-address table:column="4" table:row="25" table:table="2"/>
          <office:change-info>
            <dc:creator> </dc:creator>
            <dc:date>2022-07-22T18:32:04.983842297</dc:date>
          </office:change-info>
          <table:previous>
            <table:change-track-table-cell/>
          </table:previous>
        </table:cell-content-change>
        <table:cell-content-change table:id="ct2461">
          <table:cell-address table:column="4" table:row="26" table:table="2"/>
          <office:change-info>
            <dc:creator> </dc:creator>
            <dc:date>2022-07-22T18:32:04.983866145</dc:date>
          </office:change-info>
          <table:previous>
            <table:change-track-table-cell/>
          </table:previous>
        </table:cell-content-change>
        <table:cell-content-change table:id="ct2462">
          <table:cell-address table:column="4" table:row="27" table:table="2"/>
          <office:change-info>
            <dc:creator> </dc:creator>
            <dc:date>2022-07-22T18:32:04.983889736</dc:date>
          </office:change-info>
          <table:previous>
            <table:change-track-table-cell/>
          </table:previous>
        </table:cell-content-change>
        <table:cell-content-change table:id="ct2463">
          <table:cell-address table:column="4" table:row="28" table:table="2"/>
          <office:change-info>
            <dc:creator> </dc:creator>
            <dc:date>2022-07-22T18:32:04.983913555</dc:date>
          </office:change-info>
          <table:previous>
            <table:change-track-table-cell/>
          </table:previous>
        </table:cell-content-change>
        <table:cell-content-change table:id="ct2464">
          <table:cell-address table:column="4" table:row="29" table:table="2"/>
          <office:change-info>
            <dc:creator> </dc:creator>
            <dc:date>2022-07-22T18:32:04.983937579</dc:date>
          </office:change-info>
          <table:previous>
            <table:change-track-table-cell/>
          </table:previous>
        </table:cell-content-change>
        <table:cell-content-change table:id="ct2465">
          <table:cell-address table:column="4" table:row="30" table:table="2"/>
          <office:change-info>
            <dc:creator> </dc:creator>
            <dc:date>2022-07-22T18:32:04.983961704</dc:date>
          </office:change-info>
          <table:previous>
            <table:change-track-table-cell/>
          </table:previous>
        </table:cell-content-change>
        <table:cell-content-change table:id="ct2466">
          <table:cell-address table:column="4" table:row="31" table:table="2"/>
          <office:change-info>
            <dc:creator> </dc:creator>
            <dc:date>2022-07-22T18:32:04.983985791</dc:date>
          </office:change-info>
          <table:previous>
            <table:change-track-table-cell/>
          </table:previous>
        </table:cell-content-change>
        <table:cell-content-change table:id="ct2467">
          <table:cell-address table:column="4" table:row="32" table:table="2"/>
          <office:change-info>
            <dc:creator> </dc:creator>
            <dc:date>2022-07-22T18:32:04.984010140</dc:date>
          </office:change-info>
          <table:previous>
            <table:change-track-table-cell/>
          </table:previous>
        </table:cell-content-change>
        <table:cell-content-change table:id="ct2468">
          <table:cell-address table:column="4" table:row="33" table:table="2"/>
          <office:change-info>
            <dc:creator> </dc:creator>
            <dc:date>2022-07-22T18:32:04.984034085</dc:date>
          </office:change-info>
          <table:previous>
            <table:change-track-table-cell/>
          </table:previous>
        </table:cell-content-change>
        <table:cell-content-change table:id="ct2469">
          <table:cell-address table:column="4" table:row="34" table:table="2"/>
          <office:change-info>
            <dc:creator> </dc:creator>
            <dc:date>2022-07-22T18:32:04.984057926</dc:date>
          </office:change-info>
          <table:previous>
            <table:change-track-table-cell/>
          </table:previous>
        </table:cell-content-change>
        <table:cell-content-change table:id="ct2470">
          <table:cell-address table:column="4" table:row="35" table:table="2"/>
          <office:change-info>
            <dc:creator> </dc:creator>
            <dc:date>2022-07-22T18:32:04.984081880</dc:date>
          </office:change-info>
          <table:previous>
            <table:change-track-table-cell/>
          </table:previous>
        </table:cell-content-change>
        <table:cell-content-change table:id="ct2471">
          <table:cell-address table:column="4" table:row="36" table:table="2"/>
          <office:change-info>
            <dc:creator> </dc:creator>
            <dc:date>2022-07-22T18:32:04.984106011</dc:date>
          </office:change-info>
          <table:previous>
            <table:change-track-table-cell/>
          </table:previous>
        </table:cell-content-change>
        <table:cell-content-change table:id="ct2472">
          <table:cell-address table:column="4" table:row="37" table:table="2"/>
          <office:change-info>
            <dc:creator> </dc:creator>
            <dc:date>2022-07-22T18:32:04.984130343</dc:date>
          </office:change-info>
          <table:previous>
            <table:change-track-table-cell/>
          </table:previous>
        </table:cell-content-change>
        <table:cell-content-change table:id="ct2473">
          <table:cell-address table:column="4" table:row="38" table:table="2"/>
          <office:change-info>
            <dc:creator> </dc:creator>
            <dc:date>2022-07-22T18:32:04.984154194</dc:date>
          </office:change-info>
          <table:previous>
            <table:change-track-table-cell/>
          </table:previous>
        </table:cell-content-change>
        <table:cell-content-change table:id="ct2474">
          <table:cell-address table:column="4" table:row="39" table:table="2"/>
          <office:change-info>
            <dc:creator> </dc:creator>
            <dc:date>2022-07-22T18:32:04.984178116</dc:date>
          </office:change-info>
          <table:previous>
            <table:change-track-table-cell/>
          </table:previous>
        </table:cell-content-change>
        <table:cell-content-change table:id="ct2475">
          <table:cell-address table:column="4" table:row="40" table:table="2"/>
          <office:change-info>
            <dc:creator> </dc:creator>
            <dc:date>2022-07-22T18:32:04.984202315</dc:date>
          </office:change-info>
          <table:previous>
            <table:change-track-table-cell/>
          </table:previous>
        </table:cell-content-change>
        <table:cell-content-change table:id="ct2476">
          <table:cell-address table:column="4" table:row="41" table:table="2"/>
          <office:change-info>
            <dc:creator> </dc:creator>
            <dc:date>2022-07-22T18:32:04.984226152</dc:date>
          </office:change-info>
          <table:previous>
            <table:change-track-table-cell/>
          </table:previous>
        </table:cell-content-change>
        <table:cell-content-change table:id="ct2477">
          <table:cell-address table:column="4" table:row="42" table:table="2"/>
          <office:change-info>
            <dc:creator> </dc:creator>
            <dc:date>2022-07-22T18:32:04.984250177</dc:date>
          </office:change-info>
          <table:previous>
            <table:change-track-table-cell/>
          </table:previous>
        </table:cell-content-change>
        <table:cell-content-change table:id="ct2478">
          <table:cell-address table:column="4" table:row="43" table:table="2"/>
          <office:change-info>
            <dc:creator> </dc:creator>
            <dc:date>2022-07-22T18:32:04.984274017</dc:date>
          </office:change-info>
          <table:previous>
            <table:change-track-table-cell/>
          </table:previous>
        </table:cell-content-change>
        <table:cell-content-change table:id="ct2479">
          <table:cell-address table:column="4" table:row="44" table:table="2"/>
          <office:change-info>
            <dc:creator> </dc:creator>
            <dc:date>2022-07-22T18:32:04.984298144</dc:date>
          </office:change-info>
          <table:previous>
            <table:change-track-table-cell/>
          </table:previous>
        </table:cell-content-change>
        <table:cell-content-change table:id="ct2480">
          <table:cell-address table:column="4" table:row="45" table:table="2"/>
          <office:change-info>
            <dc:creator> </dc:creator>
            <dc:date>2022-07-22T18:32:04.984322442</dc:date>
          </office:change-info>
          <table:previous>
            <table:change-track-table-cell/>
          </table:previous>
        </table:cell-content-change>
        <table:cell-content-change table:id="ct2481">
          <table:cell-address table:column="4" table:row="46" table:table="2"/>
          <office:change-info>
            <dc:creator> </dc:creator>
            <dc:date>2022-07-22T18:32:04.984346383</dc:date>
          </office:change-info>
          <table:previous>
            <table:change-track-table-cell/>
          </table:previous>
        </table:cell-content-change>
        <table:cell-content-change table:id="ct2482">
          <table:cell-address table:column="4" table:row="47" table:table="2"/>
          <office:change-info>
            <dc:creator> </dc:creator>
            <dc:date>2022-07-22T18:32:04.984370270</dc:date>
          </office:change-info>
          <table:previous>
            <table:change-track-table-cell/>
          </table:previous>
        </table:cell-content-change>
        <table:cell-content-change table:id="ct2483">
          <table:cell-address table:column="4" table:row="48" table:table="2"/>
          <office:change-info>
            <dc:creator> </dc:creator>
            <dc:date>2022-07-22T18:32:04.984394240</dc:date>
          </office:change-info>
          <table:previous>
            <table:change-track-table-cell/>
          </table:previous>
        </table:cell-content-change>
        <table:cell-content-change table:id="ct2484">
          <table:cell-address table:column="4" table:row="49" table:table="2"/>
          <office:change-info>
            <dc:creator> </dc:creator>
            <dc:date>2022-07-22T18:32:04.984418472</dc:date>
          </office:change-info>
          <table:previous>
            <table:change-track-table-cell/>
          </table:previous>
        </table:cell-content-change>
        <table:cell-content-change table:id="ct2485">
          <table:cell-address table:column="4" table:row="50" table:table="2"/>
          <office:change-info>
            <dc:creator> </dc:creator>
            <dc:date>2022-07-22T18:32:04.984442748</dc:date>
          </office:change-info>
          <table:previous>
            <table:change-track-table-cell/>
          </table:previous>
        </table:cell-content-change>
        <table:cell-content-change table:id="ct2486">
          <table:cell-address table:column="4" table:row="51" table:table="2"/>
          <office:change-info>
            <dc:creator> </dc:creator>
            <dc:date>2022-07-22T18:32:04.984467040</dc:date>
          </office:change-info>
          <table:previous>
            <table:change-track-table-cell/>
          </table:previous>
        </table:cell-content-change>
        <table:cell-content-change table:id="ct2487">
          <table:cell-address table:column="4" table:row="52" table:table="2"/>
          <office:change-info>
            <dc:creator> </dc:creator>
            <dc:date>2022-07-22T18:32:04.984491266</dc:date>
          </office:change-info>
          <table:previous>
            <table:change-track-table-cell/>
          </table:previous>
        </table:cell-content-change>
        <table:cell-content-change table:id="ct2488">
          <table:cell-address table:column="4" table:row="53" table:table="2"/>
          <office:change-info>
            <dc:creator> </dc:creator>
            <dc:date>2022-07-22T18:32:04.984515247</dc:date>
          </office:change-info>
          <table:previous>
            <table:change-track-table-cell/>
          </table:previous>
        </table:cell-content-change>
        <table:cell-content-change table:id="ct2489">
          <table:cell-address table:column="4" table:row="54" table:table="2"/>
          <office:change-info>
            <dc:creator> </dc:creator>
            <dc:date>2022-07-22T18:32:04.984539432</dc:date>
          </office:change-info>
          <table:previous>
            <table:change-track-table-cell/>
          </table:previous>
        </table:cell-content-change>
        <table:cell-content-change table:id="ct2490">
          <table:cell-address table:column="4" table:row="55" table:table="2"/>
          <office:change-info>
            <dc:creator> </dc:creator>
            <dc:date>2022-07-22T18:32:04.984563659</dc:date>
          </office:change-info>
          <table:previous>
            <table:change-track-table-cell/>
          </table:previous>
        </table:cell-content-change>
        <table:cell-content-change table:id="ct2491">
          <table:cell-address table:column="4" table:row="56" table:table="2"/>
          <office:change-info>
            <dc:creator> </dc:creator>
            <dc:date>2022-07-22T18:32:04.984587747</dc:date>
          </office:change-info>
          <table:previous>
            <table:change-track-table-cell/>
          </table:previous>
        </table:cell-content-change>
        <table:cell-content-change table:id="ct2492">
          <table:cell-address table:column="4" table:row="57" table:table="2"/>
          <office:change-info>
            <dc:creator> </dc:creator>
            <dc:date>2022-07-22T18:32:04.984611852</dc:date>
          </office:change-info>
          <table:previous>
            <table:change-track-table-cell/>
          </table:previous>
        </table:cell-content-change>
        <table:cell-content-change table:id="ct2493">
          <table:cell-address table:column="4" table:row="58" table:table="2"/>
          <office:change-info>
            <dc:creator> </dc:creator>
            <dc:date>2022-07-22T18:32:04.984636102</dc:date>
          </office:change-info>
          <table:previous>
            <table:change-track-table-cell/>
          </table:previous>
        </table:cell-content-change>
        <table:cell-content-change table:id="ct2494">
          <table:cell-address table:column="4" table:row="59" table:table="2"/>
          <office:change-info>
            <dc:creator> </dc:creator>
            <dc:date>2022-07-22T18:32:04.984660158</dc:date>
          </office:change-info>
          <table:previous>
            <table:change-track-table-cell/>
          </table:previous>
        </table:cell-content-change>
        <table:cell-content-change table:id="ct2495">
          <table:cell-address table:column="4" table:row="60" table:table="2"/>
          <office:change-info>
            <dc:creator> </dc:creator>
            <dc:date>2022-07-22T18:32:04.984684230</dc:date>
          </office:change-info>
          <table:previous>
            <table:change-track-table-cell/>
          </table:previous>
        </table:cell-content-change>
        <table:cell-content-change table:id="ct2496">
          <table:cell-address table:column="4" table:row="61" table:table="2"/>
          <office:change-info>
            <dc:creator> </dc:creator>
            <dc:date>2022-07-22T18:32:04.984708671</dc:date>
          </office:change-info>
          <table:previous>
            <table:change-track-table-cell/>
          </table:previous>
        </table:cell-content-change>
        <table:cell-content-change table:id="ct2497">
          <table:cell-address table:column="4" table:row="62" table:table="2"/>
          <office:change-info>
            <dc:creator> </dc:creator>
            <dc:date>2022-07-22T18:32:04.984733031</dc:date>
          </office:change-info>
          <table:previous>
            <table:change-track-table-cell/>
          </table:previous>
        </table:cell-content-change>
        <table:cell-content-change table:id="ct2498">
          <table:cell-address table:column="4" table:row="63" table:table="2"/>
          <office:change-info>
            <dc:creator> </dc:creator>
            <dc:date>2022-07-22T18:32:04.984757164</dc:date>
          </office:change-info>
          <table:previous>
            <table:change-track-table-cell/>
          </table:previous>
        </table:cell-content-change>
        <table:cell-content-change table:id="ct2499">
          <table:cell-address table:column="4" table:row="64" table:table="2"/>
          <office:change-info>
            <dc:creator> </dc:creator>
            <dc:date>2022-07-22T18:32:04.984781834</dc:date>
          </office:change-info>
          <table:previous>
            <table:change-track-table-cell/>
          </table:previous>
        </table:cell-content-change>
        <table:cell-content-change table:id="ct2500">
          <table:cell-address table:column="4" table:row="65" table:table="2"/>
          <office:change-info>
            <dc:creator> </dc:creator>
            <dc:date>2022-07-22T18:32:04.984806238</dc:date>
          </office:change-info>
          <table:previous>
            <table:change-track-table-cell/>
          </table:previous>
        </table:cell-content-change>
        <table:cell-content-change table:id="ct2501">
          <table:cell-address table:column="4" table:row="66" table:table="2"/>
          <office:change-info>
            <dc:creator> </dc:creator>
            <dc:date>2022-07-22T18:32:04.984830666</dc:date>
          </office:change-info>
          <table:previous>
            <table:change-track-table-cell/>
          </table:previous>
        </table:cell-content-change>
        <table:cell-content-change table:id="ct2502">
          <table:cell-address table:column="4" table:row="67" table:table="2"/>
          <office:change-info>
            <dc:creator> </dc:creator>
            <dc:date>2022-07-22T18:32:04.984855187</dc:date>
          </office:change-info>
          <table:previous>
            <table:change-track-table-cell/>
          </table:previous>
        </table:cell-content-change>
        <table:cell-content-change table:id="ct2503">
          <table:cell-address table:column="4" table:row="68" table:table="2"/>
          <office:change-info>
            <dc:creator> </dc:creator>
            <dc:date>2022-07-22T18:32:04.984879463</dc:date>
          </office:change-info>
          <table:previous>
            <table:change-track-table-cell/>
          </table:previous>
        </table:cell-content-change>
        <table:cell-content-change table:id="ct2504">
          <table:cell-address table:column="4" table:row="69" table:table="2"/>
          <office:change-info>
            <dc:creator> </dc:creator>
            <dc:date>2022-07-22T18:32:04.984903921</dc:date>
          </office:change-info>
          <table:previous>
            <table:change-track-table-cell/>
          </table:previous>
        </table:cell-content-change>
        <table:cell-content-change table:id="ct2505">
          <table:cell-address table:column="4" table:row="70" table:table="2"/>
          <office:change-info>
            <dc:creator> </dc:creator>
            <dc:date>2022-07-22T18:32:04.984928481</dc:date>
          </office:change-info>
          <table:previous>
            <table:change-track-table-cell/>
          </table:previous>
        </table:cell-content-change>
        <table:cell-content-change table:id="ct2506">
          <table:cell-address table:column="4" table:row="71" table:table="2"/>
          <office:change-info>
            <dc:creator> </dc:creator>
            <dc:date>2022-07-22T18:32:04.984952776</dc:date>
          </office:change-info>
          <table:previous>
            <table:change-track-table-cell/>
          </table:previous>
        </table:cell-content-change>
        <table:cell-content-change table:id="ct2507">
          <table:cell-address table:column="4" table:row="72" table:table="2"/>
          <office:change-info>
            <dc:creator> </dc:creator>
            <dc:date>2022-07-22T18:32:04.984977319</dc:date>
          </office:change-info>
          <table:previous>
            <table:change-track-table-cell/>
          </table:previous>
        </table:cell-content-change>
        <table:cell-content-change table:id="ct2508">
          <table:cell-address table:column="4" table:row="73" table:table="2"/>
          <office:change-info>
            <dc:creator> </dc:creator>
            <dc:date>2022-07-22T18:32:04.985001822</dc:date>
          </office:change-info>
          <table:previous>
            <table:change-track-table-cell/>
          </table:previous>
        </table:cell-content-change>
        <table:cell-content-change table:id="ct2509">
          <table:cell-address table:column="4" table:row="74" table:table="2"/>
          <office:change-info>
            <dc:creator> </dc:creator>
            <dc:date>2022-07-22T18:32:04.985026659</dc:date>
          </office:change-info>
          <table:previous>
            <table:change-track-table-cell/>
          </table:previous>
        </table:cell-content-change>
        <table:cell-content-change table:id="ct2510">
          <table:cell-address table:column="4" table:row="75" table:table="2"/>
          <office:change-info>
            <dc:creator> </dc:creator>
            <dc:date>2022-07-22T18:32:04.985050941</dc:date>
          </office:change-info>
          <table:previous>
            <table:change-track-table-cell/>
          </table:previous>
        </table:cell-content-change>
        <table:cell-content-change table:id="ct2511">
          <table:cell-address table:column="4" table:row="76" table:table="2"/>
          <office:change-info>
            <dc:creator> </dc:creator>
            <dc:date>2022-07-22T18:32:04.985075596</dc:date>
          </office:change-info>
          <table:previous>
            <table:change-track-table-cell/>
          </table:previous>
        </table:cell-content-change>
        <table:cell-content-change table:id="ct2512">
          <table:cell-address table:column="4" table:row="77" table:table="2"/>
          <office:change-info>
            <dc:creator> </dc:creator>
            <dc:date>2022-07-22T18:32:04.985100232</dc:date>
          </office:change-info>
          <table:previous>
            <table:change-track-table-cell/>
          </table:previous>
        </table:cell-content-change>
        <table:cell-content-change table:id="ct2513">
          <table:cell-address table:column="4" table:row="78" table:table="2"/>
          <office:change-info>
            <dc:creator> </dc:creator>
            <dc:date>2022-07-22T18:32:04.985124737</dc:date>
          </office:change-info>
          <table:previous>
            <table:change-track-table-cell/>
          </table:previous>
        </table:cell-content-change>
        <table:cell-content-change table:id="ct2514">
          <table:cell-address table:column="4" table:row="79" table:table="2"/>
          <office:change-info>
            <dc:creator> </dc:creator>
            <dc:date>2022-07-22T18:32:04.985149250</dc:date>
          </office:change-info>
          <table:previous>
            <table:change-track-table-cell/>
          </table:previous>
        </table:cell-content-change>
        <table:cell-content-change table:id="ct2515">
          <table:cell-address table:column="4" table:row="80" table:table="2"/>
          <office:change-info>
            <dc:creator> </dc:creator>
            <dc:date>2022-07-22T18:32:04.985173707</dc:date>
          </office:change-info>
          <table:previous>
            <table:change-track-table-cell/>
          </table:previous>
        </table:cell-content-change>
        <table:cell-content-change table:id="ct2516">
          <table:cell-address table:column="4" table:row="81" table:table="2"/>
          <office:change-info>
            <dc:creator> </dc:creator>
            <dc:date>2022-07-22T18:32:04.985198554</dc:date>
          </office:change-info>
          <table:previous>
            <table:change-track-table-cell/>
          </table:previous>
        </table:cell-content-change>
        <table:cell-content-change table:id="ct2517">
          <table:cell-address table:column="4" table:row="82" table:table="2"/>
          <office:change-info>
            <dc:creator> </dc:creator>
            <dc:date>2022-07-22T18:32:04.985222963</dc:date>
          </office:change-info>
          <table:previous>
            <table:change-track-table-cell/>
          </table:previous>
        </table:cell-content-change>
        <table:cell-content-change table:id="ct2518">
          <table:cell-address table:column="4" table:row="83" table:table="2"/>
          <office:change-info>
            <dc:creator> </dc:creator>
            <dc:date>2022-07-22T18:32:04.985247664</dc:date>
          </office:change-info>
          <table:previous>
            <table:change-track-table-cell/>
          </table:previous>
        </table:cell-content-change>
        <table:cell-content-change table:id="ct2519">
          <table:cell-address table:column="4" table:row="84" table:table="2"/>
          <office:change-info>
            <dc:creator> </dc:creator>
            <dc:date>2022-07-22T18:32:04.985272432</dc:date>
          </office:change-info>
          <table:previous>
            <table:change-track-table-cell/>
          </table:previous>
        </table:cell-content-change>
        <table:cell-content-change table:id="ct2520">
          <table:cell-address table:column="4" table:row="85" table:table="2"/>
          <office:change-info>
            <dc:creator> </dc:creator>
            <dc:date>2022-07-22T18:32:04.985297098</dc:date>
          </office:change-info>
          <table:previous>
            <table:change-track-table-cell/>
          </table:previous>
        </table:cell-content-change>
        <table:cell-content-change table:id="ct2521">
          <table:cell-address table:column="4" table:row="86" table:table="2"/>
          <office:change-info>
            <dc:creator> </dc:creator>
            <dc:date>2022-07-22T18:32:04.985321659</dc:date>
          </office:change-info>
          <table:previous>
            <table:change-track-table-cell/>
          </table:previous>
        </table:cell-content-change>
        <table:cell-content-change table:id="ct2522">
          <table:cell-address table:column="4" table:row="87" table:table="2"/>
          <office:change-info>
            <dc:creator> </dc:creator>
            <dc:date>2022-07-22T18:32:04.985346070</dc:date>
          </office:change-info>
          <table:previous>
            <table:change-track-table-cell/>
          </table:previous>
        </table:cell-content-change>
        <table:cell-content-change table:id="ct2523">
          <table:cell-address table:column="4" table:row="88" table:table="2"/>
          <office:change-info>
            <dc:creator> </dc:creator>
            <dc:date>2022-07-22T18:32:04.985370925</dc:date>
          </office:change-info>
          <table:previous>
            <table:change-track-table-cell/>
          </table:previous>
        </table:cell-content-change>
        <table:cell-content-change table:id="ct2524">
          <table:cell-address table:column="4" table:row="89" table:table="2"/>
          <office:change-info>
            <dc:creator> </dc:creator>
            <dc:date>2022-07-22T18:32:04.985395306</dc:date>
          </office:change-info>
          <table:previous>
            <table:change-track-table-cell/>
          </table:previous>
        </table:cell-content-change>
        <table:cell-content-change table:id="ct2525">
          <table:cell-address table:column="4" table:row="90" table:table="2"/>
          <office:change-info>
            <dc:creator> </dc:creator>
            <dc:date>2022-07-22T18:32:04.985420169</dc:date>
          </office:change-info>
          <table:previous>
            <table:change-track-table-cell/>
          </table:previous>
        </table:cell-content-change>
        <table:cell-content-change table:id="ct2526">
          <table:cell-address table:column="4" table:row="91" table:table="2"/>
          <office:change-info>
            <dc:creator> </dc:creator>
            <dc:date>2022-07-22T18:32:04.985444729</dc:date>
          </office:change-info>
          <table:previous>
            <table:change-track-table-cell/>
          </table:previous>
        </table:cell-content-change>
        <table:cell-content-change table:id="ct2527">
          <table:cell-address table:column="4" table:row="92" table:table="2"/>
          <office:change-info>
            <dc:creator> </dc:creator>
            <dc:date>2022-07-22T18:32:04.985469552</dc:date>
          </office:change-info>
          <table:previous>
            <table:change-track-table-cell/>
          </table:previous>
        </table:cell-content-change>
        <table:cell-content-change table:id="ct2528">
          <table:cell-address table:column="4" table:row="93" table:table="2"/>
          <office:change-info>
            <dc:creator> </dc:creator>
            <dc:date>2022-07-22T18:32:04.985494373</dc:date>
          </office:change-info>
          <table:previous>
            <table:change-track-table-cell/>
          </table:previous>
        </table:cell-content-change>
        <table:cell-content-change table:id="ct2529">
          <table:cell-address table:column="4" table:row="94" table:table="2"/>
          <office:change-info>
            <dc:creator> </dc:creator>
            <dc:date>2022-07-22T18:32:04.985519330</dc:date>
          </office:change-info>
          <table:previous>
            <table:change-track-table-cell/>
          </table:previous>
        </table:cell-content-change>
        <table:cell-content-change table:id="ct2530">
          <table:cell-address table:column="4" table:row="95" table:table="2"/>
          <office:change-info>
            <dc:creator> </dc:creator>
            <dc:date>2022-07-22T18:32:04.985544031</dc:date>
          </office:change-info>
          <table:previous>
            <table:change-track-table-cell/>
          </table:previous>
        </table:cell-content-change>
        <table:cell-content-change table:id="ct2531">
          <table:cell-address table:column="4" table:row="96" table:table="2"/>
          <office:change-info>
            <dc:creator> </dc:creator>
            <dc:date>2022-07-22T18:32:04.985568825</dc:date>
          </office:change-info>
          <table:previous>
            <table:change-track-table-cell/>
          </table:previous>
        </table:cell-content-change>
        <table:cell-content-change table:id="ct2532">
          <table:cell-address table:column="4" table:row="97" table:table="2"/>
          <office:change-info>
            <dc:creator> </dc:creator>
            <dc:date>2022-07-22T18:32:04.985614045</dc:date>
          </office:change-info>
          <table:previous>
            <table:change-track-table-cell/>
          </table:previous>
        </table:cell-content-change>
        <table:cell-content-change table:id="ct2533">
          <table:cell-address table:column="4" table:row="98" table:table="2"/>
          <office:change-info>
            <dc:creator> </dc:creator>
            <dc:date>2022-07-22T18:32:04.985648732</dc:date>
          </office:change-info>
          <table:previous>
            <table:change-track-table-cell/>
          </table:previous>
        </table:cell-content-change>
        <table:cell-content-change table:id="ct2534">
          <table:cell-address table:column="4" table:row="99" table:table="2"/>
          <office:change-info>
            <dc:creator> </dc:creator>
            <dc:date>2022-07-22T18:32:04.985687970</dc:date>
          </office:change-info>
          <table:previous>
            <table:change-track-table-cell/>
          </table:previous>
        </table:cell-content-change>
        <table:cell-content-change table:id="ct2535">
          <table:cell-address table:column="4" table:row="100" table:table="2"/>
          <office:change-info>
            <dc:creator> </dc:creator>
            <dc:date>2022-07-22T18:32:04.985720873</dc:date>
          </office:change-info>
          <table:previous>
            <table:change-track-table-cell/>
          </table:previous>
        </table:cell-content-change>
        <table:cell-content-change table:id="ct2536">
          <table:cell-address table:column="4" table:row="101" table:table="2"/>
          <office:change-info>
            <dc:creator> </dc:creator>
            <dc:date>2022-07-22T18:32:04.985765455</dc:date>
          </office:change-info>
          <table:previous>
            <table:change-track-table-cell/>
          </table:previous>
        </table:cell-content-change>
        <table:cell-content-change table:id="ct2537">
          <table:cell-address table:column="4" table:row="102" table:table="2"/>
          <office:change-info>
            <dc:creator> </dc:creator>
            <dc:date>2022-07-22T18:32:04.985798709</dc:date>
          </office:change-info>
          <table:previous>
            <table:change-track-table-cell/>
          </table:previous>
        </table:cell-content-change>
        <table:cell-content-change table:id="ct2538">
          <table:cell-address table:column="4" table:row="103" table:table="2"/>
          <office:change-info>
            <dc:creator> </dc:creator>
            <dc:date>2022-07-22T18:32:04.985825482</dc:date>
          </office:change-info>
          <table:previous>
            <table:change-track-table-cell/>
          </table:previous>
        </table:cell-content-change>
        <table:cell-content-change table:id="ct2539">
          <table:cell-address table:column="4" table:row="104" table:table="2"/>
          <office:change-info>
            <dc:creator> </dc:creator>
            <dc:date>2022-07-22T18:32:04.985852082</dc:date>
          </office:change-info>
          <table:previous>
            <table:change-track-table-cell/>
          </table:previous>
        </table:cell-content-change>
        <table:cell-content-change table:id="ct2540">
          <table:cell-address table:column="4" table:row="105" table:table="2"/>
          <office:change-info>
            <dc:creator> </dc:creator>
            <dc:date>2022-07-22T18:32:04.985878875</dc:date>
          </office:change-info>
          <table:previous>
            <table:change-track-table-cell/>
          </table:previous>
        </table:cell-content-change>
        <table:cell-content-change table:id="ct2541">
          <table:cell-address table:column="4" table:row="106" table:table="2"/>
          <office:change-info>
            <dc:creator> </dc:creator>
            <dc:date>2022-07-22T18:32:04.985918276</dc:date>
          </office:change-info>
          <table:previous>
            <table:change-track-table-cell/>
          </table:previous>
        </table:cell-content-change>
        <table:cell-content-change table:id="ct2542">
          <table:cell-address table:column="4" table:row="107" table:table="2"/>
          <office:change-info>
            <dc:creator> </dc:creator>
            <dc:date>2022-07-22T18:32:04.985943173</dc:date>
          </office:change-info>
          <table:previous>
            <table:change-track-table-cell/>
          </table:previous>
        </table:cell-content-change>
        <table:cell-content-change table:id="ct2543">
          <table:cell-address table:column="4" table:row="108" table:table="2"/>
          <office:change-info>
            <dc:creator> </dc:creator>
            <dc:date>2022-07-22T18:32:04.985968123</dc:date>
          </office:change-info>
          <table:previous>
            <table:change-track-table-cell/>
          </table:previous>
        </table:cell-content-change>
        <table:cell-content-change table:id="ct2544">
          <table:cell-address table:column="4" table:row="109" table:table="2"/>
          <office:change-info>
            <dc:creator> </dc:creator>
            <dc:date>2022-07-22T18:32:04.985993162</dc:date>
          </office:change-info>
          <table:previous>
            <table:change-track-table-cell/>
          </table:previous>
        </table:cell-content-change>
        <table:cell-content-change table:id="ct2545">
          <table:cell-address table:column="4" table:row="110" table:table="2"/>
          <office:change-info>
            <dc:creator> </dc:creator>
            <dc:date>2022-07-22T18:32:04.986018054</dc:date>
          </office:change-info>
          <table:previous>
            <table:change-track-table-cell/>
          </table:previous>
        </table:cell-content-change>
        <table:cell-content-change table:id="ct2546">
          <table:cell-address table:column="4" table:row="111" table:table="2"/>
          <office:change-info>
            <dc:creator> </dc:creator>
            <dc:date>2022-07-22T18:32:04.986043178</dc:date>
          </office:change-info>
          <table:previous>
            <table:change-track-table-cell/>
          </table:previous>
        </table:cell-content-change>
        <table:cell-content-change table:id="ct2547">
          <table:cell-address table:column="4" table:row="112" table:table="2"/>
          <office:change-info>
            <dc:creator> </dc:creator>
            <dc:date>2022-07-22T18:32:04.986068463</dc:date>
          </office:change-info>
          <table:previous>
            <table:change-track-table-cell/>
          </table:previous>
        </table:cell-content-change>
        <table:cell-content-change table:id="ct2548">
          <table:cell-address table:column="4" table:row="113" table:table="2"/>
          <office:change-info>
            <dc:creator> </dc:creator>
            <dc:date>2022-07-22T18:32:04.986093700</dc:date>
          </office:change-info>
          <table:previous>
            <table:change-track-table-cell/>
          </table:previous>
        </table:cell-content-change>
        <table:cell-content-change table:id="ct2549">
          <table:cell-address table:column="4" table:row="114" table:table="2"/>
          <office:change-info>
            <dc:creator> </dc:creator>
            <dc:date>2022-07-22T18:32:04.986118848</dc:date>
          </office:change-info>
          <table:previous>
            <table:change-track-table-cell/>
          </table:previous>
        </table:cell-content-change>
        <table:cell-content-change table:id="ct2550">
          <table:cell-address table:column="4" table:row="115" table:table="2"/>
          <office:change-info>
            <dc:creator> </dc:creator>
            <dc:date>2022-07-22T18:32:04.986144214</dc:date>
          </office:change-info>
          <table:previous>
            <table:change-track-table-cell/>
          </table:previous>
        </table:cell-content-change>
        <table:cell-content-change table:id="ct2551">
          <table:cell-address table:column="4" table:row="116" table:table="2"/>
          <office:change-info>
            <dc:creator> </dc:creator>
            <dc:date>2022-07-22T18:32:04.986169406</dc:date>
          </office:change-info>
          <table:previous>
            <table:change-track-table-cell/>
          </table:previous>
        </table:cell-content-change>
        <table:cell-content-change table:id="ct2552">
          <table:cell-address table:column="4" table:row="117" table:table="2"/>
          <office:change-info>
            <dc:creator> </dc:creator>
            <dc:date>2022-07-22T18:32:04.986194368</dc:date>
          </office:change-info>
          <table:previous>
            <table:change-track-table-cell/>
          </table:previous>
        </table:cell-content-change>
        <table:cell-content-change table:id="ct2553">
          <table:cell-address table:column="4" table:row="118" table:table="2"/>
          <office:change-info>
            <dc:creator> </dc:creator>
            <dc:date>2022-07-22T18:32:04.986219192</dc:date>
          </office:change-info>
          <table:previous>
            <table:change-track-table-cell/>
          </table:previous>
        </table:cell-content-change>
        <table:cell-content-change table:id="ct2554">
          <table:cell-address table:column="4" table:row="119" table:table="2"/>
          <office:change-info>
            <dc:creator> </dc:creator>
            <dc:date>2022-07-22T18:32:04.986244343</dc:date>
          </office:change-info>
          <table:previous>
            <table:change-track-table-cell/>
          </table:previous>
        </table:cell-content-change>
        <table:cell-content-change table:id="ct2555">
          <table:cell-address table:column="4" table:row="120" table:table="2"/>
          <office:change-info>
            <dc:creator> </dc:creator>
            <dc:date>2022-07-22T18:32:04.986269729</dc:date>
          </office:change-info>
          <table:previous>
            <table:change-track-table-cell/>
          </table:previous>
        </table:cell-content-change>
        <table:cell-content-change table:id="ct2556">
          <table:cell-address table:column="4" table:row="121" table:table="2"/>
          <office:change-info>
            <dc:creator> </dc:creator>
            <dc:date>2022-07-22T18:32:04.986295053</dc:date>
          </office:change-info>
          <table:previous>
            <table:change-track-table-cell/>
          </table:previous>
        </table:cell-content-change>
        <table:cell-content-change table:id="ct2557">
          <table:cell-address table:column="4" table:row="122" table:table="2"/>
          <office:change-info>
            <dc:creator> </dc:creator>
            <dc:date>2022-07-22T18:32:04.986320285</dc:date>
          </office:change-info>
          <table:previous>
            <table:change-track-table-cell/>
          </table:previous>
        </table:cell-content-change>
        <table:cell-content-change table:id="ct2558">
          <table:cell-address table:column="4" table:row="123" table:table="2"/>
          <office:change-info>
            <dc:creator> </dc:creator>
            <dc:date>2022-07-22T18:32:04.986345757</dc:date>
          </office:change-info>
          <table:previous>
            <table:change-track-table-cell/>
          </table:previous>
        </table:cell-content-change>
        <table:cell-content-change table:id="ct2559">
          <table:cell-address table:column="4" table:row="124" table:table="2"/>
          <office:change-info>
            <dc:creator> </dc:creator>
            <dc:date>2022-07-22T18:32:04.986371320</dc:date>
          </office:change-info>
          <table:previous>
            <table:change-track-table-cell/>
          </table:previous>
        </table:cell-content-change>
        <table:cell-content-change table:id="ct2560">
          <table:cell-address table:column="4" table:row="125" table:table="2"/>
          <office:change-info>
            <dc:creator> </dc:creator>
            <dc:date>2022-07-22T18:32:04.986396570</dc:date>
          </office:change-info>
          <table:previous>
            <table:change-track-table-cell/>
          </table:previous>
        </table:cell-content-change>
        <table:cell-content-change table:id="ct2561">
          <table:cell-address table:column="4" table:row="126" table:table="2"/>
          <office:change-info>
            <dc:creator> </dc:creator>
            <dc:date>2022-07-22T18:32:04.986421965</dc:date>
          </office:change-info>
          <table:previous>
            <table:change-track-table-cell/>
          </table:previous>
        </table:cell-content-change>
        <table:cell-content-change table:id="ct2562">
          <table:cell-address table:column="4" table:row="127" table:table="2"/>
          <office:change-info>
            <dc:creator> </dc:creator>
            <dc:date>2022-07-22T18:32:04.986447310</dc:date>
          </office:change-info>
          <table:previous>
            <table:change-track-table-cell/>
          </table:previous>
        </table:cell-content-change>
        <table:cell-content-change table:id="ct2563">
          <table:cell-address table:column="4" table:row="128" table:table="2"/>
          <office:change-info>
            <dc:creator> </dc:creator>
            <dc:date>2022-07-22T18:32:04.986472823</dc:date>
          </office:change-info>
          <table:previous>
            <table:change-track-table-cell/>
          </table:previous>
        </table:cell-content-change>
        <table:cell-content-change table:id="ct2564">
          <table:cell-address table:column="4" table:row="129" table:table="2"/>
          <office:change-info>
            <dc:creator> </dc:creator>
            <dc:date>2022-07-22T18:32:04.986498228</dc:date>
          </office:change-info>
          <table:previous>
            <table:change-track-table-cell/>
          </table:previous>
        </table:cell-content-change>
        <table:cell-content-change table:id="ct2565">
          <table:cell-address table:column="4" table:row="130" table:table="2"/>
          <office:change-info>
            <dc:creator> </dc:creator>
            <dc:date>2022-07-22T18:32:04.986529301</dc:date>
          </office:change-info>
          <table:previous>
            <table:change-track-table-cell/>
          </table:previous>
        </table:cell-content-change>
        <table:cell-content-change table:id="ct2566">
          <table:cell-address table:column="4" table:row="131" table:table="2"/>
          <office:change-info>
            <dc:creator> </dc:creator>
            <dc:date>2022-07-22T18:32:04.986542869</dc:date>
          </office:change-info>
          <table:previous>
            <table:change-track-table-cell/>
          </table:previous>
        </table:cell-content-change>
        <table:cell-content-change table:id="ct2567">
          <table:cell-address table:column="4" table:row="132" table:table="2"/>
          <office:change-info>
            <dc:creator> </dc:creator>
            <dc:date>2022-07-22T18:32:04.986555427</dc:date>
          </office:change-info>
          <table:previous>
            <table:change-track-table-cell/>
          </table:previous>
        </table:cell-content-change>
        <table:cell-content-change table:id="ct2568">
          <table:cell-address table:column="4" table:row="133" table:table="2"/>
          <office:change-info>
            <dc:creator> </dc:creator>
            <dc:date>2022-07-22T18:32:04.986567927</dc:date>
          </office:change-info>
          <table:previous>
            <table:change-track-table-cell/>
          </table:previous>
        </table:cell-content-change>
        <table:cell-content-change table:id="ct2569">
          <table:cell-address table:column="4" table:row="134" table:table="2"/>
          <office:change-info>
            <dc:creator> </dc:creator>
            <dc:date>2022-07-22T18:32:04.986580486</dc:date>
          </office:change-info>
          <table:previous>
            <table:change-track-table-cell/>
          </table:previous>
        </table:cell-content-change>
        <table:cell-content-change table:id="ct2570">
          <table:cell-address table:column="4" table:row="135" table:table="2"/>
          <office:change-info>
            <dc:creator> </dc:creator>
            <dc:date>2022-07-22T18:32:04.986592619</dc:date>
          </office:change-info>
          <table:previous>
            <table:change-track-table-cell/>
          </table:previous>
        </table:cell-content-change>
        <table:cell-content-change table:id="ct2571">
          <table:cell-address table:column="4" table:row="136" table:table="2"/>
          <office:change-info>
            <dc:creator> </dc:creator>
            <dc:date>2022-07-22T18:32:04.986604775</dc:date>
          </office:change-info>
          <table:previous>
            <table:change-track-table-cell/>
          </table:previous>
        </table:cell-content-change>
        <table:cell-content-change table:id="ct2572">
          <table:cell-address table:column="4" table:row="137" table:table="2"/>
          <office:change-info>
            <dc:creator> </dc:creator>
            <dc:date>2022-07-22T18:32:04.986616886</dc:date>
          </office:change-info>
          <table:previous>
            <table:change-track-table-cell/>
          </table:previous>
        </table:cell-content-change>
        <table:cell-content-change table:id="ct2573">
          <table:cell-address table:column="4" table:row="138" table:table="2"/>
          <office:change-info>
            <dc:creator> </dc:creator>
            <dc:date>2022-07-22T18:32:04.986629061</dc:date>
          </office:change-info>
          <table:previous>
            <table:change-track-table-cell/>
          </table:previous>
        </table:cell-content-change>
        <table:cell-content-change table:id="ct2574">
          <table:cell-address table:column="4" table:row="139" table:table="2"/>
          <office:change-info>
            <dc:creator> </dc:creator>
            <dc:date>2022-07-22T18:32:04.986641154</dc:date>
          </office:change-info>
          <table:previous>
            <table:change-track-table-cell/>
          </table:previous>
        </table:cell-content-change>
        <table:cell-content-change table:id="ct2575">
          <table:cell-address table:column="4" table:row="140" table:table="2"/>
          <office:change-info>
            <dc:creator> </dc:creator>
            <dc:date>2022-07-22T18:32:04.986653510</dc:date>
          </office:change-info>
          <table:previous>
            <table:change-track-table-cell/>
          </table:previous>
        </table:cell-content-change>
        <table:cell-content-change table:id="ct2576">
          <table:cell-address table:column="4" table:row="141" table:table="2"/>
          <office:change-info>
            <dc:creator> </dc:creator>
            <dc:date>2022-07-22T18:32:04.986666050</dc:date>
          </office:change-info>
          <table:previous>
            <table:change-track-table-cell/>
          </table:previous>
        </table:cell-content-change>
        <table:cell-content-change table:id="ct2577">
          <table:cell-address table:column="4" table:row="142" table:table="2"/>
          <office:change-info>
            <dc:creator> </dc:creator>
            <dc:date>2022-07-22T18:32:04.986678379</dc:date>
          </office:change-info>
          <table:previous>
            <table:change-track-table-cell/>
          </table:previous>
        </table:cell-content-change>
        <table:cell-content-change table:id="ct2578">
          <table:cell-address table:column="4" table:row="143" table:table="2"/>
          <office:change-info>
            <dc:creator> </dc:creator>
            <dc:date>2022-07-22T18:32:04.986690632</dc:date>
          </office:change-info>
          <table:previous>
            <table:change-track-table-cell/>
          </table:previous>
        </table:cell-content-change>
        <table:cell-content-change table:id="ct2579">
          <table:cell-address table:column="4" table:row="144" table:table="2"/>
          <office:change-info>
            <dc:creator> </dc:creator>
            <dc:date>2022-07-22T18:32:04.986702932</dc:date>
          </office:change-info>
          <table:previous>
            <table:change-track-table-cell/>
          </table:previous>
        </table:cell-content-change>
        <table:cell-content-change table:id="ct2580">
          <table:cell-address table:column="4" table:row="145" table:table="2"/>
          <office:change-info>
            <dc:creator> </dc:creator>
            <dc:date>2022-07-22T18:32:04.986715154</dc:date>
          </office:change-info>
          <table:previous>
            <table:change-track-table-cell/>
          </table:previous>
        </table:cell-content-change>
        <table:cell-content-change table:id="ct2581">
          <table:cell-address table:column="4" table:row="146" table:table="2"/>
          <office:change-info>
            <dc:creator> </dc:creator>
            <dc:date>2022-07-22T18:32:04.986727476</dc:date>
          </office:change-info>
          <table:previous>
            <table:change-track-table-cell/>
          </table:previous>
        </table:cell-content-change>
        <table:cell-content-change table:id="ct2582">
          <table:cell-address table:column="4" table:row="147" table:table="2"/>
          <office:change-info>
            <dc:creator> </dc:creator>
            <dc:date>2022-07-22T18:32:04.986740217</dc:date>
          </office:change-info>
          <table:previous>
            <table:change-track-table-cell/>
          </table:previous>
        </table:cell-content-change>
        <table:cell-content-change table:id="ct2583">
          <table:cell-address table:column="4" table:row="148" table:table="2"/>
          <office:change-info>
            <dc:creator> </dc:creator>
            <dc:date>2022-07-22T18:32:04.986753115</dc:date>
          </office:change-info>
          <table:previous>
            <table:change-track-table-cell/>
          </table:previous>
        </table:cell-content-change>
        <table:cell-content-change table:id="ct2584">
          <table:cell-address table:column="4" table:row="149" table:table="2"/>
          <office:change-info>
            <dc:creator> </dc:creator>
            <dc:date>2022-07-22T18:32:04.986765818</dc:date>
          </office:change-info>
          <table:previous>
            <table:change-track-table-cell/>
          </table:previous>
        </table:cell-content-change>
        <table:cell-content-change table:id="ct2585">
          <table:cell-address table:column="4" table:row="150" table:table="2"/>
          <office:change-info>
            <dc:creator> </dc:creator>
            <dc:date>2022-07-22T18:32:04.986778181</dc:date>
          </office:change-info>
          <table:previous>
            <table:change-track-table-cell/>
          </table:previous>
        </table:cell-content-change>
        <table:cell-content-change table:id="ct2586">
          <table:cell-address table:column="4" table:row="151" table:table="2"/>
          <office:change-info>
            <dc:creator> </dc:creator>
            <dc:date>2022-07-22T18:32:04.986790850</dc:date>
          </office:change-info>
          <table:previous>
            <table:change-track-table-cell/>
          </table:previous>
        </table:cell-content-change>
        <table:cell-content-change table:id="ct2587">
          <table:cell-address table:column="4" table:row="152" table:table="2"/>
          <office:change-info>
            <dc:creator> </dc:creator>
            <dc:date>2022-07-22T18:32:04.986803576</dc:date>
          </office:change-info>
          <table:previous>
            <table:change-track-table-cell/>
          </table:previous>
        </table:cell-content-change>
        <table:cell-content-change table:id="ct2588">
          <table:cell-address table:column="4" table:row="153" table:table="2"/>
          <office:change-info>
            <dc:creator> </dc:creator>
            <dc:date>2022-07-22T18:32:04.986815930</dc:date>
          </office:change-info>
          <table:previous>
            <table:change-track-table-cell/>
          </table:previous>
        </table:cell-content-change>
        <table:cell-content-change table:id="ct2589">
          <table:cell-address table:column="4" table:row="154" table:table="2"/>
          <office:change-info>
            <dc:creator> </dc:creator>
            <dc:date>2022-07-22T18:32:04.986828269</dc:date>
          </office:change-info>
          <table:previous>
            <table:change-track-table-cell/>
          </table:previous>
        </table:cell-content-change>
        <table:cell-content-change table:id="ct2590">
          <table:cell-address table:column="4" table:row="155" table:table="2"/>
          <office:change-info>
            <dc:creator> </dc:creator>
            <dc:date>2022-07-22T18:32:04.986859366</dc:date>
          </office:change-info>
          <table:previous>
            <table:change-track-table-cell/>
          </table:previous>
        </table:cell-content-change>
        <table:cell-content-change table:id="ct2591">
          <table:cell-address table:column="4" table:row="156" table:table="2"/>
          <office:change-info>
            <dc:creator> </dc:creator>
            <dc:date>2022-07-22T18:32:04.986873605</dc:date>
          </office:change-info>
          <table:previous>
            <table:change-track-table-cell/>
          </table:previous>
        </table:cell-content-change>
        <table:cell-content-change table:id="ct2592">
          <table:cell-address table:column="4" table:row="157" table:table="2"/>
          <office:change-info>
            <dc:creator> </dc:creator>
            <dc:date>2022-07-22T18:32:04.986901360</dc:date>
          </office:change-info>
          <table:previous>
            <table:change-track-table-cell/>
          </table:previous>
        </table:cell-content-change>
        <table:cell-content-change table:id="ct2593">
          <table:cell-address table:column="4" table:row="158" table:table="2"/>
          <office:change-info>
            <dc:creator> </dc:creator>
            <dc:date>2022-07-22T18:32:04.986914991</dc:date>
          </office:change-info>
          <table:previous>
            <table:change-track-table-cell/>
          </table:previous>
        </table:cell-content-change>
        <table:cell-content-change table:id="ct2594">
          <table:cell-address table:column="4" table:row="159" table:table="2"/>
          <office:change-info>
            <dc:creator> </dc:creator>
            <dc:date>2022-07-22T18:32:04.986928159</dc:date>
          </office:change-info>
          <table:previous>
            <table:change-track-table-cell/>
          </table:previous>
        </table:cell-content-change>
        <table:cell-content-change table:id="ct2595">
          <table:cell-address table:column="4" table:row="160" table:table="2"/>
          <office:change-info>
            <dc:creator> </dc:creator>
            <dc:date>2022-07-22T18:32:04.986941464</dc:date>
          </office:change-info>
          <table:previous>
            <table:change-track-table-cell/>
          </table:previous>
        </table:cell-content-change>
        <table:cell-content-change table:id="ct2596">
          <table:cell-address table:column="5" table:row="0" table:table="2"/>
          <office:change-info>
            <dc:creator> </dc:creator>
            <dc:date>2022-07-22T18:32:05.082655177</dc:date>
          </office:change-info>
          <table:previous>
            <table:change-track-table-cell/>
          </table:previous>
        </table:cell-content-change>
        <table:cell-content-change table:id="ct2597">
          <table:cell-address table:column="5" table:row="1" table:table="2"/>
          <office:change-info>
            <dc:creator> </dc:creator>
            <dc:date>2022-07-22T18:32:05.082801672</dc:date>
          </office:change-info>
          <table:previous>
            <table:change-track-table-cell/>
          </table:previous>
        </table:cell-content-change>
        <table:cell-content-change table:id="ct2598">
          <table:cell-address table:column="5" table:row="2" table:table="2"/>
          <office:change-info>
            <dc:creator> </dc:creator>
            <dc:date>2022-07-22T18:32:05.082882253</dc:date>
          </office:change-info>
          <table:previous>
            <table:change-track-table-cell/>
          </table:previous>
        </table:cell-content-change>
        <table:cell-content-change table:id="ct2599">
          <table:cell-address table:column="5" table:row="3" table:table="2"/>
          <office:change-info>
            <dc:creator> </dc:creator>
            <dc:date>2022-07-22T18:32:05.082911038</dc:date>
          </office:change-info>
          <table:previous>
            <table:change-track-table-cell/>
          </table:previous>
        </table:cell-content-change>
        <table:cell-content-change table:id="ct2600">
          <table:cell-address table:column="5" table:row="4" table:table="2"/>
          <office:change-info>
            <dc:creator> </dc:creator>
            <dc:date>2022-07-22T18:32:05.082933736</dc:date>
          </office:change-info>
          <table:previous>
            <table:change-track-table-cell/>
          </table:previous>
        </table:cell-content-change>
        <table:cell-content-change table:id="ct2601">
          <table:cell-address table:column="5" table:row="5" table:table="2"/>
          <office:change-info>
            <dc:creator> </dc:creator>
            <dc:date>2022-07-22T18:32:05.082955919</dc:date>
          </office:change-info>
          <table:previous>
            <table:change-track-table-cell/>
          </table:previous>
        </table:cell-content-change>
        <table:cell-content-change table:id="ct2602">
          <table:cell-address table:column="5" table:row="6" table:table="2"/>
          <office:change-info>
            <dc:creator> </dc:creator>
            <dc:date>2022-07-22T18:32:05.082977492</dc:date>
          </office:change-info>
          <table:previous>
            <table:change-track-table-cell/>
          </table:previous>
        </table:cell-content-change>
        <table:cell-content-change table:id="ct2603">
          <table:cell-address table:column="5" table:row="7" table:table="2"/>
          <office:change-info>
            <dc:creator> </dc:creator>
            <dc:date>2022-07-22T18:32:05.082999392</dc:date>
          </office:change-info>
          <table:previous>
            <table:change-track-table-cell/>
          </table:previous>
        </table:cell-content-change>
        <table:cell-content-change table:id="ct2604">
          <table:cell-address table:column="5" table:row="8" table:table="2"/>
          <office:change-info>
            <dc:creator> </dc:creator>
            <dc:date>2022-07-22T18:32:05.083020815</dc:date>
          </office:change-info>
          <table:previous>
            <table:change-track-table-cell/>
          </table:previous>
        </table:cell-content-change>
        <table:cell-content-change table:id="ct2605">
          <table:cell-address table:column="5" table:row="9" table:table="2"/>
          <office:change-info>
            <dc:creator> </dc:creator>
            <dc:date>2022-07-22T18:32:05.083042830</dc:date>
          </office:change-info>
          <table:previous>
            <table:change-track-table-cell/>
          </table:previous>
        </table:cell-content-change>
        <table:cell-content-change table:id="ct2606">
          <table:cell-address table:column="5" table:row="10" table:table="2"/>
          <office:change-info>
            <dc:creator> </dc:creator>
            <dc:date>2022-07-22T18:32:05.083064836</dc:date>
          </office:change-info>
          <table:previous>
            <table:change-track-table-cell/>
          </table:previous>
        </table:cell-content-change>
        <table:cell-content-change table:id="ct2607">
          <table:cell-address table:column="5" table:row="11" table:table="2"/>
          <office:change-info>
            <dc:creator> </dc:creator>
            <dc:date>2022-07-22T18:32:05.083086742</dc:date>
          </office:change-info>
          <table:previous>
            <table:change-track-table-cell/>
          </table:previous>
        </table:cell-content-change>
        <table:cell-content-change table:id="ct2608">
          <table:cell-address table:column="5" table:row="12" table:table="2"/>
          <office:change-info>
            <dc:creator> </dc:creator>
            <dc:date>2022-07-22T18:32:05.083108210</dc:date>
          </office:change-info>
          <table:previous>
            <table:change-track-table-cell/>
          </table:previous>
        </table:cell-content-change>
        <table:cell-content-change table:id="ct2609">
          <table:cell-address table:column="5" table:row="13" table:table="2"/>
          <office:change-info>
            <dc:creator> </dc:creator>
            <dc:date>2022-07-22T18:32:05.083129565</dc:date>
          </office:change-info>
          <table:previous>
            <table:change-track-table-cell/>
          </table:previous>
        </table:cell-content-change>
        <table:cell-content-change table:id="ct2610">
          <table:cell-address table:column="5" table:row="14" table:table="2"/>
          <office:change-info>
            <dc:creator> </dc:creator>
            <dc:date>2022-07-22T18:32:05.083151343</dc:date>
          </office:change-info>
          <table:previous>
            <table:change-track-table-cell/>
          </table:previous>
        </table:cell-content-change>
        <table:cell-content-change table:id="ct2611">
          <table:cell-address table:column="5" table:row="15" table:table="2"/>
          <office:change-info>
            <dc:creator> </dc:creator>
            <dc:date>2022-07-22T18:32:05.083172915</dc:date>
          </office:change-info>
          <table:previous>
            <table:change-track-table-cell/>
          </table:previous>
        </table:cell-content-change>
        <table:cell-content-change table:id="ct2612">
          <table:cell-address table:column="5" table:row="16" table:table="2"/>
          <office:change-info>
            <dc:creator> </dc:creator>
            <dc:date>2022-07-22T18:32:05.083194295</dc:date>
          </office:change-info>
          <table:previous>
            <table:change-track-table-cell/>
          </table:previous>
        </table:cell-content-change>
        <table:cell-content-change table:id="ct2613">
          <table:cell-address table:column="5" table:row="17" table:table="2"/>
          <office:change-info>
            <dc:creator> </dc:creator>
            <dc:date>2022-07-22T18:32:05.083215746</dc:date>
          </office:change-info>
          <table:previous>
            <table:change-track-table-cell/>
          </table:previous>
        </table:cell-content-change>
        <table:cell-content-change table:id="ct2614">
          <table:cell-address table:column="5" table:row="18" table:table="2"/>
          <office:change-info>
            <dc:creator> </dc:creator>
            <dc:date>2022-07-22T18:32:05.083237134</dc:date>
          </office:change-info>
          <table:previous>
            <table:change-track-table-cell/>
          </table:previous>
        </table:cell-content-change>
        <table:cell-content-change table:id="ct2615">
          <table:cell-address table:column="5" table:row="19" table:table="2"/>
          <office:change-info>
            <dc:creator> </dc:creator>
            <dc:date>2022-07-22T18:32:05.083258858</dc:date>
          </office:change-info>
          <table:previous>
            <table:change-track-table-cell/>
          </table:previous>
        </table:cell-content-change>
        <table:cell-content-change table:id="ct2616">
          <table:cell-address table:column="5" table:row="20" table:table="2"/>
          <office:change-info>
            <dc:creator> </dc:creator>
            <dc:date>2022-07-22T18:32:05.083280508</dc:date>
          </office:change-info>
          <table:previous>
            <table:change-track-table-cell/>
          </table:previous>
        </table:cell-content-change>
        <table:cell-content-change table:id="ct2617">
          <table:cell-address table:column="5" table:row="21" table:table="2"/>
          <office:change-info>
            <dc:creator> </dc:creator>
            <dc:date>2022-07-22T18:32:05.083302148</dc:date>
          </office:change-info>
          <table:previous>
            <table:change-track-table-cell/>
          </table:previous>
        </table:cell-content-change>
        <table:cell-content-change table:id="ct2618">
          <table:cell-address table:column="5" table:row="22" table:table="2"/>
          <office:change-info>
            <dc:creator> </dc:creator>
            <dc:date>2022-07-22T18:32:05.083323627</dc:date>
          </office:change-info>
          <table:previous>
            <table:change-track-table-cell/>
          </table:previous>
        </table:cell-content-change>
        <table:cell-content-change table:id="ct2619">
          <table:cell-address table:column="5" table:row="23" table:table="2"/>
          <office:change-info>
            <dc:creator> </dc:creator>
            <dc:date>2022-07-22T18:32:05.083345127</dc:date>
          </office:change-info>
          <table:previous>
            <table:change-track-table-cell/>
          </table:previous>
        </table:cell-content-change>
        <table:cell-content-change table:id="ct2620">
          <table:cell-address table:column="5" table:row="24" table:table="2"/>
          <office:change-info>
            <dc:creator> </dc:creator>
            <dc:date>2022-07-22T18:32:05.083366809</dc:date>
          </office:change-info>
          <table:previous>
            <table:change-track-table-cell/>
          </table:previous>
        </table:cell-content-change>
        <table:cell-content-change table:id="ct2621">
          <table:cell-address table:column="5" table:row="25" table:table="2"/>
          <office:change-info>
            <dc:creator> </dc:creator>
            <dc:date>2022-07-22T18:32:05.083388491</dc:date>
          </office:change-info>
          <table:previous>
            <table:change-track-table-cell/>
          </table:previous>
        </table:cell-content-change>
        <table:cell-content-change table:id="ct2622">
          <table:cell-address table:column="5" table:row="26" table:table="2"/>
          <office:change-info>
            <dc:creator> </dc:creator>
            <dc:date>2022-07-22T18:32:05.083410021</dc:date>
          </office:change-info>
          <table:previous>
            <table:change-track-table-cell/>
          </table:previous>
        </table:cell-content-change>
        <table:cell-content-change table:id="ct2623">
          <table:cell-address table:column="5" table:row="27" table:table="2"/>
          <office:change-info>
            <dc:creator> </dc:creator>
            <dc:date>2022-07-22T18:32:05.083431537</dc:date>
          </office:change-info>
          <table:previous>
            <table:change-track-table-cell/>
          </table:previous>
        </table:cell-content-change>
        <table:cell-content-change table:id="ct2624">
          <table:cell-address table:column="5" table:row="28" table:table="2"/>
          <office:change-info>
            <dc:creator> </dc:creator>
            <dc:date>2022-07-22T18:32:05.083453061</dc:date>
          </office:change-info>
          <table:previous>
            <table:change-track-table-cell/>
          </table:previous>
        </table:cell-content-change>
        <table:cell-content-change table:id="ct2625">
          <table:cell-address table:column="5" table:row="29" table:table="2"/>
          <office:change-info>
            <dc:creator> </dc:creator>
            <dc:date>2022-07-22T18:32:05.083474659</dc:date>
          </office:change-info>
          <table:previous>
            <table:change-track-table-cell/>
          </table:previous>
        </table:cell-content-change>
        <table:cell-content-change table:id="ct2626">
          <table:cell-address table:column="5" table:row="30" table:table="2"/>
          <office:change-info>
            <dc:creator> </dc:creator>
            <dc:date>2022-07-22T18:32:05.083496148</dc:date>
          </office:change-info>
          <table:previous>
            <table:change-track-table-cell/>
          </table:previous>
        </table:cell-content-change>
        <table:cell-content-change table:id="ct2627">
          <table:cell-address table:column="5" table:row="31" table:table="2"/>
          <office:change-info>
            <dc:creator> </dc:creator>
            <dc:date>2022-07-22T18:32:05.083517739</dc:date>
          </office:change-info>
          <table:previous>
            <table:change-track-table-cell/>
          </table:previous>
        </table:cell-content-change>
        <table:cell-content-change table:id="ct2628">
          <table:cell-address table:column="5" table:row="32" table:table="2"/>
          <office:change-info>
            <dc:creator> </dc:creator>
            <dc:date>2022-07-22T18:32:05.083539194</dc:date>
          </office:change-info>
          <table:previous>
            <table:change-track-table-cell/>
          </table:previous>
        </table:cell-content-change>
        <table:cell-content-change table:id="ct2629">
          <table:cell-address table:column="5" table:row="33" table:table="2"/>
          <office:change-info>
            <dc:creator> </dc:creator>
            <dc:date>2022-07-22T18:32:05.083560735</dc:date>
          </office:change-info>
          <table:previous>
            <table:change-track-table-cell/>
          </table:previous>
        </table:cell-content-change>
        <table:cell-content-change table:id="ct2630">
          <table:cell-address table:column="5" table:row="34" table:table="2"/>
          <office:change-info>
            <dc:creator> </dc:creator>
            <dc:date>2022-07-22T18:32:05.083582396</dc:date>
          </office:change-info>
          <table:previous>
            <table:change-track-table-cell/>
          </table:previous>
        </table:cell-content-change>
        <table:cell-content-change table:id="ct2631">
          <table:cell-address table:column="5" table:row="35" table:table="2"/>
          <office:change-info>
            <dc:creator> </dc:creator>
            <dc:date>2022-07-22T18:32:05.083604111</dc:date>
          </office:change-info>
          <table:previous>
            <table:change-track-table-cell/>
          </table:previous>
        </table:cell-content-change>
        <table:cell-content-change table:id="ct2632">
          <table:cell-address table:column="5" table:row="36" table:table="2"/>
          <office:change-info>
            <dc:creator> </dc:creator>
            <dc:date>2022-07-22T18:32:05.083626024</dc:date>
          </office:change-info>
          <table:previous>
            <table:change-track-table-cell/>
          </table:previous>
        </table:cell-content-change>
        <table:cell-content-change table:id="ct2633">
          <table:cell-address table:column="5" table:row="37" table:table="2"/>
          <office:change-info>
            <dc:creator> </dc:creator>
            <dc:date>2022-07-22T18:32:05.083647784</dc:date>
          </office:change-info>
          <table:previous>
            <table:change-track-table-cell/>
          </table:previous>
        </table:cell-content-change>
        <table:cell-content-change table:id="ct2634">
          <table:cell-address table:column="5" table:row="38" table:table="2"/>
          <office:change-info>
            <dc:creator> </dc:creator>
            <dc:date>2022-07-22T18:32:05.083669570</dc:date>
          </office:change-info>
          <table:previous>
            <table:change-track-table-cell/>
          </table:previous>
        </table:cell-content-change>
        <table:cell-content-change table:id="ct2635">
          <table:cell-address table:column="5" table:row="39" table:table="2"/>
          <office:change-info>
            <dc:creator> </dc:creator>
            <dc:date>2022-07-22T18:32:05.083691392</dc:date>
          </office:change-info>
          <table:previous>
            <table:change-track-table-cell/>
          </table:previous>
        </table:cell-content-change>
        <table:cell-content-change table:id="ct2636">
          <table:cell-address table:column="5" table:row="40" table:table="2"/>
          <office:change-info>
            <dc:creator> </dc:creator>
            <dc:date>2022-07-22T18:32:05.083713034</dc:date>
          </office:change-info>
          <table:previous>
            <table:change-track-table-cell/>
          </table:previous>
        </table:cell-content-change>
        <table:cell-content-change table:id="ct2637">
          <table:cell-address table:column="5" table:row="41" table:table="2"/>
          <office:change-info>
            <dc:creator> </dc:creator>
            <dc:date>2022-07-22T18:32:05.083734653</dc:date>
          </office:change-info>
          <table:previous>
            <table:change-track-table-cell/>
          </table:previous>
        </table:cell-content-change>
        <table:cell-content-change table:id="ct2638">
          <table:cell-address table:column="5" table:row="42" table:table="2"/>
          <office:change-info>
            <dc:creator> </dc:creator>
            <dc:date>2022-07-22T18:32:05.083756616</dc:date>
          </office:change-info>
          <table:previous>
            <table:change-track-table-cell/>
          </table:previous>
        </table:cell-content-change>
        <table:cell-content-change table:id="ct2639">
          <table:cell-address table:column="5" table:row="43" table:table="2"/>
          <office:change-info>
            <dc:creator> </dc:creator>
            <dc:date>2022-07-22T18:32:05.083778440</dc:date>
          </office:change-info>
          <table:previous>
            <table:change-track-table-cell/>
          </table:previous>
        </table:cell-content-change>
        <table:cell-content-change table:id="ct2640">
          <table:cell-address table:column="5" table:row="44" table:table="2"/>
          <office:change-info>
            <dc:creator> </dc:creator>
            <dc:date>2022-07-22T18:32:05.083800255</dc:date>
          </office:change-info>
          <table:previous>
            <table:change-track-table-cell/>
          </table:previous>
        </table:cell-content-change>
        <table:cell-content-change table:id="ct2641">
          <table:cell-address table:column="5" table:row="45" table:table="2"/>
          <office:change-info>
            <dc:creator> </dc:creator>
            <dc:date>2022-07-22T18:32:05.083822075</dc:date>
          </office:change-info>
          <table:previous>
            <table:change-track-table-cell/>
          </table:previous>
        </table:cell-content-change>
        <table:cell-content-change table:id="ct2642">
          <table:cell-address table:column="5" table:row="46" table:table="2"/>
          <office:change-info>
            <dc:creator> </dc:creator>
            <dc:date>2022-07-22T18:32:05.083843972</dc:date>
          </office:change-info>
          <table:previous>
            <table:change-track-table-cell/>
          </table:previous>
        </table:cell-content-change>
        <table:cell-content-change table:id="ct2643">
          <table:cell-address table:column="5" table:row="47" table:table="2"/>
          <office:change-info>
            <dc:creator> </dc:creator>
            <dc:date>2022-07-22T18:32:05.083865629</dc:date>
          </office:change-info>
          <table:previous>
            <table:change-track-table-cell/>
          </table:previous>
        </table:cell-content-change>
        <table:cell-content-change table:id="ct2644">
          <table:cell-address table:column="5" table:row="48" table:table="2"/>
          <office:change-info>
            <dc:creator> </dc:creator>
            <dc:date>2022-07-22T18:32:05.083887419</dc:date>
          </office:change-info>
          <table:previous>
            <table:change-track-table-cell/>
          </table:previous>
        </table:cell-content-change>
        <table:cell-content-change table:id="ct2645">
          <table:cell-address table:column="5" table:row="49" table:table="2"/>
          <office:change-info>
            <dc:creator> </dc:creator>
            <dc:date>2022-07-22T18:32:05.083909164</dc:date>
          </office:change-info>
          <table:previous>
            <table:change-track-table-cell/>
          </table:previous>
        </table:cell-content-change>
        <table:cell-content-change table:id="ct2646">
          <table:cell-address table:column="5" table:row="50" table:table="2"/>
          <office:change-info>
            <dc:creator> </dc:creator>
            <dc:date>2022-07-22T18:32:05.083931128</dc:date>
          </office:change-info>
          <table:previous>
            <table:change-track-table-cell/>
          </table:previous>
        </table:cell-content-change>
        <table:cell-content-change table:id="ct2647">
          <table:cell-address table:column="5" table:row="51" table:table="2"/>
          <office:change-info>
            <dc:creator> </dc:creator>
            <dc:date>2022-07-22T18:32:05.083952871</dc:date>
          </office:change-info>
          <table:previous>
            <table:change-track-table-cell/>
          </table:previous>
        </table:cell-content-change>
        <table:cell-content-change table:id="ct2648">
          <table:cell-address table:column="5" table:row="52" table:table="2"/>
          <office:change-info>
            <dc:creator> </dc:creator>
            <dc:date>2022-07-22T18:32:05.083974626</dc:date>
          </office:change-info>
          <table:previous>
            <table:change-track-table-cell/>
          </table:previous>
        </table:cell-content-change>
        <table:cell-content-change table:id="ct2649">
          <table:cell-address table:column="5" table:row="53" table:table="2"/>
          <office:change-info>
            <dc:creator> </dc:creator>
            <dc:date>2022-07-22T18:32:05.083996446</dc:date>
          </office:change-info>
          <table:previous>
            <table:change-track-table-cell/>
          </table:previous>
        </table:cell-content-change>
        <table:cell-content-change table:id="ct2650">
          <table:cell-address table:column="5" table:row="54" table:table="2"/>
          <office:change-info>
            <dc:creator> </dc:creator>
            <dc:date>2022-07-22T18:32:05.084018126</dc:date>
          </office:change-info>
          <table:previous>
            <table:change-track-table-cell/>
          </table:previous>
        </table:cell-content-change>
        <table:cell-content-change table:id="ct2651">
          <table:cell-address table:column="5" table:row="55" table:table="2"/>
          <office:change-info>
            <dc:creator> </dc:creator>
            <dc:date>2022-07-22T18:32:05.084039824</dc:date>
          </office:change-info>
          <table:previous>
            <table:change-track-table-cell/>
          </table:previous>
        </table:cell-content-change>
        <table:cell-content-change table:id="ct2652">
          <table:cell-address table:column="5" table:row="56" table:table="2"/>
          <office:change-info>
            <dc:creator> </dc:creator>
            <dc:date>2022-07-22T18:32:05.084061804</dc:date>
          </office:change-info>
          <table:previous>
            <table:change-track-table-cell/>
          </table:previous>
        </table:cell-content-change>
        <table:cell-content-change table:id="ct2653">
          <table:cell-address table:column="5" table:row="57" table:table="2"/>
          <office:change-info>
            <dc:creator> </dc:creator>
            <dc:date>2022-07-22T18:32:05.084083756</dc:date>
          </office:change-info>
          <table:previous>
            <table:change-track-table-cell/>
          </table:previous>
        </table:cell-content-change>
        <table:cell-content-change table:id="ct2654">
          <table:cell-address table:column="5" table:row="58" table:table="2"/>
          <office:change-info>
            <dc:creator> </dc:creator>
            <dc:date>2022-07-22T18:32:05.084105570</dc:date>
          </office:change-info>
          <table:previous>
            <table:change-track-table-cell/>
          </table:previous>
        </table:cell-content-change>
        <table:cell-content-change table:id="ct2655">
          <table:cell-address table:column="5" table:row="59" table:table="2"/>
          <office:change-info>
            <dc:creator> </dc:creator>
            <dc:date>2022-07-22T18:32:05.084127446</dc:date>
          </office:change-info>
          <table:previous>
            <table:change-track-table-cell/>
          </table:previous>
        </table:cell-content-change>
        <table:cell-content-change table:id="ct2656">
          <table:cell-address table:column="5" table:row="60" table:table="2"/>
          <office:change-info>
            <dc:creator> </dc:creator>
            <dc:date>2022-07-22T18:32:05.084149289</dc:date>
          </office:change-info>
          <table:previous>
            <table:change-track-table-cell/>
          </table:previous>
        </table:cell-content-change>
        <table:cell-content-change table:id="ct2657">
          <table:cell-address table:column="5" table:row="61" table:table="2"/>
          <office:change-info>
            <dc:creator> </dc:creator>
            <dc:date>2022-07-22T18:32:05.084171232</dc:date>
          </office:change-info>
          <table:previous>
            <table:change-track-table-cell/>
          </table:previous>
        </table:cell-content-change>
        <table:cell-content-change table:id="ct2658">
          <table:cell-address table:column="5" table:row="62" table:table="2"/>
          <office:change-info>
            <dc:creator> </dc:creator>
            <dc:date>2022-07-22T18:32:05.084193070</dc:date>
          </office:change-info>
          <table:previous>
            <table:change-track-table-cell/>
          </table:previous>
        </table:cell-content-change>
        <table:cell-content-change table:id="ct2659">
          <table:cell-address table:column="5" table:row="63" table:table="2"/>
          <office:change-info>
            <dc:creator> </dc:creator>
            <dc:date>2022-07-22T18:32:05.084214989</dc:date>
          </office:change-info>
          <table:previous>
            <table:change-track-table-cell/>
          </table:previous>
        </table:cell-content-change>
        <table:cell-content-change table:id="ct2660">
          <table:cell-address table:column="5" table:row="64" table:table="2"/>
          <office:change-info>
            <dc:creator> </dc:creator>
            <dc:date>2022-07-22T18:32:05.084236916</dc:date>
          </office:change-info>
          <table:previous>
            <table:change-track-table-cell/>
          </table:previous>
        </table:cell-content-change>
        <table:cell-content-change table:id="ct2661">
          <table:cell-address table:column="5" table:row="65" table:table="2"/>
          <office:change-info>
            <dc:creator> </dc:creator>
            <dc:date>2022-07-22T18:32:05.084258790</dc:date>
          </office:change-info>
          <table:previous>
            <table:change-track-table-cell/>
          </table:previous>
        </table:cell-content-change>
        <table:cell-content-change table:id="ct2662">
          <table:cell-address table:column="5" table:row="66" table:table="2"/>
          <office:change-info>
            <dc:creator> </dc:creator>
            <dc:date>2022-07-22T18:32:05.084280718</dc:date>
          </office:change-info>
          <table:previous>
            <table:change-track-table-cell/>
          </table:previous>
        </table:cell-content-change>
        <table:cell-content-change table:id="ct2663">
          <table:cell-address table:column="5" table:row="67" table:table="2"/>
          <office:change-info>
            <dc:creator> </dc:creator>
            <dc:date>2022-07-22T18:32:05.084303006</dc:date>
          </office:change-info>
          <table:previous>
            <table:change-track-table-cell/>
          </table:previous>
        </table:cell-content-change>
        <table:cell-content-change table:id="ct2664">
          <table:cell-address table:column="5" table:row="68" table:table="2"/>
          <office:change-info>
            <dc:creator> </dc:creator>
            <dc:date>2022-07-22T18:32:05.084325298</dc:date>
          </office:change-info>
          <table:previous>
            <table:change-track-table-cell/>
          </table:previous>
        </table:cell-content-change>
        <table:cell-content-change table:id="ct2665">
          <table:cell-address table:column="5" table:row="69" table:table="2"/>
          <office:change-info>
            <dc:creator> </dc:creator>
            <dc:date>2022-07-22T18:32:05.084347518</dc:date>
          </office:change-info>
          <table:previous>
            <table:change-track-table-cell/>
          </table:previous>
        </table:cell-content-change>
        <table:cell-content-change table:id="ct2666">
          <table:cell-address table:column="5" table:row="70" table:table="2"/>
          <office:change-info>
            <dc:creator> </dc:creator>
            <dc:date>2022-07-22T18:32:05.084369433</dc:date>
          </office:change-info>
          <table:previous>
            <table:change-track-table-cell/>
          </table:previous>
        </table:cell-content-change>
        <table:cell-content-change table:id="ct2667">
          <table:cell-address table:column="5" table:row="71" table:table="2"/>
          <office:change-info>
            <dc:creator> </dc:creator>
            <dc:date>2022-07-22T18:32:05.084391457</dc:date>
          </office:change-info>
          <table:previous>
            <table:change-track-table-cell/>
          </table:previous>
        </table:cell-content-change>
        <table:cell-content-change table:id="ct2668">
          <table:cell-address table:column="5" table:row="72" table:table="2"/>
          <office:change-info>
            <dc:creator> </dc:creator>
            <dc:date>2022-07-22T18:32:05.084413672</dc:date>
          </office:change-info>
          <table:previous>
            <table:change-track-table-cell/>
          </table:previous>
        </table:cell-content-change>
        <table:cell-content-change table:id="ct2669">
          <table:cell-address table:column="5" table:row="73" table:table="2"/>
          <office:change-info>
            <dc:creator> </dc:creator>
            <dc:date>2022-07-22T18:32:05.084435831</dc:date>
          </office:change-info>
          <table:previous>
            <table:change-track-table-cell/>
          </table:previous>
        </table:cell-content-change>
        <table:cell-content-change table:id="ct2670">
          <table:cell-address table:column="5" table:row="74" table:table="2"/>
          <office:change-info>
            <dc:creator> </dc:creator>
            <dc:date>2022-07-22T18:32:05.084457847</dc:date>
          </office:change-info>
          <table:previous>
            <table:change-track-table-cell/>
          </table:previous>
        </table:cell-content-change>
        <table:cell-content-change table:id="ct2671">
          <table:cell-address table:column="5" table:row="75" table:table="2"/>
          <office:change-info>
            <dc:creator> </dc:creator>
            <dc:date>2022-07-22T18:32:05.084479882</dc:date>
          </office:change-info>
          <table:previous>
            <table:change-track-table-cell/>
          </table:previous>
        </table:cell-content-change>
        <table:cell-content-change table:id="ct2672">
          <table:cell-address table:column="5" table:row="76" table:table="2"/>
          <office:change-info>
            <dc:creator> </dc:creator>
            <dc:date>2022-07-22T18:32:05.084501807</dc:date>
          </office:change-info>
          <table:previous>
            <table:change-track-table-cell/>
          </table:previous>
        </table:cell-content-change>
        <table:cell-content-change table:id="ct2673">
          <table:cell-address table:column="5" table:row="77" table:table="2"/>
          <office:change-info>
            <dc:creator> </dc:creator>
            <dc:date>2022-07-22T18:32:05.084523878</dc:date>
          </office:change-info>
          <table:previous>
            <table:change-track-table-cell/>
          </table:previous>
        </table:cell-content-change>
        <table:cell-content-change table:id="ct2674">
          <table:cell-address table:column="5" table:row="78" table:table="2"/>
          <office:change-info>
            <dc:creator> </dc:creator>
            <dc:date>2022-07-22T18:32:05.084546020</dc:date>
          </office:change-info>
          <table:previous>
            <table:change-track-table-cell/>
          </table:previous>
        </table:cell-content-change>
        <table:cell-content-change table:id="ct2675">
          <table:cell-address table:column="5" table:row="79" table:table="2"/>
          <office:change-info>
            <dc:creator> </dc:creator>
            <dc:date>2022-07-22T18:32:05.084568005</dc:date>
          </office:change-info>
          <table:previous>
            <table:change-track-table-cell/>
          </table:previous>
        </table:cell-content-change>
        <table:cell-content-change table:id="ct2676">
          <table:cell-address table:column="5" table:row="80" table:table="2"/>
          <office:change-info>
            <dc:creator> </dc:creator>
            <dc:date>2022-07-22T18:32:05.084590041</dc:date>
          </office:change-info>
          <table:previous>
            <table:change-track-table-cell/>
          </table:previous>
        </table:cell-content-change>
        <table:cell-content-change table:id="ct2677">
          <table:cell-address table:column="5" table:row="81" table:table="2"/>
          <office:change-info>
            <dc:creator> </dc:creator>
            <dc:date>2022-07-22T18:32:05.084611991</dc:date>
          </office:change-info>
          <table:previous>
            <table:change-track-table-cell/>
          </table:previous>
        </table:cell-content-change>
        <table:cell-content-change table:id="ct2678">
          <table:cell-address table:column="5" table:row="82" table:table="2"/>
          <office:change-info>
            <dc:creator> </dc:creator>
            <dc:date>2022-07-22T18:32:05.084634218</dc:date>
          </office:change-info>
          <table:previous>
            <table:change-track-table-cell/>
          </table:previous>
        </table:cell-content-change>
        <table:cell-content-change table:id="ct2679">
          <table:cell-address table:column="5" table:row="83" table:table="2"/>
          <office:change-info>
            <dc:creator> </dc:creator>
            <dc:date>2022-07-22T18:32:05.084656529</dc:date>
          </office:change-info>
          <table:previous>
            <table:change-track-table-cell/>
          </table:previous>
        </table:cell-content-change>
        <table:cell-content-change table:id="ct2680">
          <table:cell-address table:column="5" table:row="84" table:table="2"/>
          <office:change-info>
            <dc:creator> </dc:creator>
            <dc:date>2022-07-22T18:32:05.084678735</dc:date>
          </office:change-info>
          <table:previous>
            <table:change-track-table-cell/>
          </table:previous>
        </table:cell-content-change>
        <table:cell-content-change table:id="ct2681">
          <table:cell-address table:column="5" table:row="85" table:table="2"/>
          <office:change-info>
            <dc:creator> </dc:creator>
            <dc:date>2022-07-22T18:32:05.084700817</dc:date>
          </office:change-info>
          <table:previous>
            <table:change-track-table-cell/>
          </table:previous>
        </table:cell-content-change>
        <table:cell-content-change table:id="ct2682">
          <table:cell-address table:column="5" table:row="86" table:table="2"/>
          <office:change-info>
            <dc:creator> </dc:creator>
            <dc:date>2022-07-22T18:32:05.084722836</dc:date>
          </office:change-info>
          <table:previous>
            <table:change-track-table-cell/>
          </table:previous>
        </table:cell-content-change>
        <table:cell-content-change table:id="ct2683">
          <table:cell-address table:column="5" table:row="87" table:table="2"/>
          <office:change-info>
            <dc:creator> </dc:creator>
            <dc:date>2022-07-22T18:32:05.084744883</dc:date>
          </office:change-info>
          <table:previous>
            <table:change-track-table-cell/>
          </table:previous>
        </table:cell-content-change>
        <table:cell-content-change table:id="ct2684">
          <table:cell-address table:column="5" table:row="88" table:table="2"/>
          <office:change-info>
            <dc:creator> </dc:creator>
            <dc:date>2022-07-22T18:32:05.084766993</dc:date>
          </office:change-info>
          <table:previous>
            <table:change-track-table-cell/>
          </table:previous>
        </table:cell-content-change>
        <table:cell-content-change table:id="ct2685">
          <table:cell-address table:column="5" table:row="89" table:table="2"/>
          <office:change-info>
            <dc:creator> </dc:creator>
            <dc:date>2022-07-22T18:32:05.084789064</dc:date>
          </office:change-info>
          <table:previous>
            <table:change-track-table-cell/>
          </table:previous>
        </table:cell-content-change>
        <table:cell-content-change table:id="ct2686">
          <table:cell-address table:column="5" table:row="90" table:table="2"/>
          <office:change-info>
            <dc:creator> </dc:creator>
            <dc:date>2022-07-22T18:32:05.084811260</dc:date>
          </office:change-info>
          <table:previous>
            <table:change-track-table-cell/>
          </table:previous>
        </table:cell-content-change>
        <table:cell-content-change table:id="ct2687">
          <table:cell-address table:column="5" table:row="91" table:table="2"/>
          <office:change-info>
            <dc:creator> </dc:creator>
            <dc:date>2022-07-22T18:32:05.084833379</dc:date>
          </office:change-info>
          <table:previous>
            <table:change-track-table-cell/>
          </table:previous>
        </table:cell-content-change>
        <table:cell-content-change table:id="ct2688">
          <table:cell-address table:column="5" table:row="92" table:table="2"/>
          <office:change-info>
            <dc:creator> </dc:creator>
            <dc:date>2022-07-22T18:32:05.084855579</dc:date>
          </office:change-info>
          <table:previous>
            <table:change-track-table-cell/>
          </table:previous>
        </table:cell-content-change>
        <table:cell-content-change table:id="ct2689">
          <table:cell-address table:column="5" table:row="93" table:table="2"/>
          <office:change-info>
            <dc:creator> </dc:creator>
            <dc:date>2022-07-22T18:32:05.084877723</dc:date>
          </office:change-info>
          <table:previous>
            <table:change-track-table-cell/>
          </table:previous>
        </table:cell-content-change>
        <table:cell-content-change table:id="ct2690">
          <table:cell-address table:column="5" table:row="94" table:table="2"/>
          <office:change-info>
            <dc:creator> </dc:creator>
            <dc:date>2022-07-22T18:32:05.084900019</dc:date>
          </office:change-info>
          <table:previous>
            <table:change-track-table-cell/>
          </table:previous>
        </table:cell-content-change>
        <table:cell-content-change table:id="ct2691">
          <table:cell-address table:column="5" table:row="95" table:table="2"/>
          <office:change-info>
            <dc:creator> </dc:creator>
            <dc:date>2022-07-22T18:32:05.084922202</dc:date>
          </office:change-info>
          <table:previous>
            <table:change-track-table-cell/>
          </table:previous>
        </table:cell-content-change>
        <table:cell-content-change table:id="ct2692">
          <table:cell-address table:column="5" table:row="96" table:table="2"/>
          <office:change-info>
            <dc:creator> </dc:creator>
            <dc:date>2022-07-22T18:32:05.084944414</dc:date>
          </office:change-info>
          <table:previous>
            <table:change-track-table-cell/>
          </table:previous>
        </table:cell-content-change>
        <table:cell-content-change table:id="ct2693">
          <table:cell-address table:column="5" table:row="97" table:table="2"/>
          <office:change-info>
            <dc:creator> </dc:creator>
            <dc:date>2022-07-22T18:32:05.084966862</dc:date>
          </office:change-info>
          <table:previous>
            <table:change-track-table-cell/>
          </table:previous>
        </table:cell-content-change>
        <table:cell-content-change table:id="ct2694">
          <table:cell-address table:column="5" table:row="98" table:table="2"/>
          <office:change-info>
            <dc:creator> </dc:creator>
            <dc:date>2022-07-22T18:32:05.084989077</dc:date>
          </office:change-info>
          <table:previous>
            <table:change-track-table-cell/>
          </table:previous>
        </table:cell-content-change>
        <table:cell-content-change table:id="ct2695">
          <table:cell-address table:column="5" table:row="99" table:table="2"/>
          <office:change-info>
            <dc:creator> </dc:creator>
            <dc:date>2022-07-22T18:32:05.085011515</dc:date>
          </office:change-info>
          <table:previous>
            <table:change-track-table-cell/>
          </table:previous>
        </table:cell-content-change>
        <table:cell-content-change table:id="ct2696">
          <table:cell-address table:column="5" table:row="100" table:table="2"/>
          <office:change-info>
            <dc:creator> </dc:creator>
            <dc:date>2022-07-22T18:32:05.085033842</dc:date>
          </office:change-info>
          <table:previous>
            <table:change-track-table-cell/>
          </table:previous>
        </table:cell-content-change>
        <table:cell-content-change table:id="ct2697">
          <table:cell-address table:column="5" table:row="101" table:table="2"/>
          <office:change-info>
            <dc:creator> </dc:creator>
            <dc:date>2022-07-22T18:32:05.085056095</dc:date>
          </office:change-info>
          <table:previous>
            <table:change-track-table-cell/>
          </table:previous>
        </table:cell-content-change>
        <table:cell-content-change table:id="ct2698">
          <table:cell-address table:column="5" table:row="102" table:table="2"/>
          <office:change-info>
            <dc:creator> </dc:creator>
            <dc:date>2022-07-22T18:32:05.085078363</dc:date>
          </office:change-info>
          <table:previous>
            <table:change-track-table-cell/>
          </table:previous>
        </table:cell-content-change>
        <table:cell-content-change table:id="ct2699">
          <table:cell-address table:column="5" table:row="103" table:table="2"/>
          <office:change-info>
            <dc:creator> </dc:creator>
            <dc:date>2022-07-22T18:32:05.085100732</dc:date>
          </office:change-info>
          <table:previous>
            <table:change-track-table-cell/>
          </table:previous>
        </table:cell-content-change>
        <table:cell-content-change table:id="ct2700">
          <table:cell-address table:column="5" table:row="104" table:table="2"/>
          <office:change-info>
            <dc:creator> </dc:creator>
            <dc:date>2022-07-22T18:32:05.085123224</dc:date>
          </office:change-info>
          <table:previous>
            <table:change-track-table-cell/>
          </table:previous>
        </table:cell-content-change>
        <table:cell-content-change table:id="ct2701">
          <table:cell-address table:column="5" table:row="105" table:table="2"/>
          <office:change-info>
            <dc:creator> </dc:creator>
            <dc:date>2022-07-22T18:32:05.085145677</dc:date>
          </office:change-info>
          <table:previous>
            <table:change-track-table-cell/>
          </table:previous>
        </table:cell-content-change>
        <table:cell-content-change table:id="ct2702">
          <table:cell-address table:column="5" table:row="106" table:table="2"/>
          <office:change-info>
            <dc:creator> </dc:creator>
            <dc:date>2022-07-22T18:32:05.085167971</dc:date>
          </office:change-info>
          <table:previous>
            <table:change-track-table-cell/>
          </table:previous>
        </table:cell-content-change>
        <table:cell-content-change table:id="ct2703">
          <table:cell-address table:column="5" table:row="107" table:table="2"/>
          <office:change-info>
            <dc:creator> </dc:creator>
            <dc:date>2022-07-22T18:32:05.085190419</dc:date>
          </office:change-info>
          <table:previous>
            <table:change-track-table-cell/>
          </table:previous>
        </table:cell-content-change>
        <table:cell-content-change table:id="ct2704">
          <table:cell-address table:column="5" table:row="108" table:table="2"/>
          <office:change-info>
            <dc:creator> </dc:creator>
            <dc:date>2022-07-22T18:32:05.085212821</dc:date>
          </office:change-info>
          <table:previous>
            <table:change-track-table-cell/>
          </table:previous>
        </table:cell-content-change>
        <table:cell-content-change table:id="ct2705">
          <table:cell-address table:column="5" table:row="109" table:table="2"/>
          <office:change-info>
            <dc:creator> </dc:creator>
            <dc:date>2022-07-22T18:32:05.085235285</dc:date>
          </office:change-info>
          <table:previous>
            <table:change-track-table-cell/>
          </table:previous>
        </table:cell-content-change>
        <table:cell-content-change table:id="ct2706">
          <table:cell-address table:column="5" table:row="110" table:table="2"/>
          <office:change-info>
            <dc:creator> </dc:creator>
            <dc:date>2022-07-22T18:32:05.085257655</dc:date>
          </office:change-info>
          <table:previous>
            <table:change-track-table-cell/>
          </table:previous>
        </table:cell-content-change>
        <table:cell-content-change table:id="ct2707">
          <table:cell-address table:column="5" table:row="111" table:table="2"/>
          <office:change-info>
            <dc:creator> </dc:creator>
            <dc:date>2022-07-22T18:32:05.085280156</dc:date>
          </office:change-info>
          <table:previous>
            <table:change-track-table-cell/>
          </table:previous>
        </table:cell-content-change>
        <table:cell-content-change table:id="ct2708">
          <table:cell-address table:column="5" table:row="112" table:table="2"/>
          <office:change-info>
            <dc:creator> </dc:creator>
            <dc:date>2022-07-22T18:32:05.085302451</dc:date>
          </office:change-info>
          <table:previous>
            <table:change-track-table-cell/>
          </table:previous>
        </table:cell-content-change>
        <table:cell-content-change table:id="ct2709">
          <table:cell-address table:column="5" table:row="113" table:table="2"/>
          <office:change-info>
            <dc:creator> </dc:creator>
            <dc:date>2022-07-22T18:32:05.085324787</dc:date>
          </office:change-info>
          <table:previous>
            <table:change-track-table-cell/>
          </table:previous>
        </table:cell-content-change>
        <table:cell-content-change table:id="ct2710">
          <table:cell-address table:column="5" table:row="114" table:table="2"/>
          <office:change-info>
            <dc:creator> </dc:creator>
            <dc:date>2022-07-22T18:32:05.085347119</dc:date>
          </office:change-info>
          <table:previous>
            <table:change-track-table-cell/>
          </table:previous>
        </table:cell-content-change>
        <table:cell-content-change table:id="ct2711">
          <table:cell-address table:column="5" table:row="115" table:table="2"/>
          <office:change-info>
            <dc:creator> </dc:creator>
            <dc:date>2022-07-22T18:32:05.085369710</dc:date>
          </office:change-info>
          <table:previous>
            <table:change-track-table-cell/>
          </table:previous>
        </table:cell-content-change>
        <table:cell-content-change table:id="ct2712">
          <table:cell-address table:column="5" table:row="116" table:table="2"/>
          <office:change-info>
            <dc:creator> </dc:creator>
            <dc:date>2022-07-22T18:32:05.085392202</dc:date>
          </office:change-info>
          <table:previous>
            <table:change-track-table-cell/>
          </table:previous>
        </table:cell-content-change>
        <table:cell-content-change table:id="ct2713">
          <table:cell-address table:column="5" table:row="117" table:table="2"/>
          <office:change-info>
            <dc:creator> </dc:creator>
            <dc:date>2022-07-22T18:32:05.085414568</dc:date>
          </office:change-info>
          <table:previous>
            <table:change-track-table-cell/>
          </table:previous>
        </table:cell-content-change>
        <table:cell-content-change table:id="ct2714">
          <table:cell-address table:column="5" table:row="118" table:table="2"/>
          <office:change-info>
            <dc:creator> </dc:creator>
            <dc:date>2022-07-22T18:32:05.085437172</dc:date>
          </office:change-info>
          <table:previous>
            <table:change-track-table-cell/>
          </table:previous>
        </table:cell-content-change>
        <table:cell-content-change table:id="ct2715">
          <table:cell-address table:column="5" table:row="119" table:table="2"/>
          <office:change-info>
            <dc:creator> </dc:creator>
            <dc:date>2022-07-22T18:32:05.085459597</dc:date>
          </office:change-info>
          <table:previous>
            <table:change-track-table-cell/>
          </table:previous>
        </table:cell-content-change>
        <table:cell-content-change table:id="ct2716">
          <table:cell-address table:column="5" table:row="120" table:table="2"/>
          <office:change-info>
            <dc:creator> </dc:creator>
            <dc:date>2022-07-22T18:32:05.085482014</dc:date>
          </office:change-info>
          <table:previous>
            <table:change-track-table-cell/>
          </table:previous>
        </table:cell-content-change>
        <table:cell-content-change table:id="ct2717">
          <table:cell-address table:column="5" table:row="121" table:table="2"/>
          <office:change-info>
            <dc:creator> </dc:creator>
            <dc:date>2022-07-22T18:32:05.085504398</dc:date>
          </office:change-info>
          <table:previous>
            <table:change-track-table-cell/>
          </table:previous>
        </table:cell-content-change>
        <table:cell-content-change table:id="ct2718">
          <table:cell-address table:column="5" table:row="122" table:table="2"/>
          <office:change-info>
            <dc:creator> </dc:creator>
            <dc:date>2022-07-22T18:32:05.085526867</dc:date>
          </office:change-info>
          <table:previous>
            <table:change-track-table-cell/>
          </table:previous>
        </table:cell-content-change>
        <table:cell-content-change table:id="ct2719">
          <table:cell-address table:column="5" table:row="123" table:table="2"/>
          <office:change-info>
            <dc:creator> </dc:creator>
            <dc:date>2022-07-22T18:32:05.085549373</dc:date>
          </office:change-info>
          <table:previous>
            <table:change-track-table-cell/>
          </table:previous>
        </table:cell-content-change>
        <table:cell-content-change table:id="ct2720">
          <table:cell-address table:column="5" table:row="124" table:table="2"/>
          <office:change-info>
            <dc:creator> </dc:creator>
            <dc:date>2022-07-22T18:32:05.085572158</dc:date>
          </office:change-info>
          <table:previous>
            <table:change-track-table-cell/>
          </table:previous>
        </table:cell-content-change>
        <table:cell-content-change table:id="ct2721">
          <table:cell-address table:column="5" table:row="125" table:table="2"/>
          <office:change-info>
            <dc:creator> </dc:creator>
            <dc:date>2022-07-22T18:32:05.085594835</dc:date>
          </office:change-info>
          <table:previous>
            <table:change-track-table-cell/>
          </table:previous>
        </table:cell-content-change>
        <table:cell-content-change table:id="ct2722">
          <table:cell-address table:column="5" table:row="126" table:table="2"/>
          <office:change-info>
            <dc:creator> </dc:creator>
            <dc:date>2022-07-22T18:32:05.085617258</dc:date>
          </office:change-info>
          <table:previous>
            <table:change-track-table-cell/>
          </table:previous>
        </table:cell-content-change>
        <table:cell-content-change table:id="ct2723">
          <table:cell-address table:column="5" table:row="127" table:table="2"/>
          <office:change-info>
            <dc:creator> </dc:creator>
            <dc:date>2022-07-22T18:32:05.085639785</dc:date>
          </office:change-info>
          <table:previous>
            <table:change-track-table-cell/>
          </table:previous>
        </table:cell-content-change>
        <table:cell-content-change table:id="ct2724">
          <table:cell-address table:column="5" table:row="128" table:table="2"/>
          <office:change-info>
            <dc:creator> </dc:creator>
            <dc:date>2022-07-22T18:32:05.085662363</dc:date>
          </office:change-info>
          <table:previous>
            <table:change-track-table-cell/>
          </table:previous>
        </table:cell-content-change>
        <table:cell-content-change table:id="ct2725">
          <table:cell-address table:column="5" table:row="129" table:table="2"/>
          <office:change-info>
            <dc:creator> </dc:creator>
            <dc:date>2022-07-22T18:32:05.085690757</dc:date>
          </office:change-info>
          <table:previous>
            <table:change-track-table-cell/>
          </table:previous>
        </table:cell-content-change>
        <table:cell-content-change table:id="ct2726">
          <table:cell-address table:column="5" table:row="130" table:table="2"/>
          <office:change-info>
            <dc:creator> </dc:creator>
            <dc:date>2022-07-22T18:32:05.085719842</dc:date>
          </office:change-info>
          <table:previous>
            <table:change-track-table-cell/>
          </table:previous>
        </table:cell-content-change>
        <table:cell-content-change table:id="ct2727">
          <table:cell-address table:column="5" table:row="131" table:table="2"/>
          <office:change-info>
            <dc:creator> </dc:creator>
            <dc:date>2022-07-22T18:32:05.085729256</dc:date>
          </office:change-info>
          <table:previous>
            <table:change-track-table-cell/>
          </table:previous>
        </table:cell-content-change>
        <table:cell-content-change table:id="ct2728">
          <table:cell-address table:column="5" table:row="132" table:table="2"/>
          <office:change-info>
            <dc:creator> </dc:creator>
            <dc:date>2022-07-22T18:32:05.085737713</dc:date>
          </office:change-info>
          <table:previous>
            <table:change-track-table-cell/>
          </table:previous>
        </table:cell-content-change>
        <table:cell-content-change table:id="ct2729">
          <table:cell-address table:column="5" table:row="133" table:table="2"/>
          <office:change-info>
            <dc:creator> </dc:creator>
            <dc:date>2022-07-22T18:32:05.085746034</dc:date>
          </office:change-info>
          <table:previous>
            <table:change-track-table-cell/>
          </table:previous>
        </table:cell-content-change>
        <table:cell-content-change table:id="ct2730">
          <table:cell-address table:column="5" table:row="134" table:table="2"/>
          <office:change-info>
            <dc:creator> </dc:creator>
            <dc:date>2022-07-22T18:32:05.085754499</dc:date>
          </office:change-info>
          <table:previous>
            <table:change-track-table-cell/>
          </table:previous>
        </table:cell-content-change>
        <table:cell-content-change table:id="ct2731">
          <table:cell-address table:column="5" table:row="135" table:table="2"/>
          <office:change-info>
            <dc:creator> </dc:creator>
            <dc:date>2022-07-22T18:32:05.085762865</dc:date>
          </office:change-info>
          <table:previous>
            <table:change-track-table-cell/>
          </table:previous>
        </table:cell-content-change>
        <table:cell-content-change table:id="ct2732">
          <table:cell-address table:column="5" table:row="136" table:table="2"/>
          <office:change-info>
            <dc:creator> </dc:creator>
            <dc:date>2022-07-22T18:32:05.085771262</dc:date>
          </office:change-info>
          <table:previous>
            <table:change-track-table-cell/>
          </table:previous>
        </table:cell-content-change>
        <table:cell-content-change table:id="ct2733">
          <table:cell-address table:column="5" table:row="137" table:table="2"/>
          <office:change-info>
            <dc:creator> </dc:creator>
            <dc:date>2022-07-22T18:32:05.085779995</dc:date>
          </office:change-info>
          <table:previous>
            <table:change-track-table-cell/>
          </table:previous>
        </table:cell-content-change>
        <table:cell-content-change table:id="ct2734">
          <table:cell-address table:column="5" table:row="138" table:table="2"/>
          <office:change-info>
            <dc:creator> </dc:creator>
            <dc:date>2022-07-22T18:32:05.085788416</dc:date>
          </office:change-info>
          <table:previous>
            <table:change-track-table-cell/>
          </table:previous>
        </table:cell-content-change>
        <table:cell-content-change table:id="ct2735">
          <table:cell-address table:column="5" table:row="139" table:table="2"/>
          <office:change-info>
            <dc:creator> </dc:creator>
            <dc:date>2022-07-22T18:32:05.085796905</dc:date>
          </office:change-info>
          <table:previous>
            <table:change-track-table-cell/>
          </table:previous>
        </table:cell-content-change>
        <table:cell-content-change table:id="ct2736">
          <table:cell-address table:column="5" table:row="140" table:table="2"/>
          <office:change-info>
            <dc:creator> </dc:creator>
            <dc:date>2022-07-22T18:32:05.085805089</dc:date>
          </office:change-info>
          <table:previous>
            <table:change-track-table-cell/>
          </table:previous>
        </table:cell-content-change>
        <table:cell-content-change table:id="ct2737">
          <table:cell-address table:column="5" table:row="141" table:table="2"/>
          <office:change-info>
            <dc:creator> </dc:creator>
            <dc:date>2022-07-22T18:32:05.085813303</dc:date>
          </office:change-info>
          <table:previous>
            <table:change-track-table-cell/>
          </table:previous>
        </table:cell-content-change>
        <table:cell-content-change table:id="ct2738">
          <table:cell-address table:column="5" table:row="142" table:table="2"/>
          <office:change-info>
            <dc:creator> </dc:creator>
            <dc:date>2022-07-22T18:32:05.085821670</dc:date>
          </office:change-info>
          <table:previous>
            <table:change-track-table-cell/>
          </table:previous>
        </table:cell-content-change>
        <table:cell-content-change table:id="ct2739">
          <table:cell-address table:column="5" table:row="143" table:table="2"/>
          <office:change-info>
            <dc:creator> </dc:creator>
            <dc:date>2022-07-22T18:32:05.085830436</dc:date>
          </office:change-info>
          <table:previous>
            <table:change-track-table-cell/>
          </table:previous>
        </table:cell-content-change>
        <table:cell-content-change table:id="ct2740">
          <table:cell-address table:column="5" table:row="144" table:table="2"/>
          <office:change-info>
            <dc:creator> </dc:creator>
            <dc:date>2022-07-22T18:32:05.085838633</dc:date>
          </office:change-info>
          <table:previous>
            <table:change-track-table-cell/>
          </table:previous>
        </table:cell-content-change>
        <table:cell-content-change table:id="ct2741">
          <table:cell-address table:column="5" table:row="145" table:table="2"/>
          <office:change-info>
            <dc:creator> </dc:creator>
            <dc:date>2022-07-22T18:32:05.085846869</dc:date>
          </office:change-info>
          <table:previous>
            <table:change-track-table-cell/>
          </table:previous>
        </table:cell-content-change>
        <table:cell-content-change table:id="ct2742">
          <table:cell-address table:column="5" table:row="146" table:table="2"/>
          <office:change-info>
            <dc:creator> </dc:creator>
            <dc:date>2022-07-22T18:32:05.085855027</dc:date>
          </office:change-info>
          <table:previous>
            <table:change-track-table-cell/>
          </table:previous>
        </table:cell-content-change>
        <table:cell-content-change table:id="ct2743">
          <table:cell-address table:column="5" table:row="147" table:table="2"/>
          <office:change-info>
            <dc:creator> </dc:creator>
            <dc:date>2022-07-22T18:32:05.085863395</dc:date>
          </office:change-info>
          <table:previous>
            <table:change-track-table-cell/>
          </table:previous>
        </table:cell-content-change>
        <table:cell-content-change table:id="ct2744">
          <table:cell-address table:column="5" table:row="148" table:table="2"/>
          <office:change-info>
            <dc:creator> </dc:creator>
            <dc:date>2022-07-22T18:32:05.085871626</dc:date>
          </office:change-info>
          <table:previous>
            <table:change-track-table-cell/>
          </table:previous>
        </table:cell-content-change>
        <table:cell-content-change table:id="ct2745">
          <table:cell-address table:column="5" table:row="149" table:table="2"/>
          <office:change-info>
            <dc:creator> </dc:creator>
            <dc:date>2022-07-22T18:32:05.085880015</dc:date>
          </office:change-info>
          <table:previous>
            <table:change-track-table-cell/>
          </table:previous>
        </table:cell-content-change>
        <table:cell-content-change table:id="ct2746">
          <table:cell-address table:column="5" table:row="150" table:table="2"/>
          <office:change-info>
            <dc:creator> </dc:creator>
            <dc:date>2022-07-22T18:32:05.085888541</dc:date>
          </office:change-info>
          <table:previous>
            <table:change-track-table-cell/>
          </table:previous>
        </table:cell-content-change>
        <table:cell-content-change table:id="ct2747">
          <table:cell-address table:column="5" table:row="151" table:table="2"/>
          <office:change-info>
            <dc:creator> </dc:creator>
            <dc:date>2022-07-22T18:32:05.085896905</dc:date>
          </office:change-info>
          <table:previous>
            <table:change-track-table-cell/>
          </table:previous>
        </table:cell-content-change>
        <table:cell-content-change table:id="ct2748">
          <table:cell-address table:column="5" table:row="152" table:table="2"/>
          <office:change-info>
            <dc:creator> </dc:creator>
            <dc:date>2022-07-22T18:32:05.085905333</dc:date>
          </office:change-info>
          <table:previous>
            <table:change-track-table-cell/>
          </table:previous>
        </table:cell-content-change>
        <table:cell-content-change table:id="ct2749">
          <table:cell-address table:column="5" table:row="153" table:table="2"/>
          <office:change-info>
            <dc:creator> </dc:creator>
            <dc:date>2022-07-22T18:32:05.085913626</dc:date>
          </office:change-info>
          <table:previous>
            <table:change-track-table-cell/>
          </table:previous>
        </table:cell-content-change>
        <table:cell-content-change table:id="ct2750">
          <table:cell-address table:column="5" table:row="154" table:table="2"/>
          <office:change-info>
            <dc:creator> </dc:creator>
            <dc:date>2022-07-22T18:32:05.085921842</dc:date>
          </office:change-info>
          <table:previous>
            <table:change-track-table-cell/>
          </table:previous>
        </table:cell-content-change>
        <table:cell-content-change table:id="ct2751">
          <table:cell-address table:column="5" table:row="155" table:table="2"/>
          <office:change-info>
            <dc:creator> </dc:creator>
            <dc:date>2022-07-22T18:32:05.085930446</dc:date>
          </office:change-info>
          <table:previous>
            <table:change-track-table-cell/>
          </table:previous>
        </table:cell-content-change>
        <table:cell-content-change table:id="ct2752">
          <table:cell-address table:column="5" table:row="156" table:table="2"/>
          <office:change-info>
            <dc:creator> </dc:creator>
            <dc:date>2022-07-22T18:32:05.085939163</dc:date>
          </office:change-info>
          <table:previous>
            <table:change-track-table-cell/>
          </table:previous>
        </table:cell-content-change>
        <table:cell-content-change table:id="ct2753">
          <table:cell-address table:column="5" table:row="157" table:table="2"/>
          <office:change-info>
            <dc:creator> </dc:creator>
            <dc:date>2022-07-22T18:32:05.085947679</dc:date>
          </office:change-info>
          <table:previous>
            <table:change-track-table-cell/>
          </table:previous>
        </table:cell-content-change>
        <table:cell-content-change table:id="ct2754">
          <table:cell-address table:column="5" table:row="158" table:table="2"/>
          <office:change-info>
            <dc:creator> </dc:creator>
            <dc:date>2022-07-22T18:32:05.085956057</dc:date>
          </office:change-info>
          <table:previous>
            <table:change-track-table-cell/>
          </table:previous>
        </table:cell-content-change>
        <table:cell-content-change table:id="ct2755">
          <table:cell-address table:column="5" table:row="159" table:table="2"/>
          <office:change-info>
            <dc:creator> </dc:creator>
            <dc:date>2022-07-22T18:32:05.085964413</dc:date>
          </office:change-info>
          <table:previous>
            <table:change-track-table-cell/>
          </table:previous>
        </table:cell-content-change>
        <table:cell-content-change table:id="ct2756">
          <table:cell-address table:column="5" table:row="160" table:table="2"/>
          <office:change-info>
            <dc:creator> </dc:creator>
            <dc:date>2022-07-22T18:32:05.085973046</dc:date>
          </office:change-info>
          <table:previous>
            <table:change-track-table-cell/>
          </table:previous>
        </table:cell-content-change>
        <table:cell-content-change table:id="ct2757">
          <table:cell-address table:column="5" table:row="163" table:table="2"/>
          <office:change-info>
            <dc:creator> </dc:creator>
            <dc:date>2022-07-22T18:32:05.085979856</dc:date>
          </office:change-info>
          <table:previous>
            <table:change-track-table-cell/>
          </table:previous>
        </table:cell-content-change>
        <table:cell-content-change table:id="ct2758">
          <table:cell-address table:column="5" table:row="164" table:table="2"/>
          <office:change-info>
            <dc:creator> </dc:creator>
            <dc:date>2022-07-22T18:32:05.085989578</dc:date>
          </office:change-info>
          <table:previous>
            <table:change-track-table-cell/>
          </table:previous>
        </table:cell-content-change>
        <table:cell-content-change table:id="ct2759">
          <table:cell-address table:column="5" table:row="169" table:table="2"/>
          <office:change-info>
            <dc:creator> </dc:creator>
            <dc:date>2022-07-22T18:32:05.085997013</dc:date>
          </office:change-info>
          <table:previous>
            <table:change-track-table-cell/>
          </table:previous>
        </table:cell-content-change>
        <table:cell-content-change table:id="ct2760">
          <table:cell-address table:column="5" table:row="170" table:table="2"/>
          <office:change-info>
            <dc:creator> </dc:creator>
            <dc:date>2022-07-22T18:32:05.086002102</dc:date>
          </office:change-info>
          <table:previous>
            <table:change-track-table-cell/>
          </table:previous>
        </table:cell-content-change>
        <table:cell-content-change table:id="ct2761">
          <table:cell-address table:column="5" table:row="171" table:table="2"/>
          <office:change-info>
            <dc:creator> </dc:creator>
            <dc:date>2022-07-22T18:32:05.086007161</dc:date>
          </office:change-info>
          <table:previous>
            <table:change-track-table-cell/>
          </table:previous>
        </table:cell-content-change>
        <table:cell-content-change table:id="ct2762">
          <table:cell-address table:column="5" table:row="172" table:table="2"/>
          <office:change-info>
            <dc:creator> </dc:creator>
            <dc:date>2022-07-22T18:32:05.086012111</dc:date>
          </office:change-info>
          <table:previous>
            <table:change-track-table-cell/>
          </table:previous>
        </table:cell-content-change>
        <table:cell-content-change table:id="ct2763">
          <table:cell-address table:column="5" table:row="173" table:table="2"/>
          <office:change-info>
            <dc:creator> </dc:creator>
            <dc:date>2022-07-22T18:32:05.086017368</dc:date>
          </office:change-info>
          <table:previous>
            <table:change-track-table-cell/>
          </table:previous>
        </table:cell-content-change>
        <table:cell-content-change table:id="ct2764">
          <table:cell-address table:column="5" table:row="174" table:table="2"/>
          <office:change-info>
            <dc:creator> </dc:creator>
            <dc:date>2022-07-22T18:32:05.086022251</dc:date>
          </office:change-info>
          <table:previous>
            <table:change-track-table-cell/>
          </table:previous>
        </table:cell-content-change>
        <table:cell-content-change table:id="ct2765">
          <table:cell-address table:column="5" table:row="175" table:table="2"/>
          <office:change-info>
            <dc:creator> </dc:creator>
            <dc:date>2022-07-22T18:32:05.086027126</dc:date>
          </office:change-info>
          <table:previous>
            <table:change-track-table-cell/>
          </table:previous>
        </table:cell-content-change>
        <table:cell-content-change table:id="ct2766">
          <table:cell-address table:column="5" table:row="176" table:table="2"/>
          <office:change-info>
            <dc:creator> </dc:creator>
            <dc:date>2022-07-22T18:32:05.086031972</dc:date>
          </office:change-info>
          <table:previous>
            <table:change-track-table-cell/>
          </table:previous>
        </table:cell-content-change>
        <table:cell-content-change table:id="ct2767">
          <table:cell-address table:column="6" table:row="0" table:table="2"/>
          <office:change-info>
            <dc:creator> </dc:creator>
            <dc:date>2022-07-22T18:32:05.185499702</dc:date>
          </office:change-info>
          <table:previous>
            <table:change-track-table-cell/>
          </table:previous>
        </table:cell-content-change>
        <table:cell-content-change table:id="ct2768">
          <table:cell-address table:column="6" table:row="1" table:table="2"/>
          <office:change-info>
            <dc:creator> </dc:creator>
            <dc:date>2022-07-22T18:32:05.185635552</dc:date>
          </office:change-info>
          <table:previous>
            <table:change-track-table-cell/>
          </table:previous>
        </table:cell-content-change>
        <table:cell-content-change table:id="ct2769">
          <table:cell-address table:column="6" table:row="2" table:table="2"/>
          <office:change-info>
            <dc:creator> </dc:creator>
            <dc:date>2022-07-22T18:32:05.185784873</dc:date>
          </office:change-info>
          <table:previous>
            <table:change-track-table-cell/>
          </table:previous>
        </table:cell-content-change>
        <table:cell-content-change table:id="ct2770">
          <table:cell-address table:column="6" table:row="3" table:table="2"/>
          <office:change-info>
            <dc:creator> </dc:creator>
            <dc:date>2022-07-22T18:32:05.185820898</dc:date>
          </office:change-info>
          <table:previous>
            <table:change-track-table-cell/>
          </table:previous>
        </table:cell-content-change>
        <table:cell-content-change table:id="ct2771">
          <table:cell-address table:column="6" table:row="4" table:table="2"/>
          <office:change-info>
            <dc:creator> </dc:creator>
            <dc:date>2022-07-22T18:32:05.185843854</dc:date>
          </office:change-info>
          <table:previous>
            <table:change-track-table-cell/>
          </table:previous>
        </table:cell-content-change>
        <table:cell-content-change table:id="ct2772">
          <table:cell-address table:column="6" table:row="5" table:table="2"/>
          <office:change-info>
            <dc:creator> </dc:creator>
            <dc:date>2022-07-22T18:32:05.185866111</dc:date>
          </office:change-info>
          <table:previous>
            <table:change-track-table-cell/>
          </table:previous>
        </table:cell-content-change>
        <table:cell-content-change table:id="ct2773">
          <table:cell-address table:column="6" table:row="6" table:table="2"/>
          <office:change-info>
            <dc:creator> </dc:creator>
            <dc:date>2022-07-22T18:32:05.185887958</dc:date>
          </office:change-info>
          <table:previous>
            <table:change-track-table-cell/>
          </table:previous>
        </table:cell-content-change>
        <table:cell-content-change table:id="ct2774">
          <table:cell-address table:column="6" table:row="7" table:table="2"/>
          <office:change-info>
            <dc:creator> </dc:creator>
            <dc:date>2022-07-22T18:32:05.185909636</dc:date>
          </office:change-info>
          <table:previous>
            <table:change-track-table-cell/>
          </table:previous>
        </table:cell-content-change>
        <table:cell-content-change table:id="ct2775">
          <table:cell-address table:column="6" table:row="8" table:table="2"/>
          <office:change-info>
            <dc:creator> </dc:creator>
            <dc:date>2022-07-22T18:32:05.185932585</dc:date>
          </office:change-info>
          <table:previous>
            <table:change-track-table-cell/>
          </table:previous>
        </table:cell-content-change>
        <table:cell-content-change table:id="ct2776">
          <table:cell-address table:column="6" table:row="9" table:table="2"/>
          <office:change-info>
            <dc:creator> </dc:creator>
            <dc:date>2022-07-22T18:32:05.185955256</dc:date>
          </office:change-info>
          <table:previous>
            <table:change-track-table-cell/>
          </table:previous>
        </table:cell-content-change>
        <table:cell-content-change table:id="ct2777">
          <table:cell-address table:column="6" table:row="10" table:table="2"/>
          <office:change-info>
            <dc:creator> </dc:creator>
            <dc:date>2022-07-22T18:32:05.185977379</dc:date>
          </office:change-info>
          <table:previous>
            <table:change-track-table-cell/>
          </table:previous>
        </table:cell-content-change>
        <table:cell-content-change table:id="ct2778">
          <table:cell-address table:column="6" table:row="11" table:table="2"/>
          <office:change-info>
            <dc:creator> </dc:creator>
            <dc:date>2022-07-22T18:32:05.185999577</dc:date>
          </office:change-info>
          <table:previous>
            <table:change-track-table-cell/>
          </table:previous>
        </table:cell-content-change>
        <table:cell-content-change table:id="ct2779">
          <table:cell-address table:column="6" table:row="12" table:table="2"/>
          <office:change-info>
            <dc:creator> </dc:creator>
            <dc:date>2022-07-22T18:32:05.186021737</dc:date>
          </office:change-info>
          <table:previous>
            <table:change-track-table-cell/>
          </table:previous>
        </table:cell-content-change>
        <table:cell-content-change table:id="ct2780">
          <table:cell-address table:column="6" table:row="13" table:table="2"/>
          <office:change-info>
            <dc:creator> </dc:creator>
            <dc:date>2022-07-22T18:32:05.186044040</dc:date>
          </office:change-info>
          <table:previous>
            <table:change-track-table-cell/>
          </table:previous>
        </table:cell-content-change>
        <table:cell-content-change table:id="ct2781">
          <table:cell-address table:column="6" table:row="14" table:table="2"/>
          <office:change-info>
            <dc:creator> </dc:creator>
            <dc:date>2022-07-22T18:32:05.186066423</dc:date>
          </office:change-info>
          <table:previous>
            <table:change-track-table-cell/>
          </table:previous>
        </table:cell-content-change>
        <table:cell-content-change table:id="ct2782">
          <table:cell-address table:column="6" table:row="15" table:table="2"/>
          <office:change-info>
            <dc:creator> </dc:creator>
            <dc:date>2022-07-22T18:32:05.186088608</dc:date>
          </office:change-info>
          <table:previous>
            <table:change-track-table-cell/>
          </table:previous>
        </table:cell-content-change>
        <table:cell-content-change table:id="ct2783">
          <table:cell-address table:column="6" table:row="16" table:table="2"/>
          <office:change-info>
            <dc:creator> </dc:creator>
            <dc:date>2022-07-22T18:32:05.186110915</dc:date>
          </office:change-info>
          <table:previous>
            <table:change-track-table-cell/>
          </table:previous>
        </table:cell-content-change>
        <table:cell-content-change table:id="ct2784">
          <table:cell-address table:column="6" table:row="17" table:table="2"/>
          <office:change-info>
            <dc:creator> </dc:creator>
            <dc:date>2022-07-22T18:32:05.186132955</dc:date>
          </office:change-info>
          <table:previous>
            <table:change-track-table-cell/>
          </table:previous>
        </table:cell-content-change>
        <table:cell-content-change table:id="ct2785">
          <table:cell-address table:column="6" table:row="18" table:table="2"/>
          <office:change-info>
            <dc:creator> </dc:creator>
            <dc:date>2022-07-22T18:32:05.186155182</dc:date>
          </office:change-info>
          <table:previous>
            <table:change-track-table-cell/>
          </table:previous>
        </table:cell-content-change>
        <table:cell-content-change table:id="ct2786">
          <table:cell-address table:column="6" table:row="19" table:table="2"/>
          <office:change-info>
            <dc:creator> </dc:creator>
            <dc:date>2022-07-22T18:32:05.186177283</dc:date>
          </office:change-info>
          <table:previous>
            <table:change-track-table-cell/>
          </table:previous>
        </table:cell-content-change>
        <table:cell-content-change table:id="ct2787">
          <table:cell-address table:column="6" table:row="20" table:table="2"/>
          <office:change-info>
            <dc:creator> </dc:creator>
            <dc:date>2022-07-22T18:32:05.186199439</dc:date>
          </office:change-info>
          <table:previous>
            <table:change-track-table-cell/>
          </table:previous>
        </table:cell-content-change>
        <table:cell-content-change table:id="ct2788">
          <table:cell-address table:column="6" table:row="21" table:table="2"/>
          <office:change-info>
            <dc:creator> </dc:creator>
            <dc:date>2022-07-22T18:32:05.186221654</dc:date>
          </office:change-info>
          <table:previous>
            <table:change-track-table-cell/>
          </table:previous>
        </table:cell-content-change>
        <table:cell-content-change table:id="ct2789">
          <table:cell-address table:column="6" table:row="22" table:table="2"/>
          <office:change-info>
            <dc:creator> </dc:creator>
            <dc:date>2022-07-22T18:32:05.186243862</dc:date>
          </office:change-info>
          <table:previous>
            <table:change-track-table-cell/>
          </table:previous>
        </table:cell-content-change>
        <table:cell-content-change table:id="ct2790">
          <table:cell-address table:column="6" table:row="23" table:table="2"/>
          <office:change-info>
            <dc:creator> </dc:creator>
            <dc:date>2022-07-22T18:32:05.186266243</dc:date>
          </office:change-info>
          <table:previous>
            <table:change-track-table-cell/>
          </table:previous>
        </table:cell-content-change>
        <table:cell-content-change table:id="ct2791">
          <table:cell-address table:column="6" table:row="24" table:table="2"/>
          <office:change-info>
            <dc:creator> </dc:creator>
            <dc:date>2022-07-22T18:32:05.186288430</dc:date>
          </office:change-info>
          <table:previous>
            <table:change-track-table-cell/>
          </table:previous>
        </table:cell-content-change>
        <table:cell-content-change table:id="ct2792">
          <table:cell-address table:column="6" table:row="25" table:table="2"/>
          <office:change-info>
            <dc:creator> </dc:creator>
            <dc:date>2022-07-22T18:32:05.186310707</dc:date>
          </office:change-info>
          <table:previous>
            <table:change-track-table-cell/>
          </table:previous>
        </table:cell-content-change>
        <table:cell-content-change table:id="ct2793">
          <table:cell-address table:column="6" table:row="26" table:table="2"/>
          <office:change-info>
            <dc:creator> </dc:creator>
            <dc:date>2022-07-22T18:32:05.186332908</dc:date>
          </office:change-info>
          <table:previous>
            <table:change-track-table-cell/>
          </table:previous>
        </table:cell-content-change>
        <table:cell-content-change table:id="ct2794">
          <table:cell-address table:column="6" table:row="27" table:table="2"/>
          <office:change-info>
            <dc:creator> </dc:creator>
            <dc:date>2022-07-22T18:32:05.186355133</dc:date>
          </office:change-info>
          <table:previous>
            <table:change-track-table-cell/>
          </table:previous>
        </table:cell-content-change>
        <table:cell-content-change table:id="ct2795">
          <table:cell-address table:column="6" table:row="28" table:table="2"/>
          <office:change-info>
            <dc:creator> </dc:creator>
            <dc:date>2022-07-22T18:32:05.186377337</dc:date>
          </office:change-info>
          <table:previous>
            <table:change-track-table-cell/>
          </table:previous>
        </table:cell-content-change>
        <table:cell-content-change table:id="ct2796">
          <table:cell-address table:column="6" table:row="29" table:table="2"/>
          <office:change-info>
            <dc:creator> </dc:creator>
            <dc:date>2022-07-22T18:32:05.186399563</dc:date>
          </office:change-info>
          <table:previous>
            <table:change-track-table-cell/>
          </table:previous>
        </table:cell-content-change>
        <table:cell-content-change table:id="ct2797">
          <table:cell-address table:column="6" table:row="30" table:table="2"/>
          <office:change-info>
            <dc:creator> </dc:creator>
            <dc:date>2022-07-22T18:32:05.186421729</dc:date>
          </office:change-info>
          <table:previous>
            <table:change-track-table-cell/>
          </table:previous>
        </table:cell-content-change>
        <table:cell-content-change table:id="ct2798">
          <table:cell-address table:column="6" table:row="31" table:table="2"/>
          <office:change-info>
            <dc:creator> </dc:creator>
            <dc:date>2022-07-22T18:32:05.186473280</dc:date>
          </office:change-info>
          <table:previous>
            <table:change-track-table-cell/>
          </table:previous>
        </table:cell-content-change>
        <table:cell-content-change table:id="ct2799">
          <table:cell-address table:column="6" table:row="32" table:table="2"/>
          <office:change-info>
            <dc:creator> </dc:creator>
            <dc:date>2022-07-22T18:32:05.186495875</dc:date>
          </office:change-info>
          <table:previous>
            <table:change-track-table-cell/>
          </table:previous>
        </table:cell-content-change>
        <table:cell-content-change table:id="ct2800">
          <table:cell-address table:column="6" table:row="33" table:table="2"/>
          <office:change-info>
            <dc:creator> </dc:creator>
            <dc:date>2022-07-22T18:32:05.186518133</dc:date>
          </office:change-info>
          <table:previous>
            <table:change-track-table-cell/>
          </table:previous>
        </table:cell-content-change>
        <table:cell-content-change table:id="ct2801">
          <table:cell-address table:column="6" table:row="34" table:table="2"/>
          <office:change-info>
            <dc:creator> </dc:creator>
            <dc:date>2022-07-22T18:32:05.186540266</dc:date>
          </office:change-info>
          <table:previous>
            <table:change-track-table-cell/>
          </table:previous>
        </table:cell-content-change>
        <table:cell-content-change table:id="ct2802">
          <table:cell-address table:column="6" table:row="35" table:table="2"/>
          <office:change-info>
            <dc:creator> </dc:creator>
            <dc:date>2022-07-22T18:32:05.186562572</dc:date>
          </office:change-info>
          <table:previous>
            <table:change-track-table-cell/>
          </table:previous>
        </table:cell-content-change>
        <table:cell-content-change table:id="ct2803">
          <table:cell-address table:column="6" table:row="36" table:table="2"/>
          <office:change-info>
            <dc:creator> </dc:creator>
            <dc:date>2022-07-22T18:32:05.186584875</dc:date>
          </office:change-info>
          <table:previous>
            <table:change-track-table-cell/>
          </table:previous>
        </table:cell-content-change>
        <table:cell-content-change table:id="ct2804">
          <table:cell-address table:column="6" table:row="37" table:table="2"/>
          <office:change-info>
            <dc:creator> </dc:creator>
            <dc:date>2022-07-22T18:32:05.186607161</dc:date>
          </office:change-info>
          <table:previous>
            <table:change-track-table-cell/>
          </table:previous>
        </table:cell-content-change>
        <table:cell-content-change table:id="ct2805">
          <table:cell-address table:column="6" table:row="38" table:table="2"/>
          <office:change-info>
            <dc:creator> </dc:creator>
            <dc:date>2022-07-22T18:32:05.186629732</dc:date>
          </office:change-info>
          <table:previous>
            <table:change-track-table-cell/>
          </table:previous>
        </table:cell-content-change>
        <table:cell-content-change table:id="ct2806">
          <table:cell-address table:column="6" table:row="39" table:table="2"/>
          <office:change-info>
            <dc:creator> </dc:creator>
            <dc:date>2022-07-22T18:32:05.186652203</dc:date>
          </office:change-info>
          <table:previous>
            <table:change-track-table-cell/>
          </table:previous>
        </table:cell-content-change>
        <table:cell-content-change table:id="ct2807">
          <table:cell-address table:column="6" table:row="40" table:table="2"/>
          <office:change-info>
            <dc:creator> </dc:creator>
            <dc:date>2022-07-22T18:32:05.186674610</dc:date>
          </office:change-info>
          <table:previous>
            <table:change-track-table-cell/>
          </table:previous>
        </table:cell-content-change>
        <table:cell-content-change table:id="ct2808">
          <table:cell-address table:column="6" table:row="41" table:table="2"/>
          <office:change-info>
            <dc:creator> </dc:creator>
            <dc:date>2022-07-22T18:32:05.186696908</dc:date>
          </office:change-info>
          <table:previous>
            <table:change-track-table-cell/>
          </table:previous>
        </table:cell-content-change>
        <table:cell-content-change table:id="ct2809">
          <table:cell-address table:column="6" table:row="42" table:table="2"/>
          <office:change-info>
            <dc:creator> </dc:creator>
            <dc:date>2022-07-22T18:32:05.186719241</dc:date>
          </office:change-info>
          <table:previous>
            <table:change-track-table-cell/>
          </table:previous>
        </table:cell-content-change>
        <table:cell-content-change table:id="ct2810">
          <table:cell-address table:column="6" table:row="43" table:table="2"/>
          <office:change-info>
            <dc:creator> </dc:creator>
            <dc:date>2022-07-22T18:32:05.186741582</dc:date>
          </office:change-info>
          <table:previous>
            <table:change-track-table-cell/>
          </table:previous>
        </table:cell-content-change>
        <table:cell-content-change table:id="ct2811">
          <table:cell-address table:column="6" table:row="44" table:table="2"/>
          <office:change-info>
            <dc:creator> </dc:creator>
            <dc:date>2022-07-22T18:32:05.186763914</dc:date>
          </office:change-info>
          <table:previous>
            <table:change-track-table-cell/>
          </table:previous>
        </table:cell-content-change>
        <table:cell-content-change table:id="ct2812">
          <table:cell-address table:column="6" table:row="45" table:table="2"/>
          <office:change-info>
            <dc:creator> </dc:creator>
            <dc:date>2022-07-22T18:32:05.186805662</dc:date>
          </office:change-info>
          <table:previous>
            <table:change-track-table-cell/>
          </table:previous>
        </table:cell-content-change>
        <table:cell-content-change table:id="ct2813">
          <table:cell-address table:column="6" table:row="46" table:table="2"/>
          <office:change-info>
            <dc:creator> </dc:creator>
            <dc:date>2022-07-22T18:32:05.186838569</dc:date>
          </office:change-info>
          <table:previous>
            <table:change-track-table-cell/>
          </table:previous>
        </table:cell-content-change>
        <table:cell-content-change table:id="ct2814">
          <table:cell-address table:column="6" table:row="47" table:table="2"/>
          <office:change-info>
            <dc:creator> </dc:creator>
            <dc:date>2022-07-22T18:32:05.186879602</dc:date>
          </office:change-info>
          <table:previous>
            <table:change-track-table-cell/>
          </table:previous>
        </table:cell-content-change>
        <table:cell-content-change table:id="ct2815">
          <table:cell-address table:column="6" table:row="48" table:table="2"/>
          <office:change-info>
            <dc:creator> </dc:creator>
            <dc:date>2022-07-22T18:32:05.186902230</dc:date>
          </office:change-info>
          <table:previous>
            <table:change-track-table-cell/>
          </table:previous>
        </table:cell-content-change>
        <table:cell-content-change table:id="ct2816">
          <table:cell-address table:column="6" table:row="49" table:table="2"/>
          <office:change-info>
            <dc:creator> </dc:creator>
            <dc:date>2022-07-22T18:32:05.186924939</dc:date>
          </office:change-info>
          <table:previous>
            <table:change-track-table-cell/>
          </table:previous>
        </table:cell-content-change>
        <table:cell-content-change table:id="ct2817">
          <table:cell-address table:column="6" table:row="50" table:table="2"/>
          <office:change-info>
            <dc:creator> </dc:creator>
            <dc:date>2022-07-22T18:32:05.186947810</dc:date>
          </office:change-info>
          <table:previous>
            <table:change-track-table-cell/>
          </table:previous>
        </table:cell-content-change>
        <table:cell-content-change table:id="ct2818">
          <table:cell-address table:column="6" table:row="51" table:table="2"/>
          <office:change-info>
            <dc:creator> </dc:creator>
            <dc:date>2022-07-22T18:32:05.186970304</dc:date>
          </office:change-info>
          <table:previous>
            <table:change-track-table-cell/>
          </table:previous>
        </table:cell-content-change>
        <table:cell-content-change table:id="ct2819">
          <table:cell-address table:column="6" table:row="52" table:table="2"/>
          <office:change-info>
            <dc:creator> </dc:creator>
            <dc:date>2022-07-22T18:32:05.186992791</dc:date>
          </office:change-info>
          <table:previous>
            <table:change-track-table-cell/>
          </table:previous>
        </table:cell-content-change>
        <table:cell-content-change table:id="ct2820">
          <table:cell-address table:column="6" table:row="53" table:table="2"/>
          <office:change-info>
            <dc:creator> </dc:creator>
            <dc:date>2022-07-22T18:32:05.187015328</dc:date>
          </office:change-info>
          <table:previous>
            <table:change-track-table-cell/>
          </table:previous>
        </table:cell-content-change>
        <table:cell-content-change table:id="ct2821">
          <table:cell-address table:column="6" table:row="54" table:table="2"/>
          <office:change-info>
            <dc:creator> </dc:creator>
            <dc:date>2022-07-22T18:32:05.187037862</dc:date>
          </office:change-info>
          <table:previous>
            <table:change-track-table-cell/>
          </table:previous>
        </table:cell-content-change>
        <table:cell-content-change table:id="ct2822">
          <table:cell-address table:column="6" table:row="55" table:table="2"/>
          <office:change-info>
            <dc:creator> </dc:creator>
            <dc:date>2022-07-22T18:32:05.187060316</dc:date>
          </office:change-info>
          <table:previous>
            <table:change-track-table-cell/>
          </table:previous>
        </table:cell-content-change>
        <table:cell-content-change table:id="ct2823">
          <table:cell-address table:column="6" table:row="56" table:table="2"/>
          <office:change-info>
            <dc:creator> </dc:creator>
            <dc:date>2022-07-22T18:32:05.187082870</dc:date>
          </office:change-info>
          <table:previous>
            <table:change-track-table-cell/>
          </table:previous>
        </table:cell-content-change>
        <table:cell-content-change table:id="ct2824">
          <table:cell-address table:column="6" table:row="57" table:table="2"/>
          <office:change-info>
            <dc:creator> </dc:creator>
            <dc:date>2022-07-22T18:32:05.187105336</dc:date>
          </office:change-info>
          <table:previous>
            <table:change-track-table-cell/>
          </table:previous>
        </table:cell-content-change>
        <table:cell-content-change table:id="ct2825">
          <table:cell-address table:column="6" table:row="58" table:table="2"/>
          <office:change-info>
            <dc:creator> </dc:creator>
            <dc:date>2022-07-22T18:32:05.187127755</dc:date>
          </office:change-info>
          <table:previous>
            <table:change-track-table-cell/>
          </table:previous>
        </table:cell-content-change>
        <table:cell-content-change table:id="ct2826">
          <table:cell-address table:column="6" table:row="59" table:table="2"/>
          <office:change-info>
            <dc:creator> </dc:creator>
            <dc:date>2022-07-22T18:32:05.187150353</dc:date>
          </office:change-info>
          <table:previous>
            <table:change-track-table-cell/>
          </table:previous>
        </table:cell-content-change>
        <table:cell-content-change table:id="ct2827">
          <table:cell-address table:column="6" table:row="60" table:table="2"/>
          <office:change-info>
            <dc:creator> </dc:creator>
            <dc:date>2022-07-22T18:32:05.187173094</dc:date>
          </office:change-info>
          <table:previous>
            <table:change-track-table-cell/>
          </table:previous>
        </table:cell-content-change>
        <table:cell-content-change table:id="ct2828">
          <table:cell-address table:column="6" table:row="61" table:table="2"/>
          <office:change-info>
            <dc:creator> </dc:creator>
            <dc:date>2022-07-22T18:32:05.187195810</dc:date>
          </office:change-info>
          <table:previous>
            <table:change-track-table-cell/>
          </table:previous>
        </table:cell-content-change>
        <table:cell-content-change table:id="ct2829">
          <table:cell-address table:column="6" table:row="62" table:table="2"/>
          <office:change-info>
            <dc:creator> </dc:creator>
            <dc:date>2022-07-22T18:32:05.187218451</dc:date>
          </office:change-info>
          <table:previous>
            <table:change-track-table-cell/>
          </table:previous>
        </table:cell-content-change>
        <table:cell-content-change table:id="ct2830">
          <table:cell-address table:column="6" table:row="63" table:table="2"/>
          <office:change-info>
            <dc:creator> </dc:creator>
            <dc:date>2022-07-22T18:32:05.187241037</dc:date>
          </office:change-info>
          <table:previous>
            <table:change-track-table-cell/>
          </table:previous>
        </table:cell-content-change>
        <table:cell-content-change table:id="ct2831">
          <table:cell-address table:column="6" table:row="64" table:table="2"/>
          <office:change-info>
            <dc:creator> </dc:creator>
            <dc:date>2022-07-22T18:32:05.187263769</dc:date>
          </office:change-info>
          <table:previous>
            <table:change-track-table-cell/>
          </table:previous>
        </table:cell-content-change>
        <table:cell-content-change table:id="ct2832">
          <table:cell-address table:column="6" table:row="65" table:table="2"/>
          <office:change-info>
            <dc:creator> </dc:creator>
            <dc:date>2022-07-22T18:32:05.187286500</dc:date>
          </office:change-info>
          <table:previous>
            <table:change-track-table-cell/>
          </table:previous>
        </table:cell-content-change>
        <table:cell-content-change table:id="ct2833">
          <table:cell-address table:column="6" table:row="66" table:table="2"/>
          <office:change-info>
            <dc:creator> </dc:creator>
            <dc:date>2022-07-22T18:32:05.187309028</dc:date>
          </office:change-info>
          <table:previous>
            <table:change-track-table-cell/>
          </table:previous>
        </table:cell-content-change>
        <table:cell-content-change table:id="ct2834">
          <table:cell-address table:column="6" table:row="67" table:table="2"/>
          <office:change-info>
            <dc:creator> </dc:creator>
            <dc:date>2022-07-22T18:32:05.187331716</dc:date>
          </office:change-info>
          <table:previous>
            <table:change-track-table-cell/>
          </table:previous>
        </table:cell-content-change>
        <table:cell-content-change table:id="ct2835">
          <table:cell-address table:column="6" table:row="68" table:table="2"/>
          <office:change-info>
            <dc:creator> </dc:creator>
            <dc:date>2022-07-22T18:32:05.187354488</dc:date>
          </office:change-info>
          <table:previous>
            <table:change-track-table-cell/>
          </table:previous>
        </table:cell-content-change>
        <table:cell-content-change table:id="ct2836">
          <table:cell-address table:column="6" table:row="69" table:table="2"/>
          <office:change-info>
            <dc:creator> </dc:creator>
            <dc:date>2022-07-22T18:32:05.187377175</dc:date>
          </office:change-info>
          <table:previous>
            <table:change-track-table-cell/>
          </table:previous>
        </table:cell-content-change>
        <table:cell-content-change table:id="ct2837">
          <table:cell-address table:column="6" table:row="70" table:table="2"/>
          <office:change-info>
            <dc:creator> </dc:creator>
            <dc:date>2022-07-22T18:32:05.187399894</dc:date>
          </office:change-info>
          <table:previous>
            <table:change-track-table-cell/>
          </table:previous>
        </table:cell-content-change>
        <table:cell-content-change table:id="ct2838">
          <table:cell-address table:column="6" table:row="71" table:table="2"/>
          <office:change-info>
            <dc:creator> </dc:creator>
            <dc:date>2022-07-22T18:32:05.187422507</dc:date>
          </office:change-info>
          <table:previous>
            <table:change-track-table-cell/>
          </table:previous>
        </table:cell-content-change>
        <table:cell-content-change table:id="ct2839">
          <table:cell-address table:column="6" table:row="72" table:table="2"/>
          <office:change-info>
            <dc:creator> </dc:creator>
            <dc:date>2022-07-22T18:32:05.187445193</dc:date>
          </office:change-info>
          <table:previous>
            <table:change-track-table-cell/>
          </table:previous>
        </table:cell-content-change>
        <table:cell-content-change table:id="ct2840">
          <table:cell-address table:column="6" table:row="73" table:table="2"/>
          <office:change-info>
            <dc:creator> </dc:creator>
            <dc:date>2022-07-22T18:32:05.187467913</dc:date>
          </office:change-info>
          <table:previous>
            <table:change-track-table-cell/>
          </table:previous>
        </table:cell-content-change>
        <table:cell-content-change table:id="ct2841">
          <table:cell-address table:column="6" table:row="74" table:table="2"/>
          <office:change-info>
            <dc:creator> </dc:creator>
            <dc:date>2022-07-22T18:32:05.187490647</dc:date>
          </office:change-info>
          <table:previous>
            <table:change-track-table-cell/>
          </table:previous>
        </table:cell-content-change>
        <table:cell-content-change table:id="ct2842">
          <table:cell-address table:column="6" table:row="75" table:table="2"/>
          <office:change-info>
            <dc:creator> </dc:creator>
            <dc:date>2022-07-22T18:32:05.187513391</dc:date>
          </office:change-info>
          <table:previous>
            <table:change-track-table-cell/>
          </table:previous>
        </table:cell-content-change>
        <table:cell-content-change table:id="ct2843">
          <table:cell-address table:column="6" table:row="76" table:table="2"/>
          <office:change-info>
            <dc:creator> </dc:creator>
            <dc:date>2022-07-22T18:32:05.187536108</dc:date>
          </office:change-info>
          <table:previous>
            <table:change-track-table-cell/>
          </table:previous>
        </table:cell-content-change>
        <table:cell-content-change table:id="ct2844">
          <table:cell-address table:column="6" table:row="77" table:table="2"/>
          <office:change-info>
            <dc:creator> </dc:creator>
            <dc:date>2022-07-22T18:32:05.187558979</dc:date>
          </office:change-info>
          <table:previous>
            <table:change-track-table-cell/>
          </table:previous>
        </table:cell-content-change>
        <table:cell-content-change table:id="ct2845">
          <table:cell-address table:column="6" table:row="78" table:table="2"/>
          <office:change-info>
            <dc:creator> </dc:creator>
            <dc:date>2022-07-22T18:32:05.187581660</dc:date>
          </office:change-info>
          <table:previous>
            <table:change-track-table-cell/>
          </table:previous>
        </table:cell-content-change>
        <table:cell-content-change table:id="ct2846">
          <table:cell-address table:column="6" table:row="79" table:table="2"/>
          <office:change-info>
            <dc:creator> </dc:creator>
            <dc:date>2022-07-22T18:32:05.187604378</dc:date>
          </office:change-info>
          <table:previous>
            <table:change-track-table-cell/>
          </table:previous>
        </table:cell-content-change>
        <table:cell-content-change table:id="ct2847">
          <table:cell-address table:column="6" table:row="80" table:table="2"/>
          <office:change-info>
            <dc:creator> </dc:creator>
            <dc:date>2022-07-22T18:32:05.187627313</dc:date>
          </office:change-info>
          <table:previous>
            <table:change-track-table-cell/>
          </table:previous>
        </table:cell-content-change>
        <table:cell-content-change table:id="ct2848">
          <table:cell-address table:column="6" table:row="81" table:table="2"/>
          <office:change-info>
            <dc:creator> </dc:creator>
            <dc:date>2022-07-22T18:32:05.187650108</dc:date>
          </office:change-info>
          <table:previous>
            <table:change-track-table-cell/>
          </table:previous>
        </table:cell-content-change>
        <table:cell-content-change table:id="ct2849">
          <table:cell-address table:column="6" table:row="82" table:table="2"/>
          <office:change-info>
            <dc:creator> </dc:creator>
            <dc:date>2022-07-22T18:32:05.187672803</dc:date>
          </office:change-info>
          <table:previous>
            <table:change-track-table-cell/>
          </table:previous>
        </table:cell-content-change>
        <table:cell-content-change table:id="ct2850">
          <table:cell-address table:column="6" table:row="83" table:table="2"/>
          <office:change-info>
            <dc:creator> </dc:creator>
            <dc:date>2022-07-22T18:32:05.187695751</dc:date>
          </office:change-info>
          <table:previous>
            <table:change-track-table-cell/>
          </table:previous>
        </table:cell-content-change>
        <table:cell-content-change table:id="ct2851">
          <table:cell-address table:column="6" table:row="84" table:table="2"/>
          <office:change-info>
            <dc:creator> </dc:creator>
            <dc:date>2022-07-22T18:32:05.187718514</dc:date>
          </office:change-info>
          <table:previous>
            <table:change-track-table-cell/>
          </table:previous>
        </table:cell-content-change>
        <table:cell-content-change table:id="ct2852">
          <table:cell-address table:column="6" table:row="85" table:table="2"/>
          <office:change-info>
            <dc:creator> </dc:creator>
            <dc:date>2022-07-22T18:32:05.187741331</dc:date>
          </office:change-info>
          <table:previous>
            <table:change-track-table-cell/>
          </table:previous>
        </table:cell-content-change>
        <table:cell-content-change table:id="ct2853">
          <table:cell-address table:column="6" table:row="86" table:table="2"/>
          <office:change-info>
            <dc:creator> </dc:creator>
            <dc:date>2022-07-22T18:32:05.187764154</dc:date>
          </office:change-info>
          <table:previous>
            <table:change-track-table-cell/>
          </table:previous>
        </table:cell-content-change>
        <table:cell-content-change table:id="ct2854">
          <table:cell-address table:column="6" table:row="87" table:table="2"/>
          <office:change-info>
            <dc:creator> </dc:creator>
            <dc:date>2022-07-22T18:32:05.187786846</dc:date>
          </office:change-info>
          <table:previous>
            <table:change-track-table-cell/>
          </table:previous>
        </table:cell-content-change>
        <table:cell-content-change table:id="ct2855">
          <table:cell-address table:column="6" table:row="88" table:table="2"/>
          <office:change-info>
            <dc:creator> </dc:creator>
            <dc:date>2022-07-22T18:32:05.187809580</dc:date>
          </office:change-info>
          <table:previous>
            <table:change-track-table-cell/>
          </table:previous>
        </table:cell-content-change>
        <table:cell-content-change table:id="ct2856">
          <table:cell-address table:column="6" table:row="89" table:table="2"/>
          <office:change-info>
            <dc:creator> </dc:creator>
            <dc:date>2022-07-22T18:32:05.187832315</dc:date>
          </office:change-info>
          <table:previous>
            <table:change-track-table-cell/>
          </table:previous>
        </table:cell-content-change>
        <table:cell-content-change table:id="ct2857">
          <table:cell-address table:column="6" table:row="90" table:table="2"/>
          <office:change-info>
            <dc:creator> </dc:creator>
            <dc:date>2022-07-22T18:32:05.187855147</dc:date>
          </office:change-info>
          <table:previous>
            <table:change-track-table-cell/>
          </table:previous>
        </table:cell-content-change>
        <table:cell-content-change table:id="ct2858">
          <table:cell-address table:column="6" table:row="91" table:table="2"/>
          <office:change-info>
            <dc:creator> </dc:creator>
            <dc:date>2022-07-22T18:32:05.187878059</dc:date>
          </office:change-info>
          <table:previous>
            <table:change-track-table-cell/>
          </table:previous>
        </table:cell-content-change>
        <table:cell-content-change table:id="ct2859">
          <table:cell-address table:column="6" table:row="92" table:table="2"/>
          <office:change-info>
            <dc:creator> </dc:creator>
            <dc:date>2022-07-22T18:32:05.187900896</dc:date>
          </office:change-info>
          <table:previous>
            <table:change-track-table-cell/>
          </table:previous>
        </table:cell-content-change>
        <table:cell-content-change table:id="ct2860">
          <table:cell-address table:column="6" table:row="93" table:table="2"/>
          <office:change-info>
            <dc:creator> </dc:creator>
            <dc:date>2022-07-22T18:32:05.187923812</dc:date>
          </office:change-info>
          <table:previous>
            <table:change-track-table-cell/>
          </table:previous>
        </table:cell-content-change>
        <table:cell-content-change table:id="ct2861">
          <table:cell-address table:column="6" table:row="94" table:table="2"/>
          <office:change-info>
            <dc:creator> </dc:creator>
            <dc:date>2022-07-22T18:32:05.187946677</dc:date>
          </office:change-info>
          <table:previous>
            <table:change-track-table-cell/>
          </table:previous>
        </table:cell-content-change>
        <table:cell-content-change table:id="ct2862">
          <table:cell-address table:column="6" table:row="95" table:table="2"/>
          <office:change-info>
            <dc:creator> </dc:creator>
            <dc:date>2022-07-22T18:32:05.187969616</dc:date>
          </office:change-info>
          <table:previous>
            <table:change-track-table-cell/>
          </table:previous>
        </table:cell-content-change>
        <table:cell-content-change table:id="ct2863">
          <table:cell-address table:column="6" table:row="96" table:table="2"/>
          <office:change-info>
            <dc:creator> </dc:creator>
            <dc:date>2022-07-22T18:32:05.187992765</dc:date>
          </office:change-info>
          <table:previous>
            <table:change-track-table-cell/>
          </table:previous>
        </table:cell-content-change>
        <table:cell-content-change table:id="ct2864">
          <table:cell-address table:column="6" table:row="97" table:table="2"/>
          <office:change-info>
            <dc:creator> </dc:creator>
            <dc:date>2022-07-22T18:32:05.188015874</dc:date>
          </office:change-info>
          <table:previous>
            <table:change-track-table-cell/>
          </table:previous>
        </table:cell-content-change>
        <table:cell-content-change table:id="ct2865">
          <table:cell-address table:column="6" table:row="98" table:table="2"/>
          <office:change-info>
            <dc:creator> </dc:creator>
            <dc:date>2022-07-22T18:32:05.188038758</dc:date>
          </office:change-info>
          <table:previous>
            <table:change-track-table-cell/>
          </table:previous>
        </table:cell-content-change>
        <table:cell-content-change table:id="ct2866">
          <table:cell-address table:column="6" table:row="99" table:table="2"/>
          <office:change-info>
            <dc:creator> </dc:creator>
            <dc:date>2022-07-22T18:32:05.188061773</dc:date>
          </office:change-info>
          <table:previous>
            <table:change-track-table-cell/>
          </table:previous>
        </table:cell-content-change>
        <table:cell-content-change table:id="ct2867">
          <table:cell-address table:column="6" table:row="100" table:table="2"/>
          <office:change-info>
            <dc:creator> </dc:creator>
            <dc:date>2022-07-22T18:32:05.188084718</dc:date>
          </office:change-info>
          <table:previous>
            <table:change-track-table-cell/>
          </table:previous>
        </table:cell-content-change>
        <table:cell-content-change table:id="ct2868">
          <table:cell-address table:column="6" table:row="101" table:table="2"/>
          <office:change-info>
            <dc:creator> </dc:creator>
            <dc:date>2022-07-22T18:32:05.188107740</dc:date>
          </office:change-info>
          <table:previous>
            <table:change-track-table-cell/>
          </table:previous>
        </table:cell-content-change>
        <table:cell-content-change table:id="ct2869">
          <table:cell-address table:column="6" table:row="102" table:table="2"/>
          <office:change-info>
            <dc:creator> </dc:creator>
            <dc:date>2022-07-22T18:32:05.188130743</dc:date>
          </office:change-info>
          <table:previous>
            <table:change-track-table-cell/>
          </table:previous>
        </table:cell-content-change>
        <table:cell-content-change table:id="ct2870">
          <table:cell-address table:column="6" table:row="103" table:table="2"/>
          <office:change-info>
            <dc:creator> </dc:creator>
            <dc:date>2022-07-22T18:32:05.188153826</dc:date>
          </office:change-info>
          <table:previous>
            <table:change-track-table-cell/>
          </table:previous>
        </table:cell-content-change>
        <table:cell-content-change table:id="ct2871">
          <table:cell-address table:column="6" table:row="104" table:table="2"/>
          <office:change-info>
            <dc:creator> </dc:creator>
            <dc:date>2022-07-22T18:32:05.188177084</dc:date>
          </office:change-info>
          <table:previous>
            <table:change-track-table-cell/>
          </table:previous>
        </table:cell-content-change>
        <table:cell-content-change table:id="ct2872">
          <table:cell-address table:column="6" table:row="105" table:table="2"/>
          <office:change-info>
            <dc:creator> </dc:creator>
            <dc:date>2022-07-22T18:32:05.188199993</dc:date>
          </office:change-info>
          <table:previous>
            <table:change-track-table-cell/>
          </table:previous>
        </table:cell-content-change>
        <table:cell-content-change table:id="ct2873">
          <table:cell-address table:column="6" table:row="106" table:table="2"/>
          <office:change-info>
            <dc:creator> </dc:creator>
            <dc:date>2022-07-22T18:32:05.188222951</dc:date>
          </office:change-info>
          <table:previous>
            <table:change-track-table-cell/>
          </table:previous>
        </table:cell-content-change>
        <table:cell-content-change table:id="ct2874">
          <table:cell-address table:column="6" table:row="107" table:table="2"/>
          <office:change-info>
            <dc:creator> </dc:creator>
            <dc:date>2022-07-22T18:32:05.188246039</dc:date>
          </office:change-info>
          <table:previous>
            <table:change-track-table-cell/>
          </table:previous>
        </table:cell-content-change>
        <table:cell-content-change table:id="ct2875">
          <table:cell-address table:column="6" table:row="108" table:table="2"/>
          <office:change-info>
            <dc:creator> </dc:creator>
            <dc:date>2022-07-22T18:32:05.188269111</dc:date>
          </office:change-info>
          <table:previous>
            <table:change-track-table-cell/>
          </table:previous>
        </table:cell-content-change>
        <table:cell-content-change table:id="ct2876">
          <table:cell-address table:column="6" table:row="109" table:table="2"/>
          <office:change-info>
            <dc:creator> </dc:creator>
            <dc:date>2022-07-22T18:32:05.188292251</dc:date>
          </office:change-info>
          <table:previous>
            <table:change-track-table-cell/>
          </table:previous>
        </table:cell-content-change>
        <table:cell-content-change table:id="ct2877">
          <table:cell-address table:column="6" table:row="110" table:table="2"/>
          <office:change-info>
            <dc:creator> </dc:creator>
            <dc:date>2022-07-22T18:32:05.188315260</dc:date>
          </office:change-info>
          <table:previous>
            <table:change-track-table-cell/>
          </table:previous>
        </table:cell-content-change>
        <table:cell-content-change table:id="ct2878">
          <table:cell-address table:column="6" table:row="111" table:table="2"/>
          <office:change-info>
            <dc:creator> </dc:creator>
            <dc:date>2022-07-22T18:32:05.188338327</dc:date>
          </office:change-info>
          <table:previous>
            <table:change-track-table-cell/>
          </table:previous>
        </table:cell-content-change>
        <table:cell-content-change table:id="ct2879">
          <table:cell-address table:column="6" table:row="112" table:table="2"/>
          <office:change-info>
            <dc:creator> </dc:creator>
            <dc:date>2022-07-22T18:32:05.188361582</dc:date>
          </office:change-info>
          <table:previous>
            <table:change-track-table-cell/>
          </table:previous>
        </table:cell-content-change>
        <table:cell-content-change table:id="ct2880">
          <table:cell-address table:column="6" table:row="113" table:table="2"/>
          <office:change-info>
            <dc:creator> </dc:creator>
            <dc:date>2022-07-22T18:32:05.188384843</dc:date>
          </office:change-info>
          <table:previous>
            <table:change-track-table-cell/>
          </table:previous>
        </table:cell-content-change>
        <table:cell-content-change table:id="ct2881">
          <table:cell-address table:column="6" table:row="114" table:table="2"/>
          <office:change-info>
            <dc:creator> </dc:creator>
            <dc:date>2022-07-22T18:32:05.188407906</dc:date>
          </office:change-info>
          <table:previous>
            <table:change-track-table-cell/>
          </table:previous>
        </table:cell-content-change>
        <table:cell-content-change table:id="ct2882">
          <table:cell-address table:column="6" table:row="115" table:table="2"/>
          <office:change-info>
            <dc:creator> </dc:creator>
            <dc:date>2022-07-22T18:32:05.188430932</dc:date>
          </office:change-info>
          <table:previous>
            <table:change-track-table-cell/>
          </table:previous>
        </table:cell-content-change>
        <table:cell-content-change table:id="ct2883">
          <table:cell-address table:column="6" table:row="116" table:table="2"/>
          <office:change-info>
            <dc:creator> </dc:creator>
            <dc:date>2022-07-22T18:32:05.188454029</dc:date>
          </office:change-info>
          <table:previous>
            <table:change-track-table-cell/>
          </table:previous>
        </table:cell-content-change>
        <table:cell-content-change table:id="ct2884">
          <table:cell-address table:column="6" table:row="117" table:table="2"/>
          <office:change-info>
            <dc:creator> </dc:creator>
            <dc:date>2022-07-22T18:32:05.188477438</dc:date>
          </office:change-info>
          <table:previous>
            <table:change-track-table-cell/>
          </table:previous>
        </table:cell-content-change>
        <table:cell-content-change table:id="ct2885">
          <table:cell-address table:column="6" table:row="118" table:table="2"/>
          <office:change-info>
            <dc:creator> </dc:creator>
            <dc:date>2022-07-22T18:32:05.188500623</dc:date>
          </office:change-info>
          <table:previous>
            <table:change-track-table-cell/>
          </table:previous>
        </table:cell-content-change>
        <table:cell-content-change table:id="ct2886">
          <table:cell-address table:column="6" table:row="119" table:table="2"/>
          <office:change-info>
            <dc:creator> </dc:creator>
            <dc:date>2022-07-22T18:32:05.188523741</dc:date>
          </office:change-info>
          <table:previous>
            <table:change-track-table-cell/>
          </table:previous>
        </table:cell-content-change>
        <table:cell-content-change table:id="ct2887">
          <table:cell-address table:column="6" table:row="120" table:table="2"/>
          <office:change-info>
            <dc:creator> </dc:creator>
            <dc:date>2022-07-22T18:32:05.188546935</dc:date>
          </office:change-info>
          <table:previous>
            <table:change-track-table-cell/>
          </table:previous>
        </table:cell-content-change>
        <table:cell-content-change table:id="ct2888">
          <table:cell-address table:column="6" table:row="121" table:table="2"/>
          <office:change-info>
            <dc:creator> </dc:creator>
            <dc:date>2022-07-22T18:32:05.188570107</dc:date>
          </office:change-info>
          <table:previous>
            <table:change-track-table-cell/>
          </table:previous>
        </table:cell-content-change>
        <table:cell-content-change table:id="ct2889">
          <table:cell-address table:column="6" table:row="122" table:table="2"/>
          <office:change-info>
            <dc:creator> </dc:creator>
            <dc:date>2022-07-22T18:32:05.188593188</dc:date>
          </office:change-info>
          <table:previous>
            <table:change-track-table-cell/>
          </table:previous>
        </table:cell-content-change>
        <table:cell-content-change table:id="ct2890">
          <table:cell-address table:column="6" table:row="123" table:table="2"/>
          <office:change-info>
            <dc:creator> </dc:creator>
            <dc:date>2022-07-22T18:32:05.188616280</dc:date>
          </office:change-info>
          <table:previous>
            <table:change-track-table-cell/>
          </table:previous>
        </table:cell-content-change>
        <table:cell-content-change table:id="ct2891">
          <table:cell-address table:column="6" table:row="124" table:table="2"/>
          <office:change-info>
            <dc:creator> </dc:creator>
            <dc:date>2022-07-22T18:32:05.188639643</dc:date>
          </office:change-info>
          <table:previous>
            <table:change-track-table-cell/>
          </table:previous>
        </table:cell-content-change>
        <table:cell-content-change table:id="ct2892">
          <table:cell-address table:column="6" table:row="125" table:table="2"/>
          <office:change-info>
            <dc:creator> </dc:creator>
            <dc:date>2022-07-22T18:32:05.188662820</dc:date>
          </office:change-info>
          <table:previous>
            <table:change-track-table-cell/>
          </table:previous>
        </table:cell-content-change>
        <table:cell-content-change table:id="ct2893">
          <table:cell-address table:column="6" table:row="126" table:table="2"/>
          <office:change-info>
            <dc:creator> </dc:creator>
            <dc:date>2022-07-22T18:32:05.188685989</dc:date>
          </office:change-info>
          <table:previous>
            <table:change-track-table-cell/>
          </table:previous>
        </table:cell-content-change>
        <table:cell-content-change table:id="ct2894">
          <table:cell-address table:column="6" table:row="127" table:table="2"/>
          <office:change-info>
            <dc:creator> </dc:creator>
            <dc:date>2022-07-22T18:32:05.188709482</dc:date>
          </office:change-info>
          <table:previous>
            <table:change-track-table-cell/>
          </table:previous>
        </table:cell-content-change>
        <table:cell-content-change table:id="ct2895">
          <table:cell-address table:column="6" table:row="128" table:table="2"/>
          <office:change-info>
            <dc:creator> </dc:creator>
            <dc:date>2022-07-22T18:32:05.188732864</dc:date>
          </office:change-info>
          <table:previous>
            <table:change-track-table-cell/>
          </table:previous>
        </table:cell-content-change>
        <table:cell-content-change table:id="ct2896">
          <table:cell-address table:column="6" table:row="129" table:table="2"/>
          <office:change-info>
            <dc:creator> </dc:creator>
            <dc:date>2022-07-22T18:32:05.188756113</dc:date>
          </office:change-info>
          <table:previous>
            <table:change-track-table-cell/>
          </table:previous>
        </table:cell-content-change>
        <table:cell-content-change table:id="ct2897">
          <table:cell-address table:column="6" table:row="130" table:table="2"/>
          <office:change-info>
            <dc:creator> </dc:creator>
            <dc:date>2022-07-22T18:32:05.188781743</dc:date>
          </office:change-info>
          <table:previous>
            <table:change-track-table-cell/>
          </table:previous>
        </table:cell-content-change>
        <table:cell-content-change table:id="ct2898">
          <table:cell-address table:column="6" table:row="131" table:table="2"/>
          <office:change-info>
            <dc:creator> </dc:creator>
            <dc:date>2022-07-22T18:32:05.188791197</dc:date>
          </office:change-info>
          <table:previous>
            <table:change-track-table-cell/>
          </table:previous>
        </table:cell-content-change>
        <table:cell-content-change table:id="ct2899">
          <table:cell-address table:column="6" table:row="132" table:table="2"/>
          <office:change-info>
            <dc:creator> </dc:creator>
            <dc:date>2022-07-22T18:32:05.188799981</dc:date>
          </office:change-info>
          <table:previous>
            <table:change-track-table-cell/>
          </table:previous>
        </table:cell-content-change>
        <table:cell-content-change table:id="ct2900">
          <table:cell-address table:column="6" table:row="133" table:table="2"/>
          <office:change-info>
            <dc:creator> </dc:creator>
            <dc:date>2022-07-22T18:32:05.188827200</dc:date>
          </office:change-info>
          <table:previous>
            <table:change-track-table-cell/>
          </table:previous>
        </table:cell-content-change>
        <table:cell-content-change table:id="ct2901">
          <table:cell-address table:column="6" table:row="134" table:table="2"/>
          <office:change-info>
            <dc:creator> </dc:creator>
            <dc:date>2022-07-22T18:32:05.188837256</dc:date>
          </office:change-info>
          <table:previous>
            <table:change-track-table-cell/>
          </table:previous>
        </table:cell-content-change>
        <table:cell-content-change table:id="ct2902">
          <table:cell-address table:column="6" table:row="135" table:table="2"/>
          <office:change-info>
            <dc:creator> </dc:creator>
            <dc:date>2022-07-22T18:32:05.188847302</dc:date>
          </office:change-info>
          <table:previous>
            <table:change-track-table-cell/>
          </table:previous>
        </table:cell-content-change>
        <table:cell-content-change table:id="ct2903">
          <table:cell-address table:column="6" table:row="136" table:table="2"/>
          <office:change-info>
            <dc:creator> </dc:creator>
            <dc:date>2022-07-22T18:32:05.188859449</dc:date>
          </office:change-info>
          <table:previous>
            <table:change-track-table-cell/>
          </table:previous>
        </table:cell-content-change>
        <table:cell-content-change table:id="ct2904">
          <table:cell-address table:column="6" table:row="137" table:table="2"/>
          <office:change-info>
            <dc:creator> </dc:creator>
            <dc:date>2022-07-22T18:32:05.188872847</dc:date>
          </office:change-info>
          <table:previous>
            <table:change-track-table-cell/>
          </table:previous>
        </table:cell-content-change>
        <table:cell-content-change table:id="ct2905">
          <table:cell-address table:column="6" table:row="138" table:table="2"/>
          <office:change-info>
            <dc:creator> </dc:creator>
            <dc:date>2022-07-22T18:32:05.188900966</dc:date>
          </office:change-info>
          <table:previous>
            <table:change-track-table-cell/>
          </table:previous>
        </table:cell-content-change>
        <table:cell-content-change table:id="ct2906">
          <table:cell-address table:column="6" table:row="139" table:table="2"/>
          <office:change-info>
            <dc:creator> </dc:creator>
            <dc:date>2022-07-22T18:32:05.188914868</dc:date>
          </office:change-info>
          <table:previous>
            <table:change-track-table-cell/>
          </table:previous>
        </table:cell-content-change>
        <table:cell-content-change table:id="ct2907">
          <table:cell-address table:column="6" table:row="140" table:table="2"/>
          <office:change-info>
            <dc:creator> </dc:creator>
            <dc:date>2022-07-22T18:32:05.188926325</dc:date>
          </office:change-info>
          <table:previous>
            <table:change-track-table-cell/>
          </table:previous>
        </table:cell-content-change>
        <table:cell-content-change table:id="ct2908">
          <table:cell-address table:column="6" table:row="141" table:table="2"/>
          <office:change-info>
            <dc:creator> </dc:creator>
            <dc:date>2022-07-22T18:32:05.188938794</dc:date>
          </office:change-info>
          <table:previous>
            <table:change-track-table-cell/>
          </table:previous>
        </table:cell-content-change>
        <table:cell-content-change table:id="ct2909">
          <table:cell-address table:column="6" table:row="142" table:table="2"/>
          <office:change-info>
            <dc:creator> </dc:creator>
            <dc:date>2022-07-22T18:32:05.188952067</dc:date>
          </office:change-info>
          <table:previous>
            <table:change-track-table-cell/>
          </table:previous>
        </table:cell-content-change>
        <table:cell-content-change table:id="ct2910">
          <table:cell-address table:column="6" table:row="143" table:table="2"/>
          <office:change-info>
            <dc:creator> </dc:creator>
            <dc:date>2022-07-22T18:32:05.188966236</dc:date>
          </office:change-info>
          <table:previous>
            <table:change-track-table-cell/>
          </table:previous>
        </table:cell-content-change>
        <table:cell-content-change table:id="ct2911">
          <table:cell-address table:column="6" table:row="144" table:table="2"/>
          <office:change-info>
            <dc:creator> </dc:creator>
            <dc:date>2022-07-22T18:32:05.188977099</dc:date>
          </office:change-info>
          <table:previous>
            <table:change-track-table-cell/>
          </table:previous>
        </table:cell-content-change>
        <table:cell-content-change table:id="ct2912">
          <table:cell-address table:column="6" table:row="145" table:table="2"/>
          <office:change-info>
            <dc:creator> </dc:creator>
            <dc:date>2022-07-22T18:32:05.188986708</dc:date>
          </office:change-info>
          <table:previous>
            <table:change-track-table-cell/>
          </table:previous>
        </table:cell-content-change>
        <table:cell-content-change table:id="ct2913">
          <table:cell-address table:column="6" table:row="146" table:table="2"/>
          <office:change-info>
            <dc:creator> </dc:creator>
            <dc:date>2022-07-22T18:32:05.188996034</dc:date>
          </office:change-info>
          <table:previous>
            <table:change-track-table-cell/>
          </table:previous>
        </table:cell-content-change>
        <table:cell-content-change table:id="ct2914">
          <table:cell-address table:column="6" table:row="147" table:table="2"/>
          <office:change-info>
            <dc:creator> </dc:creator>
            <dc:date>2022-07-22T18:32:05.189005482</dc:date>
          </office:change-info>
          <table:previous>
            <table:change-track-table-cell/>
          </table:previous>
        </table:cell-content-change>
        <table:cell-content-change table:id="ct2915">
          <table:cell-address table:column="6" table:row="148" table:table="2"/>
          <office:change-info>
            <dc:creator> </dc:creator>
            <dc:date>2022-07-22T18:32:05.189017812</dc:date>
          </office:change-info>
          <table:previous>
            <table:change-track-table-cell/>
          </table:previous>
        </table:cell-content-change>
        <table:cell-content-change table:id="ct2916">
          <table:cell-address table:column="6" table:row="149" table:table="2"/>
          <office:change-info>
            <dc:creator> </dc:creator>
            <dc:date>2022-07-22T18:32:05.189029722</dc:date>
          </office:change-info>
          <table:previous>
            <table:change-track-table-cell/>
          </table:previous>
        </table:cell-content-change>
        <table:cell-content-change table:id="ct2917">
          <table:cell-address table:column="6" table:row="150" table:table="2"/>
          <office:change-info>
            <dc:creator> </dc:creator>
            <dc:date>2022-07-22T18:32:05.189041802</dc:date>
          </office:change-info>
          <table:previous>
            <table:change-track-table-cell/>
          </table:previous>
        </table:cell-content-change>
        <table:cell-content-change table:id="ct2918">
          <table:cell-address table:column="6" table:row="151" table:table="2"/>
          <office:change-info>
            <dc:creator> </dc:creator>
            <dc:date>2022-07-22T18:32:05.189055086</dc:date>
          </office:change-info>
          <table:previous>
            <table:change-track-table-cell/>
          </table:previous>
        </table:cell-content-change>
        <table:cell-content-change table:id="ct2919">
          <table:cell-address table:column="6" table:row="152" table:table="2"/>
          <office:change-info>
            <dc:creator> </dc:creator>
            <dc:date>2022-07-22T18:32:05.189069164</dc:date>
          </office:change-info>
          <table:previous>
            <table:change-track-table-cell/>
          </table:previous>
        </table:cell-content-change>
        <table:cell-content-change table:id="ct2920">
          <table:cell-address table:column="6" table:row="153" table:table="2"/>
          <office:change-info>
            <dc:creator> </dc:creator>
            <dc:date>2022-07-22T18:32:05.189083495</dc:date>
          </office:change-info>
          <table:previous>
            <table:change-track-table-cell/>
          </table:previous>
        </table:cell-content-change>
        <table:cell-content-change table:id="ct2921">
          <table:cell-address table:column="6" table:row="154" table:table="2"/>
          <office:change-info>
            <dc:creator> </dc:creator>
            <dc:date>2022-07-22T18:32:05.189098088</dc:date>
          </office:change-info>
          <table:previous>
            <table:change-track-table-cell/>
          </table:previous>
        </table:cell-content-change>
        <table:cell-content-change table:id="ct2922">
          <table:cell-address table:column="6" table:row="155" table:table="2"/>
          <office:change-info>
            <dc:creator> </dc:creator>
            <dc:date>2022-07-22T18:32:05.189113171</dc:date>
          </office:change-info>
          <table:previous>
            <table:change-track-table-cell/>
          </table:previous>
        </table:cell-content-change>
        <table:cell-content-change table:id="ct2923">
          <table:cell-address table:column="6" table:row="156" table:table="2"/>
          <office:change-info>
            <dc:creator> </dc:creator>
            <dc:date>2022-07-22T18:32:05.189128499</dc:date>
          </office:change-info>
          <table:previous>
            <table:change-track-table-cell/>
          </table:previous>
        </table:cell-content-change>
        <table:cell-content-change table:id="ct2924">
          <table:cell-address table:column="6" table:row="157" table:table="2"/>
          <office:change-info>
            <dc:creator> </dc:creator>
            <dc:date>2022-07-22T18:32:05.189143469</dc:date>
          </office:change-info>
          <table:previous>
            <table:change-track-table-cell/>
          </table:previous>
        </table:cell-content-change>
        <table:cell-content-change table:id="ct2925">
          <table:cell-address table:column="6" table:row="158" table:table="2"/>
          <office:change-info>
            <dc:creator> </dc:creator>
            <dc:date>2022-07-22T18:32:05.189158426</dc:date>
          </office:change-info>
          <table:previous>
            <table:change-track-table-cell/>
          </table:previous>
        </table:cell-content-change>
        <table:cell-content-change table:id="ct2926">
          <table:cell-address table:column="6" table:row="159" table:table="2"/>
          <office:change-info>
            <dc:creator> </dc:creator>
            <dc:date>2022-07-22T18:32:05.189173100</dc:date>
          </office:change-info>
          <table:previous>
            <table:change-track-table-cell/>
          </table:previous>
        </table:cell-content-change>
        <table:cell-content-change table:id="ct2927">
          <table:cell-address table:column="6" table:row="160" table:table="2"/>
          <office:change-info>
            <dc:creator> </dc:creator>
            <dc:date>2022-07-22T18:32:05.189188947</dc:date>
          </office:change-info>
          <table:previous>
            <table:change-track-table-cell/>
          </table:previous>
        </table:cell-content-change>
        <table:cell-content-change table:id="ct2928">
          <table:cell-address table:column="6" table:row="170" table:table="2"/>
          <office:change-info>
            <dc:creator> </dc:creator>
            <dc:date>2022-07-22T18:32:05.189200001</dc:date>
          </office:change-info>
          <table:previous>
            <table:change-track-table-cell/>
          </table:previous>
        </table:cell-content-change>
        <table:cell-content-change table:id="ct2929">
          <table:cell-address table:column="6" table:row="171" table:table="2"/>
          <office:change-info>
            <dc:creator> </dc:creator>
            <dc:date>2022-07-22T18:32:05.189213917</dc:date>
          </office:change-info>
          <table:previous>
            <table:change-track-table-cell/>
          </table:previous>
        </table:cell-content-change>
        <table:cell-content-change table:id="ct2930">
          <table:cell-address table:column="6" table:row="172" table:table="2"/>
          <office:change-info>
            <dc:creator> </dc:creator>
            <dc:date>2022-07-22T18:32:05.189240184</dc:date>
          </office:change-info>
          <table:previous>
            <table:change-track-table-cell/>
          </table:previous>
        </table:cell-content-change>
        <table:cell-content-change table:id="ct2931">
          <table:cell-address table:column="6" table:row="173" table:table="2"/>
          <office:change-info>
            <dc:creator> </dc:creator>
            <dc:date>2022-07-22T18:32:05.189263433</dc:date>
          </office:change-info>
          <table:previous>
            <table:change-track-table-cell/>
          </table:previous>
        </table:cell-content-change>
        <table:cell-content-change table:id="ct2932">
          <table:cell-address table:column="6" table:row="174" table:table="2"/>
          <office:change-info>
            <dc:creator> </dc:creator>
            <dc:date>2022-07-22T18:32:05.189275655</dc:date>
          </office:change-info>
          <table:previous>
            <table:change-track-table-cell/>
          </table:previous>
        </table:cell-content-change>
        <table:cell-content-change table:id="ct2933">
          <table:cell-address table:column="6" table:row="175" table:table="2"/>
          <office:change-info>
            <dc:creator> </dc:creator>
            <dc:date>2022-07-22T18:32:05.189288758</dc:date>
          </office:change-info>
          <table:previous>
            <table:change-track-table-cell/>
          </table:previous>
        </table:cell-content-change>
        <table:cell-content-change table:id="ct2934">
          <table:cell-address table:column="6" table:row="176" table:table="2"/>
          <office:change-info>
            <dc:creator> </dc:creator>
            <dc:date>2022-07-22T18:32:05.189301627</dc:date>
          </office:change-info>
          <table:previous>
            <table:change-track-table-cell/>
          </table:previous>
        </table:cell-content-change>
        <table:cell-content-change table:id="ct2935">
          <table:cell-address table:column="7" table:row="0" table:table="2"/>
          <office:change-info>
            <dc:creator> </dc:creator>
            <dc:date>2022-07-22T18:32:05.287263517</dc:date>
          </office:change-info>
          <table:previous>
            <table:change-track-table-cell/>
          </table:previous>
        </table:cell-content-change>
        <table:cell-content-change table:id="ct2936">
          <table:cell-address table:column="7" table:row="1" table:table="2"/>
          <office:change-info>
            <dc:creator> </dc:creator>
            <dc:date>2022-07-22T18:32:05.287401933</dc:date>
          </office:change-info>
          <table:previous>
            <table:change-track-table-cell/>
          </table:previous>
        </table:cell-content-change>
        <table:cell-content-change table:id="ct2937">
          <table:cell-address table:column="7" table:row="2" table:table="2"/>
          <office:change-info>
            <dc:creator> </dc:creator>
            <dc:date>2022-07-22T18:32:05.287485186</dc:date>
          </office:change-info>
          <table:previous>
            <table:change-track-table-cell/>
          </table:previous>
        </table:cell-content-change>
        <table:cell-content-change table:id="ct2938">
          <table:cell-address table:column="7" table:row="3" table:table="2"/>
          <office:change-info>
            <dc:creator> </dc:creator>
            <dc:date>2022-07-22T18:32:05.287513299</dc:date>
          </office:change-info>
          <table:previous>
            <table:change-track-table-cell/>
          </table:previous>
        </table:cell-content-change>
        <table:cell-content-change table:id="ct2939">
          <table:cell-address table:column="7" table:row="4" table:table="2"/>
          <office:change-info>
            <dc:creator> </dc:creator>
            <dc:date>2022-07-22T18:32:05.287535425</dc:date>
          </office:change-info>
          <table:previous>
            <table:change-track-table-cell/>
          </table:previous>
        </table:cell-content-change>
        <table:cell-content-change table:id="ct2940">
          <table:cell-address table:column="7" table:row="5" table:table="2"/>
          <office:change-info>
            <dc:creator> </dc:creator>
            <dc:date>2022-07-22T18:32:05.287556823</dc:date>
          </office:change-info>
          <table:previous>
            <table:change-track-table-cell/>
          </table:previous>
        </table:cell-content-change>
        <table:cell-content-change table:id="ct2941">
          <table:cell-address table:column="7" table:row="6" table:table="2"/>
          <office:change-info>
            <dc:creator> </dc:creator>
            <dc:date>2022-07-22T18:32:05.287578106</dc:date>
          </office:change-info>
          <table:previous>
            <table:change-track-table-cell/>
          </table:previous>
        </table:cell-content-change>
        <table:cell-content-change table:id="ct2942">
          <table:cell-address table:column="7" table:row="7" table:table="2"/>
          <office:change-info>
            <dc:creator> </dc:creator>
            <dc:date>2022-07-22T18:32:05.287634989</dc:date>
          </office:change-info>
          <table:previous>
            <table:change-track-table-cell/>
          </table:previous>
        </table:cell-content-change>
        <table:cell-content-change table:id="ct2943">
          <table:cell-address table:column="7" table:row="8" table:table="2"/>
          <office:change-info>
            <dc:creator> </dc:creator>
            <dc:date>2022-07-22T18:32:05.287665972</dc:date>
          </office:change-info>
          <table:previous>
            <table:change-track-table-cell/>
          </table:previous>
        </table:cell-content-change>
        <table:cell-content-change table:id="ct2944">
          <table:cell-address table:column="7" table:row="9" table:table="2"/>
          <office:change-info>
            <dc:creator> </dc:creator>
            <dc:date>2022-07-22T18:32:05.287690813</dc:date>
          </office:change-info>
          <table:previous>
            <table:change-track-table-cell/>
          </table:previous>
        </table:cell-content-change>
        <table:cell-content-change table:id="ct2945">
          <table:cell-address table:column="7" table:row="10" table:table="2"/>
          <office:change-info>
            <dc:creator> </dc:creator>
            <dc:date>2022-07-22T18:32:05.287715419</dc:date>
          </office:change-info>
          <table:previous>
            <table:change-track-table-cell/>
          </table:previous>
        </table:cell-content-change>
        <table:cell-content-change table:id="ct2946">
          <table:cell-address table:column="7" table:row="11" table:table="2"/>
          <office:change-info>
            <dc:creator> </dc:creator>
            <dc:date>2022-07-22T18:32:05.287739814</dc:date>
          </office:change-info>
          <table:previous>
            <table:change-track-table-cell/>
          </table:previous>
        </table:cell-content-change>
        <table:cell-content-change table:id="ct2947">
          <table:cell-address table:column="7" table:row="12" table:table="2"/>
          <office:change-info>
            <dc:creator> </dc:creator>
            <dc:date>2022-07-22T18:32:05.287764303</dc:date>
          </office:change-info>
          <table:previous>
            <table:change-track-table-cell/>
          </table:previous>
        </table:cell-content-change>
        <table:cell-content-change table:id="ct2948">
          <table:cell-address table:column="7" table:row="13" table:table="2"/>
          <office:change-info>
            <dc:creator> </dc:creator>
            <dc:date>2022-07-22T18:32:05.287788979</dc:date>
          </office:change-info>
          <table:previous>
            <table:change-track-table-cell/>
          </table:previous>
        </table:cell-content-change>
        <table:cell-content-change table:id="ct2949">
          <table:cell-address table:column="7" table:row="14" table:table="2"/>
          <office:change-info>
            <dc:creator> </dc:creator>
            <dc:date>2022-07-22T18:32:05.287813621</dc:date>
          </office:change-info>
          <table:previous>
            <table:change-track-table-cell/>
          </table:previous>
        </table:cell-content-change>
        <table:cell-content-change table:id="ct2950">
          <table:cell-address table:column="7" table:row="15" table:table="2"/>
          <office:change-info>
            <dc:creator> </dc:creator>
            <dc:date>2022-07-22T18:32:05.287838104</dc:date>
          </office:change-info>
          <table:previous>
            <table:change-track-table-cell/>
          </table:previous>
        </table:cell-content-change>
        <table:cell-content-change table:id="ct2951">
          <table:cell-address table:column="7" table:row="16" table:table="2"/>
          <office:change-info>
            <dc:creator> </dc:creator>
            <dc:date>2022-07-22T18:32:05.287862750</dc:date>
          </office:change-info>
          <table:previous>
            <table:change-track-table-cell/>
          </table:previous>
        </table:cell-content-change>
        <table:cell-content-change table:id="ct2952">
          <table:cell-address table:column="7" table:row="17" table:table="2"/>
          <office:change-info>
            <dc:creator> </dc:creator>
            <dc:date>2022-07-22T18:32:05.287887266</dc:date>
          </office:change-info>
          <table:previous>
            <table:change-track-table-cell/>
          </table:previous>
        </table:cell-content-change>
        <table:cell-content-change table:id="ct2953">
          <table:cell-address table:column="7" table:row="18" table:table="2"/>
          <office:change-info>
            <dc:creator> </dc:creator>
            <dc:date>2022-07-22T18:32:05.287911832</dc:date>
          </office:change-info>
          <table:previous>
            <table:change-track-table-cell/>
          </table:previous>
        </table:cell-content-change>
        <table:cell-content-change table:id="ct2954">
          <table:cell-address table:column="7" table:row="19" table:table="2"/>
          <office:change-info>
            <dc:creator> </dc:creator>
            <dc:date>2022-07-22T18:32:05.287936388</dc:date>
          </office:change-info>
          <table:previous>
            <table:change-track-table-cell/>
          </table:previous>
        </table:cell-content-change>
        <table:cell-content-change table:id="ct2955">
          <table:cell-address table:column="7" table:row="20" table:table="2"/>
          <office:change-info>
            <dc:creator> </dc:creator>
            <dc:date>2022-07-22T18:32:05.287961216</dc:date>
          </office:change-info>
          <table:previous>
            <table:change-track-table-cell/>
          </table:previous>
        </table:cell-content-change>
        <table:cell-content-change table:id="ct2956">
          <table:cell-address table:column="7" table:row="21" table:table="2"/>
          <office:change-info>
            <dc:creator> </dc:creator>
            <dc:date>2022-07-22T18:32:05.287985763</dc:date>
          </office:change-info>
          <table:previous>
            <table:change-track-table-cell/>
          </table:previous>
        </table:cell-content-change>
        <table:cell-content-change table:id="ct2957">
          <table:cell-address table:column="7" table:row="22" table:table="2"/>
          <office:change-info>
            <dc:creator> </dc:creator>
            <dc:date>2022-07-22T18:32:05.288010546</dc:date>
          </office:change-info>
          <table:previous>
            <table:change-track-table-cell/>
          </table:previous>
        </table:cell-content-change>
        <table:cell-content-change table:id="ct2958">
          <table:cell-address table:column="7" table:row="23" table:table="2"/>
          <office:change-info>
            <dc:creator> </dc:creator>
            <dc:date>2022-07-22T18:32:05.288034984</dc:date>
          </office:change-info>
          <table:previous>
            <table:change-track-table-cell/>
          </table:previous>
        </table:cell-content-change>
        <table:cell-content-change table:id="ct2959">
          <table:cell-address table:column="7" table:row="24" table:table="2"/>
          <office:change-info>
            <dc:creator> </dc:creator>
            <dc:date>2022-07-22T18:32:05.288059520</dc:date>
          </office:change-info>
          <table:previous>
            <table:change-track-table-cell/>
          </table:previous>
        </table:cell-content-change>
        <table:cell-content-change table:id="ct2960">
          <table:cell-address table:column="7" table:row="25" table:table="2"/>
          <office:change-info>
            <dc:creator> </dc:creator>
            <dc:date>2022-07-22T18:32:05.288084351</dc:date>
          </office:change-info>
          <table:previous>
            <table:change-track-table-cell/>
          </table:previous>
        </table:cell-content-change>
        <table:cell-content-change table:id="ct2961">
          <table:cell-address table:column="7" table:row="26" table:table="2"/>
          <office:change-info>
            <dc:creator> </dc:creator>
            <dc:date>2022-07-22T18:32:05.288109025</dc:date>
          </office:change-info>
          <table:previous>
            <table:change-track-table-cell/>
          </table:previous>
        </table:cell-content-change>
        <table:cell-content-change table:id="ct2962">
          <table:cell-address table:column="7" table:row="27" table:table="2"/>
          <office:change-info>
            <dc:creator> </dc:creator>
            <dc:date>2022-07-22T18:32:05.288133655</dc:date>
          </office:change-info>
          <table:previous>
            <table:change-track-table-cell/>
          </table:previous>
        </table:cell-content-change>
        <table:cell-content-change table:id="ct2963">
          <table:cell-address table:column="7" table:row="28" table:table="2"/>
          <office:change-info>
            <dc:creator> </dc:creator>
            <dc:date>2022-07-22T18:32:05.288158226</dc:date>
          </office:change-info>
          <table:previous>
            <table:change-track-table-cell/>
          </table:previous>
        </table:cell-content-change>
        <table:cell-content-change table:id="ct2964">
          <table:cell-address table:column="7" table:row="29" table:table="2"/>
          <office:change-info>
            <dc:creator> </dc:creator>
            <dc:date>2022-07-22T18:32:05.288182682</dc:date>
          </office:change-info>
          <table:previous>
            <table:change-track-table-cell/>
          </table:previous>
        </table:cell-content-change>
        <table:cell-content-change table:id="ct2965">
          <table:cell-address table:column="7" table:row="30" table:table="2"/>
          <office:change-info>
            <dc:creator> </dc:creator>
            <dc:date>2022-07-22T18:32:05.288207299</dc:date>
          </office:change-info>
          <table:previous>
            <table:change-track-table-cell/>
          </table:previous>
        </table:cell-content-change>
        <table:cell-content-change table:id="ct2966">
          <table:cell-address table:column="7" table:row="31" table:table="2"/>
          <office:change-info>
            <dc:creator> </dc:creator>
            <dc:date>2022-07-22T18:32:05.288232053</dc:date>
          </office:change-info>
          <table:previous>
            <table:change-track-table-cell/>
          </table:previous>
        </table:cell-content-change>
        <table:cell-content-change table:id="ct2967">
          <table:cell-address table:column="7" table:row="32" table:table="2"/>
          <office:change-info>
            <dc:creator> </dc:creator>
            <dc:date>2022-07-22T18:32:05.288256824</dc:date>
          </office:change-info>
          <table:previous>
            <table:change-track-table-cell/>
          </table:previous>
        </table:cell-content-change>
        <table:cell-content-change table:id="ct2968">
          <table:cell-address table:column="7" table:row="33" table:table="2"/>
          <office:change-info>
            <dc:creator> </dc:creator>
            <dc:date>2022-07-22T18:32:05.288281736</dc:date>
          </office:change-info>
          <table:previous>
            <table:change-track-table-cell/>
          </table:previous>
        </table:cell-content-change>
        <table:cell-content-change table:id="ct2969">
          <table:cell-address table:column="7" table:row="34" table:table="2"/>
          <office:change-info>
            <dc:creator> </dc:creator>
            <dc:date>2022-07-22T18:32:05.288306264</dc:date>
          </office:change-info>
          <table:previous>
            <table:change-track-table-cell/>
          </table:previous>
        </table:cell-content-change>
        <table:cell-content-change table:id="ct2970">
          <table:cell-address table:column="7" table:row="35" table:table="2"/>
          <office:change-info>
            <dc:creator> </dc:creator>
            <dc:date>2022-07-22T18:32:05.288330857</dc:date>
          </office:change-info>
          <table:previous>
            <table:change-track-table-cell/>
          </table:previous>
        </table:cell-content-change>
        <table:cell-content-change table:id="ct2971">
          <table:cell-address table:column="7" table:row="36" table:table="2"/>
          <office:change-info>
            <dc:creator> </dc:creator>
            <dc:date>2022-07-22T18:32:05.288355727</dc:date>
          </office:change-info>
          <table:previous>
            <table:change-track-table-cell/>
          </table:previous>
        </table:cell-content-change>
        <table:cell-content-change table:id="ct2972">
          <table:cell-address table:column="7" table:row="37" table:table="2"/>
          <office:change-info>
            <dc:creator> </dc:creator>
            <dc:date>2022-07-22T18:32:05.288380458</dc:date>
          </office:change-info>
          <table:previous>
            <table:change-track-table-cell/>
          </table:previous>
        </table:cell-content-change>
        <table:cell-content-change table:id="ct2973">
          <table:cell-address table:column="7" table:row="38" table:table="2"/>
          <office:change-info>
            <dc:creator> </dc:creator>
            <dc:date>2022-07-22T18:32:05.288405014</dc:date>
          </office:change-info>
          <table:previous>
            <table:change-track-table-cell/>
          </table:previous>
        </table:cell-content-change>
        <table:cell-content-change table:id="ct2974">
          <table:cell-address table:column="7" table:row="39" table:table="2"/>
          <office:change-info>
            <dc:creator> </dc:creator>
            <dc:date>2022-07-22T18:32:05.288429661</dc:date>
          </office:change-info>
          <table:previous>
            <table:change-track-table-cell/>
          </table:previous>
        </table:cell-content-change>
        <table:cell-content-change table:id="ct2975">
          <table:cell-address table:column="7" table:row="40" table:table="2"/>
          <office:change-info>
            <dc:creator> </dc:creator>
            <dc:date>2022-07-22T18:32:05.288454481</dc:date>
          </office:change-info>
          <table:previous>
            <table:change-track-table-cell/>
          </table:previous>
        </table:cell-content-change>
        <table:cell-content-change table:id="ct2976">
          <table:cell-address table:column="7" table:row="41" table:table="2"/>
          <office:change-info>
            <dc:creator> </dc:creator>
            <dc:date>2022-07-22T18:32:05.288479346</dc:date>
          </office:change-info>
          <table:previous>
            <table:change-track-table-cell/>
          </table:previous>
        </table:cell-content-change>
        <table:cell-content-change table:id="ct2977">
          <table:cell-address table:column="7" table:row="42" table:table="2"/>
          <office:change-info>
            <dc:creator> </dc:creator>
            <dc:date>2022-07-22T18:32:05.288503982</dc:date>
          </office:change-info>
          <table:previous>
            <table:change-track-table-cell/>
          </table:previous>
        </table:cell-content-change>
        <table:cell-content-change table:id="ct2978">
          <table:cell-address table:column="7" table:row="43" table:table="2"/>
          <office:change-info>
            <dc:creator> </dc:creator>
            <dc:date>2022-07-22T18:32:05.288528684</dc:date>
          </office:change-info>
          <table:previous>
            <table:change-track-table-cell/>
          </table:previous>
        </table:cell-content-change>
        <table:cell-content-change table:id="ct2979">
          <table:cell-address table:column="7" table:row="44" table:table="2"/>
          <office:change-info>
            <dc:creator> </dc:creator>
            <dc:date>2022-07-22T18:32:05.288553370</dc:date>
          </office:change-info>
          <table:previous>
            <table:change-track-table-cell/>
          </table:previous>
        </table:cell-content-change>
        <table:cell-content-change table:id="ct2980">
          <table:cell-address table:column="7" table:row="45" table:table="2"/>
          <office:change-info>
            <dc:creator> </dc:creator>
            <dc:date>2022-07-22T18:32:05.288578301</dc:date>
          </office:change-info>
          <table:previous>
            <table:change-track-table-cell/>
          </table:previous>
        </table:cell-content-change>
        <table:cell-content-change table:id="ct2981">
          <table:cell-address table:column="7" table:row="46" table:table="2"/>
          <office:change-info>
            <dc:creator> </dc:creator>
            <dc:date>2022-07-22T18:32:05.288603226</dc:date>
          </office:change-info>
          <table:previous>
            <table:change-track-table-cell/>
          </table:previous>
        </table:cell-content-change>
        <table:cell-content-change table:id="ct2982">
          <table:cell-address table:column="7" table:row="47" table:table="2"/>
          <office:change-info>
            <dc:creator> </dc:creator>
            <dc:date>2022-07-22T18:32:05.288628174</dc:date>
          </office:change-info>
          <table:previous>
            <table:change-track-table-cell/>
          </table:previous>
        </table:cell-content-change>
        <table:cell-content-change table:id="ct2983">
          <table:cell-address table:column="7" table:row="48" table:table="2"/>
          <office:change-info>
            <dc:creator> </dc:creator>
            <dc:date>2022-07-22T18:32:05.288653167</dc:date>
          </office:change-info>
          <table:previous>
            <table:change-track-table-cell/>
          </table:previous>
        </table:cell-content-change>
        <table:cell-content-change table:id="ct2984">
          <table:cell-address table:column="7" table:row="49" table:table="2"/>
          <office:change-info>
            <dc:creator> </dc:creator>
            <dc:date>2022-07-22T18:32:05.288678126</dc:date>
          </office:change-info>
          <table:previous>
            <table:change-track-table-cell/>
          </table:previous>
        </table:cell-content-change>
        <table:cell-content-change table:id="ct2985">
          <table:cell-address table:column="7" table:row="50" table:table="2"/>
          <office:change-info>
            <dc:creator> </dc:creator>
            <dc:date>2022-07-22T18:32:05.288702985</dc:date>
          </office:change-info>
          <table:previous>
            <table:change-track-table-cell/>
          </table:previous>
        </table:cell-content-change>
        <table:cell-content-change table:id="ct2986">
          <table:cell-address table:column="7" table:row="51" table:table="2"/>
          <office:change-info>
            <dc:creator> </dc:creator>
            <dc:date>2022-07-22T18:32:05.288727827</dc:date>
          </office:change-info>
          <table:previous>
            <table:change-track-table-cell/>
          </table:previous>
        </table:cell-content-change>
        <table:cell-content-change table:id="ct2987">
          <table:cell-address table:column="7" table:row="52" table:table="2"/>
          <office:change-info>
            <dc:creator> </dc:creator>
            <dc:date>2022-07-22T18:32:05.288752915</dc:date>
          </office:change-info>
          <table:previous>
            <table:change-track-table-cell/>
          </table:previous>
        </table:cell-content-change>
        <table:cell-content-change table:id="ct2988">
          <table:cell-address table:column="7" table:row="53" table:table="2"/>
          <office:change-info>
            <dc:creator> </dc:creator>
            <dc:date>2022-07-22T18:32:05.288777788</dc:date>
          </office:change-info>
          <table:previous>
            <table:change-track-table-cell/>
          </table:previous>
        </table:cell-content-change>
        <table:cell-content-change table:id="ct2989">
          <table:cell-address table:column="7" table:row="54" table:table="2"/>
          <office:change-info>
            <dc:creator> </dc:creator>
            <dc:date>2022-07-22T18:32:05.288802941</dc:date>
          </office:change-info>
          <table:previous>
            <table:change-track-table-cell/>
          </table:previous>
        </table:cell-content-change>
        <table:cell-content-change table:id="ct2990">
          <table:cell-address table:column="7" table:row="55" table:table="2"/>
          <office:change-info>
            <dc:creator> </dc:creator>
            <dc:date>2022-07-22T18:32:05.288827948</dc:date>
          </office:change-info>
          <table:previous>
            <table:change-track-table-cell/>
          </table:previous>
        </table:cell-content-change>
        <table:cell-content-change table:id="ct2991">
          <table:cell-address table:column="7" table:row="56" table:table="2"/>
          <office:change-info>
            <dc:creator> </dc:creator>
            <dc:date>2022-07-22T18:32:05.288852906</dc:date>
          </office:change-info>
          <table:previous>
            <table:change-track-table-cell/>
          </table:previous>
        </table:cell-content-change>
        <table:cell-content-change table:id="ct2992">
          <table:cell-address table:column="7" table:row="57" table:table="2"/>
          <office:change-info>
            <dc:creator> </dc:creator>
            <dc:date>2022-07-22T18:32:05.288877952</dc:date>
          </office:change-info>
          <table:previous>
            <table:change-track-table-cell/>
          </table:previous>
        </table:cell-content-change>
        <table:cell-content-change table:id="ct2993">
          <table:cell-address table:column="7" table:row="58" table:table="2"/>
          <office:change-info>
            <dc:creator> </dc:creator>
            <dc:date>2022-07-22T18:32:05.288902667</dc:date>
          </office:change-info>
          <table:previous>
            <table:change-track-table-cell/>
          </table:previous>
        </table:cell-content-change>
        <table:cell-content-change table:id="ct2994">
          <table:cell-address table:column="7" table:row="59" table:table="2"/>
          <office:change-info>
            <dc:creator> </dc:creator>
            <dc:date>2022-07-22T18:32:05.288927717</dc:date>
          </office:change-info>
          <table:previous>
            <table:change-track-table-cell/>
          </table:previous>
        </table:cell-content-change>
        <table:cell-content-change table:id="ct2995">
          <table:cell-address table:column="7" table:row="60" table:table="2"/>
          <office:change-info>
            <dc:creator> </dc:creator>
            <dc:date>2022-07-22T18:32:05.288952622</dc:date>
          </office:change-info>
          <table:previous>
            <table:change-track-table-cell/>
          </table:previous>
        </table:cell-content-change>
        <table:cell-content-change table:id="ct2996">
          <table:cell-address table:column="7" table:row="61" table:table="2"/>
          <office:change-info>
            <dc:creator> </dc:creator>
            <dc:date>2022-07-22T18:32:05.288977639</dc:date>
          </office:change-info>
          <table:previous>
            <table:change-track-table-cell/>
          </table:previous>
        </table:cell-content-change>
        <table:cell-content-change table:id="ct2997">
          <table:cell-address table:column="7" table:row="62" table:table="2"/>
          <office:change-info>
            <dc:creator> </dc:creator>
            <dc:date>2022-07-22T18:32:05.289002426</dc:date>
          </office:change-info>
          <table:previous>
            <table:change-track-table-cell/>
          </table:previous>
        </table:cell-content-change>
        <table:cell-content-change table:id="ct2998">
          <table:cell-address table:column="7" table:row="63" table:table="2"/>
          <office:change-info>
            <dc:creator> </dc:creator>
            <dc:date>2022-07-22T18:32:05.289027567</dc:date>
          </office:change-info>
          <table:previous>
            <table:change-track-table-cell/>
          </table:previous>
        </table:cell-content-change>
        <table:cell-content-change table:id="ct2999">
          <table:cell-address table:column="7" table:row="64" table:table="2"/>
          <office:change-info>
            <dc:creator> </dc:creator>
            <dc:date>2022-07-22T18:32:05.289052649</dc:date>
          </office:change-info>
          <table:previous>
            <table:change-track-table-cell/>
          </table:previous>
        </table:cell-content-change>
        <table:cell-content-change table:id="ct3000">
          <table:cell-address table:column="7" table:row="65" table:table="2"/>
          <office:change-info>
            <dc:creator> </dc:creator>
            <dc:date>2022-07-22T18:32:05.289077709</dc:date>
          </office:change-info>
          <table:previous>
            <table:change-track-table-cell/>
          </table:previous>
        </table:cell-content-change>
        <table:cell-content-change table:id="ct3001">
          <table:cell-address table:column="7" table:row="66" table:table="2"/>
          <office:change-info>
            <dc:creator> </dc:creator>
            <dc:date>2022-07-22T18:32:05.289102623</dc:date>
          </office:change-info>
          <table:previous>
            <table:change-track-table-cell/>
          </table:previous>
        </table:cell-content-change>
        <table:cell-content-change table:id="ct3002">
          <table:cell-address table:column="7" table:row="67" table:table="2"/>
          <office:change-info>
            <dc:creator> </dc:creator>
            <dc:date>2022-07-22T18:32:05.289127597</dc:date>
          </office:change-info>
          <table:previous>
            <table:change-track-table-cell/>
          </table:previous>
        </table:cell-content-change>
        <table:cell-content-change table:id="ct3003">
          <table:cell-address table:column="7" table:row="68" table:table="2"/>
          <office:change-info>
            <dc:creator> </dc:creator>
            <dc:date>2022-07-22T18:32:05.289152804</dc:date>
          </office:change-info>
          <table:previous>
            <table:change-track-table-cell/>
          </table:previous>
        </table:cell-content-change>
        <table:cell-content-change table:id="ct3004">
          <table:cell-address table:column="7" table:row="69" table:table="2"/>
          <office:change-info>
            <dc:creator> </dc:creator>
            <dc:date>2022-07-22T18:32:05.289178026</dc:date>
          </office:change-info>
          <table:previous>
            <table:change-track-table-cell/>
          </table:previous>
        </table:cell-content-change>
        <table:cell-content-change table:id="ct3005">
          <table:cell-address table:column="7" table:row="70" table:table="2"/>
          <office:change-info>
            <dc:creator> </dc:creator>
            <dc:date>2022-07-22T18:32:05.289203008</dc:date>
          </office:change-info>
          <table:previous>
            <table:change-track-table-cell/>
          </table:previous>
        </table:cell-content-change>
        <table:cell-content-change table:id="ct3006">
          <table:cell-address table:column="7" table:row="71" table:table="2"/>
          <office:change-info>
            <dc:creator> </dc:creator>
            <dc:date>2022-07-22T18:32:05.289227984</dc:date>
          </office:change-info>
          <table:previous>
            <table:change-track-table-cell/>
          </table:previous>
        </table:cell-content-change>
        <table:cell-content-change table:id="ct3007">
          <table:cell-address table:column="7" table:row="72" table:table="2"/>
          <office:change-info>
            <dc:creator> </dc:creator>
            <dc:date>2022-07-22T18:32:05.289253260</dc:date>
          </office:change-info>
          <table:previous>
            <table:change-track-table-cell/>
          </table:previous>
        </table:cell-content-change>
        <table:cell-content-change table:id="ct3008">
          <table:cell-address table:column="7" table:row="73" table:table="2"/>
          <office:change-info>
            <dc:creator> </dc:creator>
            <dc:date>2022-07-22T18:32:05.289278483</dc:date>
          </office:change-info>
          <table:previous>
            <table:change-track-table-cell/>
          </table:previous>
        </table:cell-content-change>
        <table:cell-content-change table:id="ct3009">
          <table:cell-address table:column="7" table:row="74" table:table="2"/>
          <office:change-info>
            <dc:creator> </dc:creator>
            <dc:date>2022-07-22T18:32:05.289303404</dc:date>
          </office:change-info>
          <table:previous>
            <table:change-track-table-cell/>
          </table:previous>
        </table:cell-content-change>
        <table:cell-content-change table:id="ct3010">
          <table:cell-address table:column="7" table:row="75" table:table="2"/>
          <office:change-info>
            <dc:creator> </dc:creator>
            <dc:date>2022-07-22T18:32:05.289328388</dc:date>
          </office:change-info>
          <table:previous>
            <table:change-track-table-cell/>
          </table:previous>
        </table:cell-content-change>
        <table:cell-content-change table:id="ct3011">
          <table:cell-address table:column="7" table:row="76" table:table="2"/>
          <office:change-info>
            <dc:creator> </dc:creator>
            <dc:date>2022-07-22T18:32:05.289353473</dc:date>
          </office:change-info>
          <table:previous>
            <table:change-track-table-cell/>
          </table:previous>
        </table:cell-content-change>
        <table:cell-content-change table:id="ct3012">
          <table:cell-address table:column="7" table:row="77" table:table="2"/>
          <office:change-info>
            <dc:creator> </dc:creator>
            <dc:date>2022-07-22T18:32:05.289378468</dc:date>
          </office:change-info>
          <table:previous>
            <table:change-track-table-cell/>
          </table:previous>
        </table:cell-content-change>
        <table:cell-content-change table:id="ct3013">
          <table:cell-address table:column="7" table:row="78" table:table="2"/>
          <office:change-info>
            <dc:creator> </dc:creator>
            <dc:date>2022-07-22T18:32:05.289403622</dc:date>
          </office:change-info>
          <table:previous>
            <table:change-track-table-cell/>
          </table:previous>
        </table:cell-content-change>
        <table:cell-content-change table:id="ct3014">
          <table:cell-address table:column="7" table:row="79" table:table="2"/>
          <office:change-info>
            <dc:creator> </dc:creator>
            <dc:date>2022-07-22T18:32:05.289428840</dc:date>
          </office:change-info>
          <table:previous>
            <table:change-track-table-cell/>
          </table:previous>
        </table:cell-content-change>
        <table:cell-content-change table:id="ct3015">
          <table:cell-address table:column="7" table:row="80" table:table="2"/>
          <office:change-info>
            <dc:creator> </dc:creator>
            <dc:date>2022-07-22T18:32:05.289453858</dc:date>
          </office:change-info>
          <table:previous>
            <table:change-track-table-cell/>
          </table:previous>
        </table:cell-content-change>
        <table:cell-content-change table:id="ct3016">
          <table:cell-address table:column="7" table:row="81" table:table="2"/>
          <office:change-info>
            <dc:creator> </dc:creator>
            <dc:date>2022-07-22T18:32:05.289479033</dc:date>
          </office:change-info>
          <table:previous>
            <table:change-track-table-cell/>
          </table:previous>
        </table:cell-content-change>
        <table:cell-content-change table:id="ct3017">
          <table:cell-address table:column="7" table:row="82" table:table="2"/>
          <office:change-info>
            <dc:creator> </dc:creator>
            <dc:date>2022-07-22T18:32:05.289504225</dc:date>
          </office:change-info>
          <table:previous>
            <table:change-track-table-cell/>
          </table:previous>
        </table:cell-content-change>
        <table:cell-content-change table:id="ct3018">
          <table:cell-address table:column="7" table:row="83" table:table="2"/>
          <office:change-info>
            <dc:creator> </dc:creator>
            <dc:date>2022-07-22T18:32:05.289529575</dc:date>
          </office:change-info>
          <table:previous>
            <table:change-track-table-cell/>
          </table:previous>
        </table:cell-content-change>
        <table:cell-content-change table:id="ct3019">
          <table:cell-address table:column="7" table:row="84" table:table="2"/>
          <office:change-info>
            <dc:creator> </dc:creator>
            <dc:date>2022-07-22T18:32:05.289554728</dc:date>
          </office:change-info>
          <table:previous>
            <table:change-track-table-cell/>
          </table:previous>
        </table:cell-content-change>
        <table:cell-content-change table:id="ct3020">
          <table:cell-address table:column="7" table:row="85" table:table="2"/>
          <office:change-info>
            <dc:creator> </dc:creator>
            <dc:date>2022-07-22T18:32:05.289580113</dc:date>
          </office:change-info>
          <table:previous>
            <table:change-track-table-cell/>
          </table:previous>
        </table:cell-content-change>
        <table:cell-content-change table:id="ct3021">
          <table:cell-address table:column="7" table:row="86" table:table="2"/>
          <office:change-info>
            <dc:creator> </dc:creator>
            <dc:date>2022-07-22T18:32:05.289605689</dc:date>
          </office:change-info>
          <table:previous>
            <table:change-track-table-cell/>
          </table:previous>
        </table:cell-content-change>
        <table:cell-content-change table:id="ct3022">
          <table:cell-address table:column="7" table:row="87" table:table="2"/>
          <office:change-info>
            <dc:creator> </dc:creator>
            <dc:date>2022-07-22T18:32:05.289631098</dc:date>
          </office:change-info>
          <table:previous>
            <table:change-track-table-cell/>
          </table:previous>
        </table:cell-content-change>
        <table:cell-content-change table:id="ct3023">
          <table:cell-address table:column="7" table:row="88" table:table="2"/>
          <office:change-info>
            <dc:creator> </dc:creator>
            <dc:date>2022-07-22T18:32:05.289656377</dc:date>
          </office:change-info>
          <table:previous>
            <table:change-track-table-cell/>
          </table:previous>
        </table:cell-content-change>
        <table:cell-content-change table:id="ct3024">
          <table:cell-address table:column="7" table:row="89" table:table="2"/>
          <office:change-info>
            <dc:creator> </dc:creator>
            <dc:date>2022-07-22T18:32:05.289692551</dc:date>
          </office:change-info>
          <table:previous>
            <table:change-track-table-cell/>
          </table:previous>
        </table:cell-content-change>
        <table:cell-content-change table:id="ct3025">
          <table:cell-address table:column="7" table:row="90" table:table="2"/>
          <office:change-info>
            <dc:creator> </dc:creator>
            <dc:date>2022-07-22T18:32:05.289719766</dc:date>
          </office:change-info>
          <table:previous>
            <table:change-track-table-cell/>
          </table:previous>
        </table:cell-content-change>
        <table:cell-content-change table:id="ct3026">
          <table:cell-address table:column="7" table:row="91" table:table="2"/>
          <office:change-info>
            <dc:creator> </dc:creator>
            <dc:date>2022-07-22T18:32:05.289745395</dc:date>
          </office:change-info>
          <table:previous>
            <table:change-track-table-cell/>
          </table:previous>
        </table:cell-content-change>
        <table:cell-content-change table:id="ct3027">
          <table:cell-address table:column="7" table:row="92" table:table="2"/>
          <office:change-info>
            <dc:creator> </dc:creator>
            <dc:date>2022-07-22T18:32:05.289770849</dc:date>
          </office:change-info>
          <table:previous>
            <table:change-track-table-cell/>
          </table:previous>
        </table:cell-content-change>
        <table:cell-content-change table:id="ct3028">
          <table:cell-address table:column="7" table:row="93" table:table="2"/>
          <office:change-info>
            <dc:creator> </dc:creator>
            <dc:date>2022-07-22T18:32:05.289796218</dc:date>
          </office:change-info>
          <table:previous>
            <table:change-track-table-cell/>
          </table:previous>
        </table:cell-content-change>
        <table:cell-content-change table:id="ct3029">
          <table:cell-address table:column="7" table:row="94" table:table="2"/>
          <office:change-info>
            <dc:creator> </dc:creator>
            <dc:date>2022-07-22T18:32:05.289821503</dc:date>
          </office:change-info>
          <table:previous>
            <table:change-track-table-cell/>
          </table:previous>
        </table:cell-content-change>
        <table:cell-content-change table:id="ct3030">
          <table:cell-address table:column="7" table:row="95" table:table="2"/>
          <office:change-info>
            <dc:creator> </dc:creator>
            <dc:date>2022-07-22T18:32:05.289847035</dc:date>
          </office:change-info>
          <table:previous>
            <table:change-track-table-cell/>
          </table:previous>
        </table:cell-content-change>
        <table:cell-content-change table:id="ct3031">
          <table:cell-address table:column="7" table:row="96" table:table="2"/>
          <office:change-info>
            <dc:creator> </dc:creator>
            <dc:date>2022-07-22T18:32:05.289872484</dc:date>
          </office:change-info>
          <table:previous>
            <table:change-track-table-cell/>
          </table:previous>
        </table:cell-content-change>
        <table:cell-content-change table:id="ct3032">
          <table:cell-address table:column="7" table:row="97" table:table="2"/>
          <office:change-info>
            <dc:creator> </dc:creator>
            <dc:date>2022-07-22T18:32:05.289897779</dc:date>
          </office:change-info>
          <table:previous>
            <table:change-track-table-cell/>
          </table:previous>
        </table:cell-content-change>
        <table:cell-content-change table:id="ct3033">
          <table:cell-address table:column="7" table:row="98" table:table="2"/>
          <office:change-info>
            <dc:creator> </dc:creator>
            <dc:date>2022-07-22T18:32:05.289923007</dc:date>
          </office:change-info>
          <table:previous>
            <table:change-track-table-cell/>
          </table:previous>
        </table:cell-content-change>
        <table:cell-content-change table:id="ct3034">
          <table:cell-address table:column="7" table:row="99" table:table="2"/>
          <office:change-info>
            <dc:creator> </dc:creator>
            <dc:date>2022-07-22T18:32:05.289948344</dc:date>
          </office:change-info>
          <table:previous>
            <table:change-track-table-cell/>
          </table:previous>
        </table:cell-content-change>
        <table:cell-content-change table:id="ct3035">
          <table:cell-address table:column="7" table:row="100" table:table="2"/>
          <office:change-info>
            <dc:creator> </dc:creator>
            <dc:date>2022-07-22T18:32:05.289973960</dc:date>
          </office:change-info>
          <table:previous>
            <table:change-track-table-cell/>
          </table:previous>
        </table:cell-content-change>
        <table:cell-content-change table:id="ct3036">
          <table:cell-address table:column="7" table:row="101" table:table="2"/>
          <office:change-info>
            <dc:creator> </dc:creator>
            <dc:date>2022-07-22T18:32:05.289999708</dc:date>
          </office:change-info>
          <table:previous>
            <table:change-track-table-cell/>
          </table:previous>
        </table:cell-content-change>
        <table:cell-content-change table:id="ct3037">
          <table:cell-address table:column="7" table:row="102" table:table="2"/>
          <office:change-info>
            <dc:creator> </dc:creator>
            <dc:date>2022-07-22T18:32:05.290025188</dc:date>
          </office:change-info>
          <table:previous>
            <table:change-track-table-cell/>
          </table:previous>
        </table:cell-content-change>
        <table:cell-content-change table:id="ct3038">
          <table:cell-address table:column="7" table:row="103" table:table="2"/>
          <office:change-info>
            <dc:creator> </dc:creator>
            <dc:date>2022-07-22T18:32:05.290050677</dc:date>
          </office:change-info>
          <table:previous>
            <table:change-track-table-cell/>
          </table:previous>
        </table:cell-content-change>
        <table:cell-content-change table:id="ct3039">
          <table:cell-address table:column="7" table:row="104" table:table="2"/>
          <office:change-info>
            <dc:creator> </dc:creator>
            <dc:date>2022-07-22T18:32:05.290076231</dc:date>
          </office:change-info>
          <table:previous>
            <table:change-track-table-cell/>
          </table:previous>
        </table:cell-content-change>
        <table:cell-content-change table:id="ct3040">
          <table:cell-address table:column="7" table:row="105" table:table="2"/>
          <office:change-info>
            <dc:creator> </dc:creator>
            <dc:date>2022-07-22T18:32:05.290115978</dc:date>
          </office:change-info>
          <table:previous>
            <table:change-track-table-cell/>
          </table:previous>
        </table:cell-content-change>
        <table:cell-content-change table:id="ct3041">
          <table:cell-address table:column="7" table:row="106" table:table="2"/>
          <office:change-info>
            <dc:creator> </dc:creator>
            <dc:date>2022-07-22T18:32:05.290142059</dc:date>
          </office:change-info>
          <table:previous>
            <table:change-track-table-cell/>
          </table:previous>
        </table:cell-content-change>
        <table:cell-content-change table:id="ct3042">
          <table:cell-address table:column="7" table:row="107" table:table="2"/>
          <office:change-info>
            <dc:creator> </dc:creator>
            <dc:date>2022-07-22T18:32:05.290168440</dc:date>
          </office:change-info>
          <table:previous>
            <table:change-track-table-cell/>
          </table:previous>
        </table:cell-content-change>
        <table:cell-content-change table:id="ct3043">
          <table:cell-address table:column="7" table:row="108" table:table="2"/>
          <office:change-info>
            <dc:creator> </dc:creator>
            <dc:date>2022-07-22T18:32:05.290194257</dc:date>
          </office:change-info>
          <table:previous>
            <table:change-track-table-cell/>
          </table:previous>
        </table:cell-content-change>
        <table:cell-content-change table:id="ct3044">
          <table:cell-address table:column="7" table:row="109" table:table="2"/>
          <office:change-info>
            <dc:creator> </dc:creator>
            <dc:date>2022-07-22T18:32:05.290223401</dc:date>
          </office:change-info>
          <table:previous>
            <table:change-track-table-cell/>
          </table:previous>
        </table:cell-content-change>
        <table:cell-content-change table:id="ct3045">
          <table:cell-address table:column="7" table:row="110" table:table="2"/>
          <office:change-info>
            <dc:creator> </dc:creator>
            <dc:date>2022-07-22T18:32:05.290252067</dc:date>
          </office:change-info>
          <table:previous>
            <table:change-track-table-cell/>
          </table:previous>
        </table:cell-content-change>
        <table:cell-content-change table:id="ct3046">
          <table:cell-address table:column="7" table:row="111" table:table="2"/>
          <office:change-info>
            <dc:creator> </dc:creator>
            <dc:date>2022-07-22T18:32:05.290277856</dc:date>
          </office:change-info>
          <table:previous>
            <table:change-track-table-cell/>
          </table:previous>
        </table:cell-content-change>
        <table:cell-content-change table:id="ct3047">
          <table:cell-address table:column="7" table:row="112" table:table="2"/>
          <office:change-info>
            <dc:creator> </dc:creator>
            <dc:date>2022-07-22T18:32:05.290303546</dc:date>
          </office:change-info>
          <table:previous>
            <table:change-track-table-cell/>
          </table:previous>
        </table:cell-content-change>
        <table:cell-content-change table:id="ct3048">
          <table:cell-address table:column="7" table:row="113" table:table="2"/>
          <office:change-info>
            <dc:creator> </dc:creator>
            <dc:date>2022-07-22T18:32:05.290343875</dc:date>
          </office:change-info>
          <table:previous>
            <table:change-track-table-cell/>
          </table:previous>
        </table:cell-content-change>
        <table:cell-content-change table:id="ct3049">
          <table:cell-address table:column="7" table:row="114" table:table="2"/>
          <office:change-info>
            <dc:creator> </dc:creator>
            <dc:date>2022-07-22T18:32:05.290371097</dc:date>
          </office:change-info>
          <table:previous>
            <table:change-track-table-cell/>
          </table:previous>
        </table:cell-content-change>
        <table:cell-content-change table:id="ct3050">
          <table:cell-address table:column="7" table:row="115" table:table="2"/>
          <office:change-info>
            <dc:creator> </dc:creator>
            <dc:date>2022-07-22T18:32:05.290398198</dc:date>
          </office:change-info>
          <table:previous>
            <table:change-track-table-cell/>
          </table:previous>
        </table:cell-content-change>
        <table:cell-content-change table:id="ct3051">
          <table:cell-address table:column="7" table:row="116" table:table="2"/>
          <office:change-info>
            <dc:creator> </dc:creator>
            <dc:date>2022-07-22T18:32:05.290425417</dc:date>
          </office:change-info>
          <table:previous>
            <table:change-track-table-cell/>
          </table:previous>
        </table:cell-content-change>
        <table:cell-content-change table:id="ct3052">
          <table:cell-address table:column="7" table:row="117" table:table="2"/>
          <office:change-info>
            <dc:creator> </dc:creator>
            <dc:date>2022-07-22T18:32:05.290452581</dc:date>
          </office:change-info>
          <table:previous>
            <table:change-track-table-cell/>
          </table:previous>
        </table:cell-content-change>
        <table:cell-content-change table:id="ct3053">
          <table:cell-address table:column="7" table:row="118" table:table="2"/>
          <office:change-info>
            <dc:creator> </dc:creator>
            <dc:date>2022-07-22T18:32:05.290480084</dc:date>
          </office:change-info>
          <table:previous>
            <table:change-track-table-cell/>
          </table:previous>
        </table:cell-content-change>
        <table:cell-content-change table:id="ct3054">
          <table:cell-address table:column="7" table:row="119" table:table="2"/>
          <office:change-info>
            <dc:creator> </dc:creator>
            <dc:date>2022-07-22T18:32:05.290507398</dc:date>
          </office:change-info>
          <table:previous>
            <table:change-track-table-cell/>
          </table:previous>
        </table:cell-content-change>
        <table:cell-content-change table:id="ct3055">
          <table:cell-address table:column="7" table:row="120" table:table="2"/>
          <office:change-info>
            <dc:creator> </dc:creator>
            <dc:date>2022-07-22T18:32:05.290534796</dc:date>
          </office:change-info>
          <table:previous>
            <table:change-track-table-cell/>
          </table:previous>
        </table:cell-content-change>
        <table:cell-content-change table:id="ct3056">
          <table:cell-address table:column="7" table:row="121" table:table="2"/>
          <office:change-info>
            <dc:creator> </dc:creator>
            <dc:date>2022-07-22T18:32:05.290562062</dc:date>
          </office:change-info>
          <table:previous>
            <table:change-track-table-cell/>
          </table:previous>
        </table:cell-content-change>
        <table:cell-content-change table:id="ct3057">
          <table:cell-address table:column="7" table:row="122" table:table="2"/>
          <office:change-info>
            <dc:creator> </dc:creator>
            <dc:date>2022-07-22T18:32:05.290589306</dc:date>
          </office:change-info>
          <table:previous>
            <table:change-track-table-cell/>
          </table:previous>
        </table:cell-content-change>
        <table:cell-content-change table:id="ct3058">
          <table:cell-address table:column="7" table:row="123" table:table="2"/>
          <office:change-info>
            <dc:creator> </dc:creator>
            <dc:date>2022-07-22T18:32:05.290616779</dc:date>
          </office:change-info>
          <table:previous>
            <table:change-track-table-cell/>
          </table:previous>
        </table:cell-content-change>
        <table:cell-content-change table:id="ct3059">
          <table:cell-address table:column="7" table:row="124" table:table="2"/>
          <office:change-info>
            <dc:creator> </dc:creator>
            <dc:date>2022-07-22T18:32:05.290644267</dc:date>
          </office:change-info>
          <table:previous>
            <table:change-track-table-cell/>
          </table:previous>
        </table:cell-content-change>
        <table:cell-content-change table:id="ct3060">
          <table:cell-address table:column="7" table:row="125" table:table="2"/>
          <office:change-info>
            <dc:creator> </dc:creator>
            <dc:date>2022-07-22T18:32:05.290671536</dc:date>
          </office:change-info>
          <table:previous>
            <table:change-track-table-cell/>
          </table:previous>
        </table:cell-content-change>
        <table:cell-content-change table:id="ct3061">
          <table:cell-address table:column="7" table:row="126" table:table="2"/>
          <office:change-info>
            <dc:creator> </dc:creator>
            <dc:date>2022-07-22T18:32:05.290698845</dc:date>
          </office:change-info>
          <table:previous>
            <table:change-track-table-cell/>
          </table:previous>
        </table:cell-content-change>
        <table:cell-content-change table:id="ct3062">
          <table:cell-address table:column="7" table:row="127" table:table="2"/>
          <office:change-info>
            <dc:creator> </dc:creator>
            <dc:date>2022-07-22T18:32:05.290726263</dc:date>
          </office:change-info>
          <table:previous>
            <table:change-track-table-cell/>
          </table:previous>
        </table:cell-content-change>
        <table:cell-content-change table:id="ct3063">
          <table:cell-address table:column="7" table:row="128" table:table="2"/>
          <office:change-info>
            <dc:creator> </dc:creator>
            <dc:date>2022-07-22T18:32:05.290753670</dc:date>
          </office:change-info>
          <table:previous>
            <table:change-track-table-cell/>
          </table:previous>
        </table:cell-content-change>
        <table:cell-content-change table:id="ct3064">
          <table:cell-address table:column="7" table:row="129" table:table="2"/>
          <office:change-info>
            <dc:creator> </dc:creator>
            <dc:date>2022-07-22T18:32:05.290792692</dc:date>
          </office:change-info>
          <table:previous>
            <table:change-track-table-cell/>
          </table:previous>
        </table:cell-content-change>
        <table:cell-content-change table:id="ct3065">
          <table:cell-address table:column="7" table:row="130" table:table="2"/>
          <office:change-info>
            <dc:creator> </dc:creator>
            <dc:date>2022-07-22T18:32:05.290826842</dc:date>
          </office:change-info>
          <table:previous>
            <table:change-track-table-cell/>
          </table:previous>
        </table:cell-content-change>
        <table:cell-content-change table:id="ct3066">
          <table:cell-address table:column="7" table:row="131" table:table="2"/>
          <office:change-info>
            <dc:creator> </dc:creator>
            <dc:date>2022-07-22T18:32:05.290837353</dc:date>
          </office:change-info>
          <table:previous>
            <table:change-track-table-cell/>
          </table:previous>
        </table:cell-content-change>
        <table:cell-content-change table:id="ct3067">
          <table:cell-address table:column="7" table:row="132" table:table="2"/>
          <office:change-info>
            <dc:creator> </dc:creator>
            <dc:date>2022-07-22T18:32:05.290846443</dc:date>
          </office:change-info>
          <table:previous>
            <table:change-track-table-cell/>
          </table:previous>
        </table:cell-content-change>
        <table:cell-content-change table:id="ct3068">
          <table:cell-address table:column="7" table:row="133" table:table="2"/>
          <office:change-info>
            <dc:creator> </dc:creator>
            <dc:date>2022-07-22T18:32:05.290855614</dc:date>
          </office:change-info>
          <table:previous>
            <table:change-track-table-cell/>
          </table:previous>
        </table:cell-content-change>
        <table:cell-content-change table:id="ct3069">
          <table:cell-address table:column="7" table:row="134" table:table="2"/>
          <office:change-info>
            <dc:creator> </dc:creator>
            <dc:date>2022-07-22T18:32:05.290864640</dc:date>
          </office:change-info>
          <table:previous>
            <table:change-track-table-cell/>
          </table:previous>
        </table:cell-content-change>
        <table:cell-content-change table:id="ct3070">
          <table:cell-address table:column="7" table:row="135" table:table="2"/>
          <office:change-info>
            <dc:creator> </dc:creator>
            <dc:date>2022-07-22T18:32:05.290873687</dc:date>
          </office:change-info>
          <table:previous>
            <table:change-track-table-cell/>
          </table:previous>
        </table:cell-content-change>
        <table:cell-content-change table:id="ct3071">
          <table:cell-address table:column="7" table:row="136" table:table="2"/>
          <office:change-info>
            <dc:creator> </dc:creator>
            <dc:date>2022-07-22T18:32:05.290883072</dc:date>
          </office:change-info>
          <table:previous>
            <table:change-track-table-cell/>
          </table:previous>
        </table:cell-content-change>
        <table:cell-content-change table:id="ct3072">
          <table:cell-address table:column="7" table:row="137" table:table="2"/>
          <office:change-info>
            <dc:creator> </dc:creator>
            <dc:date>2022-07-22T18:32:05.290892168</dc:date>
          </office:change-info>
          <table:previous>
            <table:change-track-table-cell/>
          </table:previous>
        </table:cell-content-change>
        <table:cell-content-change table:id="ct3073">
          <table:cell-address table:column="7" table:row="138" table:table="2"/>
          <office:change-info>
            <dc:creator> </dc:creator>
            <dc:date>2022-07-22T18:32:05.290901194</dc:date>
          </office:change-info>
          <table:previous>
            <table:change-track-table-cell/>
          </table:previous>
        </table:cell-content-change>
        <table:cell-content-change table:id="ct3074">
          <table:cell-address table:column="7" table:row="139" table:table="2"/>
          <office:change-info>
            <dc:creator> </dc:creator>
            <dc:date>2022-07-22T18:32:05.290910200</dc:date>
          </office:change-info>
          <table:previous>
            <table:change-track-table-cell/>
          </table:previous>
        </table:cell-content-change>
        <table:cell-content-change table:id="ct3075">
          <table:cell-address table:column="7" table:row="140" table:table="2"/>
          <office:change-info>
            <dc:creator> </dc:creator>
            <dc:date>2022-07-22T18:32:05.290919331</dc:date>
          </office:change-info>
          <table:previous>
            <table:change-track-table-cell/>
          </table:previous>
        </table:cell-content-change>
        <table:cell-content-change table:id="ct3076">
          <table:cell-address table:column="7" table:row="141" table:table="2"/>
          <office:change-info>
            <dc:creator> </dc:creator>
            <dc:date>2022-07-22T18:32:05.290928311</dc:date>
          </office:change-info>
          <table:previous>
            <table:change-track-table-cell/>
          </table:previous>
        </table:cell-content-change>
        <table:cell-content-change table:id="ct3077">
          <table:cell-address table:column="7" table:row="142" table:table="2"/>
          <office:change-info>
            <dc:creator> </dc:creator>
            <dc:date>2022-07-22T18:32:05.290937418</dc:date>
          </office:change-info>
          <table:previous>
            <table:change-track-table-cell/>
          </table:previous>
        </table:cell-content-change>
        <table:cell-content-change table:id="ct3078">
          <table:cell-address table:column="7" table:row="143" table:table="2"/>
          <office:change-info>
            <dc:creator> </dc:creator>
            <dc:date>2022-07-22T18:32:05.290946496</dc:date>
          </office:change-info>
          <table:previous>
            <table:change-track-table-cell/>
          </table:previous>
        </table:cell-content-change>
        <table:cell-content-change table:id="ct3079">
          <table:cell-address table:column="7" table:row="144" table:table="2"/>
          <office:change-info>
            <dc:creator> </dc:creator>
            <dc:date>2022-07-22T18:32:05.290955638</dc:date>
          </office:change-info>
          <table:previous>
            <table:change-track-table-cell/>
          </table:previous>
        </table:cell-content-change>
        <table:cell-content-change table:id="ct3080">
          <table:cell-address table:column="7" table:row="145" table:table="2"/>
          <office:change-info>
            <dc:creator> </dc:creator>
            <dc:date>2022-07-22T18:32:05.290964715</dc:date>
          </office:change-info>
          <table:previous>
            <table:change-track-table-cell/>
          </table:previous>
        </table:cell-content-change>
        <table:cell-content-change table:id="ct3081">
          <table:cell-address table:column="7" table:row="146" table:table="2"/>
          <office:change-info>
            <dc:creator> </dc:creator>
            <dc:date>2022-07-22T18:32:05.290973802</dc:date>
          </office:change-info>
          <table:previous>
            <table:change-track-table-cell/>
          </table:previous>
        </table:cell-content-change>
        <table:cell-content-change table:id="ct3082">
          <table:cell-address table:column="7" table:row="147" table:table="2"/>
          <office:change-info>
            <dc:creator> </dc:creator>
            <dc:date>2022-07-22T18:32:05.290983100</dc:date>
          </office:change-info>
          <table:previous>
            <table:change-track-table-cell/>
          </table:previous>
        </table:cell-content-change>
        <table:cell-content-change table:id="ct3083">
          <table:cell-address table:column="7" table:row="148" table:table="2"/>
          <office:change-info>
            <dc:creator> </dc:creator>
            <dc:date>2022-07-22T18:32:05.290992366</dc:date>
          </office:change-info>
          <table:previous>
            <table:change-track-table-cell/>
          </table:previous>
        </table:cell-content-change>
        <table:cell-content-change table:id="ct3084">
          <table:cell-address table:column="7" table:row="149" table:table="2"/>
          <office:change-info>
            <dc:creator> </dc:creator>
            <dc:date>2022-07-22T18:32:05.291001635</dc:date>
          </office:change-info>
          <table:previous>
            <table:change-track-table-cell/>
          </table:previous>
        </table:cell-content-change>
        <table:cell-content-change table:id="ct3085">
          <table:cell-address table:column="7" table:row="150" table:table="2"/>
          <office:change-info>
            <dc:creator> </dc:creator>
            <dc:date>2022-07-22T18:32:05.291010883</dc:date>
          </office:change-info>
          <table:previous>
            <table:change-track-table-cell/>
          </table:previous>
        </table:cell-content-change>
        <table:cell-content-change table:id="ct3086">
          <table:cell-address table:column="7" table:row="151" table:table="2"/>
          <office:change-info>
            <dc:creator> </dc:creator>
            <dc:date>2022-07-22T18:32:05.291019982</dc:date>
          </office:change-info>
          <table:previous>
            <table:change-track-table-cell/>
          </table:previous>
        </table:cell-content-change>
        <table:cell-content-change table:id="ct3087">
          <table:cell-address table:column="7" table:row="152" table:table="2"/>
          <office:change-info>
            <dc:creator> </dc:creator>
            <dc:date>2022-07-22T18:32:05.291029161</dc:date>
          </office:change-info>
          <table:previous>
            <table:change-track-table-cell/>
          </table:previous>
        </table:cell-content-change>
        <table:cell-content-change table:id="ct3088">
          <table:cell-address table:column="7" table:row="153" table:table="2"/>
          <office:change-info>
            <dc:creator> </dc:creator>
            <dc:date>2022-07-22T18:32:05.291038445</dc:date>
          </office:change-info>
          <table:previous>
            <table:change-track-table-cell/>
          </table:previous>
        </table:cell-content-change>
        <table:cell-content-change table:id="ct3089">
          <table:cell-address table:column="7" table:row="154" table:table="2"/>
          <office:change-info>
            <dc:creator> </dc:creator>
            <dc:date>2022-07-22T18:32:05.291047653</dc:date>
          </office:change-info>
          <table:previous>
            <table:change-track-table-cell/>
          </table:previous>
        </table:cell-content-change>
        <table:cell-content-change table:id="ct3090">
          <table:cell-address table:column="7" table:row="155" table:table="2"/>
          <office:change-info>
            <dc:creator> </dc:creator>
            <dc:date>2022-07-22T18:32:05.291056976</dc:date>
          </office:change-info>
          <table:previous>
            <table:change-track-table-cell/>
          </table:previous>
        </table:cell-content-change>
        <table:cell-content-change table:id="ct3091">
          <table:cell-address table:column="7" table:row="156" table:table="2"/>
          <office:change-info>
            <dc:creator> </dc:creator>
            <dc:date>2022-07-22T18:32:05.291066248</dc:date>
          </office:change-info>
          <table:previous>
            <table:change-track-table-cell/>
          </table:previous>
        </table:cell-content-change>
        <table:cell-content-change table:id="ct3092">
          <table:cell-address table:column="7" table:row="157" table:table="2"/>
          <office:change-info>
            <dc:creator> </dc:creator>
            <dc:date>2022-07-22T18:32:05.291075504</dc:date>
          </office:change-info>
          <table:previous>
            <table:change-track-table-cell/>
          </table:previous>
        </table:cell-content-change>
        <table:cell-content-change table:id="ct3093">
          <table:cell-address table:column="7" table:row="158" table:table="2"/>
          <office:change-info>
            <dc:creator> </dc:creator>
            <dc:date>2022-07-22T18:32:05.291084812</dc:date>
          </office:change-info>
          <table:previous>
            <table:change-track-table-cell/>
          </table:previous>
        </table:cell-content-change>
        <table:cell-content-change table:id="ct3094">
          <table:cell-address table:column="7" table:row="159" table:table="2"/>
          <office:change-info>
            <dc:creator> </dc:creator>
            <dc:date>2022-07-22T18:32:05.291093941</dc:date>
          </office:change-info>
          <table:previous>
            <table:change-track-table-cell/>
          </table:previous>
        </table:cell-content-change>
        <table:cell-content-change table:id="ct3095">
          <table:cell-address table:column="7" table:row="160" table:table="2"/>
          <office:change-info>
            <dc:creator> </dc:creator>
            <dc:date>2022-07-22T18:32:05.291103221</dc:date>
          </office:change-info>
          <table:previous>
            <table:change-track-table-cell/>
          </table:previous>
        </table:cell-content-change>
        <table:cell-content-change table:id="ct3096">
          <table:cell-address table:column="8" table:row="0" table:table="2"/>
          <office:change-info>
            <dc:creator> </dc:creator>
            <dc:date>2022-07-22T18:32:05.393355996</dc:date>
          </office:change-info>
          <table:previous>
            <table:change-track-table-cell/>
          </table:previous>
        </table:cell-content-change>
        <table:cell-content-change table:id="ct3097">
          <table:cell-address table:column="8" table:row="1" table:table="2"/>
          <office:change-info>
            <dc:creator> </dc:creator>
            <dc:date>2022-07-22T18:32:05.393538576</dc:date>
          </office:change-info>
          <table:previous>
            <table:change-track-table-cell/>
          </table:previous>
        </table:cell-content-change>
        <table:cell-content-change table:id="ct3098">
          <table:cell-address table:column="8" table:row="2" table:table="2"/>
          <office:change-info>
            <dc:creator> </dc:creator>
            <dc:date>2022-07-22T18:32:05.393651276</dc:date>
          </office:change-info>
          <table:previous>
            <table:change-track-table-cell/>
          </table:previous>
        </table:cell-content-change>
        <table:cell-content-change table:id="ct3099">
          <table:cell-address table:column="8" table:row="3" table:table="2"/>
          <office:change-info>
            <dc:creator> </dc:creator>
            <dc:date>2022-07-22T18:32:05.393697449</dc:date>
          </office:change-info>
          <table:previous>
            <table:change-track-table-cell/>
          </table:previous>
        </table:cell-content-change>
        <table:cell-content-change table:id="ct3100">
          <table:cell-address table:column="8" table:row="4" table:table="2"/>
          <office:change-info>
            <dc:creator> </dc:creator>
            <dc:date>2022-07-22T18:32:05.393748920</dc:date>
          </office:change-info>
          <table:previous>
            <table:change-track-table-cell/>
          </table:previous>
        </table:cell-content-change>
        <table:cell-content-change table:id="ct3101">
          <table:cell-address table:column="8" table:row="5" table:table="2"/>
          <office:change-info>
            <dc:creator> </dc:creator>
            <dc:date>2022-07-22T18:32:05.393791740</dc:date>
          </office:change-info>
          <table:previous>
            <table:change-track-table-cell/>
          </table:previous>
        </table:cell-content-change>
        <table:cell-content-change table:id="ct3102">
          <table:cell-address table:column="8" table:row="6" table:table="2"/>
          <office:change-info>
            <dc:creator> </dc:creator>
            <dc:date>2022-07-22T18:32:05.393819222</dc:date>
          </office:change-info>
          <table:previous>
            <table:change-track-table-cell/>
          </table:previous>
        </table:cell-content-change>
        <table:cell-content-change table:id="ct3103">
          <table:cell-address table:column="8" table:row="7" table:table="2"/>
          <office:change-info>
            <dc:creator> </dc:creator>
            <dc:date>2022-07-22T18:32:05.393846590</dc:date>
          </office:change-info>
          <table:previous>
            <table:change-track-table-cell/>
          </table:previous>
        </table:cell-content-change>
        <table:cell-content-change table:id="ct3104">
          <table:cell-address table:column="8" table:row="8" table:table="2"/>
          <office:change-info>
            <dc:creator> </dc:creator>
            <dc:date>2022-07-22T18:32:05.393873879</dc:date>
          </office:change-info>
          <table:previous>
            <table:change-track-table-cell/>
          </table:previous>
        </table:cell-content-change>
        <table:cell-content-change table:id="ct3105">
          <table:cell-address table:column="8" table:row="9" table:table="2"/>
          <office:change-info>
            <dc:creator> </dc:creator>
            <dc:date>2022-07-22T18:32:05.393901182</dc:date>
          </office:change-info>
          <table:previous>
            <table:change-track-table-cell/>
          </table:previous>
        </table:cell-content-change>
        <table:cell-content-change table:id="ct3106">
          <table:cell-address table:column="8" table:row="10" table:table="2"/>
          <office:change-info>
            <dc:creator> </dc:creator>
            <dc:date>2022-07-22T18:32:05.393928475</dc:date>
          </office:change-info>
          <table:previous>
            <table:change-track-table-cell/>
          </table:previous>
        </table:cell-content-change>
        <table:cell-content-change table:id="ct3107">
          <table:cell-address table:column="8" table:row="11" table:table="2"/>
          <office:change-info>
            <dc:creator> </dc:creator>
            <dc:date>2022-07-22T18:32:05.393955669</dc:date>
          </office:change-info>
          <table:previous>
            <table:change-track-table-cell/>
          </table:previous>
        </table:cell-content-change>
        <table:cell-content-change table:id="ct3108">
          <table:cell-address table:column="8" table:row="12" table:table="2"/>
          <office:change-info>
            <dc:creator> </dc:creator>
            <dc:date>2022-07-22T18:32:05.393982807</dc:date>
          </office:change-info>
          <table:previous>
            <table:change-track-table-cell/>
          </table:previous>
        </table:cell-content-change>
        <table:cell-content-change table:id="ct3109">
          <table:cell-address table:column="8" table:row="13" table:table="2"/>
          <office:change-info>
            <dc:creator> </dc:creator>
            <dc:date>2022-07-22T18:32:05.394010087</dc:date>
          </office:change-info>
          <table:previous>
            <table:change-track-table-cell/>
          </table:previous>
        </table:cell-content-change>
        <table:cell-content-change table:id="ct3110">
          <table:cell-address table:column="8" table:row="14" table:table="2"/>
          <office:change-info>
            <dc:creator> </dc:creator>
            <dc:date>2022-07-22T18:32:05.394037383</dc:date>
          </office:change-info>
          <table:previous>
            <table:change-track-table-cell/>
          </table:previous>
        </table:cell-content-change>
        <table:cell-content-change table:id="ct3111">
          <table:cell-address table:column="8" table:row="15" table:table="2"/>
          <office:change-info>
            <dc:creator> </dc:creator>
            <dc:date>2022-07-22T18:32:05.394064585</dc:date>
          </office:change-info>
          <table:previous>
            <table:change-track-table-cell/>
          </table:previous>
        </table:cell-content-change>
        <table:cell-content-change table:id="ct3112">
          <table:cell-address table:column="8" table:row="16" table:table="2"/>
          <office:change-info>
            <dc:creator> </dc:creator>
            <dc:date>2022-07-22T18:32:05.394091760</dc:date>
          </office:change-info>
          <table:previous>
            <table:change-track-table-cell/>
          </table:previous>
        </table:cell-content-change>
        <table:cell-content-change table:id="ct3113">
          <table:cell-address table:column="8" table:row="17" table:table="2"/>
          <office:change-info>
            <dc:creator> </dc:creator>
            <dc:date>2022-07-22T18:32:05.394118872</dc:date>
          </office:change-info>
          <table:previous>
            <table:change-track-table-cell/>
          </table:previous>
        </table:cell-content-change>
        <table:cell-content-change table:id="ct3114">
          <table:cell-address table:column="8" table:row="18" table:table="2"/>
          <office:change-info>
            <dc:creator> </dc:creator>
            <dc:date>2022-07-22T18:32:05.394146207</dc:date>
          </office:change-info>
          <table:previous>
            <table:change-track-table-cell/>
          </table:previous>
        </table:cell-content-change>
        <table:cell-content-change table:id="ct3115">
          <table:cell-address table:column="8" table:row="19" table:table="2"/>
          <office:change-info>
            <dc:creator> </dc:creator>
            <dc:date>2022-07-22T18:32:05.394173559</dc:date>
          </office:change-info>
          <table:previous>
            <table:change-track-table-cell/>
          </table:previous>
        </table:cell-content-change>
        <table:cell-content-change table:id="ct3116">
          <table:cell-address table:column="8" table:row="20" table:table="2"/>
          <office:change-info>
            <dc:creator> </dc:creator>
            <dc:date>2022-07-22T18:32:05.394200672</dc:date>
          </office:change-info>
          <table:previous>
            <table:change-track-table-cell/>
          </table:previous>
        </table:cell-content-change>
        <table:cell-content-change table:id="ct3117">
          <table:cell-address table:column="8" table:row="21" table:table="2"/>
          <office:change-info>
            <dc:creator> </dc:creator>
            <dc:date>2022-07-22T18:32:05.394228067</dc:date>
          </office:change-info>
          <table:previous>
            <table:change-track-table-cell/>
          </table:previous>
        </table:cell-content-change>
        <table:cell-content-change table:id="ct3118">
          <table:cell-address table:column="8" table:row="22" table:table="2"/>
          <office:change-info>
            <dc:creator> </dc:creator>
            <dc:date>2022-07-22T18:32:05.394255552</dc:date>
          </office:change-info>
          <table:previous>
            <table:change-track-table-cell/>
          </table:previous>
        </table:cell-content-change>
        <table:cell-content-change table:id="ct3119">
          <table:cell-address table:column="8" table:row="23" table:table="2"/>
          <office:change-info>
            <dc:creator> </dc:creator>
            <dc:date>2022-07-22T18:32:05.394282814</dc:date>
          </office:change-info>
          <table:previous>
            <table:change-track-table-cell/>
          </table:previous>
        </table:cell-content-change>
        <table:cell-content-change table:id="ct3120">
          <table:cell-address table:column="8" table:row="24" table:table="2"/>
          <office:change-info>
            <dc:creator> </dc:creator>
            <dc:date>2022-07-22T18:32:05.394309976</dc:date>
          </office:change-info>
          <table:previous>
            <table:change-track-table-cell/>
          </table:previous>
        </table:cell-content-change>
        <table:cell-content-change table:id="ct3121">
          <table:cell-address table:column="8" table:row="25" table:table="2"/>
          <office:change-info>
            <dc:creator> </dc:creator>
            <dc:date>2022-07-22T18:32:05.394337292</dc:date>
          </office:change-info>
          <table:previous>
            <table:change-track-table-cell/>
          </table:previous>
        </table:cell-content-change>
        <table:cell-content-change table:id="ct3122">
          <table:cell-address table:column="8" table:row="26" table:table="2"/>
          <office:change-info>
            <dc:creator> </dc:creator>
            <dc:date>2022-07-22T18:32:05.394364587</dc:date>
          </office:change-info>
          <table:previous>
            <table:change-track-table-cell/>
          </table:previous>
        </table:cell-content-change>
        <table:cell-content-change table:id="ct3123">
          <table:cell-address table:column="8" table:row="27" table:table="2"/>
          <office:change-info>
            <dc:creator> </dc:creator>
            <dc:date>2022-07-22T18:32:05.394391915</dc:date>
          </office:change-info>
          <table:previous>
            <table:change-track-table-cell/>
          </table:previous>
        </table:cell-content-change>
        <table:cell-content-change table:id="ct3124">
          <table:cell-address table:column="8" table:row="28" table:table="2"/>
          <office:change-info>
            <dc:creator> </dc:creator>
            <dc:date>2022-07-22T18:32:05.394419173</dc:date>
          </office:change-info>
          <table:previous>
            <table:change-track-table-cell/>
          </table:previous>
        </table:cell-content-change>
        <table:cell-content-change table:id="ct3125">
          <table:cell-address table:column="8" table:row="29" table:table="2"/>
          <office:change-info>
            <dc:creator> </dc:creator>
            <dc:date>2022-07-22T18:32:05.394493418</dc:date>
          </office:change-info>
          <table:previous>
            <table:change-track-table-cell/>
          </table:previous>
        </table:cell-content-change>
        <table:cell-content-change table:id="ct3126">
          <table:cell-address table:column="8" table:row="30" table:table="2"/>
          <office:change-info>
            <dc:creator> </dc:creator>
            <dc:date>2022-07-22T18:32:05.394524058</dc:date>
          </office:change-info>
          <table:previous>
            <table:change-track-table-cell/>
          </table:previous>
        </table:cell-content-change>
        <table:cell-content-change table:id="ct3127">
          <table:cell-address table:column="8" table:row="31" table:table="2"/>
          <office:change-info>
            <dc:creator> </dc:creator>
            <dc:date>2022-07-22T18:32:05.394566512</dc:date>
          </office:change-info>
          <table:previous>
            <table:change-track-table-cell/>
          </table:previous>
        </table:cell-content-change>
        <table:cell-content-change table:id="ct3128">
          <table:cell-address table:column="8" table:row="32" table:table="2"/>
          <office:change-info>
            <dc:creator> </dc:creator>
            <dc:date>2022-07-22T18:32:05.394593948</dc:date>
          </office:change-info>
          <table:previous>
            <table:change-track-table-cell/>
          </table:previous>
        </table:cell-content-change>
        <table:cell-content-change table:id="ct3129">
          <table:cell-address table:column="8" table:row="33" table:table="2"/>
          <office:change-info>
            <dc:creator> </dc:creator>
            <dc:date>2022-07-22T18:32:05.394621330</dc:date>
          </office:change-info>
          <table:previous>
            <table:change-track-table-cell/>
          </table:previous>
        </table:cell-content-change>
        <table:cell-content-change table:id="ct3130">
          <table:cell-address table:column="8" table:row="34" table:table="2"/>
          <office:change-info>
            <dc:creator> </dc:creator>
            <dc:date>2022-07-22T18:32:05.394648747</dc:date>
          </office:change-info>
          <table:previous>
            <table:change-track-table-cell/>
          </table:previous>
        </table:cell-content-change>
        <table:cell-content-change table:id="ct3131">
          <table:cell-address table:column="8" table:row="35" table:table="2"/>
          <office:change-info>
            <dc:creator> </dc:creator>
            <dc:date>2022-07-22T18:32:05.394676211</dc:date>
          </office:change-info>
          <table:previous>
            <table:change-track-table-cell/>
          </table:previous>
        </table:cell-content-change>
        <table:cell-content-change table:id="ct3132">
          <table:cell-address table:column="8" table:row="36" table:table="2"/>
          <office:change-info>
            <dc:creator> </dc:creator>
            <dc:date>2022-07-22T18:32:05.394703720</dc:date>
          </office:change-info>
          <table:previous>
            <table:change-track-table-cell/>
          </table:previous>
        </table:cell-content-change>
        <table:cell-content-change table:id="ct3133">
          <table:cell-address table:column="8" table:row="37" table:table="2"/>
          <office:change-info>
            <dc:creator> </dc:creator>
            <dc:date>2022-07-22T18:32:05.394731220</dc:date>
          </office:change-info>
          <table:previous>
            <table:change-track-table-cell/>
          </table:previous>
        </table:cell-content-change>
        <table:cell-content-change table:id="ct3134">
          <table:cell-address table:column="8" table:row="38" table:table="2"/>
          <office:change-info>
            <dc:creator> </dc:creator>
            <dc:date>2022-07-22T18:32:05.394758545</dc:date>
          </office:change-info>
          <table:previous>
            <table:change-track-table-cell/>
          </table:previous>
        </table:cell-content-change>
        <table:cell-content-change table:id="ct3135">
          <table:cell-address table:column="8" table:row="39" table:table="2"/>
          <office:change-info>
            <dc:creator> </dc:creator>
            <dc:date>2022-07-22T18:32:05.394786014</dc:date>
          </office:change-info>
          <table:previous>
            <table:change-track-table-cell/>
          </table:previous>
        </table:cell-content-change>
        <table:cell-content-change table:id="ct3136">
          <table:cell-address table:column="8" table:row="40" table:table="2"/>
          <office:change-info>
            <dc:creator> </dc:creator>
            <dc:date>2022-07-22T18:32:05.394813455</dc:date>
          </office:change-info>
          <table:previous>
            <table:change-track-table-cell/>
          </table:previous>
        </table:cell-content-change>
        <table:cell-content-change table:id="ct3137">
          <table:cell-address table:column="8" table:row="41" table:table="2"/>
          <office:change-info>
            <dc:creator> </dc:creator>
            <dc:date>2022-07-22T18:32:05.394840994</dc:date>
          </office:change-info>
          <table:previous>
            <table:change-track-table-cell/>
          </table:previous>
        </table:cell-content-change>
        <table:cell-content-change table:id="ct3138">
          <table:cell-address table:column="8" table:row="42" table:table="2"/>
          <office:change-info>
            <dc:creator> </dc:creator>
            <dc:date>2022-07-22T18:32:05.394868555</dc:date>
          </office:change-info>
          <table:previous>
            <table:change-track-table-cell/>
          </table:previous>
        </table:cell-content-change>
        <table:cell-content-change table:id="ct3139">
          <table:cell-address table:column="8" table:row="43" table:table="2"/>
          <office:change-info>
            <dc:creator> </dc:creator>
            <dc:date>2022-07-22T18:32:05.394896068</dc:date>
          </office:change-info>
          <table:previous>
            <table:change-track-table-cell/>
          </table:previous>
        </table:cell-content-change>
        <table:cell-content-change table:id="ct3140">
          <table:cell-address table:column="8" table:row="44" table:table="2"/>
          <office:change-info>
            <dc:creator> </dc:creator>
            <dc:date>2022-07-22T18:32:05.394923790</dc:date>
          </office:change-info>
          <table:previous>
            <table:change-track-table-cell/>
          </table:previous>
        </table:cell-content-change>
        <table:cell-content-change table:id="ct3141">
          <table:cell-address table:column="8" table:row="45" table:table="2"/>
          <office:change-info>
            <dc:creator> </dc:creator>
            <dc:date>2022-07-22T18:32:05.394951286</dc:date>
          </office:change-info>
          <table:previous>
            <table:change-track-table-cell/>
          </table:previous>
        </table:cell-content-change>
        <table:cell-content-change table:id="ct3142">
          <table:cell-address table:column="8" table:row="46" table:table="2"/>
          <office:change-info>
            <dc:creator> </dc:creator>
            <dc:date>2022-07-22T18:32:05.394978729</dc:date>
          </office:change-info>
          <table:previous>
            <table:change-track-table-cell/>
          </table:previous>
        </table:cell-content-change>
        <table:cell-content-change table:id="ct3143">
          <table:cell-address table:column="8" table:row="47" table:table="2"/>
          <office:change-info>
            <dc:creator> </dc:creator>
            <dc:date>2022-07-22T18:32:05.395006209</dc:date>
          </office:change-info>
          <table:previous>
            <table:change-track-table-cell/>
          </table:previous>
        </table:cell-content-change>
        <table:cell-content-change table:id="ct3144">
          <table:cell-address table:column="8" table:row="48" table:table="2"/>
          <office:change-info>
            <dc:creator> </dc:creator>
            <dc:date>2022-07-22T18:32:05.395033832</dc:date>
          </office:change-info>
          <table:previous>
            <table:change-track-table-cell/>
          </table:previous>
        </table:cell-content-change>
        <table:cell-content-change table:id="ct3145">
          <table:cell-address table:column="8" table:row="49" table:table="2"/>
          <office:change-info>
            <dc:creator> </dc:creator>
            <dc:date>2022-07-22T18:32:05.395061434</dc:date>
          </office:change-info>
          <table:previous>
            <table:change-track-table-cell/>
          </table:previous>
        </table:cell-content-change>
        <table:cell-content-change table:id="ct3146">
          <table:cell-address table:column="8" table:row="50" table:table="2"/>
          <office:change-info>
            <dc:creator> </dc:creator>
            <dc:date>2022-07-22T18:32:05.395088962</dc:date>
          </office:change-info>
          <table:previous>
            <table:change-track-table-cell/>
          </table:previous>
        </table:cell-content-change>
        <table:cell-content-change table:id="ct3147">
          <table:cell-address table:column="8" table:row="51" table:table="2"/>
          <office:change-info>
            <dc:creator> </dc:creator>
            <dc:date>2022-07-22T18:32:05.395116614</dc:date>
          </office:change-info>
          <table:previous>
            <table:change-track-table-cell/>
          </table:previous>
        </table:cell-content-change>
        <table:cell-content-change table:id="ct3148">
          <table:cell-address table:column="8" table:row="52" table:table="2"/>
          <office:change-info>
            <dc:creator> </dc:creator>
            <dc:date>2022-07-22T18:32:05.395144241</dc:date>
          </office:change-info>
          <table:previous>
            <table:change-track-table-cell/>
          </table:previous>
        </table:cell-content-change>
        <table:cell-content-change table:id="ct3149">
          <table:cell-address table:column="8" table:row="53" table:table="2"/>
          <office:change-info>
            <dc:creator> </dc:creator>
            <dc:date>2022-07-22T18:32:05.395171889</dc:date>
          </office:change-info>
          <table:previous>
            <table:change-track-table-cell/>
          </table:previous>
        </table:cell-content-change>
        <table:cell-content-change table:id="ct3150">
          <table:cell-address table:column="8" table:row="54" table:table="2"/>
          <office:change-info>
            <dc:creator> </dc:creator>
            <dc:date>2022-07-22T18:32:05.395199629</dc:date>
          </office:change-info>
          <table:previous>
            <table:change-track-table-cell/>
          </table:previous>
        </table:cell-content-change>
        <table:cell-content-change table:id="ct3151">
          <table:cell-address table:column="8" table:row="55" table:table="2"/>
          <office:change-info>
            <dc:creator> </dc:creator>
            <dc:date>2022-07-22T18:32:05.395227372</dc:date>
          </office:change-info>
          <table:previous>
            <table:change-track-table-cell/>
          </table:previous>
        </table:cell-content-change>
        <table:cell-content-change table:id="ct3152">
          <table:cell-address table:column="8" table:row="56" table:table="2"/>
          <office:change-info>
            <dc:creator> </dc:creator>
            <dc:date>2022-07-22T18:32:05.395255172</dc:date>
          </office:change-info>
          <table:previous>
            <table:change-track-table-cell/>
          </table:previous>
        </table:cell-content-change>
        <table:cell-content-change table:id="ct3153">
          <table:cell-address table:column="8" table:row="57" table:table="2"/>
          <office:change-info>
            <dc:creator> </dc:creator>
            <dc:date>2022-07-22T18:32:05.395282792</dc:date>
          </office:change-info>
          <table:previous>
            <table:change-track-table-cell/>
          </table:previous>
        </table:cell-content-change>
        <table:cell-content-change table:id="ct3154">
          <table:cell-address table:column="8" table:row="58" table:table="2"/>
          <office:change-info>
            <dc:creator> </dc:creator>
            <dc:date>2022-07-22T18:32:05.395310447</dc:date>
          </office:change-info>
          <table:previous>
            <table:change-track-table-cell/>
          </table:previous>
        </table:cell-content-change>
        <table:cell-content-change table:id="ct3155">
          <table:cell-address table:column="8" table:row="59" table:table="2"/>
          <office:change-info>
            <dc:creator> </dc:creator>
            <dc:date>2022-07-22T18:32:05.395338202</dc:date>
          </office:change-info>
          <table:previous>
            <table:change-track-table-cell/>
          </table:previous>
        </table:cell-content-change>
        <table:cell-content-change table:id="ct3156">
          <table:cell-address table:column="8" table:row="60" table:table="2"/>
          <office:change-info>
            <dc:creator> </dc:creator>
            <dc:date>2022-07-22T18:32:05.395365985</dc:date>
          </office:change-info>
          <table:previous>
            <table:change-track-table-cell/>
          </table:previous>
        </table:cell-content-change>
        <table:cell-content-change table:id="ct3157">
          <table:cell-address table:column="8" table:row="61" table:table="2"/>
          <office:change-info>
            <dc:creator> </dc:creator>
            <dc:date>2022-07-22T18:32:05.395393630</dc:date>
          </office:change-info>
          <table:previous>
            <table:change-track-table-cell/>
          </table:previous>
        </table:cell-content-change>
        <table:cell-content-change table:id="ct3158">
          <table:cell-address table:column="8" table:row="62" table:table="2"/>
          <office:change-info>
            <dc:creator> </dc:creator>
            <dc:date>2022-07-22T18:32:05.395421407</dc:date>
          </office:change-info>
          <table:previous>
            <table:change-track-table-cell/>
          </table:previous>
        </table:cell-content-change>
        <table:cell-content-change table:id="ct3159">
          <table:cell-address table:column="8" table:row="63" table:table="2"/>
          <office:change-info>
            <dc:creator> </dc:creator>
            <dc:date>2022-07-22T18:32:05.395449100</dc:date>
          </office:change-info>
          <table:previous>
            <table:change-track-table-cell/>
          </table:previous>
        </table:cell-content-change>
        <table:cell-content-change table:id="ct3160">
          <table:cell-address table:column="8" table:row="64" table:table="2"/>
          <office:change-info>
            <dc:creator> </dc:creator>
            <dc:date>2022-07-22T18:32:05.395476859</dc:date>
          </office:change-info>
          <table:previous>
            <table:change-track-table-cell/>
          </table:previous>
        </table:cell-content-change>
        <table:cell-content-change table:id="ct3161">
          <table:cell-address table:column="8" table:row="65" table:table="2"/>
          <office:change-info>
            <dc:creator> </dc:creator>
            <dc:date>2022-07-22T18:32:05.395504505</dc:date>
          </office:change-info>
          <table:previous>
            <table:change-track-table-cell/>
          </table:previous>
        </table:cell-content-change>
        <table:cell-content-change table:id="ct3162">
          <table:cell-address table:column="8" table:row="66" table:table="2"/>
          <office:change-info>
            <dc:creator> </dc:creator>
            <dc:date>2022-07-22T18:32:05.395532273</dc:date>
          </office:change-info>
          <table:previous>
            <table:change-track-table-cell/>
          </table:previous>
        </table:cell-content-change>
        <table:cell-content-change table:id="ct3163">
          <table:cell-address table:column="8" table:row="67" table:table="2"/>
          <office:change-info>
            <dc:creator> </dc:creator>
            <dc:date>2022-07-22T18:32:05.395560087</dc:date>
          </office:change-info>
          <table:previous>
            <table:change-track-table-cell/>
          </table:previous>
        </table:cell-content-change>
        <table:cell-content-change table:id="ct3164">
          <table:cell-address table:column="8" table:row="68" table:table="2"/>
          <office:change-info>
            <dc:creator> </dc:creator>
            <dc:date>2022-07-22T18:32:05.395587875</dc:date>
          </office:change-info>
          <table:previous>
            <table:change-track-table-cell/>
          </table:previous>
        </table:cell-content-change>
        <table:cell-content-change table:id="ct3165">
          <table:cell-address table:column="8" table:row="69" table:table="2"/>
          <office:change-info>
            <dc:creator> </dc:creator>
            <dc:date>2022-07-22T18:32:05.395636143</dc:date>
          </office:change-info>
          <table:previous>
            <table:change-track-table-cell/>
          </table:previous>
        </table:cell-content-change>
        <table:cell-content-change table:id="ct3166">
          <table:cell-address table:column="8" table:row="70" table:table="2"/>
          <office:change-info>
            <dc:creator> </dc:creator>
            <dc:date>2022-07-22T18:32:05.395679491</dc:date>
          </office:change-info>
          <table:previous>
            <table:change-track-table-cell/>
          </table:previous>
        </table:cell-content-change>
        <table:cell-content-change table:id="ct3167">
          <table:cell-address table:column="8" table:row="71" table:table="2"/>
          <office:change-info>
            <dc:creator> </dc:creator>
            <dc:date>2022-07-22T18:32:05.395707478</dc:date>
          </office:change-info>
          <table:previous>
            <table:change-track-table-cell/>
          </table:previous>
        </table:cell-content-change>
        <table:cell-content-change table:id="ct3168">
          <table:cell-address table:column="8" table:row="72" table:table="2"/>
          <office:change-info>
            <dc:creator> </dc:creator>
            <dc:date>2022-07-22T18:32:05.395735617</dc:date>
          </office:change-info>
          <table:previous>
            <table:change-track-table-cell/>
          </table:previous>
        </table:cell-content-change>
        <table:cell-content-change table:id="ct3169">
          <table:cell-address table:column="8" table:row="73" table:table="2"/>
          <office:change-info>
            <dc:creator> </dc:creator>
            <dc:date>2022-07-22T18:32:05.395763383</dc:date>
          </office:change-info>
          <table:previous>
            <table:change-track-table-cell/>
          </table:previous>
        </table:cell-content-change>
        <table:cell-content-change table:id="ct3170">
          <table:cell-address table:column="8" table:row="74" table:table="2"/>
          <office:change-info>
            <dc:creator> </dc:creator>
            <dc:date>2022-07-22T18:32:05.395791306</dc:date>
          </office:change-info>
          <table:previous>
            <table:change-track-table-cell/>
          </table:previous>
        </table:cell-content-change>
        <table:cell-content-change table:id="ct3171">
          <table:cell-address table:column="8" table:row="75" table:table="2"/>
          <office:change-info>
            <dc:creator> </dc:creator>
            <dc:date>2022-07-22T18:32:05.395819260</dc:date>
          </office:change-info>
          <table:previous>
            <table:change-track-table-cell/>
          </table:previous>
        </table:cell-content-change>
        <table:cell-content-change table:id="ct3172">
          <table:cell-address table:column="8" table:row="76" table:table="2"/>
          <office:change-info>
            <dc:creator> </dc:creator>
            <dc:date>2022-07-22T18:32:05.395847241</dc:date>
          </office:change-info>
          <table:previous>
            <table:change-track-table-cell/>
          </table:previous>
        </table:cell-content-change>
        <table:cell-content-change table:id="ct3173">
          <table:cell-address table:column="8" table:row="77" table:table="2"/>
          <office:change-info>
            <dc:creator> </dc:creator>
            <dc:date>2022-07-22T18:32:05.395877260</dc:date>
          </office:change-info>
          <table:previous>
            <table:change-track-table-cell/>
          </table:previous>
        </table:cell-content-change>
        <table:cell-content-change table:id="ct3174">
          <table:cell-address table:column="8" table:row="78" table:table="2"/>
          <office:change-info>
            <dc:creator> </dc:creator>
            <dc:date>2022-07-22T18:32:05.395930383</dc:date>
          </office:change-info>
          <table:previous>
            <table:change-track-table-cell/>
          </table:previous>
        </table:cell-content-change>
        <table:cell-content-change table:id="ct3175">
          <table:cell-address table:column="8" table:row="79" table:table="2"/>
          <office:change-info>
            <dc:creator> </dc:creator>
            <dc:date>2022-07-22T18:32:05.395975872</dc:date>
          </office:change-info>
          <table:previous>
            <table:change-track-table-cell/>
          </table:previous>
        </table:cell-content-change>
        <table:cell-content-change table:id="ct3176">
          <table:cell-address table:column="8" table:row="80" table:table="2"/>
          <office:change-info>
            <dc:creator> </dc:creator>
            <dc:date>2022-07-22T18:32:05.396009935</dc:date>
          </office:change-info>
          <table:previous>
            <table:change-track-table-cell/>
          </table:previous>
        </table:cell-content-change>
        <table:cell-content-change table:id="ct3177">
          <table:cell-address table:column="8" table:row="81" table:table="2"/>
          <office:change-info>
            <dc:creator> </dc:creator>
            <dc:date>2022-07-22T18:32:05.396040215</dc:date>
          </office:change-info>
          <table:previous>
            <table:change-track-table-cell/>
          </table:previous>
        </table:cell-content-change>
        <table:cell-content-change table:id="ct3178">
          <table:cell-address table:column="8" table:row="82" table:table="2"/>
          <office:change-info>
            <dc:creator> </dc:creator>
            <dc:date>2022-07-22T18:32:05.396070353</dc:date>
          </office:change-info>
          <table:previous>
            <table:change-track-table-cell/>
          </table:previous>
        </table:cell-content-change>
        <table:cell-content-change table:id="ct3179">
          <table:cell-address table:column="8" table:row="83" table:table="2"/>
          <office:change-info>
            <dc:creator> </dc:creator>
            <dc:date>2022-07-22T18:32:05.396100114</dc:date>
          </office:change-info>
          <table:previous>
            <table:change-track-table-cell/>
          </table:previous>
        </table:cell-content-change>
        <table:cell-content-change table:id="ct3180">
          <table:cell-address table:column="8" table:row="84" table:table="2"/>
          <office:change-info>
            <dc:creator> </dc:creator>
            <dc:date>2022-07-22T18:32:05.396141004</dc:date>
          </office:change-info>
          <table:previous>
            <table:change-track-table-cell/>
          </table:previous>
        </table:cell-content-change>
        <table:cell-content-change table:id="ct3181">
          <table:cell-address table:column="8" table:row="85" table:table="2"/>
          <office:change-info>
            <dc:creator> </dc:creator>
            <dc:date>2022-07-22T18:32:05.396169110</dc:date>
          </office:change-info>
          <table:previous>
            <table:change-track-table-cell/>
          </table:previous>
        </table:cell-content-change>
        <table:cell-content-change table:id="ct3182">
          <table:cell-address table:column="8" table:row="86" table:table="2"/>
          <office:change-info>
            <dc:creator> </dc:creator>
            <dc:date>2022-07-22T18:32:05.396197174</dc:date>
          </office:change-info>
          <table:previous>
            <table:change-track-table-cell/>
          </table:previous>
        </table:cell-content-change>
        <table:cell-content-change table:id="ct3183">
          <table:cell-address table:column="8" table:row="87" table:table="2"/>
          <office:change-info>
            <dc:creator> </dc:creator>
            <dc:date>2022-07-22T18:32:05.396225283</dc:date>
          </office:change-info>
          <table:previous>
            <table:change-track-table-cell/>
          </table:previous>
        </table:cell-content-change>
        <table:cell-content-change table:id="ct3184">
          <table:cell-address table:column="8" table:row="88" table:table="2"/>
          <office:change-info>
            <dc:creator> </dc:creator>
            <dc:date>2022-07-22T18:32:05.396253461</dc:date>
          </office:change-info>
          <table:previous>
            <table:change-track-table-cell/>
          </table:previous>
        </table:cell-content-change>
        <table:cell-content-change table:id="ct3185">
          <table:cell-address table:column="8" table:row="89" table:table="2"/>
          <office:change-info>
            <dc:creator> </dc:creator>
            <dc:date>2022-07-22T18:32:05.396281475</dc:date>
          </office:change-info>
          <table:previous>
            <table:change-track-table-cell/>
          </table:previous>
        </table:cell-content-change>
        <table:cell-content-change table:id="ct3186">
          <table:cell-address table:column="8" table:row="90" table:table="2"/>
          <office:change-info>
            <dc:creator> </dc:creator>
            <dc:date>2022-07-22T18:32:05.396309510</dc:date>
          </office:change-info>
          <table:previous>
            <table:change-track-table-cell/>
          </table:previous>
        </table:cell-content-change>
        <table:cell-content-change table:id="ct3187">
          <table:cell-address table:column="8" table:row="91" table:table="2"/>
          <office:change-info>
            <dc:creator> </dc:creator>
            <dc:date>2022-07-22T18:32:05.396337584</dc:date>
          </office:change-info>
          <table:previous>
            <table:change-track-table-cell/>
          </table:previous>
        </table:cell-content-change>
        <table:cell-content-change table:id="ct3188">
          <table:cell-address table:column="8" table:row="92" table:table="2"/>
          <office:change-info>
            <dc:creator> </dc:creator>
            <dc:date>2022-07-22T18:32:05.396365801</dc:date>
          </office:change-info>
          <table:previous>
            <table:change-track-table-cell/>
          </table:previous>
        </table:cell-content-change>
        <table:cell-content-change table:id="ct3189">
          <table:cell-address table:column="8" table:row="93" table:table="2"/>
          <office:change-info>
            <dc:creator> </dc:creator>
            <dc:date>2022-07-22T18:32:05.396393960</dc:date>
          </office:change-info>
          <table:previous>
            <table:change-track-table-cell/>
          </table:previous>
        </table:cell-content-change>
        <table:cell-content-change table:id="ct3190">
          <table:cell-address table:column="8" table:row="94" table:table="2"/>
          <office:change-info>
            <dc:creator> </dc:creator>
            <dc:date>2022-07-22T18:32:05.396421966</dc:date>
          </office:change-info>
          <table:previous>
            <table:change-track-table-cell/>
          </table:previous>
        </table:cell-content-change>
        <table:cell-content-change table:id="ct3191">
          <table:cell-address table:column="8" table:row="95" table:table="2"/>
          <office:change-info>
            <dc:creator> </dc:creator>
            <dc:date>2022-07-22T18:32:05.396450160</dc:date>
          </office:change-info>
          <table:previous>
            <table:change-track-table-cell/>
          </table:previous>
        </table:cell-content-change>
        <table:cell-content-change table:id="ct3192">
          <table:cell-address table:column="8" table:row="96" table:table="2"/>
          <office:change-info>
            <dc:creator> </dc:creator>
            <dc:date>2022-07-22T18:32:05.396478144</dc:date>
          </office:change-info>
          <table:previous>
            <table:change-track-table-cell/>
          </table:previous>
        </table:cell-content-change>
        <table:cell-content-change table:id="ct3193">
          <table:cell-address table:column="8" table:row="97" table:table="2"/>
          <office:change-info>
            <dc:creator> </dc:creator>
            <dc:date>2022-07-22T18:32:05.396506258</dc:date>
          </office:change-info>
          <table:previous>
            <table:change-track-table-cell/>
          </table:previous>
        </table:cell-content-change>
        <table:cell-content-change table:id="ct3194">
          <table:cell-address table:column="8" table:row="98" table:table="2"/>
          <office:change-info>
            <dc:creator> </dc:creator>
            <dc:date>2022-07-22T18:32:05.396534521</dc:date>
          </office:change-info>
          <table:previous>
            <table:change-track-table-cell/>
          </table:previous>
        </table:cell-content-change>
        <table:cell-content-change table:id="ct3195">
          <table:cell-address table:column="8" table:row="99" table:table="2"/>
          <office:change-info>
            <dc:creator> </dc:creator>
            <dc:date>2022-07-22T18:32:05.396562763</dc:date>
          </office:change-info>
          <table:previous>
            <table:change-track-table-cell/>
          </table:previous>
        </table:cell-content-change>
        <table:cell-content-change table:id="ct3196">
          <table:cell-address table:column="8" table:row="100" table:table="2"/>
          <office:change-info>
            <dc:creator> </dc:creator>
            <dc:date>2022-07-22T18:32:05.396591107</dc:date>
          </office:change-info>
          <table:previous>
            <table:change-track-table-cell/>
          </table:previous>
        </table:cell-content-change>
        <table:cell-content-change table:id="ct3197">
          <table:cell-address table:column="8" table:row="101" table:table="2"/>
          <office:change-info>
            <dc:creator> </dc:creator>
            <dc:date>2022-07-22T18:32:05.396619360</dc:date>
          </office:change-info>
          <table:previous>
            <table:change-track-table-cell/>
          </table:previous>
        </table:cell-content-change>
        <table:cell-content-change table:id="ct3198">
          <table:cell-address table:column="8" table:row="102" table:table="2"/>
          <office:change-info>
            <dc:creator> </dc:creator>
            <dc:date>2022-07-22T18:32:05.396647626</dc:date>
          </office:change-info>
          <table:previous>
            <table:change-track-table-cell/>
          </table:previous>
        </table:cell-content-change>
        <table:cell-content-change table:id="ct3199">
          <table:cell-address table:column="8" table:row="103" table:table="2"/>
          <office:change-info>
            <dc:creator> </dc:creator>
            <dc:date>2022-07-22T18:32:05.396676057</dc:date>
          </office:change-info>
          <table:previous>
            <table:change-track-table-cell/>
          </table:previous>
        </table:cell-content-change>
        <table:cell-content-change table:id="ct3200">
          <table:cell-address table:column="8" table:row="104" table:table="2"/>
          <office:change-info>
            <dc:creator> </dc:creator>
            <dc:date>2022-07-22T18:32:05.396704302</dc:date>
          </office:change-info>
          <table:previous>
            <table:change-track-table-cell/>
          </table:previous>
        </table:cell-content-change>
        <table:cell-content-change table:id="ct3201">
          <table:cell-address table:column="8" table:row="105" table:table="2"/>
          <office:change-info>
            <dc:creator> </dc:creator>
            <dc:date>2022-07-22T18:32:05.396750686</dc:date>
          </office:change-info>
          <table:previous>
            <table:change-track-table-cell/>
          </table:previous>
        </table:cell-content-change>
        <table:cell-content-change table:id="ct3202">
          <table:cell-address table:column="8" table:row="106" table:table="2"/>
          <office:change-info>
            <dc:creator> </dc:creator>
            <dc:date>2022-07-22T18:32:05.396782348</dc:date>
          </office:change-info>
          <table:previous>
            <table:change-track-table-cell/>
          </table:previous>
        </table:cell-content-change>
        <table:cell-content-change table:id="ct3203">
          <table:cell-address table:column="8" table:row="107" table:table="2"/>
          <office:change-info>
            <dc:creator> </dc:creator>
            <dc:date>2022-07-22T18:32:05.396824895</dc:date>
          </office:change-info>
          <table:previous>
            <table:change-track-table-cell/>
          </table:previous>
        </table:cell-content-change>
        <table:cell-content-change table:id="ct3204">
          <table:cell-address table:column="8" table:row="108" table:table="2"/>
          <office:change-info>
            <dc:creator> </dc:creator>
            <dc:date>2022-07-22T18:32:05.396853271</dc:date>
          </office:change-info>
          <table:previous>
            <table:change-track-table-cell/>
          </table:previous>
        </table:cell-content-change>
        <table:cell-content-change table:id="ct3205">
          <table:cell-address table:column="8" table:row="109" table:table="2"/>
          <office:change-info>
            <dc:creator> </dc:creator>
            <dc:date>2022-07-22T18:32:05.396881538</dc:date>
          </office:change-info>
          <table:previous>
            <table:change-track-table-cell/>
          </table:previous>
        </table:cell-content-change>
        <table:cell-content-change table:id="ct3206">
          <table:cell-address table:column="8" table:row="110" table:table="2"/>
          <office:change-info>
            <dc:creator> </dc:creator>
            <dc:date>2022-07-22T18:32:05.396909889</dc:date>
          </office:change-info>
          <table:previous>
            <table:change-track-table-cell/>
          </table:previous>
        </table:cell-content-change>
        <table:cell-content-change table:id="ct3207">
          <table:cell-address table:column="8" table:row="111" table:table="2"/>
          <office:change-info>
            <dc:creator> </dc:creator>
            <dc:date>2022-07-22T18:32:05.396938096</dc:date>
          </office:change-info>
          <table:previous>
            <table:change-track-table-cell/>
          </table:previous>
        </table:cell-content-change>
        <table:cell-content-change table:id="ct3208">
          <table:cell-address table:column="8" table:row="112" table:table="2"/>
          <office:change-info>
            <dc:creator> </dc:creator>
            <dc:date>2022-07-22T18:32:05.396966571</dc:date>
          </office:change-info>
          <table:previous>
            <table:change-track-table-cell/>
          </table:previous>
        </table:cell-content-change>
        <table:cell-content-change table:id="ct3209">
          <table:cell-address table:column="8" table:row="113" table:table="2"/>
          <office:change-info>
            <dc:creator> </dc:creator>
            <dc:date>2022-07-22T18:32:05.396994938</dc:date>
          </office:change-info>
          <table:previous>
            <table:change-track-table-cell/>
          </table:previous>
        </table:cell-content-change>
        <table:cell-content-change table:id="ct3210">
          <table:cell-address table:column="8" table:row="114" table:table="2"/>
          <office:change-info>
            <dc:creator> </dc:creator>
            <dc:date>2022-07-22T18:32:05.397023273</dc:date>
          </office:change-info>
          <table:previous>
            <table:change-track-table-cell/>
          </table:previous>
        </table:cell-content-change>
        <table:cell-content-change table:id="ct3211">
          <table:cell-address table:column="8" table:row="115" table:table="2"/>
          <office:change-info>
            <dc:creator> </dc:creator>
            <dc:date>2022-07-22T18:32:05.397051593</dc:date>
          </office:change-info>
          <table:previous>
            <table:change-track-table-cell/>
          </table:previous>
        </table:cell-content-change>
        <table:cell-content-change table:id="ct3212">
          <table:cell-address table:column="8" table:row="116" table:table="2"/>
          <office:change-info>
            <dc:creator> </dc:creator>
            <dc:date>2022-07-22T18:32:05.397079943</dc:date>
          </office:change-info>
          <table:previous>
            <table:change-track-table-cell/>
          </table:previous>
        </table:cell-content-change>
        <table:cell-content-change table:id="ct3213">
          <table:cell-address table:column="8" table:row="117" table:table="2"/>
          <office:change-info>
            <dc:creator> </dc:creator>
            <dc:date>2022-07-22T18:32:05.397108425</dc:date>
          </office:change-info>
          <table:previous>
            <table:change-track-table-cell/>
          </table:previous>
        </table:cell-content-change>
        <table:cell-content-change table:id="ct3214">
          <table:cell-address table:column="8" table:row="118" table:table="2"/>
          <office:change-info>
            <dc:creator> </dc:creator>
            <dc:date>2022-07-22T18:32:05.397136857</dc:date>
          </office:change-info>
          <table:previous>
            <table:change-track-table-cell/>
          </table:previous>
        </table:cell-content-change>
        <table:cell-content-change table:id="ct3215">
          <table:cell-address table:column="8" table:row="119" table:table="2"/>
          <office:change-info>
            <dc:creator> </dc:creator>
            <dc:date>2022-07-22T18:32:05.397165354</dc:date>
          </office:change-info>
          <table:previous>
            <table:change-track-table-cell/>
          </table:previous>
        </table:cell-content-change>
        <table:cell-content-change table:id="ct3216">
          <table:cell-address table:column="8" table:row="120" table:table="2"/>
          <office:change-info>
            <dc:creator> </dc:creator>
            <dc:date>2022-07-22T18:32:05.397193880</dc:date>
          </office:change-info>
          <table:previous>
            <table:change-track-table-cell/>
          </table:previous>
        </table:cell-content-change>
        <table:cell-content-change table:id="ct3217">
          <table:cell-address table:column="8" table:row="121" table:table="2"/>
          <office:change-info>
            <dc:creator> </dc:creator>
            <dc:date>2022-07-22T18:32:05.397222330</dc:date>
          </office:change-info>
          <table:previous>
            <table:change-track-table-cell/>
          </table:previous>
        </table:cell-content-change>
        <table:cell-content-change table:id="ct3218">
          <table:cell-address table:column="8" table:row="122" table:table="2"/>
          <office:change-info>
            <dc:creator> </dc:creator>
            <dc:date>2022-07-22T18:32:05.397250697</dc:date>
          </office:change-info>
          <table:previous>
            <table:change-track-table-cell/>
          </table:previous>
        </table:cell-content-change>
        <table:cell-content-change table:id="ct3219">
          <table:cell-address table:column="8" table:row="123" table:table="2"/>
          <office:change-info>
            <dc:creator> </dc:creator>
            <dc:date>2022-07-22T18:32:05.397279201</dc:date>
          </office:change-info>
          <table:previous>
            <table:change-track-table-cell/>
          </table:previous>
        </table:cell-content-change>
        <table:cell-content-change table:id="ct3220">
          <table:cell-address table:column="8" table:row="124" table:table="2"/>
          <office:change-info>
            <dc:creator> </dc:creator>
            <dc:date>2022-07-22T18:32:05.397307727</dc:date>
          </office:change-info>
          <table:previous>
            <table:change-track-table-cell/>
          </table:previous>
        </table:cell-content-change>
        <table:cell-content-change table:id="ct3221">
          <table:cell-address table:column="8" table:row="125" table:table="2"/>
          <office:change-info>
            <dc:creator> </dc:creator>
            <dc:date>2022-07-22T18:32:05.397336197</dc:date>
          </office:change-info>
          <table:previous>
            <table:change-track-table-cell/>
          </table:previous>
        </table:cell-content-change>
        <table:cell-content-change table:id="ct3222">
          <table:cell-address table:column="8" table:row="126" table:table="2"/>
          <office:change-info>
            <dc:creator> </dc:creator>
            <dc:date>2022-07-22T18:32:05.397364634</dc:date>
          </office:change-info>
          <table:previous>
            <table:change-track-table-cell/>
          </table:previous>
        </table:cell-content-change>
        <table:cell-content-change table:id="ct3223">
          <table:cell-address table:column="8" table:row="127" table:table="2"/>
          <office:change-info>
            <dc:creator> </dc:creator>
            <dc:date>2022-07-22T18:32:05.397393173</dc:date>
          </office:change-info>
          <table:previous>
            <table:change-track-table-cell/>
          </table:previous>
        </table:cell-content-change>
        <table:cell-content-change table:id="ct3224">
          <table:cell-address table:column="8" table:row="128" table:table="2"/>
          <office:change-info>
            <dc:creator> </dc:creator>
            <dc:date>2022-07-22T18:32:05.397421836</dc:date>
          </office:change-info>
          <table:previous>
            <table:change-track-table-cell/>
          </table:previous>
        </table:cell-content-change>
        <table:cell-content-change table:id="ct3225">
          <table:cell-address table:column="8" table:row="129" table:table="2"/>
          <office:change-info>
            <dc:creator> </dc:creator>
            <dc:date>2022-07-22T18:32:05.397450468</dc:date>
          </office:change-info>
          <table:previous>
            <table:change-track-table-cell/>
          </table:previous>
        </table:cell-content-change>
        <table:cell-content-change table:id="ct3226">
          <table:cell-address table:column="8" table:row="130" table:table="2"/>
          <office:change-info>
            <dc:creator> </dc:creator>
            <dc:date>2022-07-22T18:32:05.397482130</dc:date>
          </office:change-info>
          <table:previous>
            <table:change-track-table-cell/>
          </table:previous>
        </table:cell-content-change>
        <table:cell-content-change table:id="ct3227">
          <table:cell-address table:column="8" table:row="131" table:table="2"/>
          <office:change-info>
            <dc:creator> </dc:creator>
            <dc:date>2022-07-22T18:32:05.397496205</dc:date>
          </office:change-info>
          <table:previous>
            <table:change-track-table-cell/>
          </table:previous>
        </table:cell-content-change>
        <table:cell-content-change table:id="ct3228">
          <table:cell-address table:column="8" table:row="132" table:table="2"/>
          <office:change-info>
            <dc:creator> </dc:creator>
            <dc:date>2022-07-22T18:32:05.397508215</dc:date>
          </office:change-info>
          <table:previous>
            <table:change-track-table-cell/>
          </table:previous>
        </table:cell-content-change>
        <table:cell-content-change table:id="ct3229">
          <table:cell-address table:column="8" table:row="133" table:table="2"/>
          <office:change-info>
            <dc:creator> </dc:creator>
            <dc:date>2022-07-22T18:32:05.397520134</dc:date>
          </office:change-info>
          <table:previous>
            <table:change-track-table-cell/>
          </table:previous>
        </table:cell-content-change>
        <table:cell-content-change table:id="ct3230">
          <table:cell-address table:column="8" table:row="134" table:table="2"/>
          <office:change-info>
            <dc:creator> </dc:creator>
            <dc:date>2022-07-22T18:32:05.397532010</dc:date>
          </office:change-info>
          <table:previous>
            <table:change-track-table-cell/>
          </table:previous>
        </table:cell-content-change>
        <table:cell-content-change table:id="ct3231">
          <table:cell-address table:column="8" table:row="135" table:table="2"/>
          <office:change-info>
            <dc:creator> </dc:creator>
            <dc:date>2022-07-22T18:32:05.397544050</dc:date>
          </office:change-info>
          <table:previous>
            <table:change-track-table-cell/>
          </table:previous>
        </table:cell-content-change>
        <table:cell-content-change table:id="ct3232">
          <table:cell-address table:column="8" table:row="136" table:table="2"/>
          <office:change-info>
            <dc:creator> </dc:creator>
            <dc:date>2022-07-22T18:32:05.397556027</dc:date>
          </office:change-info>
          <table:previous>
            <table:change-track-table-cell/>
          </table:previous>
        </table:cell-content-change>
        <table:cell-content-change table:id="ct3233">
          <table:cell-address table:column="8" table:row="137" table:table="2"/>
          <office:change-info>
            <dc:creator> </dc:creator>
            <dc:date>2022-07-22T18:32:05.397567964</dc:date>
          </office:change-info>
          <table:previous>
            <table:change-track-table-cell/>
          </table:previous>
        </table:cell-content-change>
        <table:cell-content-change table:id="ct3234">
          <table:cell-address table:column="8" table:row="138" table:table="2"/>
          <office:change-info>
            <dc:creator> </dc:creator>
            <dc:date>2022-07-22T18:32:05.397579882</dc:date>
          </office:change-info>
          <table:previous>
            <table:change-track-table-cell/>
          </table:previous>
        </table:cell-content-change>
        <table:cell-content-change table:id="ct3235">
          <table:cell-address table:column="8" table:row="139" table:table="2"/>
          <office:change-info>
            <dc:creator> </dc:creator>
            <dc:date>2022-07-22T18:32:05.397591926</dc:date>
          </office:change-info>
          <table:previous>
            <table:change-track-table-cell/>
          </table:previous>
        </table:cell-content-change>
        <table:cell-content-change table:id="ct3236">
          <table:cell-address table:column="8" table:row="140" table:table="2"/>
          <office:change-info>
            <dc:creator> </dc:creator>
            <dc:date>2022-07-22T18:32:05.397603931</dc:date>
          </office:change-info>
          <table:previous>
            <table:change-track-table-cell/>
          </table:previous>
        </table:cell-content-change>
        <table:cell-content-change table:id="ct3237">
          <table:cell-address table:column="8" table:row="141" table:table="2"/>
          <office:change-info>
            <dc:creator> </dc:creator>
            <dc:date>2022-07-22T18:32:05.397616001</dc:date>
          </office:change-info>
          <table:previous>
            <table:change-track-table-cell/>
          </table:previous>
        </table:cell-content-change>
        <table:cell-content-change table:id="ct3238">
          <table:cell-address table:column="8" table:row="142" table:table="2"/>
          <office:change-info>
            <dc:creator> </dc:creator>
            <dc:date>2022-07-22T18:32:05.397628133</dc:date>
          </office:change-info>
          <table:previous>
            <table:change-track-table-cell/>
          </table:previous>
        </table:cell-content-change>
        <table:cell-content-change table:id="ct3239">
          <table:cell-address table:column="8" table:row="143" table:table="2"/>
          <office:change-info>
            <dc:creator> </dc:creator>
            <dc:date>2022-07-22T18:32:05.397640326</dc:date>
          </office:change-info>
          <table:previous>
            <table:change-track-table-cell/>
          </table:previous>
        </table:cell-content-change>
        <table:cell-content-change table:id="ct3240">
          <table:cell-address table:column="8" table:row="144" table:table="2"/>
          <office:change-info>
            <dc:creator> </dc:creator>
            <dc:date>2022-07-22T18:32:05.397652483</dc:date>
          </office:change-info>
          <table:previous>
            <table:change-track-table-cell/>
          </table:previous>
        </table:cell-content-change>
        <table:cell-content-change table:id="ct3241">
          <table:cell-address table:column="8" table:row="145" table:table="2"/>
          <office:change-info>
            <dc:creator> </dc:creator>
            <dc:date>2022-07-22T18:32:05.397664491</dc:date>
          </office:change-info>
          <table:previous>
            <table:change-track-table-cell/>
          </table:previous>
        </table:cell-content-change>
        <table:cell-content-change table:id="ct3242">
          <table:cell-address table:column="8" table:row="146" table:table="2"/>
          <office:change-info>
            <dc:creator> </dc:creator>
            <dc:date>2022-07-22T18:32:05.397676555</dc:date>
          </office:change-info>
          <table:previous>
            <table:change-track-table-cell/>
          </table:previous>
        </table:cell-content-change>
        <table:cell-content-change table:id="ct3243">
          <table:cell-address table:column="8" table:row="147" table:table="2"/>
          <office:change-info>
            <dc:creator> </dc:creator>
            <dc:date>2022-07-22T18:32:05.397713026</dc:date>
          </office:change-info>
          <table:previous>
            <table:change-track-table-cell/>
          </table:previous>
        </table:cell-content-change>
        <table:cell-content-change table:id="ct3244">
          <table:cell-address table:column="8" table:row="148" table:table="2"/>
          <office:change-info>
            <dc:creator> </dc:creator>
            <dc:date>2022-07-22T18:32:05.397727299</dc:date>
          </office:change-info>
          <table:previous>
            <table:change-track-table-cell/>
          </table:previous>
        </table:cell-content-change>
        <table:cell-content-change table:id="ct3245">
          <table:cell-address table:column="8" table:row="149" table:table="2"/>
          <office:change-info>
            <dc:creator> </dc:creator>
            <dc:date>2022-07-22T18:32:05.397741258</dc:date>
          </office:change-info>
          <table:previous>
            <table:change-track-table-cell/>
          </table:previous>
        </table:cell-content-change>
        <table:cell-content-change table:id="ct3246">
          <table:cell-address table:column="8" table:row="150" table:table="2"/>
          <office:change-info>
            <dc:creator> </dc:creator>
            <dc:date>2022-07-22T18:32:05.397767717</dc:date>
          </office:change-info>
          <table:previous>
            <table:change-track-table-cell/>
          </table:previous>
        </table:cell-content-change>
        <table:cell-content-change table:id="ct3247">
          <table:cell-address table:column="8" table:row="151" table:table="2"/>
          <office:change-info>
            <dc:creator> </dc:creator>
            <dc:date>2022-07-22T18:32:05.397780239</dc:date>
          </office:change-info>
          <table:previous>
            <table:change-track-table-cell/>
          </table:previous>
        </table:cell-content-change>
        <table:cell-content-change table:id="ct3248">
          <table:cell-address table:column="8" table:row="152" table:table="2"/>
          <office:change-info>
            <dc:creator> </dc:creator>
            <dc:date>2022-07-22T18:32:05.397792407</dc:date>
          </office:change-info>
          <table:previous>
            <table:change-track-table-cell/>
          </table:previous>
        </table:cell-content-change>
        <table:cell-content-change table:id="ct3249">
          <table:cell-address table:column="8" table:row="153" table:table="2"/>
          <office:change-info>
            <dc:creator> </dc:creator>
            <dc:date>2022-07-22T18:32:05.397804526</dc:date>
          </office:change-info>
          <table:previous>
            <table:change-track-table-cell/>
          </table:previous>
        </table:cell-content-change>
        <table:cell-content-change table:id="ct3250">
          <table:cell-address table:column="8" table:row="154" table:table="2"/>
          <office:change-info>
            <dc:creator> </dc:creator>
            <dc:date>2022-07-22T18:32:05.397816653</dc:date>
          </office:change-info>
          <table:previous>
            <table:change-track-table-cell/>
          </table:previous>
        </table:cell-content-change>
        <table:cell-content-change table:id="ct3251">
          <table:cell-address table:column="8" table:row="155" table:table="2"/>
          <office:change-info>
            <dc:creator> </dc:creator>
            <dc:date>2022-07-22T18:32:05.397828949</dc:date>
          </office:change-info>
          <table:previous>
            <table:change-track-table-cell/>
          </table:previous>
        </table:cell-content-change>
        <table:cell-content-change table:id="ct3252">
          <table:cell-address table:column="8" table:row="156" table:table="2"/>
          <office:change-info>
            <dc:creator> </dc:creator>
            <dc:date>2022-07-22T18:32:05.397841180</dc:date>
          </office:change-info>
          <table:previous>
            <table:change-track-table-cell/>
          </table:previous>
        </table:cell-content-change>
        <table:cell-content-change table:id="ct3253">
          <table:cell-address table:column="8" table:row="157" table:table="2"/>
          <office:change-info>
            <dc:creator> </dc:creator>
            <dc:date>2022-07-22T18:32:05.397871320</dc:date>
          </office:change-info>
          <table:previous>
            <table:change-track-table-cell/>
          </table:previous>
        </table:cell-content-change>
        <table:cell-content-change table:id="ct3254">
          <table:cell-address table:column="8" table:row="158" table:table="2"/>
          <office:change-info>
            <dc:creator> </dc:creator>
            <dc:date>2022-07-22T18:32:05.397899880</dc:date>
          </office:change-info>
          <table:previous>
            <table:change-track-table-cell/>
          </table:previous>
        </table:cell-content-change>
        <table:cell-content-change table:id="ct3255">
          <table:cell-address table:column="8" table:row="159" table:table="2"/>
          <office:change-info>
            <dc:creator> </dc:creator>
            <dc:date>2022-07-22T18:32:05.397913099</dc:date>
          </office:change-info>
          <table:previous>
            <table:change-track-table-cell/>
          </table:previous>
        </table:cell-content-change>
        <table:cell-content-change table:id="ct3256">
          <table:cell-address table:column="8" table:row="160" table:table="2"/>
          <office:change-info>
            <dc:creator> </dc:creator>
            <dc:date>2022-07-22T18:32:05.397926177</dc:date>
          </office:change-info>
          <table:previous>
            <table:change-track-table-cell/>
          </table:previous>
        </table:cell-content-change>
        <table:cell-content-change table:id="ct3257">
          <table:cell-address table:column="8" table:row="163" table:table="2"/>
          <office:change-info>
            <dc:creator> </dc:creator>
            <dc:date>2022-07-22T18:32:05.397936011</dc:date>
          </office:change-info>
          <table:previous>
            <table:change-track-table-cell/>
          </table:previous>
        </table:cell-content-change>
        <table:cell-content-change table:id="ct3258">
          <table:cell-address table:column="8" table:row="164" table:table="2"/>
          <office:change-info>
            <dc:creator> </dc:creator>
            <dc:date>2022-07-22T18:32:05.397946966</dc:date>
          </office:change-info>
          <table:previous>
            <table:change-track-table-cell/>
          </table:previous>
        </table:cell-content-change>
        <table:cell-content-change table:id="ct3259">
          <table:cell-address table:column="9" table:row="0" table:table="2"/>
          <office:change-info>
            <dc:creator> </dc:creator>
            <dc:date>2022-07-22T18:32:05.496101457</dc:date>
          </office:change-info>
          <table:previous>
            <table:change-track-table-cell/>
          </table:previous>
        </table:cell-content-change>
        <table:cell-content-change table:id="ct3260">
          <table:cell-address table:column="9" table:row="1" table:table="2"/>
          <office:change-info>
            <dc:creator> </dc:creator>
            <dc:date>2022-07-22T18:32:05.496254421</dc:date>
          </office:change-info>
          <table:previous>
            <table:change-track-table-cell/>
          </table:previous>
        </table:cell-content-change>
        <table:cell-content-change table:id="ct3261">
          <table:cell-address table:column="9" table:row="2" table:table="2"/>
          <office:change-info>
            <dc:creator> </dc:creator>
            <dc:date>2022-07-22T18:32:05.496376576</dc:date>
          </office:change-info>
          <table:previous>
            <table:change-track-table-cell/>
          </table:previous>
        </table:cell-content-change>
        <table:cell-content-change table:id="ct3262">
          <table:cell-address table:column="9" table:row="3" table:table="2"/>
          <office:change-info>
            <dc:creator> </dc:creator>
            <dc:date>2022-07-22T18:32:05.496418282</dc:date>
          </office:change-info>
          <table:previous>
            <table:change-track-table-cell/>
          </table:previous>
        </table:cell-content-change>
        <table:cell-content-change table:id="ct3263">
          <table:cell-address table:column="9" table:row="4" table:table="2"/>
          <office:change-info>
            <dc:creator> </dc:creator>
            <dc:date>2022-07-22T18:32:05.496451856</dc:date>
          </office:change-info>
          <table:previous>
            <table:change-track-table-cell/>
          </table:previous>
        </table:cell-content-change>
        <table:cell-content-change table:id="ct3264">
          <table:cell-address table:column="9" table:row="5" table:table="2"/>
          <office:change-info>
            <dc:creator> </dc:creator>
            <dc:date>2022-07-22T18:32:05.496478927</dc:date>
          </office:change-info>
          <table:previous>
            <table:change-track-table-cell/>
          </table:previous>
        </table:cell-content-change>
        <table:cell-content-change table:id="ct3265">
          <table:cell-address table:column="9" table:row="6" table:table="2"/>
          <office:change-info>
            <dc:creator> </dc:creator>
            <dc:date>2022-07-22T18:32:05.496554030</dc:date>
          </office:change-info>
          <table:previous>
            <table:change-track-table-cell/>
          </table:previous>
        </table:cell-content-change>
        <table:cell-content-change table:id="ct3266">
          <table:cell-address table:column="9" table:row="7" table:table="2"/>
          <office:change-info>
            <dc:creator> </dc:creator>
            <dc:date>2022-07-22T18:32:05.496588386</dc:date>
          </office:change-info>
          <table:previous>
            <table:change-track-table-cell/>
          </table:previous>
        </table:cell-content-change>
        <table:cell-content-change table:id="ct3267">
          <table:cell-address table:column="9" table:row="8" table:table="2"/>
          <office:change-info>
            <dc:creator> </dc:creator>
            <dc:date>2022-07-22T18:32:05.496617305</dc:date>
          </office:change-info>
          <table:previous>
            <table:change-track-table-cell/>
          </table:previous>
        </table:cell-content-change>
        <table:cell-content-change table:id="ct3268">
          <table:cell-address table:column="9" table:row="9" table:table="2"/>
          <office:change-info>
            <dc:creator> </dc:creator>
            <dc:date>2022-07-22T18:32:05.496645540</dc:date>
          </office:change-info>
          <table:previous>
            <table:change-track-table-cell/>
          </table:previous>
        </table:cell-content-change>
        <table:cell-content-change table:id="ct3269">
          <table:cell-address table:column="9" table:row="10" table:table="2"/>
          <office:change-info>
            <dc:creator> </dc:creator>
            <dc:date>2022-07-22T18:32:05.496673496</dc:date>
          </office:change-info>
          <table:previous>
            <table:change-track-table-cell/>
          </table:previous>
        </table:cell-content-change>
        <table:cell-content-change table:id="ct3270">
          <table:cell-address table:column="9" table:row="11" table:table="2"/>
          <office:change-info>
            <dc:creator> </dc:creator>
            <dc:date>2022-07-22T18:32:05.496700968</dc:date>
          </office:change-info>
          <table:previous>
            <table:change-track-table-cell/>
          </table:previous>
        </table:cell-content-change>
        <table:cell-content-change table:id="ct3271">
          <table:cell-address table:column="9" table:row="12" table:table="2"/>
          <office:change-info>
            <dc:creator> </dc:creator>
            <dc:date>2022-07-22T18:32:05.496729002</dc:date>
          </office:change-info>
          <table:previous>
            <table:change-track-table-cell/>
          </table:previous>
        </table:cell-content-change>
        <table:cell-content-change table:id="ct3272">
          <table:cell-address table:column="9" table:row="13" table:table="2"/>
          <office:change-info>
            <dc:creator> </dc:creator>
            <dc:date>2022-07-22T18:32:05.496756842</dc:date>
          </office:change-info>
          <table:previous>
            <table:change-track-table-cell/>
          </table:previous>
        </table:cell-content-change>
        <table:cell-content-change table:id="ct3273">
          <table:cell-address table:column="9" table:row="14" table:table="2"/>
          <office:change-info>
            <dc:creator> </dc:creator>
            <dc:date>2022-07-22T18:32:05.496784470</dc:date>
          </office:change-info>
          <table:previous>
            <table:change-track-table-cell/>
          </table:previous>
        </table:cell-content-change>
        <table:cell-content-change table:id="ct3274">
          <table:cell-address table:column="9" table:row="15" table:table="2"/>
          <office:change-info>
            <dc:creator> </dc:creator>
            <dc:date>2022-07-22T18:32:05.496812320</dc:date>
          </office:change-info>
          <table:previous>
            <table:change-track-table-cell/>
          </table:previous>
        </table:cell-content-change>
        <table:cell-content-change table:id="ct3275">
          <table:cell-address table:column="9" table:row="16" table:table="2"/>
          <office:change-info>
            <dc:creator> </dc:creator>
            <dc:date>2022-07-22T18:32:05.496839952</dc:date>
          </office:change-info>
          <table:previous>
            <table:change-track-table-cell/>
          </table:previous>
        </table:cell-content-change>
        <table:cell-content-change table:id="ct3276">
          <table:cell-address table:column="9" table:row="17" table:table="2"/>
          <office:change-info>
            <dc:creator> </dc:creator>
            <dc:date>2022-07-22T18:32:05.496867558</dc:date>
          </office:change-info>
          <table:previous>
            <table:change-track-table-cell/>
          </table:previous>
        </table:cell-content-change>
        <table:cell-content-change table:id="ct3277">
          <table:cell-address table:column="9" table:row="18" table:table="2"/>
          <office:change-info>
            <dc:creator> </dc:creator>
            <dc:date>2022-07-22T18:32:05.496894912</dc:date>
          </office:change-info>
          <table:previous>
            <table:change-track-table-cell/>
          </table:previous>
        </table:cell-content-change>
        <table:cell-content-change table:id="ct3278">
          <table:cell-address table:column="9" table:row="19" table:table="2"/>
          <office:change-info>
            <dc:creator> </dc:creator>
            <dc:date>2022-07-22T18:32:05.496922491</dc:date>
          </office:change-info>
          <table:previous>
            <table:change-track-table-cell/>
          </table:previous>
        </table:cell-content-change>
        <table:cell-content-change table:id="ct3279">
          <table:cell-address table:column="9" table:row="20" table:table="2"/>
          <office:change-info>
            <dc:creator> </dc:creator>
            <dc:date>2022-07-22T18:32:05.496950056</dc:date>
          </office:change-info>
          <table:previous>
            <table:change-track-table-cell/>
          </table:previous>
        </table:cell-content-change>
        <table:cell-content-change table:id="ct3280">
          <table:cell-address table:column="9" table:row="21" table:table="2"/>
          <office:change-info>
            <dc:creator> </dc:creator>
            <dc:date>2022-07-22T18:32:05.496977756</dc:date>
          </office:change-info>
          <table:previous>
            <table:change-track-table-cell/>
          </table:previous>
        </table:cell-content-change>
        <table:cell-content-change table:id="ct3281">
          <table:cell-address table:column="9" table:row="22" table:table="2"/>
          <office:change-info>
            <dc:creator> </dc:creator>
            <dc:date>2022-07-22T18:32:05.497005583</dc:date>
          </office:change-info>
          <table:previous>
            <table:change-track-table-cell/>
          </table:previous>
        </table:cell-content-change>
        <table:cell-content-change table:id="ct3282">
          <table:cell-address table:column="9" table:row="23" table:table="2"/>
          <office:change-info>
            <dc:creator> </dc:creator>
            <dc:date>2022-07-22T18:32:05.497051506</dc:date>
          </office:change-info>
          <table:previous>
            <table:change-track-table-cell/>
          </table:previous>
        </table:cell-content-change>
        <table:cell-content-change table:id="ct3283">
          <table:cell-address table:column="9" table:row="24" table:table="2"/>
          <office:change-info>
            <dc:creator> </dc:creator>
            <dc:date>2022-07-22T18:32:05.497082582</dc:date>
          </office:change-info>
          <table:previous>
            <table:change-track-table-cell/>
          </table:previous>
        </table:cell-content-change>
        <table:cell-content-change table:id="ct3284">
          <table:cell-address table:column="9" table:row="25" table:table="2"/>
          <office:change-info>
            <dc:creator> </dc:creator>
            <dc:date>2022-07-22T18:32:05.497114172</dc:date>
          </office:change-info>
          <table:previous>
            <table:change-track-table-cell/>
          </table:previous>
        </table:cell-content-change>
        <table:cell-content-change table:id="ct3285">
          <table:cell-address table:column="9" table:row="26" table:table="2"/>
          <office:change-info>
            <dc:creator> </dc:creator>
            <dc:date>2022-07-22T18:32:05.497158316</dc:date>
          </office:change-info>
          <table:previous>
            <table:change-track-table-cell/>
          </table:previous>
        </table:cell-content-change>
        <table:cell-content-change table:id="ct3286">
          <table:cell-address table:column="9" table:row="27" table:table="2"/>
          <office:change-info>
            <dc:creator> </dc:creator>
            <dc:date>2022-07-22T18:32:05.497206963</dc:date>
          </office:change-info>
          <table:previous>
            <table:change-track-table-cell/>
          </table:previous>
        </table:cell-content-change>
        <table:cell-content-change table:id="ct3287">
          <table:cell-address table:column="9" table:row="28" table:table="2"/>
          <office:change-info>
            <dc:creator> </dc:creator>
            <dc:date>2022-07-22T18:32:05.497250828</dc:date>
          </office:change-info>
          <table:previous>
            <table:change-track-table-cell/>
          </table:previous>
        </table:cell-content-change>
        <table:cell-content-change table:id="ct3288">
          <table:cell-address table:column="9" table:row="29" table:table="2"/>
          <office:change-info>
            <dc:creator> </dc:creator>
            <dc:date>2022-07-22T18:32:05.497278569</dc:date>
          </office:change-info>
          <table:previous>
            <table:change-track-table-cell/>
          </table:previous>
        </table:cell-content-change>
        <table:cell-content-change table:id="ct3289">
          <table:cell-address table:column="9" table:row="30" table:table="2"/>
          <office:change-info>
            <dc:creator> </dc:creator>
            <dc:date>2022-07-22T18:32:05.497306287</dc:date>
          </office:change-info>
          <table:previous>
            <table:change-track-table-cell/>
          </table:previous>
        </table:cell-content-change>
        <table:cell-content-change table:id="ct3290">
          <table:cell-address table:column="9" table:row="31" table:table="2"/>
          <office:change-info>
            <dc:creator> </dc:creator>
            <dc:date>2022-07-22T18:32:05.497334436</dc:date>
          </office:change-info>
          <table:previous>
            <table:change-track-table-cell/>
          </table:previous>
        </table:cell-content-change>
        <table:cell-content-change table:id="ct3291">
          <table:cell-address table:column="9" table:row="32" table:table="2"/>
          <office:change-info>
            <dc:creator> </dc:creator>
            <dc:date>2022-07-22T18:32:05.497361980</dc:date>
          </office:change-info>
          <table:previous>
            <table:change-track-table-cell/>
          </table:previous>
        </table:cell-content-change>
        <table:cell-content-change table:id="ct3292">
          <table:cell-address table:column="9" table:row="33" table:table="2"/>
          <office:change-info>
            <dc:creator> </dc:creator>
            <dc:date>2022-07-22T18:32:05.497389610</dc:date>
          </office:change-info>
          <table:previous>
            <table:change-track-table-cell/>
          </table:previous>
        </table:cell-content-change>
        <table:cell-content-change table:id="ct3293">
          <table:cell-address table:column="9" table:row="34" table:table="2"/>
          <office:change-info>
            <dc:creator> </dc:creator>
            <dc:date>2022-07-22T18:32:05.497417420</dc:date>
          </office:change-info>
          <table:previous>
            <table:change-track-table-cell/>
          </table:previous>
        </table:cell-content-change>
        <table:cell-content-change table:id="ct3294">
          <table:cell-address table:column="9" table:row="35" table:table="2"/>
          <office:change-info>
            <dc:creator> </dc:creator>
            <dc:date>2022-07-22T18:32:05.497445305</dc:date>
          </office:change-info>
          <table:previous>
            <table:change-track-table-cell/>
          </table:previous>
        </table:cell-content-change>
        <table:cell-content-change table:id="ct3295">
          <table:cell-address table:column="9" table:row="36" table:table="2"/>
          <office:change-info>
            <dc:creator> </dc:creator>
            <dc:date>2022-07-22T18:32:05.497472920</dc:date>
          </office:change-info>
          <table:previous>
            <table:change-track-table-cell/>
          </table:previous>
        </table:cell-content-change>
        <table:cell-content-change table:id="ct3296">
          <table:cell-address table:column="9" table:row="37" table:table="2"/>
          <office:change-info>
            <dc:creator> </dc:creator>
            <dc:date>2022-07-22T18:32:05.497500587</dc:date>
          </office:change-info>
          <table:previous>
            <table:change-track-table-cell/>
          </table:previous>
        </table:cell-content-change>
        <table:cell-content-change table:id="ct3297">
          <table:cell-address table:column="9" table:row="38" table:table="2"/>
          <office:change-info>
            <dc:creator> </dc:creator>
            <dc:date>2022-07-22T18:32:05.497528132</dc:date>
          </office:change-info>
          <table:previous>
            <table:change-track-table-cell/>
          </table:previous>
        </table:cell-content-change>
        <table:cell-content-change table:id="ct3298">
          <table:cell-address table:column="9" table:row="39" table:table="2"/>
          <office:change-info>
            <dc:creator> </dc:creator>
            <dc:date>2022-07-22T18:32:05.497555737</dc:date>
          </office:change-info>
          <table:previous>
            <table:change-track-table-cell/>
          </table:previous>
        </table:cell-content-change>
        <table:cell-content-change table:id="ct3299">
          <table:cell-address table:column="9" table:row="40" table:table="2"/>
          <office:change-info>
            <dc:creator> </dc:creator>
            <dc:date>2022-07-22T18:32:05.497583466</dc:date>
          </office:change-info>
          <table:previous>
            <table:change-track-table-cell/>
          </table:previous>
        </table:cell-content-change>
        <table:cell-content-change table:id="ct3300">
          <table:cell-address table:column="9" table:row="41" table:table="2"/>
          <office:change-info>
            <dc:creator> </dc:creator>
            <dc:date>2022-07-22T18:32:05.497611241</dc:date>
          </office:change-info>
          <table:previous>
            <table:change-track-table-cell/>
          </table:previous>
        </table:cell-content-change>
        <table:cell-content-change table:id="ct3301">
          <table:cell-address table:column="9" table:row="42" table:table="2"/>
          <office:change-info>
            <dc:creator> </dc:creator>
            <dc:date>2022-07-22T18:32:05.497638921</dc:date>
          </office:change-info>
          <table:previous>
            <table:change-track-table-cell/>
          </table:previous>
        </table:cell-content-change>
        <table:cell-content-change table:id="ct3302">
          <table:cell-address table:column="9" table:row="43" table:table="2"/>
          <office:change-info>
            <dc:creator> </dc:creator>
            <dc:date>2022-07-22T18:32:05.497666772</dc:date>
          </office:change-info>
          <table:previous>
            <table:change-track-table-cell/>
          </table:previous>
        </table:cell-content-change>
        <table:cell-content-change table:id="ct3303">
          <table:cell-address table:column="9" table:row="44" table:table="2"/>
          <office:change-info>
            <dc:creator> </dc:creator>
            <dc:date>2022-07-22T18:32:05.497720042</dc:date>
          </office:change-info>
          <table:previous>
            <table:change-track-table-cell/>
          </table:previous>
        </table:cell-content-change>
        <table:cell-content-change table:id="ct3304">
          <table:cell-address table:column="9" table:row="45" table:table="2"/>
          <office:change-info>
            <dc:creator> </dc:creator>
            <dc:date>2022-07-22T18:32:05.497751581</dc:date>
          </office:change-info>
          <table:previous>
            <table:change-track-table-cell/>
          </table:previous>
        </table:cell-content-change>
        <table:cell-content-change table:id="ct3305">
          <table:cell-address table:column="9" table:row="46" table:table="2"/>
          <office:change-info>
            <dc:creator> </dc:creator>
            <dc:date>2022-07-22T18:32:05.497794439</dc:date>
          </office:change-info>
          <table:previous>
            <table:change-track-table-cell/>
          </table:previous>
        </table:cell-content-change>
        <table:cell-content-change table:id="ct3306">
          <table:cell-address table:column="9" table:row="47" table:table="2"/>
          <office:change-info>
            <dc:creator> </dc:creator>
            <dc:date>2022-07-22T18:32:05.497822475</dc:date>
          </office:change-info>
          <table:previous>
            <table:change-track-table-cell/>
          </table:previous>
        </table:cell-content-change>
        <table:cell-content-change table:id="ct3307">
          <table:cell-address table:column="9" table:row="48" table:table="2"/>
          <office:change-info>
            <dc:creator> </dc:creator>
            <dc:date>2022-07-22T18:32:05.497850102</dc:date>
          </office:change-info>
          <table:previous>
            <table:change-track-table-cell/>
          </table:previous>
        </table:cell-content-change>
        <table:cell-content-change table:id="ct3308">
          <table:cell-address table:column="9" table:row="49" table:table="2"/>
          <office:change-info>
            <dc:creator> </dc:creator>
            <dc:date>2022-07-22T18:32:05.497877890</dc:date>
          </office:change-info>
          <table:previous>
            <table:change-track-table-cell/>
          </table:previous>
        </table:cell-content-change>
        <table:cell-content-change table:id="ct3309">
          <table:cell-address table:column="9" table:row="50" table:table="2"/>
          <office:change-info>
            <dc:creator> </dc:creator>
            <dc:date>2022-07-22T18:32:05.497905451</dc:date>
          </office:change-info>
          <table:previous>
            <table:change-track-table-cell/>
          </table:previous>
        </table:cell-content-change>
        <table:cell-content-change table:id="ct3310">
          <table:cell-address table:column="9" table:row="51" table:table="2"/>
          <office:change-info>
            <dc:creator> </dc:creator>
            <dc:date>2022-07-22T18:32:05.497933184</dc:date>
          </office:change-info>
          <table:previous>
            <table:change-track-table-cell/>
          </table:previous>
        </table:cell-content-change>
        <table:cell-content-change table:id="ct3311">
          <table:cell-address table:column="9" table:row="52" table:table="2"/>
          <office:change-info>
            <dc:creator> </dc:creator>
            <dc:date>2022-07-22T18:32:05.497960911</dc:date>
          </office:change-info>
          <table:previous>
            <table:change-track-table-cell/>
          </table:previous>
        </table:cell-content-change>
        <table:cell-content-change table:id="ct3312">
          <table:cell-address table:column="9" table:row="53" table:table="2"/>
          <office:change-info>
            <dc:creator> </dc:creator>
            <dc:date>2022-07-22T18:32:05.497988721</dc:date>
          </office:change-info>
          <table:previous>
            <table:change-track-table-cell/>
          </table:previous>
        </table:cell-content-change>
        <table:cell-content-change table:id="ct3313">
          <table:cell-address table:column="9" table:row="54" table:table="2"/>
          <office:change-info>
            <dc:creator> </dc:creator>
            <dc:date>2022-07-22T18:32:05.498016467</dc:date>
          </office:change-info>
          <table:previous>
            <table:change-track-table-cell/>
          </table:previous>
        </table:cell-content-change>
        <table:cell-content-change table:id="ct3314">
          <table:cell-address table:column="9" table:row="55" table:table="2"/>
          <office:change-info>
            <dc:creator> </dc:creator>
            <dc:date>2022-07-22T18:32:05.498044357</dc:date>
          </office:change-info>
          <table:previous>
            <table:change-track-table-cell/>
          </table:previous>
        </table:cell-content-change>
        <table:cell-content-change table:id="ct3315">
          <table:cell-address table:column="9" table:row="56" table:table="2"/>
          <office:change-info>
            <dc:creator> </dc:creator>
            <dc:date>2022-07-22T18:32:05.498072169</dc:date>
          </office:change-info>
          <table:previous>
            <table:change-track-table-cell/>
          </table:previous>
        </table:cell-content-change>
        <table:cell-content-change table:id="ct3316">
          <table:cell-address table:column="9" table:row="57" table:table="2"/>
          <office:change-info>
            <dc:creator> </dc:creator>
            <dc:date>2022-07-22T18:32:05.498099995</dc:date>
          </office:change-info>
          <table:previous>
            <table:change-track-table-cell/>
          </table:previous>
        </table:cell-content-change>
        <table:cell-content-change table:id="ct3317">
          <table:cell-address table:column="9" table:row="58" table:table="2"/>
          <office:change-info>
            <dc:creator> </dc:creator>
            <dc:date>2022-07-22T18:32:05.498127838</dc:date>
          </office:change-info>
          <table:previous>
            <table:change-track-table-cell/>
          </table:previous>
        </table:cell-content-change>
        <table:cell-content-change table:id="ct3318">
          <table:cell-address table:column="9" table:row="59" table:table="2"/>
          <office:change-info>
            <dc:creator> </dc:creator>
            <dc:date>2022-07-22T18:32:05.498155827</dc:date>
          </office:change-info>
          <table:previous>
            <table:change-track-table-cell/>
          </table:previous>
        </table:cell-content-change>
        <table:cell-content-change table:id="ct3319">
          <table:cell-address table:column="9" table:row="60" table:table="2"/>
          <office:change-info>
            <dc:creator> </dc:creator>
            <dc:date>2022-07-22T18:32:05.498183899</dc:date>
          </office:change-info>
          <table:previous>
            <table:change-track-table-cell/>
          </table:previous>
        </table:cell-content-change>
        <table:cell-content-change table:id="ct3320">
          <table:cell-address table:column="9" table:row="61" table:table="2"/>
          <office:change-info>
            <dc:creator> </dc:creator>
            <dc:date>2022-07-22T18:32:05.498211872</dc:date>
          </office:change-info>
          <table:previous>
            <table:change-track-table-cell/>
          </table:previous>
        </table:cell-content-change>
        <table:cell-content-change table:id="ct3321">
          <table:cell-address table:column="9" table:row="62" table:table="2"/>
          <office:change-info>
            <dc:creator> </dc:creator>
            <dc:date>2022-07-22T18:32:05.498239741</dc:date>
          </office:change-info>
          <table:previous>
            <table:change-track-table-cell/>
          </table:previous>
        </table:cell-content-change>
        <table:cell-content-change table:id="ct3322">
          <table:cell-address table:column="9" table:row="63" table:table="2"/>
          <office:change-info>
            <dc:creator> </dc:creator>
            <dc:date>2022-07-22T18:32:05.498267891</dc:date>
          </office:change-info>
          <table:previous>
            <table:change-track-table-cell/>
          </table:previous>
        </table:cell-content-change>
        <table:cell-content-change table:id="ct3323">
          <table:cell-address table:column="9" table:row="64" table:table="2"/>
          <office:change-info>
            <dc:creator> </dc:creator>
            <dc:date>2022-07-22T18:32:05.498295784</dc:date>
          </office:change-info>
          <table:previous>
            <table:change-track-table-cell/>
          </table:previous>
        </table:cell-content-change>
        <table:cell-content-change table:id="ct3324">
          <table:cell-address table:column="9" table:row="65" table:table="2"/>
          <office:change-info>
            <dc:creator> </dc:creator>
            <dc:date>2022-07-22T18:32:05.498323599</dc:date>
          </office:change-info>
          <table:previous>
            <table:change-track-table-cell/>
          </table:previous>
        </table:cell-content-change>
        <table:cell-content-change table:id="ct3325">
          <table:cell-address table:column="9" table:row="66" table:table="2"/>
          <office:change-info>
            <dc:creator> </dc:creator>
            <dc:date>2022-07-22T18:32:05.498351358</dc:date>
          </office:change-info>
          <table:previous>
            <table:change-track-table-cell/>
          </table:previous>
        </table:cell-content-change>
        <table:cell-content-change table:id="ct3326">
          <table:cell-address table:column="9" table:row="67" table:table="2"/>
          <office:change-info>
            <dc:creator> </dc:creator>
            <dc:date>2022-07-22T18:32:05.498379590</dc:date>
          </office:change-info>
          <table:previous>
            <table:change-track-table-cell/>
          </table:previous>
        </table:cell-content-change>
        <table:cell-content-change table:id="ct3327">
          <table:cell-address table:column="9" table:row="68" table:table="2"/>
          <office:change-info>
            <dc:creator> </dc:creator>
            <dc:date>2022-07-22T18:32:05.498407589</dc:date>
          </office:change-info>
          <table:previous>
            <table:change-track-table-cell/>
          </table:previous>
        </table:cell-content-change>
        <table:cell-content-change table:id="ct3328">
          <table:cell-address table:column="9" table:row="69" table:table="2"/>
          <office:change-info>
            <dc:creator> </dc:creator>
            <dc:date>2022-07-22T18:32:05.498435606</dc:date>
          </office:change-info>
          <table:previous>
            <table:change-track-table-cell/>
          </table:previous>
        </table:cell-content-change>
        <table:cell-content-change table:id="ct3329">
          <table:cell-address table:column="9" table:row="70" table:table="2"/>
          <office:change-info>
            <dc:creator> </dc:creator>
            <dc:date>2022-07-22T18:32:05.498463459</dc:date>
          </office:change-info>
          <table:previous>
            <table:change-track-table-cell/>
          </table:previous>
        </table:cell-content-change>
        <table:cell-content-change table:id="ct3330">
          <table:cell-address table:column="9" table:row="71" table:table="2"/>
          <office:change-info>
            <dc:creator> </dc:creator>
            <dc:date>2022-07-22T18:32:05.498491434</dc:date>
          </office:change-info>
          <table:previous>
            <table:change-track-table-cell/>
          </table:previous>
        </table:cell-content-change>
        <table:cell-content-change table:id="ct3331">
          <table:cell-address table:column="9" table:row="72" table:table="2"/>
          <office:change-info>
            <dc:creator> </dc:creator>
            <dc:date>2022-07-22T18:32:05.498519486</dc:date>
          </office:change-info>
          <table:previous>
            <table:change-track-table-cell/>
          </table:previous>
        </table:cell-content-change>
        <table:cell-content-change table:id="ct3332">
          <table:cell-address table:column="9" table:row="73" table:table="2"/>
          <office:change-info>
            <dc:creator> </dc:creator>
            <dc:date>2022-07-22T18:32:05.498547573</dc:date>
          </office:change-info>
          <table:previous>
            <table:change-track-table-cell/>
          </table:previous>
        </table:cell-content-change>
        <table:cell-content-change table:id="ct3333">
          <table:cell-address table:column="9" table:row="74" table:table="2"/>
          <office:change-info>
            <dc:creator> </dc:creator>
            <dc:date>2022-07-22T18:32:05.498575606</dc:date>
          </office:change-info>
          <table:previous>
            <table:change-track-table-cell/>
          </table:previous>
        </table:cell-content-change>
        <table:cell-content-change table:id="ct3334">
          <table:cell-address table:column="9" table:row="75" table:table="2"/>
          <office:change-info>
            <dc:creator> </dc:creator>
            <dc:date>2022-07-22T18:32:05.498603672</dc:date>
          </office:change-info>
          <table:previous>
            <table:change-track-table-cell/>
          </table:previous>
        </table:cell-content-change>
        <table:cell-content-change table:id="ct3335">
          <table:cell-address table:column="9" table:row="76" table:table="2"/>
          <office:change-info>
            <dc:creator> </dc:creator>
            <dc:date>2022-07-22T18:32:05.498631944</dc:date>
          </office:change-info>
          <table:previous>
            <table:change-track-table-cell/>
          </table:previous>
        </table:cell-content-change>
        <table:cell-content-change table:id="ct3336">
          <table:cell-address table:column="9" table:row="77" table:table="2"/>
          <office:change-info>
            <dc:creator> </dc:creator>
            <dc:date>2022-07-22T18:32:05.498659996</dc:date>
          </office:change-info>
          <table:previous>
            <table:change-track-table-cell/>
          </table:previous>
        </table:cell-content-change>
        <table:cell-content-change table:id="ct3337">
          <table:cell-address table:column="9" table:row="78" table:table="2"/>
          <office:change-info>
            <dc:creator> </dc:creator>
            <dc:date>2022-07-22T18:32:05.498687971</dc:date>
          </office:change-info>
          <table:previous>
            <table:change-track-table-cell/>
          </table:previous>
        </table:cell-content-change>
        <table:cell-content-change table:id="ct3338">
          <table:cell-address table:column="9" table:row="79" table:table="2"/>
          <office:change-info>
            <dc:creator> </dc:creator>
            <dc:date>2022-07-22T18:32:05.498716226</dc:date>
          </office:change-info>
          <table:previous>
            <table:change-track-table-cell/>
          </table:previous>
        </table:cell-content-change>
        <table:cell-content-change table:id="ct3339">
          <table:cell-address table:column="9" table:row="80" table:table="2"/>
          <office:change-info>
            <dc:creator> </dc:creator>
            <dc:date>2022-07-22T18:32:05.498744181</dc:date>
          </office:change-info>
          <table:previous>
            <table:change-track-table-cell/>
          </table:previous>
        </table:cell-content-change>
        <table:cell-content-change table:id="ct3340">
          <table:cell-address table:column="9" table:row="81" table:table="2"/>
          <office:change-info>
            <dc:creator> </dc:creator>
            <dc:date>2022-07-22T18:32:05.498772312</dc:date>
          </office:change-info>
          <table:previous>
            <table:change-track-table-cell/>
          </table:previous>
        </table:cell-content-change>
        <table:cell-content-change table:id="ct3341">
          <table:cell-address table:column="9" table:row="82" table:table="2"/>
          <office:change-info>
            <dc:creator> </dc:creator>
            <dc:date>2022-07-22T18:32:05.498800268</dc:date>
          </office:change-info>
          <table:previous>
            <table:change-track-table-cell/>
          </table:previous>
        </table:cell-content-change>
        <table:cell-content-change table:id="ct3342">
          <table:cell-address table:column="9" table:row="83" table:table="2"/>
          <office:change-info>
            <dc:creator> </dc:creator>
            <dc:date>2022-07-22T18:32:05.498828712</dc:date>
          </office:change-info>
          <table:previous>
            <table:change-track-table-cell/>
          </table:previous>
        </table:cell-content-change>
        <table:cell-content-change table:id="ct3343">
          <table:cell-address table:column="9" table:row="84" table:table="2"/>
          <office:change-info>
            <dc:creator> </dc:creator>
            <dc:date>2022-07-22T18:32:05.498857126</dc:date>
          </office:change-info>
          <table:previous>
            <table:change-track-table-cell/>
          </table:previous>
        </table:cell-content-change>
        <table:cell-content-change table:id="ct3344">
          <table:cell-address table:column="9" table:row="85" table:table="2"/>
          <office:change-info>
            <dc:creator> </dc:creator>
            <dc:date>2022-07-22T18:32:05.498885339</dc:date>
          </office:change-info>
          <table:previous>
            <table:change-track-table-cell/>
          </table:previous>
        </table:cell-content-change>
        <table:cell-content-change table:id="ct3345">
          <table:cell-address table:column="9" table:row="86" table:table="2"/>
          <office:change-info>
            <dc:creator> </dc:creator>
            <dc:date>2022-07-22T18:32:05.498913511</dc:date>
          </office:change-info>
          <table:previous>
            <table:change-track-table-cell/>
          </table:previous>
        </table:cell-content-change>
        <table:cell-content-change table:id="ct3346">
          <table:cell-address table:column="9" table:row="87" table:table="2"/>
          <office:change-info>
            <dc:creator> </dc:creator>
            <dc:date>2022-07-22T18:32:05.498941657</dc:date>
          </office:change-info>
          <table:previous>
            <table:change-track-table-cell/>
          </table:previous>
        </table:cell-content-change>
        <table:cell-content-change table:id="ct3347">
          <table:cell-address table:column="9" table:row="88" table:table="2"/>
          <office:change-info>
            <dc:creator> </dc:creator>
            <dc:date>2022-07-22T18:32:05.498969898</dc:date>
          </office:change-info>
          <table:previous>
            <table:change-track-table-cell/>
          </table:previous>
        </table:cell-content-change>
        <table:cell-content-change table:id="ct3348">
          <table:cell-address table:column="9" table:row="89" table:table="2"/>
          <office:change-info>
            <dc:creator> </dc:creator>
            <dc:date>2022-07-22T18:32:05.498998231</dc:date>
          </office:change-info>
          <table:previous>
            <table:change-track-table-cell/>
          </table:previous>
        </table:cell-content-change>
        <table:cell-content-change table:id="ct3349">
          <table:cell-address table:column="9" table:row="90" table:table="2"/>
          <office:change-info>
            <dc:creator> </dc:creator>
            <dc:date>2022-07-22T18:32:05.499026542</dc:date>
          </office:change-info>
          <table:previous>
            <table:change-track-table-cell/>
          </table:previous>
        </table:cell-content-change>
        <table:cell-content-change table:id="ct3350">
          <table:cell-address table:column="9" table:row="91" table:table="2"/>
          <office:change-info>
            <dc:creator> </dc:creator>
            <dc:date>2022-07-22T18:32:05.499054758</dc:date>
          </office:change-info>
          <table:previous>
            <table:change-track-table-cell/>
          </table:previous>
        </table:cell-content-change>
        <table:cell-content-change table:id="ct3351">
          <table:cell-address table:column="9" table:row="92" table:table="2"/>
          <office:change-info>
            <dc:creator> </dc:creator>
            <dc:date>2022-07-22T18:32:05.499083222</dc:date>
          </office:change-info>
          <table:previous>
            <table:change-track-table-cell/>
          </table:previous>
        </table:cell-content-change>
        <table:cell-content-change table:id="ct3352">
          <table:cell-address table:column="9" table:row="93" table:table="2"/>
          <office:change-info>
            <dc:creator> </dc:creator>
            <dc:date>2022-07-22T18:32:05.499111735</dc:date>
          </office:change-info>
          <table:previous>
            <table:change-track-table-cell/>
          </table:previous>
        </table:cell-content-change>
        <table:cell-content-change table:id="ct3353">
          <table:cell-address table:column="9" table:row="94" table:table="2"/>
          <office:change-info>
            <dc:creator> </dc:creator>
            <dc:date>2022-07-22T18:32:05.499140063</dc:date>
          </office:change-info>
          <table:previous>
            <table:change-track-table-cell/>
          </table:previous>
        </table:cell-content-change>
        <table:cell-content-change table:id="ct3354">
          <table:cell-address table:column="9" table:row="95" table:table="2"/>
          <office:change-info>
            <dc:creator> </dc:creator>
            <dc:date>2022-07-22T18:32:05.499168867</dc:date>
          </office:change-info>
          <table:previous>
            <table:change-track-table-cell/>
          </table:previous>
        </table:cell-content-change>
        <table:cell-content-change table:id="ct3355">
          <table:cell-address table:column="9" table:row="96" table:table="2"/>
          <office:change-info>
            <dc:creator> </dc:creator>
            <dc:date>2022-07-22T18:32:05.499197141</dc:date>
          </office:change-info>
          <table:previous>
            <table:change-track-table-cell/>
          </table:previous>
        </table:cell-content-change>
        <table:cell-content-change table:id="ct3356">
          <table:cell-address table:column="9" table:row="97" table:table="2"/>
          <office:change-info>
            <dc:creator> </dc:creator>
            <dc:date>2022-07-22T18:32:05.499225346</dc:date>
          </office:change-info>
          <table:previous>
            <table:change-track-table-cell/>
          </table:previous>
        </table:cell-content-change>
        <table:cell-content-change table:id="ct3357">
          <table:cell-address table:column="9" table:row="98" table:table="2"/>
          <office:change-info>
            <dc:creator> </dc:creator>
            <dc:date>2022-07-22T18:32:05.499253634</dc:date>
          </office:change-info>
          <table:previous>
            <table:change-track-table-cell/>
          </table:previous>
        </table:cell-content-change>
        <table:cell-content-change table:id="ct3358">
          <table:cell-address table:column="9" table:row="99" table:table="2"/>
          <office:change-info>
            <dc:creator> </dc:creator>
            <dc:date>2022-07-22T18:32:05.499282156</dc:date>
          </office:change-info>
          <table:previous>
            <table:change-track-table-cell/>
          </table:previous>
        </table:cell-content-change>
        <table:cell-content-change table:id="ct3359">
          <table:cell-address table:column="9" table:row="100" table:table="2"/>
          <office:change-info>
            <dc:creator> </dc:creator>
            <dc:date>2022-07-22T18:32:05.499310769</dc:date>
          </office:change-info>
          <table:previous>
            <table:change-track-table-cell/>
          </table:previous>
        </table:cell-content-change>
        <table:cell-content-change table:id="ct3360">
          <table:cell-address table:column="9" table:row="101" table:table="2"/>
          <office:change-info>
            <dc:creator> </dc:creator>
            <dc:date>2022-07-22T18:32:05.499339201</dc:date>
          </office:change-info>
          <table:previous>
            <table:change-track-table-cell/>
          </table:previous>
        </table:cell-content-change>
        <table:cell-content-change table:id="ct3361">
          <table:cell-address table:column="9" table:row="102" table:table="2"/>
          <office:change-info>
            <dc:creator> </dc:creator>
            <dc:date>2022-07-22T18:32:05.499367510</dc:date>
          </office:change-info>
          <table:previous>
            <table:change-track-table-cell/>
          </table:previous>
        </table:cell-content-change>
        <table:cell-content-change table:id="ct3362">
          <table:cell-address table:column="9" table:row="103" table:table="2"/>
          <office:change-info>
            <dc:creator> </dc:creator>
            <dc:date>2022-07-22T18:32:05.499395822</dc:date>
          </office:change-info>
          <table:previous>
            <table:change-track-table-cell/>
          </table:previous>
        </table:cell-content-change>
        <table:cell-content-change table:id="ct3363">
          <table:cell-address table:column="9" table:row="104" table:table="2"/>
          <office:change-info>
            <dc:creator> </dc:creator>
            <dc:date>2022-07-22T18:32:05.499424192</dc:date>
          </office:change-info>
          <table:previous>
            <table:change-track-table-cell/>
          </table:previous>
        </table:cell-content-change>
        <table:cell-content-change table:id="ct3364">
          <table:cell-address table:column="9" table:row="105" table:table="2"/>
          <office:change-info>
            <dc:creator> </dc:creator>
            <dc:date>2022-07-22T18:32:05.499452548</dc:date>
          </office:change-info>
          <table:previous>
            <table:change-track-table-cell/>
          </table:previous>
        </table:cell-content-change>
        <table:cell-content-change table:id="ct3365">
          <table:cell-address table:column="9" table:row="106" table:table="2"/>
          <office:change-info>
            <dc:creator> </dc:creator>
            <dc:date>2022-07-22T18:32:05.499481179</dc:date>
          </office:change-info>
          <table:previous>
            <table:change-track-table-cell/>
          </table:previous>
        </table:cell-content-change>
        <table:cell-content-change table:id="ct3366">
          <table:cell-address table:column="9" table:row="107" table:table="2"/>
          <office:change-info>
            <dc:creator> </dc:creator>
            <dc:date>2022-07-22T18:32:05.499509585</dc:date>
          </office:change-info>
          <table:previous>
            <table:change-track-table-cell/>
          </table:previous>
        </table:cell-content-change>
        <table:cell-content-change table:id="ct3367">
          <table:cell-address table:column="9" table:row="108" table:table="2"/>
          <office:change-info>
            <dc:creator> </dc:creator>
            <dc:date>2022-07-22T18:32:05.499538044</dc:date>
          </office:change-info>
          <table:previous>
            <table:change-track-table-cell/>
          </table:previous>
        </table:cell-content-change>
        <table:cell-content-change table:id="ct3368">
          <table:cell-address table:column="9" table:row="109" table:table="2"/>
          <office:change-info>
            <dc:creator> </dc:creator>
            <dc:date>2022-07-22T18:32:05.499566382</dc:date>
          </office:change-info>
          <table:previous>
            <table:change-track-table-cell/>
          </table:previous>
        </table:cell-content-change>
        <table:cell-content-change table:id="ct3369">
          <table:cell-address table:column="9" table:row="110" table:table="2"/>
          <office:change-info>
            <dc:creator> </dc:creator>
            <dc:date>2022-07-22T18:32:05.499594875</dc:date>
          </office:change-info>
          <table:previous>
            <table:change-track-table-cell/>
          </table:previous>
        </table:cell-content-change>
        <table:cell-content-change table:id="ct3370">
          <table:cell-address table:column="9" table:row="111" table:table="2"/>
          <office:change-info>
            <dc:creator> </dc:creator>
            <dc:date>2022-07-22T18:32:05.499623545</dc:date>
          </office:change-info>
          <table:previous>
            <table:change-track-table-cell/>
          </table:previous>
        </table:cell-content-change>
        <table:cell-content-change table:id="ct3371">
          <table:cell-address table:column="9" table:row="112" table:table="2"/>
          <office:change-info>
            <dc:creator> </dc:creator>
            <dc:date>2022-07-22T18:32:05.499651853</dc:date>
          </office:change-info>
          <table:previous>
            <table:change-track-table-cell/>
          </table:previous>
        </table:cell-content-change>
        <table:cell-content-change table:id="ct3372">
          <table:cell-address table:column="9" table:row="113" table:table="2"/>
          <office:change-info>
            <dc:creator> </dc:creator>
            <dc:date>2022-07-22T18:32:05.499680330</dc:date>
          </office:change-info>
          <table:previous>
            <table:change-track-table-cell/>
          </table:previous>
        </table:cell-content-change>
        <table:cell-content-change table:id="ct3373">
          <table:cell-address table:column="9" table:row="114" table:table="2"/>
          <office:change-info>
            <dc:creator> </dc:creator>
            <dc:date>2022-07-22T18:32:05.499708725</dc:date>
          </office:change-info>
          <table:previous>
            <table:change-track-table-cell/>
          </table:previous>
        </table:cell-content-change>
        <table:cell-content-change table:id="ct3374">
          <table:cell-address table:column="9" table:row="115" table:table="2"/>
          <office:change-info>
            <dc:creator> </dc:creator>
            <dc:date>2022-07-22T18:32:05.499737231</dc:date>
          </office:change-info>
          <table:previous>
            <table:change-track-table-cell/>
          </table:previous>
        </table:cell-content-change>
        <table:cell-content-change table:id="ct3375">
          <table:cell-address table:column="9" table:row="116" table:table="2"/>
          <office:change-info>
            <dc:creator> </dc:creator>
            <dc:date>2022-07-22T18:32:05.499765859</dc:date>
          </office:change-info>
          <table:previous>
            <table:change-track-table-cell/>
          </table:previous>
        </table:cell-content-change>
        <table:cell-content-change table:id="ct3376">
          <table:cell-address table:column="9" table:row="117" table:table="2"/>
          <office:change-info>
            <dc:creator> </dc:creator>
            <dc:date>2022-07-22T18:32:05.499794340</dc:date>
          </office:change-info>
          <table:previous>
            <table:change-track-table-cell/>
          </table:previous>
        </table:cell-content-change>
        <table:cell-content-change table:id="ct3377">
          <table:cell-address table:column="9" table:row="118" table:table="2"/>
          <office:change-info>
            <dc:creator> </dc:creator>
            <dc:date>2022-07-22T18:32:05.499822745</dc:date>
          </office:change-info>
          <table:previous>
            <table:change-track-table-cell/>
          </table:previous>
        </table:cell-content-change>
        <table:cell-content-change table:id="ct3378">
          <table:cell-address table:column="9" table:row="119" table:table="2"/>
          <office:change-info>
            <dc:creator> </dc:creator>
            <dc:date>2022-07-22T18:32:05.499851234</dc:date>
          </office:change-info>
          <table:previous>
            <table:change-track-table-cell/>
          </table:previous>
        </table:cell-content-change>
        <table:cell-content-change table:id="ct3379">
          <table:cell-address table:column="9" table:row="120" table:table="2"/>
          <office:change-info>
            <dc:creator> </dc:creator>
            <dc:date>2022-07-22T18:32:05.499879799</dc:date>
          </office:change-info>
          <table:previous>
            <table:change-track-table-cell/>
          </table:previous>
        </table:cell-content-change>
        <table:cell-content-change table:id="ct3380">
          <table:cell-address table:column="9" table:row="121" table:table="2"/>
          <office:change-info>
            <dc:creator> </dc:creator>
            <dc:date>2022-07-22T18:32:05.499908315</dc:date>
          </office:change-info>
          <table:previous>
            <table:change-track-table-cell/>
          </table:previous>
        </table:cell-content-change>
        <table:cell-content-change table:id="ct3381">
          <table:cell-address table:column="9" table:row="122" table:table="2"/>
          <office:change-info>
            <dc:creator> </dc:creator>
            <dc:date>2022-07-22T18:32:05.499936961</dc:date>
          </office:change-info>
          <table:previous>
            <table:change-track-table-cell/>
          </table:previous>
        </table:cell-content-change>
        <table:cell-content-change table:id="ct3382">
          <table:cell-address table:column="9" table:row="123" table:table="2"/>
          <office:change-info>
            <dc:creator> </dc:creator>
            <dc:date>2022-07-22T18:32:05.499965467</dc:date>
          </office:change-info>
          <table:previous>
            <table:change-track-table-cell/>
          </table:previous>
        </table:cell-content-change>
        <table:cell-content-change table:id="ct3383">
          <table:cell-address table:column="9" table:row="124" table:table="2"/>
          <office:change-info>
            <dc:creator> </dc:creator>
            <dc:date>2022-07-22T18:32:05.499994215</dc:date>
          </office:change-info>
          <table:previous>
            <table:change-track-table-cell/>
          </table:previous>
        </table:cell-content-change>
        <table:cell-content-change table:id="ct3384">
          <table:cell-address table:column="9" table:row="125" table:table="2"/>
          <office:change-info>
            <dc:creator> </dc:creator>
            <dc:date>2022-07-22T18:32:05.500022719</dc:date>
          </office:change-info>
          <table:previous>
            <table:change-track-table-cell/>
          </table:previous>
        </table:cell-content-change>
        <table:cell-content-change table:id="ct3385">
          <table:cell-address table:column="9" table:row="126" table:table="2"/>
          <office:change-info>
            <dc:creator> </dc:creator>
            <dc:date>2022-07-22T18:32:05.500051247</dc:date>
          </office:change-info>
          <table:previous>
            <table:change-track-table-cell/>
          </table:previous>
        </table:cell-content-change>
        <table:cell-content-change table:id="ct3386">
          <table:cell-address table:column="9" table:row="127" table:table="2"/>
          <office:change-info>
            <dc:creator> </dc:creator>
            <dc:date>2022-07-22T18:32:05.500079957</dc:date>
          </office:change-info>
          <table:previous>
            <table:change-track-table-cell/>
          </table:previous>
        </table:cell-content-change>
        <table:cell-content-change table:id="ct3387">
          <table:cell-address table:column="9" table:row="128" table:table="2"/>
          <office:change-info>
            <dc:creator> </dc:creator>
            <dc:date>2022-07-22T18:32:05.500108566</dc:date>
          </office:change-info>
          <table:previous>
            <table:change-track-table-cell/>
          </table:previous>
        </table:cell-content-change>
        <table:cell-content-change table:id="ct3388">
          <table:cell-address table:column="9" table:row="129" table:table="2"/>
          <office:change-info>
            <dc:creator> </dc:creator>
            <dc:date>2022-07-22T18:32:05.500137415</dc:date>
          </office:change-info>
          <table:previous>
            <table:change-track-table-cell/>
          </table:previous>
        </table:cell-content-change>
        <table:cell-content-change table:id="ct3389">
          <table:cell-address table:column="9" table:row="130" table:table="2"/>
          <office:change-info>
            <dc:creator> </dc:creator>
            <dc:date>2022-07-22T18:32:05.500178946</dc:date>
          </office:change-info>
          <table:previous>
            <table:change-track-table-cell/>
          </table:previous>
        </table:cell-content-change>
        <table:cell-content-change table:id="ct3390">
          <table:cell-address table:column="9" table:row="131" table:table="2"/>
          <office:change-info>
            <dc:creator> </dc:creator>
            <dc:date>2022-07-22T18:32:05.500193477</dc:date>
          </office:change-info>
          <table:previous>
            <table:change-track-table-cell/>
          </table:previous>
        </table:cell-content-change>
        <table:cell-content-change table:id="ct3391">
          <table:cell-address table:column="9" table:row="132" table:table="2"/>
          <office:change-info>
            <dc:creator> </dc:creator>
            <dc:date>2022-07-22T18:32:05.500204706</dc:date>
          </office:change-info>
          <table:previous>
            <table:change-track-table-cell/>
          </table:previous>
        </table:cell-content-change>
        <table:cell-content-change table:id="ct3392">
          <table:cell-address table:column="9" table:row="133" table:table="2"/>
          <office:change-info>
            <dc:creator> </dc:creator>
            <dc:date>2022-07-22T18:32:05.500215901</dc:date>
          </office:change-info>
          <table:previous>
            <table:change-track-table-cell/>
          </table:previous>
        </table:cell-content-change>
        <table:cell-content-change table:id="ct3393">
          <table:cell-address table:column="9" table:row="134" table:table="2"/>
          <office:change-info>
            <dc:creator> </dc:creator>
            <dc:date>2022-07-22T18:32:05.500227040</dc:date>
          </office:change-info>
          <table:previous>
            <table:change-track-table-cell/>
          </table:previous>
        </table:cell-content-change>
        <table:cell-content-change table:id="ct3394">
          <table:cell-address table:column="9" table:row="135" table:table="2"/>
          <office:change-info>
            <dc:creator> </dc:creator>
            <dc:date>2022-07-22T18:32:05.500238411</dc:date>
          </office:change-info>
          <table:previous>
            <table:change-track-table-cell/>
          </table:previous>
        </table:cell-content-change>
        <table:cell-content-change table:id="ct3395">
          <table:cell-address table:column="9" table:row="136" table:table="2"/>
          <office:change-info>
            <dc:creator> </dc:creator>
            <dc:date>2022-07-22T18:32:05.500249704</dc:date>
          </office:change-info>
          <table:previous>
            <table:change-track-table-cell/>
          </table:previous>
        </table:cell-content-change>
        <table:cell-content-change table:id="ct3396">
          <table:cell-address table:column="9" table:row="137" table:table="2"/>
          <office:change-info>
            <dc:creator> </dc:creator>
            <dc:date>2022-07-22T18:32:05.500260904</dc:date>
          </office:change-info>
          <table:previous>
            <table:change-track-table-cell/>
          </table:previous>
        </table:cell-content-change>
        <table:cell-content-change table:id="ct3397">
          <table:cell-address table:column="9" table:row="138" table:table="2"/>
          <office:change-info>
            <dc:creator> </dc:creator>
            <dc:date>2022-07-22T18:32:05.500272135</dc:date>
          </office:change-info>
          <table:previous>
            <table:change-track-table-cell/>
          </table:previous>
        </table:cell-content-change>
        <table:cell-content-change table:id="ct3398">
          <table:cell-address table:column="9" table:row="139" table:table="2"/>
          <office:change-info>
            <dc:creator> </dc:creator>
            <dc:date>2022-07-22T18:32:05.500283251</dc:date>
          </office:change-info>
          <table:previous>
            <table:change-track-table-cell/>
          </table:previous>
        </table:cell-content-change>
        <table:cell-content-change table:id="ct3399">
          <table:cell-address table:column="9" table:row="140" table:table="2"/>
          <office:change-info>
            <dc:creator> </dc:creator>
            <dc:date>2022-07-22T18:32:05.500294452</dc:date>
          </office:change-info>
          <table:previous>
            <table:change-track-table-cell/>
          </table:previous>
        </table:cell-content-change>
        <table:cell-content-change table:id="ct3400">
          <table:cell-address table:column="9" table:row="141" table:table="2"/>
          <office:change-info>
            <dc:creator> </dc:creator>
            <dc:date>2022-07-22T18:32:05.500305798</dc:date>
          </office:change-info>
          <table:previous>
            <table:change-track-table-cell/>
          </table:previous>
        </table:cell-content-change>
        <table:cell-content-change table:id="ct3401">
          <table:cell-address table:column="9" table:row="142" table:table="2"/>
          <office:change-info>
            <dc:creator> </dc:creator>
            <dc:date>2022-07-22T18:32:05.500317171</dc:date>
          </office:change-info>
          <table:previous>
            <table:change-track-table-cell/>
          </table:previous>
        </table:cell-content-change>
        <table:cell-content-change table:id="ct3402">
          <table:cell-address table:column="9" table:row="143" table:table="2"/>
          <office:change-info>
            <dc:creator> </dc:creator>
            <dc:date>2022-07-22T18:32:05.500328586</dc:date>
          </office:change-info>
          <table:previous>
            <table:change-track-table-cell/>
          </table:previous>
        </table:cell-content-change>
        <table:cell-content-change table:id="ct3403">
          <table:cell-address table:column="9" table:row="144" table:table="2"/>
          <office:change-info>
            <dc:creator> </dc:creator>
            <dc:date>2022-07-22T18:32:05.500340061</dc:date>
          </office:change-info>
          <table:previous>
            <table:change-track-table-cell/>
          </table:previous>
        </table:cell-content-change>
        <table:cell-content-change table:id="ct3404">
          <table:cell-address table:column="9" table:row="145" table:table="2"/>
          <office:change-info>
            <dc:creator> </dc:creator>
            <dc:date>2022-07-22T18:32:05.500351226</dc:date>
          </office:change-info>
          <table:previous>
            <table:change-track-table-cell/>
          </table:previous>
        </table:cell-content-change>
        <table:cell-content-change table:id="ct3405">
          <table:cell-address table:column="9" table:row="146" table:table="2"/>
          <office:change-info>
            <dc:creator> </dc:creator>
            <dc:date>2022-07-22T18:32:05.500362488</dc:date>
          </office:change-info>
          <table:previous>
            <table:change-track-table-cell/>
          </table:previous>
        </table:cell-content-change>
        <table:cell-content-change table:id="ct3406">
          <table:cell-address table:column="9" table:row="147" table:table="2"/>
          <office:change-info>
            <dc:creator> </dc:creator>
            <dc:date>2022-07-22T18:32:05.500373894</dc:date>
          </office:change-info>
          <table:previous>
            <table:change-track-table-cell/>
          </table:previous>
        </table:cell-content-change>
        <table:cell-content-change table:id="ct3407">
          <table:cell-address table:column="9" table:row="148" table:table="2"/>
          <office:change-info>
            <dc:creator> </dc:creator>
            <dc:date>2022-07-22T18:32:05.500385453</dc:date>
          </office:change-info>
          <table:previous>
            <table:change-track-table-cell/>
          </table:previous>
        </table:cell-content-change>
        <table:cell-content-change table:id="ct3408">
          <table:cell-address table:column="9" table:row="149" table:table="2"/>
          <office:change-info>
            <dc:creator> </dc:creator>
            <dc:date>2022-07-22T18:32:05.500396902</dc:date>
          </office:change-info>
          <table:previous>
            <table:change-track-table-cell/>
          </table:previous>
        </table:cell-content-change>
        <table:cell-content-change table:id="ct3409">
          <table:cell-address table:column="9" table:row="150" table:table="2"/>
          <office:change-info>
            <dc:creator> </dc:creator>
            <dc:date>2022-07-22T18:32:05.500408241</dc:date>
          </office:change-info>
          <table:previous>
            <table:change-track-table-cell/>
          </table:previous>
        </table:cell-content-change>
        <table:cell-content-change table:id="ct3410">
          <table:cell-address table:column="9" table:row="151" table:table="2"/>
          <office:change-info>
            <dc:creator> </dc:creator>
            <dc:date>2022-07-22T18:32:05.500419469</dc:date>
          </office:change-info>
          <table:previous>
            <table:change-track-table-cell/>
          </table:previous>
        </table:cell-content-change>
        <table:cell-content-change table:id="ct3411">
          <table:cell-address table:column="9" table:row="152" table:table="2"/>
          <office:change-info>
            <dc:creator> </dc:creator>
            <dc:date>2022-07-22T18:32:05.500430902</dc:date>
          </office:change-info>
          <table:previous>
            <table:change-track-table-cell/>
          </table:previous>
        </table:cell-content-change>
        <table:cell-content-change table:id="ct3412">
          <table:cell-address table:column="9" table:row="153" table:table="2"/>
          <office:change-info>
            <dc:creator> </dc:creator>
            <dc:date>2022-07-22T18:32:05.500442225</dc:date>
          </office:change-info>
          <table:previous>
            <table:change-track-table-cell/>
          </table:previous>
        </table:cell-content-change>
        <table:cell-content-change table:id="ct3413">
          <table:cell-address table:column="9" table:row="154" table:table="2"/>
          <office:change-info>
            <dc:creator> </dc:creator>
            <dc:date>2022-07-22T18:32:05.500453552</dc:date>
          </office:change-info>
          <table:previous>
            <table:change-track-table-cell/>
          </table:previous>
        </table:cell-content-change>
        <table:cell-content-change table:id="ct3414">
          <table:cell-address table:column="9" table:row="155" table:table="2"/>
          <office:change-info>
            <dc:creator> </dc:creator>
            <dc:date>2022-07-22T18:32:05.500464816</dc:date>
          </office:change-info>
          <table:previous>
            <table:change-track-table-cell/>
          </table:previous>
        </table:cell-content-change>
        <table:cell-content-change table:id="ct3415">
          <table:cell-address table:column="9" table:row="156" table:table="2"/>
          <office:change-info>
            <dc:creator> </dc:creator>
            <dc:date>2022-07-22T18:32:05.500476302</dc:date>
          </office:change-info>
          <table:previous>
            <table:change-track-table-cell/>
          </table:previous>
        </table:cell-content-change>
        <table:cell-content-change table:id="ct3416">
          <table:cell-address table:column="9" table:row="157" table:table="2"/>
          <office:change-info>
            <dc:creator> </dc:creator>
            <dc:date>2022-07-22T18:32:05.500487709</dc:date>
          </office:change-info>
          <table:previous>
            <table:change-track-table-cell/>
          </table:previous>
        </table:cell-content-change>
        <table:cell-content-change table:id="ct3417">
          <table:cell-address table:column="9" table:row="158" table:table="2"/>
          <office:change-info>
            <dc:creator> </dc:creator>
            <dc:date>2022-07-22T18:32:05.500517487</dc:date>
          </office:change-info>
          <table:previous>
            <table:change-track-table-cell/>
          </table:previous>
        </table:cell-content-change>
        <table:cell-content-change table:id="ct3418">
          <table:cell-address table:column="9" table:row="159" table:table="2"/>
          <office:change-info>
            <dc:creator> </dc:creator>
            <dc:date>2022-07-22T18:32:05.500530888</dc:date>
          </office:change-info>
          <table:previous>
            <table:change-track-table-cell/>
          </table:previous>
        </table:cell-content-change>
        <table:cell-content-change table:id="ct3419">
          <table:cell-address table:column="9" table:row="160" table:table="2"/>
          <office:change-info>
            <dc:creator> </dc:creator>
            <dc:date>2022-07-22T18:32:05.500543772</dc:date>
          </office:change-info>
          <table:previous>
            <table:change-track-table-cell/>
          </table:previous>
        </table:cell-content-change>
        <table:cell-content-change table:id="ct3420">
          <table:cell-address table:column="10" table:row="0" table:table="2"/>
          <office:change-info>
            <dc:creator> </dc:creator>
            <dc:date>2022-07-22T18:32:05.598319698</dc:date>
          </office:change-info>
          <table:previous>
            <table:change-track-table-cell/>
          </table:previous>
        </table:cell-content-change>
        <table:cell-content-change table:id="ct3421">
          <table:cell-address table:column="10" table:row="7" table:table="2"/>
          <office:change-info>
            <dc:creator> </dc:creator>
            <dc:date>2022-07-22T18:32:05.598521938</dc:date>
          </office:change-info>
          <table:previous>
            <table:change-track-table-cell/>
          </table:previous>
        </table:cell-content-change>
        <table:cell-content-change table:id="ct3422">
          <table:cell-address table:column="10" table:row="8" table:table="2"/>
          <office:change-info>
            <dc:creator> </dc:creator>
            <dc:date>2022-07-22T18:32:05.598651937</dc:date>
          </office:change-info>
          <table:previous>
            <table:change-track-table-cell/>
          </table:previous>
        </table:cell-content-change>
        <table:cell-content-change table:id="ct3423">
          <table:cell-address table:column="10" table:row="9" table:table="2"/>
          <office:change-info>
            <dc:creator> </dc:creator>
            <dc:date>2022-07-22T18:32:05.598694016</dc:date>
          </office:change-info>
          <table:previous>
            <table:change-track-table-cell/>
          </table:previous>
        </table:cell-content-change>
        <table:cell-content-change table:id="ct3424">
          <table:cell-address table:column="10" table:row="10" table:table="2"/>
          <office:change-info>
            <dc:creator> </dc:creator>
            <dc:date>2022-07-22T18:32:05.598725316</dc:date>
          </office:change-info>
          <table:previous>
            <table:change-track-table-cell/>
          </table:previous>
        </table:cell-content-change>
        <table:cell-content-change table:id="ct3425">
          <table:cell-address table:column="10" table:row="11" table:table="2"/>
          <office:change-info>
            <dc:creator> </dc:creator>
            <dc:date>2022-07-22T18:32:05.598755999</dc:date>
          </office:change-info>
          <table:previous>
            <table:change-track-table-cell/>
          </table:previous>
        </table:cell-content-change>
        <table:cell-content-change table:id="ct3426">
          <table:cell-address table:column="10" table:row="12" table:table="2"/>
          <office:change-info>
            <dc:creator> </dc:creator>
            <dc:date>2022-07-22T18:32:05.598785822</dc:date>
          </office:change-info>
          <table:previous>
            <table:change-track-table-cell/>
          </table:previous>
        </table:cell-content-change>
        <table:cell-content-change table:id="ct3427">
          <table:cell-address table:column="10" table:row="13" table:table="2"/>
          <office:change-info>
            <dc:creator> </dc:creator>
            <dc:date>2022-07-22T18:32:05.598815344</dc:date>
          </office:change-info>
          <table:previous>
            <table:change-track-table-cell/>
          </table:previous>
        </table:cell-content-change>
        <table:cell-content-change table:id="ct3428">
          <table:cell-address table:column="10" table:row="14" table:table="2"/>
          <office:change-info>
            <dc:creator> </dc:creator>
            <dc:date>2022-07-22T18:32:05.598844332</dc:date>
          </office:change-info>
          <table:previous>
            <table:change-track-table-cell/>
          </table:previous>
        </table:cell-content-change>
        <table:cell-content-change table:id="ct3429">
          <table:cell-address table:column="10" table:row="15" table:table="2"/>
          <office:change-info>
            <dc:creator> </dc:creator>
            <dc:date>2022-07-22T18:32:05.598873332</dc:date>
          </office:change-info>
          <table:previous>
            <table:change-track-table-cell/>
          </table:previous>
        </table:cell-content-change>
        <table:cell-content-change table:id="ct3430">
          <table:cell-address table:column="10" table:row="16" table:table="2"/>
          <office:change-info>
            <dc:creator> </dc:creator>
            <dc:date>2022-07-22T18:32:05.598902311</dc:date>
          </office:change-info>
          <table:previous>
            <table:change-track-table-cell/>
          </table:previous>
        </table:cell-content-change>
        <table:cell-content-change table:id="ct3431">
          <table:cell-address table:column="10" table:row="17" table:table="2"/>
          <office:change-info>
            <dc:creator> </dc:creator>
            <dc:date>2022-07-22T18:32:05.598931284</dc:date>
          </office:change-info>
          <table:previous>
            <table:change-track-table-cell/>
          </table:previous>
        </table:cell-content-change>
        <table:cell-content-change table:id="ct3432">
          <table:cell-address table:column="10" table:row="18" table:table="2"/>
          <office:change-info>
            <dc:creator> </dc:creator>
            <dc:date>2022-07-22T18:32:05.598960700</dc:date>
          </office:change-info>
          <table:previous>
            <table:change-track-table-cell/>
          </table:previous>
        </table:cell-content-change>
        <table:cell-content-change table:id="ct3433">
          <table:cell-address table:column="10" table:row="19" table:table="2"/>
          <office:change-info>
            <dc:creator> </dc:creator>
            <dc:date>2022-07-22T18:32:05.598989778</dc:date>
          </office:change-info>
          <table:previous>
            <table:change-track-table-cell/>
          </table:previous>
        </table:cell-content-change>
        <table:cell-content-change table:id="ct3434">
          <table:cell-address table:column="10" table:row="20" table:table="2"/>
          <office:change-info>
            <dc:creator> </dc:creator>
            <dc:date>2022-07-22T18:32:05.599018904</dc:date>
          </office:change-info>
          <table:previous>
            <table:change-track-table-cell/>
          </table:previous>
        </table:cell-content-change>
        <table:cell-content-change table:id="ct3435">
          <table:cell-address table:column="10" table:row="21" table:table="2"/>
          <office:change-info>
            <dc:creator> </dc:creator>
            <dc:date>2022-07-22T18:32:05.599048022</dc:date>
          </office:change-info>
          <table:previous>
            <table:change-track-table-cell/>
          </table:previous>
        </table:cell-content-change>
        <table:cell-content-change table:id="ct3436">
          <table:cell-address table:column="10" table:row="22" table:table="2"/>
          <office:change-info>
            <dc:creator> </dc:creator>
            <dc:date>2022-07-22T18:32:05.599096111</dc:date>
          </office:change-info>
          <table:previous>
            <table:change-track-table-cell/>
          </table:previous>
        </table:cell-content-change>
        <table:cell-content-change table:id="ct3437">
          <table:cell-address table:column="10" table:row="23" table:table="2"/>
          <office:change-info>
            <dc:creator> </dc:creator>
            <dc:date>2022-07-22T18:32:05.599141626</dc:date>
          </office:change-info>
          <table:previous>
            <table:change-track-table-cell/>
          </table:previous>
        </table:cell-content-change>
        <table:cell-content-change table:id="ct3438">
          <table:cell-address table:column="10" table:row="24" table:table="2"/>
          <office:change-info>
            <dc:creator> </dc:creator>
            <dc:date>2022-07-22T18:32:05.599170757</dc:date>
          </office:change-info>
          <table:previous>
            <table:change-track-table-cell/>
          </table:previous>
        </table:cell-content-change>
        <table:cell-content-change table:id="ct3439">
          <table:cell-address table:column="10" table:row="25" table:table="2"/>
          <office:change-info>
            <dc:creator> </dc:creator>
            <dc:date>2022-07-22T18:32:05.599199819</dc:date>
          </office:change-info>
          <table:previous>
            <table:change-track-table-cell/>
          </table:previous>
        </table:cell-content-change>
        <table:cell-content-change table:id="ct3440">
          <table:cell-address table:column="10" table:row="26" table:table="2"/>
          <office:change-info>
            <dc:creator> </dc:creator>
            <dc:date>2022-07-22T18:32:05.599228744</dc:date>
          </office:change-info>
          <table:previous>
            <table:change-track-table-cell/>
          </table:previous>
        </table:cell-content-change>
        <table:cell-content-change table:id="ct3441">
          <table:cell-address table:column="10" table:row="27" table:table="2"/>
          <office:change-info>
            <dc:creator> </dc:creator>
            <dc:date>2022-07-22T18:32:05.5992577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10" table:row="28" table:table="2"/>
          <office:change-info>
            <dc:creator> </dc:creator>
            <dc:date>2022-07-22T18:32:05.599286710</dc:date>
          </office:change-info>
          <table:previous>
            <table:change-track-table-cell/>
          </table:previous>
        </table:cell-content-change>
        <table:cell-content-change table:id="ct3443">
          <table:cell-address table:column="10" table:row="29" table:table="2"/>
          <office:change-info>
            <dc:creator> </dc:creator>
            <dc:date>2022-07-22T18:32:05.599315786</dc:date>
          </office:change-info>
          <table:previous>
            <table:change-track-table-cell/>
          </table:previous>
        </table:cell-content-change>
        <table:cell-content-change table:id="ct3444">
          <table:cell-address table:column="10" table:row="30" table:table="2"/>
          <office:change-info>
            <dc:creator> </dc:creator>
            <dc:date>2022-07-22T18:32:05.599344815</dc:date>
          </office:change-info>
          <table:previous>
            <table:change-track-table-cell/>
          </table:previous>
        </table:cell-content-change>
        <table:cell-content-change table:id="ct3445">
          <table:cell-address table:column="10" table:row="31" table:table="2"/>
          <office:change-info>
            <dc:creator> </dc:creator>
            <dc:date>2022-07-22T18:32:05.599373957</dc:date>
          </office:change-info>
          <table:previous>
            <table:change-track-table-cell/>
          </table:previous>
        </table:cell-content-change>
        <table:cell-content-change table:id="ct3446">
          <table:cell-address table:column="10" table:row="32" table:table="2"/>
          <office:change-info>
            <dc:creator> </dc:creator>
            <dc:date>2022-07-22T18:32:05.599402963</dc:date>
          </office:change-info>
          <table:previous>
            <table:change-track-table-cell/>
          </table:previous>
        </table:cell-content-change>
        <table:cell-content-change table:id="ct3447">
          <table:cell-address table:column="10" table:row="33" table:table="2"/>
          <office:change-info>
            <dc:creator> </dc:creator>
            <dc:date>2022-07-22T18:32:05.599432038</dc:date>
          </office:change-info>
          <table:previous>
            <table:change-track-table-cell/>
          </table:previous>
        </table:cell-content-change>
        <table:cell-content-change table:id="ct3448">
          <table:cell-address table:column="10" table:row="34" table:table="2"/>
          <office:change-info>
            <dc:creator> </dc:creator>
            <dc:date>2022-07-22T18:32:05.599460999</dc:date>
          </office:change-info>
          <table:previous>
            <table:change-track-table-cell/>
          </table:previous>
        </table:cell-content-change>
        <table:cell-content-change table:id="ct3449">
          <table:cell-address table:column="10" table:row="35" table:table="2"/>
          <office:change-info>
            <dc:creator> </dc:creator>
            <dc:date>2022-07-22T18:32:05.599490005</dc:date>
          </office:change-info>
          <table:previous>
            <table:change-track-table-cell/>
          </table:previous>
        </table:cell-content-change>
        <table:cell-content-change table:id="ct3450">
          <table:cell-address table:column="10" table:row="36" table:table="2"/>
          <office:change-info>
            <dc:creator> </dc:creator>
            <dc:date>2022-07-22T18:32:05.599547767</dc:date>
          </office:change-info>
          <table:previous>
            <table:change-track-table-cell/>
          </table:previous>
        </table:cell-content-change>
        <table:cell-content-change table:id="ct3451">
          <table:cell-address table:column="10" table:row="37" table:table="2"/>
          <office:change-info>
            <dc:creator> </dc:creator>
            <dc:date>2022-07-22T18:32:05.599576977</dc:date>
          </office:change-info>
          <table:previous>
            <table:change-track-table-cell/>
          </table:previous>
        </table:cell-content-change>
        <table:cell-content-change table:id="ct3452">
          <table:cell-address table:column="10" table:row="38" table:table="2"/>
          <office:change-info>
            <dc:creator> </dc:creator>
            <dc:date>2022-07-22T18:32:05.599605882</dc:date>
          </office:change-info>
          <table:previous>
            <table:change-track-table-cell/>
          </table:previous>
        </table:cell-content-change>
        <table:cell-content-change table:id="ct3453">
          <table:cell-address table:column="10" table:row="39" table:table="2"/>
          <office:change-info>
            <dc:creator> </dc:creator>
            <dc:date>2022-07-22T18:32:05.599635178</dc:date>
          </office:change-info>
          <table:previous>
            <table:change-track-table-cell/>
          </table:previous>
        </table:cell-content-change>
        <table:cell-content-change table:id="ct3454">
          <table:cell-address table:column="10" table:row="40" table:table="2"/>
          <office:change-info>
            <dc:creator> </dc:creator>
            <dc:date>2022-07-22T18:32:05.599664187</dc:date>
          </office:change-info>
          <table:previous>
            <table:change-track-table-cell/>
          </table:previous>
        </table:cell-content-change>
        <table:cell-content-change table:id="ct3455">
          <table:cell-address table:column="10" table:row="41" table:table="2"/>
          <office:change-info>
            <dc:creator> </dc:creator>
            <dc:date>2022-07-22T18:32:05.599693443</dc:date>
          </office:change-info>
          <table:previous>
            <table:change-track-table-cell/>
          </table:previous>
        </table:cell-content-change>
        <table:cell-content-change table:id="ct3456">
          <table:cell-address table:column="10" table:row="42" table:table="2"/>
          <office:change-info>
            <dc:creator> </dc:creator>
            <dc:date>2022-07-22T18:32:05.599722442</dc:date>
          </office:change-info>
          <table:previous>
            <table:change-track-table-cell/>
          </table:previous>
        </table:cell-content-change>
        <table:cell-content-change table:id="ct3457">
          <table:cell-address table:column="10" table:row="43" table:table="2"/>
          <office:change-info>
            <dc:creator> </dc:creator>
            <dc:date>2022-07-22T18:32:05.599751641</dc:date>
          </office:change-info>
          <table:previous>
            <table:change-track-table-cell/>
          </table:previous>
        </table:cell-content-change>
        <table:cell-content-change table:id="ct3458">
          <table:cell-address table:column="10" table:row="44" table:table="2"/>
          <office:change-info>
            <dc:creator> </dc:creator>
            <dc:date>2022-07-22T18:32:05.599780761</dc:date>
          </office:change-info>
          <table:previous>
            <table:change-track-table-cell/>
          </table:previous>
        </table:cell-content-change>
        <table:cell-content-change table:id="ct3459">
          <table:cell-address table:column="10" table:row="45" table:table="2"/>
          <office:change-info>
            <dc:creator> </dc:creator>
            <dc:date>2022-07-22T18:32:05.599809916</dc:date>
          </office:change-info>
          <table:previous>
            <table:change-track-table-cell/>
          </table:previous>
        </table:cell-content-change>
        <table:cell-content-change table:id="ct3460">
          <table:cell-address table:column="10" table:row="46" table:table="2"/>
          <office:change-info>
            <dc:creator> </dc:creator>
            <dc:date>2022-07-22T18:32:05.599844343</dc:date>
          </office:change-info>
          <table:previous>
            <table:change-track-table-cell/>
          </table:previous>
        </table:cell-content-change>
        <table:cell-content-change table:id="ct3461">
          <table:cell-address table:column="10" table:row="47" table:table="2"/>
          <office:change-info>
            <dc:creator> </dc:creator>
            <dc:date>2022-07-22T18:32:05.599905602</dc:date>
          </office:change-info>
          <table:previous>
            <table:change-track-table-cell/>
          </table:previous>
        </table:cell-content-change>
        <table:cell-content-change table:id="ct3462">
          <table:cell-address table:column="10" table:row="48" table:table="2"/>
          <office:change-info>
            <dc:creator> </dc:creator>
            <dc:date>2022-07-22T18:32:05.599942373</dc:date>
          </office:change-info>
          <table:previous>
            <table:change-track-table-cell/>
          </table:previous>
        </table:cell-content-change>
        <table:cell-content-change table:id="ct3463">
          <table:cell-address table:column="10" table:row="49" table:table="2"/>
          <office:change-info>
            <dc:creator> </dc:creator>
            <dc:date>2022-07-22T18:32:05.600004990</dc:date>
          </office:change-info>
          <table:previous>
            <table:change-track-table-cell/>
          </table:previous>
        </table:cell-content-change>
        <table:cell-content-change table:id="ct3464">
          <table:cell-address table:column="10" table:row="50" table:table="2"/>
          <office:change-info>
            <dc:creator> </dc:creator>
            <dc:date>2022-07-22T18:32:05.600069249</dc:date>
          </office:change-info>
          <table:previous>
            <table:change-track-table-cell/>
          </table:previous>
        </table:cell-content-change>
        <table:cell-content-change table:id="ct3465">
          <table:cell-address table:column="10" table:row="51" table:table="2"/>
          <office:change-info>
            <dc:creator> </dc:creator>
            <dc:date>2022-07-22T18:32:05.6001072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10" table:row="52" table:table="2"/>
          <office:change-info>
            <dc:creator> </dc:creator>
            <dc:date>2022-07-22T18:32:05.600146066</dc:date>
          </office:change-info>
          <table:previous>
            <table:change-track-table-cell/>
          </table:previous>
        </table:cell-content-change>
        <table:cell-content-change table:id="ct3467">
          <table:cell-address table:column="10" table:row="53" table:table="2"/>
          <office:change-info>
            <dc:creator> </dc:creator>
            <dc:date>2022-07-22T18:32:05.600182567</dc:date>
          </office:change-info>
          <table:previous>
            <table:change-track-table-cell/>
          </table:previous>
        </table:cell-content-change>
        <table:cell-content-change table:id="ct3468">
          <table:cell-address table:column="10" table:row="54" table:table="2"/>
          <office:change-info>
            <dc:creator> </dc:creator>
            <dc:date>2022-07-22T18:32:05.600214244</dc:date>
          </office:change-info>
          <table:previous>
            <table:change-track-table-cell/>
          </table:previous>
        </table:cell-content-change>
        <table:cell-content-change table:id="ct3469">
          <table:cell-address table:column="10" table:row="55" table:table="2"/>
          <office:change-info>
            <dc:creator> </dc:creator>
            <dc:date>2022-07-22T18:32:05.600250768</dc:date>
          </office:change-info>
          <table:previous>
            <table:change-track-table-cell/>
          </table:previous>
        </table:cell-content-change>
        <table:cell-content-change table:id="ct3470">
          <table:cell-address table:column="10" table:row="56" table:table="2"/>
          <office:change-info>
            <dc:creator> </dc:creator>
            <dc:date>2022-07-22T18:32:05.60030410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0" table:row="57" table:table="2"/>
          <office:change-info>
            <dc:creator> </dc:creator>
            <dc:date>2022-07-22T18:32:05.600352017</dc:date>
          </office:change-info>
          <table:previous>
            <table:change-track-table-cell/>
          </table:previous>
        </table:cell-content-change>
        <table:cell-content-change table:id="ct3472">
          <table:cell-address table:column="10" table:row="58" table:table="2"/>
          <office:change-info>
            <dc:creator> </dc:creator>
            <dc:date>2022-07-22T18:32:05.600385631</dc:date>
          </office:change-info>
          <table:previous>
            <table:change-track-table-cell/>
          </table:previous>
        </table:cell-content-change>
        <table:cell-content-change table:id="ct3473">
          <table:cell-address table:column="10" table:row="59" table:table="2"/>
          <office:change-info>
            <dc:creator> </dc:creator>
            <dc:date>2022-07-22T18:32:05.600416866</dc:date>
          </office:change-info>
          <table:previous>
            <table:change-track-table-cell/>
          </table:previous>
        </table:cell-content-change>
        <table:cell-content-change table:id="ct3474">
          <table:cell-address table:column="10" table:row="60" table:table="2"/>
          <office:change-info>
            <dc:creator> </dc:creator>
            <dc:date>2022-07-22T18:32:05.600461844</dc:date>
          </office:change-info>
          <table:previous>
            <table:change-track-table-cell/>
          </table:previous>
        </table:cell-content-change>
        <table:cell-content-change table:id="ct3475">
          <table:cell-address table:column="10" table:row="61" table:table="2"/>
          <office:change-info>
            <dc:creator> </dc:creator>
            <dc:date>2022-07-22T18:32:05.600494866</dc:date>
          </office:change-info>
          <table:previous>
            <table:change-track-table-cell/>
          </table:previous>
        </table:cell-content-change>
        <table:cell-content-change table:id="ct3476">
          <table:cell-address table:column="10" table:row="62" table:table="2"/>
          <office:change-info>
            <dc:creator> </dc:creator>
            <dc:date>2022-07-22T18:32:05.600527840</dc:date>
          </office:change-info>
          <table:previous>
            <table:change-track-table-cell/>
          </table:previous>
        </table:cell-content-change>
        <table:cell-content-change table:id="ct3477">
          <table:cell-address table:column="10" table:row="63" table:table="2"/>
          <office:change-info>
            <dc:creator> </dc:creator>
            <dc:date>2022-07-22T18:32:05.600560875</dc:date>
          </office:change-info>
          <table:previous>
            <table:change-track-table-cell/>
          </table:previous>
        </table:cell-content-change>
        <table:cell-content-change table:id="ct3478">
          <table:cell-address table:column="10" table:row="64" table:table="2"/>
          <office:change-info>
            <dc:creator> </dc:creator>
            <dc:date>2022-07-22T18:32:05.600593858</dc:date>
          </office:change-info>
          <table:previous>
            <table:change-track-table-cell/>
          </table:previous>
        </table:cell-content-change>
        <table:cell-content-change table:id="ct3479">
          <table:cell-address table:column="10" table:row="65" table:table="2"/>
          <office:change-info>
            <dc:creator> </dc:creator>
            <dc:date>2022-07-22T18:32:05.600626845</dc:date>
          </office:change-info>
          <table:previous>
            <table:change-track-table-cell/>
          </table:previous>
        </table:cell-content-change>
        <table:cell-content-change table:id="ct3480">
          <table:cell-address table:column="10" table:row="66" table:table="2"/>
          <office:change-info>
            <dc:creator> </dc:creator>
            <dc:date>2022-07-22T18:32:05.600659754</dc:date>
          </office:change-info>
          <table:previous>
            <table:change-track-table-cell/>
          </table:previous>
        </table:cell-content-change>
        <table:cell-content-change table:id="ct3481">
          <table:cell-address table:column="10" table:row="67" table:table="2"/>
          <office:change-info>
            <dc:creator> </dc:creator>
            <dc:date>2022-07-22T18:32:05.600692606</dc:date>
          </office:change-info>
          <table:previous>
            <table:change-track-table-cell/>
          </table:previous>
        </table:cell-content-change>
        <table:cell-content-change table:id="ct3482">
          <table:cell-address table:column="10" table:row="68" table:table="2"/>
          <office:change-info>
            <dc:creator> </dc:creator>
            <dc:date>2022-07-22T18:32:05.600725401</dc:date>
          </office:change-info>
          <table:previous>
            <table:change-track-table-cell/>
          </table:previous>
        </table:cell-content-change>
        <table:cell-content-change table:id="ct3483">
          <table:cell-address table:column="10" table:row="69" table:table="2"/>
          <office:change-info>
            <dc:creator> </dc:creator>
            <dc:date>2022-07-22T18:32:05.600758454</dc:date>
          </office:change-info>
          <table:previous>
            <table:change-track-table-cell/>
          </table:previous>
        </table:cell-content-change>
        <table:cell-content-change table:id="ct3484">
          <table:cell-address table:column="10" table:row="70" table:table="2"/>
          <office:change-info>
            <dc:creator> </dc:creator>
            <dc:date>2022-07-22T18:32:05.600791535</dc:date>
          </office:change-info>
          <table:previous>
            <table:change-track-table-cell/>
          </table:previous>
        </table:cell-content-change>
        <table:cell-content-change table:id="ct3485">
          <table:cell-address table:column="10" table:row="71" table:table="2"/>
          <office:change-info>
            <dc:creator> </dc:creator>
            <dc:date>2022-07-22T18:32:05.600824367</dc:date>
          </office:change-info>
          <table:previous>
            <table:change-track-table-cell/>
          </table:previous>
        </table:cell-content-change>
        <table:cell-content-change table:id="ct3486">
          <table:cell-address table:column="10" table:row="72" table:table="2"/>
          <office:change-info>
            <dc:creator> </dc:creator>
            <dc:date>2022-07-22T18:32:05.600857361</dc:date>
          </office:change-info>
          <table:previous>
            <table:change-track-table-cell/>
          </table:previous>
        </table:cell-content-change>
        <table:cell-content-change table:id="ct3487">
          <table:cell-address table:column="10" table:row="73" table:table="2"/>
          <office:change-info>
            <dc:creator> </dc:creator>
            <dc:date>2022-07-22T18:32:05.600890674</dc:date>
          </office:change-info>
          <table:previous>
            <table:change-track-table-cell/>
          </table:previous>
        </table:cell-content-change>
        <table:cell-content-change table:id="ct3488">
          <table:cell-address table:column="10" table:row="74" table:table="2"/>
          <office:change-info>
            <dc:creator> </dc:creator>
            <dc:date>2022-07-22T18:32:05.600923693</dc:date>
          </office:change-info>
          <table:previous>
            <table:change-track-table-cell/>
          </table:previous>
        </table:cell-content-change>
        <table:cell-content-change table:id="ct3489">
          <table:cell-address table:column="10" table:row="75" table:table="2"/>
          <office:change-info>
            <dc:creator> </dc:creator>
            <dc:date>2022-07-22T18:32:05.600957158</dc:date>
          </office:change-info>
          <table:previous>
            <table:change-track-table-cell/>
          </table:previous>
        </table:cell-content-change>
        <table:cell-content-change table:id="ct3490">
          <table:cell-address table:column="10" table:row="76" table:table="2"/>
          <office:change-info>
            <dc:creator> </dc:creator>
            <dc:date>2022-07-22T18:32:05.600990199</dc:date>
          </office:change-info>
          <table:previous>
            <table:change-track-table-cell/>
          </table:previous>
        </table:cell-content-change>
        <table:cell-content-change table:id="ct3491">
          <table:cell-address table:column="10" table:row="77" table:table="2"/>
          <office:change-info>
            <dc:creator> </dc:creator>
            <dc:date>2022-07-22T18:32:05.601023103</dc:date>
          </office:change-info>
          <table:previous>
            <table:change-track-table-cell/>
          </table:previous>
        </table:cell-content-change>
        <table:cell-content-change table:id="ct3492">
          <table:cell-address table:column="10" table:row="78" table:table="2"/>
          <office:change-info>
            <dc:creator> </dc:creator>
            <dc:date>2022-07-22T18:32:05.601056140</dc:date>
          </office:change-info>
          <table:previous>
            <table:change-track-table-cell/>
          </table:previous>
        </table:cell-content-change>
        <table:cell-content-change table:id="ct3493">
          <table:cell-address table:column="10" table:row="79" table:table="2"/>
          <office:change-info>
            <dc:creator> </dc:creator>
            <dc:date>2022-07-22T18:32:05.601101764</dc:date>
          </office:change-info>
          <table:previous>
            <table:change-track-table-cell/>
          </table:previous>
        </table:cell-content-change>
        <table:cell-content-change table:id="ct3494">
          <table:cell-address table:column="10" table:row="80" table:table="2"/>
          <office:change-info>
            <dc:creator> </dc:creator>
            <dc:date>2022-07-22T18:32:05.601132715</dc:date>
          </office:change-info>
          <table:previous>
            <table:change-track-table-cell/>
          </table:previous>
        </table:cell-content-change>
        <table:cell-content-change table:id="ct3495">
          <table:cell-address table:column="10" table:row="81" table:table="2"/>
          <office:change-info>
            <dc:creator> </dc:creator>
            <dc:date>2022-07-22T18:32:05.601163788</dc:date>
          </office:change-info>
          <table:previous>
            <table:change-track-table-cell/>
          </table:previous>
        </table:cell-content-change>
        <table:cell-content-change table:id="ct3496">
          <table:cell-address table:column="10" table:row="82" table:table="2"/>
          <office:change-info>
            <dc:creator> </dc:creator>
            <dc:date>2022-07-22T18:32:05.601194910</dc:date>
          </office:change-info>
          <table:previous>
            <table:change-track-table-cell/>
          </table:previous>
        </table:cell-content-change>
        <table:cell-content-change table:id="ct3497">
          <table:cell-address table:column="10" table:row="83" table:table="2"/>
          <office:change-info>
            <dc:creator> </dc:creator>
            <dc:date>2022-07-22T18:32:05.601225874</dc:date>
          </office:change-info>
          <table:previous>
            <table:change-track-table-cell/>
          </table:previous>
        </table:cell-content-change>
        <table:cell-content-change table:id="ct3498">
          <table:cell-address table:column="10" table:row="84" table:table="2"/>
          <office:change-info>
            <dc:creator> </dc:creator>
            <dc:date>2022-07-22T18:32:05.601256858</dc:date>
          </office:change-info>
          <table:previous>
            <table:change-track-table-cell/>
          </table:previous>
        </table:cell-content-change>
        <table:cell-content-change table:id="ct3499">
          <table:cell-address table:column="10" table:row="85" table:table="2"/>
          <office:change-info>
            <dc:creator> </dc:creator>
            <dc:date>2022-07-22T18:32:05.601288051</dc:date>
          </office:change-info>
          <table:previous>
            <table:change-track-table-cell/>
          </table:previous>
        </table:cell-content-change>
        <table:cell-content-change table:id="ct3500">
          <table:cell-address table:column="10" table:row="86" table:table="2"/>
          <office:change-info>
            <dc:creator> </dc:creator>
            <dc:date>2022-07-22T18:32:05.601319200</dc:date>
          </office:change-info>
          <table:previous>
            <table:change-track-table-cell/>
          </table:previous>
        </table:cell-content-change>
        <table:cell-content-change table:id="ct3501">
          <table:cell-address table:column="10" table:row="87" table:table="2"/>
          <office:change-info>
            <dc:creator> </dc:creator>
            <dc:date>2022-07-22T18:32:05.601350159</dc:date>
          </office:change-info>
          <table:previous>
            <table:change-track-table-cell/>
          </table:previous>
        </table:cell-content-change>
        <table:cell-content-change table:id="ct3502">
          <table:cell-address table:column="10" table:row="88" table:table="2"/>
          <office:change-info>
            <dc:creator> </dc:creator>
            <dc:date>2022-07-22T18:32:05.601381273</dc:date>
          </office:change-info>
          <table:previous>
            <table:change-track-table-cell/>
          </table:previous>
        </table:cell-content-change>
        <table:cell-content-change table:id="ct3503">
          <table:cell-address table:column="10" table:row="89" table:table="2"/>
          <office:change-info>
            <dc:creator> </dc:creator>
            <dc:date>2022-07-22T18:32:05.601412663</dc:date>
          </office:change-info>
          <table:previous>
            <table:change-track-table-cell/>
          </table:previous>
        </table:cell-content-change>
        <table:cell-content-change table:id="ct3504">
          <table:cell-address table:column="10" table:row="90" table:table="2"/>
          <office:change-info>
            <dc:creator> </dc:creator>
            <dc:date>2022-07-22T18:32:05.601444188</dc:date>
          </office:change-info>
          <table:previous>
            <table:change-track-table-cell/>
          </table:previous>
        </table:cell-content-change>
        <table:cell-content-change table:id="ct3505">
          <table:cell-address table:column="10" table:row="91" table:table="2"/>
          <office:change-info>
            <dc:creator> </dc:creator>
            <dc:date>2022-07-22T18:32:05.601475244</dc:date>
          </office:change-info>
          <table:previous>
            <table:change-track-table-cell/>
          </table:previous>
        </table:cell-content-change>
        <table:cell-content-change table:id="ct3506">
          <table:cell-address table:column="10" table:row="92" table:table="2"/>
          <office:change-info>
            <dc:creator> </dc:creator>
            <dc:date>2022-07-22T18:32:05.601506215</dc:date>
          </office:change-info>
          <table:previous>
            <table:change-track-table-cell/>
          </table:previous>
        </table:cell-content-change>
        <table:cell-content-change table:id="ct3507">
          <table:cell-address table:column="10" table:row="93" table:table="2"/>
          <office:change-info>
            <dc:creator> </dc:creator>
            <dc:date>2022-07-22T18:32:05.601537496</dc:date>
          </office:change-info>
          <table:previous>
            <table:change-track-table-cell/>
          </table:previous>
        </table:cell-content-change>
        <table:cell-content-change table:id="ct3508">
          <table:cell-address table:column="10" table:row="94" table:table="2"/>
          <office:change-info>
            <dc:creator> </dc:creator>
            <dc:date>2022-07-22T18:32:05.601568721</dc:date>
          </office:change-info>
          <table:previous>
            <table:change-track-table-cell/>
          </table:previous>
        </table:cell-content-change>
        <table:cell-content-change table:id="ct3509">
          <table:cell-address table:column="10" table:row="95" table:table="2"/>
          <office:change-info>
            <dc:creator> </dc:creator>
            <dc:date>2022-07-22T18:32:05.601599970</dc:date>
          </office:change-info>
          <table:previous>
            <table:change-track-table-cell/>
          </table:previous>
        </table:cell-content-change>
        <table:cell-content-change table:id="ct3510">
          <table:cell-address table:column="10" table:row="96" table:table="2"/>
          <office:change-info>
            <dc:creator> </dc:creator>
            <dc:date>2022-07-22T18:32:05.601631055</dc:date>
          </office:change-info>
          <table:previous>
            <table:change-track-table-cell/>
          </table:previous>
        </table:cell-content-change>
        <table:cell-content-change table:id="ct3511">
          <table:cell-address table:column="10" table:row="97" table:table="2"/>
          <office:change-info>
            <dc:creator> </dc:creator>
            <dc:date>2022-07-22T18:32:05.601662317</dc:date>
          </office:change-info>
          <table:previous>
            <table:change-track-table-cell/>
          </table:previous>
        </table:cell-content-change>
        <table:cell-content-change table:id="ct3512">
          <table:cell-address table:column="10" table:row="98" table:table="2"/>
          <office:change-info>
            <dc:creator> </dc:creator>
            <dc:date>2022-07-22T18:32:05.601703699</dc:date>
          </office:change-info>
          <table:previous>
            <table:change-track-table-cell/>
          </table:previous>
        </table:cell-content-change>
        <table:cell-content-change table:id="ct3513">
          <table:cell-address table:column="10" table:row="99" table:table="2"/>
          <office:change-info>
            <dc:creator> </dc:creator>
            <dc:date>2022-07-22T18:32:05.601735348</dc:date>
          </office:change-info>
          <table:previous>
            <table:change-track-table-cell/>
          </table:previous>
        </table:cell-content-change>
        <table:cell-content-change table:id="ct3514">
          <table:cell-address table:column="10" table:row="100" table:table="2"/>
          <office:change-info>
            <dc:creator> </dc:creator>
            <dc:date>2022-07-22T18:32:05.601766617</dc:date>
          </office:change-info>
          <table:previous>
            <table:change-track-table-cell/>
          </table:previous>
        </table:cell-content-change>
        <table:cell-content-change table:id="ct3515">
          <table:cell-address table:column="10" table:row="101" table:table="2"/>
          <office:change-info>
            <dc:creator> </dc:creator>
            <dc:date>2022-07-22T18:32:05.601797791</dc:date>
          </office:change-info>
          <table:previous>
            <table:change-track-table-cell/>
          </table:previous>
        </table:cell-content-change>
        <table:cell-content-change table:id="ct3516">
          <table:cell-address table:column="10" table:row="102" table:table="2"/>
          <office:change-info>
            <dc:creator> </dc:creator>
            <dc:date>2022-07-22T18:32:05.601829060</dc:date>
          </office:change-info>
          <table:previous>
            <table:change-track-table-cell/>
          </table:previous>
        </table:cell-content-change>
        <table:cell-content-change table:id="ct3517">
          <table:cell-address table:column="10" table:row="103" table:table="2"/>
          <office:change-info>
            <dc:creator> </dc:creator>
            <dc:date>2022-07-22T18:32:05.601860359</dc:date>
          </office:change-info>
          <table:previous>
            <table:change-track-table-cell/>
          </table:previous>
        </table:cell-content-change>
        <table:cell-content-change table:id="ct3518">
          <table:cell-address table:column="10" table:row="104" table:table="2"/>
          <office:change-info>
            <dc:creator> </dc:creator>
            <dc:date>2022-07-22T18:32:05.601891626</dc:date>
          </office:change-info>
          <table:previous>
            <table:change-track-table-cell/>
          </table:previous>
        </table:cell-content-change>
        <table:cell-content-change table:id="ct3519">
          <table:cell-address table:column="10" table:row="105" table:table="2"/>
          <office:change-info>
            <dc:creator> </dc:creator>
            <dc:date>2022-07-22T18:32:05.601923301</dc:date>
          </office:change-info>
          <table:previous>
            <table:change-track-table-cell/>
          </table:previous>
        </table:cell-content-change>
        <table:cell-content-change table:id="ct3520">
          <table:cell-address table:column="10" table:row="106" table:table="2"/>
          <office:change-info>
            <dc:creator> </dc:creator>
            <dc:date>2022-07-22T18:32:05.601954801</dc:date>
          </office:change-info>
          <table:previous>
            <table:change-track-table-cell/>
          </table:previous>
        </table:cell-content-change>
        <table:cell-content-change table:id="ct3521">
          <table:cell-address table:column="10" table:row="107" table:table="2"/>
          <office:change-info>
            <dc:creator> </dc:creator>
            <dc:date>2022-07-22T18:32:05.601986121</dc:date>
          </office:change-info>
          <table:previous>
            <table:change-track-table-cell/>
          </table:previous>
        </table:cell-content-change>
        <table:cell-content-change table:id="ct3522">
          <table:cell-address table:column="10" table:row="108" table:table="2"/>
          <office:change-info>
            <dc:creator> </dc:creator>
            <dc:date>2022-07-22T18:32:05.602017473</dc:date>
          </office:change-info>
          <table:previous>
            <table:change-track-table-cell/>
          </table:previous>
        </table:cell-content-change>
        <table:cell-content-change table:id="ct3523">
          <table:cell-address table:column="10" table:row="109" table:table="2"/>
          <office:change-info>
            <dc:creator> </dc:creator>
            <dc:date>2022-07-22T18:32:05.602048983</dc:date>
          </office:change-info>
          <table:previous>
            <table:change-track-table-cell/>
          </table:previous>
        </table:cell-content-change>
        <table:cell-content-change table:id="ct3524">
          <table:cell-address table:column="10" table:row="110" table:table="2"/>
          <office:change-info>
            <dc:creator> </dc:creator>
            <dc:date>2022-07-22T18:32:05.602080713</dc:date>
          </office:change-info>
          <table:previous>
            <table:change-track-table-cell/>
          </table:previous>
        </table:cell-content-change>
        <table:cell-content-change table:id="ct3525">
          <table:cell-address table:column="10" table:row="111" table:table="2"/>
          <office:change-info>
            <dc:creator> </dc:creator>
            <dc:date>2022-07-22T18:32:05.602125754</dc:date>
          </office:change-info>
          <table:previous>
            <table:change-track-table-cell/>
          </table:previous>
        </table:cell-content-change>
        <table:cell-content-change table:id="ct3526">
          <table:cell-address table:column="10" table:row="112" table:table="2"/>
          <office:change-info>
            <dc:creator> </dc:creator>
            <dc:date>2022-07-22T18:32:05.60215827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0" table:row="113" table:table="2"/>
          <office:change-info>
            <dc:creator> </dc:creator>
            <dc:date>2022-07-22T18:32:05.602190225</dc:date>
          </office:change-info>
          <table:previous>
            <table:change-track-table-cell/>
          </table:previous>
        </table:cell-content-change>
        <table:cell-content-change table:id="ct3528">
          <table:cell-address table:column="10" table:row="114" table:table="2"/>
          <office:change-info>
            <dc:creator> </dc:creator>
            <dc:date>2022-07-22T18:32:05.602222298</dc:date>
          </office:change-info>
          <table:previous>
            <table:change-track-table-cell/>
          </table:previous>
        </table:cell-content-change>
        <table:cell-content-change table:id="ct3529">
          <table:cell-address table:column="10" table:row="115" table:table="2"/>
          <office:change-info>
            <dc:creator> </dc:creator>
            <dc:date>2022-07-22T18:32:05.602254049</dc:date>
          </office:change-info>
          <table:previous>
            <table:change-track-table-cell/>
          </table:previous>
        </table:cell-content-change>
        <table:cell-content-change table:id="ct3530">
          <table:cell-address table:column="10" table:row="116" table:table="2"/>
          <office:change-info>
            <dc:creator> </dc:creator>
            <dc:date>2022-07-22T18:32:05.602300589</dc:date>
          </office:change-info>
          <table:previous>
            <table:change-track-table-cell/>
          </table:previous>
        </table:cell-content-change>
        <table:cell-content-change table:id="ct3531">
          <table:cell-address table:column="10" table:row="117" table:table="2"/>
          <office:change-info>
            <dc:creator> </dc:creator>
            <dc:date>2022-07-22T18:32:05.602334380</dc:date>
          </office:change-info>
          <table:previous>
            <table:change-track-table-cell/>
          </table:previous>
        </table:cell-content-change>
        <table:cell-content-change table:id="ct3532">
          <table:cell-address table:column="10" table:row="118" table:table="2"/>
          <office:change-info>
            <dc:creator> </dc:creator>
            <dc:date>2022-07-22T18:32:05.602368003</dc:date>
          </office:change-info>
          <table:previous>
            <table:change-track-table-cell/>
          </table:previous>
        </table:cell-content-change>
        <table:cell-content-change table:id="ct3533">
          <table:cell-address table:column="10" table:row="119" table:table="2"/>
          <office:change-info>
            <dc:creator> </dc:creator>
            <dc:date>2022-07-22T18:32:05.602401615</dc:date>
          </office:change-info>
          <table:previous>
            <table:change-track-table-cell/>
          </table:previous>
        </table:cell-content-change>
        <table:cell-content-change table:id="ct3534">
          <table:cell-address table:column="10" table:row="120" table:table="2"/>
          <office:change-info>
            <dc:creator> </dc:creator>
            <dc:date>2022-07-22T18:32:05.602435110</dc:date>
          </office:change-info>
          <table:previous>
            <table:change-track-table-cell/>
          </table:previous>
        </table:cell-content-change>
        <table:cell-content-change table:id="ct3535">
          <table:cell-address table:column="10" table:row="121" table:table="2"/>
          <office:change-info>
            <dc:creator> </dc:creator>
            <dc:date>2022-07-22T18:32:05.602481371</dc:date>
          </office:change-info>
          <table:previous>
            <table:change-track-table-cell/>
          </table:previous>
        </table:cell-content-change>
        <table:cell-content-change table:id="ct3536">
          <table:cell-address table:column="10" table:row="122" table:table="2"/>
          <office:change-info>
            <dc:creator> </dc:creator>
            <dc:date>2022-07-22T18:32:05.602517469</dc:date>
          </office:change-info>
          <table:previous>
            <table:change-track-table-cell/>
          </table:previous>
        </table:cell-content-change>
        <table:cell-content-change table:id="ct3537">
          <table:cell-address table:column="10" table:row="123" table:table="2"/>
          <office:change-info>
            <dc:creator> </dc:creator>
            <dc:date>2022-07-22T18:32:05.602558998</dc:date>
          </office:change-info>
          <table:previous>
            <table:change-track-table-cell/>
          </table:previous>
        </table:cell-content-change>
        <table:cell-content-change table:id="ct3538">
          <table:cell-address table:column="10" table:row="124" table:table="2"/>
          <office:change-info>
            <dc:creator> </dc:creator>
            <dc:date>2022-07-22T18:32:05.602619254</dc:date>
          </office:change-info>
          <table:previous>
            <table:change-track-table-cell/>
          </table:previous>
        </table:cell-content-change>
        <table:cell-content-change table:id="ct3539">
          <table:cell-address table:column="10" table:row="125" table:table="2"/>
          <office:change-info>
            <dc:creator> </dc:creator>
            <dc:date>2022-07-22T18:32:05.602672831</dc:date>
          </office:change-info>
          <table:previous>
            <table:change-track-table-cell/>
          </table:previous>
        </table:cell-content-change>
        <table:cell-content-change table:id="ct3540">
          <table:cell-address table:column="10" table:row="126" table:table="2"/>
          <office:change-info>
            <dc:creator> </dc:creator>
            <dc:date>2022-07-22T18:32:05.602712006</dc:date>
          </office:change-info>
          <table:previous>
            <table:change-track-table-cell/>
          </table:previous>
        </table:cell-content-change>
        <table:cell-content-change table:id="ct3541">
          <table:cell-address table:column="10" table:row="127" table:table="2"/>
          <office:change-info>
            <dc:creator> </dc:creator>
            <dc:date>2022-07-22T18:32:05.602750487</dc:date>
          </office:change-info>
          <table:previous>
            <table:change-track-table-cell/>
          </table:previous>
        </table:cell-content-change>
        <table:cell-content-change table:id="ct3542">
          <table:cell-address table:column="10" table:row="128" table:table="2"/>
          <office:change-info>
            <dc:creator> </dc:creator>
            <dc:date>2022-07-22T18:32:05.602788222</dc:date>
          </office:change-info>
          <table:previous>
            <table:change-track-table-cell/>
          </table:previous>
        </table:cell-content-change>
        <table:cell-content-change table:id="ct3543">
          <table:cell-address table:column="10" table:row="129" table:table="2"/>
          <office:change-info>
            <dc:creator> </dc:creator>
            <dc:date>2022-07-22T18:32:05.602836340</dc:date>
          </office:change-info>
          <table:previous>
            <table:change-track-table-cell/>
          </table:previous>
        </table:cell-content-change>
        <table:cell-content-change table:id="ct3544">
          <table:cell-address table:column="10" table:row="130" table:table="2"/>
          <office:change-info>
            <dc:creator> </dc:creator>
            <dc:date>2022-07-22T18:32:05.602875764</dc:date>
          </office:change-info>
          <table:previous>
            <table:change-track-table-cell/>
          </table:previous>
        </table:cell-content-change>
        <table:cell-content-change table:id="ct3545">
          <table:cell-address table:column="10" table:row="131" table:table="2"/>
          <office:change-info>
            <dc:creator> </dc:creator>
            <dc:date>2022-07-22T18:32:05.602898675</dc:date>
          </office:change-info>
          <table:previous>
            <table:change-track-table-cell/>
          </table:previous>
        </table:cell-content-change>
        <table:cell-content-change table:id="ct3546">
          <table:cell-address table:column="10" table:row="132" table:table="2"/>
          <office:change-info>
            <dc:creator> </dc:creator>
            <dc:date>2022-07-22T18:32:05.602913786</dc:date>
          </office:change-info>
          <table:previous>
            <table:change-track-table-cell/>
          </table:previous>
        </table:cell-content-change>
        <table:cell-content-change table:id="ct3547">
          <table:cell-address table:column="10" table:row="133" table:table="2"/>
          <office:change-info>
            <dc:creator> </dc:creator>
            <dc:date>2022-07-22T18:32:05.602929111</dc:date>
          </office:change-info>
          <table:previous>
            <table:change-track-table-cell/>
          </table:previous>
        </table:cell-content-change>
        <table:cell-content-change table:id="ct3548">
          <table:cell-address table:column="10" table:row="134" table:table="2"/>
          <office:change-info>
            <dc:creator> </dc:creator>
            <dc:date>2022-07-22T18:32:05.602944289</dc:date>
          </office:change-info>
          <table:previous>
            <table:change-track-table-cell/>
          </table:previous>
        </table:cell-content-change>
        <table:cell-content-change table:id="ct3549">
          <table:cell-address table:column="10" table:row="135" table:table="2"/>
          <office:change-info>
            <dc:creator> </dc:creator>
            <dc:date>2022-07-22T18:32:05.602959253</dc:date>
          </office:change-info>
          <table:previous>
            <table:change-track-table-cell/>
          </table:previous>
        </table:cell-content-change>
        <table:cell-content-change table:id="ct3550">
          <table:cell-address table:column="10" table:row="136" table:table="2"/>
          <office:change-info>
            <dc:creator> </dc:creator>
            <dc:date>2022-07-22T18:32:05.602974299</dc:date>
          </office:change-info>
          <table:previous>
            <table:change-track-table-cell/>
          </table:previous>
        </table:cell-content-change>
        <table:cell-content-change table:id="ct3551">
          <table:cell-address table:column="10" table:row="137" table:table="2"/>
          <office:change-info>
            <dc:creator> </dc:creator>
            <dc:date>2022-07-22T18:32:05.602989663</dc:date>
          </office:change-info>
          <table:previous>
            <table:change-track-table-cell/>
          </table:previous>
        </table:cell-content-change>
        <table:cell-content-change table:id="ct3552">
          <table:cell-address table:column="10" table:row="138" table:table="2"/>
          <office:change-info>
            <dc:creator> </dc:creator>
            <dc:date>2022-07-22T18:32:05.603005794</dc:date>
          </office:change-info>
          <table:previous>
            <table:change-track-table-cell/>
          </table:previous>
        </table:cell-content-change>
        <table:cell-content-change table:id="ct3553">
          <table:cell-address table:column="10" table:row="139" table:table="2"/>
          <office:change-info>
            <dc:creator> </dc:creator>
            <dc:date>2022-07-22T18:32:05.603022023</dc:date>
          </office:change-info>
          <table:previous>
            <table:change-track-table-cell/>
          </table:previous>
        </table:cell-content-change>
        <table:cell-content-change table:id="ct3554">
          <table:cell-address table:column="10" table:row="140" table:table="2"/>
          <office:change-info>
            <dc:creator> </dc:creator>
            <dc:date>2022-07-22T18:32:05.603038269</dc:date>
          </office:change-info>
          <table:previous>
            <table:change-track-table-cell/>
          </table:previous>
        </table:cell-content-change>
        <table:cell-content-change table:id="ct3555">
          <table:cell-address table:column="10" table:row="141" table:table="2"/>
          <office:change-info>
            <dc:creator> </dc:creator>
            <dc:date>2022-07-22T18:32:05.603072408</dc:date>
          </office:change-info>
          <table:previous>
            <table:change-track-table-cell/>
          </table:previous>
        </table:cell-content-change>
        <table:cell-content-change table:id="ct3556">
          <table:cell-address table:column="10" table:row="142" table:table="2"/>
          <office:change-info>
            <dc:creator> </dc:creator>
            <dc:date>2022-07-22T18:32:05.603091713</dc:date>
          </office:change-info>
          <table:previous>
            <table:change-track-table-cell/>
          </table:previous>
        </table:cell-content-change>
        <table:cell-content-change table:id="ct3557">
          <table:cell-address table:column="10" table:row="143" table:table="2"/>
          <office:change-info>
            <dc:creator> </dc:creator>
            <dc:date>2022-07-22T18:32:05.603107755</dc:date>
          </office:change-info>
          <table:previous>
            <table:change-track-table-cell/>
          </table:previous>
        </table:cell-content-change>
        <table:cell-content-change table:id="ct3558">
          <table:cell-address table:column="10" table:row="144" table:table="2"/>
          <office:change-info>
            <dc:creator> </dc:creator>
            <dc:date>2022-07-22T18:32:05.603121589</dc:date>
          </office:change-info>
          <table:previous>
            <table:change-track-table-cell/>
          </table:previous>
        </table:cell-content-change>
        <table:cell-content-change table:id="ct3559">
          <table:cell-address table:column="10" table:row="145" table:table="2"/>
          <office:change-info>
            <dc:creator> </dc:creator>
            <dc:date>2022-07-22T18:32:05.603147909</dc:date>
          </office:change-info>
          <table:previous>
            <table:change-track-table-cell/>
          </table:previous>
        </table:cell-content-change>
        <table:cell-content-change table:id="ct3560">
          <table:cell-address table:column="10" table:row="146" table:table="2"/>
          <office:change-info>
            <dc:creator> </dc:creator>
            <dc:date>2022-07-22T18:32:05.603162402</dc:date>
          </office:change-info>
          <table:previous>
            <table:change-track-table-cell/>
          </table:previous>
        </table:cell-content-change>
        <table:cell-content-change table:id="ct3561">
          <table:cell-address table:column="10" table:row="147" table:table="2"/>
          <office:change-info>
            <dc:creator> </dc:creator>
            <dc:date>2022-07-22T18:32:05.603180741</dc:date>
          </office:change-info>
          <table:previous>
            <table:change-track-table-cell/>
          </table:previous>
        </table:cell-content-change>
        <table:cell-content-change table:id="ct3562">
          <table:cell-address table:column="10" table:row="148" table:table="2"/>
          <office:change-info>
            <dc:creator> </dc:creator>
            <dc:date>2022-07-22T18:32:05.603195266</dc:date>
          </office:change-info>
          <table:previous>
            <table:change-track-table-cell/>
          </table:previous>
        </table:cell-content-change>
        <table:cell-content-change table:id="ct3563">
          <table:cell-address table:column="10" table:row="149" table:table="2"/>
          <office:change-info>
            <dc:creator> </dc:creator>
            <dc:date>2022-07-22T18:32:05.603211030</dc:date>
          </office:change-info>
          <table:previous>
            <table:change-track-table-cell/>
          </table:previous>
        </table:cell-content-change>
        <table:cell-content-change table:id="ct3564">
          <table:cell-address table:column="10" table:row="150" table:table="2"/>
          <office:change-info>
            <dc:creator> </dc:creator>
            <dc:date>2022-07-22T18:32:05.603229811</dc:date>
          </office:change-info>
          <table:previous>
            <table:change-track-table-cell/>
          </table:previous>
        </table:cell-content-change>
        <table:cell-content-change table:id="ct3565">
          <table:cell-address table:column="10" table:row="151" table:table="2"/>
          <office:change-info>
            <dc:creator> </dc:creator>
            <dc:date>2022-07-22T18:32:05.603243341</dc:date>
          </office:change-info>
          <table:previous>
            <table:change-track-table-cell/>
          </table:previous>
        </table:cell-content-change>
        <table:cell-content-change table:id="ct3566">
          <table:cell-address table:column="10" table:row="152" table:table="2"/>
          <office:change-info>
            <dc:creator> </dc:creator>
            <dc:date>2022-07-22T18:32:05.603256102</dc:date>
          </office:change-info>
          <table:previous>
            <table:change-track-table-cell/>
          </table:previous>
        </table:cell-content-change>
        <table:cell-content-change table:id="ct3567">
          <table:cell-address table:column="10" table:row="153" table:table="2"/>
          <office:change-info>
            <dc:creator> </dc:creator>
            <dc:date>2022-07-22T18:32:05.603268872</dc:date>
          </office:change-info>
          <table:previous>
            <table:change-track-table-cell/>
          </table:previous>
        </table:cell-content-change>
        <table:cell-content-change table:id="ct3568">
          <table:cell-address table:column="10" table:row="154" table:table="2"/>
          <office:change-info>
            <dc:creator> </dc:creator>
            <dc:date>2022-07-22T18:32:05.603283442</dc:date>
          </office:change-info>
          <table:previous>
            <table:change-track-table-cell/>
          </table:previous>
        </table:cell-content-change>
        <table:cell-content-change table:id="ct3569">
          <table:cell-address table:column="10" table:row="155" table:table="2"/>
          <office:change-info>
            <dc:creator> </dc:creator>
            <dc:date>2022-07-22T18:32:05.603302205</dc:date>
          </office:change-info>
          <table:previous>
            <table:change-track-table-cell/>
          </table:previous>
        </table:cell-content-change>
        <table:cell-content-change table:id="ct3570">
          <table:cell-address table:column="10" table:row="156" table:table="2"/>
          <office:change-info>
            <dc:creator> </dc:creator>
            <dc:date>2022-07-22T18:32:05.603315836</dc:date>
          </office:change-info>
          <table:previous>
            <table:change-track-table-cell/>
          </table:previous>
        </table:cell-content-change>
        <table:cell-content-change table:id="ct3571">
          <table:cell-address table:column="10" table:row="157" table:table="2"/>
          <office:change-info>
            <dc:creator> </dc:creator>
            <dc:date>2022-07-22T18:32:05.603328664</dc:date>
          </office:change-info>
          <table:previous>
            <table:change-track-table-cell/>
          </table:previous>
        </table:cell-content-change>
        <table:cell-content-change table:id="ct3572">
          <table:cell-address table:column="10" table:row="158" table:table="2"/>
          <office:change-info>
            <dc:creator> </dc:creator>
            <dc:date>2022-07-22T18:32:05.603341279</dc:date>
          </office:change-info>
          <table:previous>
            <table:change-track-table-cell/>
          </table:previous>
        </table:cell-content-change>
        <table:cell-content-change table:id="ct3573">
          <table:cell-address table:column="10" table:row="159" table:table="2"/>
          <office:change-info>
            <dc:creator> </dc:creator>
            <dc:date>2022-07-22T18:32:05.603353951</dc:date>
          </office:change-info>
          <table:previous>
            <table:change-track-table-cell/>
          </table:previous>
        </table:cell-content-change>
        <table:cell-content-change table:id="ct3574">
          <table:cell-address table:column="10" table:row="160" table:table="2"/>
          <office:change-info>
            <dc:creator> </dc:creator>
            <dc:date>2022-07-22T18:32:05.603366541</dc:date>
          </office:change-info>
          <table:previous>
            <table:change-track-table-cell/>
          </table:previous>
        </table:cell-content-change>
        <table:cell-content-change table:id="ct3575">
          <table:cell-address table:column="10" table:row="163" table:table="2"/>
          <office:change-info>
            <dc:creator> </dc:creator>
            <dc:date>2022-07-22T18:32:05.603377000</dc:date>
          </office:change-info>
          <table:previous>
            <table:change-track-table-cell/>
          </table:previous>
        </table:cell-content-change>
        <table:cell-content-change table:id="ct3576">
          <table:cell-address table:column="10" table:row="164" table:table="2"/>
          <office:change-info>
            <dc:creator> </dc:creator>
            <dc:date>2022-07-22T18:32:05.603389735</dc:date>
          </office:change-info>
          <table:previous>
            <table:change-track-table-cell/>
          </table:previous>
        </table:cell-content-change>
        <table:cell-content-change table:id="ct3577">
          <table:cell-address table:column="5" table:row="169" table:table="2"/>
          <office:change-info>
            <dc:creator> </dc:creator>
            <dc:date>2022-07-22T18:35:25.627462926</dc:date>
          </office:change-info>
          <table:previous table:id="ct2759">
            <table:change-track-table-cell office:value-type="string">
              <text:p>Zadanie 4</text:p>
            </table:change-track-table-cell>
          </table:previous>
        </table:cell-content-change>
        <table:cell-content-change table:id="ct3578">
          <table:cell-address table:column="5" table:row="170" table:table="2"/>
          <office:change-info>
            <dc:creator> </dc:creator>
            <dc:date>2022-07-22T18:35:25.627504111</dc:date>
          </office:change-info>
          <table:previous table:id="ct2760">
            <table:change-track-table-cell office:value-type="string">
              <text:p>Miesiąc</text:p>
            </table:change-track-table-cell>
          </table:previous>
        </table:cell-content-change>
        <table:cell-content-change table:id="ct3579">
          <table:cell-address table:column="5" table:row="171" table:table="2"/>
          <office:change-info>
            <dc:creator> </dc:creator>
            <dc:date>2022-07-22T18:35:25.627518994</dc:date>
          </office:change-info>
          <table:previous table:id="ct2761">
            <table:change-track-table-cell office:value-type="string">
              <text:p>Kwiecień</text:p>
            </table:change-track-table-cell>
          </table:previous>
        </table:cell-content-change>
        <table:cell-content-change table:id="ct3580">
          <table:cell-address table:column="5" table:row="172" table:table="2"/>
          <office:change-info>
            <dc:creator> </dc:creator>
            <dc:date>2022-07-22T18:35:25.627530606</dc:date>
          </office:change-info>
          <table:previous table:id="ct2762">
            <table:change-track-table-cell office:value-type="string">
              <text:p>Maj</text:p>
            </table:change-track-table-cell>
          </table:previous>
        </table:cell-content-change>
        <table:cell-content-change table:id="ct3581">
          <table:cell-address table:column="5" table:row="173" table:table="2"/>
          <office:change-info>
            <dc:creator> </dc:creator>
            <dc:date>2022-07-22T18:35:25.627544030</dc:date>
          </office:change-info>
          <table:previous table:id="ct2763">
            <table:change-track-table-cell office:value-type="string">
              <text:p>Czerwiec</text:p>
            </table:change-track-table-cell>
          </table:previous>
        </table:cell-content-change>
        <table:cell-content-change table:id="ct3582">
          <table:cell-address table:column="5" table:row="174" table:table="2"/>
          <office:change-info>
            <dc:creator> </dc:creator>
            <dc:date>2022-07-22T18:35:25.627555405</dc:date>
          </office:change-info>
          <table:previous table:id="ct2764">
            <table:change-track-table-cell office:value-type="string">
              <text:p>Lipiec</text:p>
            </table:change-track-table-cell>
          </table:previous>
        </table:cell-content-change>
        <table:cell-content-change table:id="ct3583">
          <table:cell-address table:column="5" table:row="175" table:table="2"/>
          <office:change-info>
            <dc:creator> </dc:creator>
            <dc:date>2022-07-22T18:35:25.627567398</dc:date>
          </office:change-info>
          <table:previous table:id="ct2765">
            <table:change-track-table-cell office:value-type="string">
              <text:p>Sierpień</text:p>
            </table:change-track-table-cell>
          </table:previous>
        </table:cell-content-change>
        <table:cell-content-change table:id="ct3584">
          <table:cell-address table:column="5" table:row="176" table:table="2"/>
          <office:change-info>
            <dc:creator> </dc:creator>
            <dc:date>2022-07-22T18:35:25.627578043</dc:date>
          </office:change-info>
          <table:previous table:id="ct2766">
            <table:change-track-table-cell office:value-type="string">
              <text:p>Wrzesień</text:p>
            </table:change-track-table-cell>
          </table:previous>
        </table:cell-content-change>
        <table:cell-content-change table:id="ct3585">
          <table:cell-address table:column="6" table:row="170" table:table="2"/>
          <office:change-info>
            <dc:creator> </dc:creator>
            <dc:date>2022-07-22T18:35:25.627592874</dc:date>
          </office:change-info>
          <table:previous table:id="ct2928">
            <table:change-track-table-cell office:value-type="string">
              <text:p>ilość sprzedanego sera</text:p>
            </table:change-track-table-cell>
          </table:previous>
        </table:cell-content-change>
        <table:cell-content-change table:id="ct3586">
          <table:cell-address table:column="6" table:row="171" table:table="2"/>
          <office:change-info>
            <dc:creator> </dc:creator>
            <dc:date>2022-07-22T18:35:25.627654183</dc:date>
          </office:change-info>
          <table:previous table:id="ct2929">
            <table:change-track-table-cell table:cell-address="Zadanie6.G172" table:formula="of:=SUM([.J2:.J9])" office:value-type="float" office:value="72"/>
          </table:previous>
        </table:cell-content-change>
        <table:cell-content-change table:id="ct3587">
          <table:cell-address table:column="6" table:row="172" table:table="2"/>
          <office:change-info>
            <dc:creator> </dc:creator>
            <dc:date>2022-07-22T18:35:25.627702871</dc:date>
          </office:change-info>
          <table:previous table:id="ct2930">
            <table:change-track-table-cell table:cell-address="Zadanie6.G173" table:formula="of:=SUM([.J10:.J40])" office:value-type="float" office:value="1692"/>
          </table:previous>
        </table:cell-content-change>
        <table:cell-content-change table:id="ct3588">
          <table:cell-address table:column="6" table:row="173" table:table="2"/>
          <office:change-info>
            <dc:creator> </dc:creator>
            <dc:date>2022-07-22T18:35:25.627725034</dc:date>
          </office:change-info>
          <table:previous table:id="ct2931">
            <table:change-track-table-cell table:cell-address="Zadanie6.G174" table:formula="of:=SUM([.J41:.J70])" office:value-type="float" office:value="1656"/>
          </table:previous>
        </table:cell-content-change>
        <table:cell-content-change table:id="ct3589">
          <table:cell-address table:column="6" table:row="174" table:table="2"/>
          <office:change-info>
            <dc:creator> </dc:creator>
            <dc:date>2022-07-22T18:35:25.627754544</dc:date>
          </office:change-info>
          <table:previous table:id="ct2932">
            <table:change-track-table-cell table:cell-address="Zadanie6.G175" table:formula="of:=SUM([.J71:.J101])" office:value-type="float" office:value="1628"/>
          </table:previous>
        </table:cell-content-change>
        <table:cell-content-change table:id="ct3590">
          <table:cell-address table:column="6" table:row="175" table:table="2"/>
          <office:change-info>
            <dc:creator> </dc:creator>
            <dc:date>2022-07-22T18:35:25.627786565</dc:date>
          </office:change-info>
          <table:previous table:id="ct2933">
            <table:change-track-table-cell table:cell-address="Zadanie6.G176" table:formula="of:=SUM([.J102:.J132])" office:value-type="float" office:value="1756"/>
          </table:previous>
        </table:cell-content-change>
        <table:cell-content-change table:id="ct3591">
          <table:cell-address table:column="6" table:row="176" table:table="2"/>
          <office:change-info>
            <dc:creator> </dc:creator>
            <dc:date>2022-07-22T18:35:25.627807339</dc:date>
          </office:change-info>
          <table:previous table:id="ct2934">
            <table:change-track-table-cell table:cell-address="Zadanie6.G177" table:formula="of:=SUM([.J133:.J161])" office:value-type="float" office:value="1556"/>
          </table:previous>
        </table:cell-content-change>
        <table:cell-content-change table:id="ct3592">
          <table:cell-address table:column="5" table:row="163" table:table="2"/>
          <office:change-info>
            <dc:creator> </dc:creator>
            <dc:date>2022-07-22T18:35:27.296516322</dc:date>
          </office:change-info>
          <table:previous table:id="ct2757">
            <table:change-track-table-cell office:value-type="string">
              <text:p>Zadanie 1</text:p>
            </table:change-track-table-cell>
          </table:previous>
        </table:cell-content-change>
        <table:cell-content-change table:id="ct3593">
          <table:cell-address table:column="5" table:row="164" table:table="2"/>
          <office:change-info>
            <dc:creator> </dc:creator>
            <dc:date>2022-07-22T18:35:27.296592838</dc:date>
          </office:change-info>
          <table:previous table:id="ct2758">
            <table:change-track-table-cell table:cell-address="Zadanie6.F165" table:formula="of:=SUM([.F2:.F161])" office:value-type="float" office:value="51757.5"/>
          </table:previous>
        </table:cell-content-change>
        <table:cell-content-change table:id="ct3594">
          <table:cell-address table:column="8" table:row="163" table:table="2"/>
          <office:change-info>
            <dc:creator> </dc:creator>
            <dc:date>2022-07-22T18:35:44.109792962</dc:date>
          </office:change-info>
          <table:previous table:id="ct3257">
            <table:change-track-table-cell office:value-type="string">
              <text:p>Zadanie 2</text:p>
            </table:change-track-table-cell>
          </table:previous>
        </table:cell-content-change>
        <table:cell-content-change table:id="ct3595">
          <table:cell-address table:column="8" table:row="164" table:table="2"/>
          <office:change-info>
            <dc:creator> </dc:creator>
            <dc:date>2022-07-22T18:35:44.109854230</dc:date>
          </office:change-info>
          <table:previous table:id="ct3258">
            <table:change-track-table-cell table:cell-address="Zadanie6.I165" table:formula="of:=SUM([.I7:.I161])" office:value-type="float" office:value="8396"/>
          </table:previous>
        </table:cell-content-change>
        <table:cell-content-change table:id="ct3596">
          <table:cell-address table:column="10" table:row="163" table:table="2"/>
          <office:change-info>
            <dc:creator> </dc:creator>
            <dc:date>2022-07-22T18:35:44.109891611</dc:date>
          </office:change-info>
          <table:previous table:id="ct3575">
            <table:change-track-table-cell office:value-type="string">
              <text:p>Zadanie 3</text:p>
            </table:change-track-table-cell>
          </table:previous>
        </table:cell-content-change>
        <table:cell-content-change table:id="ct3597">
          <table:cell-address table:column="10" table:row="164" table:table="2"/>
          <office:change-info>
            <dc:creator> </dc:creator>
            <dc:date>2022-07-22T18:35:44.109906384</dc:date>
          </office:change-info>
          <table:previous table:id="ct3576">
            <table:change-track-table-cell table:cell-address="Zadanie6.K165" table:formula="of:= SUM([.K8:.K161])" office:value-type="float" office:value="0"/>
          </table:previous>
        </table:cell-content-change>
        <table:cell-content-change table:id="ct3598">
          <table:cell-address table:column="9" table:row="167" table:table="2"/>
          <office:change-info>
            <dc:creator> </dc:creator>
            <dc:date>2022-07-22T18:36:05.590795713</dc:date>
          </office:change-info>
          <table:previous>
            <table:change-track-table-cell/>
          </table:previous>
        </table:cell-content-change>
        <table:cell-content-change table:id="ct3599">
          <table:cell-address table:column="9" table:row="168" table:table="2"/>
          <office:change-info>
            <dc:creator> </dc:creator>
            <dc:date>2022-07-22T18:36:12.180394083</dc:date>
          </office:change-info>
          <table:previous>
            <table:change-track-table-cell/>
          </table:previous>
        </table:cell-content-change>
        <table:cell-content-change table:id="ct3600">
          <table:cell-address table:column="9" table:row="169" table:table="2"/>
          <office:change-info>
            <dc:creator> </dc:creator>
            <dc:date>2022-07-22T18:36:18.497948368</dc:date>
          </office:change-info>
          <table:previous>
            <table:change-track-table-cell/>
          </table:previous>
        </table:cell-content-change>
        <table:cell-content-change table:id="ct3601">
          <table:cell-address table:column="9" table:row="168" table:table="2"/>
          <office:change-info>
            <dc:creator> </dc:creator>
            <dc:date>2022-07-22T18:36:29.071273776</dc:date>
          </office:change-info>
          <table:previous table:id="ct3599">
            <table:change-track-table-cell table:cell-address="Zadanie6.J169" table:formula="of:=SUM([.J8:.J161])" office:value-type="float" office:value="8360"/>
          </table:previous>
        </table:cell-content-change>
        <table:cell-content-change table:id="ct3602">
          <table:cell-address table:column="5" table:row="1" table:table="2"/>
          <office:change-info>
            <dc:creator> </dc:creator>
            <dc:date>2022-07-22T18:38:22.974854242</dc:date>
          </office:change-info>
          <table:previous table:id="ct2597">
            <table:change-track-table-cell table:cell-address="Zadanie6.F2" table:formula="of:=[.E2]*[.D2]" office:value-type="float" office:value="300"/>
          </table:previous>
        </table:cell-content-change>
        <table:cell-content-change table:id="ct3603">
          <table:cell-address table:column="5" table:row="2" table:table="2"/>
          <office:change-info>
            <dc:creator> </dc:creator>
            <dc:date>2022-07-22T18:38:32.233299336</dc:date>
          </office:change-info>
          <table:previous table:id="ct2598">
            <table:change-track-table-cell table:cell-address="Zadanie6.F3" table:formula="of:=[.E3]*[.D3]" office:value-type="float" office:value="300"/>
          </table:previous>
        </table:cell-content-change>
        <table:cell-content-change table:id="ct3604">
          <table:cell-address table:column="5" table:row="3" table:table="2"/>
          <office:change-info>
            <dc:creator> </dc:creator>
            <dc:date>2022-07-22T18:38:32.233376662</dc:date>
          </office:change-info>
          <table:previous table:id="ct2599">
            <table:change-track-table-cell table:cell-address="Zadanie6.F4" table:formula="of:=[.E4]*[.D4]" office:value-type="float" office:value="300"/>
          </table:previous>
        </table:cell-content-change>
        <table:cell-content-change table:id="ct3605">
          <table:cell-address table:column="5" table:row="4" table:table="2"/>
          <office:change-info>
            <dc:creator> </dc:creator>
            <dc:date>2022-07-22T18:38:32.233421313</dc:date>
          </office:change-info>
          <table:previous table:id="ct2600">
            <table:change-track-table-cell table:cell-address="Zadanie6.F5" table:formula="of:=[.E5]*[.D5]" office:value-type="float" office:value="300"/>
          </table:previous>
        </table:cell-content-change>
        <table:cell-content-change table:id="ct3606">
          <table:cell-address table:column="5" table:row="5" table:table="2"/>
          <office:change-info>
            <dc:creator> </dc:creator>
            <dc:date>2022-07-22T18:38:32.233452414</dc:date>
          </office:change-info>
          <table:previous table:id="ct2601">
            <table:change-track-table-cell table:cell-address="Zadanie6.F6" table:formula="of:=[.E6]*[.D6]" office:value-type="float" office:value="300"/>
          </table:previous>
        </table:cell-content-change>
        <table:cell-content-change table:id="ct3607">
          <table:cell-address table:column="5" table:row="6" table:table="2"/>
          <office:change-info>
            <dc:creator> </dc:creator>
            <dc:date>2022-07-22T18:38:32.233484053</dc:date>
          </office:change-info>
          <table:previous table:id="ct2602">
            <table:change-track-table-cell table:cell-address="Zadanie6.F7" table:formula="of:=[.E7]*[.D7]" office:value-type="float" office:value="300"/>
          </table:previous>
        </table:cell-content-change>
        <table:cell-content-change table:id="ct3608">
          <table:cell-address table:column="5" table:row="7" table:table="2"/>
          <office:change-info>
            <dc:creator> </dc:creator>
            <dc:date>2022-07-22T18:38:32.233514997</dc:date>
          </office:change-info>
          <table:previous table:id="ct2603">
            <table:change-track-table-cell table:cell-address="Zadanie6.F8" table:formula="of:=[.E8]*[.D8]" office:value-type="float" office:value="300"/>
          </table:previous>
        </table:cell-content-change>
        <table:cell-content-change table:id="ct3609">
          <table:cell-address table:column="5" table:row="8" table:table="2"/>
          <office:change-info>
            <dc:creator> </dc:creator>
            <dc:date>2022-07-22T18:38:32.233544646</dc:date>
          </office:change-info>
          <table:previous table:id="ct2604">
            <table:change-track-table-cell table:cell-address="Zadanie6.F9" table:formula="of:=[.E9]*[.D9]" office:value-type="float" office:value="312"/>
          </table:previous>
        </table:cell-content-change>
        <table:cell-content-change table:id="ct3610">
          <table:cell-address table:column="5" table:row="9" table:table="2"/>
          <office:change-info>
            <dc:creator> </dc:creator>
            <dc:date>2022-07-22T18:38:32.233576282</dc:date>
          </office:change-info>
          <table:previous table:id="ct2605">
            <table:change-track-table-cell table:cell-address="Zadanie6.F10" table:formula="of:=[.E10]*[.D10]" office:value-type="float" office:value="312"/>
          </table:previous>
        </table:cell-content-change>
        <table:cell-content-change table:id="ct3611">
          <table:cell-address table:column="5" table:row="10" table:table="2"/>
          <office:change-info>
            <dc:creator> </dc:creator>
            <dc:date>2022-07-22T18:38:32.233606366</dc:date>
          </office:change-info>
          <table:previous table:id="ct2606">
            <table:change-track-table-cell table:cell-address="Zadanie6.F11" table:formula="of:=[.E11]*[.D11]" office:value-type="float" office:value="312"/>
          </table:previous>
        </table:cell-content-change>
        <table:cell-content-change table:id="ct3612">
          <table:cell-address table:column="5" table:row="11" table:table="2"/>
          <office:change-info>
            <dc:creator> </dc:creator>
            <dc:date>2022-07-22T18:38:32.233636114</dc:date>
          </office:change-info>
          <table:previous table:id="ct2607">
            <table:change-track-table-cell table:cell-address="Zadanie6.F12" table:formula="of:=[.E12]*[.D12]" office:value-type="float" office:value="312"/>
          </table:previous>
        </table:cell-content-change>
        <table:cell-content-change table:id="ct3613">
          <table:cell-address table:column="5" table:row="12" table:table="2"/>
          <office:change-info>
            <dc:creator> </dc:creator>
            <dc:date>2022-07-22T18:38:32.233665072</dc:date>
          </office:change-info>
          <table:previous table:id="ct2608">
            <table:change-track-table-cell table:cell-address="Zadanie6.F13" table:formula="of:=[.E13]*[.D13]" office:value-type="float" office:value="312"/>
          </table:previous>
        </table:cell-content-change>
        <table:cell-content-change table:id="ct3614">
          <table:cell-address table:column="5" table:row="13" table:table="2"/>
          <office:change-info>
            <dc:creator> </dc:creator>
            <dc:date>2022-07-22T18:38:32.233722503</dc:date>
          </office:change-info>
          <table:previous table:id="ct2609">
            <table:change-track-table-cell table:cell-address="Zadanie6.F14" table:formula="of:=[.E14]*[.D14]" office:value-type="float" office:value="312"/>
          </table:previous>
        </table:cell-content-change>
        <table:cell-content-change table:id="ct3615">
          <table:cell-address table:column="5" table:row="14" table:table="2"/>
          <office:change-info>
            <dc:creator> </dc:creator>
            <dc:date>2022-07-22T18:38:32.233756432</dc:date>
          </office:change-info>
          <table:previous table:id="ct2610">
            <table:change-track-table-cell table:cell-address="Zadanie6.F15" table:formula="of:=[.E15]*[.D15]" office:value-type="float" office:value="312"/>
          </table:previous>
        </table:cell-content-change>
        <table:cell-content-change table:id="ct3616">
          <table:cell-address table:column="5" table:row="15" table:table="2"/>
          <office:change-info>
            <dc:creator> </dc:creator>
            <dc:date>2022-07-22T18:38:32.233796859</dc:date>
          </office:change-info>
          <table:previous table:id="ct2611">
            <table:change-track-table-cell table:cell-address="Zadanie6.F16" table:formula="of:=[.E16]*[.D16]" office:value-type="float" office:value="324"/>
          </table:previous>
        </table:cell-content-change>
        <table:cell-content-change table:id="ct3617">
          <table:cell-address table:column="5" table:row="16" table:table="2"/>
          <office:change-info>
            <dc:creator> </dc:creator>
            <dc:date>2022-07-22T18:38:32.233838590</dc:date>
          </office:change-info>
          <table:previous table:id="ct2612">
            <table:change-track-table-cell table:cell-address="Zadanie6.F17" table:formula="of:=[.E17]*[.D17]" office:value-type="float" office:value="324"/>
          </table:previous>
        </table:cell-content-change>
        <table:cell-content-change table:id="ct3618">
          <table:cell-address table:column="5" table:row="17" table:table="2"/>
          <office:change-info>
            <dc:creator> </dc:creator>
            <dc:date>2022-07-22T18:38:32.233881039</dc:date>
          </office:change-info>
          <table:previous table:id="ct2613">
            <table:change-track-table-cell table:cell-address="Zadanie6.F18" table:formula="of:=[.E18]*[.D18]" office:value-type="float" office:value="324"/>
          </table:previous>
        </table:cell-content-change>
        <table:cell-content-change table:id="ct3619">
          <table:cell-address table:column="5" table:row="18" table:table="2"/>
          <office:change-info>
            <dc:creator> </dc:creator>
            <dc:date>2022-07-22T18:38:32.233987947</dc:date>
          </office:change-info>
          <table:previous table:id="ct2614">
            <table:change-track-table-cell table:cell-address="Zadanie6.F19" table:formula="of:=[.E19]*[.D19]" office:value-type="float" office:value="324"/>
          </table:previous>
        </table:cell-content-change>
        <table:cell-content-change table:id="ct3620">
          <table:cell-address table:column="5" table:row="19" table:table="2"/>
          <office:change-info>
            <dc:creator> </dc:creator>
            <dc:date>2022-07-22T18:38:32.234030083</dc:date>
          </office:change-info>
          <table:previous table:id="ct2615">
            <table:change-track-table-cell table:cell-address="Zadanie6.F20" table:formula="of:=[.E20]*[.D20]" office:value-type="float" office:value="324"/>
          </table:previous>
        </table:cell-content-change>
        <table:cell-content-change table:id="ct3621">
          <table:cell-address table:column="5" table:row="20" table:table="2"/>
          <office:change-info>
            <dc:creator> </dc:creator>
            <dc:date>2022-07-22T18:38:32.234071835</dc:date>
          </office:change-info>
          <table:previous table:id="ct2616">
            <table:change-track-table-cell table:cell-address="Zadanie6.F21" table:formula="of:=[.E21]*[.D21]" office:value-type="float" office:value="324"/>
          </table:previous>
        </table:cell-content-change>
        <table:cell-content-change table:id="ct3622">
          <table:cell-address table:column="5" table:row="21" table:table="2"/>
          <office:change-info>
            <dc:creator> </dc:creator>
            <dc:date>2022-07-22T18:38:32.234114054</dc:date>
          </office:change-info>
          <table:previous table:id="ct2617">
            <table:change-track-table-cell table:cell-address="Zadanie6.F22" table:formula="of:=[.E22]*[.D22]" office:value-type="float" office:value="324"/>
          </table:previous>
        </table:cell-content-change>
        <table:cell-content-change table:id="ct3623">
          <table:cell-address table:column="5" table:row="22" table:table="2"/>
          <office:change-info>
            <dc:creator> </dc:creator>
            <dc:date>2022-07-22T18:38:32.234158139</dc:date>
          </office:change-info>
          <table:previous table:id="ct2618">
            <table:change-track-table-cell table:cell-address="Zadanie6.F23" table:formula="of:=[.E23]*[.D23]" office:value-type="float" office:value="336"/>
          </table:previous>
        </table:cell-content-change>
        <table:cell-content-change table:id="ct3624">
          <table:cell-address table:column="5" table:row="23" table:table="2"/>
          <office:change-info>
            <dc:creator> </dc:creator>
            <dc:date>2022-07-22T18:38:32.234249770</dc:date>
          </office:change-info>
          <table:previous table:id="ct2619">
            <table:change-track-table-cell table:cell-address="Zadanie6.F24" table:formula="of:=[.E24]*[.D24]" office:value-type="float" office:value="336"/>
          </table:previous>
        </table:cell-content-change>
        <table:cell-content-change table:id="ct3625">
          <table:cell-address table:column="5" table:row="24" table:table="2"/>
          <office:change-info>
            <dc:creator> </dc:creator>
            <dc:date>2022-07-22T18:38:32.234294524</dc:date>
          </office:change-info>
          <table:previous table:id="ct2620">
            <table:change-track-table-cell table:cell-address="Zadanie6.F25" table:formula="of:=[.E25]*[.D25]" office:value-type="float" office:value="336"/>
          </table:previous>
        </table:cell-content-change>
        <table:cell-content-change table:id="ct3626">
          <table:cell-address table:column="5" table:row="25" table:table="2"/>
          <office:change-info>
            <dc:creator> </dc:creator>
            <dc:date>2022-07-22T18:38:32.234339329</dc:date>
          </office:change-info>
          <table:previous table:id="ct2621">
            <table:change-track-table-cell table:cell-address="Zadanie6.F26" table:formula="of:=[.E26]*[.D26]" office:value-type="float" office:value="336"/>
          </table:previous>
        </table:cell-content-change>
        <table:cell-content-change table:id="ct3627">
          <table:cell-address table:column="5" table:row="26" table:table="2"/>
          <office:change-info>
            <dc:creator> </dc:creator>
            <dc:date>2022-07-22T18:38:32.234380670</dc:date>
          </office:change-info>
          <table:previous table:id="ct2622">
            <table:change-track-table-cell table:cell-address="Zadanie6.F27" table:formula="of:=[.E27]*[.D27]" office:value-type="float" office:value="336"/>
          </table:previous>
        </table:cell-content-change>
        <table:cell-content-change table:id="ct3628">
          <table:cell-address table:column="5" table:row="27" table:table="2"/>
          <office:change-info>
            <dc:creator> </dc:creator>
            <dc:date>2022-07-22T18:38:32.234421503</dc:date>
          </office:change-info>
          <table:previous table:id="ct2623">
            <table:change-track-table-cell table:cell-address="Zadanie6.F28" table:formula="of:=[.E28]*[.D28]" office:value-type="float" office:value="336"/>
          </table:previous>
        </table:cell-content-change>
        <table:cell-content-change table:id="ct3629">
          <table:cell-address table:column="5" table:row="28" table:table="2"/>
          <office:change-info>
            <dc:creator> </dc:creator>
            <dc:date>2022-07-22T18:38:32.234462601</dc:date>
          </office:change-info>
          <table:previous table:id="ct2624">
            <table:change-track-table-cell table:cell-address="Zadanie6.F29" table:formula="of:=[.E29]*[.D29]" office:value-type="float" office:value="336"/>
          </table:previous>
        </table:cell-content-change>
        <table:cell-content-change table:id="ct3630">
          <table:cell-address table:column="5" table:row="29" table:table="2"/>
          <office:change-info>
            <dc:creator> </dc:creator>
            <dc:date>2022-07-22T18:38:32.234501600</dc:date>
          </office:change-info>
          <table:previous table:id="ct2625">
            <table:change-track-table-cell table:cell-address="Zadanie6.F30" table:formula="of:=[.E30]*[.D30]" office:value-type="float" office:value="348"/>
          </table:previous>
        </table:cell-content-change>
        <table:cell-content-change table:id="ct3631">
          <table:cell-address table:column="5" table:row="30" table:table="2"/>
          <office:change-info>
            <dc:creator> </dc:creator>
            <dc:date>2022-07-22T18:38:32.234543324</dc:date>
          </office:change-info>
          <table:previous table:id="ct2626">
            <table:change-track-table-cell table:cell-address="Zadanie6.F31" table:formula="of:=[.E31]*[.D31]" office:value-type="float" office:value="348"/>
          </table:previous>
        </table:cell-content-change>
        <table:cell-content-change table:id="ct3632">
          <table:cell-address table:column="5" table:row="31" table:table="2"/>
          <office:change-info>
            <dc:creator> </dc:creator>
            <dc:date>2022-07-22T18:38:32.234583109</dc:date>
          </office:change-info>
          <table:previous table:id="ct2627">
            <table:change-track-table-cell table:cell-address="Zadanie6.F32" table:formula="of:=[.E32]*[.D32]" office:value-type="float" office:value="348"/>
          </table:previous>
        </table:cell-content-change>
        <table:cell-content-change table:id="ct3633">
          <table:cell-address table:column="5" table:row="32" table:table="2"/>
          <office:change-info>
            <dc:creator> </dc:creator>
            <dc:date>2022-07-22T18:38:32.234621861</dc:date>
          </office:change-info>
          <table:previous table:id="ct2628">
            <table:change-track-table-cell table:cell-address="Zadanie6.F33" table:formula="of:=[.E33]*[.D33]" office:value-type="float" office:value="348"/>
          </table:previous>
        </table:cell-content-change>
        <table:cell-content-change table:id="ct3634">
          <table:cell-address table:column="5" table:row="33" table:table="2"/>
          <office:change-info>
            <dc:creator> </dc:creator>
            <dc:date>2022-07-22T18:38:32.234661729</dc:date>
          </office:change-info>
          <table:previous table:id="ct2629">
            <table:change-track-table-cell table:cell-address="Zadanie6.F34" table:formula="of:=[.E34]*[.D34]" office:value-type="float" office:value="348"/>
          </table:previous>
        </table:cell-content-change>
        <table:cell-content-change table:id="ct3635">
          <table:cell-address table:column="5" table:row="34" table:table="2"/>
          <office:change-info>
            <dc:creator> </dc:creator>
            <dc:date>2022-07-22T18:38:32.234701555</dc:date>
          </office:change-info>
          <table:previous table:id="ct2630">
            <table:change-track-table-cell table:cell-address="Zadanie6.F35" table:formula="of:=[.E35]*[.D35]" office:value-type="float" office:value="348"/>
          </table:previous>
        </table:cell-content-change>
        <table:cell-content-change table:id="ct3636">
          <table:cell-address table:column="5" table:row="35" table:table="2"/>
          <office:change-info>
            <dc:creator> </dc:creator>
            <dc:date>2022-07-22T18:38:32.234739704</dc:date>
          </office:change-info>
          <table:previous table:id="ct2631">
            <table:change-track-table-cell table:cell-address="Zadanie6.F36" table:formula="of:=[.E36]*[.D36]" office:value-type="float" office:value="348"/>
          </table:previous>
        </table:cell-content-change>
        <table:cell-content-change table:id="ct3637">
          <table:cell-address table:column="5" table:row="36" table:table="2"/>
          <office:change-info>
            <dc:creator> </dc:creator>
            <dc:date>2022-07-22T18:38:32.234782395</dc:date>
          </office:change-info>
          <table:previous table:id="ct2632">
            <table:change-track-table-cell table:cell-address="Zadanie6.F37" table:formula="of:=[.E37]*[.D37]" office:value-type="float" office:value="360"/>
          </table:previous>
        </table:cell-content-change>
        <table:cell-content-change table:id="ct3638">
          <table:cell-address table:column="5" table:row="37" table:table="2"/>
          <office:change-info>
            <dc:creator> </dc:creator>
            <dc:date>2022-07-22T18:38:32.234825936</dc:date>
          </office:change-info>
          <table:previous table:id="ct2633">
            <table:change-track-table-cell table:cell-address="Zadanie6.F38" table:formula="of:=[.E38]*[.D38]" office:value-type="float" office:value="360"/>
          </table:previous>
        </table:cell-content-change>
        <table:cell-content-change table:id="ct3639">
          <table:cell-address table:column="5" table:row="38" table:table="2"/>
          <office:change-info>
            <dc:creator> </dc:creator>
            <dc:date>2022-07-22T18:38:32.234862468</dc:date>
          </office:change-info>
          <table:previous table:id="ct2634">
            <table:change-track-table-cell table:cell-address="Zadanie6.F39" table:formula="of:=[.E39]*[.D39]" office:value-type="float" office:value="360"/>
          </table:previous>
        </table:cell-content-change>
        <table:cell-content-change table:id="ct3640">
          <table:cell-address table:column="5" table:row="39" table:table="2"/>
          <office:change-info>
            <dc:creator> </dc:creator>
            <dc:date>2022-07-22T18:38:32.234902357</dc:date>
          </office:change-info>
          <table:previous table:id="ct2635">
            <table:change-track-table-cell table:cell-address="Zadanie6.F40" table:formula="of:=[.E40]*[.D40]" office:value-type="float" office:value="360"/>
          </table:previous>
        </table:cell-content-change>
        <table:cell-content-change table:id="ct3641">
          <table:cell-address table:column="5" table:row="40" table:table="2"/>
          <office:change-info>
            <dc:creator> </dc:creator>
            <dc:date>2022-07-22T18:38:32.234946237</dc:date>
          </office:change-info>
          <table:previous table:id="ct2636">
            <table:change-track-table-cell table:cell-address="Zadanie6.F41" table:formula="of:=[.E41]*[.D41]" office:value-type="float" office:value="360"/>
          </table:previous>
        </table:cell-content-change>
        <table:cell-content-change table:id="ct3642">
          <table:cell-address table:column="5" table:row="41" table:table="2"/>
          <office:change-info>
            <dc:creator> </dc:creator>
            <dc:date>2022-07-22T18:38:32.234991188</dc:date>
          </office:change-info>
          <table:previous table:id="ct2637">
            <table:change-track-table-cell table:cell-address="Zadanie6.F42" table:formula="of:=[.E42]*[.D42]" office:value-type="float" office:value="360"/>
          </table:previous>
        </table:cell-content-change>
        <table:cell-content-change table:id="ct3643">
          <table:cell-address table:column="5" table:row="42" table:table="2"/>
          <office:change-info>
            <dc:creator> </dc:creator>
            <dc:date>2022-07-22T18:38:32.235031595</dc:date>
          </office:change-info>
          <table:previous table:id="ct2638">
            <table:change-track-table-cell table:cell-address="Zadanie6.F43" table:formula="of:=[.E43]*[.D43]" office:value-type="float" office:value="360"/>
          </table:previous>
        </table:cell-content-change>
        <table:cell-content-change table:id="ct3644">
          <table:cell-address table:column="5" table:row="43" table:table="2"/>
          <office:change-info>
            <dc:creator> </dc:creator>
            <dc:date>2022-07-22T18:38:32.235072101</dc:date>
          </office:change-info>
          <table:previous table:id="ct2639">
            <table:change-track-table-cell table:cell-address="Zadanie6.F44" table:formula="of:=[.E44]*[.D44]" office:value-type="float" office:value="372"/>
          </table:previous>
        </table:cell-content-change>
        <table:cell-content-change table:id="ct3645">
          <table:cell-address table:column="5" table:row="44" table:table="2"/>
          <office:change-info>
            <dc:creator> </dc:creator>
            <dc:date>2022-07-22T18:38:32.235116323</dc:date>
          </office:change-info>
          <table:previous table:id="ct2640">
            <table:change-track-table-cell table:cell-address="Zadanie6.F45" table:formula="of:=[.E45]*[.D45]" office:value-type="float" office:value="372"/>
          </table:previous>
        </table:cell-content-change>
        <table:cell-content-change table:id="ct3646">
          <table:cell-address table:column="5" table:row="45" table:table="2"/>
          <office:change-info>
            <dc:creator> </dc:creator>
            <dc:date>2022-07-22T18:38:32.235156018</dc:date>
          </office:change-info>
          <table:previous table:id="ct2641">
            <table:change-track-table-cell table:cell-address="Zadanie6.F46" table:formula="of:=[.E46]*[.D46]" office:value-type="float" office:value="372"/>
          </table:previous>
        </table:cell-content-change>
        <table:cell-content-change table:id="ct3647">
          <table:cell-address table:column="5" table:row="46" table:table="2"/>
          <office:change-info>
            <dc:creator> </dc:creator>
            <dc:date>2022-07-22T18:38:32.235197180</dc:date>
          </office:change-info>
          <table:previous table:id="ct2642">
            <table:change-track-table-cell table:cell-address="Zadanie6.F47" table:formula="of:=[.E47]*[.D47]" office:value-type="float" office:value="372"/>
          </table:previous>
        </table:cell-content-change>
        <table:cell-content-change table:id="ct3648">
          <table:cell-address table:column="5" table:row="47" table:table="2"/>
          <office:change-info>
            <dc:creator> </dc:creator>
            <dc:date>2022-07-22T18:38:32.235237119</dc:date>
          </office:change-info>
          <table:previous table:id="ct2643">
            <table:change-track-table-cell table:cell-address="Zadanie6.F48" table:formula="of:=[.E48]*[.D48]" office:value-type="float" office:value="372"/>
          </table:previous>
        </table:cell-content-change>
        <table:cell-content-change table:id="ct3649">
          <table:cell-address table:column="5" table:row="48" table:table="2"/>
          <office:change-info>
            <dc:creator> </dc:creator>
            <dc:date>2022-07-22T18:38:32.235276710</dc:date>
          </office:change-info>
          <table:previous table:id="ct2644">
            <table:change-track-table-cell table:cell-address="Zadanie6.F49" table:formula="of:=[.E49]*[.D49]" office:value-type="float" office:value="372"/>
          </table:previous>
        </table:cell-content-change>
        <table:cell-content-change table:id="ct3650">
          <table:cell-address table:column="5" table:row="49" table:table="2"/>
          <office:change-info>
            <dc:creator> </dc:creator>
            <dc:date>2022-07-22T18:38:32.235316540</dc:date>
          </office:change-info>
          <table:previous table:id="ct2645">
            <table:change-track-table-cell table:cell-address="Zadanie6.F50" table:formula="of:=[.E50]*[.D50]" office:value-type="float" office:value="372"/>
          </table:previous>
        </table:cell-content-change>
        <table:cell-content-change table:id="ct3651">
          <table:cell-address table:column="5" table:row="50" table:table="2"/>
          <office:change-info>
            <dc:creator> </dc:creator>
            <dc:date>2022-07-22T18:38:32.235358596</dc:date>
          </office:change-info>
          <table:previous table:id="ct2646">
            <table:change-track-table-cell table:cell-address="Zadanie6.F51" table:formula="of:=[.E51]*[.D51]" office:value-type="float" office:value="384"/>
          </table:previous>
        </table:cell-content-change>
        <table:cell-content-change table:id="ct3652">
          <table:cell-address table:column="5" table:row="51" table:table="2"/>
          <office:change-info>
            <dc:creator> </dc:creator>
            <dc:date>2022-07-22T18:38:32.235400040</dc:date>
          </office:change-info>
          <table:previous table:id="ct2647">
            <table:change-track-table-cell table:cell-address="Zadanie6.F52" table:formula="of:=[.E52]*[.D52]" office:value-type="float" office:value="384"/>
          </table:previous>
        </table:cell-content-change>
        <table:cell-content-change table:id="ct3653">
          <table:cell-address table:column="5" table:row="52" table:table="2"/>
          <office:change-info>
            <dc:creator> </dc:creator>
            <dc:date>2022-07-22T18:38:32.235444251</dc:date>
          </office:change-info>
          <table:previous table:id="ct2648">
            <table:change-track-table-cell table:cell-address="Zadanie6.F53" table:formula="of:=[.E53]*[.D53]" office:value-type="float" office:value="384"/>
          </table:previous>
        </table:cell-content-change>
        <table:cell-content-change table:id="ct3654">
          <table:cell-address table:column="5" table:row="53" table:table="2"/>
          <office:change-info>
            <dc:creator> </dc:creator>
            <dc:date>2022-07-22T18:38:32.235482497</dc:date>
          </office:change-info>
          <table:previous table:id="ct2649">
            <table:change-track-table-cell table:cell-address="Zadanie6.F54" table:formula="of:=[.E54]*[.D54]" office:value-type="float" office:value="384"/>
          </table:previous>
        </table:cell-content-change>
        <table:cell-content-change table:id="ct3655">
          <table:cell-address table:column="5" table:row="54" table:table="2"/>
          <office:change-info>
            <dc:creator> </dc:creator>
            <dc:date>2022-07-22T18:38:32.235512837</dc:date>
          </office:change-info>
          <table:previous table:id="ct2650">
            <table:change-track-table-cell table:cell-address="Zadanie6.F55" table:formula="of:=[.E55]*[.D55]" office:value-type="float" office:value="384"/>
          </table:previous>
        </table:cell-content-change>
        <table:cell-content-change table:id="ct3656">
          <table:cell-address table:column="5" table:row="55" table:table="2"/>
          <office:change-info>
            <dc:creator> </dc:creator>
            <dc:date>2022-07-22T18:38:32.235542588</dc:date>
          </office:change-info>
          <table:previous table:id="ct2651">
            <table:change-track-table-cell table:cell-address="Zadanie6.F56" table:formula="of:=[.E56]*[.D56]" office:value-type="float" office:value="384"/>
          </table:previous>
        </table:cell-content-change>
        <table:cell-content-change table:id="ct3657">
          <table:cell-address table:column="5" table:row="56" table:table="2"/>
          <office:change-info>
            <dc:creator> </dc:creator>
            <dc:date>2022-07-22T18:38:32.235571775</dc:date>
          </office:change-info>
          <table:previous table:id="ct2652">
            <table:change-track-table-cell table:cell-address="Zadanie6.F57" table:formula="of:=[.E57]*[.D57]" office:value-type="float" office:value="384"/>
          </table:previous>
        </table:cell-content-change>
        <table:cell-content-change table:id="ct3658">
          <table:cell-address table:column="5" table:row="57" table:table="2"/>
          <office:change-info>
            <dc:creator> </dc:creator>
            <dc:date>2022-07-22T18:38:32.235600782</dc:date>
          </office:change-info>
          <table:previous table:id="ct2653">
            <table:change-track-table-cell table:cell-address="Zadanie6.F58" table:formula="of:=[.E58]*[.D58]" office:value-type="float" office:value="402"/>
          </table:previous>
        </table:cell-content-change>
        <table:cell-content-change table:id="ct3659">
          <table:cell-address table:column="5" table:row="58" table:table="2"/>
          <office:change-info>
            <dc:creator> </dc:creator>
            <dc:date>2022-07-22T18:38:32.235629878</dc:date>
          </office:change-info>
          <table:previous table:id="ct2654">
            <table:change-track-table-cell table:cell-address="Zadanie6.F59" table:formula="of:=[.E59]*[.D59]" office:value-type="float" office:value="402"/>
          </table:previous>
        </table:cell-content-change>
        <table:cell-content-change table:id="ct3660">
          <table:cell-address table:column="5" table:row="59" table:table="2"/>
          <office:change-info>
            <dc:creator> </dc:creator>
            <dc:date>2022-07-22T18:38:32.235658949</dc:date>
          </office:change-info>
          <table:previous table:id="ct2655">
            <table:change-track-table-cell table:cell-address="Zadanie6.F60" table:formula="of:=[.E60]*[.D60]" office:value-type="float" office:value="402"/>
          </table:previous>
        </table:cell-content-change>
        <table:cell-content-change table:id="ct3661">
          <table:cell-address table:column="5" table:row="60" table:table="2"/>
          <office:change-info>
            <dc:creator> </dc:creator>
            <dc:date>2022-07-22T18:38:32.235688321</dc:date>
          </office:change-info>
          <table:previous table:id="ct2656">
            <table:change-track-table-cell table:cell-address="Zadanie6.F61" table:formula="of:=[.E61]*[.D61]" office:value-type="float" office:value="402"/>
          </table:previous>
        </table:cell-content-change>
        <table:cell-content-change table:id="ct3662">
          <table:cell-address table:column="5" table:row="61" table:table="2"/>
          <office:change-info>
            <dc:creator> </dc:creator>
            <dc:date>2022-07-22T18:38:32.235717188</dc:date>
          </office:change-info>
          <table:previous table:id="ct2657">
            <table:change-track-table-cell table:cell-address="Zadanie6.F62" table:formula="of:=[.E62]*[.D62]" office:value-type="float" office:value="402"/>
          </table:previous>
        </table:cell-content-change>
        <table:cell-content-change table:id="ct3663">
          <table:cell-address table:column="5" table:row="62" table:table="2"/>
          <office:change-info>
            <dc:creator> </dc:creator>
            <dc:date>2022-07-22T18:38:32.235746329</dc:date>
          </office:change-info>
          <table:previous table:id="ct2658">
            <table:change-track-table-cell table:cell-address="Zadanie6.F63" table:formula="of:=[.E63]*[.D63]" office:value-type="float" office:value="402"/>
          </table:previous>
        </table:cell-content-change>
        <table:cell-content-change table:id="ct3664">
          <table:cell-address table:column="5" table:row="63" table:table="2"/>
          <office:change-info>
            <dc:creator> </dc:creator>
            <dc:date>2022-07-22T18:38:32.235775539</dc:date>
          </office:change-info>
          <table:previous table:id="ct2659">
            <table:change-track-table-cell table:cell-address="Zadanie6.F64" table:formula="of:=[.E64]*[.D64]" office:value-type="float" office:value="402"/>
          </table:previous>
        </table:cell-content-change>
        <table:cell-content-change table:id="ct3665">
          <table:cell-address table:column="5" table:row="64" table:table="2"/>
          <office:change-info>
            <dc:creator> </dc:creator>
            <dc:date>2022-07-22T18:38:32.235804954</dc:date>
          </office:change-info>
          <table:previous table:id="ct2660">
            <table:change-track-table-cell table:cell-address="Zadanie6.F65" table:formula="of:=[.E65]*[.D65]" office:value-type="float" office:value="360"/>
          </table:previous>
        </table:cell-content-change>
        <table:cell-content-change table:id="ct3666">
          <table:cell-address table:column="5" table:row="65" table:table="2"/>
          <office:change-info>
            <dc:creator> </dc:creator>
            <dc:date>2022-07-22T18:38:32.235834135</dc:date>
          </office:change-info>
          <table:previous table:id="ct2661">
            <table:change-track-table-cell table:cell-address="Zadanie6.F66" table:formula="of:=[.E66]*[.D66]" office:value-type="float" office:value="360"/>
          </table:previous>
        </table:cell-content-change>
        <table:cell-content-change table:id="ct3667">
          <table:cell-address table:column="5" table:row="66" table:table="2"/>
          <office:change-info>
            <dc:creator> </dc:creator>
            <dc:date>2022-07-22T18:38:32.235863225</dc:date>
          </office:change-info>
          <table:previous table:id="ct2662">
            <table:change-track-table-cell table:cell-address="Zadanie6.F67" table:formula="of:=[.E67]*[.D67]" office:value-type="float" office:value="360"/>
          </table:previous>
        </table:cell-content-change>
        <table:cell-content-change table:id="ct3668">
          <table:cell-address table:column="5" table:row="67" table:table="2"/>
          <office:change-info>
            <dc:creator> </dc:creator>
            <dc:date>2022-07-22T18:38:32.235892048</dc:date>
          </office:change-info>
          <table:previous table:id="ct2663">
            <table:change-track-table-cell table:cell-address="Zadanie6.F68" table:formula="of:=[.E68]*[.D68]" office:value-type="float" office:value="360"/>
          </table:previous>
        </table:cell-content-change>
        <table:cell-content-change table:id="ct3669">
          <table:cell-address table:column="5" table:row="68" table:table="2"/>
          <office:change-info>
            <dc:creator> </dc:creator>
            <dc:date>2022-07-22T18:38:32.235921327</dc:date>
          </office:change-info>
          <table:previous table:id="ct2664">
            <table:change-track-table-cell table:cell-address="Zadanie6.F69" table:formula="of:=[.E69]*[.D69]" office:value-type="float" office:value="360"/>
          </table:previous>
        </table:cell-content-change>
        <table:cell-content-change table:id="ct3670">
          <table:cell-address table:column="5" table:row="69" table:table="2"/>
          <office:change-info>
            <dc:creator> </dc:creator>
            <dc:date>2022-07-22T18:38:32.235950296</dc:date>
          </office:change-info>
          <table:previous table:id="ct2665">
            <table:change-track-table-cell table:cell-address="Zadanie6.F70" table:formula="of:=[.E70]*[.D70]" office:value-type="float" office:value="360"/>
          </table:previous>
        </table:cell-content-change>
        <table:cell-content-change table:id="ct3671">
          <table:cell-address table:column="5" table:row="70" table:table="2"/>
          <office:change-info>
            <dc:creator> </dc:creator>
            <dc:date>2022-07-22T18:38:32.235979061</dc:date>
          </office:change-info>
          <table:previous table:id="ct2666">
            <table:change-track-table-cell table:cell-address="Zadanie6.F71" table:formula="of:=[.E71]*[.D71]" office:value-type="float" office:value="360"/>
          </table:previous>
        </table:cell-content-change>
        <table:cell-content-change table:id="ct3672">
          <table:cell-address table:column="5" table:row="71" table:table="2"/>
          <office:change-info>
            <dc:creator> </dc:creator>
            <dc:date>2022-07-22T18:38:32.236008423</dc:date>
          </office:change-info>
          <table:previous table:id="ct2667">
            <table:change-track-table-cell table:cell-address="Zadanie6.F72" table:formula="of:=[.E72]*[.D72]" office:value-type="float" office:value="324"/>
          </table:previous>
        </table:cell-content-change>
        <table:cell-content-change table:id="ct3673">
          <table:cell-address table:column="5" table:row="72" table:table="2"/>
          <office:change-info>
            <dc:creator> </dc:creator>
            <dc:date>2022-07-22T18:38:32.236037427</dc:date>
          </office:change-info>
          <table:previous table:id="ct2668">
            <table:change-track-table-cell table:cell-address="Zadanie6.F73" table:formula="of:=[.E73]*[.D73]" office:value-type="float" office:value="324"/>
          </table:previous>
        </table:cell-content-change>
        <table:cell-content-change table:id="ct3674">
          <table:cell-address table:column="5" table:row="73" table:table="2"/>
          <office:change-info>
            <dc:creator> </dc:creator>
            <dc:date>2022-07-22T18:38:32.236066381</dc:date>
          </office:change-info>
          <table:previous table:id="ct2669">
            <table:change-track-table-cell table:cell-address="Zadanie6.F74" table:formula="of:=[.E74]*[.D74]" office:value-type="float" office:value="324"/>
          </table:previous>
        </table:cell-content-change>
        <table:cell-content-change table:id="ct3675">
          <table:cell-address table:column="5" table:row="74" table:table="2"/>
          <office:change-info>
            <dc:creator> </dc:creator>
            <dc:date>2022-07-22T18:38:32.236095116</dc:date>
          </office:change-info>
          <table:previous table:id="ct2670">
            <table:change-track-table-cell table:cell-address="Zadanie6.F75" table:formula="of:=[.E75]*[.D75]" office:value-type="float" office:value="324"/>
          </table:previous>
        </table:cell-content-change>
        <table:cell-content-change table:id="ct3676">
          <table:cell-address table:column="5" table:row="75" table:table="2"/>
          <office:change-info>
            <dc:creator> </dc:creator>
            <dc:date>2022-07-22T18:38:32.236123950</dc:date>
          </office:change-info>
          <table:previous table:id="ct2671">
            <table:change-track-table-cell table:cell-address="Zadanie6.F76" table:formula="of:=[.E76]*[.D76]" office:value-type="float" office:value="324"/>
          </table:previous>
        </table:cell-content-change>
        <table:cell-content-change table:id="ct3677">
          <table:cell-address table:column="5" table:row="76" table:table="2"/>
          <office:change-info>
            <dc:creator> </dc:creator>
            <dc:date>2022-07-22T18:38:32.236153132</dc:date>
          </office:change-info>
          <table:previous table:id="ct2672">
            <table:change-track-table-cell table:cell-address="Zadanie6.F77" table:formula="of:=[.E77]*[.D77]" office:value-type="float" office:value="324"/>
          </table:previous>
        </table:cell-content-change>
        <table:cell-content-change table:id="ct3678">
          <table:cell-address table:column="5" table:row="77" table:table="2"/>
          <office:change-info>
            <dc:creator> </dc:creator>
            <dc:date>2022-07-22T18:38:32.236191773</dc:date>
          </office:change-info>
          <table:previous table:id="ct2673">
            <table:change-track-table-cell table:cell-address="Zadanie6.F78" table:formula="of:=[.E78]*[.D78]" office:value-type="float" office:value="324"/>
          </table:previous>
        </table:cell-content-change>
        <table:cell-content-change table:id="ct3679">
          <table:cell-address table:column="5" table:row="78" table:table="2"/>
          <office:change-info>
            <dc:creator> </dc:creator>
            <dc:date>2022-07-22T18:38:32.236231847</dc:date>
          </office:change-info>
          <table:previous table:id="ct2674">
            <table:change-track-table-cell table:cell-address="Zadanie6.F79" table:formula="of:=[.E79]*[.D79]" office:value-type="float" office:value="294"/>
          </table:previous>
        </table:cell-content-change>
        <table:cell-content-change table:id="ct3680">
          <table:cell-address table:column="5" table:row="79" table:table="2"/>
          <office:change-info>
            <dc:creator> </dc:creator>
            <dc:date>2022-07-22T18:38:32.236261878</dc:date>
          </office:change-info>
          <table:previous table:id="ct2675">
            <table:change-track-table-cell table:cell-address="Zadanie6.F80" table:formula="of:=[.E80]*[.D80]" office:value-type="float" office:value="294"/>
          </table:previous>
        </table:cell-content-change>
        <table:cell-content-change table:id="ct3681">
          <table:cell-address table:column="5" table:row="80" table:table="2"/>
          <office:change-info>
            <dc:creator> </dc:creator>
            <dc:date>2022-07-22T18:38:32.236291358</dc:date>
          </office:change-info>
          <table:previous table:id="ct2676">
            <table:change-track-table-cell table:cell-address="Zadanie6.F81" table:formula="of:=[.E81]*[.D81]" office:value-type="float" office:value="294"/>
          </table:previous>
        </table:cell-content-change>
        <table:cell-content-change table:id="ct3682">
          <table:cell-address table:column="5" table:row="81" table:table="2"/>
          <office:change-info>
            <dc:creator> </dc:creator>
            <dc:date>2022-07-22T18:38:32.236320409</dc:date>
          </office:change-info>
          <table:previous table:id="ct2677">
            <table:change-track-table-cell table:cell-address="Zadanie6.F82" table:formula="of:=[.E82]*[.D82]" office:value-type="float" office:value="294"/>
          </table:previous>
        </table:cell-content-change>
        <table:cell-content-change table:id="ct3683">
          <table:cell-address table:column="5" table:row="82" table:table="2"/>
          <office:change-info>
            <dc:creator> </dc:creator>
            <dc:date>2022-07-22T18:38:32.236349681</dc:date>
          </office:change-info>
          <table:previous table:id="ct2678">
            <table:change-track-table-cell table:cell-address="Zadanie6.F83" table:formula="of:=[.E83]*[.D83]" office:value-type="float" office:value="294"/>
          </table:previous>
        </table:cell-content-change>
        <table:cell-content-change table:id="ct3684">
          <table:cell-address table:column="5" table:row="83" table:table="2"/>
          <office:change-info>
            <dc:creator> </dc:creator>
            <dc:date>2022-07-22T18:38:32.236378824</dc:date>
          </office:change-info>
          <table:previous table:id="ct2679">
            <table:change-track-table-cell table:cell-address="Zadanie6.F84" table:formula="of:=[.E84]*[.D84]" office:value-type="float" office:value="294"/>
          </table:previous>
        </table:cell-content-change>
        <table:cell-content-change table:id="ct3685">
          <table:cell-address table:column="5" table:row="84" table:table="2"/>
          <office:change-info>
            <dc:creator> </dc:creator>
            <dc:date>2022-07-22T18:38:32.236407993</dc:date>
          </office:change-info>
          <table:previous table:id="ct2680">
            <table:change-track-table-cell table:cell-address="Zadanie6.F85" table:formula="of:=[.E85]*[.D85]" office:value-type="float" office:value="294"/>
          </table:previous>
        </table:cell-content-change>
        <table:cell-content-change table:id="ct3686">
          <table:cell-address table:column="5" table:row="85" table:table="2"/>
          <office:change-info>
            <dc:creator> </dc:creator>
            <dc:date>2022-07-22T18:38:32.236436938</dc:date>
          </office:change-info>
          <table:previous table:id="ct2681">
            <table:change-track-table-cell table:cell-address="Zadanie6.F86" table:formula="of:=[.E86]*[.D86]" office:value-type="float" office:value="264"/>
          </table:previous>
        </table:cell-content-change>
        <table:cell-content-change table:id="ct3687">
          <table:cell-address table:column="5" table:row="86" table:table="2"/>
          <office:change-info>
            <dc:creator> </dc:creator>
            <dc:date>2022-07-22T18:38:32.236466163</dc:date>
          </office:change-info>
          <table:previous table:id="ct2682">
            <table:change-track-table-cell table:cell-address="Zadanie6.F87" table:formula="of:=[.E87]*[.D87]" office:value-type="float" office:value="264"/>
          </table:previous>
        </table:cell-content-change>
        <table:cell-content-change table:id="ct3688">
          <table:cell-address table:column="5" table:row="87" table:table="2"/>
          <office:change-info>
            <dc:creator> </dc:creator>
            <dc:date>2022-07-22T18:38:32.236494566</dc:date>
          </office:change-info>
          <table:previous table:id="ct2683">
            <table:change-track-table-cell table:cell-address="Zadanie6.F88" table:formula="of:=[.E88]*[.D88]" office:value-type="float" office:value="264"/>
          </table:previous>
        </table:cell-content-change>
        <table:cell-content-change table:id="ct3689">
          <table:cell-address table:column="5" table:row="88" table:table="2"/>
          <office:change-info>
            <dc:creator> </dc:creator>
            <dc:date>2022-07-22T18:38:32.236523170</dc:date>
          </office:change-info>
          <table:previous table:id="ct2684">
            <table:change-track-table-cell table:cell-address="Zadanie6.F89" table:formula="of:=[.E89]*[.D89]" office:value-type="float" office:value="264"/>
          </table:previous>
        </table:cell-content-change>
        <table:cell-content-change table:id="ct3690">
          <table:cell-address table:column="5" table:row="89" table:table="2"/>
          <office:change-info>
            <dc:creator> </dc:creator>
            <dc:date>2022-07-22T18:38:32.236552609</dc:date>
          </office:change-info>
          <table:previous table:id="ct2685">
            <table:change-track-table-cell table:cell-address="Zadanie6.F90" table:formula="of:=[.E90]*[.D90]" office:value-type="float" office:value="264"/>
          </table:previous>
        </table:cell-content-change>
        <table:cell-content-change table:id="ct3691">
          <table:cell-address table:column="5" table:row="90" table:table="2"/>
          <office:change-info>
            <dc:creator> </dc:creator>
            <dc:date>2022-07-22T18:38:32.236581800</dc:date>
          </office:change-info>
          <table:previous table:id="ct2686">
            <table:change-track-table-cell table:cell-address="Zadanie6.F91" table:formula="of:=[.E91]*[.D91]" office:value-type="float" office:value="264"/>
          </table:previous>
        </table:cell-content-change>
        <table:cell-content-change table:id="ct3692">
          <table:cell-address table:column="5" table:row="91" table:table="2"/>
          <office:change-info>
            <dc:creator> </dc:creator>
            <dc:date>2022-07-22T18:38:32.236610733</dc:date>
          </office:change-info>
          <table:previous table:id="ct2687">
            <table:change-track-table-cell table:cell-address="Zadanie6.F92" table:formula="of:=[.E92]*[.D92]" office:value-type="float" office:value="264"/>
          </table:previous>
        </table:cell-content-change>
        <table:cell-content-change table:id="ct3693">
          <table:cell-address table:column="5" table:row="92" table:table="2"/>
          <office:change-info>
            <dc:creator> </dc:creator>
            <dc:date>2022-07-22T18:38:32.236639858</dc:date>
          </office:change-info>
          <table:previous table:id="ct2688">
            <table:change-track-table-cell table:cell-address="Zadanie6.F93" table:formula="of:=[.E93]*[.D93]" office:value-type="float" office:value="240"/>
          </table:previous>
        </table:cell-content-change>
        <table:cell-content-change table:id="ct3694">
          <table:cell-address table:column="5" table:row="93" table:table="2"/>
          <office:change-info>
            <dc:creator> </dc:creator>
            <dc:date>2022-07-22T18:38:32.236668711</dc:date>
          </office:change-info>
          <table:previous table:id="ct2689">
            <table:change-track-table-cell table:cell-address="Zadanie6.F94" table:formula="of:=[.E94]*[.D94]" office:value-type="float" office:value="240"/>
          </table:previous>
        </table:cell-content-change>
        <table:cell-content-change table:id="ct3695">
          <table:cell-address table:column="5" table:row="94" table:table="2"/>
          <office:change-info>
            <dc:creator> </dc:creator>
            <dc:date>2022-07-22T18:38:32.236698008</dc:date>
          </office:change-info>
          <table:previous table:id="ct2690">
            <table:change-track-table-cell table:cell-address="Zadanie6.F95" table:formula="of:=[.E95]*[.D95]" office:value-type="float" office:value="240"/>
          </table:previous>
        </table:cell-content-change>
        <table:cell-content-change table:id="ct3696">
          <table:cell-address table:column="5" table:row="95" table:table="2"/>
          <office:change-info>
            <dc:creator> </dc:creator>
            <dc:date>2022-07-22T18:38:32.236727402</dc:date>
          </office:change-info>
          <table:previous table:id="ct2691">
            <table:change-track-table-cell table:cell-address="Zadanie6.F96" table:formula="of:=[.E96]*[.D96]" office:value-type="float" office:value="240"/>
          </table:previous>
        </table:cell-content-change>
        <table:cell-content-change table:id="ct3697">
          <table:cell-address table:column="5" table:row="96" table:table="2"/>
          <office:change-info>
            <dc:creator> </dc:creator>
            <dc:date>2022-07-22T18:38:32.236756360</dc:date>
          </office:change-info>
          <table:previous table:id="ct2692">
            <table:change-track-table-cell table:cell-address="Zadanie6.F97" table:formula="of:=[.E97]*[.D97]" office:value-type="float" office:value="240"/>
          </table:previous>
        </table:cell-content-change>
        <table:cell-content-change table:id="ct3698">
          <table:cell-address table:column="5" table:row="97" table:table="2"/>
          <office:change-info>
            <dc:creator> </dc:creator>
            <dc:date>2022-07-22T18:38:32.236785846</dc:date>
          </office:change-info>
          <table:previous table:id="ct2693">
            <table:change-track-table-cell table:cell-address="Zadanie6.F98" table:formula="of:=[.E98]*[.D98]" office:value-type="float" office:value="240"/>
          </table:previous>
        </table:cell-content-change>
        <table:cell-content-change table:id="ct3699">
          <table:cell-address table:column="5" table:row="98" table:table="2"/>
          <office:change-info>
            <dc:creator> </dc:creator>
            <dc:date>2022-07-22T18:38:32.236814789</dc:date>
          </office:change-info>
          <table:previous table:id="ct2694">
            <table:change-track-table-cell table:cell-address="Zadanie6.F99" table:formula="of:=[.E99]*[.D99]" office:value-type="float" office:value="240"/>
          </table:previous>
        </table:cell-content-change>
        <table:cell-content-change table:id="ct3700">
          <table:cell-address table:column="5" table:row="99" table:table="2"/>
          <office:change-info>
            <dc:creator> </dc:creator>
            <dc:date>2022-07-22T18:38:32.236844498</dc:date>
          </office:change-info>
          <table:previous table:id="ct2695">
            <table:change-track-table-cell table:cell-address="Zadanie6.F100" table:formula="of:=[.E100]*[.D100]" office:value-type="float" office:value="216"/>
          </table:previous>
        </table:cell-content-change>
        <table:cell-content-change table:id="ct3701">
          <table:cell-address table:column="5" table:row="100" table:table="2"/>
          <office:change-info>
            <dc:creator> </dc:creator>
            <dc:date>2022-07-22T18:38:32.236873627</dc:date>
          </office:change-info>
          <table:previous table:id="ct2696">
            <table:change-track-table-cell table:cell-address="Zadanie6.F101" table:formula="of:=[.E101]*[.D101]" office:value-type="float" office:value="216"/>
          </table:previous>
        </table:cell-content-change>
        <table:cell-content-change table:id="ct3702">
          <table:cell-address table:column="5" table:row="101" table:table="2"/>
          <office:change-info>
            <dc:creator> </dc:creator>
            <dc:date>2022-07-22T18:38:32.236903004</dc:date>
          </office:change-info>
          <table:previous table:id="ct2697">
            <table:change-track-table-cell table:cell-address="Zadanie6.F102" table:formula="of:=[.E102]*[.D102]" office:value-type="float" office:value="216"/>
          </table:previous>
        </table:cell-content-change>
        <table:cell-content-change table:id="ct3703">
          <table:cell-address table:column="5" table:row="102" table:table="2"/>
          <office:change-info>
            <dc:creator> </dc:creator>
            <dc:date>2022-07-22T18:38:32.236932743</dc:date>
          </office:change-info>
          <table:previous table:id="ct2698">
            <table:change-track-table-cell table:cell-address="Zadanie6.F103" table:formula="of:=[.E103]*[.D103]" office:value-type="float" office:value="216"/>
          </table:previous>
        </table:cell-content-change>
        <table:cell-content-change table:id="ct3704">
          <table:cell-address table:column="5" table:row="103" table:table="2"/>
          <office:change-info>
            <dc:creator> </dc:creator>
            <dc:date>2022-07-22T18:38:32.236961911</dc:date>
          </office:change-info>
          <table:previous table:id="ct2699">
            <table:change-track-table-cell table:cell-address="Zadanie6.F104" table:formula="of:=[.E104]*[.D104]" office:value-type="float" office:value="216"/>
          </table:previous>
        </table:cell-content-change>
        <table:cell-content-change table:id="ct3705">
          <table:cell-address table:column="5" table:row="104" table:table="2"/>
          <office:change-info>
            <dc:creator> </dc:creator>
            <dc:date>2022-07-22T18:38:32.236991079</dc:date>
          </office:change-info>
          <table:previous table:id="ct2700">
            <table:change-track-table-cell table:cell-address="Zadanie6.F105" table:formula="of:=[.E105]*[.D105]" office:value-type="float" office:value="216"/>
          </table:previous>
        </table:cell-content-change>
        <table:cell-content-change table:id="ct3706">
          <table:cell-address table:column="5" table:row="105" table:table="2"/>
          <office:change-info>
            <dc:creator> </dc:creator>
            <dc:date>2022-07-22T18:38:32.237026001</dc:date>
          </office:change-info>
          <table:previous table:id="ct2701">
            <table:change-track-table-cell table:cell-address="Zadanie6.F106" table:formula="of:=[.E106]*[.D106]" office:value-type="float" office:value="216"/>
          </table:previous>
        </table:cell-content-change>
        <table:cell-content-change table:id="ct3707">
          <table:cell-address table:column="5" table:row="106" table:table="2"/>
          <office:change-info>
            <dc:creator> </dc:creator>
            <dc:date>2022-07-22T18:38:32.237067692</dc:date>
          </office:change-info>
          <table:previous table:id="ct2702">
            <table:change-track-table-cell table:cell-address="Zadanie6.F107" table:formula="of:=[.E107]*[.D107]" office:value-type="float" office:value="192"/>
          </table:previous>
        </table:cell-content-change>
        <table:cell-content-change table:id="ct3708">
          <table:cell-address table:column="5" table:row="107" table:table="2"/>
          <office:change-info>
            <dc:creator> </dc:creator>
            <dc:date>2022-07-22T18:38:32.237109916</dc:date>
          </office:change-info>
          <table:previous table:id="ct2703">
            <table:change-track-table-cell table:cell-address="Zadanie6.F108" table:formula="of:=[.E108]*[.D108]" office:value-type="float" office:value="192"/>
          </table:previous>
        </table:cell-content-change>
        <table:cell-content-change table:id="ct3709">
          <table:cell-address table:column="5" table:row="108" table:table="2"/>
          <office:change-info>
            <dc:creator> </dc:creator>
            <dc:date>2022-07-22T18:38:32.237150907</dc:date>
          </office:change-info>
          <table:previous table:id="ct2704">
            <table:change-track-table-cell table:cell-address="Zadanie6.F109" table:formula="of:=[.E109]*[.D109]" office:value-type="float" office:value="192"/>
          </table:previous>
        </table:cell-content-change>
        <table:cell-content-change table:id="ct3710">
          <table:cell-address table:column="5" table:row="109" table:table="2"/>
          <office:change-info>
            <dc:creator> </dc:creator>
            <dc:date>2022-07-22T18:38:32.237193228</dc:date>
          </office:change-info>
          <table:previous table:id="ct2705">
            <table:change-track-table-cell table:cell-address="Zadanie6.F110" table:formula="of:=[.E110]*[.D110]" office:value-type="float" office:value="192"/>
          </table:previous>
        </table:cell-content-change>
        <table:cell-content-change table:id="ct3711">
          <table:cell-address table:column="5" table:row="110" table:table="2"/>
          <office:change-info>
            <dc:creator> </dc:creator>
            <dc:date>2022-07-22T18:38:32.237232089</dc:date>
          </office:change-info>
          <table:previous table:id="ct2706">
            <table:change-track-table-cell table:cell-address="Zadanie6.F111" table:formula="of:=[.E111]*[.D111]" office:value-type="float" office:value="192"/>
          </table:previous>
        </table:cell-content-change>
        <table:cell-content-change table:id="ct3712">
          <table:cell-address table:column="5" table:row="111" table:table="2"/>
          <office:change-info>
            <dc:creator> </dc:creator>
            <dc:date>2022-07-22T18:38:32.237271192</dc:date>
          </office:change-info>
          <table:previous table:id="ct2707">
            <table:change-track-table-cell table:cell-address="Zadanie6.F112" table:formula="of:=[.E112]*[.D112]" office:value-type="float" office:value="192"/>
          </table:previous>
        </table:cell-content-change>
        <table:cell-content-change table:id="ct3713">
          <table:cell-address table:column="5" table:row="112" table:table="2"/>
          <office:change-info>
            <dc:creator> </dc:creator>
            <dc:date>2022-07-22T18:38:32.237311175</dc:date>
          </office:change-info>
          <table:previous table:id="ct2708">
            <table:change-track-table-cell table:cell-address="Zadanie6.F113" table:formula="of:=[.E113]*[.D113]" office:value-type="float" office:value="192"/>
          </table:previous>
        </table:cell-content-change>
        <table:cell-content-change table:id="ct3714">
          <table:cell-address table:column="5" table:row="113" table:table="2"/>
          <office:change-info>
            <dc:creator> </dc:creator>
            <dc:date>2022-07-22T18:38:32.237341934</dc:date>
          </office:change-info>
          <table:previous table:id="ct2709">
            <table:change-track-table-cell table:cell-address="Zadanie6.F114" table:formula="of:=[.E114]*[.D114]" office:value-type="float" office:value="174"/>
          </table:previous>
        </table:cell-content-change>
        <table:cell-content-change table:id="ct3715">
          <table:cell-address table:column="5" table:row="114" table:table="2"/>
          <office:change-info>
            <dc:creator> </dc:creator>
            <dc:date>2022-07-22T18:38:32.237371610</dc:date>
          </office:change-info>
          <table:previous table:id="ct2710">
            <table:change-track-table-cell table:cell-address="Zadanie6.F115" table:formula="of:=[.E115]*[.D115]" office:value-type="float" office:value="174"/>
          </table:previous>
        </table:cell-content-change>
        <table:cell-content-change table:id="ct3716">
          <table:cell-address table:column="5" table:row="115" table:table="2"/>
          <office:change-info>
            <dc:creator> </dc:creator>
            <dc:date>2022-07-22T18:38:32.237400724</dc:date>
          </office:change-info>
          <table:previous table:id="ct2711">
            <table:change-track-table-cell table:cell-address="Zadanie6.F116" table:formula="of:=[.E116]*[.D116]" office:value-type="float" office:value="174"/>
          </table:previous>
        </table:cell-content-change>
        <table:cell-content-change table:id="ct3717">
          <table:cell-address table:column="5" table:row="116" table:table="2"/>
          <office:change-info>
            <dc:creator> </dc:creator>
            <dc:date>2022-07-22T18:38:32.237429909</dc:date>
          </office:change-info>
          <table:previous table:id="ct2712">
            <table:change-track-table-cell table:cell-address="Zadanie6.F117" table:formula="of:=[.E117]*[.D117]" office:value-type="float" office:value="174"/>
          </table:previous>
        </table:cell-content-change>
        <table:cell-content-change table:id="ct3718">
          <table:cell-address table:column="5" table:row="117" table:table="2"/>
          <office:change-info>
            <dc:creator> </dc:creator>
            <dc:date>2022-07-22T18:38:32.237459078</dc:date>
          </office:change-info>
          <table:previous table:id="ct2713">
            <table:change-track-table-cell table:cell-address="Zadanie6.F118" table:formula="of:=[.E118]*[.D118]" office:value-type="float" office:value="174"/>
          </table:previous>
        </table:cell-content-change>
        <table:cell-content-change table:id="ct3719">
          <table:cell-address table:column="5" table:row="118" table:table="2"/>
          <office:change-info>
            <dc:creator> </dc:creator>
            <dc:date>2022-07-22T18:38:32.237488666</dc:date>
          </office:change-info>
          <table:previous table:id="ct2714">
            <table:change-track-table-cell table:cell-address="Zadanie6.F119" table:formula="of:=[.E119]*[.D119]" office:value-type="float" office:value="174"/>
          </table:previous>
        </table:cell-content-change>
        <table:cell-content-change table:id="ct3720">
          <table:cell-address table:column="5" table:row="119" table:table="2"/>
          <office:change-info>
            <dc:creator> </dc:creator>
            <dc:date>2022-07-22T18:38:32.237518267</dc:date>
          </office:change-info>
          <table:previous table:id="ct2715">
            <table:change-track-table-cell table:cell-address="Zadanie6.F120" table:formula="of:=[.E120]*[.D120]" office:value-type="float" office:value="174"/>
          </table:previous>
        </table:cell-content-change>
        <table:cell-content-change table:id="ct3721">
          <table:cell-address table:column="5" table:row="120" table:table="2"/>
          <office:change-info>
            <dc:creator> </dc:creator>
            <dc:date>2022-07-22T18:38:32.237547580</dc:date>
          </office:change-info>
          <table:previous table:id="ct2716">
            <table:change-track-table-cell table:cell-address="Zadanie6.F121" table:formula="of:=[.E121]*[.D121]" office:value-type="float" office:value="156"/>
          </table:previous>
        </table:cell-content-change>
        <table:cell-content-change table:id="ct3722">
          <table:cell-address table:column="5" table:row="121" table:table="2"/>
          <office:change-info>
            <dc:creator> </dc:creator>
            <dc:date>2022-07-22T18:38:32.237576819</dc:date>
          </office:change-info>
          <table:previous table:id="ct2717">
            <table:change-track-table-cell table:cell-address="Zadanie6.F122" table:formula="of:=[.E122]*[.D122]" office:value-type="float" office:value="156"/>
          </table:previous>
        </table:cell-content-change>
        <table:cell-content-change table:id="ct3723">
          <table:cell-address table:column="5" table:row="122" table:table="2"/>
          <office:change-info>
            <dc:creator> </dc:creator>
            <dc:date>2022-07-22T18:38:32.237606446</dc:date>
          </office:change-info>
          <table:previous table:id="ct2718">
            <table:change-track-table-cell table:cell-address="Zadanie6.F123" table:formula="of:=[.E123]*[.D123]" office:value-type="float" office:value="156"/>
          </table:previous>
        </table:cell-content-change>
        <table:cell-content-change table:id="ct3724">
          <table:cell-address table:column="5" table:row="123" table:table="2"/>
          <office:change-info>
            <dc:creator> </dc:creator>
            <dc:date>2022-07-22T18:38:32.237635369</dc:date>
          </office:change-info>
          <table:previous table:id="ct2719">
            <table:change-track-table-cell table:cell-address="Zadanie6.F124" table:formula="of:=[.E124]*[.D124]" office:value-type="float" office:value="156"/>
          </table:previous>
        </table:cell-content-change>
        <table:cell-content-change table:id="ct3725">
          <table:cell-address table:column="5" table:row="124" table:table="2"/>
          <office:change-info>
            <dc:creator> </dc:creator>
            <dc:date>2022-07-22T18:38:32.237665074</dc:date>
          </office:change-info>
          <table:previous table:id="ct2720">
            <table:change-track-table-cell table:cell-address="Zadanie6.F125" table:formula="of:=[.E125]*[.D125]" office:value-type="float" office:value="156"/>
          </table:previous>
        </table:cell-content-change>
        <table:cell-content-change table:id="ct3726">
          <table:cell-address table:column="5" table:row="125" table:table="2"/>
          <office:change-info>
            <dc:creator> </dc:creator>
            <dc:date>2022-07-22T18:38:32.237722899</dc:date>
          </office:change-info>
          <table:previous table:id="ct2721">
            <table:change-track-table-cell table:cell-address="Zadanie6.F126" table:formula="of:=[.E126]*[.D126]" office:value-type="float" office:value="156"/>
          </table:previous>
        </table:cell-content-change>
        <table:cell-content-change table:id="ct3727">
          <table:cell-address table:column="5" table:row="126" table:table="2"/>
          <office:change-info>
            <dc:creator> </dc:creator>
            <dc:date>2022-07-22T18:38:32.237753893</dc:date>
          </office:change-info>
          <table:previous table:id="ct2722">
            <table:change-track-table-cell table:cell-address="Zadanie6.F127" table:formula="of:=[.E127]*[.D127]" office:value-type="float" office:value="156"/>
          </table:previous>
        </table:cell-content-change>
        <table:cell-content-change table:id="ct3728">
          <table:cell-address table:column="5" table:row="127" table:table="2"/>
          <office:change-info>
            <dc:creator> </dc:creator>
            <dc:date>2022-07-22T18:38:32.237783536</dc:date>
          </office:change-info>
          <table:previous table:id="ct2723">
            <table:change-track-table-cell table:cell-address="Zadanie6.F128" table:formula="of:=[.E128]*[.D128]" office:value-type="float" office:value="138"/>
          </table:previous>
        </table:cell-content-change>
        <table:cell-content-change table:id="ct3729">
          <table:cell-address table:column="5" table:row="128" table:table="2"/>
          <office:change-info>
            <dc:creator> </dc:creator>
            <dc:date>2022-07-22T18:38:32.237812717</dc:date>
          </office:change-info>
          <table:previous table:id="ct2724">
            <table:change-track-table-cell table:cell-address="Zadanie6.F129" table:formula="of:=[.E129]*[.D129]" office:value-type="float" office:value="138"/>
          </table:previous>
        </table:cell-content-change>
        <table:cell-content-change table:id="ct3730">
          <table:cell-address table:column="5" table:row="129" table:table="2"/>
          <office:change-info>
            <dc:creator> </dc:creator>
            <dc:date>2022-07-22T18:38:32.237842472</dc:date>
          </office:change-info>
          <table:previous table:id="ct2725">
            <table:change-track-table-cell table:cell-address="Zadanie6.F130" table:formula="of:=[.E130]*[.D130]" office:value-type="float" office:value="138"/>
          </table:previous>
        </table:cell-content-change>
        <table:cell-content-change table:id="ct3731">
          <table:cell-address table:column="5" table:row="130" table:table="2"/>
          <office:change-info>
            <dc:creator> </dc:creator>
            <dc:date>2022-07-22T18:38:32.237874687</dc:date>
          </office:change-info>
          <table:previous table:id="ct2726">
            <table:change-track-table-cell table:cell-address="Zadanie6.F131" table:formula="of:=[.E131]*[.D131]" office:value-type="float" office:value="138"/>
          </table:previous>
        </table:cell-content-change>
        <table:cell-content-change table:id="ct3732">
          <table:cell-address table:column="5" table:row="131" table:table="2"/>
          <office:change-info>
            <dc:creator> </dc:creator>
            <dc:date>2022-07-22T18:38:32.237893356</dc:date>
          </office:change-info>
          <table:previous table:id="ct2727">
            <table:change-track-table-cell table:cell-address="Zadanie6.F132" table:formula="of:=[.E132]*[.D132]" office:value-type="float" office:value="138"/>
          </table:previous>
        </table:cell-content-change>
        <table:cell-content-change table:id="ct3733">
          <table:cell-address table:column="5" table:row="132" table:table="2"/>
          <office:change-info>
            <dc:creator> </dc:creator>
            <dc:date>2022-07-22T18:38:32.237910530</dc:date>
          </office:change-info>
          <table:previous table:id="ct2728">
            <table:change-track-table-cell table:cell-address="Zadanie6.F133" table:formula="of:=[.E133]*[.D133]" office:value-type="float" office:value="138"/>
          </table:previous>
        </table:cell-content-change>
        <table:cell-content-change table:id="ct3734">
          <table:cell-address table:column="5" table:row="133" table:table="2"/>
          <office:change-info>
            <dc:creator> </dc:creator>
            <dc:date>2022-07-22T18:38:32.237927438</dc:date>
          </office:change-info>
          <table:previous table:id="ct2729">
            <table:change-track-table-cell table:cell-address="Zadanie6.F134" table:formula="of:=[.E134]*[.D134]" office:value-type="float" office:value="138"/>
          </table:previous>
        </table:cell-content-change>
        <table:cell-content-change table:id="ct3735">
          <table:cell-address table:column="5" table:row="134" table:table="2"/>
          <office:change-info>
            <dc:creator> </dc:creator>
            <dc:date>2022-07-22T18:38:32.237944760</dc:date>
          </office:change-info>
          <table:previous table:id="ct2730">
            <table:change-track-table-cell table:cell-address="Zadanie6.F135" table:formula="of:=[.E135]*[.D135]" office:value-type="float" office:value="126"/>
          </table:previous>
        </table:cell-content-change>
        <table:cell-content-change table:id="ct3736">
          <table:cell-address table:column="5" table:row="135" table:table="2"/>
          <office:change-info>
            <dc:creator> </dc:creator>
            <dc:date>2022-07-22T18:38:32.237961844</dc:date>
          </office:change-info>
          <table:previous table:id="ct2731">
            <table:change-track-table-cell table:cell-address="Zadanie6.F136" table:formula="of:=[.E136]*[.D136]" office:value-type="float" office:value="126"/>
          </table:previous>
        </table:cell-content-change>
        <table:cell-content-change table:id="ct3737">
          <table:cell-address table:column="5" table:row="136" table:table="2"/>
          <office:change-info>
            <dc:creator> </dc:creator>
            <dc:date>2022-07-22T18:38:32.237978942</dc:date>
          </office:change-info>
          <table:previous table:id="ct2732">
            <table:change-track-table-cell table:cell-address="Zadanie6.F137" table:formula="of:=[.E137]*[.D137]" office:value-type="float" office:value="126"/>
          </table:previous>
        </table:cell-content-change>
        <table:cell-content-change table:id="ct3738">
          <table:cell-address table:column="5" table:row="137" table:table="2"/>
          <office:change-info>
            <dc:creator> </dc:creator>
            <dc:date>2022-07-22T18:38:32.237996052</dc:date>
          </office:change-info>
          <table:previous table:id="ct2733">
            <table:change-track-table-cell table:cell-address="Zadanie6.F138" table:formula="of:=[.E138]*[.D138]" office:value-type="float" office:value="126"/>
          </table:previous>
        </table:cell-content-change>
        <table:cell-content-change table:id="ct3739">
          <table:cell-address table:column="5" table:row="138" table:table="2"/>
          <office:change-info>
            <dc:creator> </dc:creator>
            <dc:date>2022-07-22T18:38:32.238013011</dc:date>
          </office:change-info>
          <table:previous table:id="ct2734">
            <table:change-track-table-cell table:cell-address="Zadanie6.F139" table:formula="of:=[.E139]*[.D139]" office:value-type="float" office:value="126"/>
          </table:previous>
        </table:cell-content-change>
        <table:cell-content-change table:id="ct3740">
          <table:cell-address table:column="5" table:row="139" table:table="2"/>
          <office:change-info>
            <dc:creator> </dc:creator>
            <dc:date>2022-07-22T18:38:32.238030104</dc:date>
          </office:change-info>
          <table:previous table:id="ct2735">
            <table:change-track-table-cell table:cell-address="Zadanie6.F140" table:formula="of:=[.E140]*[.D140]" office:value-type="float" office:value="126"/>
          </table:previous>
        </table:cell-content-change>
        <table:cell-content-change table:id="ct3741">
          <table:cell-address table:column="5" table:row="140" table:table="2"/>
          <office:change-info>
            <dc:creator> </dc:creator>
            <dc:date>2022-07-22T18:38:32.238050255</dc:date>
          </office:change-info>
          <table:previous table:id="ct2736">
            <table:change-track-table-cell table:cell-address="Zadanie6.F141" table:formula="of:=[.E141]*[.D141]" office:value-type="float" office:value="126"/>
          </table:previous>
        </table:cell-content-change>
        <table:cell-content-change table:id="ct3742">
          <table:cell-address table:column="5" table:row="141" table:table="2"/>
          <office:change-info>
            <dc:creator> </dc:creator>
            <dc:date>2022-07-22T18:38:32.238077919</dc:date>
          </office:change-info>
          <table:previous table:id="ct2737">
            <table:change-track-table-cell table:cell-address="Zadanie6.F142" table:formula="of:=[.E142]*[.D142]" office:value-type="float" office:value="114"/>
          </table:previous>
        </table:cell-content-change>
        <table:cell-content-change table:id="ct3743">
          <table:cell-address table:column="5" table:row="142" table:table="2"/>
          <office:change-info>
            <dc:creator> </dc:creator>
            <dc:date>2022-07-22T18:38:32.238107692</dc:date>
          </office:change-info>
          <table:previous table:id="ct2738">
            <table:change-track-table-cell table:cell-address="Zadanie6.F143" table:formula="of:=[.E143]*[.D143]" office:value-type="float" office:value="114"/>
          </table:previous>
        </table:cell-content-change>
        <table:cell-content-change table:id="ct3744">
          <table:cell-address table:column="5" table:row="143" table:table="2"/>
          <office:change-info>
            <dc:creator> </dc:creator>
            <dc:date>2022-07-22T18:38:32.238136317</dc:date>
          </office:change-info>
          <table:previous table:id="ct2739">
            <table:change-track-table-cell table:cell-address="Zadanie6.F144" table:formula="of:=[.E144]*[.D144]" office:value-type="float" office:value="114"/>
          </table:previous>
        </table:cell-content-change>
        <table:cell-content-change table:id="ct3745">
          <table:cell-address table:column="5" table:row="144" table:table="2"/>
          <office:change-info>
            <dc:creator> </dc:creator>
            <dc:date>2022-07-22T18:38:32.238164026</dc:date>
          </office:change-info>
          <table:previous table:id="ct2740">
            <table:change-track-table-cell table:cell-address="Zadanie6.F145" table:formula="of:=[.E145]*[.D145]" office:value-type="float" office:value="114"/>
          </table:previous>
        </table:cell-content-change>
        <table:cell-content-change table:id="ct3746">
          <table:cell-address table:column="5" table:row="145" table:table="2"/>
          <office:change-info>
            <dc:creator> </dc:creator>
            <dc:date>2022-07-22T18:38:32.238192673</dc:date>
          </office:change-info>
          <table:previous table:id="ct2741">
            <table:change-track-table-cell table:cell-address="Zadanie6.F146" table:formula="of:=[.E146]*[.D146]" office:value-type="float" office:value="114"/>
          </table:previous>
        </table:cell-content-change>
        <table:cell-content-change table:id="ct3747">
          <table:cell-address table:column="5" table:row="146" table:table="2"/>
          <office:change-info>
            <dc:creator> </dc:creator>
            <dc:date>2022-07-22T18:38:32.238221415</dc:date>
          </office:change-info>
          <table:previous table:id="ct2742">
            <table:change-track-table-cell table:cell-address="Zadanie6.F147" table:formula="of:=[.E147]*[.D147]" office:value-type="float" office:value="114"/>
          </table:previous>
        </table:cell-content-change>
        <table:cell-content-change table:id="ct3748">
          <table:cell-address table:column="5" table:row="147" table:table="2"/>
          <office:change-info>
            <dc:creator> </dc:creator>
            <dc:date>2022-07-22T18:38:32.238252635</dc:date>
          </office:change-info>
          <table:previous table:id="ct2743">
            <table:change-track-table-cell table:cell-address="Zadanie6.F148" table:formula="of:=[.E148]*[.D148]" office:value-type="float" office:value="114"/>
          </table:previous>
        </table:cell-content-change>
        <table:cell-content-change table:id="ct3749">
          <table:cell-address table:column="5" table:row="148" table:table="2"/>
          <office:change-info>
            <dc:creator> </dc:creator>
            <dc:date>2022-07-22T18:38:32.238280971</dc:date>
          </office:change-info>
          <table:previous table:id="ct2744">
            <table:change-track-table-cell table:cell-address="Zadanie6.F149" table:formula="of:=[.E149]*[.D149]" office:value-type="float" office:value="102"/>
          </table:previous>
        </table:cell-content-change>
        <table:cell-content-change table:id="ct3750">
          <table:cell-address table:column="5" table:row="149" table:table="2"/>
          <office:change-info>
            <dc:creator> </dc:creator>
            <dc:date>2022-07-22T18:38:32.238309987</dc:date>
          </office:change-info>
          <table:previous table:id="ct2745">
            <table:change-track-table-cell table:cell-address="Zadanie6.F150" table:formula="of:=[.E150]*[.D150]" office:value-type="float" office:value="102"/>
          </table:previous>
        </table:cell-content-change>
        <table:cell-content-change table:id="ct3751">
          <table:cell-address table:column="5" table:row="150" table:table="2"/>
          <office:change-info>
            <dc:creator> </dc:creator>
            <dc:date>2022-07-22T18:38:32.238338379</dc:date>
          </office:change-info>
          <table:previous table:id="ct2746">
            <table:change-track-table-cell table:cell-address="Zadanie6.F151" table:formula="of:=[.E151]*[.D151]" office:value-type="float" office:value="102"/>
          </table:previous>
        </table:cell-content-change>
        <table:cell-content-change table:id="ct3752">
          <table:cell-address table:column="5" table:row="151" table:table="2"/>
          <office:change-info>
            <dc:creator> </dc:creator>
            <dc:date>2022-07-22T18:38:32.238368622</dc:date>
          </office:change-info>
          <table:previous table:id="ct2747">
            <table:change-track-table-cell table:cell-address="Zadanie6.F152" table:formula="of:=[.E152]*[.D152]" office:value-type="float" office:value="102"/>
          </table:previous>
        </table:cell-content-change>
        <table:cell-content-change table:id="ct3753">
          <table:cell-address table:column="5" table:row="152" table:table="2"/>
          <office:change-info>
            <dc:creator> </dc:creator>
            <dc:date>2022-07-22T18:38:32.238398277</dc:date>
          </office:change-info>
          <table:previous table:id="ct2748">
            <table:change-track-table-cell table:cell-address="Zadanie6.F153" table:formula="of:=[.E153]*[.D153]" office:value-type="float" office:value="102"/>
          </table:previous>
        </table:cell-content-change>
        <table:cell-content-change table:id="ct3754">
          <table:cell-address table:column="5" table:row="153" table:table="2"/>
          <office:change-info>
            <dc:creator> </dc:creator>
            <dc:date>2022-07-22T18:38:32.238428743</dc:date>
          </office:change-info>
          <table:previous table:id="ct2749">
            <table:change-track-table-cell table:cell-address="Zadanie6.F154" table:formula="of:=[.E154]*[.D154]" office:value-type="float" office:value="102"/>
          </table:previous>
        </table:cell-content-change>
        <table:cell-content-change table:id="ct3755">
          <table:cell-address table:column="5" table:row="154" table:table="2"/>
          <office:change-info>
            <dc:creator> </dc:creator>
            <dc:date>2022-07-22T18:38:32.238459825</dc:date>
          </office:change-info>
          <table:previous table:id="ct2750">
            <table:change-track-table-cell table:cell-address="Zadanie6.F155" table:formula="of:=[.E155]*[.D155]" office:value-type="float" office:value="102"/>
          </table:previous>
        </table:cell-content-change>
        <table:cell-content-change table:id="ct3756">
          <table:cell-address table:column="5" table:row="155" table:table="2"/>
          <office:change-info>
            <dc:creator> </dc:creator>
            <dc:date>2022-07-22T18:38:32.238489996</dc:date>
          </office:change-info>
          <table:previous table:id="ct2751">
            <table:change-track-table-cell table:cell-address="Zadanie6.F156" table:formula="of:=[.E156]*[.D156]" office:value-type="float" office:value="90"/>
          </table:previous>
        </table:cell-content-change>
        <table:cell-content-change table:id="ct3757">
          <table:cell-address table:column="5" table:row="156" table:table="2"/>
          <office:change-info>
            <dc:creator> </dc:creator>
            <dc:date>2022-07-22T18:38:32.238520173</dc:date>
          </office:change-info>
          <table:previous table:id="ct2752">
            <table:change-track-table-cell table:cell-address="Zadanie6.F157" table:formula="of:=[.E157]*[.D157]" office:value-type="float" office:value="90"/>
          </table:previous>
        </table:cell-content-change>
        <table:cell-content-change table:id="ct3758">
          <table:cell-address table:column="5" table:row="157" table:table="2"/>
          <office:change-info>
            <dc:creator> </dc:creator>
            <dc:date>2022-07-22T18:38:32.238549336</dc:date>
          </office:change-info>
          <table:previous table:id="ct2753">
            <table:change-track-table-cell table:cell-address="Zadanie6.F158" table:formula="of:=[.E158]*[.D158]" office:value-type="float" office:value="90"/>
          </table:previous>
        </table:cell-content-change>
        <table:cell-content-change table:id="ct3759">
          <table:cell-address table:column="5" table:row="158" table:table="2"/>
          <office:change-info>
            <dc:creator> </dc:creator>
            <dc:date>2022-07-22T18:38:32.238579284</dc:date>
          </office:change-info>
          <table:previous table:id="ct2754">
            <table:change-track-table-cell table:cell-address="Zadanie6.F159" table:formula="of:=[.E159]*[.D159]" office:value-type="float" office:value="90"/>
          </table:previous>
        </table:cell-content-change>
        <table:cell-content-change table:id="ct3760">
          <table:cell-address table:column="5" table:row="159" table:table="2"/>
          <office:change-info>
            <dc:creator> </dc:creator>
            <dc:date>2022-07-22T18:38:32.238607558</dc:date>
          </office:change-info>
          <table:previous table:id="ct2755">
            <table:change-track-table-cell table:cell-address="Zadanie6.F160" table:formula="of:=[.E160]*[.D160]" office:value-type="float" office:value="90"/>
          </table:previous>
        </table:cell-content-change>
        <table:cell-content-change table:id="ct3761">
          <table:cell-address table:column="5" table:row="160" table:table="2"/>
          <office:change-info>
            <dc:creator> </dc:creator>
            <dc:date>2022-07-22T18:38:32.238634756</dc:date>
          </office:change-info>
          <table:previous table:id="ct2756">
            <table:change-track-table-cell table:cell-address="Zadanie6.F161" table:formula="of:=[.E161]*[.D161]" office:value-type="float" office:value="90"/>
          </table:previous>
        </table:cell-content-change>
        <table:cell-content-change table:id="ct3762">
          <table:cell-address table:column="9" table:row="168" table:table="2"/>
          <office:change-info>
            <dc:creator> </dc:creator>
            <dc:date>2022-07-22T18:38:37.471319516</dc:date>
          </office:change-info>
          <table:previous table:id="ct3601">
            <table:change-track-table-cell office:value-type="string">
              <text:p>#=SUM(J8:J161)</text:p>
            </table:change-track-table-cell>
          </table:previous>
        </table:cell-content-change>
        <table:cell-content-change table:id="ct3763">
          <table:cell-address table:column="10" table:row="167" table:table="2"/>
          <office:change-info>
            <dc:creator> </dc:creator>
            <dc:date>2022-07-22T18:38:46.047476281</dc:date>
          </office:change-info>
          <table:previous>
            <table:change-track-table-cell/>
          </table:previous>
        </table:cell-content-change>
        <table:cell-content-change table:id="ct3764">
          <table:cell-address table:column="10" table:row="168" table:table="2"/>
          <office:change-info>
            <dc:creator> </dc:creator>
            <dc:date>2022-07-22T18:38:49.072469350</dc:date>
          </office:change-info>
          <table:previous>
            <table:change-track-table-cell/>
          </table:previous>
        </table:cell-content-change>
        <table:cell-content-change table:id="ct3765">
          <table:cell-address table:column="9" table:row="169" table:table="2"/>
          <office:change-info>
            <dc:creator> </dc:creator>
            <dc:date>2022-07-22T18:38:53.125666726</dc:date>
          </office:change-info>
          <table:previous table:id="ct3600">
            <table:change-track-table-cell office:value-type="float" office:value="6811"/>
          </table:previous>
        </table:cell-content-change>
        <table:cell-content-change table:id="ct3766">
          <table:cell-address table:column="9" table:row="167" table:table="2"/>
          <office:change-info>
            <dc:creator> </dc:creator>
            <dc:date>2022-07-22T18:38:55.326137319</dc:date>
          </office:change-info>
          <table:previous table:id="ct3598">
            <table:change-track-table-cell office:value-type="string">
              <text:p>Samo owcze</text:p>
            </table:change-track-table-cell>
          </table:previous>
        </table:cell-content-change>
        <table:cell-content-change table:id="ct3767">
          <table:cell-address table:column="11" table:row="167" table:table="2"/>
          <office:change-info>
            <dc:creator> </dc:creator>
            <dc:date>2022-07-22T18:39:04.641425080</dc:date>
          </office:change-info>
          <table:previous>
            <table:change-track-table-cell/>
          </table:previous>
        </table:cell-content-change>
        <table:cell-content-change table:id="ct3768">
          <table:cell-address table:column="11" table:row="168" table:table="2"/>
          <office:change-info>
            <dc:creator> </dc:creator>
            <dc:date>2022-07-22T18:39:07.852836158</dc:date>
          </office:change-info>
          <table:previous>
            <table:change-track-table-cell/>
          </table:previous>
        </table:cell-content-change>
        <table:cell-content-change table:id="ct3769">
          <table:cell-address table:column="6" table:row="2" table:table="2"/>
          <office:change-info>
            <dc:creator> </dc:creator>
            <dc:date>2022-07-22T18:39:23.477448053</dc:date>
          </office:change-info>
          <table:previous table:id="ct2769">
            <table:change-track-table-cell table:cell-address="Zadanie6.G3" table:formula="of:=[.F3]/6" office:value-type="float" office:value="62.5"/>
          </table:previous>
        </table:cell-content-change>
        <table:cell-content-change table:id="ct3770">
          <table:cell-address table:column="6" table:row="3" table:table="2"/>
          <office:change-info>
            <dc:creator> </dc:creator>
            <dc:date>2022-07-22T18:39:28.905935826</dc:date>
          </office:change-info>
          <table:previous table:id="ct2770">
            <table:change-track-table-cell table:cell-address="Zadanie6.G4" table:formula="of:=[.F4]/6" office:value-type="float" office:value="62.5"/>
          </table:previous>
        </table:cell-content-change>
        <table:cell-content-change table:id="ct3771">
          <table:cell-address table:column="6" table:row="4" table:table="2"/>
          <office:change-info>
            <dc:creator> </dc:creator>
            <dc:date>2022-07-22T18:39:28.906117946</dc:date>
          </office:change-info>
          <table:previous table:id="ct2771">
            <table:change-track-table-cell table:cell-address="Zadanie6.G5" table:formula="of:=[.F5]/6" office:value-type="float" office:value="62.5"/>
          </table:previous>
        </table:cell-content-change>
        <table:cell-content-change table:id="ct3772">
          <table:cell-address table:column="6" table:row="5" table:table="2"/>
          <office:change-info>
            <dc:creator> </dc:creator>
            <dc:date>2022-07-22T18:39:28.906236220</dc:date>
          </office:change-info>
          <table:previous table:id="ct2772">
            <table:change-track-table-cell table:cell-address="Zadanie6.G6" table:formula="of:=[.F6]/6" office:value-type="float" office:value="62.5"/>
          </table:previous>
        </table:cell-content-change>
        <table:cell-content-change table:id="ct3773">
          <table:cell-address table:column="6" table:row="6" table:table="2"/>
          <office:change-info>
            <dc:creator> </dc:creator>
            <dc:date>2022-07-22T18:39:28.906332313</dc:date>
          </office:change-info>
          <table:previous table:id="ct2773">
            <table:change-track-table-cell table:cell-address="Zadanie6.G7" table:formula="of:=[.F7]/6" office:value-type="float" office:value="62.5"/>
          </table:previous>
        </table:cell-content-change>
        <table:cell-content-change table:id="ct3774">
          <table:cell-address table:column="6" table:row="7" table:table="2"/>
          <office:change-info>
            <dc:creator> </dc:creator>
            <dc:date>2022-07-22T18:39:28.906426798</dc:date>
          </office:change-info>
          <table:previous table:id="ct2774">
            <table:change-track-table-cell table:cell-address="Zadanie6.G8" table:formula="of:=[.F8]/6" office:value-type="float" office:value="62.5"/>
          </table:previous>
        </table:cell-content-change>
        <table:cell-content-change table:id="ct3775">
          <table:cell-address table:column="6" table:row="8" table:table="2"/>
          <office:change-info>
            <dc:creator> </dc:creator>
            <dc:date>2022-07-22T18:39:28.906523155</dc:date>
          </office:change-info>
          <table:previous table:id="ct2775">
            <table:change-track-table-cell table:cell-address="Zadanie6.G9" table:formula="of:=FLOOR([.F9]/6)" office:value-type="float" office:value="65"/>
          </table:previous>
        </table:cell-content-change>
        <table:cell-content-change table:id="ct3776">
          <table:cell-address table:column="6" table:row="9" table:table="2"/>
          <office:change-info>
            <dc:creator> </dc:creator>
            <dc:date>2022-07-22T18:39:28.906620523</dc:date>
          </office:change-info>
          <table:previous table:id="ct2776">
            <table:change-track-table-cell table:cell-address="Zadanie6.G10" table:formula="of:=FLOOR([.F10]/6)" office:value-type="float" office:value="65"/>
          </table:previous>
        </table:cell-content-change>
        <table:cell-content-change table:id="ct3777">
          <table:cell-address table:column="6" table:row="10" table:table="2"/>
          <office:change-info>
            <dc:creator> </dc:creator>
            <dc:date>2022-07-22T18:39:28.906717393</dc:date>
          </office:change-info>
          <table:previous table:id="ct2777">
            <table:change-track-table-cell table:cell-address="Zadanie6.G11" table:formula="of:=FLOOR([.F11]/6)" office:value-type="float" office:value="65"/>
          </table:previous>
        </table:cell-content-change>
        <table:cell-content-change table:id="ct3778">
          <table:cell-address table:column="6" table:row="11" table:table="2"/>
          <office:change-info>
            <dc:creator> </dc:creator>
            <dc:date>2022-07-22T18:39:28.906812105</dc:date>
          </office:change-info>
          <table:previous table:id="ct2778">
            <table:change-track-table-cell table:cell-address="Zadanie6.G12" table:formula="of:=FLOOR([.F12]/6)" office:value-type="float" office:value="65"/>
          </table:previous>
        </table:cell-content-change>
        <table:cell-content-change table:id="ct3779">
          <table:cell-address table:column="6" table:row="12" table:table="2"/>
          <office:change-info>
            <dc:creator> </dc:creator>
            <dc:date>2022-07-22T18:39:28.906909407</dc:date>
          </office:change-info>
          <table:previous table:id="ct2779">
            <table:change-track-table-cell table:cell-address="Zadanie6.G13" table:formula="of:=FLOOR([.F13]/6)" office:value-type="float" office:value="65"/>
          </table:previous>
        </table:cell-content-change>
        <table:cell-content-change table:id="ct3780">
          <table:cell-address table:column="6" table:row="13" table:table="2"/>
          <office:change-info>
            <dc:creator> </dc:creator>
            <dc:date>2022-07-22T18:39:28.907004539</dc:date>
          </office:change-info>
          <table:previous table:id="ct2780">
            <table:change-track-table-cell table:cell-address="Zadanie6.G14" table:formula="of:=FLOOR([.F14]/6)" office:value-type="float" office:value="65"/>
          </table:previous>
        </table:cell-content-change>
        <table:cell-content-change table:id="ct3781">
          <table:cell-address table:column="6" table:row="14" table:table="2"/>
          <office:change-info>
            <dc:creator> </dc:creator>
            <dc:date>2022-07-22T18:39:28.907097057</dc:date>
          </office:change-info>
          <table:previous table:id="ct2781">
            <table:change-track-table-cell table:cell-address="Zadanie6.G15" table:formula="of:=FLOOR([.F15]/6)" office:value-type="float" office:value="65"/>
          </table:previous>
        </table:cell-content-change>
        <table:cell-content-change table:id="ct3782">
          <table:cell-address table:column="6" table:row="15" table:table="2"/>
          <office:change-info>
            <dc:creator> </dc:creator>
            <dc:date>2022-07-22T18:39:28.907190516</dc:date>
          </office:change-info>
          <table:previous table:id="ct2782">
            <table:change-track-table-cell table:cell-address="Zadanie6.G16" table:formula="of:=FLOOR([.F16]/6)" office:value-type="float" office:value="67"/>
          </table:previous>
        </table:cell-content-change>
        <table:cell-content-change table:id="ct3783">
          <table:cell-address table:column="6" table:row="16" table:table="2"/>
          <office:change-info>
            <dc:creator> </dc:creator>
            <dc:date>2022-07-22T18:39:28.907285100</dc:date>
          </office:change-info>
          <table:previous table:id="ct2783">
            <table:change-track-table-cell table:cell-address="Zadanie6.G17" table:formula="of:=FLOOR([.F17]/6)" office:value-type="float" office:value="67"/>
          </table:previous>
        </table:cell-content-change>
        <table:cell-content-change table:id="ct3784">
          <table:cell-address table:column="6" table:row="17" table:table="2"/>
          <office:change-info>
            <dc:creator> </dc:creator>
            <dc:date>2022-07-22T18:39:28.907379247</dc:date>
          </office:change-info>
          <table:previous table:id="ct2784">
            <table:change-track-table-cell table:cell-address="Zadanie6.G18" table:formula="of:=FLOOR([.F18]/6)" office:value-type="float" office:value="67"/>
          </table:previous>
        </table:cell-content-change>
        <table:cell-content-change table:id="ct3785">
          <table:cell-address table:column="6" table:row="18" table:table="2"/>
          <office:change-info>
            <dc:creator> </dc:creator>
            <dc:date>2022-07-22T18:39:28.907473534</dc:date>
          </office:change-info>
          <table:previous table:id="ct2785">
            <table:change-track-table-cell table:cell-address="Zadanie6.G19" table:formula="of:=FLOOR([.F19]/6)" office:value-type="float" office:value="67"/>
          </table:previous>
        </table:cell-content-change>
        <table:cell-content-change table:id="ct3786">
          <table:cell-address table:column="6" table:row="19" table:table="2"/>
          <office:change-info>
            <dc:creator> </dc:creator>
            <dc:date>2022-07-22T18:39:28.907565696</dc:date>
          </office:change-info>
          <table:previous table:id="ct2786">
            <table:change-track-table-cell table:cell-address="Zadanie6.G20" table:formula="of:=FLOOR([.F20]/6)" office:value-type="float" office:value="67"/>
          </table:previous>
        </table:cell-content-change>
        <table:cell-content-change table:id="ct3787">
          <table:cell-address table:column="6" table:row="20" table:table="2"/>
          <office:change-info>
            <dc:creator> </dc:creator>
            <dc:date>2022-07-22T18:39:28.907660660</dc:date>
          </office:change-info>
          <table:previous table:id="ct2787">
            <table:change-track-table-cell table:cell-address="Zadanie6.G21" table:formula="of:=FLOOR([.F21]/6)" office:value-type="float" office:value="67"/>
          </table:previous>
        </table:cell-content-change>
        <table:cell-content-change table:id="ct3788">
          <table:cell-address table:column="6" table:row="21" table:table="2"/>
          <office:change-info>
            <dc:creator> </dc:creator>
            <dc:date>2022-07-22T18:39:28.907753721</dc:date>
          </office:change-info>
          <table:previous table:id="ct2788">
            <table:change-track-table-cell table:cell-address="Zadanie6.G22" table:formula="of:=FLOOR([.F22]/6)" office:value-type="float" office:value="67"/>
          </table:previous>
        </table:cell-content-change>
        <table:cell-content-change table:id="ct3789">
          <table:cell-address table:column="6" table:row="22" table:table="2"/>
          <office:change-info>
            <dc:creator> </dc:creator>
            <dc:date>2022-07-22T18:39:28.907846956</dc:date>
          </office:change-info>
          <table:previous table:id="ct2789">
            <table:change-track-table-cell table:cell-address="Zadanie6.G23" table:formula="of:=FLOOR([.F23]/6)" office:value-type="float" office:value="70"/>
          </table:previous>
        </table:cell-content-change>
        <table:cell-content-change table:id="ct3790">
          <table:cell-address table:column="6" table:row="23" table:table="2"/>
          <office:change-info>
            <dc:creator> </dc:creator>
            <dc:date>2022-07-22T18:39:28.907945298</dc:date>
          </office:change-info>
          <table:previous table:id="ct2790">
            <table:change-track-table-cell table:cell-address="Zadanie6.G24" table:formula="of:=FLOOR([.F24]/6)" office:value-type="float" office:value="70"/>
          </table:previous>
        </table:cell-content-change>
        <table:cell-content-change table:id="ct3791">
          <table:cell-address table:column="6" table:row="24" table:table="2"/>
          <office:change-info>
            <dc:creator> </dc:creator>
            <dc:date>2022-07-22T18:39:28.908051164</dc:date>
          </office:change-info>
          <table:previous table:id="ct2791">
            <table:change-track-table-cell table:cell-address="Zadanie6.G25" table:formula="of:=FLOOR([.F25]/6)" office:value-type="float" office:value="70"/>
          </table:previous>
        </table:cell-content-change>
        <table:cell-content-change table:id="ct3792">
          <table:cell-address table:column="6" table:row="25" table:table="2"/>
          <office:change-info>
            <dc:creator> </dc:creator>
            <dc:date>2022-07-22T18:39:28.908129805</dc:date>
          </office:change-info>
          <table:previous table:id="ct2792">
            <table:change-track-table-cell table:cell-address="Zadanie6.G26" table:formula="of:=FLOOR([.F26]/6)" office:value-type="float" office:value="70"/>
          </table:previous>
        </table:cell-content-change>
        <table:cell-content-change table:id="ct3793">
          <table:cell-address table:column="6" table:row="26" table:table="2"/>
          <office:change-info>
            <dc:creator> </dc:creator>
            <dc:date>2022-07-22T18:39:28.908199224</dc:date>
          </office:change-info>
          <table:previous table:id="ct2793">
            <table:change-track-table-cell table:cell-address="Zadanie6.G27" table:formula="of:=FLOOR([.F27]/6)" office:value-type="float" office:value="70"/>
          </table:previous>
        </table:cell-content-change>
        <table:cell-content-change table:id="ct3794">
          <table:cell-address table:column="6" table:row="27" table:table="2"/>
          <office:change-info>
            <dc:creator> </dc:creator>
            <dc:date>2022-07-22T18:39:28.908266214</dc:date>
          </office:change-info>
          <table:previous table:id="ct2794">
            <table:change-track-table-cell table:cell-address="Zadanie6.G28" table:formula="of:=FLOOR([.F28]/6)" office:value-type="float" office:value="70"/>
          </table:previous>
        </table:cell-content-change>
        <table:cell-content-change table:id="ct3795">
          <table:cell-address table:column="6" table:row="28" table:table="2"/>
          <office:change-info>
            <dc:creator> </dc:creator>
            <dc:date>2022-07-22T18:39:28.908333644</dc:date>
          </office:change-info>
          <table:previous table:id="ct2795">
            <table:change-track-table-cell table:cell-address="Zadanie6.G29" table:formula="of:=FLOOR([.F29]/6)" office:value-type="float" office:value="70"/>
          </table:previous>
        </table:cell-content-change>
        <table:cell-content-change table:id="ct3796">
          <table:cell-address table:column="6" table:row="29" table:table="2"/>
          <office:change-info>
            <dc:creator> </dc:creator>
            <dc:date>2022-07-22T18:39:28.908400862</dc:date>
          </office:change-info>
          <table:previous table:id="ct2796">
            <table:change-track-table-cell table:cell-address="Zadanie6.G30" table:formula="of:=FLOOR([.F30]/6)" office:value-type="float" office:value="72"/>
          </table:previous>
        </table:cell-content-change>
        <table:cell-content-change table:id="ct3797">
          <table:cell-address table:column="6" table:row="30" table:table="2"/>
          <office:change-info>
            <dc:creator> </dc:creator>
            <dc:date>2022-07-22T18:39:28.908468151</dc:date>
          </office:change-info>
          <table:previous table:id="ct2797">
            <table:change-track-table-cell table:cell-address="Zadanie6.G31" table:formula="of:=FLOOR([.F31]/6)" office:value-type="float" office:value="72"/>
          </table:previous>
        </table:cell-content-change>
        <table:cell-content-change table:id="ct3798">
          <table:cell-address table:column="6" table:row="31" table:table="2"/>
          <office:change-info>
            <dc:creator> </dc:creator>
            <dc:date>2022-07-22T18:39:28.908535287</dc:date>
          </office:change-info>
          <table:previous table:id="ct2798">
            <table:change-track-table-cell table:cell-address="Zadanie6.G32" table:formula="of:=FLOOR([.F32]/6)" office:value-type="float" office:value="72"/>
          </table:previous>
        </table:cell-content-change>
        <table:cell-content-change table:id="ct3799">
          <table:cell-address table:column="6" table:row="32" table:table="2"/>
          <office:change-info>
            <dc:creator> </dc:creator>
            <dc:date>2022-07-22T18:39:28.908603036</dc:date>
          </office:change-info>
          <table:previous table:id="ct2799">
            <table:change-track-table-cell table:cell-address="Zadanie6.G33" table:formula="of:=FLOOR([.F33]/6)" office:value-type="float" office:value="72"/>
          </table:previous>
        </table:cell-content-change>
        <table:cell-content-change table:id="ct3800">
          <table:cell-address table:column="6" table:row="33" table:table="2"/>
          <office:change-info>
            <dc:creator> </dc:creator>
            <dc:date>2022-07-22T18:39:28.908669831</dc:date>
          </office:change-info>
          <table:previous table:id="ct2800">
            <table:change-track-table-cell table:cell-address="Zadanie6.G34" table:formula="of:=FLOOR([.F34]/6)" office:value-type="float" office:value="72"/>
          </table:previous>
        </table:cell-content-change>
        <table:cell-content-change table:id="ct3801">
          <table:cell-address table:column="6" table:row="34" table:table="2"/>
          <office:change-info>
            <dc:creator> </dc:creator>
            <dc:date>2022-07-22T18:39:28.908737844</dc:date>
          </office:change-info>
          <table:previous table:id="ct2801">
            <table:change-track-table-cell table:cell-address="Zadanie6.G35" table:formula="of:=FLOOR([.F35]/6)" office:value-type="float" office:value="72"/>
          </table:previous>
        </table:cell-content-change>
        <table:cell-content-change table:id="ct3802">
          <table:cell-address table:column="6" table:row="35" table:table="2"/>
          <office:change-info>
            <dc:creator> </dc:creator>
            <dc:date>2022-07-22T18:39:28.908804952</dc:date>
          </office:change-info>
          <table:previous table:id="ct2802">
            <table:change-track-table-cell table:cell-address="Zadanie6.G36" table:formula="of:=FLOOR([.F36]/6)" office:value-type="float" office:value="72"/>
          </table:previous>
        </table:cell-content-change>
        <table:cell-content-change table:id="ct3803">
          <table:cell-address table:column="6" table:row="36" table:table="2"/>
          <office:change-info>
            <dc:creator> </dc:creator>
            <dc:date>2022-07-22T18:39:28.908872422</dc:date>
          </office:change-info>
          <table:previous table:id="ct2803">
            <table:change-track-table-cell table:cell-address="Zadanie6.G37" table:formula="of:=FLOOR([.F37]/6)" office:value-type="float" office:value="75"/>
          </table:previous>
        </table:cell-content-change>
        <table:cell-content-change table:id="ct3804">
          <table:cell-address table:column="6" table:row="37" table:table="2"/>
          <office:change-info>
            <dc:creator> </dc:creator>
            <dc:date>2022-07-22T18:39:28.908939657</dc:date>
          </office:change-info>
          <table:previous table:id="ct2804">
            <table:change-track-table-cell table:cell-address="Zadanie6.G38" table:formula="of:=FLOOR([.F38]/6)" office:value-type="float" office:value="75"/>
          </table:previous>
        </table:cell-content-change>
        <table:cell-content-change table:id="ct3805">
          <table:cell-address table:column="6" table:row="38" table:table="2"/>
          <office:change-info>
            <dc:creator> </dc:creator>
            <dc:date>2022-07-22T18:39:28.909007894</dc:date>
          </office:change-info>
          <table:previous table:id="ct2805">
            <table:change-track-table-cell table:cell-address="Zadanie6.G39" table:formula="of:=FLOOR([.F39]/6)" office:value-type="float" office:value="75"/>
          </table:previous>
        </table:cell-content-change>
        <table:cell-content-change table:id="ct3806">
          <table:cell-address table:column="6" table:row="39" table:table="2"/>
          <office:change-info>
            <dc:creator> </dc:creator>
            <dc:date>2022-07-22T18:39:28.909074598</dc:date>
          </office:change-info>
          <table:previous table:id="ct2806">
            <table:change-track-table-cell table:cell-address="Zadanie6.G40" table:formula="of:=FLOOR([.F40]/6)" office:value-type="float" office:value="75"/>
          </table:previous>
        </table:cell-content-change>
        <table:cell-content-change table:id="ct3807">
          <table:cell-address table:column="6" table:row="40" table:table="2"/>
          <office:change-info>
            <dc:creator> </dc:creator>
            <dc:date>2022-07-22T18:39:28.909142728</dc:date>
          </office:change-info>
          <table:previous table:id="ct2807">
            <table:change-track-table-cell table:cell-address="Zadanie6.G41" table:formula="of:=FLOOR([.F41]/6)" office:value-type="float" office:value="75"/>
          </table:previous>
        </table:cell-content-change>
        <table:cell-content-change table:id="ct3808">
          <table:cell-address table:column="6" table:row="41" table:table="2"/>
          <office:change-info>
            <dc:creator> </dc:creator>
            <dc:date>2022-07-22T18:39:28.909209800</dc:date>
          </office:change-info>
          <table:previous table:id="ct2808">
            <table:change-track-table-cell table:cell-address="Zadanie6.G42" table:formula="of:=FLOOR([.F42]/6)" office:value-type="float" office:value="75"/>
          </table:previous>
        </table:cell-content-change>
        <table:cell-content-change table:id="ct3809">
          <table:cell-address table:column="6" table:row="42" table:table="2"/>
          <office:change-info>
            <dc:creator> </dc:creator>
            <dc:date>2022-07-22T18:39:28.909277828</dc:date>
          </office:change-info>
          <table:previous table:id="ct2809">
            <table:change-track-table-cell table:cell-address="Zadanie6.G43" table:formula="of:=FLOOR([.F43]/6)" office:value-type="float" office:value="75"/>
          </table:previous>
        </table:cell-content-change>
        <table:cell-content-change table:id="ct3810">
          <table:cell-address table:column="6" table:row="43" table:table="2"/>
          <office:change-info>
            <dc:creator> </dc:creator>
            <dc:date>2022-07-22T18:39:28.909344920</dc:date>
          </office:change-info>
          <table:previous table:id="ct2810">
            <table:change-track-table-cell table:cell-address="Zadanie6.G44" table:formula="of:=FLOOR([.F44]/6)" office:value-type="float" office:value="77"/>
          </table:previous>
        </table:cell-content-change>
        <table:cell-content-change table:id="ct3811">
          <table:cell-address table:column="6" table:row="44" table:table="2"/>
          <office:change-info>
            <dc:creator> </dc:creator>
            <dc:date>2022-07-22T18:39:28.909413372</dc:date>
          </office:change-info>
          <table:previous table:id="ct2811">
            <table:change-track-table-cell table:cell-address="Zadanie6.G45" table:formula="of:=FLOOR([.F45]/6)" office:value-type="float" office:value="77"/>
          </table:previous>
        </table:cell-content-change>
        <table:cell-content-change table:id="ct3812">
          <table:cell-address table:column="6" table:row="45" table:table="2"/>
          <office:change-info>
            <dc:creator> </dc:creator>
            <dc:date>2022-07-22T18:39:28.909480855</dc:date>
          </office:change-info>
          <table:previous table:id="ct2812">
            <table:change-track-table-cell table:cell-address="Zadanie6.G46" table:formula="of:=FLOOR([.F46]/6)" office:value-type="float" office:value="77"/>
          </table:previous>
        </table:cell-content-change>
        <table:cell-content-change table:id="ct3813">
          <table:cell-address table:column="6" table:row="46" table:table="2"/>
          <office:change-info>
            <dc:creator> </dc:creator>
            <dc:date>2022-07-22T18:39:28.909549215</dc:date>
          </office:change-info>
          <table:previous table:id="ct2813">
            <table:change-track-table-cell table:cell-address="Zadanie6.G47" table:formula="of:=FLOOR([.F47]/6)" office:value-type="float" office:value="77"/>
          </table:previous>
        </table:cell-content-change>
        <table:cell-content-change table:id="ct3814">
          <table:cell-address table:column="6" table:row="47" table:table="2"/>
          <office:change-info>
            <dc:creator> </dc:creator>
            <dc:date>2022-07-22T18:39:28.909617082</dc:date>
          </office:change-info>
          <table:previous table:id="ct2814">
            <table:change-track-table-cell table:cell-address="Zadanie6.G48" table:formula="of:=FLOOR([.F48]/6)" office:value-type="float" office:value="77"/>
          </table:previous>
        </table:cell-content-change>
        <table:cell-content-change table:id="ct3815">
          <table:cell-address table:column="6" table:row="48" table:table="2"/>
          <office:change-info>
            <dc:creator> </dc:creator>
            <dc:date>2022-07-22T18:39:28.909714008</dc:date>
          </office:change-info>
          <table:previous table:id="ct2815">
            <table:change-track-table-cell table:cell-address="Zadanie6.G49" table:formula="of:=FLOOR([.F49]/6)" office:value-type="float" office:value="77"/>
          </table:previous>
        </table:cell-content-change>
        <table:cell-content-change table:id="ct3816">
          <table:cell-address table:column="6" table:row="49" table:table="2"/>
          <office:change-info>
            <dc:creator> </dc:creator>
            <dc:date>2022-07-22T18:39:28.909809190</dc:date>
          </office:change-info>
          <table:previous table:id="ct2816">
            <table:change-track-table-cell table:cell-address="Zadanie6.G50" table:formula="of:=FLOOR([.F50]/6)" office:value-type="float" office:value="77"/>
          </table:previous>
        </table:cell-content-change>
        <table:cell-content-change table:id="ct3817">
          <table:cell-address table:column="6" table:row="50" table:table="2"/>
          <office:change-info>
            <dc:creator> </dc:creator>
            <dc:date>2022-07-22T18:39:28.909927745</dc:date>
          </office:change-info>
          <table:previous table:id="ct2817">
            <table:change-track-table-cell table:cell-address="Zadanie6.G51" table:formula="of:=FLOOR([.F51]/6)" office:value-type="float" office:value="80"/>
          </table:previous>
        </table:cell-content-change>
        <table:cell-content-change table:id="ct3818">
          <table:cell-address table:column="6" table:row="51" table:table="2"/>
          <office:change-info>
            <dc:creator> </dc:creator>
            <dc:date>2022-07-22T18:39:28.910015551</dc:date>
          </office:change-info>
          <table:previous table:id="ct2818">
            <table:change-track-table-cell table:cell-address="Zadanie6.G52" table:formula="of:=FLOOR([.F52]/6)" office:value-type="float" office:value="80"/>
          </table:previous>
        </table:cell-content-change>
        <table:cell-content-change table:id="ct3819">
          <table:cell-address table:column="6" table:row="52" table:table="2"/>
          <office:change-info>
            <dc:creator> </dc:creator>
            <dc:date>2022-07-22T18:39:28.910101586</dc:date>
          </office:change-info>
          <table:previous table:id="ct2819">
            <table:change-track-table-cell table:cell-address="Zadanie6.G53" table:formula="of:=FLOOR([.F53]/6)" office:value-type="float" office:value="80"/>
          </table:previous>
        </table:cell-content-change>
        <table:cell-content-change table:id="ct3820">
          <table:cell-address table:column="6" table:row="53" table:table="2"/>
          <office:change-info>
            <dc:creator> </dc:creator>
            <dc:date>2022-07-22T18:39:28.910187342</dc:date>
          </office:change-info>
          <table:previous table:id="ct2820">
            <table:change-track-table-cell table:cell-address="Zadanie6.G54" table:formula="of:=FLOOR([.F54]/6)" office:value-type="float" office:value="80"/>
          </table:previous>
        </table:cell-content-change>
        <table:cell-content-change table:id="ct3821">
          <table:cell-address table:column="6" table:row="54" table:table="2"/>
          <office:change-info>
            <dc:creator> </dc:creator>
            <dc:date>2022-07-22T18:39:28.910288406</dc:date>
          </office:change-info>
          <table:previous table:id="ct2821">
            <table:change-track-table-cell table:cell-address="Zadanie6.G55" table:formula="of:=FLOOR([.F55]/6)" office:value-type="float" office:value="80"/>
          </table:previous>
        </table:cell-content-change>
        <table:cell-content-change table:id="ct3822">
          <table:cell-address table:column="6" table:row="55" table:table="2"/>
          <office:change-info>
            <dc:creator> </dc:creator>
            <dc:date>2022-07-22T18:39:28.910376567</dc:date>
          </office:change-info>
          <table:previous table:id="ct2822">
            <table:change-track-table-cell table:cell-address="Zadanie6.G56" table:formula="of:=FLOOR([.F56]/6)" office:value-type="float" office:value="80"/>
          </table:previous>
        </table:cell-content-change>
        <table:cell-content-change table:id="ct3823">
          <table:cell-address table:column="6" table:row="56" table:table="2"/>
          <office:change-info>
            <dc:creator> </dc:creator>
            <dc:date>2022-07-22T18:39:28.910448667</dc:date>
          </office:change-info>
          <table:previous table:id="ct2823">
            <table:change-track-table-cell table:cell-address="Zadanie6.G57" table:formula="of:=FLOOR([.F57]/6)" office:value-type="float" office:value="80"/>
          </table:previous>
        </table:cell-content-change>
        <table:cell-content-change table:id="ct3824">
          <table:cell-address table:column="6" table:row="57" table:table="2"/>
          <office:change-info>
            <dc:creator> </dc:creator>
            <dc:date>2022-07-22T18:39:28.910518002</dc:date>
          </office:change-info>
          <table:previous table:id="ct2824">
            <table:change-track-table-cell table:cell-address="Zadanie6.G58" table:formula="of:=FLOOR([.F58]/6)" office:value-type="float" office:value="83"/>
          </table:previous>
        </table:cell-content-change>
        <table:cell-content-change table:id="ct3825">
          <table:cell-address table:column="6" table:row="58" table:table="2"/>
          <office:change-info>
            <dc:creator> </dc:creator>
            <dc:date>2022-07-22T18:39:28.910587307</dc:date>
          </office:change-info>
          <table:previous table:id="ct2825">
            <table:change-track-table-cell table:cell-address="Zadanie6.G59" table:formula="of:=FLOOR([.F59]/6)" office:value-type="float" office:value="83"/>
          </table:previous>
        </table:cell-content-change>
        <table:cell-content-change table:id="ct3826">
          <table:cell-address table:column="6" table:row="59" table:table="2"/>
          <office:change-info>
            <dc:creator> </dc:creator>
            <dc:date>2022-07-22T18:39:28.910655212</dc:date>
          </office:change-info>
          <table:previous table:id="ct2826">
            <table:change-track-table-cell table:cell-address="Zadanie6.G60" table:formula="of:=FLOOR([.F60]/6)" office:value-type="float" office:value="83"/>
          </table:previous>
        </table:cell-content-change>
        <table:cell-content-change table:id="ct3827">
          <table:cell-address table:column="6" table:row="60" table:table="2"/>
          <office:change-info>
            <dc:creator> </dc:creator>
            <dc:date>2022-07-22T18:39:28.910723894</dc:date>
          </office:change-info>
          <table:previous table:id="ct2827">
            <table:change-track-table-cell table:cell-address="Zadanie6.G61" table:formula="of:=FLOOR([.F61]/6)" office:value-type="float" office:value="83"/>
          </table:previous>
        </table:cell-content-change>
        <table:cell-content-change table:id="ct3828">
          <table:cell-address table:column="6" table:row="61" table:table="2"/>
          <office:change-info>
            <dc:creator> </dc:creator>
            <dc:date>2022-07-22T18:39:28.910792637</dc:date>
          </office:change-info>
          <table:previous table:id="ct2828">
            <table:change-track-table-cell table:cell-address="Zadanie6.G62" table:formula="of:=FLOOR([.F62]/6)" office:value-type="float" office:value="83"/>
          </table:previous>
        </table:cell-content-change>
        <table:cell-content-change table:id="ct3829">
          <table:cell-address table:column="6" table:row="62" table:table="2"/>
          <office:change-info>
            <dc:creator> </dc:creator>
            <dc:date>2022-07-22T18:39:28.910874587</dc:date>
          </office:change-info>
          <table:previous table:id="ct2829">
            <table:change-track-table-cell table:cell-address="Zadanie6.G63" table:formula="of:=FLOOR([.F63]/6)" office:value-type="float" office:value="83"/>
          </table:previous>
        </table:cell-content-change>
        <table:cell-content-change table:id="ct3830">
          <table:cell-address table:column="6" table:row="63" table:table="2"/>
          <office:change-info>
            <dc:creator> </dc:creator>
            <dc:date>2022-07-22T18:39:28.910955467</dc:date>
          </office:change-info>
          <table:previous table:id="ct2830">
            <table:change-track-table-cell table:cell-address="Zadanie6.G64" table:formula="of:=FLOOR([.F64]/6)" office:value-type="float" office:value="83"/>
          </table:previous>
        </table:cell-content-change>
        <table:cell-content-change table:id="ct3831">
          <table:cell-address table:column="6" table:row="64" table:table="2"/>
          <office:change-info>
            <dc:creator> </dc:creator>
            <dc:date>2022-07-22T18:39:28.911026154</dc:date>
          </office:change-info>
          <table:previous table:id="ct2831">
            <table:change-track-table-cell table:cell-address="Zadanie6.G65" table:formula="of:=FLOOR([.F65]/6)" office:value-type="float" office:value="75"/>
          </table:previous>
        </table:cell-content-change>
        <table:cell-content-change table:id="ct3832">
          <table:cell-address table:column="6" table:row="65" table:table="2"/>
          <office:change-info>
            <dc:creator> </dc:creator>
            <dc:date>2022-07-22T18:39:28.911094920</dc:date>
          </office:change-info>
          <table:previous table:id="ct2832">
            <table:change-track-table-cell table:cell-address="Zadanie6.G66" table:formula="of:=FLOOR([.F66]/6)" office:value-type="float" office:value="75"/>
          </table:previous>
        </table:cell-content-change>
        <table:cell-content-change table:id="ct3833">
          <table:cell-address table:column="6" table:row="66" table:table="2"/>
          <office:change-info>
            <dc:creator> </dc:creator>
            <dc:date>2022-07-22T18:39:28.911164840</dc:date>
          </office:change-info>
          <table:previous table:id="ct2833">
            <table:change-track-table-cell table:cell-address="Zadanie6.G67" table:formula="of:=FLOOR([.F67]/6)" office:value-type="float" office:value="75"/>
          </table:previous>
        </table:cell-content-change>
        <table:cell-content-change table:id="ct3834">
          <table:cell-address table:column="6" table:row="67" table:table="2"/>
          <office:change-info>
            <dc:creator> </dc:creator>
            <dc:date>2022-07-22T18:39:28.911232587</dc:date>
          </office:change-info>
          <table:previous table:id="ct2834">
            <table:change-track-table-cell table:cell-address="Zadanie6.G68" table:formula="of:=FLOOR([.F68]/6)" office:value-type="float" office:value="75"/>
          </table:previous>
        </table:cell-content-change>
        <table:cell-content-change table:id="ct3835">
          <table:cell-address table:column="6" table:row="68" table:table="2"/>
          <office:change-info>
            <dc:creator> </dc:creator>
            <dc:date>2022-07-22T18:39:28.911301559</dc:date>
          </office:change-info>
          <table:previous table:id="ct2835">
            <table:change-track-table-cell table:cell-address="Zadanie6.G69" table:formula="of:=FLOOR([.F69]/6)" office:value-type="float" office:value="75"/>
          </table:previous>
        </table:cell-content-change>
        <table:cell-content-change table:id="ct3836">
          <table:cell-address table:column="6" table:row="69" table:table="2"/>
          <office:change-info>
            <dc:creator> </dc:creator>
            <dc:date>2022-07-22T18:39:28.911369502</dc:date>
          </office:change-info>
          <table:previous table:id="ct2836">
            <table:change-track-table-cell table:cell-address="Zadanie6.G70" table:formula="of:=FLOOR([.F70]/6)" office:value-type="float" office:value="75"/>
          </table:previous>
        </table:cell-content-change>
        <table:cell-content-change table:id="ct3837">
          <table:cell-address table:column="6" table:row="70" table:table="2"/>
          <office:change-info>
            <dc:creator> </dc:creator>
            <dc:date>2022-07-22T18:39:28.911438345</dc:date>
          </office:change-info>
          <table:previous table:id="ct2837">
            <table:change-track-table-cell table:cell-address="Zadanie6.G71" table:formula="of:=FLOOR([.F71]/6)" office:value-type="float" office:value="75"/>
          </table:previous>
        </table:cell-content-change>
        <table:cell-content-change table:id="ct3838">
          <table:cell-address table:column="6" table:row="71" table:table="2"/>
          <office:change-info>
            <dc:creator> </dc:creator>
            <dc:date>2022-07-22T18:39:28.911506600</dc:date>
          </office:change-info>
          <table:previous table:id="ct2838">
            <table:change-track-table-cell table:cell-address="Zadanie6.G72" table:formula="of:=FLOOR([.F72]/6)" office:value-type="float" office:value="67"/>
          </table:previous>
        </table:cell-content-change>
        <table:cell-content-change table:id="ct3839">
          <table:cell-address table:column="6" table:row="72" table:table="2"/>
          <office:change-info>
            <dc:creator> </dc:creator>
            <dc:date>2022-07-22T18:39:28.911575865</dc:date>
          </office:change-info>
          <table:previous table:id="ct2839">
            <table:change-track-table-cell table:cell-address="Zadanie6.G73" table:formula="of:=FLOOR([.F73]/6)" office:value-type="float" office:value="67"/>
          </table:previous>
        </table:cell-content-change>
        <table:cell-content-change table:id="ct3840">
          <table:cell-address table:column="6" table:row="73" table:table="2"/>
          <office:change-info>
            <dc:creator> </dc:creator>
            <dc:date>2022-07-22T18:39:28.911644335</dc:date>
          </office:change-info>
          <table:previous table:id="ct2840">
            <table:change-track-table-cell table:cell-address="Zadanie6.G74" table:formula="of:=FLOOR([.F74]/6)" office:value-type="float" office:value="67"/>
          </table:previous>
        </table:cell-content-change>
        <table:cell-content-change table:id="ct3841">
          <table:cell-address table:column="6" table:row="74" table:table="2"/>
          <office:change-info>
            <dc:creator> </dc:creator>
            <dc:date>2022-07-22T18:39:28.911713337</dc:date>
          </office:change-info>
          <table:previous table:id="ct2841">
            <table:change-track-table-cell table:cell-address="Zadanie6.G75" table:formula="of:=FLOOR([.F75]/6)" office:value-type="float" office:value="67"/>
          </table:previous>
        </table:cell-content-change>
        <table:cell-content-change table:id="ct3842">
          <table:cell-address table:column="6" table:row="75" table:table="2"/>
          <office:change-info>
            <dc:creator> </dc:creator>
            <dc:date>2022-07-22T18:39:28.911781751</dc:date>
          </office:change-info>
          <table:previous table:id="ct2842">
            <table:change-track-table-cell table:cell-address="Zadanie6.G76" table:formula="of:=FLOOR([.F76]/6)" office:value-type="float" office:value="67"/>
          </table:previous>
        </table:cell-content-change>
        <table:cell-content-change table:id="ct3843">
          <table:cell-address table:column="6" table:row="76" table:table="2"/>
          <office:change-info>
            <dc:creator> </dc:creator>
            <dc:date>2022-07-22T18:39:28.911851158</dc:date>
          </office:change-info>
          <table:previous table:id="ct2843">
            <table:change-track-table-cell table:cell-address="Zadanie6.G77" table:formula="of:=FLOOR([.F77]/6)" office:value-type="float" office:value="67"/>
          </table:previous>
        </table:cell-content-change>
        <table:cell-content-change table:id="ct3844">
          <table:cell-address table:column="6" table:row="77" table:table="2"/>
          <office:change-info>
            <dc:creator> </dc:creator>
            <dc:date>2022-07-22T18:39:28.911919353</dc:date>
          </office:change-info>
          <table:previous table:id="ct2844">
            <table:change-track-table-cell table:cell-address="Zadanie6.G78" table:formula="of:=FLOOR([.F78]/6)" office:value-type="float" office:value="67"/>
          </table:previous>
        </table:cell-content-change>
        <table:cell-content-change table:id="ct3845">
          <table:cell-address table:column="6" table:row="78" table:table="2"/>
          <office:change-info>
            <dc:creator> </dc:creator>
            <dc:date>2022-07-22T18:39:28.911988370</dc:date>
          </office:change-info>
          <table:previous table:id="ct2845">
            <table:change-track-table-cell table:cell-address="Zadanie6.G79" table:formula="of:=FLOOR([.F79]/6)" office:value-type="float" office:value="61"/>
          </table:previous>
        </table:cell-content-change>
        <table:cell-content-change table:id="ct3846">
          <table:cell-address table:column="6" table:row="79" table:table="2"/>
          <office:change-info>
            <dc:creator> </dc:creator>
            <dc:date>2022-07-22T18:39:28.912056471</dc:date>
          </office:change-info>
          <table:previous table:id="ct2846">
            <table:change-track-table-cell table:cell-address="Zadanie6.G80" table:formula="of:=FLOOR([.F80]/6)" office:value-type="float" office:value="61"/>
          </table:previous>
        </table:cell-content-change>
        <table:cell-content-change table:id="ct3847">
          <table:cell-address table:column="6" table:row="80" table:table="2"/>
          <office:change-info>
            <dc:creator> </dc:creator>
            <dc:date>2022-07-22T18:39:28.912125087</dc:date>
          </office:change-info>
          <table:previous table:id="ct2847">
            <table:change-track-table-cell table:cell-address="Zadanie6.G81" table:formula="of:=FLOOR([.F81]/6)" office:value-type="float" office:value="61"/>
          </table:previous>
        </table:cell-content-change>
        <table:cell-content-change table:id="ct3848">
          <table:cell-address table:column="6" table:row="81" table:table="2"/>
          <office:change-info>
            <dc:creator> </dc:creator>
            <dc:date>2022-07-22T18:39:28.912193184</dc:date>
          </office:change-info>
          <table:previous table:id="ct2848">
            <table:change-track-table-cell table:cell-address="Zadanie6.G82" table:formula="of:=FLOOR([.F82]/6)" office:value-type="float" office:value="61"/>
          </table:previous>
        </table:cell-content-change>
        <table:cell-content-change table:id="ct3849">
          <table:cell-address table:column="6" table:row="82" table:table="2"/>
          <office:change-info>
            <dc:creator> </dc:creator>
            <dc:date>2022-07-22T18:39:28.912261676</dc:date>
          </office:change-info>
          <table:previous table:id="ct2849">
            <table:change-track-table-cell table:cell-address="Zadanie6.G83" table:formula="of:=FLOOR([.F83]/6)" office:value-type="float" office:value="61"/>
          </table:previous>
        </table:cell-content-change>
        <table:cell-content-change table:id="ct3850">
          <table:cell-address table:column="6" table:row="83" table:table="2"/>
          <office:change-info>
            <dc:creator> </dc:creator>
            <dc:date>2022-07-22T18:39:28.912330580</dc:date>
          </office:change-info>
          <table:previous table:id="ct2850">
            <table:change-track-table-cell table:cell-address="Zadanie6.G84" table:formula="of:=FLOOR([.F84]/6)" office:value-type="float" office:value="61"/>
          </table:previous>
        </table:cell-content-change>
        <table:cell-content-change table:id="ct3851">
          <table:cell-address table:column="6" table:row="84" table:table="2"/>
          <office:change-info>
            <dc:creator> </dc:creator>
            <dc:date>2022-07-22T18:39:28.912398775</dc:date>
          </office:change-info>
          <table:previous table:id="ct2851">
            <table:change-track-table-cell table:cell-address="Zadanie6.G85" table:formula="of:=FLOOR([.F85]/6)" office:value-type="float" office:value="61"/>
          </table:previous>
        </table:cell-content-change>
        <table:cell-content-change table:id="ct3852">
          <table:cell-address table:column="6" table:row="85" table:table="2"/>
          <office:change-info>
            <dc:creator> </dc:creator>
            <dc:date>2022-07-22T18:39:28.912466879</dc:date>
          </office:change-info>
          <table:previous table:id="ct2852">
            <table:change-track-table-cell table:cell-address="Zadanie6.G86" table:formula="of:=FLOOR([.F86]/6)" office:value-type="float" office:value="55"/>
          </table:previous>
        </table:cell-content-change>
        <table:cell-content-change table:id="ct3853">
          <table:cell-address table:column="6" table:row="86" table:table="2"/>
          <office:change-info>
            <dc:creator> </dc:creator>
            <dc:date>2022-07-22T18:39:28.912535845</dc:date>
          </office:change-info>
          <table:previous table:id="ct2853">
            <table:change-track-table-cell table:cell-address="Zadanie6.G87" table:formula="of:=FLOOR([.F87]/6)" office:value-type="float" office:value="55"/>
          </table:previous>
        </table:cell-content-change>
        <table:cell-content-change table:id="ct3854">
          <table:cell-address table:column="6" table:row="87" table:table="2"/>
          <office:change-info>
            <dc:creator> </dc:creator>
            <dc:date>2022-07-22T18:39:28.912604287</dc:date>
          </office:change-info>
          <table:previous table:id="ct2854">
            <table:change-track-table-cell table:cell-address="Zadanie6.G88" table:formula="of:=FLOOR([.F88]/6)" office:value-type="float" office:value="55"/>
          </table:previous>
        </table:cell-content-change>
        <table:cell-content-change table:id="ct3855">
          <table:cell-address table:column="6" table:row="88" table:table="2"/>
          <office:change-info>
            <dc:creator> </dc:creator>
            <dc:date>2022-07-22T18:39:28.912673221</dc:date>
          </office:change-info>
          <table:previous table:id="ct2855">
            <table:change-track-table-cell table:cell-address="Zadanie6.G89" table:formula="of:=FLOOR([.F89]/6)" office:value-type="float" office:value="55"/>
          </table:previous>
        </table:cell-content-change>
        <table:cell-content-change table:id="ct3856">
          <table:cell-address table:column="6" table:row="89" table:table="2"/>
          <office:change-info>
            <dc:creator> </dc:creator>
            <dc:date>2022-07-22T18:39:28.912742597</dc:date>
          </office:change-info>
          <table:previous table:id="ct2856">
            <table:change-track-table-cell table:cell-address="Zadanie6.G90" table:formula="of:=FLOOR([.F90]/6)" office:value-type="float" office:value="55"/>
          </table:previous>
        </table:cell-content-change>
        <table:cell-content-change table:id="ct3857">
          <table:cell-address table:column="6" table:row="90" table:table="2"/>
          <office:change-info>
            <dc:creator> </dc:creator>
            <dc:date>2022-07-22T18:39:28.912811651</dc:date>
          </office:change-info>
          <table:previous table:id="ct2857">
            <table:change-track-table-cell table:cell-address="Zadanie6.G91" table:formula="of:=FLOOR([.F91]/6)" office:value-type="float" office:value="55"/>
          </table:previous>
        </table:cell-content-change>
        <table:cell-content-change table:id="ct3858">
          <table:cell-address table:column="6" table:row="91" table:table="2"/>
          <office:change-info>
            <dc:creator> </dc:creator>
            <dc:date>2022-07-22T18:39:28.912880904</dc:date>
          </office:change-info>
          <table:previous table:id="ct2858">
            <table:change-track-table-cell table:cell-address="Zadanie6.G92" table:formula="of:=FLOOR([.F92]/6)" office:value-type="float" office:value="55"/>
          </table:previous>
        </table:cell-content-change>
        <table:cell-content-change table:id="ct3859">
          <table:cell-address table:column="6" table:row="92" table:table="2"/>
          <office:change-info>
            <dc:creator> </dc:creator>
            <dc:date>2022-07-22T18:39:28.912957083</dc:date>
          </office:change-info>
          <table:previous table:id="ct2859">
            <table:change-track-table-cell table:cell-address="Zadanie6.G93" table:formula="of:=FLOOR([.F93]/6)" office:value-type="float" office:value="50"/>
          </table:previous>
        </table:cell-content-change>
        <table:cell-content-change table:id="ct3860">
          <table:cell-address table:column="6" table:row="93" table:table="2"/>
          <office:change-info>
            <dc:creator> </dc:creator>
            <dc:date>2022-07-22T18:39:28.913048580</dc:date>
          </office:change-info>
          <table:previous table:id="ct2860">
            <table:change-track-table-cell table:cell-address="Zadanie6.G94" table:formula="of:=FLOOR([.F94]/6)" office:value-type="float" office:value="50"/>
          </table:previous>
        </table:cell-content-change>
        <table:cell-content-change table:id="ct3861">
          <table:cell-address table:column="6" table:row="94" table:table="2"/>
          <office:change-info>
            <dc:creator> </dc:creator>
            <dc:date>2022-07-22T18:39:28.913136632</dc:date>
          </office:change-info>
          <table:previous table:id="ct2861">
            <table:change-track-table-cell table:cell-address="Zadanie6.G95" table:formula="of:=FLOOR([.F95]/6)" office:value-type="float" office:value="50"/>
          </table:previous>
        </table:cell-content-change>
        <table:cell-content-change table:id="ct3862">
          <table:cell-address table:column="6" table:row="95" table:table="2"/>
          <office:change-info>
            <dc:creator> </dc:creator>
            <dc:date>2022-07-22T18:39:28.913224331</dc:date>
          </office:change-info>
          <table:previous table:id="ct2862">
            <table:change-track-table-cell table:cell-address="Zadanie6.G96" table:formula="of:=FLOOR([.F96]/6)" office:value-type="float" office:value="50"/>
          </table:previous>
        </table:cell-content-change>
        <table:cell-content-change table:id="ct3863">
          <table:cell-address table:column="6" table:row="96" table:table="2"/>
          <office:change-info>
            <dc:creator> </dc:creator>
            <dc:date>2022-07-22T18:39:28.913312074</dc:date>
          </office:change-info>
          <table:previous table:id="ct2863">
            <table:change-track-table-cell table:cell-address="Zadanie6.G97" table:formula="of:=FLOOR([.F97]/6)" office:value-type="float" office:value="50"/>
          </table:previous>
        </table:cell-content-change>
        <table:cell-content-change table:id="ct3864">
          <table:cell-address table:column="6" table:row="97" table:table="2"/>
          <office:change-info>
            <dc:creator> </dc:creator>
            <dc:date>2022-07-22T18:39:28.913399627</dc:date>
          </office:change-info>
          <table:previous table:id="ct2864">
            <table:change-track-table-cell table:cell-address="Zadanie6.G98" table:formula="of:=FLOOR([.F98]/6)" office:value-type="float" office:value="50"/>
          </table:previous>
        </table:cell-content-change>
        <table:cell-content-change table:id="ct3865">
          <table:cell-address table:column="6" table:row="98" table:table="2"/>
          <office:change-info>
            <dc:creator> </dc:creator>
            <dc:date>2022-07-22T18:39:28.913487845</dc:date>
          </office:change-info>
          <table:previous table:id="ct2865">
            <table:change-track-table-cell table:cell-address="Zadanie6.G99" table:formula="of:=FLOOR([.F99]/6)" office:value-type="float" office:value="50"/>
          </table:previous>
        </table:cell-content-change>
        <table:cell-content-change table:id="ct3866">
          <table:cell-address table:column="6" table:row="99" table:table="2"/>
          <office:change-info>
            <dc:creator> </dc:creator>
            <dc:date>2022-07-22T18:39:28.913576130</dc:date>
          </office:change-info>
          <table:previous table:id="ct2866">
            <table:change-track-table-cell table:cell-address="Zadanie6.G100" table:formula="of:=FLOOR([.F100]/6)" office:value-type="float" office:value="45"/>
          </table:previous>
        </table:cell-content-change>
        <table:cell-content-change table:id="ct3867">
          <table:cell-address table:column="6" table:row="100" table:table="2"/>
          <office:change-info>
            <dc:creator> </dc:creator>
            <dc:date>2022-07-22T18:39:28.913664770</dc:date>
          </office:change-info>
          <table:previous table:id="ct2867">
            <table:change-track-table-cell table:cell-address="Zadanie6.G101" table:formula="of:=FLOOR([.F101]/6)" office:value-type="float" office:value="45"/>
          </table:previous>
        </table:cell-content-change>
        <table:cell-content-change table:id="ct3868">
          <table:cell-address table:column="6" table:row="101" table:table="2"/>
          <office:change-info>
            <dc:creator> </dc:creator>
            <dc:date>2022-07-22T18:39:28.913789600</dc:date>
          </office:change-info>
          <table:previous table:id="ct2868">
            <table:change-track-table-cell table:cell-address="Zadanie6.G102" table:formula="of:=FLOOR([.F102]/6)" office:value-type="float" office:value="45"/>
          </table:previous>
        </table:cell-content-change>
        <table:cell-content-change table:id="ct3869">
          <table:cell-address table:column="6" table:row="102" table:table="2"/>
          <office:change-info>
            <dc:creator> </dc:creator>
            <dc:date>2022-07-22T18:39:28.913879347</dc:date>
          </office:change-info>
          <table:previous table:id="ct2869">
            <table:change-track-table-cell table:cell-address="Zadanie6.G103" table:formula="of:=FLOOR([.F103]/6)" office:value-type="float" office:value="45"/>
          </table:previous>
        </table:cell-content-change>
        <table:cell-content-change table:id="ct3870">
          <table:cell-address table:column="6" table:row="103" table:table="2"/>
          <office:change-info>
            <dc:creator> </dc:creator>
            <dc:date>2022-07-22T18:39:28.913967815</dc:date>
          </office:change-info>
          <table:previous table:id="ct2870">
            <table:change-track-table-cell table:cell-address="Zadanie6.G104" table:formula="of:=FLOOR([.F104]/6)" office:value-type="float" office:value="45"/>
          </table:previous>
        </table:cell-content-change>
        <table:cell-content-change table:id="ct3871">
          <table:cell-address table:column="6" table:row="104" table:table="2"/>
          <office:change-info>
            <dc:creator> </dc:creator>
            <dc:date>2022-07-22T18:39:28.914056691</dc:date>
          </office:change-info>
          <table:previous table:id="ct2871">
            <table:change-track-table-cell table:cell-address="Zadanie6.G105" table:formula="of:=FLOOR([.F105]/6)" office:value-type="float" office:value="45"/>
          </table:previous>
        </table:cell-content-change>
        <table:cell-content-change table:id="ct3872">
          <table:cell-address table:column="6" table:row="105" table:table="2"/>
          <office:change-info>
            <dc:creator> </dc:creator>
            <dc:date>2022-07-22T18:39:28.914145047</dc:date>
          </office:change-info>
          <table:previous table:id="ct2872">
            <table:change-track-table-cell table:cell-address="Zadanie6.G106" table:formula="of:=FLOOR([.F106]/6)" office:value-type="float" office:value="45"/>
          </table:previous>
        </table:cell-content-change>
        <table:cell-content-change table:id="ct3873">
          <table:cell-address table:column="6" table:row="106" table:table="2"/>
          <office:change-info>
            <dc:creator> </dc:creator>
            <dc:date>2022-07-22T18:39:28.914234753</dc:date>
          </office:change-info>
          <table:previous table:id="ct2873">
            <table:change-track-table-cell table:cell-address="Zadanie6.G107" table:formula="of:=FLOOR([.F107]/6)" office:value-type="float" office:value="40"/>
          </table:previous>
        </table:cell-content-change>
        <table:cell-content-change table:id="ct3874">
          <table:cell-address table:column="6" table:row="107" table:table="2"/>
          <office:change-info>
            <dc:creator> </dc:creator>
            <dc:date>2022-07-22T18:39:28.914326352</dc:date>
          </office:change-info>
          <table:previous table:id="ct2874">
            <table:change-track-table-cell table:cell-address="Zadanie6.G108" table:formula="of:=FLOOR([.F108]/6)" office:value-type="float" office:value="40"/>
          </table:previous>
        </table:cell-content-change>
        <table:cell-content-change table:id="ct3875">
          <table:cell-address table:column="6" table:row="108" table:table="2"/>
          <office:change-info>
            <dc:creator> </dc:creator>
            <dc:date>2022-07-22T18:39:28.914420429</dc:date>
          </office:change-info>
          <table:previous table:id="ct2875">
            <table:change-track-table-cell table:cell-address="Zadanie6.G109" table:formula="of:=FLOOR([.F109]/6)" office:value-type="float" office:value="40"/>
          </table:previous>
        </table:cell-content-change>
        <table:cell-content-change table:id="ct3876">
          <table:cell-address table:column="6" table:row="109" table:table="2"/>
          <office:change-info>
            <dc:creator> </dc:creator>
            <dc:date>2022-07-22T18:39:28.914513465</dc:date>
          </office:change-info>
          <table:previous table:id="ct2876">
            <table:change-track-table-cell table:cell-address="Zadanie6.G110" table:formula="of:=FLOOR([.F110]/6)" office:value-type="float" office:value="40"/>
          </table:previous>
        </table:cell-content-change>
        <table:cell-content-change table:id="ct3877">
          <table:cell-address table:column="6" table:row="110" table:table="2"/>
          <office:change-info>
            <dc:creator> </dc:creator>
            <dc:date>2022-07-22T18:39:28.914613318</dc:date>
          </office:change-info>
          <table:previous table:id="ct2877">
            <table:change-track-table-cell table:cell-address="Zadanie6.G111" table:formula="of:=FLOOR([.F111]/6)" office:value-type="float" office:value="40"/>
          </table:previous>
        </table:cell-content-change>
        <table:cell-content-change table:id="ct3878">
          <table:cell-address table:column="6" table:row="111" table:table="2"/>
          <office:change-info>
            <dc:creator> </dc:creator>
            <dc:date>2022-07-22T18:39:28.914712700</dc:date>
          </office:change-info>
          <table:previous table:id="ct2878">
            <table:change-track-table-cell table:cell-address="Zadanie6.G112" table:formula="of:=FLOOR([.F112]/6)" office:value-type="float" office:value="40"/>
          </table:previous>
        </table:cell-content-change>
        <table:cell-content-change table:id="ct3879">
          <table:cell-address table:column="6" table:row="112" table:table="2"/>
          <office:change-info>
            <dc:creator> </dc:creator>
            <dc:date>2022-07-22T18:39:28.914786701</dc:date>
          </office:change-info>
          <table:previous table:id="ct2879">
            <table:change-track-table-cell table:cell-address="Zadanie6.G113" table:formula="of:=FLOOR([.F113]/6)" office:value-type="float" office:value="40"/>
          </table:previous>
        </table:cell-content-change>
        <table:cell-content-change table:id="ct3880">
          <table:cell-address table:column="6" table:row="113" table:table="2"/>
          <office:change-info>
            <dc:creator> </dc:creator>
            <dc:date>2022-07-22T18:39:28.914860852</dc:date>
          </office:change-info>
          <table:previous table:id="ct2880">
            <table:change-track-table-cell table:cell-address="Zadanie6.G114" table:formula="of:=FLOOR([.F114]/6)" office:value-type="float" office:value="36"/>
          </table:previous>
        </table:cell-content-change>
        <table:cell-content-change table:id="ct3881">
          <table:cell-address table:column="6" table:row="114" table:table="2"/>
          <office:change-info>
            <dc:creator> </dc:creator>
            <dc:date>2022-07-22T18:39:28.914946806</dc:date>
          </office:change-info>
          <table:previous table:id="ct2881">
            <table:change-track-table-cell table:cell-address="Zadanie6.G115" table:formula="of:=FLOOR([.F115]/6)" office:value-type="float" office:value="36"/>
          </table:previous>
        </table:cell-content-change>
        <table:cell-content-change table:id="ct3882">
          <table:cell-address table:column="6" table:row="115" table:table="2"/>
          <office:change-info>
            <dc:creator> </dc:creator>
            <dc:date>2022-07-22T18:39:28.915017798</dc:date>
          </office:change-info>
          <table:previous table:id="ct2882">
            <table:change-track-table-cell table:cell-address="Zadanie6.G116" table:formula="of:=FLOOR([.F116]/6)" office:value-type="float" office:value="36"/>
          </table:previous>
        </table:cell-content-change>
        <table:cell-content-change table:id="ct3883">
          <table:cell-address table:column="6" table:row="116" table:table="2"/>
          <office:change-info>
            <dc:creator> </dc:creator>
            <dc:date>2022-07-22T18:39:28.915089024</dc:date>
          </office:change-info>
          <table:previous table:id="ct2883">
            <table:change-track-table-cell table:cell-address="Zadanie6.G117" table:formula="of:=FLOOR([.F117]/6)" office:value-type="float" office:value="36"/>
          </table:previous>
        </table:cell-content-change>
        <table:cell-content-change table:id="ct3884">
          <table:cell-address table:column="6" table:row="117" table:table="2"/>
          <office:change-info>
            <dc:creator> </dc:creator>
            <dc:date>2022-07-22T18:39:28.915158875</dc:date>
          </office:change-info>
          <table:previous table:id="ct2884">
            <table:change-track-table-cell table:cell-address="Zadanie6.G118" table:formula="of:=FLOOR([.F118]/6)" office:value-type="float" office:value="36"/>
          </table:previous>
        </table:cell-content-change>
        <table:cell-content-change table:id="ct3885">
          <table:cell-address table:column="6" table:row="118" table:table="2"/>
          <office:change-info>
            <dc:creator> </dc:creator>
            <dc:date>2022-07-22T18:39:28.915229229</dc:date>
          </office:change-info>
          <table:previous table:id="ct2885">
            <table:change-track-table-cell table:cell-address="Zadanie6.G119" table:formula="of:=FLOOR([.F119]/6)" office:value-type="float" office:value="36"/>
          </table:previous>
        </table:cell-content-change>
        <table:cell-content-change table:id="ct3886">
          <table:cell-address table:column="6" table:row="119" table:table="2"/>
          <office:change-info>
            <dc:creator> </dc:creator>
            <dc:date>2022-07-22T18:39:28.915298860</dc:date>
          </office:change-info>
          <table:previous table:id="ct2886">
            <table:change-track-table-cell table:cell-address="Zadanie6.G120" table:formula="of:=FLOOR([.F120]/6)" office:value-type="float" office:value="36"/>
          </table:previous>
        </table:cell-content-change>
        <table:cell-content-change table:id="ct3887">
          <table:cell-address table:column="6" table:row="120" table:table="2"/>
          <office:change-info>
            <dc:creator> </dc:creator>
            <dc:date>2022-07-22T18:39:28.915369675</dc:date>
          </office:change-info>
          <table:previous table:id="ct2887">
            <table:change-track-table-cell table:cell-address="Zadanie6.G121" table:formula="of:=FLOOR([.F121]/6)" office:value-type="float" office:value="32"/>
          </table:previous>
        </table:cell-content-change>
        <table:cell-content-change table:id="ct3888">
          <table:cell-address table:column="6" table:row="121" table:table="2"/>
          <office:change-info>
            <dc:creator> </dc:creator>
            <dc:date>2022-07-22T18:39:28.915439144</dc:date>
          </office:change-info>
          <table:previous table:id="ct2888">
            <table:change-track-table-cell table:cell-address="Zadanie6.G122" table:formula="of:=FLOOR([.F122]/6)" office:value-type="float" office:value="32"/>
          </table:previous>
        </table:cell-content-change>
        <table:cell-content-change table:id="ct3889">
          <table:cell-address table:column="6" table:row="122" table:table="2"/>
          <office:change-info>
            <dc:creator> </dc:creator>
            <dc:date>2022-07-22T18:39:28.915509301</dc:date>
          </office:change-info>
          <table:previous table:id="ct2889">
            <table:change-track-table-cell table:cell-address="Zadanie6.G123" table:formula="of:=FLOOR([.F123]/6)" office:value-type="float" office:value="32"/>
          </table:previous>
        </table:cell-content-change>
        <table:cell-content-change table:id="ct3890">
          <table:cell-address table:column="6" table:row="123" table:table="2"/>
          <office:change-info>
            <dc:creator> </dc:creator>
            <dc:date>2022-07-22T18:39:28.915578124</dc:date>
          </office:change-info>
          <table:previous table:id="ct2890">
            <table:change-track-table-cell table:cell-address="Zadanie6.G124" table:formula="of:=FLOOR([.F124]/6)" office:value-type="float" office:value="32"/>
          </table:previous>
        </table:cell-content-change>
        <table:cell-content-change table:id="ct3891">
          <table:cell-address table:column="6" table:row="124" table:table="2"/>
          <office:change-info>
            <dc:creator> </dc:creator>
            <dc:date>2022-07-22T18:39:28.915648185</dc:date>
          </office:change-info>
          <table:previous table:id="ct2891">
            <table:change-track-table-cell table:cell-address="Zadanie6.G125" table:formula="of:=FLOOR([.F125]/6)" office:value-type="float" office:value="32"/>
          </table:previous>
        </table:cell-content-change>
        <table:cell-content-change table:id="ct3892">
          <table:cell-address table:column="6" table:row="125" table:table="2"/>
          <office:change-info>
            <dc:creator> </dc:creator>
            <dc:date>2022-07-22T18:39:28.915717412</dc:date>
          </office:change-info>
          <table:previous table:id="ct2892">
            <table:change-track-table-cell table:cell-address="Zadanie6.G126" table:formula="of:=FLOOR([.F126]/6)" office:value-type="float" office:value="32"/>
          </table:previous>
        </table:cell-content-change>
        <table:cell-content-change table:id="ct3893">
          <table:cell-address table:column="6" table:row="126" table:table="2"/>
          <office:change-info>
            <dc:creator> </dc:creator>
            <dc:date>2022-07-22T18:39:28.915788260</dc:date>
          </office:change-info>
          <table:previous table:id="ct2893">
            <table:change-track-table-cell table:cell-address="Zadanie6.G127" table:formula="of:=FLOOR([.F127]/6)" office:value-type="float" office:value="32"/>
          </table:previous>
        </table:cell-content-change>
        <table:cell-content-change table:id="ct3894">
          <table:cell-address table:column="6" table:row="127" table:table="2"/>
          <office:change-info>
            <dc:creator> </dc:creator>
            <dc:date>2022-07-22T18:39:28.915856693</dc:date>
          </office:change-info>
          <table:previous table:id="ct2894">
            <table:change-track-table-cell table:cell-address="Zadanie6.G128" table:formula="of:=FLOOR([.F128]/6)" office:value-type="float" office:value="28"/>
          </table:previous>
        </table:cell-content-change>
        <table:cell-content-change table:id="ct3895">
          <table:cell-address table:column="6" table:row="128" table:table="2"/>
          <office:change-info>
            <dc:creator> </dc:creator>
            <dc:date>2022-07-22T18:39:28.915926524</dc:date>
          </office:change-info>
          <table:previous table:id="ct2895">
            <table:change-track-table-cell table:cell-address="Zadanie6.G129" table:formula="of:=FLOOR([.F129]/6)" office:value-type="float" office:value="28"/>
          </table:previous>
        </table:cell-content-change>
        <table:cell-content-change table:id="ct3896">
          <table:cell-address table:column="6" table:row="129" table:table="2"/>
          <office:change-info>
            <dc:creator> </dc:creator>
            <dc:date>2022-07-22T18:39:28.915995992</dc:date>
          </office:change-info>
          <table:previous table:id="ct2896">
            <table:change-track-table-cell table:cell-address="Zadanie6.G130" table:formula="of:=FLOOR([.F130]/6)" office:value-type="float" office:value="28"/>
          </table:previous>
        </table:cell-content-change>
        <table:cell-content-change table:id="ct3897">
          <table:cell-address table:column="6" table:row="130" table:table="2"/>
          <office:change-info>
            <dc:creator> </dc:creator>
            <dc:date>2022-07-22T18:39:28.916063762</dc:date>
          </office:change-info>
          <table:previous table:id="ct2897">
            <table:change-track-table-cell table:cell-address="Zadanie6.G131" table:formula="of:=FLOOR([.F131]/6)" office:value-type="float" office:value="28"/>
          </table:previous>
        </table:cell-content-change>
        <table:cell-content-change table:id="ct3898">
          <table:cell-address table:column="6" table:row="131" table:table="2"/>
          <office:change-info>
            <dc:creator> </dc:creator>
            <dc:date>2022-07-22T18:39:28.916102629</dc:date>
          </office:change-info>
          <table:previous table:id="ct2898">
            <table:change-track-table-cell table:cell-address="Zadanie6.G132" table:formula="of:=FLOOR([.F132]/6)" office:value-type="float" office:value="28"/>
          </table:previous>
        </table:cell-content-change>
        <table:cell-content-change table:id="ct3899">
          <table:cell-address table:column="6" table:row="132" table:table="2"/>
          <office:change-info>
            <dc:creator> </dc:creator>
            <dc:date>2022-07-22T18:39:28.916141358</dc:date>
          </office:change-info>
          <table:previous table:id="ct2899">
            <table:change-track-table-cell table:cell-address="Zadanie6.G133" table:formula="of:=FLOOR([.F133]/6)" office:value-type="float" office:value="28"/>
          </table:previous>
        </table:cell-content-change>
        <table:cell-content-change table:id="ct3900">
          <table:cell-address table:column="6" table:row="133" table:table="2"/>
          <office:change-info>
            <dc:creator> </dc:creator>
            <dc:date>2022-07-22T18:39:28.916178532</dc:date>
          </office:change-info>
          <table:previous table:id="ct2900">
            <table:change-track-table-cell table:cell-address="Zadanie6.G134" table:formula="of:=FLOOR([.F134]/6)" office:value-type="float" office:value="28"/>
          </table:previous>
        </table:cell-content-change>
        <table:cell-content-change table:id="ct3901">
          <table:cell-address table:column="6" table:row="134" table:table="2"/>
          <office:change-info>
            <dc:creator> </dc:creator>
            <dc:date>2022-07-22T18:39:28.916215982</dc:date>
          </office:change-info>
          <table:previous table:id="ct2901">
            <table:change-track-table-cell table:cell-address="Zadanie6.G135" table:formula="of:=FLOOR([.F135]/6)" office:value-type="float" office:value="26"/>
          </table:previous>
        </table:cell-content-change>
        <table:cell-content-change table:id="ct3902">
          <table:cell-address table:column="6" table:row="135" table:table="2"/>
          <office:change-info>
            <dc:creator> </dc:creator>
            <dc:date>2022-07-22T18:39:28.916252709</dc:date>
          </office:change-info>
          <table:previous table:id="ct2902">
            <table:change-track-table-cell table:cell-address="Zadanie6.G136" table:formula="of:=FLOOR([.F136]/6)" office:value-type="float" office:value="26"/>
          </table:previous>
        </table:cell-content-change>
        <table:cell-content-change table:id="ct3903">
          <table:cell-address table:column="6" table:row="136" table:table="2"/>
          <office:change-info>
            <dc:creator> </dc:creator>
            <dc:date>2022-07-22T18:39:28.916290633</dc:date>
          </office:change-info>
          <table:previous table:id="ct2903">
            <table:change-track-table-cell table:cell-address="Zadanie6.G137" table:formula="of:=FLOOR([.F137]/6)" office:value-type="float" office:value="26"/>
          </table:previous>
        </table:cell-content-change>
        <table:cell-content-change table:id="ct3904">
          <table:cell-address table:column="6" table:row="137" table:table="2"/>
          <office:change-info>
            <dc:creator> </dc:creator>
            <dc:date>2022-07-22T18:39:28.916327023</dc:date>
          </office:change-info>
          <table:previous table:id="ct2904">
            <table:change-track-table-cell table:cell-address="Zadanie6.G138" table:formula="of:=FLOOR([.F138]/6)" office:value-type="float" office:value="26"/>
          </table:previous>
        </table:cell-content-change>
        <table:cell-content-change table:id="ct3905">
          <table:cell-address table:column="6" table:row="138" table:table="2"/>
          <office:change-info>
            <dc:creator> </dc:creator>
            <dc:date>2022-07-22T18:39:28.916364477</dc:date>
          </office:change-info>
          <table:previous table:id="ct2905">
            <table:change-track-table-cell table:cell-address="Zadanie6.G139" table:formula="of:=FLOOR([.F139]/6)" office:value-type="float" office:value="26"/>
          </table:previous>
        </table:cell-content-change>
        <table:cell-content-change table:id="ct3906">
          <table:cell-address table:column="6" table:row="139" table:table="2"/>
          <office:change-info>
            <dc:creator> </dc:creator>
            <dc:date>2022-07-22T18:39:28.916400956</dc:date>
          </office:change-info>
          <table:previous table:id="ct2906">
            <table:change-track-table-cell table:cell-address="Zadanie6.G140" table:formula="of:=FLOOR([.F140]/6)" office:value-type="float" office:value="26"/>
          </table:previous>
        </table:cell-content-change>
        <table:cell-content-change table:id="ct3907">
          <table:cell-address table:column="6" table:row="140" table:table="2"/>
          <office:change-info>
            <dc:creator> </dc:creator>
            <dc:date>2022-07-22T18:39:28.916437686</dc:date>
          </office:change-info>
          <table:previous table:id="ct2907">
            <table:change-track-table-cell table:cell-address="Zadanie6.G141" table:formula="of:=FLOOR([.F141]/6)" office:value-type="float" office:value="26"/>
          </table:previous>
        </table:cell-content-change>
        <table:cell-content-change table:id="ct3908">
          <table:cell-address table:column="6" table:row="141" table:table="2"/>
          <office:change-info>
            <dc:creator> </dc:creator>
            <dc:date>2022-07-22T18:39:28.916474068</dc:date>
          </office:change-info>
          <table:previous table:id="ct2908">
            <table:change-track-table-cell table:cell-address="Zadanie6.G142" table:formula="of:=FLOOR([.F142]/6)" office:value-type="float" office:value="23"/>
          </table:previous>
        </table:cell-content-change>
        <table:cell-content-change table:id="ct3909">
          <table:cell-address table:column="6" table:row="142" table:table="2"/>
          <office:change-info>
            <dc:creator> </dc:creator>
            <dc:date>2022-07-22T18:39:28.916511406</dc:date>
          </office:change-info>
          <table:previous table:id="ct2909">
            <table:change-track-table-cell table:cell-address="Zadanie6.G143" table:formula="of:=FLOOR([.F143]/6)" office:value-type="float" office:value="23"/>
          </table:previous>
        </table:cell-content-change>
        <table:cell-content-change table:id="ct3910">
          <table:cell-address table:column="6" table:row="143" table:table="2"/>
          <office:change-info>
            <dc:creator> </dc:creator>
            <dc:date>2022-07-22T18:39:28.916547847</dc:date>
          </office:change-info>
          <table:previous table:id="ct2910">
            <table:change-track-table-cell table:cell-address="Zadanie6.G144" table:formula="of:=FLOOR([.F144]/6)" office:value-type="float" office:value="23"/>
          </table:previous>
        </table:cell-content-change>
        <table:cell-content-change table:id="ct3911">
          <table:cell-address table:column="6" table:row="144" table:table="2"/>
          <office:change-info>
            <dc:creator> </dc:creator>
            <dc:date>2022-07-22T18:39:28.916585333</dc:date>
          </office:change-info>
          <table:previous table:id="ct2911">
            <table:change-track-table-cell table:cell-address="Zadanie6.G145" table:formula="of:=FLOOR([.F145]/6)" office:value-type="float" office:value="23"/>
          </table:previous>
        </table:cell-content-change>
        <table:cell-content-change table:id="ct3912">
          <table:cell-address table:column="6" table:row="145" table:table="2"/>
          <office:change-info>
            <dc:creator> </dc:creator>
            <dc:date>2022-07-22T18:39:28.916621431</dc:date>
          </office:change-info>
          <table:previous table:id="ct2912">
            <table:change-track-table-cell table:cell-address="Zadanie6.G146" table:formula="of:=FLOOR([.F146]/6)" office:value-type="float" office:value="23"/>
          </table:previous>
        </table:cell-content-change>
        <table:cell-content-change table:id="ct3913">
          <table:cell-address table:column="6" table:row="146" table:table="2"/>
          <office:change-info>
            <dc:creator> </dc:creator>
            <dc:date>2022-07-22T18:39:28.916659188</dc:date>
          </office:change-info>
          <table:previous table:id="ct2913">
            <table:change-track-table-cell table:cell-address="Zadanie6.G147" table:formula="of:=FLOOR([.F147]/6)" office:value-type="float" office:value="23"/>
          </table:previous>
        </table:cell-content-change>
        <table:cell-content-change table:id="ct3914">
          <table:cell-address table:column="6" table:row="147" table:table="2"/>
          <office:change-info>
            <dc:creator> </dc:creator>
            <dc:date>2022-07-22T18:39:28.916695864</dc:date>
          </office:change-info>
          <table:previous table:id="ct2914">
            <table:change-track-table-cell table:cell-address="Zadanie6.G148" table:formula="of:=FLOOR([.F148]/6)" office:value-type="float" office:value="23"/>
          </table:previous>
        </table:cell-content-change>
        <table:cell-content-change table:id="ct3915">
          <table:cell-address table:column="6" table:row="148" table:table="2"/>
          <office:change-info>
            <dc:creator> </dc:creator>
            <dc:date>2022-07-22T18:39:28.916733028</dc:date>
          </office:change-info>
          <table:previous table:id="ct2915">
            <table:change-track-table-cell table:cell-address="Zadanie6.G149" table:formula="of:=FLOOR([.F149]/6)" office:value-type="float" office:value="21"/>
          </table:previous>
        </table:cell-content-change>
        <table:cell-content-change table:id="ct3916">
          <table:cell-address table:column="6" table:row="149" table:table="2"/>
          <office:change-info>
            <dc:creator> </dc:creator>
            <dc:date>2022-07-22T18:39:28.916769751</dc:date>
          </office:change-info>
          <table:previous table:id="ct2916">
            <table:change-track-table-cell table:cell-address="Zadanie6.G150" table:formula="of:=FLOOR([.F150]/6)" office:value-type="float" office:value="21"/>
          </table:previous>
        </table:cell-content-change>
        <table:cell-content-change table:id="ct3917">
          <table:cell-address table:column="6" table:row="150" table:table="2"/>
          <office:change-info>
            <dc:creator> </dc:creator>
            <dc:date>2022-07-22T18:39:28.916806972</dc:date>
          </office:change-info>
          <table:previous table:id="ct2917">
            <table:change-track-table-cell table:cell-address="Zadanie6.G151" table:formula="of:=FLOOR([.F151]/6)" office:value-type="float" office:value="21"/>
          </table:previous>
        </table:cell-content-change>
        <table:cell-content-change table:id="ct3918">
          <table:cell-address table:column="6" table:row="151" table:table="2"/>
          <office:change-info>
            <dc:creator> </dc:creator>
            <dc:date>2022-07-22T18:39:28.916843541</dc:date>
          </office:change-info>
          <table:previous table:id="ct2918">
            <table:change-track-table-cell table:cell-address="Zadanie6.G152" table:formula="of:=FLOOR([.F152]/6)" office:value-type="float" office:value="21"/>
          </table:previous>
        </table:cell-content-change>
        <table:cell-content-change table:id="ct3919">
          <table:cell-address table:column="6" table:row="152" table:table="2"/>
          <office:change-info>
            <dc:creator> </dc:creator>
            <dc:date>2022-07-22T18:39:28.916881766</dc:date>
          </office:change-info>
          <table:previous table:id="ct2919">
            <table:change-track-table-cell table:cell-address="Zadanie6.G153" table:formula="of:=FLOOR([.F153]/6)" office:value-type="float" office:value="21"/>
          </table:previous>
        </table:cell-content-change>
        <table:cell-content-change table:id="ct3920">
          <table:cell-address table:column="6" table:row="153" table:table="2"/>
          <office:change-info>
            <dc:creator> </dc:creator>
            <dc:date>2022-07-22T18:39:28.916918462</dc:date>
          </office:change-info>
          <table:previous table:id="ct2920">
            <table:change-track-table-cell table:cell-address="Zadanie6.G154" table:formula="of:=FLOOR([.F154]/6)" office:value-type="float" office:value="21"/>
          </table:previous>
        </table:cell-content-change>
        <table:cell-content-change table:id="ct3921">
          <table:cell-address table:column="6" table:row="154" table:table="2"/>
          <office:change-info>
            <dc:creator> </dc:creator>
            <dc:date>2022-07-22T18:39:28.916955724</dc:date>
          </office:change-info>
          <table:previous table:id="ct2921">
            <table:change-track-table-cell table:cell-address="Zadanie6.G155" table:formula="of:=FLOOR([.F155]/6)" office:value-type="float" office:value="21"/>
          </table:previous>
        </table:cell-content-change>
        <table:cell-content-change table:id="ct3922">
          <table:cell-address table:column="6" table:row="155" table:table="2"/>
          <office:change-info>
            <dc:creator> </dc:creator>
            <dc:date>2022-07-22T18:39:28.916992125</dc:date>
          </office:change-info>
          <table:previous table:id="ct2922">
            <table:change-track-table-cell table:cell-address="Zadanie6.G156" table:formula="of:=FLOOR([.F156]/6)" office:value-type="float" office:value="18"/>
          </table:previous>
        </table:cell-content-change>
        <table:cell-content-change table:id="ct3923">
          <table:cell-address table:column="6" table:row="156" table:table="2"/>
          <office:change-info>
            <dc:creator> </dc:creator>
            <dc:date>2022-07-22T18:39:28.917029598</dc:date>
          </office:change-info>
          <table:previous table:id="ct2923">
            <table:change-track-table-cell table:cell-address="Zadanie6.G157" table:formula="of:=FLOOR([.F157]/6)" office:value-type="float" office:value="18"/>
          </table:previous>
        </table:cell-content-change>
        <table:cell-content-change table:id="ct3924">
          <table:cell-address table:column="6" table:row="157" table:table="2"/>
          <office:change-info>
            <dc:creator> </dc:creator>
            <dc:date>2022-07-22T18:39:28.917066357</dc:date>
          </office:change-info>
          <table:previous table:id="ct2924">
            <table:change-track-table-cell table:cell-address="Zadanie6.G158" table:formula="of:=FLOOR([.F158]/6)" office:value-type="float" office:value="18"/>
          </table:previous>
        </table:cell-content-change>
        <table:cell-content-change table:id="ct3925">
          <table:cell-address table:column="6" table:row="158" table:table="2"/>
          <office:change-info>
            <dc:creator> </dc:creator>
            <dc:date>2022-07-22T18:39:28.917103785</dc:date>
          </office:change-info>
          <table:previous table:id="ct2925">
            <table:change-track-table-cell table:cell-address="Zadanie6.G159" table:formula="of:=FLOOR([.F159]/6)" office:value-type="float" office:value="18"/>
          </table:previous>
        </table:cell-content-change>
        <table:cell-content-change table:id="ct3926">
          <table:cell-address table:column="6" table:row="159" table:table="2"/>
          <office:change-info>
            <dc:creator> </dc:creator>
            <dc:date>2022-07-22T18:39:28.917140544</dc:date>
          </office:change-info>
          <table:previous table:id="ct2926">
            <table:change-track-table-cell table:cell-address="Zadanie6.G160" table:formula="of:=FLOOR([.F160]/6)" office:value-type="float" office:value="18"/>
          </table:previous>
        </table:cell-content-change>
        <table:cell-content-change table:id="ct3927">
          <table:cell-address table:column="6" table:row="160" table:table="2"/>
          <office:change-info>
            <dc:creator> </dc:creator>
            <dc:date>2022-07-22T18:39:28.917177812</dc:date>
          </office:change-info>
          <table:previous table:id="ct2927">
            <table:change-track-table-cell table:cell-address="Zadanie6.G161" table:formula="of:=FLOOR([.F161]/6)" office:value-type="float" office:value="18"/>
          </table:previous>
        </table:cell-content-change>
        <table:cell-content-change table:id="ct3928">
          <table:cell-address table:column="6" table:row="2" table:table="2"/>
          <office:change-info>
            <dc:creator> </dc:creator>
            <dc:date>2022-07-22T18:39:37.669438166</dc:date>
          </office:change-info>
          <table:previous table:id="ct3769">
            <table:change-track-table-cell table:cell-address="Zadanie6.G3" table:formula="of:=ROUND([.F3]/6)" office:value-type="float" office:value="63"/>
          </table:previous>
        </table:cell-content-change>
        <table:cell-content-change table:id="ct3929">
          <table:cell-address table:column="6" table:row="3" table:table="2"/>
          <office:change-info>
            <dc:creator> </dc:creator>
            <dc:date>2022-07-22T18:39:42.468985623</dc:date>
          </office:change-info>
          <table:previous table:id="ct3770">
            <table:change-track-table-cell table:cell-address="Zadanie6.G4" table:formula="of:=ROUND([.F4]/6)" office:value-type="float" office:value="63"/>
          </table:previous>
        </table:cell-content-change>
        <table:cell-content-change table:id="ct3930">
          <table:cell-address table:column="6" table:row="4" table:table="2"/>
          <office:change-info>
            <dc:creator> </dc:creator>
            <dc:date>2022-07-22T18:39:42.469044641</dc:date>
          </office:change-info>
          <table:previous table:id="ct3771">
            <table:change-track-table-cell table:cell-address="Zadanie6.G5" table:formula="of:=ROUND([.F5]/6)" office:value-type="float" office:value="63"/>
          </table:previous>
        </table:cell-content-change>
        <table:cell-content-change table:id="ct3931">
          <table:cell-address table:column="6" table:row="5" table:table="2"/>
          <office:change-info>
            <dc:creator> </dc:creator>
            <dc:date>2022-07-22T18:39:42.469082608</dc:date>
          </office:change-info>
          <table:previous table:id="ct3772">
            <table:change-track-table-cell table:cell-address="Zadanie6.G6" table:formula="of:=ROUND([.F6]/6)" office:value-type="float" office:value="63"/>
          </table:previous>
        </table:cell-content-change>
        <table:cell-content-change table:id="ct3932">
          <table:cell-address table:column="6" table:row="6" table:table="2"/>
          <office:change-info>
            <dc:creator> </dc:creator>
            <dc:date>2022-07-22T18:39:42.469118214</dc:date>
          </office:change-info>
          <table:previous table:id="ct3773">
            <table:change-track-table-cell table:cell-address="Zadanie6.G7" table:formula="of:=ROUND([.F7]/6)" office:value-type="float" office:value="63"/>
          </table:previous>
        </table:cell-content-change>
        <table:cell-content-change table:id="ct3933">
          <table:cell-address table:column="6" table:row="7" table:table="2"/>
          <office:change-info>
            <dc:creator> </dc:creator>
            <dc:date>2022-07-22T18:39:42.469151915</dc:date>
          </office:change-info>
          <table:previous table:id="ct3774">
            <table:change-track-table-cell table:cell-address="Zadanie6.G8" table:formula="of:=ROUND([.F8]/6)" office:value-type="float" office:value="63"/>
          </table:previous>
        </table:cell-content-change>
        <table:cell-content-change table:id="ct3934">
          <table:cell-address table:column="6" table:row="8" table:table="2"/>
          <office:change-info>
            <dc:creator> </dc:creator>
            <dc:date>2022-07-22T18:39:42.469186680</dc:date>
          </office:change-info>
          <table:previous table:id="ct3775">
            <table:change-track-table-cell table:cell-address="Zadanie6.G9" table:formula="of:=ROUND([.F9]/6)" office:value-type="float" office:value="65"/>
          </table:previous>
        </table:cell-content-change>
        <table:cell-content-change table:id="ct3935">
          <table:cell-address table:column="6" table:row="9" table:table="2"/>
          <office:change-info>
            <dc:creator> </dc:creator>
            <dc:date>2022-07-22T18:39:42.469220232</dc:date>
          </office:change-info>
          <table:previous table:id="ct3776">
            <table:change-track-table-cell table:cell-address="Zadanie6.G10" table:formula="of:=ROUND([.F10]/6)" office:value-type="float" office:value="65"/>
          </table:previous>
        </table:cell-content-change>
        <table:cell-content-change table:id="ct3936">
          <table:cell-address table:column="6" table:row="10" table:table="2"/>
          <office:change-info>
            <dc:creator> </dc:creator>
            <dc:date>2022-07-22T18:39:42.469253897</dc:date>
          </office:change-info>
          <table:previous table:id="ct3777">
            <table:change-track-table-cell table:cell-address="Zadanie6.G11" table:formula="of:=ROUND([.F11]/6)" office:value-type="float" office:value="65"/>
          </table:previous>
        </table:cell-content-change>
        <table:cell-content-change table:id="ct3937">
          <table:cell-address table:column="6" table:row="11" table:table="2"/>
          <office:change-info>
            <dc:creator> </dc:creator>
            <dc:date>2022-07-22T18:39:42.469287377</dc:date>
          </office:change-info>
          <table:previous table:id="ct3778">
            <table:change-track-table-cell table:cell-address="Zadanie6.G12" table:formula="of:=ROUND([.F12]/6)" office:value-type="float" office:value="65"/>
          </table:previous>
        </table:cell-content-change>
        <table:cell-content-change table:id="ct3938">
          <table:cell-address table:column="6" table:row="12" table:table="2"/>
          <office:change-info>
            <dc:creator> </dc:creator>
            <dc:date>2022-07-22T18:39:42.469320988</dc:date>
          </office:change-info>
          <table:previous table:id="ct3779">
            <table:change-track-table-cell table:cell-address="Zadanie6.G13" table:formula="of:=ROUND([.F13]/6)" office:value-type="float" office:value="65"/>
          </table:previous>
        </table:cell-content-change>
        <table:cell-content-change table:id="ct3939">
          <table:cell-address table:column="6" table:row="13" table:table="2"/>
          <office:change-info>
            <dc:creator> </dc:creator>
            <dc:date>2022-07-22T18:39:42.469354694</dc:date>
          </office:change-info>
          <table:previous table:id="ct3780">
            <table:change-track-table-cell table:cell-address="Zadanie6.G14" table:formula="of:=ROUND([.F14]/6)" office:value-type="float" office:value="65"/>
          </table:previous>
        </table:cell-content-change>
        <table:cell-content-change table:id="ct3940">
          <table:cell-address table:column="6" table:row="14" table:table="2"/>
          <office:change-info>
            <dc:creator> </dc:creator>
            <dc:date>2022-07-22T18:39:42.469387833</dc:date>
          </office:change-info>
          <table:previous table:id="ct3781">
            <table:change-track-table-cell table:cell-address="Zadanie6.G15" table:formula="of:=ROUND([.F15]/6)" office:value-type="float" office:value="65"/>
          </table:previous>
        </table:cell-content-change>
        <table:cell-content-change table:id="ct3941">
          <table:cell-address table:column="6" table:row="15" table:table="2"/>
          <office:change-info>
            <dc:creator> </dc:creator>
            <dc:date>2022-07-22T18:39:42.469420493</dc:date>
          </office:change-info>
          <table:previous table:id="ct3782">
            <table:change-track-table-cell table:cell-address="Zadanie6.G16" table:formula="of:=ROUND([.F16]/6)" office:value-type="float" office:value="68"/>
          </table:previous>
        </table:cell-content-change>
        <table:cell-content-change table:id="ct3942">
          <table:cell-address table:column="6" table:row="16" table:table="2"/>
          <office:change-info>
            <dc:creator> </dc:creator>
            <dc:date>2022-07-22T18:39:42.469453244</dc:date>
          </office:change-info>
          <table:previous table:id="ct3783">
            <table:change-track-table-cell table:cell-address="Zadanie6.G17" table:formula="of:=ROUND([.F17]/6)" office:value-type="float" office:value="68"/>
          </table:previous>
        </table:cell-content-change>
        <table:cell-content-change table:id="ct3943">
          <table:cell-address table:column="6" table:row="17" table:table="2"/>
          <office:change-info>
            <dc:creator> </dc:creator>
            <dc:date>2022-07-22T18:39:42.469485841</dc:date>
          </office:change-info>
          <table:previous table:id="ct3784">
            <table:change-track-table-cell table:cell-address="Zadanie6.G18" table:formula="of:=ROUND([.F18]/6)" office:value-type="float" office:value="68"/>
          </table:previous>
        </table:cell-content-change>
        <table:cell-content-change table:id="ct3944">
          <table:cell-address table:column="6" table:row="18" table:table="2"/>
          <office:change-info>
            <dc:creator> </dc:creator>
            <dc:date>2022-07-22T18:39:42.469519760</dc:date>
          </office:change-info>
          <table:previous table:id="ct3785">
            <table:change-track-table-cell table:cell-address="Zadanie6.G19" table:formula="of:=ROUND([.F19]/6)" office:value-type="float" office:value="68"/>
          </table:previous>
        </table:cell-content-change>
        <table:cell-content-change table:id="ct3945">
          <table:cell-address table:column="6" table:row="19" table:table="2"/>
          <office:change-info>
            <dc:creator> </dc:creator>
            <dc:date>2022-07-22T18:39:42.469553152</dc:date>
          </office:change-info>
          <table:previous table:id="ct3786">
            <table:change-track-table-cell table:cell-address="Zadanie6.G20" table:formula="of:=ROUND([.F20]/6)" office:value-type="float" office:value="68"/>
          </table:previous>
        </table:cell-content-change>
        <table:cell-content-change table:id="ct3946">
          <table:cell-address table:column="6" table:row="20" table:table="2"/>
          <office:change-info>
            <dc:creator> </dc:creator>
            <dc:date>2022-07-22T18:39:42.469585958</dc:date>
          </office:change-info>
          <table:previous table:id="ct3787">
            <table:change-track-table-cell table:cell-address="Zadanie6.G21" table:formula="of:=ROUND([.F21]/6)" office:value-type="float" office:value="68"/>
          </table:previous>
        </table:cell-content-change>
        <table:cell-content-change table:id="ct3947">
          <table:cell-address table:column="6" table:row="21" table:table="2"/>
          <office:change-info>
            <dc:creator> </dc:creator>
            <dc:date>2022-07-22T18:39:42.469618557</dc:date>
          </office:change-info>
          <table:previous table:id="ct3788">
            <table:change-track-table-cell table:cell-address="Zadanie6.G22" table:formula="of:=ROUND([.F22]/6)" office:value-type="float" office:value="68"/>
          </table:previous>
        </table:cell-content-change>
        <table:cell-content-change table:id="ct3948">
          <table:cell-address table:column="6" table:row="22" table:table="2"/>
          <office:change-info>
            <dc:creator> </dc:creator>
            <dc:date>2022-07-22T18:39:42.469651205</dc:date>
          </office:change-info>
          <table:previous table:id="ct3789">
            <table:change-track-table-cell table:cell-address="Zadanie6.G23" table:formula="of:=ROUND([.F23]/6)" office:value-type="float" office:value="70"/>
          </table:previous>
        </table:cell-content-change>
        <table:cell-content-change table:id="ct3949">
          <table:cell-address table:column="6" table:row="23" table:table="2"/>
          <office:change-info>
            <dc:creator> </dc:creator>
            <dc:date>2022-07-22T18:39:42.469703490</dc:date>
          </office:change-info>
          <table:previous table:id="ct3790">
            <table:change-track-table-cell table:cell-address="Zadanie6.G24" table:formula="of:=ROUND([.F24]/6)" office:value-type="float" office:value="70"/>
          </table:previous>
        </table:cell-content-change>
        <table:cell-content-change table:id="ct3950">
          <table:cell-address table:column="6" table:row="24" table:table="2"/>
          <office:change-info>
            <dc:creator> </dc:creator>
            <dc:date>2022-07-22T18:39:42.469749230</dc:date>
          </office:change-info>
          <table:previous table:id="ct3791">
            <table:change-track-table-cell table:cell-address="Zadanie6.G25" table:formula="of:=ROUND([.F25]/6)" office:value-type="float" office:value="70"/>
          </table:previous>
        </table:cell-content-change>
        <table:cell-content-change table:id="ct3951">
          <table:cell-address table:column="6" table:row="25" table:table="2"/>
          <office:change-info>
            <dc:creator> </dc:creator>
            <dc:date>2022-07-22T18:39:42.469782926</dc:date>
          </office:change-info>
          <table:previous table:id="ct3792">
            <table:change-track-table-cell table:cell-address="Zadanie6.G26" table:formula="of:=ROUND([.F26]/6)" office:value-type="float" office:value="70"/>
          </table:previous>
        </table:cell-content-change>
        <table:cell-content-change table:id="ct3952">
          <table:cell-address table:column="6" table:row="26" table:table="2"/>
          <office:change-info>
            <dc:creator> </dc:creator>
            <dc:date>2022-07-22T18:39:42.469815065</dc:date>
          </office:change-info>
          <table:previous table:id="ct3793">
            <table:change-track-table-cell table:cell-address="Zadanie6.G27" table:formula="of:=ROUND([.F27]/6)" office:value-type="float" office:value="70"/>
          </table:previous>
        </table:cell-content-change>
        <table:cell-content-change table:id="ct3953">
          <table:cell-address table:column="6" table:row="27" table:table="2"/>
          <office:change-info>
            <dc:creator> </dc:creator>
            <dc:date>2022-07-22T18:39:42.469847554</dc:date>
          </office:change-info>
          <table:previous table:id="ct3794">
            <table:change-track-table-cell table:cell-address="Zadanie6.G28" table:formula="of:=ROUND([.F28]/6)" office:value-type="float" office:value="70"/>
          </table:previous>
        </table:cell-content-change>
        <table:cell-content-change table:id="ct3954">
          <table:cell-address table:column="6" table:row="28" table:table="2"/>
          <office:change-info>
            <dc:creator> </dc:creator>
            <dc:date>2022-07-22T18:39:42.469881968</dc:date>
          </office:change-info>
          <table:previous table:id="ct3795">
            <table:change-track-table-cell table:cell-address="Zadanie6.G29" table:formula="of:=ROUND([.F29]/6)" office:value-type="float" office:value="70"/>
          </table:previous>
        </table:cell-content-change>
        <table:cell-content-change table:id="ct3955">
          <table:cell-address table:column="6" table:row="29" table:table="2"/>
          <office:change-info>
            <dc:creator> </dc:creator>
            <dc:date>2022-07-22T18:39:42.469916037</dc:date>
          </office:change-info>
          <table:previous table:id="ct3796">
            <table:change-track-table-cell table:cell-address="Zadanie6.G30" table:formula="of:=ROUND([.F30]/6)" office:value-type="float" office:value="73"/>
          </table:previous>
        </table:cell-content-change>
        <table:cell-content-change table:id="ct3956">
          <table:cell-address table:column="6" table:row="30" table:table="2"/>
          <office:change-info>
            <dc:creator> </dc:creator>
            <dc:date>2022-07-22T18:39:42.469950455</dc:date>
          </office:change-info>
          <table:previous table:id="ct3797">
            <table:change-track-table-cell table:cell-address="Zadanie6.G31" table:formula="of:=ROUND([.F31]/6)" office:value-type="float" office:value="73"/>
          </table:previous>
        </table:cell-content-change>
        <table:cell-content-change table:id="ct3957">
          <table:cell-address table:column="6" table:row="31" table:table="2"/>
          <office:change-info>
            <dc:creator> </dc:creator>
            <dc:date>2022-07-22T18:39:42.469983687</dc:date>
          </office:change-info>
          <table:previous table:id="ct3798">
            <table:change-track-table-cell table:cell-address="Zadanie6.G32" table:formula="of:=ROUND([.F32]/6)" office:value-type="float" office:value="73"/>
          </table:previous>
        </table:cell-content-change>
        <table:cell-content-change table:id="ct3958">
          <table:cell-address table:column="6" table:row="32" table:table="2"/>
          <office:change-info>
            <dc:creator> </dc:creator>
            <dc:date>2022-07-22T18:39:42.470016562</dc:date>
          </office:change-info>
          <table:previous table:id="ct3799">
            <table:change-track-table-cell table:cell-address="Zadanie6.G33" table:formula="of:=ROUND([.F33]/6)" office:value-type="float" office:value="73"/>
          </table:previous>
        </table:cell-content-change>
        <table:cell-content-change table:id="ct3959">
          <table:cell-address table:column="6" table:row="33" table:table="2"/>
          <office:change-info>
            <dc:creator> </dc:creator>
            <dc:date>2022-07-22T18:39:42.470050093</dc:date>
          </office:change-info>
          <table:previous table:id="ct3800">
            <table:change-track-table-cell table:cell-address="Zadanie6.G34" table:formula="of:=ROUND([.F34]/6)" office:value-type="float" office:value="73"/>
          </table:previous>
        </table:cell-content-change>
        <table:cell-content-change table:id="ct3960">
          <table:cell-address table:column="6" table:row="34" table:table="2"/>
          <office:change-info>
            <dc:creator> </dc:creator>
            <dc:date>2022-07-22T18:39:42.470082743</dc:date>
          </office:change-info>
          <table:previous table:id="ct3801">
            <table:change-track-table-cell table:cell-address="Zadanie6.G35" table:formula="of:=ROUND([.F35]/6)" office:value-type="float" office:value="73"/>
          </table:previous>
        </table:cell-content-change>
        <table:cell-content-change table:id="ct3961">
          <table:cell-address table:column="6" table:row="35" table:table="2"/>
          <office:change-info>
            <dc:creator> </dc:creator>
            <dc:date>2022-07-22T18:39:42.470115551</dc:date>
          </office:change-info>
          <table:previous table:id="ct3802">
            <table:change-track-table-cell table:cell-address="Zadanie6.G36" table:formula="of:=ROUND([.F36]/6)" office:value-type="float" office:value="73"/>
          </table:previous>
        </table:cell-content-change>
        <table:cell-content-change table:id="ct3962">
          <table:cell-address table:column="6" table:row="36" table:table="2"/>
          <office:change-info>
            <dc:creator> </dc:creator>
            <dc:date>2022-07-22T18:39:42.470148994</dc:date>
          </office:change-info>
          <table:previous table:id="ct3803">
            <table:change-track-table-cell table:cell-address="Zadanie6.G37" table:formula="of:=ROUND([.F37]/6)" office:value-type="float" office:value="75"/>
          </table:previous>
        </table:cell-content-change>
        <table:cell-content-change table:id="ct3963">
          <table:cell-address table:column="6" table:row="37" table:table="2"/>
          <office:change-info>
            <dc:creator> </dc:creator>
            <dc:date>2022-07-22T18:39:42.470182469</dc:date>
          </office:change-info>
          <table:previous table:id="ct3804">
            <table:change-track-table-cell table:cell-address="Zadanie6.G38" table:formula="of:=ROUND([.F38]/6)" office:value-type="float" office:value="75"/>
          </table:previous>
        </table:cell-content-change>
        <table:cell-content-change table:id="ct3964">
          <table:cell-address table:column="6" table:row="38" table:table="2"/>
          <office:change-info>
            <dc:creator> </dc:creator>
            <dc:date>2022-07-22T18:39:42.470215347</dc:date>
          </office:change-info>
          <table:previous table:id="ct3805">
            <table:change-track-table-cell table:cell-address="Zadanie6.G39" table:formula="of:=ROUND([.F39]/6)" office:value-type="float" office:value="75"/>
          </table:previous>
        </table:cell-content-change>
        <table:cell-content-change table:id="ct3965">
          <table:cell-address table:column="6" table:row="39" table:table="2"/>
          <office:change-info>
            <dc:creator> </dc:creator>
            <dc:date>2022-07-22T18:39:42.470248306</dc:date>
          </office:change-info>
          <table:previous table:id="ct3806">
            <table:change-track-table-cell table:cell-address="Zadanie6.G40" table:formula="of:=ROUND([.F40]/6)" office:value-type="float" office:value="75"/>
          </table:previous>
        </table:cell-content-change>
        <table:cell-content-change table:id="ct3966">
          <table:cell-address table:column="6" table:row="40" table:table="2"/>
          <office:change-info>
            <dc:creator> </dc:creator>
            <dc:date>2022-07-22T18:39:42.470281230</dc:date>
          </office:change-info>
          <table:previous table:id="ct3807">
            <table:change-track-table-cell table:cell-address="Zadanie6.G41" table:formula="of:=ROUND([.F41]/6)" office:value-type="float" office:value="75"/>
          </table:previous>
        </table:cell-content-change>
        <table:cell-content-change table:id="ct3967">
          <table:cell-address table:column="6" table:row="41" table:table="2"/>
          <office:change-info>
            <dc:creator> </dc:creator>
            <dc:date>2022-07-22T18:39:42.470314894</dc:date>
          </office:change-info>
          <table:previous table:id="ct3808">
            <table:change-track-table-cell table:cell-address="Zadanie6.G42" table:formula="of:=ROUND([.F42]/6)" office:value-type="float" office:value="75"/>
          </table:previous>
        </table:cell-content-change>
        <table:cell-content-change table:id="ct3968">
          <table:cell-address table:column="6" table:row="42" table:table="2"/>
          <office:change-info>
            <dc:creator> </dc:creator>
            <dc:date>2022-07-22T18:39:42.470347987</dc:date>
          </office:change-info>
          <table:previous table:id="ct3809">
            <table:change-track-table-cell table:cell-address="Zadanie6.G43" table:formula="of:=ROUND([.F43]/6)" office:value-type="float" office:value="75"/>
          </table:previous>
        </table:cell-content-change>
        <table:cell-content-change table:id="ct3969">
          <table:cell-address table:column="6" table:row="43" table:table="2"/>
          <office:change-info>
            <dc:creator> </dc:creator>
            <dc:date>2022-07-22T18:39:42.470381368</dc:date>
          </office:change-info>
          <table:previous table:id="ct3810">
            <table:change-track-table-cell table:cell-address="Zadanie6.G44" table:formula="of:=ROUND([.F44]/6)" office:value-type="float" office:value="78"/>
          </table:previous>
        </table:cell-content-change>
        <table:cell-content-change table:id="ct3970">
          <table:cell-address table:column="6" table:row="44" table:table="2"/>
          <office:change-info>
            <dc:creator> </dc:creator>
            <dc:date>2022-07-22T18:39:42.470414488</dc:date>
          </office:change-info>
          <table:previous table:id="ct3811">
            <table:change-track-table-cell table:cell-address="Zadanie6.G45" table:formula="of:=ROUND([.F45]/6)" office:value-type="float" office:value="78"/>
          </table:previous>
        </table:cell-content-change>
        <table:cell-content-change table:id="ct3971">
          <table:cell-address table:column="6" table:row="45" table:table="2"/>
          <office:change-info>
            <dc:creator> </dc:creator>
            <dc:date>2022-07-22T18:39:42.470447762</dc:date>
          </office:change-info>
          <table:previous table:id="ct3812">
            <table:change-track-table-cell table:cell-address="Zadanie6.G46" table:formula="of:=ROUND([.F46]/6)" office:value-type="float" office:value="78"/>
          </table:previous>
        </table:cell-content-change>
        <table:cell-content-change table:id="ct3972">
          <table:cell-address table:column="6" table:row="46" table:table="2"/>
          <office:change-info>
            <dc:creator> </dc:creator>
            <dc:date>2022-07-22T18:39:42.470481040</dc:date>
          </office:change-info>
          <table:previous table:id="ct3813">
            <table:change-track-table-cell table:cell-address="Zadanie6.G47" table:formula="of:=ROUND([.F47]/6)" office:value-type="float" office:value="78"/>
          </table:previous>
        </table:cell-content-change>
        <table:cell-content-change table:id="ct3973">
          <table:cell-address table:column="6" table:row="47" table:table="2"/>
          <office:change-info>
            <dc:creator> </dc:creator>
            <dc:date>2022-07-22T18:39:42.470513528</dc:date>
          </office:change-info>
          <table:previous table:id="ct3814">
            <table:change-track-table-cell table:cell-address="Zadanie6.G48" table:formula="of:=ROUND([.F48]/6)" office:value-type="float" office:value="78"/>
          </table:previous>
        </table:cell-content-change>
        <table:cell-content-change table:id="ct3974">
          <table:cell-address table:column="6" table:row="48" table:table="2"/>
          <office:change-info>
            <dc:creator> </dc:creator>
            <dc:date>2022-07-22T18:39:42.470545485</dc:date>
          </office:change-info>
          <table:previous table:id="ct3815">
            <table:change-track-table-cell table:cell-address="Zadanie6.G49" table:formula="of:=ROUND([.F49]/6)" office:value-type="float" office:value="78"/>
          </table:previous>
        </table:cell-content-change>
        <table:cell-content-change table:id="ct3975">
          <table:cell-address table:column="6" table:row="49" table:table="2"/>
          <office:change-info>
            <dc:creator> </dc:creator>
            <dc:date>2022-07-22T18:39:42.470577568</dc:date>
          </office:change-info>
          <table:previous table:id="ct3816">
            <table:change-track-table-cell table:cell-address="Zadanie6.G50" table:formula="of:=ROUND([.F50]/6)" office:value-type="float" office:value="78"/>
          </table:previous>
        </table:cell-content-change>
        <table:cell-content-change table:id="ct3976">
          <table:cell-address table:column="6" table:row="50" table:table="2"/>
          <office:change-info>
            <dc:creator> </dc:creator>
            <dc:date>2022-07-22T18:39:42.470610033</dc:date>
          </office:change-info>
          <table:previous table:id="ct3817">
            <table:change-track-table-cell table:cell-address="Zadanie6.G51" table:formula="of:=ROUND([.F51]/6)" office:value-type="float" office:value="80"/>
          </table:previous>
        </table:cell-content-change>
        <table:cell-content-change table:id="ct3977">
          <table:cell-address table:column="6" table:row="51" table:table="2"/>
          <office:change-info>
            <dc:creator> </dc:creator>
            <dc:date>2022-07-22T18:39:42.470642196</dc:date>
          </office:change-info>
          <table:previous table:id="ct3818">
            <table:change-track-table-cell table:cell-address="Zadanie6.G52" table:formula="of:=ROUND([.F52]/6)" office:value-type="float" office:value="80"/>
          </table:previous>
        </table:cell-content-change>
        <table:cell-content-change table:id="ct3978">
          <table:cell-address table:column="6" table:row="52" table:table="2"/>
          <office:change-info>
            <dc:creator> </dc:creator>
            <dc:date>2022-07-22T18:39:42.470674874</dc:date>
          </office:change-info>
          <table:previous table:id="ct3819">
            <table:change-track-table-cell table:cell-address="Zadanie6.G53" table:formula="of:=ROUND([.F53]/6)" office:value-type="float" office:value="80"/>
          </table:previous>
        </table:cell-content-change>
        <table:cell-content-change table:id="ct3979">
          <table:cell-address table:column="6" table:row="53" table:table="2"/>
          <office:change-info>
            <dc:creator> </dc:creator>
            <dc:date>2022-07-22T18:39:42.470706927</dc:date>
          </office:change-info>
          <table:previous table:id="ct3820">
            <table:change-track-table-cell table:cell-address="Zadanie6.G54" table:formula="of:=ROUND([.F54]/6)" office:value-type="float" office:value="80"/>
          </table:previous>
        </table:cell-content-change>
        <table:cell-content-change table:id="ct3980">
          <table:cell-address table:column="6" table:row="54" table:table="2"/>
          <office:change-info>
            <dc:creator> </dc:creator>
            <dc:date>2022-07-22T18:39:42.470739159</dc:date>
          </office:change-info>
          <table:previous table:id="ct3821">
            <table:change-track-table-cell table:cell-address="Zadanie6.G55" table:formula="of:=ROUND([.F55]/6)" office:value-type="float" office:value="80"/>
          </table:previous>
        </table:cell-content-change>
        <table:cell-content-change table:id="ct3981">
          <table:cell-address table:column="6" table:row="55" table:table="2"/>
          <office:change-info>
            <dc:creator> </dc:creator>
            <dc:date>2022-07-22T18:39:42.470771683</dc:date>
          </office:change-info>
          <table:previous table:id="ct3822">
            <table:change-track-table-cell table:cell-address="Zadanie6.G56" table:formula="of:=ROUND([.F56]/6)" office:value-type="float" office:value="80"/>
          </table:previous>
        </table:cell-content-change>
        <table:cell-content-change table:id="ct3982">
          <table:cell-address table:column="6" table:row="56" table:table="2"/>
          <office:change-info>
            <dc:creator> </dc:creator>
            <dc:date>2022-07-22T18:39:42.470804704</dc:date>
          </office:change-info>
          <table:previous table:id="ct3823">
            <table:change-track-table-cell table:cell-address="Zadanie6.G57" table:formula="of:=ROUND([.F57]/6)" office:value-type="float" office:value="80"/>
          </table:previous>
        </table:cell-content-change>
        <table:cell-content-change table:id="ct3983">
          <table:cell-address table:column="6" table:row="57" table:table="2"/>
          <office:change-info>
            <dc:creator> </dc:creator>
            <dc:date>2022-07-22T18:39:42.470836652</dc:date>
          </office:change-info>
          <table:previous table:id="ct3824">
            <table:change-track-table-cell table:cell-address="Zadanie6.G58" table:formula="of:=ROUND([.F58]/6)" office:value-type="float" office:value="84"/>
          </table:previous>
        </table:cell-content-change>
        <table:cell-content-change table:id="ct3984">
          <table:cell-address table:column="6" table:row="58" table:table="2"/>
          <office:change-info>
            <dc:creator> </dc:creator>
            <dc:date>2022-07-22T18:39:42.470868840</dc:date>
          </office:change-info>
          <table:previous table:id="ct3825">
            <table:change-track-table-cell table:cell-address="Zadanie6.G59" table:formula="of:=ROUND([.F59]/6)" office:value-type="float" office:value="84"/>
          </table:previous>
        </table:cell-content-change>
        <table:cell-content-change table:id="ct3985">
          <table:cell-address table:column="6" table:row="59" table:table="2"/>
          <office:change-info>
            <dc:creator> </dc:creator>
            <dc:date>2022-07-22T18:39:42.470900681</dc:date>
          </office:change-info>
          <table:previous table:id="ct3826">
            <table:change-track-table-cell table:cell-address="Zadanie6.G60" table:formula="of:=ROUND([.F60]/6)" office:value-type="float" office:value="84"/>
          </table:previous>
        </table:cell-content-change>
        <table:cell-content-change table:id="ct3986">
          <table:cell-address table:column="6" table:row="60" table:table="2"/>
          <office:change-info>
            <dc:creator> </dc:creator>
            <dc:date>2022-07-22T18:39:42.470933397</dc:date>
          </office:change-info>
          <table:previous table:id="ct3827">
            <table:change-track-table-cell table:cell-address="Zadanie6.G61" table:formula="of:=ROUND([.F61]/6)" office:value-type="float" office:value="84"/>
          </table:previous>
        </table:cell-content-change>
        <table:cell-content-change table:id="ct3987">
          <table:cell-address table:column="6" table:row="61" table:table="2"/>
          <office:change-info>
            <dc:creator> </dc:creator>
            <dc:date>2022-07-22T18:39:42.470965684</dc:date>
          </office:change-info>
          <table:previous table:id="ct3828">
            <table:change-track-table-cell table:cell-address="Zadanie6.G62" table:formula="of:=ROUND([.F62]/6)" office:value-type="float" office:value="84"/>
          </table:previous>
        </table:cell-content-change>
        <table:cell-content-change table:id="ct3988">
          <table:cell-address table:column="6" table:row="62" table:table="2"/>
          <office:change-info>
            <dc:creator> </dc:creator>
            <dc:date>2022-07-22T18:39:42.470998617</dc:date>
          </office:change-info>
          <table:previous table:id="ct3829">
            <table:change-track-table-cell table:cell-address="Zadanie6.G63" table:formula="of:=ROUND([.F63]/6)" office:value-type="float" office:value="84"/>
          </table:previous>
        </table:cell-content-change>
        <table:cell-content-change table:id="ct3989">
          <table:cell-address table:column="6" table:row="63" table:table="2"/>
          <office:change-info>
            <dc:creator> </dc:creator>
            <dc:date>2022-07-22T18:39:42.471030879</dc:date>
          </office:change-info>
          <table:previous table:id="ct3830">
            <table:change-track-table-cell table:cell-address="Zadanie6.G64" table:formula="of:=ROUND([.F64]/6)" office:value-type="float" office:value="84"/>
          </table:previous>
        </table:cell-content-change>
        <table:cell-content-change table:id="ct3990">
          <table:cell-address table:column="6" table:row="64" table:table="2"/>
          <office:change-info>
            <dc:creator> </dc:creator>
            <dc:date>2022-07-22T18:39:42.471063192</dc:date>
          </office:change-info>
          <table:previous table:id="ct3831">
            <table:change-track-table-cell table:cell-address="Zadanie6.G65" table:formula="of:=ROUND([.F65]/6)" office:value-type="float" office:value="75"/>
          </table:previous>
        </table:cell-content-change>
        <table:cell-content-change table:id="ct3991">
          <table:cell-address table:column="6" table:row="65" table:table="2"/>
          <office:change-info>
            <dc:creator> </dc:creator>
            <dc:date>2022-07-22T18:39:42.471095849</dc:date>
          </office:change-info>
          <table:previous table:id="ct3832">
            <table:change-track-table-cell table:cell-address="Zadanie6.G66" table:formula="of:=ROUND([.F66]/6)" office:value-type="float" office:value="75"/>
          </table:previous>
        </table:cell-content-change>
        <table:cell-content-change table:id="ct3992">
          <table:cell-address table:column="6" table:row="66" table:table="2"/>
          <office:change-info>
            <dc:creator> </dc:creator>
            <dc:date>2022-07-22T18:39:42.471128026</dc:date>
          </office:change-info>
          <table:previous table:id="ct3833">
            <table:change-track-table-cell table:cell-address="Zadanie6.G67" table:formula="of:=ROUND([.F67]/6)" office:value-type="float" office:value="75"/>
          </table:previous>
        </table:cell-content-change>
        <table:cell-content-change table:id="ct3993">
          <table:cell-address table:column="6" table:row="67" table:table="2"/>
          <office:change-info>
            <dc:creator> </dc:creator>
            <dc:date>2022-07-22T18:39:42.471159883</dc:date>
          </office:change-info>
          <table:previous table:id="ct3834">
            <table:change-track-table-cell table:cell-address="Zadanie6.G68" table:formula="of:=ROUND([.F68]/6)" office:value-type="float" office:value="75"/>
          </table:previous>
        </table:cell-content-change>
        <table:cell-content-change table:id="ct3994">
          <table:cell-address table:column="6" table:row="68" table:table="2"/>
          <office:change-info>
            <dc:creator> </dc:creator>
            <dc:date>2022-07-22T18:39:42.471191810</dc:date>
          </office:change-info>
          <table:previous table:id="ct3835">
            <table:change-track-table-cell table:cell-address="Zadanie6.G69" table:formula="of:=ROUND([.F69]/6)" office:value-type="float" office:value="75"/>
          </table:previous>
        </table:cell-content-change>
        <table:cell-content-change table:id="ct3995">
          <table:cell-address table:column="6" table:row="69" table:table="2"/>
          <office:change-info>
            <dc:creator> </dc:creator>
            <dc:date>2022-07-22T18:39:42.471224648</dc:date>
          </office:change-info>
          <table:previous table:id="ct3836">
            <table:change-track-table-cell table:cell-address="Zadanie6.G70" table:formula="of:=ROUND([.F70]/6)" office:value-type="float" office:value="75"/>
          </table:previous>
        </table:cell-content-change>
        <table:cell-content-change table:id="ct3996">
          <table:cell-address table:column="6" table:row="70" table:table="2"/>
          <office:change-info>
            <dc:creator> </dc:creator>
            <dc:date>2022-07-22T18:39:42.471256742</dc:date>
          </office:change-info>
          <table:previous table:id="ct3837">
            <table:change-track-table-cell table:cell-address="Zadanie6.G71" table:formula="of:=ROUND([.F71]/6)" office:value-type="float" office:value="75"/>
          </table:previous>
        </table:cell-content-change>
        <table:cell-content-change table:id="ct3997">
          <table:cell-address table:column="6" table:row="71" table:table="2"/>
          <office:change-info>
            <dc:creator> </dc:creator>
            <dc:date>2022-07-22T18:39:42.471289161</dc:date>
          </office:change-info>
          <table:previous table:id="ct3838">
            <table:change-track-table-cell table:cell-address="Zadanie6.G72" table:formula="of:=ROUND([.F72]/6)" office:value-type="float" office:value="68"/>
          </table:previous>
        </table:cell-content-change>
        <table:cell-content-change table:id="ct3998">
          <table:cell-address table:column="6" table:row="72" table:table="2"/>
          <office:change-info>
            <dc:creator> </dc:creator>
            <dc:date>2022-07-22T18:39:42.471321581</dc:date>
          </office:change-info>
          <table:previous table:id="ct3839">
            <table:change-track-table-cell table:cell-address="Zadanie6.G73" table:formula="of:=ROUND([.F73]/6)" office:value-type="float" office:value="68"/>
          </table:previous>
        </table:cell-content-change>
        <table:cell-content-change table:id="ct3999">
          <table:cell-address table:column="6" table:row="73" table:table="2"/>
          <office:change-info>
            <dc:creator> </dc:creator>
            <dc:date>2022-07-22T18:39:42.471353975</dc:date>
          </office:change-info>
          <table:previous table:id="ct3840">
            <table:change-track-table-cell table:cell-address="Zadanie6.G74" table:formula="of:=ROUND([.F74]/6)" office:value-type="float" office:value="68"/>
          </table:previous>
        </table:cell-content-change>
        <table:cell-content-change table:id="ct4000">
          <table:cell-address table:column="6" table:row="74" table:table="2"/>
          <office:change-info>
            <dc:creator> </dc:creator>
            <dc:date>2022-07-22T18:39:42.471386841</dc:date>
          </office:change-info>
          <table:previous table:id="ct3841">
            <table:change-track-table-cell table:cell-address="Zadanie6.G75" table:formula="of:=ROUND([.F75]/6)" office:value-type="float" office:value="68"/>
          </table:previous>
        </table:cell-content-change>
        <table:cell-content-change table:id="ct4001">
          <table:cell-address table:column="6" table:row="75" table:table="2"/>
          <office:change-info>
            <dc:creator> </dc:creator>
            <dc:date>2022-07-22T18:39:42.471418983</dc:date>
          </office:change-info>
          <table:previous table:id="ct3842">
            <table:change-track-table-cell table:cell-address="Zadanie6.G76" table:formula="of:=ROUND([.F76]/6)" office:value-type="float" office:value="68"/>
          </table:previous>
        </table:cell-content-change>
        <table:cell-content-change table:id="ct4002">
          <table:cell-address table:column="6" table:row="76" table:table="2"/>
          <office:change-info>
            <dc:creator> </dc:creator>
            <dc:date>2022-07-22T18:39:42.471451304</dc:date>
          </office:change-info>
          <table:previous table:id="ct3843">
            <table:change-track-table-cell table:cell-address="Zadanie6.G77" table:formula="of:=ROUND([.F77]/6)" office:value-type="float" office:value="68"/>
          </table:previous>
        </table:cell-content-change>
        <table:cell-content-change table:id="ct4003">
          <table:cell-address table:column="6" table:row="77" table:table="2"/>
          <office:change-info>
            <dc:creator> </dc:creator>
            <dc:date>2022-07-22T18:39:42.471483251</dc:date>
          </office:change-info>
          <table:previous table:id="ct3844">
            <table:change-track-table-cell table:cell-address="Zadanie6.G78" table:formula="of:=ROUND([.F78]/6)" office:value-type="float" office:value="68"/>
          </table:previous>
        </table:cell-content-change>
        <table:cell-content-change table:id="ct4004">
          <table:cell-address table:column="6" table:row="78" table:table="2"/>
          <office:change-info>
            <dc:creator> </dc:creator>
            <dc:date>2022-07-22T18:39:42.471516069</dc:date>
          </office:change-info>
          <table:previous table:id="ct3845">
            <table:change-track-table-cell table:cell-address="Zadanie6.G79" table:formula="of:=ROUND([.F79]/6)" office:value-type="float" office:value="61"/>
          </table:previous>
        </table:cell-content-change>
        <table:cell-content-change table:id="ct4005">
          <table:cell-address table:column="6" table:row="79" table:table="2"/>
          <office:change-info>
            <dc:creator> </dc:creator>
            <dc:date>2022-07-22T18:39:42.471547817</dc:date>
          </office:change-info>
          <table:previous table:id="ct3846">
            <table:change-track-table-cell table:cell-address="Zadanie6.G80" table:formula="of:=ROUND([.F80]/6)" office:value-type="float" office:value="61"/>
          </table:previous>
        </table:cell-content-change>
        <table:cell-content-change table:id="ct4006">
          <table:cell-address table:column="6" table:row="80" table:table="2"/>
          <office:change-info>
            <dc:creator> </dc:creator>
            <dc:date>2022-07-22T18:39:42.471580173</dc:date>
          </office:change-info>
          <table:previous table:id="ct3847">
            <table:change-track-table-cell table:cell-address="Zadanie6.G81" table:formula="of:=ROUND([.F81]/6)" office:value-type="float" office:value="61"/>
          </table:previous>
        </table:cell-content-change>
        <table:cell-content-change table:id="ct4007">
          <table:cell-address table:column="6" table:row="81" table:table="2"/>
          <office:change-info>
            <dc:creator> </dc:creator>
            <dc:date>2022-07-22T18:39:42.471611900</dc:date>
          </office:change-info>
          <table:previous table:id="ct3848">
            <table:change-track-table-cell table:cell-address="Zadanie6.G82" table:formula="of:=ROUND([.F82]/6)" office:value-type="float" office:value="61"/>
          </table:previous>
        </table:cell-content-change>
        <table:cell-content-change table:id="ct4008">
          <table:cell-address table:column="6" table:row="82" table:table="2"/>
          <office:change-info>
            <dc:creator> </dc:creator>
            <dc:date>2022-07-22T18:39:42.471643926</dc:date>
          </office:change-info>
          <table:previous table:id="ct3849">
            <table:change-track-table-cell table:cell-address="Zadanie6.G83" table:formula="of:=ROUND([.F83]/6)" office:value-type="float" office:value="61"/>
          </table:previous>
        </table:cell-content-change>
        <table:cell-content-change table:id="ct4009">
          <table:cell-address table:column="6" table:row="83" table:table="2"/>
          <office:change-info>
            <dc:creator> </dc:creator>
            <dc:date>2022-07-22T18:39:42.471675847</dc:date>
          </office:change-info>
          <table:previous table:id="ct3850">
            <table:change-track-table-cell table:cell-address="Zadanie6.G84" table:formula="of:=ROUND([.F84]/6)" office:value-type="float" office:value="61"/>
          </table:previous>
        </table:cell-content-change>
        <table:cell-content-change table:id="ct4010">
          <table:cell-address table:column="6" table:row="84" table:table="2"/>
          <office:change-info>
            <dc:creator> </dc:creator>
            <dc:date>2022-07-22T18:39:42.471708094</dc:date>
          </office:change-info>
          <table:previous table:id="ct3851">
            <table:change-track-table-cell table:cell-address="Zadanie6.G85" table:formula="of:=ROUND([.F85]/6)" office:value-type="float" office:value="61"/>
          </table:previous>
        </table:cell-content-change>
        <table:cell-content-change table:id="ct4011">
          <table:cell-address table:column="6" table:row="85" table:table="2"/>
          <office:change-info>
            <dc:creator> </dc:creator>
            <dc:date>2022-07-22T18:39:42.471739951</dc:date>
          </office:change-info>
          <table:previous table:id="ct3852">
            <table:change-track-table-cell table:cell-address="Zadanie6.G86" table:formula="of:=ROUND([.F86]/6)" office:value-type="float" office:value="55"/>
          </table:previous>
        </table:cell-content-change>
        <table:cell-content-change table:id="ct4012">
          <table:cell-address table:column="6" table:row="86" table:table="2"/>
          <office:change-info>
            <dc:creator> </dc:creator>
            <dc:date>2022-07-22T18:39:42.471778359</dc:date>
          </office:change-info>
          <table:previous table:id="ct3853">
            <table:change-track-table-cell table:cell-address="Zadanie6.G87" table:formula="of:=ROUND([.F87]/6)" office:value-type="float" office:value="55"/>
          </table:previous>
        </table:cell-content-change>
        <table:cell-content-change table:id="ct4013">
          <table:cell-address table:column="6" table:row="87" table:table="2"/>
          <office:change-info>
            <dc:creator> </dc:creator>
            <dc:date>2022-07-22T18:39:42.471810747</dc:date>
          </office:change-info>
          <table:previous table:id="ct3854">
            <table:change-track-table-cell table:cell-address="Zadanie6.G88" table:formula="of:=ROUND([.F88]/6)" office:value-type="float" office:value="55"/>
          </table:previous>
        </table:cell-content-change>
        <table:cell-content-change table:id="ct4014">
          <table:cell-address table:column="6" table:row="88" table:table="2"/>
          <office:change-info>
            <dc:creator> </dc:creator>
            <dc:date>2022-07-22T18:39:42.471843199</dc:date>
          </office:change-info>
          <table:previous table:id="ct3855">
            <table:change-track-table-cell table:cell-address="Zadanie6.G89" table:formula="of:=ROUND([.F89]/6)" office:value-type="float" office:value="55"/>
          </table:previous>
        </table:cell-content-change>
        <table:cell-content-change table:id="ct4015">
          <table:cell-address table:column="6" table:row="89" table:table="2"/>
          <office:change-info>
            <dc:creator> </dc:creator>
            <dc:date>2022-07-22T18:39:42.471875574</dc:date>
          </office:change-info>
          <table:previous table:id="ct3856">
            <table:change-track-table-cell table:cell-address="Zadanie6.G90" table:formula="of:=ROUND([.F90]/6)" office:value-type="float" office:value="55"/>
          </table:previous>
        </table:cell-content-change>
        <table:cell-content-change table:id="ct4016">
          <table:cell-address table:column="6" table:row="90" table:table="2"/>
          <office:change-info>
            <dc:creator> </dc:creator>
            <dc:date>2022-07-22T18:39:42.471907449</dc:date>
          </office:change-info>
          <table:previous table:id="ct3857">
            <table:change-track-table-cell table:cell-address="Zadanie6.G91" table:formula="of:=ROUND([.F91]/6)" office:value-type="float" office:value="55"/>
          </table:previous>
        </table:cell-content-change>
        <table:cell-content-change table:id="ct4017">
          <table:cell-address table:column="6" table:row="91" table:table="2"/>
          <office:change-info>
            <dc:creator> </dc:creator>
            <dc:date>2022-07-22T18:39:42.471946783</dc:date>
          </office:change-info>
          <table:previous table:id="ct3858">
            <table:change-track-table-cell table:cell-address="Zadanie6.G92" table:formula="of:=ROUND([.F92]/6)" office:value-type="float" office:value="55"/>
          </table:previous>
        </table:cell-content-change>
        <table:cell-content-change table:id="ct4018">
          <table:cell-address table:column="6" table:row="92" table:table="2"/>
          <office:change-info>
            <dc:creator> </dc:creator>
            <dc:date>2022-07-22T18:39:42.471997296</dc:date>
          </office:change-info>
          <table:previous table:id="ct3859">
            <table:change-track-table-cell table:cell-address="Zadanie6.G93" table:formula="of:=ROUND([.F93]/6)" office:value-type="float" office:value="50"/>
          </table:previous>
        </table:cell-content-change>
        <table:cell-content-change table:id="ct4019">
          <table:cell-address table:column="6" table:row="93" table:table="2"/>
          <office:change-info>
            <dc:creator> </dc:creator>
            <dc:date>2022-07-22T18:39:42.472052633</dc:date>
          </office:change-info>
          <table:previous table:id="ct3860">
            <table:change-track-table-cell table:cell-address="Zadanie6.G94" table:formula="of:=ROUND([.F94]/6)" office:value-type="float" office:value="50"/>
          </table:previous>
        </table:cell-content-change>
        <table:cell-content-change table:id="ct4020">
          <table:cell-address table:column="6" table:row="94" table:table="2"/>
          <office:change-info>
            <dc:creator> </dc:creator>
            <dc:date>2022-07-22T18:39:42.472111826</dc:date>
          </office:change-info>
          <table:previous table:id="ct3861">
            <table:change-track-table-cell table:cell-address="Zadanie6.G95" table:formula="of:=ROUND([.F95]/6)" office:value-type="float" office:value="50"/>
          </table:previous>
        </table:cell-content-change>
        <table:cell-content-change table:id="ct4021">
          <table:cell-address table:column="6" table:row="95" table:table="2"/>
          <office:change-info>
            <dc:creator> </dc:creator>
            <dc:date>2022-07-22T18:39:42.472166960</dc:date>
          </office:change-info>
          <table:previous table:id="ct3862">
            <table:change-track-table-cell table:cell-address="Zadanie6.G96" table:formula="of:=ROUND([.F96]/6)" office:value-type="float" office:value="50"/>
          </table:previous>
        </table:cell-content-change>
        <table:cell-content-change table:id="ct4022">
          <table:cell-address table:column="6" table:row="96" table:table="2"/>
          <office:change-info>
            <dc:creator> </dc:creator>
            <dc:date>2022-07-22T18:39:42.472223764</dc:date>
          </office:change-info>
          <table:previous table:id="ct3863">
            <table:change-track-table-cell table:cell-address="Zadanie6.G97" table:formula="of:=ROUND([.F97]/6)" office:value-type="float" office:value="50"/>
          </table:previous>
        </table:cell-content-change>
        <table:cell-content-change table:id="ct4023">
          <table:cell-address table:column="6" table:row="97" table:table="2"/>
          <office:change-info>
            <dc:creator> </dc:creator>
            <dc:date>2022-07-22T18:39:42.472281005</dc:date>
          </office:change-info>
          <table:previous table:id="ct3864">
            <table:change-track-table-cell table:cell-address="Zadanie6.G98" table:formula="of:=ROUND([.F98]/6)" office:value-type="float" office:value="50"/>
          </table:previous>
        </table:cell-content-change>
        <table:cell-content-change table:id="ct4024">
          <table:cell-address table:column="6" table:row="98" table:table="2"/>
          <office:change-info>
            <dc:creator> </dc:creator>
            <dc:date>2022-07-22T18:39:42.472333079</dc:date>
          </office:change-info>
          <table:previous table:id="ct3865">
            <table:change-track-table-cell table:cell-address="Zadanie6.G99" table:formula="of:=ROUND([.F99]/6)" office:value-type="float" office:value="50"/>
          </table:previous>
        </table:cell-content-change>
        <table:cell-content-change table:id="ct4025">
          <table:cell-address table:column="6" table:row="99" table:table="2"/>
          <office:change-info>
            <dc:creator> </dc:creator>
            <dc:date>2022-07-22T18:39:42.472390980</dc:date>
          </office:change-info>
          <table:previous table:id="ct3866">
            <table:change-track-table-cell table:cell-address="Zadanie6.G100" table:formula="of:=ROUND([.F100]/6)" office:value-type="float" office:value="45"/>
          </table:previous>
        </table:cell-content-change>
        <table:cell-content-change table:id="ct4026">
          <table:cell-address table:column="6" table:row="100" table:table="2"/>
          <office:change-info>
            <dc:creator> </dc:creator>
            <dc:date>2022-07-22T18:39:42.472440003</dc:date>
          </office:change-info>
          <table:previous table:id="ct3867">
            <table:change-track-table-cell table:cell-address="Zadanie6.G101" table:formula="of:=ROUND([.F101]/6)" office:value-type="float" office:value="45"/>
          </table:previous>
        </table:cell-content-change>
        <table:cell-content-change table:id="ct4027">
          <table:cell-address table:column="6" table:row="101" table:table="2"/>
          <office:change-info>
            <dc:creator> </dc:creator>
            <dc:date>2022-07-22T18:39:42.472497164</dc:date>
          </office:change-info>
          <table:previous table:id="ct3868">
            <table:change-track-table-cell table:cell-address="Zadanie6.G102" table:formula="of:=ROUND([.F102]/6)" office:value-type="float" office:value="45"/>
          </table:previous>
        </table:cell-content-change>
        <table:cell-content-change table:id="ct4028">
          <table:cell-address table:column="6" table:row="102" table:table="2"/>
          <office:change-info>
            <dc:creator> </dc:creator>
            <dc:date>2022-07-22T18:39:42.472543397</dc:date>
          </office:change-info>
          <table:previous table:id="ct3869">
            <table:change-track-table-cell table:cell-address="Zadanie6.G103" table:formula="of:=ROUND([.F103]/6)" office:value-type="float" office:value="45"/>
          </table:previous>
        </table:cell-content-change>
        <table:cell-content-change table:id="ct4029">
          <table:cell-address table:column="6" table:row="103" table:table="2"/>
          <office:change-info>
            <dc:creator> </dc:creator>
            <dc:date>2022-07-22T18:39:42.472577405</dc:date>
          </office:change-info>
          <table:previous table:id="ct3870">
            <table:change-track-table-cell table:cell-address="Zadanie6.G104" table:formula="of:=ROUND([.F104]/6)" office:value-type="float" office:value="45"/>
          </table:previous>
        </table:cell-content-change>
        <table:cell-content-change table:id="ct4030">
          <table:cell-address table:column="6" table:row="104" table:table="2"/>
          <office:change-info>
            <dc:creator> </dc:creator>
            <dc:date>2022-07-22T18:39:42.472610537</dc:date>
          </office:change-info>
          <table:previous table:id="ct3871">
            <table:change-track-table-cell table:cell-address="Zadanie6.G105" table:formula="of:=ROUND([.F105]/6)" office:value-type="float" office:value="45"/>
          </table:previous>
        </table:cell-content-change>
        <table:cell-content-change table:id="ct4031">
          <table:cell-address table:column="6" table:row="105" table:table="2"/>
          <office:change-info>
            <dc:creator> </dc:creator>
            <dc:date>2022-07-22T18:39:42.472643250</dc:date>
          </office:change-info>
          <table:previous table:id="ct3872">
            <table:change-track-table-cell table:cell-address="Zadanie6.G106" table:formula="of:=ROUND([.F106]/6)" office:value-type="float" office:value="45"/>
          </table:previous>
        </table:cell-content-change>
        <table:cell-content-change table:id="ct4032">
          <table:cell-address table:column="6" table:row="106" table:table="2"/>
          <office:change-info>
            <dc:creator> </dc:creator>
            <dc:date>2022-07-22T18:39:42.472675572</dc:date>
          </office:change-info>
          <table:previous table:id="ct3873">
            <table:change-track-table-cell table:cell-address="Zadanie6.G107" table:formula="of:=ROUND([.F107]/6)" office:value-type="float" office:value="40"/>
          </table:previous>
        </table:cell-content-change>
        <table:cell-content-change table:id="ct4033">
          <table:cell-address table:column="6" table:row="107" table:table="2"/>
          <office:change-info>
            <dc:creator> </dc:creator>
            <dc:date>2022-07-22T18:39:42.472707724</dc:date>
          </office:change-info>
          <table:previous table:id="ct3874">
            <table:change-track-table-cell table:cell-address="Zadanie6.G108" table:formula="of:=ROUND([.F108]/6)" office:value-type="float" office:value="40"/>
          </table:previous>
        </table:cell-content-change>
        <table:cell-content-change table:id="ct4034">
          <table:cell-address table:column="6" table:row="108" table:table="2"/>
          <office:change-info>
            <dc:creator> </dc:creator>
            <dc:date>2022-07-22T18:39:42.472739752</dc:date>
          </office:change-info>
          <table:previous table:id="ct3875">
            <table:change-track-table-cell table:cell-address="Zadanie6.G109" table:formula="of:=ROUND([.F109]/6)" office:value-type="float" office:value="40"/>
          </table:previous>
        </table:cell-content-change>
        <table:cell-content-change table:id="ct4035">
          <table:cell-address table:column="6" table:row="109" table:table="2"/>
          <office:change-info>
            <dc:creator> </dc:creator>
            <dc:date>2022-07-22T18:39:42.472771963</dc:date>
          </office:change-info>
          <table:previous table:id="ct3876">
            <table:change-track-table-cell table:cell-address="Zadanie6.G110" table:formula="of:=ROUND([.F110]/6)" office:value-type="float" office:value="40"/>
          </table:previous>
        </table:cell-content-change>
        <table:cell-content-change table:id="ct4036">
          <table:cell-address table:column="6" table:row="110" table:table="2"/>
          <office:change-info>
            <dc:creator> </dc:creator>
            <dc:date>2022-07-22T18:39:42.472804564</dc:date>
          </office:change-info>
          <table:previous table:id="ct3877">
            <table:change-track-table-cell table:cell-address="Zadanie6.G111" table:formula="of:=ROUND([.F111]/6)" office:value-type="float" office:value="40"/>
          </table:previous>
        </table:cell-content-change>
        <table:cell-content-change table:id="ct4037">
          <table:cell-address table:column="6" table:row="111" table:table="2"/>
          <office:change-info>
            <dc:creator> </dc:creator>
            <dc:date>2022-07-22T18:39:42.472836501</dc:date>
          </office:change-info>
          <table:previous table:id="ct3878">
            <table:change-track-table-cell table:cell-address="Zadanie6.G112" table:formula="of:=ROUND([.F112]/6)" office:value-type="float" office:value="40"/>
          </table:previous>
        </table:cell-content-change>
        <table:cell-content-change table:id="ct4038">
          <table:cell-address table:column="6" table:row="112" table:table="2"/>
          <office:change-info>
            <dc:creator> </dc:creator>
            <dc:date>2022-07-22T18:39:42.472868840</dc:date>
          </office:change-info>
          <table:previous table:id="ct3879">
            <table:change-track-table-cell table:cell-address="Zadanie6.G113" table:formula="of:=ROUND([.F113]/6)" office:value-type="float" office:value="40"/>
          </table:previous>
        </table:cell-content-change>
        <table:cell-content-change table:id="ct4039">
          <table:cell-address table:column="6" table:row="113" table:table="2"/>
          <office:change-info>
            <dc:creator> </dc:creator>
            <dc:date>2022-07-22T18:39:42.472900688</dc:date>
          </office:change-info>
          <table:previous table:id="ct3880">
            <table:change-track-table-cell table:cell-address="Zadanie6.G114" table:formula="of:=ROUND([.F114]/6)" office:value-type="float" office:value="36"/>
          </table:previous>
        </table:cell-content-change>
        <table:cell-content-change table:id="ct4040">
          <table:cell-address table:column="6" table:row="114" table:table="2"/>
          <office:change-info>
            <dc:creator> </dc:creator>
            <dc:date>2022-07-22T18:39:42.472933043</dc:date>
          </office:change-info>
          <table:previous table:id="ct3881">
            <table:change-track-table-cell table:cell-address="Zadanie6.G115" table:formula="of:=ROUND([.F115]/6)" office:value-type="float" office:value="36"/>
          </table:previous>
        </table:cell-content-change>
        <table:cell-content-change table:id="ct4041">
          <table:cell-address table:column="6" table:row="115" table:table="2"/>
          <office:change-info>
            <dc:creator> </dc:creator>
            <dc:date>2022-07-22T18:39:42.472965132</dc:date>
          </office:change-info>
          <table:previous table:id="ct3882">
            <table:change-track-table-cell table:cell-address="Zadanie6.G116" table:formula="of:=ROUND([.F116]/6)" office:value-type="float" office:value="36"/>
          </table:previous>
        </table:cell-content-change>
        <table:cell-content-change table:id="ct4042">
          <table:cell-address table:column="6" table:row="116" table:table="2"/>
          <office:change-info>
            <dc:creator> </dc:creator>
            <dc:date>2022-07-22T18:39:42.472997216</dc:date>
          </office:change-info>
          <table:previous table:id="ct3883">
            <table:change-track-table-cell table:cell-address="Zadanie6.G117" table:formula="of:=ROUND([.F117]/6)" office:value-type="float" office:value="36"/>
          </table:previous>
        </table:cell-content-change>
        <table:cell-content-change table:id="ct4043">
          <table:cell-address table:column="6" table:row="117" table:table="2"/>
          <office:change-info>
            <dc:creator> </dc:creator>
            <dc:date>2022-07-22T18:39:42.473029212</dc:date>
          </office:change-info>
          <table:previous table:id="ct3884">
            <table:change-track-table-cell table:cell-address="Zadanie6.G118" table:formula="of:=ROUND([.F118]/6)" office:value-type="float" office:value="36"/>
          </table:previous>
        </table:cell-content-change>
        <table:cell-content-change table:id="ct4044">
          <table:cell-address table:column="6" table:row="118" table:table="2"/>
          <office:change-info>
            <dc:creator> </dc:creator>
            <dc:date>2022-07-22T18:39:42.473061854</dc:date>
          </office:change-info>
          <table:previous table:id="ct3885">
            <table:change-track-table-cell table:cell-address="Zadanie6.G119" table:formula="of:=ROUND([.F119]/6)" office:value-type="float" office:value="36"/>
          </table:previous>
        </table:cell-content-change>
        <table:cell-content-change table:id="ct4045">
          <table:cell-address table:column="6" table:row="119" table:table="2"/>
          <office:change-info>
            <dc:creator> </dc:creator>
            <dc:date>2022-07-22T18:39:42.473093934</dc:date>
          </office:change-info>
          <table:previous table:id="ct3886">
            <table:change-track-table-cell table:cell-address="Zadanie6.G120" table:formula="of:=ROUND([.F120]/6)" office:value-type="float" office:value="36"/>
          </table:previous>
        </table:cell-content-change>
        <table:cell-content-change table:id="ct4046">
          <table:cell-address table:column="6" table:row="120" table:table="2"/>
          <office:change-info>
            <dc:creator> </dc:creator>
            <dc:date>2022-07-22T18:39:42.473125833</dc:date>
          </office:change-info>
          <table:previous table:id="ct3887">
            <table:change-track-table-cell table:cell-address="Zadanie6.G121" table:formula="of:=ROUND([.F121]/6)" office:value-type="float" office:value="33"/>
          </table:previous>
        </table:cell-content-change>
        <table:cell-content-change table:id="ct4047">
          <table:cell-address table:column="6" table:row="121" table:table="2"/>
          <office:change-info>
            <dc:creator> </dc:creator>
            <dc:date>2022-07-22T18:39:42.473157989</dc:date>
          </office:change-info>
          <table:previous table:id="ct3888">
            <table:change-track-table-cell table:cell-address="Zadanie6.G122" table:formula="of:=ROUND([.F122]/6)" office:value-type="float" office:value="33"/>
          </table:previous>
        </table:cell-content-change>
        <table:cell-content-change table:id="ct4048">
          <table:cell-address table:column="6" table:row="122" table:table="2"/>
          <office:change-info>
            <dc:creator> </dc:creator>
            <dc:date>2022-07-22T18:39:42.473190462</dc:date>
          </office:change-info>
          <table:previous table:id="ct3889">
            <table:change-track-table-cell table:cell-address="Zadanie6.G123" table:formula="of:=ROUND([.F123]/6)" office:value-type="float" office:value="33"/>
          </table:previous>
        </table:cell-content-change>
        <table:cell-content-change table:id="ct4049">
          <table:cell-address table:column="6" table:row="123" table:table="2"/>
          <office:change-info>
            <dc:creator> </dc:creator>
            <dc:date>2022-07-22T18:39:42.473222643</dc:date>
          </office:change-info>
          <table:previous table:id="ct3890">
            <table:change-track-table-cell table:cell-address="Zadanie6.G124" table:formula="of:=ROUND([.F124]/6)" office:value-type="float" office:value="33"/>
          </table:previous>
        </table:cell-content-change>
        <table:cell-content-change table:id="ct4050">
          <table:cell-address table:column="6" table:row="124" table:table="2"/>
          <office:change-info>
            <dc:creator> </dc:creator>
            <dc:date>2022-07-22T18:39:42.473255546</dc:date>
          </office:change-info>
          <table:previous table:id="ct3891">
            <table:change-track-table-cell table:cell-address="Zadanie6.G125" table:formula="of:=ROUND([.F125]/6)" office:value-type="float" office:value="33"/>
          </table:previous>
        </table:cell-content-change>
        <table:cell-content-change table:id="ct4051">
          <table:cell-address table:column="6" table:row="125" table:table="2"/>
          <office:change-info>
            <dc:creator> </dc:creator>
            <dc:date>2022-07-22T18:39:42.473287020</dc:date>
          </office:change-info>
          <table:previous table:id="ct3892">
            <table:change-track-table-cell table:cell-address="Zadanie6.G126" table:formula="of:=ROUND([.F126]/6)" office:value-type="float" office:value="33"/>
          </table:previous>
        </table:cell-content-change>
        <table:cell-content-change table:id="ct4052">
          <table:cell-address table:column="6" table:row="126" table:table="2"/>
          <office:change-info>
            <dc:creator> </dc:creator>
            <dc:date>2022-07-22T18:39:42.473319644</dc:date>
          </office:change-info>
          <table:previous table:id="ct3893">
            <table:change-track-table-cell table:cell-address="Zadanie6.G127" table:formula="of:=ROUND([.F127]/6)" office:value-type="float" office:value="33"/>
          </table:previous>
        </table:cell-content-change>
        <table:cell-content-change table:id="ct4053">
          <table:cell-address table:column="6" table:row="127" table:table="2"/>
          <office:change-info>
            <dc:creator> </dc:creator>
            <dc:date>2022-07-22T18:39:42.473352534</dc:date>
          </office:change-info>
          <table:previous table:id="ct3894">
            <table:change-track-table-cell table:cell-address="Zadanie6.G128" table:formula="of:=ROUND([.F128]/6)" office:value-type="float" office:value="29"/>
          </table:previous>
        </table:cell-content-change>
        <table:cell-content-change table:id="ct4054">
          <table:cell-address table:column="6" table:row="128" table:table="2"/>
          <office:change-info>
            <dc:creator> </dc:creator>
            <dc:date>2022-07-22T18:39:42.473384969</dc:date>
          </office:change-info>
          <table:previous table:id="ct3895">
            <table:change-track-table-cell table:cell-address="Zadanie6.G129" table:formula="of:=ROUND([.F129]/6)" office:value-type="float" office:value="29"/>
          </table:previous>
        </table:cell-content-change>
        <table:cell-content-change table:id="ct4055">
          <table:cell-address table:column="6" table:row="129" table:table="2"/>
          <office:change-info>
            <dc:creator> </dc:creator>
            <dc:date>2022-07-22T18:39:42.473417134</dc:date>
          </office:change-info>
          <table:previous table:id="ct3896">
            <table:change-track-table-cell table:cell-address="Zadanie6.G130" table:formula="of:=ROUND([.F130]/6)" office:value-type="float" office:value="29"/>
          </table:previous>
        </table:cell-content-change>
        <table:cell-content-change table:id="ct4056">
          <table:cell-address table:column="6" table:row="130" table:table="2"/>
          <office:change-info>
            <dc:creator> </dc:creator>
            <dc:date>2022-07-22T18:39:42.473449829</dc:date>
          </office:change-info>
          <table:previous table:id="ct3897">
            <table:change-track-table-cell table:cell-address="Zadanie6.G131" table:formula="of:=ROUND([.F131]/6)" office:value-type="float" office:value="29"/>
          </table:previous>
        </table:cell-content-change>
        <table:cell-content-change table:id="ct4057">
          <table:cell-address table:column="6" table:row="131" table:table="2"/>
          <office:change-info>
            <dc:creator> </dc:creator>
            <dc:date>2022-07-22T18:39:42.473477731</dc:date>
          </office:change-info>
          <table:previous table:id="ct3898">
            <table:change-track-table-cell table:cell-address="Zadanie6.G132" table:formula="of:=ROUND([.F132]/6)" office:value-type="float" office:value="29"/>
          </table:previous>
        </table:cell-content-change>
        <table:cell-content-change table:id="ct4058">
          <table:cell-address table:column="6" table:row="132" table:table="2"/>
          <office:change-info>
            <dc:creator> </dc:creator>
            <dc:date>2022-07-22T18:39:42.473505621</dc:date>
          </office:change-info>
          <table:previous table:id="ct3899">
            <table:change-track-table-cell table:cell-address="Zadanie6.G133" table:formula="of:=ROUND([.F133]/6)" office:value-type="float" office:value="29"/>
          </table:previous>
        </table:cell-content-change>
        <table:cell-content-change table:id="ct4059">
          <table:cell-address table:column="6" table:row="133" table:table="2"/>
          <office:change-info>
            <dc:creator> </dc:creator>
            <dc:date>2022-07-22T18:39:42.473533692</dc:date>
          </office:change-info>
          <table:previous table:id="ct3900">
            <table:change-track-table-cell table:cell-address="Zadanie6.G134" table:formula="of:=ROUND([.F134]/6)" office:value-type="float" office:value="29"/>
          </table:previous>
        </table:cell-content-change>
        <table:cell-content-change table:id="ct4060">
          <table:cell-address table:column="6" table:row="134" table:table="2"/>
          <office:change-info>
            <dc:creator> </dc:creator>
            <dc:date>2022-07-22T18:39:42.473561611</dc:date>
          </office:change-info>
          <table:previous table:id="ct3901">
            <table:change-track-table-cell table:cell-address="Zadanie6.G135" table:formula="of:=ROUND([.F135]/6)" office:value-type="float" office:value="26"/>
          </table:previous>
        </table:cell-content-change>
        <table:cell-content-change table:id="ct4061">
          <table:cell-address table:column="6" table:row="135" table:table="2"/>
          <office:change-info>
            <dc:creator> </dc:creator>
            <dc:date>2022-07-22T18:39:42.473589993</dc:date>
          </office:change-info>
          <table:previous table:id="ct3902">
            <table:change-track-table-cell table:cell-address="Zadanie6.G136" table:formula="of:=ROUND([.F136]/6)" office:value-type="float" office:value="26"/>
          </table:previous>
        </table:cell-content-change>
        <table:cell-content-change table:id="ct4062">
          <table:cell-address table:column="6" table:row="136" table:table="2"/>
          <office:change-info>
            <dc:creator> </dc:creator>
            <dc:date>2022-07-22T18:39:42.473618277</dc:date>
          </office:change-info>
          <table:previous table:id="ct3903">
            <table:change-track-table-cell table:cell-address="Zadanie6.G137" table:formula="of:=ROUND([.F137]/6)" office:value-type="float" office:value="26"/>
          </table:previous>
        </table:cell-content-change>
        <table:cell-content-change table:id="ct4063">
          <table:cell-address table:column="6" table:row="137" table:table="2"/>
          <office:change-info>
            <dc:creator> </dc:creator>
            <dc:date>2022-07-22T18:39:42.473645707</dc:date>
          </office:change-info>
          <table:previous table:id="ct3904">
            <table:change-track-table-cell table:cell-address="Zadanie6.G138" table:formula="of:=ROUND([.F138]/6)" office:value-type="float" office:value="26"/>
          </table:previous>
        </table:cell-content-change>
        <table:cell-content-change table:id="ct4064">
          <table:cell-address table:column="6" table:row="138" table:table="2"/>
          <office:change-info>
            <dc:creator> </dc:creator>
            <dc:date>2022-07-22T18:39:42.473673555</dc:date>
          </office:change-info>
          <table:previous table:id="ct3905">
            <table:change-track-table-cell table:cell-address="Zadanie6.G139" table:formula="of:=ROUND([.F139]/6)" office:value-type="float" office:value="26"/>
          </table:previous>
        </table:cell-content-change>
        <table:cell-content-change table:id="ct4065">
          <table:cell-address table:column="6" table:row="139" table:table="2"/>
          <office:change-info>
            <dc:creator> </dc:creator>
            <dc:date>2022-07-22T18:39:42.473732202</dc:date>
          </office:change-info>
          <table:previous table:id="ct3906">
            <table:change-track-table-cell table:cell-address="Zadanie6.G140" table:formula="of:=ROUND([.F140]/6)" office:value-type="float" office:value="26"/>
          </table:previous>
        </table:cell-content-change>
        <table:cell-content-change table:id="ct4066">
          <table:cell-address table:column="6" table:row="140" table:table="2"/>
          <office:change-info>
            <dc:creator> </dc:creator>
            <dc:date>2022-07-22T18:39:42.473762314</dc:date>
          </office:change-info>
          <table:previous table:id="ct3907">
            <table:change-track-table-cell table:cell-address="Zadanie6.G141" table:formula="of:=ROUND([.F141]/6)" office:value-type="float" office:value="26"/>
          </table:previous>
        </table:cell-content-change>
        <table:cell-content-change table:id="ct4067">
          <table:cell-address table:column="6" table:row="141" table:table="2"/>
          <office:change-info>
            <dc:creator> </dc:creator>
            <dc:date>2022-07-22T18:39:42.473789938</dc:date>
          </office:change-info>
          <table:previous table:id="ct3908">
            <table:change-track-table-cell table:cell-address="Zadanie6.G142" table:formula="of:=ROUND([.F142]/6)" office:value-type="float" office:value="24"/>
          </table:previous>
        </table:cell-content-change>
        <table:cell-content-change table:id="ct4068">
          <table:cell-address table:column="6" table:row="142" table:table="2"/>
          <office:change-info>
            <dc:creator> </dc:creator>
            <dc:date>2022-07-22T18:39:42.473817247</dc:date>
          </office:change-info>
          <table:previous table:id="ct3909">
            <table:change-track-table-cell table:cell-address="Zadanie6.G143" table:formula="of:=ROUND([.F143]/6)" office:value-type="float" office:value="24"/>
          </table:previous>
        </table:cell-content-change>
        <table:cell-content-change table:id="ct4069">
          <table:cell-address table:column="6" table:row="143" table:table="2"/>
          <office:change-info>
            <dc:creator> </dc:creator>
            <dc:date>2022-07-22T18:39:42.473845244</dc:date>
          </office:change-info>
          <table:previous table:id="ct3910">
            <table:change-track-table-cell table:cell-address="Zadanie6.G144" table:formula="of:=ROUND([.F144]/6)" office:value-type="float" office:value="24"/>
          </table:previous>
        </table:cell-content-change>
        <table:cell-content-change table:id="ct4070">
          <table:cell-address table:column="6" table:row="144" table:table="2"/>
          <office:change-info>
            <dc:creator> </dc:creator>
            <dc:date>2022-07-22T18:39:42.473873066</dc:date>
          </office:change-info>
          <table:previous table:id="ct3911">
            <table:change-track-table-cell table:cell-address="Zadanie6.G145" table:formula="of:=ROUND([.F145]/6)" office:value-type="float" office:value="24"/>
          </table:previous>
        </table:cell-content-change>
        <table:cell-content-change table:id="ct4071">
          <table:cell-address table:column="6" table:row="145" table:table="2"/>
          <office:change-info>
            <dc:creator> </dc:creator>
            <dc:date>2022-07-22T18:39:42.473900816</dc:date>
          </office:change-info>
          <table:previous table:id="ct3912">
            <table:change-track-table-cell table:cell-address="Zadanie6.G146" table:formula="of:=ROUND([.F146]/6)" office:value-type="float" office:value="24"/>
          </table:previous>
        </table:cell-content-change>
        <table:cell-content-change table:id="ct4072">
          <table:cell-address table:column="6" table:row="146" table:table="2"/>
          <office:change-info>
            <dc:creator> </dc:creator>
            <dc:date>2022-07-22T18:39:42.473928439</dc:date>
          </office:change-info>
          <table:previous table:id="ct3913">
            <table:change-track-table-cell table:cell-address="Zadanie6.G147" table:formula="of:=ROUND([.F147]/6)" office:value-type="float" office:value="24"/>
          </table:previous>
        </table:cell-content-change>
        <table:cell-content-change table:id="ct4073">
          <table:cell-address table:column="6" table:row="147" table:table="2"/>
          <office:change-info>
            <dc:creator> </dc:creator>
            <dc:date>2022-07-22T18:39:42.473956227</dc:date>
          </office:change-info>
          <table:previous table:id="ct3914">
            <table:change-track-table-cell table:cell-address="Zadanie6.G148" table:formula="of:=ROUND([.F148]/6)" office:value-type="float" office:value="24"/>
          </table:previous>
        </table:cell-content-change>
        <table:cell-content-change table:id="ct4074">
          <table:cell-address table:column="6" table:row="148" table:table="2"/>
          <office:change-info>
            <dc:creator> </dc:creator>
            <dc:date>2022-07-22T18:39:42.473983577</dc:date>
          </office:change-info>
          <table:previous table:id="ct3915">
            <table:change-track-table-cell table:cell-address="Zadanie6.G149" table:formula="of:=ROUND([.F149]/6)" office:value-type="float" office:value="21"/>
          </table:previous>
        </table:cell-content-change>
        <table:cell-content-change table:id="ct4075">
          <table:cell-address table:column="6" table:row="149" table:table="2"/>
          <office:change-info>
            <dc:creator> </dc:creator>
            <dc:date>2022-07-22T18:39:42.474011312</dc:date>
          </office:change-info>
          <table:previous table:id="ct3916">
            <table:change-track-table-cell table:cell-address="Zadanie6.G150" table:formula="of:=ROUND([.F150]/6)" office:value-type="float" office:value="21"/>
          </table:previous>
        </table:cell-content-change>
        <table:cell-content-change table:id="ct4076">
          <table:cell-address table:column="6" table:row="150" table:table="2"/>
          <office:change-info>
            <dc:creator> </dc:creator>
            <dc:date>2022-07-22T18:39:42.474039090</dc:date>
          </office:change-info>
          <table:previous table:id="ct3917">
            <table:change-track-table-cell table:cell-address="Zadanie6.G151" table:formula="of:=ROUND([.F151]/6)" office:value-type="float" office:value="21"/>
          </table:previous>
        </table:cell-content-change>
        <table:cell-content-change table:id="ct4077">
          <table:cell-address table:column="6" table:row="151" table:table="2"/>
          <office:change-info>
            <dc:creator> </dc:creator>
            <dc:date>2022-07-22T18:39:42.474067148</dc:date>
          </office:change-info>
          <table:previous table:id="ct3918">
            <table:change-track-table-cell table:cell-address="Zadanie6.G152" table:formula="of:=ROUND([.F152]/6)" office:value-type="float" office:value="21"/>
          </table:previous>
        </table:cell-content-change>
        <table:cell-content-change table:id="ct4078">
          <table:cell-address table:column="6" table:row="152" table:table="2"/>
          <office:change-info>
            <dc:creator> </dc:creator>
            <dc:date>2022-07-22T18:39:42.474095043</dc:date>
          </office:change-info>
          <table:previous table:id="ct3919">
            <table:change-track-table-cell table:cell-address="Zadanie6.G153" table:formula="of:=ROUND([.F153]/6)" office:value-type="float" office:value="21"/>
          </table:previous>
        </table:cell-content-change>
        <table:cell-content-change table:id="ct4079">
          <table:cell-address table:column="6" table:row="153" table:table="2"/>
          <office:change-info>
            <dc:creator> </dc:creator>
            <dc:date>2022-07-22T18:39:42.474122988</dc:date>
          </office:change-info>
          <table:previous table:id="ct3920">
            <table:change-track-table-cell table:cell-address="Zadanie6.G154" table:formula="of:=ROUND([.F154]/6)" office:value-type="float" office:value="21"/>
          </table:previous>
        </table:cell-content-change>
        <table:cell-content-change table:id="ct4080">
          <table:cell-address table:column="6" table:row="154" table:table="2"/>
          <office:change-info>
            <dc:creator> </dc:creator>
            <dc:date>2022-07-22T18:39:42.474150220</dc:date>
          </office:change-info>
          <table:previous table:id="ct3921">
            <table:change-track-table-cell table:cell-address="Zadanie6.G155" table:formula="of:=ROUND([.F155]/6)" office:value-type="float" office:value="21"/>
          </table:previous>
        </table:cell-content-change>
        <table:cell-content-change table:id="ct4081">
          <table:cell-address table:column="6" table:row="155" table:table="2"/>
          <office:change-info>
            <dc:creator> </dc:creator>
            <dc:date>2022-07-22T18:39:42.474177767</dc:date>
          </office:change-info>
          <table:previous table:id="ct3922">
            <table:change-track-table-cell table:cell-address="Zadanie6.G156" table:formula="of:=ROUND([.F156]/6)" office:value-type="float" office:value="19"/>
          </table:previous>
        </table:cell-content-change>
        <table:cell-content-change table:id="ct4082">
          <table:cell-address table:column="6" table:row="156" table:table="2"/>
          <office:change-info>
            <dc:creator> </dc:creator>
            <dc:date>2022-07-22T18:39:42.474205864</dc:date>
          </office:change-info>
          <table:previous table:id="ct3923">
            <table:change-track-table-cell table:cell-address="Zadanie6.G157" table:formula="of:=ROUND([.F157]/6)" office:value-type="float" office:value="19"/>
          </table:previous>
        </table:cell-content-change>
        <table:cell-content-change table:id="ct4083">
          <table:cell-address table:column="6" table:row="157" table:table="2"/>
          <office:change-info>
            <dc:creator> </dc:creator>
            <dc:date>2022-07-22T18:39:42.474233544</dc:date>
          </office:change-info>
          <table:previous table:id="ct3924">
            <table:change-track-table-cell table:cell-address="Zadanie6.G158" table:formula="of:=ROUND([.F158]/6)" office:value-type="float" office:value="19"/>
          </table:previous>
        </table:cell-content-change>
        <table:cell-content-change table:id="ct4084">
          <table:cell-address table:column="6" table:row="158" table:table="2"/>
          <office:change-info>
            <dc:creator> </dc:creator>
            <dc:date>2022-07-22T18:39:42.474260913</dc:date>
          </office:change-info>
          <table:previous table:id="ct3925">
            <table:change-track-table-cell table:cell-address="Zadanie6.G159" table:formula="of:=ROUND([.F159]/6)" office:value-type="float" office:value="19"/>
          </table:previous>
        </table:cell-content-change>
        <table:cell-content-change table:id="ct4085">
          <table:cell-address table:column="6" table:row="159" table:table="2"/>
          <office:change-info>
            <dc:creator> </dc:creator>
            <dc:date>2022-07-22T18:39:42.474289058</dc:date>
          </office:change-info>
          <table:previous table:id="ct3926">
            <table:change-track-table-cell table:cell-address="Zadanie6.G160" table:formula="of:=ROUND([.F160]/6)" office:value-type="float" office:value="19"/>
          </table:previous>
        </table:cell-content-change>
        <table:cell-content-change table:id="ct4086">
          <table:cell-address table:column="6" table:row="160" table:table="2"/>
          <office:change-info>
            <dc:creator> </dc:creator>
            <dc:date>2022-07-22T18:39:42.474316974</dc:date>
          </office:change-info>
          <table:previous table:id="ct3927">
            <table:change-track-table-cell table:cell-address="Zadanie6.G161" table:formula="of:=ROUND([.F161]/6)" office:value-type="float" office:value="19"/>
          </table:previous>
        </table:cell-content-change>
        <table:cell-content-change table:id="ct4087">
          <table:cell-address table:column="5" table:row="1" table:table="2"/>
          <office:change-info>
            <dc:creator> </dc:creator>
            <dc:date>2022-07-22T18:41:26.680627472</dc:date>
          </office:change-info>
          <table:previous table:id="ct3602">
            <table:change-track-table-cell table:cell-address="Zadanie6.F2" table:formula="of:=([.E2]*[.D2])*(1+2/3)" office:value-type="float" office:value="500"/>
          </table:previous>
        </table:cell-content-change>
        <table:cell-content-change table:id="ct4088">
          <table:cell-address table:column="5" table:row="2" table:table="2"/>
          <office:change-info>
            <dc:creator> </dc:creator>
            <dc:date>2022-07-22T18:41:38.492436990</dc:date>
          </office:change-info>
          <table:previous table:id="ct3603">
            <table:change-track-table-cell table:cell-address="Zadanie6.F3" table:formula="of:=([.E3]*[.D3])*(1+2/3)" office:value-type="float" office:value="500"/>
          </table:previous>
        </table:cell-content-change>
        <table:cell-content-change table:id="ct4089">
          <table:cell-address table:column="5" table:row="3" table:table="2"/>
          <office:change-info>
            <dc:creator> </dc:creator>
            <dc:date>2022-07-22T18:41:38.492617591</dc:date>
          </office:change-info>
          <table:previous table:id="ct3604">
            <table:change-track-table-cell table:cell-address="Zadanie6.F4" table:formula="of:=([.E4]*[.D4])*(1+2/3)" office:value-type="float" office:value="500"/>
          </table:previous>
        </table:cell-content-change>
        <table:cell-content-change table:id="ct4090">
          <table:cell-address table:column="5" table:row="4" table:table="2"/>
          <office:change-info>
            <dc:creator> </dc:creator>
            <dc:date>2022-07-22T18:41:38.492743962</dc:date>
          </office:change-info>
          <table:previous table:id="ct3605">
            <table:change-track-table-cell table:cell-address="Zadanie6.F5" table:formula="of:=([.E5]*[.D5])*(1+2/3)" office:value-type="float" office:value="500"/>
          </table:previous>
        </table:cell-content-change>
        <table:cell-content-change table:id="ct4091">
          <table:cell-address table:column="5" table:row="5" table:table="2"/>
          <office:change-info>
            <dc:creator> </dc:creator>
            <dc:date>2022-07-22T18:41:38.492848470</dc:date>
          </office:change-info>
          <table:previous table:id="ct3606">
            <table:change-track-table-cell table:cell-address="Zadanie6.F6" table:formula="of:=([.E6]*[.D6])*(1+2/3)" office:value-type="float" office:value="500"/>
          </table:previous>
        </table:cell-content-change>
        <table:cell-content-change table:id="ct4092">
          <table:cell-address table:column="5" table:row="6" table:table="2"/>
          <office:change-info>
            <dc:creator> </dc:creator>
            <dc:date>2022-07-22T18:41:38.492924578</dc:date>
          </office:change-info>
          <table:previous table:id="ct3607">
            <table:change-track-table-cell table:cell-address="Zadanie6.F7" table:formula="of:=([.E7]*[.D7])*(1+2/3)" office:value-type="float" office:value="500"/>
          </table:previous>
        </table:cell-content-change>
        <table:cell-content-change table:id="ct4093">
          <table:cell-address table:column="5" table:row="7" table:table="2"/>
          <office:change-info>
            <dc:creator> </dc:creator>
            <dc:date>2022-07-22T18:41:38.492995445</dc:date>
          </office:change-info>
          <table:previous table:id="ct3608">
            <table:change-track-table-cell table:cell-address="Zadanie6.F8" table:formula="of:=([.E8]*[.D8])*(1+2/3)" office:value-type="float" office:value="500"/>
          </table:previous>
        </table:cell-content-change>
        <table:cell-content-change table:id="ct4094">
          <table:cell-address table:column="5" table:row="8" table:table="2"/>
          <office:change-info>
            <dc:creator> </dc:creator>
            <dc:date>2022-07-22T18:41:38.493202264</dc:date>
          </office:change-info>
          <table:previous table:id="ct3609">
            <table:change-track-table-cell table:cell-address="Zadanie6.F9" table:formula="of:=([.E9]*[.D9])*(1+2/3)" office:value-type="float" office:value="520"/>
          </table:previous>
        </table:cell-content-change>
        <table:cell-content-change table:id="ct4095">
          <table:cell-address table:column="5" table:row="9" table:table="2"/>
          <office:change-info>
            <dc:creator> </dc:creator>
            <dc:date>2022-07-22T18:41:38.493287330</dc:date>
          </office:change-info>
          <table:previous table:id="ct3610">
            <table:change-track-table-cell table:cell-address="Zadanie6.F10" table:formula="of:=([.E10]*[.D10])*(1+2/3)" office:value-type="float" office:value="520"/>
          </table:previous>
        </table:cell-content-change>
        <table:cell-content-change table:id="ct4096">
          <table:cell-address table:column="5" table:row="10" table:table="2"/>
          <office:change-info>
            <dc:creator> </dc:creator>
            <dc:date>2022-07-22T18:41:38.493391361</dc:date>
          </office:change-info>
          <table:previous table:id="ct3611">
            <table:change-track-table-cell table:cell-address="Zadanie6.F11" table:formula="of:=([.E11]*[.D11])*(1+2/3)" office:value-type="float" office:value="520"/>
          </table:previous>
        </table:cell-content-change>
        <table:cell-content-change table:id="ct4097">
          <table:cell-address table:column="5" table:row="11" table:table="2"/>
          <office:change-info>
            <dc:creator> </dc:creator>
            <dc:date>2022-07-22T18:41:38.493491021</dc:date>
          </office:change-info>
          <table:previous table:id="ct3612">
            <table:change-track-table-cell table:cell-address="Zadanie6.F12" table:formula="of:=([.E12]*[.D12])*(1+2/3)" office:value-type="float" office:value="520"/>
          </table:previous>
        </table:cell-content-change>
        <table:cell-content-change table:id="ct4098">
          <table:cell-address table:column="5" table:row="12" table:table="2"/>
          <office:change-info>
            <dc:creator> </dc:creator>
            <dc:date>2022-07-22T18:41:38.493847893</dc:date>
          </office:change-info>
          <table:previous table:id="ct3613">
            <table:change-track-table-cell table:cell-address="Zadanie6.F13" table:formula="of:=([.E13]*[.D13])*(1+2/3)" office:value-type="float" office:value="520"/>
          </table:previous>
        </table:cell-content-change>
        <table:cell-content-change table:id="ct4099">
          <table:cell-address table:column="5" table:row="13" table:table="2"/>
          <office:change-info>
            <dc:creator> </dc:creator>
            <dc:date>2022-07-22T18:41:38.493986440</dc:date>
          </office:change-info>
          <table:previous table:id="ct3614">
            <table:change-track-table-cell table:cell-address="Zadanie6.F14" table:formula="of:=([.E14]*[.D14])*(1+2/3)" office:value-type="float" office:value="520"/>
          </table:previous>
        </table:cell-content-change>
        <table:cell-content-change table:id="ct4100">
          <table:cell-address table:column="5" table:row="14" table:table="2"/>
          <office:change-info>
            <dc:creator> </dc:creator>
            <dc:date>2022-07-22T18:41:38.494195918</dc:date>
          </office:change-info>
          <table:previous table:id="ct3615">
            <table:change-track-table-cell table:cell-address="Zadanie6.F15" table:formula="of:=([.E15]*[.D15])*(1+2/3)" office:value-type="float" office:value="520"/>
          </table:previous>
        </table:cell-content-change>
        <table:cell-content-change table:id="ct4101">
          <table:cell-address table:column="5" table:row="15" table:table="2"/>
          <office:change-info>
            <dc:creator> </dc:creator>
            <dc:date>2022-07-22T18:41:38.494345088</dc:date>
          </office:change-info>
          <table:previous table:id="ct3616">
            <table:change-track-table-cell table:cell-address="Zadanie6.F16" table:formula="of:=([.E16]*[.D16])*(1+2/3)" office:value-type="float" office:value="540"/>
          </table:previous>
        </table:cell-content-change>
        <table:cell-content-change table:id="ct4102">
          <table:cell-address table:column="5" table:row="16" table:table="2"/>
          <office:change-info>
            <dc:creator> </dc:creator>
            <dc:date>2022-07-22T18:41:38.494452558</dc:date>
          </office:change-info>
          <table:previous table:id="ct3617">
            <table:change-track-table-cell table:cell-address="Zadanie6.F17" table:formula="of:=([.E17]*[.D17])*(1+2/3)" office:value-type="float" office:value="540"/>
          </table:previous>
        </table:cell-content-change>
        <table:cell-content-change table:id="ct4103">
          <table:cell-address table:column="5" table:row="17" table:table="2"/>
          <office:change-info>
            <dc:creator> </dc:creator>
            <dc:date>2022-07-22T18:41:38.494565228</dc:date>
          </office:change-info>
          <table:previous table:id="ct3618">
            <table:change-track-table-cell table:cell-address="Zadanie6.F18" table:formula="of:=([.E18]*[.D18])*(1+2/3)" office:value-type="float" office:value="540"/>
          </table:previous>
        </table:cell-content-change>
        <table:cell-content-change table:id="ct4104">
          <table:cell-address table:column="5" table:row="18" table:table="2"/>
          <office:change-info>
            <dc:creator> </dc:creator>
            <dc:date>2022-07-22T18:41:38.494657876</dc:date>
          </office:change-info>
          <table:previous table:id="ct3619">
            <table:change-track-table-cell table:cell-address="Zadanie6.F19" table:formula="of:=([.E19]*[.D19])*(1+2/3)" office:value-type="float" office:value="540"/>
          </table:previous>
        </table:cell-content-change>
        <table:cell-content-change table:id="ct4105">
          <table:cell-address table:column="5" table:row="19" table:table="2"/>
          <office:change-info>
            <dc:creator> </dc:creator>
            <dc:date>2022-07-22T18:41:38.494729721</dc:date>
          </office:change-info>
          <table:previous table:id="ct3620">
            <table:change-track-table-cell table:cell-address="Zadanie6.F20" table:formula="of:=([.E20]*[.D20])*(1+2/3)" office:value-type="float" office:value="540"/>
          </table:previous>
        </table:cell-content-change>
        <table:cell-content-change table:id="ct4106">
          <table:cell-address table:column="5" table:row="20" table:table="2"/>
          <office:change-info>
            <dc:creator> </dc:creator>
            <dc:date>2022-07-22T18:41:38.494798465</dc:date>
          </office:change-info>
          <table:previous table:id="ct3621">
            <table:change-track-table-cell table:cell-address="Zadanie6.F21" table:formula="of:=([.E21]*[.D21])*(1+2/3)" office:value-type="float" office:value="540"/>
          </table:previous>
        </table:cell-content-change>
        <table:cell-content-change table:id="ct4107">
          <table:cell-address table:column="5" table:row="21" table:table="2"/>
          <office:change-info>
            <dc:creator> </dc:creator>
            <dc:date>2022-07-22T18:41:38.494865602</dc:date>
          </office:change-info>
          <table:previous table:id="ct3622">
            <table:change-track-table-cell table:cell-address="Zadanie6.F22" table:formula="of:=([.E22]*[.D22])*(1+2/3)" office:value-type="float" office:value="540"/>
          </table:previous>
        </table:cell-content-change>
        <table:cell-content-change table:id="ct4108">
          <table:cell-address table:column="5" table:row="22" table:table="2"/>
          <office:change-info>
            <dc:creator> </dc:creator>
            <dc:date>2022-07-22T18:41:38.494933526</dc:date>
          </office:change-info>
          <table:previous table:id="ct3623">
            <table:change-track-table-cell table:cell-address="Zadanie6.F23" table:formula="of:=([.E23]*[.D23])*(1+2/3)" office:value-type="float" office:value="560"/>
          </table:previous>
        </table:cell-content-change>
        <table:cell-content-change table:id="ct4109">
          <table:cell-address table:column="5" table:row="23" table:table="2"/>
          <office:change-info>
            <dc:creator> </dc:creator>
            <dc:date>2022-07-22T18:41:38.495000577</dc:date>
          </office:change-info>
          <table:previous table:id="ct3624">
            <table:change-track-table-cell table:cell-address="Zadanie6.F24" table:formula="of:=([.E24]*[.D24])*(1+2/3)" office:value-type="float" office:value="560"/>
          </table:previous>
        </table:cell-content-change>
        <table:cell-content-change table:id="ct4110">
          <table:cell-address table:column="5" table:row="24" table:table="2"/>
          <office:change-info>
            <dc:creator> </dc:creator>
            <dc:date>2022-07-22T18:41:38.495067482</dc:date>
          </office:change-info>
          <table:previous table:id="ct3625">
            <table:change-track-table-cell table:cell-address="Zadanie6.F25" table:formula="of:=([.E25]*[.D25])*(1+2/3)" office:value-type="float" office:value="560"/>
          </table:previous>
        </table:cell-content-change>
        <table:cell-content-change table:id="ct4111">
          <table:cell-address table:column="5" table:row="25" table:table="2"/>
          <office:change-info>
            <dc:creator> </dc:creator>
            <dc:date>2022-07-22T18:41:38.495135523</dc:date>
          </office:change-info>
          <table:previous table:id="ct3626">
            <table:change-track-table-cell table:cell-address="Zadanie6.F26" table:formula="of:=([.E26]*[.D26])*(1+2/3)" office:value-type="float" office:value="560"/>
          </table:previous>
        </table:cell-content-change>
        <table:cell-content-change table:id="ct4112">
          <table:cell-address table:column="5" table:row="26" table:table="2"/>
          <office:change-info>
            <dc:creator> </dc:creator>
            <dc:date>2022-07-22T18:41:38.495201640</dc:date>
          </office:change-info>
          <table:previous table:id="ct3627">
            <table:change-track-table-cell table:cell-address="Zadanie6.F27" table:formula="of:=([.E27]*[.D27])*(1+2/3)" office:value-type="float" office:value="560"/>
          </table:previous>
        </table:cell-content-change>
        <table:cell-content-change table:id="ct4113">
          <table:cell-address table:column="5" table:row="27" table:table="2"/>
          <office:change-info>
            <dc:creator> </dc:creator>
            <dc:date>2022-07-22T18:41:38.495268287</dc:date>
          </office:change-info>
          <table:previous table:id="ct3628">
            <table:change-track-table-cell table:cell-address="Zadanie6.F28" table:formula="of:=([.E28]*[.D28])*(1+2/3)" office:value-type="float" office:value="560"/>
          </table:previous>
        </table:cell-content-change>
        <table:cell-content-change table:id="ct4114">
          <table:cell-address table:column="5" table:row="28" table:table="2"/>
          <office:change-info>
            <dc:creator> </dc:creator>
            <dc:date>2022-07-22T18:41:38.495334673</dc:date>
          </office:change-info>
          <table:previous table:id="ct3629">
            <table:change-track-table-cell table:cell-address="Zadanie6.F29" table:formula="of:=([.E29]*[.D29])*(1+2/3)" office:value-type="float" office:value="560"/>
          </table:previous>
        </table:cell-content-change>
        <table:cell-content-change table:id="ct4115">
          <table:cell-address table:column="5" table:row="29" table:table="2"/>
          <office:change-info>
            <dc:creator> </dc:creator>
            <dc:date>2022-07-22T18:41:38.495400746</dc:date>
          </office:change-info>
          <table:previous table:id="ct3630">
            <table:change-track-table-cell table:cell-address="Zadanie6.F30" table:formula="of:=([.E30]*[.D30])*(1+2/3)" office:value-type="float" office:value="580"/>
          </table:previous>
        </table:cell-content-change>
        <table:cell-content-change table:id="ct4116">
          <table:cell-address table:column="5" table:row="30" table:table="2"/>
          <office:change-info>
            <dc:creator> </dc:creator>
            <dc:date>2022-07-22T18:41:38.495466288</dc:date>
          </office:change-info>
          <table:previous table:id="ct3631">
            <table:change-track-table-cell table:cell-address="Zadanie6.F31" table:formula="of:=([.E31]*[.D31])*(1+2/3)" office:value-type="float" office:value="580"/>
          </table:previous>
        </table:cell-content-change>
        <table:cell-content-change table:id="ct4117">
          <table:cell-address table:column="5" table:row="31" table:table="2"/>
          <office:change-info>
            <dc:creator> </dc:creator>
            <dc:date>2022-07-22T18:41:38.495532496</dc:date>
          </office:change-info>
          <table:previous table:id="ct3632">
            <table:change-track-table-cell table:cell-address="Zadanie6.F32" table:formula="of:=([.E32]*[.D32])*(1+2/3)" office:value-type="float" office:value="580"/>
          </table:previous>
        </table:cell-content-change>
        <table:cell-content-change table:id="ct4118">
          <table:cell-address table:column="5" table:row="32" table:table="2"/>
          <office:change-info>
            <dc:creator> </dc:creator>
            <dc:date>2022-07-22T18:41:38.495598067</dc:date>
          </office:change-info>
          <table:previous table:id="ct3633">
            <table:change-track-table-cell table:cell-address="Zadanie6.F33" table:formula="of:=([.E33]*[.D33])*(1+2/3)" office:value-type="float" office:value="580"/>
          </table:previous>
        </table:cell-content-change>
        <table:cell-content-change table:id="ct4119">
          <table:cell-address table:column="5" table:row="33" table:table="2"/>
          <office:change-info>
            <dc:creator> </dc:creator>
            <dc:date>2022-07-22T18:41:38.495664061</dc:date>
          </office:change-info>
          <table:previous table:id="ct3634">
            <table:change-track-table-cell table:cell-address="Zadanie6.F34" table:formula="of:=([.E34]*[.D34])*(1+2/3)" office:value-type="float" office:value="580"/>
          </table:previous>
        </table:cell-content-change>
        <table:cell-content-change table:id="ct4120">
          <table:cell-address table:column="5" table:row="34" table:table="2"/>
          <office:change-info>
            <dc:creator> </dc:creator>
            <dc:date>2022-07-22T18:41:38.495729839</dc:date>
          </office:change-info>
          <table:previous table:id="ct3635">
            <table:change-track-table-cell table:cell-address="Zadanie6.F35" table:formula="of:=([.E35]*[.D35])*(1+2/3)" office:value-type="float" office:value="580"/>
          </table:previous>
        </table:cell-content-change>
        <table:cell-content-change table:id="ct4121">
          <table:cell-address table:column="5" table:row="35" table:table="2"/>
          <office:change-info>
            <dc:creator> </dc:creator>
            <dc:date>2022-07-22T18:41:38.495813295</dc:date>
          </office:change-info>
          <table:previous table:id="ct3636">
            <table:change-track-table-cell table:cell-address="Zadanie6.F36" table:formula="of:=([.E36]*[.D36])*(1+2/3)" office:value-type="float" office:value="580"/>
          </table:previous>
        </table:cell-content-change>
        <table:cell-content-change table:id="ct4122">
          <table:cell-address table:column="5" table:row="36" table:table="2"/>
          <office:change-info>
            <dc:creator> </dc:creator>
            <dc:date>2022-07-22T18:41:38.495871302</dc:date>
          </office:change-info>
          <table:previous table:id="ct3637">
            <table:change-track-table-cell table:cell-address="Zadanie6.F37" table:formula="of:=([.E37]*[.D37])*(1+2/3)" office:value-type="float" office:value="600"/>
          </table:previous>
        </table:cell-content-change>
        <table:cell-content-change table:id="ct4123">
          <table:cell-address table:column="5" table:row="37" table:table="2"/>
          <office:change-info>
            <dc:creator> </dc:creator>
            <dc:date>2022-07-22T18:41:38.495944584</dc:date>
          </office:change-info>
          <table:previous table:id="ct3638">
            <table:change-track-table-cell table:cell-address="Zadanie6.F38" table:formula="of:=([.E38]*[.D38])*(1+2/3)" office:value-type="float" office:value="600"/>
          </table:previous>
        </table:cell-content-change>
        <table:cell-content-change table:id="ct4124">
          <table:cell-address table:column="5" table:row="38" table:table="2"/>
          <office:change-info>
            <dc:creator> </dc:creator>
            <dc:date>2022-07-22T18:41:38.496035387</dc:date>
          </office:change-info>
          <table:previous table:id="ct3639">
            <table:change-track-table-cell table:cell-address="Zadanie6.F39" table:formula="of:=([.E39]*[.D39])*(1+2/3)" office:value-type="float" office:value="600"/>
          </table:previous>
        </table:cell-content-change>
        <table:cell-content-change table:id="ct4125">
          <table:cell-address table:column="5" table:row="39" table:table="2"/>
          <office:change-info>
            <dc:creator> </dc:creator>
            <dc:date>2022-07-22T18:41:38.496100385</dc:date>
          </office:change-info>
          <table:previous table:id="ct3640">
            <table:change-track-table-cell table:cell-address="Zadanie6.F40" table:formula="of:=([.E40]*[.D40])*(1+2/3)" office:value-type="float" office:value="600"/>
          </table:previous>
        </table:cell-content-change>
        <table:cell-content-change table:id="ct4126">
          <table:cell-address table:column="5" table:row="40" table:table="2"/>
          <office:change-info>
            <dc:creator> </dc:creator>
            <dc:date>2022-07-22T18:41:38.496158844</dc:date>
          </office:change-info>
          <table:previous table:id="ct3641">
            <table:change-track-table-cell table:cell-address="Zadanie6.F41" table:formula="of:=([.E41]*[.D41])*(1+2/3)" office:value-type="float" office:value="600"/>
          </table:previous>
        </table:cell-content-change>
        <table:cell-content-change table:id="ct4127">
          <table:cell-address table:column="5" table:row="41" table:table="2"/>
          <office:change-info>
            <dc:creator> </dc:creator>
            <dc:date>2022-07-22T18:41:38.496217721</dc:date>
          </office:change-info>
          <table:previous table:id="ct3642">
            <table:change-track-table-cell table:cell-address="Zadanie6.F42" table:formula="of:=([.E42]*[.D42])*(1+2/3)" office:value-type="float" office:value="600"/>
          </table:previous>
        </table:cell-content-change>
        <table:cell-content-change table:id="ct4128">
          <table:cell-address table:column="5" table:row="42" table:table="2"/>
          <office:change-info>
            <dc:creator> </dc:creator>
            <dc:date>2022-07-22T18:41:38.496275141</dc:date>
          </office:change-info>
          <table:previous table:id="ct3643">
            <table:change-track-table-cell table:cell-address="Zadanie6.F43" table:formula="of:=([.E43]*[.D43])*(1+2/3)" office:value-type="float" office:value="600"/>
          </table:previous>
        </table:cell-content-change>
        <table:cell-content-change table:id="ct4129">
          <table:cell-address table:column="5" table:row="43" table:table="2"/>
          <office:change-info>
            <dc:creator> </dc:creator>
            <dc:date>2022-07-22T18:41:38.496332645</dc:date>
          </office:change-info>
          <table:previous table:id="ct3644">
            <table:change-track-table-cell table:cell-address="Zadanie6.F44" table:formula="of:=([.E44]*[.D44])*(1+2/3)" office:value-type="float" office:value="620"/>
          </table:previous>
        </table:cell-content-change>
        <table:cell-content-change table:id="ct4130">
          <table:cell-address table:column="5" table:row="44" table:table="2"/>
          <office:change-info>
            <dc:creator> </dc:creator>
            <dc:date>2022-07-22T18:41:38.496389092</dc:date>
          </office:change-info>
          <table:previous table:id="ct3645">
            <table:change-track-table-cell table:cell-address="Zadanie6.F45" table:formula="of:=([.E45]*[.D45])*(1+2/3)" office:value-type="float" office:value="620"/>
          </table:previous>
        </table:cell-content-change>
        <table:cell-content-change table:id="ct4131">
          <table:cell-address table:column="5" table:row="45" table:table="2"/>
          <office:change-info>
            <dc:creator> </dc:creator>
            <dc:date>2022-07-22T18:41:38.496446569</dc:date>
          </office:change-info>
          <table:previous table:id="ct3646">
            <table:change-track-table-cell table:cell-address="Zadanie6.F46" table:formula="of:=([.E46]*[.D46])*(1+2/3)" office:value-type="float" office:value="620"/>
          </table:previous>
        </table:cell-content-change>
        <table:cell-content-change table:id="ct4132">
          <table:cell-address table:column="5" table:row="46" table:table="2"/>
          <office:change-info>
            <dc:creator> </dc:creator>
            <dc:date>2022-07-22T18:41:38.496502693</dc:date>
          </office:change-info>
          <table:previous table:id="ct3647">
            <table:change-track-table-cell table:cell-address="Zadanie6.F47" table:formula="of:=([.E47]*[.D47])*(1+2/3)" office:value-type="float" office:value="620"/>
          </table:previous>
        </table:cell-content-change>
        <table:cell-content-change table:id="ct4133">
          <table:cell-address table:column="5" table:row="47" table:table="2"/>
          <office:change-info>
            <dc:creator> </dc:creator>
            <dc:date>2022-07-22T18:41:38.496559356</dc:date>
          </office:change-info>
          <table:previous table:id="ct3648">
            <table:change-track-table-cell table:cell-address="Zadanie6.F48" table:formula="of:=([.E48]*[.D48])*(1+2/3)" office:value-type="float" office:value="620"/>
          </table:previous>
        </table:cell-content-change>
        <table:cell-content-change table:id="ct4134">
          <table:cell-address table:column="5" table:row="48" table:table="2"/>
          <office:change-info>
            <dc:creator> </dc:creator>
            <dc:date>2022-07-22T18:41:38.496616362</dc:date>
          </office:change-info>
          <table:previous table:id="ct3649">
            <table:change-track-table-cell table:cell-address="Zadanie6.F49" table:formula="of:=([.E49]*[.D49])*(1+2/3)" office:value-type="float" office:value="620"/>
          </table:previous>
        </table:cell-content-change>
        <table:cell-content-change table:id="ct4135">
          <table:cell-address table:column="5" table:row="49" table:table="2"/>
          <office:change-info>
            <dc:creator> </dc:creator>
            <dc:date>2022-07-22T18:41:38.496673142</dc:date>
          </office:change-info>
          <table:previous table:id="ct3650">
            <table:change-track-table-cell table:cell-address="Zadanie6.F50" table:formula="of:=([.E50]*[.D50])*(1+2/3)" office:value-type="float" office:value="620"/>
          </table:previous>
        </table:cell-content-change>
        <table:cell-content-change table:id="ct4136">
          <table:cell-address table:column="5" table:row="50" table:table="2"/>
          <office:change-info>
            <dc:creator> </dc:creator>
            <dc:date>2022-07-22T18:41:38.496729160</dc:date>
          </office:change-info>
          <table:previous table:id="ct3651">
            <table:change-track-table-cell table:cell-address="Zadanie6.F51" table:formula="of:=([.E51]*[.D51])*(1+2/3)" office:value-type="float" office:value="640"/>
          </table:previous>
        </table:cell-content-change>
        <table:cell-content-change table:id="ct4137">
          <table:cell-address table:column="5" table:row="51" table:table="2"/>
          <office:change-info>
            <dc:creator> </dc:creator>
            <dc:date>2022-07-22T18:41:38.496785633</dc:date>
          </office:change-info>
          <table:previous table:id="ct3652">
            <table:change-track-table-cell table:cell-address="Zadanie6.F52" table:formula="of:=([.E52]*[.D52])*(1+2/3)" office:value-type="float" office:value="640"/>
          </table:previous>
        </table:cell-content-change>
        <table:cell-content-change table:id="ct4138">
          <table:cell-address table:column="5" table:row="52" table:table="2"/>
          <office:change-info>
            <dc:creator> </dc:creator>
            <dc:date>2022-07-22T18:41:38.496842645</dc:date>
          </office:change-info>
          <table:previous table:id="ct3653">
            <table:change-track-table-cell table:cell-address="Zadanie6.F53" table:formula="of:=([.E53]*[.D53])*(1+2/3)" office:value-type="float" office:value="640"/>
          </table:previous>
        </table:cell-content-change>
        <table:cell-content-change table:id="ct4139">
          <table:cell-address table:column="5" table:row="53" table:table="2"/>
          <office:change-info>
            <dc:creator> </dc:creator>
            <dc:date>2022-07-22T18:41:38.496899045</dc:date>
          </office:change-info>
          <table:previous table:id="ct3654">
            <table:change-track-table-cell table:cell-address="Zadanie6.F54" table:formula="of:=([.E54]*[.D54])*(1+2/3)" office:value-type="float" office:value="640"/>
          </table:previous>
        </table:cell-content-change>
        <table:cell-content-change table:id="ct4140">
          <table:cell-address table:column="5" table:row="54" table:table="2"/>
          <office:change-info>
            <dc:creator> </dc:creator>
            <dc:date>2022-07-22T18:41:38.497050117</dc:date>
          </office:change-info>
          <table:previous table:id="ct3655">
            <table:change-track-table-cell table:cell-address="Zadanie6.F55" table:formula="of:=([.E55]*[.D55])*(1+2/3)" office:value-type="float" office:value="640"/>
          </table:previous>
        </table:cell-content-change>
        <table:cell-content-change table:id="ct4141">
          <table:cell-address table:column="5" table:row="55" table:table="2"/>
          <office:change-info>
            <dc:creator> </dc:creator>
            <dc:date>2022-07-22T18:41:38.497118046</dc:date>
          </office:change-info>
          <table:previous table:id="ct3656">
            <table:change-track-table-cell table:cell-address="Zadanie6.F56" table:formula="of:=([.E56]*[.D56])*(1+2/3)" office:value-type="float" office:value="640"/>
          </table:previous>
        </table:cell-content-change>
        <table:cell-content-change table:id="ct4142">
          <table:cell-address table:column="5" table:row="56" table:table="2"/>
          <office:change-info>
            <dc:creator> </dc:creator>
            <dc:date>2022-07-22T18:41:38.497177929</dc:date>
          </office:change-info>
          <table:previous table:id="ct3657">
            <table:change-track-table-cell table:cell-address="Zadanie6.F57" table:formula="of:=([.E57]*[.D57])*(1+2/3)" office:value-type="float" office:value="640"/>
          </table:previous>
        </table:cell-content-change>
        <table:cell-content-change table:id="ct4143">
          <table:cell-address table:column="5" table:row="57" table:table="2"/>
          <office:change-info>
            <dc:creator> </dc:creator>
            <dc:date>2022-07-22T18:41:38.497236483</dc:date>
          </office:change-info>
          <table:previous table:id="ct3658">
            <table:change-track-table-cell table:cell-address="Zadanie6.F58" table:formula="of:=([.E58]*[.D58])*(1+2/3)" office:value-type="float" office:value="670"/>
          </table:previous>
        </table:cell-content-change>
        <table:cell-content-change table:id="ct4144">
          <table:cell-address table:column="5" table:row="58" table:table="2"/>
          <office:change-info>
            <dc:creator> </dc:creator>
            <dc:date>2022-07-22T18:41:38.497295171</dc:date>
          </office:change-info>
          <table:previous table:id="ct3659">
            <table:change-track-table-cell table:cell-address="Zadanie6.F59" table:formula="of:=([.E59]*[.D59])*(1+2/3)" office:value-type="float" office:value="670"/>
          </table:previous>
        </table:cell-content-change>
        <table:cell-content-change table:id="ct4145">
          <table:cell-address table:column="5" table:row="59" table:table="2"/>
          <office:change-info>
            <dc:creator> </dc:creator>
            <dc:date>2022-07-22T18:41:38.497352788</dc:date>
          </office:change-info>
          <table:previous table:id="ct3660">
            <table:change-track-table-cell table:cell-address="Zadanie6.F60" table:formula="of:=([.E60]*[.D60])*(1+2/3)" office:value-type="float" office:value="670"/>
          </table:previous>
        </table:cell-content-change>
        <table:cell-content-change table:id="ct4146">
          <table:cell-address table:column="5" table:row="60" table:table="2"/>
          <office:change-info>
            <dc:creator> </dc:creator>
            <dc:date>2022-07-22T18:41:38.497413584</dc:date>
          </office:change-info>
          <table:previous table:id="ct3661">
            <table:change-track-table-cell table:cell-address="Zadanie6.F61" table:formula="of:=([.E61]*[.D61])*(1+2/3)" office:value-type="float" office:value="670"/>
          </table:previous>
        </table:cell-content-change>
        <table:cell-content-change table:id="ct4147">
          <table:cell-address table:column="5" table:row="61" table:table="2"/>
          <office:change-info>
            <dc:creator> </dc:creator>
            <dc:date>2022-07-22T18:41:38.497506839</dc:date>
          </office:change-info>
          <table:previous table:id="ct3662">
            <table:change-track-table-cell table:cell-address="Zadanie6.F62" table:formula="of:=([.E62]*[.D62])*(1+2/3)" office:value-type="float" office:value="670"/>
          </table:previous>
        </table:cell-content-change>
        <table:cell-content-change table:id="ct4148">
          <table:cell-address table:column="5" table:row="62" table:table="2"/>
          <office:change-info>
            <dc:creator> </dc:creator>
            <dc:date>2022-07-22T18:41:38.497607325</dc:date>
          </office:change-info>
          <table:previous table:id="ct3663">
            <table:change-track-table-cell table:cell-address="Zadanie6.F63" table:formula="of:=([.E63]*[.D63])*(1+2/3)" office:value-type="float" office:value="670"/>
          </table:previous>
        </table:cell-content-change>
        <table:cell-content-change table:id="ct4149">
          <table:cell-address table:column="5" table:row="63" table:table="2"/>
          <office:change-info>
            <dc:creator> </dc:creator>
            <dc:date>2022-07-22T18:41:38.497673779</dc:date>
          </office:change-info>
          <table:previous table:id="ct3664">
            <table:change-track-table-cell table:cell-address="Zadanie6.F64" table:formula="of:=([.E64]*[.D64])*(1+2/3)" office:value-type="float" office:value="670"/>
          </table:previous>
        </table:cell-content-change>
        <table:cell-content-change table:id="ct4150">
          <table:cell-address table:column="5" table:row="64" table:table="2"/>
          <office:change-info>
            <dc:creator> </dc:creator>
            <dc:date>2022-07-22T18:41:38.497766449</dc:date>
          </office:change-info>
          <table:previous table:id="ct3665">
            <table:change-track-table-cell table:cell-address="Zadanie6.F65" table:formula="of:=([.E65]*[.D65])*(1+2/3)" office:value-type="float" office:value="600"/>
          </table:previous>
        </table:cell-content-change>
        <table:cell-content-change table:id="ct4151">
          <table:cell-address table:column="5" table:row="65" table:table="2"/>
          <office:change-info>
            <dc:creator> </dc:creator>
            <dc:date>2022-07-22T18:41:38.497847257</dc:date>
          </office:change-info>
          <table:previous table:id="ct3666">
            <table:change-track-table-cell table:cell-address="Zadanie6.F66" table:formula="of:=([.E66]*[.D66])*(1+2/3)" office:value-type="float" office:value="600"/>
          </table:previous>
        </table:cell-content-change>
        <table:cell-content-change table:id="ct4152">
          <table:cell-address table:column="5" table:row="66" table:table="2"/>
          <office:change-info>
            <dc:creator> </dc:creator>
            <dc:date>2022-07-22T18:41:38.497951469</dc:date>
          </office:change-info>
          <table:previous table:id="ct3667">
            <table:change-track-table-cell table:cell-address="Zadanie6.F67" table:formula="of:=([.E67]*[.D67])*(1+2/3)" office:value-type="float" office:value="600"/>
          </table:previous>
        </table:cell-content-change>
        <table:cell-content-change table:id="ct4153">
          <table:cell-address table:column="5" table:row="67" table:table="2"/>
          <office:change-info>
            <dc:creator> </dc:creator>
            <dc:date>2022-07-22T18:41:38.498051283</dc:date>
          </office:change-info>
          <table:previous table:id="ct3668">
            <table:change-track-table-cell table:cell-address="Zadanie6.F68" table:formula="of:=([.E68]*[.D68])*(1+2/3)" office:value-type="float" office:value="600"/>
          </table:previous>
        </table:cell-content-change>
        <table:cell-content-change table:id="ct4154">
          <table:cell-address table:column="5" table:row="68" table:table="2"/>
          <office:change-info>
            <dc:creator> </dc:creator>
            <dc:date>2022-07-22T18:41:38.498130362</dc:date>
          </office:change-info>
          <table:previous table:id="ct3669">
            <table:change-track-table-cell table:cell-address="Zadanie6.F69" table:formula="of:=([.E69]*[.D69])*(1+2/3)" office:value-type="float" office:value="600"/>
          </table:previous>
        </table:cell-content-change>
        <table:cell-content-change table:id="ct4155">
          <table:cell-address table:column="5" table:row="69" table:table="2"/>
          <office:change-info>
            <dc:creator> </dc:creator>
            <dc:date>2022-07-22T18:41:38.498190542</dc:date>
          </office:change-info>
          <table:previous table:id="ct3670">
            <table:change-track-table-cell table:cell-address="Zadanie6.F70" table:formula="of:=([.E70]*[.D70])*(1+2/3)" office:value-type="float" office:value="600"/>
          </table:previous>
        </table:cell-content-change>
        <table:cell-content-change table:id="ct4156">
          <table:cell-address table:column="5" table:row="70" table:table="2"/>
          <office:change-info>
            <dc:creator> </dc:creator>
            <dc:date>2022-07-22T18:41:38.498248088</dc:date>
          </office:change-info>
          <table:previous table:id="ct3671">
            <table:change-track-table-cell table:cell-address="Zadanie6.F71" table:formula="of:=([.E71]*[.D71])*(1+2/3)" office:value-type="float" office:value="600"/>
          </table:previous>
        </table:cell-content-change>
        <table:cell-content-change table:id="ct4157">
          <table:cell-address table:column="5" table:row="71" table:table="2"/>
          <office:change-info>
            <dc:creator> </dc:creator>
            <dc:date>2022-07-22T18:41:38.498304718</dc:date>
          </office:change-info>
          <table:previous table:id="ct3672">
            <table:change-track-table-cell table:cell-address="Zadanie6.F72" table:formula="of:=([.E72]*[.D72])*(1+2/3)" office:value-type="float" office:value="540"/>
          </table:previous>
        </table:cell-content-change>
        <table:cell-content-change table:id="ct4158">
          <table:cell-address table:column="5" table:row="72" table:table="2"/>
          <office:change-info>
            <dc:creator> </dc:creator>
            <dc:date>2022-07-22T18:41:38.498360557</dc:date>
          </office:change-info>
          <table:previous table:id="ct3673">
            <table:change-track-table-cell table:cell-address="Zadanie6.F73" table:formula="of:=([.E73]*[.D73])*(1+2/3)" office:value-type="float" office:value="540"/>
          </table:previous>
        </table:cell-content-change>
        <table:cell-content-change table:id="ct4159">
          <table:cell-address table:column="5" table:row="73" table:table="2"/>
          <office:change-info>
            <dc:creator> </dc:creator>
            <dc:date>2022-07-22T18:41:38.498418230</dc:date>
          </office:change-info>
          <table:previous table:id="ct3674">
            <table:change-track-table-cell table:cell-address="Zadanie6.F74" table:formula="of:=([.E74]*[.D74])*(1+2/3)" office:value-type="float" office:value="540"/>
          </table:previous>
        </table:cell-content-change>
        <table:cell-content-change table:id="ct4160">
          <table:cell-address table:column="5" table:row="74" table:table="2"/>
          <office:change-info>
            <dc:creator> </dc:creator>
            <dc:date>2022-07-22T18:41:38.498477097</dc:date>
          </office:change-info>
          <table:previous table:id="ct3675">
            <table:change-track-table-cell table:cell-address="Zadanie6.F75" table:formula="of:=([.E75]*[.D75])*(1+2/3)" office:value-type="float" office:value="540"/>
          </table:previous>
        </table:cell-content-change>
        <table:cell-content-change table:id="ct4161">
          <table:cell-address table:column="5" table:row="75" table:table="2"/>
          <office:change-info>
            <dc:creator> </dc:creator>
            <dc:date>2022-07-22T18:41:38.498533312</dc:date>
          </office:change-info>
          <table:previous table:id="ct3676">
            <table:change-track-table-cell table:cell-address="Zadanie6.F76" table:formula="of:=([.E76]*[.D76])*(1+2/3)" office:value-type="float" office:value="540"/>
          </table:previous>
        </table:cell-content-change>
        <table:cell-content-change table:id="ct4162">
          <table:cell-address table:column="5" table:row="76" table:table="2"/>
          <office:change-info>
            <dc:creator> </dc:creator>
            <dc:date>2022-07-22T18:41:38.498589517</dc:date>
          </office:change-info>
          <table:previous table:id="ct3677">
            <table:change-track-table-cell table:cell-address="Zadanie6.F77" table:formula="of:=([.E77]*[.D77])*(1+2/3)" office:value-type="float" office:value="540"/>
          </table:previous>
        </table:cell-content-change>
        <table:cell-content-change table:id="ct4163">
          <table:cell-address table:column="5" table:row="77" table:table="2"/>
          <office:change-info>
            <dc:creator> </dc:creator>
            <dc:date>2022-07-22T18:41:38.498646820</dc:date>
          </office:change-info>
          <table:previous table:id="ct3678">
            <table:change-track-table-cell table:cell-address="Zadanie6.F78" table:formula="of:=([.E78]*[.D78])*(1+2/3)" office:value-type="float" office:value="540"/>
          </table:previous>
        </table:cell-content-change>
        <table:cell-content-change table:id="ct4164">
          <table:cell-address table:column="5" table:row="78" table:table="2"/>
          <office:change-info>
            <dc:creator> </dc:creator>
            <dc:date>2022-07-22T18:41:38.498703120</dc:date>
          </office:change-info>
          <table:previous table:id="ct3679">
            <table:change-track-table-cell table:cell-address="Zadanie6.F79" table:formula="of:=([.E79]*[.D79])*(1+2/3)" office:value-type="float" office:value="490"/>
          </table:previous>
        </table:cell-content-change>
        <table:cell-content-change table:id="ct4165">
          <table:cell-address table:column="5" table:row="79" table:table="2"/>
          <office:change-info>
            <dc:creator> </dc:creator>
            <dc:date>2022-07-22T18:41:38.498758470</dc:date>
          </office:change-info>
          <table:previous table:id="ct3680">
            <table:change-track-table-cell table:cell-address="Zadanie6.F80" table:formula="of:=([.E80]*[.D80])*(1+2/3)" office:value-type="float" office:value="490"/>
          </table:previous>
        </table:cell-content-change>
        <table:cell-content-change table:id="ct4166">
          <table:cell-address table:column="5" table:row="80" table:table="2"/>
          <office:change-info>
            <dc:creator> </dc:creator>
            <dc:date>2022-07-22T18:41:38.498814824</dc:date>
          </office:change-info>
          <table:previous table:id="ct3681">
            <table:change-track-table-cell table:cell-address="Zadanie6.F81" table:formula="of:=([.E81]*[.D81])*(1+2/3)" office:value-type="float" office:value="490"/>
          </table:previous>
        </table:cell-content-change>
        <table:cell-content-change table:id="ct4167">
          <table:cell-address table:column="5" table:row="81" table:table="2"/>
          <office:change-info>
            <dc:creator> </dc:creator>
            <dc:date>2022-07-22T18:41:38.498871031</dc:date>
          </office:change-info>
          <table:previous table:id="ct3682">
            <table:change-track-table-cell table:cell-address="Zadanie6.F82" table:formula="of:=([.E82]*[.D82])*(1+2/3)" office:value-type="float" office:value="490"/>
          </table:previous>
        </table:cell-content-change>
        <table:cell-content-change table:id="ct4168">
          <table:cell-address table:column="5" table:row="82" table:table="2"/>
          <office:change-info>
            <dc:creator> </dc:creator>
            <dc:date>2022-07-22T18:41:38.498926929</dc:date>
          </office:change-info>
          <table:previous table:id="ct3683">
            <table:change-track-table-cell table:cell-address="Zadanie6.F83" table:formula="of:=([.E83]*[.D83])*(1+2/3)" office:value-type="float" office:value="490"/>
          </table:previous>
        </table:cell-content-change>
        <table:cell-content-change table:id="ct4169">
          <table:cell-address table:column="5" table:row="83" table:table="2"/>
          <office:change-info>
            <dc:creator> </dc:creator>
            <dc:date>2022-07-22T18:41:38.498982505</dc:date>
          </office:change-info>
          <table:previous table:id="ct3684">
            <table:change-track-table-cell table:cell-address="Zadanie6.F84" table:formula="of:=([.E84]*[.D84])*(1+2/3)" office:value-type="float" office:value="490"/>
          </table:previous>
        </table:cell-content-change>
        <table:cell-content-change table:id="ct4170">
          <table:cell-address table:column="5" table:row="84" table:table="2"/>
          <office:change-info>
            <dc:creator> </dc:creator>
            <dc:date>2022-07-22T18:41:38.499037388</dc:date>
          </office:change-info>
          <table:previous table:id="ct3685">
            <table:change-track-table-cell table:cell-address="Zadanie6.F85" table:formula="of:=([.E85]*[.D85])*(1+2/3)" office:value-type="float" office:value="490"/>
          </table:previous>
        </table:cell-content-change>
        <table:cell-content-change table:id="ct4171">
          <table:cell-address table:column="5" table:row="85" table:table="2"/>
          <office:change-info>
            <dc:creator> </dc:creator>
            <dc:date>2022-07-22T18:41:38.499093055</dc:date>
          </office:change-info>
          <table:previous table:id="ct3686">
            <table:change-track-table-cell table:cell-address="Zadanie6.F86" table:formula="of:=([.E86]*[.D86])*(1+2/3)" office:value-type="float" office:value="440"/>
          </table:previous>
        </table:cell-content-change>
        <table:cell-content-change table:id="ct4172">
          <table:cell-address table:column="5" table:row="86" table:table="2"/>
          <office:change-info>
            <dc:creator> </dc:creator>
            <dc:date>2022-07-22T18:41:38.499149624</dc:date>
          </office:change-info>
          <table:previous table:id="ct3687">
            <table:change-track-table-cell table:cell-address="Zadanie6.F87" table:formula="of:=([.E87]*[.D87])*(1+2/3)" office:value-type="float" office:value="440"/>
          </table:previous>
        </table:cell-content-change>
        <table:cell-content-change table:id="ct4173">
          <table:cell-address table:column="5" table:row="87" table:table="2"/>
          <office:change-info>
            <dc:creator> </dc:creator>
            <dc:date>2022-07-22T18:41:38.499206231</dc:date>
          </office:change-info>
          <table:previous table:id="ct3688">
            <table:change-track-table-cell table:cell-address="Zadanie6.F88" table:formula="of:=([.E88]*[.D88])*(1+2/3)" office:value-type="float" office:value="440"/>
          </table:previous>
        </table:cell-content-change>
        <table:cell-content-change table:id="ct4174">
          <table:cell-address table:column="5" table:row="88" table:table="2"/>
          <office:change-info>
            <dc:creator> </dc:creator>
            <dc:date>2022-07-22T18:41:38.499262139</dc:date>
          </office:change-info>
          <table:previous table:id="ct3689">
            <table:change-track-table-cell table:cell-address="Zadanie6.F89" table:formula="of:=([.E89]*[.D89])*(1+2/3)" office:value-type="float" office:value="440"/>
          </table:previous>
        </table:cell-content-change>
        <table:cell-content-change table:id="ct4175">
          <table:cell-address table:column="5" table:row="89" table:table="2"/>
          <office:change-info>
            <dc:creator> </dc:creator>
            <dc:date>2022-07-22T18:41:38.499318455</dc:date>
          </office:change-info>
          <table:previous table:id="ct3690">
            <table:change-track-table-cell table:cell-address="Zadanie6.F90" table:formula="of:=([.E90]*[.D90])*(1+2/3)" office:value-type="float" office:value="440"/>
          </table:previous>
        </table:cell-content-change>
        <table:cell-content-change table:id="ct4176">
          <table:cell-address table:column="5" table:row="90" table:table="2"/>
          <office:change-info>
            <dc:creator> </dc:creator>
            <dc:date>2022-07-22T18:41:38.499489854</dc:date>
          </office:change-info>
          <table:previous table:id="ct3691">
            <table:change-track-table-cell table:cell-address="Zadanie6.F91" table:formula="of:=([.E91]*[.D91])*(1+2/3)" office:value-type="float" office:value="440"/>
          </table:previous>
        </table:cell-content-change>
        <table:cell-content-change table:id="ct4177">
          <table:cell-address table:column="5" table:row="91" table:table="2"/>
          <office:change-info>
            <dc:creator> </dc:creator>
            <dc:date>2022-07-22T18:41:38.499553455</dc:date>
          </office:change-info>
          <table:previous table:id="ct3692">
            <table:change-track-table-cell table:cell-address="Zadanie6.F92" table:formula="of:=([.E92]*[.D92])*(1+2/3)" office:value-type="float" office:value="440"/>
          </table:previous>
        </table:cell-content-change>
        <table:cell-content-change table:id="ct4178">
          <table:cell-address table:column="5" table:row="92" table:table="2"/>
          <office:change-info>
            <dc:creator> </dc:creator>
            <dc:date>2022-07-22T18:41:38.499611847</dc:date>
          </office:change-info>
          <table:previous table:id="ct3693">
            <table:change-track-table-cell table:cell-address="Zadanie6.F93" table:formula="of:=([.E93]*[.D93])*(1+2/3)" office:value-type="float" office:value="400"/>
          </table:previous>
        </table:cell-content-change>
        <table:cell-content-change table:id="ct4179">
          <table:cell-address table:column="5" table:row="93" table:table="2"/>
          <office:change-info>
            <dc:creator> </dc:creator>
            <dc:date>2022-07-22T18:41:38.499668724</dc:date>
          </office:change-info>
          <table:previous table:id="ct3694">
            <table:change-track-table-cell table:cell-address="Zadanie6.F94" table:formula="of:=([.E94]*[.D94])*(1+2/3)" office:value-type="float" office:value="400"/>
          </table:previous>
        </table:cell-content-change>
        <table:cell-content-change table:id="ct4180">
          <table:cell-address table:column="5" table:row="94" table:table="2"/>
          <office:change-info>
            <dc:creator> </dc:creator>
            <dc:date>2022-07-22T18:41:38.499783439</dc:date>
          </office:change-info>
          <table:previous table:id="ct3695">
            <table:change-track-table-cell table:cell-address="Zadanie6.F95" table:formula="of:=([.E95]*[.D95])*(1+2/3)" office:value-type="float" office:value="400"/>
          </table:previous>
        </table:cell-content-change>
        <table:cell-content-change table:id="ct4181">
          <table:cell-address table:column="5" table:row="95" table:table="2"/>
          <office:change-info>
            <dc:creator> </dc:creator>
            <dc:date>2022-07-22T18:41:38.499843093</dc:date>
          </office:change-info>
          <table:previous table:id="ct3696">
            <table:change-track-table-cell table:cell-address="Zadanie6.F96" table:formula="of:=([.E96]*[.D96])*(1+2/3)" office:value-type="float" office:value="400"/>
          </table:previous>
        </table:cell-content-change>
        <table:cell-content-change table:id="ct4182">
          <table:cell-address table:column="5" table:row="96" table:table="2"/>
          <office:change-info>
            <dc:creator> </dc:creator>
            <dc:date>2022-07-22T18:41:38.499910551</dc:date>
          </office:change-info>
          <table:previous table:id="ct3697">
            <table:change-track-table-cell table:cell-address="Zadanie6.F97" table:formula="of:=([.E97]*[.D97])*(1+2/3)" office:value-type="float" office:value="400"/>
          </table:previous>
        </table:cell-content-change>
        <table:cell-content-change table:id="ct4183">
          <table:cell-address table:column="5" table:row="97" table:table="2"/>
          <office:change-info>
            <dc:creator> </dc:creator>
            <dc:date>2022-07-22T18:41:38.500007703</dc:date>
          </office:change-info>
          <table:previous table:id="ct3698">
            <table:change-track-table-cell table:cell-address="Zadanie6.F98" table:formula="of:=([.E98]*[.D98])*(1+2/3)" office:value-type="float" office:value="400"/>
          </table:previous>
        </table:cell-content-change>
        <table:cell-content-change table:id="ct4184">
          <table:cell-address table:column="5" table:row="98" table:table="2"/>
          <office:change-info>
            <dc:creator> </dc:creator>
            <dc:date>2022-07-22T18:41:38.500114587</dc:date>
          </office:change-info>
          <table:previous table:id="ct3699">
            <table:change-track-table-cell table:cell-address="Zadanie6.F99" table:formula="of:=([.E99]*[.D99])*(1+2/3)" office:value-type="float" office:value="400"/>
          </table:previous>
        </table:cell-content-change>
        <table:cell-content-change table:id="ct4185">
          <table:cell-address table:column="5" table:row="99" table:table="2"/>
          <office:change-info>
            <dc:creator> </dc:creator>
            <dc:date>2022-07-22T18:41:38.500215985</dc:date>
          </office:change-info>
          <table:previous table:id="ct3700">
            <table:change-track-table-cell table:cell-address="Zadanie6.F100" table:formula="of:=([.E100]*[.D100])*(1+2/3)" office:value-type="float" office:value="360"/>
          </table:previous>
        </table:cell-content-change>
        <table:cell-content-change table:id="ct4186">
          <table:cell-address table:column="5" table:row="100" table:table="2"/>
          <office:change-info>
            <dc:creator> </dc:creator>
            <dc:date>2022-07-22T18:41:38.500282300</dc:date>
          </office:change-info>
          <table:previous table:id="ct3701">
            <table:change-track-table-cell table:cell-address="Zadanie6.F101" table:formula="of:=([.E101]*[.D101])*(1+2/3)" office:value-type="float" office:value="360"/>
          </table:previous>
        </table:cell-content-change>
        <table:cell-content-change table:id="ct4187">
          <table:cell-address table:column="5" table:row="101" table:table="2"/>
          <office:change-info>
            <dc:creator> </dc:creator>
            <dc:date>2022-07-22T18:41:38.500341255</dc:date>
          </office:change-info>
          <table:previous table:id="ct3702">
            <table:change-track-table-cell table:cell-address="Zadanie6.F102" table:formula="of:=([.E102]*[.D102])*(1+2/3)" office:value-type="float" office:value="360"/>
          </table:previous>
        </table:cell-content-change>
        <table:cell-content-change table:id="ct4188">
          <table:cell-address table:column="5" table:row="102" table:table="2"/>
          <office:change-info>
            <dc:creator> </dc:creator>
            <dc:date>2022-07-22T18:41:38.500425412</dc:date>
          </office:change-info>
          <table:previous table:id="ct3703">
            <table:change-track-table-cell table:cell-address="Zadanie6.F103" table:formula="of:=([.E103]*[.D103])*(1+2/3)" office:value-type="float" office:value="360"/>
          </table:previous>
        </table:cell-content-change>
        <table:cell-content-change table:id="ct4189">
          <table:cell-address table:column="5" table:row="103" table:table="2"/>
          <office:change-info>
            <dc:creator> </dc:creator>
            <dc:date>2022-07-22T18:41:38.500528655</dc:date>
          </office:change-info>
          <table:previous table:id="ct3704">
            <table:change-track-table-cell table:cell-address="Zadanie6.F104" table:formula="of:=([.E104]*[.D104])*(1+2/3)" office:value-type="float" office:value="360"/>
          </table:previous>
        </table:cell-content-change>
        <table:cell-content-change table:id="ct4190">
          <table:cell-address table:column="5" table:row="104" table:table="2"/>
          <office:change-info>
            <dc:creator> </dc:creator>
            <dc:date>2022-07-22T18:41:38.500619675</dc:date>
          </office:change-info>
          <table:previous table:id="ct3705">
            <table:change-track-table-cell table:cell-address="Zadanie6.F105" table:formula="of:=([.E105]*[.D105])*(1+2/3)" office:value-type="float" office:value="360"/>
          </table:previous>
        </table:cell-content-change>
        <table:cell-content-change table:id="ct4191">
          <table:cell-address table:column="5" table:row="105" table:table="2"/>
          <office:change-info>
            <dc:creator> </dc:creator>
            <dc:date>2022-07-22T18:41:38.500715683</dc:date>
          </office:change-info>
          <table:previous table:id="ct3706">
            <table:change-track-table-cell table:cell-address="Zadanie6.F106" table:formula="of:=([.E106]*[.D106])*(1+2/3)" office:value-type="float" office:value="360"/>
          </table:previous>
        </table:cell-content-change>
        <table:cell-content-change table:id="ct4192">
          <table:cell-address table:column="5" table:row="106" table:table="2"/>
          <office:change-info>
            <dc:creator> </dc:creator>
            <dc:date>2022-07-22T18:41:38.500779333</dc:date>
          </office:change-info>
          <table:previous table:id="ct3707">
            <table:change-track-table-cell table:cell-address="Zadanie6.F107" table:formula="of:=([.E107]*[.D107])*(1+2/3)" office:value-type="float" office:value="320"/>
          </table:previous>
        </table:cell-content-change>
        <table:cell-content-change table:id="ct4193">
          <table:cell-address table:column="5" table:row="107" table:table="2"/>
          <office:change-info>
            <dc:creator> </dc:creator>
            <dc:date>2022-07-22T18:41:38.500837271</dc:date>
          </office:change-info>
          <table:previous table:id="ct3708">
            <table:change-track-table-cell table:cell-address="Zadanie6.F108" table:formula="of:=([.E108]*[.D108])*(1+2/3)" office:value-type="float" office:value="320"/>
          </table:previous>
        </table:cell-content-change>
        <table:cell-content-change table:id="ct4194">
          <table:cell-address table:column="5" table:row="108" table:table="2"/>
          <office:change-info>
            <dc:creator> </dc:creator>
            <dc:date>2022-07-22T18:41:38.500893250</dc:date>
          </office:change-info>
          <table:previous table:id="ct3709">
            <table:change-track-table-cell table:cell-address="Zadanie6.F109" table:formula="of:=([.E109]*[.D109])*(1+2/3)" office:value-type="float" office:value="320"/>
          </table:previous>
        </table:cell-content-change>
        <table:cell-content-change table:id="ct4195">
          <table:cell-address table:column="5" table:row="109" table:table="2"/>
          <office:change-info>
            <dc:creator> </dc:creator>
            <dc:date>2022-07-22T18:41:38.500949746</dc:date>
          </office:change-info>
          <table:previous table:id="ct3710">
            <table:change-track-table-cell table:cell-address="Zadanie6.F110" table:formula="of:=([.E110]*[.D110])*(1+2/3)" office:value-type="float" office:value="320"/>
          </table:previous>
        </table:cell-content-change>
        <table:cell-content-change table:id="ct4196">
          <table:cell-address table:column="5" table:row="110" table:table="2"/>
          <office:change-info>
            <dc:creator> </dc:creator>
            <dc:date>2022-07-22T18:41:38.501006282</dc:date>
          </office:change-info>
          <table:previous table:id="ct3711">
            <table:change-track-table-cell table:cell-address="Zadanie6.F111" table:formula="of:=([.E111]*[.D111])*(1+2/3)" office:value-type="float" office:value="320"/>
          </table:previous>
        </table:cell-content-change>
        <table:cell-content-change table:id="ct4197">
          <table:cell-address table:column="5" table:row="111" table:table="2"/>
          <office:change-info>
            <dc:creator> </dc:creator>
            <dc:date>2022-07-22T18:41:38.501062948</dc:date>
          </office:change-info>
          <table:previous table:id="ct3712">
            <table:change-track-table-cell table:cell-address="Zadanie6.F112" table:formula="of:=([.E112]*[.D112])*(1+2/3)" office:value-type="float" office:value="320"/>
          </table:previous>
        </table:cell-content-change>
        <table:cell-content-change table:id="ct4198">
          <table:cell-address table:column="5" table:row="112" table:table="2"/>
          <office:change-info>
            <dc:creator> </dc:creator>
            <dc:date>2022-07-22T18:41:38.501118851</dc:date>
          </office:change-info>
          <table:previous table:id="ct3713">
            <table:change-track-table-cell table:cell-address="Zadanie6.F113" table:formula="of:=([.E113]*[.D113])*(1+2/3)" office:value-type="float" office:value="320"/>
          </table:previous>
        </table:cell-content-change>
        <table:cell-content-change table:id="ct4199">
          <table:cell-address table:column="5" table:row="113" table:table="2"/>
          <office:change-info>
            <dc:creator> </dc:creator>
            <dc:date>2022-07-22T18:41:38.501173891</dc:date>
          </office:change-info>
          <table:previous table:id="ct3714">
            <table:change-track-table-cell table:cell-address="Zadanie6.F114" table:formula="of:=([.E114]*[.D114])*(1+2/3)" office:value-type="float" office:value="290"/>
          </table:previous>
        </table:cell-content-change>
        <table:cell-content-change table:id="ct4200">
          <table:cell-address table:column="5" table:row="114" table:table="2"/>
          <office:change-info>
            <dc:creator> </dc:creator>
            <dc:date>2022-07-22T18:41:38.501229901</dc:date>
          </office:change-info>
          <table:previous table:id="ct3715">
            <table:change-track-table-cell table:cell-address="Zadanie6.F115" table:formula="of:=([.E115]*[.D115])*(1+2/3)" office:value-type="float" office:value="290"/>
          </table:previous>
        </table:cell-content-change>
        <table:cell-content-change table:id="ct4201">
          <table:cell-address table:column="5" table:row="115" table:table="2"/>
          <office:change-info>
            <dc:creator> </dc:creator>
            <dc:date>2022-07-22T18:41:38.501285568</dc:date>
          </office:change-info>
          <table:previous table:id="ct3716">
            <table:change-track-table-cell table:cell-address="Zadanie6.F116" table:formula="of:=([.E116]*[.D116])*(1+2/3)" office:value-type="float" office:value="290"/>
          </table:previous>
        </table:cell-content-change>
        <table:cell-content-change table:id="ct4202">
          <table:cell-address table:column="5" table:row="116" table:table="2"/>
          <office:change-info>
            <dc:creator> </dc:creator>
            <dc:date>2022-07-22T18:41:38.501378311</dc:date>
          </office:change-info>
          <table:previous table:id="ct3717">
            <table:change-track-table-cell table:cell-address="Zadanie6.F117" table:formula="of:=([.E117]*[.D117])*(1+2/3)" office:value-type="float" office:value="290"/>
          </table:previous>
        </table:cell-content-change>
        <table:cell-content-change table:id="ct4203">
          <table:cell-address table:column="5" table:row="117" table:table="2"/>
          <office:change-info>
            <dc:creator> </dc:creator>
            <dc:date>2022-07-22T18:41:38.501440860</dc:date>
          </office:change-info>
          <table:previous table:id="ct3718">
            <table:change-track-table-cell table:cell-address="Zadanie6.F118" table:formula="of:=([.E118]*[.D118])*(1+2/3)" office:value-type="float" office:value="290"/>
          </table:previous>
        </table:cell-content-change>
        <table:cell-content-change table:id="ct4204">
          <table:cell-address table:column="5" table:row="118" table:table="2"/>
          <office:change-info>
            <dc:creator> </dc:creator>
            <dc:date>2022-07-22T18:41:38.501497708</dc:date>
          </office:change-info>
          <table:previous table:id="ct3719">
            <table:change-track-table-cell table:cell-address="Zadanie6.F119" table:formula="of:=([.E119]*[.D119])*(1+2/3)" office:value-type="float" office:value="290"/>
          </table:previous>
        </table:cell-content-change>
        <table:cell-content-change table:id="ct4205">
          <table:cell-address table:column="5" table:row="119" table:table="2"/>
          <office:change-info>
            <dc:creator> </dc:creator>
            <dc:date>2022-07-22T18:41:38.501554042</dc:date>
          </office:change-info>
          <table:previous table:id="ct3720">
            <table:change-track-table-cell table:cell-address="Zadanie6.F120" table:formula="of:=([.E120]*[.D120])*(1+2/3)" office:value-type="float" office:value="290"/>
          </table:previous>
        </table:cell-content-change>
        <table:cell-content-change table:id="ct4206">
          <table:cell-address table:column="5" table:row="120" table:table="2"/>
          <office:change-info>
            <dc:creator> </dc:creator>
            <dc:date>2022-07-22T18:41:38.501610445</dc:date>
          </office:change-info>
          <table:previous table:id="ct3721">
            <table:change-track-table-cell table:cell-address="Zadanie6.F121" table:formula="of:=([.E121]*[.D121])*(1+2/3)" office:value-type="float" office:value="260"/>
          </table:previous>
        </table:cell-content-change>
        <table:cell-content-change table:id="ct4207">
          <table:cell-address table:column="5" table:row="121" table:table="2"/>
          <office:change-info>
            <dc:creator> </dc:creator>
            <dc:date>2022-07-22T18:41:38.501666958</dc:date>
          </office:change-info>
          <table:previous table:id="ct3722">
            <table:change-track-table-cell table:cell-address="Zadanie6.F122" table:formula="of:=([.E122]*[.D122])*(1+2/3)" office:value-type="float" office:value="260"/>
          </table:previous>
        </table:cell-content-change>
        <table:cell-content-change table:id="ct4208">
          <table:cell-address table:column="5" table:row="122" table:table="2"/>
          <office:change-info>
            <dc:creator> </dc:creator>
            <dc:date>2022-07-22T18:41:38.501829218</dc:date>
          </office:change-info>
          <table:previous table:id="ct3723">
            <table:change-track-table-cell table:cell-address="Zadanie6.F123" table:formula="of:=([.E123]*[.D123])*(1+2/3)" office:value-type="float" office:value="260"/>
          </table:previous>
        </table:cell-content-change>
        <table:cell-content-change table:id="ct4209">
          <table:cell-address table:column="5" table:row="123" table:table="2"/>
          <office:change-info>
            <dc:creator> </dc:creator>
            <dc:date>2022-07-22T18:41:38.501897401</dc:date>
          </office:change-info>
          <table:previous table:id="ct3724">
            <table:change-track-table-cell table:cell-address="Zadanie6.F124" table:formula="of:=([.E124]*[.D124])*(1+2/3)" office:value-type="float" office:value="260"/>
          </table:previous>
        </table:cell-content-change>
        <table:cell-content-change table:id="ct4210">
          <table:cell-address table:column="5" table:row="124" table:table="2"/>
          <office:change-info>
            <dc:creator> </dc:creator>
            <dc:date>2022-07-22T18:41:38.501956338</dc:date>
          </office:change-info>
          <table:previous table:id="ct3725">
            <table:change-track-table-cell table:cell-address="Zadanie6.F125" table:formula="of:=([.E125]*[.D125])*(1+2/3)" office:value-type="float" office:value="260"/>
          </table:previous>
        </table:cell-content-change>
        <table:cell-content-change table:id="ct4211">
          <table:cell-address table:column="5" table:row="125" table:table="2"/>
          <office:change-info>
            <dc:creator> </dc:creator>
            <dc:date>2022-07-22T18:41:38.502014231</dc:date>
          </office:change-info>
          <table:previous table:id="ct3726">
            <table:change-track-table-cell table:cell-address="Zadanie6.F126" table:formula="of:=([.E126]*[.D126])*(1+2/3)" office:value-type="float" office:value="260"/>
          </table:previous>
        </table:cell-content-change>
        <table:cell-content-change table:id="ct4212">
          <table:cell-address table:column="5" table:row="126" table:table="2"/>
          <office:change-info>
            <dc:creator> </dc:creator>
            <dc:date>2022-07-22T18:41:38.502175156</dc:date>
          </office:change-info>
          <table:previous table:id="ct3727">
            <table:change-track-table-cell table:cell-address="Zadanie6.F127" table:formula="of:=([.E127]*[.D127])*(1+2/3)" office:value-type="float" office:value="260"/>
          </table:previous>
        </table:cell-content-change>
        <table:cell-content-change table:id="ct4213">
          <table:cell-address table:column="5" table:row="127" table:table="2"/>
          <office:change-info>
            <dc:creator> </dc:creator>
            <dc:date>2022-07-22T18:41:38.502294337</dc:date>
          </office:change-info>
          <table:previous table:id="ct3728">
            <table:change-track-table-cell table:cell-address="Zadanie6.F128" table:formula="of:=([.E128]*[.D128])*(1+2/3)" office:value-type="float" office:value="230"/>
          </table:previous>
        </table:cell-content-change>
        <table:cell-content-change table:id="ct4214">
          <table:cell-address table:column="5" table:row="128" table:table="2"/>
          <office:change-info>
            <dc:creator> </dc:creator>
            <dc:date>2022-07-22T18:41:38.502362421</dc:date>
          </office:change-info>
          <table:previous table:id="ct3729">
            <table:change-track-table-cell table:cell-address="Zadanie6.F129" table:formula="of:=([.E129]*[.D129])*(1+2/3)" office:value-type="float" office:value="230"/>
          </table:previous>
        </table:cell-content-change>
        <table:cell-content-change table:id="ct4215">
          <table:cell-address table:column="5" table:row="129" table:table="2"/>
          <office:change-info>
            <dc:creator> </dc:creator>
            <dc:date>2022-07-22T18:41:38.502421343</dc:date>
          </office:change-info>
          <table:previous table:id="ct3730">
            <table:change-track-table-cell table:cell-address="Zadanie6.F130" table:formula="of:=([.E130]*[.D130])*(1+2/3)" office:value-type="float" office:value="230"/>
          </table:previous>
        </table:cell-content-change>
        <table:cell-content-change table:id="ct4216">
          <table:cell-address table:column="5" table:row="130" table:table="2"/>
          <office:change-info>
            <dc:creator> </dc:creator>
            <dc:date>2022-07-22T18:41:38.502501126</dc:date>
          </office:change-info>
          <table:previous table:id="ct3731">
            <table:change-track-table-cell table:cell-address="Zadanie6.F131" table:formula="of:=([.E131]*[.D131])*(1+2/3)" office:value-type="float" office:value="230"/>
          </table:previous>
        </table:cell-content-change>
        <table:cell-content-change table:id="ct4217">
          <table:cell-address table:column="5" table:row="131" table:table="2"/>
          <office:change-info>
            <dc:creator> </dc:creator>
            <dc:date>2022-07-22T18:41:38.502557351</dc:date>
          </office:change-info>
          <table:previous table:id="ct3732">
            <table:change-track-table-cell table:cell-address="Zadanie6.F132" table:formula="of:=([.E132]*[.D132])*(1+2/3)" office:value-type="float" office:value="230"/>
          </table:previous>
        </table:cell-content-change>
        <table:cell-content-change table:id="ct4218">
          <table:cell-address table:column="5" table:row="132" table:table="2"/>
          <office:change-info>
            <dc:creator> </dc:creator>
            <dc:date>2022-07-22T18:41:38.502599481</dc:date>
          </office:change-info>
          <table:previous table:id="ct3733">
            <table:change-track-table-cell table:cell-address="Zadanie6.F133" table:formula="of:=([.E133]*[.D133])*(1+2/3)" office:value-type="float" office:value="230"/>
          </table:previous>
        </table:cell-content-change>
        <table:cell-content-change table:id="ct4219">
          <table:cell-address table:column="5" table:row="133" table:table="2"/>
          <office:change-info>
            <dc:creator> </dc:creator>
            <dc:date>2022-07-22T18:41:38.502643862</dc:date>
          </office:change-info>
          <table:previous table:id="ct3734">
            <table:change-track-table-cell table:cell-address="Zadanie6.F134" table:formula="of:=([.E134]*[.D134])*(1+2/3)" office:value-type="float" office:value="230"/>
          </table:previous>
        </table:cell-content-change>
        <table:cell-content-change table:id="ct4220">
          <table:cell-address table:column="5" table:row="134" table:table="2"/>
          <office:change-info>
            <dc:creator> </dc:creator>
            <dc:date>2022-07-22T18:41:38.502714417</dc:date>
          </office:change-info>
          <table:previous table:id="ct3735">
            <table:change-track-table-cell table:cell-address="Zadanie6.F135" table:formula="of:=([.E135]*[.D135])*(1+2/3)" office:value-type="float" office:value="210"/>
          </table:previous>
        </table:cell-content-change>
        <table:cell-content-change table:id="ct4221">
          <table:cell-address table:column="5" table:row="135" table:table="2"/>
          <office:change-info>
            <dc:creator> </dc:creator>
            <dc:date>2022-07-22T18:41:38.502795947</dc:date>
          </office:change-info>
          <table:previous table:id="ct3736">
            <table:change-track-table-cell table:cell-address="Zadanie6.F136" table:formula="of:=([.E136]*[.D136])*(1+2/3)" office:value-type="float" office:value="210"/>
          </table:previous>
        </table:cell-content-change>
        <table:cell-content-change table:id="ct4222">
          <table:cell-address table:column="5" table:row="136" table:table="2"/>
          <office:change-info>
            <dc:creator> </dc:creator>
            <dc:date>2022-07-22T18:41:38.502873669</dc:date>
          </office:change-info>
          <table:previous table:id="ct3737">
            <table:change-track-table-cell table:cell-address="Zadanie6.F137" table:formula="of:=([.E137]*[.D137])*(1+2/3)" office:value-type="float" office:value="210"/>
          </table:previous>
        </table:cell-content-change>
        <table:cell-content-change table:id="ct4223">
          <table:cell-address table:column="5" table:row="137" table:table="2"/>
          <office:change-info>
            <dc:creator> </dc:creator>
            <dc:date>2022-07-22T18:41:38.502954434</dc:date>
          </office:change-info>
          <table:previous table:id="ct3738">
            <table:change-track-table-cell table:cell-address="Zadanie6.F138" table:formula="of:=([.E138]*[.D138])*(1+2/3)" office:value-type="float" office:value="210"/>
          </table:previous>
        </table:cell-content-change>
        <table:cell-content-change table:id="ct4224">
          <table:cell-address table:column="5" table:row="138" table:table="2"/>
          <office:change-info>
            <dc:creator> </dc:creator>
            <dc:date>2022-07-22T18:41:38.503001530</dc:date>
          </office:change-info>
          <table:previous table:id="ct3739">
            <table:change-track-table-cell table:cell-address="Zadanie6.F139" table:formula="of:=([.E139]*[.D139])*(1+2/3)" office:value-type="float" office:value="210"/>
          </table:previous>
        </table:cell-content-change>
        <table:cell-content-change table:id="ct4225">
          <table:cell-address table:column="5" table:row="139" table:table="2"/>
          <office:change-info>
            <dc:creator> </dc:creator>
            <dc:date>2022-07-22T18:41:38.503043605</dc:date>
          </office:change-info>
          <table:previous table:id="ct3740">
            <table:change-track-table-cell table:cell-address="Zadanie6.F140" table:formula="of:=([.E140]*[.D140])*(1+2/3)" office:value-type="float" office:value="210"/>
          </table:previous>
        </table:cell-content-change>
        <table:cell-content-change table:id="ct4226">
          <table:cell-address table:column="5" table:row="140" table:table="2"/>
          <office:change-info>
            <dc:creator> </dc:creator>
            <dc:date>2022-07-22T18:41:38.503084582</dc:date>
          </office:change-info>
          <table:previous table:id="ct3741">
            <table:change-track-table-cell table:cell-address="Zadanie6.F141" table:formula="of:=([.E141]*[.D141])*(1+2/3)" office:value-type="float" office:value="210"/>
          </table:previous>
        </table:cell-content-change>
        <table:cell-content-change table:id="ct4227">
          <table:cell-address table:column="5" table:row="141" table:table="2"/>
          <office:change-info>
            <dc:creator> </dc:creator>
            <dc:date>2022-07-22T18:41:38.503126312</dc:date>
          </office:change-info>
          <table:previous table:id="ct3742">
            <table:change-track-table-cell table:cell-address="Zadanie6.F142" table:formula="of:=([.E142]*[.D142])*(1+2/3)" office:value-type="float" office:value="190"/>
          </table:previous>
        </table:cell-content-change>
        <table:cell-content-change table:id="ct4228">
          <table:cell-address table:column="5" table:row="142" table:table="2"/>
          <office:change-info>
            <dc:creator> </dc:creator>
            <dc:date>2022-07-22T18:41:38.503167715</dc:date>
          </office:change-info>
          <table:previous table:id="ct3743">
            <table:change-track-table-cell table:cell-address="Zadanie6.F143" table:formula="of:=([.E143]*[.D143])*(1+2/3)" office:value-type="float" office:value="190"/>
          </table:previous>
        </table:cell-content-change>
        <table:cell-content-change table:id="ct4229">
          <table:cell-address table:column="5" table:row="143" table:table="2"/>
          <office:change-info>
            <dc:creator> </dc:creator>
            <dc:date>2022-07-22T18:41:38.503208678</dc:date>
          </office:change-info>
          <table:previous table:id="ct3744">
            <table:change-track-table-cell table:cell-address="Zadanie6.F144" table:formula="of:=([.E144]*[.D144])*(1+2/3)" office:value-type="float" office:value="190"/>
          </table:previous>
        </table:cell-content-change>
        <table:cell-content-change table:id="ct4230">
          <table:cell-address table:column="5" table:row="144" table:table="2"/>
          <office:change-info>
            <dc:creator> </dc:creator>
            <dc:date>2022-07-22T18:41:38.503249653</dc:date>
          </office:change-info>
          <table:previous table:id="ct3745">
            <table:change-track-table-cell table:cell-address="Zadanie6.F145" table:formula="of:=([.E145]*[.D145])*(1+2/3)" office:value-type="float" office:value="190"/>
          </table:previous>
        </table:cell-content-change>
        <table:cell-content-change table:id="ct4231">
          <table:cell-address table:column="5" table:row="145" table:table="2"/>
          <office:change-info>
            <dc:creator> </dc:creator>
            <dc:date>2022-07-22T18:41:38.503291966</dc:date>
          </office:change-info>
          <table:previous table:id="ct3746">
            <table:change-track-table-cell table:cell-address="Zadanie6.F146" table:formula="of:=([.E146]*[.D146])*(1+2/3)" office:value-type="float" office:value="190"/>
          </table:previous>
        </table:cell-content-change>
        <table:cell-content-change table:id="ct4232">
          <table:cell-address table:column="5" table:row="146" table:table="2"/>
          <office:change-info>
            <dc:creator> </dc:creator>
            <dc:date>2022-07-22T18:41:38.503333308</dc:date>
          </office:change-info>
          <table:previous table:id="ct3747">
            <table:change-track-table-cell table:cell-address="Zadanie6.F147" table:formula="of:=([.E147]*[.D147])*(1+2/3)" office:value-type="float" office:value="190"/>
          </table:previous>
        </table:cell-content-change>
        <table:cell-content-change table:id="ct4233">
          <table:cell-address table:column="5" table:row="147" table:table="2"/>
          <office:change-info>
            <dc:creator> </dc:creator>
            <dc:date>2022-07-22T18:41:38.503374016</dc:date>
          </office:change-info>
          <table:previous table:id="ct3748">
            <table:change-track-table-cell table:cell-address="Zadanie6.F148" table:formula="of:=([.E148]*[.D148])*(1+2/3)" office:value-type="float" office:value="190"/>
          </table:previous>
        </table:cell-content-change>
        <table:cell-content-change table:id="ct4234">
          <table:cell-address table:column="5" table:row="148" table:table="2"/>
          <office:change-info>
            <dc:creator> </dc:creator>
            <dc:date>2022-07-22T18:41:38.503415242</dc:date>
          </office:change-info>
          <table:previous table:id="ct3749">
            <table:change-track-table-cell table:cell-address="Zadanie6.F149" table:formula="of:=([.E149]*[.D149])*(1+2/3)" office:value-type="float" office:value="170"/>
          </table:previous>
        </table:cell-content-change>
        <table:cell-content-change table:id="ct4235">
          <table:cell-address table:column="5" table:row="149" table:table="2"/>
          <office:change-info>
            <dc:creator> </dc:creator>
            <dc:date>2022-07-22T18:41:38.503457018</dc:date>
          </office:change-info>
          <table:previous table:id="ct3750">
            <table:change-track-table-cell table:cell-address="Zadanie6.F150" table:formula="of:=([.E150]*[.D150])*(1+2/3)" office:value-type="float" office:value="170"/>
          </table:previous>
        </table:cell-content-change>
        <table:cell-content-change table:id="ct4236">
          <table:cell-address table:column="5" table:row="150" table:table="2"/>
          <office:change-info>
            <dc:creator> </dc:creator>
            <dc:date>2022-07-22T18:41:38.503498012</dc:date>
          </office:change-info>
          <table:previous table:id="ct3751">
            <table:change-track-table-cell table:cell-address="Zadanie6.F151" table:formula="of:=([.E151]*[.D151])*(1+2/3)" office:value-type="float" office:value="170"/>
          </table:previous>
        </table:cell-content-change>
        <table:cell-content-change table:id="ct4237">
          <table:cell-address table:column="5" table:row="151" table:table="2"/>
          <office:change-info>
            <dc:creator> </dc:creator>
            <dc:date>2022-07-22T18:41:38.503538847</dc:date>
          </office:change-info>
          <table:previous table:id="ct3752">
            <table:change-track-table-cell table:cell-address="Zadanie6.F152" table:formula="of:=([.E152]*[.D152])*(1+2/3)" office:value-type="float" office:value="170"/>
          </table:previous>
        </table:cell-content-change>
        <table:cell-content-change table:id="ct4238">
          <table:cell-address table:column="5" table:row="152" table:table="2"/>
          <office:change-info>
            <dc:creator> </dc:creator>
            <dc:date>2022-07-22T18:41:38.503581106</dc:date>
          </office:change-info>
          <table:previous table:id="ct3753">
            <table:change-track-table-cell table:cell-address="Zadanie6.F153" table:formula="of:=([.E153]*[.D153])*(1+2/3)" office:value-type="float" office:value="170"/>
          </table:previous>
        </table:cell-content-change>
        <table:cell-content-change table:id="ct4239">
          <table:cell-address table:column="5" table:row="153" table:table="2"/>
          <office:change-info>
            <dc:creator> </dc:creator>
            <dc:date>2022-07-22T18:41:38.503623477</dc:date>
          </office:change-info>
          <table:previous table:id="ct3754">
            <table:change-track-table-cell table:cell-address="Zadanie6.F154" table:formula="of:=([.E154]*[.D154])*(1+2/3)" office:value-type="float" office:value="170"/>
          </table:previous>
        </table:cell-content-change>
        <table:cell-content-change table:id="ct4240">
          <table:cell-address table:column="5" table:row="154" table:table="2"/>
          <office:change-info>
            <dc:creator> </dc:creator>
            <dc:date>2022-07-22T18:41:38.503664391</dc:date>
          </office:change-info>
          <table:previous table:id="ct3755">
            <table:change-track-table-cell table:cell-address="Zadanie6.F155" table:formula="of:=([.E155]*[.D155])*(1+2/3)" office:value-type="float" office:value="170"/>
          </table:previous>
        </table:cell-content-change>
        <table:cell-content-change table:id="ct4241">
          <table:cell-address table:column="5" table:row="155" table:table="2"/>
          <office:change-info>
            <dc:creator> </dc:creator>
            <dc:date>2022-07-22T18:41:38.503706197</dc:date>
          </office:change-info>
          <table:previous table:id="ct3756">
            <table:change-track-table-cell table:cell-address="Zadanie6.F156" table:formula="of:=([.E156]*[.D156])*(1+2/3)" office:value-type="float" office:value="150"/>
          </table:previous>
        </table:cell-content-change>
        <table:cell-content-change table:id="ct4242">
          <table:cell-address table:column="5" table:row="156" table:table="2"/>
          <office:change-info>
            <dc:creator> </dc:creator>
            <dc:date>2022-07-22T18:41:38.503747600</dc:date>
          </office:change-info>
          <table:previous table:id="ct3757">
            <table:change-track-table-cell table:cell-address="Zadanie6.F157" table:formula="of:=([.E157]*[.D157])*(1+2/3)" office:value-type="float" office:value="150"/>
          </table:previous>
        </table:cell-content-change>
        <table:cell-content-change table:id="ct4243">
          <table:cell-address table:column="5" table:row="157" table:table="2"/>
          <office:change-info>
            <dc:creator> </dc:creator>
            <dc:date>2022-07-22T18:41:38.503788772</dc:date>
          </office:change-info>
          <table:previous table:id="ct3758">
            <table:change-track-table-cell table:cell-address="Zadanie6.F158" table:formula="of:=([.E158]*[.D158])*(1+2/3)" office:value-type="float" office:value="150"/>
          </table:previous>
        </table:cell-content-change>
        <table:cell-content-change table:id="ct4244">
          <table:cell-address table:column="5" table:row="158" table:table="2"/>
          <office:change-info>
            <dc:creator> </dc:creator>
            <dc:date>2022-07-22T18:41:38.503830369</dc:date>
          </office:change-info>
          <table:previous table:id="ct3759">
            <table:change-track-table-cell table:cell-address="Zadanie6.F159" table:formula="of:=([.E159]*[.D159])*(1+2/3)" office:value-type="float" office:value="150"/>
          </table:previous>
        </table:cell-content-change>
        <table:cell-content-change table:id="ct4245">
          <table:cell-address table:column="5" table:row="159" table:table="2"/>
          <office:change-info>
            <dc:creator> </dc:creator>
            <dc:date>2022-07-22T18:41:38.503871993</dc:date>
          </office:change-info>
          <table:previous table:id="ct3760">
            <table:change-track-table-cell table:cell-address="Zadanie6.F160" table:formula="of:=([.E160]*[.D160])*(1+2/3)" office:value-type="float" office:value="150"/>
          </table:previous>
        </table:cell-content-change>
        <table:cell-content-change table:id="ct4246">
          <table:cell-address table:column="5" table:row="160" table:table="2"/>
          <office:change-info>
            <dc:creator> </dc:creator>
            <dc:date>2022-07-22T18:41:38.503913230</dc:date>
          </office:change-info>
          <table:previous table:id="ct3761">
            <table:change-track-table-cell table:cell-address="Zadanie6.F161" table:formula="of:=([.E161]*[.D161])*(1+2/3)" office:value-type="float" office:value="150"/>
          </table:previous>
        </table:cell-content-change>
        <table:cell-content-change table:id="ct4247">
          <table:cell-address table:column="6" table:row="1" table:table="2"/>
          <office:change-info>
            <dc:creator> </dc:creator>
            <dc:date>2022-07-22T18:41:49.104363250</dc:date>
          </office:change-info>
          <table:previous table:id="ct2768">
            <table:change-track-table-cell office:value-type="float" office:value="50"/>
          </table:previous>
        </table:cell-content-change>
        <table:cell-content-change table:id="ct4248">
          <table:cell-address table:column="11" table:row="168" table:table="2"/>
          <office:change-info>
            <dc:creator> </dc:creator>
            <dc:date>2022-07-22T18:43:30.846539967</dc:date>
          </office:change-info>
          <table:previous table:id="ct3768">
            <table:change-track-table-cell office:value-type="float" office:value="8360"/>
          </table:previous>
        </table:cell-content-change>
        <table:cell-content-change table:id="ct4249">
          <table:cell-address table:column="11" table:row="168" table:table="2"/>
          <office:change-info>
            <dc:creator> </dc:creator>
            <dc:date>2022-07-22T18:43:36.104926035</dc:date>
          </office:change-info>
          <table:previous table:id="ct4248">
            <table:change-track-table-cell table:cell-address="Zadanie6.L169" table:formula="of:=SUM()[.G2:.G161]" office:value-type="float" office:value="0"/>
          </table:previous>
        </table:cell-content-change>
        <table:cell-content-change table:id="ct4250">
          <table:cell-address table:column="11" table:row="168" table:table="2"/>
          <office:change-info>
            <dc:creator> </dc:creator>
            <dc:date>2022-07-22T18:43:46.184765536</dc:date>
          </office:change-info>
          <table:previous table:id="ct4249">
            <table:change-track-table-cell table:cell-address="Zadanie6.L169" table:formula="of:=SUM([.G2:.G161])" office:value-type="float" office:value="8578"/>
          </table:previous>
        </table:cell-content-change>
        <table:cell-content-change table:id="ct4251">
          <table:cell-address table:column="11" table:row="168" table:table="2"/>
          <office:change-info>
            <dc:creator> </dc:creator>
            <dc:date>2022-07-22T18:43:55.578749487</dc:date>
          </office:change-info>
          <table:previous table:id="ct4250">
            <table:change-track-table-cell table:cell-address="Zadanie6.L169" table:formula="of:=SUM([.G2:.G156])" office:value-type="float" office:value="8488"/>
          </table:previous>
        </table:cell-content-change>
        <table:cell-content-change table:id="ct4252">
          <table:cell-address table:column="12" table:row="168" table:table="2"/>
          <office:change-info>
            <dc:creator> </dc:creator>
            <dc:date>2022-07-22T18:44:11.703135324</dc:date>
          </office:change-info>
          <table:previous>
            <table:change-track-table-cell/>
          </table:previous>
        </table:cell-content-change>
        <table:cell-content-change table:id="ct4253">
          <table:cell-address table:column="11" table:row="168" table:table="2"/>
          <office:change-info>
            <dc:creator> </dc:creator>
            <dc:date>2022-07-22T18:44:15.740998907</dc:date>
          </office:change-info>
          <table:previous table:id="ct4251">
            <table:change-track-table-cell table:cell-address="Zadanie6.L169" table:formula="of:=SUM([.G2:.G155])" office:value-type="float" office:value="8470"/>
          </table:previous>
        </table:cell-content-change>
        <table:cell-content-change table:id="ct4254">
          <table:cell-address table:column="9" table:row="168" table:table="2"/>
          <office:change-info>
            <dc:creator> </dc:creator>
            <dc:date>2022-07-22T18:44:35.936682324</dc:date>
          </office:change-info>
          <table:previous table:id="ct3762">
            <table:change-track-table-cell table:cell-address="Zadanie6.J169" table:formula="of:=SUM([.J8:.J161])" office:value-type="float" office:value="8360"/>
          </table:previous>
        </table:cell-content-change>
        <table:cell-content-change table:id="ct4255">
          <table:cell-address table:column="5" table:row="1" table:table="2"/>
          <office:change-info>
            <dc:creator> </dc:creator>
            <dc:date>2022-07-22T18:45:03.725502211</dc:date>
          </office:change-info>
          <table:previous table:id="ct4087">
            <table:change-track-table-cell table:cell-address="Zadanie6.F2" table:formula="of:=([.E2]*[.D2])*(5/3)" office:value-type="float" office:value="500"/>
          </table:previous>
        </table:cell-content-change>
        <table:cell-content-change table:id="ct4256">
          <table:cell-address table:column="5" table:row="2" table:table="2"/>
          <office:change-info>
            <dc:creator> </dc:creator>
            <dc:date>2022-07-22T18:45:13.652440663</dc:date>
          </office:change-info>
          <table:previous table:id="ct4088">
            <table:change-track-table-cell table:cell-address="Zadanie6.F3" table:formula="of:=([.E3]*[.D3])*(5/3)" office:value-type="float" office:value="500"/>
          </table:previous>
        </table:cell-content-change>
        <table:cell-content-change table:id="ct4257">
          <table:cell-address table:column="5" table:row="3" table:table="2"/>
          <office:change-info>
            <dc:creator> </dc:creator>
            <dc:date>2022-07-22T18:45:13.652531403</dc:date>
          </office:change-info>
          <table:previous table:id="ct4089">
            <table:change-track-table-cell table:cell-address="Zadanie6.F4" table:formula="of:=([.E4]*[.D4])*(5/3)" office:value-type="float" office:value="500"/>
          </table:previous>
        </table:cell-content-change>
        <table:cell-content-change table:id="ct4258">
          <table:cell-address table:column="5" table:row="4" table:table="2"/>
          <office:change-info>
            <dc:creator> </dc:creator>
            <dc:date>2022-07-22T18:45:13.652574144</dc:date>
          </office:change-info>
          <table:previous table:id="ct4090">
            <table:change-track-table-cell table:cell-address="Zadanie6.F5" table:formula="of:=([.E5]*[.D5])*(5/3)" office:value-type="float" office:value="500"/>
          </table:previous>
        </table:cell-content-change>
        <table:cell-content-change table:id="ct4259">
          <table:cell-address table:column="5" table:row="5" table:table="2"/>
          <office:change-info>
            <dc:creator> </dc:creator>
            <dc:date>2022-07-22T18:45:13.652619112</dc:date>
          </office:change-info>
          <table:previous table:id="ct4091">
            <table:change-track-table-cell table:cell-address="Zadanie6.F6" table:formula="of:=([.E6]*[.D6])*(5/3)" office:value-type="float" office:value="500"/>
          </table:previous>
        </table:cell-content-change>
        <table:cell-content-change table:id="ct4260">
          <table:cell-address table:column="5" table:row="6" table:table="2"/>
          <office:change-info>
            <dc:creator> </dc:creator>
            <dc:date>2022-07-22T18:45:13.652659561</dc:date>
          </office:change-info>
          <table:previous table:id="ct4092">
            <table:change-track-table-cell table:cell-address="Zadanie6.F7" table:formula="of:=([.E7]*[.D7])*(5/3)" office:value-type="float" office:value="500"/>
          </table:previous>
        </table:cell-content-change>
        <table:cell-content-change table:id="ct4261">
          <table:cell-address table:column="5" table:row="7" table:table="2"/>
          <office:change-info>
            <dc:creator> </dc:creator>
            <dc:date>2022-07-22T18:45:13.652704456</dc:date>
          </office:change-info>
          <table:previous table:id="ct4093">
            <table:change-track-table-cell table:cell-address="Zadanie6.F8" table:formula="of:=([.E8]*[.D8])*(5/3)" office:value-type="float" office:value="500"/>
          </table:previous>
        </table:cell-content-change>
        <table:cell-content-change table:id="ct4262">
          <table:cell-address table:column="5" table:row="8" table:table="2"/>
          <office:change-info>
            <dc:creator> </dc:creator>
            <dc:date>2022-07-22T18:45:13.652751342</dc:date>
          </office:change-info>
          <table:previous table:id="ct4094">
            <table:change-track-table-cell table:cell-address="Zadanie6.F9" table:formula="of:=([.E9]*[.D9])*(5/3)" office:value-type="float" office:value="520"/>
          </table:previous>
        </table:cell-content-change>
        <table:cell-content-change table:id="ct4263">
          <table:cell-address table:column="5" table:row="9" table:table="2"/>
          <office:change-info>
            <dc:creator> </dc:creator>
            <dc:date>2022-07-22T18:45:13.652799916</dc:date>
          </office:change-info>
          <table:previous table:id="ct4095">
            <table:change-track-table-cell table:cell-address="Zadanie6.F10" table:formula="of:=([.E10]*[.D10])*(5/3)" office:value-type="float" office:value="520"/>
          </table:previous>
        </table:cell-content-change>
        <table:cell-content-change table:id="ct4264">
          <table:cell-address table:column="5" table:row="10" table:table="2"/>
          <office:change-info>
            <dc:creator> </dc:creator>
            <dc:date>2022-07-22T18:45:13.652852123</dc:date>
          </office:change-info>
          <table:previous table:id="ct4096">
            <table:change-track-table-cell table:cell-address="Zadanie6.F11" table:formula="of:=([.E11]*[.D11])*(5/3)" office:value-type="float" office:value="520"/>
          </table:previous>
        </table:cell-content-change>
        <table:cell-content-change table:id="ct4265">
          <table:cell-address table:column="5" table:row="11" table:table="2"/>
          <office:change-info>
            <dc:creator> </dc:creator>
            <dc:date>2022-07-22T18:45:13.652895888</dc:date>
          </office:change-info>
          <table:previous table:id="ct4097">
            <table:change-track-table-cell table:cell-address="Zadanie6.F12" table:formula="of:=([.E12]*[.D12])*(5/3)" office:value-type="float" office:value="520"/>
          </table:previous>
        </table:cell-content-change>
        <table:cell-content-change table:id="ct4266">
          <table:cell-address table:column="5" table:row="12" table:table="2"/>
          <office:change-info>
            <dc:creator> </dc:creator>
            <dc:date>2022-07-22T18:45:13.652939510</dc:date>
          </office:change-info>
          <table:previous table:id="ct4098">
            <table:change-track-table-cell table:cell-address="Zadanie6.F13" table:formula="of:=([.E13]*[.D13])*(5/3)" office:value-type="float" office:value="520"/>
          </table:previous>
        </table:cell-content-change>
        <table:cell-content-change table:id="ct4267">
          <table:cell-address table:column="5" table:row="13" table:table="2"/>
          <office:change-info>
            <dc:creator> </dc:creator>
            <dc:date>2022-07-22T18:45:13.652985533</dc:date>
          </office:change-info>
          <table:previous table:id="ct4099">
            <table:change-track-table-cell table:cell-address="Zadanie6.F14" table:formula="of:=([.E14]*[.D14])*(5/3)" office:value-type="float" office:value="520"/>
          </table:previous>
        </table:cell-content-change>
        <table:cell-content-change table:id="ct4268">
          <table:cell-address table:column="5" table:row="14" table:table="2"/>
          <office:change-info>
            <dc:creator> </dc:creator>
            <dc:date>2022-07-22T18:45:13.653028437</dc:date>
          </office:change-info>
          <table:previous table:id="ct4100">
            <table:change-track-table-cell table:cell-address="Zadanie6.F15" table:formula="of:=([.E15]*[.D15])*(5/3)" office:value-type="float" office:value="520"/>
          </table:previous>
        </table:cell-content-change>
        <table:cell-content-change table:id="ct4269">
          <table:cell-address table:column="5" table:row="15" table:table="2"/>
          <office:change-info>
            <dc:creator> </dc:creator>
            <dc:date>2022-07-22T18:45:13.653072218</dc:date>
          </office:change-info>
          <table:previous table:id="ct4101">
            <table:change-track-table-cell table:cell-address="Zadanie6.F16" table:formula="of:=([.E16]*[.D16])*(5/3)" office:value-type="float" office:value="540"/>
          </table:previous>
        </table:cell-content-change>
        <table:cell-content-change table:id="ct4270">
          <table:cell-address table:column="5" table:row="16" table:table="2"/>
          <office:change-info>
            <dc:creator> </dc:creator>
            <dc:date>2022-07-22T18:45:13.653117347</dc:date>
          </office:change-info>
          <table:previous table:id="ct4102">
            <table:change-track-table-cell table:cell-address="Zadanie6.F17" table:formula="of:=([.E17]*[.D17])*(5/3)" office:value-type="float" office:value="540"/>
          </table:previous>
        </table:cell-content-change>
        <table:cell-content-change table:id="ct4271">
          <table:cell-address table:column="5" table:row="17" table:table="2"/>
          <office:change-info>
            <dc:creator> </dc:creator>
            <dc:date>2022-07-22T18:45:13.653162872</dc:date>
          </office:change-info>
          <table:previous table:id="ct4103">
            <table:change-track-table-cell table:cell-address="Zadanie6.F18" table:formula="of:=([.E18]*[.D18])*(5/3)" office:value-type="float" office:value="540"/>
          </table:previous>
        </table:cell-content-change>
        <table:cell-content-change table:id="ct4272">
          <table:cell-address table:column="5" table:row="18" table:table="2"/>
          <office:change-info>
            <dc:creator> </dc:creator>
            <dc:date>2022-07-22T18:45:13.653207718</dc:date>
          </office:change-info>
          <table:previous table:id="ct4104">
            <table:change-track-table-cell table:cell-address="Zadanie6.F19" table:formula="of:=([.E19]*[.D19])*(5/3)" office:value-type="float" office:value="540"/>
          </table:previous>
        </table:cell-content-change>
        <table:cell-content-change table:id="ct4273">
          <table:cell-address table:column="5" table:row="19" table:table="2"/>
          <office:change-info>
            <dc:creator> </dc:creator>
            <dc:date>2022-07-22T18:45:13.653251415</dc:date>
          </office:change-info>
          <table:previous table:id="ct4105">
            <table:change-track-table-cell table:cell-address="Zadanie6.F20" table:formula="of:=([.E20]*[.D20])*(5/3)" office:value-type="float" office:value="540"/>
          </table:previous>
        </table:cell-content-change>
        <table:cell-content-change table:id="ct4274">
          <table:cell-address table:column="5" table:row="20" table:table="2"/>
          <office:change-info>
            <dc:creator> </dc:creator>
            <dc:date>2022-07-22T18:45:13.653297199</dc:date>
          </office:change-info>
          <table:previous table:id="ct4106">
            <table:change-track-table-cell table:cell-address="Zadanie6.F21" table:formula="of:=([.E21]*[.D21])*(5/3)" office:value-type="float" office:value="540"/>
          </table:previous>
        </table:cell-content-change>
        <table:cell-content-change table:id="ct4275">
          <table:cell-address table:column="5" table:row="21" table:table="2"/>
          <office:change-info>
            <dc:creator> </dc:creator>
            <dc:date>2022-07-22T18:45:13.653346114</dc:date>
          </office:change-info>
          <table:previous table:id="ct4107">
            <table:change-track-table-cell table:cell-address="Zadanie6.F22" table:formula="of:=([.E22]*[.D22])*(5/3)" office:value-type="float" office:value="540"/>
          </table:previous>
        </table:cell-content-change>
        <table:cell-content-change table:id="ct4276">
          <table:cell-address table:column="5" table:row="22" table:table="2"/>
          <office:change-info>
            <dc:creator> </dc:creator>
            <dc:date>2022-07-22T18:45:13.653388445</dc:date>
          </office:change-info>
          <table:previous table:id="ct4108">
            <table:change-track-table-cell table:cell-address="Zadanie6.F23" table:formula="of:=([.E23]*[.D23])*(5/3)" office:value-type="float" office:value="560"/>
          </table:previous>
        </table:cell-content-change>
        <table:cell-content-change table:id="ct4277">
          <table:cell-address table:column="5" table:row="23" table:table="2"/>
          <office:change-info>
            <dc:creator> </dc:creator>
            <dc:date>2022-07-22T18:45:13.653431061</dc:date>
          </office:change-info>
          <table:previous table:id="ct4109">
            <table:change-track-table-cell table:cell-address="Zadanie6.F24" table:formula="of:=([.E24]*[.D24])*(5/3)" office:value-type="float" office:value="560"/>
          </table:previous>
        </table:cell-content-change>
        <table:cell-content-change table:id="ct4278">
          <table:cell-address table:column="5" table:row="24" table:table="2"/>
          <office:change-info>
            <dc:creator> </dc:creator>
            <dc:date>2022-07-22T18:45:13.653473366</dc:date>
          </office:change-info>
          <table:previous table:id="ct4110">
            <table:change-track-table-cell table:cell-address="Zadanie6.F25" table:formula="of:=([.E25]*[.D25])*(5/3)" office:value-type="float" office:value="560"/>
          </table:previous>
        </table:cell-content-change>
        <table:cell-content-change table:id="ct4279">
          <table:cell-address table:column="5" table:row="25" table:table="2"/>
          <office:change-info>
            <dc:creator> </dc:creator>
            <dc:date>2022-07-22T18:45:13.653515707</dc:date>
          </office:change-info>
          <table:previous table:id="ct4111">
            <table:change-track-table-cell table:cell-address="Zadanie6.F26" table:formula="of:=([.E26]*[.D26])*(5/3)" office:value-type="float" office:value="560"/>
          </table:previous>
        </table:cell-content-change>
        <table:cell-content-change table:id="ct4280">
          <table:cell-address table:column="5" table:row="26" table:table="2"/>
          <office:change-info>
            <dc:creator> </dc:creator>
            <dc:date>2022-07-22T18:45:13.653558072</dc:date>
          </office:change-info>
          <table:previous table:id="ct4112">
            <table:change-track-table-cell table:cell-address="Zadanie6.F27" table:formula="of:=([.E27]*[.D27])*(5/3)" office:value-type="float" office:value="560"/>
          </table:previous>
        </table:cell-content-change>
        <table:cell-content-change table:id="ct4281">
          <table:cell-address table:column="5" table:row="27" table:table="2"/>
          <office:change-info>
            <dc:creator> </dc:creator>
            <dc:date>2022-07-22T18:45:13.653615166</dc:date>
          </office:change-info>
          <table:previous table:id="ct4113">
            <table:change-track-table-cell table:cell-address="Zadanie6.F28" table:formula="of:=([.E28]*[.D28])*(5/3)" office:value-type="float" office:value="560"/>
          </table:previous>
        </table:cell-content-change>
        <table:cell-content-change table:id="ct4282">
          <table:cell-address table:column="5" table:row="28" table:table="2"/>
          <office:change-info>
            <dc:creator> </dc:creator>
            <dc:date>2022-07-22T18:45:13.653658110</dc:date>
          </office:change-info>
          <table:previous table:id="ct4114">
            <table:change-track-table-cell table:cell-address="Zadanie6.F29" table:formula="of:=([.E29]*[.D29])*(5/3)" office:value-type="float" office:value="560"/>
          </table:previous>
        </table:cell-content-change>
        <table:cell-content-change table:id="ct4283">
          <table:cell-address table:column="5" table:row="29" table:table="2"/>
          <office:change-info>
            <dc:creator> </dc:creator>
            <dc:date>2022-07-22T18:45:13.653987130</dc:date>
          </office:change-info>
          <table:previous table:id="ct4115">
            <table:change-track-table-cell table:cell-address="Zadanie6.F30" table:formula="of:=([.E30]*[.D30])*(5/3)" office:value-type="float" office:value="580"/>
          </table:previous>
        </table:cell-content-change>
        <table:cell-content-change table:id="ct4284">
          <table:cell-address table:column="5" table:row="30" table:table="2"/>
          <office:change-info>
            <dc:creator> </dc:creator>
            <dc:date>2022-07-22T18:45:13.654109113</dc:date>
          </office:change-info>
          <table:previous table:id="ct4116">
            <table:change-track-table-cell table:cell-address="Zadanie6.F31" table:formula="of:=([.E31]*[.D31])*(5/3)" office:value-type="float" office:value="580"/>
          </table:previous>
        </table:cell-content-change>
        <table:cell-content-change table:id="ct4285">
          <table:cell-address table:column="5" table:row="31" table:table="2"/>
          <office:change-info>
            <dc:creator> </dc:creator>
            <dc:date>2022-07-22T18:45:13.654157129</dc:date>
          </office:change-info>
          <table:previous table:id="ct4117">
            <table:change-track-table-cell table:cell-address="Zadanie6.F32" table:formula="of:=([.E32]*[.D32])*(5/3)" office:value-type="float" office:value="580"/>
          </table:previous>
        </table:cell-content-change>
        <table:cell-content-change table:id="ct4286">
          <table:cell-address table:column="5" table:row="32" table:table="2"/>
          <office:change-info>
            <dc:creator> </dc:creator>
            <dc:date>2022-07-22T18:45:13.654199531</dc:date>
          </office:change-info>
          <table:previous table:id="ct4118">
            <table:change-track-table-cell table:cell-address="Zadanie6.F33" table:formula="of:=([.E33]*[.D33])*(5/3)" office:value-type="float" office:value="580"/>
          </table:previous>
        </table:cell-content-change>
        <table:cell-content-change table:id="ct4287">
          <table:cell-address table:column="5" table:row="33" table:table="2"/>
          <office:change-info>
            <dc:creator> </dc:creator>
            <dc:date>2022-07-22T18:45:13.654242581</dc:date>
          </office:change-info>
          <table:previous table:id="ct4119">
            <table:change-track-table-cell table:cell-address="Zadanie6.F34" table:formula="of:=([.E34]*[.D34])*(5/3)" office:value-type="float" office:value="580"/>
          </table:previous>
        </table:cell-content-change>
        <table:cell-content-change table:id="ct4288">
          <table:cell-address table:column="5" table:row="34" table:table="2"/>
          <office:change-info>
            <dc:creator> </dc:creator>
            <dc:date>2022-07-22T18:45:13.654287027</dc:date>
          </office:change-info>
          <table:previous table:id="ct4120">
            <table:change-track-table-cell table:cell-address="Zadanie6.F35" table:formula="of:=([.E35]*[.D35])*(5/3)" office:value-type="float" office:value="580"/>
          </table:previous>
        </table:cell-content-change>
        <table:cell-content-change table:id="ct4289">
          <table:cell-address table:column="5" table:row="35" table:table="2"/>
          <office:change-info>
            <dc:creator> </dc:creator>
            <dc:date>2022-07-22T18:45:13.654328837</dc:date>
          </office:change-info>
          <table:previous table:id="ct4121">
            <table:change-track-table-cell table:cell-address="Zadanie6.F36" table:formula="of:=([.E36]*[.D36])*(5/3)" office:value-type="float" office:value="580"/>
          </table:previous>
        </table:cell-content-change>
        <table:cell-content-change table:id="ct4290">
          <table:cell-address table:column="5" table:row="36" table:table="2"/>
          <office:change-info>
            <dc:creator> </dc:creator>
            <dc:date>2022-07-22T18:45:13.654369983</dc:date>
          </office:change-info>
          <table:previous table:id="ct4122">
            <table:change-track-table-cell table:cell-address="Zadanie6.F37" table:formula="of:=([.E37]*[.D37])*(5/3)" office:value-type="float" office:value="600"/>
          </table:previous>
        </table:cell-content-change>
        <table:cell-content-change table:id="ct4291">
          <table:cell-address table:column="5" table:row="37" table:table="2"/>
          <office:change-info>
            <dc:creator> </dc:creator>
            <dc:date>2022-07-22T18:45:13.654410790</dc:date>
          </office:change-info>
          <table:previous table:id="ct4123">
            <table:change-track-table-cell table:cell-address="Zadanie6.F38" table:formula="of:=([.E38]*[.D38])*(5/3)" office:value-type="float" office:value="600"/>
          </table:previous>
        </table:cell-content-change>
        <table:cell-content-change table:id="ct4292">
          <table:cell-address table:column="5" table:row="38" table:table="2"/>
          <office:change-info>
            <dc:creator> </dc:creator>
            <dc:date>2022-07-22T18:45:13.654452236</dc:date>
          </office:change-info>
          <table:previous table:id="ct4124">
            <table:change-track-table-cell table:cell-address="Zadanie6.F39" table:formula="of:=([.E39]*[.D39])*(5/3)" office:value-type="float" office:value="600"/>
          </table:previous>
        </table:cell-content-change>
        <table:cell-content-change table:id="ct4293">
          <table:cell-address table:column="5" table:row="39" table:table="2"/>
          <office:change-info>
            <dc:creator> </dc:creator>
            <dc:date>2022-07-22T18:45:13.654494010</dc:date>
          </office:change-info>
          <table:previous table:id="ct4125">
            <table:change-track-table-cell table:cell-address="Zadanie6.F40" table:formula="of:=([.E40]*[.D40])*(5/3)" office:value-type="float" office:value="600"/>
          </table:previous>
        </table:cell-content-change>
        <table:cell-content-change table:id="ct4294">
          <table:cell-address table:column="5" table:row="40" table:table="2"/>
          <office:change-info>
            <dc:creator> </dc:creator>
            <dc:date>2022-07-22T18:45:13.654534931</dc:date>
          </office:change-info>
          <table:previous table:id="ct4126">
            <table:change-track-table-cell table:cell-address="Zadanie6.F41" table:formula="of:=([.E41]*[.D41])*(5/3)" office:value-type="float" office:value="600"/>
          </table:previous>
        </table:cell-content-change>
        <table:cell-content-change table:id="ct4295">
          <table:cell-address table:column="5" table:row="41" table:table="2"/>
          <office:change-info>
            <dc:creator> </dc:creator>
            <dc:date>2022-07-22T18:45:13.654576384</dc:date>
          </office:change-info>
          <table:previous table:id="ct4127">
            <table:change-track-table-cell table:cell-address="Zadanie6.F42" table:formula="of:=([.E42]*[.D42])*(5/3)" office:value-type="float" office:value="600"/>
          </table:previous>
        </table:cell-content-change>
        <table:cell-content-change table:id="ct4296">
          <table:cell-address table:column="5" table:row="42" table:table="2"/>
          <office:change-info>
            <dc:creator> </dc:creator>
            <dc:date>2022-07-22T18:45:13.654617725</dc:date>
          </office:change-info>
          <table:previous table:id="ct4128">
            <table:change-track-table-cell table:cell-address="Zadanie6.F43" table:formula="of:=([.E43]*[.D43])*(5/3)" office:value-type="float" office:value="600"/>
          </table:previous>
        </table:cell-content-change>
        <table:cell-content-change table:id="ct4297">
          <table:cell-address table:column="5" table:row="43" table:table="2"/>
          <office:change-info>
            <dc:creator> </dc:creator>
            <dc:date>2022-07-22T18:45:13.654659281</dc:date>
          </office:change-info>
          <table:previous table:id="ct4129">
            <table:change-track-table-cell table:cell-address="Zadanie6.F44" table:formula="of:=([.E44]*[.D44])*(5/3)" office:value-type="float" office:value="620"/>
          </table:previous>
        </table:cell-content-change>
        <table:cell-content-change table:id="ct4298">
          <table:cell-address table:column="5" table:row="44" table:table="2"/>
          <office:change-info>
            <dc:creator> </dc:creator>
            <dc:date>2022-07-22T18:45:13.654700296</dc:date>
          </office:change-info>
          <table:previous table:id="ct4130">
            <table:change-track-table-cell table:cell-address="Zadanie6.F45" table:formula="of:=([.E45]*[.D45])*(5/3)" office:value-type="float" office:value="620"/>
          </table:previous>
        </table:cell-content-change>
        <table:cell-content-change table:id="ct4299">
          <table:cell-address table:column="5" table:row="45" table:table="2"/>
          <office:change-info>
            <dc:creator> </dc:creator>
            <dc:date>2022-07-22T18:45:13.654762170</dc:date>
          </office:change-info>
          <table:previous table:id="ct4131">
            <table:change-track-table-cell table:cell-address="Zadanie6.F46" table:formula="of:=([.E46]*[.D46])*(5/3)" office:value-type="float" office:value="620"/>
          </table:previous>
        </table:cell-content-change>
        <table:cell-content-change table:id="ct4300">
          <table:cell-address table:column="5" table:row="46" table:table="2"/>
          <office:change-info>
            <dc:creator> </dc:creator>
            <dc:date>2022-07-22T18:45:13.654829414</dc:date>
          </office:change-info>
          <table:previous table:id="ct4132">
            <table:change-track-table-cell table:cell-address="Zadanie6.F47" table:formula="of:=([.E47]*[.D47])*(5/3)" office:value-type="float" office:value="620"/>
          </table:previous>
        </table:cell-content-change>
        <table:cell-content-change table:id="ct4301">
          <table:cell-address table:column="5" table:row="47" table:table="2"/>
          <office:change-info>
            <dc:creator> </dc:creator>
            <dc:date>2022-07-22T18:45:13.654896459</dc:date>
          </office:change-info>
          <table:previous table:id="ct4133">
            <table:change-track-table-cell table:cell-address="Zadanie6.F48" table:formula="of:=([.E48]*[.D48])*(5/3)" office:value-type="float" office:value="620"/>
          </table:previous>
        </table:cell-content-change>
        <table:cell-content-change table:id="ct4302">
          <table:cell-address table:column="5" table:row="48" table:table="2"/>
          <office:change-info>
            <dc:creator> </dc:creator>
            <dc:date>2022-07-22T18:45:13.654961502</dc:date>
          </office:change-info>
          <table:previous table:id="ct4134">
            <table:change-track-table-cell table:cell-address="Zadanie6.F49" table:formula="of:=([.E49]*[.D49])*(5/3)" office:value-type="float" office:value="620"/>
          </table:previous>
        </table:cell-content-change>
        <table:cell-content-change table:id="ct4303">
          <table:cell-address table:column="5" table:row="49" table:table="2"/>
          <office:change-info>
            <dc:creator> </dc:creator>
            <dc:date>2022-07-22T18:45:13.655031947</dc:date>
          </office:change-info>
          <table:previous table:id="ct4135">
            <table:change-track-table-cell table:cell-address="Zadanie6.F50" table:formula="of:=([.E50]*[.D50])*(5/3)" office:value-type="float" office:value="620"/>
          </table:previous>
        </table:cell-content-change>
        <table:cell-content-change table:id="ct4304">
          <table:cell-address table:column="5" table:row="50" table:table="2"/>
          <office:change-info>
            <dc:creator> </dc:creator>
            <dc:date>2022-07-22T18:45:13.655101681</dc:date>
          </office:change-info>
          <table:previous table:id="ct4136">
            <table:change-track-table-cell table:cell-address="Zadanie6.F51" table:formula="of:=([.E51]*[.D51])*(5/3)" office:value-type="float" office:value="640"/>
          </table:previous>
        </table:cell-content-change>
        <table:cell-content-change table:id="ct4305">
          <table:cell-address table:column="5" table:row="51" table:table="2"/>
          <office:change-info>
            <dc:creator> </dc:creator>
            <dc:date>2022-07-22T18:45:13.655146867</dc:date>
          </office:change-info>
          <table:previous table:id="ct4137">
            <table:change-track-table-cell table:cell-address="Zadanie6.F52" table:formula="of:=([.E52]*[.D52])*(5/3)" office:value-type="float" office:value="640"/>
          </table:previous>
        </table:cell-content-change>
        <table:cell-content-change table:id="ct4306">
          <table:cell-address table:column="5" table:row="52" table:table="2"/>
          <office:change-info>
            <dc:creator> </dc:creator>
            <dc:date>2022-07-22T18:45:13.655188271</dc:date>
          </office:change-info>
          <table:previous table:id="ct4138">
            <table:change-track-table-cell table:cell-address="Zadanie6.F53" table:formula="of:=([.E53]*[.D53])*(5/3)" office:value-type="float" office:value="640"/>
          </table:previous>
        </table:cell-content-change>
        <table:cell-content-change table:id="ct4307">
          <table:cell-address table:column="5" table:row="53" table:table="2"/>
          <office:change-info>
            <dc:creator> </dc:creator>
            <dc:date>2022-07-22T18:45:13.655230239</dc:date>
          </office:change-info>
          <table:previous table:id="ct4139">
            <table:change-track-table-cell table:cell-address="Zadanie6.F54" table:formula="of:=([.E54]*[.D54])*(5/3)" office:value-type="float" office:value="640"/>
          </table:previous>
        </table:cell-content-change>
        <table:cell-content-change table:id="ct4308">
          <table:cell-address table:column="5" table:row="54" table:table="2"/>
          <office:change-info>
            <dc:creator> </dc:creator>
            <dc:date>2022-07-22T18:45:13.655273550</dc:date>
          </office:change-info>
          <table:previous table:id="ct4140">
            <table:change-track-table-cell table:cell-address="Zadanie6.F55" table:formula="of:=([.E55]*[.D55])*(5/3)" office:value-type="float" office:value="640"/>
          </table:previous>
        </table:cell-content-change>
        <table:cell-content-change table:id="ct4309">
          <table:cell-address table:column="5" table:row="55" table:table="2"/>
          <office:change-info>
            <dc:creator> </dc:creator>
            <dc:date>2022-07-22T18:45:13.655316764</dc:date>
          </office:change-info>
          <table:previous table:id="ct4141">
            <table:change-track-table-cell table:cell-address="Zadanie6.F56" table:formula="of:=([.E56]*[.D56])*(5/3)" office:value-type="float" office:value="640"/>
          </table:previous>
        </table:cell-content-change>
        <table:cell-content-change table:id="ct4310">
          <table:cell-address table:column="5" table:row="56" table:table="2"/>
          <office:change-info>
            <dc:creator> </dc:creator>
            <dc:date>2022-07-22T18:45:13.655356855</dc:date>
          </office:change-info>
          <table:previous table:id="ct4142">
            <table:change-track-table-cell table:cell-address="Zadanie6.F57" table:formula="of:=([.E57]*[.D57])*(5/3)" office:value-type="float" office:value="640"/>
          </table:previous>
        </table:cell-content-change>
        <table:cell-content-change table:id="ct4311">
          <table:cell-address table:column="5" table:row="57" table:table="2"/>
          <office:change-info>
            <dc:creator> </dc:creator>
            <dc:date>2022-07-22T18:45:13.655397035</dc:date>
          </office:change-info>
          <table:previous table:id="ct4143">
            <table:change-track-table-cell table:cell-address="Zadanie6.F58" table:formula="of:=([.E58]*[.D58])*(5/3)" office:value-type="float" office:value="670"/>
          </table:previous>
        </table:cell-content-change>
        <table:cell-content-change table:id="ct4312">
          <table:cell-address table:column="5" table:row="58" table:table="2"/>
          <office:change-info>
            <dc:creator> </dc:creator>
            <dc:date>2022-07-22T18:45:13.655436411</dc:date>
          </office:change-info>
          <table:previous table:id="ct4144">
            <table:change-track-table-cell table:cell-address="Zadanie6.F59" table:formula="of:=([.E59]*[.D59])*(5/3)" office:value-type="float" office:value="670"/>
          </table:previous>
        </table:cell-content-change>
        <table:cell-content-change table:id="ct4313">
          <table:cell-address table:column="5" table:row="59" table:table="2"/>
          <office:change-info>
            <dc:creator> </dc:creator>
            <dc:date>2022-07-22T18:45:13.655475962</dc:date>
          </office:change-info>
          <table:previous table:id="ct4145">
            <table:change-track-table-cell table:cell-address="Zadanie6.F60" table:formula="of:=([.E60]*[.D60])*(5/3)" office:value-type="float" office:value="670"/>
          </table:previous>
        </table:cell-content-change>
        <table:cell-content-change table:id="ct4314">
          <table:cell-address table:column="5" table:row="60" table:table="2"/>
          <office:change-info>
            <dc:creator> </dc:creator>
            <dc:date>2022-07-22T18:45:13.655516946</dc:date>
          </office:change-info>
          <table:previous table:id="ct4146">
            <table:change-track-table-cell table:cell-address="Zadanie6.F61" table:formula="of:=([.E61]*[.D61])*(5/3)" office:value-type="float" office:value="670"/>
          </table:previous>
        </table:cell-content-change>
        <table:cell-content-change table:id="ct4315">
          <table:cell-address table:column="5" table:row="61" table:table="2"/>
          <office:change-info>
            <dc:creator> </dc:creator>
            <dc:date>2022-07-22T18:45:13.655556738</dc:date>
          </office:change-info>
          <table:previous table:id="ct4147">
            <table:change-track-table-cell table:cell-address="Zadanie6.F62" table:formula="of:=([.E62]*[.D62])*(5/3)" office:value-type="float" office:value="670"/>
          </table:previous>
        </table:cell-content-change>
        <table:cell-content-change table:id="ct4316">
          <table:cell-address table:column="5" table:row="62" table:table="2"/>
          <office:change-info>
            <dc:creator> </dc:creator>
            <dc:date>2022-07-22T18:45:13.655596879</dc:date>
          </office:change-info>
          <table:previous table:id="ct4148">
            <table:change-track-table-cell table:cell-address="Zadanie6.F63" table:formula="of:=([.E63]*[.D63])*(5/3)" office:value-type="float" office:value="670"/>
          </table:previous>
        </table:cell-content-change>
        <table:cell-content-change table:id="ct4317">
          <table:cell-address table:column="5" table:row="63" table:table="2"/>
          <office:change-info>
            <dc:creator> </dc:creator>
            <dc:date>2022-07-22T18:45:13.655636744</dc:date>
          </office:change-info>
          <table:previous table:id="ct4149">
            <table:change-track-table-cell table:cell-address="Zadanie6.F64" table:formula="of:=([.E64]*[.D64])*(5/3)" office:value-type="float" office:value="670"/>
          </table:previous>
        </table:cell-content-change>
        <table:cell-content-change table:id="ct4318">
          <table:cell-address table:column="5" table:row="64" table:table="2"/>
          <office:change-info>
            <dc:creator> </dc:creator>
            <dc:date>2022-07-22T18:45:13.655677950</dc:date>
          </office:change-info>
          <table:previous table:id="ct4150">
            <table:change-track-table-cell table:cell-address="Zadanie6.F65" table:formula="of:=([.E65]*[.D65])*(5/3)" office:value-type="float" office:value="600"/>
          </table:previous>
        </table:cell-content-change>
        <table:cell-content-change table:id="ct4319">
          <table:cell-address table:column="5" table:row="65" table:table="2"/>
          <office:change-info>
            <dc:creator> </dc:creator>
            <dc:date>2022-07-22T18:45:13.655723697</dc:date>
          </office:change-info>
          <table:previous table:id="ct4151">
            <table:change-track-table-cell table:cell-address="Zadanie6.F66" table:formula="of:=([.E66]*[.D66])*(5/3)" office:value-type="float" office:value="600"/>
          </table:previous>
        </table:cell-content-change>
        <table:cell-content-change table:id="ct4320">
          <table:cell-address table:column="5" table:row="66" table:table="2"/>
          <office:change-info>
            <dc:creator> </dc:creator>
            <dc:date>2022-07-22T18:45:13.655806419</dc:date>
          </office:change-info>
          <table:previous table:id="ct4152">
            <table:change-track-table-cell table:cell-address="Zadanie6.F67" table:formula="of:=([.E67]*[.D67])*(5/3)" office:value-type="float" office:value="600"/>
          </table:previous>
        </table:cell-content-change>
        <table:cell-content-change table:id="ct4321">
          <table:cell-address table:column="5" table:row="67" table:table="2"/>
          <office:change-info>
            <dc:creator> </dc:creator>
            <dc:date>2022-07-22T18:45:13.655880531</dc:date>
          </office:change-info>
          <table:previous table:id="ct4153">
            <table:change-track-table-cell table:cell-address="Zadanie6.F68" table:formula="of:=([.E68]*[.D68])*(5/3)" office:value-type="float" office:value="600"/>
          </table:previous>
        </table:cell-content-change>
        <table:cell-content-change table:id="ct4322">
          <table:cell-address table:column="5" table:row="68" table:table="2"/>
          <office:change-info>
            <dc:creator> </dc:creator>
            <dc:date>2022-07-22T18:45:13.655955329</dc:date>
          </office:change-info>
          <table:previous table:id="ct4154">
            <table:change-track-table-cell table:cell-address="Zadanie6.F69" table:formula="of:=([.E69]*[.D69])*(5/3)" office:value-type="float" office:value="600"/>
          </table:previous>
        </table:cell-content-change>
        <table:cell-content-change table:id="ct4323">
          <table:cell-address table:column="5" table:row="69" table:table="2"/>
          <office:change-info>
            <dc:creator> </dc:creator>
            <dc:date>2022-07-22T18:45:13.656000407</dc:date>
          </office:change-info>
          <table:previous table:id="ct4155">
            <table:change-track-table-cell table:cell-address="Zadanie6.F70" table:formula="of:=([.E70]*[.D70])*(5/3)" office:value-type="float" office:value="600"/>
          </table:previous>
        </table:cell-content-change>
        <table:cell-content-change table:id="ct4324">
          <table:cell-address table:column="5" table:row="70" table:table="2"/>
          <office:change-info>
            <dc:creator> </dc:creator>
            <dc:date>2022-07-22T18:45:13.656040759</dc:date>
          </office:change-info>
          <table:previous table:id="ct4156">
            <table:change-track-table-cell table:cell-address="Zadanie6.F71" table:formula="of:=([.E71]*[.D71])*(5/3)" office:value-type="float" office:value="600"/>
          </table:previous>
        </table:cell-content-change>
        <table:cell-content-change table:id="ct4325">
          <table:cell-address table:column="5" table:row="71" table:table="2"/>
          <office:change-info>
            <dc:creator> </dc:creator>
            <dc:date>2022-07-22T18:45:13.656369367</dc:date>
          </office:change-info>
          <table:previous table:id="ct4157">
            <table:change-track-table-cell table:cell-address="Zadanie6.F72" table:formula="of:=([.E72]*[.D72])*(5/3)" office:value-type="float" office:value="540"/>
          </table:previous>
        </table:cell-content-change>
        <table:cell-content-change table:id="ct4326">
          <table:cell-address table:column="5" table:row="72" table:table="2"/>
          <office:change-info>
            <dc:creator> </dc:creator>
            <dc:date>2022-07-22T18:45:13.656427633</dc:date>
          </office:change-info>
          <table:previous table:id="ct4158">
            <table:change-track-table-cell table:cell-address="Zadanie6.F73" table:formula="of:=([.E73]*[.D73])*(5/3)" office:value-type="float" office:value="540"/>
          </table:previous>
        </table:cell-content-change>
        <table:cell-content-change table:id="ct4327">
          <table:cell-address table:column="5" table:row="73" table:table="2"/>
          <office:change-info>
            <dc:creator> </dc:creator>
            <dc:date>2022-07-22T18:45:13.656469800</dc:date>
          </office:change-info>
          <table:previous table:id="ct4159">
            <table:change-track-table-cell table:cell-address="Zadanie6.F74" table:formula="of:=([.E74]*[.D74])*(5/3)" office:value-type="float" office:value="540"/>
          </table:previous>
        </table:cell-content-change>
        <table:cell-content-change table:id="ct4328">
          <table:cell-address table:column="5" table:row="74" table:table="2"/>
          <office:change-info>
            <dc:creator> </dc:creator>
            <dc:date>2022-07-22T18:45:13.656509633</dc:date>
          </office:change-info>
          <table:previous table:id="ct4160">
            <table:change-track-table-cell table:cell-address="Zadanie6.F75" table:formula="of:=([.E75]*[.D75])*(5/3)" office:value-type="float" office:value="540"/>
          </table:previous>
        </table:cell-content-change>
        <table:cell-content-change table:id="ct4329">
          <table:cell-address table:column="5" table:row="75" table:table="2"/>
          <office:change-info>
            <dc:creator> </dc:creator>
            <dc:date>2022-07-22T18:45:13.656549037</dc:date>
          </office:change-info>
          <table:previous table:id="ct4161">
            <table:change-track-table-cell table:cell-address="Zadanie6.F76" table:formula="of:=([.E76]*[.D76])*(5/3)" office:value-type="float" office:value="540"/>
          </table:previous>
        </table:cell-content-change>
        <table:cell-content-change table:id="ct4330">
          <table:cell-address table:column="5" table:row="76" table:table="2"/>
          <office:change-info>
            <dc:creator> </dc:creator>
            <dc:date>2022-07-22T18:45:13.656588701</dc:date>
          </office:change-info>
          <table:previous table:id="ct4162">
            <table:change-track-table-cell table:cell-address="Zadanie6.F77" table:formula="of:=([.E77]*[.D77])*(5/3)" office:value-type="float" office:value="540"/>
          </table:previous>
        </table:cell-content-change>
        <table:cell-content-change table:id="ct4331">
          <table:cell-address table:column="5" table:row="77" table:table="2"/>
          <office:change-info>
            <dc:creator> </dc:creator>
            <dc:date>2022-07-22T18:45:13.656629780</dc:date>
          </office:change-info>
          <table:previous table:id="ct4163">
            <table:change-track-table-cell table:cell-address="Zadanie6.F78" table:formula="of:=([.E78]*[.D78])*(5/3)" office:value-type="float" office:value="540"/>
          </table:previous>
        </table:cell-content-change>
        <table:cell-content-change table:id="ct4332">
          <table:cell-address table:column="5" table:row="78" table:table="2"/>
          <office:change-info>
            <dc:creator> </dc:creator>
            <dc:date>2022-07-22T18:45:13.656669012</dc:date>
          </office:change-info>
          <table:previous table:id="ct4164">
            <table:change-track-table-cell table:cell-address="Zadanie6.F79" table:formula="of:=([.E79]*[.D79])*(5/3)" office:value-type="float" office:value="490"/>
          </table:previous>
        </table:cell-content-change>
        <table:cell-content-change table:id="ct4333">
          <table:cell-address table:column="5" table:row="79" table:table="2"/>
          <office:change-info>
            <dc:creator> </dc:creator>
            <dc:date>2022-07-22T18:45:13.656710226</dc:date>
          </office:change-info>
          <table:previous table:id="ct4165">
            <table:change-track-table-cell table:cell-address="Zadanie6.F80" table:formula="of:=([.E80]*[.D80])*(5/3)" office:value-type="float" office:value="490"/>
          </table:previous>
        </table:cell-content-change>
        <table:cell-content-change table:id="ct4334">
          <table:cell-address table:column="5" table:row="80" table:table="2"/>
          <office:change-info>
            <dc:creator> </dc:creator>
            <dc:date>2022-07-22T18:45:13.656749771</dc:date>
          </office:change-info>
          <table:previous table:id="ct4166">
            <table:change-track-table-cell table:cell-address="Zadanie6.F81" table:formula="of:=([.E81]*[.D81])*(5/3)" office:value-type="float" office:value="490"/>
          </table:previous>
        </table:cell-content-change>
        <table:cell-content-change table:id="ct4335">
          <table:cell-address table:column="5" table:row="81" table:table="2"/>
          <office:change-info>
            <dc:creator> </dc:creator>
            <dc:date>2022-07-22T18:45:13.656790632</dc:date>
          </office:change-info>
          <table:previous table:id="ct4167">
            <table:change-track-table-cell table:cell-address="Zadanie6.F82" table:formula="of:=([.E82]*[.D82])*(5/3)" office:value-type="float" office:value="490"/>
          </table:previous>
        </table:cell-content-change>
        <table:cell-content-change table:id="ct4336">
          <table:cell-address table:column="5" table:row="82" table:table="2"/>
          <office:change-info>
            <dc:creator> </dc:creator>
            <dc:date>2022-07-22T18:45:13.656830010</dc:date>
          </office:change-info>
          <table:previous table:id="ct4168">
            <table:change-track-table-cell table:cell-address="Zadanie6.F83" table:formula="of:=([.E83]*[.D83])*(5/3)" office:value-type="float" office:value="490"/>
          </table:previous>
        </table:cell-content-change>
        <table:cell-content-change table:id="ct4337">
          <table:cell-address table:column="5" table:row="83" table:table="2"/>
          <office:change-info>
            <dc:creator> </dc:creator>
            <dc:date>2022-07-22T18:45:13.656869395</dc:date>
          </office:change-info>
          <table:previous table:id="ct4169">
            <table:change-track-table-cell table:cell-address="Zadanie6.F84" table:formula="of:=([.E84]*[.D84])*(5/3)" office:value-type="float" office:value="490"/>
          </table:previous>
        </table:cell-content-change>
        <table:cell-content-change table:id="ct4338">
          <table:cell-address table:column="5" table:row="84" table:table="2"/>
          <office:change-info>
            <dc:creator> </dc:creator>
            <dc:date>2022-07-22T18:45:13.656908674</dc:date>
          </office:change-info>
          <table:previous table:id="ct4170">
            <table:change-track-table-cell table:cell-address="Zadanie6.F85" table:formula="of:=([.E85]*[.D85])*(5/3)" office:value-type="float" office:value="490"/>
          </table:previous>
        </table:cell-content-change>
        <table:cell-content-change table:id="ct4339">
          <table:cell-address table:column="5" table:row="85" table:table="2"/>
          <office:change-info>
            <dc:creator> </dc:creator>
            <dc:date>2022-07-22T18:45:13.656948022</dc:date>
          </office:change-info>
          <table:previous table:id="ct4171">
            <table:change-track-table-cell table:cell-address="Zadanie6.F86" table:formula="of:=([.E86]*[.D86])*(5/3)" office:value-type="float" office:value="440"/>
          </table:previous>
        </table:cell-content-change>
        <table:cell-content-change table:id="ct4340">
          <table:cell-address table:column="5" table:row="86" table:table="2"/>
          <office:change-info>
            <dc:creator> </dc:creator>
            <dc:date>2022-07-22T18:45:13.656988209</dc:date>
          </office:change-info>
          <table:previous table:id="ct4172">
            <table:change-track-table-cell table:cell-address="Zadanie6.F87" table:formula="of:=([.E87]*[.D87])*(5/3)" office:value-type="float" office:value="440"/>
          </table:previous>
        </table:cell-content-change>
        <table:cell-content-change table:id="ct4341">
          <table:cell-address table:column="5" table:row="87" table:table="2"/>
          <office:change-info>
            <dc:creator> </dc:creator>
            <dc:date>2022-07-22T18:45:13.657027733</dc:date>
          </office:change-info>
          <table:previous table:id="ct4173">
            <table:change-track-table-cell table:cell-address="Zadanie6.F88" table:formula="of:=([.E88]*[.D88])*(5/3)" office:value-type="float" office:value="440"/>
          </table:previous>
        </table:cell-content-change>
        <table:cell-content-change table:id="ct4342">
          <table:cell-address table:column="5" table:row="88" table:table="2"/>
          <office:change-info>
            <dc:creator> </dc:creator>
            <dc:date>2022-07-22T18:45:13.657067425</dc:date>
          </office:change-info>
          <table:previous table:id="ct4174">
            <table:change-track-table-cell table:cell-address="Zadanie6.F89" table:formula="of:=([.E89]*[.D89])*(5/3)" office:value-type="float" office:value="440"/>
          </table:previous>
        </table:cell-content-change>
        <table:cell-content-change table:id="ct4343">
          <table:cell-address table:column="5" table:row="89" table:table="2"/>
          <office:change-info>
            <dc:creator> </dc:creator>
            <dc:date>2022-07-22T18:45:13.657107324</dc:date>
          </office:change-info>
          <table:previous table:id="ct4175">
            <table:change-track-table-cell table:cell-address="Zadanie6.F90" table:formula="of:=([.E90]*[.D90])*(5/3)" office:value-type="float" office:value="440"/>
          </table:previous>
        </table:cell-content-change>
        <table:cell-content-change table:id="ct4344">
          <table:cell-address table:column="5" table:row="90" table:table="2"/>
          <office:change-info>
            <dc:creator> </dc:creator>
            <dc:date>2022-07-22T18:45:13.657147689</dc:date>
          </office:change-info>
          <table:previous table:id="ct4176">
            <table:change-track-table-cell table:cell-address="Zadanie6.F91" table:formula="of:=([.E91]*[.D91])*(5/3)" office:value-type="float" office:value="440"/>
          </table:previous>
        </table:cell-content-change>
        <table:cell-content-change table:id="ct4345">
          <table:cell-address table:column="5" table:row="91" table:table="2"/>
          <office:change-info>
            <dc:creator> </dc:creator>
            <dc:date>2022-07-22T18:45:13.657186894</dc:date>
          </office:change-info>
          <table:previous table:id="ct4177">
            <table:change-track-table-cell table:cell-address="Zadanie6.F92" table:formula="of:=([.E92]*[.D92])*(5/3)" office:value-type="float" office:value="440"/>
          </table:previous>
        </table:cell-content-change>
        <table:cell-content-change table:id="ct4346">
          <table:cell-address table:column="5" table:row="92" table:table="2"/>
          <office:change-info>
            <dc:creator> </dc:creator>
            <dc:date>2022-07-22T18:45:13.657226178</dc:date>
          </office:change-info>
          <table:previous table:id="ct4178">
            <table:change-track-table-cell table:cell-address="Zadanie6.F93" table:formula="of:=([.E93]*[.D93])*(5/3)" office:value-type="float" office:value="400"/>
          </table:previous>
        </table:cell-content-change>
        <table:cell-content-change table:id="ct4347">
          <table:cell-address table:column="5" table:row="93" table:table="2"/>
          <office:change-info>
            <dc:creator> </dc:creator>
            <dc:date>2022-07-22T18:45:13.657265575</dc:date>
          </office:change-info>
          <table:previous table:id="ct4179">
            <table:change-track-table-cell table:cell-address="Zadanie6.F94" table:formula="of:=([.E94]*[.D94])*(5/3)" office:value-type="float" office:value="400"/>
          </table:previous>
        </table:cell-content-change>
        <table:cell-content-change table:id="ct4348">
          <table:cell-address table:column="5" table:row="94" table:table="2"/>
          <office:change-info>
            <dc:creator> </dc:creator>
            <dc:date>2022-07-22T18:45:13.657306006</dc:date>
          </office:change-info>
          <table:previous table:id="ct4180">
            <table:change-track-table-cell table:cell-address="Zadanie6.F95" table:formula="of:=([.E95]*[.D95])*(5/3)" office:value-type="float" office:value="400"/>
          </table:previous>
        </table:cell-content-change>
        <table:cell-content-change table:id="ct4349">
          <table:cell-address table:column="5" table:row="95" table:table="2"/>
          <office:change-info>
            <dc:creator> </dc:creator>
            <dc:date>2022-07-22T18:45:13.657345614</dc:date>
          </office:change-info>
          <table:previous table:id="ct4181">
            <table:change-track-table-cell table:cell-address="Zadanie6.F96" table:formula="of:=([.E96]*[.D96])*(5/3)" office:value-type="float" office:value="400"/>
          </table:previous>
        </table:cell-content-change>
        <table:cell-content-change table:id="ct4350">
          <table:cell-address table:column="5" table:row="96" table:table="2"/>
          <office:change-info>
            <dc:creator> </dc:creator>
            <dc:date>2022-07-22T18:45:13.657385025</dc:date>
          </office:change-info>
          <table:previous table:id="ct4182">
            <table:change-track-table-cell table:cell-address="Zadanie6.F97" table:formula="of:=([.E97]*[.D97])*(5/3)" office:value-type="float" office:value="400"/>
          </table:previous>
        </table:cell-content-change>
        <table:cell-content-change table:id="ct4351">
          <table:cell-address table:column="5" table:row="97" table:table="2"/>
          <office:change-info>
            <dc:creator> </dc:creator>
            <dc:date>2022-07-22T18:45:13.657424897</dc:date>
          </office:change-info>
          <table:previous table:id="ct4183">
            <table:change-track-table-cell table:cell-address="Zadanie6.F98" table:formula="of:=([.E98]*[.D98])*(5/3)" office:value-type="float" office:value="400"/>
          </table:previous>
        </table:cell-content-change>
        <table:cell-content-change table:id="ct4352">
          <table:cell-address table:column="5" table:row="98" table:table="2"/>
          <office:change-info>
            <dc:creator> </dc:creator>
            <dc:date>2022-07-22T18:45:13.657464115</dc:date>
          </office:change-info>
          <table:previous table:id="ct4184">
            <table:change-track-table-cell table:cell-address="Zadanie6.F99" table:formula="of:=([.E99]*[.D99])*(5/3)" office:value-type="float" office:value="400"/>
          </table:previous>
        </table:cell-content-change>
        <table:cell-content-change table:id="ct4353">
          <table:cell-address table:column="5" table:row="99" table:table="2"/>
          <office:change-info>
            <dc:creator> </dc:creator>
            <dc:date>2022-07-22T18:45:13.657505256</dc:date>
          </office:change-info>
          <table:previous table:id="ct4185">
            <table:change-track-table-cell table:cell-address="Zadanie6.F100" table:formula="of:=([.E100]*[.D100])*(5/3)" office:value-type="float" office:value="360"/>
          </table:previous>
        </table:cell-content-change>
        <table:cell-content-change table:id="ct4354">
          <table:cell-address table:column="5" table:row="100" table:table="2"/>
          <office:change-info>
            <dc:creator> </dc:creator>
            <dc:date>2022-07-22T18:45:13.657545221</dc:date>
          </office:change-info>
          <table:previous table:id="ct4186">
            <table:change-track-table-cell table:cell-address="Zadanie6.F101" table:formula="of:=([.E101]*[.D101])*(5/3)" office:value-type="float" office:value="360"/>
          </table:previous>
        </table:cell-content-change>
        <table:cell-content-change table:id="ct4355">
          <table:cell-address table:column="5" table:row="101" table:table="2"/>
          <office:change-info>
            <dc:creator> </dc:creator>
            <dc:date>2022-07-22T18:45:13.657585081</dc:date>
          </office:change-info>
          <table:previous table:id="ct4187">
            <table:change-track-table-cell table:cell-address="Zadanie6.F102" table:formula="of:=([.E102]*[.D102])*(5/3)" office:value-type="float" office:value="360"/>
          </table:previous>
        </table:cell-content-change>
        <table:cell-content-change table:id="ct4356">
          <table:cell-address table:column="5" table:row="102" table:table="2"/>
          <office:change-info>
            <dc:creator> </dc:creator>
            <dc:date>2022-07-22T18:45:13.657624727</dc:date>
          </office:change-info>
          <table:previous table:id="ct4188">
            <table:change-track-table-cell table:cell-address="Zadanie6.F103" table:formula="of:=([.E103]*[.D103])*(5/3)" office:value-type="float" office:value="360"/>
          </table:previous>
        </table:cell-content-change>
        <table:cell-content-change table:id="ct4357">
          <table:cell-address table:column="5" table:row="103" table:table="2"/>
          <office:change-info>
            <dc:creator> </dc:creator>
            <dc:date>2022-07-22T18:45:13.657664853</dc:date>
          </office:change-info>
          <table:previous table:id="ct4189">
            <table:change-track-table-cell table:cell-address="Zadanie6.F104" table:formula="of:=([.E104]*[.D104])*(5/3)" office:value-type="float" office:value="360"/>
          </table:previous>
        </table:cell-content-change>
        <table:cell-content-change table:id="ct4358">
          <table:cell-address table:column="5" table:row="104" table:table="2"/>
          <office:change-info>
            <dc:creator> </dc:creator>
            <dc:date>2022-07-22T18:45:13.657741824</dc:date>
          </office:change-info>
          <table:previous table:id="ct4190">
            <table:change-track-table-cell table:cell-address="Zadanie6.F105" table:formula="of:=([.E105]*[.D105])*(5/3)" office:value-type="float" office:value="360"/>
          </table:previous>
        </table:cell-content-change>
        <table:cell-content-change table:id="ct4359">
          <table:cell-address table:column="5" table:row="105" table:table="2"/>
          <office:change-info>
            <dc:creator> </dc:creator>
            <dc:date>2022-07-22T18:45:13.657787573</dc:date>
          </office:change-info>
          <table:previous table:id="ct4191">
            <table:change-track-table-cell table:cell-address="Zadanie6.F106" table:formula="of:=([.E106]*[.D106])*(5/3)" office:value-type="float" office:value="360"/>
          </table:previous>
        </table:cell-content-change>
        <table:cell-content-change table:id="ct4360">
          <table:cell-address table:column="5" table:row="106" table:table="2"/>
          <office:change-info>
            <dc:creator> </dc:creator>
            <dc:date>2022-07-22T18:45:13.657828986</dc:date>
          </office:change-info>
          <table:previous table:id="ct4192">
            <table:change-track-table-cell table:cell-address="Zadanie6.F107" table:formula="of:=([.E107]*[.D107])*(5/3)" office:value-type="float" office:value="320"/>
          </table:previous>
        </table:cell-content-change>
        <table:cell-content-change table:id="ct4361">
          <table:cell-address table:column="5" table:row="107" table:table="2"/>
          <office:change-info>
            <dc:creator> </dc:creator>
            <dc:date>2022-07-22T18:45:13.657869614</dc:date>
          </office:change-info>
          <table:previous table:id="ct4193">
            <table:change-track-table-cell table:cell-address="Zadanie6.F108" table:formula="of:=([.E108]*[.D108])*(5/3)" office:value-type="float" office:value="320"/>
          </table:previous>
        </table:cell-content-change>
        <table:cell-content-change table:id="ct4362">
          <table:cell-address table:column="5" table:row="108" table:table="2"/>
          <office:change-info>
            <dc:creator> </dc:creator>
            <dc:date>2022-07-22T18:45:13.657910200</dc:date>
          </office:change-info>
          <table:previous table:id="ct4194">
            <table:change-track-table-cell table:cell-address="Zadanie6.F109" table:formula="of:=([.E109]*[.D109])*(5/3)" office:value-type="float" office:value="320"/>
          </table:previous>
        </table:cell-content-change>
        <table:cell-content-change table:id="ct4363">
          <table:cell-address table:column="5" table:row="109" table:table="2"/>
          <office:change-info>
            <dc:creator> </dc:creator>
            <dc:date>2022-07-22T18:45:13.657950519</dc:date>
          </office:change-info>
          <table:previous table:id="ct4195">
            <table:change-track-table-cell table:cell-address="Zadanie6.F110" table:formula="of:=([.E110]*[.D110])*(5/3)" office:value-type="float" office:value="320"/>
          </table:previous>
        </table:cell-content-change>
        <table:cell-content-change table:id="ct4364">
          <table:cell-address table:column="5" table:row="110" table:table="2"/>
          <office:change-info>
            <dc:creator> </dc:creator>
            <dc:date>2022-07-22T18:45:13.657991252</dc:date>
          </office:change-info>
          <table:previous table:id="ct4196">
            <table:change-track-table-cell table:cell-address="Zadanie6.F111" table:formula="of:=([.E111]*[.D111])*(5/3)" office:value-type="float" office:value="320"/>
          </table:previous>
        </table:cell-content-change>
        <table:cell-content-change table:id="ct4365">
          <table:cell-address table:column="5" table:row="111" table:table="2"/>
          <office:change-info>
            <dc:creator> </dc:creator>
            <dc:date>2022-07-22T18:45:13.658051557</dc:date>
          </office:change-info>
          <table:previous table:id="ct4197">
            <table:change-track-table-cell table:cell-address="Zadanie6.F112" table:formula="of:=([.E112]*[.D112])*(5/3)" office:value-type="float" office:value="320"/>
          </table:previous>
        </table:cell-content-change>
        <table:cell-content-change table:id="ct4366">
          <table:cell-address table:column="5" table:row="112" table:table="2"/>
          <office:change-info>
            <dc:creator> </dc:creator>
            <dc:date>2022-07-22T18:45:13.658119012</dc:date>
          </office:change-info>
          <table:previous table:id="ct4198">
            <table:change-track-table-cell table:cell-address="Zadanie6.F113" table:formula="of:=([.E113]*[.D113])*(5/3)" office:value-type="float" office:value="320"/>
          </table:previous>
        </table:cell-content-change>
        <table:cell-content-change table:id="ct4367">
          <table:cell-address table:column="5" table:row="113" table:table="2"/>
          <office:change-info>
            <dc:creator> </dc:creator>
            <dc:date>2022-07-22T18:45:13.658164979</dc:date>
          </office:change-info>
          <table:previous table:id="ct4199">
            <table:change-track-table-cell table:cell-address="Zadanie6.F114" table:formula="of:=([.E114]*[.D114])*(5/3)" office:value-type="float" office:value="290"/>
          </table:previous>
        </table:cell-content-change>
        <table:cell-content-change table:id="ct4368">
          <table:cell-address table:column="5" table:row="114" table:table="2"/>
          <office:change-info>
            <dc:creator> </dc:creator>
            <dc:date>2022-07-22T18:45:13.658205648</dc:date>
          </office:change-info>
          <table:previous table:id="ct4200">
            <table:change-track-table-cell table:cell-address="Zadanie6.F115" table:formula="of:=([.E115]*[.D115])*(5/3)" office:value-type="float" office:value="290"/>
          </table:previous>
        </table:cell-content-change>
        <table:cell-content-change table:id="ct4369">
          <table:cell-address table:column="5" table:row="115" table:table="2"/>
          <office:change-info>
            <dc:creator> </dc:creator>
            <dc:date>2022-07-22T18:45:13.658264267</dc:date>
          </office:change-info>
          <table:previous table:id="ct4201">
            <table:change-track-table-cell table:cell-address="Zadanie6.F116" table:formula="of:=([.E116]*[.D116])*(5/3)" office:value-type="float" office:value="290"/>
          </table:previous>
        </table:cell-content-change>
        <table:cell-content-change table:id="ct4370">
          <table:cell-address table:column="5" table:row="116" table:table="2"/>
          <office:change-info>
            <dc:creator> </dc:creator>
            <dc:date>2022-07-22T18:45:13.658337153</dc:date>
          </office:change-info>
          <table:previous table:id="ct4202">
            <table:change-track-table-cell table:cell-address="Zadanie6.F117" table:formula="of:=([.E117]*[.D117])*(5/3)" office:value-type="float" office:value="290"/>
          </table:previous>
        </table:cell-content-change>
        <table:cell-content-change table:id="ct4371">
          <table:cell-address table:column="5" table:row="117" table:table="2"/>
          <office:change-info>
            <dc:creator> </dc:creator>
            <dc:date>2022-07-22T18:45:13.658407654</dc:date>
          </office:change-info>
          <table:previous table:id="ct4203">
            <table:change-track-table-cell table:cell-address="Zadanie6.F118" table:formula="of:=([.E118]*[.D118])*(5/3)" office:value-type="float" office:value="290"/>
          </table:previous>
        </table:cell-content-change>
        <table:cell-content-change table:id="ct4372">
          <table:cell-address table:column="5" table:row="118" table:table="2"/>
          <office:change-info>
            <dc:creator> </dc:creator>
            <dc:date>2022-07-22T18:45:13.658452551</dc:date>
          </office:change-info>
          <table:previous table:id="ct4204">
            <table:change-track-table-cell table:cell-address="Zadanie6.F119" table:formula="of:=([.E119]*[.D119])*(5/3)" office:value-type="float" office:value="290"/>
          </table:previous>
        </table:cell-content-change>
        <table:cell-content-change table:id="ct4373">
          <table:cell-address table:column="5" table:row="119" table:table="2"/>
          <office:change-info>
            <dc:creator> </dc:creator>
            <dc:date>2022-07-22T18:45:13.658493110</dc:date>
          </office:change-info>
          <table:previous table:id="ct4205">
            <table:change-track-table-cell table:cell-address="Zadanie6.F120" table:formula="of:=([.E120]*[.D120])*(5/3)" office:value-type="float" office:value="290"/>
          </table:previous>
        </table:cell-content-change>
        <table:cell-content-change table:id="ct4374">
          <table:cell-address table:column="5" table:row="120" table:table="2"/>
          <office:change-info>
            <dc:creator> </dc:creator>
            <dc:date>2022-07-22T18:45:13.658534419</dc:date>
          </office:change-info>
          <table:previous table:id="ct4206">
            <table:change-track-table-cell table:cell-address="Zadanie6.F121" table:formula="of:=([.E121]*[.D121])*(5/3)" office:value-type="float" office:value="260"/>
          </table:previous>
        </table:cell-content-change>
        <table:cell-content-change table:id="ct4375">
          <table:cell-address table:column="5" table:row="121" table:table="2"/>
          <office:change-info>
            <dc:creator> </dc:creator>
            <dc:date>2022-07-22T18:45:13.658575432</dc:date>
          </office:change-info>
          <table:previous table:id="ct4207">
            <table:change-track-table-cell table:cell-address="Zadanie6.F122" table:formula="of:=([.E122]*[.D122])*(5/3)" office:value-type="float" office:value="260"/>
          </table:previous>
        </table:cell-content-change>
        <table:cell-content-change table:id="ct4376">
          <table:cell-address table:column="5" table:row="122" table:table="2"/>
          <office:change-info>
            <dc:creator> </dc:creator>
            <dc:date>2022-07-22T18:45:13.658632044</dc:date>
          </office:change-info>
          <table:previous table:id="ct4208">
            <table:change-track-table-cell table:cell-address="Zadanie6.F123" table:formula="of:=([.E123]*[.D123])*(5/3)" office:value-type="float" office:value="260"/>
          </table:previous>
        </table:cell-content-change>
        <table:cell-content-change table:id="ct4377">
          <table:cell-address table:column="5" table:row="123" table:table="2"/>
          <office:change-info>
            <dc:creator> </dc:creator>
            <dc:date>2022-07-22T18:45:13.658702345</dc:date>
          </office:change-info>
          <table:previous table:id="ct4209">
            <table:change-track-table-cell table:cell-address="Zadanie6.F124" table:formula="of:=([.E124]*[.D124])*(5/3)" office:value-type="float" office:value="260"/>
          </table:previous>
        </table:cell-content-change>
        <table:cell-content-change table:id="ct4378">
          <table:cell-address table:column="5" table:row="124" table:table="2"/>
          <office:change-info>
            <dc:creator> </dc:creator>
            <dc:date>2022-07-22T18:45:13.658747723</dc:date>
          </office:change-info>
          <table:previous table:id="ct4210">
            <table:change-track-table-cell table:cell-address="Zadanie6.F125" table:formula="of:=([.E125]*[.D125])*(5/3)" office:value-type="float" office:value="260"/>
          </table:previous>
        </table:cell-content-change>
        <table:cell-content-change table:id="ct4379">
          <table:cell-address table:column="5" table:row="125" table:table="2"/>
          <office:change-info>
            <dc:creator> </dc:creator>
            <dc:date>2022-07-22T18:45:13.658789519</dc:date>
          </office:change-info>
          <table:previous table:id="ct4211">
            <table:change-track-table-cell table:cell-address="Zadanie6.F126" table:formula="of:=([.E126]*[.D126])*(5/3)" office:value-type="float" office:value="260"/>
          </table:previous>
        </table:cell-content-change>
        <table:cell-content-change table:id="ct4380">
          <table:cell-address table:column="5" table:row="126" table:table="2"/>
          <office:change-info>
            <dc:creator> </dc:creator>
            <dc:date>2022-07-22T18:45:13.658829854</dc:date>
          </office:change-info>
          <table:previous table:id="ct4212">
            <table:change-track-table-cell table:cell-address="Zadanie6.F127" table:formula="of:=([.E127]*[.D127])*(5/3)" office:value-type="float" office:value="260"/>
          </table:previous>
        </table:cell-content-change>
        <table:cell-content-change table:id="ct4381">
          <table:cell-address table:column="5" table:row="127" table:table="2"/>
          <office:change-info>
            <dc:creator> </dc:creator>
            <dc:date>2022-07-22T18:45:13.658869929</dc:date>
          </office:change-info>
          <table:previous table:id="ct4213">
            <table:change-track-table-cell table:cell-address="Zadanie6.F128" table:formula="of:=([.E128]*[.D128])*(5/3)" office:value-type="float" office:value="230"/>
          </table:previous>
        </table:cell-content-change>
        <table:cell-content-change table:id="ct4382">
          <table:cell-address table:column="5" table:row="128" table:table="2"/>
          <office:change-info>
            <dc:creator> </dc:creator>
            <dc:date>2022-07-22T18:45:13.658909686</dc:date>
          </office:change-info>
          <table:previous table:id="ct4214">
            <table:change-track-table-cell table:cell-address="Zadanie6.F129" table:formula="of:=([.E129]*[.D129])*(5/3)" office:value-type="float" office:value="230"/>
          </table:previous>
        </table:cell-content-change>
        <table:cell-content-change table:id="ct4383">
          <table:cell-address table:column="5" table:row="129" table:table="2"/>
          <office:change-info>
            <dc:creator> </dc:creator>
            <dc:date>2022-07-22T18:45:13.658959187</dc:date>
          </office:change-info>
          <table:previous table:id="ct4215">
            <table:change-track-table-cell table:cell-address="Zadanie6.F130" table:formula="of:=([.E130]*[.D130])*(5/3)" office:value-type="float" office:value="230"/>
          </table:previous>
        </table:cell-content-change>
        <table:cell-content-change table:id="ct4384">
          <table:cell-address table:column="5" table:row="130" table:table="2"/>
          <office:change-info>
            <dc:creator> </dc:creator>
            <dc:date>2022-07-22T18:45:13.659016132</dc:date>
          </office:change-info>
          <table:previous table:id="ct4216">
            <table:change-track-table-cell table:cell-address="Zadanie6.F131" table:formula="of:=([.E131]*[.D131])*(5/3)" office:value-type="float" office:value="230"/>
          </table:previous>
        </table:cell-content-change>
        <table:cell-content-change table:id="ct4385">
          <table:cell-address table:column="5" table:row="131" table:table="2"/>
          <office:change-info>
            <dc:creator> </dc:creator>
            <dc:date>2022-07-22T18:45:13.659053910</dc:date>
          </office:change-info>
          <table:previous table:id="ct4217">
            <table:change-track-table-cell table:cell-address="Zadanie6.F132" table:formula="of:=([.E132]*[.D132])*(5/3)" office:value-type="float" office:value="230"/>
          </table:previous>
        </table:cell-content-change>
        <table:cell-content-change table:id="ct4386">
          <table:cell-address table:column="5" table:row="132" table:table="2"/>
          <office:change-info>
            <dc:creator> </dc:creator>
            <dc:date>2022-07-22T18:45:13.659090371</dc:date>
          </office:change-info>
          <table:previous table:id="ct4218">
            <table:change-track-table-cell table:cell-address="Zadanie6.F133" table:formula="of:=([.E133]*[.D133])*(5/3)" office:value-type="float" office:value="230"/>
          </table:previous>
        </table:cell-content-change>
        <table:cell-content-change table:id="ct4387">
          <table:cell-address table:column="5" table:row="133" table:table="2"/>
          <office:change-info>
            <dc:creator> </dc:creator>
            <dc:date>2022-07-22T18:45:13.659127858</dc:date>
          </office:change-info>
          <table:previous table:id="ct4219">
            <table:change-track-table-cell table:cell-address="Zadanie6.F134" table:formula="of:=([.E134]*[.D134])*(5/3)" office:value-type="float" office:value="230"/>
          </table:previous>
        </table:cell-content-change>
        <table:cell-content-change table:id="ct4388">
          <table:cell-address table:column="5" table:row="134" table:table="2"/>
          <office:change-info>
            <dc:creator> </dc:creator>
            <dc:date>2022-07-22T18:45:13.659163823</dc:date>
          </office:change-info>
          <table:previous table:id="ct4220">
            <table:change-track-table-cell table:cell-address="Zadanie6.F135" table:formula="of:=([.E135]*[.D135])*(5/3)" office:value-type="float" office:value="210"/>
          </table:previous>
        </table:cell-content-change>
        <table:cell-content-change table:id="ct4389">
          <table:cell-address table:column="5" table:row="135" table:table="2"/>
          <office:change-info>
            <dc:creator> </dc:creator>
            <dc:date>2022-07-22T18:45:13.659199665</dc:date>
          </office:change-info>
          <table:previous table:id="ct4221">
            <table:change-track-table-cell table:cell-address="Zadanie6.F136" table:formula="of:=([.E136]*[.D136])*(5/3)" office:value-type="float" office:value="210"/>
          </table:previous>
        </table:cell-content-change>
        <table:cell-content-change table:id="ct4390">
          <table:cell-address table:column="5" table:row="136" table:table="2"/>
          <office:change-info>
            <dc:creator> </dc:creator>
            <dc:date>2022-07-22T18:45:13.659235234</dc:date>
          </office:change-info>
          <table:previous table:id="ct4222">
            <table:change-track-table-cell table:cell-address="Zadanie6.F137" table:formula="of:=([.E137]*[.D137])*(5/3)" office:value-type="float" office:value="210"/>
          </table:previous>
        </table:cell-content-change>
        <table:cell-content-change table:id="ct4391">
          <table:cell-address table:column="5" table:row="137" table:table="2"/>
          <office:change-info>
            <dc:creator> </dc:creator>
            <dc:date>2022-07-22T18:45:13.659271214</dc:date>
          </office:change-info>
          <table:previous table:id="ct4223">
            <table:change-track-table-cell table:cell-address="Zadanie6.F138" table:formula="of:=([.E138]*[.D138])*(5/3)" office:value-type="float" office:value="210"/>
          </table:previous>
        </table:cell-content-change>
        <table:cell-content-change table:id="ct4392">
          <table:cell-address table:column="5" table:row="138" table:table="2"/>
          <office:change-info>
            <dc:creator> </dc:creator>
            <dc:date>2022-07-22T18:45:13.659308099</dc:date>
          </office:change-info>
          <table:previous table:id="ct4224">
            <table:change-track-table-cell table:cell-address="Zadanie6.F139" table:formula="of:=([.E139]*[.D139])*(5/3)" office:value-type="float" office:value="210"/>
          </table:previous>
        </table:cell-content-change>
        <table:cell-content-change table:id="ct4393">
          <table:cell-address table:column="5" table:row="139" table:table="2"/>
          <office:change-info>
            <dc:creator> </dc:creator>
            <dc:date>2022-07-22T18:45:13.659343783</dc:date>
          </office:change-info>
          <table:previous table:id="ct4225">
            <table:change-track-table-cell table:cell-address="Zadanie6.F140" table:formula="of:=([.E140]*[.D140])*(5/3)" office:value-type="float" office:value="210"/>
          </table:previous>
        </table:cell-content-change>
        <table:cell-content-change table:id="ct4394">
          <table:cell-address table:column="5" table:row="140" table:table="2"/>
          <office:change-info>
            <dc:creator> </dc:creator>
            <dc:date>2022-07-22T18:45:13.659379512</dc:date>
          </office:change-info>
          <table:previous table:id="ct4226">
            <table:change-track-table-cell table:cell-address="Zadanie6.F141" table:formula="of:=([.E141]*[.D141])*(5/3)" office:value-type="float" office:value="210"/>
          </table:previous>
        </table:cell-content-change>
        <table:cell-content-change table:id="ct4395">
          <table:cell-address table:column="5" table:row="141" table:table="2"/>
          <office:change-info>
            <dc:creator> </dc:creator>
            <dc:date>2022-07-22T18:45:13.659415443</dc:date>
          </office:change-info>
          <table:previous table:id="ct4227">
            <table:change-track-table-cell table:cell-address="Zadanie6.F142" table:formula="of:=([.E142]*[.D142])*(5/3)" office:value-type="float" office:value="190"/>
          </table:previous>
        </table:cell-content-change>
        <table:cell-content-change table:id="ct4396">
          <table:cell-address table:column="5" table:row="142" table:table="2"/>
          <office:change-info>
            <dc:creator> </dc:creator>
            <dc:date>2022-07-22T18:45:13.659451955</dc:date>
          </office:change-info>
          <table:previous table:id="ct4228">
            <table:change-track-table-cell table:cell-address="Zadanie6.F143" table:formula="of:=([.E143]*[.D143])*(5/3)" office:value-type="float" office:value="190"/>
          </table:previous>
        </table:cell-content-change>
        <table:cell-content-change table:id="ct4397">
          <table:cell-address table:column="5" table:row="143" table:table="2"/>
          <office:change-info>
            <dc:creator> </dc:creator>
            <dc:date>2022-07-22T18:45:13.659488172</dc:date>
          </office:change-info>
          <table:previous table:id="ct4229">
            <table:change-track-table-cell table:cell-address="Zadanie6.F144" table:formula="of:=([.E144]*[.D144])*(5/3)" office:value-type="float" office:value="190"/>
          </table:previous>
        </table:cell-content-change>
        <table:cell-content-change table:id="ct4398">
          <table:cell-address table:column="5" table:row="144" table:table="2"/>
          <office:change-info>
            <dc:creator> </dc:creator>
            <dc:date>2022-07-22T18:45:13.659534510</dc:date>
          </office:change-info>
          <table:previous table:id="ct4230">
            <table:change-track-table-cell table:cell-address="Zadanie6.F145" table:formula="of:=([.E145]*[.D145])*(5/3)" office:value-type="float" office:value="190"/>
          </table:previous>
        </table:cell-content-change>
        <table:cell-content-change table:id="ct4399">
          <table:cell-address table:column="5" table:row="145" table:table="2"/>
          <office:change-info>
            <dc:creator> </dc:creator>
            <dc:date>2022-07-22T18:45:13.659558682</dc:date>
          </office:change-info>
          <table:previous table:id="ct4231">
            <table:change-track-table-cell table:cell-address="Zadanie6.F146" table:formula="of:=([.E146]*[.D146])*(5/3)" office:value-type="float" office:value="190"/>
          </table:previous>
        </table:cell-content-change>
        <table:cell-content-change table:id="ct4400">
          <table:cell-address table:column="5" table:row="146" table:table="2"/>
          <office:change-info>
            <dc:creator> </dc:creator>
            <dc:date>2022-07-22T18:45:13.659583029</dc:date>
          </office:change-info>
          <table:previous table:id="ct4232">
            <table:change-track-table-cell table:cell-address="Zadanie6.F147" table:formula="of:=([.E147]*[.D147])*(5/3)" office:value-type="float" office:value="190"/>
          </table:previous>
        </table:cell-content-change>
        <table:cell-content-change table:id="ct4401">
          <table:cell-address table:column="5" table:row="147" table:table="2"/>
          <office:change-info>
            <dc:creator> </dc:creator>
            <dc:date>2022-07-22T18:45:13.659608848</dc:date>
          </office:change-info>
          <table:previous table:id="ct4233">
            <table:change-track-table-cell table:cell-address="Zadanie6.F148" table:formula="of:=([.E148]*[.D148])*(5/3)" office:value-type="float" office:value="190"/>
          </table:previous>
        </table:cell-content-change>
        <table:cell-content-change table:id="ct4402">
          <table:cell-address table:column="5" table:row="148" table:table="2"/>
          <office:change-info>
            <dc:creator> </dc:creator>
            <dc:date>2022-07-22T18:45:13.659632900</dc:date>
          </office:change-info>
          <table:previous table:id="ct4234">
            <table:change-track-table-cell table:cell-address="Zadanie6.F149" table:formula="of:=([.E149]*[.D149])*(5/3)" office:value-type="float" office:value="170"/>
          </table:previous>
        </table:cell-content-change>
        <table:cell-content-change table:id="ct4403">
          <table:cell-address table:column="5" table:row="149" table:table="2"/>
          <office:change-info>
            <dc:creator> </dc:creator>
            <dc:date>2022-07-22T18:45:13.659657367</dc:date>
          </office:change-info>
          <table:previous table:id="ct4235">
            <table:change-track-table-cell table:cell-address="Zadanie6.F150" table:formula="of:=([.E150]*[.D150])*(5/3)" office:value-type="float" office:value="170"/>
          </table:previous>
        </table:cell-content-change>
        <table:cell-content-change table:id="ct4404">
          <table:cell-address table:column="5" table:row="150" table:table="2"/>
          <office:change-info>
            <dc:creator> </dc:creator>
            <dc:date>2022-07-22T18:45:13.659681443</dc:date>
          </office:change-info>
          <table:previous table:id="ct4236">
            <table:change-track-table-cell table:cell-address="Zadanie6.F151" table:formula="of:=([.E151]*[.D151])*(5/3)" office:value-type="float" office:value="170"/>
          </table:previous>
        </table:cell-content-change>
        <table:cell-content-change table:id="ct4405">
          <table:cell-address table:column="5" table:row="151" table:table="2"/>
          <office:change-info>
            <dc:creator> </dc:creator>
            <dc:date>2022-07-22T18:45:13.659705919</dc:date>
          </office:change-info>
          <table:previous table:id="ct4237">
            <table:change-track-table-cell table:cell-address="Zadanie6.F152" table:formula="of:=([.E152]*[.D152])*(5/3)" office:value-type="float" office:value="170"/>
          </table:previous>
        </table:cell-content-change>
        <table:cell-content-change table:id="ct4406">
          <table:cell-address table:column="5" table:row="152" table:table="2"/>
          <office:change-info>
            <dc:creator> </dc:creator>
            <dc:date>2022-07-22T18:45:13.659729978</dc:date>
          </office:change-info>
          <table:previous table:id="ct4238">
            <table:change-track-table-cell table:cell-address="Zadanie6.F153" table:formula="of:=([.E153]*[.D153])*(5/3)" office:value-type="float" office:value="170"/>
          </table:previous>
        </table:cell-content-change>
        <table:cell-content-change table:id="ct4407">
          <table:cell-address table:column="5" table:row="153" table:table="2"/>
          <office:change-info>
            <dc:creator> </dc:creator>
            <dc:date>2022-07-22T18:45:13.659754345</dc:date>
          </office:change-info>
          <table:previous table:id="ct4239">
            <table:change-track-table-cell table:cell-address="Zadanie6.F154" table:formula="of:=([.E154]*[.D154])*(5/3)" office:value-type="float" office:value="170"/>
          </table:previous>
        </table:cell-content-change>
        <table:cell-content-change table:id="ct4408">
          <table:cell-address table:column="5" table:row="154" table:table="2"/>
          <office:change-info>
            <dc:creator> </dc:creator>
            <dc:date>2022-07-22T18:45:13.659778436</dc:date>
          </office:change-info>
          <table:previous table:id="ct4240">
            <table:change-track-table-cell table:cell-address="Zadanie6.F155" table:formula="of:=([.E155]*[.D155])*(5/3)" office:value-type="float" office:value="170"/>
          </table:previous>
        </table:cell-content-change>
        <table:cell-content-change table:id="ct4409">
          <table:cell-address table:column="5" table:row="155" table:table="2"/>
          <office:change-info>
            <dc:creator> </dc:creator>
            <dc:date>2022-07-22T18:45:13.659802887</dc:date>
          </office:change-info>
          <table:previous table:id="ct4241">
            <table:change-track-table-cell table:cell-address="Zadanie6.F156" table:formula="of:=([.E156]*[.D156])*(5/3)" office:value-type="float" office:value="150"/>
          </table:previous>
        </table:cell-content-change>
        <table:cell-content-change table:id="ct4410">
          <table:cell-address table:column="5" table:row="156" table:table="2"/>
          <office:change-info>
            <dc:creator> </dc:creator>
            <dc:date>2022-07-22T18:45:13.659826753</dc:date>
          </office:change-info>
          <table:previous table:id="ct4242">
            <table:change-track-table-cell table:cell-address="Zadanie6.F157" table:formula="of:=([.E157]*[.D157])*(5/3)" office:value-type="float" office:value="150"/>
          </table:previous>
        </table:cell-content-change>
        <table:cell-content-change table:id="ct4411">
          <table:cell-address table:column="5" table:row="157" table:table="2"/>
          <office:change-info>
            <dc:creator> </dc:creator>
            <dc:date>2022-07-22T18:45:13.659851098</dc:date>
          </office:change-info>
          <table:previous table:id="ct4243">
            <table:change-track-table-cell table:cell-address="Zadanie6.F158" table:formula="of:=([.E158]*[.D158])*(5/3)" office:value-type="float" office:value="150"/>
          </table:previous>
        </table:cell-content-change>
        <table:cell-content-change table:id="ct4412">
          <table:cell-address table:column="5" table:row="158" table:table="2"/>
          <office:change-info>
            <dc:creator> </dc:creator>
            <dc:date>2022-07-22T18:45:13.659875101</dc:date>
          </office:change-info>
          <table:previous table:id="ct4244">
            <table:change-track-table-cell table:cell-address="Zadanie6.F159" table:formula="of:=([.E159]*[.D159])*(5/3)" office:value-type="float" office:value="150"/>
          </table:previous>
        </table:cell-content-change>
        <table:cell-content-change table:id="ct4413">
          <table:cell-address table:column="5" table:row="159" table:table="2"/>
          <office:change-info>
            <dc:creator> </dc:creator>
            <dc:date>2022-07-22T18:45:13.659899429</dc:date>
          </office:change-info>
          <table:previous table:id="ct4245">
            <table:change-track-table-cell table:cell-address="Zadanie6.F160" table:formula="of:=([.E160]*[.D160])*(5/3)" office:value-type="float" office:value="150"/>
          </table:previous>
        </table:cell-content-change>
        <table:cell-content-change table:id="ct4414">
          <table:cell-address table:column="5" table:row="160" table:table="2"/>
          <office:change-info>
            <dc:creator> </dc:creator>
            <dc:date>2022-07-22T18:45:13.659923309</dc:date>
          </office:change-info>
          <table:previous table:id="ct4246">
            <table:change-track-table-cell table:cell-address="Zadanie6.F161" table:formula="of:=([.E161]*[.D161])*(5/3)" office:value-type="float" office:value="150"/>
          </table:previous>
        </table:cell-content-change>
        <table:cell-content-change table:id="ct4415">
          <table:cell-address table:column="6" table:row="1" table:table="2"/>
          <office:change-info>
            <dc:creator> </dc:creator>
            <dc:date>2022-07-22T18:45:17.616332705</dc:date>
          </office:change-info>
          <table:previous table:id="ct4247">
            <table:change-track-table-cell office:value-type="float" office:value="83"/>
          </table:previous>
        </table:cell-content-change>
        <table:cell-content-change table:id="ct4416">
          <table:cell-address table:column="12" table:row="167" table:table="2"/>
          <office:change-info>
            <dc:creator> </dc:creator>
            <dc:date>2022-07-22T18:45:33.186565548</dc:date>
          </office:change-info>
          <table:previous>
            <table:change-track-table-cell/>
          </table:previous>
        </table:cell-content-change>
        <table:cell-content-change table:id="ct4417">
          <table:cell-address table:column="12" table:row="168" table:table="2"/>
          <office:change-info>
            <dc:creator> </dc:creator>
            <dc:date>2022-07-22T18:45:37.020328615</dc:date>
          </office:change-info>
          <table:previous table:id="ct4252">
            <table:change-track-table-cell office:value-type="float" office:value="11298"/>
          </table:previous>
        </table:cell-content-change>
      </table:tracked-changes>
      <table:calculation-settings table:automatic-find-labels="false" table:use-regular-expressions="false" table:use-wildcards="true"/>
      <table:table table:name="Zadanie1-4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r d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Ilość owiec</text:p>
          </table:table-cell>
          <table:table-cell office:value-type="string" calcext:value-type="string">
            <text:p>mleko per owca (l)</text:p>
          </table:table-cell>
          <table:table-cell office:value-type="string" calcext:value-type="string">
            <text:p>Ilość mleka z dnia (l)</text:p>
          </table:table-cell>
          <table:table-cell office:value-type="string" calcext:value-type="string">
            <text:p>ilość sera z dnia</text:p>
          </table:table-cell>
          <table:table-cell office:value-type="string" calcext:value-type="string">
            <text:p>ser do sprzedania</text:p>
          </table:table-cell>
          <table:table-cell office:value-type="string" calcext:value-type="string">
            <text:p>ilość klientów</text:p>
          </table:table-cell>
          <table:table-cell office:value-type="string" calcext:value-type="string">
            <text:p>sprzedane</text:p>
          </table:table-cell>
          <table:table-cell office:value-type="string" calcext:value-type="string">
            <text:p>Czy podaż &lt; popy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04-23" calcext:value-type="date">
            <text:p>23.04.2014</text:p>
          </table:table-cell>
          <table:table-cell table:formula="of:=WEEKDAY([.B2]; 2)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table:formula="of:=[.E2]*[.D2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AND([.C2]&lt;&gt;7; [.C2]&lt;&gt;6); 36; 100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4-24" calcext:value-type="date">
            <text:p>24.04.2014</text:p>
          </table:table-cell>
          <table:table-cell table:formula="of:=WEEKDAY([.B3]; 2)" office:value-type="float" office:value="4" calcext:value-type="float">
            <text:p>4</text:p>
          </table:table-cell>
          <table:table-cell table:formula="of:=[.$D2]" office:value-type="float" office:value="600" calcext:value-type="float">
            <text:p>600</text:p>
          </table:table-cell>
          <table:table-cell table:formula="of:=[.$E2]" office:value-type="float" office:value="0.5" calcext:value-type="float">
            <text:p>0,5</text:p>
          </table:table-cell>
          <table:table-cell table:formula="of:=[.E3]*[.D3]" office:value-type="float" office:value="300" calcext:value-type="float">
            <text:p>300</text:p>
          </table:table-cell>
          <table:table-cell table:formula="of:=[.F3]/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AND([.C3]&lt;&gt;7; [.C3]&lt;&gt;6); 36; 100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4-25" calcext:value-type="date">
            <text:p>25.04.2014</text:p>
          </table:table-cell>
          <table:table-cell table:formula="of:=WEEKDAY([.B4]; 2)" office:value-type="float" office:value="5" calcext:value-type="float">
            <text:p>5</text:p>
          </table:table-cell>
          <table:table-cell table:formula="of:=[.$D3]" office:value-type="float" office:value="600" calcext:value-type="float">
            <text:p>600</text:p>
          </table:table-cell>
          <table:table-cell table:formula="of:=[.$E3]" office:value-type="float" office:value="0.5" calcext:value-type="float">
            <text:p>0,5</text:p>
          </table:table-cell>
          <table:table-cell table:formula="of:=[.E4]*[.D4]" office:value-type="float" office:value="300" calcext:value-type="float">
            <text:p>300</text:p>
          </table:table-cell>
          <table:table-cell table:formula="of:=[.F4]/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AND([.C4]&lt;&gt;7; [.C4]&lt;&gt;6); 36; 100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4-04-26" calcext:value-type="date">
            <text:p>26.04.2014</text:p>
          </table:table-cell>
          <table:table-cell table:formula="of:=WEEKDAY([.B5]; 2)" office:value-type="float" office:value="6" calcext:value-type="float">
            <text:p>6</text:p>
          </table:table-cell>
          <table:table-cell table:formula="of:=[.$D4]" office:value-type="float" office:value="600" calcext:value-type="float">
            <text:p>600</text:p>
          </table:table-cell>
          <table:table-cell table:formula="of:=[.$E4]" office:value-type="float" office:value="0.5" calcext:value-type="float">
            <text:p>0,5</text:p>
          </table:table-cell>
          <table:table-cell table:formula="of:=[.E5]*[.D5]" office:value-type="float" office:value="300" calcext:value-type="float">
            <text:p>300</text:p>
          </table:table-cell>
          <table:table-cell table:formula="of:=[.F5]/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AND([.C5]&lt;&gt;7; [.C5]&lt;&gt;6); 36; 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4-04-27" calcext:value-type="date">
            <text:p>27.04.2014</text:p>
          </table:table-cell>
          <table:table-cell table:formula="of:=WEEKDAY([.B6]; 2)" office:value-type="float" office:value="7" calcext:value-type="float">
            <text:p>7</text:p>
          </table:table-cell>
          <table:table-cell table:formula="of:=[.$D5]" office:value-type="float" office:value="600" calcext:value-type="float">
            <text:p>600</text:p>
          </table:table-cell>
          <table:table-cell table:formula="of:=[.$E5]" office:value-type="float" office:value="0.5" calcext:value-type="float">
            <text:p>0,5</text:p>
          </table:table-cell>
          <table:table-cell table:formula="of:=[.E6]*[.D6]" office:value-type="float" office:value="300" calcext:value-type="float">
            <text:p>300</text:p>
          </table:table-cell>
          <table:table-cell table:formula="of:=[.F6]/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AND([.C6]&lt;&gt;7; [.C6]&lt;&gt;6); 36; 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4-04-28" calcext:value-type="date">
            <text:p>28.04.2014</text:p>
          </table:table-cell>
          <table:table-cell table:formula="of:=WEEKDAY([.B7]; 2)" office:value-type="float" office:value="1" calcext:value-type="float">
            <text:p>1</text:p>
          </table:table-cell>
          <table:table-cell table:formula="of:=[.$D6]" office:value-type="float" office:value="600" calcext:value-type="float">
            <text:p>600</text:p>
          </table:table-cell>
          <table:table-cell table:formula="of:=[.$E6]" office:value-type="float" office:value="0.5" calcext:value-type="float">
            <text:p>0,5</text:p>
          </table:table-cell>
          <table:table-cell table:formula="of:=[.E7]*[.D7]" office:value-type="float" office:value="300" calcext:value-type="float">
            <text:p>300</text:p>
          </table:table-cell>
          <table:table-cell table:formula="of:=[.F7]/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AND([.C7]&lt;&gt;7; [.C7]&lt;&gt;6); 36; 100)" office:value-type="float" office:value="36" calcext:value-type="float">
            <text:p>36</text:p>
          </table:table-cell>
          <table:table-cell table:formula="of:=IF([.I7]&lt;[.H7]; [.I7]; [.H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4-04-29" calcext:value-type="date">
            <text:p>29.04.2014</text:p>
          </table:table-cell>
          <table:table-cell table:formula="of:=WEEKDAY([.B8]; 2)" office:value-type="float" office:value="2" calcext:value-type="float">
            <text:p>2</text:p>
          </table:table-cell>
          <table:table-cell table:formula="of:=[.$D7]" office:value-type="float" office:value="600" calcext:value-type="float">
            <text:p>600</text:p>
          </table:table-cell>
          <table:table-cell table:formula="of:=[.$E7]" office:value-type="float" office:value="0.5" calcext:value-type="float">
            <text:p>0,5</text:p>
          </table:table-cell>
          <table:table-cell table:formula="of:=[.E8]*[.D8]" office:value-type="float" office:value="300" calcext:value-type="float">
            <text:p>300</text:p>
          </table:table-cell>
          <table:table-cell table:formula="of:=[.F8]/6" office:value-type="float" office:value="50" calcext:value-type="float">
            <text:p>50</text:p>
          </table:table-cell>
          <table:table-cell table:formula="of:=[.G2]+[.H7]-[.J7]" office:value-type="float" office:value="50" calcext:value-type="float">
            <text:p>50</text:p>
          </table:table-cell>
          <table:table-cell table:formula="of:=IF(AND([.C8]&lt;&gt;7; [.C8]&lt;&gt;6); 36; 100)" office:value-type="float" office:value="36" calcext:value-type="float">
            <text:p>36</text:p>
          </table:table-cell>
          <table:table-cell table:formula="of:=IF([.I8]&lt;[.H8]; [.I8]; [.H8])" office:value-type="float" office:value="36" calcext:value-type="float">
            <text:p>36</text:p>
          </table:table-cell>
          <table:table-cell table:formula="of:=IF([.H8]&lt;[.I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4-04-30" calcext:value-type="date">
            <text:p>30.04.2014</text:p>
          </table:table-cell>
          <table:table-cell table:formula="of:=WEEKDAY([.B9]; 2)" office:value-type="float" office:value="3" calcext:value-type="float">
            <text:p>3</text:p>
          </table:table-cell>
          <table:table-cell table:formula="of:=[.$D8]" office:value-type="float" office:value="600" calcext:value-type="float">
            <text:p>600</text:p>
          </table:table-cell>
          <table:table-cell table:formula="of:=ROUND(IF(MOD([.A9]-8; 7) = 0; [.E8]*1.04; [.E8]); 2)" office:value-type="float" office:value="0.52" calcext:value-type="float">
            <text:p>0,52</text:p>
          </table:table-cell>
          <table:table-cell table:formula="of:=[.E9]*[.D9]" office:value-type="float" office:value="312" calcext:value-type="float">
            <text:p>312</text:p>
          </table:table-cell>
          <table:table-cell table:formula="of:=FLOOR([.F9]/6)" office:value-type="float" office:value="52" calcext:value-type="float">
            <text:p>52</text:p>
          </table:table-cell>
          <table:table-cell table:formula="of:=[.G3]+[.H8]-[.J8]" office:value-type="float" office:value="64" calcext:value-type="float">
            <text:p>64</text:p>
          </table:table-cell>
          <table:table-cell table:formula="of:=IF(AND([.C9]&lt;&gt;7; [.C9]&lt;&gt;6); 36; 100)" office:value-type="float" office:value="36" calcext:value-type="float">
            <text:p>36</text:p>
          </table:table-cell>
          <table:table-cell table:formula="of:=IF([.I9]&lt;[.H9]; [.I9]; [.H9])" office:value-type="float" office:value="36" calcext:value-type="float">
            <text:p>36</text:p>
          </table:table-cell>
          <table:table-cell table:formula="of:=IF([.H9]&lt;[.I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4-05-01" calcext:value-type="date">
            <text:p>1.05.2014</text:p>
          </table:table-cell>
          <table:table-cell table:formula="of:=WEEKDAY([.B10]; 2)" office:value-type="float" office:value="4" calcext:value-type="float">
            <text:p>4</text:p>
          </table:table-cell>
          <table:table-cell table:formula="of:=[.$D9]" office:value-type="float" office:value="600" calcext:value-type="float">
            <text:p>600</text:p>
          </table:table-cell>
          <table:table-cell table:formula="of:=ROUND(IF(MOD([.A10]-8; 7) = 0; [.E9]*1.04; [.E9]); 2)" office:value-type="float" office:value="0.52" calcext:value-type="float">
            <text:p>0,52</text:p>
          </table:table-cell>
          <table:table-cell table:formula="of:=[.E10]*[.D10]" office:value-type="float" office:value="312" calcext:value-type="float">
            <text:p>312</text:p>
          </table:table-cell>
          <table:table-cell table:formula="of:=FLOOR([.F10]/6)" office:value-type="float" office:value="52" calcext:value-type="float">
            <text:p>52</text:p>
          </table:table-cell>
          <table:table-cell table:formula="of:=[.G4]+[.H9]-[.J9]" office:value-type="float" office:value="78" calcext:value-type="float">
            <text:p>78</text:p>
          </table:table-cell>
          <table:table-cell table:formula="of:=IF(AND([.C10]&lt;&gt;7; [.C10]&lt;&gt;6); 36; 100)" office:value-type="float" office:value="36" calcext:value-type="float">
            <text:p>36</text:p>
          </table:table-cell>
          <table:table-cell table:formula="of:=IF([.I10]&lt;[.H10]; [.I10]; [.H10])" office:value-type="float" office:value="36" calcext:value-type="float">
            <text:p>36</text:p>
          </table:table-cell>
          <table:table-cell table:formula="of:=IF([.H10]&lt;[.I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4-05-02" calcext:value-type="date">
            <text:p>2.05.2014</text:p>
          </table:table-cell>
          <table:table-cell table:formula="of:=WEEKDAY([.B11]; 2)" office:value-type="float" office:value="5" calcext:value-type="float">
            <text:p>5</text:p>
          </table:table-cell>
          <table:table-cell table:formula="of:=[.$D10]" office:value-type="float" office:value="600" calcext:value-type="float">
            <text:p>600</text:p>
          </table:table-cell>
          <table:table-cell table:formula="of:=ROUND(IF(MOD([.A11]-8; 7) = 0; [.E10]*1.04; [.E10]); 2)" office:value-type="float" office:value="0.52" calcext:value-type="float">
            <text:p>0,52</text:p>
          </table:table-cell>
          <table:table-cell table:formula="of:=[.E11]*[.D11]" office:value-type="float" office:value="312" calcext:value-type="float">
            <text:p>312</text:p>
          </table:table-cell>
          <table:table-cell table:formula="of:=FLOOR([.F11]/6)" office:value-type="float" office:value="52" calcext:value-type="float">
            <text:p>52</text:p>
          </table:table-cell>
          <table:table-cell table:formula="of:=[.G5]+[.H10]-[.J10]" office:value-type="float" office:value="92" calcext:value-type="float">
            <text:p>92</text:p>
          </table:table-cell>
          <table:table-cell table:formula="of:=IF(AND([.C11]&lt;&gt;7; [.C11]&lt;&gt;6); 36; 100)" office:value-type="float" office:value="36" calcext:value-type="float">
            <text:p>36</text:p>
          </table:table-cell>
          <table:table-cell table:formula="of:=IF([.I11]&lt;[.H11]; [.I11]; [.H11])" office:value-type="float" office:value="36" calcext:value-type="float">
            <text:p>36</text:p>
          </table:table-cell>
          <table:table-cell table:formula="of:=IF([.H11]&lt;[.I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4-05-03" calcext:value-type="date">
            <text:p>3.05.2014</text:p>
          </table:table-cell>
          <table:table-cell table:formula="of:=WEEKDAY([.B12]; 2)" office:value-type="float" office:value="6" calcext:value-type="float">
            <text:p>6</text:p>
          </table:table-cell>
          <table:table-cell table:formula="of:=[.$D11]" office:value-type="float" office:value="600" calcext:value-type="float">
            <text:p>600</text:p>
          </table:table-cell>
          <table:table-cell table:formula="of:=ROUND(IF(MOD([.A12]-8; 7) = 0; [.E11]*1.04; [.E11]); 2)" office:value-type="float" office:value="0.52" calcext:value-type="float">
            <text:p>0,52</text:p>
          </table:table-cell>
          <table:table-cell table:formula="of:=[.E12]*[.D12]" office:value-type="float" office:value="312" calcext:value-type="float">
            <text:p>312</text:p>
          </table:table-cell>
          <table:table-cell table:formula="of:=FLOOR([.F12]/6)" office:value-type="float" office:value="52" calcext:value-type="float">
            <text:p>52</text:p>
          </table:table-cell>
          <table:table-cell table:formula="of:=[.G6]+[.H11]-[.J11]" office:value-type="float" office:value="106" calcext:value-type="float">
            <text:p>106</text:p>
          </table:table-cell>
          <table:table-cell table:formula="of:=IF(AND([.C12]&lt;&gt;7; [.C12]&lt;&gt;6); 36; 100)" office:value-type="float" office:value="100" calcext:value-type="float">
            <text:p>100</text:p>
          </table:table-cell>
          <table:table-cell table:formula="of:=IF([.I12]&lt;[.H12]; [.I12]; [.H12])" office:value-type="float" office:value="100" calcext:value-type="float">
            <text:p>100</text:p>
          </table:table-cell>
          <table:table-cell table:formula="of:=IF([.H12]&lt;[.I12]; 1; 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14-05-04" calcext:value-type="date">
            <text:p>4.05.2014</text:p>
          </table:table-cell>
          <table:table-cell table:style-name="ce1" table:formula="of:=WEEKDAY([.B13]; 2)" office:value-type="float" office:value="7" calcext:value-type="float">
            <text:p>7</text:p>
          </table:table-cell>
          <table:table-cell table:formula="of:=[.$D12]" office:value-type="float" office:value="600" calcext:value-type="float">
            <text:p>600</text:p>
          </table:table-cell>
          <table:table-cell table:style-name="ce1" table:formula="of:=ROUND(IF(MOD([.A13]-8; 7) = 0; [.E12]*1.04; [.E12]); 2)" office:value-type="float" office:value="0.52" calcext:value-type="float">
            <text:p>0,52</text:p>
          </table:table-cell>
          <table:table-cell table:style-name="ce1" table:formula="of:=[.E13]*[.D13]" office:value-type="float" office:value="312" calcext:value-type="float">
            <text:p>312</text:p>
          </table:table-cell>
          <table:table-cell table:formula="of:=FLOOR([.F13]/6)" office:value-type="float" office:value="52" calcext:value-type="float">
            <text:p>52</text:p>
          </table:table-cell>
          <table:table-cell table:style-name="ce1" table:formula="of:=[.G7]+[.H12]-[.J12]" office:value-type="float" office:value="56" calcext:value-type="float">
            <text:p>56</text:p>
          </table:table-cell>
          <table:table-cell table:style-name="ce1" table:formula="of:=IF(AND([.C13]&lt;&gt;7; [.C13]&lt;&gt;6); 36; 100)" office:value-type="float" office:value="100" calcext:value-type="float">
            <text:p>100</text:p>
          </table:table-cell>
          <table:table-cell table:style-name="ce1" table:formula="of:=IF([.I13]&lt;[.H13]; [.I13]; [.H13])" office:value-type="float" office:value="56" calcext:value-type="float">
            <text:p>56</text:p>
          </table:table-cell>
          <table:table-cell table:formula="of:=IF([.H13]&lt;[.I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4-05-05" calcext:value-type="date">
            <text:p>5.05.2014</text:p>
          </table:table-cell>
          <table:table-cell table:formula="of:=WEEKDAY([.B14]; 2)" office:value-type="float" office:value="1" calcext:value-type="float">
            <text:p>1</text:p>
          </table:table-cell>
          <table:table-cell table:formula="of:=[.$D13]" office:value-type="float" office:value="600" calcext:value-type="float">
            <text:p>600</text:p>
          </table:table-cell>
          <table:table-cell table:formula="of:=ROUND(IF(MOD([.A14]-8; 7) = 0; [.E13]*1.04; [.E13]); 2)" office:value-type="float" office:value="0.52" calcext:value-type="float">
            <text:p>0,52</text:p>
          </table:table-cell>
          <table:table-cell table:formula="of:=[.E14]*[.D14]" office:value-type="float" office:value="312" calcext:value-type="float">
            <text:p>312</text:p>
          </table:table-cell>
          <table:table-cell table:formula="of:=FLOOR([.F14]/6)" office:value-type="float" office:value="52" calcext:value-type="float">
            <text:p>52</text:p>
          </table:table-cell>
          <table:table-cell table:formula="of:=[.G8]+[.H13]-[.J13]" office:value-type="float" office:value="50" calcext:value-type="float">
            <text:p>50</text:p>
          </table:table-cell>
          <table:table-cell table:formula="of:=IF(AND([.C14]&lt;&gt;7; [.C14]&lt;&gt;6); 36; 100)" office:value-type="float" office:value="36" calcext:value-type="float">
            <text:p>36</text:p>
          </table:table-cell>
          <table:table-cell table:formula="of:=IF([.I14]&lt;[.H14]; [.I14]; [.H14])" office:value-type="float" office:value="36" calcext:value-type="float">
            <text:p>36</text:p>
          </table:table-cell>
          <table:table-cell table:formula="of:=IF([.H14]&lt;[.I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4-05-06" calcext:value-type="date">
            <text:p>6.05.2014</text:p>
          </table:table-cell>
          <table:table-cell table:formula="of:=WEEKDAY([.B15]; 2)" office:value-type="float" office:value="2" calcext:value-type="float">
            <text:p>2</text:p>
          </table:table-cell>
          <table:table-cell table:formula="of:=[.$D14]" office:value-type="float" office:value="600" calcext:value-type="float">
            <text:p>600</text:p>
          </table:table-cell>
          <table:table-cell table:formula="of:=ROUND(IF(MOD([.A15]-8; 7) = 0; [.E14]*1.04; [.E14]); 2)" office:value-type="float" office:value="0.52" calcext:value-type="float">
            <text:p>0,52</text:p>
          </table:table-cell>
          <table:table-cell table:formula="of:=[.E15]*[.D15]" office:value-type="float" office:value="312" calcext:value-type="float">
            <text:p>312</text:p>
          </table:table-cell>
          <table:table-cell table:formula="of:=FLOOR([.F15]/6)" office:value-type="float" office:value="52" calcext:value-type="float">
            <text:p>52</text:p>
          </table:table-cell>
          <table:table-cell table:formula="of:=[.G9]+[.H14]-[.J14]" office:value-type="float" office:value="66" calcext:value-type="float">
            <text:p>66</text:p>
          </table:table-cell>
          <table:table-cell table:formula="of:=IF(AND([.C15]&lt;&gt;7; [.C15]&lt;&gt;6); 36; 100)" office:value-type="float" office:value="36" calcext:value-type="float">
            <text:p>36</text:p>
          </table:table-cell>
          <table:table-cell table:formula="of:=IF([.I15]&lt;[.H15]; [.I15]; [.H15])" office:value-type="float" office:value="36" calcext:value-type="float">
            <text:p>36</text:p>
          </table:table-cell>
          <table:table-cell table:formula="of:=IF([.H15]&lt;[.I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4-05-07" calcext:value-type="date">
            <text:p>7.05.2014</text:p>
          </table:table-cell>
          <table:table-cell table:formula="of:=WEEKDAY([.B16]; 2)" office:value-type="float" office:value="3" calcext:value-type="float">
            <text:p>3</text:p>
          </table:table-cell>
          <table:table-cell table:formula="of:=[.$D15]" office:value-type="float" office:value="600" calcext:value-type="float">
            <text:p>600</text:p>
          </table:table-cell>
          <table:table-cell table:formula="of:=ROUND(IF(MOD([.A16]-8; 7) = 0; [.E15]*1.04; [.E15]); 2)" office:value-type="float" office:value="0.54" calcext:value-type="float">
            <text:p>0,54</text:p>
          </table:table-cell>
          <table:table-cell table:formula="of:=[.E16]*[.D16]" office:value-type="float" office:value="324" calcext:value-type="float">
            <text:p>324</text:p>
          </table:table-cell>
          <table:table-cell table:formula="of:=FLOOR([.F16]/6)" office:value-type="float" office:value="54" calcext:value-type="float">
            <text:p>54</text:p>
          </table:table-cell>
          <table:table-cell table:formula="of:=[.G10]+[.H15]-[.J15]" office:value-type="float" office:value="82" calcext:value-type="float">
            <text:p>82</text:p>
          </table:table-cell>
          <table:table-cell table:formula="of:=IF(AND([.C16]&lt;&gt;7; [.C16]&lt;&gt;6); 36; 100)" office:value-type="float" office:value="36" calcext:value-type="float">
            <text:p>36</text:p>
          </table:table-cell>
          <table:table-cell table:formula="of:=IF([.I16]&lt;[.H16]; [.I16]; [.H16])" office:value-type="float" office:value="36" calcext:value-type="float">
            <text:p>36</text:p>
          </table:table-cell>
          <table:table-cell table:formula="of:=IF([.H16]&lt;[.I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4-05-08" calcext:value-type="date">
            <text:p>8.05.2014</text:p>
          </table:table-cell>
          <table:table-cell table:formula="of:=WEEKDAY([.B17]; 2)" office:value-type="float" office:value="4" calcext:value-type="float">
            <text:p>4</text:p>
          </table:table-cell>
          <table:table-cell table:formula="of:=[.$D16]" office:value-type="float" office:value="600" calcext:value-type="float">
            <text:p>600</text:p>
          </table:table-cell>
          <table:table-cell table:formula="of:=ROUND(IF(MOD([.A17]-8; 7) = 0; [.E16]*1.04; [.E16]); 2)" office:value-type="float" office:value="0.54" calcext:value-type="float">
            <text:p>0,54</text:p>
          </table:table-cell>
          <table:table-cell table:formula="of:=[.E17]*[.D17]" office:value-type="float" office:value="324" calcext:value-type="float">
            <text:p>324</text:p>
          </table:table-cell>
          <table:table-cell table:formula="of:=FLOOR([.F17]/6)" office:value-type="float" office:value="54" calcext:value-type="float">
            <text:p>54</text:p>
          </table:table-cell>
          <table:table-cell table:formula="of:=[.G11]+[.H16]-[.J16]" office:value-type="float" office:value="98" calcext:value-type="float">
            <text:p>98</text:p>
          </table:table-cell>
          <table:table-cell table:formula="of:=IF(AND([.C17]&lt;&gt;7; [.C17]&lt;&gt;6); 36; 100)" office:value-type="float" office:value="36" calcext:value-type="float">
            <text:p>36</text:p>
          </table:table-cell>
          <table:table-cell table:formula="of:=IF([.I17]&lt;[.H17]; [.I17]; [.H17])" office:value-type="float" office:value="36" calcext:value-type="float">
            <text:p>36</text:p>
          </table:table-cell>
          <table:table-cell table:formula="of:=IF([.H17]&lt;[.I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4-05-09" calcext:value-type="date">
            <text:p>9.05.2014</text:p>
          </table:table-cell>
          <table:table-cell table:formula="of:=WEEKDAY([.B18]; 2)" office:value-type="float" office:value="5" calcext:value-type="float">
            <text:p>5</text:p>
          </table:table-cell>
          <table:table-cell table:formula="of:=[.$D17]" office:value-type="float" office:value="600" calcext:value-type="float">
            <text:p>600</text:p>
          </table:table-cell>
          <table:table-cell table:formula="of:=ROUND(IF(MOD([.A18]-8; 7) = 0; [.E17]*1.04; [.E17]); 2)" office:value-type="float" office:value="0.54" calcext:value-type="float">
            <text:p>0,54</text:p>
          </table:table-cell>
          <table:table-cell table:formula="of:=[.E18]*[.D18]" office:value-type="float" office:value="324" calcext:value-type="float">
            <text:p>324</text:p>
          </table:table-cell>
          <table:table-cell table:formula="of:=FLOOR([.F18]/6)" office:value-type="float" office:value="54" calcext:value-type="float">
            <text:p>54</text:p>
          </table:table-cell>
          <table:table-cell table:formula="of:=[.G12]+[.H17]-[.J17]" office:value-type="float" office:value="114" calcext:value-type="float">
            <text:p>114</text:p>
          </table:table-cell>
          <table:table-cell table:formula="of:=IF(AND([.C18]&lt;&gt;7; [.C18]&lt;&gt;6); 36; 100)" office:value-type="float" office:value="36" calcext:value-type="float">
            <text:p>36</text:p>
          </table:table-cell>
          <table:table-cell table:formula="of:=IF([.I18]&lt;[.H18]; [.I18]; [.H18])" office:value-type="float" office:value="36" calcext:value-type="float">
            <text:p>36</text:p>
          </table:table-cell>
          <table:table-cell table:formula="of:=IF([.H18]&lt;[.I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4-05-10" calcext:value-type="date">
            <text:p>10.05.2014</text:p>
          </table:table-cell>
          <table:table-cell table:formula="of:=WEEKDAY([.B19]; 2)" office:value-type="float" office:value="6" calcext:value-type="float">
            <text:p>6</text:p>
          </table:table-cell>
          <table:table-cell table:formula="of:=[.$D18]" office:value-type="float" office:value="600" calcext:value-type="float">
            <text:p>600</text:p>
          </table:table-cell>
          <table:table-cell table:formula="of:=ROUND(IF(MOD([.A19]-8; 7) = 0; [.E18]*1.04; [.E18]); 2)" office:value-type="float" office:value="0.54" calcext:value-type="float">
            <text:p>0,54</text:p>
          </table:table-cell>
          <table:table-cell table:formula="of:=[.E19]*[.D19]" office:value-type="float" office:value="324" calcext:value-type="float">
            <text:p>324</text:p>
          </table:table-cell>
          <table:table-cell table:formula="of:=FLOOR([.F19]/6)" office:value-type="float" office:value="54" calcext:value-type="float">
            <text:p>54</text:p>
          </table:table-cell>
          <table:table-cell table:formula="of:=[.G13]+[.H18]-[.J18]" office:value-type="float" office:value="130" calcext:value-type="float">
            <text:p>130</text:p>
          </table:table-cell>
          <table:table-cell table:formula="of:=IF(AND([.C19]&lt;&gt;7; [.C19]&lt;&gt;6); 36; 100)" office:value-type="float" office:value="100" calcext:value-type="float">
            <text:p>100</text:p>
          </table:table-cell>
          <table:table-cell table:formula="of:=IF([.I19]&lt;[.H19]; [.I19]; [.H19])" office:value-type="float" office:value="100" calcext:value-type="float">
            <text:p>100</text:p>
          </table:table-cell>
          <table:table-cell table:formula="of:=IF([.H19]&lt;[.I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4-05-11" calcext:value-type="date">
            <text:p>11.05.2014</text:p>
          </table:table-cell>
          <table:table-cell table:formula="of:=WEEKDAY([.B20]; 2)" office:value-type="float" office:value="7" calcext:value-type="float">
            <text:p>7</text:p>
          </table:table-cell>
          <table:table-cell table:formula="of:=[.$D19]" office:value-type="float" office:value="600" calcext:value-type="float">
            <text:p>600</text:p>
          </table:table-cell>
          <table:table-cell table:formula="of:=ROUND(IF(MOD([.A20]-8; 7) = 0; [.E19]*1.04; [.E19]); 2)" office:value-type="float" office:value="0.54" calcext:value-type="float">
            <text:p>0,54</text:p>
          </table:table-cell>
          <table:table-cell table:formula="of:=[.E20]*[.D20]" office:value-type="float" office:value="324" calcext:value-type="float">
            <text:p>324</text:p>
          </table:table-cell>
          <table:table-cell table:formula="of:=FLOOR([.F20]/6)" office:value-type="float" office:value="54" calcext:value-type="float">
            <text:p>54</text:p>
          </table:table-cell>
          <table:table-cell table:formula="of:=[.G14]+[.H19]-[.J19]" office:value-type="float" office:value="82" calcext:value-type="float">
            <text:p>82</text:p>
          </table:table-cell>
          <table:table-cell table:formula="of:=IF(AND([.C20]&lt;&gt;7; [.C20]&lt;&gt;6); 36; 100)" office:value-type="float" office:value="100" calcext:value-type="float">
            <text:p>100</text:p>
          </table:table-cell>
          <table:table-cell table:formula="of:=IF([.I20]&lt;[.H20]; [.I20]; [.H20])" office:value-type="float" office:value="82" calcext:value-type="float">
            <text:p>82</text:p>
          </table:table-cell>
          <table:table-cell table:formula="of:=IF([.H20]&lt;[.I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4-05-12" calcext:value-type="date">
            <text:p>12.05.2014</text:p>
          </table:table-cell>
          <table:table-cell table:formula="of:=WEEKDAY([.B21]; 2)" office:value-type="float" office:value="1" calcext:value-type="float">
            <text:p>1</text:p>
          </table:table-cell>
          <table:table-cell table:formula="of:=[.$D20]" office:value-type="float" office:value="600" calcext:value-type="float">
            <text:p>600</text:p>
          </table:table-cell>
          <table:table-cell table:formula="of:=ROUND(IF(MOD([.A21]-8; 7) = 0; [.E20]*1.04; [.E20]); 2)" office:value-type="float" office:value="0.54" calcext:value-type="float">
            <text:p>0,54</text:p>
          </table:table-cell>
          <table:table-cell table:formula="of:=[.E21]*[.D21]" office:value-type="float" office:value="324" calcext:value-type="float">
            <text:p>324</text:p>
          </table:table-cell>
          <table:table-cell table:formula="of:=FLOOR([.F21]/6)" office:value-type="float" office:value="54" calcext:value-type="float">
            <text:p>54</text:p>
          </table:table-cell>
          <table:table-cell table:formula="of:=[.G15]+[.H20]-[.J20]" office:value-type="float" office:value="52" calcext:value-type="float">
            <text:p>52</text:p>
          </table:table-cell>
          <table:table-cell table:formula="of:=IF(AND([.C21]&lt;&gt;7; [.C21]&lt;&gt;6); 36; 100)" office:value-type="float" office:value="36" calcext:value-type="float">
            <text:p>36</text:p>
          </table:table-cell>
          <table:table-cell table:formula="of:=IF([.I21]&lt;[.H21]; [.I21]; [.H21])" office:value-type="float" office:value="36" calcext:value-type="float">
            <text:p>36</text:p>
          </table:table-cell>
          <table:table-cell table:formula="of:=IF([.H21]&lt;[.I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4-05-13" calcext:value-type="date">
            <text:p>13.05.2014</text:p>
          </table:table-cell>
          <table:table-cell table:formula="of:=WEEKDAY([.B22]; 2)" office:value-type="float" office:value="2" calcext:value-type="float">
            <text:p>2</text:p>
          </table:table-cell>
          <table:table-cell table:formula="of:=[.$D21]" office:value-type="float" office:value="600" calcext:value-type="float">
            <text:p>600</text:p>
          </table:table-cell>
          <table:table-cell table:formula="of:=ROUND(IF(MOD([.A22]-8; 7) = 0; [.E21]*1.04; [.E21]); 2)" office:value-type="float" office:value="0.54" calcext:value-type="float">
            <text:p>0,54</text:p>
          </table:table-cell>
          <table:table-cell table:formula="of:=[.E22]*[.D22]" office:value-type="float" office:value="324" calcext:value-type="float">
            <text:p>324</text:p>
          </table:table-cell>
          <table:table-cell table:formula="of:=FLOOR([.F22]/6)" office:value-type="float" office:value="54" calcext:value-type="float">
            <text:p>54</text:p>
          </table:table-cell>
          <table:table-cell table:formula="of:=[.G16]+[.H21]-[.J21]" office:value-type="float" office:value="70" calcext:value-type="float">
            <text:p>70</text:p>
          </table:table-cell>
          <table:table-cell table:formula="of:=IF(AND([.C22]&lt;&gt;7; [.C22]&lt;&gt;6); 36; 100)" office:value-type="float" office:value="36" calcext:value-type="float">
            <text:p>36</text:p>
          </table:table-cell>
          <table:table-cell table:formula="of:=IF([.I22]&lt;[.H22]; [.I22]; [.H22])" office:value-type="float" office:value="36" calcext:value-type="float">
            <text:p>36</text:p>
          </table:table-cell>
          <table:table-cell table:formula="of:=IF([.H22]&lt;[.I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4-05-14" calcext:value-type="date">
            <text:p>14.05.2014</text:p>
          </table:table-cell>
          <table:table-cell table:formula="of:=WEEKDAY([.B23]; 2)" office:value-type="float" office:value="3" calcext:value-type="float">
            <text:p>3</text:p>
          </table:table-cell>
          <table:table-cell table:formula="of:=[.$D22]" office:value-type="float" office:value="600" calcext:value-type="float">
            <text:p>600</text:p>
          </table:table-cell>
          <table:table-cell table:formula="of:=ROUND(IF(MOD([.A23]-8; 7) = 0; [.E22]*1.04; [.E22]); 2)" office:value-type="float" office:value="0.56" calcext:value-type="float">
            <text:p>0,56</text:p>
          </table:table-cell>
          <table:table-cell table:formula="of:=[.E23]*[.D23]" office:value-type="float" office:value="336" calcext:value-type="float">
            <text:p>336</text:p>
          </table:table-cell>
          <table:table-cell table:formula="of:=FLOOR([.F23]/6)" office:value-type="float" office:value="56" calcext:value-type="float">
            <text:p>56</text:p>
          </table:table-cell>
          <table:table-cell table:formula="of:=[.G17]+[.H22]-[.J22]" office:value-type="float" office:value="88" calcext:value-type="float">
            <text:p>88</text:p>
          </table:table-cell>
          <table:table-cell table:formula="of:=IF(AND([.C23]&lt;&gt;7; [.C23]&lt;&gt;6); 36; 100)" office:value-type="float" office:value="36" calcext:value-type="float">
            <text:p>36</text:p>
          </table:table-cell>
          <table:table-cell table:formula="of:=IF([.I23]&lt;[.H23]; [.I23]; [.H23])" office:value-type="float" office:value="36" calcext:value-type="float">
            <text:p>36</text:p>
          </table:table-cell>
          <table:table-cell table:formula="of:=IF([.H23]&lt;[.I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4-05-15" calcext:value-type="date">
            <text:p>15.05.2014</text:p>
          </table:table-cell>
          <table:table-cell table:formula="of:=WEEKDAY([.B24]; 2)" office:value-type="float" office:value="4" calcext:value-type="float">
            <text:p>4</text:p>
          </table:table-cell>
          <table:table-cell table:formula="of:=[.$D23]" office:value-type="float" office:value="600" calcext:value-type="float">
            <text:p>600</text:p>
          </table:table-cell>
          <table:table-cell table:formula="of:=ROUND(IF(MOD([.A24]-8; 7) = 0; [.E23]*1.04; [.E23]); 2)" office:value-type="float" office:value="0.56" calcext:value-type="float">
            <text:p>0,56</text:p>
          </table:table-cell>
          <table:table-cell table:formula="of:=[.E24]*[.D24]" office:value-type="float" office:value="336" calcext:value-type="float">
            <text:p>336</text:p>
          </table:table-cell>
          <table:table-cell table:formula="of:=FLOOR([.F24]/6)" office:value-type="float" office:value="56" calcext:value-type="float">
            <text:p>56</text:p>
          </table:table-cell>
          <table:table-cell table:formula="of:=[.G18]+[.H23]-[.J23]" office:value-type="float" office:value="106" calcext:value-type="float">
            <text:p>106</text:p>
          </table:table-cell>
          <table:table-cell table:formula="of:=IF(AND([.C24]&lt;&gt;7; [.C24]&lt;&gt;6); 36; 100)" office:value-type="float" office:value="36" calcext:value-type="float">
            <text:p>36</text:p>
          </table:table-cell>
          <table:table-cell table:formula="of:=IF([.I24]&lt;[.H24]; [.I24]; [.H24])" office:value-type="float" office:value="36" calcext:value-type="float">
            <text:p>36</text:p>
          </table:table-cell>
          <table:table-cell table:formula="of:=IF([.H24]&lt;[.I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4-05-16" calcext:value-type="date">
            <text:p>16.05.2014</text:p>
          </table:table-cell>
          <table:table-cell table:formula="of:=WEEKDAY([.B25]; 2)" office:value-type="float" office:value="5" calcext:value-type="float">
            <text:p>5</text:p>
          </table:table-cell>
          <table:table-cell table:formula="of:=[.$D24]" office:value-type="float" office:value="600" calcext:value-type="float">
            <text:p>600</text:p>
          </table:table-cell>
          <table:table-cell table:formula="of:=ROUND(IF(MOD([.A25]-8; 7) = 0; [.E24]*1.04; [.E24]); 2)" office:value-type="float" office:value="0.56" calcext:value-type="float">
            <text:p>0,56</text:p>
          </table:table-cell>
          <table:table-cell table:formula="of:=[.E25]*[.D25]" office:value-type="float" office:value="336" calcext:value-type="float">
            <text:p>336</text:p>
          </table:table-cell>
          <table:table-cell table:formula="of:=FLOOR([.F25]/6)" office:value-type="float" office:value="56" calcext:value-type="float">
            <text:p>56</text:p>
          </table:table-cell>
          <table:table-cell table:formula="of:=[.G19]+[.H24]-[.J24]" office:value-type="float" office:value="124" calcext:value-type="float">
            <text:p>124</text:p>
          </table:table-cell>
          <table:table-cell table:formula="of:=IF(AND([.C25]&lt;&gt;7; [.C25]&lt;&gt;6); 36; 100)" office:value-type="float" office:value="36" calcext:value-type="float">
            <text:p>36</text:p>
          </table:table-cell>
          <table:table-cell table:formula="of:=IF([.I25]&lt;[.H25]; [.I25]; [.H25])" office:value-type="float" office:value="36" calcext:value-type="float">
            <text:p>36</text:p>
          </table:table-cell>
          <table:table-cell table:formula="of:=IF([.H25]&lt;[.I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4-05-17" calcext:value-type="date">
            <text:p>17.05.2014</text:p>
          </table:table-cell>
          <table:table-cell table:formula="of:=WEEKDAY([.B26]; 2)" office:value-type="float" office:value="6" calcext:value-type="float">
            <text:p>6</text:p>
          </table:table-cell>
          <table:table-cell table:formula="of:=[.$D25]" office:value-type="float" office:value="600" calcext:value-type="float">
            <text:p>600</text:p>
          </table:table-cell>
          <table:table-cell table:formula="of:=ROUND(IF(MOD([.A26]-8; 7) = 0; [.E25]*1.04; [.E25]); 2)" office:value-type="float" office:value="0.56" calcext:value-type="float">
            <text:p>0,56</text:p>
          </table:table-cell>
          <table:table-cell table:formula="of:=[.E26]*[.D26]" office:value-type="float" office:value="336" calcext:value-type="float">
            <text:p>336</text:p>
          </table:table-cell>
          <table:table-cell table:formula="of:=FLOOR([.F26]/6)" office:value-type="float" office:value="56" calcext:value-type="float">
            <text:p>56</text:p>
          </table:table-cell>
          <table:table-cell table:formula="of:=[.G20]+[.H25]-[.J25]" office:value-type="float" office:value="142" calcext:value-type="float">
            <text:p>142</text:p>
          </table:table-cell>
          <table:table-cell table:formula="of:=IF(AND([.C26]&lt;&gt;7; [.C26]&lt;&gt;6); 36; 100)" office:value-type="float" office:value="100" calcext:value-type="float">
            <text:p>100</text:p>
          </table:table-cell>
          <table:table-cell table:formula="of:=IF([.I26]&lt;[.H26]; [.I26]; [.H26])" office:value-type="float" office:value="100" calcext:value-type="float">
            <text:p>100</text:p>
          </table:table-cell>
          <table:table-cell table:formula="of:=IF([.H26]&lt;[.I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4-05-18" calcext:value-type="date">
            <text:p>18.05.2014</text:p>
          </table:table-cell>
          <table:table-cell table:formula="of:=WEEKDAY([.B27]; 2)" office:value-type="float" office:value="7" calcext:value-type="float">
            <text:p>7</text:p>
          </table:table-cell>
          <table:table-cell table:formula="of:=[.$D26]" office:value-type="float" office:value="600" calcext:value-type="float">
            <text:p>600</text:p>
          </table:table-cell>
          <table:table-cell table:formula="of:=ROUND(IF(MOD([.A27]-8; 7) = 0; [.E26]*1.04; [.E26]); 2)" office:value-type="float" office:value="0.56" calcext:value-type="float">
            <text:p>0,56</text:p>
          </table:table-cell>
          <table:table-cell table:formula="of:=[.E27]*[.D27]" office:value-type="float" office:value="336" calcext:value-type="float">
            <text:p>336</text:p>
          </table:table-cell>
          <table:table-cell table:formula="of:=FLOOR([.F27]/6)" office:value-type="float" office:value="56" calcext:value-type="float">
            <text:p>56</text:p>
          </table:table-cell>
          <table:table-cell table:formula="of:=[.G21]+[.H26]-[.J26]" office:value-type="float" office:value="96" calcext:value-type="float">
            <text:p>96</text:p>
          </table:table-cell>
          <table:table-cell table:formula="of:=IF(AND([.C27]&lt;&gt;7; [.C27]&lt;&gt;6); 36; 100)" office:value-type="float" office:value="100" calcext:value-type="float">
            <text:p>100</text:p>
          </table:table-cell>
          <table:table-cell table:formula="of:=IF([.I27]&lt;[.H27]; [.I27]; [.H27])" office:value-type="float" office:value="96" calcext:value-type="float">
            <text:p>96</text:p>
          </table:table-cell>
          <table:table-cell table:formula="of:=IF([.H27]&lt;[.I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4-05-19" calcext:value-type="date">
            <text:p>19.05.2014</text:p>
          </table:table-cell>
          <table:table-cell table:formula="of:=WEEKDAY([.B28]; 2)" office:value-type="float" office:value="1" calcext:value-type="float">
            <text:p>1</text:p>
          </table:table-cell>
          <table:table-cell table:formula="of:=[.$D27]" office:value-type="float" office:value="600" calcext:value-type="float">
            <text:p>600</text:p>
          </table:table-cell>
          <table:table-cell table:formula="of:=ROUND(IF(MOD([.A28]-8; 7) = 0; [.E27]*1.04; [.E27]); 2)" office:value-type="float" office:value="0.56" calcext:value-type="float">
            <text:p>0,56</text:p>
          </table:table-cell>
          <table:table-cell table:formula="of:=[.E28]*[.D28]" office:value-type="float" office:value="336" calcext:value-type="float">
            <text:p>336</text:p>
          </table:table-cell>
          <table:table-cell table:formula="of:=FLOOR([.F28]/6)" office:value-type="float" office:value="56" calcext:value-type="float">
            <text:p>56</text:p>
          </table:table-cell>
          <table:table-cell table:formula="of:=[.G22]+[.H27]-[.J27]" office:value-type="float" office:value="54" calcext:value-type="float">
            <text:p>54</text:p>
          </table:table-cell>
          <table:table-cell table:formula="of:=IF(AND([.C28]&lt;&gt;7; [.C28]&lt;&gt;6); 36; 100)" office:value-type="float" office:value="36" calcext:value-type="float">
            <text:p>36</text:p>
          </table:table-cell>
          <table:table-cell table:formula="of:=IF([.I28]&lt;[.H28]; [.I28]; [.H28])" office:value-type="float" office:value="36" calcext:value-type="float">
            <text:p>36</text:p>
          </table:table-cell>
          <table:table-cell table:formula="of:=IF([.H28]&lt;[.I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4-05-20" calcext:value-type="date">
            <text:p>20.05.2014</text:p>
          </table:table-cell>
          <table:table-cell table:formula="of:=WEEKDAY([.B29]; 2)" office:value-type="float" office:value="2" calcext:value-type="float">
            <text:p>2</text:p>
          </table:table-cell>
          <table:table-cell table:formula="of:=[.$D28]" office:value-type="float" office:value="600" calcext:value-type="float">
            <text:p>600</text:p>
          </table:table-cell>
          <table:table-cell table:formula="of:=ROUND(IF(MOD([.A29]-8; 7) = 0; [.E28]*1.04; [.E28]); 2)" office:value-type="float" office:value="0.56" calcext:value-type="float">
            <text:p>0,56</text:p>
          </table:table-cell>
          <table:table-cell table:formula="of:=[.E29]*[.D29]" office:value-type="float" office:value="336" calcext:value-type="float">
            <text:p>336</text:p>
          </table:table-cell>
          <table:table-cell table:formula="of:=FLOOR([.F29]/6)" office:value-type="float" office:value="56" calcext:value-type="float">
            <text:p>56</text:p>
          </table:table-cell>
          <table:table-cell table:formula="of:=[.G23]+[.H28]-[.J28]" office:value-type="float" office:value="74" calcext:value-type="float">
            <text:p>74</text:p>
          </table:table-cell>
          <table:table-cell table:formula="of:=IF(AND([.C29]&lt;&gt;7; [.C29]&lt;&gt;6); 36; 100)" office:value-type="float" office:value="36" calcext:value-type="float">
            <text:p>36</text:p>
          </table:table-cell>
          <table:table-cell table:formula="of:=IF([.I29]&lt;[.H29]; [.I29]; [.H29])" office:value-type="float" office:value="36" calcext:value-type="float">
            <text:p>36</text:p>
          </table:table-cell>
          <table:table-cell table:formula="of:=IF([.H29]&lt;[.I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4-05-21" calcext:value-type="date">
            <text:p>21.05.2014</text:p>
          </table:table-cell>
          <table:table-cell table:formula="of:=WEEKDAY([.B30]; 2)" office:value-type="float" office:value="3" calcext:value-type="float">
            <text:p>3</text:p>
          </table:table-cell>
          <table:table-cell table:formula="of:=[.$D29]" office:value-type="float" office:value="600" calcext:value-type="float">
            <text:p>600</text:p>
          </table:table-cell>
          <table:table-cell table:formula="of:=ROUND(IF(MOD([.A30]-8; 7) = 0; [.E29]*1.04; [.E29]); 2)" office:value-type="float" office:value="0.58" calcext:value-type="float">
            <text:p>0,58</text:p>
          </table:table-cell>
          <table:table-cell table:formula="of:=[.E30]*[.D30]" office:value-type="float" office:value="348" calcext:value-type="float">
            <text:p>348</text:p>
          </table:table-cell>
          <table:table-cell table:formula="of:=FLOOR([.F30]/6)" office:value-type="float" office:value="58" calcext:value-type="float">
            <text:p>58</text:p>
          </table:table-cell>
          <table:table-cell table:formula="of:=[.G24]+[.H29]-[.J29]" office:value-type="float" office:value="94" calcext:value-type="float">
            <text:p>94</text:p>
          </table:table-cell>
          <table:table-cell table:formula="of:=IF(AND([.C30]&lt;&gt;7; [.C30]&lt;&gt;6); 36; 100)" office:value-type="float" office:value="36" calcext:value-type="float">
            <text:p>36</text:p>
          </table:table-cell>
          <table:table-cell table:formula="of:=IF([.I30]&lt;[.H30]; [.I30]; [.H30])" office:value-type="float" office:value="36" calcext:value-type="float">
            <text:p>36</text:p>
          </table:table-cell>
          <table:table-cell table:formula="of:=IF([.H30]&lt;[.I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4-05-22" calcext:value-type="date">
            <text:p>22.05.2014</text:p>
          </table:table-cell>
          <table:table-cell table:formula="of:=WEEKDAY([.B31]; 2)" office:value-type="float" office:value="4" calcext:value-type="float">
            <text:p>4</text:p>
          </table:table-cell>
          <table:table-cell table:formula="of:=[.$D30]" office:value-type="float" office:value="600" calcext:value-type="float">
            <text:p>600</text:p>
          </table:table-cell>
          <table:table-cell table:formula="of:=ROUND(IF(MOD([.A31]-8; 7) = 0; [.E30]*1.04; [.E30]); 2)" office:value-type="float" office:value="0.58" calcext:value-type="float">
            <text:p>0,58</text:p>
          </table:table-cell>
          <table:table-cell table:formula="of:=[.E31]*[.D31]" office:value-type="float" office:value="348" calcext:value-type="float">
            <text:p>348</text:p>
          </table:table-cell>
          <table:table-cell table:formula="of:=FLOOR([.F31]/6)" office:value-type="float" office:value="58" calcext:value-type="float">
            <text:p>58</text:p>
          </table:table-cell>
          <table:table-cell table:formula="of:=[.G25]+[.H30]-[.J30]" office:value-type="float" office:value="114" calcext:value-type="float">
            <text:p>114</text:p>
          </table:table-cell>
          <table:table-cell table:formula="of:=IF(AND([.C31]&lt;&gt;7; [.C31]&lt;&gt;6); 36; 100)" office:value-type="float" office:value="36" calcext:value-type="float">
            <text:p>36</text:p>
          </table:table-cell>
          <table:table-cell table:formula="of:=IF([.I31]&lt;[.H31]; [.I31]; [.H31])" office:value-type="float" office:value="36" calcext:value-type="float">
            <text:p>36</text:p>
          </table:table-cell>
          <table:table-cell table:formula="of:=IF([.H31]&lt;[.I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4-05-23" calcext:value-type="date">
            <text:p>23.05.2014</text:p>
          </table:table-cell>
          <table:table-cell table:formula="of:=WEEKDAY([.B32]; 2)" office:value-type="float" office:value="5" calcext:value-type="float">
            <text:p>5</text:p>
          </table:table-cell>
          <table:table-cell table:formula="of:=[.$D31]" office:value-type="float" office:value="600" calcext:value-type="float">
            <text:p>600</text:p>
          </table:table-cell>
          <table:table-cell table:formula="of:=ROUND(IF(MOD([.A32]-8; 7) = 0; [.E31]*1.04; [.E31]); 2)" office:value-type="float" office:value="0.58" calcext:value-type="float">
            <text:p>0,58</text:p>
          </table:table-cell>
          <table:table-cell table:formula="of:=[.E32]*[.D32]" office:value-type="float" office:value="348" calcext:value-type="float">
            <text:p>348</text:p>
          </table:table-cell>
          <table:table-cell table:formula="of:=FLOOR([.F32]/6)" office:value-type="float" office:value="58" calcext:value-type="float">
            <text:p>58</text:p>
          </table:table-cell>
          <table:table-cell table:formula="of:=[.G26]+[.H31]-[.J31]" office:value-type="float" office:value="134" calcext:value-type="float">
            <text:p>134</text:p>
          </table:table-cell>
          <table:table-cell table:formula="of:=IF(AND([.C32]&lt;&gt;7; [.C32]&lt;&gt;6); 36; 100)" office:value-type="float" office:value="36" calcext:value-type="float">
            <text:p>36</text:p>
          </table:table-cell>
          <table:table-cell table:formula="of:=IF([.I32]&lt;[.H32]; [.I32]; [.H32])" office:value-type="float" office:value="36" calcext:value-type="float">
            <text:p>36</text:p>
          </table:table-cell>
          <table:table-cell table:formula="of:=IF([.H32]&lt;[.I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4-05-24" calcext:value-type="date">
            <text:p>24.05.2014</text:p>
          </table:table-cell>
          <table:table-cell table:formula="of:=WEEKDAY([.B33]; 2)" office:value-type="float" office:value="6" calcext:value-type="float">
            <text:p>6</text:p>
          </table:table-cell>
          <table:table-cell table:formula="of:=[.$D32]" office:value-type="float" office:value="600" calcext:value-type="float">
            <text:p>600</text:p>
          </table:table-cell>
          <table:table-cell table:formula="of:=ROUND(IF(MOD([.A33]-8; 7) = 0; [.E32]*1.04; [.E32]); 2)" office:value-type="float" office:value="0.58" calcext:value-type="float">
            <text:p>0,58</text:p>
          </table:table-cell>
          <table:table-cell table:formula="of:=[.E33]*[.D33]" office:value-type="float" office:value="348" calcext:value-type="float">
            <text:p>348</text:p>
          </table:table-cell>
          <table:table-cell table:formula="of:=FLOOR([.F33]/6)" office:value-type="float" office:value="58" calcext:value-type="float">
            <text:p>58</text:p>
          </table:table-cell>
          <table:table-cell table:formula="of:=[.G27]+[.H32]-[.J32]" office:value-type="float" office:value="154" calcext:value-type="float">
            <text:p>154</text:p>
          </table:table-cell>
          <table:table-cell table:formula="of:=IF(AND([.C33]&lt;&gt;7; [.C33]&lt;&gt;6); 36; 100)" office:value-type="float" office:value="100" calcext:value-type="float">
            <text:p>100</text:p>
          </table:table-cell>
          <table:table-cell table:formula="of:=IF([.I33]&lt;[.H33]; [.I33]; [.H33])" office:value-type="float" office:value="100" calcext:value-type="float">
            <text:p>100</text:p>
          </table:table-cell>
          <table:table-cell table:formula="of:=IF([.H33]&lt;[.I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4-05-25" calcext:value-type="date">
            <text:p>25.05.2014</text:p>
          </table:table-cell>
          <table:table-cell table:formula="of:=WEEKDAY([.B34]; 2)" office:value-type="float" office:value="7" calcext:value-type="float">
            <text:p>7</text:p>
          </table:table-cell>
          <table:table-cell table:formula="of:=[.$D33]" office:value-type="float" office:value="600" calcext:value-type="float">
            <text:p>600</text:p>
          </table:table-cell>
          <table:table-cell table:formula="of:=ROUND(IF(MOD([.A34]-8; 7) = 0; [.E33]*1.04; [.E33]); 2)" office:value-type="float" office:value="0.58" calcext:value-type="float">
            <text:p>0,58</text:p>
          </table:table-cell>
          <table:table-cell table:formula="of:=[.E34]*[.D34]" office:value-type="float" office:value="348" calcext:value-type="float">
            <text:p>348</text:p>
          </table:table-cell>
          <table:table-cell table:formula="of:=FLOOR([.F34]/6)" office:value-type="float" office:value="58" calcext:value-type="float">
            <text:p>58</text:p>
          </table:table-cell>
          <table:table-cell table:formula="of:=[.G28]+[.H33]-[.J33]" office:value-type="float" office:value="110" calcext:value-type="float">
            <text:p>110</text:p>
          </table:table-cell>
          <table:table-cell table:formula="of:=IF(AND([.C34]&lt;&gt;7; [.C34]&lt;&gt;6); 36; 100)" office:value-type="float" office:value="100" calcext:value-type="float">
            <text:p>100</text:p>
          </table:table-cell>
          <table:table-cell table:formula="of:=IF([.I34]&lt;[.H34]; [.I34]; [.H34])" office:value-type="float" office:value="100" calcext:value-type="float">
            <text:p>100</text:p>
          </table:table-cell>
          <table:table-cell table:formula="of:=IF([.H34]&lt;[.I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4-05-26" calcext:value-type="date">
            <text:p>26.05.2014</text:p>
          </table:table-cell>
          <table:table-cell table:formula="of:=WEEKDAY([.B35]; 2)" office:value-type="float" office:value="1" calcext:value-type="float">
            <text:p>1</text:p>
          </table:table-cell>
          <table:table-cell table:formula="of:=[.$D34]" office:value-type="float" office:value="600" calcext:value-type="float">
            <text:p>600</text:p>
          </table:table-cell>
          <table:table-cell table:formula="of:=ROUND(IF(MOD([.A35]-8; 7) = 0; [.E34]*1.04; [.E34]); 2)" office:value-type="float" office:value="0.58" calcext:value-type="float">
            <text:p>0,58</text:p>
          </table:table-cell>
          <table:table-cell table:formula="of:=[.E35]*[.D35]" office:value-type="float" office:value="348" calcext:value-type="float">
            <text:p>348</text:p>
          </table:table-cell>
          <table:table-cell table:formula="of:=FLOOR([.F35]/6)" office:value-type="float" office:value="58" calcext:value-type="float">
            <text:p>58</text:p>
          </table:table-cell>
          <table:table-cell table:formula="of:=[.G29]+[.H34]-[.J34]" office:value-type="float" office:value="66" calcext:value-type="float">
            <text:p>66</text:p>
          </table:table-cell>
          <table:table-cell table:formula="of:=IF(AND([.C35]&lt;&gt;7; [.C35]&lt;&gt;6); 36; 100)" office:value-type="float" office:value="36" calcext:value-type="float">
            <text:p>36</text:p>
          </table:table-cell>
          <table:table-cell table:formula="of:=IF([.I35]&lt;[.H35]; [.I35]; [.H35])" office:value-type="float" office:value="36" calcext:value-type="float">
            <text:p>36</text:p>
          </table:table-cell>
          <table:table-cell table:formula="of:=IF([.H35]&lt;[.I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4-05-27" calcext:value-type="date">
            <text:p>27.05.2014</text:p>
          </table:table-cell>
          <table:table-cell table:formula="of:=WEEKDAY([.B36]; 2)" office:value-type="float" office:value="2" calcext:value-type="float">
            <text:p>2</text:p>
          </table:table-cell>
          <table:table-cell table:formula="of:=[.$D35]" office:value-type="float" office:value="600" calcext:value-type="float">
            <text:p>600</text:p>
          </table:table-cell>
          <table:table-cell table:formula="of:=ROUND(IF(MOD([.A36]-8; 7) = 0; [.E35]*1.04; [.E35]); 2)" office:value-type="float" office:value="0.58" calcext:value-type="float">
            <text:p>0,58</text:p>
          </table:table-cell>
          <table:table-cell table:formula="of:=[.E36]*[.D36]" office:value-type="float" office:value="348" calcext:value-type="float">
            <text:p>348</text:p>
          </table:table-cell>
          <table:table-cell table:formula="of:=FLOOR([.F36]/6)" office:value-type="float" office:value="58" calcext:value-type="float">
            <text:p>58</text:p>
          </table:table-cell>
          <table:table-cell table:formula="of:=[.G30]+[.H35]-[.J35]" office:value-type="float" office:value="88" calcext:value-type="float">
            <text:p>88</text:p>
          </table:table-cell>
          <table:table-cell table:formula="of:=IF(AND([.C36]&lt;&gt;7; [.C36]&lt;&gt;6); 36; 100)" office:value-type="float" office:value="36" calcext:value-type="float">
            <text:p>36</text:p>
          </table:table-cell>
          <table:table-cell table:formula="of:=IF([.I36]&lt;[.H36]; [.I36]; [.H36])" office:value-type="float" office:value="36" calcext:value-type="float">
            <text:p>36</text:p>
          </table:table-cell>
          <table:table-cell table:formula="of:=IF([.H36]&lt;[.I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4-05-28" calcext:value-type="date">
            <text:p>28.05.2014</text:p>
          </table:table-cell>
          <table:table-cell table:formula="of:=WEEKDAY([.B37]; 2)" office:value-type="float" office:value="3" calcext:value-type="float">
            <text:p>3</text:p>
          </table:table-cell>
          <table:table-cell table:formula="of:=[.$D36]" office:value-type="float" office:value="600" calcext:value-type="float">
            <text:p>600</text:p>
          </table:table-cell>
          <table:table-cell table:formula="of:=ROUND(IF(MOD([.A37]-8; 7) = 0; [.E36]*1.04; [.E36]); 2)" office:value-type="float" office:value="0.6" calcext:value-type="float">
            <text:p>0,6</text:p>
          </table:table-cell>
          <table:table-cell table:formula="of:=[.E37]*[.D37]" office:value-type="float" office:value="360" calcext:value-type="float">
            <text:p>360</text:p>
          </table:table-cell>
          <table:table-cell table:formula="of:=FLOOR([.F37]/6)" office:value-type="float" office:value="60" calcext:value-type="float">
            <text:p>60</text:p>
          </table:table-cell>
          <table:table-cell table:formula="of:=[.G31]+[.H36]-[.J36]" office:value-type="float" office:value="110" calcext:value-type="float">
            <text:p>110</text:p>
          </table:table-cell>
          <table:table-cell table:formula="of:=IF(AND([.C37]&lt;&gt;7; [.C37]&lt;&gt;6); 36; 100)" office:value-type="float" office:value="36" calcext:value-type="float">
            <text:p>36</text:p>
          </table:table-cell>
          <table:table-cell table:formula="of:=IF([.I37]&lt;[.H37]; [.I37]; [.H37])" office:value-type="float" office:value="36" calcext:value-type="float">
            <text:p>36</text:p>
          </table:table-cell>
          <table:table-cell table:formula="of:=IF([.H37]&lt;[.I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4-05-29" calcext:value-type="date">
            <text:p>29.05.2014</text:p>
          </table:table-cell>
          <table:table-cell table:formula="of:=WEEKDAY([.B38]; 2)" office:value-type="float" office:value="4" calcext:value-type="float">
            <text:p>4</text:p>
          </table:table-cell>
          <table:table-cell table:formula="of:=[.$D37]" office:value-type="float" office:value="600" calcext:value-type="float">
            <text:p>600</text:p>
          </table:table-cell>
          <table:table-cell table:formula="of:=ROUND(IF(MOD([.A38]-8; 7) = 0; [.E37]*1.04; [.E37]); 2)" office:value-type="float" office:value="0.6" calcext:value-type="float">
            <text:p>0,6</text:p>
          </table:table-cell>
          <table:table-cell table:formula="of:=[.E38]*[.D38]" office:value-type="float" office:value="360" calcext:value-type="float">
            <text:p>360</text:p>
          </table:table-cell>
          <table:table-cell table:formula="of:=FLOOR([.F38]/6)" office:value-type="float" office:value="60" calcext:value-type="float">
            <text:p>60</text:p>
          </table:table-cell>
          <table:table-cell table:formula="of:=[.G32]+[.H37]-[.J37]" office:value-type="float" office:value="132" calcext:value-type="float">
            <text:p>132</text:p>
          </table:table-cell>
          <table:table-cell table:formula="of:=IF(AND([.C38]&lt;&gt;7; [.C38]&lt;&gt;6); 36; 100)" office:value-type="float" office:value="36" calcext:value-type="float">
            <text:p>36</text:p>
          </table:table-cell>
          <table:table-cell table:formula="of:=IF([.I38]&lt;[.H38]; [.I38]; [.H38])" office:value-type="float" office:value="36" calcext:value-type="float">
            <text:p>36</text:p>
          </table:table-cell>
          <table:table-cell table:formula="of:=IF([.H38]&lt;[.I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4-05-30" calcext:value-type="date">
            <text:p>30.05.2014</text:p>
          </table:table-cell>
          <table:table-cell table:formula="of:=WEEKDAY([.B39]; 2)" office:value-type="float" office:value="5" calcext:value-type="float">
            <text:p>5</text:p>
          </table:table-cell>
          <table:table-cell table:formula="of:=[.$D38]" office:value-type="float" office:value="600" calcext:value-type="float">
            <text:p>600</text:p>
          </table:table-cell>
          <table:table-cell table:formula="of:=ROUND(IF(MOD([.A39]-8; 7) = 0; [.E38]*1.04; [.E38]); 2)" office:value-type="float" office:value="0.6" calcext:value-type="float">
            <text:p>0,6</text:p>
          </table:table-cell>
          <table:table-cell table:formula="of:=[.E39]*[.D39]" office:value-type="float" office:value="360" calcext:value-type="float">
            <text:p>360</text:p>
          </table:table-cell>
          <table:table-cell table:formula="of:=FLOOR([.F39]/6)" office:value-type="float" office:value="60" calcext:value-type="float">
            <text:p>60</text:p>
          </table:table-cell>
          <table:table-cell table:formula="of:=[.G33]+[.H38]-[.J38]" office:value-type="float" office:value="154" calcext:value-type="float">
            <text:p>154</text:p>
          </table:table-cell>
          <table:table-cell table:formula="of:=IF(AND([.C39]&lt;&gt;7; [.C39]&lt;&gt;6); 36; 100)" office:value-type="float" office:value="36" calcext:value-type="float">
            <text:p>36</text:p>
          </table:table-cell>
          <table:table-cell table:formula="of:=IF([.I39]&lt;[.H39]; [.I39]; [.H39])" office:value-type="float" office:value="36" calcext:value-type="float">
            <text:p>36</text:p>
          </table:table-cell>
          <table:table-cell table:formula="of:=IF([.H39]&lt;[.I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4-05-31" calcext:value-type="date">
            <text:p>31.05.2014</text:p>
          </table:table-cell>
          <table:table-cell table:formula="of:=WEEKDAY([.B40]; 2)" office:value-type="float" office:value="6" calcext:value-type="float">
            <text:p>6</text:p>
          </table:table-cell>
          <table:table-cell table:formula="of:=[.$D39]" office:value-type="float" office:value="600" calcext:value-type="float">
            <text:p>600</text:p>
          </table:table-cell>
          <table:table-cell table:formula="of:=ROUND(IF(MOD([.A40]-8; 7) = 0; [.E39]*1.04; [.E39]); 2)" office:value-type="float" office:value="0.6" calcext:value-type="float">
            <text:p>0,6</text:p>
          </table:table-cell>
          <table:table-cell table:formula="of:=[.E40]*[.D40]" office:value-type="float" office:value="360" calcext:value-type="float">
            <text:p>360</text:p>
          </table:table-cell>
          <table:table-cell table:formula="of:=FLOOR([.F40]/6)" office:value-type="float" office:value="60" calcext:value-type="float">
            <text:p>60</text:p>
          </table:table-cell>
          <table:table-cell table:formula="of:=[.G34]+[.H39]-[.J39]" office:value-type="float" office:value="176" calcext:value-type="float">
            <text:p>176</text:p>
          </table:table-cell>
          <table:table-cell table:formula="of:=IF(AND([.C40]&lt;&gt;7; [.C40]&lt;&gt;6); 36; 100)" office:value-type="float" office:value="100" calcext:value-type="float">
            <text:p>100</text:p>
          </table:table-cell>
          <table:table-cell table:formula="of:=IF([.I40]&lt;[.H40]; [.I40]; [.H40])" office:value-type="float" office:value="100" calcext:value-type="float">
            <text:p>100</text:p>
          </table:table-cell>
          <table:table-cell table:formula="of:=IF([.H40]&lt;[.I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4-06-01" calcext:value-type="date">
            <text:p>1.06.2014</text:p>
          </table:table-cell>
          <table:table-cell table:formula="of:=WEEKDAY([.B41]; 2)" office:value-type="float" office:value="7" calcext:value-type="float">
            <text:p>7</text:p>
          </table:table-cell>
          <table:table-cell table:formula="of:=[.$D40]" office:value-type="float" office:value="600" calcext:value-type="float">
            <text:p>600</text:p>
          </table:table-cell>
          <table:table-cell table:formula="of:=ROUND(IF(MOD([.A41]-8; 7) = 0; [.E40]*1.04; [.E40]); 2)" office:value-type="float" office:value="0.6" calcext:value-type="float">
            <text:p>0,6</text:p>
          </table:table-cell>
          <table:table-cell table:formula="of:=[.E41]*[.D41]" office:value-type="float" office:value="360" calcext:value-type="float">
            <text:p>360</text:p>
          </table:table-cell>
          <table:table-cell table:formula="of:=FLOOR([.F41]/6)" office:value-type="float" office:value="60" calcext:value-type="float">
            <text:p>60</text:p>
          </table:table-cell>
          <table:table-cell table:formula="of:=[.G35]+[.H40]-[.J40]" office:value-type="float" office:value="134" calcext:value-type="float">
            <text:p>134</text:p>
          </table:table-cell>
          <table:table-cell table:formula="of:=IF(AND([.C41]&lt;&gt;7; [.C41]&lt;&gt;6); 36; 100)" office:value-type="float" office:value="100" calcext:value-type="float">
            <text:p>100</text:p>
          </table:table-cell>
          <table:table-cell table:formula="of:=IF([.I41]&lt;[.H41]; [.I41]; [.H41])" office:value-type="float" office:value="100" calcext:value-type="float">
            <text:p>100</text:p>
          </table:table-cell>
          <table:table-cell table:formula="of:=IF([.H41]&lt;[.I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4-06-02" calcext:value-type="date">
            <text:p>2.06.2014</text:p>
          </table:table-cell>
          <table:table-cell table:formula="of:=WEEKDAY([.B42]; 2)" office:value-type="float" office:value="1" calcext:value-type="float">
            <text:p>1</text:p>
          </table:table-cell>
          <table:table-cell table:formula="of:=[.$D41]" office:value-type="float" office:value="600" calcext:value-type="float">
            <text:p>600</text:p>
          </table:table-cell>
          <table:table-cell table:formula="of:=ROUND(IF(MOD([.A42]-8; 7) = 0; [.E41]*1.04; [.E41]); 2)" office:value-type="float" office:value="0.6" calcext:value-type="float">
            <text:p>0,6</text:p>
          </table:table-cell>
          <table:table-cell table:formula="of:=[.E42]*[.D42]" office:value-type="float" office:value="360" calcext:value-type="float">
            <text:p>360</text:p>
          </table:table-cell>
          <table:table-cell table:formula="of:=FLOOR([.F42]/6)" office:value-type="float" office:value="60" calcext:value-type="float">
            <text:p>60</text:p>
          </table:table-cell>
          <table:table-cell table:formula="of:=[.G36]+[.H41]-[.J41]" office:value-type="float" office:value="92" calcext:value-type="float">
            <text:p>92</text:p>
          </table:table-cell>
          <table:table-cell table:formula="of:=IF(AND([.C42]&lt;&gt;7; [.C42]&lt;&gt;6); 36; 100)" office:value-type="float" office:value="36" calcext:value-type="float">
            <text:p>36</text:p>
          </table:table-cell>
          <table:table-cell table:formula="of:=IF([.I42]&lt;[.H42]; [.I42]; [.H42])" office:value-type="float" office:value="36" calcext:value-type="float">
            <text:p>36</text:p>
          </table:table-cell>
          <table:table-cell table:formula="of:=IF([.H42]&lt;[.I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4-06-03" calcext:value-type="date">
            <text:p>3.06.2014</text:p>
          </table:table-cell>
          <table:table-cell table:formula="of:=WEEKDAY([.B43]; 2)" office:value-type="float" office:value="2" calcext:value-type="float">
            <text:p>2</text:p>
          </table:table-cell>
          <table:table-cell table:formula="of:=[.$D42]" office:value-type="float" office:value="600" calcext:value-type="float">
            <text:p>600</text:p>
          </table:table-cell>
          <table:table-cell table:formula="of:=ROUND(IF(MOD([.A43]-8; 7) = 0; [.E42]*1.04; [.E42]); 2)" office:value-type="float" office:value="0.6" calcext:value-type="float">
            <text:p>0,6</text:p>
          </table:table-cell>
          <table:table-cell table:formula="of:=[.E43]*[.D43]" office:value-type="float" office:value="360" calcext:value-type="float">
            <text:p>360</text:p>
          </table:table-cell>
          <table:table-cell table:formula="of:=FLOOR([.F43]/6)" office:value-type="float" office:value="60" calcext:value-type="float">
            <text:p>60</text:p>
          </table:table-cell>
          <table:table-cell table:formula="of:=[.G37]+[.H42]-[.J42]" office:value-type="float" office:value="116" calcext:value-type="float">
            <text:p>116</text:p>
          </table:table-cell>
          <table:table-cell table:formula="of:=IF(AND([.C43]&lt;&gt;7; [.C43]&lt;&gt;6); 36; 100)" office:value-type="float" office:value="36" calcext:value-type="float">
            <text:p>36</text:p>
          </table:table-cell>
          <table:table-cell table:formula="of:=IF([.I43]&lt;[.H43]; [.I43]; [.H43])" office:value-type="float" office:value="36" calcext:value-type="float">
            <text:p>36</text:p>
          </table:table-cell>
          <table:table-cell table:formula="of:=IF([.H43]&lt;[.I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4-06-04" calcext:value-type="date">
            <text:p>4.06.2014</text:p>
          </table:table-cell>
          <table:table-cell table:formula="of:=WEEKDAY([.B44]; 2)" office:value-type="float" office:value="3" calcext:value-type="float">
            <text:p>3</text:p>
          </table:table-cell>
          <table:table-cell table:formula="of:=[.$D43]" office:value-type="float" office:value="600" calcext:value-type="float">
            <text:p>600</text:p>
          </table:table-cell>
          <table:table-cell table:formula="of:=ROUND(IF(MOD([.A44]-8; 7) = 0; [.E43]*1.04; [.E43]); 2)" office:value-type="float" office:value="0.62" calcext:value-type="float">
            <text:p>0,62</text:p>
          </table:table-cell>
          <table:table-cell table:formula="of:=[.E44]*[.D44]" office:value-type="float" office:value="372" calcext:value-type="float">
            <text:p>372</text:p>
          </table:table-cell>
          <table:table-cell table:formula="of:=FLOOR([.F44]/6)" office:value-type="float" office:value="62" calcext:value-type="float">
            <text:p>62</text:p>
          </table:table-cell>
          <table:table-cell table:formula="of:=[.G38]+[.H43]-[.J43]" office:value-type="float" office:value="140" calcext:value-type="float">
            <text:p>140</text:p>
          </table:table-cell>
          <table:table-cell table:formula="of:=IF(AND([.C44]&lt;&gt;7; [.C44]&lt;&gt;6); 36; 100)" office:value-type="float" office:value="36" calcext:value-type="float">
            <text:p>36</text:p>
          </table:table-cell>
          <table:table-cell table:formula="of:=IF([.I44]&lt;[.H44]; [.I44]; [.H44])" office:value-type="float" office:value="36" calcext:value-type="float">
            <text:p>36</text:p>
          </table:table-cell>
          <table:table-cell table:formula="of:=IF([.H44]&lt;[.I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4-06-05" calcext:value-type="date">
            <text:p>5.06.2014</text:p>
          </table:table-cell>
          <table:table-cell table:formula="of:=WEEKDAY([.B45]; 2)" office:value-type="float" office:value="4" calcext:value-type="float">
            <text:p>4</text:p>
          </table:table-cell>
          <table:table-cell table:formula="of:=[.$D44]" office:value-type="float" office:value="600" calcext:value-type="float">
            <text:p>600</text:p>
          </table:table-cell>
          <table:table-cell table:formula="of:=ROUND(IF(MOD([.A45]-8; 7) = 0; [.E44]*1.04; [.E44]); 2)" office:value-type="float" office:value="0.62" calcext:value-type="float">
            <text:p>0,62</text:p>
          </table:table-cell>
          <table:table-cell table:formula="of:=[.E45]*[.D45]" office:value-type="float" office:value="372" calcext:value-type="float">
            <text:p>372</text:p>
          </table:table-cell>
          <table:table-cell table:formula="of:=FLOOR([.F45]/6)" office:value-type="float" office:value="62" calcext:value-type="float">
            <text:p>62</text:p>
          </table:table-cell>
          <table:table-cell table:formula="of:=[.G39]+[.H44]-[.J44]" office:value-type="float" office:value="164" calcext:value-type="float">
            <text:p>164</text:p>
          </table:table-cell>
          <table:table-cell table:formula="of:=IF(AND([.C45]&lt;&gt;7; [.C45]&lt;&gt;6); 36; 100)" office:value-type="float" office:value="36" calcext:value-type="float">
            <text:p>36</text:p>
          </table:table-cell>
          <table:table-cell table:formula="of:=IF([.I45]&lt;[.H45]; [.I45]; [.H45])" office:value-type="float" office:value="36" calcext:value-type="float">
            <text:p>36</text:p>
          </table:table-cell>
          <table:table-cell table:formula="of:=IF([.H45]&lt;[.I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4-06-06" calcext:value-type="date">
            <text:p>6.06.2014</text:p>
          </table:table-cell>
          <table:table-cell table:formula="of:=WEEKDAY([.B46]; 2)" office:value-type="float" office:value="5" calcext:value-type="float">
            <text:p>5</text:p>
          </table:table-cell>
          <table:table-cell table:formula="of:=[.$D45]" office:value-type="float" office:value="600" calcext:value-type="float">
            <text:p>600</text:p>
          </table:table-cell>
          <table:table-cell table:formula="of:=ROUND(IF(MOD([.A46]-8; 7) = 0; [.E45]*1.04; [.E45]); 2)" office:value-type="float" office:value="0.62" calcext:value-type="float">
            <text:p>0,62</text:p>
          </table:table-cell>
          <table:table-cell table:formula="of:=[.E46]*[.D46]" office:value-type="float" office:value="372" calcext:value-type="float">
            <text:p>372</text:p>
          </table:table-cell>
          <table:table-cell table:formula="of:=FLOOR([.F46]/6)" office:value-type="float" office:value="62" calcext:value-type="float">
            <text:p>62</text:p>
          </table:table-cell>
          <table:table-cell table:formula="of:=[.G40]+[.H45]-[.J45]" office:value-type="float" office:value="188" calcext:value-type="float">
            <text:p>188</text:p>
          </table:table-cell>
          <table:table-cell table:formula="of:=IF(AND([.C46]&lt;&gt;7; [.C46]&lt;&gt;6); 36; 100)" office:value-type="float" office:value="36" calcext:value-type="float">
            <text:p>36</text:p>
          </table:table-cell>
          <table:table-cell table:formula="of:=IF([.I46]&lt;[.H46]; [.I46]; [.H46])" office:value-type="float" office:value="36" calcext:value-type="float">
            <text:p>36</text:p>
          </table:table-cell>
          <table:table-cell table:formula="of:=IF([.H46]&lt;[.I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4-06-07" calcext:value-type="date">
            <text:p>7.06.2014</text:p>
          </table:table-cell>
          <table:table-cell table:formula="of:=WEEKDAY([.B47]; 2)" office:value-type="float" office:value="6" calcext:value-type="float">
            <text:p>6</text:p>
          </table:table-cell>
          <table:table-cell table:formula="of:=[.$D46]" office:value-type="float" office:value="600" calcext:value-type="float">
            <text:p>600</text:p>
          </table:table-cell>
          <table:table-cell table:formula="of:=ROUND(IF(MOD([.A47]-8; 7) = 0; [.E46]*1.04; [.E46]); 2)" office:value-type="float" office:value="0.62" calcext:value-type="float">
            <text:p>0,62</text:p>
          </table:table-cell>
          <table:table-cell table:formula="of:=[.E47]*[.D47]" office:value-type="float" office:value="372" calcext:value-type="float">
            <text:p>372</text:p>
          </table:table-cell>
          <table:table-cell table:formula="of:=FLOOR([.F47]/6)" office:value-type="float" office:value="62" calcext:value-type="float">
            <text:p>62</text:p>
          </table:table-cell>
          <table:table-cell table:formula="of:=[.G41]+[.H46]-[.J46]" office:value-type="float" office:value="212" calcext:value-type="float">
            <text:p>212</text:p>
          </table:table-cell>
          <table:table-cell table:formula="of:=IF(AND([.C47]&lt;&gt;7; [.C47]&lt;&gt;6); 36; 100)" office:value-type="float" office:value="100" calcext:value-type="float">
            <text:p>100</text:p>
          </table:table-cell>
          <table:table-cell table:formula="of:=IF([.I47]&lt;[.H47]; [.I47]; [.H47])" office:value-type="float" office:value="100" calcext:value-type="float">
            <text:p>100</text:p>
          </table:table-cell>
          <table:table-cell table:formula="of:=IF([.H47]&lt;[.I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4-06-08" calcext:value-type="date">
            <text:p>8.06.2014</text:p>
          </table:table-cell>
          <table:table-cell table:formula="of:=WEEKDAY([.B48]; 2)" office:value-type="float" office:value="7" calcext:value-type="float">
            <text:p>7</text:p>
          </table:table-cell>
          <table:table-cell table:formula="of:=[.$D47]" office:value-type="float" office:value="600" calcext:value-type="float">
            <text:p>600</text:p>
          </table:table-cell>
          <table:table-cell table:formula="of:=ROUND(IF(MOD([.A48]-8; 7) = 0; [.E47]*1.04; [.E47]); 2)" office:value-type="float" office:value="0.62" calcext:value-type="float">
            <text:p>0,62</text:p>
          </table:table-cell>
          <table:table-cell table:formula="of:=[.E48]*[.D48]" office:value-type="float" office:value="372" calcext:value-type="float">
            <text:p>372</text:p>
          </table:table-cell>
          <table:table-cell table:formula="of:=FLOOR([.F48]/6)" office:value-type="float" office:value="62" calcext:value-type="float">
            <text:p>62</text:p>
          </table:table-cell>
          <table:table-cell table:formula="of:=[.G42]+[.H47]-[.J47]" office:value-type="float" office:value="172" calcext:value-type="float">
            <text:p>172</text:p>
          </table:table-cell>
          <table:table-cell table:formula="of:=IF(AND([.C48]&lt;&gt;7; [.C48]&lt;&gt;6); 36; 100)" office:value-type="float" office:value="100" calcext:value-type="float">
            <text:p>100</text:p>
          </table:table-cell>
          <table:table-cell table:formula="of:=IF([.I48]&lt;[.H48]; [.I48]; [.H48])" office:value-type="float" office:value="100" calcext:value-type="float">
            <text:p>100</text:p>
          </table:table-cell>
          <table:table-cell table:formula="of:=IF([.H48]&lt;[.I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4-06-09" calcext:value-type="date">
            <text:p>9.06.2014</text:p>
          </table:table-cell>
          <table:table-cell table:formula="of:=WEEKDAY([.B49]; 2)" office:value-type="float" office:value="1" calcext:value-type="float">
            <text:p>1</text:p>
          </table:table-cell>
          <table:table-cell table:formula="of:=[.$D48]" office:value-type="float" office:value="600" calcext:value-type="float">
            <text:p>600</text:p>
          </table:table-cell>
          <table:table-cell table:formula="of:=ROUND(IF(MOD([.A49]-8; 7) = 0; [.E48]*1.04; [.E48]); 2)" office:value-type="float" office:value="0.62" calcext:value-type="float">
            <text:p>0,62</text:p>
          </table:table-cell>
          <table:table-cell table:formula="of:=[.E49]*[.D49]" office:value-type="float" office:value="372" calcext:value-type="float">
            <text:p>372</text:p>
          </table:table-cell>
          <table:table-cell table:formula="of:=FLOOR([.F49]/6)" office:value-type="float" office:value="62" calcext:value-type="float">
            <text:p>62</text:p>
          </table:table-cell>
          <table:table-cell table:formula="of:=[.G43]+[.H48]-[.J48]" office:value-type="float" office:value="132" calcext:value-type="float">
            <text:p>132</text:p>
          </table:table-cell>
          <table:table-cell table:formula="of:=IF(AND([.C49]&lt;&gt;7; [.C49]&lt;&gt;6); 36; 100)" office:value-type="float" office:value="36" calcext:value-type="float">
            <text:p>36</text:p>
          </table:table-cell>
          <table:table-cell table:formula="of:=IF([.I49]&lt;[.H49]; [.I49]; [.H49])" office:value-type="float" office:value="36" calcext:value-type="float">
            <text:p>36</text:p>
          </table:table-cell>
          <table:table-cell table:formula="of:=IF([.H49]&lt;[.I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4-06-10" calcext:value-type="date">
            <text:p>10.06.2014</text:p>
          </table:table-cell>
          <table:table-cell table:formula="of:=WEEKDAY([.B50]; 2)" office:value-type="float" office:value="2" calcext:value-type="float">
            <text:p>2</text:p>
          </table:table-cell>
          <table:table-cell table:formula="of:=[.$D49]" office:value-type="float" office:value="600" calcext:value-type="float">
            <text:p>600</text:p>
          </table:table-cell>
          <table:table-cell table:formula="of:=ROUND(IF(MOD([.A50]-8; 7) = 0; [.E49]*1.04; [.E49]); 2)" office:value-type="float" office:value="0.62" calcext:value-type="float">
            <text:p>0,62</text:p>
          </table:table-cell>
          <table:table-cell table:formula="of:=[.E50]*[.D50]" office:value-type="float" office:value="372" calcext:value-type="float">
            <text:p>372</text:p>
          </table:table-cell>
          <table:table-cell table:formula="of:=FLOOR([.F50]/6)" office:value-type="float" office:value="62" calcext:value-type="float">
            <text:p>62</text:p>
          </table:table-cell>
          <table:table-cell table:formula="of:=[.G44]+[.H49]-[.J49]" office:value-type="float" office:value="158" calcext:value-type="float">
            <text:p>158</text:p>
          </table:table-cell>
          <table:table-cell table:formula="of:=IF(AND([.C50]&lt;&gt;7; [.C50]&lt;&gt;6); 36; 100)" office:value-type="float" office:value="36" calcext:value-type="float">
            <text:p>36</text:p>
          </table:table-cell>
          <table:table-cell table:formula="of:=IF([.I50]&lt;[.H50]; [.I50]; [.H50])" office:value-type="float" office:value="36" calcext:value-type="float">
            <text:p>36</text:p>
          </table:table-cell>
          <table:table-cell table:formula="of:=IF([.H50]&lt;[.I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4-06-11" calcext:value-type="date">
            <text:p>11.06.2014</text:p>
          </table:table-cell>
          <table:table-cell table:formula="of:=WEEKDAY([.B51]; 2)" office:value-type="float" office:value="3" calcext:value-type="float">
            <text:p>3</text:p>
          </table:table-cell>
          <table:table-cell table:formula="of:=[.$D50]" office:value-type="float" office:value="600" calcext:value-type="float">
            <text:p>600</text:p>
          </table:table-cell>
          <table:table-cell table:formula="of:=ROUND(IF(MOD([.A51]-8; 7) = 0; [.E50]*1.04; [.E50]); 2)" office:value-type="float" office:value="0.64" calcext:value-type="float">
            <text:p>0,64</text:p>
          </table:table-cell>
          <table:table-cell table:formula="of:=[.E51]*[.D51]" office:value-type="float" office:value="384" calcext:value-type="float">
            <text:p>384</text:p>
          </table:table-cell>
          <table:table-cell table:formula="of:=FLOOR([.F51]/6)" office:value-type="float" office:value="64" calcext:value-type="float">
            <text:p>64</text:p>
          </table:table-cell>
          <table:table-cell table:formula="of:=[.G45]+[.H50]-[.J50]" office:value-type="float" office:value="184" calcext:value-type="float">
            <text:p>184</text:p>
          </table:table-cell>
          <table:table-cell table:formula="of:=IF(AND([.C51]&lt;&gt;7; [.C51]&lt;&gt;6); 36; 100)" office:value-type="float" office:value="36" calcext:value-type="float">
            <text:p>36</text:p>
          </table:table-cell>
          <table:table-cell table:formula="of:=IF([.I51]&lt;[.H51]; [.I51]; [.H51])" office:value-type="float" office:value="36" calcext:value-type="float">
            <text:p>36</text:p>
          </table:table-cell>
          <table:table-cell table:formula="of:=IF([.H51]&lt;[.I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4-06-12" calcext:value-type="date">
            <text:p>12.06.2014</text:p>
          </table:table-cell>
          <table:table-cell table:formula="of:=WEEKDAY([.B52]; 2)" office:value-type="float" office:value="4" calcext:value-type="float">
            <text:p>4</text:p>
          </table:table-cell>
          <table:table-cell table:formula="of:=[.$D51]" office:value-type="float" office:value="600" calcext:value-type="float">
            <text:p>600</text:p>
          </table:table-cell>
          <table:table-cell table:formula="of:=ROUND(IF(MOD([.A52]-8; 7) = 0; [.E51]*1.04; [.E51]); 2)" office:value-type="float" office:value="0.64" calcext:value-type="float">
            <text:p>0,64</text:p>
          </table:table-cell>
          <table:table-cell table:formula="of:=[.E52]*[.D52]" office:value-type="float" office:value="384" calcext:value-type="float">
            <text:p>384</text:p>
          </table:table-cell>
          <table:table-cell table:formula="of:=FLOOR([.F52]/6)" office:value-type="float" office:value="64" calcext:value-type="float">
            <text:p>64</text:p>
          </table:table-cell>
          <table:table-cell table:formula="of:=[.G46]+[.H51]-[.J51]" office:value-type="float" office:value="210" calcext:value-type="float">
            <text:p>210</text:p>
          </table:table-cell>
          <table:table-cell table:formula="of:=IF(AND([.C52]&lt;&gt;7; [.C52]&lt;&gt;6); 36; 100)" office:value-type="float" office:value="36" calcext:value-type="float">
            <text:p>36</text:p>
          </table:table-cell>
          <table:table-cell table:formula="of:=IF([.I52]&lt;[.H52]; [.I52]; [.H52])" office:value-type="float" office:value="36" calcext:value-type="float">
            <text:p>36</text:p>
          </table:table-cell>
          <table:table-cell table:formula="of:=IF([.H52]&lt;[.I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4-06-13" calcext:value-type="date">
            <text:p>13.06.2014</text:p>
          </table:table-cell>
          <table:table-cell table:formula="of:=WEEKDAY([.B53]; 2)" office:value-type="float" office:value="5" calcext:value-type="float">
            <text:p>5</text:p>
          </table:table-cell>
          <table:table-cell table:formula="of:=[.$D52]" office:value-type="float" office:value="600" calcext:value-type="float">
            <text:p>600</text:p>
          </table:table-cell>
          <table:table-cell table:formula="of:=ROUND(IF(MOD([.A53]-8; 7) = 0; [.E52]*1.04; [.E52]); 2)" office:value-type="float" office:value="0.64" calcext:value-type="float">
            <text:p>0,64</text:p>
          </table:table-cell>
          <table:table-cell table:formula="of:=[.E53]*[.D53]" office:value-type="float" office:value="384" calcext:value-type="float">
            <text:p>384</text:p>
          </table:table-cell>
          <table:table-cell table:formula="of:=FLOOR([.F53]/6)" office:value-type="float" office:value="64" calcext:value-type="float">
            <text:p>64</text:p>
          </table:table-cell>
          <table:table-cell table:formula="of:=[.G47]+[.H52]-[.J52]" office:value-type="float" office:value="236" calcext:value-type="float">
            <text:p>236</text:p>
          </table:table-cell>
          <table:table-cell table:formula="of:=IF(AND([.C53]&lt;&gt;7; [.C53]&lt;&gt;6); 36; 100)" office:value-type="float" office:value="36" calcext:value-type="float">
            <text:p>36</text:p>
          </table:table-cell>
          <table:table-cell table:formula="of:=IF([.I53]&lt;[.H53]; [.I53]; [.H53])" office:value-type="float" office:value="36" calcext:value-type="float">
            <text:p>36</text:p>
          </table:table-cell>
          <table:table-cell table:formula="of:=IF([.H53]&lt;[.I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4-06-14" calcext:value-type="date">
            <text:p>14.06.2014</text:p>
          </table:table-cell>
          <table:table-cell table:formula="of:=WEEKDAY([.B54]; 2)" office:value-type="float" office:value="6" calcext:value-type="float">
            <text:p>6</text:p>
          </table:table-cell>
          <table:table-cell table:formula="of:=[.$D53]" office:value-type="float" office:value="600" calcext:value-type="float">
            <text:p>600</text:p>
          </table:table-cell>
          <table:table-cell table:formula="of:=ROUND(IF(MOD([.A54]-8; 7) = 0; [.E53]*1.04; [.E53]); 2)" office:value-type="float" office:value="0.64" calcext:value-type="float">
            <text:p>0,64</text:p>
          </table:table-cell>
          <table:table-cell table:formula="of:=[.E54]*[.D54]" office:value-type="float" office:value="384" calcext:value-type="float">
            <text:p>384</text:p>
          </table:table-cell>
          <table:table-cell table:formula="of:=FLOOR([.F54]/6)" office:value-type="float" office:value="64" calcext:value-type="float">
            <text:p>64</text:p>
          </table:table-cell>
          <table:table-cell table:formula="of:=[.G48]+[.H53]-[.J53]" office:value-type="float" office:value="262" calcext:value-type="float">
            <text:p>262</text:p>
          </table:table-cell>
          <table:table-cell table:formula="of:=IF(AND([.C54]&lt;&gt;7; [.C54]&lt;&gt;6); 36; 100)" office:value-type="float" office:value="100" calcext:value-type="float">
            <text:p>100</text:p>
          </table:table-cell>
          <table:table-cell table:formula="of:=IF([.I54]&lt;[.H54]; [.I54]; [.H54])" office:value-type="float" office:value="100" calcext:value-type="float">
            <text:p>100</text:p>
          </table:table-cell>
          <table:table-cell table:formula="of:=IF([.H54]&lt;[.I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4-06-15" calcext:value-type="date">
            <text:p>15.06.2014</text:p>
          </table:table-cell>
          <table:table-cell table:formula="of:=WEEKDAY([.B55]; 2)" office:value-type="float" office:value="7" calcext:value-type="float">
            <text:p>7</text:p>
          </table:table-cell>
          <table:table-cell table:formula="of:=[.$D54]" office:value-type="float" office:value="600" calcext:value-type="float">
            <text:p>600</text:p>
          </table:table-cell>
          <table:table-cell table:formula="of:=ROUND(IF(MOD([.A55]-8; 7) = 0; [.E54]*1.04; [.E54]); 2)" office:value-type="float" office:value="0.64" calcext:value-type="float">
            <text:p>0,64</text:p>
          </table:table-cell>
          <table:table-cell table:formula="of:=[.E55]*[.D55]" office:value-type="float" office:value="384" calcext:value-type="float">
            <text:p>384</text:p>
          </table:table-cell>
          <table:table-cell table:formula="of:=FLOOR([.F55]/6)" office:value-type="float" office:value="64" calcext:value-type="float">
            <text:p>64</text:p>
          </table:table-cell>
          <table:table-cell table:formula="of:=[.G49]+[.H54]-[.J54]" office:value-type="float" office:value="224" calcext:value-type="float">
            <text:p>224</text:p>
          </table:table-cell>
          <table:table-cell table:formula="of:=IF(AND([.C55]&lt;&gt;7; [.C55]&lt;&gt;6); 36; 100)" office:value-type="float" office:value="100" calcext:value-type="float">
            <text:p>100</text:p>
          </table:table-cell>
          <table:table-cell table:formula="of:=IF([.I55]&lt;[.H55]; [.I55]; [.H55])" office:value-type="float" office:value="100" calcext:value-type="float">
            <text:p>100</text:p>
          </table:table-cell>
          <table:table-cell table:formula="of:=IF([.H55]&lt;[.I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4-06-16" calcext:value-type="date">
            <text:p>16.06.2014</text:p>
          </table:table-cell>
          <table:table-cell table:formula="of:=WEEKDAY([.B56]; 2)" office:value-type="float" office:value="1" calcext:value-type="float">
            <text:p>1</text:p>
          </table:table-cell>
          <table:table-cell table:formula="of:=[.$D55]" office:value-type="float" office:value="600" calcext:value-type="float">
            <text:p>600</text:p>
          </table:table-cell>
          <table:table-cell table:formula="of:=ROUND(IF(MOD([.A56]-8; 7) = 0; [.E55]*1.04; [.E55]); 2)" office:value-type="float" office:value="0.64" calcext:value-type="float">
            <text:p>0,64</text:p>
          </table:table-cell>
          <table:table-cell table:formula="of:=[.E56]*[.D56]" office:value-type="float" office:value="384" calcext:value-type="float">
            <text:p>384</text:p>
          </table:table-cell>
          <table:table-cell table:formula="of:=FLOOR([.F56]/6)" office:value-type="float" office:value="64" calcext:value-type="float">
            <text:p>64</text:p>
          </table:table-cell>
          <table:table-cell table:formula="of:=[.G50]+[.H55]-[.J55]" office:value-type="float" office:value="186" calcext:value-type="float">
            <text:p>186</text:p>
          </table:table-cell>
          <table:table-cell table:formula="of:=IF(AND([.C56]&lt;&gt;7; [.C56]&lt;&gt;6); 36; 100)" office:value-type="float" office:value="36" calcext:value-type="float">
            <text:p>36</text:p>
          </table:table-cell>
          <table:table-cell table:formula="of:=IF([.I56]&lt;[.H56]; [.I56]; [.H56])" office:value-type="float" office:value="36" calcext:value-type="float">
            <text:p>36</text:p>
          </table:table-cell>
          <table:table-cell table:formula="of:=IF([.H56]&lt;[.I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4-06-17" calcext:value-type="date">
            <text:p>17.06.2014</text:p>
          </table:table-cell>
          <table:table-cell table:formula="of:=WEEKDAY([.B57]; 2)" office:value-type="float" office:value="2" calcext:value-type="float">
            <text:p>2</text:p>
          </table:table-cell>
          <table:table-cell table:formula="of:=[.$D56]" office:value-type="float" office:value="600" calcext:value-type="float">
            <text:p>600</text:p>
          </table:table-cell>
          <table:table-cell table:formula="of:=ROUND(IF(MOD([.A57]-8; 7) = 0; [.E56]*1.04; [.E56]); 2)" office:value-type="float" office:value="0.64" calcext:value-type="float">
            <text:p>0,64</text:p>
          </table:table-cell>
          <table:table-cell table:formula="of:=[.E57]*[.D57]" office:value-type="float" office:value="384" calcext:value-type="float">
            <text:p>384</text:p>
          </table:table-cell>
          <table:table-cell table:formula="of:=FLOOR([.F57]/6)" office:value-type="float" office:value="64" calcext:value-type="float">
            <text:p>64</text:p>
          </table:table-cell>
          <table:table-cell table:formula="of:=[.G51]+[.H56]-[.J56]" office:value-type="float" office:value="214" calcext:value-type="float">
            <text:p>214</text:p>
          </table:table-cell>
          <table:table-cell table:formula="of:=IF(AND([.C57]&lt;&gt;7; [.C57]&lt;&gt;6); 36; 100)" office:value-type="float" office:value="36" calcext:value-type="float">
            <text:p>36</text:p>
          </table:table-cell>
          <table:table-cell table:formula="of:=IF([.I57]&lt;[.H57]; [.I57]; [.H57])" office:value-type="float" office:value="36" calcext:value-type="float">
            <text:p>36</text:p>
          </table:table-cell>
          <table:table-cell table:formula="of:=IF([.H57]&lt;[.I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4-06-18" calcext:value-type="date">
            <text:p>18.06.2014</text:p>
          </table:table-cell>
          <table:table-cell table:formula="of:=WEEKDAY([.B58]; 2)" office:value-type="float" office:value="3" calcext:value-type="float">
            <text:p>3</text:p>
          </table:table-cell>
          <table:table-cell table:formula="of:=[.$D57]" office:value-type="float" office:value="600" calcext:value-type="float">
            <text:p>600</text:p>
          </table:table-cell>
          <table:table-cell table:formula="of:=ROUND(IF(MOD([.A58]-8; 7) = 0; [.E57]*1.04; [.E57]); 2)" office:value-type="float" office:value="0.67" calcext:value-type="float">
            <text:p>0,67</text:p>
          </table:table-cell>
          <table:table-cell table:formula="of:=[.E58]*[.D58]" office:value-type="float" office:value="402" calcext:value-type="float">
            <text:p>402</text:p>
          </table:table-cell>
          <table:table-cell table:formula="of:=FLOOR([.F58]/6)" office:value-type="float" office:value="67" calcext:value-type="float">
            <text:p>67</text:p>
          </table:table-cell>
          <table:table-cell table:formula="of:=[.G52]+[.H57]-[.J57]" office:value-type="float" office:value="242" calcext:value-type="float">
            <text:p>242</text:p>
          </table:table-cell>
          <table:table-cell table:formula="of:=IF(AND([.C58]&lt;&gt;7; [.C58]&lt;&gt;6); 36; 100)" office:value-type="float" office:value="36" calcext:value-type="float">
            <text:p>36</text:p>
          </table:table-cell>
          <table:table-cell table:formula="of:=IF([.I58]&lt;[.H58]; [.I58]; [.H58])" office:value-type="float" office:value="36" calcext:value-type="float">
            <text:p>36</text:p>
          </table:table-cell>
          <table:table-cell table:formula="of:=IF([.H58]&lt;[.I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4-06-19" calcext:value-type="date">
            <text:p>19.06.2014</text:p>
          </table:table-cell>
          <table:table-cell table:formula="of:=WEEKDAY([.B59]; 2)" office:value-type="float" office:value="4" calcext:value-type="float">
            <text:p>4</text:p>
          </table:table-cell>
          <table:table-cell table:formula="of:=[.$D58]" office:value-type="float" office:value="600" calcext:value-type="float">
            <text:p>600</text:p>
          </table:table-cell>
          <table:table-cell table:formula="of:=ROUND(IF(MOD([.A59]-8; 7) = 0; [.E58]*1.04; [.E58]); 2)" office:value-type="float" office:value="0.67" calcext:value-type="float">
            <text:p>0,67</text:p>
          </table:table-cell>
          <table:table-cell table:formula="of:=[.E59]*[.D59]" office:value-type="float" office:value="402" calcext:value-type="float">
            <text:p>402</text:p>
          </table:table-cell>
          <table:table-cell table:formula="of:=FLOOR([.F59]/6)" office:value-type="float" office:value="67" calcext:value-type="float">
            <text:p>67</text:p>
          </table:table-cell>
          <table:table-cell table:formula="of:=[.G53]+[.H58]-[.J58]" office:value-type="float" office:value="270" calcext:value-type="float">
            <text:p>270</text:p>
          </table:table-cell>
          <table:table-cell table:formula="of:=IF(AND([.C59]&lt;&gt;7; [.C59]&lt;&gt;6); 36; 100)" office:value-type="float" office:value="36" calcext:value-type="float">
            <text:p>36</text:p>
          </table:table-cell>
          <table:table-cell table:formula="of:=IF([.I59]&lt;[.H59]; [.I59]; [.H59])" office:value-type="float" office:value="36" calcext:value-type="float">
            <text:p>36</text:p>
          </table:table-cell>
          <table:table-cell table:formula="of:=IF([.H59]&lt;[.I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4-06-20" calcext:value-type="date">
            <text:p>20.06.2014</text:p>
          </table:table-cell>
          <table:table-cell table:formula="of:=WEEKDAY([.B60]; 2)" office:value-type="float" office:value="5" calcext:value-type="float">
            <text:p>5</text:p>
          </table:table-cell>
          <table:table-cell table:formula="of:=[.$D59]" office:value-type="float" office:value="600" calcext:value-type="float">
            <text:p>600</text:p>
          </table:table-cell>
          <table:table-cell table:formula="of:=ROUND(IF(MOD([.A60]-8; 7) = 0; [.E59]*1.04; [.E59]); 2)" office:value-type="float" office:value="0.67" calcext:value-type="float">
            <text:p>0,67</text:p>
          </table:table-cell>
          <table:table-cell table:formula="of:=[.E60]*[.D60]" office:value-type="float" office:value="402" calcext:value-type="float">
            <text:p>402</text:p>
          </table:table-cell>
          <table:table-cell table:formula="of:=FLOOR([.F60]/6)" office:value-type="float" office:value="67" calcext:value-type="float">
            <text:p>67</text:p>
          </table:table-cell>
          <table:table-cell table:formula="of:=[.G54]+[.H59]-[.J59]" office:value-type="float" office:value="298" calcext:value-type="float">
            <text:p>298</text:p>
          </table:table-cell>
          <table:table-cell table:formula="of:=IF(AND([.C60]&lt;&gt;7; [.C60]&lt;&gt;6); 36; 100)" office:value-type="float" office:value="36" calcext:value-type="float">
            <text:p>36</text:p>
          </table:table-cell>
          <table:table-cell table:formula="of:=IF([.I60]&lt;[.H60]; [.I60]; [.H60])" office:value-type="float" office:value="36" calcext:value-type="float">
            <text:p>36</text:p>
          </table:table-cell>
          <table:table-cell table:formula="of:=IF([.H60]&lt;[.I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4-06-21" calcext:value-type="date">
            <text:p>21.06.2014</text:p>
          </table:table-cell>
          <table:table-cell table:formula="of:=WEEKDAY([.B61]; 2)" office:value-type="float" office:value="6" calcext:value-type="float">
            <text:p>6</text:p>
          </table:table-cell>
          <table:table-cell table:formula="of:=[.$D60]" office:value-type="float" office:value="600" calcext:value-type="float">
            <text:p>600</text:p>
          </table:table-cell>
          <table:table-cell table:formula="of:=ROUND(IF(MOD([.A61]-8; 7) = 0; [.E60]*1.04; [.E60]); 2)" office:value-type="float" office:value="0.67" calcext:value-type="float">
            <text:p>0,67</text:p>
          </table:table-cell>
          <table:table-cell table:formula="of:=[.E61]*[.D61]" office:value-type="float" office:value="402" calcext:value-type="float">
            <text:p>402</text:p>
          </table:table-cell>
          <table:table-cell table:formula="of:=FLOOR([.F61]/6)" office:value-type="float" office:value="67" calcext:value-type="float">
            <text:p>67</text:p>
          </table:table-cell>
          <table:table-cell table:formula="of:=[.G55]+[.H60]-[.J60]" office:value-type="float" office:value="326" calcext:value-type="float">
            <text:p>326</text:p>
          </table:table-cell>
          <table:table-cell table:formula="of:=IF(AND([.C61]&lt;&gt;7; [.C61]&lt;&gt;6); 36; 100)" office:value-type="float" office:value="100" calcext:value-type="float">
            <text:p>100</text:p>
          </table:table-cell>
          <table:table-cell table:formula="of:=IF([.I61]&lt;[.H61]; [.I61]; [.H61])" office:value-type="float" office:value="100" calcext:value-type="float">
            <text:p>100</text:p>
          </table:table-cell>
          <table:table-cell table:formula="of:=IF([.H61]&lt;[.I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4-06-22" calcext:value-type="date">
            <text:p>22.06.2014</text:p>
          </table:table-cell>
          <table:table-cell table:formula="of:=WEEKDAY([.B62]; 2)" office:value-type="float" office:value="7" calcext:value-type="float">
            <text:p>7</text:p>
          </table:table-cell>
          <table:table-cell table:formula="of:=[.$D61]" office:value-type="float" office:value="600" calcext:value-type="float">
            <text:p>600</text:p>
          </table:table-cell>
          <table:table-cell table:formula="of:=ROUND(IF(MOD([.A62]-8; 7) = 0; [.E61]*1.04; [.E61]); 2)" office:value-type="float" office:value="0.67" calcext:value-type="float">
            <text:p>0,67</text:p>
          </table:table-cell>
          <table:table-cell table:formula="of:=[.E62]*[.D62]" office:value-type="float" office:value="402" calcext:value-type="float">
            <text:p>402</text:p>
          </table:table-cell>
          <table:table-cell table:formula="of:=FLOOR([.F62]/6)" office:value-type="float" office:value="67" calcext:value-type="float">
            <text:p>67</text:p>
          </table:table-cell>
          <table:table-cell table:formula="of:=[.G56]+[.H61]-[.J61]" office:value-type="float" office:value="290" calcext:value-type="float">
            <text:p>290</text:p>
          </table:table-cell>
          <table:table-cell table:formula="of:=IF(AND([.C62]&lt;&gt;7; [.C62]&lt;&gt;6); 36; 100)" office:value-type="float" office:value="100" calcext:value-type="float">
            <text:p>100</text:p>
          </table:table-cell>
          <table:table-cell table:formula="of:=IF([.I62]&lt;[.H62]; [.I62]; [.H62])" office:value-type="float" office:value="100" calcext:value-type="float">
            <text:p>100</text:p>
          </table:table-cell>
          <table:table-cell table:formula="of:=IF([.H62]&lt;[.I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4-06-23" calcext:value-type="date">
            <text:p>23.06.2014</text:p>
          </table:table-cell>
          <table:table-cell table:formula="of:=WEEKDAY([.B63]; 2)" office:value-type="float" office:value="1" calcext:value-type="float">
            <text:p>1</text:p>
          </table:table-cell>
          <table:table-cell table:formula="of:=[.$D62]" office:value-type="float" office:value="600" calcext:value-type="float">
            <text:p>600</text:p>
          </table:table-cell>
          <table:table-cell table:formula="of:=ROUND(IF(MOD([.A63]-8; 7) = 0; [.E62]*1.04; [.E62]); 2)" office:value-type="float" office:value="0.67" calcext:value-type="float">
            <text:p>0,67</text:p>
          </table:table-cell>
          <table:table-cell table:formula="of:=[.E63]*[.D63]" office:value-type="float" office:value="402" calcext:value-type="float">
            <text:p>402</text:p>
          </table:table-cell>
          <table:table-cell table:formula="of:=FLOOR([.F63]/6)" office:value-type="float" office:value="67" calcext:value-type="float">
            <text:p>67</text:p>
          </table:table-cell>
          <table:table-cell table:formula="of:=[.G57]+[.H62]-[.J62]" office:value-type="float" office:value="254" calcext:value-type="float">
            <text:p>254</text:p>
          </table:table-cell>
          <table:table-cell table:formula="of:=IF(AND([.C63]&lt;&gt;7; [.C63]&lt;&gt;6); 36; 100)" office:value-type="float" office:value="36" calcext:value-type="float">
            <text:p>36</text:p>
          </table:table-cell>
          <table:table-cell table:formula="of:=IF([.I63]&lt;[.H63]; [.I63]; [.H63])" office:value-type="float" office:value="36" calcext:value-type="float">
            <text:p>36</text:p>
          </table:table-cell>
          <table:table-cell table:formula="of:=IF([.H63]&lt;[.I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4-06-24" calcext:value-type="date">
            <text:p>24.06.2014</text:p>
          </table:table-cell>
          <table:table-cell table:formula="of:=WEEKDAY([.B64]; 2)" office:value-type="float" office:value="2" calcext:value-type="float">
            <text:p>2</text:p>
          </table:table-cell>
          <table:table-cell table:formula="of:=[.$D63]" office:value-type="float" office:value="600" calcext:value-type="float">
            <text:p>600</text:p>
          </table:table-cell>
          <table:table-cell table:formula="of:=ROUND(IF(MOD([.A64]-8; 7) = 0; [.E63]*1.04; [.E63]); 2)" office:value-type="float" office:value="0.67" calcext:value-type="float">
            <text:p>0,67</text:p>
          </table:table-cell>
          <table:table-cell table:formula="of:=[.E64]*[.D64]" office:value-type="float" office:value="402" calcext:value-type="float">
            <text:p>402</text:p>
          </table:table-cell>
          <table:table-cell table:formula="of:=FLOOR([.F64]/6)" office:value-type="float" office:value="67" calcext:value-type="float">
            <text:p>67</text:p>
          </table:table-cell>
          <table:table-cell table:formula="of:=[.G58]+[.H63]-[.J63]" office:value-type="float" office:value="285" calcext:value-type="float">
            <text:p>285</text:p>
          </table:table-cell>
          <table:table-cell table:formula="of:=IF(AND([.C64]&lt;&gt;7; [.C64]&lt;&gt;6); 36; 100)" office:value-type="float" office:value="36" calcext:value-type="float">
            <text:p>36</text:p>
          </table:table-cell>
          <table:table-cell table:formula="of:=IF([.I64]&lt;[.H64]; [.I64]; [.H64])" office:value-type="float" office:value="36" calcext:value-type="float">
            <text:p>36</text:p>
          </table:table-cell>
          <table:table-cell table:formula="of:=IF([.H64]&lt;[.I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4-06-25" calcext:value-type="date">
            <text:p>25.06.2014</text:p>
          </table:table-cell>
          <table:table-cell table:formula="of:=WEEKDAY([.B65]; 2)" office:value-type="float" office:value="3" calcext:value-type="float">
            <text:p>3</text:p>
          </table:table-cell>
          <table:table-cell table:formula="of:=[.$D64]" office:value-type="float" office:value="600" calcext:value-type="float">
            <text:p>600</text:p>
          </table:table-cell>
          <table:table-cell table:formula="of:=ROUND(IF(MOD([.A65]-64; 7) = 0; [.E64]*0.9; [.E64]); 2)" office:value-type="float" office:value="0.6" calcext:value-type="float">
            <text:p>0,6</text:p>
          </table:table-cell>
          <table:table-cell table:formula="of:=[.E65]*[.D65]" office:value-type="float" office:value="360" calcext:value-type="float">
            <text:p>360</text:p>
          </table:table-cell>
          <table:table-cell table:formula="of:=FLOOR([.F65]/6)" office:value-type="float" office:value="60" calcext:value-type="float">
            <text:p>60</text:p>
          </table:table-cell>
          <table:table-cell table:formula="of:=[.G59]+[.H64]-[.J64]" office:value-type="float" office:value="316" calcext:value-type="float">
            <text:p>316</text:p>
          </table:table-cell>
          <table:table-cell table:formula="of:=IF(AND([.C65]&lt;&gt;7; [.C65]&lt;&gt;6); 36; 100)" office:value-type="float" office:value="36" calcext:value-type="float">
            <text:p>36</text:p>
          </table:table-cell>
          <table:table-cell table:formula="of:=IF([.I65]&lt;[.H65]; [.I65]; [.H65])" office:value-type="float" office:value="36" calcext:value-type="float">
            <text:p>36</text:p>
          </table:table-cell>
          <table:table-cell table:formula="of:=IF([.H65]&lt;[.I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4-06-26" calcext:value-type="date">
            <text:p>26.06.2014</text:p>
          </table:table-cell>
          <table:table-cell table:formula="of:=WEEKDAY([.B66]; 2)" office:value-type="float" office:value="4" calcext:value-type="float">
            <text:p>4</text:p>
          </table:table-cell>
          <table:table-cell table:formula="of:=[.$D65]" office:value-type="float" office:value="600" calcext:value-type="float">
            <text:p>600</text:p>
          </table:table-cell>
          <table:table-cell table:formula="of:=ROUND(IF(MOD([.A66]-64; 7) = 0; [.E65]*0.9; [.E65]); 2)" office:value-type="float" office:value="0.6" calcext:value-type="float">
            <text:p>0,6</text:p>
          </table:table-cell>
          <table:table-cell table:formula="of:=[.E66]*[.D66]" office:value-type="float" office:value="360" calcext:value-type="float">
            <text:p>360</text:p>
          </table:table-cell>
          <table:table-cell table:formula="of:=FLOOR([.F66]/6)" office:value-type="float" office:value="60" calcext:value-type="float">
            <text:p>60</text:p>
          </table:table-cell>
          <table:table-cell table:formula="of:=[.G60]+[.H65]-[.J65]" office:value-type="float" office:value="347" calcext:value-type="float">
            <text:p>347</text:p>
          </table:table-cell>
          <table:table-cell table:formula="of:=IF(AND([.C66]&lt;&gt;7; [.C66]&lt;&gt;6); 36; 100)" office:value-type="float" office:value="36" calcext:value-type="float">
            <text:p>36</text:p>
          </table:table-cell>
          <table:table-cell table:formula="of:=IF([.I66]&lt;[.H66]; [.I66]; [.H66])" office:value-type="float" office:value="36" calcext:value-type="float">
            <text:p>36</text:p>
          </table:table-cell>
          <table:table-cell table:formula="of:=IF([.H66]&lt;[.I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4-06-27" calcext:value-type="date">
            <text:p>27.06.2014</text:p>
          </table:table-cell>
          <table:table-cell table:formula="of:=WEEKDAY([.B67]; 2)" office:value-type="float" office:value="5" calcext:value-type="float">
            <text:p>5</text:p>
          </table:table-cell>
          <table:table-cell table:formula="of:=[.$D66]" office:value-type="float" office:value="600" calcext:value-type="float">
            <text:p>600</text:p>
          </table:table-cell>
          <table:table-cell table:formula="of:=ROUND(IF(MOD([.A67]-64; 7) = 0; [.E66]*0.9; [.E66]); 2)" office:value-type="float" office:value="0.6" calcext:value-type="float">
            <text:p>0,6</text:p>
          </table:table-cell>
          <table:table-cell table:formula="of:=[.E67]*[.D67]" office:value-type="float" office:value="360" calcext:value-type="float">
            <text:p>360</text:p>
          </table:table-cell>
          <table:table-cell table:formula="of:=FLOOR([.F67]/6)" office:value-type="float" office:value="60" calcext:value-type="float">
            <text:p>60</text:p>
          </table:table-cell>
          <table:table-cell table:formula="of:=[.G61]+[.H66]-[.J66]" office:value-type="float" office:value="378" calcext:value-type="float">
            <text:p>378</text:p>
          </table:table-cell>
          <table:table-cell table:formula="of:=IF(AND([.C67]&lt;&gt;7; [.C67]&lt;&gt;6); 36; 100)" office:value-type="float" office:value="36" calcext:value-type="float">
            <text:p>36</text:p>
          </table:table-cell>
          <table:table-cell table:formula="of:=IF([.I67]&lt;[.H67]; [.I67]; [.H67])" office:value-type="float" office:value="36" calcext:value-type="float">
            <text:p>36</text:p>
          </table:table-cell>
          <table:table-cell table:formula="of:=IF([.H67]&lt;[.I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4-06-28" calcext:value-type="date">
            <text:p>28.06.2014</text:p>
          </table:table-cell>
          <table:table-cell table:formula="of:=WEEKDAY([.B68]; 2)" office:value-type="float" office:value="6" calcext:value-type="float">
            <text:p>6</text:p>
          </table:table-cell>
          <table:table-cell table:formula="of:=[.$D67]" office:value-type="float" office:value="600" calcext:value-type="float">
            <text:p>600</text:p>
          </table:table-cell>
          <table:table-cell table:formula="of:=ROUND(IF(MOD([.A68]-64; 7) = 0; [.E67]*0.9; [.E67]); 2)" office:value-type="float" office:value="0.6" calcext:value-type="float">
            <text:p>0,6</text:p>
          </table:table-cell>
          <table:table-cell table:formula="of:=[.E68]*[.D68]" office:value-type="float" office:value="360" calcext:value-type="float">
            <text:p>360</text:p>
          </table:table-cell>
          <table:table-cell table:formula="of:=FLOOR([.F68]/6)" office:value-type="float" office:value="60" calcext:value-type="float">
            <text:p>60</text:p>
          </table:table-cell>
          <table:table-cell table:formula="of:=[.G62]+[.H67]-[.J67]" office:value-type="float" office:value="409" calcext:value-type="float">
            <text:p>409</text:p>
          </table:table-cell>
          <table:table-cell table:formula="of:=IF(AND([.C68]&lt;&gt;7; [.C68]&lt;&gt;6); 36; 100)" office:value-type="float" office:value="100" calcext:value-type="float">
            <text:p>100</text:p>
          </table:table-cell>
          <table:table-cell table:formula="of:=IF([.I68]&lt;[.H68]; [.I68]; [.H68])" office:value-type="float" office:value="100" calcext:value-type="float">
            <text:p>100</text:p>
          </table:table-cell>
          <table:table-cell table:formula="of:=IF([.H68]&lt;[.I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4-06-29" calcext:value-type="date">
            <text:p>29.06.2014</text:p>
          </table:table-cell>
          <table:table-cell table:formula="of:=WEEKDAY([.B69]; 2)" office:value-type="float" office:value="7" calcext:value-type="float">
            <text:p>7</text:p>
          </table:table-cell>
          <table:table-cell table:formula="of:=[.$D68]" office:value-type="float" office:value="600" calcext:value-type="float">
            <text:p>600</text:p>
          </table:table-cell>
          <table:table-cell table:formula="of:=ROUND(IF(MOD([.A69]-64; 7) = 0; [.E68]*0.9; [.E68]); 2)" office:value-type="float" office:value="0.6" calcext:value-type="float">
            <text:p>0,6</text:p>
          </table:table-cell>
          <table:table-cell table:formula="of:=[.E69]*[.D69]" office:value-type="float" office:value="360" calcext:value-type="float">
            <text:p>360</text:p>
          </table:table-cell>
          <table:table-cell table:formula="of:=FLOOR([.F69]/6)" office:value-type="float" office:value="60" calcext:value-type="float">
            <text:p>60</text:p>
          </table:table-cell>
          <table:table-cell table:formula="of:=[.G63]+[.H68]-[.J68]" office:value-type="float" office:value="376" calcext:value-type="float">
            <text:p>376</text:p>
          </table:table-cell>
          <table:table-cell table:formula="of:=IF(AND([.C69]&lt;&gt;7; [.C69]&lt;&gt;6); 36; 100)" office:value-type="float" office:value="100" calcext:value-type="float">
            <text:p>100</text:p>
          </table:table-cell>
          <table:table-cell table:formula="of:=IF([.I69]&lt;[.H69]; [.I69]; [.H69])" office:value-type="float" office:value="100" calcext:value-type="float">
            <text:p>100</text:p>
          </table:table-cell>
          <table:table-cell table:formula="of:=IF([.H69]&lt;[.I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4-06-30" calcext:value-type="date">
            <text:p>30.06.2014</text:p>
          </table:table-cell>
          <table:table-cell table:formula="of:=WEEKDAY([.B70]; 2)" office:value-type="float" office:value="1" calcext:value-type="float">
            <text:p>1</text:p>
          </table:table-cell>
          <table:table-cell table:formula="of:=[.$D69]" office:value-type="float" office:value="600" calcext:value-type="float">
            <text:p>600</text:p>
          </table:table-cell>
          <table:table-cell table:formula="of:=ROUND(IF(MOD([.A70]-64; 7) = 0; [.E69]*0.9; [.E69]); 2)" office:value-type="float" office:value="0.6" calcext:value-type="float">
            <text:p>0,6</text:p>
          </table:table-cell>
          <table:table-cell table:formula="of:=[.E70]*[.D70]" office:value-type="float" office:value="360" calcext:value-type="float">
            <text:p>360</text:p>
          </table:table-cell>
          <table:table-cell table:formula="of:=FLOOR([.F70]/6)" office:value-type="float" office:value="60" calcext:value-type="float">
            <text:p>60</text:p>
          </table:table-cell>
          <table:table-cell table:formula="of:=[.G64]+[.H69]-[.J69]" office:value-type="float" office:value="343" calcext:value-type="float">
            <text:p>343</text:p>
          </table:table-cell>
          <table:table-cell table:formula="of:=IF(AND([.C70]&lt;&gt;7; [.C70]&lt;&gt;6); 36; 100)" office:value-type="float" office:value="36" calcext:value-type="float">
            <text:p>36</text:p>
          </table:table-cell>
          <table:table-cell table:formula="of:=IF([.I70]&lt;[.H70]; [.I70]; [.H70])" office:value-type="float" office:value="36" calcext:value-type="float">
            <text:p>36</text:p>
          </table:table-cell>
          <table:table-cell table:formula="of:=IF([.H70]&lt;[.I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4-07-01" calcext:value-type="date">
            <text:p>1.07.2014</text:p>
          </table:table-cell>
          <table:table-cell table:formula="of:=WEEKDAY([.B71]; 2)" office:value-type="float" office:value="2" calcext:value-type="float">
            <text:p>2</text:p>
          </table:table-cell>
          <table:table-cell table:formula="of:=[.$D70]" office:value-type="float" office:value="600" calcext:value-type="float">
            <text:p>600</text:p>
          </table:table-cell>
          <table:table-cell table:formula="of:=ROUND(IF(MOD([.A71]-64; 7) = 0; [.E70]*0.9; [.E70]); 2)" office:value-type="float" office:value="0.6" calcext:value-type="float">
            <text:p>0,6</text:p>
          </table:table-cell>
          <table:table-cell table:formula="of:=[.E71]*[.D71]" office:value-type="float" office:value="360" calcext:value-type="float">
            <text:p>360</text:p>
          </table:table-cell>
          <table:table-cell table:formula="of:=FLOOR([.F71]/6)" office:value-type="float" office:value="60" calcext:value-type="float">
            <text:p>60</text:p>
          </table:table-cell>
          <table:table-cell table:formula="of:=[.G65]+[.H70]-[.J70]" office:value-type="float" office:value="367" calcext:value-type="float">
            <text:p>367</text:p>
          </table:table-cell>
          <table:table-cell table:formula="of:=IF(AND([.C71]&lt;&gt;7; [.C71]&lt;&gt;6); 36; 100)" office:value-type="float" office:value="36" calcext:value-type="float">
            <text:p>36</text:p>
          </table:table-cell>
          <table:table-cell table:formula="of:=IF([.I71]&lt;[.H71]; [.I71]; [.H71])" office:value-type="float" office:value="36" calcext:value-type="float">
            <text:p>36</text:p>
          </table:table-cell>
          <table:table-cell table:formula="of:=IF([.H71]&lt;[.I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4-07-02" calcext:value-type="date">
            <text:p>2.07.2014</text:p>
          </table:table-cell>
          <table:table-cell table:formula="of:=WEEKDAY([.B72]; 2)" office:value-type="float" office:value="3" calcext:value-type="float">
            <text:p>3</text:p>
          </table:table-cell>
          <table:table-cell table:formula="of:=[.$D71]" office:value-type="float" office:value="600" calcext:value-type="float">
            <text:p>600</text:p>
          </table:table-cell>
          <table:table-cell table:formula="of:=ROUND(IF(MOD([.A72]-64; 7) = 0; [.E71]*0.9; [.E71]); 2)" office:value-type="float" office:value="0.54" calcext:value-type="float">
            <text:p>0,54</text:p>
          </table:table-cell>
          <table:table-cell table:formula="of:=[.E72]*[.D72]" office:value-type="float" office:value="324" calcext:value-type="float">
            <text:p>324</text:p>
          </table:table-cell>
          <table:table-cell table:formula="of:=FLOOR([.F72]/6)" office:value-type="float" office:value="54" calcext:value-type="float">
            <text:p>54</text:p>
          </table:table-cell>
          <table:table-cell table:formula="of:=[.G66]+[.H71]-[.J71]" office:value-type="float" office:value="391" calcext:value-type="float">
            <text:p>391</text:p>
          </table:table-cell>
          <table:table-cell table:formula="of:=IF(AND([.C72]&lt;&gt;7; [.C72]&lt;&gt;6); 36; 100)" office:value-type="float" office:value="36" calcext:value-type="float">
            <text:p>36</text:p>
          </table:table-cell>
          <table:table-cell table:formula="of:=IF([.I72]&lt;[.H72]; [.I72]; [.H72])" office:value-type="float" office:value="36" calcext:value-type="float">
            <text:p>36</text:p>
          </table:table-cell>
          <table:table-cell table:formula="of:=IF([.H72]&lt;[.I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7-03" calcext:value-type="date">
            <text:p>3.07.2014</text:p>
          </table:table-cell>
          <table:table-cell table:formula="of:=WEEKDAY([.B73]; 2)" office:value-type="float" office:value="4" calcext:value-type="float">
            <text:p>4</text:p>
          </table:table-cell>
          <table:table-cell table:formula="of:=[.$D72]" office:value-type="float" office:value="600" calcext:value-type="float">
            <text:p>600</text:p>
          </table:table-cell>
          <table:table-cell table:formula="of:=ROUND(IF(MOD([.A73]-64; 7) = 0; [.E72]*0.9; [.E72]); 2)" office:value-type="float" office:value="0.54" calcext:value-type="float">
            <text:p>0,54</text:p>
          </table:table-cell>
          <table:table-cell table:formula="of:=[.E73]*[.D73]" office:value-type="float" office:value="324" calcext:value-type="float">
            <text:p>324</text:p>
          </table:table-cell>
          <table:table-cell table:formula="of:=FLOOR([.F73]/6)" office:value-type="float" office:value="54" calcext:value-type="float">
            <text:p>54</text:p>
          </table:table-cell>
          <table:table-cell table:formula="of:=[.G67]+[.H72]-[.J72]" office:value-type="float" office:value="415" calcext:value-type="float">
            <text:p>415</text:p>
          </table:table-cell>
          <table:table-cell table:formula="of:=IF(AND([.C73]&lt;&gt;7; [.C73]&lt;&gt;6); 36; 100)" office:value-type="float" office:value="36" calcext:value-type="float">
            <text:p>36</text:p>
          </table:table-cell>
          <table:table-cell table:formula="of:=IF([.I73]&lt;[.H73]; [.I73]; [.H73])" office:value-type="float" office:value="36" calcext:value-type="float">
            <text:p>36</text:p>
          </table:table-cell>
          <table:table-cell table:formula="of:=IF([.H73]&lt;[.I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4-07-04" calcext:value-type="date">
            <text:p>4.07.2014</text:p>
          </table:table-cell>
          <table:table-cell table:formula="of:=WEEKDAY([.B74]; 2)" office:value-type="float" office:value="5" calcext:value-type="float">
            <text:p>5</text:p>
          </table:table-cell>
          <table:table-cell table:formula="of:=[.$D73]" office:value-type="float" office:value="600" calcext:value-type="float">
            <text:p>600</text:p>
          </table:table-cell>
          <table:table-cell table:formula="of:=ROUND(IF(MOD([.A74]-64; 7) = 0; [.E73]*0.9; [.E73]); 2)" office:value-type="float" office:value="0.54" calcext:value-type="float">
            <text:p>0,54</text:p>
          </table:table-cell>
          <table:table-cell table:formula="of:=[.E74]*[.D74]" office:value-type="float" office:value="324" calcext:value-type="float">
            <text:p>324</text:p>
          </table:table-cell>
          <table:table-cell table:formula="of:=FLOOR([.F74]/6)" office:value-type="float" office:value="54" calcext:value-type="float">
            <text:p>54</text:p>
          </table:table-cell>
          <table:table-cell table:formula="of:=[.G68]+[.H73]-[.J73]" office:value-type="float" office:value="439" calcext:value-type="float">
            <text:p>439</text:p>
          </table:table-cell>
          <table:table-cell table:formula="of:=IF(AND([.C74]&lt;&gt;7; [.C74]&lt;&gt;6); 36; 100)" office:value-type="float" office:value="36" calcext:value-type="float">
            <text:p>36</text:p>
          </table:table-cell>
          <table:table-cell table:formula="of:=IF([.I74]&lt;[.H74]; [.I74]; [.H74])" office:value-type="float" office:value="36" calcext:value-type="float">
            <text:p>36</text:p>
          </table:table-cell>
          <table:table-cell table:formula="of:=IF([.H74]&lt;[.I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4-07-05" calcext:value-type="date">
            <text:p>5.07.2014</text:p>
          </table:table-cell>
          <table:table-cell table:formula="of:=WEEKDAY([.B75]; 2)" office:value-type="float" office:value="6" calcext:value-type="float">
            <text:p>6</text:p>
          </table:table-cell>
          <table:table-cell table:formula="of:=[.$D74]" office:value-type="float" office:value="600" calcext:value-type="float">
            <text:p>600</text:p>
          </table:table-cell>
          <table:table-cell table:formula="of:=ROUND(IF(MOD([.A75]-64; 7) = 0; [.E74]*0.9; [.E74]); 2)" office:value-type="float" office:value="0.54" calcext:value-type="float">
            <text:p>0,54</text:p>
          </table:table-cell>
          <table:table-cell table:formula="of:=[.E75]*[.D75]" office:value-type="float" office:value="324" calcext:value-type="float">
            <text:p>324</text:p>
          </table:table-cell>
          <table:table-cell table:formula="of:=FLOOR([.F75]/6)" office:value-type="float" office:value="54" calcext:value-type="float">
            <text:p>54</text:p>
          </table:table-cell>
          <table:table-cell table:formula="of:=[.G69]+[.H74]-[.J74]" office:value-type="float" office:value="463" calcext:value-type="float">
            <text:p>463</text:p>
          </table:table-cell>
          <table:table-cell table:formula="of:=IF(AND([.C75]&lt;&gt;7; [.C75]&lt;&gt;6); 36; 100)" office:value-type="float" office:value="100" calcext:value-type="float">
            <text:p>100</text:p>
          </table:table-cell>
          <table:table-cell table:formula="of:=IF([.I75]&lt;[.H75]; [.I75]; [.H75])" office:value-type="float" office:value="100" calcext:value-type="float">
            <text:p>100</text:p>
          </table:table-cell>
          <table:table-cell table:formula="of:=IF([.H75]&lt;[.I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4-07-06" calcext:value-type="date">
            <text:p>6.07.2014</text:p>
          </table:table-cell>
          <table:table-cell table:formula="of:=WEEKDAY([.B76]; 2)" office:value-type="float" office:value="7" calcext:value-type="float">
            <text:p>7</text:p>
          </table:table-cell>
          <table:table-cell table:formula="of:=[.$D75]" office:value-type="float" office:value="600" calcext:value-type="float">
            <text:p>600</text:p>
          </table:table-cell>
          <table:table-cell table:formula="of:=ROUND(IF(MOD([.A76]-64; 7) = 0; [.E75]*0.9; [.E75]); 2)" office:value-type="float" office:value="0.54" calcext:value-type="float">
            <text:p>0,54</text:p>
          </table:table-cell>
          <table:table-cell table:formula="of:=[.E76]*[.D76]" office:value-type="float" office:value="324" calcext:value-type="float">
            <text:p>324</text:p>
          </table:table-cell>
          <table:table-cell table:formula="of:=FLOOR([.F76]/6)" office:value-type="float" office:value="54" calcext:value-type="float">
            <text:p>54</text:p>
          </table:table-cell>
          <table:table-cell table:formula="of:=[.G70]+[.H75]-[.J75]" office:value-type="float" office:value="423" calcext:value-type="float">
            <text:p>423</text:p>
          </table:table-cell>
          <table:table-cell table:formula="of:=IF(AND([.C76]&lt;&gt;7; [.C76]&lt;&gt;6); 36; 100)" office:value-type="float" office:value="100" calcext:value-type="float">
            <text:p>100</text:p>
          </table:table-cell>
          <table:table-cell table:formula="of:=IF([.I76]&lt;[.H76]; [.I76]; [.H76])" office:value-type="float" office:value="100" calcext:value-type="float">
            <text:p>100</text:p>
          </table:table-cell>
          <table:table-cell table:formula="of:=IF([.H76]&lt;[.I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4-07-07" calcext:value-type="date">
            <text:p>7.07.2014</text:p>
          </table:table-cell>
          <table:table-cell table:formula="of:=WEEKDAY([.B77]; 2)" office:value-type="float" office:value="1" calcext:value-type="float">
            <text:p>1</text:p>
          </table:table-cell>
          <table:table-cell table:formula="of:=[.$D76]" office:value-type="float" office:value="600" calcext:value-type="float">
            <text:p>600</text:p>
          </table:table-cell>
          <table:table-cell table:formula="of:=ROUND(IF(MOD([.A77]-64; 7) = 0; [.E76]*0.9; [.E76]); 2)" office:value-type="float" office:value="0.54" calcext:value-type="float">
            <text:p>0,54</text:p>
          </table:table-cell>
          <table:table-cell table:formula="of:=[.E77]*[.D77]" office:value-type="float" office:value="324" calcext:value-type="float">
            <text:p>324</text:p>
          </table:table-cell>
          <table:table-cell table:formula="of:=FLOOR([.F77]/6)" office:value-type="float" office:value="54" calcext:value-type="float">
            <text:p>54</text:p>
          </table:table-cell>
          <table:table-cell table:formula="of:=[.G71]+[.H76]-[.J76]" office:value-type="float" office:value="383" calcext:value-type="float">
            <text:p>383</text:p>
          </table:table-cell>
          <table:table-cell table:formula="of:=IF(AND([.C77]&lt;&gt;7; [.C77]&lt;&gt;6); 36; 100)" office:value-type="float" office:value="36" calcext:value-type="float">
            <text:p>36</text:p>
          </table:table-cell>
          <table:table-cell table:formula="of:=IF([.I77]&lt;[.H77]; [.I77]; [.H77])" office:value-type="float" office:value="36" calcext:value-type="float">
            <text:p>36</text:p>
          </table:table-cell>
          <table:table-cell table:formula="of:=IF([.H77]&lt;[.I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7-08" calcext:value-type="date">
            <text:p>8.07.2014</text:p>
          </table:table-cell>
          <table:table-cell table:formula="of:=WEEKDAY([.B78]; 2)" office:value-type="float" office:value="2" calcext:value-type="float">
            <text:p>2</text:p>
          </table:table-cell>
          <table:table-cell table:formula="of:=[.$D77]" office:value-type="float" office:value="600" calcext:value-type="float">
            <text:p>600</text:p>
          </table:table-cell>
          <table:table-cell table:formula="of:=ROUND(IF(MOD([.A78]-64; 7) = 0; [.E77]*0.9; [.E77]); 2)" office:value-type="float" office:value="0.54" calcext:value-type="float">
            <text:p>0,54</text:p>
          </table:table-cell>
          <table:table-cell table:formula="of:=[.E78]*[.D78]" office:value-type="float" office:value="324" calcext:value-type="float">
            <text:p>324</text:p>
          </table:table-cell>
          <table:table-cell table:formula="of:=FLOOR([.F78]/6)" office:value-type="float" office:value="54" calcext:value-type="float">
            <text:p>54</text:p>
          </table:table-cell>
          <table:table-cell table:formula="of:=[.G72]+[.H77]-[.J77]" office:value-type="float" office:value="401" calcext:value-type="float">
            <text:p>401</text:p>
          </table:table-cell>
          <table:table-cell table:formula="of:=IF(AND([.C78]&lt;&gt;7; [.C78]&lt;&gt;6); 36; 100)" office:value-type="float" office:value="36" calcext:value-type="float">
            <text:p>36</text:p>
          </table:table-cell>
          <table:table-cell table:formula="of:=IF([.I78]&lt;[.H78]; [.I78]; [.H78])" office:value-type="float" office:value="36" calcext:value-type="float">
            <text:p>36</text:p>
          </table:table-cell>
          <table:table-cell table:formula="of:=IF([.H78]&lt;[.I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4-07-09" calcext:value-type="date">
            <text:p>9.07.2014</text:p>
          </table:table-cell>
          <table:table-cell table:formula="of:=WEEKDAY([.B79]; 2)" office:value-type="float" office:value="3" calcext:value-type="float">
            <text:p>3</text:p>
          </table:table-cell>
          <table:table-cell table:formula="of:=[.$D78]" office:value-type="float" office:value="600" calcext:value-type="float">
            <text:p>600</text:p>
          </table:table-cell>
          <table:table-cell table:formula="of:=ROUND(IF(MOD([.A79]-64; 7) = 0; [.E78]*0.9; [.E78]); 2)" office:value-type="float" office:value="0.49" calcext:value-type="float">
            <text:p>0,49</text:p>
          </table:table-cell>
          <table:table-cell table:formula="of:=[.E79]*[.D79]" office:value-type="float" office:value="294" calcext:value-type="float">
            <text:p>294</text:p>
          </table:table-cell>
          <table:table-cell table:formula="of:=FLOOR([.F79]/6)" office:value-type="float" office:value="49" calcext:value-type="float">
            <text:p>49</text:p>
          </table:table-cell>
          <table:table-cell table:formula="of:=[.G73]+[.H78]-[.J78]" office:value-type="float" office:value="419" calcext:value-type="float">
            <text:p>419</text:p>
          </table:table-cell>
          <table:table-cell table:formula="of:=IF(AND([.C79]&lt;&gt;7; [.C79]&lt;&gt;6); 36; 100)" office:value-type="float" office:value="36" calcext:value-type="float">
            <text:p>36</text:p>
          </table:table-cell>
          <table:table-cell table:formula="of:=IF([.I79]&lt;[.H79]; [.I79]; [.H79])" office:value-type="float" office:value="36" calcext:value-type="float">
            <text:p>36</text:p>
          </table:table-cell>
          <table:table-cell table:formula="of:=IF([.H79]&lt;[.I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4-07-10" calcext:value-type="date">
            <text:p>10.07.2014</text:p>
          </table:table-cell>
          <table:table-cell table:formula="of:=WEEKDAY([.B80]; 2)" office:value-type="float" office:value="4" calcext:value-type="float">
            <text:p>4</text:p>
          </table:table-cell>
          <table:table-cell table:formula="of:=[.$D79]" office:value-type="float" office:value="600" calcext:value-type="float">
            <text:p>600</text:p>
          </table:table-cell>
          <table:table-cell table:formula="of:=ROUND(IF(MOD([.A80]-64; 7) = 0; [.E79]*0.9; [.E79]); 2)" office:value-type="float" office:value="0.49" calcext:value-type="float">
            <text:p>0,49</text:p>
          </table:table-cell>
          <table:table-cell table:formula="of:=[.E80]*[.D80]" office:value-type="float" office:value="294" calcext:value-type="float">
            <text:p>294</text:p>
          </table:table-cell>
          <table:table-cell table:formula="of:=FLOOR([.F80]/6)" office:value-type="float" office:value="49" calcext:value-type="float">
            <text:p>49</text:p>
          </table:table-cell>
          <table:table-cell table:formula="of:=[.G74]+[.H79]-[.J79]" office:value-type="float" office:value="437" calcext:value-type="float">
            <text:p>437</text:p>
          </table:table-cell>
          <table:table-cell table:formula="of:=IF(AND([.C80]&lt;&gt;7; [.C80]&lt;&gt;6); 36; 100)" office:value-type="float" office:value="36" calcext:value-type="float">
            <text:p>36</text:p>
          </table:table-cell>
          <table:table-cell table:formula="of:=IF([.I80]&lt;[.H80]; [.I80]; [.H80])" office:value-type="float" office:value="36" calcext:value-type="float">
            <text:p>36</text:p>
          </table:table-cell>
          <table:table-cell table:formula="of:=IF([.H80]&lt;[.I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4-07-11" calcext:value-type="date">
            <text:p>11.07.2014</text:p>
          </table:table-cell>
          <table:table-cell table:formula="of:=WEEKDAY([.B81]; 2)" office:value-type="float" office:value="5" calcext:value-type="float">
            <text:p>5</text:p>
          </table:table-cell>
          <table:table-cell table:formula="of:=[.$D80]" office:value-type="float" office:value="600" calcext:value-type="float">
            <text:p>600</text:p>
          </table:table-cell>
          <table:table-cell table:formula="of:=ROUND(IF(MOD([.A81]-64; 7) = 0; [.E80]*0.9; [.E80]); 2)" office:value-type="float" office:value="0.49" calcext:value-type="float">
            <text:p>0,49</text:p>
          </table:table-cell>
          <table:table-cell table:formula="of:=[.E81]*[.D81]" office:value-type="float" office:value="294" calcext:value-type="float">
            <text:p>294</text:p>
          </table:table-cell>
          <table:table-cell table:formula="of:=FLOOR([.F81]/6)" office:value-type="float" office:value="49" calcext:value-type="float">
            <text:p>49</text:p>
          </table:table-cell>
          <table:table-cell table:formula="of:=[.G75]+[.H80]-[.J80]" office:value-type="float" office:value="455" calcext:value-type="float">
            <text:p>455</text:p>
          </table:table-cell>
          <table:table-cell table:formula="of:=IF(AND([.C81]&lt;&gt;7; [.C81]&lt;&gt;6); 36; 100)" office:value-type="float" office:value="36" calcext:value-type="float">
            <text:p>36</text:p>
          </table:table-cell>
          <table:table-cell table:formula="of:=IF([.I81]&lt;[.H81]; [.I81]; [.H81])" office:value-type="float" office:value="36" calcext:value-type="float">
            <text:p>36</text:p>
          </table:table-cell>
          <table:table-cell table:formula="of:=IF([.H81]&lt;[.I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4-07-12" calcext:value-type="date">
            <text:p>12.07.2014</text:p>
          </table:table-cell>
          <table:table-cell table:formula="of:=WEEKDAY([.B82]; 2)" office:value-type="float" office:value="6" calcext:value-type="float">
            <text:p>6</text:p>
          </table:table-cell>
          <table:table-cell table:formula="of:=[.$D81]" office:value-type="float" office:value="600" calcext:value-type="float">
            <text:p>600</text:p>
          </table:table-cell>
          <table:table-cell table:formula="of:=ROUND(IF(MOD([.A82]-64; 7) = 0; [.E81]*0.9; [.E81]); 2)" office:value-type="float" office:value="0.49" calcext:value-type="float">
            <text:p>0,49</text:p>
          </table:table-cell>
          <table:table-cell table:formula="of:=[.E82]*[.D82]" office:value-type="float" office:value="294" calcext:value-type="float">
            <text:p>294</text:p>
          </table:table-cell>
          <table:table-cell table:formula="of:=FLOOR([.F82]/6)" office:value-type="float" office:value="49" calcext:value-type="float">
            <text:p>49</text:p>
          </table:table-cell>
          <table:table-cell table:formula="of:=[.G76]+[.H81]-[.J81]" office:value-type="float" office:value="473" calcext:value-type="float">
            <text:p>473</text:p>
          </table:table-cell>
          <table:table-cell table:formula="of:=IF(AND([.C82]&lt;&gt;7; [.C82]&lt;&gt;6); 36; 100)" office:value-type="float" office:value="100" calcext:value-type="float">
            <text:p>100</text:p>
          </table:table-cell>
          <table:table-cell table:formula="of:=IF([.I82]&lt;[.H82]; [.I82]; [.H82])" office:value-type="float" office:value="100" calcext:value-type="float">
            <text:p>100</text:p>
          </table:table-cell>
          <table:table-cell table:formula="of:=IF([.H82]&lt;[.I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4-07-13" calcext:value-type="date">
            <text:p>13.07.2014</text:p>
          </table:table-cell>
          <table:table-cell table:formula="of:=WEEKDAY([.B83]; 2)" office:value-type="float" office:value="7" calcext:value-type="float">
            <text:p>7</text:p>
          </table:table-cell>
          <table:table-cell table:formula="of:=[.$D82]" office:value-type="float" office:value="600" calcext:value-type="float">
            <text:p>600</text:p>
          </table:table-cell>
          <table:table-cell table:formula="of:=ROUND(IF(MOD([.A83]-64; 7) = 0; [.E82]*0.9; [.E82]); 2)" office:value-type="float" office:value="0.49" calcext:value-type="float">
            <text:p>0,49</text:p>
          </table:table-cell>
          <table:table-cell table:formula="of:=[.E83]*[.D83]" office:value-type="float" office:value="294" calcext:value-type="float">
            <text:p>294</text:p>
          </table:table-cell>
          <table:table-cell table:formula="of:=FLOOR([.F83]/6)" office:value-type="float" office:value="49" calcext:value-type="float">
            <text:p>49</text:p>
          </table:table-cell>
          <table:table-cell table:formula="of:=[.G77]+[.H82]-[.J82]" office:value-type="float" office:value="427" calcext:value-type="float">
            <text:p>427</text:p>
          </table:table-cell>
          <table:table-cell table:formula="of:=IF(AND([.C83]&lt;&gt;7; [.C83]&lt;&gt;6); 36; 100)" office:value-type="float" office:value="100" calcext:value-type="float">
            <text:p>100</text:p>
          </table:table-cell>
          <table:table-cell table:formula="of:=IF([.I83]&lt;[.H83]; [.I83]; [.H83])" office:value-type="float" office:value="100" calcext:value-type="float">
            <text:p>100</text:p>
          </table:table-cell>
          <table:table-cell table:formula="of:=IF([.H83]&lt;[.I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4-07-14" calcext:value-type="date">
            <text:p>14.07.2014</text:p>
          </table:table-cell>
          <table:table-cell table:formula="of:=WEEKDAY([.B84]; 2)" office:value-type="float" office:value="1" calcext:value-type="float">
            <text:p>1</text:p>
          </table:table-cell>
          <table:table-cell table:formula="of:=[.$D83]" office:value-type="float" office:value="600" calcext:value-type="float">
            <text:p>600</text:p>
          </table:table-cell>
          <table:table-cell table:formula="of:=ROUND(IF(MOD([.A84]-64; 7) = 0; [.E83]*0.9; [.E83]); 2)" office:value-type="float" office:value="0.49" calcext:value-type="float">
            <text:p>0,49</text:p>
          </table:table-cell>
          <table:table-cell table:formula="of:=[.E84]*[.D84]" office:value-type="float" office:value="294" calcext:value-type="float">
            <text:p>294</text:p>
          </table:table-cell>
          <table:table-cell table:formula="of:=FLOOR([.F84]/6)" office:value-type="float" office:value="49" calcext:value-type="float">
            <text:p>49</text:p>
          </table:table-cell>
          <table:table-cell table:formula="of:=[.G78]+[.H83]-[.J83]" office:value-type="float" office:value="381" calcext:value-type="float">
            <text:p>381</text:p>
          </table:table-cell>
          <table:table-cell table:formula="of:=IF(AND([.C84]&lt;&gt;7; [.C84]&lt;&gt;6); 36; 100)" office:value-type="float" office:value="36" calcext:value-type="float">
            <text:p>36</text:p>
          </table:table-cell>
          <table:table-cell table:formula="of:=IF([.I84]&lt;[.H84]; [.I84]; [.H84])" office:value-type="float" office:value="36" calcext:value-type="float">
            <text:p>36</text:p>
          </table:table-cell>
          <table:table-cell table:formula="of:=IF([.H84]&lt;[.I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4-07-15" calcext:value-type="date">
            <text:p>15.07.2014</text:p>
          </table:table-cell>
          <table:table-cell table:formula="of:=WEEKDAY([.B85]; 2)" office:value-type="float" office:value="2" calcext:value-type="float">
            <text:p>2</text:p>
          </table:table-cell>
          <table:table-cell table:formula="of:=[.$D84]" office:value-type="float" office:value="600" calcext:value-type="float">
            <text:p>600</text:p>
          </table:table-cell>
          <table:table-cell table:formula="of:=ROUND(IF(MOD([.A85]-64; 7) = 0; [.E84]*0.9; [.E84]); 2)" office:value-type="float" office:value="0.49" calcext:value-type="float">
            <text:p>0,49</text:p>
          </table:table-cell>
          <table:table-cell table:formula="of:=[.E85]*[.D85]" office:value-type="float" office:value="294" calcext:value-type="float">
            <text:p>294</text:p>
          </table:table-cell>
          <table:table-cell table:formula="of:=FLOOR([.F85]/6)" office:value-type="float" office:value="49" calcext:value-type="float">
            <text:p>49</text:p>
          </table:table-cell>
          <table:table-cell table:formula="of:=[.G79]+[.H84]-[.J84]" office:value-type="float" office:value="394" calcext:value-type="float">
            <text:p>394</text:p>
          </table:table-cell>
          <table:table-cell table:formula="of:=IF(AND([.C85]&lt;&gt;7; [.C85]&lt;&gt;6); 36; 100)" office:value-type="float" office:value="36" calcext:value-type="float">
            <text:p>36</text:p>
          </table:table-cell>
          <table:table-cell table:formula="of:=IF([.I85]&lt;[.H85]; [.I85]; [.H85])" office:value-type="float" office:value="36" calcext:value-type="float">
            <text:p>36</text:p>
          </table:table-cell>
          <table:table-cell table:formula="of:=IF([.H85]&lt;[.I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4-07-16" calcext:value-type="date">
            <text:p>16.07.2014</text:p>
          </table:table-cell>
          <table:table-cell table:formula="of:=WEEKDAY([.B86]; 2)" office:value-type="float" office:value="3" calcext:value-type="float">
            <text:p>3</text:p>
          </table:table-cell>
          <table:table-cell table:formula="of:=[.$D85]" office:value-type="float" office:value="600" calcext:value-type="float">
            <text:p>600</text:p>
          </table:table-cell>
          <table:table-cell table:formula="of:=ROUND(IF(MOD([.A86]-64; 7) = 0; [.E85]*0.9; [.E85]); 2)" office:value-type="float" office:value="0.44" calcext:value-type="float">
            <text:p>0,44</text:p>
          </table:table-cell>
          <table:table-cell table:formula="of:=[.E86]*[.D86]" office:value-type="float" office:value="264" calcext:value-type="float">
            <text:p>264</text:p>
          </table:table-cell>
          <table:table-cell table:formula="of:=FLOOR([.F86]/6)" office:value-type="float" office:value="44" calcext:value-type="float">
            <text:p>44</text:p>
          </table:table-cell>
          <table:table-cell table:formula="of:=[.G80]+[.H85]-[.J85]" office:value-type="float" office:value="407" calcext:value-type="float">
            <text:p>407</text:p>
          </table:table-cell>
          <table:table-cell table:formula="of:=IF(AND([.C86]&lt;&gt;7; [.C86]&lt;&gt;6); 36; 100)" office:value-type="float" office:value="36" calcext:value-type="float">
            <text:p>36</text:p>
          </table:table-cell>
          <table:table-cell table:formula="of:=IF([.I86]&lt;[.H86]; [.I86]; [.H86])" office:value-type="float" office:value="36" calcext:value-type="float">
            <text:p>36</text:p>
          </table:table-cell>
          <table:table-cell table:formula="of:=IF([.H86]&lt;[.I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4-07-17" calcext:value-type="date">
            <text:p>17.07.2014</text:p>
          </table:table-cell>
          <table:table-cell table:formula="of:=WEEKDAY([.B87]; 2)" office:value-type="float" office:value="4" calcext:value-type="float">
            <text:p>4</text:p>
          </table:table-cell>
          <table:table-cell table:formula="of:=[.$D86]" office:value-type="float" office:value="600" calcext:value-type="float">
            <text:p>600</text:p>
          </table:table-cell>
          <table:table-cell table:formula="of:=ROUND(IF(MOD([.A87]-64; 7) = 0; [.E86]*0.9; [.E86]); 2)" office:value-type="float" office:value="0.44" calcext:value-type="float">
            <text:p>0,44</text:p>
          </table:table-cell>
          <table:table-cell table:formula="of:=[.E87]*[.D87]" office:value-type="float" office:value="264" calcext:value-type="float">
            <text:p>264</text:p>
          </table:table-cell>
          <table:table-cell table:formula="of:=FLOOR([.F87]/6)" office:value-type="float" office:value="44" calcext:value-type="float">
            <text:p>44</text:p>
          </table:table-cell>
          <table:table-cell table:formula="of:=[.G81]+[.H86]-[.J86]" office:value-type="float" office:value="420" calcext:value-type="float">
            <text:p>420</text:p>
          </table:table-cell>
          <table:table-cell table:formula="of:=IF(AND([.C87]&lt;&gt;7; [.C87]&lt;&gt;6); 36; 100)" office:value-type="float" office:value="36" calcext:value-type="float">
            <text:p>36</text:p>
          </table:table-cell>
          <table:table-cell table:formula="of:=IF([.I87]&lt;[.H87]; [.I87]; [.H87])" office:value-type="float" office:value="36" calcext:value-type="float">
            <text:p>36</text:p>
          </table:table-cell>
          <table:table-cell table:formula="of:=IF([.H87]&lt;[.I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4-07-18" calcext:value-type="date">
            <text:p>18.07.2014</text:p>
          </table:table-cell>
          <table:table-cell table:formula="of:=WEEKDAY([.B88]; 2)" office:value-type="float" office:value="5" calcext:value-type="float">
            <text:p>5</text:p>
          </table:table-cell>
          <table:table-cell table:formula="of:=[.$D87]" office:value-type="float" office:value="600" calcext:value-type="float">
            <text:p>600</text:p>
          </table:table-cell>
          <table:table-cell table:formula="of:=ROUND(IF(MOD([.A88]-64; 7) = 0; [.E87]*0.9; [.E87]); 2)" office:value-type="float" office:value="0.44" calcext:value-type="float">
            <text:p>0,44</text:p>
          </table:table-cell>
          <table:table-cell table:formula="of:=[.E88]*[.D88]" office:value-type="float" office:value="264" calcext:value-type="float">
            <text:p>264</text:p>
          </table:table-cell>
          <table:table-cell table:formula="of:=FLOOR([.F88]/6)" office:value-type="float" office:value="44" calcext:value-type="float">
            <text:p>44</text:p>
          </table:table-cell>
          <table:table-cell table:formula="of:=[.G82]+[.H87]-[.J87]" office:value-type="float" office:value="433" calcext:value-type="float">
            <text:p>433</text:p>
          </table:table-cell>
          <table:table-cell table:formula="of:=IF(AND([.C88]&lt;&gt;7; [.C88]&lt;&gt;6); 36; 100)" office:value-type="float" office:value="36" calcext:value-type="float">
            <text:p>36</text:p>
          </table:table-cell>
          <table:table-cell table:formula="of:=IF([.I88]&lt;[.H88]; [.I88]; [.H88])" office:value-type="float" office:value="36" calcext:value-type="float">
            <text:p>36</text:p>
          </table:table-cell>
          <table:table-cell table:formula="of:=IF([.H88]&lt;[.I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4-07-19" calcext:value-type="date">
            <text:p>19.07.2014</text:p>
          </table:table-cell>
          <table:table-cell table:formula="of:=WEEKDAY([.B89]; 2)" office:value-type="float" office:value="6" calcext:value-type="float">
            <text:p>6</text:p>
          </table:table-cell>
          <table:table-cell table:formula="of:=[.$D88]" office:value-type="float" office:value="600" calcext:value-type="float">
            <text:p>600</text:p>
          </table:table-cell>
          <table:table-cell table:formula="of:=ROUND(IF(MOD([.A89]-64; 7) = 0; [.E88]*0.9; [.E88]); 2)" office:value-type="float" office:value="0.44" calcext:value-type="float">
            <text:p>0,44</text:p>
          </table:table-cell>
          <table:table-cell table:formula="of:=[.E89]*[.D89]" office:value-type="float" office:value="264" calcext:value-type="float">
            <text:p>264</text:p>
          </table:table-cell>
          <table:table-cell table:formula="of:=FLOOR([.F89]/6)" office:value-type="float" office:value="44" calcext:value-type="float">
            <text:p>44</text:p>
          </table:table-cell>
          <table:table-cell table:formula="of:=[.G83]+[.H88]-[.J88]" office:value-type="float" office:value="446" calcext:value-type="float">
            <text:p>446</text:p>
          </table:table-cell>
          <table:table-cell table:formula="of:=IF(AND([.C89]&lt;&gt;7; [.C89]&lt;&gt;6); 36; 100)" office:value-type="float" office:value="100" calcext:value-type="float">
            <text:p>100</text:p>
          </table:table-cell>
          <table:table-cell table:formula="of:=IF([.I89]&lt;[.H89]; [.I89]; [.H89])" office:value-type="float" office:value="100" calcext:value-type="float">
            <text:p>100</text:p>
          </table:table-cell>
          <table:table-cell table:formula="of:=IF([.H89]&lt;[.I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4-07-20" calcext:value-type="date">
            <text:p>20.07.2014</text:p>
          </table:table-cell>
          <table:table-cell table:formula="of:=WEEKDAY([.B90]; 2)" office:value-type="float" office:value="7" calcext:value-type="float">
            <text:p>7</text:p>
          </table:table-cell>
          <table:table-cell table:formula="of:=[.$D89]" office:value-type="float" office:value="600" calcext:value-type="float">
            <text:p>600</text:p>
          </table:table-cell>
          <table:table-cell table:formula="of:=ROUND(IF(MOD([.A90]-64; 7) = 0; [.E89]*0.9; [.E89]); 2)" office:value-type="float" office:value="0.44" calcext:value-type="float">
            <text:p>0,44</text:p>
          </table:table-cell>
          <table:table-cell table:formula="of:=[.E90]*[.D90]" office:value-type="float" office:value="264" calcext:value-type="float">
            <text:p>264</text:p>
          </table:table-cell>
          <table:table-cell table:formula="of:=FLOOR([.F90]/6)" office:value-type="float" office:value="44" calcext:value-type="float">
            <text:p>44</text:p>
          </table:table-cell>
          <table:table-cell table:formula="of:=[.G84]+[.H89]-[.J89]" office:value-type="float" office:value="395" calcext:value-type="float">
            <text:p>395</text:p>
          </table:table-cell>
          <table:table-cell table:formula="of:=IF(AND([.C90]&lt;&gt;7; [.C90]&lt;&gt;6); 36; 100)" office:value-type="float" office:value="100" calcext:value-type="float">
            <text:p>100</text:p>
          </table:table-cell>
          <table:table-cell table:formula="of:=IF([.I90]&lt;[.H90]; [.I90]; [.H90])" office:value-type="float" office:value="100" calcext:value-type="float">
            <text:p>100</text:p>
          </table:table-cell>
          <table:table-cell table:formula="of:=IF([.H90]&lt;[.I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4-07-21" calcext:value-type="date">
            <text:p>21.07.2014</text:p>
          </table:table-cell>
          <table:table-cell table:formula="of:=WEEKDAY([.B91]; 2)" office:value-type="float" office:value="1" calcext:value-type="float">
            <text:p>1</text:p>
          </table:table-cell>
          <table:table-cell table:formula="of:=[.$D90]" office:value-type="float" office:value="600" calcext:value-type="float">
            <text:p>600</text:p>
          </table:table-cell>
          <table:table-cell table:formula="of:=ROUND(IF(MOD([.A91]-64; 7) = 0; [.E90]*0.9; [.E90]); 2)" office:value-type="float" office:value="0.44" calcext:value-type="float">
            <text:p>0,44</text:p>
          </table:table-cell>
          <table:table-cell table:formula="of:=[.E91]*[.D91]" office:value-type="float" office:value="264" calcext:value-type="float">
            <text:p>264</text:p>
          </table:table-cell>
          <table:table-cell table:formula="of:=FLOOR([.F91]/6)" office:value-type="float" office:value="44" calcext:value-type="float">
            <text:p>44</text:p>
          </table:table-cell>
          <table:table-cell table:formula="of:=[.G85]+[.H90]-[.J90]" office:value-type="float" office:value="344" calcext:value-type="float">
            <text:p>344</text:p>
          </table:table-cell>
          <table:table-cell table:formula="of:=IF(AND([.C91]&lt;&gt;7; [.C91]&lt;&gt;6); 36; 100)" office:value-type="float" office:value="36" calcext:value-type="float">
            <text:p>36</text:p>
          </table:table-cell>
          <table:table-cell table:formula="of:=IF([.I91]&lt;[.H91]; [.I91]; [.H91])" office:value-type="float" office:value="36" calcext:value-type="float">
            <text:p>36</text:p>
          </table:table-cell>
          <table:table-cell table:formula="of:=IF([.H91]&lt;[.I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4-07-22" calcext:value-type="date">
            <text:p>22.07.2014</text:p>
          </table:table-cell>
          <table:table-cell table:formula="of:=WEEKDAY([.B92]; 2)" office:value-type="float" office:value="2" calcext:value-type="float">
            <text:p>2</text:p>
          </table:table-cell>
          <table:table-cell table:formula="of:=[.$D91]" office:value-type="float" office:value="600" calcext:value-type="float">
            <text:p>600</text:p>
          </table:table-cell>
          <table:table-cell table:formula="of:=ROUND(IF(MOD([.A92]-64; 7) = 0; [.E91]*0.9; [.E91]); 2)" office:value-type="float" office:value="0.44" calcext:value-type="float">
            <text:p>0,44</text:p>
          </table:table-cell>
          <table:table-cell table:formula="of:=[.E92]*[.D92]" office:value-type="float" office:value="264" calcext:value-type="float">
            <text:p>264</text:p>
          </table:table-cell>
          <table:table-cell table:formula="of:=FLOOR([.F92]/6)" office:value-type="float" office:value="44" calcext:value-type="float">
            <text:p>44</text:p>
          </table:table-cell>
          <table:table-cell table:formula="of:=[.G86]+[.H91]-[.J91]" office:value-type="float" office:value="352" calcext:value-type="float">
            <text:p>352</text:p>
          </table:table-cell>
          <table:table-cell table:formula="of:=IF(AND([.C92]&lt;&gt;7; [.C92]&lt;&gt;6); 36; 100)" office:value-type="float" office:value="36" calcext:value-type="float">
            <text:p>36</text:p>
          </table:table-cell>
          <table:table-cell table:formula="of:=IF([.I92]&lt;[.H92]; [.I92]; [.H92])" office:value-type="float" office:value="36" calcext:value-type="float">
            <text:p>36</text:p>
          </table:table-cell>
          <table:table-cell table:formula="of:=IF([.H92]&lt;[.I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4-07-23" calcext:value-type="date">
            <text:p>23.07.2014</text:p>
          </table:table-cell>
          <table:table-cell table:formula="of:=WEEKDAY([.B93]; 2)" office:value-type="float" office:value="3" calcext:value-type="float">
            <text:p>3</text:p>
          </table:table-cell>
          <table:table-cell table:formula="of:=[.$D92]" office:value-type="float" office:value="600" calcext:value-type="float">
            <text:p>600</text:p>
          </table:table-cell>
          <table:table-cell table:formula="of:=ROUND(IF(MOD([.A93]-64; 7) = 0; [.E92]*0.9; [.E92]); 2)" office:value-type="float" office:value="0.4" calcext:value-type="float">
            <text:p>0,4</text:p>
          </table:table-cell>
          <table:table-cell table:formula="of:=[.E93]*[.D93]" office:value-type="float" office:value="240" calcext:value-type="float">
            <text:p>240</text:p>
          </table:table-cell>
          <table:table-cell table:formula="of:=FLOOR([.F93]/6)" office:value-type="float" office:value="40" calcext:value-type="float">
            <text:p>40</text:p>
          </table:table-cell>
          <table:table-cell table:formula="of:=[.G87]+[.H92]-[.J92]" office:value-type="float" office:value="360" calcext:value-type="float">
            <text:p>360</text:p>
          </table:table-cell>
          <table:table-cell table:formula="of:=IF(AND([.C93]&lt;&gt;7; [.C93]&lt;&gt;6); 36; 100)" office:value-type="float" office:value="36" calcext:value-type="float">
            <text:p>36</text:p>
          </table:table-cell>
          <table:table-cell table:formula="of:=IF([.I93]&lt;[.H93]; [.I93]; [.H93])" office:value-type="float" office:value="36" calcext:value-type="float">
            <text:p>36</text:p>
          </table:table-cell>
          <table:table-cell table:formula="of:=IF([.H93]&lt;[.I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4-07-24" calcext:value-type="date">
            <text:p>24.07.2014</text:p>
          </table:table-cell>
          <table:table-cell table:formula="of:=WEEKDAY([.B94]; 2)" office:value-type="float" office:value="4" calcext:value-type="float">
            <text:p>4</text:p>
          </table:table-cell>
          <table:table-cell table:formula="of:=[.$D93]" office:value-type="float" office:value="600" calcext:value-type="float">
            <text:p>600</text:p>
          </table:table-cell>
          <table:table-cell table:formula="of:=ROUND(IF(MOD([.A94]-64; 7) = 0; [.E93]*0.9; [.E93]); 2)" office:value-type="float" office:value="0.4" calcext:value-type="float">
            <text:p>0,4</text:p>
          </table:table-cell>
          <table:table-cell table:formula="of:=[.E94]*[.D94]" office:value-type="float" office:value="240" calcext:value-type="float">
            <text:p>240</text:p>
          </table:table-cell>
          <table:table-cell table:formula="of:=FLOOR([.F94]/6)" office:value-type="float" office:value="40" calcext:value-type="float">
            <text:p>40</text:p>
          </table:table-cell>
          <table:table-cell table:formula="of:=[.G88]+[.H93]-[.J93]" office:value-type="float" office:value="368" calcext:value-type="float">
            <text:p>368</text:p>
          </table:table-cell>
          <table:table-cell table:formula="of:=IF(AND([.C94]&lt;&gt;7; [.C94]&lt;&gt;6); 36; 100)" office:value-type="float" office:value="36" calcext:value-type="float">
            <text:p>36</text:p>
          </table:table-cell>
          <table:table-cell table:formula="of:=IF([.I94]&lt;[.H94]; [.I94]; [.H94])" office:value-type="float" office:value="36" calcext:value-type="float">
            <text:p>36</text:p>
          </table:table-cell>
          <table:table-cell table:formula="of:=IF([.H94]&lt;[.I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4-07-25" calcext:value-type="date">
            <text:p>25.07.2014</text:p>
          </table:table-cell>
          <table:table-cell table:formula="of:=WEEKDAY([.B95]; 2)" office:value-type="float" office:value="5" calcext:value-type="float">
            <text:p>5</text:p>
          </table:table-cell>
          <table:table-cell table:formula="of:=[.$D94]" office:value-type="float" office:value="600" calcext:value-type="float">
            <text:p>600</text:p>
          </table:table-cell>
          <table:table-cell table:formula="of:=ROUND(IF(MOD([.A95]-64; 7) = 0; [.E94]*0.9; [.E94]); 2)" office:value-type="float" office:value="0.4" calcext:value-type="float">
            <text:p>0,4</text:p>
          </table:table-cell>
          <table:table-cell table:formula="of:=[.E95]*[.D95]" office:value-type="float" office:value="240" calcext:value-type="float">
            <text:p>240</text:p>
          </table:table-cell>
          <table:table-cell table:formula="of:=FLOOR([.F95]/6)" office:value-type="float" office:value="40" calcext:value-type="float">
            <text:p>40</text:p>
          </table:table-cell>
          <table:table-cell table:formula="of:=[.G89]+[.H94]-[.J94]" office:value-type="float" office:value="376" calcext:value-type="float">
            <text:p>376</text:p>
          </table:table-cell>
          <table:table-cell table:formula="of:=IF(AND([.C95]&lt;&gt;7; [.C95]&lt;&gt;6); 36; 100)" office:value-type="float" office:value="36" calcext:value-type="float">
            <text:p>36</text:p>
          </table:table-cell>
          <table:table-cell table:formula="of:=IF([.I95]&lt;[.H95]; [.I95]; [.H95])" office:value-type="float" office:value="36" calcext:value-type="float">
            <text:p>36</text:p>
          </table:table-cell>
          <table:table-cell table:formula="of:=IF([.H95]&lt;[.I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4-07-26" calcext:value-type="date">
            <text:p>26.07.2014</text:p>
          </table:table-cell>
          <table:table-cell table:formula="of:=WEEKDAY([.B96]; 2)" office:value-type="float" office:value="6" calcext:value-type="float">
            <text:p>6</text:p>
          </table:table-cell>
          <table:table-cell table:formula="of:=[.$D95]" office:value-type="float" office:value="600" calcext:value-type="float">
            <text:p>600</text:p>
          </table:table-cell>
          <table:table-cell table:formula="of:=ROUND(IF(MOD([.A96]-64; 7) = 0; [.E95]*0.9; [.E95]); 2)" office:value-type="float" office:value="0.4" calcext:value-type="float">
            <text:p>0,4</text:p>
          </table:table-cell>
          <table:table-cell table:formula="of:=[.E96]*[.D96]" office:value-type="float" office:value="240" calcext:value-type="float">
            <text:p>240</text:p>
          </table:table-cell>
          <table:table-cell table:formula="of:=FLOOR([.F96]/6)" office:value-type="float" office:value="40" calcext:value-type="float">
            <text:p>40</text:p>
          </table:table-cell>
          <table:table-cell table:formula="of:=[.G90]+[.H95]-[.J95]" office:value-type="float" office:value="384" calcext:value-type="float">
            <text:p>384</text:p>
          </table:table-cell>
          <table:table-cell table:formula="of:=IF(AND([.C96]&lt;&gt;7; [.C96]&lt;&gt;6); 36; 100)" office:value-type="float" office:value="100" calcext:value-type="float">
            <text:p>100</text:p>
          </table:table-cell>
          <table:table-cell table:formula="of:=IF([.I96]&lt;[.H96]; [.I96]; [.H96])" office:value-type="float" office:value="100" calcext:value-type="float">
            <text:p>100</text:p>
          </table:table-cell>
          <table:table-cell table:formula="of:=IF([.H96]&lt;[.I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4-07-27" calcext:value-type="date">
            <text:p>27.07.2014</text:p>
          </table:table-cell>
          <table:table-cell table:formula="of:=WEEKDAY([.B97]; 2)" office:value-type="float" office:value="7" calcext:value-type="float">
            <text:p>7</text:p>
          </table:table-cell>
          <table:table-cell table:formula="of:=[.$D96]" office:value-type="float" office:value="600" calcext:value-type="float">
            <text:p>600</text:p>
          </table:table-cell>
          <table:table-cell table:formula="of:=ROUND(IF(MOD([.A97]-64; 7) = 0; [.E96]*0.9; [.E96]); 2)" office:value-type="float" office:value="0.4" calcext:value-type="float">
            <text:p>0,4</text:p>
          </table:table-cell>
          <table:table-cell table:formula="of:=[.E97]*[.D97]" office:value-type="float" office:value="240" calcext:value-type="float">
            <text:p>240</text:p>
          </table:table-cell>
          <table:table-cell table:formula="of:=FLOOR([.F97]/6)" office:value-type="float" office:value="40" calcext:value-type="float">
            <text:p>40</text:p>
          </table:table-cell>
          <table:table-cell table:formula="of:=[.G91]+[.H96]-[.J96]" office:value-type="float" office:value="328" calcext:value-type="float">
            <text:p>328</text:p>
          </table:table-cell>
          <table:table-cell table:formula="of:=IF(AND([.C97]&lt;&gt;7; [.C97]&lt;&gt;6); 36; 100)" office:value-type="float" office:value="100" calcext:value-type="float">
            <text:p>100</text:p>
          </table:table-cell>
          <table:table-cell table:formula="of:=IF([.I97]&lt;[.H97]; [.I97]; [.H97])" office:value-type="float" office:value="100" calcext:value-type="float">
            <text:p>100</text:p>
          </table:table-cell>
          <table:table-cell table:formula="of:=IF([.H97]&lt;[.I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4-07-28" calcext:value-type="date">
            <text:p>28.07.2014</text:p>
          </table:table-cell>
          <table:table-cell table:formula="of:=WEEKDAY([.B98]; 2)" office:value-type="float" office:value="1" calcext:value-type="float">
            <text:p>1</text:p>
          </table:table-cell>
          <table:table-cell table:formula="of:=[.$D97]" office:value-type="float" office:value="600" calcext:value-type="float">
            <text:p>600</text:p>
          </table:table-cell>
          <table:table-cell table:formula="of:=ROUND(IF(MOD([.A98]-64; 7) = 0; [.E97]*0.9; [.E97]); 2)" office:value-type="float" office:value="0.4" calcext:value-type="float">
            <text:p>0,4</text:p>
          </table:table-cell>
          <table:table-cell table:formula="of:=[.E98]*[.D98]" office:value-type="float" office:value="240" calcext:value-type="float">
            <text:p>240</text:p>
          </table:table-cell>
          <table:table-cell table:formula="of:=FLOOR([.F98]/6)" office:value-type="float" office:value="40" calcext:value-type="float">
            <text:p>40</text:p>
          </table:table-cell>
          <table:table-cell table:formula="of:=[.G92]+[.H97]-[.J97]" office:value-type="float" office:value="272" calcext:value-type="float">
            <text:p>272</text:p>
          </table:table-cell>
          <table:table-cell table:formula="of:=IF(AND([.C98]&lt;&gt;7; [.C98]&lt;&gt;6); 36; 100)" office:value-type="float" office:value="36" calcext:value-type="float">
            <text:p>36</text:p>
          </table:table-cell>
          <table:table-cell table:formula="of:=IF([.I98]&lt;[.H98]; [.I98]; [.H98])" office:value-type="float" office:value="36" calcext:value-type="float">
            <text:p>36</text:p>
          </table:table-cell>
          <table:table-cell table:formula="of:=IF([.H98]&lt;[.I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4-07-29" calcext:value-type="date">
            <text:p>29.07.2014</text:p>
          </table:table-cell>
          <table:table-cell table:formula="of:=WEEKDAY([.B99]; 2)" office:value-type="float" office:value="2" calcext:value-type="float">
            <text:p>2</text:p>
          </table:table-cell>
          <table:table-cell table:formula="of:=[.$D98]" office:value-type="float" office:value="600" calcext:value-type="float">
            <text:p>600</text:p>
          </table:table-cell>
          <table:table-cell table:formula="of:=ROUND(IF(MOD([.A99]-64; 7) = 0; [.E98]*0.9; [.E98]); 2)" office:value-type="float" office:value="0.4" calcext:value-type="float">
            <text:p>0,4</text:p>
          </table:table-cell>
          <table:table-cell table:formula="of:=[.E99]*[.D99]" office:value-type="float" office:value="240" calcext:value-type="float">
            <text:p>240</text:p>
          </table:table-cell>
          <table:table-cell table:formula="of:=FLOOR([.F99]/6)" office:value-type="float" office:value="40" calcext:value-type="float">
            <text:p>40</text:p>
          </table:table-cell>
          <table:table-cell table:formula="of:=[.G93]+[.H98]-[.J98]" office:value-type="float" office:value="276" calcext:value-type="float">
            <text:p>276</text:p>
          </table:table-cell>
          <table:table-cell table:formula="of:=IF(AND([.C99]&lt;&gt;7; [.C99]&lt;&gt;6); 36; 100)" office:value-type="float" office:value="36" calcext:value-type="float">
            <text:p>36</text:p>
          </table:table-cell>
          <table:table-cell table:formula="of:=IF([.I99]&lt;[.H99]; [.I99]; [.H99])" office:value-type="float" office:value="36" calcext:value-type="float">
            <text:p>36</text:p>
          </table:table-cell>
          <table:table-cell table:formula="of:=IF([.H99]&lt;[.I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4-07-30" calcext:value-type="date">
            <text:p>30.07.2014</text:p>
          </table:table-cell>
          <table:table-cell table:formula="of:=WEEKDAY([.B100]; 2)" office:value-type="float" office:value="3" calcext:value-type="float">
            <text:p>3</text:p>
          </table:table-cell>
          <table:table-cell table:formula="of:=[.$D99]" office:value-type="float" office:value="600" calcext:value-type="float">
            <text:p>600</text:p>
          </table:table-cell>
          <table:table-cell table:formula="of:=ROUND(IF(MOD([.A100]-64; 7) = 0; [.E99]*0.9; [.E99]); 2)" office:value-type="float" office:value="0.36" calcext:value-type="float">
            <text:p>0,36</text:p>
          </table:table-cell>
          <table:table-cell table:formula="of:=[.E100]*[.D100]" office:value-type="float" office:value="216" calcext:value-type="float">
            <text:p>216</text:p>
          </table:table-cell>
          <table:table-cell table:formula="of:=FLOOR([.F100]/6)" office:value-type="float" office:value="36" calcext:value-type="float">
            <text:p>36</text:p>
          </table:table-cell>
          <table:table-cell table:formula="of:=[.G94]+[.H99]-[.J99]" office:value-type="float" office:value="280" calcext:value-type="float">
            <text:p>280</text:p>
          </table:table-cell>
          <table:table-cell table:formula="of:=IF(AND([.C100]&lt;&gt;7; [.C100]&lt;&gt;6); 36; 100)" office:value-type="float" office:value="36" calcext:value-type="float">
            <text:p>36</text:p>
          </table:table-cell>
          <table:table-cell table:formula="of:=IF([.I100]&lt;[.H100]; [.I100]; [.H100])" office:value-type="float" office:value="36" calcext:value-type="float">
            <text:p>36</text:p>
          </table:table-cell>
          <table:table-cell table:formula="of:=IF([.H100]&lt;[.I1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4-07-31" calcext:value-type="date">
            <text:p>31.07.2014</text:p>
          </table:table-cell>
          <table:table-cell table:formula="of:=WEEKDAY([.B101]; 2)" office:value-type="float" office:value="4" calcext:value-type="float">
            <text:p>4</text:p>
          </table:table-cell>
          <table:table-cell table:formula="of:=[.$D100]" office:value-type="float" office:value="600" calcext:value-type="float">
            <text:p>600</text:p>
          </table:table-cell>
          <table:table-cell table:formula="of:=ROUND(IF(MOD([.A101]-64; 7) = 0; [.E100]*0.9; [.E100]); 2)" office:value-type="float" office:value="0.36" calcext:value-type="float">
            <text:p>0,36</text:p>
          </table:table-cell>
          <table:table-cell table:formula="of:=[.E101]*[.D101]" office:value-type="float" office:value="216" calcext:value-type="float">
            <text:p>216</text:p>
          </table:table-cell>
          <table:table-cell table:formula="of:=FLOOR([.F101]/6)" office:value-type="float" office:value="36" calcext:value-type="float">
            <text:p>36</text:p>
          </table:table-cell>
          <table:table-cell table:formula="of:=[.G95]+[.H100]-[.J100]" office:value-type="float" office:value="284" calcext:value-type="float">
            <text:p>284</text:p>
          </table:table-cell>
          <table:table-cell table:formula="of:=IF(AND([.C101]&lt;&gt;7; [.C101]&lt;&gt;6); 36; 100)" office:value-type="float" office:value="36" calcext:value-type="float">
            <text:p>36</text:p>
          </table:table-cell>
          <table:table-cell table:formula="of:=IF([.I101]&lt;[.H101]; [.I101]; [.H101])" office:value-type="float" office:value="36" calcext:value-type="float">
            <text:p>36</text:p>
          </table:table-cell>
          <table:table-cell table:formula="of:=IF([.H101]&lt;[.I1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4-08-01" calcext:value-type="date">
            <text:p>1.08.2014</text:p>
          </table:table-cell>
          <table:table-cell table:formula="of:=WEEKDAY([.B102]; 2)" office:value-type="float" office:value="5" calcext:value-type="float">
            <text:p>5</text:p>
          </table:table-cell>
          <table:table-cell table:formula="of:=[.$D101]" office:value-type="float" office:value="600" calcext:value-type="float">
            <text:p>600</text:p>
          </table:table-cell>
          <table:table-cell table:formula="of:=ROUND(IF(MOD([.A102]-64; 7) = 0; [.E101]*0.9; [.E101]); 2)" office:value-type="float" office:value="0.36" calcext:value-type="float">
            <text:p>0,36</text:p>
          </table:table-cell>
          <table:table-cell table:formula="of:=[.E102]*[.D102]" office:value-type="float" office:value="216" calcext:value-type="float">
            <text:p>216</text:p>
          </table:table-cell>
          <table:table-cell table:formula="of:=FLOOR([.F102]/6)" office:value-type="float" office:value="36" calcext:value-type="float">
            <text:p>36</text:p>
          </table:table-cell>
          <table:table-cell table:formula="of:=[.G96]+[.H101]-[.J101]" office:value-type="float" office:value="288" calcext:value-type="float">
            <text:p>288</text:p>
          </table:table-cell>
          <table:table-cell table:formula="of:=IF(AND([.C102]&lt;&gt;7; [.C102]&lt;&gt;6); 36; 100)" office:value-type="float" office:value="36" calcext:value-type="float">
            <text:p>36</text:p>
          </table:table-cell>
          <table:table-cell table:formula="of:=IF([.I102]&lt;[.H102]; [.I102]; [.H102])" office:value-type="float" office:value="36" calcext:value-type="float">
            <text:p>36</text:p>
          </table:table-cell>
          <table:table-cell table:formula="of:=IF([.H102]&lt;[.I1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4-08-02" calcext:value-type="date">
            <text:p>2.08.2014</text:p>
          </table:table-cell>
          <table:table-cell table:formula="of:=WEEKDAY([.B103]; 2)" office:value-type="float" office:value="6" calcext:value-type="float">
            <text:p>6</text:p>
          </table:table-cell>
          <table:table-cell table:formula="of:=[.$D102]" office:value-type="float" office:value="600" calcext:value-type="float">
            <text:p>600</text:p>
          </table:table-cell>
          <table:table-cell table:formula="of:=ROUND(IF(MOD([.A103]-64; 7) = 0; [.E102]*0.9; [.E102]); 2)" office:value-type="float" office:value="0.36" calcext:value-type="float">
            <text:p>0,36</text:p>
          </table:table-cell>
          <table:table-cell table:formula="of:=[.E103]*[.D103]" office:value-type="float" office:value="216" calcext:value-type="float">
            <text:p>216</text:p>
          </table:table-cell>
          <table:table-cell table:formula="of:=FLOOR([.F103]/6)" office:value-type="float" office:value="36" calcext:value-type="float">
            <text:p>36</text:p>
          </table:table-cell>
          <table:table-cell table:formula="of:=[.G97]+[.H102]-[.J102]" office:value-type="float" office:value="292" calcext:value-type="float">
            <text:p>292</text:p>
          </table:table-cell>
          <table:table-cell table:formula="of:=IF(AND([.C103]&lt;&gt;7; [.C103]&lt;&gt;6); 36; 100)" office:value-type="float" office:value="100" calcext:value-type="float">
            <text:p>100</text:p>
          </table:table-cell>
          <table:table-cell table:formula="of:=IF([.I103]&lt;[.H103]; [.I103]; [.H103])" office:value-type="float" office:value="100" calcext:value-type="float">
            <text:p>100</text:p>
          </table:table-cell>
          <table:table-cell table:formula="of:=IF([.H103]&lt;[.I1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4-08-03" calcext:value-type="date">
            <text:p>3.08.2014</text:p>
          </table:table-cell>
          <table:table-cell table:formula="of:=WEEKDAY([.B104]; 2)" office:value-type="float" office:value="7" calcext:value-type="float">
            <text:p>7</text:p>
          </table:table-cell>
          <table:table-cell table:formula="of:=[.$D103]" office:value-type="float" office:value="600" calcext:value-type="float">
            <text:p>600</text:p>
          </table:table-cell>
          <table:table-cell table:formula="of:=ROUND(IF(MOD([.A104]-64; 7) = 0; [.E103]*0.9; [.E103]); 2)" office:value-type="float" office:value="0.36" calcext:value-type="float">
            <text:p>0,36</text:p>
          </table:table-cell>
          <table:table-cell table:formula="of:=[.E104]*[.D104]" office:value-type="float" office:value="216" calcext:value-type="float">
            <text:p>216</text:p>
          </table:table-cell>
          <table:table-cell table:formula="of:=FLOOR([.F104]/6)" office:value-type="float" office:value="36" calcext:value-type="float">
            <text:p>36</text:p>
          </table:table-cell>
          <table:table-cell table:formula="of:=[.G98]+[.H103]-[.J103]" office:value-type="float" office:value="232" calcext:value-type="float">
            <text:p>232</text:p>
          </table:table-cell>
          <table:table-cell table:formula="of:=IF(AND([.C104]&lt;&gt;7; [.C104]&lt;&gt;6); 36; 100)" office:value-type="float" office:value="100" calcext:value-type="float">
            <text:p>100</text:p>
          </table:table-cell>
          <table:table-cell table:formula="of:=IF([.I104]&lt;[.H104]; [.I104]; [.H104])" office:value-type="float" office:value="100" calcext:value-type="float">
            <text:p>100</text:p>
          </table:table-cell>
          <table:table-cell table:formula="of:=IF([.H104]&lt;[.I1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4-08-04" calcext:value-type="date">
            <text:p>4.08.2014</text:p>
          </table:table-cell>
          <table:table-cell table:formula="of:=WEEKDAY([.B105]; 2)" office:value-type="float" office:value="1" calcext:value-type="float">
            <text:p>1</text:p>
          </table:table-cell>
          <table:table-cell table:formula="of:=[.$D104]" office:value-type="float" office:value="600" calcext:value-type="float">
            <text:p>600</text:p>
          </table:table-cell>
          <table:table-cell table:formula="of:=ROUND(IF(MOD([.A105]-64; 7) = 0; [.E104]*0.9; [.E104]); 2)" office:value-type="float" office:value="0.36" calcext:value-type="float">
            <text:p>0,36</text:p>
          </table:table-cell>
          <table:table-cell table:formula="of:=[.E105]*[.D105]" office:value-type="float" office:value="216" calcext:value-type="float">
            <text:p>216</text:p>
          </table:table-cell>
          <table:table-cell table:formula="of:=FLOOR([.F105]/6)" office:value-type="float" office:value="36" calcext:value-type="float">
            <text:p>36</text:p>
          </table:table-cell>
          <table:table-cell table:formula="of:=[.G99]+[.H104]-[.J104]" office:value-type="float" office:value="172" calcext:value-type="float">
            <text:p>172</text:p>
          </table:table-cell>
          <table:table-cell table:formula="of:=IF(AND([.C105]&lt;&gt;7; [.C105]&lt;&gt;6); 36; 100)" office:value-type="float" office:value="36" calcext:value-type="float">
            <text:p>36</text:p>
          </table:table-cell>
          <table:table-cell table:formula="of:=IF([.I105]&lt;[.H105]; [.I105]; [.H105])" office:value-type="float" office:value="36" calcext:value-type="float">
            <text:p>36</text:p>
          </table:table-cell>
          <table:table-cell table:formula="of:=IF([.H105]&lt;[.I1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4-08-05" calcext:value-type="date">
            <text:p>5.08.2014</text:p>
          </table:table-cell>
          <table:table-cell table:formula="of:=WEEKDAY([.B106]; 2)" office:value-type="float" office:value="2" calcext:value-type="float">
            <text:p>2</text:p>
          </table:table-cell>
          <table:table-cell table:formula="of:=[.$D105]" office:value-type="float" office:value="600" calcext:value-type="float">
            <text:p>600</text:p>
          </table:table-cell>
          <table:table-cell table:formula="of:=ROUND(IF(MOD([.A106]-64; 7) = 0; [.E105]*0.9; [.E105]); 2)" office:value-type="float" office:value="0.36" calcext:value-type="float">
            <text:p>0,36</text:p>
          </table:table-cell>
          <table:table-cell table:formula="of:=[.E106]*[.D106]" office:value-type="float" office:value="216" calcext:value-type="float">
            <text:p>216</text:p>
          </table:table-cell>
          <table:table-cell table:formula="of:=FLOOR([.F106]/6)" office:value-type="float" office:value="36" calcext:value-type="float">
            <text:p>36</text:p>
          </table:table-cell>
          <table:table-cell table:formula="of:=[.G100]+[.H105]-[.J105]" office:value-type="float" office:value="172" calcext:value-type="float">
            <text:p>172</text:p>
          </table:table-cell>
          <table:table-cell table:formula="of:=IF(AND([.C106]&lt;&gt;7; [.C106]&lt;&gt;6); 36; 100)" office:value-type="float" office:value="36" calcext:value-type="float">
            <text:p>36</text:p>
          </table:table-cell>
          <table:table-cell table:formula="of:=IF([.I106]&lt;[.H106]; [.I106]; [.H106])" office:value-type="float" office:value="36" calcext:value-type="float">
            <text:p>36</text:p>
          </table:table-cell>
          <table:table-cell table:formula="of:=IF([.H106]&lt;[.I1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4-08-06" calcext:value-type="date">
            <text:p>6.08.2014</text:p>
          </table:table-cell>
          <table:table-cell table:formula="of:=WEEKDAY([.B107]; 2)" office:value-type="float" office:value="3" calcext:value-type="float">
            <text:p>3</text:p>
          </table:table-cell>
          <table:table-cell table:formula="of:=[.$D106]" office:value-type="float" office:value="600" calcext:value-type="float">
            <text:p>600</text:p>
          </table:table-cell>
          <table:table-cell table:formula="of:=ROUND(IF(MOD([.A107]-64; 7) = 0; [.E106]*0.9; [.E106]); 2)" office:value-type="float" office:value="0.32" calcext:value-type="float">
            <text:p>0,32</text:p>
          </table:table-cell>
          <table:table-cell table:formula="of:=[.E107]*[.D107]" office:value-type="float" office:value="192" calcext:value-type="float">
            <text:p>192</text:p>
          </table:table-cell>
          <table:table-cell table:formula="of:=FLOOR([.F107]/6)" office:value-type="float" office:value="32" calcext:value-type="float">
            <text:p>32</text:p>
          </table:table-cell>
          <table:table-cell table:formula="of:=[.G101]+[.H106]-[.J106]" office:value-type="float" office:value="172" calcext:value-type="float">
            <text:p>172</text:p>
          </table:table-cell>
          <table:table-cell table:formula="of:=IF(AND([.C107]&lt;&gt;7; [.C107]&lt;&gt;6); 36; 100)" office:value-type="float" office:value="36" calcext:value-type="float">
            <text:p>36</text:p>
          </table:table-cell>
          <table:table-cell table:formula="of:=IF([.I107]&lt;[.H107]; [.I107]; [.H107])" office:value-type="float" office:value="36" calcext:value-type="float">
            <text:p>36</text:p>
          </table:table-cell>
          <table:table-cell table:formula="of:=IF([.H107]&lt;[.I1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4-08-07" calcext:value-type="date">
            <text:p>7.08.2014</text:p>
          </table:table-cell>
          <table:table-cell table:formula="of:=WEEKDAY([.B108]; 2)" office:value-type="float" office:value="4" calcext:value-type="float">
            <text:p>4</text:p>
          </table:table-cell>
          <table:table-cell table:formula="of:=[.$D107]" office:value-type="float" office:value="600" calcext:value-type="float">
            <text:p>600</text:p>
          </table:table-cell>
          <table:table-cell table:formula="of:=ROUND(IF(MOD([.A108]-64; 7) = 0; [.E107]*0.9; [.E107]); 2)" office:value-type="float" office:value="0.32" calcext:value-type="float">
            <text:p>0,32</text:p>
          </table:table-cell>
          <table:table-cell table:formula="of:=[.E108]*[.D108]" office:value-type="float" office:value="192" calcext:value-type="float">
            <text:p>192</text:p>
          </table:table-cell>
          <table:table-cell table:formula="of:=FLOOR([.F108]/6)" office:value-type="float" office:value="32" calcext:value-type="float">
            <text:p>32</text:p>
          </table:table-cell>
          <table:table-cell table:formula="of:=[.G102]+[.H107]-[.J107]" office:value-type="float" office:value="172" calcext:value-type="float">
            <text:p>172</text:p>
          </table:table-cell>
          <table:table-cell table:formula="of:=IF(AND([.C108]&lt;&gt;7; [.C108]&lt;&gt;6); 36; 100)" office:value-type="float" office:value="36" calcext:value-type="float">
            <text:p>36</text:p>
          </table:table-cell>
          <table:table-cell table:formula="of:=IF([.I108]&lt;[.H108]; [.I108]; [.H108])" office:value-type="float" office:value="36" calcext:value-type="float">
            <text:p>36</text:p>
          </table:table-cell>
          <table:table-cell table:formula="of:=IF([.H108]&lt;[.I1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4-08-08" calcext:value-type="date">
            <text:p>8.08.2014</text:p>
          </table:table-cell>
          <table:table-cell table:formula="of:=WEEKDAY([.B109]; 2)" office:value-type="float" office:value="5" calcext:value-type="float">
            <text:p>5</text:p>
          </table:table-cell>
          <table:table-cell table:formula="of:=[.$D108]" office:value-type="float" office:value="600" calcext:value-type="float">
            <text:p>600</text:p>
          </table:table-cell>
          <table:table-cell table:formula="of:=ROUND(IF(MOD([.A109]-64; 7) = 0; [.E108]*0.9; [.E108]); 2)" office:value-type="float" office:value="0.32" calcext:value-type="float">
            <text:p>0,32</text:p>
          </table:table-cell>
          <table:table-cell table:formula="of:=[.E109]*[.D109]" office:value-type="float" office:value="192" calcext:value-type="float">
            <text:p>192</text:p>
          </table:table-cell>
          <table:table-cell table:formula="of:=FLOOR([.F109]/6)" office:value-type="float" office:value="32" calcext:value-type="float">
            <text:p>32</text:p>
          </table:table-cell>
          <table:table-cell table:formula="of:=[.G103]+[.H108]-[.J108]" office:value-type="float" office:value="172" calcext:value-type="float">
            <text:p>172</text:p>
          </table:table-cell>
          <table:table-cell table:formula="of:=IF(AND([.C109]&lt;&gt;7; [.C109]&lt;&gt;6); 36; 100)" office:value-type="float" office:value="36" calcext:value-type="float">
            <text:p>36</text:p>
          </table:table-cell>
          <table:table-cell table:formula="of:=IF([.I109]&lt;[.H109]; [.I109]; [.H109])" office:value-type="float" office:value="36" calcext:value-type="float">
            <text:p>36</text:p>
          </table:table-cell>
          <table:table-cell table:formula="of:=IF([.H109]&lt;[.I1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4-08-09" calcext:value-type="date">
            <text:p>9.08.2014</text:p>
          </table:table-cell>
          <table:table-cell table:formula="of:=WEEKDAY([.B110]; 2)" office:value-type="float" office:value="6" calcext:value-type="float">
            <text:p>6</text:p>
          </table:table-cell>
          <table:table-cell table:formula="of:=[.$D109]" office:value-type="float" office:value="600" calcext:value-type="float">
            <text:p>600</text:p>
          </table:table-cell>
          <table:table-cell table:formula="of:=ROUND(IF(MOD([.A110]-64; 7) = 0; [.E109]*0.9; [.E109]); 2)" office:value-type="float" office:value="0.32" calcext:value-type="float">
            <text:p>0,32</text:p>
          </table:table-cell>
          <table:table-cell table:formula="of:=[.E110]*[.D110]" office:value-type="float" office:value="192" calcext:value-type="float">
            <text:p>192</text:p>
          </table:table-cell>
          <table:table-cell table:formula="of:=FLOOR([.F110]/6)" office:value-type="float" office:value="32" calcext:value-type="float">
            <text:p>32</text:p>
          </table:table-cell>
          <table:table-cell table:formula="of:=[.G104]+[.H109]-[.J109]" office:value-type="float" office:value="172" calcext:value-type="float">
            <text:p>172</text:p>
          </table:table-cell>
          <table:table-cell table:formula="of:=IF(AND([.C110]&lt;&gt;7; [.C110]&lt;&gt;6); 36; 100)" office:value-type="float" office:value="100" calcext:value-type="float">
            <text:p>100</text:p>
          </table:table-cell>
          <table:table-cell table:formula="of:=IF([.I110]&lt;[.H110]; [.I110]; [.H110])" office:value-type="float" office:value="100" calcext:value-type="float">
            <text:p>100</text:p>
          </table:table-cell>
          <table:table-cell table:formula="of:=IF([.H110]&lt;[.I1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4-08-10" calcext:value-type="date">
            <text:p>10.08.2014</text:p>
          </table:table-cell>
          <table:table-cell table:formula="of:=WEEKDAY([.B111]; 2)" office:value-type="float" office:value="7" calcext:value-type="float">
            <text:p>7</text:p>
          </table:table-cell>
          <table:table-cell table:formula="of:=[.$D110]" office:value-type="float" office:value="600" calcext:value-type="float">
            <text:p>600</text:p>
          </table:table-cell>
          <table:table-cell table:formula="of:=ROUND(IF(MOD([.A111]-64; 7) = 0; [.E110]*0.9; [.E110]); 2)" office:value-type="float" office:value="0.32" calcext:value-type="float">
            <text:p>0,32</text:p>
          </table:table-cell>
          <table:table-cell table:formula="of:=[.E111]*[.D111]" office:value-type="float" office:value="192" calcext:value-type="float">
            <text:p>192</text:p>
          </table:table-cell>
          <table:table-cell table:formula="of:=FLOOR([.F111]/6)" office:value-type="float" office:value="32" calcext:value-type="float">
            <text:p>32</text:p>
          </table:table-cell>
          <table:table-cell table:formula="of:=[.G105]+[.H110]-[.J110]" office:value-type="float" office:value="108" calcext:value-type="float">
            <text:p>108</text:p>
          </table:table-cell>
          <table:table-cell table:formula="of:=IF(AND([.C111]&lt;&gt;7; [.C111]&lt;&gt;6); 36; 100)" office:value-type="float" office:value="100" calcext:value-type="float">
            <text:p>100</text:p>
          </table:table-cell>
          <table:table-cell table:formula="of:=IF([.I111]&lt;[.H111]; [.I111]; [.H111])" office:value-type="float" office:value="100" calcext:value-type="float">
            <text:p>100</text:p>
          </table:table-cell>
          <table:table-cell table:formula="of:=IF([.H111]&lt;[.I1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4-08-11" calcext:value-type="date">
            <text:p>11.08.2014</text:p>
          </table:table-cell>
          <table:table-cell table:formula="of:=WEEKDAY([.B112]; 2)" office:value-type="float" office:value="1" calcext:value-type="float">
            <text:p>1</text:p>
          </table:table-cell>
          <table:table-cell table:formula="of:=[.$D111]" office:value-type="float" office:value="600" calcext:value-type="float">
            <text:p>600</text:p>
          </table:table-cell>
          <table:table-cell table:formula="of:=ROUND(IF(MOD([.A112]-64; 7) = 0; [.E111]*0.9; [.E111]); 2)" office:value-type="float" office:value="0.32" calcext:value-type="float">
            <text:p>0,32</text:p>
          </table:table-cell>
          <table:table-cell table:formula="of:=[.E112]*[.D112]" office:value-type="float" office:value="192" calcext:value-type="float">
            <text:p>192</text:p>
          </table:table-cell>
          <table:table-cell table:formula="of:=FLOOR([.F112]/6)" office:value-type="float" office:value="32" calcext:value-type="float">
            <text:p>32</text:p>
          </table:table-cell>
          <table:table-cell table:formula="of:=[.G106]+[.H111]-[.J111]" office:value-type="float" office:value="44" calcext:value-type="float">
            <text:p>44</text:p>
          </table:table-cell>
          <table:table-cell table:formula="of:=IF(AND([.C112]&lt;&gt;7; [.C112]&lt;&gt;6); 36; 100)" office:value-type="float" office:value="36" calcext:value-type="float">
            <text:p>36</text:p>
          </table:table-cell>
          <table:table-cell table:formula="of:=IF([.I112]&lt;[.H112]; [.I112]; [.H112])" office:value-type="float" office:value="36" calcext:value-type="float">
            <text:p>36</text:p>
          </table:table-cell>
          <table:table-cell table:formula="of:=IF([.H112]&lt;[.I1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4-08-12" calcext:value-type="date">
            <text:p>12.08.2014</text:p>
          </table:table-cell>
          <table:table-cell table:formula="of:=WEEKDAY([.B113]; 2)" office:value-type="float" office:value="2" calcext:value-type="float">
            <text:p>2</text:p>
          </table:table-cell>
          <table:table-cell table:formula="of:=[.$D112]" office:value-type="float" office:value="600" calcext:value-type="float">
            <text:p>600</text:p>
          </table:table-cell>
          <table:table-cell table:formula="of:=ROUND(IF(MOD([.A113]-64; 7) = 0; [.E112]*0.9; [.E112]); 2)" office:value-type="float" office:value="0.32" calcext:value-type="float">
            <text:p>0,32</text:p>
          </table:table-cell>
          <table:table-cell table:formula="of:=[.E113]*[.D113]" office:value-type="float" office:value="192" calcext:value-type="float">
            <text:p>192</text:p>
          </table:table-cell>
          <table:table-cell table:formula="of:=FLOOR([.F113]/6)" office:value-type="float" office:value="32" calcext:value-type="float">
            <text:p>32</text:p>
          </table:table-cell>
          <table:table-cell table:formula="of:=[.G107]+[.H112]-[.J112]" office:value-type="float" office:value="40" calcext:value-type="float">
            <text:p>40</text:p>
          </table:table-cell>
          <table:table-cell table:formula="of:=IF(AND([.C113]&lt;&gt;7; [.C113]&lt;&gt;6); 36; 100)" office:value-type="float" office:value="36" calcext:value-type="float">
            <text:p>36</text:p>
          </table:table-cell>
          <table:table-cell table:formula="of:=IF([.I113]&lt;[.H113]; [.I113]; [.H113])" office:value-type="float" office:value="36" calcext:value-type="float">
            <text:p>36</text:p>
          </table:table-cell>
          <table:table-cell table:formula="of:=IF([.H113]&lt;[.I1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4-08-13" calcext:value-type="date">
            <text:p>13.08.2014</text:p>
          </table:table-cell>
          <table:table-cell table:formula="of:=WEEKDAY([.B114]; 2)" office:value-type="float" office:value="3" calcext:value-type="float">
            <text:p>3</text:p>
          </table:table-cell>
          <table:table-cell table:formula="of:=[.$D113]" office:value-type="float" office:value="600" calcext:value-type="float">
            <text:p>600</text:p>
          </table:table-cell>
          <table:table-cell table:formula="of:=ROUND(IF(MOD([.A114]-64; 7) = 0; [.E113]*0.9; [.E113]); 2)" office:value-type="float" office:value="0.29" calcext:value-type="float">
            <text:p>0,29</text:p>
          </table:table-cell>
          <table:table-cell table:formula="of:=[.E114]*[.D114]" office:value-type="float" office:value="174" calcext:value-type="float">
            <text:p>174</text:p>
          </table:table-cell>
          <table:table-cell table:formula="of:=FLOOR([.F114]/6)" office:value-type="float" office:value="29" calcext:value-type="float">
            <text:p>29</text:p>
          </table:table-cell>
          <table:table-cell table:formula="of:=[.G108]+[.H113]-[.J113]" office:value-type="float" office:value="36" calcext:value-type="float">
            <text:p>36</text:p>
          </table:table-cell>
          <table:table-cell table:formula="of:=IF(AND([.C114]&lt;&gt;7; [.C114]&lt;&gt;6); 36; 100)" office:value-type="float" office:value="36" calcext:value-type="float">
            <text:p>36</text:p>
          </table:table-cell>
          <table:table-cell table:formula="of:=IF([.I114]&lt;[.H114]; [.I114]; [.H114])" office:value-type="float" office:value="36" calcext:value-type="float">
            <text:p>36</text:p>
          </table:table-cell>
          <table:table-cell table:formula="of:=IF([.H114]&lt;[.I1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4-08-14" calcext:value-type="date">
            <text:p>14.08.2014</text:p>
          </table:table-cell>
          <table:table-cell table:formula="of:=WEEKDAY([.B115]; 2)" office:value-type="float" office:value="4" calcext:value-type="float">
            <text:p>4</text:p>
          </table:table-cell>
          <table:table-cell table:formula="of:=[.$D114]" office:value-type="float" office:value="600" calcext:value-type="float">
            <text:p>600</text:p>
          </table:table-cell>
          <table:table-cell table:formula="of:=ROUND(IF(MOD([.A115]-64; 7) = 0; [.E114]*0.9; [.E114]); 2)" office:value-type="float" office:value="0.29" calcext:value-type="float">
            <text:p>0,29</text:p>
          </table:table-cell>
          <table:table-cell table:formula="of:=[.E115]*[.D115]" office:value-type="float" office:value="174" calcext:value-type="float">
            <text:p>174</text:p>
          </table:table-cell>
          <table:table-cell table:formula="of:=FLOOR([.F115]/6)" office:value-type="float" office:value="29" calcext:value-type="float">
            <text:p>29</text:p>
          </table:table-cell>
          <table:table-cell table:formula="of:=[.G109]+[.H114]-[.J114]" office:value-type="float" office:value="32" calcext:value-type="float">
            <text:p>32</text:p>
          </table:table-cell>
          <table:table-cell table:formula="of:=IF(AND([.C115]&lt;&gt;7; [.C115]&lt;&gt;6); 36; 100)" office:value-type="float" office:value="36" calcext:value-type="float">
            <text:p>36</text:p>
          </table:table-cell>
          <table:table-cell table:formula="of:=IF([.I115]&lt;[.H115]; [.I115]; [.H115])" office:value-type="float" office:value="32" calcext:value-type="float">
            <text:p>32</text:p>
          </table:table-cell>
          <table:table-cell table:formula="of:=IF([.H115]&lt;[.I11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4-08-15" calcext:value-type="date">
            <text:p>15.08.2014</text:p>
          </table:table-cell>
          <table:table-cell table:formula="of:=WEEKDAY([.B116]; 2)" office:value-type="float" office:value="5" calcext:value-type="float">
            <text:p>5</text:p>
          </table:table-cell>
          <table:table-cell table:formula="of:=[.$D115]" office:value-type="float" office:value="600" calcext:value-type="float">
            <text:p>600</text:p>
          </table:table-cell>
          <table:table-cell table:formula="of:=ROUND(IF(MOD([.A116]-64; 7) = 0; [.E115]*0.9; [.E115]); 2)" office:value-type="float" office:value="0.29" calcext:value-type="float">
            <text:p>0,29</text:p>
          </table:table-cell>
          <table:table-cell table:formula="of:=[.E116]*[.D116]" office:value-type="float" office:value="174" calcext:value-type="float">
            <text:p>174</text:p>
          </table:table-cell>
          <table:table-cell table:formula="of:=FLOOR([.F116]/6)" office:value-type="float" office:value="29" calcext:value-type="float">
            <text:p>29</text:p>
          </table:table-cell>
          <table:table-cell table:formula="of:=[.G110]+[.H115]-[.J115]" office:value-type="float" office:value="32" calcext:value-type="float">
            <text:p>32</text:p>
          </table:table-cell>
          <table:table-cell table:formula="of:=IF(AND([.C116]&lt;&gt;7; [.C116]&lt;&gt;6); 36; 100)" office:value-type="float" office:value="36" calcext:value-type="float">
            <text:p>36</text:p>
          </table:table-cell>
          <table:table-cell table:formula="of:=IF([.I116]&lt;[.H116]; [.I116]; [.H116])" office:value-type="float" office:value="32" calcext:value-type="float">
            <text:p>32</text:p>
          </table:table-cell>
          <table:table-cell table:formula="of:=IF([.H116]&lt;[.I1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4-08-16" calcext:value-type="date">
            <text:p>16.08.2014</text:p>
          </table:table-cell>
          <table:table-cell table:formula="of:=WEEKDAY([.B117]; 2)" office:value-type="float" office:value="6" calcext:value-type="float">
            <text:p>6</text:p>
          </table:table-cell>
          <table:table-cell table:formula="of:=[.$D116]" office:value-type="float" office:value="600" calcext:value-type="float">
            <text:p>600</text:p>
          </table:table-cell>
          <table:table-cell table:formula="of:=ROUND(IF(MOD([.A117]-64; 7) = 0; [.E116]*0.9; [.E116]); 2)" office:value-type="float" office:value="0.29" calcext:value-type="float">
            <text:p>0,29</text:p>
          </table:table-cell>
          <table:table-cell table:formula="of:=[.E117]*[.D117]" office:value-type="float" office:value="174" calcext:value-type="float">
            <text:p>174</text:p>
          </table:table-cell>
          <table:table-cell table:formula="of:=FLOOR([.F117]/6)" office:value-type="float" office:value="29" calcext:value-type="float">
            <text:p>29</text:p>
          </table:table-cell>
          <table:table-cell table:formula="of:=[.G111]+[.H116]-[.J116]" office:value-type="float" office:value="32" calcext:value-type="float">
            <text:p>32</text:p>
          </table:table-cell>
          <table:table-cell table:formula="of:=IF(AND([.C117]&lt;&gt;7; [.C117]&lt;&gt;6); 36; 100)" office:value-type="float" office:value="100" calcext:value-type="float">
            <text:p>100</text:p>
          </table:table-cell>
          <table:table-cell table:formula="of:=IF([.I117]&lt;[.H117]; [.I117]; [.H117])" office:value-type="float" office:value="32" calcext:value-type="float">
            <text:p>32</text:p>
          </table:table-cell>
          <table:table-cell table:formula="of:=IF([.H117]&lt;[.I1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4-08-17" calcext:value-type="date">
            <text:p>17.08.2014</text:p>
          </table:table-cell>
          <table:table-cell table:formula="of:=WEEKDAY([.B118]; 2)" office:value-type="float" office:value="7" calcext:value-type="float">
            <text:p>7</text:p>
          </table:table-cell>
          <table:table-cell table:formula="of:=[.$D117]" office:value-type="float" office:value="600" calcext:value-type="float">
            <text:p>600</text:p>
          </table:table-cell>
          <table:table-cell table:formula="of:=ROUND(IF(MOD([.A118]-64; 7) = 0; [.E117]*0.9; [.E117]); 2)" office:value-type="float" office:value="0.29" calcext:value-type="float">
            <text:p>0,29</text:p>
          </table:table-cell>
          <table:table-cell table:formula="of:=[.E118]*[.D118]" office:value-type="float" office:value="174" calcext:value-type="float">
            <text:p>174</text:p>
          </table:table-cell>
          <table:table-cell table:formula="of:=FLOOR([.F118]/6)" office:value-type="float" office:value="29" calcext:value-type="float">
            <text:p>29</text:p>
          </table:table-cell>
          <table:table-cell table:formula="of:=[.G112]+[.H117]-[.J117]" office:value-type="float" office:value="32" calcext:value-type="float">
            <text:p>32</text:p>
          </table:table-cell>
          <table:table-cell table:formula="of:=IF(AND([.C118]&lt;&gt;7; [.C118]&lt;&gt;6); 36; 100)" office:value-type="float" office:value="100" calcext:value-type="float">
            <text:p>100</text:p>
          </table:table-cell>
          <table:table-cell table:formula="of:=IF([.I118]&lt;[.H118]; [.I118]; [.H118])" office:value-type="float" office:value="32" calcext:value-type="float">
            <text:p>32</text:p>
          </table:table-cell>
          <table:table-cell table:formula="of:=IF([.H118]&lt;[.I1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4-08-18" calcext:value-type="date">
            <text:p>18.08.2014</text:p>
          </table:table-cell>
          <table:table-cell table:formula="of:=WEEKDAY([.B119]; 2)" office:value-type="float" office:value="1" calcext:value-type="float">
            <text:p>1</text:p>
          </table:table-cell>
          <table:table-cell table:formula="of:=[.$D118]" office:value-type="float" office:value="600" calcext:value-type="float">
            <text:p>600</text:p>
          </table:table-cell>
          <table:table-cell table:formula="of:=ROUND(IF(MOD([.A119]-64; 7) = 0; [.E118]*0.9; [.E118]); 2)" office:value-type="float" office:value="0.29" calcext:value-type="float">
            <text:p>0,29</text:p>
          </table:table-cell>
          <table:table-cell table:formula="of:=[.E119]*[.D119]" office:value-type="float" office:value="174" calcext:value-type="float">
            <text:p>174</text:p>
          </table:table-cell>
          <table:table-cell table:formula="of:=FLOOR([.F119]/6)" office:value-type="float" office:value="29" calcext:value-type="float">
            <text:p>29</text:p>
          </table:table-cell>
          <table:table-cell table:formula="of:=[.G113]+[.H118]-[.J118]" office:value-type="float" office:value="32" calcext:value-type="float">
            <text:p>32</text:p>
          </table:table-cell>
          <table:table-cell table:formula="of:=IF(AND([.C119]&lt;&gt;7; [.C119]&lt;&gt;6); 36; 100)" office:value-type="float" office:value="36" calcext:value-type="float">
            <text:p>36</text:p>
          </table:table-cell>
          <table:table-cell table:formula="of:=IF([.I119]&lt;[.H119]; [.I119]; [.H119])" office:value-type="float" office:value="32" calcext:value-type="float">
            <text:p>32</text:p>
          </table:table-cell>
          <table:table-cell table:formula="of:=IF([.H119]&lt;[.I1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4-08-19" calcext:value-type="date">
            <text:p>19.08.2014</text:p>
          </table:table-cell>
          <table:table-cell table:formula="of:=WEEKDAY([.B120]; 2)" office:value-type="float" office:value="2" calcext:value-type="float">
            <text:p>2</text:p>
          </table:table-cell>
          <table:table-cell table:formula="of:=[.$D119]" office:value-type="float" office:value="600" calcext:value-type="float">
            <text:p>600</text:p>
          </table:table-cell>
          <table:table-cell table:formula="of:=ROUND(IF(MOD([.A120]-64; 7) = 0; [.E119]*0.9; [.E119]); 2)" office:value-type="float" office:value="0.29" calcext:value-type="float">
            <text:p>0,29</text:p>
          </table:table-cell>
          <table:table-cell table:formula="of:=[.E120]*[.D120]" office:value-type="float" office:value="174" calcext:value-type="float">
            <text:p>174</text:p>
          </table:table-cell>
          <table:table-cell table:formula="of:=FLOOR([.F120]/6)" office:value-type="float" office:value="29" calcext:value-type="float">
            <text:p>29</text:p>
          </table:table-cell>
          <table:table-cell table:formula="of:=[.G114]+[.H119]-[.J119]" office:value-type="float" office:value="29" calcext:value-type="float">
            <text:p>29</text:p>
          </table:table-cell>
          <table:table-cell table:formula="of:=IF(AND([.C120]&lt;&gt;7; [.C120]&lt;&gt;6); 36; 100)" office:value-type="float" office:value="36" calcext:value-type="float">
            <text:p>36</text:p>
          </table:table-cell>
          <table:table-cell table:formula="of:=IF([.I120]&lt;[.H120]; [.I120]; [.H120])" office:value-type="float" office:value="29" calcext:value-type="float">
            <text:p>29</text:p>
          </table:table-cell>
          <table:table-cell table:formula="of:=IF([.H120]&lt;[.I1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4-08-20" calcext:value-type="date">
            <text:p>20.08.2014</text:p>
          </table:table-cell>
          <table:table-cell table:formula="of:=WEEKDAY([.B121]; 2)" office:value-type="float" office:value="3" calcext:value-type="float">
            <text:p>3</text:p>
          </table:table-cell>
          <table:table-cell table:formula="of:=[.$D120]" office:value-type="float" office:value="600" calcext:value-type="float">
            <text:p>600</text:p>
          </table:table-cell>
          <table:table-cell table:formula="of:=ROUND(IF(MOD([.A121]-64; 7) = 0; [.E120]*0.9; [.E120]); 2)" office:value-type="float" office:value="0.26" calcext:value-type="float">
            <text:p>0,26</text:p>
          </table:table-cell>
          <table:table-cell table:formula="of:=[.E121]*[.D121]" office:value-type="float" office:value="156" calcext:value-type="float">
            <text:p>156</text:p>
          </table:table-cell>
          <table:table-cell table:formula="of:=FLOOR([.F121]/6)" office:value-type="float" office:value="26" calcext:value-type="float">
            <text:p>26</text:p>
          </table:table-cell>
          <table:table-cell table:formula="of:=[.G115]+[.H120]-[.J120]" office:value-type="float" office:value="29" calcext:value-type="float">
            <text:p>29</text:p>
          </table:table-cell>
          <table:table-cell table:formula="of:=IF(AND([.C121]&lt;&gt;7; [.C121]&lt;&gt;6); 36; 100)" office:value-type="float" office:value="36" calcext:value-type="float">
            <text:p>36</text:p>
          </table:table-cell>
          <table:table-cell table:formula="of:=IF([.I121]&lt;[.H121]; [.I121]; [.H121])" office:value-type="float" office:value="29" calcext:value-type="float">
            <text:p>29</text:p>
          </table:table-cell>
          <table:table-cell table:formula="of:=IF([.H121]&lt;[.I12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4-08-21" calcext:value-type="date">
            <text:p>21.08.2014</text:p>
          </table:table-cell>
          <table:table-cell table:formula="of:=WEEKDAY([.B122]; 2)" office:value-type="float" office:value="4" calcext:value-type="float">
            <text:p>4</text:p>
          </table:table-cell>
          <table:table-cell table:formula="of:=[.$D121]" office:value-type="float" office:value="600" calcext:value-type="float">
            <text:p>600</text:p>
          </table:table-cell>
          <table:table-cell table:formula="of:=ROUND(IF(MOD([.A122]-64; 7) = 0; [.E121]*0.9; [.E121]); 2)" office:value-type="float" office:value="0.26" calcext:value-type="float">
            <text:p>0,26</text:p>
          </table:table-cell>
          <table:table-cell table:formula="of:=[.E122]*[.D122]" office:value-type="float" office:value="156" calcext:value-type="float">
            <text:p>156</text:p>
          </table:table-cell>
          <table:table-cell table:formula="of:=FLOOR([.F122]/6)" office:value-type="float" office:value="26" calcext:value-type="float">
            <text:p>26</text:p>
          </table:table-cell>
          <table:table-cell table:formula="of:=[.G116]+[.H121]-[.J121]" office:value-type="float" office:value="29" calcext:value-type="float">
            <text:p>29</text:p>
          </table:table-cell>
          <table:table-cell table:formula="of:=IF(AND([.C122]&lt;&gt;7; [.C122]&lt;&gt;6); 36; 100)" office:value-type="float" office:value="36" calcext:value-type="float">
            <text:p>36</text:p>
          </table:table-cell>
          <table:table-cell table:formula="of:=IF([.I122]&lt;[.H122]; [.I122]; [.H122])" office:value-type="float" office:value="29" calcext:value-type="float">
            <text:p>29</text:p>
          </table:table-cell>
          <table:table-cell table:formula="of:=IF([.H122]&lt;[.I12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4-08-22" calcext:value-type="date">
            <text:p>22.08.2014</text:p>
          </table:table-cell>
          <table:table-cell table:formula="of:=WEEKDAY([.B123]; 2)" office:value-type="float" office:value="5" calcext:value-type="float">
            <text:p>5</text:p>
          </table:table-cell>
          <table:table-cell table:formula="of:=[.$D122]" office:value-type="float" office:value="600" calcext:value-type="float">
            <text:p>600</text:p>
          </table:table-cell>
          <table:table-cell table:formula="of:=ROUND(IF(MOD([.A123]-64; 7) = 0; [.E122]*0.9; [.E122]); 2)" office:value-type="float" office:value="0.26" calcext:value-type="float">
            <text:p>0,26</text:p>
          </table:table-cell>
          <table:table-cell table:formula="of:=[.E123]*[.D123]" office:value-type="float" office:value="156" calcext:value-type="float">
            <text:p>156</text:p>
          </table:table-cell>
          <table:table-cell table:formula="of:=FLOOR([.F123]/6)" office:value-type="float" office:value="26" calcext:value-type="float">
            <text:p>26</text:p>
          </table:table-cell>
          <table:table-cell table:formula="of:=[.G117]+[.H122]-[.J122]" office:value-type="float" office:value="29" calcext:value-type="float">
            <text:p>29</text:p>
          </table:table-cell>
          <table:table-cell table:formula="of:=IF(AND([.C123]&lt;&gt;7; [.C123]&lt;&gt;6); 36; 100)" office:value-type="float" office:value="36" calcext:value-type="float">
            <text:p>36</text:p>
          </table:table-cell>
          <table:table-cell table:formula="of:=IF([.I123]&lt;[.H123]; [.I123]; [.H123])" office:value-type="float" office:value="29" calcext:value-type="float">
            <text:p>29</text:p>
          </table:table-cell>
          <table:table-cell table:formula="of:=IF([.H123]&lt;[.I1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4-08-23" calcext:value-type="date">
            <text:p>23.08.2014</text:p>
          </table:table-cell>
          <table:table-cell table:formula="of:=WEEKDAY([.B124]; 2)" office:value-type="float" office:value="6" calcext:value-type="float">
            <text:p>6</text:p>
          </table:table-cell>
          <table:table-cell table:formula="of:=[.$D123]" office:value-type="float" office:value="600" calcext:value-type="float">
            <text:p>600</text:p>
          </table:table-cell>
          <table:table-cell table:formula="of:=ROUND(IF(MOD([.A124]-64; 7) = 0; [.E123]*0.9; [.E123]); 2)" office:value-type="float" office:value="0.26" calcext:value-type="float">
            <text:p>0,26</text:p>
          </table:table-cell>
          <table:table-cell table:formula="of:=[.E124]*[.D124]" office:value-type="float" office:value="156" calcext:value-type="float">
            <text:p>156</text:p>
          </table:table-cell>
          <table:table-cell table:formula="of:=FLOOR([.F124]/6)" office:value-type="float" office:value="26" calcext:value-type="float">
            <text:p>26</text:p>
          </table:table-cell>
          <table:table-cell table:formula="of:=[.G118]+[.H123]-[.J123]" office:value-type="float" office:value="29" calcext:value-type="float">
            <text:p>29</text:p>
          </table:table-cell>
          <table:table-cell table:formula="of:=IF(AND([.C124]&lt;&gt;7; [.C124]&lt;&gt;6); 36; 100)" office:value-type="float" office:value="100" calcext:value-type="float">
            <text:p>100</text:p>
          </table:table-cell>
          <table:table-cell table:formula="of:=IF([.I124]&lt;[.H124]; [.I124]; [.H124])" office:value-type="float" office:value="29" calcext:value-type="float">
            <text:p>29</text:p>
          </table:table-cell>
          <table:table-cell table:formula="of:=IF([.H124]&lt;[.I1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4-08-24" calcext:value-type="date">
            <text:p>24.08.2014</text:p>
          </table:table-cell>
          <table:table-cell table:formula="of:=WEEKDAY([.B125]; 2)" office:value-type="float" office:value="7" calcext:value-type="float">
            <text:p>7</text:p>
          </table:table-cell>
          <table:table-cell table:formula="of:=[.$D124]" office:value-type="float" office:value="600" calcext:value-type="float">
            <text:p>600</text:p>
          </table:table-cell>
          <table:table-cell table:formula="of:=ROUND(IF(MOD([.A125]-64; 7) = 0; [.E124]*0.9; [.E124]); 2)" office:value-type="float" office:value="0.26" calcext:value-type="float">
            <text:p>0,26</text:p>
          </table:table-cell>
          <table:table-cell table:formula="of:=[.E125]*[.D125]" office:value-type="float" office:value="156" calcext:value-type="float">
            <text:p>156</text:p>
          </table:table-cell>
          <table:table-cell table:formula="of:=FLOOR([.F125]/6)" office:value-type="float" office:value="26" calcext:value-type="float">
            <text:p>26</text:p>
          </table:table-cell>
          <table:table-cell table:formula="of:=[.G119]+[.H124]-[.J124]" office:value-type="float" office:value="29" calcext:value-type="float">
            <text:p>29</text:p>
          </table:table-cell>
          <table:table-cell table:formula="of:=IF(AND([.C125]&lt;&gt;7; [.C125]&lt;&gt;6); 36; 100)" office:value-type="float" office:value="100" calcext:value-type="float">
            <text:p>100</text:p>
          </table:table-cell>
          <table:table-cell table:formula="of:=IF([.I125]&lt;[.H125]; [.I125]; [.H125])" office:value-type="float" office:value="29" calcext:value-type="float">
            <text:p>29</text:p>
          </table:table-cell>
          <table:table-cell table:formula="of:=IF([.H125]&lt;[.I12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4-08-25" calcext:value-type="date">
            <text:p>25.08.2014</text:p>
          </table:table-cell>
          <table:table-cell table:formula="of:=WEEKDAY([.B126]; 2)" office:value-type="float" office:value="1" calcext:value-type="float">
            <text:p>1</text:p>
          </table:table-cell>
          <table:table-cell table:formula="of:=[.$D125]" office:value-type="float" office:value="600" calcext:value-type="float">
            <text:p>600</text:p>
          </table:table-cell>
          <table:table-cell table:formula="of:=ROUND(IF(MOD([.A126]-64; 7) = 0; [.E125]*0.9; [.E125]); 2)" office:value-type="float" office:value="0.26" calcext:value-type="float">
            <text:p>0,26</text:p>
          </table:table-cell>
          <table:table-cell table:formula="of:=[.E126]*[.D126]" office:value-type="float" office:value="156" calcext:value-type="float">
            <text:p>156</text:p>
          </table:table-cell>
          <table:table-cell table:formula="of:=FLOOR([.F126]/6)" office:value-type="float" office:value="26" calcext:value-type="float">
            <text:p>26</text:p>
          </table:table-cell>
          <table:table-cell table:formula="of:=[.G120]+[.H125]-[.J125]" office:value-type="float" office:value="29" calcext:value-type="float">
            <text:p>29</text:p>
          </table:table-cell>
          <table:table-cell table:formula="of:=IF(AND([.C126]&lt;&gt;7; [.C126]&lt;&gt;6); 36; 100)" office:value-type="float" office:value="36" calcext:value-type="float">
            <text:p>36</text:p>
          </table:table-cell>
          <table:table-cell table:formula="of:=IF([.I126]&lt;[.H126]; [.I126]; [.H126])" office:value-type="float" office:value="29" calcext:value-type="float">
            <text:p>29</text:p>
          </table:table-cell>
          <table:table-cell table:formula="of:=IF([.H126]&lt;[.I1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4-08-26" calcext:value-type="date">
            <text:p>26.08.2014</text:p>
          </table:table-cell>
          <table:table-cell table:formula="of:=WEEKDAY([.B127]; 2)" office:value-type="float" office:value="2" calcext:value-type="float">
            <text:p>2</text:p>
          </table:table-cell>
          <table:table-cell table:formula="of:=[.$D126]" office:value-type="float" office:value="600" calcext:value-type="float">
            <text:p>600</text:p>
          </table:table-cell>
          <table:table-cell table:formula="of:=ROUND(IF(MOD([.A127]-64; 7) = 0; [.E126]*0.9; [.E126]); 2)" office:value-type="float" office:value="0.26" calcext:value-type="float">
            <text:p>0,26</text:p>
          </table:table-cell>
          <table:table-cell table:formula="of:=[.E127]*[.D127]" office:value-type="float" office:value="156" calcext:value-type="float">
            <text:p>156</text:p>
          </table:table-cell>
          <table:table-cell table:formula="of:=FLOOR([.F127]/6)" office:value-type="float" office:value="26" calcext:value-type="float">
            <text:p>26</text:p>
          </table:table-cell>
          <table:table-cell table:formula="of:=[.G121]+[.H126]-[.J126]" office:value-type="float" office:value="26" calcext:value-type="float">
            <text:p>26</text:p>
          </table:table-cell>
          <table:table-cell table:formula="of:=IF(AND([.C127]&lt;&gt;7; [.C127]&lt;&gt;6); 36; 100)" office:value-type="float" office:value="36" calcext:value-type="float">
            <text:p>36</text:p>
          </table:table-cell>
          <table:table-cell table:formula="of:=IF([.I127]&lt;[.H127]; [.I127]; [.H127])" office:value-type="float" office:value="26" calcext:value-type="float">
            <text:p>26</text:p>
          </table:table-cell>
          <table:table-cell table:formula="of:=IF([.H127]&lt;[.I12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4-08-27" calcext:value-type="date">
            <text:p>27.08.2014</text:p>
          </table:table-cell>
          <table:table-cell table:formula="of:=WEEKDAY([.B128]; 2)" office:value-type="float" office:value="3" calcext:value-type="float">
            <text:p>3</text:p>
          </table:table-cell>
          <table:table-cell table:formula="of:=[.$D127]" office:value-type="float" office:value="600" calcext:value-type="float">
            <text:p>600</text:p>
          </table:table-cell>
          <table:table-cell table:formula="of:=ROUND(IF(MOD([.A128]-64; 7) = 0; [.E127]*0.9; [.E127]); 2)" office:value-type="float" office:value="0.23" calcext:value-type="float">
            <text:p>0,23</text:p>
          </table:table-cell>
          <table:table-cell table:formula="of:=[.E128]*[.D128]" office:value-type="float" office:value="138" calcext:value-type="float">
            <text:p>138</text:p>
          </table:table-cell>
          <table:table-cell table:formula="of:=FLOOR([.F128]/6)" office:value-type="float" office:value="23" calcext:value-type="float">
            <text:p>23</text:p>
          </table:table-cell>
          <table:table-cell table:formula="of:=[.G122]+[.H127]-[.J127]" office:value-type="float" office:value="26" calcext:value-type="float">
            <text:p>26</text:p>
          </table:table-cell>
          <table:table-cell table:formula="of:=IF(AND([.C128]&lt;&gt;7; [.C128]&lt;&gt;6); 36; 100)" office:value-type="float" office:value="36" calcext:value-type="float">
            <text:p>36</text:p>
          </table:table-cell>
          <table:table-cell table:formula="of:=IF([.I128]&lt;[.H128]; [.I128]; [.H128])" office:value-type="float" office:value="26" calcext:value-type="float">
            <text:p>26</text:p>
          </table:table-cell>
          <table:table-cell table:formula="of:=IF([.H128]&lt;[.I1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4-08-28" calcext:value-type="date">
            <text:p>28.08.2014</text:p>
          </table:table-cell>
          <table:table-cell table:formula="of:=WEEKDAY([.B129]; 2)" office:value-type="float" office:value="4" calcext:value-type="float">
            <text:p>4</text:p>
          </table:table-cell>
          <table:table-cell table:formula="of:=[.$D128]" office:value-type="float" office:value="600" calcext:value-type="float">
            <text:p>600</text:p>
          </table:table-cell>
          <table:table-cell table:formula="of:=ROUND(IF(MOD([.A129]-64; 7) = 0; [.E128]*0.9; [.E128]); 2)" office:value-type="float" office:value="0.23" calcext:value-type="float">
            <text:p>0,23</text:p>
          </table:table-cell>
          <table:table-cell table:formula="of:=[.E129]*[.D129]" office:value-type="float" office:value="138" calcext:value-type="float">
            <text:p>138</text:p>
          </table:table-cell>
          <table:table-cell table:formula="of:=FLOOR([.F129]/6)" office:value-type="float" office:value="23" calcext:value-type="float">
            <text:p>23</text:p>
          </table:table-cell>
          <table:table-cell table:formula="of:=[.G123]+[.H128]-[.J128]" office:value-type="float" office:value="26" calcext:value-type="float">
            <text:p>26</text:p>
          </table:table-cell>
          <table:table-cell table:formula="of:=IF(AND([.C129]&lt;&gt;7; [.C129]&lt;&gt;6); 36; 100)" office:value-type="float" office:value="36" calcext:value-type="float">
            <text:p>36</text:p>
          </table:table-cell>
          <table:table-cell table:formula="of:=IF([.I129]&lt;[.H129]; [.I129]; [.H129])" office:value-type="float" office:value="26" calcext:value-type="float">
            <text:p>26</text:p>
          </table:table-cell>
          <table:table-cell table:formula="of:=IF([.H129]&lt;[.I1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4-08-29" calcext:value-type="date">
            <text:p>29.08.2014</text:p>
          </table:table-cell>
          <table:table-cell table:formula="of:=WEEKDAY([.B130]; 2)" office:value-type="float" office:value="5" calcext:value-type="float">
            <text:p>5</text:p>
          </table:table-cell>
          <table:table-cell table:formula="of:=[.$D129]" office:value-type="float" office:value="600" calcext:value-type="float">
            <text:p>600</text:p>
          </table:table-cell>
          <table:table-cell table:formula="of:=ROUND(IF(MOD([.A130]-64; 7) = 0; [.E129]*0.9; [.E129]); 2)" office:value-type="float" office:value="0.23" calcext:value-type="float">
            <text:p>0,23</text:p>
          </table:table-cell>
          <table:table-cell table:formula="of:=[.E130]*[.D130]" office:value-type="float" office:value="138" calcext:value-type="float">
            <text:p>138</text:p>
          </table:table-cell>
          <table:table-cell table:formula="of:=FLOOR([.F130]/6)" office:value-type="float" office:value="23" calcext:value-type="float">
            <text:p>23</text:p>
          </table:table-cell>
          <table:table-cell table:formula="of:=[.G124]+[.H129]-[.J129]" office:value-type="float" office:value="26" calcext:value-type="float">
            <text:p>26</text:p>
          </table:table-cell>
          <table:table-cell table:formula="of:=IF(AND([.C130]&lt;&gt;7; [.C130]&lt;&gt;6); 36; 100)" office:value-type="float" office:value="36" calcext:value-type="float">
            <text:p>36</text:p>
          </table:table-cell>
          <table:table-cell table:formula="of:=IF([.I130]&lt;[.H130]; [.I130]; [.H130])" office:value-type="float" office:value="26" calcext:value-type="float">
            <text:p>26</text:p>
          </table:table-cell>
          <table:table-cell table:formula="of:=IF([.H130]&lt;[.I13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4-08-30" calcext:value-type="date">
            <text:p>30.08.2014</text:p>
          </table:table-cell>
          <table:table-cell table:formula="of:=WEEKDAY([.B131]; 2)" office:value-type="float" office:value="6" calcext:value-type="float">
            <text:p>6</text:p>
          </table:table-cell>
          <table:table-cell table:formula="of:=[.$D130]" office:value-type="float" office:value="600" calcext:value-type="float">
            <text:p>600</text:p>
          </table:table-cell>
          <table:table-cell table:formula="of:=ROUND(IF(MOD([.A131]-64; 7) = 0; [.E130]*0.9; [.E130]); 2)" office:value-type="float" office:value="0.23" calcext:value-type="float">
            <text:p>0,23</text:p>
          </table:table-cell>
          <table:table-cell table:formula="of:=[.E131]*[.D131]" office:value-type="float" office:value="138" calcext:value-type="float">
            <text:p>138</text:p>
          </table:table-cell>
          <table:table-cell table:formula="of:=FLOOR([.F131]/6)" office:value-type="float" office:value="23" calcext:value-type="float">
            <text:p>23</text:p>
          </table:table-cell>
          <table:table-cell table:formula="of:=[.G125]+[.H130]-[.J130]" office:value-type="float" office:value="26" calcext:value-type="float">
            <text:p>26</text:p>
          </table:table-cell>
          <table:table-cell table:formula="of:=IF(AND([.C131]&lt;&gt;7; [.C131]&lt;&gt;6); 36; 100)" office:value-type="float" office:value="100" calcext:value-type="float">
            <text:p>100</text:p>
          </table:table-cell>
          <table:table-cell table:formula="of:=IF([.I131]&lt;[.H131]; [.I131]; [.H131])" office:value-type="float" office:value="26" calcext:value-type="float">
            <text:p>26</text:p>
          </table:table-cell>
          <table:table-cell table:formula="of:=IF([.H131]&lt;[.I13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4-08-31" calcext:value-type="date">
            <text:p>31.08.2014</text:p>
          </table:table-cell>
          <table:table-cell table:formula="of:=WEEKDAY([.B132]; 2)" office:value-type="float" office:value="7" calcext:value-type="float">
            <text:p>7</text:p>
          </table:table-cell>
          <table:table-cell table:formula="of:=[.$D131]" office:value-type="float" office:value="600" calcext:value-type="float">
            <text:p>600</text:p>
          </table:table-cell>
          <table:table-cell table:formula="of:=ROUND(IF(MOD([.A132]-64; 7) = 0; [.E131]*0.9; [.E131]); 2)" office:value-type="float" office:value="0.23" calcext:value-type="float">
            <text:p>0,23</text:p>
          </table:table-cell>
          <table:table-cell table:formula="of:=[.E132]*[.D132]" office:value-type="float" office:value="138" calcext:value-type="float">
            <text:p>138</text:p>
          </table:table-cell>
          <table:table-cell table:formula="of:=FLOOR([.F132]/6)" office:value-type="float" office:value="23" calcext:value-type="float">
            <text:p>23</text:p>
          </table:table-cell>
          <table:table-cell table:formula="of:=[.G126]+[.H131]-[.J131]" office:value-type="float" office:value="26" calcext:value-type="float">
            <text:p>26</text:p>
          </table:table-cell>
          <table:table-cell table:formula="of:=IF(AND([.C132]&lt;&gt;7; [.C132]&lt;&gt;6); 36; 100)" office:value-type="float" office:value="100" calcext:value-type="float">
            <text:p>100</text:p>
          </table:table-cell>
          <table:table-cell table:formula="of:=IF([.I132]&lt;[.H132]; [.I132]; [.H132])" office:value-type="float" office:value="26" calcext:value-type="float">
            <text:p>26</text:p>
          </table:table-cell>
          <table:table-cell table:formula="of:=IF([.H132]&lt;[.I13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4-09-01" calcext:value-type="date">
            <text:p>1.09.2014</text:p>
          </table:table-cell>
          <table:table-cell table:formula="of:=WEEKDAY([.B133]; 2)" office:value-type="float" office:value="1" calcext:value-type="float">
            <text:p>1</text:p>
          </table:table-cell>
          <table:table-cell table:formula="of:=[.$D132]" office:value-type="float" office:value="600" calcext:value-type="float">
            <text:p>600</text:p>
          </table:table-cell>
          <table:table-cell table:formula="of:=ROUND(IF(MOD([.A133]-64; 7) = 0; [.E132]*0.9; [.E132]); 2)" office:value-type="float" office:value="0.23" calcext:value-type="float">
            <text:p>0,23</text:p>
          </table:table-cell>
          <table:table-cell table:formula="of:=[.E133]*[.D133]" office:value-type="float" office:value="138" calcext:value-type="float">
            <text:p>138</text:p>
          </table:table-cell>
          <table:table-cell table:formula="of:=FLOOR([.F133]/6)" office:value-type="float" office:value="23" calcext:value-type="float">
            <text:p>23</text:p>
          </table:table-cell>
          <table:table-cell table:formula="of:=[.G127]+[.H132]-[.J132]" office:value-type="float" office:value="26" calcext:value-type="float">
            <text:p>26</text:p>
          </table:table-cell>
          <table:table-cell table:formula="of:=IF(AND([.C133]&lt;&gt;7; [.C133]&lt;&gt;6); 36; 100)" office:value-type="float" office:value="36" calcext:value-type="float">
            <text:p>36</text:p>
          </table:table-cell>
          <table:table-cell table:formula="of:=IF([.I133]&lt;[.H133]; [.I133]; [.H133])" office:value-type="float" office:value="26" calcext:value-type="float">
            <text:p>26</text:p>
          </table:table-cell>
          <table:table-cell table:formula="of:=IF([.H133]&lt;[.I13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4-09-02" calcext:value-type="date">
            <text:p>2.09.2014</text:p>
          </table:table-cell>
          <table:table-cell table:formula="of:=WEEKDAY([.B134]; 2)" office:value-type="float" office:value="2" calcext:value-type="float">
            <text:p>2</text:p>
          </table:table-cell>
          <table:table-cell table:formula="of:=[.$D133]" office:value-type="float" office:value="600" calcext:value-type="float">
            <text:p>600</text:p>
          </table:table-cell>
          <table:table-cell table:formula="of:=ROUND(IF(MOD([.A134]-64; 7) = 0; [.E133]*0.9; [.E133]); 2)" office:value-type="float" office:value="0.23" calcext:value-type="float">
            <text:p>0,23</text:p>
          </table:table-cell>
          <table:table-cell table:formula="of:=[.E134]*[.D134]" office:value-type="float" office:value="138" calcext:value-type="float">
            <text:p>138</text:p>
          </table:table-cell>
          <table:table-cell table:formula="of:=FLOOR([.F134]/6)" office:value-type="float" office:value="23" calcext:value-type="float">
            <text:p>23</text:p>
          </table:table-cell>
          <table:table-cell table:formula="of:=[.G128]+[.H133]-[.J133]" office:value-type="float" office:value="23" calcext:value-type="float">
            <text:p>23</text:p>
          </table:table-cell>
          <table:table-cell table:formula="of:=IF(AND([.C134]&lt;&gt;7; [.C134]&lt;&gt;6); 36; 100)" office:value-type="float" office:value="36" calcext:value-type="float">
            <text:p>36</text:p>
          </table:table-cell>
          <table:table-cell table:formula="of:=IF([.I134]&lt;[.H134]; [.I134]; [.H134])" office:value-type="float" office:value="23" calcext:value-type="float">
            <text:p>23</text:p>
          </table:table-cell>
          <table:table-cell table:formula="of:=IF([.H134]&lt;[.I13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4-09-03" calcext:value-type="date">
            <text:p>3.09.2014</text:p>
          </table:table-cell>
          <table:table-cell table:formula="of:=WEEKDAY([.B135]; 2)" office:value-type="float" office:value="3" calcext:value-type="float">
            <text:p>3</text:p>
          </table:table-cell>
          <table:table-cell table:formula="of:=[.$D134]" office:value-type="float" office:value="600" calcext:value-type="float">
            <text:p>600</text:p>
          </table:table-cell>
          <table:table-cell table:formula="of:=ROUND(IF(MOD([.A135]-64; 7) = 0; [.E134]*0.9; [.E134]); 2)" office:value-type="float" office:value="0.21" calcext:value-type="float">
            <text:p>0,21</text:p>
          </table:table-cell>
          <table:table-cell table:formula="of:=[.E135]*[.D135]" office:value-type="float" office:value="126" calcext:value-type="float">
            <text:p>126</text:p>
          </table:table-cell>
          <table:table-cell table:formula="of:=FLOOR([.F135]/6)" office:value-type="float" office:value="21" calcext:value-type="float">
            <text:p>21</text:p>
          </table:table-cell>
          <table:table-cell table:formula="of:=[.G129]+[.H134]-[.J134]" office:value-type="float" office:value="23" calcext:value-type="float">
            <text:p>23</text:p>
          </table:table-cell>
          <table:table-cell table:formula="of:=IF(AND([.C135]&lt;&gt;7; [.C135]&lt;&gt;6); 36; 100)" office:value-type="float" office:value="36" calcext:value-type="float">
            <text:p>36</text:p>
          </table:table-cell>
          <table:table-cell table:formula="of:=IF([.I135]&lt;[.H135]; [.I135]; [.H135])" office:value-type="float" office:value="23" calcext:value-type="float">
            <text:p>23</text:p>
          </table:table-cell>
          <table:table-cell table:formula="of:=IF([.H135]&lt;[.I1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09-04" calcext:value-type="date">
            <text:p>4.09.2014</text:p>
          </table:table-cell>
          <table:table-cell table:formula="of:=WEEKDAY([.B136]; 2)" office:value-type="float" office:value="4" calcext:value-type="float">
            <text:p>4</text:p>
          </table:table-cell>
          <table:table-cell table:formula="of:=[.$D135]" office:value-type="float" office:value="600" calcext:value-type="float">
            <text:p>600</text:p>
          </table:table-cell>
          <table:table-cell table:formula="of:=ROUND(IF(MOD([.A136]-64; 7) = 0; [.E135]*0.9; [.E135]); 2)" office:value-type="float" office:value="0.21" calcext:value-type="float">
            <text:p>0,21</text:p>
          </table:table-cell>
          <table:table-cell table:formula="of:=[.E136]*[.D136]" office:value-type="float" office:value="126" calcext:value-type="float">
            <text:p>126</text:p>
          </table:table-cell>
          <table:table-cell table:formula="of:=FLOOR([.F136]/6)" office:value-type="float" office:value="21" calcext:value-type="float">
            <text:p>21</text:p>
          </table:table-cell>
          <table:table-cell table:formula="of:=[.G130]+[.H135]-[.J135]" office:value-type="float" office:value="23" calcext:value-type="float">
            <text:p>23</text:p>
          </table:table-cell>
          <table:table-cell table:formula="of:=IF(AND([.C136]&lt;&gt;7; [.C136]&lt;&gt;6); 36; 100)" office:value-type="float" office:value="36" calcext:value-type="float">
            <text:p>36</text:p>
          </table:table-cell>
          <table:table-cell table:formula="of:=IF([.I136]&lt;[.H136]; [.I136]; [.H136])" office:value-type="float" office:value="23" calcext:value-type="float">
            <text:p>23</text:p>
          </table:table-cell>
          <table:table-cell table:formula="of:=IF([.H136]&lt;[.I1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09-05" calcext:value-type="date">
            <text:p>5.09.2014</text:p>
          </table:table-cell>
          <table:table-cell table:formula="of:=WEEKDAY([.B137]; 2)" office:value-type="float" office:value="5" calcext:value-type="float">
            <text:p>5</text:p>
          </table:table-cell>
          <table:table-cell table:formula="of:=[.$D136]" office:value-type="float" office:value="600" calcext:value-type="float">
            <text:p>600</text:p>
          </table:table-cell>
          <table:table-cell table:formula="of:=ROUND(IF(MOD([.A137]-64; 7) = 0; [.E136]*0.9; [.E136]); 2)" office:value-type="float" office:value="0.21" calcext:value-type="float">
            <text:p>0,21</text:p>
          </table:table-cell>
          <table:table-cell table:formula="of:=[.E137]*[.D137]" office:value-type="float" office:value="126" calcext:value-type="float">
            <text:p>126</text:p>
          </table:table-cell>
          <table:table-cell table:formula="of:=FLOOR([.F137]/6)" office:value-type="float" office:value="21" calcext:value-type="float">
            <text:p>21</text:p>
          </table:table-cell>
          <table:table-cell table:formula="of:=[.G131]+[.H136]-[.J136]" office:value-type="float" office:value="23" calcext:value-type="float">
            <text:p>23</text:p>
          </table:table-cell>
          <table:table-cell table:formula="of:=IF(AND([.C137]&lt;&gt;7; [.C137]&lt;&gt;6); 36; 100)" office:value-type="float" office:value="36" calcext:value-type="float">
            <text:p>36</text:p>
          </table:table-cell>
          <table:table-cell table:formula="of:=IF([.I137]&lt;[.H137]; [.I137]; [.H137])" office:value-type="float" office:value="23" calcext:value-type="float">
            <text:p>23</text:p>
          </table:table-cell>
          <table:table-cell table:formula="of:=IF([.H137]&lt;[.I1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4-09-06" calcext:value-type="date">
            <text:p>6.09.2014</text:p>
          </table:table-cell>
          <table:table-cell table:formula="of:=WEEKDAY([.B138]; 2)" office:value-type="float" office:value="6" calcext:value-type="float">
            <text:p>6</text:p>
          </table:table-cell>
          <table:table-cell table:formula="of:=[.$D137]" office:value-type="float" office:value="600" calcext:value-type="float">
            <text:p>600</text:p>
          </table:table-cell>
          <table:table-cell table:formula="of:=ROUND(IF(MOD([.A138]-64; 7) = 0; [.E137]*0.9; [.E137]); 2)" office:value-type="float" office:value="0.21" calcext:value-type="float">
            <text:p>0,21</text:p>
          </table:table-cell>
          <table:table-cell table:formula="of:=[.E138]*[.D138]" office:value-type="float" office:value="126" calcext:value-type="float">
            <text:p>126</text:p>
          </table:table-cell>
          <table:table-cell table:formula="of:=FLOOR([.F138]/6)" office:value-type="float" office:value="21" calcext:value-type="float">
            <text:p>21</text:p>
          </table:table-cell>
          <table:table-cell table:formula="of:=[.G132]+[.H137]-[.J137]" office:value-type="float" office:value="23" calcext:value-type="float">
            <text:p>23</text:p>
          </table:table-cell>
          <table:table-cell table:formula="of:=IF(AND([.C138]&lt;&gt;7; [.C138]&lt;&gt;6); 36; 100)" office:value-type="float" office:value="100" calcext:value-type="float">
            <text:p>100</text:p>
          </table:table-cell>
          <table:table-cell table:formula="of:=IF([.I138]&lt;[.H138]; [.I138]; [.H138])" office:value-type="float" office:value="23" calcext:value-type="float">
            <text:p>23</text:p>
          </table:table-cell>
          <table:table-cell table:formula="of:=IF([.H138]&lt;[.I13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4-09-07" calcext:value-type="date">
            <text:p>7.09.2014</text:p>
          </table:table-cell>
          <table:table-cell table:formula="of:=WEEKDAY([.B139]; 2)" office:value-type="float" office:value="7" calcext:value-type="float">
            <text:p>7</text:p>
          </table:table-cell>
          <table:table-cell table:formula="of:=[.$D138]" office:value-type="float" office:value="600" calcext:value-type="float">
            <text:p>600</text:p>
          </table:table-cell>
          <table:table-cell table:formula="of:=ROUND(IF(MOD([.A139]-64; 7) = 0; [.E138]*0.9; [.E138]); 2)" office:value-type="float" office:value="0.21" calcext:value-type="float">
            <text:p>0,21</text:p>
          </table:table-cell>
          <table:table-cell table:formula="of:=[.E139]*[.D139]" office:value-type="float" office:value="126" calcext:value-type="float">
            <text:p>126</text:p>
          </table:table-cell>
          <table:table-cell table:formula="of:=FLOOR([.F139]/6)" office:value-type="float" office:value="21" calcext:value-type="float">
            <text:p>21</text:p>
          </table:table-cell>
          <table:table-cell table:formula="of:=[.G133]+[.H138]-[.J138]" office:value-type="float" office:value="23" calcext:value-type="float">
            <text:p>23</text:p>
          </table:table-cell>
          <table:table-cell table:formula="of:=IF(AND([.C139]&lt;&gt;7; [.C139]&lt;&gt;6); 36; 100)" office:value-type="float" office:value="100" calcext:value-type="float">
            <text:p>100</text:p>
          </table:table-cell>
          <table:table-cell table:formula="of:=IF([.I139]&lt;[.H139]; [.I139]; [.H139])" office:value-type="float" office:value="23" calcext:value-type="float">
            <text:p>23</text:p>
          </table:table-cell>
          <table:table-cell table:formula="of:=IF([.H139]&lt;[.I1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4-09-08" calcext:value-type="date">
            <text:p>8.09.2014</text:p>
          </table:table-cell>
          <table:table-cell table:formula="of:=WEEKDAY([.B140]; 2)" office:value-type="float" office:value="1" calcext:value-type="float">
            <text:p>1</text:p>
          </table:table-cell>
          <table:table-cell table:formula="of:=[.$D139]" office:value-type="float" office:value="600" calcext:value-type="float">
            <text:p>600</text:p>
          </table:table-cell>
          <table:table-cell table:formula="of:=ROUND(IF(MOD([.A140]-64; 7) = 0; [.E139]*0.9; [.E139]); 2)" office:value-type="float" office:value="0.21" calcext:value-type="float">
            <text:p>0,21</text:p>
          </table:table-cell>
          <table:table-cell table:formula="of:=[.E140]*[.D140]" office:value-type="float" office:value="126" calcext:value-type="float">
            <text:p>126</text:p>
          </table:table-cell>
          <table:table-cell table:formula="of:=FLOOR([.F140]/6)" office:value-type="float" office:value="21" calcext:value-type="float">
            <text:p>21</text:p>
          </table:table-cell>
          <table:table-cell table:formula="of:=[.G134]+[.H139]-[.J139]" office:value-type="float" office:value="23" calcext:value-type="float">
            <text:p>23</text:p>
          </table:table-cell>
          <table:table-cell table:formula="of:=IF(AND([.C140]&lt;&gt;7; [.C140]&lt;&gt;6); 36; 100)" office:value-type="float" office:value="36" calcext:value-type="float">
            <text:p>36</text:p>
          </table:table-cell>
          <table:table-cell table:formula="of:=IF([.I140]&lt;[.H140]; [.I140]; [.H140])" office:value-type="float" office:value="23" calcext:value-type="float">
            <text:p>23</text:p>
          </table:table-cell>
          <table:table-cell table:formula="of:=IF([.H140]&lt;[.I1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4-09-09" calcext:value-type="date">
            <text:p>9.09.2014</text:p>
          </table:table-cell>
          <table:table-cell table:formula="of:=WEEKDAY([.B141]; 2)" office:value-type="float" office:value="2" calcext:value-type="float">
            <text:p>2</text:p>
          </table:table-cell>
          <table:table-cell table:formula="of:=[.$D140]" office:value-type="float" office:value="600" calcext:value-type="float">
            <text:p>600</text:p>
          </table:table-cell>
          <table:table-cell table:formula="of:=ROUND(IF(MOD([.A141]-64; 7) = 0; [.E140]*0.9; [.E140]); 2)" office:value-type="float" office:value="0.21" calcext:value-type="float">
            <text:p>0,21</text:p>
          </table:table-cell>
          <table:table-cell table:formula="of:=[.E141]*[.D141]" office:value-type="float" office:value="126" calcext:value-type="float">
            <text:p>126</text:p>
          </table:table-cell>
          <table:table-cell table:formula="of:=FLOOR([.F141]/6)" office:value-type="float" office:value="21" calcext:value-type="float">
            <text:p>21</text:p>
          </table:table-cell>
          <table:table-cell table:formula="of:=[.G135]+[.H140]-[.J140]" office:value-type="float" office:value="21" calcext:value-type="float">
            <text:p>21</text:p>
          </table:table-cell>
          <table:table-cell table:formula="of:=IF(AND([.C141]&lt;&gt;7; [.C141]&lt;&gt;6); 36; 100)" office:value-type="float" office:value="36" calcext:value-type="float">
            <text:p>36</text:p>
          </table:table-cell>
          <table:table-cell table:formula="of:=IF([.I141]&lt;[.H141]; [.I141]; [.H141])" office:value-type="float" office:value="21" calcext:value-type="float">
            <text:p>21</text:p>
          </table:table-cell>
          <table:table-cell table:formula="of:=IF([.H141]&lt;[.I1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4-09-10" calcext:value-type="date">
            <text:p>10.09.2014</text:p>
          </table:table-cell>
          <table:table-cell table:formula="of:=WEEKDAY([.B142]; 2)" office:value-type="float" office:value="3" calcext:value-type="float">
            <text:p>3</text:p>
          </table:table-cell>
          <table:table-cell table:formula="of:=[.$D141]" office:value-type="float" office:value="600" calcext:value-type="float">
            <text:p>600</text:p>
          </table:table-cell>
          <table:table-cell table:formula="of:=ROUND(IF(MOD([.A142]-64; 7) = 0; [.E141]*0.9; [.E141]); 2)" office:value-type="float" office:value="0.19" calcext:value-type="float">
            <text:p>0,19</text:p>
          </table:table-cell>
          <table:table-cell table:formula="of:=[.E142]*[.D142]" office:value-type="float" office:value="114" calcext:value-type="float">
            <text:p>114</text:p>
          </table:table-cell>
          <table:table-cell table:formula="of:=FLOOR([.F142]/6)" office:value-type="float" office:value="19" calcext:value-type="float">
            <text:p>19</text:p>
          </table:table-cell>
          <table:table-cell table:formula="of:=[.G136]+[.H141]-[.J141]" office:value-type="float" office:value="21" calcext:value-type="float">
            <text:p>21</text:p>
          </table:table-cell>
          <table:table-cell table:formula="of:=IF(AND([.C142]&lt;&gt;7; [.C142]&lt;&gt;6); 36; 100)" office:value-type="float" office:value="36" calcext:value-type="float">
            <text:p>36</text:p>
          </table:table-cell>
          <table:table-cell table:formula="of:=IF([.I142]&lt;[.H142]; [.I142]; [.H142])" office:value-type="float" office:value="21" calcext:value-type="float">
            <text:p>21</text:p>
          </table:table-cell>
          <table:table-cell table:formula="of:=IF([.H142]&lt;[.I1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4-09-11" calcext:value-type="date">
            <text:p>11.09.2014</text:p>
          </table:table-cell>
          <table:table-cell table:formula="of:=WEEKDAY([.B143]; 2)" office:value-type="float" office:value="4" calcext:value-type="float">
            <text:p>4</text:p>
          </table:table-cell>
          <table:table-cell table:formula="of:=[.$D142]" office:value-type="float" office:value="600" calcext:value-type="float">
            <text:p>600</text:p>
          </table:table-cell>
          <table:table-cell table:formula="of:=ROUND(IF(MOD([.A143]-64; 7) = 0; [.E142]*0.9; [.E142]); 2)" office:value-type="float" office:value="0.19" calcext:value-type="float">
            <text:p>0,19</text:p>
          </table:table-cell>
          <table:table-cell table:formula="of:=[.E143]*[.D143]" office:value-type="float" office:value="114" calcext:value-type="float">
            <text:p>114</text:p>
          </table:table-cell>
          <table:table-cell table:formula="of:=FLOOR([.F143]/6)" office:value-type="float" office:value="19" calcext:value-type="float">
            <text:p>19</text:p>
          </table:table-cell>
          <table:table-cell table:formula="of:=[.G137]+[.H142]-[.J142]" office:value-type="float" office:value="21" calcext:value-type="float">
            <text:p>21</text:p>
          </table:table-cell>
          <table:table-cell table:formula="of:=IF(AND([.C143]&lt;&gt;7; [.C143]&lt;&gt;6); 36; 100)" office:value-type="float" office:value="36" calcext:value-type="float">
            <text:p>36</text:p>
          </table:table-cell>
          <table:table-cell table:formula="of:=IF([.I143]&lt;[.H143]; [.I143]; [.H143])" office:value-type="float" office:value="21" calcext:value-type="float">
            <text:p>21</text:p>
          </table:table-cell>
          <table:table-cell table:formula="of:=IF([.H143]&lt;[.I1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4-09-12" calcext:value-type="date">
            <text:p>12.09.2014</text:p>
          </table:table-cell>
          <table:table-cell table:formula="of:=WEEKDAY([.B144]; 2)" office:value-type="float" office:value="5" calcext:value-type="float">
            <text:p>5</text:p>
          </table:table-cell>
          <table:table-cell table:formula="of:=[.$D143]" office:value-type="float" office:value="600" calcext:value-type="float">
            <text:p>600</text:p>
          </table:table-cell>
          <table:table-cell table:formula="of:=ROUND(IF(MOD([.A144]-64; 7) = 0; [.E143]*0.9; [.E143]); 2)" office:value-type="float" office:value="0.19" calcext:value-type="float">
            <text:p>0,19</text:p>
          </table:table-cell>
          <table:table-cell table:formula="of:=[.E144]*[.D144]" office:value-type="float" office:value="114" calcext:value-type="float">
            <text:p>114</text:p>
          </table:table-cell>
          <table:table-cell table:formula="of:=FLOOR([.F144]/6)" office:value-type="float" office:value="19" calcext:value-type="float">
            <text:p>19</text:p>
          </table:table-cell>
          <table:table-cell table:formula="of:=[.G138]+[.H143]-[.J143]" office:value-type="float" office:value="21" calcext:value-type="float">
            <text:p>21</text:p>
          </table:table-cell>
          <table:table-cell table:formula="of:=IF(AND([.C144]&lt;&gt;7; [.C144]&lt;&gt;6); 36; 100)" office:value-type="float" office:value="36" calcext:value-type="float">
            <text:p>36</text:p>
          </table:table-cell>
          <table:table-cell table:formula="of:=IF([.I144]&lt;[.H144]; [.I144]; [.H144])" office:value-type="float" office:value="21" calcext:value-type="float">
            <text:p>21</text:p>
          </table:table-cell>
          <table:table-cell table:formula="of:=IF([.H144]&lt;[.I14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4-09-13" calcext:value-type="date">
            <text:p>13.09.2014</text:p>
          </table:table-cell>
          <table:table-cell table:formula="of:=WEEKDAY([.B145]; 2)" office:value-type="float" office:value="6" calcext:value-type="float">
            <text:p>6</text:p>
          </table:table-cell>
          <table:table-cell table:formula="of:=[.$D144]" office:value-type="float" office:value="600" calcext:value-type="float">
            <text:p>600</text:p>
          </table:table-cell>
          <table:table-cell table:formula="of:=ROUND(IF(MOD([.A145]-64; 7) = 0; [.E144]*0.9; [.E144]); 2)" office:value-type="float" office:value="0.19" calcext:value-type="float">
            <text:p>0,19</text:p>
          </table:table-cell>
          <table:table-cell table:formula="of:=[.E145]*[.D145]" office:value-type="float" office:value="114" calcext:value-type="float">
            <text:p>114</text:p>
          </table:table-cell>
          <table:table-cell table:formula="of:=FLOOR([.F145]/6)" office:value-type="float" office:value="19" calcext:value-type="float">
            <text:p>19</text:p>
          </table:table-cell>
          <table:table-cell table:formula="of:=[.G139]+[.H144]-[.J144]" office:value-type="float" office:value="21" calcext:value-type="float">
            <text:p>21</text:p>
          </table:table-cell>
          <table:table-cell table:formula="of:=IF(AND([.C145]&lt;&gt;7; [.C145]&lt;&gt;6); 36; 100)" office:value-type="float" office:value="100" calcext:value-type="float">
            <text:p>100</text:p>
          </table:table-cell>
          <table:table-cell table:formula="of:=IF([.I145]&lt;[.H145]; [.I145]; [.H145])" office:value-type="float" office:value="21" calcext:value-type="float">
            <text:p>21</text:p>
          </table:table-cell>
          <table:table-cell table:formula="of:=IF([.H145]&lt;[.I1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4-09-14" calcext:value-type="date">
            <text:p>14.09.2014</text:p>
          </table:table-cell>
          <table:table-cell table:formula="of:=WEEKDAY([.B146]; 2)" office:value-type="float" office:value="7" calcext:value-type="float">
            <text:p>7</text:p>
          </table:table-cell>
          <table:table-cell table:formula="of:=[.$D145]" office:value-type="float" office:value="600" calcext:value-type="float">
            <text:p>600</text:p>
          </table:table-cell>
          <table:table-cell table:formula="of:=ROUND(IF(MOD([.A146]-64; 7) = 0; [.E145]*0.9; [.E145]); 2)" office:value-type="float" office:value="0.19" calcext:value-type="float">
            <text:p>0,19</text:p>
          </table:table-cell>
          <table:table-cell table:formula="of:=[.E146]*[.D146]" office:value-type="float" office:value="114" calcext:value-type="float">
            <text:p>114</text:p>
          </table:table-cell>
          <table:table-cell table:formula="of:=FLOOR([.F146]/6)" office:value-type="float" office:value="19" calcext:value-type="float">
            <text:p>19</text:p>
          </table:table-cell>
          <table:table-cell table:formula="of:=[.G140]+[.H145]-[.J145]" office:value-type="float" office:value="21" calcext:value-type="float">
            <text:p>21</text:p>
          </table:table-cell>
          <table:table-cell table:formula="of:=IF(AND([.C146]&lt;&gt;7; [.C146]&lt;&gt;6); 36; 100)" office:value-type="float" office:value="100" calcext:value-type="float">
            <text:p>100</text:p>
          </table:table-cell>
          <table:table-cell table:formula="of:=IF([.I146]&lt;[.H146]; [.I146]; [.H146])" office:value-type="float" office:value="21" calcext:value-type="float">
            <text:p>21</text:p>
          </table:table-cell>
          <table:table-cell table:formula="of:=IF([.H146]&lt;[.I1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4-09-15" calcext:value-type="date">
            <text:p>15.09.2014</text:p>
          </table:table-cell>
          <table:table-cell table:formula="of:=WEEKDAY([.B147]; 2)" office:value-type="float" office:value="1" calcext:value-type="float">
            <text:p>1</text:p>
          </table:table-cell>
          <table:table-cell table:formula="of:=[.$D146]" office:value-type="float" office:value="600" calcext:value-type="float">
            <text:p>600</text:p>
          </table:table-cell>
          <table:table-cell table:formula="of:=ROUND(IF(MOD([.A147]-64; 7) = 0; [.E146]*0.9; [.E146]); 2)" office:value-type="float" office:value="0.19" calcext:value-type="float">
            <text:p>0,19</text:p>
          </table:table-cell>
          <table:table-cell table:formula="of:=[.E147]*[.D147]" office:value-type="float" office:value="114" calcext:value-type="float">
            <text:p>114</text:p>
          </table:table-cell>
          <table:table-cell table:formula="of:=FLOOR([.F147]/6)" office:value-type="float" office:value="19" calcext:value-type="float">
            <text:p>19</text:p>
          </table:table-cell>
          <table:table-cell table:formula="of:=[.G141]+[.H146]-[.J146]" office:value-type="float" office:value="21" calcext:value-type="float">
            <text:p>21</text:p>
          </table:table-cell>
          <table:table-cell table:formula="of:=IF(AND([.C147]&lt;&gt;7; [.C147]&lt;&gt;6); 36; 100)" office:value-type="float" office:value="36" calcext:value-type="float">
            <text:p>36</text:p>
          </table:table-cell>
          <table:table-cell table:formula="of:=IF([.I147]&lt;[.H147]; [.I147]; [.H147])" office:value-type="float" office:value="21" calcext:value-type="float">
            <text:p>21</text:p>
          </table:table-cell>
          <table:table-cell table:formula="of:=IF([.H147]&lt;[.I14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4-09-16" calcext:value-type="date">
            <text:p>16.09.2014</text:p>
          </table:table-cell>
          <table:table-cell table:formula="of:=WEEKDAY([.B148]; 2)" office:value-type="float" office:value="2" calcext:value-type="float">
            <text:p>2</text:p>
          </table:table-cell>
          <table:table-cell table:formula="of:=[.$D147]" office:value-type="float" office:value="600" calcext:value-type="float">
            <text:p>600</text:p>
          </table:table-cell>
          <table:table-cell table:formula="of:=ROUND(IF(MOD([.A148]-64; 7) = 0; [.E147]*0.9; [.E147]); 2)" office:value-type="float" office:value="0.19" calcext:value-type="float">
            <text:p>0,19</text:p>
          </table:table-cell>
          <table:table-cell table:formula="of:=[.E148]*[.D148]" office:value-type="float" office:value="114" calcext:value-type="float">
            <text:p>114</text:p>
          </table:table-cell>
          <table:table-cell table:formula="of:=FLOOR([.F148]/6)" office:value-type="float" office:value="19" calcext:value-type="float">
            <text:p>19</text:p>
          </table:table-cell>
          <table:table-cell table:formula="of:=[.G142]+[.H147]-[.J147]" office:value-type="float" office:value="19" calcext:value-type="float">
            <text:p>19</text:p>
          </table:table-cell>
          <table:table-cell table:formula="of:=IF(AND([.C148]&lt;&gt;7; [.C148]&lt;&gt;6); 36; 100)" office:value-type="float" office:value="36" calcext:value-type="float">
            <text:p>36</text:p>
          </table:table-cell>
          <table:table-cell table:formula="of:=IF([.I148]&lt;[.H148]; [.I148]; [.H148])" office:value-type="float" office:value="19" calcext:value-type="float">
            <text:p>19</text:p>
          </table:table-cell>
          <table:table-cell table:formula="of:=IF([.H148]&lt;[.I1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4-09-17" calcext:value-type="date">
            <text:p>17.09.2014</text:p>
          </table:table-cell>
          <table:table-cell table:formula="of:=WEEKDAY([.B149]; 2)" office:value-type="float" office:value="3" calcext:value-type="float">
            <text:p>3</text:p>
          </table:table-cell>
          <table:table-cell table:formula="of:=[.$D148]" office:value-type="float" office:value="600" calcext:value-type="float">
            <text:p>600</text:p>
          </table:table-cell>
          <table:table-cell table:formula="of:=ROUND(IF(MOD([.A149]-64; 7) = 0; [.E148]*0.9; [.E148]); 2)" office:value-type="float" office:value="0.17" calcext:value-type="float">
            <text:p>0,17</text:p>
          </table:table-cell>
          <table:table-cell table:formula="of:=[.E149]*[.D149]" office:value-type="float" office:value="102" calcext:value-type="float">
            <text:p>102</text:p>
          </table:table-cell>
          <table:table-cell table:formula="of:=FLOOR([.F149]/6)" office:value-type="float" office:value="17" calcext:value-type="float">
            <text:p>17</text:p>
          </table:table-cell>
          <table:table-cell table:formula="of:=[.G143]+[.H148]-[.J148]" office:value-type="float" office:value="19" calcext:value-type="float">
            <text:p>19</text:p>
          </table:table-cell>
          <table:table-cell table:formula="of:=IF(AND([.C149]&lt;&gt;7; [.C149]&lt;&gt;6); 36; 100)" office:value-type="float" office:value="36" calcext:value-type="float">
            <text:p>36</text:p>
          </table:table-cell>
          <table:table-cell table:formula="of:=IF([.I149]&lt;[.H149]; [.I149]; [.H149])" office:value-type="float" office:value="19" calcext:value-type="float">
            <text:p>19</text:p>
          </table:table-cell>
          <table:table-cell table:formula="of:=IF([.H149]&lt;[.I1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4-09-18" calcext:value-type="date">
            <text:p>18.09.2014</text:p>
          </table:table-cell>
          <table:table-cell table:formula="of:=WEEKDAY([.B150]; 2)" office:value-type="float" office:value="4" calcext:value-type="float">
            <text:p>4</text:p>
          </table:table-cell>
          <table:table-cell table:formula="of:=[.$D149]" office:value-type="float" office:value="600" calcext:value-type="float">
            <text:p>600</text:p>
          </table:table-cell>
          <table:table-cell table:formula="of:=ROUND(IF(MOD([.A150]-64; 7) = 0; [.E149]*0.9; [.E149]); 2)" office:value-type="float" office:value="0.17" calcext:value-type="float">
            <text:p>0,17</text:p>
          </table:table-cell>
          <table:table-cell table:formula="of:=[.E150]*[.D150]" office:value-type="float" office:value="102" calcext:value-type="float">
            <text:p>102</text:p>
          </table:table-cell>
          <table:table-cell table:formula="of:=FLOOR([.F150]/6)" office:value-type="float" office:value="17" calcext:value-type="float">
            <text:p>17</text:p>
          </table:table-cell>
          <table:table-cell table:formula="of:=[.G144]+[.H149]-[.J149]" office:value-type="float" office:value="19" calcext:value-type="float">
            <text:p>19</text:p>
          </table:table-cell>
          <table:table-cell table:formula="of:=IF(AND([.C150]&lt;&gt;7; [.C150]&lt;&gt;6); 36; 100)" office:value-type="float" office:value="36" calcext:value-type="float">
            <text:p>36</text:p>
          </table:table-cell>
          <table:table-cell table:formula="of:=IF([.I150]&lt;[.H150]; [.I150]; [.H150])" office:value-type="float" office:value="19" calcext:value-type="float">
            <text:p>19</text:p>
          </table:table-cell>
          <table:table-cell table:formula="of:=IF([.H150]&lt;[.I1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4-09-19" calcext:value-type="date">
            <text:p>19.09.2014</text:p>
          </table:table-cell>
          <table:table-cell table:formula="of:=WEEKDAY([.B151]; 2)" office:value-type="float" office:value="5" calcext:value-type="float">
            <text:p>5</text:p>
          </table:table-cell>
          <table:table-cell table:formula="of:=[.$D150]" office:value-type="float" office:value="600" calcext:value-type="float">
            <text:p>600</text:p>
          </table:table-cell>
          <table:table-cell table:formula="of:=ROUND(IF(MOD([.A151]-64; 7) = 0; [.E150]*0.9; [.E150]); 2)" office:value-type="float" office:value="0.17" calcext:value-type="float">
            <text:p>0,17</text:p>
          </table:table-cell>
          <table:table-cell table:formula="of:=[.E151]*[.D151]" office:value-type="float" office:value="102" calcext:value-type="float">
            <text:p>102</text:p>
          </table:table-cell>
          <table:table-cell table:formula="of:=FLOOR([.F151]/6)" office:value-type="float" office:value="17" calcext:value-type="float">
            <text:p>17</text:p>
          </table:table-cell>
          <table:table-cell table:formula="of:=[.G145]+[.H150]-[.J150]" office:value-type="float" office:value="19" calcext:value-type="float">
            <text:p>19</text:p>
          </table:table-cell>
          <table:table-cell table:formula="of:=IF(AND([.C151]&lt;&gt;7; [.C151]&lt;&gt;6); 36; 100)" office:value-type="float" office:value="36" calcext:value-type="float">
            <text:p>36</text:p>
          </table:table-cell>
          <table:table-cell table:formula="of:=IF([.I151]&lt;[.H151]; [.I151]; [.H151])" office:value-type="float" office:value="19" calcext:value-type="float">
            <text:p>19</text:p>
          </table:table-cell>
          <table:table-cell table:formula="of:=IF([.H151]&lt;[.I15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4-09-20" calcext:value-type="date">
            <text:p>20.09.2014</text:p>
          </table:table-cell>
          <table:table-cell table:formula="of:=WEEKDAY([.B152]; 2)" office:value-type="float" office:value="6" calcext:value-type="float">
            <text:p>6</text:p>
          </table:table-cell>
          <table:table-cell table:formula="of:=[.$D151]" office:value-type="float" office:value="600" calcext:value-type="float">
            <text:p>600</text:p>
          </table:table-cell>
          <table:table-cell table:formula="of:=ROUND(IF(MOD([.A152]-64; 7) = 0; [.E151]*0.9; [.E151]); 2)" office:value-type="float" office:value="0.17" calcext:value-type="float">
            <text:p>0,17</text:p>
          </table:table-cell>
          <table:table-cell table:formula="of:=[.E152]*[.D152]" office:value-type="float" office:value="102" calcext:value-type="float">
            <text:p>102</text:p>
          </table:table-cell>
          <table:table-cell table:formula="of:=FLOOR([.F152]/6)" office:value-type="float" office:value="17" calcext:value-type="float">
            <text:p>17</text:p>
          </table:table-cell>
          <table:table-cell table:formula="of:=[.G146]+[.H151]-[.J151]" office:value-type="float" office:value="19" calcext:value-type="float">
            <text:p>19</text:p>
          </table:table-cell>
          <table:table-cell table:formula="of:=IF(AND([.C152]&lt;&gt;7; [.C152]&lt;&gt;6); 36; 100)" office:value-type="float" office:value="100" calcext:value-type="float">
            <text:p>100</text:p>
          </table:table-cell>
          <table:table-cell table:formula="of:=IF([.I152]&lt;[.H152]; [.I152]; [.H152])" office:value-type="float" office:value="19" calcext:value-type="float">
            <text:p>19</text:p>
          </table:table-cell>
          <table:table-cell table:formula="of:=IF([.H152]&lt;[.I1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4-09-21" calcext:value-type="date">
            <text:p>21.09.2014</text:p>
          </table:table-cell>
          <table:table-cell table:formula="of:=WEEKDAY([.B153]; 2)" office:value-type="float" office:value="7" calcext:value-type="float">
            <text:p>7</text:p>
          </table:table-cell>
          <table:table-cell table:formula="of:=[.$D152]" office:value-type="float" office:value="600" calcext:value-type="float">
            <text:p>600</text:p>
          </table:table-cell>
          <table:table-cell table:formula="of:=ROUND(IF(MOD([.A153]-64; 7) = 0; [.E152]*0.9; [.E152]); 2)" office:value-type="float" office:value="0.17" calcext:value-type="float">
            <text:p>0,17</text:p>
          </table:table-cell>
          <table:table-cell table:formula="of:=[.E153]*[.D153]" office:value-type="float" office:value="102" calcext:value-type="float">
            <text:p>102</text:p>
          </table:table-cell>
          <table:table-cell table:formula="of:=FLOOR([.F153]/6)" office:value-type="float" office:value="17" calcext:value-type="float">
            <text:p>17</text:p>
          </table:table-cell>
          <table:table-cell table:formula="of:=[.G147]+[.H152]-[.J152]" office:value-type="float" office:value="19" calcext:value-type="float">
            <text:p>19</text:p>
          </table:table-cell>
          <table:table-cell table:formula="of:=IF(AND([.C153]&lt;&gt;7; [.C153]&lt;&gt;6); 36; 100)" office:value-type="float" office:value="100" calcext:value-type="float">
            <text:p>100</text:p>
          </table:table-cell>
          <table:table-cell table:formula="of:=IF([.I153]&lt;[.H153]; [.I153]; [.H153])" office:value-type="float" office:value="19" calcext:value-type="float">
            <text:p>19</text:p>
          </table:table-cell>
          <table:table-cell table:formula="of:=IF([.H153]&lt;[.I1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4-09-22" calcext:value-type="date">
            <text:p>22.09.2014</text:p>
          </table:table-cell>
          <table:table-cell table:formula="of:=WEEKDAY([.B154]; 2)" office:value-type="float" office:value="1" calcext:value-type="float">
            <text:p>1</text:p>
          </table:table-cell>
          <table:table-cell table:formula="of:=[.$D153]" office:value-type="float" office:value="600" calcext:value-type="float">
            <text:p>600</text:p>
          </table:table-cell>
          <table:table-cell table:formula="of:=ROUND(IF(MOD([.A154]-64; 7) = 0; [.E153]*0.9; [.E153]); 2)" office:value-type="float" office:value="0.17" calcext:value-type="float">
            <text:p>0,17</text:p>
          </table:table-cell>
          <table:table-cell table:formula="of:=[.E154]*[.D154]" office:value-type="float" office:value="102" calcext:value-type="float">
            <text:p>102</text:p>
          </table:table-cell>
          <table:table-cell table:formula="of:=FLOOR([.F154]/6)" office:value-type="float" office:value="17" calcext:value-type="float">
            <text:p>17</text:p>
          </table:table-cell>
          <table:table-cell table:formula="of:=[.G148]+[.H153]-[.J153]" office:value-type="float" office:value="19" calcext:value-type="float">
            <text:p>19</text:p>
          </table:table-cell>
          <table:table-cell table:formula="of:=IF(AND([.C154]&lt;&gt;7; [.C154]&lt;&gt;6); 36; 100)" office:value-type="float" office:value="36" calcext:value-type="float">
            <text:p>36</text:p>
          </table:table-cell>
          <table:table-cell table:formula="of:=IF([.I154]&lt;[.H154]; [.I154]; [.H154])" office:value-type="float" office:value="19" calcext:value-type="float">
            <text:p>19</text:p>
          </table:table-cell>
          <table:table-cell table:formula="of:=IF([.H154]&lt;[.I15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4-09-23" calcext:value-type="date">
            <text:p>23.09.2014</text:p>
          </table:table-cell>
          <table:table-cell table:formula="of:=WEEKDAY([.B155]; 2)" office:value-type="float" office:value="2" calcext:value-type="float">
            <text:p>2</text:p>
          </table:table-cell>
          <table:table-cell table:formula="of:=[.$D154]" office:value-type="float" office:value="600" calcext:value-type="float">
            <text:p>600</text:p>
          </table:table-cell>
          <table:table-cell table:formula="of:=ROUND(IF(MOD([.A155]-64; 7) = 0; [.E154]*0.9; [.E154]); 2)" office:value-type="float" office:value="0.17" calcext:value-type="float">
            <text:p>0,17</text:p>
          </table:table-cell>
          <table:table-cell table:formula="of:=[.E155]*[.D155]" office:value-type="float" office:value="102" calcext:value-type="float">
            <text:p>102</text:p>
          </table:table-cell>
          <table:table-cell table:formula="of:=FLOOR([.F155]/6)" office:value-type="float" office:value="17" calcext:value-type="float">
            <text:p>17</text:p>
          </table:table-cell>
          <table:table-cell table:formula="of:=[.G149]+[.H154]-[.J154]" office:value-type="float" office:value="17" calcext:value-type="float">
            <text:p>17</text:p>
          </table:table-cell>
          <table:table-cell table:formula="of:=IF(AND([.C155]&lt;&gt;7; [.C155]&lt;&gt;6); 36; 100)" office:value-type="float" office:value="36" calcext:value-type="float">
            <text:p>36</text:p>
          </table:table-cell>
          <table:table-cell table:formula="of:=IF([.I155]&lt;[.H155]; [.I155]; [.H155])" office:value-type="float" office:value="17" calcext:value-type="float">
            <text:p>17</text:p>
          </table:table-cell>
          <table:table-cell table:formula="of:=IF([.H155]&lt;[.I1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4-09-24" calcext:value-type="date">
            <text:p>24.09.2014</text:p>
          </table:table-cell>
          <table:table-cell table:formula="of:=WEEKDAY([.B156]; 2)" office:value-type="float" office:value="3" calcext:value-type="float">
            <text:p>3</text:p>
          </table:table-cell>
          <table:table-cell table:formula="of:=[.$D155]" office:value-type="float" office:value="600" calcext:value-type="float">
            <text:p>600</text:p>
          </table:table-cell>
          <table:table-cell table:formula="of:=ROUND(IF(MOD([.A156]-64; 7) = 0; [.E155]*0.9; [.E155]); 2)" office:value-type="float" office:value="0.15" calcext:value-type="float">
            <text:p>0,15</text:p>
          </table:table-cell>
          <table:table-cell table:formula="of:=[.E156]*[.D156]" office:value-type="float" office:value="90" calcext:value-type="float">
            <text:p>90</text:p>
          </table:table-cell>
          <table:table-cell table:formula="of:=FLOOR([.F156]/6)" office:value-type="float" office:value="15" calcext:value-type="float">
            <text:p>15</text:p>
          </table:table-cell>
          <table:table-cell table:formula="of:=[.G150]+[.H155]-[.J155]" office:value-type="float" office:value="17" calcext:value-type="float">
            <text:p>17</text:p>
          </table:table-cell>
          <table:table-cell table:formula="of:=IF(AND([.C156]&lt;&gt;7; [.C156]&lt;&gt;6); 36; 100)" office:value-type="float" office:value="36" calcext:value-type="float">
            <text:p>36</text:p>
          </table:table-cell>
          <table:table-cell table:formula="of:=IF([.I156]&lt;[.H156]; [.I156]; [.H156])" office:value-type="float" office:value="17" calcext:value-type="float">
            <text:p>17</text:p>
          </table:table-cell>
          <table:table-cell table:formula="of:=IF([.H156]&lt;[.I15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4-09-25" calcext:value-type="date">
            <text:p>25.09.2014</text:p>
          </table:table-cell>
          <table:table-cell table:formula="of:=WEEKDAY([.B157]; 2)" office:value-type="float" office:value="4" calcext:value-type="float">
            <text:p>4</text:p>
          </table:table-cell>
          <table:table-cell table:formula="of:=[.$D156]" office:value-type="float" office:value="600" calcext:value-type="float">
            <text:p>600</text:p>
          </table:table-cell>
          <table:table-cell table:formula="of:=ROUND(IF(MOD([.A157]-64; 7) = 0; [.E156]*0.9; [.E156]); 2)" office:value-type="float" office:value="0.15" calcext:value-type="float">
            <text:p>0,15</text:p>
          </table:table-cell>
          <table:table-cell table:formula="of:=[.E157]*[.D157]" office:value-type="float" office:value="90" calcext:value-type="float">
            <text:p>90</text:p>
          </table:table-cell>
          <table:table-cell table:formula="of:=FLOOR([.F157]/6)" office:value-type="float" office:value="15" calcext:value-type="float">
            <text:p>15</text:p>
          </table:table-cell>
          <table:table-cell table:formula="of:=[.G151]+[.H156]-[.J156]" office:value-type="float" office:value="17" calcext:value-type="float">
            <text:p>17</text:p>
          </table:table-cell>
          <table:table-cell table:formula="of:=IF(AND([.C157]&lt;&gt;7; [.C157]&lt;&gt;6); 36; 100)" office:value-type="float" office:value="36" calcext:value-type="float">
            <text:p>36</text:p>
          </table:table-cell>
          <table:table-cell table:formula="of:=IF([.I157]&lt;[.H157]; [.I157]; [.H157])" office:value-type="float" office:value="17" calcext:value-type="float">
            <text:p>17</text:p>
          </table:table-cell>
          <table:table-cell table:formula="of:=IF([.H157]&lt;[.I1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4-09-26" calcext:value-type="date">
            <text:p>26.09.2014</text:p>
          </table:table-cell>
          <table:table-cell table:formula="of:=WEEKDAY([.B158]; 2)" office:value-type="float" office:value="5" calcext:value-type="float">
            <text:p>5</text:p>
          </table:table-cell>
          <table:table-cell table:formula="of:=[.$D157]" office:value-type="float" office:value="600" calcext:value-type="float">
            <text:p>600</text:p>
          </table:table-cell>
          <table:table-cell table:formula="of:=ROUND(IF(MOD([.A158]-64; 7) = 0; [.E157]*0.9; [.E157]); 2)" office:value-type="float" office:value="0.15" calcext:value-type="float">
            <text:p>0,15</text:p>
          </table:table-cell>
          <table:table-cell table:formula="of:=[.E158]*[.D158]" office:value-type="float" office:value="90" calcext:value-type="float">
            <text:p>90</text:p>
          </table:table-cell>
          <table:table-cell table:formula="of:=FLOOR([.F158]/6)" office:value-type="float" office:value="15" calcext:value-type="float">
            <text:p>15</text:p>
          </table:table-cell>
          <table:table-cell table:formula="of:=[.G152]+[.H157]-[.J157]" office:value-type="float" office:value="17" calcext:value-type="float">
            <text:p>17</text:p>
          </table:table-cell>
          <table:table-cell table:formula="of:=IF(AND([.C158]&lt;&gt;7; [.C158]&lt;&gt;6); 36; 100)" office:value-type="float" office:value="36" calcext:value-type="float">
            <text:p>36</text:p>
          </table:table-cell>
          <table:table-cell table:formula="of:=IF([.I158]&lt;[.H158]; [.I158]; [.H158])" office:value-type="float" office:value="17" calcext:value-type="float">
            <text:p>17</text:p>
          </table:table-cell>
          <table:table-cell table:formula="of:=IF([.H158]&lt;[.I15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9-27" calcext:value-type="date">
            <text:p>27.09.2014</text:p>
          </table:table-cell>
          <table:table-cell table:formula="of:=WEEKDAY([.B159]; 2)" office:value-type="float" office:value="6" calcext:value-type="float">
            <text:p>6</text:p>
          </table:table-cell>
          <table:table-cell table:formula="of:=[.$D158]" office:value-type="float" office:value="600" calcext:value-type="float">
            <text:p>600</text:p>
          </table:table-cell>
          <table:table-cell table:formula="of:=ROUND(IF(MOD([.A159]-64; 7) = 0; [.E158]*0.9; [.E158]); 2)" office:value-type="float" office:value="0.15" calcext:value-type="float">
            <text:p>0,15</text:p>
          </table:table-cell>
          <table:table-cell table:formula="of:=[.E159]*[.D159]" office:value-type="float" office:value="90" calcext:value-type="float">
            <text:p>90</text:p>
          </table:table-cell>
          <table:table-cell table:formula="of:=FLOOR([.F159]/6)" office:value-type="float" office:value="15" calcext:value-type="float">
            <text:p>15</text:p>
          </table:table-cell>
          <table:table-cell table:formula="of:=[.G153]+[.H158]-[.J158]" office:value-type="float" office:value="17" calcext:value-type="float">
            <text:p>17</text:p>
          </table:table-cell>
          <table:table-cell table:formula="of:=IF(AND([.C159]&lt;&gt;7; [.C159]&lt;&gt;6); 36; 100)" office:value-type="float" office:value="100" calcext:value-type="float">
            <text:p>100</text:p>
          </table:table-cell>
          <table:table-cell table:formula="of:=IF([.I159]&lt;[.H159]; [.I159]; [.H159])" office:value-type="float" office:value="17" calcext:value-type="float">
            <text:p>17</text:p>
          </table:table-cell>
          <table:table-cell table:formula="of:=IF([.H159]&lt;[.I1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9-28" calcext:value-type="date">
            <text:p>28.09.2014</text:p>
          </table:table-cell>
          <table:table-cell table:formula="of:=WEEKDAY([.B160]; 2)" office:value-type="float" office:value="7" calcext:value-type="float">
            <text:p>7</text:p>
          </table:table-cell>
          <table:table-cell table:formula="of:=[.$D159]" office:value-type="float" office:value="600" calcext:value-type="float">
            <text:p>600</text:p>
          </table:table-cell>
          <table:table-cell table:formula="of:=ROUND(IF(MOD([.A160]-64; 7) = 0; [.E159]*0.9; [.E159]); 2)" office:value-type="float" office:value="0.15" calcext:value-type="float">
            <text:p>0,15</text:p>
          </table:table-cell>
          <table:table-cell table:formula="of:=[.E160]*[.D160]" office:value-type="float" office:value="90" calcext:value-type="float">
            <text:p>90</text:p>
          </table:table-cell>
          <table:table-cell table:formula="of:=FLOOR([.F160]/6)" office:value-type="float" office:value="15" calcext:value-type="float">
            <text:p>15</text:p>
          </table:table-cell>
          <table:table-cell table:formula="of:=[.G154]+[.H159]-[.J159]" office:value-type="float" office:value="17" calcext:value-type="float">
            <text:p>17</text:p>
          </table:table-cell>
          <table:table-cell table:formula="of:=IF(AND([.C160]&lt;&gt;7; [.C160]&lt;&gt;6); 36; 100)" office:value-type="float" office:value="100" calcext:value-type="float">
            <text:p>100</text:p>
          </table:table-cell>
          <table:table-cell table:formula="of:=IF([.I160]&lt;[.H160]; [.I160]; [.H160])" office:value-type="float" office:value="17" calcext:value-type="float">
            <text:p>17</text:p>
          </table:table-cell>
          <table:table-cell table:formula="of:=IF([.H160]&lt;[.I16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4-09-29" calcext:value-type="date">
            <text:p>29.09.2014</text:p>
          </table:table-cell>
          <table:table-cell table:formula="of:=WEEKDAY([.B161]; 2)" office:value-type="float" office:value="1" calcext:value-type="float">
            <text:p>1</text:p>
          </table:table-cell>
          <table:table-cell table:formula="of:=[.$D160]" office:value-type="float" office:value="600" calcext:value-type="float">
            <text:p>600</text:p>
          </table:table-cell>
          <table:table-cell table:formula="of:=ROUND(IF(MOD([.A161]-64; 7) = 0; [.E160]*0.9; [.E160]); 2)" office:value-type="float" office:value="0.15" calcext:value-type="float">
            <text:p>0,15</text:p>
          </table:table-cell>
          <table:table-cell table:formula="of:=[.E161]*[.D161]" office:value-type="float" office:value="90" calcext:value-type="float">
            <text:p>90</text:p>
          </table:table-cell>
          <table:table-cell table:formula="of:=FLOOR([.F161]/6)" office:value-type="float" office:value="15" calcext:value-type="float">
            <text:p>15</text:p>
          </table:table-cell>
          <table:table-cell table:formula="of:=[.G155]+[.H160]-[.J160]" office:value-type="float" office:value="17" calcext:value-type="float">
            <text:p>17</text:p>
          </table:table-cell>
          <table:table-cell table:formula="of:=IF(AND([.C161]&lt;&gt;7; [.C161]&lt;&gt;6); 36; 100)" office:value-type="float" office:value="36" calcext:value-type="float">
            <text:p>36</text:p>
          </table:table-cell>
          <table:table-cell table:formula="of:=IF([.I161]&lt;[.H161]; [.I161]; [.H161])" office:value-type="float" office:value="17" calcext:value-type="float">
            <text:p>17</text:p>
          </table:table-cell>
          <table:table-cell table:formula="of:=IF([.H161]&lt;[.I161]; 1; 0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 calcext:value-type="string">
            <text:p>Zadanie 1</text:p>
          </table:table-cell>
          <table:table-cell table:number-columns-repeated="2"/>
          <table:table-cell table:style-name="ce1" office:value-type="string" calcext:value-type="string">
            <text:p>Zadanie 2</text:p>
          </table:table-cell>
          <table:table-cell/>
          <table:table-cell table:style-name="ce1" office:value-type="string" calcext:value-type="string">
            <text:p>Zadanie 3</text:p>
          </table:table-cell>
        </table:table-row>
        <table:table-row table:style-name="ro1">
          <table:table-cell table:number-columns-repeated="5"/>
          <table:table-cell table:style-name="ce4" table:formula="of:=SUM([.F2:.F161])" office:value-type="float" office:value="41406" calcext:value-type="float">
            <text:p>41406</text:p>
          </table:table-cell>
          <table:table-cell table:number-columns-repeated="2"/>
          <table:table-cell table:style-name="ce1" table:formula="of:=SUM([.I7:.I161])" office:value-type="float" office:value="8396" calcext:value-type="float">
            <text:p>8396</text:p>
          </table:table-cell>
          <table:table-cell/>
          <table:table-cell table:style-name="ce1" table:formula="of:= SUM([.K8:.K161])" office:value-type="float" office:value="50" calcext:value-type="float">
            <text:p>5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Zadanie 4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>
            <text:p>Miesiąc</text:p>
          </table:table-cell>
          <table:table-cell table:style-name="ce1" office:value-type="string" calcext:value-type="string">
            <text:p>ilość sprzedanego ser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Kwiecień</text:p>
          </table:table-cell>
          <table:table-cell table:style-name="ce1" table:formula="of:=SUM([.J2:.J9]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Maj</text:p>
          </table:table-cell>
          <table:table-cell table:style-name="ce1" table:formula="of:=SUM([.J10:.J40])"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Czerwiec</text:p>
          </table:table-cell>
          <table:table-cell table:style-name="ce1" table:formula="of:=SUM([.J41:.J70])"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Lipiec</text:p>
          </table:table-cell>
          <table:table-cell table:style-name="ce1" table:formula="of:=SUM([.J71:.J101])"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ierpień</text:p>
          </table:table-cell>
          <table:table-cell table:style-name="ce1" table:formula="of:=SUM([.J102:.J132])"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Wrzesień</text:p>
          </table:table-cell>
          <table:table-cell table:style-name="ce1" table:formula="of:=SUM([.J133:.J161])" office:value-type="float" office:value="586" calcext:value-type="float">
            <text:p>586</text:p>
          </table:table-cell>
          <table:table-cell table:number-columns-repeated="4"/>
        </table:table-row>
        <table:table-row table:style-name="ro1" table:number-rows-repeated="7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Zadanie5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r d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Ilość owiec</text:p>
          </table:table-cell>
          <table:table-cell office:value-type="string" calcext:value-type="string">
            <text:p>mleko per owca (l)</text:p>
          </table:table-cell>
          <table:table-cell office:value-type="string" calcext:value-type="string">
            <text:p>Ilość mleka z dnia (l)</text:p>
          </table:table-cell>
          <table:table-cell office:value-type="string" calcext:value-type="string">
            <text:p>ilość sera z dnia</text:p>
          </table:table-cell>
          <table:table-cell office:value-type="string" calcext:value-type="string">
            <text:p>ser do sprzedania</text:p>
          </table:table-cell>
          <table:table-cell office:value-type="string" calcext:value-type="string">
            <text:p>ilość klientów</text:p>
          </table:table-cell>
          <table:table-cell office:value-type="string" calcext:value-type="string">
            <text:p>sprzedane</text:p>
          </table:table-cell>
          <table:table-cell office:value-type="string" calcext:value-type="string">
            <text:p>Czy podaż &lt; popy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04-23" calcext:value-type="date">
            <text:p>23.04.201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4-24" calcext:value-type="date">
            <text:p>24.04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4-25" calcext:value-type="date">
            <text:p>25.04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4-04-26" calcext:value-type="date">
            <text:p>26.04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4-04-27" calcext:value-type="date">
            <text:p>27.04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4-04-28" calcext:value-type="date">
            <text:p>28.04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4-04-29" calcext:value-type="date">
            <text:p>29.04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5" calcext:value-type="float">
            <text:p>0,5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4-04-30" calcext:value-type="date">
            <text:p>30.04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4-05-01" calcext:value-type="date">
            <text:p>1.05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4-05-02" calcext:value-type="date">
            <text:p>2.05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4-05-03" calcext:value-type="date">
            <text:p>3.05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4-05-04" calcext:value-type="date">
            <text:p>4.05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4-05-05" calcext:value-type="date">
            <text:p>5.05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4-05-06" calcext:value-type="date">
            <text:p>6.05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52" calcext:value-type="float">
            <text:p>0,52</text:p>
          </table:table-cell>
          <table:table-cell office:value-type="float" office:value="386.88" calcext:value-type="float">
            <text:p>386,88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4-05-07" calcext:value-type="date">
            <text:p>7.05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4-05-08" calcext:value-type="date">
            <text:p>8.05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7" calcext:value-type="float">
            <text:p>67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4-05-09" calcext:value-type="date">
            <text:p>9.05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7" calcext:value-type="float">
            <text:p>67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4-05-10" calcext:value-type="date">
            <text:p>10.05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7" calcext:value-type="float">
            <text:p>67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4-05-11" calcext:value-type="date">
            <text:p>11.05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4-05-12" calcext:value-type="date">
            <text:p>12.05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4-05-13" calcext:value-type="date">
            <text:p>13.05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4-05-14" calcext:value-type="date">
            <text:p>14.05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4-05-15" calcext:value-type="date">
            <text:p>15.05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4-05-16" calcext:value-type="date">
            <text:p>16.05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4-05-17" calcext:value-type="date">
            <text:p>17.05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4-05-18" calcext:value-type="date">
            <text:p>18.05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4-05-19" calcext:value-type="date">
            <text:p>19.05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4-05-20" calcext:value-type="date">
            <text:p>20.05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56" calcext:value-type="float">
            <text:p>0,56</text:p>
          </table:table-cell>
          <table:table-cell office:value-type="float" office:value="416.64" calcext:value-type="float">
            <text:p>416,64</text:p>
          </table:table-cell>
          <table:table-cell office:value-type="float" office:value="69" calcext:value-type="float">
            <text:p>6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4-05-21" calcext:value-type="date">
            <text:p>21.05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4-05-22" calcext:value-type="date">
            <text:p>22.05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4-05-23" calcext:value-type="date">
            <text:p>23.05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4-05-24" calcext:value-type="date">
            <text:p>24.05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4-05-25" calcext:value-type="date">
            <text:p>25.05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4-05-26" calcext:value-type="date">
            <text:p>26.05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4-05-27" calcext:value-type="date">
            <text:p>27.05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58" calcext:value-type="float">
            <text:p>0,58</text:p>
          </table:table-cell>
          <table:table-cell office:value-type="float" office:value="431.52" calcext:value-type="float">
            <text:p>431,52</text:p>
          </table:table-cell>
          <table:table-cell office:value-type="float" office:value="71" calcext:value-type="float">
            <text:p>71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4-05-28" calcext:value-type="date">
            <text:p>28.05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4-05-29" calcext:value-type="date">
            <text:p>29.05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4-05-30" calcext:value-type="date">
            <text:p>30.05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4-05-31" calcext:value-type="date">
            <text:p>31.05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4-06-01" calcext:value-type="date">
            <text:p>1.06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4-06-02" calcext:value-type="date">
            <text:p>2.06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4-06-03" calcext:value-type="date">
            <text:p>3.06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4-06-04" calcext:value-type="date">
            <text:p>4.06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4-06-05" calcext:value-type="date">
            <text:p>5.06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4-06-06" calcext:value-type="date">
            <text:p>6.06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4-06-07" calcext:value-type="date">
            <text:p>7.06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4-06-08" calcext:value-type="date">
            <text:p>8.06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4-06-09" calcext:value-type="date">
            <text:p>9.06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4-06-10" calcext:value-type="date">
            <text:p>10.06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62" calcext:value-type="float">
            <text:p>0,62</text:p>
          </table:table-cell>
          <table:table-cell office:value-type="float" office:value="461.28" calcext:value-type="float">
            <text:p>461,28</text:p>
          </table:table-cell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4-06-11" calcext:value-type="date">
            <text:p>11.06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4-06-12" calcext:value-type="date">
            <text:p>12.06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4-06-13" calcext:value-type="date">
            <text:p>13.06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763" calcext:value-type="float">
            <text:p>76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4-06-14" calcext:value-type="date">
            <text:p>14.06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4-06-15" calcext:value-type="date">
            <text:p>15.06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4-06-16" calcext:value-type="date">
            <text:p>16.06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4-06-17" calcext:value-type="date">
            <text:p>17.06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64" calcext:value-type="float">
            <text:p>0,64</text:p>
          </table:table-cell>
          <table:table-cell office:value-type="float" office:value="476.16" calcext:value-type="float">
            <text:p>476,16</text:p>
          </table:table-cell>
          <table:table-cell office:value-type="float" office:value="79" calcext:value-type="float">
            <text:p>79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4-06-18" calcext:value-type="date">
            <text:p>18.06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4-06-19" calcext:value-type="date">
            <text:p>19.06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4-06-20" calcext:value-type="date">
            <text:p>20.06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4-06-21" calcext:value-type="date">
            <text:p>21.06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4-06-22" calcext:value-type="date">
            <text:p>22.06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4-06-23" calcext:value-type="date">
            <text:p>23.06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4-06-24" calcext:value-type="date">
            <text:p>24.06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67" calcext:value-type="float">
            <text:p>0,67</text:p>
          </table:table-cell>
          <table:table-cell office:value-type="float" office:value="498.48" calcext:value-type="float">
            <text:p>498,48</text:p>
          </table:table-cell>
          <table:table-cell office:value-type="float" office:value="83" calcext:value-type="float">
            <text:p>83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4-06-25" calcext:value-type="date">
            <text:p>25.06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4-06-26" calcext:value-type="date">
            <text:p>26.06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4-06-27" calcext:value-type="date">
            <text:p>27.06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4-06-28" calcext:value-type="date">
            <text:p>28.06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4-06-29" calcext:value-type="date">
            <text:p>29.06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146" calcext:value-type="float">
            <text:p>11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4-06-30" calcext:value-type="date">
            <text:p>30.06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129" calcext:value-type="float">
            <text:p>112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4-07-01" calcext:value-type="date">
            <text:p>1.07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6" calcext:value-type="float">
            <text:p>0,6</text:p>
          </table:table-cell>
          <table:table-cell office:value-type="float" office:value="446.4" calcext:value-type="float">
            <text:p>446,4</text:p>
          </table:table-cell>
          <table:table-cell office:value-type="float" office:value="74" calcext:value-type="float">
            <text:p>74</text:p>
          </table:table-cell>
          <table:table-cell office:value-type="float" office:value="1167" calcext:value-type="float">
            <text:p>116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4-07-02" calcext:value-type="date">
            <text:p>2.07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7-03" calcext:value-type="date">
            <text:p>3.07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4-07-04" calcext:value-type="date">
            <text:p>4.07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4-07-05" calcext:value-type="date">
            <text:p>5.07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319" calcext:value-type="float">
            <text:p>13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4-07-06" calcext:value-type="date">
            <text:p>6.07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4-07-07" calcext:value-type="date">
            <text:p>7.07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7-08" calcext:value-type="date">
            <text:p>8.07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54" calcext:value-type="float">
            <text:p>0,54</text:p>
          </table:table-cell>
          <table:table-cell office:value-type="float" office:value="401.76" calcext:value-type="float">
            <text:p>401,76</text:p>
          </table:table-cell>
          <table:table-cell office:value-type="float" office:value="66" calcext:value-type="float">
            <text:p>66</text:p>
          </table:table-cell>
          <table:table-cell office:value-type="float" office:value="1297" calcext:value-type="float">
            <text:p>129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4-07-09" calcext:value-type="date">
            <text:p>9.07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327" calcext:value-type="float">
            <text:p>13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4-07-10" calcext:value-type="date">
            <text:p>10.07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357" calcext:value-type="float">
            <text:p>135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4-07-11" calcext:value-type="date">
            <text:p>11.07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4-07-12" calcext:value-type="date">
            <text:p>12.07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417" calcext:value-type="float">
            <text:p>14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4-07-13" calcext:value-type="date">
            <text:p>13.07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4-07-14" calcext:value-type="date">
            <text:p>14.07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349" calcext:value-type="float">
            <text:p>134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4-07-15" calcext:value-type="date">
            <text:p>15.07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49" calcext:value-type="float">
            <text:p>0,49</text:p>
          </table:table-cell>
          <table:table-cell office:value-type="float" office:value="364.56" calcext:value-type="float">
            <text:p>364,56</text:p>
          </table:table-cell>
          <table:table-cell office:value-type="float" office:value="60" calcext:value-type="float">
            <text:p>60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4-07-16" calcext:value-type="date">
            <text:p>16.07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4-07-17" calcext:value-type="date">
            <text:p>17.07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421" calcext:value-type="float">
            <text:p>14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4-07-18" calcext:value-type="date">
            <text:p>18.07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4-07-19" calcext:value-type="date">
            <text:p>19.07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4-07-20" calcext:value-type="date">
            <text:p>20.07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4-07-21" calcext:value-type="date">
            <text:p>21.07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4-07-22" calcext:value-type="date">
            <text:p>22.07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44" calcext:value-type="float">
            <text:p>0,44</text:p>
          </table:table-cell>
          <table:table-cell office:value-type="float" office:value="327.36" calcext:value-type="float">
            <text:p>327,36</text:p>
          </table:table-cell>
          <table:table-cell office:value-type="float" office:value="54" calcext:value-type="float">
            <text:p>54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4-07-23" calcext:value-type="date">
            <text:p>23.07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4-07-24" calcext:value-type="date">
            <text:p>24.07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4-07-25" calcext:value-type="date">
            <text:p>25.07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461" calcext:value-type="float">
            <text:p>146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4-07-26" calcext:value-type="date">
            <text:p>26.07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4-07-27" calcext:value-type="date">
            <text:p>27.07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4-07-28" calcext:value-type="date">
            <text:p>28.07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4-07-29" calcext:value-type="date">
            <text:p>29.07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4" calcext:value-type="float">
            <text:p>0,4</text:p>
          </table:table-cell>
          <table:table-cell office:value-type="float" office:value="297.6" calcext:value-type="float">
            <text:p>297,6</text:p>
          </table:table-cell>
          <table:table-cell office:value-type="float" office:value="49" calcext:value-type="float">
            <text:p>49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4-07-30" calcext:value-type="date">
            <text:p>30.07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4-07-31" calcext:value-type="date">
            <text:p>31.07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426" calcext:value-type="float">
            <text:p>142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4-08-01" calcext:value-type="date">
            <text:p>1.08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439" calcext:value-type="float">
            <text:p>14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4-08-02" calcext:value-type="date">
            <text:p>2.08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452" calcext:value-type="float">
            <text:p>14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4-08-03" calcext:value-type="date">
            <text:p>3.08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401" calcext:value-type="float">
            <text:p>14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4-08-04" calcext:value-type="date">
            <text:p>4.08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4-08-05" calcext:value-type="date">
            <text:p>5.08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36" calcext:value-type="float">
            <text:p>0,36</text:p>
          </table:table-cell>
          <table:table-cell office:value-type="float" office:value="267.84" calcext:value-type="float">
            <text:p>267,84</text:p>
          </table:table-cell>
          <table:table-cell office:value-type="float" office:value="44" calcext:value-type="float">
            <text:p>44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4-08-06" calcext:value-type="date">
            <text:p>6.08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4-08-07" calcext:value-type="date">
            <text:p>7.08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374" calcext:value-type="float">
            <text:p>137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4-08-08" calcext:value-type="date">
            <text:p>8.08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4-08-09" calcext:value-type="date">
            <text:p>9.08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390" calcext:value-type="float">
            <text:p>13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4-08-10" calcext:value-type="date">
            <text:p>10.08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4-08-11" calcext:value-type="date">
            <text:p>11.08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278" calcext:value-type="float">
            <text:p>12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4-08-12" calcext:value-type="date">
            <text:p>12.08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32" calcext:value-type="float">
            <text:p>0,32</text:p>
          </table:table-cell>
          <table:table-cell office:value-type="float" office:value="238.08" calcext:value-type="float">
            <text:p>238,08</text:p>
          </table:table-cell>
          <table:table-cell office:value-type="float" office:value="39" calcext:value-type="float">
            <text:p>39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4-08-13" calcext:value-type="date">
            <text:p>13.08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4-08-14" calcext:value-type="date">
            <text:p>14.08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287" calcext:value-type="float">
            <text:p>128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4-08-15" calcext:value-type="date">
            <text:p>15.08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4-08-16" calcext:value-type="date">
            <text:p>16.08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293" calcext:value-type="float">
            <text:p>12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4-08-17" calcext:value-type="date">
            <text:p>17.08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232" calcext:value-type="float">
            <text:p>12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4-08-18" calcext:value-type="date">
            <text:p>18.08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4-08-19" calcext:value-type="date">
            <text:p>19.08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29" calcext:value-type="float">
            <text:p>0,29</text:p>
          </table:table-cell>
          <table:table-cell office:value-type="float" office:value="215.76" calcext:value-type="float">
            <text:p>215,76</text:p>
          </table:table-cell>
          <table:table-cell office:value-type="float" office:value="35" calcext:value-type="float">
            <text:p>35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4-08-20" calcext:value-type="date">
            <text:p>20.08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4-08-21" calcext:value-type="date">
            <text:p>21.08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4-08-22" calcext:value-type="date">
            <text:p>22.08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167" calcext:value-type="float">
            <text:p>116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4-08-23" calcext:value-type="date">
            <text:p>23.08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166" calcext:value-type="float">
            <text:p>11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4-08-24" calcext:value-type="date">
            <text:p>24.08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4-08-25" calcext:value-type="date">
            <text:p>25.08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4-08-26" calcext:value-type="date">
            <text:p>26.08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26" calcext:value-type="float">
            <text:p>0,26</text:p>
          </table:table-cell>
          <table:table-cell office:value-type="float" office:value="193.44" calcext:value-type="float">
            <text:p>193,44</text:p>
          </table:table-cell>
          <table:table-cell office:value-type="float" office:value="32" calcext:value-type="float">
            <text:p>32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4-08-27" calcext:value-type="date">
            <text:p>27.08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4-08-28" calcext:value-type="date">
            <text:p>28.08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4-08-29" calcext:value-type="date">
            <text:p>29.08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4-08-30" calcext:value-type="date">
            <text:p>30.08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4-08-31" calcext:value-type="date">
            <text:p>31.08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4-09-01" calcext:value-type="date">
            <text:p>1.09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4-09-02" calcext:value-type="date">
            <text:p>2.09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23" calcext:value-type="float">
            <text:p>0,23</text:p>
          </table:table-cell>
          <table:table-cell office:value-type="float" office:value="171.12" calcext:value-type="float">
            <text:p>171,12</text:p>
          </table:table-cell>
          <table:table-cell office:value-type="float" office:value="28" calcext:value-type="float">
            <text:p>28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4-09-03" calcext:value-type="date">
            <text:p>3.09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09-04" calcext:value-type="date">
            <text:p>4.09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09-05" calcext:value-type="date">
            <text:p>5.09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4-09-06" calcext:value-type="date">
            <text:p>6.09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4-09-07" calcext:value-type="date">
            <text:p>7.09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4-09-08" calcext:value-type="date">
            <text:p>8.09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4-09-09" calcext:value-type="date">
            <text:p>9.09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21" calcext:value-type="float">
            <text:p>0,21</text:p>
          </table:table-cell>
          <table:table-cell office:value-type="float" office:value="156.24" calcext:value-type="float">
            <text:p>156,24</text:p>
          </table:table-cell>
          <table:table-cell office:value-type="float" office:value="26" calcext:value-type="float">
            <text:p>26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4-09-10" calcext:value-type="date">
            <text:p>10.09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4-09-11" calcext:value-type="date">
            <text:p>11.09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4-09-12" calcext:value-type="date">
            <text:p>12.09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4-09-13" calcext:value-type="date">
            <text:p>13.09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4-09-14" calcext:value-type="date">
            <text:p>14.09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4-09-15" calcext:value-type="date">
            <text:p>15.09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4-09-16" calcext:value-type="date">
            <text:p>16.09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19" calcext:value-type="float">
            <text:p>0,19</text:p>
          </table:table-cell>
          <table:table-cell office:value-type="float" office:value="141.36" calcext:value-type="float">
            <text:p>141,36</text:p>
          </table:table-cell>
          <table:table-cell office:value-type="float" office:value="23" calcext:value-type="float">
            <text:p>23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4-09-17" calcext:value-type="date">
            <text:p>17.09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4-09-18" calcext:value-type="date">
            <text:p>18.09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4-09-19" calcext:value-type="date">
            <text:p>19.09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4-09-20" calcext:value-type="date">
            <text:p>20.09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4-09-21" calcext:value-type="date">
            <text:p>21.09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4-09-22" calcext:value-type="date">
            <text:p>22.09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4-09-23" calcext:value-type="date">
            <text:p>23.09.2014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17" calcext:value-type="float">
            <text:p>0,17</text:p>
          </table:table-cell>
          <table:table-cell office:value-type="float" office:value="126.48" calcext:value-type="float">
            <text:p>126,48</text:p>
          </table:table-cell>
          <table:table-cell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4-09-24" calcext:value-type="date">
            <text:p>24.09.2014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0.15" calcext:value-type="float">
            <text:p>0,15</text:p>
          </table:table-cell>
          <table:table-cell office:value-type="float" office:value="111.6" calcext:value-type="float">
            <text:p>111,6</text:p>
          </table:table-cell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4-09-25" calcext:value-type="date">
            <text:p>25.09.2014</text:p>
          </table:table-cell>
          <table:table-cell office:value-type="float" office:value="4" calcext:value-type="float">
            <text:p>4</text:p>
          </table:table-cell>
          <table:table-cell office:value-type="float" office:value="744" calcext:value-type="float">
            <text:p>744</text:p>
          </table:table-cell>
          <table:table-cell office:value-type="float" office:value="0.15" calcext:value-type="float">
            <text:p>0,15</text:p>
          </table:table-cell>
          <table:table-cell office:value-type="float" office:value="111.6" calcext:value-type="float">
            <text:p>111,6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4-09-26" calcext:value-type="date">
            <text:p>26.09.2014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0.15" calcext:value-type="float">
            <text:p>0,15</text:p>
          </table:table-cell>
          <table:table-cell office:value-type="float" office:value="111.6" calcext:value-type="float">
            <text:p>111,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9-27" calcext:value-type="date">
            <text:p>27.09.2014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0.15" calcext:value-type="float">
            <text:p>0,15</text:p>
          </table:table-cell>
          <table:table-cell office:value-type="float" office:value="111.6" calcext:value-type="float">
            <text:p>111,6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9-28" calcext:value-type="date">
            <text:p>28.09.2014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0.15" calcext:value-type="float">
            <text:p>0,15</text:p>
          </table:table-cell>
          <table:table-cell office:value-type="float" office:value="111.6" calcext:value-type="float">
            <text:p>111,6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4-09-29" calcext:value-type="date">
            <text:p>29.09.2014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float" office:value="0.15" calcext:value-type="float">
            <text:p>0,15</text:p>
          </table:table-cell>
          <table:table-cell office:value-type="float" office:value="111.6" calcext:value-type="float">
            <text:p>111,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Zadanie 1</text:p>
          </table:table-cell>
          <table:table-cell table:number-columns-repeated="2"/>
          <table:table-cell office:value-type="string" calcext:value-type="string">
            <text:p>Zadanie 2</text:p>
          </table:table-cell>
          <table:table-cell/>
          <table:table-cell office:value-type="string" calcext:value-type="string">
            <text:p>Zadanie 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51343.44" calcext:value-type="float">
            <text:p>51343,44</text:p>
          </table:table-cell>
          <table:table-cell table:number-columns-repeated="2"/>
          <table:table-cell office:value-type="float" office:value="8396" calcext:value-type="float">
            <text:p>839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Zadanie 4</text:p>
          </table:table-cell>
          <table:table-cell table:number-columns-repeated="2"/>
          <table:table-cell office:value-type="string" calcext:value-type="string">
            <text:p>Zadanie 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Miesiąc</text:p>
          </table:table-cell>
          <table:table-cell office:value-type="string" calcext:value-type="string">
            <text:p>ilość sprzedanego sera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Kwiecień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Maj</text:p>
          </table:table-cell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Czerwiec</text:p>
          </table:table-cell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Lipiec</text:p>
          </table:table-cell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Sierpień</text:p>
          </table:table-cell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Wrzesień</text:p>
          </table:table-cell>
          <table:table-cell office:value-type="float" office:value="1556" calcext:value-type="float">
            <text:p>1556</text:p>
          </table:table-cell>
          <table:table-cell table:number-columns-repeated="4"/>
        </table:table-row>
      </table:table>
      <table:table table:name="Zadanie6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 d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ień</text:p>
          </table:table-cell>
          <table:table-cell office:value-type="string" calcext:value-type="string">
            <text:p>Ilość owiec</text:p>
          </table:table-cell>
          <table:table-cell office:value-type="string" calcext:value-type="string">
            <text:p>mleko per owca (l)</text:p>
          </table:table-cell>
          <table:table-cell office:value-type="string" calcext:value-type="string">
            <text:p>Ilość mleka z dnia (l)</text:p>
          </table:table-cell>
          <table:table-cell office:value-type="string" calcext:value-type="string">
            <text:p>ilość sera z dnia</text:p>
          </table:table-cell>
          <table:table-cell office:value-type="string" calcext:value-type="string">
            <text:p>ser do sprzedania</text:p>
          </table:table-cell>
          <table:table-cell office:value-type="string" calcext:value-type="string">
            <text:p>ilość klientów</text:p>
          </table:table-cell>
          <table:table-cell office:value-type="string" calcext:value-type="string">
            <text:p>sprzedane</text:p>
          </table:table-cell>
          <table:table-cell office:value-type="string" calcext:value-type="string">
            <text:p>Czy podaż &lt; popy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04-23" calcext:value-type="date">
            <text:p>23.04.2014</text:p>
          </table:table-cell>
          <table:table-cell table:formula="of:=WEEKDAY([.B2]; 2)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table:formula="of:=([.E2]*[.D2])*(5/4)"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C2]&lt;&gt;7; [.C2]&lt;&gt;6); 36; 100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4-24" calcext:value-type="date">
            <text:p>24.04.2014</text:p>
          </table:table-cell>
          <table:table-cell table:formula="of:=WEEKDAY([.B3]; 2)" office:value-type="float" office:value="4" calcext:value-type="float">
            <text:p>4</text:p>
          </table:table-cell>
          <table:table-cell table:formula="of:=[.$D2]" office:value-type="float" office:value="600" calcext:value-type="float">
            <text:p>600</text:p>
          </table:table-cell>
          <table:table-cell table:formula="of:=[.$E2]" office:value-type="float" office:value="0.5" calcext:value-type="float">
            <text:p>0,5</text:p>
          </table:table-cell>
          <table:table-cell table:formula="of:=([.E3]*[.D3])*(5/4)" office:value-type="float" office:value="375" calcext:value-type="float">
            <text:p>375</text:p>
          </table:table-cell>
          <table:table-cell table:formula="of:=ROUNDDOWN([.F3]/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C3]&lt;&gt;7; [.C3]&lt;&gt;6); 36; 100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4-25" calcext:value-type="date">
            <text:p>25.04.2014</text:p>
          </table:table-cell>
          <table:table-cell table:formula="of:=WEEKDAY([.B4]; 2)" office:value-type="float" office:value="5" calcext:value-type="float">
            <text:p>5</text:p>
          </table:table-cell>
          <table:table-cell table:formula="of:=[.$D3]" office:value-type="float" office:value="600" calcext:value-type="float">
            <text:p>600</text:p>
          </table:table-cell>
          <table:table-cell table:formula="of:=[.$E3]" office:value-type="float" office:value="0.5" calcext:value-type="float">
            <text:p>0,5</text:p>
          </table:table-cell>
          <table:table-cell table:formula="of:=([.E4]*[.D4])*(5/4)" office:value-type="float" office:value="375" calcext:value-type="float">
            <text:p>375</text:p>
          </table:table-cell>
          <table:table-cell table:formula="of:=ROUNDDOWN([.F4]/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C4]&lt;&gt;7; [.C4]&lt;&gt;6); 36; 100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4-04-26" calcext:value-type="date">
            <text:p>26.04.2014</text:p>
          </table:table-cell>
          <table:table-cell table:formula="of:=WEEKDAY([.B5]; 2)" office:value-type="float" office:value="6" calcext:value-type="float">
            <text:p>6</text:p>
          </table:table-cell>
          <table:table-cell table:formula="of:=[.$D4]" office:value-type="float" office:value="600" calcext:value-type="float">
            <text:p>600</text:p>
          </table:table-cell>
          <table:table-cell table:formula="of:=[.$E4]" office:value-type="float" office:value="0.5" calcext:value-type="float">
            <text:p>0,5</text:p>
          </table:table-cell>
          <table:table-cell table:formula="of:=([.E5]*[.D5])*(5/4)" office:value-type="float" office:value="375" calcext:value-type="float">
            <text:p>375</text:p>
          </table:table-cell>
          <table:table-cell table:formula="of:=ROUNDDOWN([.F5]/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C5]&lt;&gt;7; [.C5]&lt;&gt;6); 36; 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4-04-27" calcext:value-type="date">
            <text:p>27.04.2014</text:p>
          </table:table-cell>
          <table:table-cell table:formula="of:=WEEKDAY([.B6]; 2)" office:value-type="float" office:value="7" calcext:value-type="float">
            <text:p>7</text:p>
          </table:table-cell>
          <table:table-cell table:formula="of:=[.$D5]" office:value-type="float" office:value="600" calcext:value-type="float">
            <text:p>600</text:p>
          </table:table-cell>
          <table:table-cell table:formula="of:=[.$E5]" office:value-type="float" office:value="0.5" calcext:value-type="float">
            <text:p>0,5</text:p>
          </table:table-cell>
          <table:table-cell table:formula="of:=([.E6]*[.D6])*(5/4)" office:value-type="float" office:value="375" calcext:value-type="float">
            <text:p>375</text:p>
          </table:table-cell>
          <table:table-cell table:formula="of:=ROUNDDOWN([.F6]/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C6]&lt;&gt;7; [.C6]&lt;&gt;6); 36; 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4-04-28" calcext:value-type="date">
            <text:p>28.04.2014</text:p>
          </table:table-cell>
          <table:table-cell table:formula="of:=WEEKDAY([.B7]; 2)" office:value-type="float" office:value="1" calcext:value-type="float">
            <text:p>1</text:p>
          </table:table-cell>
          <table:table-cell table:formula="of:=[.$D6]" office:value-type="float" office:value="600" calcext:value-type="float">
            <text:p>600</text:p>
          </table:table-cell>
          <table:table-cell table:formula="of:=[.$E6]" office:value-type="float" office:value="0.5" calcext:value-type="float">
            <text:p>0,5</text:p>
          </table:table-cell>
          <table:table-cell table:formula="of:=([.E7]*[.D7])*(5/4)" office:value-type="float" office:value="375" calcext:value-type="float">
            <text:p>375</text:p>
          </table:table-cell>
          <table:table-cell table:formula="of:=ROUNDDOWN([.F7]/6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IF(AND([.C7]&lt;&gt;7; [.C7]&lt;&gt;6); 36; 100)" office:value-type="float" office:value="36" calcext:value-type="float">
            <text:p>36</text:p>
          </table:table-cell>
          <table:table-cell table:formula="of:=IF([.I7]&lt;[.H7]; [.I7]; [.H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4-04-29" calcext:value-type="date">
            <text:p>29.04.2014</text:p>
          </table:table-cell>
          <table:table-cell table:formula="of:=WEEKDAY([.B8]; 2)" office:value-type="float" office:value="2" calcext:value-type="float">
            <text:p>2</text:p>
          </table:table-cell>
          <table:table-cell table:formula="of:=[.$D7]" office:value-type="float" office:value="600" calcext:value-type="float">
            <text:p>600</text:p>
          </table:table-cell>
          <table:table-cell table:formula="of:=[.$E7]" office:value-type="float" office:value="0.5" calcext:value-type="float">
            <text:p>0,5</text:p>
          </table:table-cell>
          <table:table-cell table:formula="of:=([.E8]*[.D8])*(5/4)" office:value-type="float" office:value="375" calcext:value-type="float">
            <text:p>375</text:p>
          </table:table-cell>
          <table:table-cell table:formula="of:=ROUNDDOWN([.F8]/6)" office:value-type="float" office:value="62" calcext:value-type="float">
            <text:p>62</text:p>
          </table:table-cell>
          <table:table-cell table:formula="of:=[.G2]+[.H7]-[.J7]" office:value-type="float" office:value="62" calcext:value-type="float">
            <text:p>62</text:p>
          </table:table-cell>
          <table:table-cell table:formula="of:=IF(AND([.C8]&lt;&gt;7; [.C8]&lt;&gt;6); 36; 100)" office:value-type="float" office:value="36" calcext:value-type="float">
            <text:p>36</text:p>
          </table:table-cell>
          <table:table-cell table:formula="of:=IF([.I8]&lt;[.H8]; [.I8]; [.H8])" office:value-type="float" office:value="36" calcext:value-type="float">
            <text:p>36</text:p>
          </table:table-cell>
          <table:table-cell table:formula="of:=IF([.H8]&lt;[.I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4-04-30" calcext:value-type="date">
            <text:p>30.04.2014</text:p>
          </table:table-cell>
          <table:table-cell table:formula="of:=WEEKDAY([.B9]; 2)" office:value-type="float" office:value="3" calcext:value-type="float">
            <text:p>3</text:p>
          </table:table-cell>
          <table:table-cell table:formula="of:=[.$D8]" office:value-type="float" office:value="600" calcext:value-type="float">
            <text:p>600</text:p>
          </table:table-cell>
          <table:table-cell table:formula="of:=ROUND(IF(MOD([.A9]-8; 7) = 0; [.E8]*1.04; [.E8]); 2)" office:value-type="float" office:value="0.52" calcext:value-type="float">
            <text:p>0,52</text:p>
          </table:table-cell>
          <table:table-cell table:formula="of:=([.E9]*[.D9])*(5/4)" office:value-type="float" office:value="390" calcext:value-type="float">
            <text:p>390</text:p>
          </table:table-cell>
          <table:table-cell table:formula="of:=ROUNDDOWN([.F9]/6)" office:value-type="float" office:value="65" calcext:value-type="float">
            <text:p>65</text:p>
          </table:table-cell>
          <table:table-cell table:formula="of:=[.G3]+[.H8]-[.J8]" office:value-type="float" office:value="88" calcext:value-type="float">
            <text:p>88</text:p>
          </table:table-cell>
          <table:table-cell table:formula="of:=IF(AND([.C9]&lt;&gt;7; [.C9]&lt;&gt;6); 36; 100)" office:value-type="float" office:value="36" calcext:value-type="float">
            <text:p>36</text:p>
          </table:table-cell>
          <table:table-cell table:formula="of:=IF([.I9]&lt;[.H9]; [.I9]; [.H9])" office:value-type="float" office:value="36" calcext:value-type="float">
            <text:p>36</text:p>
          </table:table-cell>
          <table:table-cell table:formula="of:=IF([.H9]&lt;[.I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4-05-01" calcext:value-type="date">
            <text:p>1.05.2014</text:p>
          </table:table-cell>
          <table:table-cell table:formula="of:=WEEKDAY([.B10]; 2)" office:value-type="float" office:value="4" calcext:value-type="float">
            <text:p>4</text:p>
          </table:table-cell>
          <table:table-cell table:formula="of:=[.$D9]" office:value-type="float" office:value="600" calcext:value-type="float">
            <text:p>600</text:p>
          </table:table-cell>
          <table:table-cell table:formula="of:=ROUND(IF(MOD([.A10]-8; 7) = 0; [.E9]*1.04; [.E9]); 2)" office:value-type="float" office:value="0.52" calcext:value-type="float">
            <text:p>0,52</text:p>
          </table:table-cell>
          <table:table-cell table:formula="of:=([.E10]*[.D10])*(5/4)" office:value-type="float" office:value="390" calcext:value-type="float">
            <text:p>390</text:p>
          </table:table-cell>
          <table:table-cell table:formula="of:=ROUNDDOWN([.F10]/6)" office:value-type="float" office:value="65" calcext:value-type="float">
            <text:p>65</text:p>
          </table:table-cell>
          <table:table-cell table:formula="of:=[.G4]+[.H9]-[.J9]" office:value-type="float" office:value="114" calcext:value-type="float">
            <text:p>114</text:p>
          </table:table-cell>
          <table:table-cell table:formula="of:=IF(AND([.C10]&lt;&gt;7; [.C10]&lt;&gt;6); 36; 100)" office:value-type="float" office:value="36" calcext:value-type="float">
            <text:p>36</text:p>
          </table:table-cell>
          <table:table-cell table:formula="of:=IF([.I10]&lt;[.H10]; [.I10]; [.H10])" office:value-type="float" office:value="36" calcext:value-type="float">
            <text:p>36</text:p>
          </table:table-cell>
          <table:table-cell table:formula="of:=IF([.H10]&lt;[.I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4-05-02" calcext:value-type="date">
            <text:p>2.05.2014</text:p>
          </table:table-cell>
          <table:table-cell table:formula="of:=WEEKDAY([.B11]; 2)" office:value-type="float" office:value="5" calcext:value-type="float">
            <text:p>5</text:p>
          </table:table-cell>
          <table:table-cell table:formula="of:=[.$D10]" office:value-type="float" office:value="600" calcext:value-type="float">
            <text:p>600</text:p>
          </table:table-cell>
          <table:table-cell table:formula="of:=ROUND(IF(MOD([.A11]-8; 7) = 0; [.E10]*1.04; [.E10]); 2)" office:value-type="float" office:value="0.52" calcext:value-type="float">
            <text:p>0,52</text:p>
          </table:table-cell>
          <table:table-cell table:formula="of:=([.E11]*[.D11])*(5/4)" office:value-type="float" office:value="390" calcext:value-type="float">
            <text:p>390</text:p>
          </table:table-cell>
          <table:table-cell table:formula="of:=ROUNDDOWN([.F11]/6)" office:value-type="float" office:value="65" calcext:value-type="float">
            <text:p>65</text:p>
          </table:table-cell>
          <table:table-cell table:formula="of:=[.G5]+[.H10]-[.J10]" office:value-type="float" office:value="140" calcext:value-type="float">
            <text:p>140</text:p>
          </table:table-cell>
          <table:table-cell table:formula="of:=IF(AND([.C11]&lt;&gt;7; [.C11]&lt;&gt;6); 36; 100)" office:value-type="float" office:value="36" calcext:value-type="float">
            <text:p>36</text:p>
          </table:table-cell>
          <table:table-cell table:formula="of:=IF([.I11]&lt;[.H11]; [.I11]; [.H11])" office:value-type="float" office:value="36" calcext:value-type="float">
            <text:p>36</text:p>
          </table:table-cell>
          <table:table-cell table:formula="of:=IF([.H11]&lt;[.I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4-05-03" calcext:value-type="date">
            <text:p>3.05.2014</text:p>
          </table:table-cell>
          <table:table-cell table:formula="of:=WEEKDAY([.B12]; 2)" office:value-type="float" office:value="6" calcext:value-type="float">
            <text:p>6</text:p>
          </table:table-cell>
          <table:table-cell table:formula="of:=[.$D11]" office:value-type="float" office:value="600" calcext:value-type="float">
            <text:p>600</text:p>
          </table:table-cell>
          <table:table-cell table:formula="of:=ROUND(IF(MOD([.A12]-8; 7) = 0; [.E11]*1.04; [.E11]); 2)" office:value-type="float" office:value="0.52" calcext:value-type="float">
            <text:p>0,52</text:p>
          </table:table-cell>
          <table:table-cell table:formula="of:=([.E12]*[.D12])*(5/4)" office:value-type="float" office:value="390" calcext:value-type="float">
            <text:p>390</text:p>
          </table:table-cell>
          <table:table-cell table:formula="of:=ROUNDDOWN([.F12]/6)" office:value-type="float" office:value="65" calcext:value-type="float">
            <text:p>65</text:p>
          </table:table-cell>
          <table:table-cell table:formula="of:=[.G6]+[.H11]-[.J11]" office:value-type="float" office:value="166" calcext:value-type="float">
            <text:p>166</text:p>
          </table:table-cell>
          <table:table-cell table:formula="of:=IF(AND([.C12]&lt;&gt;7; [.C12]&lt;&gt;6); 36; 100)" office:value-type="float" office:value="100" calcext:value-type="float">
            <text:p>100</text:p>
          </table:table-cell>
          <table:table-cell table:formula="of:=IF([.I12]&lt;[.H12]; [.I12]; [.H12])" office:value-type="float" office:value="100" calcext:value-type="float">
            <text:p>100</text:p>
          </table:table-cell>
          <table:table-cell table:formula="of:=IF([.H12]&lt;[.I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date" office:date-value="2014-05-04" calcext:value-type="date">
            <text:p>4.05.2014</text:p>
          </table:table-cell>
          <table:table-cell table:style-name="ce1" table:formula="of:=WEEKDAY([.B13]; 2)" office:value-type="float" office:value="7" calcext:value-type="float">
            <text:p>7</text:p>
          </table:table-cell>
          <table:table-cell table:formula="of:=[.$D12]" office:value-type="float" office:value="600" calcext:value-type="float">
            <text:p>600</text:p>
          </table:table-cell>
          <table:table-cell table:style-name="ce1" table:formula="of:=ROUND(IF(MOD([.A13]-8; 7) = 0; [.E12]*1.04; [.E12]); 2)" office:value-type="float" office:value="0.52" calcext:value-type="float">
            <text:p>0,52</text:p>
          </table:table-cell>
          <table:table-cell table:formula="of:=([.E13]*[.D13])*(5/4)" office:value-type="float" office:value="390" calcext:value-type="float">
            <text:p>390</text:p>
          </table:table-cell>
          <table:table-cell table:formula="of:=ROUNDDOWN([.F13]/6)" office:value-type="float" office:value="65" calcext:value-type="float">
            <text:p>65</text:p>
          </table:table-cell>
          <table:table-cell table:style-name="ce1" table:formula="of:=[.G7]+[.H12]-[.J12]" office:value-type="float" office:value="128" calcext:value-type="float">
            <text:p>128</text:p>
          </table:table-cell>
          <table:table-cell table:style-name="ce1" table:formula="of:=IF(AND([.C13]&lt;&gt;7; [.C13]&lt;&gt;6); 36; 100)" office:value-type="float" office:value="100" calcext:value-type="float">
            <text:p>100</text:p>
          </table:table-cell>
          <table:table-cell table:style-name="ce1" table:formula="of:=IF([.I13]&lt;[.H13]; [.I13]; [.H13])" office:value-type="float" office:value="100" calcext:value-type="float">
            <text:p>100</text:p>
          </table:table-cell>
          <table:table-cell table:formula="of:=IF([.H13]&lt;[.I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4-05-05" calcext:value-type="date">
            <text:p>5.05.2014</text:p>
          </table:table-cell>
          <table:table-cell table:formula="of:=WEEKDAY([.B14]; 2)" office:value-type="float" office:value="1" calcext:value-type="float">
            <text:p>1</text:p>
          </table:table-cell>
          <table:table-cell table:formula="of:=[.$D13]" office:value-type="float" office:value="600" calcext:value-type="float">
            <text:p>600</text:p>
          </table:table-cell>
          <table:table-cell table:formula="of:=ROUND(IF(MOD([.A14]-8; 7) = 0; [.E13]*1.04; [.E13]); 2)" office:value-type="float" office:value="0.52" calcext:value-type="float">
            <text:p>0,52</text:p>
          </table:table-cell>
          <table:table-cell table:formula="of:=([.E14]*[.D14])*(5/4)" office:value-type="float" office:value="390" calcext:value-type="float">
            <text:p>390</text:p>
          </table:table-cell>
          <table:table-cell table:formula="of:=ROUNDDOWN([.F14]/6)" office:value-type="float" office:value="65" calcext:value-type="float">
            <text:p>65</text:p>
          </table:table-cell>
          <table:table-cell table:formula="of:=[.G8]+[.H13]-[.J13]" office:value-type="float" office:value="90" calcext:value-type="float">
            <text:p>90</text:p>
          </table:table-cell>
          <table:table-cell table:formula="of:=IF(AND([.C14]&lt;&gt;7; [.C14]&lt;&gt;6); 36; 100)" office:value-type="float" office:value="36" calcext:value-type="float">
            <text:p>36</text:p>
          </table:table-cell>
          <table:table-cell table:formula="of:=IF([.I14]&lt;[.H14]; [.I14]; [.H14])" office:value-type="float" office:value="36" calcext:value-type="float">
            <text:p>36</text:p>
          </table:table-cell>
          <table:table-cell table:formula="of:=IF([.H14]&lt;[.I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4-05-06" calcext:value-type="date">
            <text:p>6.05.2014</text:p>
          </table:table-cell>
          <table:table-cell table:formula="of:=WEEKDAY([.B15]; 2)" office:value-type="float" office:value="2" calcext:value-type="float">
            <text:p>2</text:p>
          </table:table-cell>
          <table:table-cell table:formula="of:=[.$D14]" office:value-type="float" office:value="600" calcext:value-type="float">
            <text:p>600</text:p>
          </table:table-cell>
          <table:table-cell table:formula="of:=ROUND(IF(MOD([.A15]-8; 7) = 0; [.E14]*1.04; [.E14]); 2)" office:value-type="float" office:value="0.52" calcext:value-type="float">
            <text:p>0,52</text:p>
          </table:table-cell>
          <table:table-cell table:formula="of:=([.E15]*[.D15])*(5/4)" office:value-type="float" office:value="390" calcext:value-type="float">
            <text:p>390</text:p>
          </table:table-cell>
          <table:table-cell table:formula="of:=ROUNDDOWN([.F15]/6)" office:value-type="float" office:value="65" calcext:value-type="float">
            <text:p>65</text:p>
          </table:table-cell>
          <table:table-cell table:formula="of:=[.G9]+[.H14]-[.J14]" office:value-type="float" office:value="119" calcext:value-type="float">
            <text:p>119</text:p>
          </table:table-cell>
          <table:table-cell table:formula="of:=IF(AND([.C15]&lt;&gt;7; [.C15]&lt;&gt;6); 36; 100)" office:value-type="float" office:value="36" calcext:value-type="float">
            <text:p>36</text:p>
          </table:table-cell>
          <table:table-cell table:formula="of:=IF([.I15]&lt;[.H15]; [.I15]; [.H15])" office:value-type="float" office:value="36" calcext:value-type="float">
            <text:p>36</text:p>
          </table:table-cell>
          <table:table-cell table:formula="of:=IF([.H15]&lt;[.I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4-05-07" calcext:value-type="date">
            <text:p>7.05.2014</text:p>
          </table:table-cell>
          <table:table-cell table:formula="of:=WEEKDAY([.B16]; 2)" office:value-type="float" office:value="3" calcext:value-type="float">
            <text:p>3</text:p>
          </table:table-cell>
          <table:table-cell table:formula="of:=[.$D15]" office:value-type="float" office:value="600" calcext:value-type="float">
            <text:p>600</text:p>
          </table:table-cell>
          <table:table-cell table:formula="of:=ROUND(IF(MOD([.A16]-8; 7) = 0; [.E15]*1.04; [.E15]); 2)" office:value-type="float" office:value="0.54" calcext:value-type="float">
            <text:p>0,54</text:p>
          </table:table-cell>
          <table:table-cell table:formula="of:=([.E16]*[.D16])*(5/4)" office:value-type="float" office:value="405" calcext:value-type="float">
            <text:p>405</text:p>
          </table:table-cell>
          <table:table-cell table:formula="of:=ROUNDDOWN([.F16]/6)" office:value-type="float" office:value="67" calcext:value-type="float">
            <text:p>67</text:p>
          </table:table-cell>
          <table:table-cell table:formula="of:=[.G10]+[.H15]-[.J15]" office:value-type="float" office:value="148" calcext:value-type="float">
            <text:p>148</text:p>
          </table:table-cell>
          <table:table-cell table:formula="of:=IF(AND([.C16]&lt;&gt;7; [.C16]&lt;&gt;6); 36; 100)" office:value-type="float" office:value="36" calcext:value-type="float">
            <text:p>36</text:p>
          </table:table-cell>
          <table:table-cell table:formula="of:=IF([.I16]&lt;[.H16]; [.I16]; [.H16])" office:value-type="float" office:value="36" calcext:value-type="float">
            <text:p>36</text:p>
          </table:table-cell>
          <table:table-cell table:formula="of:=IF([.H16]&lt;[.I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4-05-08" calcext:value-type="date">
            <text:p>8.05.2014</text:p>
          </table:table-cell>
          <table:table-cell table:formula="of:=WEEKDAY([.B17]; 2)" office:value-type="float" office:value="4" calcext:value-type="float">
            <text:p>4</text:p>
          </table:table-cell>
          <table:table-cell table:formula="of:=[.$D16]" office:value-type="float" office:value="600" calcext:value-type="float">
            <text:p>600</text:p>
          </table:table-cell>
          <table:table-cell table:formula="of:=ROUND(IF(MOD([.A17]-8; 7) = 0; [.E16]*1.04; [.E16]); 2)" office:value-type="float" office:value="0.54" calcext:value-type="float">
            <text:p>0,54</text:p>
          </table:table-cell>
          <table:table-cell table:formula="of:=([.E17]*[.D17])*(5/4)" office:value-type="float" office:value="405" calcext:value-type="float">
            <text:p>405</text:p>
          </table:table-cell>
          <table:table-cell table:formula="of:=ROUNDDOWN([.F17]/6)" office:value-type="float" office:value="67" calcext:value-type="float">
            <text:p>67</text:p>
          </table:table-cell>
          <table:table-cell table:formula="of:=[.G11]+[.H16]-[.J16]" office:value-type="float" office:value="177" calcext:value-type="float">
            <text:p>177</text:p>
          </table:table-cell>
          <table:table-cell table:formula="of:=IF(AND([.C17]&lt;&gt;7; [.C17]&lt;&gt;6); 36; 100)" office:value-type="float" office:value="36" calcext:value-type="float">
            <text:p>36</text:p>
          </table:table-cell>
          <table:table-cell table:formula="of:=IF([.I17]&lt;[.H17]; [.I17]; [.H17])" office:value-type="float" office:value="36" calcext:value-type="float">
            <text:p>36</text:p>
          </table:table-cell>
          <table:table-cell table:formula="of:=IF([.H17]&lt;[.I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4-05-09" calcext:value-type="date">
            <text:p>9.05.2014</text:p>
          </table:table-cell>
          <table:table-cell table:formula="of:=WEEKDAY([.B18]; 2)" office:value-type="float" office:value="5" calcext:value-type="float">
            <text:p>5</text:p>
          </table:table-cell>
          <table:table-cell table:formula="of:=[.$D17]" office:value-type="float" office:value="600" calcext:value-type="float">
            <text:p>600</text:p>
          </table:table-cell>
          <table:table-cell table:formula="of:=ROUND(IF(MOD([.A18]-8; 7) = 0; [.E17]*1.04; [.E17]); 2)" office:value-type="float" office:value="0.54" calcext:value-type="float">
            <text:p>0,54</text:p>
          </table:table-cell>
          <table:table-cell table:formula="of:=([.E18]*[.D18])*(5/4)" office:value-type="float" office:value="405" calcext:value-type="float">
            <text:p>405</text:p>
          </table:table-cell>
          <table:table-cell table:formula="of:=ROUNDDOWN([.F18]/6)" office:value-type="float" office:value="67" calcext:value-type="float">
            <text:p>67</text:p>
          </table:table-cell>
          <table:table-cell table:formula="of:=[.G12]+[.H17]-[.J17]" office:value-type="float" office:value="206" calcext:value-type="float">
            <text:p>206</text:p>
          </table:table-cell>
          <table:table-cell table:formula="of:=IF(AND([.C18]&lt;&gt;7; [.C18]&lt;&gt;6); 36; 100)" office:value-type="float" office:value="36" calcext:value-type="float">
            <text:p>36</text:p>
          </table:table-cell>
          <table:table-cell table:formula="of:=IF([.I18]&lt;[.H18]; [.I18]; [.H18])" office:value-type="float" office:value="36" calcext:value-type="float">
            <text:p>36</text:p>
          </table:table-cell>
          <table:table-cell table:formula="of:=IF([.H18]&lt;[.I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4-05-10" calcext:value-type="date">
            <text:p>10.05.2014</text:p>
          </table:table-cell>
          <table:table-cell table:formula="of:=WEEKDAY([.B19]; 2)" office:value-type="float" office:value="6" calcext:value-type="float">
            <text:p>6</text:p>
          </table:table-cell>
          <table:table-cell table:formula="of:=[.$D18]" office:value-type="float" office:value="600" calcext:value-type="float">
            <text:p>600</text:p>
          </table:table-cell>
          <table:table-cell table:formula="of:=ROUND(IF(MOD([.A19]-8; 7) = 0; [.E18]*1.04; [.E18]); 2)" office:value-type="float" office:value="0.54" calcext:value-type="float">
            <text:p>0,54</text:p>
          </table:table-cell>
          <table:table-cell table:formula="of:=([.E19]*[.D19])*(5/4)" office:value-type="float" office:value="405" calcext:value-type="float">
            <text:p>405</text:p>
          </table:table-cell>
          <table:table-cell table:formula="of:=ROUNDDOWN([.F19]/6)" office:value-type="float" office:value="67" calcext:value-type="float">
            <text:p>67</text:p>
          </table:table-cell>
          <table:table-cell table:formula="of:=[.G13]+[.H18]-[.J18]" office:value-type="float" office:value="235" calcext:value-type="float">
            <text:p>235</text:p>
          </table:table-cell>
          <table:table-cell table:formula="of:=IF(AND([.C19]&lt;&gt;7; [.C19]&lt;&gt;6); 36; 100)" office:value-type="float" office:value="100" calcext:value-type="float">
            <text:p>100</text:p>
          </table:table-cell>
          <table:table-cell table:formula="of:=IF([.I19]&lt;[.H19]; [.I19]; [.H19])" office:value-type="float" office:value="100" calcext:value-type="float">
            <text:p>100</text:p>
          </table:table-cell>
          <table:table-cell table:formula="of:=IF([.H19]&lt;[.I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4-05-11" calcext:value-type="date">
            <text:p>11.05.2014</text:p>
          </table:table-cell>
          <table:table-cell table:formula="of:=WEEKDAY([.B20]; 2)" office:value-type="float" office:value="7" calcext:value-type="float">
            <text:p>7</text:p>
          </table:table-cell>
          <table:table-cell table:formula="of:=[.$D19]" office:value-type="float" office:value="600" calcext:value-type="float">
            <text:p>600</text:p>
          </table:table-cell>
          <table:table-cell table:formula="of:=ROUND(IF(MOD([.A20]-8; 7) = 0; [.E19]*1.04; [.E19]); 2)" office:value-type="float" office:value="0.54" calcext:value-type="float">
            <text:p>0,54</text:p>
          </table:table-cell>
          <table:table-cell table:formula="of:=([.E20]*[.D20])*(5/4)" office:value-type="float" office:value="405" calcext:value-type="float">
            <text:p>405</text:p>
          </table:table-cell>
          <table:table-cell table:formula="of:=ROUNDDOWN([.F20]/6)" office:value-type="float" office:value="67" calcext:value-type="float">
            <text:p>67</text:p>
          </table:table-cell>
          <table:table-cell table:formula="of:=[.G14]+[.H19]-[.J19]" office:value-type="float" office:value="200" calcext:value-type="float">
            <text:p>200</text:p>
          </table:table-cell>
          <table:table-cell table:formula="of:=IF(AND([.C20]&lt;&gt;7; [.C20]&lt;&gt;6); 36; 100)" office:value-type="float" office:value="100" calcext:value-type="float">
            <text:p>100</text:p>
          </table:table-cell>
          <table:table-cell table:formula="of:=IF([.I20]&lt;[.H20]; [.I20]; [.H20])" office:value-type="float" office:value="100" calcext:value-type="float">
            <text:p>100</text:p>
          </table:table-cell>
          <table:table-cell table:formula="of:=IF([.H20]&lt;[.I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4-05-12" calcext:value-type="date">
            <text:p>12.05.2014</text:p>
          </table:table-cell>
          <table:table-cell table:formula="of:=WEEKDAY([.B21]; 2)" office:value-type="float" office:value="1" calcext:value-type="float">
            <text:p>1</text:p>
          </table:table-cell>
          <table:table-cell table:formula="of:=[.$D20]" office:value-type="float" office:value="600" calcext:value-type="float">
            <text:p>600</text:p>
          </table:table-cell>
          <table:table-cell table:formula="of:=ROUND(IF(MOD([.A21]-8; 7) = 0; [.E20]*1.04; [.E20]); 2)" office:value-type="float" office:value="0.54" calcext:value-type="float">
            <text:p>0,54</text:p>
          </table:table-cell>
          <table:table-cell table:formula="of:=([.E21]*[.D21])*(5/4)" office:value-type="float" office:value="405" calcext:value-type="float">
            <text:p>405</text:p>
          </table:table-cell>
          <table:table-cell table:formula="of:=ROUNDDOWN([.F21]/6)" office:value-type="float" office:value="67" calcext:value-type="float">
            <text:p>67</text:p>
          </table:table-cell>
          <table:table-cell table:formula="of:=[.G15]+[.H20]-[.J20]" office:value-type="float" office:value="165" calcext:value-type="float">
            <text:p>165</text:p>
          </table:table-cell>
          <table:table-cell table:formula="of:=IF(AND([.C21]&lt;&gt;7; [.C21]&lt;&gt;6); 36; 100)" office:value-type="float" office:value="36" calcext:value-type="float">
            <text:p>36</text:p>
          </table:table-cell>
          <table:table-cell table:formula="of:=IF([.I21]&lt;[.H21]; [.I21]; [.H21])" office:value-type="float" office:value="36" calcext:value-type="float">
            <text:p>36</text:p>
          </table:table-cell>
          <table:table-cell table:formula="of:=IF([.H21]&lt;[.I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4-05-13" calcext:value-type="date">
            <text:p>13.05.2014</text:p>
          </table:table-cell>
          <table:table-cell table:formula="of:=WEEKDAY([.B22]; 2)" office:value-type="float" office:value="2" calcext:value-type="float">
            <text:p>2</text:p>
          </table:table-cell>
          <table:table-cell table:formula="of:=[.$D21]" office:value-type="float" office:value="600" calcext:value-type="float">
            <text:p>600</text:p>
          </table:table-cell>
          <table:table-cell table:formula="of:=ROUND(IF(MOD([.A22]-8; 7) = 0; [.E21]*1.04; [.E21]); 2)" office:value-type="float" office:value="0.54" calcext:value-type="float">
            <text:p>0,54</text:p>
          </table:table-cell>
          <table:table-cell table:formula="of:=([.E22]*[.D22])*(5/4)" office:value-type="float" office:value="405" calcext:value-type="float">
            <text:p>405</text:p>
          </table:table-cell>
          <table:table-cell table:formula="of:=ROUNDDOWN([.F22]/6)" office:value-type="float" office:value="67" calcext:value-type="float">
            <text:p>67</text:p>
          </table:table-cell>
          <table:table-cell table:formula="of:=[.G16]+[.H21]-[.J21]" office:value-type="float" office:value="196" calcext:value-type="float">
            <text:p>196</text:p>
          </table:table-cell>
          <table:table-cell table:formula="of:=IF(AND([.C22]&lt;&gt;7; [.C22]&lt;&gt;6); 36; 100)" office:value-type="float" office:value="36" calcext:value-type="float">
            <text:p>36</text:p>
          </table:table-cell>
          <table:table-cell table:formula="of:=IF([.I22]&lt;[.H22]; [.I22]; [.H22])" office:value-type="float" office:value="36" calcext:value-type="float">
            <text:p>36</text:p>
          </table:table-cell>
          <table:table-cell table:formula="of:=IF([.H22]&lt;[.I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4-05-14" calcext:value-type="date">
            <text:p>14.05.2014</text:p>
          </table:table-cell>
          <table:table-cell table:formula="of:=WEEKDAY([.B23]; 2)" office:value-type="float" office:value="3" calcext:value-type="float">
            <text:p>3</text:p>
          </table:table-cell>
          <table:table-cell table:formula="of:=[.$D22]" office:value-type="float" office:value="600" calcext:value-type="float">
            <text:p>600</text:p>
          </table:table-cell>
          <table:table-cell table:formula="of:=ROUND(IF(MOD([.A23]-8; 7) = 0; [.E22]*1.04; [.E22]); 2)" office:value-type="float" office:value="0.56" calcext:value-type="float">
            <text:p>0,56</text:p>
          </table:table-cell>
          <table:table-cell table:formula="of:=([.E23]*[.D23])*(5/4)" office:value-type="float" office:value="420" calcext:value-type="float">
            <text:p>420</text:p>
          </table:table-cell>
          <table:table-cell table:formula="of:=ROUNDDOWN([.F23]/6)" office:value-type="float" office:value="70" calcext:value-type="float">
            <text:p>70</text:p>
          </table:table-cell>
          <table:table-cell table:formula="of:=[.G17]+[.H22]-[.J22]" office:value-type="float" office:value="227" calcext:value-type="float">
            <text:p>227</text:p>
          </table:table-cell>
          <table:table-cell table:formula="of:=IF(AND([.C23]&lt;&gt;7; [.C23]&lt;&gt;6); 36; 100)" office:value-type="float" office:value="36" calcext:value-type="float">
            <text:p>36</text:p>
          </table:table-cell>
          <table:table-cell table:formula="of:=IF([.I23]&lt;[.H23]; [.I23]; [.H23])" office:value-type="float" office:value="36" calcext:value-type="float">
            <text:p>36</text:p>
          </table:table-cell>
          <table:table-cell table:formula="of:=IF([.H23]&lt;[.I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4-05-15" calcext:value-type="date">
            <text:p>15.05.2014</text:p>
          </table:table-cell>
          <table:table-cell table:formula="of:=WEEKDAY([.B24]; 2)" office:value-type="float" office:value="4" calcext:value-type="float">
            <text:p>4</text:p>
          </table:table-cell>
          <table:table-cell table:formula="of:=[.$D23]" office:value-type="float" office:value="600" calcext:value-type="float">
            <text:p>600</text:p>
          </table:table-cell>
          <table:table-cell table:formula="of:=ROUND(IF(MOD([.A24]-8; 7) = 0; [.E23]*1.04; [.E23]); 2)" office:value-type="float" office:value="0.56" calcext:value-type="float">
            <text:p>0,56</text:p>
          </table:table-cell>
          <table:table-cell table:formula="of:=([.E24]*[.D24])*(5/4)" office:value-type="float" office:value="420" calcext:value-type="float">
            <text:p>420</text:p>
          </table:table-cell>
          <table:table-cell table:formula="of:=ROUNDDOWN([.F24]/6)" office:value-type="float" office:value="70" calcext:value-type="float">
            <text:p>70</text:p>
          </table:table-cell>
          <table:table-cell table:formula="of:=[.G18]+[.H23]-[.J23]" office:value-type="float" office:value="258" calcext:value-type="float">
            <text:p>258</text:p>
          </table:table-cell>
          <table:table-cell table:formula="of:=IF(AND([.C24]&lt;&gt;7; [.C24]&lt;&gt;6); 36; 100)" office:value-type="float" office:value="36" calcext:value-type="float">
            <text:p>36</text:p>
          </table:table-cell>
          <table:table-cell table:formula="of:=IF([.I24]&lt;[.H24]; [.I24]; [.H24])" office:value-type="float" office:value="36" calcext:value-type="float">
            <text:p>36</text:p>
          </table:table-cell>
          <table:table-cell table:formula="of:=IF([.H24]&lt;[.I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4-05-16" calcext:value-type="date">
            <text:p>16.05.2014</text:p>
          </table:table-cell>
          <table:table-cell table:formula="of:=WEEKDAY([.B25]; 2)" office:value-type="float" office:value="5" calcext:value-type="float">
            <text:p>5</text:p>
          </table:table-cell>
          <table:table-cell table:formula="of:=[.$D24]" office:value-type="float" office:value="600" calcext:value-type="float">
            <text:p>600</text:p>
          </table:table-cell>
          <table:table-cell table:formula="of:=ROUND(IF(MOD([.A25]-8; 7) = 0; [.E24]*1.04; [.E24]); 2)" office:value-type="float" office:value="0.56" calcext:value-type="float">
            <text:p>0,56</text:p>
          </table:table-cell>
          <table:table-cell table:formula="of:=([.E25]*[.D25])*(5/4)" office:value-type="float" office:value="420" calcext:value-type="float">
            <text:p>420</text:p>
          </table:table-cell>
          <table:table-cell table:formula="of:=ROUNDDOWN([.F25]/6)" office:value-type="float" office:value="70" calcext:value-type="float">
            <text:p>70</text:p>
          </table:table-cell>
          <table:table-cell table:formula="of:=[.G19]+[.H24]-[.J24]" office:value-type="float" office:value="289" calcext:value-type="float">
            <text:p>289</text:p>
          </table:table-cell>
          <table:table-cell table:formula="of:=IF(AND([.C25]&lt;&gt;7; [.C25]&lt;&gt;6); 36; 100)" office:value-type="float" office:value="36" calcext:value-type="float">
            <text:p>36</text:p>
          </table:table-cell>
          <table:table-cell table:formula="of:=IF([.I25]&lt;[.H25]; [.I25]; [.H25])" office:value-type="float" office:value="36" calcext:value-type="float">
            <text:p>36</text:p>
          </table:table-cell>
          <table:table-cell table:formula="of:=IF([.H25]&lt;[.I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4-05-17" calcext:value-type="date">
            <text:p>17.05.2014</text:p>
          </table:table-cell>
          <table:table-cell table:formula="of:=WEEKDAY([.B26]; 2)" office:value-type="float" office:value="6" calcext:value-type="float">
            <text:p>6</text:p>
          </table:table-cell>
          <table:table-cell table:formula="of:=[.$D25]" office:value-type="float" office:value="600" calcext:value-type="float">
            <text:p>600</text:p>
          </table:table-cell>
          <table:table-cell table:formula="of:=ROUND(IF(MOD([.A26]-8; 7) = 0; [.E25]*1.04; [.E25]); 2)" office:value-type="float" office:value="0.56" calcext:value-type="float">
            <text:p>0,56</text:p>
          </table:table-cell>
          <table:table-cell table:formula="of:=([.E26]*[.D26])*(5/4)" office:value-type="float" office:value="420" calcext:value-type="float">
            <text:p>420</text:p>
          </table:table-cell>
          <table:table-cell table:formula="of:=ROUNDDOWN([.F26]/6)" office:value-type="float" office:value="70" calcext:value-type="float">
            <text:p>70</text:p>
          </table:table-cell>
          <table:table-cell table:formula="of:=[.G20]+[.H25]-[.J25]" office:value-type="float" office:value="320" calcext:value-type="float">
            <text:p>320</text:p>
          </table:table-cell>
          <table:table-cell table:formula="of:=IF(AND([.C26]&lt;&gt;7; [.C26]&lt;&gt;6); 36; 100)" office:value-type="float" office:value="100" calcext:value-type="float">
            <text:p>100</text:p>
          </table:table-cell>
          <table:table-cell table:formula="of:=IF([.I26]&lt;[.H26]; [.I26]; [.H26])" office:value-type="float" office:value="100" calcext:value-type="float">
            <text:p>100</text:p>
          </table:table-cell>
          <table:table-cell table:formula="of:=IF([.H26]&lt;[.I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4-05-18" calcext:value-type="date">
            <text:p>18.05.2014</text:p>
          </table:table-cell>
          <table:table-cell table:formula="of:=WEEKDAY([.B27]; 2)" office:value-type="float" office:value="7" calcext:value-type="float">
            <text:p>7</text:p>
          </table:table-cell>
          <table:table-cell table:formula="of:=[.$D26]" office:value-type="float" office:value="600" calcext:value-type="float">
            <text:p>600</text:p>
          </table:table-cell>
          <table:table-cell table:formula="of:=ROUND(IF(MOD([.A27]-8; 7) = 0; [.E26]*1.04; [.E26]); 2)" office:value-type="float" office:value="0.56" calcext:value-type="float">
            <text:p>0,56</text:p>
          </table:table-cell>
          <table:table-cell table:formula="of:=([.E27]*[.D27])*(5/4)" office:value-type="float" office:value="420" calcext:value-type="float">
            <text:p>420</text:p>
          </table:table-cell>
          <table:table-cell table:formula="of:=ROUNDDOWN([.F27]/6)" office:value-type="float" office:value="70" calcext:value-type="float">
            <text:p>70</text:p>
          </table:table-cell>
          <table:table-cell table:formula="of:=[.G21]+[.H26]-[.J26]" office:value-type="float" office:value="287" calcext:value-type="float">
            <text:p>287</text:p>
          </table:table-cell>
          <table:table-cell table:formula="of:=IF(AND([.C27]&lt;&gt;7; [.C27]&lt;&gt;6); 36; 100)" office:value-type="float" office:value="100" calcext:value-type="float">
            <text:p>100</text:p>
          </table:table-cell>
          <table:table-cell table:formula="of:=IF([.I27]&lt;[.H27]; [.I27]; [.H27])" office:value-type="float" office:value="100" calcext:value-type="float">
            <text:p>100</text:p>
          </table:table-cell>
          <table:table-cell table:formula="of:=IF([.H27]&lt;[.I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4-05-19" calcext:value-type="date">
            <text:p>19.05.2014</text:p>
          </table:table-cell>
          <table:table-cell table:formula="of:=WEEKDAY([.B28]; 2)" office:value-type="float" office:value="1" calcext:value-type="float">
            <text:p>1</text:p>
          </table:table-cell>
          <table:table-cell table:formula="of:=[.$D27]" office:value-type="float" office:value="600" calcext:value-type="float">
            <text:p>600</text:p>
          </table:table-cell>
          <table:table-cell table:formula="of:=ROUND(IF(MOD([.A28]-8; 7) = 0; [.E27]*1.04; [.E27]); 2)" office:value-type="float" office:value="0.56" calcext:value-type="float">
            <text:p>0,56</text:p>
          </table:table-cell>
          <table:table-cell table:formula="of:=([.E28]*[.D28])*(5/4)" office:value-type="float" office:value="420" calcext:value-type="float">
            <text:p>420</text:p>
          </table:table-cell>
          <table:table-cell table:formula="of:=ROUNDDOWN([.F28]/6)" office:value-type="float" office:value="70" calcext:value-type="float">
            <text:p>70</text:p>
          </table:table-cell>
          <table:table-cell table:formula="of:=[.G22]+[.H27]-[.J27]" office:value-type="float" office:value="254" calcext:value-type="float">
            <text:p>254</text:p>
          </table:table-cell>
          <table:table-cell table:formula="of:=IF(AND([.C28]&lt;&gt;7; [.C28]&lt;&gt;6); 36; 100)" office:value-type="float" office:value="36" calcext:value-type="float">
            <text:p>36</text:p>
          </table:table-cell>
          <table:table-cell table:formula="of:=IF([.I28]&lt;[.H28]; [.I28]; [.H28])" office:value-type="float" office:value="36" calcext:value-type="float">
            <text:p>36</text:p>
          </table:table-cell>
          <table:table-cell table:formula="of:=IF([.H28]&lt;[.I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4-05-20" calcext:value-type="date">
            <text:p>20.05.2014</text:p>
          </table:table-cell>
          <table:table-cell table:formula="of:=WEEKDAY([.B29]; 2)" office:value-type="float" office:value="2" calcext:value-type="float">
            <text:p>2</text:p>
          </table:table-cell>
          <table:table-cell table:formula="of:=[.$D28]" office:value-type="float" office:value="600" calcext:value-type="float">
            <text:p>600</text:p>
          </table:table-cell>
          <table:table-cell table:formula="of:=ROUND(IF(MOD([.A29]-8; 7) = 0; [.E28]*1.04; [.E28]); 2)" office:value-type="float" office:value="0.56" calcext:value-type="float">
            <text:p>0,56</text:p>
          </table:table-cell>
          <table:table-cell table:formula="of:=([.E29]*[.D29])*(5/4)" office:value-type="float" office:value="420" calcext:value-type="float">
            <text:p>420</text:p>
          </table:table-cell>
          <table:table-cell table:formula="of:=ROUNDDOWN([.F29]/6)" office:value-type="float" office:value="70" calcext:value-type="float">
            <text:p>70</text:p>
          </table:table-cell>
          <table:table-cell table:formula="of:=[.G23]+[.H28]-[.J28]" office:value-type="float" office:value="288" calcext:value-type="float">
            <text:p>288</text:p>
          </table:table-cell>
          <table:table-cell table:formula="of:=IF(AND([.C29]&lt;&gt;7; [.C29]&lt;&gt;6); 36; 100)" office:value-type="float" office:value="36" calcext:value-type="float">
            <text:p>36</text:p>
          </table:table-cell>
          <table:table-cell table:formula="of:=IF([.I29]&lt;[.H29]; [.I29]; [.H29])" office:value-type="float" office:value="36" calcext:value-type="float">
            <text:p>36</text:p>
          </table:table-cell>
          <table:table-cell table:formula="of:=IF([.H29]&lt;[.I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4-05-21" calcext:value-type="date">
            <text:p>21.05.2014</text:p>
          </table:table-cell>
          <table:table-cell table:formula="of:=WEEKDAY([.B30]; 2)" office:value-type="float" office:value="3" calcext:value-type="float">
            <text:p>3</text:p>
          </table:table-cell>
          <table:table-cell table:formula="of:=[.$D29]" office:value-type="float" office:value="600" calcext:value-type="float">
            <text:p>600</text:p>
          </table:table-cell>
          <table:table-cell table:formula="of:=ROUND(IF(MOD([.A30]-8; 7) = 0; [.E29]*1.04; [.E29]); 2)" office:value-type="float" office:value="0.58" calcext:value-type="float">
            <text:p>0,58</text:p>
          </table:table-cell>
          <table:table-cell table:formula="of:=([.E30]*[.D30])*(5/4)" office:value-type="float" office:value="435" calcext:value-type="float">
            <text:p>435</text:p>
          </table:table-cell>
          <table:table-cell table:formula="of:=ROUNDDOWN([.F30]/6)" office:value-type="float" office:value="72" calcext:value-type="float">
            <text:p>72</text:p>
          </table:table-cell>
          <table:table-cell table:formula="of:=[.G24]+[.H29]-[.J29]" office:value-type="float" office:value="322" calcext:value-type="float">
            <text:p>322</text:p>
          </table:table-cell>
          <table:table-cell table:formula="of:=IF(AND([.C30]&lt;&gt;7; [.C30]&lt;&gt;6); 36; 100)" office:value-type="float" office:value="36" calcext:value-type="float">
            <text:p>36</text:p>
          </table:table-cell>
          <table:table-cell table:formula="of:=IF([.I30]&lt;[.H30]; [.I30]; [.H30])" office:value-type="float" office:value="36" calcext:value-type="float">
            <text:p>36</text:p>
          </table:table-cell>
          <table:table-cell table:formula="of:=IF([.H30]&lt;[.I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4-05-22" calcext:value-type="date">
            <text:p>22.05.2014</text:p>
          </table:table-cell>
          <table:table-cell table:formula="of:=WEEKDAY([.B31]; 2)" office:value-type="float" office:value="4" calcext:value-type="float">
            <text:p>4</text:p>
          </table:table-cell>
          <table:table-cell table:formula="of:=[.$D30]" office:value-type="float" office:value="600" calcext:value-type="float">
            <text:p>600</text:p>
          </table:table-cell>
          <table:table-cell table:formula="of:=ROUND(IF(MOD([.A31]-8; 7) = 0; [.E30]*1.04; [.E30]); 2)" office:value-type="float" office:value="0.58" calcext:value-type="float">
            <text:p>0,58</text:p>
          </table:table-cell>
          <table:table-cell table:formula="of:=([.E31]*[.D31])*(5/4)" office:value-type="float" office:value="435" calcext:value-type="float">
            <text:p>435</text:p>
          </table:table-cell>
          <table:table-cell table:formula="of:=ROUNDDOWN([.F31]/6)" office:value-type="float" office:value="72" calcext:value-type="float">
            <text:p>72</text:p>
          </table:table-cell>
          <table:table-cell table:formula="of:=[.G25]+[.H30]-[.J30]" office:value-type="float" office:value="356" calcext:value-type="float">
            <text:p>356</text:p>
          </table:table-cell>
          <table:table-cell table:formula="of:=IF(AND([.C31]&lt;&gt;7; [.C31]&lt;&gt;6); 36; 100)" office:value-type="float" office:value="36" calcext:value-type="float">
            <text:p>36</text:p>
          </table:table-cell>
          <table:table-cell table:formula="of:=IF([.I31]&lt;[.H31]; [.I31]; [.H31])" office:value-type="float" office:value="36" calcext:value-type="float">
            <text:p>36</text:p>
          </table:table-cell>
          <table:table-cell table:formula="of:=IF([.H31]&lt;[.I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4-05-23" calcext:value-type="date">
            <text:p>23.05.2014</text:p>
          </table:table-cell>
          <table:table-cell table:formula="of:=WEEKDAY([.B32]; 2)" office:value-type="float" office:value="5" calcext:value-type="float">
            <text:p>5</text:p>
          </table:table-cell>
          <table:table-cell table:formula="of:=[.$D31]" office:value-type="float" office:value="600" calcext:value-type="float">
            <text:p>600</text:p>
          </table:table-cell>
          <table:table-cell table:formula="of:=ROUND(IF(MOD([.A32]-8; 7) = 0; [.E31]*1.04; [.E31]); 2)" office:value-type="float" office:value="0.58" calcext:value-type="float">
            <text:p>0,58</text:p>
          </table:table-cell>
          <table:table-cell table:formula="of:=([.E32]*[.D32])*(5/4)" office:value-type="float" office:value="435" calcext:value-type="float">
            <text:p>435</text:p>
          </table:table-cell>
          <table:table-cell table:formula="of:=ROUNDDOWN([.F32]/6)" office:value-type="float" office:value="72" calcext:value-type="float">
            <text:p>72</text:p>
          </table:table-cell>
          <table:table-cell table:formula="of:=[.G26]+[.H31]-[.J31]" office:value-type="float" office:value="390" calcext:value-type="float">
            <text:p>390</text:p>
          </table:table-cell>
          <table:table-cell table:formula="of:=IF(AND([.C32]&lt;&gt;7; [.C32]&lt;&gt;6); 36; 100)" office:value-type="float" office:value="36" calcext:value-type="float">
            <text:p>36</text:p>
          </table:table-cell>
          <table:table-cell table:formula="of:=IF([.I32]&lt;[.H32]; [.I32]; [.H32])" office:value-type="float" office:value="36" calcext:value-type="float">
            <text:p>36</text:p>
          </table:table-cell>
          <table:table-cell table:formula="of:=IF([.H32]&lt;[.I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4-05-24" calcext:value-type="date">
            <text:p>24.05.2014</text:p>
          </table:table-cell>
          <table:table-cell table:formula="of:=WEEKDAY([.B33]; 2)" office:value-type="float" office:value="6" calcext:value-type="float">
            <text:p>6</text:p>
          </table:table-cell>
          <table:table-cell table:formula="of:=[.$D32]" office:value-type="float" office:value="600" calcext:value-type="float">
            <text:p>600</text:p>
          </table:table-cell>
          <table:table-cell table:formula="of:=ROUND(IF(MOD([.A33]-8; 7) = 0; [.E32]*1.04; [.E32]); 2)" office:value-type="float" office:value="0.58" calcext:value-type="float">
            <text:p>0,58</text:p>
          </table:table-cell>
          <table:table-cell table:formula="of:=([.E33]*[.D33])*(5/4)" office:value-type="float" office:value="435" calcext:value-type="float">
            <text:p>435</text:p>
          </table:table-cell>
          <table:table-cell table:formula="of:=ROUNDDOWN([.F33]/6)" office:value-type="float" office:value="72" calcext:value-type="float">
            <text:p>72</text:p>
          </table:table-cell>
          <table:table-cell table:formula="of:=[.G27]+[.H32]-[.J32]" office:value-type="float" office:value="424" calcext:value-type="float">
            <text:p>424</text:p>
          </table:table-cell>
          <table:table-cell table:formula="of:=IF(AND([.C33]&lt;&gt;7; [.C33]&lt;&gt;6); 36; 100)" office:value-type="float" office:value="100" calcext:value-type="float">
            <text:p>100</text:p>
          </table:table-cell>
          <table:table-cell table:formula="of:=IF([.I33]&lt;[.H33]; [.I33]; [.H33])" office:value-type="float" office:value="100" calcext:value-type="float">
            <text:p>100</text:p>
          </table:table-cell>
          <table:table-cell table:formula="of:=IF([.H33]&lt;[.I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4-05-25" calcext:value-type="date">
            <text:p>25.05.2014</text:p>
          </table:table-cell>
          <table:table-cell table:formula="of:=WEEKDAY([.B34]; 2)" office:value-type="float" office:value="7" calcext:value-type="float">
            <text:p>7</text:p>
          </table:table-cell>
          <table:table-cell table:formula="of:=[.$D33]" office:value-type="float" office:value="600" calcext:value-type="float">
            <text:p>600</text:p>
          </table:table-cell>
          <table:table-cell table:formula="of:=ROUND(IF(MOD([.A34]-8; 7) = 0; [.E33]*1.04; [.E33]); 2)" office:value-type="float" office:value="0.58" calcext:value-type="float">
            <text:p>0,58</text:p>
          </table:table-cell>
          <table:table-cell table:formula="of:=([.E34]*[.D34])*(5/4)" office:value-type="float" office:value="435" calcext:value-type="float">
            <text:p>435</text:p>
          </table:table-cell>
          <table:table-cell table:formula="of:=ROUNDDOWN([.F34]/6)" office:value-type="float" office:value="72" calcext:value-type="float">
            <text:p>72</text:p>
          </table:table-cell>
          <table:table-cell table:formula="of:=[.G28]+[.H33]-[.J33]" office:value-type="float" office:value="394" calcext:value-type="float">
            <text:p>394</text:p>
          </table:table-cell>
          <table:table-cell table:formula="of:=IF(AND([.C34]&lt;&gt;7; [.C34]&lt;&gt;6); 36; 100)" office:value-type="float" office:value="100" calcext:value-type="float">
            <text:p>100</text:p>
          </table:table-cell>
          <table:table-cell table:formula="of:=IF([.I34]&lt;[.H34]; [.I34]; [.H34])" office:value-type="float" office:value="100" calcext:value-type="float">
            <text:p>100</text:p>
          </table:table-cell>
          <table:table-cell table:formula="of:=IF([.H34]&lt;[.I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4-05-26" calcext:value-type="date">
            <text:p>26.05.2014</text:p>
          </table:table-cell>
          <table:table-cell table:formula="of:=WEEKDAY([.B35]; 2)" office:value-type="float" office:value="1" calcext:value-type="float">
            <text:p>1</text:p>
          </table:table-cell>
          <table:table-cell table:formula="of:=[.$D34]" office:value-type="float" office:value="600" calcext:value-type="float">
            <text:p>600</text:p>
          </table:table-cell>
          <table:table-cell table:formula="of:=ROUND(IF(MOD([.A35]-8; 7) = 0; [.E34]*1.04; [.E34]); 2)" office:value-type="float" office:value="0.58" calcext:value-type="float">
            <text:p>0,58</text:p>
          </table:table-cell>
          <table:table-cell table:formula="of:=([.E35]*[.D35])*(5/4)" office:value-type="float" office:value="435" calcext:value-type="float">
            <text:p>435</text:p>
          </table:table-cell>
          <table:table-cell table:formula="of:=ROUNDDOWN([.F35]/6)" office:value-type="float" office:value="72" calcext:value-type="float">
            <text:p>72</text:p>
          </table:table-cell>
          <table:table-cell table:formula="of:=[.G29]+[.H34]-[.J34]" office:value-type="float" office:value="364" calcext:value-type="float">
            <text:p>364</text:p>
          </table:table-cell>
          <table:table-cell table:formula="of:=IF(AND([.C35]&lt;&gt;7; [.C35]&lt;&gt;6); 36; 100)" office:value-type="float" office:value="36" calcext:value-type="float">
            <text:p>36</text:p>
          </table:table-cell>
          <table:table-cell table:formula="of:=IF([.I35]&lt;[.H35]; [.I35]; [.H35])" office:value-type="float" office:value="36" calcext:value-type="float">
            <text:p>36</text:p>
          </table:table-cell>
          <table:table-cell table:formula="of:=IF([.H35]&lt;[.I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4-05-27" calcext:value-type="date">
            <text:p>27.05.2014</text:p>
          </table:table-cell>
          <table:table-cell table:formula="of:=WEEKDAY([.B36]; 2)" office:value-type="float" office:value="2" calcext:value-type="float">
            <text:p>2</text:p>
          </table:table-cell>
          <table:table-cell table:formula="of:=[.$D35]" office:value-type="float" office:value="600" calcext:value-type="float">
            <text:p>600</text:p>
          </table:table-cell>
          <table:table-cell table:formula="of:=ROUND(IF(MOD([.A36]-8; 7) = 0; [.E35]*1.04; [.E35]); 2)" office:value-type="float" office:value="0.58" calcext:value-type="float">
            <text:p>0,58</text:p>
          </table:table-cell>
          <table:table-cell table:formula="of:=([.E36]*[.D36])*(5/4)" office:value-type="float" office:value="435" calcext:value-type="float">
            <text:p>435</text:p>
          </table:table-cell>
          <table:table-cell table:formula="of:=ROUNDDOWN([.F36]/6)" office:value-type="float" office:value="72" calcext:value-type="float">
            <text:p>72</text:p>
          </table:table-cell>
          <table:table-cell table:formula="of:=[.G30]+[.H35]-[.J35]" office:value-type="float" office:value="400" calcext:value-type="float">
            <text:p>400</text:p>
          </table:table-cell>
          <table:table-cell table:formula="of:=IF(AND([.C36]&lt;&gt;7; [.C36]&lt;&gt;6); 36; 100)" office:value-type="float" office:value="36" calcext:value-type="float">
            <text:p>36</text:p>
          </table:table-cell>
          <table:table-cell table:formula="of:=IF([.I36]&lt;[.H36]; [.I36]; [.H36])" office:value-type="float" office:value="36" calcext:value-type="float">
            <text:p>36</text:p>
          </table:table-cell>
          <table:table-cell table:formula="of:=IF([.H36]&lt;[.I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4-05-28" calcext:value-type="date">
            <text:p>28.05.2014</text:p>
          </table:table-cell>
          <table:table-cell table:formula="of:=WEEKDAY([.B37]; 2)" office:value-type="float" office:value="3" calcext:value-type="float">
            <text:p>3</text:p>
          </table:table-cell>
          <table:table-cell table:formula="of:=[.$D36]" office:value-type="float" office:value="600" calcext:value-type="float">
            <text:p>600</text:p>
          </table:table-cell>
          <table:table-cell table:formula="of:=ROUND(IF(MOD([.A37]-8; 7) = 0; [.E36]*1.04; [.E36]); 2)" office:value-type="float" office:value="0.6" calcext:value-type="float">
            <text:p>0,6</text:p>
          </table:table-cell>
          <table:table-cell table:formula="of:=([.E37]*[.D37])*(5/4)" office:value-type="float" office:value="450" calcext:value-type="float">
            <text:p>450</text:p>
          </table:table-cell>
          <table:table-cell table:formula="of:=ROUNDDOWN([.F37]/6)" office:value-type="float" office:value="75" calcext:value-type="float">
            <text:p>75</text:p>
          </table:table-cell>
          <table:table-cell table:formula="of:=[.G31]+[.H36]-[.J36]" office:value-type="float" office:value="436" calcext:value-type="float">
            <text:p>436</text:p>
          </table:table-cell>
          <table:table-cell table:formula="of:=IF(AND([.C37]&lt;&gt;7; [.C37]&lt;&gt;6); 36; 100)" office:value-type="float" office:value="36" calcext:value-type="float">
            <text:p>36</text:p>
          </table:table-cell>
          <table:table-cell table:formula="of:=IF([.I37]&lt;[.H37]; [.I37]; [.H37])" office:value-type="float" office:value="36" calcext:value-type="float">
            <text:p>36</text:p>
          </table:table-cell>
          <table:table-cell table:formula="of:=IF([.H37]&lt;[.I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4-05-29" calcext:value-type="date">
            <text:p>29.05.2014</text:p>
          </table:table-cell>
          <table:table-cell table:formula="of:=WEEKDAY([.B38]; 2)" office:value-type="float" office:value="4" calcext:value-type="float">
            <text:p>4</text:p>
          </table:table-cell>
          <table:table-cell table:formula="of:=[.$D37]" office:value-type="float" office:value="600" calcext:value-type="float">
            <text:p>600</text:p>
          </table:table-cell>
          <table:table-cell table:formula="of:=ROUND(IF(MOD([.A38]-8; 7) = 0; [.E37]*1.04; [.E37]); 2)" office:value-type="float" office:value="0.6" calcext:value-type="float">
            <text:p>0,6</text:p>
          </table:table-cell>
          <table:table-cell table:formula="of:=([.E38]*[.D38])*(5/4)" office:value-type="float" office:value="450" calcext:value-type="float">
            <text:p>450</text:p>
          </table:table-cell>
          <table:table-cell table:formula="of:=ROUNDDOWN([.F38]/6)" office:value-type="float" office:value="75" calcext:value-type="float">
            <text:p>75</text:p>
          </table:table-cell>
          <table:table-cell table:formula="of:=[.G32]+[.H37]-[.J37]" office:value-type="float" office:value="472" calcext:value-type="float">
            <text:p>472</text:p>
          </table:table-cell>
          <table:table-cell table:formula="of:=IF(AND([.C38]&lt;&gt;7; [.C38]&lt;&gt;6); 36; 100)" office:value-type="float" office:value="36" calcext:value-type="float">
            <text:p>36</text:p>
          </table:table-cell>
          <table:table-cell table:formula="of:=IF([.I38]&lt;[.H38]; [.I38]; [.H38])" office:value-type="float" office:value="36" calcext:value-type="float">
            <text:p>36</text:p>
          </table:table-cell>
          <table:table-cell table:formula="of:=IF([.H38]&lt;[.I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4-05-30" calcext:value-type="date">
            <text:p>30.05.2014</text:p>
          </table:table-cell>
          <table:table-cell table:formula="of:=WEEKDAY([.B39]; 2)" office:value-type="float" office:value="5" calcext:value-type="float">
            <text:p>5</text:p>
          </table:table-cell>
          <table:table-cell table:formula="of:=[.$D38]" office:value-type="float" office:value="600" calcext:value-type="float">
            <text:p>600</text:p>
          </table:table-cell>
          <table:table-cell table:formula="of:=ROUND(IF(MOD([.A39]-8; 7) = 0; [.E38]*1.04; [.E38]); 2)" office:value-type="float" office:value="0.6" calcext:value-type="float">
            <text:p>0,6</text:p>
          </table:table-cell>
          <table:table-cell table:formula="of:=([.E39]*[.D39])*(5/4)" office:value-type="float" office:value="450" calcext:value-type="float">
            <text:p>450</text:p>
          </table:table-cell>
          <table:table-cell table:formula="of:=ROUNDDOWN([.F39]/6)" office:value-type="float" office:value="75" calcext:value-type="float">
            <text:p>75</text:p>
          </table:table-cell>
          <table:table-cell table:formula="of:=[.G33]+[.H38]-[.J38]" office:value-type="float" office:value="508" calcext:value-type="float">
            <text:p>508</text:p>
          </table:table-cell>
          <table:table-cell table:formula="of:=IF(AND([.C39]&lt;&gt;7; [.C39]&lt;&gt;6); 36; 100)" office:value-type="float" office:value="36" calcext:value-type="float">
            <text:p>36</text:p>
          </table:table-cell>
          <table:table-cell table:formula="of:=IF([.I39]&lt;[.H39]; [.I39]; [.H39])" office:value-type="float" office:value="36" calcext:value-type="float">
            <text:p>36</text:p>
          </table:table-cell>
          <table:table-cell table:formula="of:=IF([.H39]&lt;[.I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4-05-31" calcext:value-type="date">
            <text:p>31.05.2014</text:p>
          </table:table-cell>
          <table:table-cell table:formula="of:=WEEKDAY([.B40]; 2)" office:value-type="float" office:value="6" calcext:value-type="float">
            <text:p>6</text:p>
          </table:table-cell>
          <table:table-cell table:formula="of:=[.$D39]" office:value-type="float" office:value="600" calcext:value-type="float">
            <text:p>600</text:p>
          </table:table-cell>
          <table:table-cell table:formula="of:=ROUND(IF(MOD([.A40]-8; 7) = 0; [.E39]*1.04; [.E39]); 2)" office:value-type="float" office:value="0.6" calcext:value-type="float">
            <text:p>0,6</text:p>
          </table:table-cell>
          <table:table-cell table:formula="of:=([.E40]*[.D40])*(5/4)" office:value-type="float" office:value="450" calcext:value-type="float">
            <text:p>450</text:p>
          </table:table-cell>
          <table:table-cell table:formula="of:=ROUNDDOWN([.F40]/6)" office:value-type="float" office:value="75" calcext:value-type="float">
            <text:p>75</text:p>
          </table:table-cell>
          <table:table-cell table:formula="of:=[.G34]+[.H39]-[.J39]" office:value-type="float" office:value="544" calcext:value-type="float">
            <text:p>544</text:p>
          </table:table-cell>
          <table:table-cell table:formula="of:=IF(AND([.C40]&lt;&gt;7; [.C40]&lt;&gt;6); 36; 100)" office:value-type="float" office:value="100" calcext:value-type="float">
            <text:p>100</text:p>
          </table:table-cell>
          <table:table-cell table:formula="of:=IF([.I40]&lt;[.H40]; [.I40]; [.H40])" office:value-type="float" office:value="100" calcext:value-type="float">
            <text:p>100</text:p>
          </table:table-cell>
          <table:table-cell table:formula="of:=IF([.H40]&lt;[.I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4-06-01" calcext:value-type="date">
            <text:p>1.06.2014</text:p>
          </table:table-cell>
          <table:table-cell table:formula="of:=WEEKDAY([.B41]; 2)" office:value-type="float" office:value="7" calcext:value-type="float">
            <text:p>7</text:p>
          </table:table-cell>
          <table:table-cell table:formula="of:=[.$D40]" office:value-type="float" office:value="600" calcext:value-type="float">
            <text:p>600</text:p>
          </table:table-cell>
          <table:table-cell table:formula="of:=ROUND(IF(MOD([.A41]-8; 7) = 0; [.E40]*1.04; [.E40]); 2)" office:value-type="float" office:value="0.6" calcext:value-type="float">
            <text:p>0,6</text:p>
          </table:table-cell>
          <table:table-cell table:formula="of:=([.E41]*[.D41])*(5/4)" office:value-type="float" office:value="450" calcext:value-type="float">
            <text:p>450</text:p>
          </table:table-cell>
          <table:table-cell table:formula="of:=ROUNDDOWN([.F41]/6)" office:value-type="float" office:value="75" calcext:value-type="float">
            <text:p>75</text:p>
          </table:table-cell>
          <table:table-cell table:formula="of:=[.G35]+[.H40]-[.J40]" office:value-type="float" office:value="516" calcext:value-type="float">
            <text:p>516</text:p>
          </table:table-cell>
          <table:table-cell table:formula="of:=IF(AND([.C41]&lt;&gt;7; [.C41]&lt;&gt;6); 36; 100)" office:value-type="float" office:value="100" calcext:value-type="float">
            <text:p>100</text:p>
          </table:table-cell>
          <table:table-cell table:formula="of:=IF([.I41]&lt;[.H41]; [.I41]; [.H41])" office:value-type="float" office:value="100" calcext:value-type="float">
            <text:p>100</text:p>
          </table:table-cell>
          <table:table-cell table:formula="of:=IF([.H41]&lt;[.I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4-06-02" calcext:value-type="date">
            <text:p>2.06.2014</text:p>
          </table:table-cell>
          <table:table-cell table:formula="of:=WEEKDAY([.B42]; 2)" office:value-type="float" office:value="1" calcext:value-type="float">
            <text:p>1</text:p>
          </table:table-cell>
          <table:table-cell table:formula="of:=[.$D41]" office:value-type="float" office:value="600" calcext:value-type="float">
            <text:p>600</text:p>
          </table:table-cell>
          <table:table-cell table:formula="of:=ROUND(IF(MOD([.A42]-8; 7) = 0; [.E41]*1.04; [.E41]); 2)" office:value-type="float" office:value="0.6" calcext:value-type="float">
            <text:p>0,6</text:p>
          </table:table-cell>
          <table:table-cell table:formula="of:=([.E42]*[.D42])*(5/4)" office:value-type="float" office:value="450" calcext:value-type="float">
            <text:p>450</text:p>
          </table:table-cell>
          <table:table-cell table:formula="of:=ROUNDDOWN([.F42]/6)" office:value-type="float" office:value="75" calcext:value-type="float">
            <text:p>75</text:p>
          </table:table-cell>
          <table:table-cell table:formula="of:=[.G36]+[.H41]-[.J41]" office:value-type="float" office:value="488" calcext:value-type="float">
            <text:p>488</text:p>
          </table:table-cell>
          <table:table-cell table:formula="of:=IF(AND([.C42]&lt;&gt;7; [.C42]&lt;&gt;6); 36; 100)" office:value-type="float" office:value="36" calcext:value-type="float">
            <text:p>36</text:p>
          </table:table-cell>
          <table:table-cell table:formula="of:=IF([.I42]&lt;[.H42]; [.I42]; [.H42])" office:value-type="float" office:value="36" calcext:value-type="float">
            <text:p>36</text:p>
          </table:table-cell>
          <table:table-cell table:formula="of:=IF([.H42]&lt;[.I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4-06-03" calcext:value-type="date">
            <text:p>3.06.2014</text:p>
          </table:table-cell>
          <table:table-cell table:formula="of:=WEEKDAY([.B43]; 2)" office:value-type="float" office:value="2" calcext:value-type="float">
            <text:p>2</text:p>
          </table:table-cell>
          <table:table-cell table:formula="of:=[.$D42]" office:value-type="float" office:value="600" calcext:value-type="float">
            <text:p>600</text:p>
          </table:table-cell>
          <table:table-cell table:formula="of:=ROUND(IF(MOD([.A43]-8; 7) = 0; [.E42]*1.04; [.E42]); 2)" office:value-type="float" office:value="0.6" calcext:value-type="float">
            <text:p>0,6</text:p>
          </table:table-cell>
          <table:table-cell table:formula="of:=([.E43]*[.D43])*(5/4)" office:value-type="float" office:value="450" calcext:value-type="float">
            <text:p>450</text:p>
          </table:table-cell>
          <table:table-cell table:formula="of:=ROUNDDOWN([.F43]/6)" office:value-type="float" office:value="75" calcext:value-type="float">
            <text:p>75</text:p>
          </table:table-cell>
          <table:table-cell table:formula="of:=[.G37]+[.H42]-[.J42]" office:value-type="float" office:value="527" calcext:value-type="float">
            <text:p>527</text:p>
          </table:table-cell>
          <table:table-cell table:formula="of:=IF(AND([.C43]&lt;&gt;7; [.C43]&lt;&gt;6); 36; 100)" office:value-type="float" office:value="36" calcext:value-type="float">
            <text:p>36</text:p>
          </table:table-cell>
          <table:table-cell table:formula="of:=IF([.I43]&lt;[.H43]; [.I43]; [.H43])" office:value-type="float" office:value="36" calcext:value-type="float">
            <text:p>36</text:p>
          </table:table-cell>
          <table:table-cell table:formula="of:=IF([.H43]&lt;[.I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4-06-04" calcext:value-type="date">
            <text:p>4.06.2014</text:p>
          </table:table-cell>
          <table:table-cell table:formula="of:=WEEKDAY([.B44]; 2)" office:value-type="float" office:value="3" calcext:value-type="float">
            <text:p>3</text:p>
          </table:table-cell>
          <table:table-cell table:formula="of:=[.$D43]" office:value-type="float" office:value="600" calcext:value-type="float">
            <text:p>600</text:p>
          </table:table-cell>
          <table:table-cell table:formula="of:=ROUND(IF(MOD([.A44]-8; 7) = 0; [.E43]*1.04; [.E43]); 2)" office:value-type="float" office:value="0.62" calcext:value-type="float">
            <text:p>0,62</text:p>
          </table:table-cell>
          <table:table-cell table:formula="of:=([.E44]*[.D44])*(5/4)" office:value-type="float" office:value="465" calcext:value-type="float">
            <text:p>465</text:p>
          </table:table-cell>
          <table:table-cell table:formula="of:=ROUNDDOWN([.F44]/6)" office:value-type="float" office:value="77" calcext:value-type="float">
            <text:p>77</text:p>
          </table:table-cell>
          <table:table-cell table:formula="of:=[.G38]+[.H43]-[.J43]" office:value-type="float" office:value="566" calcext:value-type="float">
            <text:p>566</text:p>
          </table:table-cell>
          <table:table-cell table:formula="of:=IF(AND([.C44]&lt;&gt;7; [.C44]&lt;&gt;6); 36; 100)" office:value-type="float" office:value="36" calcext:value-type="float">
            <text:p>36</text:p>
          </table:table-cell>
          <table:table-cell table:formula="of:=IF([.I44]&lt;[.H44]; [.I44]; [.H44])" office:value-type="float" office:value="36" calcext:value-type="float">
            <text:p>36</text:p>
          </table:table-cell>
          <table:table-cell table:formula="of:=IF([.H44]&lt;[.I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4-06-05" calcext:value-type="date">
            <text:p>5.06.2014</text:p>
          </table:table-cell>
          <table:table-cell table:formula="of:=WEEKDAY([.B45]; 2)" office:value-type="float" office:value="4" calcext:value-type="float">
            <text:p>4</text:p>
          </table:table-cell>
          <table:table-cell table:formula="of:=[.$D44]" office:value-type="float" office:value="600" calcext:value-type="float">
            <text:p>600</text:p>
          </table:table-cell>
          <table:table-cell table:formula="of:=ROUND(IF(MOD([.A45]-8; 7) = 0; [.E44]*1.04; [.E44]); 2)" office:value-type="float" office:value="0.62" calcext:value-type="float">
            <text:p>0,62</text:p>
          </table:table-cell>
          <table:table-cell table:formula="of:=([.E45]*[.D45])*(5/4)" office:value-type="float" office:value="465" calcext:value-type="float">
            <text:p>465</text:p>
          </table:table-cell>
          <table:table-cell table:formula="of:=ROUNDDOWN([.F45]/6)" office:value-type="float" office:value="77" calcext:value-type="float">
            <text:p>77</text:p>
          </table:table-cell>
          <table:table-cell table:formula="of:=[.G39]+[.H44]-[.J44]" office:value-type="float" office:value="605" calcext:value-type="float">
            <text:p>605</text:p>
          </table:table-cell>
          <table:table-cell table:formula="of:=IF(AND([.C45]&lt;&gt;7; [.C45]&lt;&gt;6); 36; 100)" office:value-type="float" office:value="36" calcext:value-type="float">
            <text:p>36</text:p>
          </table:table-cell>
          <table:table-cell table:formula="of:=IF([.I45]&lt;[.H45]; [.I45]; [.H45])" office:value-type="float" office:value="36" calcext:value-type="float">
            <text:p>36</text:p>
          </table:table-cell>
          <table:table-cell table:formula="of:=IF([.H45]&lt;[.I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4-06-06" calcext:value-type="date">
            <text:p>6.06.2014</text:p>
          </table:table-cell>
          <table:table-cell table:formula="of:=WEEKDAY([.B46]; 2)" office:value-type="float" office:value="5" calcext:value-type="float">
            <text:p>5</text:p>
          </table:table-cell>
          <table:table-cell table:formula="of:=[.$D45]" office:value-type="float" office:value="600" calcext:value-type="float">
            <text:p>600</text:p>
          </table:table-cell>
          <table:table-cell table:formula="of:=ROUND(IF(MOD([.A46]-8; 7) = 0; [.E45]*1.04; [.E45]); 2)" office:value-type="float" office:value="0.62" calcext:value-type="float">
            <text:p>0,62</text:p>
          </table:table-cell>
          <table:table-cell table:formula="of:=([.E46]*[.D46])*(5/4)" office:value-type="float" office:value="465" calcext:value-type="float">
            <text:p>465</text:p>
          </table:table-cell>
          <table:table-cell table:formula="of:=ROUNDDOWN([.F46]/6)" office:value-type="float" office:value="77" calcext:value-type="float">
            <text:p>77</text:p>
          </table:table-cell>
          <table:table-cell table:formula="of:=[.G40]+[.H45]-[.J45]" office:value-type="float" office:value="644" calcext:value-type="float">
            <text:p>644</text:p>
          </table:table-cell>
          <table:table-cell table:formula="of:=IF(AND([.C46]&lt;&gt;7; [.C46]&lt;&gt;6); 36; 100)" office:value-type="float" office:value="36" calcext:value-type="float">
            <text:p>36</text:p>
          </table:table-cell>
          <table:table-cell table:formula="of:=IF([.I46]&lt;[.H46]; [.I46]; [.H46])" office:value-type="float" office:value="36" calcext:value-type="float">
            <text:p>36</text:p>
          </table:table-cell>
          <table:table-cell table:formula="of:=IF([.H46]&lt;[.I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4-06-07" calcext:value-type="date">
            <text:p>7.06.2014</text:p>
          </table:table-cell>
          <table:table-cell table:formula="of:=WEEKDAY([.B47]; 2)" office:value-type="float" office:value="6" calcext:value-type="float">
            <text:p>6</text:p>
          </table:table-cell>
          <table:table-cell table:formula="of:=[.$D46]" office:value-type="float" office:value="600" calcext:value-type="float">
            <text:p>600</text:p>
          </table:table-cell>
          <table:table-cell table:formula="of:=ROUND(IF(MOD([.A47]-8; 7) = 0; [.E46]*1.04; [.E46]); 2)" office:value-type="float" office:value="0.62" calcext:value-type="float">
            <text:p>0,62</text:p>
          </table:table-cell>
          <table:table-cell table:formula="of:=([.E47]*[.D47])*(5/4)" office:value-type="float" office:value="465" calcext:value-type="float">
            <text:p>465</text:p>
          </table:table-cell>
          <table:table-cell table:formula="of:=ROUNDDOWN([.F47]/6)" office:value-type="float" office:value="77" calcext:value-type="float">
            <text:p>77</text:p>
          </table:table-cell>
          <table:table-cell table:formula="of:=[.G41]+[.H46]-[.J46]" office:value-type="float" office:value="683" calcext:value-type="float">
            <text:p>683</text:p>
          </table:table-cell>
          <table:table-cell table:formula="of:=IF(AND([.C47]&lt;&gt;7; [.C47]&lt;&gt;6); 36; 100)" office:value-type="float" office:value="100" calcext:value-type="float">
            <text:p>100</text:p>
          </table:table-cell>
          <table:table-cell table:formula="of:=IF([.I47]&lt;[.H47]; [.I47]; [.H47])" office:value-type="float" office:value="100" calcext:value-type="float">
            <text:p>100</text:p>
          </table:table-cell>
          <table:table-cell table:formula="of:=IF([.H47]&lt;[.I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4-06-08" calcext:value-type="date">
            <text:p>8.06.2014</text:p>
          </table:table-cell>
          <table:table-cell table:formula="of:=WEEKDAY([.B48]; 2)" office:value-type="float" office:value="7" calcext:value-type="float">
            <text:p>7</text:p>
          </table:table-cell>
          <table:table-cell table:formula="of:=[.$D47]" office:value-type="float" office:value="600" calcext:value-type="float">
            <text:p>600</text:p>
          </table:table-cell>
          <table:table-cell table:formula="of:=ROUND(IF(MOD([.A48]-8; 7) = 0; [.E47]*1.04; [.E47]); 2)" office:value-type="float" office:value="0.62" calcext:value-type="float">
            <text:p>0,62</text:p>
          </table:table-cell>
          <table:table-cell table:formula="of:=([.E48]*[.D48])*(5/4)" office:value-type="float" office:value="465" calcext:value-type="float">
            <text:p>465</text:p>
          </table:table-cell>
          <table:table-cell table:formula="of:=ROUNDDOWN([.F48]/6)" office:value-type="float" office:value="77" calcext:value-type="float">
            <text:p>77</text:p>
          </table:table-cell>
          <table:table-cell table:formula="of:=[.G42]+[.H47]-[.J47]" office:value-type="float" office:value="658" calcext:value-type="float">
            <text:p>658</text:p>
          </table:table-cell>
          <table:table-cell table:formula="of:=IF(AND([.C48]&lt;&gt;7; [.C48]&lt;&gt;6); 36; 100)" office:value-type="float" office:value="100" calcext:value-type="float">
            <text:p>100</text:p>
          </table:table-cell>
          <table:table-cell table:formula="of:=IF([.I48]&lt;[.H48]; [.I48]; [.H48])" office:value-type="float" office:value="100" calcext:value-type="float">
            <text:p>100</text:p>
          </table:table-cell>
          <table:table-cell table:formula="of:=IF([.H48]&lt;[.I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4-06-09" calcext:value-type="date">
            <text:p>9.06.2014</text:p>
          </table:table-cell>
          <table:table-cell table:formula="of:=WEEKDAY([.B49]; 2)" office:value-type="float" office:value="1" calcext:value-type="float">
            <text:p>1</text:p>
          </table:table-cell>
          <table:table-cell table:formula="of:=[.$D48]" office:value-type="float" office:value="600" calcext:value-type="float">
            <text:p>600</text:p>
          </table:table-cell>
          <table:table-cell table:formula="of:=ROUND(IF(MOD([.A49]-8; 7) = 0; [.E48]*1.04; [.E48]); 2)" office:value-type="float" office:value="0.62" calcext:value-type="float">
            <text:p>0,62</text:p>
          </table:table-cell>
          <table:table-cell table:formula="of:=([.E49]*[.D49])*(5/4)" office:value-type="float" office:value="465" calcext:value-type="float">
            <text:p>465</text:p>
          </table:table-cell>
          <table:table-cell table:formula="of:=ROUNDDOWN([.F49]/6)" office:value-type="float" office:value="77" calcext:value-type="float">
            <text:p>77</text:p>
          </table:table-cell>
          <table:table-cell table:formula="of:=[.G43]+[.H48]-[.J48]" office:value-type="float" office:value="633" calcext:value-type="float">
            <text:p>633</text:p>
          </table:table-cell>
          <table:table-cell table:formula="of:=IF(AND([.C49]&lt;&gt;7; [.C49]&lt;&gt;6); 36; 100)" office:value-type="float" office:value="36" calcext:value-type="float">
            <text:p>36</text:p>
          </table:table-cell>
          <table:table-cell table:formula="of:=IF([.I49]&lt;[.H49]; [.I49]; [.H49])" office:value-type="float" office:value="36" calcext:value-type="float">
            <text:p>36</text:p>
          </table:table-cell>
          <table:table-cell table:formula="of:=IF([.H49]&lt;[.I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4-06-10" calcext:value-type="date">
            <text:p>10.06.2014</text:p>
          </table:table-cell>
          <table:table-cell table:formula="of:=WEEKDAY([.B50]; 2)" office:value-type="float" office:value="2" calcext:value-type="float">
            <text:p>2</text:p>
          </table:table-cell>
          <table:table-cell table:formula="of:=[.$D49]" office:value-type="float" office:value="600" calcext:value-type="float">
            <text:p>600</text:p>
          </table:table-cell>
          <table:table-cell table:formula="of:=ROUND(IF(MOD([.A50]-8; 7) = 0; [.E49]*1.04; [.E49]); 2)" office:value-type="float" office:value="0.62" calcext:value-type="float">
            <text:p>0,62</text:p>
          </table:table-cell>
          <table:table-cell table:formula="of:=([.E50]*[.D50])*(5/4)" office:value-type="float" office:value="465" calcext:value-type="float">
            <text:p>465</text:p>
          </table:table-cell>
          <table:table-cell table:formula="of:=ROUNDDOWN([.F50]/6)" office:value-type="float" office:value="77" calcext:value-type="float">
            <text:p>77</text:p>
          </table:table-cell>
          <table:table-cell table:formula="of:=[.G44]+[.H49]-[.J49]" office:value-type="float" office:value="674" calcext:value-type="float">
            <text:p>674</text:p>
          </table:table-cell>
          <table:table-cell table:formula="of:=IF(AND([.C50]&lt;&gt;7; [.C50]&lt;&gt;6); 36; 100)" office:value-type="float" office:value="36" calcext:value-type="float">
            <text:p>36</text:p>
          </table:table-cell>
          <table:table-cell table:formula="of:=IF([.I50]&lt;[.H50]; [.I50]; [.H50])" office:value-type="float" office:value="36" calcext:value-type="float">
            <text:p>36</text:p>
          </table:table-cell>
          <table:table-cell table:formula="of:=IF([.H50]&lt;[.I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4-06-11" calcext:value-type="date">
            <text:p>11.06.2014</text:p>
          </table:table-cell>
          <table:table-cell table:formula="of:=WEEKDAY([.B51]; 2)" office:value-type="float" office:value="3" calcext:value-type="float">
            <text:p>3</text:p>
          </table:table-cell>
          <table:table-cell table:formula="of:=[.$D50]" office:value-type="float" office:value="600" calcext:value-type="float">
            <text:p>600</text:p>
          </table:table-cell>
          <table:table-cell table:formula="of:=ROUND(IF(MOD([.A51]-8; 7) = 0; [.E50]*1.04; [.E50]); 2)" office:value-type="float" office:value="0.64" calcext:value-type="float">
            <text:p>0,64</text:p>
          </table:table-cell>
          <table:table-cell table:formula="of:=([.E51]*[.D51])*(5/4)" office:value-type="float" office:value="480" calcext:value-type="float">
            <text:p>480</text:p>
          </table:table-cell>
          <table:table-cell table:formula="of:=ROUNDDOWN([.F51]/6)" office:value-type="float" office:value="80" calcext:value-type="float">
            <text:p>80</text:p>
          </table:table-cell>
          <table:table-cell table:formula="of:=[.G45]+[.H50]-[.J50]" office:value-type="float" office:value="715" calcext:value-type="float">
            <text:p>715</text:p>
          </table:table-cell>
          <table:table-cell table:formula="of:=IF(AND([.C51]&lt;&gt;7; [.C51]&lt;&gt;6); 36; 100)" office:value-type="float" office:value="36" calcext:value-type="float">
            <text:p>36</text:p>
          </table:table-cell>
          <table:table-cell table:formula="of:=IF([.I51]&lt;[.H51]; [.I51]; [.H51])" office:value-type="float" office:value="36" calcext:value-type="float">
            <text:p>36</text:p>
          </table:table-cell>
          <table:table-cell table:formula="of:=IF([.H51]&lt;[.I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4-06-12" calcext:value-type="date">
            <text:p>12.06.2014</text:p>
          </table:table-cell>
          <table:table-cell table:formula="of:=WEEKDAY([.B52]; 2)" office:value-type="float" office:value="4" calcext:value-type="float">
            <text:p>4</text:p>
          </table:table-cell>
          <table:table-cell table:formula="of:=[.$D51]" office:value-type="float" office:value="600" calcext:value-type="float">
            <text:p>600</text:p>
          </table:table-cell>
          <table:table-cell table:formula="of:=ROUND(IF(MOD([.A52]-8; 7) = 0; [.E51]*1.04; [.E51]); 2)" office:value-type="float" office:value="0.64" calcext:value-type="float">
            <text:p>0,64</text:p>
          </table:table-cell>
          <table:table-cell table:formula="of:=([.E52]*[.D52])*(5/4)" office:value-type="float" office:value="480" calcext:value-type="float">
            <text:p>480</text:p>
          </table:table-cell>
          <table:table-cell table:formula="of:=ROUNDDOWN([.F52]/6)" office:value-type="float" office:value="80" calcext:value-type="float">
            <text:p>80</text:p>
          </table:table-cell>
          <table:table-cell table:formula="of:=[.G46]+[.H51]-[.J51]" office:value-type="float" office:value="756" calcext:value-type="float">
            <text:p>756</text:p>
          </table:table-cell>
          <table:table-cell table:formula="of:=IF(AND([.C52]&lt;&gt;7; [.C52]&lt;&gt;6); 36; 100)" office:value-type="float" office:value="36" calcext:value-type="float">
            <text:p>36</text:p>
          </table:table-cell>
          <table:table-cell table:formula="of:=IF([.I52]&lt;[.H52]; [.I52]; [.H52])" office:value-type="float" office:value="36" calcext:value-type="float">
            <text:p>36</text:p>
          </table:table-cell>
          <table:table-cell table:formula="of:=IF([.H52]&lt;[.I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4-06-13" calcext:value-type="date">
            <text:p>13.06.2014</text:p>
          </table:table-cell>
          <table:table-cell table:formula="of:=WEEKDAY([.B53]; 2)" office:value-type="float" office:value="5" calcext:value-type="float">
            <text:p>5</text:p>
          </table:table-cell>
          <table:table-cell table:formula="of:=[.$D52]" office:value-type="float" office:value="600" calcext:value-type="float">
            <text:p>600</text:p>
          </table:table-cell>
          <table:table-cell table:formula="of:=ROUND(IF(MOD([.A53]-8; 7) = 0; [.E52]*1.04; [.E52]); 2)" office:value-type="float" office:value="0.64" calcext:value-type="float">
            <text:p>0,64</text:p>
          </table:table-cell>
          <table:table-cell table:formula="of:=([.E53]*[.D53])*(5/4)" office:value-type="float" office:value="480" calcext:value-type="float">
            <text:p>480</text:p>
          </table:table-cell>
          <table:table-cell table:formula="of:=ROUNDDOWN([.F53]/6)" office:value-type="float" office:value="80" calcext:value-type="float">
            <text:p>80</text:p>
          </table:table-cell>
          <table:table-cell table:formula="of:=[.G47]+[.H52]-[.J52]" office:value-type="float" office:value="797" calcext:value-type="float">
            <text:p>797</text:p>
          </table:table-cell>
          <table:table-cell table:formula="of:=IF(AND([.C53]&lt;&gt;7; [.C53]&lt;&gt;6); 36; 100)" office:value-type="float" office:value="36" calcext:value-type="float">
            <text:p>36</text:p>
          </table:table-cell>
          <table:table-cell table:formula="of:=IF([.I53]&lt;[.H53]; [.I53]; [.H53])" office:value-type="float" office:value="36" calcext:value-type="float">
            <text:p>36</text:p>
          </table:table-cell>
          <table:table-cell table:formula="of:=IF([.H53]&lt;[.I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4-06-14" calcext:value-type="date">
            <text:p>14.06.2014</text:p>
          </table:table-cell>
          <table:table-cell table:formula="of:=WEEKDAY([.B54]; 2)" office:value-type="float" office:value="6" calcext:value-type="float">
            <text:p>6</text:p>
          </table:table-cell>
          <table:table-cell table:formula="of:=[.$D53]" office:value-type="float" office:value="600" calcext:value-type="float">
            <text:p>600</text:p>
          </table:table-cell>
          <table:table-cell table:formula="of:=ROUND(IF(MOD([.A54]-8; 7) = 0; [.E53]*1.04; [.E53]); 2)" office:value-type="float" office:value="0.64" calcext:value-type="float">
            <text:p>0,64</text:p>
          </table:table-cell>
          <table:table-cell table:formula="of:=([.E54]*[.D54])*(5/4)" office:value-type="float" office:value="480" calcext:value-type="float">
            <text:p>480</text:p>
          </table:table-cell>
          <table:table-cell table:formula="of:=ROUNDDOWN([.F54]/6)" office:value-type="float" office:value="80" calcext:value-type="float">
            <text:p>80</text:p>
          </table:table-cell>
          <table:table-cell table:formula="of:=[.G48]+[.H53]-[.J53]" office:value-type="float" office:value="838" calcext:value-type="float">
            <text:p>838</text:p>
          </table:table-cell>
          <table:table-cell table:formula="of:=IF(AND([.C54]&lt;&gt;7; [.C54]&lt;&gt;6); 36; 100)" office:value-type="float" office:value="100" calcext:value-type="float">
            <text:p>100</text:p>
          </table:table-cell>
          <table:table-cell table:formula="of:=IF([.I54]&lt;[.H54]; [.I54]; [.H54])" office:value-type="float" office:value="100" calcext:value-type="float">
            <text:p>100</text:p>
          </table:table-cell>
          <table:table-cell table:formula="of:=IF([.H54]&lt;[.I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4-06-15" calcext:value-type="date">
            <text:p>15.06.2014</text:p>
          </table:table-cell>
          <table:table-cell table:formula="of:=WEEKDAY([.B55]; 2)" office:value-type="float" office:value="7" calcext:value-type="float">
            <text:p>7</text:p>
          </table:table-cell>
          <table:table-cell table:formula="of:=[.$D54]" office:value-type="float" office:value="600" calcext:value-type="float">
            <text:p>600</text:p>
          </table:table-cell>
          <table:table-cell table:formula="of:=ROUND(IF(MOD([.A55]-8; 7) = 0; [.E54]*1.04; [.E54]); 2)" office:value-type="float" office:value="0.64" calcext:value-type="float">
            <text:p>0,64</text:p>
          </table:table-cell>
          <table:table-cell table:formula="of:=([.E55]*[.D55])*(5/4)" office:value-type="float" office:value="480" calcext:value-type="float">
            <text:p>480</text:p>
          </table:table-cell>
          <table:table-cell table:formula="of:=ROUNDDOWN([.F55]/6)" office:value-type="float" office:value="80" calcext:value-type="float">
            <text:p>80</text:p>
          </table:table-cell>
          <table:table-cell table:formula="of:=[.G49]+[.H54]-[.J54]" office:value-type="float" office:value="815" calcext:value-type="float">
            <text:p>815</text:p>
          </table:table-cell>
          <table:table-cell table:formula="of:=IF(AND([.C55]&lt;&gt;7; [.C55]&lt;&gt;6); 36; 100)" office:value-type="float" office:value="100" calcext:value-type="float">
            <text:p>100</text:p>
          </table:table-cell>
          <table:table-cell table:formula="of:=IF([.I55]&lt;[.H55]; [.I55]; [.H55])" office:value-type="float" office:value="100" calcext:value-type="float">
            <text:p>100</text:p>
          </table:table-cell>
          <table:table-cell table:formula="of:=IF([.H55]&lt;[.I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4-06-16" calcext:value-type="date">
            <text:p>16.06.2014</text:p>
          </table:table-cell>
          <table:table-cell table:formula="of:=WEEKDAY([.B56]; 2)" office:value-type="float" office:value="1" calcext:value-type="float">
            <text:p>1</text:p>
          </table:table-cell>
          <table:table-cell table:formula="of:=[.$D55]" office:value-type="float" office:value="600" calcext:value-type="float">
            <text:p>600</text:p>
          </table:table-cell>
          <table:table-cell table:formula="of:=ROUND(IF(MOD([.A56]-8; 7) = 0; [.E55]*1.04; [.E55]); 2)" office:value-type="float" office:value="0.64" calcext:value-type="float">
            <text:p>0,64</text:p>
          </table:table-cell>
          <table:table-cell table:formula="of:=([.E56]*[.D56])*(5/4)" office:value-type="float" office:value="480" calcext:value-type="float">
            <text:p>480</text:p>
          </table:table-cell>
          <table:table-cell table:formula="of:=ROUNDDOWN([.F56]/6)" office:value-type="float" office:value="80" calcext:value-type="float">
            <text:p>80</text:p>
          </table:table-cell>
          <table:table-cell table:formula="of:=[.G50]+[.H55]-[.J55]" office:value-type="float" office:value="792" calcext:value-type="float">
            <text:p>792</text:p>
          </table:table-cell>
          <table:table-cell table:formula="of:=IF(AND([.C56]&lt;&gt;7; [.C56]&lt;&gt;6); 36; 100)" office:value-type="float" office:value="36" calcext:value-type="float">
            <text:p>36</text:p>
          </table:table-cell>
          <table:table-cell table:formula="of:=IF([.I56]&lt;[.H56]; [.I56]; [.H56])" office:value-type="float" office:value="36" calcext:value-type="float">
            <text:p>36</text:p>
          </table:table-cell>
          <table:table-cell table:formula="of:=IF([.H56]&lt;[.I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4-06-17" calcext:value-type="date">
            <text:p>17.06.2014</text:p>
          </table:table-cell>
          <table:table-cell table:formula="of:=WEEKDAY([.B57]; 2)" office:value-type="float" office:value="2" calcext:value-type="float">
            <text:p>2</text:p>
          </table:table-cell>
          <table:table-cell table:formula="of:=[.$D56]" office:value-type="float" office:value="600" calcext:value-type="float">
            <text:p>600</text:p>
          </table:table-cell>
          <table:table-cell table:formula="of:=ROUND(IF(MOD([.A57]-8; 7) = 0; [.E56]*1.04; [.E56]); 2)" office:value-type="float" office:value="0.64" calcext:value-type="float">
            <text:p>0,64</text:p>
          </table:table-cell>
          <table:table-cell table:formula="of:=([.E57]*[.D57])*(5/4)" office:value-type="float" office:value="480" calcext:value-type="float">
            <text:p>480</text:p>
          </table:table-cell>
          <table:table-cell table:formula="of:=ROUNDDOWN([.F57]/6)" office:value-type="float" office:value="80" calcext:value-type="float">
            <text:p>80</text:p>
          </table:table-cell>
          <table:table-cell table:formula="of:=[.G51]+[.H56]-[.J56]" office:value-type="float" office:value="836" calcext:value-type="float">
            <text:p>836</text:p>
          </table:table-cell>
          <table:table-cell table:formula="of:=IF(AND([.C57]&lt;&gt;7; [.C57]&lt;&gt;6); 36; 100)" office:value-type="float" office:value="36" calcext:value-type="float">
            <text:p>36</text:p>
          </table:table-cell>
          <table:table-cell table:formula="of:=IF([.I57]&lt;[.H57]; [.I57]; [.H57])" office:value-type="float" office:value="36" calcext:value-type="float">
            <text:p>36</text:p>
          </table:table-cell>
          <table:table-cell table:formula="of:=IF([.H57]&lt;[.I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4-06-18" calcext:value-type="date">
            <text:p>18.06.2014</text:p>
          </table:table-cell>
          <table:table-cell table:formula="of:=WEEKDAY([.B58]; 2)" office:value-type="float" office:value="3" calcext:value-type="float">
            <text:p>3</text:p>
          </table:table-cell>
          <table:table-cell table:formula="of:=[.$D57]" office:value-type="float" office:value="600" calcext:value-type="float">
            <text:p>600</text:p>
          </table:table-cell>
          <table:table-cell table:formula="of:=ROUND(IF(MOD([.A58]-8; 7) = 0; [.E57]*1.04; [.E57]); 2)" office:value-type="float" office:value="0.67" calcext:value-type="float">
            <text:p>0,67</text:p>
          </table:table-cell>
          <table:table-cell table:formula="of:=([.E58]*[.D58])*(5/4)" office:value-type="float" office:value="502.5" calcext:value-type="float">
            <text:p>502,5</text:p>
          </table:table-cell>
          <table:table-cell table:formula="of:=ROUNDDOWN([.F58]/6)" office:value-type="float" office:value="83" calcext:value-type="float">
            <text:p>83</text:p>
          </table:table-cell>
          <table:table-cell table:formula="of:=[.G52]+[.H57]-[.J57]" office:value-type="float" office:value="880" calcext:value-type="float">
            <text:p>880</text:p>
          </table:table-cell>
          <table:table-cell table:formula="of:=IF(AND([.C58]&lt;&gt;7; [.C58]&lt;&gt;6); 36; 100)" office:value-type="float" office:value="36" calcext:value-type="float">
            <text:p>36</text:p>
          </table:table-cell>
          <table:table-cell table:formula="of:=IF([.I58]&lt;[.H58]; [.I58]; [.H58])" office:value-type="float" office:value="36" calcext:value-type="float">
            <text:p>36</text:p>
          </table:table-cell>
          <table:table-cell table:formula="of:=IF([.H58]&lt;[.I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4-06-19" calcext:value-type="date">
            <text:p>19.06.2014</text:p>
          </table:table-cell>
          <table:table-cell table:formula="of:=WEEKDAY([.B59]; 2)" office:value-type="float" office:value="4" calcext:value-type="float">
            <text:p>4</text:p>
          </table:table-cell>
          <table:table-cell table:formula="of:=[.$D58]" office:value-type="float" office:value="600" calcext:value-type="float">
            <text:p>600</text:p>
          </table:table-cell>
          <table:table-cell table:formula="of:=ROUND(IF(MOD([.A59]-8; 7) = 0; [.E58]*1.04; [.E58]); 2)" office:value-type="float" office:value="0.67" calcext:value-type="float">
            <text:p>0,67</text:p>
          </table:table-cell>
          <table:table-cell table:formula="of:=([.E59]*[.D59])*(5/4)" office:value-type="float" office:value="502.5" calcext:value-type="float">
            <text:p>502,5</text:p>
          </table:table-cell>
          <table:table-cell table:formula="of:=ROUNDDOWN([.F59]/6)" office:value-type="float" office:value="83" calcext:value-type="float">
            <text:p>83</text:p>
          </table:table-cell>
          <table:table-cell table:formula="of:=[.G53]+[.H58]-[.J58]" office:value-type="float" office:value="924" calcext:value-type="float">
            <text:p>924</text:p>
          </table:table-cell>
          <table:table-cell table:formula="of:=IF(AND([.C59]&lt;&gt;7; [.C59]&lt;&gt;6); 36; 100)" office:value-type="float" office:value="36" calcext:value-type="float">
            <text:p>36</text:p>
          </table:table-cell>
          <table:table-cell table:formula="of:=IF([.I59]&lt;[.H59]; [.I59]; [.H59])" office:value-type="float" office:value="36" calcext:value-type="float">
            <text:p>36</text:p>
          </table:table-cell>
          <table:table-cell table:formula="of:=IF([.H59]&lt;[.I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4-06-20" calcext:value-type="date">
            <text:p>20.06.2014</text:p>
          </table:table-cell>
          <table:table-cell table:formula="of:=WEEKDAY([.B60]; 2)" office:value-type="float" office:value="5" calcext:value-type="float">
            <text:p>5</text:p>
          </table:table-cell>
          <table:table-cell table:formula="of:=[.$D59]" office:value-type="float" office:value="600" calcext:value-type="float">
            <text:p>600</text:p>
          </table:table-cell>
          <table:table-cell table:formula="of:=ROUND(IF(MOD([.A60]-8; 7) = 0; [.E59]*1.04; [.E59]); 2)" office:value-type="float" office:value="0.67" calcext:value-type="float">
            <text:p>0,67</text:p>
          </table:table-cell>
          <table:table-cell table:formula="of:=([.E60]*[.D60])*(5/4)" office:value-type="float" office:value="502.5" calcext:value-type="float">
            <text:p>502,5</text:p>
          </table:table-cell>
          <table:table-cell table:formula="of:=ROUNDDOWN([.F60]/6)" office:value-type="float" office:value="83" calcext:value-type="float">
            <text:p>83</text:p>
          </table:table-cell>
          <table:table-cell table:formula="of:=[.G54]+[.H59]-[.J59]" office:value-type="float" office:value="968" calcext:value-type="float">
            <text:p>968</text:p>
          </table:table-cell>
          <table:table-cell table:formula="of:=IF(AND([.C60]&lt;&gt;7; [.C60]&lt;&gt;6); 36; 100)" office:value-type="float" office:value="36" calcext:value-type="float">
            <text:p>36</text:p>
          </table:table-cell>
          <table:table-cell table:formula="of:=IF([.I60]&lt;[.H60]; [.I60]; [.H60])" office:value-type="float" office:value="36" calcext:value-type="float">
            <text:p>36</text:p>
          </table:table-cell>
          <table:table-cell table:formula="of:=IF([.H60]&lt;[.I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4-06-21" calcext:value-type="date">
            <text:p>21.06.2014</text:p>
          </table:table-cell>
          <table:table-cell table:formula="of:=WEEKDAY([.B61]; 2)" office:value-type="float" office:value="6" calcext:value-type="float">
            <text:p>6</text:p>
          </table:table-cell>
          <table:table-cell table:formula="of:=[.$D60]" office:value-type="float" office:value="600" calcext:value-type="float">
            <text:p>600</text:p>
          </table:table-cell>
          <table:table-cell table:formula="of:=ROUND(IF(MOD([.A61]-8; 7) = 0; [.E60]*1.04; [.E60]); 2)" office:value-type="float" office:value="0.67" calcext:value-type="float">
            <text:p>0,67</text:p>
          </table:table-cell>
          <table:table-cell table:formula="of:=([.E61]*[.D61])*(5/4)" office:value-type="float" office:value="502.5" calcext:value-type="float">
            <text:p>502,5</text:p>
          </table:table-cell>
          <table:table-cell table:formula="of:=ROUNDDOWN([.F61]/6)" office:value-type="float" office:value="83" calcext:value-type="float">
            <text:p>83</text:p>
          </table:table-cell>
          <table:table-cell table:formula="of:=[.G55]+[.H60]-[.J60]" office:value-type="float" office:value="1012" calcext:value-type="float">
            <text:p>1012</text:p>
          </table:table-cell>
          <table:table-cell table:formula="of:=IF(AND([.C61]&lt;&gt;7; [.C61]&lt;&gt;6); 36; 100)" office:value-type="float" office:value="100" calcext:value-type="float">
            <text:p>100</text:p>
          </table:table-cell>
          <table:table-cell table:formula="of:=IF([.I61]&lt;[.H61]; [.I61]; [.H61])" office:value-type="float" office:value="100" calcext:value-type="float">
            <text:p>100</text:p>
          </table:table-cell>
          <table:table-cell table:formula="of:=IF([.H61]&lt;[.I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4-06-22" calcext:value-type="date">
            <text:p>22.06.2014</text:p>
          </table:table-cell>
          <table:table-cell table:formula="of:=WEEKDAY([.B62]; 2)" office:value-type="float" office:value="7" calcext:value-type="float">
            <text:p>7</text:p>
          </table:table-cell>
          <table:table-cell table:formula="of:=[.$D61]" office:value-type="float" office:value="600" calcext:value-type="float">
            <text:p>600</text:p>
          </table:table-cell>
          <table:table-cell table:formula="of:=ROUND(IF(MOD([.A62]-8; 7) = 0; [.E61]*1.04; [.E61]); 2)" office:value-type="float" office:value="0.67" calcext:value-type="float">
            <text:p>0,67</text:p>
          </table:table-cell>
          <table:table-cell table:formula="of:=([.E62]*[.D62])*(5/4)" office:value-type="float" office:value="502.5" calcext:value-type="float">
            <text:p>502,5</text:p>
          </table:table-cell>
          <table:table-cell table:formula="of:=ROUNDDOWN([.F62]/6)" office:value-type="float" office:value="83" calcext:value-type="float">
            <text:p>83</text:p>
          </table:table-cell>
          <table:table-cell table:formula="of:=[.G56]+[.H61]-[.J61]" office:value-type="float" office:value="992" calcext:value-type="float">
            <text:p>992</text:p>
          </table:table-cell>
          <table:table-cell table:formula="of:=IF(AND([.C62]&lt;&gt;7; [.C62]&lt;&gt;6); 36; 100)" office:value-type="float" office:value="100" calcext:value-type="float">
            <text:p>100</text:p>
          </table:table-cell>
          <table:table-cell table:formula="of:=IF([.I62]&lt;[.H62]; [.I62]; [.H62])" office:value-type="float" office:value="100" calcext:value-type="float">
            <text:p>100</text:p>
          </table:table-cell>
          <table:table-cell table:formula="of:=IF([.H62]&lt;[.I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4-06-23" calcext:value-type="date">
            <text:p>23.06.2014</text:p>
          </table:table-cell>
          <table:table-cell table:formula="of:=WEEKDAY([.B63]; 2)" office:value-type="float" office:value="1" calcext:value-type="float">
            <text:p>1</text:p>
          </table:table-cell>
          <table:table-cell table:formula="of:=[.$D62]" office:value-type="float" office:value="600" calcext:value-type="float">
            <text:p>600</text:p>
          </table:table-cell>
          <table:table-cell table:formula="of:=ROUND(IF(MOD([.A63]-8; 7) = 0; [.E62]*1.04; [.E62]); 2)" office:value-type="float" office:value="0.67" calcext:value-type="float">
            <text:p>0,67</text:p>
          </table:table-cell>
          <table:table-cell table:formula="of:=([.E63]*[.D63])*(5/4)" office:value-type="float" office:value="502.5" calcext:value-type="float">
            <text:p>502,5</text:p>
          </table:table-cell>
          <table:table-cell table:formula="of:=ROUNDDOWN([.F63]/6)" office:value-type="float" office:value="83" calcext:value-type="float">
            <text:p>83</text:p>
          </table:table-cell>
          <table:table-cell table:formula="of:=[.G57]+[.H62]-[.J62]" office:value-type="float" office:value="972" calcext:value-type="float">
            <text:p>972</text:p>
          </table:table-cell>
          <table:table-cell table:formula="of:=IF(AND([.C63]&lt;&gt;7; [.C63]&lt;&gt;6); 36; 100)" office:value-type="float" office:value="36" calcext:value-type="float">
            <text:p>36</text:p>
          </table:table-cell>
          <table:table-cell table:formula="of:=IF([.I63]&lt;[.H63]; [.I63]; [.H63])" office:value-type="float" office:value="36" calcext:value-type="float">
            <text:p>36</text:p>
          </table:table-cell>
          <table:table-cell table:formula="of:=IF([.H63]&lt;[.I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4-06-24" calcext:value-type="date">
            <text:p>24.06.2014</text:p>
          </table:table-cell>
          <table:table-cell table:formula="of:=WEEKDAY([.B64]; 2)" office:value-type="float" office:value="2" calcext:value-type="float">
            <text:p>2</text:p>
          </table:table-cell>
          <table:table-cell table:formula="of:=[.$D63]" office:value-type="float" office:value="600" calcext:value-type="float">
            <text:p>600</text:p>
          </table:table-cell>
          <table:table-cell table:formula="of:=ROUND(IF(MOD([.A64]-8; 7) = 0; [.E63]*1.04; [.E63]); 2)" office:value-type="float" office:value="0.67" calcext:value-type="float">
            <text:p>0,67</text:p>
          </table:table-cell>
          <table:table-cell table:formula="of:=([.E64]*[.D64])*(5/4)" office:value-type="float" office:value="502.5" calcext:value-type="float">
            <text:p>502,5</text:p>
          </table:table-cell>
          <table:table-cell table:formula="of:=ROUNDDOWN([.F64]/6)" office:value-type="float" office:value="83" calcext:value-type="float">
            <text:p>83</text:p>
          </table:table-cell>
          <table:table-cell table:formula="of:=[.G58]+[.H63]-[.J63]" office:value-type="float" office:value="1019" calcext:value-type="float">
            <text:p>1019</text:p>
          </table:table-cell>
          <table:table-cell table:formula="of:=IF(AND([.C64]&lt;&gt;7; [.C64]&lt;&gt;6); 36; 100)" office:value-type="float" office:value="36" calcext:value-type="float">
            <text:p>36</text:p>
          </table:table-cell>
          <table:table-cell table:formula="of:=IF([.I64]&lt;[.H64]; [.I64]; [.H64])" office:value-type="float" office:value="36" calcext:value-type="float">
            <text:p>36</text:p>
          </table:table-cell>
          <table:table-cell table:formula="of:=IF([.H64]&lt;[.I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4-06-25" calcext:value-type="date">
            <text:p>25.06.2014</text:p>
          </table:table-cell>
          <table:table-cell table:formula="of:=WEEKDAY([.B65]; 2)" office:value-type="float" office:value="3" calcext:value-type="float">
            <text:p>3</text:p>
          </table:table-cell>
          <table:table-cell table:formula="of:=[.$D64]" office:value-type="float" office:value="600" calcext:value-type="float">
            <text:p>600</text:p>
          </table:table-cell>
          <table:table-cell table:formula="of:=ROUND(IF(MOD([.A65]-64; 7) = 0; [.E64]*0.9; [.E64]); 2)" office:value-type="float" office:value="0.6" calcext:value-type="float">
            <text:p>0,6</text:p>
          </table:table-cell>
          <table:table-cell table:formula="of:=([.E65]*[.D65])*(5/4)" office:value-type="float" office:value="450" calcext:value-type="float">
            <text:p>450</text:p>
          </table:table-cell>
          <table:table-cell table:formula="of:=ROUNDDOWN([.F65]/6)" office:value-type="float" office:value="75" calcext:value-type="float">
            <text:p>75</text:p>
          </table:table-cell>
          <table:table-cell table:formula="of:=[.G59]+[.H64]-[.J64]" office:value-type="float" office:value="1066" calcext:value-type="float">
            <text:p>1066</text:p>
          </table:table-cell>
          <table:table-cell table:formula="of:=IF(AND([.C65]&lt;&gt;7; [.C65]&lt;&gt;6); 36; 100)" office:value-type="float" office:value="36" calcext:value-type="float">
            <text:p>36</text:p>
          </table:table-cell>
          <table:table-cell table:formula="of:=IF([.I65]&lt;[.H65]; [.I65]; [.H65])" office:value-type="float" office:value="36" calcext:value-type="float">
            <text:p>36</text:p>
          </table:table-cell>
          <table:table-cell table:formula="of:=IF([.H65]&lt;[.I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4-06-26" calcext:value-type="date">
            <text:p>26.06.2014</text:p>
          </table:table-cell>
          <table:table-cell table:formula="of:=WEEKDAY([.B66]; 2)" office:value-type="float" office:value="4" calcext:value-type="float">
            <text:p>4</text:p>
          </table:table-cell>
          <table:table-cell table:formula="of:=[.$D65]" office:value-type="float" office:value="600" calcext:value-type="float">
            <text:p>600</text:p>
          </table:table-cell>
          <table:table-cell table:formula="of:=ROUND(IF(MOD([.A66]-64; 7) = 0; [.E65]*0.9; [.E65]); 2)" office:value-type="float" office:value="0.6" calcext:value-type="float">
            <text:p>0,6</text:p>
          </table:table-cell>
          <table:table-cell table:formula="of:=([.E66]*[.D66])*(5/4)" office:value-type="float" office:value="450" calcext:value-type="float">
            <text:p>450</text:p>
          </table:table-cell>
          <table:table-cell table:formula="of:=ROUNDDOWN([.F66]/6)" office:value-type="float" office:value="75" calcext:value-type="float">
            <text:p>75</text:p>
          </table:table-cell>
          <table:table-cell table:formula="of:=[.G60]+[.H65]-[.J65]" office:value-type="float" office:value="1113" calcext:value-type="float">
            <text:p>1113</text:p>
          </table:table-cell>
          <table:table-cell table:formula="of:=IF(AND([.C66]&lt;&gt;7; [.C66]&lt;&gt;6); 36; 100)" office:value-type="float" office:value="36" calcext:value-type="float">
            <text:p>36</text:p>
          </table:table-cell>
          <table:table-cell table:formula="of:=IF([.I66]&lt;[.H66]; [.I66]; [.H66])" office:value-type="float" office:value="36" calcext:value-type="float">
            <text:p>36</text:p>
          </table:table-cell>
          <table:table-cell table:formula="of:=IF([.H66]&lt;[.I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4-06-27" calcext:value-type="date">
            <text:p>27.06.2014</text:p>
          </table:table-cell>
          <table:table-cell table:formula="of:=WEEKDAY([.B67]; 2)" office:value-type="float" office:value="5" calcext:value-type="float">
            <text:p>5</text:p>
          </table:table-cell>
          <table:table-cell table:formula="of:=[.$D66]" office:value-type="float" office:value="600" calcext:value-type="float">
            <text:p>600</text:p>
          </table:table-cell>
          <table:table-cell table:formula="of:=ROUND(IF(MOD([.A67]-64; 7) = 0; [.E66]*0.9; [.E66]); 2)" office:value-type="float" office:value="0.6" calcext:value-type="float">
            <text:p>0,6</text:p>
          </table:table-cell>
          <table:table-cell table:formula="of:=([.E67]*[.D67])*(5/4)" office:value-type="float" office:value="450" calcext:value-type="float">
            <text:p>450</text:p>
          </table:table-cell>
          <table:table-cell table:formula="of:=ROUNDDOWN([.F67]/6)" office:value-type="float" office:value="75" calcext:value-type="float">
            <text:p>75</text:p>
          </table:table-cell>
          <table:table-cell table:formula="of:=[.G61]+[.H66]-[.J66]" office:value-type="float" office:value="1160" calcext:value-type="float">
            <text:p>1160</text:p>
          </table:table-cell>
          <table:table-cell table:formula="of:=IF(AND([.C67]&lt;&gt;7; [.C67]&lt;&gt;6); 36; 100)" office:value-type="float" office:value="36" calcext:value-type="float">
            <text:p>36</text:p>
          </table:table-cell>
          <table:table-cell table:formula="of:=IF([.I67]&lt;[.H67]; [.I67]; [.H67])" office:value-type="float" office:value="36" calcext:value-type="float">
            <text:p>36</text:p>
          </table:table-cell>
          <table:table-cell table:formula="of:=IF([.H67]&lt;[.I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4-06-28" calcext:value-type="date">
            <text:p>28.06.2014</text:p>
          </table:table-cell>
          <table:table-cell table:formula="of:=WEEKDAY([.B68]; 2)" office:value-type="float" office:value="6" calcext:value-type="float">
            <text:p>6</text:p>
          </table:table-cell>
          <table:table-cell table:formula="of:=[.$D67]" office:value-type="float" office:value="600" calcext:value-type="float">
            <text:p>600</text:p>
          </table:table-cell>
          <table:table-cell table:formula="of:=ROUND(IF(MOD([.A68]-64; 7) = 0; [.E67]*0.9; [.E67]); 2)" office:value-type="float" office:value="0.6" calcext:value-type="float">
            <text:p>0,6</text:p>
          </table:table-cell>
          <table:table-cell table:formula="of:=([.E68]*[.D68])*(5/4)" office:value-type="float" office:value="450" calcext:value-type="float">
            <text:p>450</text:p>
          </table:table-cell>
          <table:table-cell table:formula="of:=ROUNDDOWN([.F68]/6)" office:value-type="float" office:value="75" calcext:value-type="float">
            <text:p>75</text:p>
          </table:table-cell>
          <table:table-cell table:formula="of:=[.G62]+[.H67]-[.J67]" office:value-type="float" office:value="1207" calcext:value-type="float">
            <text:p>1207</text:p>
          </table:table-cell>
          <table:table-cell table:formula="of:=IF(AND([.C68]&lt;&gt;7; [.C68]&lt;&gt;6); 36; 100)" office:value-type="float" office:value="100" calcext:value-type="float">
            <text:p>100</text:p>
          </table:table-cell>
          <table:table-cell table:formula="of:=IF([.I68]&lt;[.H68]; [.I68]; [.H68])" office:value-type="float" office:value="100" calcext:value-type="float">
            <text:p>100</text:p>
          </table:table-cell>
          <table:table-cell table:formula="of:=IF([.H68]&lt;[.I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4-06-29" calcext:value-type="date">
            <text:p>29.06.2014</text:p>
          </table:table-cell>
          <table:table-cell table:formula="of:=WEEKDAY([.B69]; 2)" office:value-type="float" office:value="7" calcext:value-type="float">
            <text:p>7</text:p>
          </table:table-cell>
          <table:table-cell table:formula="of:=[.$D68]" office:value-type="float" office:value="600" calcext:value-type="float">
            <text:p>600</text:p>
          </table:table-cell>
          <table:table-cell table:formula="of:=ROUND(IF(MOD([.A69]-64; 7) = 0; [.E68]*0.9; [.E68]); 2)" office:value-type="float" office:value="0.6" calcext:value-type="float">
            <text:p>0,6</text:p>
          </table:table-cell>
          <table:table-cell table:formula="of:=([.E69]*[.D69])*(5/4)" office:value-type="float" office:value="450" calcext:value-type="float">
            <text:p>450</text:p>
          </table:table-cell>
          <table:table-cell table:formula="of:=ROUNDDOWN([.F69]/6)" office:value-type="float" office:value="75" calcext:value-type="float">
            <text:p>75</text:p>
          </table:table-cell>
          <table:table-cell table:formula="of:=[.G63]+[.H68]-[.J68]" office:value-type="float" office:value="1190" calcext:value-type="float">
            <text:p>1190</text:p>
          </table:table-cell>
          <table:table-cell table:formula="of:=IF(AND([.C69]&lt;&gt;7; [.C69]&lt;&gt;6); 36; 100)" office:value-type="float" office:value="100" calcext:value-type="float">
            <text:p>100</text:p>
          </table:table-cell>
          <table:table-cell table:formula="of:=IF([.I69]&lt;[.H69]; [.I69]; [.H69])" office:value-type="float" office:value="100" calcext:value-type="float">
            <text:p>100</text:p>
          </table:table-cell>
          <table:table-cell table:formula="of:=IF([.H69]&lt;[.I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4-06-30" calcext:value-type="date">
            <text:p>30.06.2014</text:p>
          </table:table-cell>
          <table:table-cell table:formula="of:=WEEKDAY([.B70]; 2)" office:value-type="float" office:value="1" calcext:value-type="float">
            <text:p>1</text:p>
          </table:table-cell>
          <table:table-cell table:formula="of:=[.$D69]" office:value-type="float" office:value="600" calcext:value-type="float">
            <text:p>600</text:p>
          </table:table-cell>
          <table:table-cell table:formula="of:=ROUND(IF(MOD([.A70]-64; 7) = 0; [.E69]*0.9; [.E69]); 2)" office:value-type="float" office:value="0.6" calcext:value-type="float">
            <text:p>0,6</text:p>
          </table:table-cell>
          <table:table-cell table:formula="of:=([.E70]*[.D70])*(5/4)" office:value-type="float" office:value="450" calcext:value-type="float">
            <text:p>450</text:p>
          </table:table-cell>
          <table:table-cell table:formula="of:=ROUNDDOWN([.F70]/6)" office:value-type="float" office:value="75" calcext:value-type="float">
            <text:p>75</text:p>
          </table:table-cell>
          <table:table-cell table:formula="of:=[.G64]+[.H69]-[.J69]" office:value-type="float" office:value="1173" calcext:value-type="float">
            <text:p>1173</text:p>
          </table:table-cell>
          <table:table-cell table:formula="of:=IF(AND([.C70]&lt;&gt;7; [.C70]&lt;&gt;6); 36; 100)" office:value-type="float" office:value="36" calcext:value-type="float">
            <text:p>36</text:p>
          </table:table-cell>
          <table:table-cell table:formula="of:=IF([.I70]&lt;[.H70]; [.I70]; [.H70])" office:value-type="float" office:value="36" calcext:value-type="float">
            <text:p>36</text:p>
          </table:table-cell>
          <table:table-cell table:formula="of:=IF([.H70]&lt;[.I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4-07-01" calcext:value-type="date">
            <text:p>1.07.2014</text:p>
          </table:table-cell>
          <table:table-cell table:formula="of:=WEEKDAY([.B71]; 2)" office:value-type="float" office:value="2" calcext:value-type="float">
            <text:p>2</text:p>
          </table:table-cell>
          <table:table-cell table:formula="of:=[.$D70]" office:value-type="float" office:value="600" calcext:value-type="float">
            <text:p>600</text:p>
          </table:table-cell>
          <table:table-cell table:formula="of:=ROUND(IF(MOD([.A71]-64; 7) = 0; [.E70]*0.9; [.E70]); 2)" office:value-type="float" office:value="0.6" calcext:value-type="float">
            <text:p>0,6</text:p>
          </table:table-cell>
          <table:table-cell table:formula="of:=([.E71]*[.D71])*(5/4)" office:value-type="float" office:value="450" calcext:value-type="float">
            <text:p>450</text:p>
          </table:table-cell>
          <table:table-cell table:formula="of:=ROUNDDOWN([.F71]/6)" office:value-type="float" office:value="75" calcext:value-type="float">
            <text:p>75</text:p>
          </table:table-cell>
          <table:table-cell table:formula="of:=[.G65]+[.H70]-[.J70]" office:value-type="float" office:value="1212" calcext:value-type="float">
            <text:p>1212</text:p>
          </table:table-cell>
          <table:table-cell table:formula="of:=IF(AND([.C71]&lt;&gt;7; [.C71]&lt;&gt;6); 36; 100)" office:value-type="float" office:value="36" calcext:value-type="float">
            <text:p>36</text:p>
          </table:table-cell>
          <table:table-cell table:formula="of:=IF([.I71]&lt;[.H71]; [.I71]; [.H71])" office:value-type="float" office:value="36" calcext:value-type="float">
            <text:p>36</text:p>
          </table:table-cell>
          <table:table-cell table:formula="of:=IF([.H71]&lt;[.I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4-07-02" calcext:value-type="date">
            <text:p>2.07.2014</text:p>
          </table:table-cell>
          <table:table-cell table:formula="of:=WEEKDAY([.B72]; 2)" office:value-type="float" office:value="3" calcext:value-type="float">
            <text:p>3</text:p>
          </table:table-cell>
          <table:table-cell table:formula="of:=[.$D71]" office:value-type="float" office:value="600" calcext:value-type="float">
            <text:p>600</text:p>
          </table:table-cell>
          <table:table-cell table:formula="of:=ROUND(IF(MOD([.A72]-64; 7) = 0; [.E71]*0.9; [.E71]); 2)" office:value-type="float" office:value="0.54" calcext:value-type="float">
            <text:p>0,54</text:p>
          </table:table-cell>
          <table:table-cell table:formula="of:=([.E72]*[.D72])*(5/4)" office:value-type="float" office:value="405" calcext:value-type="float">
            <text:p>405</text:p>
          </table:table-cell>
          <table:table-cell table:formula="of:=ROUNDDOWN([.F72]/6)" office:value-type="float" office:value="67" calcext:value-type="float">
            <text:p>67</text:p>
          </table:table-cell>
          <table:table-cell table:formula="of:=[.G66]+[.H71]-[.J71]" office:value-type="float" office:value="1251" calcext:value-type="float">
            <text:p>1251</text:p>
          </table:table-cell>
          <table:table-cell table:formula="of:=IF(AND([.C72]&lt;&gt;7; [.C72]&lt;&gt;6); 36; 100)" office:value-type="float" office:value="36" calcext:value-type="float">
            <text:p>36</text:p>
          </table:table-cell>
          <table:table-cell table:formula="of:=IF([.I72]&lt;[.H72]; [.I72]; [.H72])" office:value-type="float" office:value="36" calcext:value-type="float">
            <text:p>36</text:p>
          </table:table-cell>
          <table:table-cell table:formula="of:=IF([.H72]&lt;[.I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7-03" calcext:value-type="date">
            <text:p>3.07.2014</text:p>
          </table:table-cell>
          <table:table-cell table:formula="of:=WEEKDAY([.B73]; 2)" office:value-type="float" office:value="4" calcext:value-type="float">
            <text:p>4</text:p>
          </table:table-cell>
          <table:table-cell table:formula="of:=[.$D72]" office:value-type="float" office:value="600" calcext:value-type="float">
            <text:p>600</text:p>
          </table:table-cell>
          <table:table-cell table:formula="of:=ROUND(IF(MOD([.A73]-64; 7) = 0; [.E72]*0.9; [.E72]); 2)" office:value-type="float" office:value="0.54" calcext:value-type="float">
            <text:p>0,54</text:p>
          </table:table-cell>
          <table:table-cell table:formula="of:=([.E73]*[.D73])*(5/4)" office:value-type="float" office:value="405" calcext:value-type="float">
            <text:p>405</text:p>
          </table:table-cell>
          <table:table-cell table:formula="of:=ROUNDDOWN([.F73]/6)" office:value-type="float" office:value="67" calcext:value-type="float">
            <text:p>67</text:p>
          </table:table-cell>
          <table:table-cell table:formula="of:=[.G67]+[.H72]-[.J72]" office:value-type="float" office:value="1290" calcext:value-type="float">
            <text:p>1290</text:p>
          </table:table-cell>
          <table:table-cell table:formula="of:=IF(AND([.C73]&lt;&gt;7; [.C73]&lt;&gt;6); 36; 100)" office:value-type="float" office:value="36" calcext:value-type="float">
            <text:p>36</text:p>
          </table:table-cell>
          <table:table-cell table:formula="of:=IF([.I73]&lt;[.H73]; [.I73]; [.H73])" office:value-type="float" office:value="36" calcext:value-type="float">
            <text:p>36</text:p>
          </table:table-cell>
          <table:table-cell table:formula="of:=IF([.H73]&lt;[.I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4-07-04" calcext:value-type="date">
            <text:p>4.07.2014</text:p>
          </table:table-cell>
          <table:table-cell table:formula="of:=WEEKDAY([.B74]; 2)" office:value-type="float" office:value="5" calcext:value-type="float">
            <text:p>5</text:p>
          </table:table-cell>
          <table:table-cell table:formula="of:=[.$D73]" office:value-type="float" office:value="600" calcext:value-type="float">
            <text:p>600</text:p>
          </table:table-cell>
          <table:table-cell table:formula="of:=ROUND(IF(MOD([.A74]-64; 7) = 0; [.E73]*0.9; [.E73]); 2)" office:value-type="float" office:value="0.54" calcext:value-type="float">
            <text:p>0,54</text:p>
          </table:table-cell>
          <table:table-cell table:formula="of:=([.E74]*[.D74])*(5/4)" office:value-type="float" office:value="405" calcext:value-type="float">
            <text:p>405</text:p>
          </table:table-cell>
          <table:table-cell table:formula="of:=ROUNDDOWN([.F74]/6)" office:value-type="float" office:value="67" calcext:value-type="float">
            <text:p>67</text:p>
          </table:table-cell>
          <table:table-cell table:formula="of:=[.G68]+[.H73]-[.J73]" office:value-type="float" office:value="1329" calcext:value-type="float">
            <text:p>1329</text:p>
          </table:table-cell>
          <table:table-cell table:formula="of:=IF(AND([.C74]&lt;&gt;7; [.C74]&lt;&gt;6); 36; 100)" office:value-type="float" office:value="36" calcext:value-type="float">
            <text:p>36</text:p>
          </table:table-cell>
          <table:table-cell table:formula="of:=IF([.I74]&lt;[.H74]; [.I74]; [.H74])" office:value-type="float" office:value="36" calcext:value-type="float">
            <text:p>36</text:p>
          </table:table-cell>
          <table:table-cell table:formula="of:=IF([.H74]&lt;[.I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4-07-05" calcext:value-type="date">
            <text:p>5.07.2014</text:p>
          </table:table-cell>
          <table:table-cell table:formula="of:=WEEKDAY([.B75]; 2)" office:value-type="float" office:value="6" calcext:value-type="float">
            <text:p>6</text:p>
          </table:table-cell>
          <table:table-cell table:formula="of:=[.$D74]" office:value-type="float" office:value="600" calcext:value-type="float">
            <text:p>600</text:p>
          </table:table-cell>
          <table:table-cell table:formula="of:=ROUND(IF(MOD([.A75]-64; 7) = 0; [.E74]*0.9; [.E74]); 2)" office:value-type="float" office:value="0.54" calcext:value-type="float">
            <text:p>0,54</text:p>
          </table:table-cell>
          <table:table-cell table:formula="of:=([.E75]*[.D75])*(5/4)" office:value-type="float" office:value="405" calcext:value-type="float">
            <text:p>405</text:p>
          </table:table-cell>
          <table:table-cell table:formula="of:=ROUNDDOWN([.F75]/6)" office:value-type="float" office:value="67" calcext:value-type="float">
            <text:p>67</text:p>
          </table:table-cell>
          <table:table-cell table:formula="of:=[.G69]+[.H74]-[.J74]" office:value-type="float" office:value="1368" calcext:value-type="float">
            <text:p>1368</text:p>
          </table:table-cell>
          <table:table-cell table:formula="of:=IF(AND([.C75]&lt;&gt;7; [.C75]&lt;&gt;6); 36; 100)" office:value-type="float" office:value="100" calcext:value-type="float">
            <text:p>100</text:p>
          </table:table-cell>
          <table:table-cell table:formula="of:=IF([.I75]&lt;[.H75]; [.I75]; [.H75])" office:value-type="float" office:value="100" calcext:value-type="float">
            <text:p>100</text:p>
          </table:table-cell>
          <table:table-cell table:formula="of:=IF([.H75]&lt;[.I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4-07-06" calcext:value-type="date">
            <text:p>6.07.2014</text:p>
          </table:table-cell>
          <table:table-cell table:formula="of:=WEEKDAY([.B76]; 2)" office:value-type="float" office:value="7" calcext:value-type="float">
            <text:p>7</text:p>
          </table:table-cell>
          <table:table-cell table:formula="of:=[.$D75]" office:value-type="float" office:value="600" calcext:value-type="float">
            <text:p>600</text:p>
          </table:table-cell>
          <table:table-cell table:formula="of:=ROUND(IF(MOD([.A76]-64; 7) = 0; [.E75]*0.9; [.E75]); 2)" office:value-type="float" office:value="0.54" calcext:value-type="float">
            <text:p>0,54</text:p>
          </table:table-cell>
          <table:table-cell table:formula="of:=([.E76]*[.D76])*(5/4)" office:value-type="float" office:value="405" calcext:value-type="float">
            <text:p>405</text:p>
          </table:table-cell>
          <table:table-cell table:formula="of:=ROUNDDOWN([.F76]/6)" office:value-type="float" office:value="67" calcext:value-type="float">
            <text:p>67</text:p>
          </table:table-cell>
          <table:table-cell table:formula="of:=[.G70]+[.H75]-[.J75]" office:value-type="float" office:value="1343" calcext:value-type="float">
            <text:p>1343</text:p>
          </table:table-cell>
          <table:table-cell table:formula="of:=IF(AND([.C76]&lt;&gt;7; [.C76]&lt;&gt;6); 36; 100)" office:value-type="float" office:value="100" calcext:value-type="float">
            <text:p>100</text:p>
          </table:table-cell>
          <table:table-cell table:formula="of:=IF([.I76]&lt;[.H76]; [.I76]; [.H76])" office:value-type="float" office:value="100" calcext:value-type="float">
            <text:p>100</text:p>
          </table:table-cell>
          <table:table-cell table:formula="of:=IF([.H76]&lt;[.I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4-07-07" calcext:value-type="date">
            <text:p>7.07.2014</text:p>
          </table:table-cell>
          <table:table-cell table:formula="of:=WEEKDAY([.B77]; 2)" office:value-type="float" office:value="1" calcext:value-type="float">
            <text:p>1</text:p>
          </table:table-cell>
          <table:table-cell table:formula="of:=[.$D76]" office:value-type="float" office:value="600" calcext:value-type="float">
            <text:p>600</text:p>
          </table:table-cell>
          <table:table-cell table:formula="of:=ROUND(IF(MOD([.A77]-64; 7) = 0; [.E76]*0.9; [.E76]); 2)" office:value-type="float" office:value="0.54" calcext:value-type="float">
            <text:p>0,54</text:p>
          </table:table-cell>
          <table:table-cell table:formula="of:=([.E77]*[.D77])*(5/4)" office:value-type="float" office:value="405" calcext:value-type="float">
            <text:p>405</text:p>
          </table:table-cell>
          <table:table-cell table:formula="of:=ROUNDDOWN([.F77]/6)" office:value-type="float" office:value="67" calcext:value-type="float">
            <text:p>67</text:p>
          </table:table-cell>
          <table:table-cell table:formula="of:=[.G71]+[.H76]-[.J76]" office:value-type="float" office:value="1318" calcext:value-type="float">
            <text:p>1318</text:p>
          </table:table-cell>
          <table:table-cell table:formula="of:=IF(AND([.C77]&lt;&gt;7; [.C77]&lt;&gt;6); 36; 100)" office:value-type="float" office:value="36" calcext:value-type="float">
            <text:p>36</text:p>
          </table:table-cell>
          <table:table-cell table:formula="of:=IF([.I77]&lt;[.H77]; [.I77]; [.H77])" office:value-type="float" office:value="36" calcext:value-type="float">
            <text:p>36</text:p>
          </table:table-cell>
          <table:table-cell table:formula="of:=IF([.H77]&lt;[.I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7-08" calcext:value-type="date">
            <text:p>8.07.2014</text:p>
          </table:table-cell>
          <table:table-cell table:formula="of:=WEEKDAY([.B78]; 2)" office:value-type="float" office:value="2" calcext:value-type="float">
            <text:p>2</text:p>
          </table:table-cell>
          <table:table-cell table:formula="of:=[.$D77]" office:value-type="float" office:value="600" calcext:value-type="float">
            <text:p>600</text:p>
          </table:table-cell>
          <table:table-cell table:formula="of:=ROUND(IF(MOD([.A78]-64; 7) = 0; [.E77]*0.9; [.E77]); 2)" office:value-type="float" office:value="0.54" calcext:value-type="float">
            <text:p>0,54</text:p>
          </table:table-cell>
          <table:table-cell table:formula="of:=([.E78]*[.D78])*(5/4)" office:value-type="float" office:value="405" calcext:value-type="float">
            <text:p>405</text:p>
          </table:table-cell>
          <table:table-cell table:formula="of:=ROUNDDOWN([.F78]/6)" office:value-type="float" office:value="67" calcext:value-type="float">
            <text:p>67</text:p>
          </table:table-cell>
          <table:table-cell table:formula="of:=[.G72]+[.H77]-[.J77]" office:value-type="float" office:value="1349" calcext:value-type="float">
            <text:p>1349</text:p>
          </table:table-cell>
          <table:table-cell table:formula="of:=IF(AND([.C78]&lt;&gt;7; [.C78]&lt;&gt;6); 36; 100)" office:value-type="float" office:value="36" calcext:value-type="float">
            <text:p>36</text:p>
          </table:table-cell>
          <table:table-cell table:formula="of:=IF([.I78]&lt;[.H78]; [.I78]; [.H78])" office:value-type="float" office:value="36" calcext:value-type="float">
            <text:p>36</text:p>
          </table:table-cell>
          <table:table-cell table:formula="of:=IF([.H78]&lt;[.I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4-07-09" calcext:value-type="date">
            <text:p>9.07.2014</text:p>
          </table:table-cell>
          <table:table-cell table:formula="of:=WEEKDAY([.B79]; 2)" office:value-type="float" office:value="3" calcext:value-type="float">
            <text:p>3</text:p>
          </table:table-cell>
          <table:table-cell table:formula="of:=[.$D78]" office:value-type="float" office:value="600" calcext:value-type="float">
            <text:p>600</text:p>
          </table:table-cell>
          <table:table-cell table:formula="of:=ROUND(IF(MOD([.A79]-64; 7) = 0; [.E78]*0.9; [.E78]); 2)" office:value-type="float" office:value="0.49" calcext:value-type="float">
            <text:p>0,49</text:p>
          </table:table-cell>
          <table:table-cell table:formula="of:=([.E79]*[.D79])*(5/4)" office:value-type="float" office:value="367.5" calcext:value-type="float">
            <text:p>367,5</text:p>
          </table:table-cell>
          <table:table-cell table:formula="of:=ROUNDDOWN([.F79]/6)" office:value-type="float" office:value="61" calcext:value-type="float">
            <text:p>61</text:p>
          </table:table-cell>
          <table:table-cell table:formula="of:=[.G73]+[.H78]-[.J78]" office:value-type="float" office:value="1380" calcext:value-type="float">
            <text:p>1380</text:p>
          </table:table-cell>
          <table:table-cell table:formula="of:=IF(AND([.C79]&lt;&gt;7; [.C79]&lt;&gt;6); 36; 100)" office:value-type="float" office:value="36" calcext:value-type="float">
            <text:p>36</text:p>
          </table:table-cell>
          <table:table-cell table:formula="of:=IF([.I79]&lt;[.H79]; [.I79]; [.H79])" office:value-type="float" office:value="36" calcext:value-type="float">
            <text:p>36</text:p>
          </table:table-cell>
          <table:table-cell table:formula="of:=IF([.H79]&lt;[.I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4-07-10" calcext:value-type="date">
            <text:p>10.07.2014</text:p>
          </table:table-cell>
          <table:table-cell table:formula="of:=WEEKDAY([.B80]; 2)" office:value-type="float" office:value="4" calcext:value-type="float">
            <text:p>4</text:p>
          </table:table-cell>
          <table:table-cell table:formula="of:=[.$D79]" office:value-type="float" office:value="600" calcext:value-type="float">
            <text:p>600</text:p>
          </table:table-cell>
          <table:table-cell table:formula="of:=ROUND(IF(MOD([.A80]-64; 7) = 0; [.E79]*0.9; [.E79]); 2)" office:value-type="float" office:value="0.49" calcext:value-type="float">
            <text:p>0,49</text:p>
          </table:table-cell>
          <table:table-cell table:formula="of:=([.E80]*[.D80])*(5/4)" office:value-type="float" office:value="367.5" calcext:value-type="float">
            <text:p>367,5</text:p>
          </table:table-cell>
          <table:table-cell table:formula="of:=ROUNDDOWN([.F80]/6)" office:value-type="float" office:value="61" calcext:value-type="float">
            <text:p>61</text:p>
          </table:table-cell>
          <table:table-cell table:formula="of:=[.G74]+[.H79]-[.J79]" office:value-type="float" office:value="1411" calcext:value-type="float">
            <text:p>1411</text:p>
          </table:table-cell>
          <table:table-cell table:formula="of:=IF(AND([.C80]&lt;&gt;7; [.C80]&lt;&gt;6); 36; 100)" office:value-type="float" office:value="36" calcext:value-type="float">
            <text:p>36</text:p>
          </table:table-cell>
          <table:table-cell table:formula="of:=IF([.I80]&lt;[.H80]; [.I80]; [.H80])" office:value-type="float" office:value="36" calcext:value-type="float">
            <text:p>36</text:p>
          </table:table-cell>
          <table:table-cell table:formula="of:=IF([.H80]&lt;[.I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4-07-11" calcext:value-type="date">
            <text:p>11.07.2014</text:p>
          </table:table-cell>
          <table:table-cell table:formula="of:=WEEKDAY([.B81]; 2)" office:value-type="float" office:value="5" calcext:value-type="float">
            <text:p>5</text:p>
          </table:table-cell>
          <table:table-cell table:formula="of:=[.$D80]" office:value-type="float" office:value="600" calcext:value-type="float">
            <text:p>600</text:p>
          </table:table-cell>
          <table:table-cell table:formula="of:=ROUND(IF(MOD([.A81]-64; 7) = 0; [.E80]*0.9; [.E80]); 2)" office:value-type="float" office:value="0.49" calcext:value-type="float">
            <text:p>0,49</text:p>
          </table:table-cell>
          <table:table-cell table:formula="of:=([.E81]*[.D81])*(5/4)" office:value-type="float" office:value="367.5" calcext:value-type="float">
            <text:p>367,5</text:p>
          </table:table-cell>
          <table:table-cell table:formula="of:=ROUNDDOWN([.F81]/6)" office:value-type="float" office:value="61" calcext:value-type="float">
            <text:p>61</text:p>
          </table:table-cell>
          <table:table-cell table:formula="of:=[.G75]+[.H80]-[.J80]" office:value-type="float" office:value="1442" calcext:value-type="float">
            <text:p>1442</text:p>
          </table:table-cell>
          <table:table-cell table:formula="of:=IF(AND([.C81]&lt;&gt;7; [.C81]&lt;&gt;6); 36; 100)" office:value-type="float" office:value="36" calcext:value-type="float">
            <text:p>36</text:p>
          </table:table-cell>
          <table:table-cell table:formula="of:=IF([.I81]&lt;[.H81]; [.I81]; [.H81])" office:value-type="float" office:value="36" calcext:value-type="float">
            <text:p>36</text:p>
          </table:table-cell>
          <table:table-cell table:formula="of:=IF([.H81]&lt;[.I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4-07-12" calcext:value-type="date">
            <text:p>12.07.2014</text:p>
          </table:table-cell>
          <table:table-cell table:formula="of:=WEEKDAY([.B82]; 2)" office:value-type="float" office:value="6" calcext:value-type="float">
            <text:p>6</text:p>
          </table:table-cell>
          <table:table-cell table:formula="of:=[.$D81]" office:value-type="float" office:value="600" calcext:value-type="float">
            <text:p>600</text:p>
          </table:table-cell>
          <table:table-cell table:formula="of:=ROUND(IF(MOD([.A82]-64; 7) = 0; [.E81]*0.9; [.E81]); 2)" office:value-type="float" office:value="0.49" calcext:value-type="float">
            <text:p>0,49</text:p>
          </table:table-cell>
          <table:table-cell table:formula="of:=([.E82]*[.D82])*(5/4)" office:value-type="float" office:value="367.5" calcext:value-type="float">
            <text:p>367,5</text:p>
          </table:table-cell>
          <table:table-cell table:formula="of:=ROUNDDOWN([.F82]/6)" office:value-type="float" office:value="61" calcext:value-type="float">
            <text:p>61</text:p>
          </table:table-cell>
          <table:table-cell table:formula="of:=[.G76]+[.H81]-[.J81]" office:value-type="float" office:value="1473" calcext:value-type="float">
            <text:p>1473</text:p>
          </table:table-cell>
          <table:table-cell table:formula="of:=IF(AND([.C82]&lt;&gt;7; [.C82]&lt;&gt;6); 36; 100)" office:value-type="float" office:value="100" calcext:value-type="float">
            <text:p>100</text:p>
          </table:table-cell>
          <table:table-cell table:formula="of:=IF([.I82]&lt;[.H82]; [.I82]; [.H82])" office:value-type="float" office:value="100" calcext:value-type="float">
            <text:p>100</text:p>
          </table:table-cell>
          <table:table-cell table:formula="of:=IF([.H82]&lt;[.I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4-07-13" calcext:value-type="date">
            <text:p>13.07.2014</text:p>
          </table:table-cell>
          <table:table-cell table:formula="of:=WEEKDAY([.B83]; 2)" office:value-type="float" office:value="7" calcext:value-type="float">
            <text:p>7</text:p>
          </table:table-cell>
          <table:table-cell table:formula="of:=[.$D82]" office:value-type="float" office:value="600" calcext:value-type="float">
            <text:p>600</text:p>
          </table:table-cell>
          <table:table-cell table:formula="of:=ROUND(IF(MOD([.A83]-64; 7) = 0; [.E82]*0.9; [.E82]); 2)" office:value-type="float" office:value="0.49" calcext:value-type="float">
            <text:p>0,49</text:p>
          </table:table-cell>
          <table:table-cell table:formula="of:=([.E83]*[.D83])*(5/4)" office:value-type="float" office:value="367.5" calcext:value-type="float">
            <text:p>367,5</text:p>
          </table:table-cell>
          <table:table-cell table:formula="of:=ROUNDDOWN([.F83]/6)" office:value-type="float" office:value="61" calcext:value-type="float">
            <text:p>61</text:p>
          </table:table-cell>
          <table:table-cell table:formula="of:=[.G77]+[.H82]-[.J82]" office:value-type="float" office:value="1440" calcext:value-type="float">
            <text:p>1440</text:p>
          </table:table-cell>
          <table:table-cell table:formula="of:=IF(AND([.C83]&lt;&gt;7; [.C83]&lt;&gt;6); 36; 100)" office:value-type="float" office:value="100" calcext:value-type="float">
            <text:p>100</text:p>
          </table:table-cell>
          <table:table-cell table:formula="of:=IF([.I83]&lt;[.H83]; [.I83]; [.H83])" office:value-type="float" office:value="100" calcext:value-type="float">
            <text:p>100</text:p>
          </table:table-cell>
          <table:table-cell table:formula="of:=IF([.H83]&lt;[.I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4-07-14" calcext:value-type="date">
            <text:p>14.07.2014</text:p>
          </table:table-cell>
          <table:table-cell table:formula="of:=WEEKDAY([.B84]; 2)" office:value-type="float" office:value="1" calcext:value-type="float">
            <text:p>1</text:p>
          </table:table-cell>
          <table:table-cell table:formula="of:=[.$D83]" office:value-type="float" office:value="600" calcext:value-type="float">
            <text:p>600</text:p>
          </table:table-cell>
          <table:table-cell table:formula="of:=ROUND(IF(MOD([.A84]-64; 7) = 0; [.E83]*0.9; [.E83]); 2)" office:value-type="float" office:value="0.49" calcext:value-type="float">
            <text:p>0,49</text:p>
          </table:table-cell>
          <table:table-cell table:formula="of:=([.E84]*[.D84])*(5/4)" office:value-type="float" office:value="367.5" calcext:value-type="float">
            <text:p>367,5</text:p>
          </table:table-cell>
          <table:table-cell table:formula="of:=ROUNDDOWN([.F84]/6)" office:value-type="float" office:value="61" calcext:value-type="float">
            <text:p>61</text:p>
          </table:table-cell>
          <table:table-cell table:formula="of:=[.G78]+[.H83]-[.J83]" office:value-type="float" office:value="1407" calcext:value-type="float">
            <text:p>1407</text:p>
          </table:table-cell>
          <table:table-cell table:formula="of:=IF(AND([.C84]&lt;&gt;7; [.C84]&lt;&gt;6); 36; 100)" office:value-type="float" office:value="36" calcext:value-type="float">
            <text:p>36</text:p>
          </table:table-cell>
          <table:table-cell table:formula="of:=IF([.I84]&lt;[.H84]; [.I84]; [.H84])" office:value-type="float" office:value="36" calcext:value-type="float">
            <text:p>36</text:p>
          </table:table-cell>
          <table:table-cell table:formula="of:=IF([.H84]&lt;[.I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4-07-15" calcext:value-type="date">
            <text:p>15.07.2014</text:p>
          </table:table-cell>
          <table:table-cell table:formula="of:=WEEKDAY([.B85]; 2)" office:value-type="float" office:value="2" calcext:value-type="float">
            <text:p>2</text:p>
          </table:table-cell>
          <table:table-cell table:formula="of:=[.$D84]" office:value-type="float" office:value="600" calcext:value-type="float">
            <text:p>600</text:p>
          </table:table-cell>
          <table:table-cell table:formula="of:=ROUND(IF(MOD([.A85]-64; 7) = 0; [.E84]*0.9; [.E84]); 2)" office:value-type="float" office:value="0.49" calcext:value-type="float">
            <text:p>0,49</text:p>
          </table:table-cell>
          <table:table-cell table:formula="of:=([.E85]*[.D85])*(5/4)" office:value-type="float" office:value="367.5" calcext:value-type="float">
            <text:p>367,5</text:p>
          </table:table-cell>
          <table:table-cell table:formula="of:=ROUNDDOWN([.F85]/6)" office:value-type="float" office:value="61" calcext:value-type="float">
            <text:p>61</text:p>
          </table:table-cell>
          <table:table-cell table:formula="of:=[.G79]+[.H84]-[.J84]" office:value-type="float" office:value="1432" calcext:value-type="float">
            <text:p>1432</text:p>
          </table:table-cell>
          <table:table-cell table:formula="of:=IF(AND([.C85]&lt;&gt;7; [.C85]&lt;&gt;6); 36; 100)" office:value-type="float" office:value="36" calcext:value-type="float">
            <text:p>36</text:p>
          </table:table-cell>
          <table:table-cell table:formula="of:=IF([.I85]&lt;[.H85]; [.I85]; [.H85])" office:value-type="float" office:value="36" calcext:value-type="float">
            <text:p>36</text:p>
          </table:table-cell>
          <table:table-cell table:formula="of:=IF([.H85]&lt;[.I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4-07-16" calcext:value-type="date">
            <text:p>16.07.2014</text:p>
          </table:table-cell>
          <table:table-cell table:formula="of:=WEEKDAY([.B86]; 2)" office:value-type="float" office:value="3" calcext:value-type="float">
            <text:p>3</text:p>
          </table:table-cell>
          <table:table-cell table:formula="of:=[.$D85]" office:value-type="float" office:value="600" calcext:value-type="float">
            <text:p>600</text:p>
          </table:table-cell>
          <table:table-cell table:formula="of:=ROUND(IF(MOD([.A86]-64; 7) = 0; [.E85]*0.9; [.E85]); 2)" office:value-type="float" office:value="0.44" calcext:value-type="float">
            <text:p>0,44</text:p>
          </table:table-cell>
          <table:table-cell table:formula="of:=([.E86]*[.D86])*(5/4)" office:value-type="float" office:value="330" calcext:value-type="float">
            <text:p>330</text:p>
          </table:table-cell>
          <table:table-cell table:formula="of:=ROUNDDOWN([.F86]/6)" office:value-type="float" office:value="55" calcext:value-type="float">
            <text:p>55</text:p>
          </table:table-cell>
          <table:table-cell table:formula="of:=[.G80]+[.H85]-[.J85]" office:value-type="float" office:value="1457" calcext:value-type="float">
            <text:p>1457</text:p>
          </table:table-cell>
          <table:table-cell table:formula="of:=IF(AND([.C86]&lt;&gt;7; [.C86]&lt;&gt;6); 36; 100)" office:value-type="float" office:value="36" calcext:value-type="float">
            <text:p>36</text:p>
          </table:table-cell>
          <table:table-cell table:formula="of:=IF([.I86]&lt;[.H86]; [.I86]; [.H86])" office:value-type="float" office:value="36" calcext:value-type="float">
            <text:p>36</text:p>
          </table:table-cell>
          <table:table-cell table:formula="of:=IF([.H86]&lt;[.I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4-07-17" calcext:value-type="date">
            <text:p>17.07.2014</text:p>
          </table:table-cell>
          <table:table-cell table:formula="of:=WEEKDAY([.B87]; 2)" office:value-type="float" office:value="4" calcext:value-type="float">
            <text:p>4</text:p>
          </table:table-cell>
          <table:table-cell table:formula="of:=[.$D86]" office:value-type="float" office:value="600" calcext:value-type="float">
            <text:p>600</text:p>
          </table:table-cell>
          <table:table-cell table:formula="of:=ROUND(IF(MOD([.A87]-64; 7) = 0; [.E86]*0.9; [.E86]); 2)" office:value-type="float" office:value="0.44" calcext:value-type="float">
            <text:p>0,44</text:p>
          </table:table-cell>
          <table:table-cell table:formula="of:=([.E87]*[.D87])*(5/4)" office:value-type="float" office:value="330" calcext:value-type="float">
            <text:p>330</text:p>
          </table:table-cell>
          <table:table-cell table:formula="of:=ROUNDDOWN([.F87]/6)" office:value-type="float" office:value="55" calcext:value-type="float">
            <text:p>55</text:p>
          </table:table-cell>
          <table:table-cell table:formula="of:=[.G81]+[.H86]-[.J86]" office:value-type="float" office:value="1482" calcext:value-type="float">
            <text:p>1482</text:p>
          </table:table-cell>
          <table:table-cell table:formula="of:=IF(AND([.C87]&lt;&gt;7; [.C87]&lt;&gt;6); 36; 100)" office:value-type="float" office:value="36" calcext:value-type="float">
            <text:p>36</text:p>
          </table:table-cell>
          <table:table-cell table:formula="of:=IF([.I87]&lt;[.H87]; [.I87]; [.H87])" office:value-type="float" office:value="36" calcext:value-type="float">
            <text:p>36</text:p>
          </table:table-cell>
          <table:table-cell table:formula="of:=IF([.H87]&lt;[.I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4-07-18" calcext:value-type="date">
            <text:p>18.07.2014</text:p>
          </table:table-cell>
          <table:table-cell table:formula="of:=WEEKDAY([.B88]; 2)" office:value-type="float" office:value="5" calcext:value-type="float">
            <text:p>5</text:p>
          </table:table-cell>
          <table:table-cell table:formula="of:=[.$D87]" office:value-type="float" office:value="600" calcext:value-type="float">
            <text:p>600</text:p>
          </table:table-cell>
          <table:table-cell table:formula="of:=ROUND(IF(MOD([.A88]-64; 7) = 0; [.E87]*0.9; [.E87]); 2)" office:value-type="float" office:value="0.44" calcext:value-type="float">
            <text:p>0,44</text:p>
          </table:table-cell>
          <table:table-cell table:formula="of:=([.E88]*[.D88])*(5/4)" office:value-type="float" office:value="330" calcext:value-type="float">
            <text:p>330</text:p>
          </table:table-cell>
          <table:table-cell table:formula="of:=ROUNDDOWN([.F88]/6)" office:value-type="float" office:value="55" calcext:value-type="float">
            <text:p>55</text:p>
          </table:table-cell>
          <table:table-cell table:formula="of:=[.G82]+[.H87]-[.J87]" office:value-type="float" office:value="1507" calcext:value-type="float">
            <text:p>1507</text:p>
          </table:table-cell>
          <table:table-cell table:formula="of:=IF(AND([.C88]&lt;&gt;7; [.C88]&lt;&gt;6); 36; 100)" office:value-type="float" office:value="36" calcext:value-type="float">
            <text:p>36</text:p>
          </table:table-cell>
          <table:table-cell table:formula="of:=IF([.I88]&lt;[.H88]; [.I88]; [.H88])" office:value-type="float" office:value="36" calcext:value-type="float">
            <text:p>36</text:p>
          </table:table-cell>
          <table:table-cell table:formula="of:=IF([.H88]&lt;[.I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4-07-19" calcext:value-type="date">
            <text:p>19.07.2014</text:p>
          </table:table-cell>
          <table:table-cell table:formula="of:=WEEKDAY([.B89]; 2)" office:value-type="float" office:value="6" calcext:value-type="float">
            <text:p>6</text:p>
          </table:table-cell>
          <table:table-cell table:formula="of:=[.$D88]" office:value-type="float" office:value="600" calcext:value-type="float">
            <text:p>600</text:p>
          </table:table-cell>
          <table:table-cell table:formula="of:=ROUND(IF(MOD([.A89]-64; 7) = 0; [.E88]*0.9; [.E88]); 2)" office:value-type="float" office:value="0.44" calcext:value-type="float">
            <text:p>0,44</text:p>
          </table:table-cell>
          <table:table-cell table:formula="of:=([.E89]*[.D89])*(5/4)" office:value-type="float" office:value="330" calcext:value-type="float">
            <text:p>330</text:p>
          </table:table-cell>
          <table:table-cell table:formula="of:=ROUNDDOWN([.F89]/6)" office:value-type="float" office:value="55" calcext:value-type="float">
            <text:p>55</text:p>
          </table:table-cell>
          <table:table-cell table:formula="of:=[.G83]+[.H88]-[.J88]" office:value-type="float" office:value="1532" calcext:value-type="float">
            <text:p>1532</text:p>
          </table:table-cell>
          <table:table-cell table:formula="of:=IF(AND([.C89]&lt;&gt;7; [.C89]&lt;&gt;6); 36; 100)" office:value-type="float" office:value="100" calcext:value-type="float">
            <text:p>100</text:p>
          </table:table-cell>
          <table:table-cell table:formula="of:=IF([.I89]&lt;[.H89]; [.I89]; [.H89])" office:value-type="float" office:value="100" calcext:value-type="float">
            <text:p>100</text:p>
          </table:table-cell>
          <table:table-cell table:formula="of:=IF([.H89]&lt;[.I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4-07-20" calcext:value-type="date">
            <text:p>20.07.2014</text:p>
          </table:table-cell>
          <table:table-cell table:formula="of:=WEEKDAY([.B90]; 2)" office:value-type="float" office:value="7" calcext:value-type="float">
            <text:p>7</text:p>
          </table:table-cell>
          <table:table-cell table:formula="of:=[.$D89]" office:value-type="float" office:value="600" calcext:value-type="float">
            <text:p>600</text:p>
          </table:table-cell>
          <table:table-cell table:formula="of:=ROUND(IF(MOD([.A90]-64; 7) = 0; [.E89]*0.9; [.E89]); 2)" office:value-type="float" office:value="0.44" calcext:value-type="float">
            <text:p>0,44</text:p>
          </table:table-cell>
          <table:table-cell table:formula="of:=([.E90]*[.D90])*(5/4)" office:value-type="float" office:value="330" calcext:value-type="float">
            <text:p>330</text:p>
          </table:table-cell>
          <table:table-cell table:formula="of:=ROUNDDOWN([.F90]/6)" office:value-type="float" office:value="55" calcext:value-type="float">
            <text:p>55</text:p>
          </table:table-cell>
          <table:table-cell table:formula="of:=[.G84]+[.H89]-[.J89]" office:value-type="float" office:value="1493" calcext:value-type="float">
            <text:p>1493</text:p>
          </table:table-cell>
          <table:table-cell table:formula="of:=IF(AND([.C90]&lt;&gt;7; [.C90]&lt;&gt;6); 36; 100)" office:value-type="float" office:value="100" calcext:value-type="float">
            <text:p>100</text:p>
          </table:table-cell>
          <table:table-cell table:formula="of:=IF([.I90]&lt;[.H90]; [.I90]; [.H90])" office:value-type="float" office:value="100" calcext:value-type="float">
            <text:p>100</text:p>
          </table:table-cell>
          <table:table-cell table:formula="of:=IF([.H90]&lt;[.I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4-07-21" calcext:value-type="date">
            <text:p>21.07.2014</text:p>
          </table:table-cell>
          <table:table-cell table:formula="of:=WEEKDAY([.B91]; 2)" office:value-type="float" office:value="1" calcext:value-type="float">
            <text:p>1</text:p>
          </table:table-cell>
          <table:table-cell table:formula="of:=[.$D90]" office:value-type="float" office:value="600" calcext:value-type="float">
            <text:p>600</text:p>
          </table:table-cell>
          <table:table-cell table:formula="of:=ROUND(IF(MOD([.A91]-64; 7) = 0; [.E90]*0.9; [.E90]); 2)" office:value-type="float" office:value="0.44" calcext:value-type="float">
            <text:p>0,44</text:p>
          </table:table-cell>
          <table:table-cell table:formula="of:=([.E91]*[.D91])*(5/4)" office:value-type="float" office:value="330" calcext:value-type="float">
            <text:p>330</text:p>
          </table:table-cell>
          <table:table-cell table:formula="of:=ROUNDDOWN([.F91]/6)" office:value-type="float" office:value="55" calcext:value-type="float">
            <text:p>55</text:p>
          </table:table-cell>
          <table:table-cell table:formula="of:=[.G85]+[.H90]-[.J90]" office:value-type="float" office:value="1454" calcext:value-type="float">
            <text:p>1454</text:p>
          </table:table-cell>
          <table:table-cell table:formula="of:=IF(AND([.C91]&lt;&gt;7; [.C91]&lt;&gt;6); 36; 100)" office:value-type="float" office:value="36" calcext:value-type="float">
            <text:p>36</text:p>
          </table:table-cell>
          <table:table-cell table:formula="of:=IF([.I91]&lt;[.H91]; [.I91]; [.H91])" office:value-type="float" office:value="36" calcext:value-type="float">
            <text:p>36</text:p>
          </table:table-cell>
          <table:table-cell table:formula="of:=IF([.H91]&lt;[.I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4-07-22" calcext:value-type="date">
            <text:p>22.07.2014</text:p>
          </table:table-cell>
          <table:table-cell table:formula="of:=WEEKDAY([.B92]; 2)" office:value-type="float" office:value="2" calcext:value-type="float">
            <text:p>2</text:p>
          </table:table-cell>
          <table:table-cell table:formula="of:=[.$D91]" office:value-type="float" office:value="600" calcext:value-type="float">
            <text:p>600</text:p>
          </table:table-cell>
          <table:table-cell table:formula="of:=ROUND(IF(MOD([.A92]-64; 7) = 0; [.E91]*0.9; [.E91]); 2)" office:value-type="float" office:value="0.44" calcext:value-type="float">
            <text:p>0,44</text:p>
          </table:table-cell>
          <table:table-cell table:formula="of:=([.E92]*[.D92])*(5/4)" office:value-type="float" office:value="330" calcext:value-type="float">
            <text:p>330</text:p>
          </table:table-cell>
          <table:table-cell table:formula="of:=ROUNDDOWN([.F92]/6)" office:value-type="float" office:value="55" calcext:value-type="float">
            <text:p>55</text:p>
          </table:table-cell>
          <table:table-cell table:formula="of:=[.G86]+[.H91]-[.J91]" office:value-type="float" office:value="1473" calcext:value-type="float">
            <text:p>1473</text:p>
          </table:table-cell>
          <table:table-cell table:formula="of:=IF(AND([.C92]&lt;&gt;7; [.C92]&lt;&gt;6); 36; 100)" office:value-type="float" office:value="36" calcext:value-type="float">
            <text:p>36</text:p>
          </table:table-cell>
          <table:table-cell table:formula="of:=IF([.I92]&lt;[.H92]; [.I92]; [.H92])" office:value-type="float" office:value="36" calcext:value-type="float">
            <text:p>36</text:p>
          </table:table-cell>
          <table:table-cell table:formula="of:=IF([.H92]&lt;[.I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4-07-23" calcext:value-type="date">
            <text:p>23.07.2014</text:p>
          </table:table-cell>
          <table:table-cell table:formula="of:=WEEKDAY([.B93]; 2)" office:value-type="float" office:value="3" calcext:value-type="float">
            <text:p>3</text:p>
          </table:table-cell>
          <table:table-cell table:formula="of:=[.$D92]" office:value-type="float" office:value="600" calcext:value-type="float">
            <text:p>600</text:p>
          </table:table-cell>
          <table:table-cell table:formula="of:=ROUND(IF(MOD([.A93]-64; 7) = 0; [.E92]*0.9; [.E92]); 2)" office:value-type="float" office:value="0.4" calcext:value-type="float">
            <text:p>0,4</text:p>
          </table:table-cell>
          <table:table-cell table:formula="of:=([.E93]*[.D93])*(5/4)" office:value-type="float" office:value="300" calcext:value-type="float">
            <text:p>300</text:p>
          </table:table-cell>
          <table:table-cell table:formula="of:=ROUNDDOWN([.F93]/6)" office:value-type="float" office:value="50" calcext:value-type="float">
            <text:p>50</text:p>
          </table:table-cell>
          <table:table-cell table:formula="of:=[.G87]+[.H92]-[.J92]" office:value-type="float" office:value="1492" calcext:value-type="float">
            <text:p>1492</text:p>
          </table:table-cell>
          <table:table-cell table:formula="of:=IF(AND([.C93]&lt;&gt;7; [.C93]&lt;&gt;6); 36; 100)" office:value-type="float" office:value="36" calcext:value-type="float">
            <text:p>36</text:p>
          </table:table-cell>
          <table:table-cell table:formula="of:=IF([.I93]&lt;[.H93]; [.I93]; [.H93])" office:value-type="float" office:value="36" calcext:value-type="float">
            <text:p>36</text:p>
          </table:table-cell>
          <table:table-cell table:formula="of:=IF([.H93]&lt;[.I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4-07-24" calcext:value-type="date">
            <text:p>24.07.2014</text:p>
          </table:table-cell>
          <table:table-cell table:formula="of:=WEEKDAY([.B94]; 2)" office:value-type="float" office:value="4" calcext:value-type="float">
            <text:p>4</text:p>
          </table:table-cell>
          <table:table-cell table:formula="of:=[.$D93]" office:value-type="float" office:value="600" calcext:value-type="float">
            <text:p>600</text:p>
          </table:table-cell>
          <table:table-cell table:formula="of:=ROUND(IF(MOD([.A94]-64; 7) = 0; [.E93]*0.9; [.E93]); 2)" office:value-type="float" office:value="0.4" calcext:value-type="float">
            <text:p>0,4</text:p>
          </table:table-cell>
          <table:table-cell table:formula="of:=([.E94]*[.D94])*(5/4)" office:value-type="float" office:value="300" calcext:value-type="float">
            <text:p>300</text:p>
          </table:table-cell>
          <table:table-cell table:formula="of:=ROUNDDOWN([.F94]/6)" office:value-type="float" office:value="50" calcext:value-type="float">
            <text:p>50</text:p>
          </table:table-cell>
          <table:table-cell table:formula="of:=[.G88]+[.H93]-[.J93]" office:value-type="float" office:value="1511" calcext:value-type="float">
            <text:p>1511</text:p>
          </table:table-cell>
          <table:table-cell table:formula="of:=IF(AND([.C94]&lt;&gt;7; [.C94]&lt;&gt;6); 36; 100)" office:value-type="float" office:value="36" calcext:value-type="float">
            <text:p>36</text:p>
          </table:table-cell>
          <table:table-cell table:formula="of:=IF([.I94]&lt;[.H94]; [.I94]; [.H94])" office:value-type="float" office:value="36" calcext:value-type="float">
            <text:p>36</text:p>
          </table:table-cell>
          <table:table-cell table:formula="of:=IF([.H94]&lt;[.I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4-07-25" calcext:value-type="date">
            <text:p>25.07.2014</text:p>
          </table:table-cell>
          <table:table-cell table:formula="of:=WEEKDAY([.B95]; 2)" office:value-type="float" office:value="5" calcext:value-type="float">
            <text:p>5</text:p>
          </table:table-cell>
          <table:table-cell table:formula="of:=[.$D94]" office:value-type="float" office:value="600" calcext:value-type="float">
            <text:p>600</text:p>
          </table:table-cell>
          <table:table-cell table:formula="of:=ROUND(IF(MOD([.A95]-64; 7) = 0; [.E94]*0.9; [.E94]); 2)" office:value-type="float" office:value="0.4" calcext:value-type="float">
            <text:p>0,4</text:p>
          </table:table-cell>
          <table:table-cell table:formula="of:=([.E95]*[.D95])*(5/4)" office:value-type="float" office:value="300" calcext:value-type="float">
            <text:p>300</text:p>
          </table:table-cell>
          <table:table-cell table:formula="of:=ROUNDDOWN([.F95]/6)" office:value-type="float" office:value="50" calcext:value-type="float">
            <text:p>50</text:p>
          </table:table-cell>
          <table:table-cell table:formula="of:=[.G89]+[.H94]-[.J94]" office:value-type="float" office:value="1530" calcext:value-type="float">
            <text:p>1530</text:p>
          </table:table-cell>
          <table:table-cell table:formula="of:=IF(AND([.C95]&lt;&gt;7; [.C95]&lt;&gt;6); 36; 100)" office:value-type="float" office:value="36" calcext:value-type="float">
            <text:p>36</text:p>
          </table:table-cell>
          <table:table-cell table:formula="of:=IF([.I95]&lt;[.H95]; [.I95]; [.H95])" office:value-type="float" office:value="36" calcext:value-type="float">
            <text:p>36</text:p>
          </table:table-cell>
          <table:table-cell table:formula="of:=IF([.H95]&lt;[.I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4-07-26" calcext:value-type="date">
            <text:p>26.07.2014</text:p>
          </table:table-cell>
          <table:table-cell table:formula="of:=WEEKDAY([.B96]; 2)" office:value-type="float" office:value="6" calcext:value-type="float">
            <text:p>6</text:p>
          </table:table-cell>
          <table:table-cell table:formula="of:=[.$D95]" office:value-type="float" office:value="600" calcext:value-type="float">
            <text:p>600</text:p>
          </table:table-cell>
          <table:table-cell table:formula="of:=ROUND(IF(MOD([.A96]-64; 7) = 0; [.E95]*0.9; [.E95]); 2)" office:value-type="float" office:value="0.4" calcext:value-type="float">
            <text:p>0,4</text:p>
          </table:table-cell>
          <table:table-cell table:formula="of:=([.E96]*[.D96])*(5/4)" office:value-type="float" office:value="300" calcext:value-type="float">
            <text:p>300</text:p>
          </table:table-cell>
          <table:table-cell table:formula="of:=ROUNDDOWN([.F96]/6)" office:value-type="float" office:value="50" calcext:value-type="float">
            <text:p>50</text:p>
          </table:table-cell>
          <table:table-cell table:formula="of:=[.G90]+[.H95]-[.J95]" office:value-type="float" office:value="1549" calcext:value-type="float">
            <text:p>1549</text:p>
          </table:table-cell>
          <table:table-cell table:formula="of:=IF(AND([.C96]&lt;&gt;7; [.C96]&lt;&gt;6); 36; 100)" office:value-type="float" office:value="100" calcext:value-type="float">
            <text:p>100</text:p>
          </table:table-cell>
          <table:table-cell table:formula="of:=IF([.I96]&lt;[.H96]; [.I96]; [.H96])" office:value-type="float" office:value="100" calcext:value-type="float">
            <text:p>100</text:p>
          </table:table-cell>
          <table:table-cell table:formula="of:=IF([.H96]&lt;[.I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4-07-27" calcext:value-type="date">
            <text:p>27.07.2014</text:p>
          </table:table-cell>
          <table:table-cell table:formula="of:=WEEKDAY([.B97]; 2)" office:value-type="float" office:value="7" calcext:value-type="float">
            <text:p>7</text:p>
          </table:table-cell>
          <table:table-cell table:formula="of:=[.$D96]" office:value-type="float" office:value="600" calcext:value-type="float">
            <text:p>600</text:p>
          </table:table-cell>
          <table:table-cell table:formula="of:=ROUND(IF(MOD([.A97]-64; 7) = 0; [.E96]*0.9; [.E96]); 2)" office:value-type="float" office:value="0.4" calcext:value-type="float">
            <text:p>0,4</text:p>
          </table:table-cell>
          <table:table-cell table:formula="of:=([.E97]*[.D97])*(5/4)" office:value-type="float" office:value="300" calcext:value-type="float">
            <text:p>300</text:p>
          </table:table-cell>
          <table:table-cell table:formula="of:=ROUNDDOWN([.F97]/6)" office:value-type="float" office:value="50" calcext:value-type="float">
            <text:p>50</text:p>
          </table:table-cell>
          <table:table-cell table:formula="of:=[.G91]+[.H96]-[.J96]" office:value-type="float" office:value="1504" calcext:value-type="float">
            <text:p>1504</text:p>
          </table:table-cell>
          <table:table-cell table:formula="of:=IF(AND([.C97]&lt;&gt;7; [.C97]&lt;&gt;6); 36; 100)" office:value-type="float" office:value="100" calcext:value-type="float">
            <text:p>100</text:p>
          </table:table-cell>
          <table:table-cell table:formula="of:=IF([.I97]&lt;[.H97]; [.I97]; [.H97])" office:value-type="float" office:value="100" calcext:value-type="float">
            <text:p>100</text:p>
          </table:table-cell>
          <table:table-cell table:formula="of:=IF([.H97]&lt;[.I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4-07-28" calcext:value-type="date">
            <text:p>28.07.2014</text:p>
          </table:table-cell>
          <table:table-cell table:formula="of:=WEEKDAY([.B98]; 2)" office:value-type="float" office:value="1" calcext:value-type="float">
            <text:p>1</text:p>
          </table:table-cell>
          <table:table-cell table:formula="of:=[.$D97]" office:value-type="float" office:value="600" calcext:value-type="float">
            <text:p>600</text:p>
          </table:table-cell>
          <table:table-cell table:formula="of:=ROUND(IF(MOD([.A98]-64; 7) = 0; [.E97]*0.9; [.E97]); 2)" office:value-type="float" office:value="0.4" calcext:value-type="float">
            <text:p>0,4</text:p>
          </table:table-cell>
          <table:table-cell table:formula="of:=([.E98]*[.D98])*(5/4)" office:value-type="float" office:value="300" calcext:value-type="float">
            <text:p>300</text:p>
          </table:table-cell>
          <table:table-cell table:formula="of:=ROUNDDOWN([.F98]/6)" office:value-type="float" office:value="50" calcext:value-type="float">
            <text:p>50</text:p>
          </table:table-cell>
          <table:table-cell table:formula="of:=[.G92]+[.H97]-[.J97]" office:value-type="float" office:value="1459" calcext:value-type="float">
            <text:p>1459</text:p>
          </table:table-cell>
          <table:table-cell table:formula="of:=IF(AND([.C98]&lt;&gt;7; [.C98]&lt;&gt;6); 36; 100)" office:value-type="float" office:value="36" calcext:value-type="float">
            <text:p>36</text:p>
          </table:table-cell>
          <table:table-cell table:formula="of:=IF([.I98]&lt;[.H98]; [.I98]; [.H98])" office:value-type="float" office:value="36" calcext:value-type="float">
            <text:p>36</text:p>
          </table:table-cell>
          <table:table-cell table:formula="of:=IF([.H98]&lt;[.I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4-07-29" calcext:value-type="date">
            <text:p>29.07.2014</text:p>
          </table:table-cell>
          <table:table-cell table:formula="of:=WEEKDAY([.B99]; 2)" office:value-type="float" office:value="2" calcext:value-type="float">
            <text:p>2</text:p>
          </table:table-cell>
          <table:table-cell table:formula="of:=[.$D98]" office:value-type="float" office:value="600" calcext:value-type="float">
            <text:p>600</text:p>
          </table:table-cell>
          <table:table-cell table:formula="of:=ROUND(IF(MOD([.A99]-64; 7) = 0; [.E98]*0.9; [.E98]); 2)" office:value-type="float" office:value="0.4" calcext:value-type="float">
            <text:p>0,4</text:p>
          </table:table-cell>
          <table:table-cell table:formula="of:=([.E99]*[.D99])*(5/4)" office:value-type="float" office:value="300" calcext:value-type="float">
            <text:p>300</text:p>
          </table:table-cell>
          <table:table-cell table:formula="of:=ROUNDDOWN([.F99]/6)" office:value-type="float" office:value="50" calcext:value-type="float">
            <text:p>50</text:p>
          </table:table-cell>
          <table:table-cell table:formula="of:=[.G93]+[.H98]-[.J98]" office:value-type="float" office:value="1473" calcext:value-type="float">
            <text:p>1473</text:p>
          </table:table-cell>
          <table:table-cell table:formula="of:=IF(AND([.C99]&lt;&gt;7; [.C99]&lt;&gt;6); 36; 100)" office:value-type="float" office:value="36" calcext:value-type="float">
            <text:p>36</text:p>
          </table:table-cell>
          <table:table-cell table:formula="of:=IF([.I99]&lt;[.H99]; [.I99]; [.H99])" office:value-type="float" office:value="36" calcext:value-type="float">
            <text:p>36</text:p>
          </table:table-cell>
          <table:table-cell table:formula="of:=IF([.H99]&lt;[.I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4-07-30" calcext:value-type="date">
            <text:p>30.07.2014</text:p>
          </table:table-cell>
          <table:table-cell table:formula="of:=WEEKDAY([.B100]; 2)" office:value-type="float" office:value="3" calcext:value-type="float">
            <text:p>3</text:p>
          </table:table-cell>
          <table:table-cell table:formula="of:=[.$D99]" office:value-type="float" office:value="600" calcext:value-type="float">
            <text:p>600</text:p>
          </table:table-cell>
          <table:table-cell table:formula="of:=ROUND(IF(MOD([.A100]-64; 7) = 0; [.E99]*0.9; [.E99]); 2)" office:value-type="float" office:value="0.36" calcext:value-type="float">
            <text:p>0,36</text:p>
          </table:table-cell>
          <table:table-cell table:formula="of:=([.E100]*[.D100])*(5/4)" office:value-type="float" office:value="270" calcext:value-type="float">
            <text:p>270</text:p>
          </table:table-cell>
          <table:table-cell table:formula="of:=ROUNDDOWN([.F100]/6)" office:value-type="float" office:value="45" calcext:value-type="float">
            <text:p>45</text:p>
          </table:table-cell>
          <table:table-cell table:formula="of:=[.G94]+[.H99]-[.J99]" office:value-type="float" office:value="1487" calcext:value-type="float">
            <text:p>1487</text:p>
          </table:table-cell>
          <table:table-cell table:formula="of:=IF(AND([.C100]&lt;&gt;7; [.C100]&lt;&gt;6); 36; 100)" office:value-type="float" office:value="36" calcext:value-type="float">
            <text:p>36</text:p>
          </table:table-cell>
          <table:table-cell table:formula="of:=IF([.I100]&lt;[.H100]; [.I100]; [.H100])" office:value-type="float" office:value="36" calcext:value-type="float">
            <text:p>36</text:p>
          </table:table-cell>
          <table:table-cell table:formula="of:=IF([.H100]&lt;[.I1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4-07-31" calcext:value-type="date">
            <text:p>31.07.2014</text:p>
          </table:table-cell>
          <table:table-cell table:formula="of:=WEEKDAY([.B101]; 2)" office:value-type="float" office:value="4" calcext:value-type="float">
            <text:p>4</text:p>
          </table:table-cell>
          <table:table-cell table:formula="of:=[.$D100]" office:value-type="float" office:value="600" calcext:value-type="float">
            <text:p>600</text:p>
          </table:table-cell>
          <table:table-cell table:formula="of:=ROUND(IF(MOD([.A101]-64; 7) = 0; [.E100]*0.9; [.E100]); 2)" office:value-type="float" office:value="0.36" calcext:value-type="float">
            <text:p>0,36</text:p>
          </table:table-cell>
          <table:table-cell table:formula="of:=([.E101]*[.D101])*(5/4)" office:value-type="float" office:value="270" calcext:value-type="float">
            <text:p>270</text:p>
          </table:table-cell>
          <table:table-cell table:formula="of:=ROUNDDOWN([.F101]/6)" office:value-type="float" office:value="45" calcext:value-type="float">
            <text:p>45</text:p>
          </table:table-cell>
          <table:table-cell table:formula="of:=[.G95]+[.H100]-[.J100]" office:value-type="float" office:value="1501" calcext:value-type="float">
            <text:p>1501</text:p>
          </table:table-cell>
          <table:table-cell table:formula="of:=IF(AND([.C101]&lt;&gt;7; [.C101]&lt;&gt;6); 36; 100)" office:value-type="float" office:value="36" calcext:value-type="float">
            <text:p>36</text:p>
          </table:table-cell>
          <table:table-cell table:formula="of:=IF([.I101]&lt;[.H101]; [.I101]; [.H101])" office:value-type="float" office:value="36" calcext:value-type="float">
            <text:p>36</text:p>
          </table:table-cell>
          <table:table-cell table:formula="of:=IF([.H101]&lt;[.I1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4-08-01" calcext:value-type="date">
            <text:p>1.08.2014</text:p>
          </table:table-cell>
          <table:table-cell table:formula="of:=WEEKDAY([.B102]; 2)" office:value-type="float" office:value="5" calcext:value-type="float">
            <text:p>5</text:p>
          </table:table-cell>
          <table:table-cell table:formula="of:=[.$D101]" office:value-type="float" office:value="600" calcext:value-type="float">
            <text:p>600</text:p>
          </table:table-cell>
          <table:table-cell table:formula="of:=ROUND(IF(MOD([.A102]-64; 7) = 0; [.E101]*0.9; [.E101]); 2)" office:value-type="float" office:value="0.36" calcext:value-type="float">
            <text:p>0,36</text:p>
          </table:table-cell>
          <table:table-cell table:formula="of:=([.E102]*[.D102])*(5/4)" office:value-type="float" office:value="270" calcext:value-type="float">
            <text:p>270</text:p>
          </table:table-cell>
          <table:table-cell table:formula="of:=ROUNDDOWN([.F102]/6)" office:value-type="float" office:value="45" calcext:value-type="float">
            <text:p>45</text:p>
          </table:table-cell>
          <table:table-cell table:formula="of:=[.G96]+[.H101]-[.J101]" office:value-type="float" office:value="1515" calcext:value-type="float">
            <text:p>1515</text:p>
          </table:table-cell>
          <table:table-cell table:formula="of:=IF(AND([.C102]&lt;&gt;7; [.C102]&lt;&gt;6); 36; 100)" office:value-type="float" office:value="36" calcext:value-type="float">
            <text:p>36</text:p>
          </table:table-cell>
          <table:table-cell table:formula="of:=IF([.I102]&lt;[.H102]; [.I102]; [.H102])" office:value-type="float" office:value="36" calcext:value-type="float">
            <text:p>36</text:p>
          </table:table-cell>
          <table:table-cell table:formula="of:=IF([.H102]&lt;[.I1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4-08-02" calcext:value-type="date">
            <text:p>2.08.2014</text:p>
          </table:table-cell>
          <table:table-cell table:formula="of:=WEEKDAY([.B103]; 2)" office:value-type="float" office:value="6" calcext:value-type="float">
            <text:p>6</text:p>
          </table:table-cell>
          <table:table-cell table:formula="of:=[.$D102]" office:value-type="float" office:value="600" calcext:value-type="float">
            <text:p>600</text:p>
          </table:table-cell>
          <table:table-cell table:formula="of:=ROUND(IF(MOD([.A103]-64; 7) = 0; [.E102]*0.9; [.E102]); 2)" office:value-type="float" office:value="0.36" calcext:value-type="float">
            <text:p>0,36</text:p>
          </table:table-cell>
          <table:table-cell table:formula="of:=([.E103]*[.D103])*(5/4)" office:value-type="float" office:value="270" calcext:value-type="float">
            <text:p>270</text:p>
          </table:table-cell>
          <table:table-cell table:formula="of:=ROUNDDOWN([.F103]/6)" office:value-type="float" office:value="45" calcext:value-type="float">
            <text:p>45</text:p>
          </table:table-cell>
          <table:table-cell table:formula="of:=[.G97]+[.H102]-[.J102]" office:value-type="float" office:value="1529" calcext:value-type="float">
            <text:p>1529</text:p>
          </table:table-cell>
          <table:table-cell table:formula="of:=IF(AND([.C103]&lt;&gt;7; [.C103]&lt;&gt;6); 36; 100)" office:value-type="float" office:value="100" calcext:value-type="float">
            <text:p>100</text:p>
          </table:table-cell>
          <table:table-cell table:formula="of:=IF([.I103]&lt;[.H103]; [.I103]; [.H103])" office:value-type="float" office:value="100" calcext:value-type="float">
            <text:p>100</text:p>
          </table:table-cell>
          <table:table-cell table:formula="of:=IF([.H103]&lt;[.I1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4-08-03" calcext:value-type="date">
            <text:p>3.08.2014</text:p>
          </table:table-cell>
          <table:table-cell table:formula="of:=WEEKDAY([.B104]; 2)" office:value-type="float" office:value="7" calcext:value-type="float">
            <text:p>7</text:p>
          </table:table-cell>
          <table:table-cell table:formula="of:=[.$D103]" office:value-type="float" office:value="600" calcext:value-type="float">
            <text:p>600</text:p>
          </table:table-cell>
          <table:table-cell table:formula="of:=ROUND(IF(MOD([.A104]-64; 7) = 0; [.E103]*0.9; [.E103]); 2)" office:value-type="float" office:value="0.36" calcext:value-type="float">
            <text:p>0,36</text:p>
          </table:table-cell>
          <table:table-cell table:formula="of:=([.E104]*[.D104])*(5/4)" office:value-type="float" office:value="270" calcext:value-type="float">
            <text:p>270</text:p>
          </table:table-cell>
          <table:table-cell table:formula="of:=ROUNDDOWN([.F104]/6)" office:value-type="float" office:value="45" calcext:value-type="float">
            <text:p>45</text:p>
          </table:table-cell>
          <table:table-cell table:formula="of:=[.G98]+[.H103]-[.J103]" office:value-type="float" office:value="1479" calcext:value-type="float">
            <text:p>1479</text:p>
          </table:table-cell>
          <table:table-cell table:formula="of:=IF(AND([.C104]&lt;&gt;7; [.C104]&lt;&gt;6); 36; 100)" office:value-type="float" office:value="100" calcext:value-type="float">
            <text:p>100</text:p>
          </table:table-cell>
          <table:table-cell table:formula="of:=IF([.I104]&lt;[.H104]; [.I104]; [.H104])" office:value-type="float" office:value="100" calcext:value-type="float">
            <text:p>100</text:p>
          </table:table-cell>
          <table:table-cell table:formula="of:=IF([.H104]&lt;[.I1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4-08-04" calcext:value-type="date">
            <text:p>4.08.2014</text:p>
          </table:table-cell>
          <table:table-cell table:formula="of:=WEEKDAY([.B105]; 2)" office:value-type="float" office:value="1" calcext:value-type="float">
            <text:p>1</text:p>
          </table:table-cell>
          <table:table-cell table:formula="of:=[.$D104]" office:value-type="float" office:value="600" calcext:value-type="float">
            <text:p>600</text:p>
          </table:table-cell>
          <table:table-cell table:formula="of:=ROUND(IF(MOD([.A105]-64; 7) = 0; [.E104]*0.9; [.E104]); 2)" office:value-type="float" office:value="0.36" calcext:value-type="float">
            <text:p>0,36</text:p>
          </table:table-cell>
          <table:table-cell table:formula="of:=([.E105]*[.D105])*(5/4)" office:value-type="float" office:value="270" calcext:value-type="float">
            <text:p>270</text:p>
          </table:table-cell>
          <table:table-cell table:formula="of:=ROUNDDOWN([.F105]/6)" office:value-type="float" office:value="45" calcext:value-type="float">
            <text:p>45</text:p>
          </table:table-cell>
          <table:table-cell table:formula="of:=[.G99]+[.H104]-[.J104]" office:value-type="float" office:value="1429" calcext:value-type="float">
            <text:p>1429</text:p>
          </table:table-cell>
          <table:table-cell table:formula="of:=IF(AND([.C105]&lt;&gt;7; [.C105]&lt;&gt;6); 36; 100)" office:value-type="float" office:value="36" calcext:value-type="float">
            <text:p>36</text:p>
          </table:table-cell>
          <table:table-cell table:formula="of:=IF([.I105]&lt;[.H105]; [.I105]; [.H105])" office:value-type="float" office:value="36" calcext:value-type="float">
            <text:p>36</text:p>
          </table:table-cell>
          <table:table-cell table:formula="of:=IF([.H105]&lt;[.I1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4-08-05" calcext:value-type="date">
            <text:p>5.08.2014</text:p>
          </table:table-cell>
          <table:table-cell table:formula="of:=WEEKDAY([.B106]; 2)" office:value-type="float" office:value="2" calcext:value-type="float">
            <text:p>2</text:p>
          </table:table-cell>
          <table:table-cell table:formula="of:=[.$D105]" office:value-type="float" office:value="600" calcext:value-type="float">
            <text:p>600</text:p>
          </table:table-cell>
          <table:table-cell table:formula="of:=ROUND(IF(MOD([.A106]-64; 7) = 0; [.E105]*0.9; [.E105]); 2)" office:value-type="float" office:value="0.36" calcext:value-type="float">
            <text:p>0,36</text:p>
          </table:table-cell>
          <table:table-cell table:formula="of:=([.E106]*[.D106])*(5/4)" office:value-type="float" office:value="270" calcext:value-type="float">
            <text:p>270</text:p>
          </table:table-cell>
          <table:table-cell table:formula="of:=ROUNDDOWN([.F106]/6)" office:value-type="float" office:value="45" calcext:value-type="float">
            <text:p>45</text:p>
          </table:table-cell>
          <table:table-cell table:formula="of:=[.G100]+[.H105]-[.J105]" office:value-type="float" office:value="1438" calcext:value-type="float">
            <text:p>1438</text:p>
          </table:table-cell>
          <table:table-cell table:formula="of:=IF(AND([.C106]&lt;&gt;7; [.C106]&lt;&gt;6); 36; 100)" office:value-type="float" office:value="36" calcext:value-type="float">
            <text:p>36</text:p>
          </table:table-cell>
          <table:table-cell table:formula="of:=IF([.I106]&lt;[.H106]; [.I106]; [.H106])" office:value-type="float" office:value="36" calcext:value-type="float">
            <text:p>36</text:p>
          </table:table-cell>
          <table:table-cell table:formula="of:=IF([.H106]&lt;[.I1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4-08-06" calcext:value-type="date">
            <text:p>6.08.2014</text:p>
          </table:table-cell>
          <table:table-cell table:formula="of:=WEEKDAY([.B107]; 2)" office:value-type="float" office:value="3" calcext:value-type="float">
            <text:p>3</text:p>
          </table:table-cell>
          <table:table-cell table:formula="of:=[.$D106]" office:value-type="float" office:value="600" calcext:value-type="float">
            <text:p>600</text:p>
          </table:table-cell>
          <table:table-cell table:formula="of:=ROUND(IF(MOD([.A107]-64; 7) = 0; [.E106]*0.9; [.E106]); 2)" office:value-type="float" office:value="0.32" calcext:value-type="float">
            <text:p>0,32</text:p>
          </table:table-cell>
          <table:table-cell table:formula="of:=([.E107]*[.D107])*(5/4)" office:value-type="float" office:value="240" calcext:value-type="float">
            <text:p>240</text:p>
          </table:table-cell>
          <table:table-cell table:formula="of:=ROUNDDOWN([.F107]/6)" office:value-type="float" office:value="40" calcext:value-type="float">
            <text:p>40</text:p>
          </table:table-cell>
          <table:table-cell table:formula="of:=[.G101]+[.H106]-[.J106]" office:value-type="float" office:value="1447" calcext:value-type="float">
            <text:p>1447</text:p>
          </table:table-cell>
          <table:table-cell table:formula="of:=IF(AND([.C107]&lt;&gt;7; [.C107]&lt;&gt;6); 36; 100)" office:value-type="float" office:value="36" calcext:value-type="float">
            <text:p>36</text:p>
          </table:table-cell>
          <table:table-cell table:formula="of:=IF([.I107]&lt;[.H107]; [.I107]; [.H107])" office:value-type="float" office:value="36" calcext:value-type="float">
            <text:p>36</text:p>
          </table:table-cell>
          <table:table-cell table:formula="of:=IF([.H107]&lt;[.I1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4-08-07" calcext:value-type="date">
            <text:p>7.08.2014</text:p>
          </table:table-cell>
          <table:table-cell table:formula="of:=WEEKDAY([.B108]; 2)" office:value-type="float" office:value="4" calcext:value-type="float">
            <text:p>4</text:p>
          </table:table-cell>
          <table:table-cell table:formula="of:=[.$D107]" office:value-type="float" office:value="600" calcext:value-type="float">
            <text:p>600</text:p>
          </table:table-cell>
          <table:table-cell table:formula="of:=ROUND(IF(MOD([.A108]-64; 7) = 0; [.E107]*0.9; [.E107]); 2)" office:value-type="float" office:value="0.32" calcext:value-type="float">
            <text:p>0,32</text:p>
          </table:table-cell>
          <table:table-cell table:formula="of:=([.E108]*[.D108])*(5/4)" office:value-type="float" office:value="240" calcext:value-type="float">
            <text:p>240</text:p>
          </table:table-cell>
          <table:table-cell table:formula="of:=ROUNDDOWN([.F108]/6)" office:value-type="float" office:value="40" calcext:value-type="float">
            <text:p>40</text:p>
          </table:table-cell>
          <table:table-cell table:formula="of:=[.G102]+[.H107]-[.J107]" office:value-type="float" office:value="1456" calcext:value-type="float">
            <text:p>1456</text:p>
          </table:table-cell>
          <table:table-cell table:formula="of:=IF(AND([.C108]&lt;&gt;7; [.C108]&lt;&gt;6); 36; 100)" office:value-type="float" office:value="36" calcext:value-type="float">
            <text:p>36</text:p>
          </table:table-cell>
          <table:table-cell table:formula="of:=IF([.I108]&lt;[.H108]; [.I108]; [.H108])" office:value-type="float" office:value="36" calcext:value-type="float">
            <text:p>36</text:p>
          </table:table-cell>
          <table:table-cell table:formula="of:=IF([.H108]&lt;[.I1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4-08-08" calcext:value-type="date">
            <text:p>8.08.2014</text:p>
          </table:table-cell>
          <table:table-cell table:formula="of:=WEEKDAY([.B109]; 2)" office:value-type="float" office:value="5" calcext:value-type="float">
            <text:p>5</text:p>
          </table:table-cell>
          <table:table-cell table:formula="of:=[.$D108]" office:value-type="float" office:value="600" calcext:value-type="float">
            <text:p>600</text:p>
          </table:table-cell>
          <table:table-cell table:formula="of:=ROUND(IF(MOD([.A109]-64; 7) = 0; [.E108]*0.9; [.E108]); 2)" office:value-type="float" office:value="0.32" calcext:value-type="float">
            <text:p>0,32</text:p>
          </table:table-cell>
          <table:table-cell table:formula="of:=([.E109]*[.D109])*(5/4)" office:value-type="float" office:value="240" calcext:value-type="float">
            <text:p>240</text:p>
          </table:table-cell>
          <table:table-cell table:formula="of:=ROUNDDOWN([.F109]/6)" office:value-type="float" office:value="40" calcext:value-type="float">
            <text:p>40</text:p>
          </table:table-cell>
          <table:table-cell table:formula="of:=[.G103]+[.H108]-[.J108]" office:value-type="float" office:value="1465" calcext:value-type="float">
            <text:p>1465</text:p>
          </table:table-cell>
          <table:table-cell table:formula="of:=IF(AND([.C109]&lt;&gt;7; [.C109]&lt;&gt;6); 36; 100)" office:value-type="float" office:value="36" calcext:value-type="float">
            <text:p>36</text:p>
          </table:table-cell>
          <table:table-cell table:formula="of:=IF([.I109]&lt;[.H109]; [.I109]; [.H109])" office:value-type="float" office:value="36" calcext:value-type="float">
            <text:p>36</text:p>
          </table:table-cell>
          <table:table-cell table:formula="of:=IF([.H109]&lt;[.I1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4-08-09" calcext:value-type="date">
            <text:p>9.08.2014</text:p>
          </table:table-cell>
          <table:table-cell table:formula="of:=WEEKDAY([.B110]; 2)" office:value-type="float" office:value="6" calcext:value-type="float">
            <text:p>6</text:p>
          </table:table-cell>
          <table:table-cell table:formula="of:=[.$D109]" office:value-type="float" office:value="600" calcext:value-type="float">
            <text:p>600</text:p>
          </table:table-cell>
          <table:table-cell table:formula="of:=ROUND(IF(MOD([.A110]-64; 7) = 0; [.E109]*0.9; [.E109]); 2)" office:value-type="float" office:value="0.32" calcext:value-type="float">
            <text:p>0,32</text:p>
          </table:table-cell>
          <table:table-cell table:formula="of:=([.E110]*[.D110])*(5/4)" office:value-type="float" office:value="240" calcext:value-type="float">
            <text:p>240</text:p>
          </table:table-cell>
          <table:table-cell table:formula="of:=ROUNDDOWN([.F110]/6)" office:value-type="float" office:value="40" calcext:value-type="float">
            <text:p>40</text:p>
          </table:table-cell>
          <table:table-cell table:formula="of:=[.G104]+[.H109]-[.J109]" office:value-type="float" office:value="1474" calcext:value-type="float">
            <text:p>1474</text:p>
          </table:table-cell>
          <table:table-cell table:formula="of:=IF(AND([.C110]&lt;&gt;7; [.C110]&lt;&gt;6); 36; 100)" office:value-type="float" office:value="100" calcext:value-type="float">
            <text:p>100</text:p>
          </table:table-cell>
          <table:table-cell table:formula="of:=IF([.I110]&lt;[.H110]; [.I110]; [.H110])" office:value-type="float" office:value="100" calcext:value-type="float">
            <text:p>100</text:p>
          </table:table-cell>
          <table:table-cell table:formula="of:=IF([.H110]&lt;[.I1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4-08-10" calcext:value-type="date">
            <text:p>10.08.2014</text:p>
          </table:table-cell>
          <table:table-cell table:formula="of:=WEEKDAY([.B111]; 2)" office:value-type="float" office:value="7" calcext:value-type="float">
            <text:p>7</text:p>
          </table:table-cell>
          <table:table-cell table:formula="of:=[.$D110]" office:value-type="float" office:value="600" calcext:value-type="float">
            <text:p>600</text:p>
          </table:table-cell>
          <table:table-cell table:formula="of:=ROUND(IF(MOD([.A111]-64; 7) = 0; [.E110]*0.9; [.E110]); 2)" office:value-type="float" office:value="0.32" calcext:value-type="float">
            <text:p>0,32</text:p>
          </table:table-cell>
          <table:table-cell table:formula="of:=([.E111]*[.D111])*(5/4)" office:value-type="float" office:value="240" calcext:value-type="float">
            <text:p>240</text:p>
          </table:table-cell>
          <table:table-cell table:formula="of:=ROUNDDOWN([.F111]/6)" office:value-type="float" office:value="40" calcext:value-type="float">
            <text:p>40</text:p>
          </table:table-cell>
          <table:table-cell table:formula="of:=[.G105]+[.H110]-[.J110]" office:value-type="float" office:value="1419" calcext:value-type="float">
            <text:p>1419</text:p>
          </table:table-cell>
          <table:table-cell table:formula="of:=IF(AND([.C111]&lt;&gt;7; [.C111]&lt;&gt;6); 36; 100)" office:value-type="float" office:value="100" calcext:value-type="float">
            <text:p>100</text:p>
          </table:table-cell>
          <table:table-cell table:formula="of:=IF([.I111]&lt;[.H111]; [.I111]; [.H111])" office:value-type="float" office:value="100" calcext:value-type="float">
            <text:p>100</text:p>
          </table:table-cell>
          <table:table-cell table:formula="of:=IF([.H111]&lt;[.I1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4-08-11" calcext:value-type="date">
            <text:p>11.08.2014</text:p>
          </table:table-cell>
          <table:table-cell table:formula="of:=WEEKDAY([.B112]; 2)" office:value-type="float" office:value="1" calcext:value-type="float">
            <text:p>1</text:p>
          </table:table-cell>
          <table:table-cell table:formula="of:=[.$D111]" office:value-type="float" office:value="600" calcext:value-type="float">
            <text:p>600</text:p>
          </table:table-cell>
          <table:table-cell table:formula="of:=ROUND(IF(MOD([.A112]-64; 7) = 0; [.E111]*0.9; [.E111]); 2)" office:value-type="float" office:value="0.32" calcext:value-type="float">
            <text:p>0,32</text:p>
          </table:table-cell>
          <table:table-cell table:formula="of:=([.E112]*[.D112])*(5/4)" office:value-type="float" office:value="240" calcext:value-type="float">
            <text:p>240</text:p>
          </table:table-cell>
          <table:table-cell table:formula="of:=ROUNDDOWN([.F112]/6)" office:value-type="float" office:value="40" calcext:value-type="float">
            <text:p>40</text:p>
          </table:table-cell>
          <table:table-cell table:formula="of:=[.G106]+[.H111]-[.J111]" office:value-type="float" office:value="1364" calcext:value-type="float">
            <text:p>1364</text:p>
          </table:table-cell>
          <table:table-cell table:formula="of:=IF(AND([.C112]&lt;&gt;7; [.C112]&lt;&gt;6); 36; 100)" office:value-type="float" office:value="36" calcext:value-type="float">
            <text:p>36</text:p>
          </table:table-cell>
          <table:table-cell table:formula="of:=IF([.I112]&lt;[.H112]; [.I112]; [.H112])" office:value-type="float" office:value="36" calcext:value-type="float">
            <text:p>36</text:p>
          </table:table-cell>
          <table:table-cell table:formula="of:=IF([.H112]&lt;[.I1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4-08-12" calcext:value-type="date">
            <text:p>12.08.2014</text:p>
          </table:table-cell>
          <table:table-cell table:formula="of:=WEEKDAY([.B113]; 2)" office:value-type="float" office:value="2" calcext:value-type="float">
            <text:p>2</text:p>
          </table:table-cell>
          <table:table-cell table:formula="of:=[.$D112]" office:value-type="float" office:value="600" calcext:value-type="float">
            <text:p>600</text:p>
          </table:table-cell>
          <table:table-cell table:formula="of:=ROUND(IF(MOD([.A113]-64; 7) = 0; [.E112]*0.9; [.E112]); 2)" office:value-type="float" office:value="0.32" calcext:value-type="float">
            <text:p>0,32</text:p>
          </table:table-cell>
          <table:table-cell table:formula="of:=([.E113]*[.D113])*(5/4)" office:value-type="float" office:value="240" calcext:value-type="float">
            <text:p>240</text:p>
          </table:table-cell>
          <table:table-cell table:formula="of:=ROUNDDOWN([.F113]/6)" office:value-type="float" office:value="40" calcext:value-type="float">
            <text:p>40</text:p>
          </table:table-cell>
          <table:table-cell table:formula="of:=[.G107]+[.H112]-[.J112]" office:value-type="float" office:value="1368" calcext:value-type="float">
            <text:p>1368</text:p>
          </table:table-cell>
          <table:table-cell table:formula="of:=IF(AND([.C113]&lt;&gt;7; [.C113]&lt;&gt;6); 36; 100)" office:value-type="float" office:value="36" calcext:value-type="float">
            <text:p>36</text:p>
          </table:table-cell>
          <table:table-cell table:formula="of:=IF([.I113]&lt;[.H113]; [.I113]; [.H113])" office:value-type="float" office:value="36" calcext:value-type="float">
            <text:p>36</text:p>
          </table:table-cell>
          <table:table-cell table:formula="of:=IF([.H113]&lt;[.I1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4-08-13" calcext:value-type="date">
            <text:p>13.08.2014</text:p>
          </table:table-cell>
          <table:table-cell table:formula="of:=WEEKDAY([.B114]; 2)" office:value-type="float" office:value="3" calcext:value-type="float">
            <text:p>3</text:p>
          </table:table-cell>
          <table:table-cell table:formula="of:=[.$D113]" office:value-type="float" office:value="600" calcext:value-type="float">
            <text:p>600</text:p>
          </table:table-cell>
          <table:table-cell table:formula="of:=ROUND(IF(MOD([.A114]-64; 7) = 0; [.E113]*0.9; [.E113]); 2)" office:value-type="float" office:value="0.29" calcext:value-type="float">
            <text:p>0,29</text:p>
          </table:table-cell>
          <table:table-cell table:formula="of:=([.E114]*[.D114])*(5/4)" office:value-type="float" office:value="217.5" calcext:value-type="float">
            <text:p>217,5</text:p>
          </table:table-cell>
          <table:table-cell table:formula="of:=ROUNDDOWN([.F114]/6)" office:value-type="float" office:value="36" calcext:value-type="float">
            <text:p>36</text:p>
          </table:table-cell>
          <table:table-cell table:formula="of:=[.G108]+[.H113]-[.J113]" office:value-type="float" office:value="1372" calcext:value-type="float">
            <text:p>1372</text:p>
          </table:table-cell>
          <table:table-cell table:formula="of:=IF(AND([.C114]&lt;&gt;7; [.C114]&lt;&gt;6); 36; 100)" office:value-type="float" office:value="36" calcext:value-type="float">
            <text:p>36</text:p>
          </table:table-cell>
          <table:table-cell table:formula="of:=IF([.I114]&lt;[.H114]; [.I114]; [.H114])" office:value-type="float" office:value="36" calcext:value-type="float">
            <text:p>36</text:p>
          </table:table-cell>
          <table:table-cell table:formula="of:=IF([.H114]&lt;[.I1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4-08-14" calcext:value-type="date">
            <text:p>14.08.2014</text:p>
          </table:table-cell>
          <table:table-cell table:formula="of:=WEEKDAY([.B115]; 2)" office:value-type="float" office:value="4" calcext:value-type="float">
            <text:p>4</text:p>
          </table:table-cell>
          <table:table-cell table:formula="of:=[.$D114]" office:value-type="float" office:value="600" calcext:value-type="float">
            <text:p>600</text:p>
          </table:table-cell>
          <table:table-cell table:formula="of:=ROUND(IF(MOD([.A115]-64; 7) = 0; [.E114]*0.9; [.E114]); 2)" office:value-type="float" office:value="0.29" calcext:value-type="float">
            <text:p>0,29</text:p>
          </table:table-cell>
          <table:table-cell table:formula="of:=([.E115]*[.D115])*(5/4)" office:value-type="float" office:value="217.5" calcext:value-type="float">
            <text:p>217,5</text:p>
          </table:table-cell>
          <table:table-cell table:formula="of:=ROUNDDOWN([.F115]/6)" office:value-type="float" office:value="36" calcext:value-type="float">
            <text:p>36</text:p>
          </table:table-cell>
          <table:table-cell table:formula="of:=[.G109]+[.H114]-[.J114]" office:value-type="float" office:value="1376" calcext:value-type="float">
            <text:p>1376</text:p>
          </table:table-cell>
          <table:table-cell table:formula="of:=IF(AND([.C115]&lt;&gt;7; [.C115]&lt;&gt;6); 36; 100)" office:value-type="float" office:value="36" calcext:value-type="float">
            <text:p>36</text:p>
          </table:table-cell>
          <table:table-cell table:formula="of:=IF([.I115]&lt;[.H115]; [.I115]; [.H115])" office:value-type="float" office:value="36" calcext:value-type="float">
            <text:p>36</text:p>
          </table:table-cell>
          <table:table-cell table:formula="of:=IF([.H115]&lt;[.I1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4-08-15" calcext:value-type="date">
            <text:p>15.08.2014</text:p>
          </table:table-cell>
          <table:table-cell table:formula="of:=WEEKDAY([.B116]; 2)" office:value-type="float" office:value="5" calcext:value-type="float">
            <text:p>5</text:p>
          </table:table-cell>
          <table:table-cell table:formula="of:=[.$D115]" office:value-type="float" office:value="600" calcext:value-type="float">
            <text:p>600</text:p>
          </table:table-cell>
          <table:table-cell table:formula="of:=ROUND(IF(MOD([.A116]-64; 7) = 0; [.E115]*0.9; [.E115]); 2)" office:value-type="float" office:value="0.29" calcext:value-type="float">
            <text:p>0,29</text:p>
          </table:table-cell>
          <table:table-cell table:formula="of:=([.E116]*[.D116])*(5/4)" office:value-type="float" office:value="217.5" calcext:value-type="float">
            <text:p>217,5</text:p>
          </table:table-cell>
          <table:table-cell table:formula="of:=ROUNDDOWN([.F116]/6)" office:value-type="float" office:value="36" calcext:value-type="float">
            <text:p>36</text:p>
          </table:table-cell>
          <table:table-cell table:formula="of:=[.G110]+[.H115]-[.J115]" office:value-type="float" office:value="1380" calcext:value-type="float">
            <text:p>1380</text:p>
          </table:table-cell>
          <table:table-cell table:formula="of:=IF(AND([.C116]&lt;&gt;7; [.C116]&lt;&gt;6); 36; 100)" office:value-type="float" office:value="36" calcext:value-type="float">
            <text:p>36</text:p>
          </table:table-cell>
          <table:table-cell table:formula="of:=IF([.I116]&lt;[.H116]; [.I116]; [.H116])" office:value-type="float" office:value="36" calcext:value-type="float">
            <text:p>36</text:p>
          </table:table-cell>
          <table:table-cell table:formula="of:=IF([.H116]&lt;[.I1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4-08-16" calcext:value-type="date">
            <text:p>16.08.2014</text:p>
          </table:table-cell>
          <table:table-cell table:formula="of:=WEEKDAY([.B117]; 2)" office:value-type="float" office:value="6" calcext:value-type="float">
            <text:p>6</text:p>
          </table:table-cell>
          <table:table-cell table:formula="of:=[.$D116]" office:value-type="float" office:value="600" calcext:value-type="float">
            <text:p>600</text:p>
          </table:table-cell>
          <table:table-cell table:formula="of:=ROUND(IF(MOD([.A117]-64; 7) = 0; [.E116]*0.9; [.E116]); 2)" office:value-type="float" office:value="0.29" calcext:value-type="float">
            <text:p>0,29</text:p>
          </table:table-cell>
          <table:table-cell table:formula="of:=([.E117]*[.D117])*(5/4)" office:value-type="float" office:value="217.5" calcext:value-type="float">
            <text:p>217,5</text:p>
          </table:table-cell>
          <table:table-cell table:formula="of:=ROUNDDOWN([.F117]/6)" office:value-type="float" office:value="36" calcext:value-type="float">
            <text:p>36</text:p>
          </table:table-cell>
          <table:table-cell table:formula="of:=[.G111]+[.H116]-[.J116]" office:value-type="float" office:value="1384" calcext:value-type="float">
            <text:p>1384</text:p>
          </table:table-cell>
          <table:table-cell table:formula="of:=IF(AND([.C117]&lt;&gt;7; [.C117]&lt;&gt;6); 36; 100)" office:value-type="float" office:value="100" calcext:value-type="float">
            <text:p>100</text:p>
          </table:table-cell>
          <table:table-cell table:formula="of:=IF([.I117]&lt;[.H117]; [.I117]; [.H117])" office:value-type="float" office:value="100" calcext:value-type="float">
            <text:p>100</text:p>
          </table:table-cell>
          <table:table-cell table:formula="of:=IF([.H117]&lt;[.I1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4-08-17" calcext:value-type="date">
            <text:p>17.08.2014</text:p>
          </table:table-cell>
          <table:table-cell table:formula="of:=WEEKDAY([.B118]; 2)" office:value-type="float" office:value="7" calcext:value-type="float">
            <text:p>7</text:p>
          </table:table-cell>
          <table:table-cell table:formula="of:=[.$D117]" office:value-type="float" office:value="600" calcext:value-type="float">
            <text:p>600</text:p>
          </table:table-cell>
          <table:table-cell table:formula="of:=ROUND(IF(MOD([.A118]-64; 7) = 0; [.E117]*0.9; [.E117]); 2)" office:value-type="float" office:value="0.29" calcext:value-type="float">
            <text:p>0,29</text:p>
          </table:table-cell>
          <table:table-cell table:formula="of:=([.E118]*[.D118])*(5/4)" office:value-type="float" office:value="217.5" calcext:value-type="float">
            <text:p>217,5</text:p>
          </table:table-cell>
          <table:table-cell table:formula="of:=ROUNDDOWN([.F118]/6)" office:value-type="float" office:value="36" calcext:value-type="float">
            <text:p>36</text:p>
          </table:table-cell>
          <table:table-cell table:formula="of:=[.G112]+[.H117]-[.J117]" office:value-type="float" office:value="1324" calcext:value-type="float">
            <text:p>1324</text:p>
          </table:table-cell>
          <table:table-cell table:formula="of:=IF(AND([.C118]&lt;&gt;7; [.C118]&lt;&gt;6); 36; 100)" office:value-type="float" office:value="100" calcext:value-type="float">
            <text:p>100</text:p>
          </table:table-cell>
          <table:table-cell table:formula="of:=IF([.I118]&lt;[.H118]; [.I118]; [.H118])" office:value-type="float" office:value="100" calcext:value-type="float">
            <text:p>100</text:p>
          </table:table-cell>
          <table:table-cell table:formula="of:=IF([.H118]&lt;[.I1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4-08-18" calcext:value-type="date">
            <text:p>18.08.2014</text:p>
          </table:table-cell>
          <table:table-cell table:formula="of:=WEEKDAY([.B119]; 2)" office:value-type="float" office:value="1" calcext:value-type="float">
            <text:p>1</text:p>
          </table:table-cell>
          <table:table-cell table:formula="of:=[.$D118]" office:value-type="float" office:value="600" calcext:value-type="float">
            <text:p>600</text:p>
          </table:table-cell>
          <table:table-cell table:formula="of:=ROUND(IF(MOD([.A119]-64; 7) = 0; [.E118]*0.9; [.E118]); 2)" office:value-type="float" office:value="0.29" calcext:value-type="float">
            <text:p>0,29</text:p>
          </table:table-cell>
          <table:table-cell table:formula="of:=([.E119]*[.D119])*(5/4)" office:value-type="float" office:value="217.5" calcext:value-type="float">
            <text:p>217,5</text:p>
          </table:table-cell>
          <table:table-cell table:formula="of:=ROUNDDOWN([.F119]/6)" office:value-type="float" office:value="36" calcext:value-type="float">
            <text:p>36</text:p>
          </table:table-cell>
          <table:table-cell table:formula="of:=[.G113]+[.H118]-[.J118]" office:value-type="float" office:value="1264" calcext:value-type="float">
            <text:p>1264</text:p>
          </table:table-cell>
          <table:table-cell table:formula="of:=IF(AND([.C119]&lt;&gt;7; [.C119]&lt;&gt;6); 36; 100)" office:value-type="float" office:value="36" calcext:value-type="float">
            <text:p>36</text:p>
          </table:table-cell>
          <table:table-cell table:formula="of:=IF([.I119]&lt;[.H119]; [.I119]; [.H119])" office:value-type="float" office:value="36" calcext:value-type="float">
            <text:p>36</text:p>
          </table:table-cell>
          <table:table-cell table:formula="of:=IF([.H119]&lt;[.I1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4-08-19" calcext:value-type="date">
            <text:p>19.08.2014</text:p>
          </table:table-cell>
          <table:table-cell table:formula="of:=WEEKDAY([.B120]; 2)" office:value-type="float" office:value="2" calcext:value-type="float">
            <text:p>2</text:p>
          </table:table-cell>
          <table:table-cell table:formula="of:=[.$D119]" office:value-type="float" office:value="600" calcext:value-type="float">
            <text:p>600</text:p>
          </table:table-cell>
          <table:table-cell table:formula="of:=ROUND(IF(MOD([.A120]-64; 7) = 0; [.E119]*0.9; [.E119]); 2)" office:value-type="float" office:value="0.29" calcext:value-type="float">
            <text:p>0,29</text:p>
          </table:table-cell>
          <table:table-cell table:formula="of:=([.E120]*[.D120])*(5/4)" office:value-type="float" office:value="217.5" calcext:value-type="float">
            <text:p>217,5</text:p>
          </table:table-cell>
          <table:table-cell table:formula="of:=ROUNDDOWN([.F120]/6)" office:value-type="float" office:value="36" calcext:value-type="float">
            <text:p>36</text:p>
          </table:table-cell>
          <table:table-cell table:formula="of:=[.G114]+[.H119]-[.J119]" office:value-type="float" office:value="1264" calcext:value-type="float">
            <text:p>1264</text:p>
          </table:table-cell>
          <table:table-cell table:formula="of:=IF(AND([.C120]&lt;&gt;7; [.C120]&lt;&gt;6); 36; 100)" office:value-type="float" office:value="36" calcext:value-type="float">
            <text:p>36</text:p>
          </table:table-cell>
          <table:table-cell table:formula="of:=IF([.I120]&lt;[.H120]; [.I120]; [.H120])" office:value-type="float" office:value="36" calcext:value-type="float">
            <text:p>36</text:p>
          </table:table-cell>
          <table:table-cell table:formula="of:=IF([.H120]&lt;[.I1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4-08-20" calcext:value-type="date">
            <text:p>20.08.2014</text:p>
          </table:table-cell>
          <table:table-cell table:formula="of:=WEEKDAY([.B121]; 2)" office:value-type="float" office:value="3" calcext:value-type="float">
            <text:p>3</text:p>
          </table:table-cell>
          <table:table-cell table:formula="of:=[.$D120]" office:value-type="float" office:value="600" calcext:value-type="float">
            <text:p>600</text:p>
          </table:table-cell>
          <table:table-cell table:formula="of:=ROUND(IF(MOD([.A121]-64; 7) = 0; [.E120]*0.9; [.E120]); 2)" office:value-type="float" office:value="0.26" calcext:value-type="float">
            <text:p>0,26</text:p>
          </table:table-cell>
          <table:table-cell table:formula="of:=([.E121]*[.D121])*(5/4)" office:value-type="float" office:value="195" calcext:value-type="float">
            <text:p>195</text:p>
          </table:table-cell>
          <table:table-cell table:formula="of:=ROUNDDOWN([.F121]/6)" office:value-type="float" office:value="32" calcext:value-type="float">
            <text:p>32</text:p>
          </table:table-cell>
          <table:table-cell table:formula="of:=[.G115]+[.H120]-[.J120]" office:value-type="float" office:value="1264" calcext:value-type="float">
            <text:p>1264</text:p>
          </table:table-cell>
          <table:table-cell table:formula="of:=IF(AND([.C121]&lt;&gt;7; [.C121]&lt;&gt;6); 36; 100)" office:value-type="float" office:value="36" calcext:value-type="float">
            <text:p>36</text:p>
          </table:table-cell>
          <table:table-cell table:formula="of:=IF([.I121]&lt;[.H121]; [.I121]; [.H121])" office:value-type="float" office:value="36" calcext:value-type="float">
            <text:p>36</text:p>
          </table:table-cell>
          <table:table-cell table:formula="of:=IF([.H121]&lt;[.I1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4-08-21" calcext:value-type="date">
            <text:p>21.08.2014</text:p>
          </table:table-cell>
          <table:table-cell table:formula="of:=WEEKDAY([.B122]; 2)" office:value-type="float" office:value="4" calcext:value-type="float">
            <text:p>4</text:p>
          </table:table-cell>
          <table:table-cell table:formula="of:=[.$D121]" office:value-type="float" office:value="600" calcext:value-type="float">
            <text:p>600</text:p>
          </table:table-cell>
          <table:table-cell table:formula="of:=ROUND(IF(MOD([.A122]-64; 7) = 0; [.E121]*0.9; [.E121]); 2)" office:value-type="float" office:value="0.26" calcext:value-type="float">
            <text:p>0,26</text:p>
          </table:table-cell>
          <table:table-cell table:formula="of:=([.E122]*[.D122])*(5/4)" office:value-type="float" office:value="195" calcext:value-type="float">
            <text:p>195</text:p>
          </table:table-cell>
          <table:table-cell table:formula="of:=ROUNDDOWN([.F122]/6)" office:value-type="float" office:value="32" calcext:value-type="float">
            <text:p>32</text:p>
          </table:table-cell>
          <table:table-cell table:formula="of:=[.G116]+[.H121]-[.J121]" office:value-type="float" office:value="1264" calcext:value-type="float">
            <text:p>1264</text:p>
          </table:table-cell>
          <table:table-cell table:formula="of:=IF(AND([.C122]&lt;&gt;7; [.C122]&lt;&gt;6); 36; 100)" office:value-type="float" office:value="36" calcext:value-type="float">
            <text:p>36</text:p>
          </table:table-cell>
          <table:table-cell table:formula="of:=IF([.I122]&lt;[.H122]; [.I122]; [.H122])" office:value-type="float" office:value="36" calcext:value-type="float">
            <text:p>36</text:p>
          </table:table-cell>
          <table:table-cell table:formula="of:=IF([.H122]&lt;[.I1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4-08-22" calcext:value-type="date">
            <text:p>22.08.2014</text:p>
          </table:table-cell>
          <table:table-cell table:formula="of:=WEEKDAY([.B123]; 2)" office:value-type="float" office:value="5" calcext:value-type="float">
            <text:p>5</text:p>
          </table:table-cell>
          <table:table-cell table:formula="of:=[.$D122]" office:value-type="float" office:value="600" calcext:value-type="float">
            <text:p>600</text:p>
          </table:table-cell>
          <table:table-cell table:formula="of:=ROUND(IF(MOD([.A123]-64; 7) = 0; [.E122]*0.9; [.E122]); 2)" office:value-type="float" office:value="0.26" calcext:value-type="float">
            <text:p>0,26</text:p>
          </table:table-cell>
          <table:table-cell table:formula="of:=([.E123]*[.D123])*(5/4)" office:value-type="float" office:value="195" calcext:value-type="float">
            <text:p>195</text:p>
          </table:table-cell>
          <table:table-cell table:formula="of:=ROUNDDOWN([.F123]/6)" office:value-type="float" office:value="32" calcext:value-type="float">
            <text:p>32</text:p>
          </table:table-cell>
          <table:table-cell table:formula="of:=[.G117]+[.H122]-[.J122]" office:value-type="float" office:value="1264" calcext:value-type="float">
            <text:p>1264</text:p>
          </table:table-cell>
          <table:table-cell table:formula="of:=IF(AND([.C123]&lt;&gt;7; [.C123]&lt;&gt;6); 36; 100)" office:value-type="float" office:value="36" calcext:value-type="float">
            <text:p>36</text:p>
          </table:table-cell>
          <table:table-cell table:formula="of:=IF([.I123]&lt;[.H123]; [.I123]; [.H123])" office:value-type="float" office:value="36" calcext:value-type="float">
            <text:p>36</text:p>
          </table:table-cell>
          <table:table-cell table:formula="of:=IF([.H123]&lt;[.I1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4-08-23" calcext:value-type="date">
            <text:p>23.08.2014</text:p>
          </table:table-cell>
          <table:table-cell table:formula="of:=WEEKDAY([.B124]; 2)" office:value-type="float" office:value="6" calcext:value-type="float">
            <text:p>6</text:p>
          </table:table-cell>
          <table:table-cell table:formula="of:=[.$D123]" office:value-type="float" office:value="600" calcext:value-type="float">
            <text:p>600</text:p>
          </table:table-cell>
          <table:table-cell table:formula="of:=ROUND(IF(MOD([.A124]-64; 7) = 0; [.E123]*0.9; [.E123]); 2)" office:value-type="float" office:value="0.26" calcext:value-type="float">
            <text:p>0,26</text:p>
          </table:table-cell>
          <table:table-cell table:formula="of:=([.E124]*[.D124])*(5/4)" office:value-type="float" office:value="195" calcext:value-type="float">
            <text:p>195</text:p>
          </table:table-cell>
          <table:table-cell table:formula="of:=ROUNDDOWN([.F124]/6)" office:value-type="float" office:value="32" calcext:value-type="float">
            <text:p>32</text:p>
          </table:table-cell>
          <table:table-cell table:formula="of:=[.G118]+[.H123]-[.J123]" office:value-type="float" office:value="1264" calcext:value-type="float">
            <text:p>1264</text:p>
          </table:table-cell>
          <table:table-cell table:formula="of:=IF(AND([.C124]&lt;&gt;7; [.C124]&lt;&gt;6); 36; 100)" office:value-type="float" office:value="100" calcext:value-type="float">
            <text:p>100</text:p>
          </table:table-cell>
          <table:table-cell table:formula="of:=IF([.I124]&lt;[.H124]; [.I124]; [.H124])" office:value-type="float" office:value="100" calcext:value-type="float">
            <text:p>100</text:p>
          </table:table-cell>
          <table:table-cell table:formula="of:=IF([.H124]&lt;[.I1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4-08-24" calcext:value-type="date">
            <text:p>24.08.2014</text:p>
          </table:table-cell>
          <table:table-cell table:formula="of:=WEEKDAY([.B125]; 2)" office:value-type="float" office:value="7" calcext:value-type="float">
            <text:p>7</text:p>
          </table:table-cell>
          <table:table-cell table:formula="of:=[.$D124]" office:value-type="float" office:value="600" calcext:value-type="float">
            <text:p>600</text:p>
          </table:table-cell>
          <table:table-cell table:formula="of:=ROUND(IF(MOD([.A125]-64; 7) = 0; [.E124]*0.9; [.E124]); 2)" office:value-type="float" office:value="0.26" calcext:value-type="float">
            <text:p>0,26</text:p>
          </table:table-cell>
          <table:table-cell table:formula="of:=([.E125]*[.D125])*(5/4)" office:value-type="float" office:value="195" calcext:value-type="float">
            <text:p>195</text:p>
          </table:table-cell>
          <table:table-cell table:formula="of:=ROUNDDOWN([.F125]/6)" office:value-type="float" office:value="32" calcext:value-type="float">
            <text:p>32</text:p>
          </table:table-cell>
          <table:table-cell table:formula="of:=[.G119]+[.H124]-[.J124]" office:value-type="float" office:value="1200" calcext:value-type="float">
            <text:p>1200</text:p>
          </table:table-cell>
          <table:table-cell table:formula="of:=IF(AND([.C125]&lt;&gt;7; [.C125]&lt;&gt;6); 36; 100)" office:value-type="float" office:value="100" calcext:value-type="float">
            <text:p>100</text:p>
          </table:table-cell>
          <table:table-cell table:formula="of:=IF([.I125]&lt;[.H125]; [.I125]; [.H125])" office:value-type="float" office:value="100" calcext:value-type="float">
            <text:p>100</text:p>
          </table:table-cell>
          <table:table-cell table:formula="of:=IF([.H125]&lt;[.I1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4-08-25" calcext:value-type="date">
            <text:p>25.08.2014</text:p>
          </table:table-cell>
          <table:table-cell table:formula="of:=WEEKDAY([.B126]; 2)" office:value-type="float" office:value="1" calcext:value-type="float">
            <text:p>1</text:p>
          </table:table-cell>
          <table:table-cell table:formula="of:=[.$D125]" office:value-type="float" office:value="600" calcext:value-type="float">
            <text:p>600</text:p>
          </table:table-cell>
          <table:table-cell table:formula="of:=ROUND(IF(MOD([.A126]-64; 7) = 0; [.E125]*0.9; [.E125]); 2)" office:value-type="float" office:value="0.26" calcext:value-type="float">
            <text:p>0,26</text:p>
          </table:table-cell>
          <table:table-cell table:formula="of:=([.E126]*[.D126])*(5/4)" office:value-type="float" office:value="195" calcext:value-type="float">
            <text:p>195</text:p>
          </table:table-cell>
          <table:table-cell table:formula="of:=ROUNDDOWN([.F126]/6)" office:value-type="float" office:value="32" calcext:value-type="float">
            <text:p>32</text:p>
          </table:table-cell>
          <table:table-cell table:formula="of:=[.G120]+[.H125]-[.J125]" office:value-type="float" office:value="1136" calcext:value-type="float">
            <text:p>1136</text:p>
          </table:table-cell>
          <table:table-cell table:formula="of:=IF(AND([.C126]&lt;&gt;7; [.C126]&lt;&gt;6); 36; 100)" office:value-type="float" office:value="36" calcext:value-type="float">
            <text:p>36</text:p>
          </table:table-cell>
          <table:table-cell table:formula="of:=IF([.I126]&lt;[.H126]; [.I126]; [.H126])" office:value-type="float" office:value="36" calcext:value-type="float">
            <text:p>36</text:p>
          </table:table-cell>
          <table:table-cell table:formula="of:=IF([.H126]&lt;[.I1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4-08-26" calcext:value-type="date">
            <text:p>26.08.2014</text:p>
          </table:table-cell>
          <table:table-cell table:formula="of:=WEEKDAY([.B127]; 2)" office:value-type="float" office:value="2" calcext:value-type="float">
            <text:p>2</text:p>
          </table:table-cell>
          <table:table-cell table:formula="of:=[.$D126]" office:value-type="float" office:value="600" calcext:value-type="float">
            <text:p>600</text:p>
          </table:table-cell>
          <table:table-cell table:formula="of:=ROUND(IF(MOD([.A127]-64; 7) = 0; [.E126]*0.9; [.E126]); 2)" office:value-type="float" office:value="0.26" calcext:value-type="float">
            <text:p>0,26</text:p>
          </table:table-cell>
          <table:table-cell table:formula="of:=([.E127]*[.D127])*(5/4)" office:value-type="float" office:value="195" calcext:value-type="float">
            <text:p>195</text:p>
          </table:table-cell>
          <table:table-cell table:formula="of:=ROUNDDOWN([.F127]/6)" office:value-type="float" office:value="32" calcext:value-type="float">
            <text:p>32</text:p>
          </table:table-cell>
          <table:table-cell table:formula="of:=[.G121]+[.H126]-[.J126]" office:value-type="float" office:value="1132" calcext:value-type="float">
            <text:p>1132</text:p>
          </table:table-cell>
          <table:table-cell table:formula="of:=IF(AND([.C127]&lt;&gt;7; [.C127]&lt;&gt;6); 36; 100)" office:value-type="float" office:value="36" calcext:value-type="float">
            <text:p>36</text:p>
          </table:table-cell>
          <table:table-cell table:formula="of:=IF([.I127]&lt;[.H127]; [.I127]; [.H127])" office:value-type="float" office:value="36" calcext:value-type="float">
            <text:p>36</text:p>
          </table:table-cell>
          <table:table-cell table:formula="of:=IF([.H127]&lt;[.I1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4-08-27" calcext:value-type="date">
            <text:p>27.08.2014</text:p>
          </table:table-cell>
          <table:table-cell table:formula="of:=WEEKDAY([.B128]; 2)" office:value-type="float" office:value="3" calcext:value-type="float">
            <text:p>3</text:p>
          </table:table-cell>
          <table:table-cell table:formula="of:=[.$D127]" office:value-type="float" office:value="600" calcext:value-type="float">
            <text:p>600</text:p>
          </table:table-cell>
          <table:table-cell table:formula="of:=ROUND(IF(MOD([.A128]-64; 7) = 0; [.E127]*0.9; [.E127]); 2)" office:value-type="float" office:value="0.23" calcext:value-type="float">
            <text:p>0,23</text:p>
          </table:table-cell>
          <table:table-cell table:formula="of:=([.E128]*[.D128])*(5/4)" office:value-type="float" office:value="172.5" calcext:value-type="float">
            <text:p>172,5</text:p>
          </table:table-cell>
          <table:table-cell table:formula="of:=ROUNDDOWN([.F128]/6)" office:value-type="float" office:value="28" calcext:value-type="float">
            <text:p>28</text:p>
          </table:table-cell>
          <table:table-cell table:formula="of:=[.G122]+[.H127]-[.J127]" office:value-type="float" office:value="1128" calcext:value-type="float">
            <text:p>1128</text:p>
          </table:table-cell>
          <table:table-cell table:formula="of:=IF(AND([.C128]&lt;&gt;7; [.C128]&lt;&gt;6); 36; 100)" office:value-type="float" office:value="36" calcext:value-type="float">
            <text:p>36</text:p>
          </table:table-cell>
          <table:table-cell table:formula="of:=IF([.I128]&lt;[.H128]; [.I128]; [.H128])" office:value-type="float" office:value="36" calcext:value-type="float">
            <text:p>36</text:p>
          </table:table-cell>
          <table:table-cell table:formula="of:=IF([.H128]&lt;[.I1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4-08-28" calcext:value-type="date">
            <text:p>28.08.2014</text:p>
          </table:table-cell>
          <table:table-cell table:formula="of:=WEEKDAY([.B129]; 2)" office:value-type="float" office:value="4" calcext:value-type="float">
            <text:p>4</text:p>
          </table:table-cell>
          <table:table-cell table:formula="of:=[.$D128]" office:value-type="float" office:value="600" calcext:value-type="float">
            <text:p>600</text:p>
          </table:table-cell>
          <table:table-cell table:formula="of:=ROUND(IF(MOD([.A129]-64; 7) = 0; [.E128]*0.9; [.E128]); 2)" office:value-type="float" office:value="0.23" calcext:value-type="float">
            <text:p>0,23</text:p>
          </table:table-cell>
          <table:table-cell table:formula="of:=([.E129]*[.D129])*(5/4)" office:value-type="float" office:value="172.5" calcext:value-type="float">
            <text:p>172,5</text:p>
          </table:table-cell>
          <table:table-cell table:formula="of:=ROUNDDOWN([.F129]/6)" office:value-type="float" office:value="28" calcext:value-type="float">
            <text:p>28</text:p>
          </table:table-cell>
          <table:table-cell table:formula="of:=[.G123]+[.H128]-[.J128]" office:value-type="float" office:value="1124" calcext:value-type="float">
            <text:p>1124</text:p>
          </table:table-cell>
          <table:table-cell table:formula="of:=IF(AND([.C129]&lt;&gt;7; [.C129]&lt;&gt;6); 36; 100)" office:value-type="float" office:value="36" calcext:value-type="float">
            <text:p>36</text:p>
          </table:table-cell>
          <table:table-cell table:formula="of:=IF([.I129]&lt;[.H129]; [.I129]; [.H129])" office:value-type="float" office:value="36" calcext:value-type="float">
            <text:p>36</text:p>
          </table:table-cell>
          <table:table-cell table:formula="of:=IF([.H129]&lt;[.I1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4-08-29" calcext:value-type="date">
            <text:p>29.08.2014</text:p>
          </table:table-cell>
          <table:table-cell table:formula="of:=WEEKDAY([.B130]; 2)" office:value-type="float" office:value="5" calcext:value-type="float">
            <text:p>5</text:p>
          </table:table-cell>
          <table:table-cell table:formula="of:=[.$D129]" office:value-type="float" office:value="600" calcext:value-type="float">
            <text:p>600</text:p>
          </table:table-cell>
          <table:table-cell table:formula="of:=ROUND(IF(MOD([.A130]-64; 7) = 0; [.E129]*0.9; [.E129]); 2)" office:value-type="float" office:value="0.23" calcext:value-type="float">
            <text:p>0,23</text:p>
          </table:table-cell>
          <table:table-cell table:formula="of:=([.E130]*[.D130])*(5/4)" office:value-type="float" office:value="172.5" calcext:value-type="float">
            <text:p>172,5</text:p>
          </table:table-cell>
          <table:table-cell table:formula="of:=ROUNDDOWN([.F130]/6)" office:value-type="float" office:value="28" calcext:value-type="float">
            <text:p>28</text:p>
          </table:table-cell>
          <table:table-cell table:formula="of:=[.G124]+[.H129]-[.J129]" office:value-type="float" office:value="1120" calcext:value-type="float">
            <text:p>1120</text:p>
          </table:table-cell>
          <table:table-cell table:formula="of:=IF(AND([.C130]&lt;&gt;7; [.C130]&lt;&gt;6); 36; 100)" office:value-type="float" office:value="36" calcext:value-type="float">
            <text:p>36</text:p>
          </table:table-cell>
          <table:table-cell table:formula="of:=IF([.I130]&lt;[.H130]; [.I130]; [.H130])" office:value-type="float" office:value="36" calcext:value-type="float">
            <text:p>36</text:p>
          </table:table-cell>
          <table:table-cell table:formula="of:=IF([.H130]&lt;[.I1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4-08-30" calcext:value-type="date">
            <text:p>30.08.2014</text:p>
          </table:table-cell>
          <table:table-cell table:formula="of:=WEEKDAY([.B131]; 2)" office:value-type="float" office:value="6" calcext:value-type="float">
            <text:p>6</text:p>
          </table:table-cell>
          <table:table-cell table:formula="of:=[.$D130]" office:value-type="float" office:value="600" calcext:value-type="float">
            <text:p>600</text:p>
          </table:table-cell>
          <table:table-cell table:formula="of:=ROUND(IF(MOD([.A131]-64; 7) = 0; [.E130]*0.9; [.E130]); 2)" office:value-type="float" office:value="0.23" calcext:value-type="float">
            <text:p>0,23</text:p>
          </table:table-cell>
          <table:table-cell table:formula="of:=([.E131]*[.D131])*(5/4)" office:value-type="float" office:value="172.5" calcext:value-type="float">
            <text:p>172,5</text:p>
          </table:table-cell>
          <table:table-cell table:formula="of:=ROUNDDOWN([.F131]/6)" office:value-type="float" office:value="28" calcext:value-type="float">
            <text:p>28</text:p>
          </table:table-cell>
          <table:table-cell table:formula="of:=[.G125]+[.H130]-[.J130]" office:value-type="float" office:value="1116" calcext:value-type="float">
            <text:p>1116</text:p>
          </table:table-cell>
          <table:table-cell table:formula="of:=IF(AND([.C131]&lt;&gt;7; [.C131]&lt;&gt;6); 36; 100)" office:value-type="float" office:value="100" calcext:value-type="float">
            <text:p>100</text:p>
          </table:table-cell>
          <table:table-cell table:formula="of:=IF([.I131]&lt;[.H131]; [.I131]; [.H131])" office:value-type="float" office:value="100" calcext:value-type="float">
            <text:p>100</text:p>
          </table:table-cell>
          <table:table-cell table:formula="of:=IF([.H131]&lt;[.I1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4-08-31" calcext:value-type="date">
            <text:p>31.08.2014</text:p>
          </table:table-cell>
          <table:table-cell table:formula="of:=WEEKDAY([.B132]; 2)" office:value-type="float" office:value="7" calcext:value-type="float">
            <text:p>7</text:p>
          </table:table-cell>
          <table:table-cell table:formula="of:=[.$D131]" office:value-type="float" office:value="600" calcext:value-type="float">
            <text:p>600</text:p>
          </table:table-cell>
          <table:table-cell table:formula="of:=ROUND(IF(MOD([.A132]-64; 7) = 0; [.E131]*0.9; [.E131]); 2)" office:value-type="float" office:value="0.23" calcext:value-type="float">
            <text:p>0,23</text:p>
          </table:table-cell>
          <table:table-cell table:formula="of:=([.E132]*[.D132])*(5/4)" office:value-type="float" office:value="172.5" calcext:value-type="float">
            <text:p>172,5</text:p>
          </table:table-cell>
          <table:table-cell table:formula="of:=ROUNDDOWN([.F132]/6)" office:value-type="float" office:value="28" calcext:value-type="float">
            <text:p>28</text:p>
          </table:table-cell>
          <table:table-cell table:formula="of:=[.G126]+[.H131]-[.J131]" office:value-type="float" office:value="1048" calcext:value-type="float">
            <text:p>1048</text:p>
          </table:table-cell>
          <table:table-cell table:formula="of:=IF(AND([.C132]&lt;&gt;7; [.C132]&lt;&gt;6); 36; 100)" office:value-type="float" office:value="100" calcext:value-type="float">
            <text:p>100</text:p>
          </table:table-cell>
          <table:table-cell table:formula="of:=IF([.I132]&lt;[.H132]; [.I132]; [.H132])" office:value-type="float" office:value="100" calcext:value-type="float">
            <text:p>100</text:p>
          </table:table-cell>
          <table:table-cell table:formula="of:=IF([.H132]&lt;[.I1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4-09-01" calcext:value-type="date">
            <text:p>1.09.2014</text:p>
          </table:table-cell>
          <table:table-cell table:formula="of:=WEEKDAY([.B133]; 2)" office:value-type="float" office:value="1" calcext:value-type="float">
            <text:p>1</text:p>
          </table:table-cell>
          <table:table-cell table:formula="of:=[.$D132]" office:value-type="float" office:value="600" calcext:value-type="float">
            <text:p>600</text:p>
          </table:table-cell>
          <table:table-cell table:formula="of:=ROUND(IF(MOD([.A133]-64; 7) = 0; [.E132]*0.9; [.E132]); 2)" office:value-type="float" office:value="0.23" calcext:value-type="float">
            <text:p>0,23</text:p>
          </table:table-cell>
          <table:table-cell table:formula="of:=([.E133]*[.D133])*(5/4)" office:value-type="float" office:value="172.5" calcext:value-type="float">
            <text:p>172,5</text:p>
          </table:table-cell>
          <table:table-cell table:formula="of:=ROUNDDOWN([.F133]/6)" office:value-type="float" office:value="28" calcext:value-type="float">
            <text:p>28</text:p>
          </table:table-cell>
          <table:table-cell table:formula="of:=[.G127]+[.H132]-[.J132]" office:value-type="float" office:value="980" calcext:value-type="float">
            <text:p>980</text:p>
          </table:table-cell>
          <table:table-cell table:formula="of:=IF(AND([.C133]&lt;&gt;7; [.C133]&lt;&gt;6); 36; 100)" office:value-type="float" office:value="36" calcext:value-type="float">
            <text:p>36</text:p>
          </table:table-cell>
          <table:table-cell table:formula="of:=IF([.I133]&lt;[.H133]; [.I133]; [.H133])" office:value-type="float" office:value="36" calcext:value-type="float">
            <text:p>36</text:p>
          </table:table-cell>
          <table:table-cell table:formula="of:=IF([.H133]&lt;[.I1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4-09-02" calcext:value-type="date">
            <text:p>2.09.2014</text:p>
          </table:table-cell>
          <table:table-cell table:formula="of:=WEEKDAY([.B134]; 2)" office:value-type="float" office:value="2" calcext:value-type="float">
            <text:p>2</text:p>
          </table:table-cell>
          <table:table-cell table:formula="of:=[.$D133]" office:value-type="float" office:value="600" calcext:value-type="float">
            <text:p>600</text:p>
          </table:table-cell>
          <table:table-cell table:formula="of:=ROUND(IF(MOD([.A134]-64; 7) = 0; [.E133]*0.9; [.E133]); 2)" office:value-type="float" office:value="0.23" calcext:value-type="float">
            <text:p>0,23</text:p>
          </table:table-cell>
          <table:table-cell table:formula="of:=([.E134]*[.D134])*(5/4)" office:value-type="float" office:value="172.5" calcext:value-type="float">
            <text:p>172,5</text:p>
          </table:table-cell>
          <table:table-cell table:formula="of:=ROUNDDOWN([.F134]/6)" office:value-type="float" office:value="28" calcext:value-type="float">
            <text:p>28</text:p>
          </table:table-cell>
          <table:table-cell table:formula="of:=[.G128]+[.H133]-[.J133]" office:value-type="float" office:value="972" calcext:value-type="float">
            <text:p>972</text:p>
          </table:table-cell>
          <table:table-cell table:formula="of:=IF(AND([.C134]&lt;&gt;7; [.C134]&lt;&gt;6); 36; 100)" office:value-type="float" office:value="36" calcext:value-type="float">
            <text:p>36</text:p>
          </table:table-cell>
          <table:table-cell table:formula="of:=IF([.I134]&lt;[.H134]; [.I134]; [.H134])" office:value-type="float" office:value="36" calcext:value-type="float">
            <text:p>36</text:p>
          </table:table-cell>
          <table:table-cell table:formula="of:=IF([.H134]&lt;[.I1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4-09-03" calcext:value-type="date">
            <text:p>3.09.2014</text:p>
          </table:table-cell>
          <table:table-cell table:formula="of:=WEEKDAY([.B135]; 2)" office:value-type="float" office:value="3" calcext:value-type="float">
            <text:p>3</text:p>
          </table:table-cell>
          <table:table-cell table:formula="of:=[.$D134]" office:value-type="float" office:value="600" calcext:value-type="float">
            <text:p>600</text:p>
          </table:table-cell>
          <table:table-cell table:formula="of:=ROUND(IF(MOD([.A135]-64; 7) = 0; [.E134]*0.9; [.E134]); 2)" office:value-type="float" office:value="0.21" calcext:value-type="float">
            <text:p>0,21</text:p>
          </table:table-cell>
          <table:table-cell table:formula="of:=([.E135]*[.D135])*(5/4)" office:value-type="float" office:value="157.5" calcext:value-type="float">
            <text:p>157,5</text:p>
          </table:table-cell>
          <table:table-cell table:formula="of:=ROUNDDOWN([.F135]/6)" office:value-type="float" office:value="26" calcext:value-type="float">
            <text:p>26</text:p>
          </table:table-cell>
          <table:table-cell table:formula="of:=[.G129]+[.H134]-[.J134]" office:value-type="float" office:value="964" calcext:value-type="float">
            <text:p>964</text:p>
          </table:table-cell>
          <table:table-cell table:formula="of:=IF(AND([.C135]&lt;&gt;7; [.C135]&lt;&gt;6); 36; 100)" office:value-type="float" office:value="36" calcext:value-type="float">
            <text:p>36</text:p>
          </table:table-cell>
          <table:table-cell table:formula="of:=IF([.I135]&lt;[.H135]; [.I135]; [.H135])" office:value-type="float" office:value="36" calcext:value-type="float">
            <text:p>36</text:p>
          </table:table-cell>
          <table:table-cell table:formula="of:=IF([.H135]&lt;[.I1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09-04" calcext:value-type="date">
            <text:p>4.09.2014</text:p>
          </table:table-cell>
          <table:table-cell table:formula="of:=WEEKDAY([.B136]; 2)" office:value-type="float" office:value="4" calcext:value-type="float">
            <text:p>4</text:p>
          </table:table-cell>
          <table:table-cell table:formula="of:=[.$D135]" office:value-type="float" office:value="600" calcext:value-type="float">
            <text:p>600</text:p>
          </table:table-cell>
          <table:table-cell table:formula="of:=ROUND(IF(MOD([.A136]-64; 7) = 0; [.E135]*0.9; [.E135]); 2)" office:value-type="float" office:value="0.21" calcext:value-type="float">
            <text:p>0,21</text:p>
          </table:table-cell>
          <table:table-cell table:formula="of:=([.E136]*[.D136])*(5/4)" office:value-type="float" office:value="157.5" calcext:value-type="float">
            <text:p>157,5</text:p>
          </table:table-cell>
          <table:table-cell table:formula="of:=ROUNDDOWN([.F136]/6)" office:value-type="float" office:value="26" calcext:value-type="float">
            <text:p>26</text:p>
          </table:table-cell>
          <table:table-cell table:formula="of:=[.G130]+[.H135]-[.J135]" office:value-type="float" office:value="956" calcext:value-type="float">
            <text:p>956</text:p>
          </table:table-cell>
          <table:table-cell table:formula="of:=IF(AND([.C136]&lt;&gt;7; [.C136]&lt;&gt;6); 36; 100)" office:value-type="float" office:value="36" calcext:value-type="float">
            <text:p>36</text:p>
          </table:table-cell>
          <table:table-cell table:formula="of:=IF([.I136]&lt;[.H136]; [.I136]; [.H136])" office:value-type="float" office:value="36" calcext:value-type="float">
            <text:p>36</text:p>
          </table:table-cell>
          <table:table-cell table:formula="of:=IF([.H136]&lt;[.I1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09-05" calcext:value-type="date">
            <text:p>5.09.2014</text:p>
          </table:table-cell>
          <table:table-cell table:formula="of:=WEEKDAY([.B137]; 2)" office:value-type="float" office:value="5" calcext:value-type="float">
            <text:p>5</text:p>
          </table:table-cell>
          <table:table-cell table:formula="of:=[.$D136]" office:value-type="float" office:value="600" calcext:value-type="float">
            <text:p>600</text:p>
          </table:table-cell>
          <table:table-cell table:formula="of:=ROUND(IF(MOD([.A137]-64; 7) = 0; [.E136]*0.9; [.E136]); 2)" office:value-type="float" office:value="0.21" calcext:value-type="float">
            <text:p>0,21</text:p>
          </table:table-cell>
          <table:table-cell table:formula="of:=([.E137]*[.D137])*(5/4)" office:value-type="float" office:value="157.5" calcext:value-type="float">
            <text:p>157,5</text:p>
          </table:table-cell>
          <table:table-cell table:formula="of:=ROUNDDOWN([.F137]/6)" office:value-type="float" office:value="26" calcext:value-type="float">
            <text:p>26</text:p>
          </table:table-cell>
          <table:table-cell table:formula="of:=[.G131]+[.H136]-[.J136]" office:value-type="float" office:value="948" calcext:value-type="float">
            <text:p>948</text:p>
          </table:table-cell>
          <table:table-cell table:formula="of:=IF(AND([.C137]&lt;&gt;7; [.C137]&lt;&gt;6); 36; 100)" office:value-type="float" office:value="36" calcext:value-type="float">
            <text:p>36</text:p>
          </table:table-cell>
          <table:table-cell table:formula="of:=IF([.I137]&lt;[.H137]; [.I137]; [.H137])" office:value-type="float" office:value="36" calcext:value-type="float">
            <text:p>36</text:p>
          </table:table-cell>
          <table:table-cell table:formula="of:=IF([.H137]&lt;[.I1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4-09-06" calcext:value-type="date">
            <text:p>6.09.2014</text:p>
          </table:table-cell>
          <table:table-cell table:formula="of:=WEEKDAY([.B138]; 2)" office:value-type="float" office:value="6" calcext:value-type="float">
            <text:p>6</text:p>
          </table:table-cell>
          <table:table-cell table:formula="of:=[.$D137]" office:value-type="float" office:value="600" calcext:value-type="float">
            <text:p>600</text:p>
          </table:table-cell>
          <table:table-cell table:formula="of:=ROUND(IF(MOD([.A138]-64; 7) = 0; [.E137]*0.9; [.E137]); 2)" office:value-type="float" office:value="0.21" calcext:value-type="float">
            <text:p>0,21</text:p>
          </table:table-cell>
          <table:table-cell table:formula="of:=([.E138]*[.D138])*(5/4)" office:value-type="float" office:value="157.5" calcext:value-type="float">
            <text:p>157,5</text:p>
          </table:table-cell>
          <table:table-cell table:formula="of:=ROUNDDOWN([.F138]/6)" office:value-type="float" office:value="26" calcext:value-type="float">
            <text:p>26</text:p>
          </table:table-cell>
          <table:table-cell table:formula="of:=[.G132]+[.H137]-[.J137]" office:value-type="float" office:value="940" calcext:value-type="float">
            <text:p>940</text:p>
          </table:table-cell>
          <table:table-cell table:formula="of:=IF(AND([.C138]&lt;&gt;7; [.C138]&lt;&gt;6); 36; 100)" office:value-type="float" office:value="100" calcext:value-type="float">
            <text:p>100</text:p>
          </table:table-cell>
          <table:table-cell table:formula="of:=IF([.I138]&lt;[.H138]; [.I138]; [.H138])" office:value-type="float" office:value="100" calcext:value-type="float">
            <text:p>100</text:p>
          </table:table-cell>
          <table:table-cell table:formula="of:=IF([.H138]&lt;[.I1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4-09-07" calcext:value-type="date">
            <text:p>7.09.2014</text:p>
          </table:table-cell>
          <table:table-cell table:formula="of:=WEEKDAY([.B139]; 2)" office:value-type="float" office:value="7" calcext:value-type="float">
            <text:p>7</text:p>
          </table:table-cell>
          <table:table-cell table:formula="of:=[.$D138]" office:value-type="float" office:value="600" calcext:value-type="float">
            <text:p>600</text:p>
          </table:table-cell>
          <table:table-cell table:formula="of:=ROUND(IF(MOD([.A139]-64; 7) = 0; [.E138]*0.9; [.E138]); 2)" office:value-type="float" office:value="0.21" calcext:value-type="float">
            <text:p>0,21</text:p>
          </table:table-cell>
          <table:table-cell table:formula="of:=([.E139]*[.D139])*(5/4)" office:value-type="float" office:value="157.5" calcext:value-type="float">
            <text:p>157,5</text:p>
          </table:table-cell>
          <table:table-cell table:formula="of:=ROUNDDOWN([.F139]/6)" office:value-type="float" office:value="26" calcext:value-type="float">
            <text:p>26</text:p>
          </table:table-cell>
          <table:table-cell table:formula="of:=[.G133]+[.H138]-[.J138]" office:value-type="float" office:value="868" calcext:value-type="float">
            <text:p>868</text:p>
          </table:table-cell>
          <table:table-cell table:formula="of:=IF(AND([.C139]&lt;&gt;7; [.C139]&lt;&gt;6); 36; 100)" office:value-type="float" office:value="100" calcext:value-type="float">
            <text:p>100</text:p>
          </table:table-cell>
          <table:table-cell table:formula="of:=IF([.I139]&lt;[.H139]; [.I139]; [.H139])" office:value-type="float" office:value="100" calcext:value-type="float">
            <text:p>100</text:p>
          </table:table-cell>
          <table:table-cell table:formula="of:=IF([.H139]&lt;[.I1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4-09-08" calcext:value-type="date">
            <text:p>8.09.2014</text:p>
          </table:table-cell>
          <table:table-cell table:formula="of:=WEEKDAY([.B140]; 2)" office:value-type="float" office:value="1" calcext:value-type="float">
            <text:p>1</text:p>
          </table:table-cell>
          <table:table-cell table:formula="of:=[.$D139]" office:value-type="float" office:value="600" calcext:value-type="float">
            <text:p>600</text:p>
          </table:table-cell>
          <table:table-cell table:formula="of:=ROUND(IF(MOD([.A140]-64; 7) = 0; [.E139]*0.9; [.E139]); 2)" office:value-type="float" office:value="0.21" calcext:value-type="float">
            <text:p>0,21</text:p>
          </table:table-cell>
          <table:table-cell table:formula="of:=([.E140]*[.D140])*(5/4)" office:value-type="float" office:value="157.5" calcext:value-type="float">
            <text:p>157,5</text:p>
          </table:table-cell>
          <table:table-cell table:formula="of:=ROUNDDOWN([.F140]/6)" office:value-type="float" office:value="26" calcext:value-type="float">
            <text:p>26</text:p>
          </table:table-cell>
          <table:table-cell table:formula="of:=[.G134]+[.H139]-[.J139]" office:value-type="float" office:value="796" calcext:value-type="float">
            <text:p>796</text:p>
          </table:table-cell>
          <table:table-cell table:formula="of:=IF(AND([.C140]&lt;&gt;7; [.C140]&lt;&gt;6); 36; 100)" office:value-type="float" office:value="36" calcext:value-type="float">
            <text:p>36</text:p>
          </table:table-cell>
          <table:table-cell table:formula="of:=IF([.I140]&lt;[.H140]; [.I140]; [.H140])" office:value-type="float" office:value="36" calcext:value-type="float">
            <text:p>36</text:p>
          </table:table-cell>
          <table:table-cell table:formula="of:=IF([.H140]&lt;[.I1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4-09-09" calcext:value-type="date">
            <text:p>9.09.2014</text:p>
          </table:table-cell>
          <table:table-cell table:formula="of:=WEEKDAY([.B141]; 2)" office:value-type="float" office:value="2" calcext:value-type="float">
            <text:p>2</text:p>
          </table:table-cell>
          <table:table-cell table:formula="of:=[.$D140]" office:value-type="float" office:value="600" calcext:value-type="float">
            <text:p>600</text:p>
          </table:table-cell>
          <table:table-cell table:formula="of:=ROUND(IF(MOD([.A141]-64; 7) = 0; [.E140]*0.9; [.E140]); 2)" office:value-type="float" office:value="0.21" calcext:value-type="float">
            <text:p>0,21</text:p>
          </table:table-cell>
          <table:table-cell table:formula="of:=([.E141]*[.D141])*(5/4)" office:value-type="float" office:value="157.5" calcext:value-type="float">
            <text:p>157,5</text:p>
          </table:table-cell>
          <table:table-cell table:formula="of:=ROUNDDOWN([.F141]/6)" office:value-type="float" office:value="26" calcext:value-type="float">
            <text:p>26</text:p>
          </table:table-cell>
          <table:table-cell table:formula="of:=[.G135]+[.H140]-[.J140]" office:value-type="float" office:value="786" calcext:value-type="float">
            <text:p>786</text:p>
          </table:table-cell>
          <table:table-cell table:formula="of:=IF(AND([.C141]&lt;&gt;7; [.C141]&lt;&gt;6); 36; 100)" office:value-type="float" office:value="36" calcext:value-type="float">
            <text:p>36</text:p>
          </table:table-cell>
          <table:table-cell table:formula="of:=IF([.I141]&lt;[.H141]; [.I141]; [.H141])" office:value-type="float" office:value="36" calcext:value-type="float">
            <text:p>36</text:p>
          </table:table-cell>
          <table:table-cell table:formula="of:=IF([.H141]&lt;[.I1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4-09-10" calcext:value-type="date">
            <text:p>10.09.2014</text:p>
          </table:table-cell>
          <table:table-cell table:formula="of:=WEEKDAY([.B142]; 2)" office:value-type="float" office:value="3" calcext:value-type="float">
            <text:p>3</text:p>
          </table:table-cell>
          <table:table-cell table:formula="of:=[.$D141]" office:value-type="float" office:value="600" calcext:value-type="float">
            <text:p>600</text:p>
          </table:table-cell>
          <table:table-cell table:formula="of:=ROUND(IF(MOD([.A142]-64; 7) = 0; [.E141]*0.9; [.E141]); 2)" office:value-type="float" office:value="0.19" calcext:value-type="float">
            <text:p>0,19</text:p>
          </table:table-cell>
          <table:table-cell table:formula="of:=([.E142]*[.D142])*(5/4)" office:value-type="float" office:value="142.5" calcext:value-type="float">
            <text:p>142,5</text:p>
          </table:table-cell>
          <table:table-cell table:formula="of:=ROUNDDOWN([.F142]/6)" office:value-type="float" office:value="23" calcext:value-type="float">
            <text:p>23</text:p>
          </table:table-cell>
          <table:table-cell table:formula="of:=[.G136]+[.H141]-[.J141]" office:value-type="float" office:value="776" calcext:value-type="float">
            <text:p>776</text:p>
          </table:table-cell>
          <table:table-cell table:formula="of:=IF(AND([.C142]&lt;&gt;7; [.C142]&lt;&gt;6); 36; 100)" office:value-type="float" office:value="36" calcext:value-type="float">
            <text:p>36</text:p>
          </table:table-cell>
          <table:table-cell table:formula="of:=IF([.I142]&lt;[.H142]; [.I142]; [.H142])" office:value-type="float" office:value="36" calcext:value-type="float">
            <text:p>36</text:p>
          </table:table-cell>
          <table:table-cell table:formula="of:=IF([.H142]&lt;[.I1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4-09-11" calcext:value-type="date">
            <text:p>11.09.2014</text:p>
          </table:table-cell>
          <table:table-cell table:formula="of:=WEEKDAY([.B143]; 2)" office:value-type="float" office:value="4" calcext:value-type="float">
            <text:p>4</text:p>
          </table:table-cell>
          <table:table-cell table:formula="of:=[.$D142]" office:value-type="float" office:value="600" calcext:value-type="float">
            <text:p>600</text:p>
          </table:table-cell>
          <table:table-cell table:formula="of:=ROUND(IF(MOD([.A143]-64; 7) = 0; [.E142]*0.9; [.E142]); 2)" office:value-type="float" office:value="0.19" calcext:value-type="float">
            <text:p>0,19</text:p>
          </table:table-cell>
          <table:table-cell table:formula="of:=([.E143]*[.D143])*(5/4)" office:value-type="float" office:value="142.5" calcext:value-type="float">
            <text:p>142,5</text:p>
          </table:table-cell>
          <table:table-cell table:formula="of:=ROUNDDOWN([.F143]/6)" office:value-type="float" office:value="23" calcext:value-type="float">
            <text:p>23</text:p>
          </table:table-cell>
          <table:table-cell table:formula="of:=[.G137]+[.H142]-[.J142]" office:value-type="float" office:value="766" calcext:value-type="float">
            <text:p>766</text:p>
          </table:table-cell>
          <table:table-cell table:formula="of:=IF(AND([.C143]&lt;&gt;7; [.C143]&lt;&gt;6); 36; 100)" office:value-type="float" office:value="36" calcext:value-type="float">
            <text:p>36</text:p>
          </table:table-cell>
          <table:table-cell table:formula="of:=IF([.I143]&lt;[.H143]; [.I143]; [.H143])" office:value-type="float" office:value="36" calcext:value-type="float">
            <text:p>36</text:p>
          </table:table-cell>
          <table:table-cell table:formula="of:=IF([.H143]&lt;[.I1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4-09-12" calcext:value-type="date">
            <text:p>12.09.2014</text:p>
          </table:table-cell>
          <table:table-cell table:formula="of:=WEEKDAY([.B144]; 2)" office:value-type="float" office:value="5" calcext:value-type="float">
            <text:p>5</text:p>
          </table:table-cell>
          <table:table-cell table:formula="of:=[.$D143]" office:value-type="float" office:value="600" calcext:value-type="float">
            <text:p>600</text:p>
          </table:table-cell>
          <table:table-cell table:formula="of:=ROUND(IF(MOD([.A144]-64; 7) = 0; [.E143]*0.9; [.E143]); 2)" office:value-type="float" office:value="0.19" calcext:value-type="float">
            <text:p>0,19</text:p>
          </table:table-cell>
          <table:table-cell table:formula="of:=([.E144]*[.D144])*(5/4)" office:value-type="float" office:value="142.5" calcext:value-type="float">
            <text:p>142,5</text:p>
          </table:table-cell>
          <table:table-cell table:formula="of:=ROUNDDOWN([.F144]/6)" office:value-type="float" office:value="23" calcext:value-type="float">
            <text:p>23</text:p>
          </table:table-cell>
          <table:table-cell table:formula="of:=[.G138]+[.H143]-[.J143]" office:value-type="float" office:value="756" calcext:value-type="float">
            <text:p>756</text:p>
          </table:table-cell>
          <table:table-cell table:formula="of:=IF(AND([.C144]&lt;&gt;7; [.C144]&lt;&gt;6); 36; 100)" office:value-type="float" office:value="36" calcext:value-type="float">
            <text:p>36</text:p>
          </table:table-cell>
          <table:table-cell table:formula="of:=IF([.I144]&lt;[.H144]; [.I144]; [.H144])" office:value-type="float" office:value="36" calcext:value-type="float">
            <text:p>36</text:p>
          </table:table-cell>
          <table:table-cell table:formula="of:=IF([.H144]&lt;[.I1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4-09-13" calcext:value-type="date">
            <text:p>13.09.2014</text:p>
          </table:table-cell>
          <table:table-cell table:formula="of:=WEEKDAY([.B145]; 2)" office:value-type="float" office:value="6" calcext:value-type="float">
            <text:p>6</text:p>
          </table:table-cell>
          <table:table-cell table:formula="of:=[.$D144]" office:value-type="float" office:value="600" calcext:value-type="float">
            <text:p>600</text:p>
          </table:table-cell>
          <table:table-cell table:formula="of:=ROUND(IF(MOD([.A145]-64; 7) = 0; [.E144]*0.9; [.E144]); 2)" office:value-type="float" office:value="0.19" calcext:value-type="float">
            <text:p>0,19</text:p>
          </table:table-cell>
          <table:table-cell table:formula="of:=([.E145]*[.D145])*(5/4)" office:value-type="float" office:value="142.5" calcext:value-type="float">
            <text:p>142,5</text:p>
          </table:table-cell>
          <table:table-cell table:formula="of:=ROUNDDOWN([.F145]/6)" office:value-type="float" office:value="23" calcext:value-type="float">
            <text:p>23</text:p>
          </table:table-cell>
          <table:table-cell table:formula="of:=[.G139]+[.H144]-[.J144]" office:value-type="float" office:value="746" calcext:value-type="float">
            <text:p>746</text:p>
          </table:table-cell>
          <table:table-cell table:formula="of:=IF(AND([.C145]&lt;&gt;7; [.C145]&lt;&gt;6); 36; 100)" office:value-type="float" office:value="100" calcext:value-type="float">
            <text:p>100</text:p>
          </table:table-cell>
          <table:table-cell table:formula="of:=IF([.I145]&lt;[.H145]; [.I145]; [.H145])" office:value-type="float" office:value="100" calcext:value-type="float">
            <text:p>100</text:p>
          </table:table-cell>
          <table:table-cell table:formula="of:=IF([.H145]&lt;[.I1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4-09-14" calcext:value-type="date">
            <text:p>14.09.2014</text:p>
          </table:table-cell>
          <table:table-cell table:formula="of:=WEEKDAY([.B146]; 2)" office:value-type="float" office:value="7" calcext:value-type="float">
            <text:p>7</text:p>
          </table:table-cell>
          <table:table-cell table:formula="of:=[.$D145]" office:value-type="float" office:value="600" calcext:value-type="float">
            <text:p>600</text:p>
          </table:table-cell>
          <table:table-cell table:formula="of:=ROUND(IF(MOD([.A146]-64; 7) = 0; [.E145]*0.9; [.E145]); 2)" office:value-type="float" office:value="0.19" calcext:value-type="float">
            <text:p>0,19</text:p>
          </table:table-cell>
          <table:table-cell table:formula="of:=([.E146]*[.D146])*(5/4)" office:value-type="float" office:value="142.5" calcext:value-type="float">
            <text:p>142,5</text:p>
          </table:table-cell>
          <table:table-cell table:formula="of:=ROUNDDOWN([.F146]/6)" office:value-type="float" office:value="23" calcext:value-type="float">
            <text:p>23</text:p>
          </table:table-cell>
          <table:table-cell table:formula="of:=[.G140]+[.H145]-[.J145]" office:value-type="float" office:value="672" calcext:value-type="float">
            <text:p>672</text:p>
          </table:table-cell>
          <table:table-cell table:formula="of:=IF(AND([.C146]&lt;&gt;7; [.C146]&lt;&gt;6); 36; 100)" office:value-type="float" office:value="100" calcext:value-type="float">
            <text:p>100</text:p>
          </table:table-cell>
          <table:table-cell table:formula="of:=IF([.I146]&lt;[.H146]; [.I146]; [.H146])" office:value-type="float" office:value="100" calcext:value-type="float">
            <text:p>100</text:p>
          </table:table-cell>
          <table:table-cell table:formula="of:=IF([.H146]&lt;[.I1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4-09-15" calcext:value-type="date">
            <text:p>15.09.2014</text:p>
          </table:table-cell>
          <table:table-cell table:formula="of:=WEEKDAY([.B147]; 2)" office:value-type="float" office:value="1" calcext:value-type="float">
            <text:p>1</text:p>
          </table:table-cell>
          <table:table-cell table:formula="of:=[.$D146]" office:value-type="float" office:value="600" calcext:value-type="float">
            <text:p>600</text:p>
          </table:table-cell>
          <table:table-cell table:formula="of:=ROUND(IF(MOD([.A147]-64; 7) = 0; [.E146]*0.9; [.E146]); 2)" office:value-type="float" office:value="0.19" calcext:value-type="float">
            <text:p>0,19</text:p>
          </table:table-cell>
          <table:table-cell table:formula="of:=([.E147]*[.D147])*(5/4)" office:value-type="float" office:value="142.5" calcext:value-type="float">
            <text:p>142,5</text:p>
          </table:table-cell>
          <table:table-cell table:formula="of:=ROUNDDOWN([.F147]/6)" office:value-type="float" office:value="23" calcext:value-type="float">
            <text:p>23</text:p>
          </table:table-cell>
          <table:table-cell table:formula="of:=[.G141]+[.H146]-[.J146]" office:value-type="float" office:value="598" calcext:value-type="float">
            <text:p>598</text:p>
          </table:table-cell>
          <table:table-cell table:formula="of:=IF(AND([.C147]&lt;&gt;7; [.C147]&lt;&gt;6); 36; 100)" office:value-type="float" office:value="36" calcext:value-type="float">
            <text:p>36</text:p>
          </table:table-cell>
          <table:table-cell table:formula="of:=IF([.I147]&lt;[.H147]; [.I147]; [.H147])" office:value-type="float" office:value="36" calcext:value-type="float">
            <text:p>36</text:p>
          </table:table-cell>
          <table:table-cell table:formula="of:=IF([.H147]&lt;[.I1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4-09-16" calcext:value-type="date">
            <text:p>16.09.2014</text:p>
          </table:table-cell>
          <table:table-cell table:formula="of:=WEEKDAY([.B148]; 2)" office:value-type="float" office:value="2" calcext:value-type="float">
            <text:p>2</text:p>
          </table:table-cell>
          <table:table-cell table:formula="of:=[.$D147]" office:value-type="float" office:value="600" calcext:value-type="float">
            <text:p>600</text:p>
          </table:table-cell>
          <table:table-cell table:formula="of:=ROUND(IF(MOD([.A148]-64; 7) = 0; [.E147]*0.9; [.E147]); 2)" office:value-type="float" office:value="0.19" calcext:value-type="float">
            <text:p>0,19</text:p>
          </table:table-cell>
          <table:table-cell table:formula="of:=([.E148]*[.D148])*(5/4)" office:value-type="float" office:value="142.5" calcext:value-type="float">
            <text:p>142,5</text:p>
          </table:table-cell>
          <table:table-cell table:formula="of:=ROUNDDOWN([.F148]/6)" office:value-type="float" office:value="23" calcext:value-type="float">
            <text:p>23</text:p>
          </table:table-cell>
          <table:table-cell table:formula="of:=[.G142]+[.H147]-[.J147]" office:value-type="float" office:value="585" calcext:value-type="float">
            <text:p>585</text:p>
          </table:table-cell>
          <table:table-cell table:formula="of:=IF(AND([.C148]&lt;&gt;7; [.C148]&lt;&gt;6); 36; 100)" office:value-type="float" office:value="36" calcext:value-type="float">
            <text:p>36</text:p>
          </table:table-cell>
          <table:table-cell table:formula="of:=IF([.I148]&lt;[.H148]; [.I148]; [.H148])" office:value-type="float" office:value="36" calcext:value-type="float">
            <text:p>36</text:p>
          </table:table-cell>
          <table:table-cell table:formula="of:=IF([.H148]&lt;[.I1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4-09-17" calcext:value-type="date">
            <text:p>17.09.2014</text:p>
          </table:table-cell>
          <table:table-cell table:formula="of:=WEEKDAY([.B149]; 2)" office:value-type="float" office:value="3" calcext:value-type="float">
            <text:p>3</text:p>
          </table:table-cell>
          <table:table-cell table:formula="of:=[.$D148]" office:value-type="float" office:value="600" calcext:value-type="float">
            <text:p>600</text:p>
          </table:table-cell>
          <table:table-cell table:formula="of:=ROUND(IF(MOD([.A149]-64; 7) = 0; [.E148]*0.9; [.E148]); 2)" office:value-type="float" office:value="0.17" calcext:value-type="float">
            <text:p>0,17</text:p>
          </table:table-cell>
          <table:table-cell table:formula="of:=([.E149]*[.D149])*(5/4)" office:value-type="float" office:value="127.5" calcext:value-type="float">
            <text:p>127,5</text:p>
          </table:table-cell>
          <table:table-cell table:formula="of:=ROUNDDOWN([.F149]/6)" office:value-type="float" office:value="21" calcext:value-type="float">
            <text:p>21</text:p>
          </table:table-cell>
          <table:table-cell table:formula="of:=[.G143]+[.H148]-[.J148]" office:value-type="float" office:value="572" calcext:value-type="float">
            <text:p>572</text:p>
          </table:table-cell>
          <table:table-cell table:formula="of:=IF(AND([.C149]&lt;&gt;7; [.C149]&lt;&gt;6); 36; 100)" office:value-type="float" office:value="36" calcext:value-type="float">
            <text:p>36</text:p>
          </table:table-cell>
          <table:table-cell table:formula="of:=IF([.I149]&lt;[.H149]; [.I149]; [.H149])" office:value-type="float" office:value="36" calcext:value-type="float">
            <text:p>36</text:p>
          </table:table-cell>
          <table:table-cell table:formula="of:=IF([.H149]&lt;[.I1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4-09-18" calcext:value-type="date">
            <text:p>18.09.2014</text:p>
          </table:table-cell>
          <table:table-cell table:formula="of:=WEEKDAY([.B150]; 2)" office:value-type="float" office:value="4" calcext:value-type="float">
            <text:p>4</text:p>
          </table:table-cell>
          <table:table-cell table:formula="of:=[.$D149]" office:value-type="float" office:value="600" calcext:value-type="float">
            <text:p>600</text:p>
          </table:table-cell>
          <table:table-cell table:formula="of:=ROUND(IF(MOD([.A150]-64; 7) = 0; [.E149]*0.9; [.E149]); 2)" office:value-type="float" office:value="0.17" calcext:value-type="float">
            <text:p>0,17</text:p>
          </table:table-cell>
          <table:table-cell table:formula="of:=([.E150]*[.D150])*(5/4)" office:value-type="float" office:value="127.5" calcext:value-type="float">
            <text:p>127,5</text:p>
          </table:table-cell>
          <table:table-cell table:formula="of:=ROUNDDOWN([.F150]/6)" office:value-type="float" office:value="21" calcext:value-type="float">
            <text:p>21</text:p>
          </table:table-cell>
          <table:table-cell table:formula="of:=[.G144]+[.H149]-[.J149]" office:value-type="float" office:value="559" calcext:value-type="float">
            <text:p>559</text:p>
          </table:table-cell>
          <table:table-cell table:formula="of:=IF(AND([.C150]&lt;&gt;7; [.C150]&lt;&gt;6); 36; 100)" office:value-type="float" office:value="36" calcext:value-type="float">
            <text:p>36</text:p>
          </table:table-cell>
          <table:table-cell table:formula="of:=IF([.I150]&lt;[.H150]; [.I150]; [.H150])" office:value-type="float" office:value="36" calcext:value-type="float">
            <text:p>36</text:p>
          </table:table-cell>
          <table:table-cell table:formula="of:=IF([.H150]&lt;[.I1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4-09-19" calcext:value-type="date">
            <text:p>19.09.2014</text:p>
          </table:table-cell>
          <table:table-cell table:formula="of:=WEEKDAY([.B151]; 2)" office:value-type="float" office:value="5" calcext:value-type="float">
            <text:p>5</text:p>
          </table:table-cell>
          <table:table-cell table:formula="of:=[.$D150]" office:value-type="float" office:value="600" calcext:value-type="float">
            <text:p>600</text:p>
          </table:table-cell>
          <table:table-cell table:formula="of:=ROUND(IF(MOD([.A151]-64; 7) = 0; [.E150]*0.9; [.E150]); 2)" office:value-type="float" office:value="0.17" calcext:value-type="float">
            <text:p>0,17</text:p>
          </table:table-cell>
          <table:table-cell table:formula="of:=([.E151]*[.D151])*(5/4)" office:value-type="float" office:value="127.5" calcext:value-type="float">
            <text:p>127,5</text:p>
          </table:table-cell>
          <table:table-cell table:formula="of:=ROUNDDOWN([.F151]/6)" office:value-type="float" office:value="21" calcext:value-type="float">
            <text:p>21</text:p>
          </table:table-cell>
          <table:table-cell table:formula="of:=[.G145]+[.H150]-[.J150]" office:value-type="float" office:value="546" calcext:value-type="float">
            <text:p>546</text:p>
          </table:table-cell>
          <table:table-cell table:formula="of:=IF(AND([.C151]&lt;&gt;7; [.C151]&lt;&gt;6); 36; 100)" office:value-type="float" office:value="36" calcext:value-type="float">
            <text:p>36</text:p>
          </table:table-cell>
          <table:table-cell table:formula="of:=IF([.I151]&lt;[.H151]; [.I151]; [.H151])" office:value-type="float" office:value="36" calcext:value-type="float">
            <text:p>36</text:p>
          </table:table-cell>
          <table:table-cell table:formula="of:=IF([.H151]&lt;[.I1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4-09-20" calcext:value-type="date">
            <text:p>20.09.2014</text:p>
          </table:table-cell>
          <table:table-cell table:formula="of:=WEEKDAY([.B152]; 2)" office:value-type="float" office:value="6" calcext:value-type="float">
            <text:p>6</text:p>
          </table:table-cell>
          <table:table-cell table:formula="of:=[.$D151]" office:value-type="float" office:value="600" calcext:value-type="float">
            <text:p>600</text:p>
          </table:table-cell>
          <table:table-cell table:formula="of:=ROUND(IF(MOD([.A152]-64; 7) = 0; [.E151]*0.9; [.E151]); 2)" office:value-type="float" office:value="0.17" calcext:value-type="float">
            <text:p>0,17</text:p>
          </table:table-cell>
          <table:table-cell table:formula="of:=([.E152]*[.D152])*(5/4)" office:value-type="float" office:value="127.5" calcext:value-type="float">
            <text:p>127,5</text:p>
          </table:table-cell>
          <table:table-cell table:formula="of:=ROUNDDOWN([.F152]/6)" office:value-type="float" office:value="21" calcext:value-type="float">
            <text:p>21</text:p>
          </table:table-cell>
          <table:table-cell table:formula="of:=[.G146]+[.H151]-[.J151]" office:value-type="float" office:value="533" calcext:value-type="float">
            <text:p>533</text:p>
          </table:table-cell>
          <table:table-cell table:formula="of:=IF(AND([.C152]&lt;&gt;7; [.C152]&lt;&gt;6); 36; 100)" office:value-type="float" office:value="100" calcext:value-type="float">
            <text:p>100</text:p>
          </table:table-cell>
          <table:table-cell table:formula="of:=IF([.I152]&lt;[.H152]; [.I152]; [.H152])" office:value-type="float" office:value="100" calcext:value-type="float">
            <text:p>100</text:p>
          </table:table-cell>
          <table:table-cell table:formula="of:=IF([.H152]&lt;[.I1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4-09-21" calcext:value-type="date">
            <text:p>21.09.2014</text:p>
          </table:table-cell>
          <table:table-cell table:formula="of:=WEEKDAY([.B153]; 2)" office:value-type="float" office:value="7" calcext:value-type="float">
            <text:p>7</text:p>
          </table:table-cell>
          <table:table-cell table:formula="of:=[.$D152]" office:value-type="float" office:value="600" calcext:value-type="float">
            <text:p>600</text:p>
          </table:table-cell>
          <table:table-cell table:formula="of:=ROUND(IF(MOD([.A153]-64; 7) = 0; [.E152]*0.9; [.E152]); 2)" office:value-type="float" office:value="0.17" calcext:value-type="float">
            <text:p>0,17</text:p>
          </table:table-cell>
          <table:table-cell table:formula="of:=([.E153]*[.D153])*(5/4)" office:value-type="float" office:value="127.5" calcext:value-type="float">
            <text:p>127,5</text:p>
          </table:table-cell>
          <table:table-cell table:formula="of:=ROUNDDOWN([.F153]/6)" office:value-type="float" office:value="21" calcext:value-type="float">
            <text:p>21</text:p>
          </table:table-cell>
          <table:table-cell table:formula="of:=[.G147]+[.H152]-[.J152]" office:value-type="float" office:value="456" calcext:value-type="float">
            <text:p>456</text:p>
          </table:table-cell>
          <table:table-cell table:formula="of:=IF(AND([.C153]&lt;&gt;7; [.C153]&lt;&gt;6); 36; 100)" office:value-type="float" office:value="100" calcext:value-type="float">
            <text:p>100</text:p>
          </table:table-cell>
          <table:table-cell table:formula="of:=IF([.I153]&lt;[.H153]; [.I153]; [.H153])" office:value-type="float" office:value="100" calcext:value-type="float">
            <text:p>100</text:p>
          </table:table-cell>
          <table:table-cell table:formula="of:=IF([.H153]&lt;[.I1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4-09-22" calcext:value-type="date">
            <text:p>22.09.2014</text:p>
          </table:table-cell>
          <table:table-cell table:formula="of:=WEEKDAY([.B154]; 2)" office:value-type="float" office:value="1" calcext:value-type="float">
            <text:p>1</text:p>
          </table:table-cell>
          <table:table-cell table:formula="of:=[.$D153]" office:value-type="float" office:value="600" calcext:value-type="float">
            <text:p>600</text:p>
          </table:table-cell>
          <table:table-cell table:formula="of:=ROUND(IF(MOD([.A154]-64; 7) = 0; [.E153]*0.9; [.E153]); 2)" office:value-type="float" office:value="0.17" calcext:value-type="float">
            <text:p>0,17</text:p>
          </table:table-cell>
          <table:table-cell table:formula="of:=([.E154]*[.D154])*(5/4)" office:value-type="float" office:value="127.5" calcext:value-type="float">
            <text:p>127,5</text:p>
          </table:table-cell>
          <table:table-cell table:formula="of:=ROUNDDOWN([.F154]/6)" office:value-type="float" office:value="21" calcext:value-type="float">
            <text:p>21</text:p>
          </table:table-cell>
          <table:table-cell table:formula="of:=[.G148]+[.H153]-[.J153]" office:value-type="float" office:value="379" calcext:value-type="float">
            <text:p>379</text:p>
          </table:table-cell>
          <table:table-cell table:formula="of:=IF(AND([.C154]&lt;&gt;7; [.C154]&lt;&gt;6); 36; 100)" office:value-type="float" office:value="36" calcext:value-type="float">
            <text:p>36</text:p>
          </table:table-cell>
          <table:table-cell table:formula="of:=IF([.I154]&lt;[.H154]; [.I154]; [.H154])" office:value-type="float" office:value="36" calcext:value-type="float">
            <text:p>36</text:p>
          </table:table-cell>
          <table:table-cell table:formula="of:=IF([.H154]&lt;[.I1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4-09-23" calcext:value-type="date">
            <text:p>23.09.2014</text:p>
          </table:table-cell>
          <table:table-cell table:formula="of:=WEEKDAY([.B155]; 2)" office:value-type="float" office:value="2" calcext:value-type="float">
            <text:p>2</text:p>
          </table:table-cell>
          <table:table-cell table:formula="of:=[.$D154]" office:value-type="float" office:value="600" calcext:value-type="float">
            <text:p>600</text:p>
          </table:table-cell>
          <table:table-cell table:formula="of:=ROUND(IF(MOD([.A155]-64; 7) = 0; [.E154]*0.9; [.E154]); 2)" office:value-type="float" office:value="0.17" calcext:value-type="float">
            <text:p>0,17</text:p>
          </table:table-cell>
          <table:table-cell table:formula="of:=([.E155]*[.D155])*(5/4)" office:value-type="float" office:value="127.5" calcext:value-type="float">
            <text:p>127,5</text:p>
          </table:table-cell>
          <table:table-cell table:formula="of:=ROUNDDOWN([.F155]/6)" office:value-type="float" office:value="21" calcext:value-type="float">
            <text:p>21</text:p>
          </table:table-cell>
          <table:table-cell table:formula="of:=[.G149]+[.H154]-[.J154]" office:value-type="float" office:value="364" calcext:value-type="float">
            <text:p>364</text:p>
          </table:table-cell>
          <table:table-cell table:formula="of:=IF(AND([.C155]&lt;&gt;7; [.C155]&lt;&gt;6); 36; 100)" office:value-type="float" office:value="36" calcext:value-type="float">
            <text:p>36</text:p>
          </table:table-cell>
          <table:table-cell table:formula="of:=IF([.I155]&lt;[.H155]; [.I155]; [.H155])" office:value-type="float" office:value="36" calcext:value-type="float">
            <text:p>36</text:p>
          </table:table-cell>
          <table:table-cell table:formula="of:=IF([.H155]&lt;[.I1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4-09-24" calcext:value-type="date">
            <text:p>24.09.2014</text:p>
          </table:table-cell>
          <table:table-cell table:formula="of:=WEEKDAY([.B156]; 2)" office:value-type="float" office:value="3" calcext:value-type="float">
            <text:p>3</text:p>
          </table:table-cell>
          <table:table-cell table:formula="of:=[.$D155]" office:value-type="float" office:value="600" calcext:value-type="float">
            <text:p>600</text:p>
          </table:table-cell>
          <table:table-cell table:formula="of:=ROUND(IF(MOD([.A156]-64; 7) = 0; [.E155]*0.9; [.E155]); 2)" office:value-type="float" office:value="0.15" calcext:value-type="float">
            <text:p>0,15</text:p>
          </table:table-cell>
          <table:table-cell table:formula="of:=([.E156]*[.D156])*(5/4)" office:value-type="float" office:value="112.5" calcext:value-type="float">
            <text:p>112,5</text:p>
          </table:table-cell>
          <table:table-cell table:formula="of:=ROUNDDOWN([.F156]/6)" office:value-type="float" office:value="18" calcext:value-type="float">
            <text:p>18</text:p>
          </table:table-cell>
          <table:table-cell table:formula="of:=[.G150]+[.H155]-[.J155]" office:value-type="float" office:value="349" calcext:value-type="float">
            <text:p>349</text:p>
          </table:table-cell>
          <table:table-cell table:formula="of:=IF(AND([.C156]&lt;&gt;7; [.C156]&lt;&gt;6); 36; 100)" office:value-type="float" office:value="36" calcext:value-type="float">
            <text:p>36</text:p>
          </table:table-cell>
          <table:table-cell table:formula="of:=IF([.I156]&lt;[.H156]; [.I156]; [.H156])" office:value-type="float" office:value="36" calcext:value-type="float">
            <text:p>36</text:p>
          </table:table-cell>
          <table:table-cell table:formula="of:=IF([.H156]&lt;[.I1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4-09-25" calcext:value-type="date">
            <text:p>25.09.2014</text:p>
          </table:table-cell>
          <table:table-cell table:formula="of:=WEEKDAY([.B157]; 2)" office:value-type="float" office:value="4" calcext:value-type="float">
            <text:p>4</text:p>
          </table:table-cell>
          <table:table-cell table:formula="of:=[.$D156]" office:value-type="float" office:value="600" calcext:value-type="float">
            <text:p>600</text:p>
          </table:table-cell>
          <table:table-cell table:formula="of:=ROUND(IF(MOD([.A157]-64; 7) = 0; [.E156]*0.9; [.E156]); 2)" office:value-type="float" office:value="0.15" calcext:value-type="float">
            <text:p>0,15</text:p>
          </table:table-cell>
          <table:table-cell table:formula="of:=([.E157]*[.D157])*(5/4)" office:value-type="float" office:value="112.5" calcext:value-type="float">
            <text:p>112,5</text:p>
          </table:table-cell>
          <table:table-cell table:formula="of:=ROUNDDOWN([.F157]/6)" office:value-type="float" office:value="18" calcext:value-type="float">
            <text:p>18</text:p>
          </table:table-cell>
          <table:table-cell table:formula="of:=[.G151]+[.H156]-[.J156]" office:value-type="float" office:value="334" calcext:value-type="float">
            <text:p>334</text:p>
          </table:table-cell>
          <table:table-cell table:formula="of:=IF(AND([.C157]&lt;&gt;7; [.C157]&lt;&gt;6); 36; 100)" office:value-type="float" office:value="36" calcext:value-type="float">
            <text:p>36</text:p>
          </table:table-cell>
          <table:table-cell table:formula="of:=IF([.I157]&lt;[.H157]; [.I157]; [.H157])" office:value-type="float" office:value="36" calcext:value-type="float">
            <text:p>36</text:p>
          </table:table-cell>
          <table:table-cell table:formula="of:=IF([.H157]&lt;[.I1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4-09-26" calcext:value-type="date">
            <text:p>26.09.2014</text:p>
          </table:table-cell>
          <table:table-cell table:formula="of:=WEEKDAY([.B158]; 2)" office:value-type="float" office:value="5" calcext:value-type="float">
            <text:p>5</text:p>
          </table:table-cell>
          <table:table-cell table:formula="of:=[.$D157]" office:value-type="float" office:value="600" calcext:value-type="float">
            <text:p>600</text:p>
          </table:table-cell>
          <table:table-cell table:formula="of:=ROUND(IF(MOD([.A158]-64; 7) = 0; [.E157]*0.9; [.E157]); 2)" office:value-type="float" office:value="0.15" calcext:value-type="float">
            <text:p>0,15</text:p>
          </table:table-cell>
          <table:table-cell table:formula="of:=([.E158]*[.D158])*(5/4)" office:value-type="float" office:value="112.5" calcext:value-type="float">
            <text:p>112,5</text:p>
          </table:table-cell>
          <table:table-cell table:formula="of:=ROUNDDOWN([.F158]/6)" office:value-type="float" office:value="18" calcext:value-type="float">
            <text:p>18</text:p>
          </table:table-cell>
          <table:table-cell table:formula="of:=[.G152]+[.H157]-[.J157]" office:value-type="float" office:value="319" calcext:value-type="float">
            <text:p>319</text:p>
          </table:table-cell>
          <table:table-cell table:formula="of:=IF(AND([.C158]&lt;&gt;7; [.C158]&lt;&gt;6); 36; 100)" office:value-type="float" office:value="36" calcext:value-type="float">
            <text:p>36</text:p>
          </table:table-cell>
          <table:table-cell table:formula="of:=IF([.I158]&lt;[.H158]; [.I158]; [.H158])" office:value-type="float" office:value="36" calcext:value-type="float">
            <text:p>36</text:p>
          </table:table-cell>
          <table:table-cell table:formula="of:=IF([.H158]&lt;[.I1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9-27" calcext:value-type="date">
            <text:p>27.09.2014</text:p>
          </table:table-cell>
          <table:table-cell table:formula="of:=WEEKDAY([.B159]; 2)" office:value-type="float" office:value="6" calcext:value-type="float">
            <text:p>6</text:p>
          </table:table-cell>
          <table:table-cell table:formula="of:=[.$D158]" office:value-type="float" office:value="600" calcext:value-type="float">
            <text:p>600</text:p>
          </table:table-cell>
          <table:table-cell table:formula="of:=ROUND(IF(MOD([.A159]-64; 7) = 0; [.E158]*0.9; [.E158]); 2)" office:value-type="float" office:value="0.15" calcext:value-type="float">
            <text:p>0,15</text:p>
          </table:table-cell>
          <table:table-cell table:formula="of:=([.E159]*[.D159])*(5/4)" office:value-type="float" office:value="112.5" calcext:value-type="float">
            <text:p>112,5</text:p>
          </table:table-cell>
          <table:table-cell table:formula="of:=ROUNDDOWN([.F159]/6)" office:value-type="float" office:value="18" calcext:value-type="float">
            <text:p>18</text:p>
          </table:table-cell>
          <table:table-cell table:formula="of:=[.G153]+[.H158]-[.J158]" office:value-type="float" office:value="304" calcext:value-type="float">
            <text:p>304</text:p>
          </table:table-cell>
          <table:table-cell table:formula="of:=IF(AND([.C159]&lt;&gt;7; [.C159]&lt;&gt;6); 36; 100)" office:value-type="float" office:value="100" calcext:value-type="float">
            <text:p>100</text:p>
          </table:table-cell>
          <table:table-cell table:formula="of:=IF([.I159]&lt;[.H159]; [.I159]; [.H159])" office:value-type="float" office:value="100" calcext:value-type="float">
            <text:p>100</text:p>
          </table:table-cell>
          <table:table-cell table:formula="of:=IF([.H159]&lt;[.I1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9-28" calcext:value-type="date">
            <text:p>28.09.2014</text:p>
          </table:table-cell>
          <table:table-cell table:formula="of:=WEEKDAY([.B160]; 2)" office:value-type="float" office:value="7" calcext:value-type="float">
            <text:p>7</text:p>
          </table:table-cell>
          <table:table-cell table:formula="of:=[.$D159]" office:value-type="float" office:value="600" calcext:value-type="float">
            <text:p>600</text:p>
          </table:table-cell>
          <table:table-cell table:formula="of:=ROUND(IF(MOD([.A160]-64; 7) = 0; [.E159]*0.9; [.E159]); 2)" office:value-type="float" office:value="0.15" calcext:value-type="float">
            <text:p>0,15</text:p>
          </table:table-cell>
          <table:table-cell table:formula="of:=([.E160]*[.D160])*(5/4)" office:value-type="float" office:value="112.5" calcext:value-type="float">
            <text:p>112,5</text:p>
          </table:table-cell>
          <table:table-cell table:formula="of:=ROUNDDOWN([.F160]/6)" office:value-type="float" office:value="18" calcext:value-type="float">
            <text:p>18</text:p>
          </table:table-cell>
          <table:table-cell table:formula="of:=[.G154]+[.H159]-[.J159]" office:value-type="float" office:value="225" calcext:value-type="float">
            <text:p>225</text:p>
          </table:table-cell>
          <table:table-cell table:formula="of:=IF(AND([.C160]&lt;&gt;7; [.C160]&lt;&gt;6); 36; 100)" office:value-type="float" office:value="100" calcext:value-type="float">
            <text:p>100</text:p>
          </table:table-cell>
          <table:table-cell table:formula="of:=IF([.I160]&lt;[.H160]; [.I160]; [.H160])" office:value-type="float" office:value="100" calcext:value-type="float">
            <text:p>100</text:p>
          </table:table-cell>
          <table:table-cell table:formula="of:=IF([.H160]&lt;[.I1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4-09-29" calcext:value-type="date">
            <text:p>29.09.2014</text:p>
          </table:table-cell>
          <table:table-cell table:formula="of:=WEEKDAY([.B161]; 2)" office:value-type="float" office:value="1" calcext:value-type="float">
            <text:p>1</text:p>
          </table:table-cell>
          <table:table-cell table:formula="of:=[.$D160]" office:value-type="float" office:value="600" calcext:value-type="float">
            <text:p>600</text:p>
          </table:table-cell>
          <table:table-cell table:formula="of:=ROUND(IF(MOD([.A161]-64; 7) = 0; [.E160]*0.9; [.E160]); 2)" office:value-type="float" office:value="0.15" calcext:value-type="float">
            <text:p>0,15</text:p>
          </table:table-cell>
          <table:table-cell table:formula="of:=([.E161]*[.D161])*(5/4)" office:value-type="float" office:value="112.5" calcext:value-type="float">
            <text:p>112,5</text:p>
          </table:table-cell>
          <table:table-cell table:formula="of:=ROUNDDOWN([.F161]/6)" office:value-type="float" office:value="18" calcext:value-type="float">
            <text:p>18</text:p>
          </table:table-cell>
          <table:table-cell table:formula="of:=[.G155]+[.H160]-[.J160]" office:value-type="float" office:value="146" calcext:value-type="float">
            <text:p>146</text:p>
          </table:table-cell>
          <table:table-cell table:formula="of:=IF(AND([.C161]&lt;&gt;7; [.C161]&lt;&gt;6); 36; 100)" office:value-type="float" office:value="36" calcext:value-type="float">
            <text:p>36</text:p>
          </table:table-cell>
          <table:table-cell table:formula="of:=IF([.I161]&lt;[.H161]; [.I161]; [.H161])" office:value-type="float" office:value="36" calcext:value-type="float">
            <text:p>36</text:p>
          </table:table-cell>
          <table:table-cell table:formula="of:=IF([.H161]&lt;[.I1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9" table:number-columns-repeated="2"/>
          <table:table-cell/>
          <table:table-cell table:style-name="ce9" table:number-columns-repeated="4"/>
          <table:table-cell/>
        </table:table-row>
        <table:table-row table:style-name="ro1" table:number-rows-repeated="2">
          <table:table-cell table:number-columns-repeated="5"/>
          <table:table-cell table:style-name="ce10"/>
          <table:table-cell table:style-name="ce9"/>
          <table:table-cell/>
          <table:table-cell table:style-name="ce9" table:number-columns-repeated="4"/>
          <table:table-cell/>
        </table:table-row>
        <table:table-row table:style-name="ro1" table:number-rows-repeated="2">
          <table:table-cell table:number-columns-repeated="5"/>
          <table:table-cell table:style-name="ce9" table:number-columns-repeated="2"/>
          <table:table-cell/>
          <table:table-cell table:style-name="ce9" table:number-columns-repeated="4"/>
          <table:table-cell/>
        </table:table-row>
        <table:table-row table:style-name="ro1">
          <table:table-cell table:number-columns-repeated="5"/>
          <table:table-cell table:style-name="ce9" table:number-columns-repeated="2"/>
          <table:table-cell/>
          <table:table-cell table:style-name="ce9"/>
          <table:table-cell table:style-name="ce9" office:value-type="string" calcext:value-type="string">
            <text:p>Ile</text:p>
          </table:table-cell>
          <table:table-cell table:style-name="ce9" office:value-type="string" calcext:value-type="string">
            <text:p>Samo owcze</text:p>
          </table:table-cell>
          <table:table-cell table:style-name="ce9" office:value-type="string" calcext:value-type="string">
            <text:p>40% krowiego</text:p>
          </table:table-cell>
          <table:table-cell office:value-type="string" calcext:value-type="string">
            <text:p>20% krowiego</text:p>
          </table:table-cell>
        </table:table-row>
        <table:table-row table:style-name="ro1">
          <table:table-cell table:number-columns-repeated="5"/>
          <table:table-cell table:style-name="ce9" table:number-columns-repeated="2"/>
          <table:table-cell/>
          <table:table-cell table:style-name="ce9"/>
          <table:table-cell table:style-name="ce9" table:formula="of:=SUM([.G2:.G155])" office:value-type="float" office:value="8470" calcext:value-type="float">
            <text:p>8470</text:p>
          </table:table-cell>
          <table:table-cell table:style-name="ce9" office:value-type="float" office:value="6811" calcext:value-type="float">
            <text:p>6811</text:p>
          </table:table-cell>
          <table:table-cell table:style-name="ce9" office:value-type="float" office:value="11298" calcext:value-type="float">
            <text:p>11298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table:number-columns-repeated="5"/>
          <table:table-cell table:style-name="ce9" table:number-columns-repeated="2"/>
          <table:table-cell/>
          <table:table-cell table:style-name="ce9" table:number-columns-repeated="4"/>
          <table:table-cell/>
        </table:table-row>
        <table:table-row table:style-name="ro1" table:number-rows-repeated="8">
          <table:table-cell table:number-columns-repeated="5"/>
          <table:table-cell table:style-name="ce9" table:number-columns-repeated="2"/>
          <table:table-cell table:number-columns-repeated="6"/>
        </table:table-row>
        <table:table-row table:style-name="ro1" table:number-rows-repeated="7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20:46:05.264719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9:04:56.354626846</meta:creation-date>
    <meta:generator>LibreOffice/6.4.7.2$Linux_X86_64 LibreOffice_project/40$Build-2</meta:generator>
    <dc:date>2022-07-22T20:46:19.911593742</dc:date>
    <meta:editing-duration>PT1H26M38S</meta:editing-duration>
    <meta:editing-cycles>35</meta:editing-cycles>
    <meta:document-statistic meta:table-count="3" meta:cell-count="5346" meta:object-count="0"/>
  </office:meta>
</office:document-meta>
</file>